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692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Process" table:style-name="ta1" table:print="false">
        <table:table-column table:style-name="co1" table:number-columns-repeated="15" table:default-cell-style-name="Default"/>
        <table:table-row table:style-name="ro3">
          <table:table-cell office:value-type="string">
            <text:p>Vcc</text:p>
          </table:table-cell>
          <table:table-cell office:value-type="float" office:value="5.61">
            <text:p>5.61</text:p>
          </table:table-cell>
          <table:table-cell office:value-type="string">
            <text:p>F Incr</text:p>
          </table:table-cell>
          <table:table-cell office:value-type="float" office:value="0.25">
            <text:p>0.25</text:p>
          </table:table-cell>
          <table:table-cell table:number-columns-repeated="9"/>
          <table:table-cell table:style-name="ce1" table:number-columns-repeated="2"/>
        </table:table-row>
        <table:table-row table:style-name="ro2">
          <table:table-cell office:value-type="string">
            <text:p>R</text:p>
          </table:table-cell>
          <table:table-cell office:value-type="float" office:value="24.917">
            <text:p>24.917</text:p>
          </table:table-cell>
          <table:table-cell table:number-columns-repeated="10"/>
          <table:table-cell table:style-name="ce1" office:value-type="float" office:value="77.3759745285">
            <text:p>7.74E+001</text:p>
          </table:table-cell>
          <table:table-cell table:style-name="ce1" office:value-type="float" office:value="0.0000000392996719646">
            <text:p>3.93E-008</text:p>
          </table:table-cell>
          <table:table-cell table:style-name="ce1"/>
        </table:table-row>
        <table:table-row table:style-name="ro2">
          <table:table-cell table:number-columns-repeated="12"/>
          <table:table-cell table:style-name="ce1" office:value-type="float" office:value="-2.37495975063">
            <text:p>-2.37E+000</text:p>
          </table:table-cell>
          <table:table-cell table:style-name="ce1" office:value-type="float" office:value="-0.000000000693695706632">
            <text:p>-6.94E-010</text:p>
          </table:table-cell>
          <table:table-cell table:style-name="ce1"/>
        </table:table-row>
        <table:table-row table:style-name="ro3">
          <table:table-cell office:value-type="string">
            <text:p>Rf</text:p>
          </table:table-cell>
          <table:table-cell office:value-type="float" office:value="10">
            <text:p>10</text:p>
          </table:table-cell>
          <table:table-cell office:value-type="string">
            <text:p>Voff</text:p>
          </table:table-cell>
          <table:table-cell table:formula="of:=[.$B$1]*[.$B$6]/([.$B$5]+[.$B$6])*[.$B$4]/[.$D$6]" office:value-type="float" office:value="1.18105263157895">
            <text:p>1.1810526316</text:p>
          </table:table-cell>
          <table:table-cell table:number-columns-repeated="8"/>
          <table:table-cell table:style-name="ce1" office:value-type="float" office:value="0.0445001891604">
            <text:p>4.45E-002</text:p>
          </table:table-cell>
          <table:table-cell table:style-name="ce1" office:value-type="float" office:value="0.00000000000453286511074">
            <text:p>4.53E-012</text:p>
          </table:table-cell>
          <table:table-cell table:style-name="ce1"/>
        </table:table-row>
        <table:table-row table:style-name="ro2">
          <table:table-cell office:value-type="string">
            <text:p>R1</text:p>
          </table:table-cell>
          <table:table-cell office:value-type="float" office:value="47.5">
            <text:p>47.5</text:p>
          </table:table-cell>
          <table:table-cell office:value-type="string">
            <text:p>A</text:p>
          </table:table-cell>
          <table:table-cell table:formula="of:=[.$B$4]/[.$D$6]+1" office:value-type="float" office:value="1.41586512482438">
            <text:p>1.4158651248</text:p>
          </table:table-cell>
          <table:table-cell table:number-columns-repeated="8"/>
          <table:table-cell table:style-name="ce1" office:value-type="float" office:value="-0.000561417684203">
            <text:p>-5.61E-004</text:p>
          </table:table-cell>
          <table:table-cell table:style-name="ce1" office:value-type="float" office:value="-0.0000000000000139685794136">
            <text:p>-1.40E-014</text:p>
          </table:table-cell>
          <table:table-cell table:style-name="ce1"/>
        </table:table-row>
        <table:table-row table:style-name="ro3">
          <table:table-cell office:value-type="string">
            <text:p>R2</text:p>
          </table:table-cell>
          <table:table-cell office:value-type="float" office:value="48.7">
            <text:p>48.7</text:p>
          </table:table-cell>
          <table:table-cell office:value-type="string">
            <text:p>Ri</text:p>
          </table:table-cell>
          <table:table-cell table:formula="of:=[.$B$5]*[.$B$6]/([.$B$5]+[.$B$6])" office:value-type="float" office:value="24.0462577962578">
            <text:p>24.0462577963</text:p>
          </table:table-cell>
          <table:table-cell table:number-columns-repeated="8"/>
          <table:table-cell table:style-name="ce1" office:value-type="float" office:value="0.00000252632267812">
            <text:p>2.53E-006</text:p>
          </table:table-cell>
          <table:table-cell table:style-name="ce1" office:value-type="float" office:value="1.68495137249E-017">
            <text:p>1.68E-017</text:p>
          </table:table-cell>
          <table:table-cell/>
        </table:table-row>
        <table:table-row table:style-name="ro2" table:number-rows-repeated="4">
          <table:table-cell table:number-columns-repeated="15"/>
        </table:table-row>
        <table:table-row table:style-name="ro3">
          <table:table-cell office:value-type="string">
            <text:p>F</text:p>
          </table:table-cell>
          <table:table-cell office:value-type="string">
            <text:p>Rt</text:p>
          </table:table-cell>
          <table:table-cell office:value-type="string">
            <text:p>Vrt</text:p>
          </table:table-cell>
          <table:table-cell office:value-type="string">
            <text:p>AmpOut</text:p>
          </table:table-cell>
          <table:table-cell office:value-type="string">
            <text:p>Samp</text:p>
          </table:table-cell>
          <table:table-cell table:number-columns-repeated="10"/>
        </table:table-row>
        <table:table-row table:style-name="ro2">
          <table:table-cell office:value-type="float" office:value="-20">
            <text:p>-20</text:p>
          </table:table-cell>
          <table:table-cell table:formula="of:=[.$M$2]+[.$M$3]*[.A12]+[.$M$4]*[.A12]^2+[.$M$5]*[.A12]^3+[.$M$6]*[.A12]^4+[.$N$2]*[.A12]^5+[.$N$3]*[.A12]^6+[.$N$4]*[.A12]^7+[.$N$5]*[.A12]^8+[.$N$6]*[.A12]^9" office:value-type="float" office:value="147.394474541946">
            <text:p>147.3944745419</text:p>
          </table:table-cell>
          <table:table-cell table:formula="of:=[.B12]/([.$B$2]+[.B12])*[.$B$1]" office:value-type="float" office:value="4.79876923100109">
            <text:p>4.798769231</text:p>
          </table:table-cell>
          <table:table-cell table:formula="of:=[.$D$5]*[.C12]-[.$D$4]" office:value-type="float" office:value="5.6133573646758">
            <text:p>5.6133573647</text:p>
          </table:table-cell>
          <table:table-cell table:formula="of:=INT([.D12]/[.$B$1]*1024)" office:value-type="float" office:value="1024">
            <text:p>1024</text:p>
          </table:table-cell>
          <table:table-cell table:number-columns-repeated="10"/>
        </table:table-row>
        <table:table-row table:style-name="ro2">
          <table:table-cell table:formula="of:=[.A12]+[.$D$1]" office:value-type="float" office:value="-19.75">
            <text:p>-19.75</text:p>
          </table:table-cell>
          <table:table-cell table:formula="of:=[.$M$2]+[.$M$3]*[.A13]+[.$M$4]*[.A13]^2+[.$M$5]*[.A13]^3+[.$M$6]*[.A13]^4+[.$N$2]*[.A13]^5+[.$N$3]*[.A13]^6+[.$N$4]*[.A13]^7+[.$N$5]*[.A13]^8+[.$N$6]*[.A13]^9" office:value-type="float" office:value="146.183767903948">
            <text:p>146.1837679039</text:p>
          </table:table-cell>
          <table:table-cell table:formula="of:=[.B13]/([.$B$2]+[.B13])*[.$B$1]" office:value-type="float" office:value="4.7930289734382">
            <text:p>4.7930289734</text:p>
          </table:table-cell>
          <table:table-cell table:formula="of:=[.$D$5]*[.C13]-[.$D$4]" office:value-type="float" office:value="5.60522993418501">
            <text:p>5.6052299342</text:p>
          </table:table-cell>
          <table:table-cell table:formula="of:=INT([.D13]/[.$B$1]*1024)" office:value-type="float" office:value="1023">
            <text:p>1023</text:p>
          </table:table-cell>
          <table:table-cell table:number-columns-repeated="10"/>
        </table:table-row>
        <table:table-row table:style-name="ro2">
          <table:table-cell table:formula="of:=[.A13]+[.$D$1]" office:value-type="float" office:value="-19.5">
            <text:p>-19.5</text:p>
          </table:table-cell>
          <table:table-cell table:formula="of:=[.$M$2]+[.$M$3]*[.A14]+[.$M$4]*[.A14]^2+[.$M$5]*[.A14]^3+[.$M$6]*[.A14]^4+[.$N$2]*[.A14]^5+[.$N$3]*[.A14]^6+[.$N$4]*[.A14]^7+[.$N$5]*[.A14]^8+[.$N$6]*[.A14]^9" office:value-type="float" office:value="144.982905719078">
            <text:p>144.9829057191</text:p>
          </table:table-cell>
          <table:table-cell table:formula="of:=[.B14]/([.$B$2]+[.B14])*[.$B$1]" office:value-type="float" office:value="4.78725457581402">
            <text:p>4.7872545758</text:p>
          </table:table-cell>
          <table:table-cell table:formula="of:=[.$D$5]*[.C14]-[.$D$4]" office:value-type="float" office:value="5.59705416597206">
            <text:p>5.597054166</text:p>
          </table:table-cell>
          <table:table-cell table:formula="of:=INT([.D14]/[.$B$1]*1024)" office:value-type="float" office:value="1021">
            <text:p>1021</text:p>
          </table:table-cell>
          <table:table-cell table:number-columns-repeated="10"/>
        </table:table-row>
        <table:table-row table:style-name="ro2">
          <table:table-cell table:formula="of:=[.A14]+[.$D$1]" office:value-type="float" office:value="-19.25">
            <text:p>-19.25</text:p>
          </table:table-cell>
          <table:table-cell table:formula="of:=[.$M$2]+[.$M$3]*[.A15]+[.$M$4]*[.A15]^2+[.$M$5]*[.A15]^3+[.$M$6]*[.A15]^4+[.$N$2]*[.A15]^5+[.$N$3]*[.A15]^6+[.$N$4]*[.A15]^7+[.$N$5]*[.A15]^8+[.$N$6]*[.A15]^9" office:value-type="float" office:value="143.791843212906">
            <text:p>143.7918432129</text:p>
          </table:table-cell>
          <table:table-cell table:formula="of:=[.B15]/([.$B$2]+[.B15])*[.$B$1]" office:value-type="float" office:value="4.78144610005063">
            <text:p>4.7814461001</text:p>
          </table:table-cell>
          <table:table-cell table:formula="of:=[.$D$5]*[.C15]-[.$D$4]" office:value-type="float" office:value="5.58883014771029">
            <text:p>5.5888301477</text:p>
          </table:table-cell>
          <table:table-cell table:formula="of:=INT([.D15]/[.$B$1]*1024)" office:value-type="float" office:value="1020">
            <text:p>1020</text:p>
          </table:table-cell>
          <table:table-cell table:number-columns-repeated="10"/>
        </table:table-row>
        <table:table-row table:style-name="ro2">
          <table:table-cell table:formula="of:=[.A15]+[.$D$1]" office:value-type="float" office:value="-19">
            <text:p>-19</text:p>
          </table:table-cell>
          <table:table-cell table:formula="of:=[.$M$2]+[.$M$3]*[.A16]+[.$M$4]*[.A16]^2+[.$M$5]*[.A16]^3+[.$M$6]*[.A16]^4+[.$N$2]*[.A16]^5+[.$N$3]*[.A16]^6+[.$N$4]*[.A16]^7+[.$N$5]*[.A16]^8+[.$N$6]*[.A16]^9" office:value-type="float" office:value="142.610534993543">
            <text:p>142.6105349935</text:p>
          </table:table-cell>
          <table:table-cell table:formula="of:=[.B16]/([.$B$2]+[.B16])*[.$B$1]" office:value-type="float" office:value="4.77560361253219">
            <text:p>4.7756036125</text:p>
          </table:table-cell>
          <table:table-cell table:formula="of:=[.$D$5]*[.C16]-[.$D$4]" office:value-type="float" office:value="5.5805579733907">
            <text:p>5.5805579734</text:p>
          </table:table-cell>
          <table:table-cell table:formula="of:=INT([.D16]/[.$B$1]*1024)" office:value-type="float" office:value="1018">
            <text:p>1018</text:p>
          </table:table-cell>
          <table:table-cell table:number-columns-repeated="10"/>
        </table:table-row>
        <table:table-row table:style-name="ro2">
          <table:table-cell table:formula="of:=[.A16]+[.$D$1]" office:value-type="float" office:value="-18.75">
            <text:p>-18.75</text:p>
          </table:table-cell>
          <table:table-cell table:formula="of:=[.$M$2]+[.$M$3]*[.A17]+[.$M$4]*[.A17]^2+[.$M$5]*[.A17]^3+[.$M$6]*[.A17]^4+[.$N$2]*[.A17]^5+[.$N$3]*[.A17]^6+[.$N$4]*[.A17]^7+[.$N$5]*[.A17]^8+[.$N$6]*[.A17]^9" office:value-type="float" office:value="141.438935070579">
            <text:p>141.4389350706</text:p>
          </table:table-cell>
          <table:table-cell table:formula="of:=[.B17]/([.$B$2]+[.B17])*[.$B$1]" office:value-type="float" office:value="4.76972718412064">
            <text:p>4.7697271841</text:p>
          </table:table-cell>
          <table:table-cell table:formula="of:=[.$D$5]*[.C17]-[.$D$4]" office:value-type="float" office:value="5.57223774334426">
            <text:p>5.5722377433</text:p>
          </table:table-cell>
          <table:table-cell table:formula="of:=INT([.D17]/[.$B$1]*1024)" office:value-type="float" office:value="1017">
            <text:p>1017</text:p>
          </table:table-cell>
          <table:table-cell table:number-columns-repeated="10"/>
        </table:table-row>
        <table:table-row table:style-name="ro2">
          <table:table-cell table:formula="of:=[.A17]+[.$D$1]" office:value-type="float" office:value="-18.5">
            <text:p>-18.5</text:p>
          </table:table-cell>
          <table:table-cell table:formula="of:=[.$M$2]+[.$M$3]*[.A18]+[.$M$4]*[.A18]^2+[.$M$5]*[.A18]^3+[.$M$6]*[.A18]^4+[.$N$2]*[.A18]^5+[.$N$3]*[.A18]^6+[.$N$4]*[.A18]^7+[.$N$5]*[.A18]^8+[.$N$6]*[.A18]^9" office:value-type="float" office:value="140.276996873779">
            <text:p>140.2769968738</text:p>
          </table:table-cell>
          <table:table-cell table:formula="of:=[.B18]/([.$B$2]+[.B18])*[.$B$1]" office:value-type="float" office:value="4.76381689016941">
            <text:p>4.7638168902</text:p>
          </table:table-cell>
          <table:table-cell table:formula="of:=[.$D$5]*[.C18]-[.$D$4]" office:value-type="float" office:value="5.56386956426125">
            <text:p>5.5638695643</text:p>
          </table:table-cell>
          <table:table-cell table:formula="of:=INT([.D18]/[.$B$1]*1024)" office:value-type="float" office:value="1015">
            <text:p>1015</text:p>
          </table:table-cell>
          <table:table-cell table:number-columns-repeated="10"/>
        </table:table-row>
        <table:table-row table:style-name="ro2">
          <table:table-cell table:formula="of:=[.A18]+[.$D$1]" office:value-type="float" office:value="-18.25">
            <text:p>-18.25</text:p>
          </table:table-cell>
          <table:table-cell table:formula="of:=[.$M$2]+[.$M$3]*[.A19]+[.$M$4]*[.A19]^2+[.$M$5]*[.A19]^3+[.$M$6]*[.A19]^4+[.$N$2]*[.A19]^5+[.$N$3]*[.A19]^6+[.$N$4]*[.A19]^7+[.$N$5]*[.A19]^8+[.$N$6]*[.A19]^9" office:value-type="float" office:value="139.124673271516">
            <text:p>139.1246732715</text:p>
          </table:table-cell>
          <table:table-cell table:formula="of:=[.B19]/([.$B$2]+[.B19])*[.$B$1]" office:value-type="float" office:value="4.75787281053495">
            <text:p>4.7578728105</text:p>
          </table:table-cell>
          <table:table-cell table:formula="of:=[.$D$5]*[.C19]-[.$D$4]" office:value-type="float" office:value="5.55545354920766">
            <text:p>5.5554535492</text:p>
          </table:table-cell>
          <table:table-cell table:formula="of:=INT([.D19]/[.$B$1]*1024)" office:value-type="float" office:value="1014">
            <text:p>1014</text:p>
          </table:table-cell>
          <table:table-cell table:number-columns-repeated="10"/>
        </table:table-row>
        <table:table-row table:style-name="ro2">
          <table:table-cell table:formula="of:=[.A19]+[.$D$1]" office:value-type="float" office:value="-18">
            <text:p>-18</text:p>
          </table:table-cell>
          <table:table-cell table:formula="of:=[.$M$2]+[.$M$3]*[.A20]+[.$M$4]*[.A20]^2+[.$M$5]*[.A20]^3+[.$M$6]*[.A20]^4+[.$N$2]*[.A20]^5+[.$N$3]*[.A20]^6+[.$N$4]*[.A20]^7+[.$N$5]*[.A20]^8+[.$N$6]*[.A20]^9" office:value-type="float" office:value="137.981916588948">
            <text:p>137.9819165889</text:p>
          </table:table-cell>
          <table:table-cell table:formula="of:=[.B20]/([.$B$2]+[.B20])*[.$B$1]" office:value-type="float" office:value="4.7518950295862">
            <text:p>4.7518950296</text:p>
          </table:table-cell>
          <table:table-cell table:formula="of:=[.$D$5]*[.C20]-[.$D$4]" office:value-type="float" office:value="5.54698981763847">
            <text:p>5.5469898176</text:p>
          </table:table-cell>
          <table:table-cell table:formula="of:=INT([.D20]/[.$B$1]*1024)" office:value-type="float" office:value="1012">
            <text:p>1012</text:p>
          </table:table-cell>
          <table:table-cell table:number-columns-repeated="10"/>
        </table:table-row>
        <table:table-row table:style-name="ro2">
          <table:table-cell table:formula="of:=[.A20]+[.$D$1]" office:value-type="float" office:value="-17.75">
            <text:p>-17.75</text:p>
          </table:table-cell>
          <table:table-cell table:formula="of:=[.$M$2]+[.$M$3]*[.A21]+[.$M$4]*[.A21]^2+[.$M$5]*[.A21]^3+[.$M$6]*[.A21]^4+[.$N$2]*[.A21]^5+[.$N$3]*[.A21]^6+[.$N$4]*[.A21]^7+[.$N$5]*[.A21]^8+[.$N$6]*[.A21]^9" office:value-type="float" office:value="136.848678625958">
            <text:p>136.848678626</text:p>
          </table:table-cell>
          <table:table-cell table:formula="of:=[.B21]/([.$B$2]+[.B21])*[.$B$1]" office:value-type="float" office:value="4.74588363621176">
            <text:p>4.7458836362</text:p>
          </table:table-cell>
          <table:table-cell table:formula="of:=[.$D$5]*[.C21]-[.$D$4]" office:value-type="float" office:value="5.538478495408">
            <text:p>5.5384784954</text:p>
          </table:table-cell>
          <table:table-cell table:formula="of:=INT([.D21]/[.$B$1]*1024)" office:value-type="float" office:value="1010">
            <text:p>1010</text:p>
          </table:table-cell>
          <table:table-cell table:number-columns-repeated="10"/>
        </table:table-row>
        <table:table-row table:style-name="ro2">
          <table:table-cell table:formula="of:=[.A21]+[.$D$1]" office:value-type="float" office:value="-17.5">
            <text:p>-17.5</text:p>
          </table:table-cell>
          <table:table-cell table:formula="of:=[.$M$2]+[.$M$3]*[.A22]+[.$M$4]*[.A22]^2+[.$M$5]*[.A22]^3+[.$M$6]*[.A22]^4+[.$N$2]*[.A22]^5+[.$N$3]*[.A22]^6+[.$N$4]*[.A22]^7+[.$N$5]*[.A22]^8+[.$N$6]*[.A22]^9" office:value-type="float" office:value="135.72491067483">
            <text:p>135.7249106748</text:p>
          </table:table-cell>
          <table:table-cell table:formula="of:=[.B22]/([.$B$2]+[.B22])*[.$B$1]" office:value-type="float" office:value="4.739838723825">
            <text:p>4.7398387238</text:p>
          </table:table-cell>
          <table:table-cell table:formula="of:=[.$D$5]*[.C22]-[.$D$4]" office:value-type="float" office:value="5.52991971477698">
            <text:p>5.5299197148</text:p>
          </table:table-cell>
          <table:table-cell table:formula="of:=INT([.D22]/[.$B$1]*1024)" office:value-type="float" office:value="1009">
            <text:p>1009</text:p>
          </table:table-cell>
          <table:table-cell table:number-columns-repeated="10"/>
        </table:table-row>
        <table:table-row table:style-name="ro2">
          <table:table-cell table:formula="of:=[.A22]+[.$D$1]" office:value-type="float" office:value="-17.25">
            <text:p>-17.25</text:p>
          </table:table-cell>
          <table:table-cell table:formula="of:=[.$M$2]+[.$M$3]*[.A23]+[.$M$4]*[.A23]^2+[.$M$5]*[.A23]^3+[.$M$6]*[.A23]^4+[.$N$2]*[.A23]^5+[.$N$3]*[.A23]^6+[.$N$4]*[.A23]^7+[.$N$5]*[.A23]^8+[.$N$6]*[.A23]^9" office:value-type="float" office:value="134.610563537693">
            <text:p>134.6105635377</text:p>
          </table:table-cell>
          <table:table-cell table:formula="of:=[.B23]/([.$B$2]+[.B23])*[.$B$1]" office:value-type="float" office:value="4.73376039036682">
            <text:p>4.7337603904</text:p>
          </table:table-cell>
          <table:table-cell table:formula="of:=[.$D$5]*[.C23]-[.$D$4]" office:value-type="float" office:value="5.52131361441648">
            <text:p>5.5213136144</text:p>
          </table:table-cell>
          <table:table-cell table:formula="of:=INT([.D23]/[.$B$1]*1024)" office:value-type="float" office:value="1007">
            <text:p>1007</text:p>
          </table:table-cell>
          <table:table-cell table:number-columns-repeated="10"/>
        </table:table-row>
        <table:table-row table:style-name="ro2">
          <table:table-cell table:formula="of:=[.A23]+[.$D$1]" office:value-type="float" office:value="-17">
            <text:p>-17</text:p>
          </table:table-cell>
          <table:table-cell table:formula="of:=[.$M$2]+[.$M$3]*[.A24]+[.$M$4]*[.A24]^2+[.$M$5]*[.A24]^3+[.$M$6]*[.A24]^4+[.$N$2]*[.A24]^5+[.$N$3]*[.A24]^6+[.$N$4]*[.A24]^7+[.$N$5]*[.A24]^8+[.$N$6]*[.A24]^9" office:value-type="float" office:value="133.505587543709">
            <text:p>133.5055875437</text:p>
          </table:table-cell>
          <table:table-cell table:formula="of:=[.B24]/([.$B$2]+[.B24])*[.$B$1]" office:value-type="float" office:value="4.72764873830613">
            <text:p>4.7276487383</text:p>
          </table:table-cell>
          <table:table-cell table:formula="of:=[.$D$5]*[.C24]-[.$D$4]" office:value-type="float" office:value="5.51266033940869">
            <text:p>5.5126603394</text:p>
          </table:table-cell>
          <table:table-cell table:formula="of:=INT([.D24]/[.$B$1]*1024)" office:value-type="float" office:value="1006">
            <text:p>1006</text:p>
          </table:table-cell>
          <table:table-cell table:number-columns-repeated="10"/>
        </table:table-row>
        <table:table-row table:style-name="ro2">
          <table:table-cell table:formula="of:=[.A24]+[.$D$1]" office:value-type="float" office:value="-16.75">
            <text:p>-16.75</text:p>
          </table:table-cell>
          <table:table-cell table:formula="of:=[.$M$2]+[.$M$3]*[.A25]+[.$M$4]*[.A25]^2+[.$M$5]*[.A25]^3+[.$M$6]*[.A25]^4+[.$N$2]*[.A25]^5+[.$N$3]*[.A25]^6+[.$N$4]*[.A25]^7+[.$N$5]*[.A25]^8+[.$N$6]*[.A25]^9" office:value-type="float" office:value="132.409932566031">
            <text:p>132.409932566</text:p>
          </table:table-cell>
          <table:table-cell table:formula="of:=[.B25]/([.$B$2]+[.B25])*[.$B$1]" office:value-type="float" office:value="4.72150387463805">
            <text:p>4.7215038746</text:p>
          </table:table-cell>
          <table:table-cell table:formula="of:=[.$D$5]*[.C25]-[.$D$4]" office:value-type="float" office:value="5.50396004124425">
            <text:p>5.5039600412</text:p>
          </table:table-cell>
          <table:table-cell table:formula="of:=INT([.D25]/[.$B$1]*1024)" office:value-type="float" office:value="1004">
            <text:p>1004</text:p>
          </table:table-cell>
          <table:table-cell table:number-columns-repeated="10"/>
        </table:table-row>
        <table:table-row table:style-name="ro2">
          <table:table-cell table:formula="of:=[.A25]+[.$D$1]" office:value-type="float" office:value="-16.5">
            <text:p>-16.5</text:p>
          </table:table-cell>
          <table:table-cell table:formula="of:=[.$M$2]+[.$M$3]*[.A26]+[.$M$4]*[.A26]^2+[.$M$5]*[.A26]^3+[.$M$6]*[.A26]^4+[.$N$2]*[.A26]^5+[.$N$3]*[.A26]^6+[.$N$4]*[.A26]^7+[.$N$5]*[.A26]^8+[.$N$6]*[.A26]^9" office:value-type="float" office:value="131.323548038509">
            <text:p>131.3235480385</text:p>
          </table:table-cell>
          <table:table-cell table:formula="of:=[.B26]/([.$B$2]+[.B26])*[.$B$1]" office:value-type="float" office:value="4.71532591087976">
            <text:p>4.7153259109</text:p>
          </table:table-cell>
          <table:table-cell table:formula="of:=[.$D$5]*[.C26]-[.$D$4]" office:value-type="float" office:value="5.49521287781647">
            <text:p>5.4952128778</text:p>
          </table:table-cell>
          <table:table-cell table:formula="of:=INT([.D26]/[.$B$1]*1024)" office:value-type="float" office:value="1003">
            <text:p>1003</text:p>
          </table:table-cell>
          <table:table-cell table:number-columns-repeated="10"/>
        </table:table-row>
        <table:table-row table:style-name="ro2">
          <table:table-cell table:formula="of:=[.A26]+[.$D$1]" office:value-type="float" office:value="-16.25">
            <text:p>-16.25</text:p>
          </table:table-cell>
          <table:table-cell table:formula="of:=[.$M$2]+[.$M$3]*[.A27]+[.$M$4]*[.A27]^2+[.$M$5]*[.A27]^3+[.$M$6]*[.A27]^4+[.$N$2]*[.A27]^5+[.$N$3]*[.A27]^6+[.$N$4]*[.A27]^7+[.$N$5]*[.A27]^8+[.$N$6]*[.A27]^9" office:value-type="float" office:value="130.246382972166">
            <text:p>130.2463829722</text:p>
          </table:table-cell>
          <table:table-cell table:formula="of:=[.B27]/([.$B$2]+[.B27])*[.$B$1]" office:value-type="float" office:value="4.70911496306397">
            <text:p>4.7091149631</text:p>
          </table:table-cell>
          <table:table-cell table:formula="of:=[.$D$5]*[.C27]-[.$D$4]" office:value-type="float" office:value="5.48641901341198">
            <text:p>5.4864190134</text:p>
          </table:table-cell>
          <table:table-cell table:formula="of:=INT([.D27]/[.$B$1]*1024)" office:value-type="float" office:value="1001">
            <text:p>1001</text:p>
          </table:table-cell>
          <table:table-cell table:number-columns-repeated="10"/>
        </table:table-row>
        <table:table-row table:style-name="ro2">
          <table:table-cell table:formula="of:=[.A27]+[.$D$1]" office:value-type="float" office:value="-16">
            <text:p>-16</text:p>
          </table:table-cell>
          <table:table-cell table:formula="of:=[.$M$2]+[.$M$3]*[.A28]+[.$M$4]*[.A28]^2+[.$M$5]*[.A28]^3+[.$M$6]*[.A28]^4+[.$N$2]*[.A28]^5+[.$N$3]*[.A28]^6+[.$N$4]*[.A28]^7+[.$N$5]*[.A28]^8+[.$N$6]*[.A28]^9" office:value-type="float" office:value="129.178385971438">
            <text:p>129.1783859714</text:p>
          </table:table-cell>
          <table:table-cell table:formula="of:=[.B28]/([.$B$2]+[.B28])*[.$B$1]" office:value-type="float" office:value="4.70287115172995">
            <text:p>4.7028711517</text:p>
          </table:table-cell>
          <table:table-cell table:formula="of:=[.$D$5]*[.C28]-[.$D$4]" office:value-type="float" office:value="5.47757861869816">
            <text:p>5.4775786187</text:p>
          </table:table-cell>
          <table:table-cell table:formula="of:=INT([.D28]/[.$B$1]*1024)" office:value-type="float" office:value="999">
            <text:p>999</text:p>
          </table:table-cell>
          <table:table-cell table:number-columns-repeated="10"/>
        </table:table-row>
        <table:table-row table:style-name="ro2">
          <table:table-cell table:formula="of:=[.A28]+[.$D$1]" office:value-type="float" office:value="-15.75">
            <text:p>-15.75</text:p>
          </table:table-cell>
          <table:table-cell table:formula="of:=[.$M$2]+[.$M$3]*[.A29]+[.$M$4]*[.A29]^2+[.$M$5]*[.A29]^3+[.$M$6]*[.A29]^4+[.$N$2]*[.A29]^5+[.$N$3]*[.A29]^6+[.$N$4]*[.A29]^7+[.$N$5]*[.A29]^8+[.$N$6]*[.A29]^9" office:value-type="float" office:value="128.119505250176">
            <text:p>128.1195052502</text:p>
          </table:table-cell>
          <table:table-cell table:formula="of:=[.B29]/([.$B$2]+[.B29])*[.$B$1]" office:value-type="float" office:value="4.69659460191222">
            <text:p>4.6965946019</text:p>
          </table:table-cell>
          <table:table-cell table:formula="of:=[.$D$5]*[.C29]-[.$D$4]" office:value-type="float" office:value="5.46869187070701">
            <text:p>5.4686918707</text:p>
          </table:table-cell>
          <table:table-cell table:formula="of:=INT([.D29]/[.$B$1]*1024)" office:value-type="float" office:value="998">
            <text:p>998</text:p>
          </table:table-cell>
          <table:table-cell table:number-columns-repeated="10"/>
        </table:table-row>
        <table:table-row table:style-name="ro2">
          <table:table-cell table:formula="of:=[.A29]+[.$D$1]" office:value-type="float" office:value="-15.5">
            <text:p>-15.5</text:p>
          </table:table-cell>
          <table:table-cell table:formula="of:=[.$M$2]+[.$M$3]*[.A30]+[.$M$4]*[.A30]^2+[.$M$5]*[.A30]^3+[.$M$6]*[.A30]^4+[.$N$2]*[.A30]^5+[.$N$3]*[.A30]^6+[.$N$4]*[.A30]^7+[.$N$5]*[.A30]^8+[.$N$6]*[.A30]^9" office:value-type="float" office:value="127.06968864742">
            <text:p>127.0696886474</text:p>
          </table:table-cell>
          <table:table-cell table:formula="of:=[.B30]/([.$B$2]+[.B30])*[.$B$1]" office:value-type="float" office:value="4.69028544312672">
            <text:p>4.6902854431</text:p>
          </table:table-cell>
          <table:table-cell table:formula="of:=[.$D$5]*[.C30]-[.$D$4]" office:value-type="float" office:value="5.45975895281564">
            <text:p>5.4597589528</text:p>
          </table:table-cell>
          <table:table-cell table:formula="of:=INT([.D30]/[.$B$1]*1024)" office:value-type="float" office:value="996">
            <text:p>996</text:p>
          </table:table-cell>
          <table:table-cell table:number-columns-repeated="10"/>
        </table:table-row>
        <table:table-row table:style-name="ro2">
          <table:table-cell table:formula="of:=[.A30]+[.$D$1]" office:value-type="float" office:value="-15.25">
            <text:p>-15.25</text:p>
          </table:table-cell>
          <table:table-cell table:formula="of:=[.$M$2]+[.$M$3]*[.A31]+[.$M$4]*[.A31]^2+[.$M$5]*[.A31]^3+[.$M$6]*[.A31]^4+[.$N$2]*[.A31]^5+[.$N$3]*[.A31]^6+[.$N$4]*[.A31]^7+[.$N$5]*[.A31]^8+[.$N$6]*[.A31]^9" office:value-type="float" office:value="126.028883642941">
            <text:p>126.0288836429</text:p>
          </table:table-cell>
          <table:table-cell table:formula="of:=[.B31]/([.$B$2]+[.B31])*[.$B$1]" office:value-type="float" office:value="4.68394380935451">
            <text:p>4.6839438094</text:p>
          </table:table-cell>
          <table:table-cell table:formula="of:=[.$D$5]*[.C31]-[.$D$4]" office:value-type="float" office:value="5.45078005472316">
            <text:p>5.4507800547</text:p>
          </table:table-cell>
          <table:table-cell table:formula="of:=INT([.D31]/[.$B$1]*1024)" office:value-type="float" office:value="994">
            <text:p>994</text:p>
          </table:table-cell>
          <table:table-cell table:number-columns-repeated="10"/>
        </table:table-row>
        <table:table-row table:style-name="ro2">
          <table:table-cell table:formula="of:=[.A31]+[.$D$1]" office:value-type="float" office:value="-15">
            <text:p>-15</text:p>
          </table:table-cell>
          <table:table-cell table:formula="of:=[.$M$2]+[.$M$3]*[.A32]+[.$M$4]*[.A32]^2+[.$M$5]*[.A32]^3+[.$M$6]*[.A32]^4+[.$N$2]*[.A32]^5+[.$N$3]*[.A32]^6+[.$N$4]*[.A32]^7+[.$N$5]*[.A32]^8+[.$N$6]*[.A32]^9" office:value-type="float" office:value="124.997037372556">
            <text:p>124.9970373726</text:p>
          </table:table-cell>
          <table:table-cell table:formula="of:=[.B32]/([.$B$2]+[.B32])*[.$B$1]" office:value-type="float" office:value="4.67756983902303">
            <text:p>4.677569839</text:p>
          </table:table-cell>
          <table:table-cell table:formula="of:=[.$D$5]*[.C32]-[.$D$4]" office:value-type="float" office:value="5.44175537242415">
            <text:p>5.4417553724</text:p>
          </table:table-cell>
          <table:table-cell table:formula="of:=INT([.D32]/[.$B$1]*1024)" office:value-type="float" office:value="993">
            <text:p>993</text:p>
          </table:table-cell>
          <table:table-cell table:number-columns-repeated="10"/>
        </table:table-row>
        <table:table-row table:style-name="ro2">
          <table:table-cell table:formula="of:=[.A32]+[.$D$1]" office:value-type="float" office:value="-14.75">
            <text:p>-14.75</text:p>
          </table:table-cell>
          <table:table-cell table:formula="of:=[.$M$2]+[.$M$3]*[.A33]+[.$M$4]*[.A33]^2+[.$M$5]*[.A33]^3+[.$M$6]*[.A33]^4+[.$N$2]*[.A33]^5+[.$N$3]*[.A33]^6+[.$N$4]*[.A33]^7+[.$N$5]*[.A33]^8+[.$N$6]*[.A33]^9" office:value-type="float" office:value="123.974096643216">
            <text:p>123.9740966432</text:p>
          </table:table-cell>
          <table:table-cell table:formula="of:=[.B33]/([.$B$2]+[.B33])*[.$B$1]" office:value-type="float" office:value="4.6711636749848">
            <text:p>4.671163675</text:p>
          </table:table-cell>
          <table:table-cell table:formula="of:=[.$D$5]*[.C33]-[.$D$4]" office:value-type="float" office:value="5.43268510817852">
            <text:p>5.4326851082</text:p>
          </table:table-cell>
          <table:table-cell table:formula="of:=INT([.D33]/[.$B$1]*1024)" office:value-type="float" office:value="991">
            <text:p>991</text:p>
          </table:table-cell>
          <table:table-cell table:number-columns-repeated="10"/>
        </table:table-row>
        <table:table-row table:style-name="ro2">
          <table:table-cell table:formula="of:=[.A33]+[.$D$1]" office:value-type="float" office:value="-14.5">
            <text:p>-14.5</text:p>
          </table:table-cell>
          <table:table-cell table:formula="of:=[.$M$2]+[.$M$3]*[.A34]+[.$M$4]*[.A34]^2+[.$M$5]*[.A34]^3+[.$M$6]*[.A34]^4+[.$N$2]*[.A34]^5+[.$N$3]*[.A34]^6+[.$N$4]*[.A34]^7+[.$N$5]*[.A34]^8+[.$N$6]*[.A34]^9" office:value-type="float" office:value="122.960007947875">
            <text:p>122.9600079479</text:p>
          </table:table-cell>
          <table:table-cell table:formula="of:=[.B34]/([.$B$2]+[.B34])*[.$B$1]" office:value-type="float" office:value="4.66472546449363">
            <text:p>4.6647254645</text:p>
          </table:table-cell>
          <table:table-cell table:formula="of:=[.$D$5]*[.C34]-[.$D$4]" office:value-type="float" office:value="5.42356947047779">
            <text:p>5.4235694705</text:p>
          </table:table-cell>
          <table:table-cell table:formula="of:=INT([.D34]/[.$B$1]*1024)" office:value-type="float" office:value="989">
            <text:p>989</text:p>
          </table:table-cell>
          <table:table-cell table:number-columns-repeated="10"/>
        </table:table-row>
        <table:table-row table:style-name="ro2">
          <table:table-cell table:formula="of:=[.A34]+[.$D$1]" office:value-type="float" office:value="-14.25">
            <text:p>-14.25</text:p>
          </table:table-cell>
          <table:table-cell table:formula="of:=[.$M$2]+[.$M$3]*[.A35]+[.$M$4]*[.A35]^2+[.$M$5]*[.A35]^3+[.$M$6]*[.A35]^4+[.$N$2]*[.A35]^5+[.$N$3]*[.A35]^6+[.$N$4]*[.A35]^7+[.$N$5]*[.A35]^8+[.$N$6]*[.A35]^9" office:value-type="float" office:value="121.95471748013">
            <text:p>121.9547174801</text:p>
          </table:table-cell>
          <table:table-cell table:formula="of:=[.B35]/([.$B$2]+[.B35])*[.$B$1]" office:value-type="float" office:value="4.65825535917825">
            <text:p>4.6582553592</text:p>
          </table:table-cell>
          <table:table-cell table:formula="of:=[.$D$5]*[.C35]-[.$D$4]" office:value-type="float" office:value="5.41440867400781">
            <text:p>5.414408674</text:p>
          </table:table-cell>
          <table:table-cell table:formula="of:=INT([.D35]/[.$B$1]*1024)" office:value-type="float" office:value="988">
            <text:p>988</text:p>
          </table:table-cell>
          <table:table-cell table:number-columns-repeated="10"/>
        </table:table-row>
        <table:table-row table:style-name="ro2">
          <table:table-cell table:formula="of:=[.A35]+[.$D$1]" office:value-type="float" office:value="-14">
            <text:p>-14</text:p>
          </table:table-cell>
          <table:table-cell table:formula="of:=[.$M$2]+[.$M$3]*[.A36]+[.$M$4]*[.A36]^2+[.$M$5]*[.A36]^3+[.$M$6]*[.A36]^4+[.$N$2]*[.A36]^5+[.$N$3]*[.A36]^6+[.$N$4]*[.A36]^7+[.$N$5]*[.A36]^8+[.$N$6]*[.A36]^9" office:value-type="float" office:value="120.958171148644">
            <text:p>120.9581711486</text:p>
          </table:table-cell>
          <table:table-cell table:formula="of:=[.B36]/([.$B$2]+[.B36])*[.$B$1]" office:value-type="float" office:value="4.65175351501344">
            <text:p>4.651753515</text:p>
          </table:table-cell>
          <table:table-cell table:formula="of:=[.$D$5]*[.C36]-[.$D$4]" office:value-type="float" office:value="5.40520293960782">
            <text:p>5.4052029396</text:p>
          </table:table-cell>
          <table:table-cell table:formula="of:=INT([.D36]/[.$B$1]*1024)" office:value-type="float" office:value="986">
            <text:p>986</text:p>
          </table:table-cell>
          <table:table-cell table:number-columns-repeated="10"/>
        </table:table-row>
        <table:table-row table:style-name="ro2">
          <table:table-cell table:formula="of:=[.A36]+[.$D$1]" office:value-type="float" office:value="-13.75">
            <text:p>-13.75</text:p>
          </table:table-cell>
          <table:table-cell table:formula="of:=[.$M$2]+[.$M$3]*[.A37]+[.$M$4]*[.A37]^2+[.$M$5]*[.A37]^3+[.$M$6]*[.A37]^4+[.$N$2]*[.A37]^5+[.$N$3]*[.A37]^6+[.$N$4]*[.A37]^7+[.$N$5]*[.A37]^8+[.$N$6]*[.A37]^9" office:value-type="float" office:value="119.970314591352">
            <text:p>119.9703145914</text:p>
          </table:table-cell>
          <table:table-cell table:formula="of:=[.B37]/([.$B$2]+[.B37])*[.$B$1]" office:value-type="float" office:value="4.64522009228858">
            <text:p>4.6452200923</text:p>
          </table:table-cell>
          <table:table-cell table:formula="of:=[.$D$5]*[.C37]-[.$D$4]" office:value-type="float" office:value="5.39595249422595">
            <text:p>5.3959524942</text:p>
          </table:table-cell>
          <table:table-cell table:formula="of:=INT([.D37]/[.$B$1]*1024)" office:value-type="float" office:value="984">
            <text:p>984</text:p>
          </table:table-cell>
          <table:table-cell table:number-columns-repeated="10"/>
        </table:table-row>
        <table:table-row table:style-name="ro2">
          <table:table-cell table:formula="of:=[.A37]+[.$D$1]" office:value-type="float" office:value="-13.5">
            <text:p>-13.5</text:p>
          </table:table-cell>
          <table:table-cell table:formula="of:=[.$M$2]+[.$M$3]*[.A38]+[.$M$4]*[.A38]^2+[.$M$5]*[.A38]^3+[.$M$6]*[.A38]^4+[.$N$2]*[.A38]^5+[.$N$3]*[.A38]^6+[.$N$4]*[.A38]^7+[.$N$5]*[.A38]^8+[.$N$6]*[.A38]^9" office:value-type="float" office:value="118.991093189454">
            <text:p>118.9910931895</text:p>
          </table:table-cell>
          <table:table-cell table:formula="of:=[.B38]/([.$B$2]+[.B38])*[.$B$1]" office:value-type="float" office:value="4.63865525557361">
            <text:p>4.6386552556</text:p>
          </table:table-cell>
          <table:table-cell table:formula="of:=[.$D$5]*[.C38]-[.$D$4]" office:value-type="float" office:value="5.38665757087105">
            <text:p>5.3866575709</text:p>
          </table:table-cell>
          <table:table-cell table:formula="of:=INT([.D38]/[.$B$1]*1024)" office:value-type="float" office:value="983">
            <text:p>983</text:p>
          </table:table-cell>
          <table:table-cell table:number-columns-repeated="10"/>
        </table:table-row>
        <table:table-row table:style-name="ro2">
          <table:table-cell table:formula="of:=[.A38]+[.$D$1]" office:value-type="float" office:value="-13.25">
            <text:p>-13.25</text:p>
          </table:table-cell>
          <table:table-cell table:formula="of:=[.$M$2]+[.$M$3]*[.A39]+[.$M$4]*[.A39]^2+[.$M$5]*[.A39]^3+[.$M$6]*[.A39]^4+[.$N$2]*[.A39]^5+[.$N$3]*[.A39]^6+[.$N$4]*[.A39]^7+[.$N$5]*[.A39]^8+[.$N$6]*[.A39]^9" office:value-type="float" office:value="118.020452081184">
            <text:p>118.0204520812</text:p>
          </table:table-cell>
          <table:table-cell table:formula="of:=[.B39]/([.$B$2]+[.B39])*[.$B$1]" office:value-type="float" office:value="4.63205917368244">
            <text:p>4.6320591737</text:p>
          </table:table-cell>
          <table:table-cell table:formula="of:=[.$D$5]*[.C39]-[.$D$4]" office:value-type="float" office:value="5.37731840856086">
            <text:p>5.3773184086</text:p>
          </table:table-cell>
          <table:table-cell table:formula="of:=INT([.D39]/[.$B$1]*1024)" office:value-type="float" office:value="981">
            <text:p>981</text:p>
          </table:table-cell>
          <table:table-cell table:number-columns-repeated="10"/>
        </table:table-row>
        <table:table-row table:style-name="ro2">
          <table:table-cell table:formula="of:=[.A39]+[.$D$1]" office:value-type="float" office:value="-13">
            <text:p>-13</text:p>
          </table:table-cell>
          <table:table-cell table:formula="of:=[.$M$2]+[.$M$3]*[.A40]+[.$M$4]*[.A40]^2+[.$M$5]*[.A40]^3+[.$M$6]*[.A40]^4+[.$N$2]*[.A40]^5+[.$N$3]*[.A40]^6+[.$N$4]*[.A40]^7+[.$N$5]*[.A40]^8+[.$N$6]*[.A40]^9" office:value-type="float" office:value="117.058336175375">
            <text:p>117.0583361754</text:p>
          </table:table-cell>
          <table:table-cell table:formula="of:=[.B40]/([.$B$2]+[.B40])*[.$B$1]" office:value-type="float" office:value="4.62543201963381">
            <text:p>4.6254320196</text:p>
          </table:table-cell>
          <table:table-cell table:formula="of:=[.$D$5]*[.C40]-[.$D$4]" office:value-type="float" office:value="5.36793525226657">
            <text:p>5.3679352523</text:p>
          </table:table-cell>
          <table:table-cell table:formula="of:=INT([.D40]/[.$B$1]*1024)" office:value-type="float" office:value="979">
            <text:p>979</text:p>
          </table:table-cell>
          <table:table-cell table:number-columns-repeated="10"/>
        </table:table-row>
        <table:table-row table:style-name="ro2">
          <table:table-cell table:formula="of:=[.A40]+[.$D$1]" office:value-type="float" office:value="-12.75">
            <text:p>-12.75</text:p>
          </table:table-cell>
          <table:table-cell table:formula="of:=[.$M$2]+[.$M$3]*[.A41]+[.$M$4]*[.A41]^2+[.$M$5]*[.A41]^3+[.$M$6]*[.A41]^4+[.$N$2]*[.A41]^5+[.$N$3]*[.A41]^6+[.$N$4]*[.A41]^7+[.$N$5]*[.A41]^8+[.$N$6]*[.A41]^9" office:value-type="float" office:value="116.104690164814">
            <text:p>116.1046901648</text:p>
          </table:table-cell>
          <table:table-cell table:formula="of:=[.B41]/([.$B$2]+[.B41])*[.$B$1]" office:value-type="float" office:value="4.61877397060954">
            <text:p>4.6187739706</text:p>
          </table:table-cell>
          <table:table-cell table:formula="of:=[.$D$5]*[.C41]-[.$D$4]" office:value-type="float" office:value="5.35850835285374">
            <text:p>5.3585083529</text:p>
          </table:table-cell>
          <table:table-cell table:formula="of:=INT([.D41]/[.$B$1]*1024)" office:value-type="float" office:value="978">
            <text:p>978</text:p>
          </table:table-cell>
          <table:table-cell table:number-columns-repeated="10"/>
        </table:table-row>
        <table:table-row table:style-name="ro2">
          <table:table-cell table:formula="of:=[.A41]+[.$D$1]" office:value-type="float" office:value="-12.5">
            <text:p>-12.5</text:p>
          </table:table-cell>
          <table:table-cell table:formula="of:=[.$M$2]+[.$M$3]*[.A42]+[.$M$4]*[.A42]^2+[.$M$5]*[.A42]^3+[.$M$6]*[.A42]^4+[.$N$2]*[.A42]^5+[.$N$3]*[.A42]^6+[.$N$4]*[.A42]^7+[.$N$5]*[.A42]^8+[.$N$6]*[.A42]^9" office:value-type="float" office:value="115.159458539383">
            <text:p>115.1594585394</text:p>
          </table:table-cell>
          <table:table-cell table:formula="of:=[.B42]/([.$B$2]+[.B42])*[.$B$1]" office:value-type="float" office:value="4.61208520791023">
            <text:p>4.6120852079</text:p>
          </table:table-cell>
          <table:table-cell table:formula="of:=[.$D$5]*[.C42]-[.$D$4]" office:value-type="float" office:value="5.34903796701955">
            <text:p>5.349037967</text:p>
          </table:table-cell>
          <table:table-cell table:formula="of:=INT([.D42]/[.$B$1]*1024)" office:value-type="float" office:value="976">
            <text:p>976</text:p>
          </table:table-cell>
          <table:table-cell table:number-columns-repeated="10"/>
        </table:table-row>
        <table:table-row table:style-name="ro2">
          <table:table-cell table:formula="of:=[.A42]+[.$D$1]" office:value-type="float" office:value="-12.25">
            <text:p>-12.25</text:p>
          </table:table-cell>
          <table:table-cell table:formula="of:=[.$M$2]+[.$M$3]*[.A43]+[.$M$4]*[.A43]^2+[.$M$5]*[.A43]^3+[.$M$6]*[.A43]^4+[.$N$2]*[.A43]^5+[.$N$3]*[.A43]^6+[.$N$4]*[.A43]^7+[.$N$5]*[.A43]^8+[.$N$6]*[.A43]^9" office:value-type="float" office:value="114.222585598996">
            <text:p>114.222585599</text:p>
          </table:table-cell>
          <table:table-cell table:formula="of:=[.B43]/([.$B$2]+[.B43])*[.$B$1]" office:value-type="float" office:value="4.60536591690834">
            <text:p>4.6053659169</text:p>
          </table:table-cell>
          <table:table-cell table:formula="of:=[.$D$5]*[.C43]-[.$D$4]" office:value-type="float" office:value="5.33952435722643">
            <text:p>5.3395243572</text:p>
          </table:table-cell>
          <table:table-cell table:formula="of:=INT([.D43]/[.$B$1]*1024)" office:value-type="float" office:value="974">
            <text:p>974</text:p>
          </table:table-cell>
          <table:table-cell table:number-columns-repeated="10"/>
        </table:table-row>
        <table:table-row table:style-name="ro2">
          <table:table-cell table:formula="of:=[.A43]+[.$D$1]" office:value-type="float" office:value="-12">
            <text:p>-12</text:p>
          </table:table-cell>
          <table:table-cell table:formula="of:=[.$M$2]+[.$M$3]*[.A44]+[.$M$4]*[.A44]^2+[.$M$5]*[.A44]^3+[.$M$6]*[.A44]^4+[.$N$2]*[.A44]^5+[.$N$3]*[.A44]^6+[.$N$4]*[.A44]^7+[.$N$5]*[.A44]^8+[.$N$6]*[.A44]^9" office:value-type="float" office:value="113.294015466333">
            <text:p>113.2940154663</text:p>
          </table:table-cell>
          <table:table-cell table:formula="of:=[.B44]/([.$B$2]+[.B44])*[.$B$1]" office:value-type="float" office:value="4.59861628699885">
            <text:p>4.598616287</text:p>
          </table:table-cell>
          <table:table-cell table:formula="of:=[.$D$5]*[.C44]-[.$D$4]" office:value-type="float" office:value="5.32996779163211">
            <text:p>5.3299677916</text:p>
          </table:table-cell>
          <table:table-cell table:formula="of:=INT([.D44]/[.$B$1]*1024)" office:value-type="float" office:value="972">
            <text:p>972</text:p>
          </table:table-cell>
          <table:table-cell table:number-columns-repeated="10"/>
        </table:table-row>
        <table:table-row table:style-name="ro2">
          <table:table-cell table:formula="of:=[.A44]+[.$D$1]" office:value-type="float" office:value="-11.75">
            <text:p>-11.75</text:p>
          </table:table-cell>
          <table:table-cell table:formula="of:=[.$M$2]+[.$M$3]*[.A45]+[.$M$4]*[.A45]^2+[.$M$5]*[.A45]^3+[.$M$6]*[.A45]^4+[.$N$2]*[.A45]^5+[.$N$3]*[.A45]^6+[.$N$4]*[.A45]^7+[.$N$5]*[.A45]^8+[.$N$6]*[.A45]^9" office:value-type="float" office:value="112.373692099371">
            <text:p>112.3736920994</text:p>
          </table:table-cell>
          <table:table-cell table:formula="of:=[.B45]/([.$B$2]+[.B45])*[.$B$1]" office:value-type="float" office:value="4.59183651154716">
            <text:p>4.5918365115</text:p>
          </table:table-cell>
          <table:table-cell table:formula="of:=[.$D$5]*[.C45]-[.$D$4]" office:value-type="float" office:value="5.32036854401593">
            <text:p>5.320368544</text:p>
          </table:table-cell>
          <table:table-cell table:formula="of:=INT([.D45]/[.$B$1]*1024)" office:value-type="float" office:value="971">
            <text:p>971</text:p>
          </table:table-cell>
          <table:table-cell table:number-columns-repeated="10"/>
        </table:table-row>
        <table:table-row table:style-name="ro2">
          <table:table-cell table:formula="of:=[.A45]+[.$D$1]" office:value-type="float" office:value="-11.5">
            <text:p>-11.5</text:p>
          </table:table-cell>
          <table:table-cell table:formula="of:=[.$M$2]+[.$M$3]*[.A46]+[.$M$4]*[.A46]^2+[.$M$5]*[.A46]^3+[.$M$6]*[.A46]^4+[.$N$2]*[.A46]^5+[.$N$3]*[.A46]^6+[.$N$4]*[.A46]^7+[.$N$5]*[.A46]^8+[.$N$6]*[.A46]^9" office:value-type="float" office:value="111.461559303708">
            <text:p>111.4615593037</text:p>
          </table:table-cell>
          <table:table-cell table:formula="of:=[.B46]/([.$B$2]+[.B46])*[.$B$1]" office:value-type="float" office:value="4.58502678783468">
            <text:p>4.5850267878</text:p>
          </table:table-cell>
          <table:table-cell table:formula="of:=[.$D$5]*[.C46]-[.$D$4]" office:value-type="float" office:value="5.31072689370174">
            <text:p>5.3107268937</text:p>
          </table:table-cell>
          <table:table-cell table:formula="of:=INT([.D46]/[.$B$1]*1024)" office:value-type="float" office:value="969">
            <text:p>969</text:p>
          </table:table-cell>
          <table:table-cell table:number-columns-repeated="10"/>
        </table:table-row>
        <table:table-row table:style-name="ro2">
          <table:table-cell table:formula="of:=[.A46]+[.$D$1]" office:value-type="float" office:value="-11.25">
            <text:p>-11.25</text:p>
          </table:table-cell>
          <table:table-cell table:formula="of:=[.$M$2]+[.$M$3]*[.A47]+[.$M$4]*[.A47]^2+[.$M$5]*[.A47]^3+[.$M$6]*[.A47]^4+[.$N$2]*[.A47]^5+[.$N$3]*[.A47]^6+[.$N$4]*[.A47]^7+[.$N$5]*[.A47]^8+[.$N$6]*[.A47]^9" office:value-type="float" office:value="110.557560744698">
            <text:p>110.5575607447</text:p>
          </table:table-cell>
          <table:table-cell table:formula="of:=[.B47]/([.$B$2]+[.B47])*[.$B$1]" office:value-type="float" office:value="4.57818731700172">
            <text:p>4.578187317</text:p>
          </table:table-cell>
          <table:table-cell table:formula="of:=[.$D$5]*[.C47]-[.$D$4]" office:value-type="float" office:value="5.30104312547709">
            <text:p>5.3010431255</text:p>
          </table:table-cell>
          <table:table-cell table:formula="of:=INT([.D47]/[.$B$1]*1024)" office:value-type="float" office:value="967">
            <text:p>967</text:p>
          </table:table-cell>
          <table:table-cell table:number-columns-repeated="10"/>
        </table:table-row>
        <table:table-row table:style-name="ro2">
          <table:table-cell table:formula="of:=[.A47]+[.$D$1]" office:value-type="float" office:value="-11">
            <text:p>-11</text:p>
          </table:table-cell>
          <table:table-cell table:formula="of:=[.$M$2]+[.$M$3]*[.A48]+[.$M$4]*[.A48]^2+[.$M$5]*[.A48]^3+[.$M$6]*[.A48]^4+[.$N$2]*[.A48]^5+[.$N$3]*[.A48]^6+[.$N$4]*[.A48]^7+[.$N$5]*[.A48]^8+[.$N$6]*[.A48]^9" office:value-type="float" office:value="109.661639959377">
            <text:p>109.6616399594</text:p>
          </table:table-cell>
          <table:table-cell table:formula="of:=[.B48]/([.$B$2]+[.B48])*[.$B$1]" office:value-type="float" office:value="4.57131830398795">
            <text:p>4.571318304</text:p>
          </table:table-cell>
          <table:table-cell table:formula="of:=[.$D$5]*[.C48]-[.$D$4]" office:value-type="float" office:value="5.29131752950894">
            <text:p>5.2913175295</text:p>
          </table:table-cell>
          <table:table-cell table:formula="of:=INT([.D48]/[.$B$1]*1024)" office:value-type="float" office:value="965">
            <text:p>965</text:p>
          </table:table-cell>
          <table:table-cell table:number-columns-repeated="10"/>
        </table:table-row>
        <table:table-row table:style-name="ro2">
          <table:table-cell table:formula="of:=[.A48]+[.$D$1]" office:value-type="float" office:value="-10.75">
            <text:p>-10.75</text:p>
          </table:table-cell>
          <table:table-cell table:formula="of:=[.$M$2]+[.$M$3]*[.A49]+[.$M$4]*[.A49]^2+[.$M$5]*[.A49]^3+[.$M$6]*[.A49]^4+[.$N$2]*[.A49]^5+[.$N$3]*[.A49]^6+[.$N$4]*[.A49]^7+[.$N$5]*[.A49]^8+[.$N$6]*[.A49]^9" office:value-type="float" office:value="108.773740368205">
            <text:p>108.7737403682</text:p>
          </table:table-cell>
          <table:table-cell table:formula="of:=[.B49]/([.$B$2]+[.B49])*[.$B$1]" office:value-type="float" office:value="4.56441995747041">
            <text:p>4.5644199575</text:p>
          </table:table-cell>
          <table:table-cell table:formula="of:=[.$D$5]*[.C49]-[.$D$4]" office:value-type="float" office:value="5.2815504012558">
            <text:p>5.2815504013</text:p>
          </table:table-cell>
          <table:table-cell table:formula="of:=INT([.D49]/[.$B$1]*1024)" office:value-type="float" office:value="964">
            <text:p>964</text:p>
          </table:table-cell>
          <table:table-cell table:number-columns-repeated="10"/>
        </table:table-row>
        <table:table-row table:style-name="ro2">
          <table:table-cell table:formula="of:=[.A49]+[.$D$1]" office:value-type="float" office:value="-10.5">
            <text:p>-10.5</text:p>
          </table:table-cell>
          <table:table-cell table:formula="of:=[.$M$2]+[.$M$3]*[.A50]+[.$M$4]*[.A50]^2+[.$M$5]*[.A50]^3+[.$M$6]*[.A50]^4+[.$N$2]*[.A50]^5+[.$N$3]*[.A50]^6+[.$N$4]*[.A50]^7+[.$N$5]*[.A50]^8+[.$N$6]*[.A50]^9" office:value-type="float" office:value="107.893805286607">
            <text:p>107.8938052866</text:p>
          </table:table-cell>
          <table:table-cell table:formula="of:=[.B50]/([.$B$2]+[.B50])*[.$B$1]" office:value-type="float" office:value="4.55749248979898">
            <text:p>4.5574924898</text:p>
          </table:table-cell>
          <table:table-cell table:formula="of:=[.$D$5]*[.C50]-[.$D$4]" office:value-type="float" office:value="5.27174204137646">
            <text:p>5.2717420414</text:p>
          </table:table-cell>
          <table:table-cell table:formula="of:=INT([.D50]/[.$B$1]*1024)" office:value-type="float" office:value="962">
            <text:p>962</text:p>
          </table:table-cell>
          <table:table-cell table:number-columns-repeated="10"/>
        </table:table-row>
        <table:table-row table:style-name="ro2">
          <table:table-cell table:formula="of:=[.A50]+[.$D$1]" office:value-type="float" office:value="-10.25">
            <text:p>-10.25</text:p>
          </table:table-cell>
          <table:table-cell table:formula="of:=[.$M$2]+[.$M$3]*[.A51]+[.$M$4]*[.A51]^2+[.$M$5]*[.A51]^3+[.$M$6]*[.A51]^4+[.$N$2]*[.A51]^5+[.$N$3]*[.A51]^6+[.$N$4]*[.A51]^7+[.$N$5]*[.A51]^8+[.$N$6]*[.A51]^9" office:value-type="float" office:value="107.021777936321">
            <text:p>107.0217779363</text:p>
          </table:table-cell>
          <table:table-cell table:formula="of:=[.B51]/([.$B$2]+[.B51])*[.$B$1]" office:value-type="float" office:value="4.55053611692944">
            <text:p>4.5505361169</text:p>
          </table:table-cell>
          <table:table-cell table:formula="of:=[.$D$5]*[.C51]-[.$D$4]" office:value-type="float" office:value="5.2618927556352">
            <text:p>5.2618927556</text:p>
          </table:table-cell>
          <table:table-cell table:formula="of:=INT([.D51]/[.$B$1]*1024)" office:value-type="float" office:value="960">
            <text:p>960</text:p>
          </table:table-cell>
          <table:table-cell table:number-columns-repeated="10"/>
        </table:table-row>
        <table:table-row table:style-name="ro2">
          <table:table-cell table:formula="of:=[.A51]+[.$D$1]" office:value-type="float" office:value="-10">
            <text:p>-10</text:p>
          </table:table-cell>
          <table:table-cell table:formula="of:=[.$M$2]+[.$M$3]*[.A52]+[.$M$4]*[.A52]^2+[.$M$5]*[.A52]^3+[.$M$6]*[.A52]^4+[.$N$2]*[.A52]^5+[.$N$3]*[.A52]^6+[.$N$4]*[.A52]^7+[.$N$5]*[.A52]^8+[.$N$6]*[.A52]^9" office:value-type="float" office:value="106.157601456563">
            <text:p>106.1576014566</text:p>
          </table:table-cell>
          <table:table-cell table:formula="of:=[.B52]/([.$B$2]+[.B52])*[.$B$1]" office:value-type="float" office:value="4.54355105835417">
            <text:p>4.5435510584</text:p>
          </table:table-cell>
          <table:table-cell table:formula="of:=[.$D$5]*[.C52]-[.$D$4]" office:value-type="float" office:value="5.25200285480363">
            <text:p>5.2520028548</text:p>
          </table:table-cell>
          <table:table-cell table:formula="of:=INT([.D52]/[.$B$1]*1024)" office:value-type="float" office:value="958">
            <text:p>958</text:p>
          </table:table-cell>
          <table:table-cell table:number-columns-repeated="10"/>
        </table:table-row>
        <table:table-row table:style-name="ro2">
          <table:table-cell table:formula="of:=[.A52]+[.$D$1]" office:value-type="float" office:value="-9.75">
            <text:p>-9.75</text:p>
          </table:table-cell>
          <table:table-cell table:formula="of:=[.$M$2]+[.$M$3]*[.A53]+[.$M$4]*[.A53]^2+[.$M$5]*[.A53]^3+[.$M$6]*[.A53]^4+[.$N$2]*[.A53]^5+[.$N$3]*[.A53]^6+[.$N$4]*[.A53]^7+[.$N$5]*[.A53]^8+[.$N$6]*[.A53]^9" office:value-type="float" office:value="105.301218914994">
            <text:p>105.301218915</text:p>
          </table:table-cell>
          <table:table-cell table:formula="of:=[.B53]/([.$B$2]+[.B53])*[.$B$1]" office:value-type="float" office:value="4.53653753703043">
            <text:p>4.536537537</text:p>
          </table:table-cell>
          <table:table-cell table:formula="of:=[.$D$5]*[.C53]-[.$D$4]" office:value-type="float" office:value="5.24207265455913">
            <text:p>5.2420726546</text:p>
          </table:table-cell>
          <table:table-cell table:formula="of:=INT([.D53]/[.$B$1]*1024)" office:value-type="float" office:value="956">
            <text:p>956</text:p>
          </table:table-cell>
          <table:table-cell table:number-columns-repeated="10"/>
        </table:table-row>
        <table:table-row table:style-name="ro2">
          <table:table-cell table:formula="of:=[.A53]+[.$D$1]" office:value-type="float" office:value="-9.5">
            <text:p>-9.5</text:p>
          </table:table-cell>
          <table:table-cell table:formula="of:=[.$M$2]+[.$M$3]*[.A54]+[.$M$4]*[.A54]^2+[.$M$5]*[.A54]^3+[.$M$6]*[.A54]^4+[.$N$2]*[.A54]^5+[.$N$3]*[.A54]^6+[.$N$4]*[.A54]^7+[.$N$5]*[.A54]^8+[.$N$6]*[.A54]^9" office:value-type="float" office:value="104.452573318512">
            <text:p>104.4525733185</text:p>
          </table:table-cell>
          <table:table-cell table:formula="of:=[.B54]/([.$B$2]+[.B54])*[.$B$1]" office:value-type="float" office:value="4.52949577930626">
            <text:p>4.5294957793</text:p>
          </table:table-cell>
          <table:table-cell table:formula="of:=[.$D$5]*[.C54]-[.$D$4]" office:value-type="float" office:value="5.23210247538002">
            <text:p>5.2321024754</text:p>
          </table:table-cell>
          <table:table-cell table:formula="of:=INT([.D54]/[.$B$1]*1024)" office:value-type="float" office:value="955">
            <text:p>955</text:p>
          </table:table-cell>
          <table:table-cell table:number-columns-repeated="10"/>
        </table:table-row>
        <table:table-row table:style-name="ro2">
          <table:table-cell table:formula="of:=[.A54]+[.$D$1]" office:value-type="float" office:value="-9.25">
            <text:p>-9.25</text:p>
          </table:table-cell>
          <table:table-cell table:formula="of:=[.$M$2]+[.$M$3]*[.A55]+[.$M$4]*[.A55]^2+[.$M$5]*[.A55]^3+[.$M$6]*[.A55]^4+[.$N$2]*[.A55]^5+[.$N$3]*[.A55]^6+[.$N$4]*[.A55]^7+[.$N$5]*[.A55]^8+[.$N$6]*[.A55]^9" office:value-type="float" office:value="103.611607623848">
            <text:p>103.6116076238</text:p>
          </table:table-cell>
          <table:table-cell table:formula="of:=[.B55]/([.$B$2]+[.B55])*[.$B$1]" office:value-type="float" office:value="4.52242601484415">
            <text:p>4.5224260148</text:p>
          </table:table-cell>
          <table:table-cell table:formula="of:=[.$D$5]*[.C55]-[.$D$4]" office:value-type="float" office:value="5.2220926424374">
            <text:p>5.2220926424</text:p>
          </table:table-cell>
          <table:table-cell table:formula="of:=INT([.D55]/[.$B$1]*1024)" office:value-type="float" office:value="953">
            <text:p>953</text:p>
          </table:table-cell>
          <table:table-cell table:number-columns-repeated="10"/>
        </table:table-row>
        <table:table-row table:style-name="ro2">
          <table:table-cell table:formula="of:=[.A55]+[.$D$1]" office:value-type="float" office:value="-9">
            <text:p>-9</text:p>
          </table:table-cell>
          <table:table-cell table:formula="of:=[.$M$2]+[.$M$3]*[.A56]+[.$M$4]*[.A56]^2+[.$M$5]*[.A56]^3+[.$M$6]*[.A56]^4+[.$N$2]*[.A56]^5+[.$N$3]*[.A56]^6+[.$N$4]*[.A56]^7+[.$N$5]*[.A56]^8+[.$N$6]*[.A56]^9" office:value-type="float" office:value="102.778264747985">
            <text:p>102.778264748</text:p>
          </table:table-cell>
          <table:table-cell table:formula="of:=[.B56]/([.$B$2]+[.B56])*[.$B$1]" office:value-type="float" office:value="4.51532847654239">
            <text:p>4.5153284765</text:p>
          </table:table-cell>
          <table:table-cell table:formula="of:=[.$D$5]*[.C56]-[.$D$4]" office:value-type="float" office:value="5.21204348548382">
            <text:p>5.2120434855</text:p>
          </table:table-cell>
          <table:table-cell table:formula="of:=INT([.D56]/[.$B$1]*1024)" office:value-type="float" office:value="951">
            <text:p>951</text:p>
          </table:table-cell>
          <table:table-cell table:number-columns-repeated="10"/>
        </table:table-row>
        <table:table-row table:style-name="ro2">
          <table:table-cell table:formula="of:=[.A56]+[.$D$1]" office:value-type="float" office:value="-8.75">
            <text:p>-8.75</text:p>
          </table:table-cell>
          <table:table-cell table:formula="of:=[.$M$2]+[.$M$3]*[.A57]+[.$M$4]*[.A57]^2+[.$M$5]*[.A57]^3+[.$M$6]*[.A57]^4+[.$N$2]*[.A57]^5+[.$N$3]*[.A57]^6+[.$N$4]*[.A57]^7+[.$N$5]*[.A57]^8+[.$N$6]*[.A57]^9" office:value-type="float" office:value="101.952487578396">
            <text:p>101.9524875784</text:p>
          </table:table-cell>
          <table:table-cell table:formula="of:=[.B57]/([.$B$2]+[.B57])*[.$B$1]" office:value-type="float" office:value="4.50820340045416">
            <text:p>4.5082034005</text:p>
          </table:table-cell>
          <table:table-cell table:formula="of:=[.$D$5]*[.C57]-[.$D$4]" office:value-type="float" office:value="5.20195533873878">
            <text:p>5.2019553387</text:p>
          </table:table-cell>
          <table:table-cell table:formula="of:=INT([.D57]/[.$B$1]*1024)" office:value-type="float" office:value="949">
            <text:p>949</text:p>
          </table:table-cell>
          <table:table-cell table:number-columns-repeated="10"/>
        </table:table-row>
        <table:table-row table:style-name="ro2">
          <table:table-cell table:formula="of:=[.A57]+[.$D$1]" office:value-type="float" office:value="-8.5">
            <text:p>-8.5</text:p>
          </table:table-cell>
          <table:table-cell table:formula="of:=[.$M$2]+[.$M$3]*[.A58]+[.$M$4]*[.A58]^2+[.$M$5]*[.A58]^3+[.$M$6]*[.A58]^4+[.$N$2]*[.A58]^5+[.$N$3]*[.A58]^6+[.$N$4]*[.A58]^7+[.$N$5]*[.A58]^8+[.$N$6]*[.A58]^9" office:value-type="float" office:value="101.134218983097">
            <text:p>101.1342189831</text:p>
          </table:table-cell>
          <table:table-cell table:formula="of:=[.B58]/([.$B$2]+[.B58])*[.$B$1]" office:value-type="float" office:value="4.50105102570452">
            <text:p>4.5010510257</text:p>
          </table:table-cell>
          <table:table-cell table:formula="of:=[.$D$5]*[.C58]-[.$D$4]" office:value-type="float" office:value="5.1918285407711">
            <text:p>5.1918285408</text:p>
          </table:table-cell>
          <table:table-cell table:formula="of:=INT([.D58]/[.$B$1]*1024)" office:value-type="float" office:value="947">
            <text:p>947</text:p>
          </table:table-cell>
          <table:table-cell table:number-columns-repeated="10"/>
        </table:table-row>
        <table:table-row table:style-name="ro2">
          <table:table-cell table:formula="of:=[.A58]+[.$D$1]" office:value-type="float" office:value="-8.25">
            <text:p>-8.25</text:p>
          </table:table-cell>
          <table:table-cell table:formula="of:=[.$M$2]+[.$M$3]*[.A59]+[.$M$4]*[.A59]^2+[.$M$5]*[.A59]^3+[.$M$6]*[.A59]^4+[.$N$2]*[.A59]^5+[.$N$3]*[.A59]^6+[.$N$4]*[.A59]^7+[.$N$5]*[.A59]^8+[.$N$6]*[.A59]^9" office:value-type="float" office:value="100.323401820531">
            <text:p>100.3234018205</text:p>
          </table:table-cell>
          <table:table-cell table:formula="of:=[.B59]/([.$B$2]+[.B59])*[.$B$1]" office:value-type="float" office:value="4.49387159440521">
            <text:p>4.4938715944</text:p>
          </table:table-cell>
          <table:table-cell table:formula="of:=[.$D$5]*[.C59]-[.$D$4]" office:value-type="float" office:value="5.18166343437833">
            <text:p>5.1816634344</text:p>
          </table:table-cell>
          <table:table-cell table:formula="of:=INT([.D59]/[.$B$1]*1024)" office:value-type="float" office:value="945">
            <text:p>945</text:p>
          </table:table-cell>
          <table:table-cell table:number-columns-repeated="10"/>
        </table:table-row>
        <table:table-row table:style-name="ro2">
          <table:table-cell table:formula="of:=[.A59]+[.$D$1]" office:value-type="float" office:value="-8">
            <text:p>-8</text:p>
          </table:table-cell>
          <table:table-cell table:formula="of:=[.$M$2]+[.$M$3]*[.A60]+[.$M$4]*[.A60]^2+[.$M$5]*[.A60]^3+[.$M$6]*[.A60]^4+[.$N$2]*[.A60]^5+[.$N$3]*[.A60]^6+[.$N$4]*[.A60]^7+[.$N$5]*[.A60]^8+[.$N$6]*[.A60]^9" office:value-type="float" office:value="99.5199789492663">
            <text:p>99.5199789493</text:p>
          </table:table-cell>
          <table:table-cell table:formula="of:=[.B60]/([.$B$2]+[.B60])*[.$B$1]" office:value-type="float" office:value="4.48666535156731">
            <text:p>4.4866653516</text:p>
          </table:table-cell>
          <table:table-cell table:formula="of:=[.$D$5]*[.C60]-[.$D$4]" office:value-type="float" office:value="5.17146036646313">
            <text:p>5.1714603665</text:p>
          </table:table-cell>
          <table:table-cell table:formula="of:=INT([.D60]/[.$B$1]*1024)" office:value-type="float" office:value="943">
            <text:p>943</text:p>
          </table:table-cell>
          <table:table-cell table:number-columns-repeated="10"/>
        </table:table-row>
        <table:table-row table:style-name="ro2">
          <table:table-cell table:formula="of:=[.A60]+[.$D$1]" office:value-type="float" office:value="-7.75">
            <text:p>-7.75</text:p>
          </table:table-cell>
          <table:table-cell table:formula="of:=[.$M$2]+[.$M$3]*[.A61]+[.$M$4]*[.A61]^2+[.$M$5]*[.A61]^3+[.$M$6]*[.A61]^4+[.$N$2]*[.A61]^5+[.$N$3]*[.A61]^6+[.$N$4]*[.A61]^7+[.$N$5]*[.A61]^8+[.$N$6]*[.A61]^9" office:value-type="float" office:value="98.7238932375267">
            <text:p>98.7238932375</text:p>
          </table:table-cell>
          <table:table-cell table:formula="of:=[.B61]/([.$B$2]+[.B61])*[.$B$1]" office:value-type="float" office:value="4.47943254501195">
            <text:p>4.479432545</text:p>
          </table:table-cell>
          <table:table-cell table:formula="of:=[.$D$5]*[.C61]-[.$D$4]" office:value-type="float" office:value="5.16121968790679">
            <text:p>5.1612196879</text:p>
          </table:table-cell>
          <table:table-cell table:formula="of:=INT([.D61]/[.$B$1]*1024)" office:value-type="float" office:value="942">
            <text:p>942</text:p>
          </table:table-cell>
          <table:table-cell table:number-columns-repeated="10"/>
        </table:table-row>
        <table:table-row table:style-name="ro2">
          <table:table-cell table:formula="of:=[.A61]+[.$D$1]" office:value-type="float" office:value="-7.5">
            <text:p>-7.5</text:p>
          </table:table-cell>
          <table:table-cell table:formula="of:=[.$M$2]+[.$M$3]*[.A62]+[.$M$4]*[.A62]^2+[.$M$5]*[.A62]^3+[.$M$6]*[.A62]^4+[.$N$2]*[.A62]^5+[.$N$3]*[.A62]^6+[.$N$4]*[.A62]^7+[.$N$5]*[.A62]^8+[.$N$6]*[.A62]^9" office:value-type="float" office:value="97.9350875725466">
            <text:p>97.9350875725</text:p>
          </table:table-cell>
          <table:table-cell table:formula="of:=[.B62]/([.$B$2]+[.B62])*[.$B$1]" office:value-type="float" office:value="4.47217342527896">
            <text:p>4.4721734253</text:p>
          </table:table-cell>
          <table:table-cell table:formula="of:=[.$D$5]*[.C62]-[.$D$4]" office:value-type="float" office:value="5.15094175343993">
            <text:p>5.1509417534</text:p>
          </table:table-cell>
          <table:table-cell table:formula="of:=INT([.D62]/[.$B$1]*1024)" office:value-type="float" office:value="940">
            <text:p>940</text:p>
          </table:table-cell>
          <table:table-cell table:number-columns-repeated="10"/>
        </table:table-row>
        <table:table-row table:style-name="ro2">
          <table:table-cell table:formula="of:=[.A62]+[.$D$1]" office:value-type="float" office:value="-7.25">
            <text:p>-7.25</text:p>
          </table:table-cell>
          <table:table-cell table:formula="of:=[.$M$2]+[.$M$3]*[.A63]+[.$M$4]*[.A63]^2+[.$M$5]*[.A63]^3+[.$M$6]*[.A63]^4+[.$N$2]*[.A63]^5+[.$N$3]*[.A63]^6+[.$N$4]*[.A63]^7+[.$N$5]*[.A63]^8+[.$N$6]*[.A63]^9" office:value-type="float" office:value="97.1535048697556">
            <text:p>97.1535048698</text:p>
          </table:table-cell>
          <table:table-cell table:formula="of:=[.B63]/([.$B$2]+[.B63])*[.$B$1]" office:value-type="float" office:value="4.46488824553364">
            <text:p>4.4648882455</text:p>
          </table:table-cell>
          <table:table-cell table:formula="of:=[.$D$5]*[.C63]-[.$D$4]" office:value-type="float" office:value="5.14062692151045">
            <text:p>5.1406269215</text:p>
          </table:table-cell>
          <table:table-cell table:formula="of:=INT([.D63]/[.$B$1]*1024)" office:value-type="float" office:value="938">
            <text:p>938</text:p>
          </table:table-cell>
          <table:table-cell table:number-columns-repeated="10"/>
        </table:table-row>
        <table:table-row table:style-name="ro2">
          <table:table-cell table:formula="of:=[.A63]+[.$D$1]" office:value-type="float" office:value="-7">
            <text:p>-7</text:p>
          </table:table-cell>
          <table:table-cell table:formula="of:=[.$M$2]+[.$M$3]*[.A64]+[.$M$4]*[.A64]^2+[.$M$5]*[.A64]^3+[.$M$6]*[.A64]^4+[.$N$2]*[.A64]^5+[.$N$3]*[.A64]^6+[.$N$4]*[.A64]^7+[.$N$5]*[.A64]^8+[.$N$6]*[.A64]^9" office:value-type="float" office:value="96.3790880817932">
            <text:p>96.3790880818</text:p>
          </table:table-cell>
          <table:table-cell table:formula="of:=[.B64]/([.$B$2]+[.B64])*[.$B$1]" office:value-type="float" office:value="4.45757726147162">
            <text:p>4.4575772615</text:p>
          </table:table-cell>
          <table:table-cell table:formula="of:=[.$D$5]*[.C64]-[.$D$4]" office:value-type="float" office:value="5.13027555414889">
            <text:p>5.1302755541</text:p>
          </table:table-cell>
          <table:table-cell table:formula="of:=INT([.D64]/[.$B$1]*1024)" office:value-type="float" office:value="936">
            <text:p>936</text:p>
          </table:table-cell>
          <table:table-cell table:number-columns-repeated="10"/>
        </table:table-row>
        <table:table-row table:style-name="ro2">
          <table:table-cell table:formula="of:=[.A64]+[.$D$1]" office:value-type="float" office:value="-6.75">
            <text:p>-6.75</text:p>
          </table:table-cell>
          <table:table-cell table:formula="of:=[.$M$2]+[.$M$3]*[.A65]+[.$M$4]*[.A65]^2+[.$M$5]*[.A65]^3+[.$M$6]*[.A65]^4+[.$N$2]*[.A65]^5+[.$N$3]*[.A65]^6+[.$N$4]*[.A65]^7+[.$N$5]*[.A65]^8+[.$N$6]*[.A65]^9" office:value-type="float" office:value="95.6117802073559">
            <text:p>95.6117802074</text:p>
          </table:table-cell>
          <table:table-cell table:formula="of:=[.B65]/([.$B$2]+[.B65])*[.$B$1]" office:value-type="float" office:value="4.4502407312219">
            <text:p>4.4502407312</text:p>
          </table:table-cell>
          <table:table-cell table:formula="of:=[.$D$5]*[.C65]-[.$D$4]" office:value-type="float" office:value="5.11988801683109">
            <text:p>5.1198880168</text:p>
          </table:table-cell>
          <table:table-cell table:formula="of:=INT([.D65]/[.$B$1]*1024)" office:value-type="float" office:value="934">
            <text:p>934</text:p>
          </table:table-cell>
          <table:table-cell table:number-columns-repeated="10"/>
        </table:table-row>
        <table:table-row table:style-name="ro2">
          <table:table-cell table:formula="of:=[.A65]+[.$D$1]" office:value-type="float" office:value="-6.5">
            <text:p>-6.5</text:p>
          </table:table-cell>
          <table:table-cell table:formula="of:=[.$M$2]+[.$M$3]*[.A66]+[.$M$4]*[.A66]^2+[.$M$5]*[.A66]^3+[.$M$6]*[.A66]^4+[.$N$2]*[.A66]^5+[.$N$3]*[.A66]^6+[.$N$4]*[.A66]^7+[.$N$5]*[.A66]^8+[.$N$6]*[.A66]^9" office:value-type="float" office:value="94.8515242998787">
            <text:p>94.8515242999</text:p>
          </table:table-cell>
          <table:table-cell table:formula="of:=[.B66]/([.$B$2]+[.B66])*[.$B$1]" office:value-type="float" office:value="4.44287891524817">
            <text:p>4.4428789152</text:p>
          </table:table-cell>
          <table:table-cell table:formula="of:=[.$D$5]*[.C66]-[.$D$4]" office:value-type="float" office:value="5.10946467833852">
            <text:p>5.1094646783</text:p>
          </table:table-cell>
          <table:table-cell table:formula="of:=INT([.D66]/[.$B$1]*1024)" office:value-type="float" office:value="932">
            <text:p>932</text:p>
          </table:table-cell>
          <table:table-cell table:number-columns-repeated="10"/>
        </table:table-row>
        <table:table-row table:style-name="ro2">
          <table:table-cell table:formula="of:=[.A66]+[.$D$1]" office:value-type="float" office:value="-6.25">
            <text:p>-6.25</text:p>
          </table:table-cell>
          <table:table-cell table:formula="of:=[.$M$2]+[.$M$3]*[.A67]+[.$M$4]*[.A67]^2+[.$M$5]*[.A67]^3+[.$M$6]*[.A67]^4+[.$N$2]*[.A67]^5+[.$N$3]*[.A67]^6+[.$N$4]*[.A67]^7+[.$N$5]*[.A67]^8+[.$N$6]*[.A67]^9" office:value-type="float" office:value="94.0982634760516">
            <text:p>94.0982634761</text:p>
          </table:table-cell>
          <table:table-cell table:formula="of:=[.B67]/([.$B$2]+[.B67])*[.$B$1]" office:value-type="float" office:value="4.43549207624846">
            <text:p>4.4354920762</text:p>
          </table:table-cell>
          <table:table-cell table:formula="of:=[.$D$5]*[.C67]-[.$D$4]" office:value-type="float" office:value="5.09900591061613">
            <text:p>5.0990059106</text:p>
          </table:table-cell>
          <table:table-cell table:formula="of:=INT([.D67]/[.$B$1]*1024)" office:value-type="float" office:value="930">
            <text:p>930</text:p>
          </table:table-cell>
          <table:table-cell table:number-columns-repeated="10"/>
        </table:table-row>
        <table:table-row table:style-name="ro2">
          <table:table-cell table:formula="of:=[.A67]+[.$D$1]" office:value-type="float" office:value="-6">
            <text:p>-6</text:p>
          </table:table-cell>
          <table:table-cell table:formula="of:=[.$M$2]+[.$M$3]*[.A68]+[.$M$4]*[.A68]^2+[.$M$5]*[.A68]^3+[.$M$6]*[.A68]^4+[.$N$2]*[.A68]^5+[.$N$3]*[.A68]^6+[.$N$4]*[.A68]^7+[.$N$5]*[.A68]^8+[.$N$6]*[.A68]^9" office:value-type="float" office:value="93.3519409241732">
            <text:p>93.3519409242</text:p>
          </table:table-cell>
          <table:table-cell table:formula="of:=[.B68]/([.$B$2]+[.B68])*[.$B$1]" office:value-type="float" office:value="4.42808047905307">
            <text:p>4.4280804791</text:p>
          </table:table-cell>
          <table:table-cell table:formula="of:=[.$D$5]*[.C68]-[.$D$4]" office:value-type="float" office:value="5.08851208862793">
            <text:p>5.0885120886</text:p>
          </table:table-cell>
          <table:table-cell table:formula="of:=INT([.D68]/[.$B$1]*1024)" office:value-type="float" office:value="928">
            <text:p>928</text:p>
          </table:table-cell>
          <table:table-cell table:number-columns-repeated="10"/>
        </table:table-row>
        <table:table-row table:style-name="ro2">
          <table:table-cell table:formula="of:=[.A68]+[.$D$1]" office:value-type="float" office:value="-5.75">
            <text:p>-5.75</text:p>
          </table:table-cell>
          <table:table-cell table:formula="of:=[.$M$2]+[.$M$3]*[.A69]+[.$M$4]*[.A69]^2+[.$M$5]*[.A69]^3+[.$M$6]*[.A69]^4+[.$N$2]*[.A69]^5+[.$N$3]*[.A69]^6+[.$N$4]*[.A69]^7+[.$N$5]*[.A69]^8+[.$N$6]*[.A69]^9" office:value-type="float" office:value="92.6124999123439">
            <text:p>92.6124999123</text:p>
          </table:table-cell>
          <table:table-cell table:formula="of:=[.B69]/([.$B$2]+[.B69])*[.$B$1]" office:value-type="float" office:value="4.42064439052107">
            <text:p>4.4206443905</text:p>
          </table:table-cell>
          <table:table-cell table:formula="of:=[.$D$5]*[.C69]-[.$D$4]" office:value-type="float" office:value="5.07798359021036">
            <text:p>5.0779835902</text:p>
          </table:table-cell>
          <table:table-cell table:formula="of:=INT([.D69]/[.$B$1]*1024)" office:value-type="float" office:value="926">
            <text:p>926</text:p>
          </table:table-cell>
          <table:table-cell table:number-columns-repeated="10"/>
        </table:table-row>
        <table:table-row table:style-name="ro2">
          <table:table-cell table:formula="of:=[.A69]+[.$D$1]" office:value-type="float" office:value="-5.5">
            <text:p>-5.5</text:p>
          </table:table-cell>
          <table:table-cell table:formula="of:=[.$M$2]+[.$M$3]*[.A70]+[.$M$4]*[.A70]^2+[.$M$5]*[.A70]^3+[.$M$6]*[.A70]^4+[.$N$2]*[.A70]^5+[.$N$3]*[.A70]^6+[.$N$4]*[.A70]^7+[.$N$5]*[.A70]^8+[.$N$6]*[.A70]^9" office:value-type="float" office:value="91.8798837964986">
            <text:p>91.8798837965</text:p>
          </table:table-cell>
          <table:table-cell table:formula="of:=[.B70]/([.$B$2]+[.B70])*[.$B$1]" office:value-type="float" office:value="4.41318407943526">
            <text:p>4.4131840794</text:p>
          </table:table-cell>
          <table:table-cell table:formula="of:=[.$D$5]*[.C70]-[.$D$4]" office:value-type="float" office:value="5.06742079592362">
            <text:p>5.0674207959</text:p>
          </table:table-cell>
          <table:table-cell table:formula="of:=INT([.D70]/[.$B$1]*1024)" office:value-type="float" office:value="924">
            <text:p>924</text:p>
          </table:table-cell>
          <table:table-cell table:number-columns-repeated="10"/>
        </table:table-row>
        <table:table-row table:style-name="ro2">
          <table:table-cell table:formula="of:=[.A70]+[.$D$1]" office:value-type="float" office:value="-5.25">
            <text:p>-5.25</text:p>
          </table:table-cell>
          <table:table-cell table:formula="of:=[.$M$2]+[.$M$3]*[.A71]+[.$M$4]*[.A71]^2+[.$M$5]*[.A71]^3+[.$M$6]*[.A71]^4+[.$N$2]*[.A71]^5+[.$N$3]*[.A71]^6+[.$N$4]*[.A71]^7+[.$N$5]*[.A71]^8+[.$N$6]*[.A71]^9" office:value-type="float" office:value="91.1540360282825">
            <text:p>91.1540360283</text:p>
          </table:table-cell>
          <table:table-cell table:formula="of:=[.B71]/([.$B$2]+[.B71])*[.$B$1]" office:value-type="float" office:value="4.40569981639572">
            <text:p>4.4056998164</text:p>
          </table:table-cell>
          <table:table-cell table:formula="of:=[.$D$5]*[.C71]-[.$D$4]" office:value-type="float" office:value="5.05682408890093">
            <text:p>5.0568240889</text:p>
          </table:table-cell>
          <table:table-cell table:formula="of:=INT([.D71]/[.$B$1]*1024)" office:value-type="float" office:value="923">
            <text:p>923</text:p>
          </table:table-cell>
          <table:table-cell table:number-columns-repeated="10"/>
        </table:table-row>
        <table:table-row table:style-name="ro2">
          <table:table-cell table:formula="of:=[.A71]+[.$D$1]" office:value-type="float" office:value="-5">
            <text:p>-5</text:p>
          </table:table-cell>
          <table:table-cell table:formula="of:=[.$M$2]+[.$M$3]*[.A72]+[.$M$4]*[.A72]^2+[.$M$5]*[.A72]^3+[.$M$6]*[.A72]^4+[.$N$2]*[.A72]^5+[.$N$3]*[.A72]^6+[.$N$4]*[.A72]^7+[.$N$5]*[.A72]^8+[.$N$6]*[.A72]^9" office:value-type="float" office:value="90.4349001627694">
            <text:p>90.4349001628</text:p>
          </table:table-cell>
          <table:table-cell table:formula="of:=[.B72]/([.$B$2]+[.B72])*[.$B$1]" office:value-type="float" office:value="4.39819187371205">
            <text:p>4.3981918737</text:p>
          </table:table-cell>
          <table:table-cell table:formula="of:=[.$D$5]*[.C72]-[.$D$4]" office:value-type="float" office:value="5.04619385469595">
            <text:p>5.0461938547</text:p>
          </table:table-cell>
          <table:table-cell table:formula="of:=INT([.D72]/[.$B$1]*1024)" office:value-type="float" office:value="921">
            <text:p>921</text:p>
          </table:table-cell>
          <table:table-cell table:number-columns-repeated="10"/>
        </table:table-row>
        <table:table-row table:style-name="ro2">
          <table:table-cell table:formula="of:=[.A72]+[.$D$1]" office:value-type="float" office:value="-4.75">
            <text:p>-4.75</text:p>
          </table:table-cell>
          <table:table-cell table:formula="of:=[.$M$2]+[.$M$3]*[.A73]+[.$M$4]*[.A73]^2+[.$M$5]*[.A73]^3+[.$M$6]*[.A73]^4+[.$N$2]*[.A73]^5+[.$N$3]*[.A73]^6+[.$N$4]*[.A73]^7+[.$N$5]*[.A73]^8+[.$N$6]*[.A73]^9" office:value-type="float" office:value="89.7224198660263">
            <text:p>89.722419866</text:p>
          </table:table-cell>
          <table:table-cell table:formula="of:=[.B73]/([.$B$2]+[.B73])*[.$B$1]" office:value-type="float" office:value="4.39066052529436">
            <text:p>4.3906605253</text:p>
          </table:table-cell>
          <table:table-cell table:formula="of:=[.$D$5]*[.C73]-[.$D$4]" office:value-type="float" office:value="5.03553048112843">
            <text:p>5.0355304811</text:p>
          </table:table-cell>
          <table:table-cell table:formula="of:=INT([.D73]/[.$B$1]*1024)" office:value-type="float" office:value="919">
            <text:p>919</text:p>
          </table:table-cell>
          <table:table-cell table:number-columns-repeated="10"/>
        </table:table-row>
        <table:table-row table:style-name="ro2">
          <table:table-cell table:formula="of:=[.A73]+[.$D$1]" office:value-type="float" office:value="-4.5">
            <text:p>-4.5</text:p>
          </table:table-cell>
          <table:table-cell table:formula="of:=[.$M$2]+[.$M$3]*[.A74]+[.$M$4]*[.A74]^2+[.$M$5]*[.A74]^3+[.$M$6]*[.A74]^4+[.$N$2]*[.A74]^5+[.$N$3]*[.A74]^6+[.$N$4]*[.A74]^7+[.$N$5]*[.A74]^8+[.$N$6]*[.A74]^9" office:value-type="float" office:value="89.016538922524">
            <text:p>89.0165389225</text:p>
          </table:table-cell>
          <table:table-cell table:formula="of:=[.B74]/([.$B$2]+[.B74])*[.$B$1]" office:value-type="float" office:value="4.38310604654302">
            <text:p>4.3831060465</text:p>
          </table:table-cell>
          <table:table-cell table:formula="of:=[.$D$5]*[.C74]-[.$D$4]" office:value-type="float" office:value="5.02483435812819">
            <text:p>5.0248343581</text:p>
          </table:table-cell>
          <table:table-cell table:formula="of:=INT([.D74]/[.$B$1]*1024)" office:value-type="float" office:value="917">
            <text:p>917</text:p>
          </table:table-cell>
          <table:table-cell table:number-columns-repeated="10"/>
        </table:table-row>
        <table:table-row table:style-name="ro2">
          <table:table-cell table:formula="of:=[.A74]+[.$D$1]" office:value-type="float" office:value="-4.25">
            <text:p>-4.25</text:p>
          </table:table-cell>
          <table:table-cell table:formula="of:=[.$M$2]+[.$M$3]*[.A75]+[.$M$4]*[.A75]^2+[.$M$5]*[.A75]^3+[.$M$6]*[.A75]^4+[.$N$2]*[.A75]^5+[.$N$3]*[.A75]^6+[.$N$4]*[.A75]^7+[.$N$5]*[.A75]^8+[.$N$6]*[.A75]^9" office:value-type="float" office:value="88.3172012423971">
            <text:p>88.3172012424</text:p>
          </table:table-cell>
          <table:table-cell table:formula="of:=[.B75]/([.$B$2]+[.B75])*[.$B$1]" office:value-type="float" office:value="4.37552871423743">
            <text:p>4.3755287142</text:p>
          </table:table-cell>
          <table:table-cell table:formula="of:=[.$D$5]*[.C75]-[.$D$4]" office:value-type="float" office:value="5.01410587757749">
            <text:p>5.0141058776</text:p>
          </table:table-cell>
          <table:table-cell table:formula="of:=INT([.D75]/[.$B$1]*1024)" office:value-type="float" office:value="915">
            <text:p>915</text:p>
          </table:table-cell>
          <table:table-cell table:number-columns-repeated="10"/>
        </table:table-row>
        <table:table-row table:style-name="ro2">
          <table:table-cell table:formula="of:=[.A75]+[.$D$1]" office:value-type="float" office:value="-4">
            <text:p>-4</text:p>
          </table:table-cell>
          <table:table-cell table:formula="of:=[.$M$2]+[.$M$3]*[.A76]+[.$M$4]*[.A76]^2+[.$M$5]*[.A76]^3+[.$M$6]*[.A76]^4+[.$N$2]*[.A76]^5+[.$N$3]*[.A76]^6+[.$N$4]*[.A76]^7+[.$N$5]*[.A76]^8+[.$N$6]*[.A76]^9" office:value-type="float" office:value="87.624350868553">
            <text:p>87.6243508686</text:p>
          </table:table-cell>
          <table:table-cell table:formula="of:=[.B76]/([.$B$2]+[.B76])*[.$B$1]" office:value-type="float" office:value="4.36792880642364">
            <text:p>4.3679288064</text:p>
          </table:table-cell>
          <table:table-cell table:formula="of:=[.$D$5]*[.C76]-[.$D$4]" office:value-type="float" office:value="5.00334543315206">
            <text:p>5.0033454332</text:p>
          </table:table-cell>
          <table:table-cell table:formula="of:=INT([.D76]/[.$B$1]*1024)" office:value-type="float" office:value="913">
            <text:p>913</text:p>
          </table:table-cell>
          <table:table-cell table:number-columns-repeated="10"/>
        </table:table-row>
        <table:table-row table:style-name="ro2">
          <table:table-cell table:formula="of:=[.A76]+[.$D$1]" office:value-type="float" office:value="-3.75">
            <text:p>-3.75</text:p>
          </table:table-cell>
          <table:table-cell table:formula="of:=[.$M$2]+[.$M$3]*[.A77]+[.$M$4]*[.A77]^2+[.$M$5]*[.A77]^3+[.$M$6]*[.A77]^4+[.$N$2]*[.A77]^5+[.$N$3]*[.A77]^6+[.$N$4]*[.A77]^7+[.$N$5]*[.A77]^8+[.$N$6]*[.A77]^9" office:value-type="float" office:value="86.9379319836327">
            <text:p>86.9379319836</text:p>
          </table:table-cell>
          <table:table-cell table:formula="of:=[.B77]/([.$B$2]+[.B77])*[.$B$1]" office:value-type="float" office:value="4.36030660230115">
            <text:p>4.3603066023</text:p>
          </table:table-cell>
          <table:table-cell table:formula="of:=[.$D$5]*[.C77]-[.$D$4]" office:value-type="float" office:value="4.99255342016074">
            <text:p>4.9925534202</text:p>
          </table:table-cell>
          <table:table-cell table:formula="of:=INT([.D77]/[.$B$1]*1024)" office:value-type="float" office:value="911">
            <text:p>911</text:p>
          </table:table-cell>
          <table:table-cell table:number-columns-repeated="10"/>
        </table:table-row>
        <table:table-row table:style-name="ro2">
          <table:table-cell table:formula="of:=[.A77]+[.$D$1]" office:value-type="float" office:value="-3.5">
            <text:p>-3.5</text:p>
          </table:table-cell>
          <table:table-cell table:formula="of:=[.$M$2]+[.$M$3]*[.A78]+[.$M$4]*[.A78]^2+[.$M$5]*[.A78]^3+[.$M$6]*[.A78]^4+[.$N$2]*[.A78]^5+[.$N$3]*[.A78]^6+[.$N$4]*[.A78]^7+[.$N$5]*[.A78]^8+[.$N$6]*[.A78]^9" office:value-type="float" office:value="86.2578889168254">
            <text:p>86.2578889168</text:p>
          </table:table-cell>
          <table:table-cell table:formula="of:=[.B78]/([.$B$2]+[.B78])*[.$B$1]" office:value-type="float" office:value="4.3526623821088">
            <text:p>4.3526623821</text:p>
          </table:table-cell>
          <table:table-cell table:formula="of:=[.$D$5]*[.C78]-[.$D$4]" office:value-type="float" office:value="4.98173023538392">
            <text:p>4.9817302354</text:p>
          </table:table-cell>
          <table:table-cell table:formula="of:=INT([.D78]/[.$B$1]*1024)" office:value-type="float" office:value="909">
            <text:p>909</text:p>
          </table:table-cell>
          <table:table-cell table:number-columns-repeated="10"/>
        </table:table-row>
        <table:table-row table:style-name="ro2">
          <table:table-cell table:formula="of:=[.A78]+[.$D$1]" office:value-type="float" office:value="-3.25">
            <text:p>-3.25</text:p>
          </table:table-cell>
          <table:table-cell table:formula="of:=[.$M$2]+[.$M$3]*[.A79]+[.$M$4]*[.A79]^2+[.$M$5]*[.A79]^3+[.$M$6]*[.A79]^4+[.$N$2]*[.A79]^5+[.$N$3]*[.A79]^6+[.$N$4]*[.A79]^7+[.$N$5]*[.A79]^8+[.$N$6]*[.A79]^9" office:value-type="float" office:value="85.5841661505368">
            <text:p>85.5841661505</text:p>
          </table:table-cell>
          <table:table-cell table:formula="of:=[.B79]/([.$B$2]+[.B79])*[.$B$1]" office:value-type="float" office:value="4.34499642700992">
            <text:p>4.344996427</text:p>
          </table:table-cell>
          <table:table-cell table:formula="of:=[.$D$5]*[.C79]-[.$D$4]" office:value-type="float" office:value="4.97087627691094">
            <text:p>4.9708762769</text:p>
          </table:table-cell>
          <table:table-cell table:formula="of:=INT([.D79]/[.$B$1]*1024)" office:value-type="float" office:value="907">
            <text:p>907</text:p>
          </table:table-cell>
          <table:table-cell table:number-columns-repeated="10"/>
        </table:table-row>
        <table:table-row table:style-name="ro2">
          <table:table-cell table:formula="of:=[.A79]+[.$D$1]" office:value-type="float" office:value="-3">
            <text:p>-3</text:p>
          </table:table-cell>
          <table:table-cell table:formula="of:=[.$M$2]+[.$M$3]*[.A80]+[.$M$4]*[.A80]^2+[.$M$5]*[.A80]^3+[.$M$6]*[.A80]^4+[.$N$2]*[.A80]^5+[.$N$3]*[.A80]^6+[.$N$4]*[.A80]^7+[.$N$5]*[.A80]^8+[.$N$6]*[.A80]^9" office:value-type="float" office:value="84.9167083269142">
            <text:p>84.9167083269</text:p>
          </table:table-cell>
          <table:table-cell table:formula="of:=[.B80]/([.$B$2]+[.B80])*[.$B$1]" office:value-type="float" office:value="4.33730901897677">
            <text:p>4.337309019</text:p>
          </table:table-cell>
          <table:table-cell table:formula="of:=[.$D$5]*[.C80]-[.$D$4]" office:value-type="float" office:value="4.95999194397651">
            <text:p>4.959991944</text:p>
          </table:table-cell>
          <table:table-cell table:formula="of:=INT([.D80]/[.$B$1]*1024)" office:value-type="float" office:value="905">
            <text:p>905</text:p>
          </table:table-cell>
          <table:table-cell table:number-columns-repeated="10"/>
        </table:table-row>
        <table:table-row table:style-name="ro2">
          <table:table-cell table:formula="of:=[.A80]+[.$D$1]" office:value-type="float" office:value="-2.75">
            <text:p>-2.75</text:p>
          </table:table-cell>
          <table:table-cell table:formula="of:=[.$M$2]+[.$M$3]*[.A81]+[.$M$4]*[.A81]^2+[.$M$5]*[.A81]^3+[.$M$6]*[.A81]^4+[.$N$2]*[.A81]^5+[.$N$3]*[.A81]^6+[.$N$4]*[.A81]^7+[.$N$5]*[.A81]^8+[.$N$6]*[.A81]^9" office:value-type="float" office:value="84.2554602542286">
            <text:p>84.2554602542</text:p>
          </table:table-cell>
          <table:table-cell table:formula="of:=[.B81]/([.$B$2]+[.B81])*[.$B$1]" office:value-type="float" office:value="4.32960044067445">
            <text:p>4.3296004407</text:p>
          </table:table-cell>
          <table:table-cell table:formula="of:=[.$D$5]*[.C81]-[.$D$4]" office:value-type="float" office:value="4.94907763679628">
            <text:p>4.9490776368</text:p>
          </table:table-cell>
          <table:table-cell table:formula="of:=INT([.D81]/[.$B$1]*1024)" office:value-type="float" office:value="903">
            <text:p>903</text:p>
          </table:table-cell>
          <table:table-cell table:number-columns-repeated="10"/>
        </table:table-row>
        <table:table-row table:style-name="ro2">
          <table:table-cell table:formula="of:=[.A81]+[.$D$1]" office:value-type="float" office:value="-2.5">
            <text:p>-2.5</text:p>
          </table:table-cell>
          <table:table-cell table:formula="of:=[.$M$2]+[.$M$3]*[.A82]+[.$M$4]*[.A82]^2+[.$M$5]*[.A82]^3+[.$M$6]*[.A82]^4+[.$N$2]*[.A82]^5+[.$N$3]*[.A82]^6+[.$N$4]*[.A82]^7+[.$N$5]*[.A82]^8+[.$N$6]*[.A82]^9" office:value-type="float" office:value="83.6003669131169">
            <text:p>83.6003669131</text:p>
          </table:table-cell>
          <table:table-cell table:formula="of:=[.B82]/([.$B$2]+[.B82])*[.$B$1]" office:value-type="float" office:value="4.32187097534428">
            <text:p>4.3218709753</text:p>
          </table:table-cell>
          <table:table-cell table:formula="of:=[.$D$5]*[.C82]-[.$D$4]" office:value-type="float" office:value="4.93813375640175">
            <text:p>4.9381337564</text:p>
          </table:table-cell>
          <table:table-cell table:formula="of:=INT([.D82]/[.$B$1]*1024)" office:value-type="float" office:value="901">
            <text:p>901</text:p>
          </table:table-cell>
          <table:table-cell table:number-columns-repeated="10"/>
        </table:table-row>
        <table:table-row table:style-name="ro2">
          <table:table-cell table:formula="of:=[.A82]+[.$D$1]" office:value-type="float" office:value="-2.25">
            <text:p>-2.25</text:p>
          </table:table-cell>
          <table:table-cell table:formula="of:=[.$M$2]+[.$M$3]*[.A83]+[.$M$4]*[.A83]^2+[.$M$5]*[.A83]^3+[.$M$6]*[.A83]^4+[.$N$2]*[.A83]^5+[.$N$3]*[.A83]^6+[.$N$4]*[.A83]^7+[.$N$5]*[.A83]^8+[.$N$6]*[.A83]^9" office:value-type="float" office:value="82.9513734626842">
            <text:p>82.9513734627</text:p>
          </table:table-cell>
          <table:table-cell table:formula="of:=[.B83]/([.$B$2]+[.B83])*[.$B$1]" office:value-type="float" office:value="4.31412090668673">
            <text:p>4.3141209067</text:p>
          </table:table-cell>
          <table:table-cell table:formula="of:=[.$D$5]*[.C83]-[.$D$4]" office:value-type="float" office:value="4.92716070447454">
            <text:p>4.9271607045</text:p>
          </table:table-cell>
          <table:table-cell table:formula="of:=INT([.D83]/[.$B$1]*1024)" office:value-type="float" office:value="899">
            <text:p>899</text:p>
          </table:table-cell>
          <table:table-cell table:number-columns-repeated="10"/>
        </table:table-row>
        <table:table-row table:style-name="ro2">
          <table:table-cell table:formula="of:=[.A83]+[.$D$1]" office:value-type="float" office:value="-2">
            <text:p>-2</text:p>
          </table:table-cell>
          <table:table-cell table:formula="of:=[.$M$2]+[.$M$3]*[.A84]+[.$M$4]*[.A84]^2+[.$M$5]*[.A84]^3+[.$M$6]*[.A84]^4+[.$N$2]*[.A84]^5+[.$N$3]*[.A84]^6+[.$N$4]*[.A84]^7+[.$N$5]*[.A84]^8+[.$N$6]*[.A84]^9" office:value-type="float" office:value="82.3084252464682">
            <text:p>82.3084252465</text:p>
          </table:table-cell>
          <table:table-cell table:formula="of:=[.B84]/([.$B$2]+[.B84])*[.$B$1]" office:value-type="float" office:value="4.30635051874412">
            <text:p>4.3063505187</text:p>
          </table:table-cell>
          <table:table-cell table:formula="of:=[.$D$5]*[.C84]-[.$D$4]" office:value-type="float" office:value="4.91615888318023">
            <text:p>4.9161588832</text:p>
          </table:table-cell>
          <table:table-cell table:formula="of:=INT([.D84]/[.$B$1]*1024)" office:value-type="float" office:value="897">
            <text:p>897</text:p>
          </table:table-cell>
          <table:table-cell table:number-columns-repeated="10"/>
        </table:table-row>
        <table:table-row table:style-name="ro2">
          <table:table-cell table:formula="of:=[.A84]+[.$D$1]" office:value-type="float" office:value="-1.75">
            <text:p>-1.75</text:p>
          </table:table-cell>
          <table:table-cell table:formula="of:=[.$M$2]+[.$M$3]*[.A85]+[.$M$4]*[.A85]^2+[.$M$5]*[.A85]^3+[.$M$6]*[.A85]^4+[.$N$2]*[.A85]^5+[.$N$3]*[.A85]^6+[.$N$4]*[.A85]^7+[.$N$5]*[.A85]^8+[.$N$6]*[.A85]^9" office:value-type="float" office:value="81.6714677982681">
            <text:p>81.6714677983</text:p>
          </table:table-cell>
          <table:table-cell table:formula="of:=[.B85]/([.$B$2]+[.B85])*[.$B$1]" office:value-type="float" office:value="4.29856009578298">
            <text:p>4.2985600958</text:p>
          </table:table-cell>
          <table:table-cell table:formula="of:=[.$D$5]*[.C85]-[.$D$4]" office:value-type="float" office:value="4.90512869500192">
            <text:p>4.905128695</text:p>
          </table:table-cell>
          <table:table-cell table:formula="of:=INT([.D85]/[.$B$1]*1024)" office:value-type="float" office:value="895">
            <text:p>895</text:p>
          </table:table-cell>
          <table:table-cell table:number-columns-repeated="10"/>
        </table:table-row>
        <table:table-row table:style-name="ro2">
          <table:table-cell table:formula="of:=[.A85]+[.$D$1]" office:value-type="float" office:value="-1.5">
            <text:p>-1.5</text:p>
          </table:table-cell>
          <table:table-cell table:formula="of:=[.$M$2]+[.$M$3]*[.A86]+[.$M$4]*[.A86]^2+[.$M$5]*[.A86]^3+[.$M$6]*[.A86]^4+[.$N$2]*[.A86]^5+[.$N$3]*[.A86]^6+[.$N$4]*[.A86]^7+[.$N$5]*[.A86]^8+[.$N$6]*[.A86]^9" office:value-type="float" office:value="81.0404468478373">
            <text:p>81.0404468478</text:p>
          </table:table-cell>
          <table:table-cell table:formula="of:=[.B86]/([.$B$2]+[.B86])*[.$B$1]" office:value-type="float" office:value="4.29074992217639">
            <text:p>4.2907499222</text:p>
          </table:table-cell>
          <table:table-cell table:formula="of:=[.$D$5]*[.C86]-[.$D$4]" office:value-type="float" office:value="4.89407054257354">
            <text:p>4.8940705426</text:p>
          </table:table-cell>
          <table:table-cell table:formula="of:=INT([.D86]/[.$B$1]*1024)" office:value-type="float" office:value="893">
            <text:p>893</text:p>
          </table:table-cell>
          <table:table-cell table:number-columns-repeated="10"/>
        </table:table-row>
        <table:table-row table:style-name="ro2">
          <table:table-cell table:formula="of:=[.A86]+[.$D$1]" office:value-type="float" office:value="-1.25">
            <text:p>-1.25</text:p>
          </table:table-cell>
          <table:table-cell table:formula="of:=[.$M$2]+[.$M$3]*[.A87]+[.$M$4]*[.A87]^2+[.$M$5]*[.A87]^3+[.$M$6]*[.A87]^4+[.$N$2]*[.A87]^5+[.$N$3]*[.A87]^6+[.$N$4]*[.A87]^7+[.$N$5]*[.A87]^8+[.$N$6]*[.A87]^9" office:value-type="float" office:value="80.415308326444">
            <text:p>80.4153083264</text:p>
          </table:table-cell>
          <table:table-cell table:formula="of:=[.B87]/([.$B$2]+[.B87])*[.$B$1]" office:value-type="float" office:value="4.2829202822862">
            <text:p>4.2829202823</text:p>
          </table:table-cell>
          <table:table-cell table:formula="of:=[.$D$5]*[.C87]-[.$D$4]" office:value-type="float" office:value="4.88298482851308">
            <text:p>4.8829848285</text:p>
          </table:table-cell>
          <table:table-cell table:formula="of:=INT([.D87]/[.$B$1]*1024)" office:value-type="float" office:value="891">
            <text:p>891</text:p>
          </table:table-cell>
          <table:table-cell table:number-columns-repeated="10"/>
        </table:table-row>
        <table:table-row table:style-name="ro2">
          <table:table-cell table:formula="of:=[.A87]+[.$D$1]" office:value-type="float" office:value="-1">
            <text:p>-1</text:p>
          </table:table-cell>
          <table:table-cell table:formula="of:=[.$M$2]+[.$M$3]*[.A88]+[.$M$4]*[.A88]^2+[.$M$5]*[.A88]^3+[.$M$6]*[.A88]^4+[.$N$2]*[.A88]^5+[.$N$3]*[.A88]^6+[.$N$4]*[.A88]^7+[.$N$5]*[.A88]^8+[.$N$6]*[.A88]^9" office:value-type="float" office:value="79.7959983722994">
            <text:p>79.7959983723</text:p>
          </table:table-cell>
          <table:table-cell table:formula="of:=[.B88]/([.$B$2]+[.B88])*[.$B$1]" office:value-type="float" office:value="4.27507146034529">
            <text:p>4.2750714603</text:p>
          </table:table-cell>
          <table:table-cell table:formula="of:=[.$D$5]*[.C88]-[.$D$4]" office:value-type="float" office:value="4.87187195525598">
            <text:p>4.8718719553</text:p>
          </table:table-cell>
          <table:table-cell table:formula="of:=INT([.D88]/[.$B$1]*1024)" office:value-type="float" office:value="889">
            <text:p>889</text:p>
          </table:table-cell>
          <table:table-cell table:number-columns-repeated="10"/>
        </table:table-row>
        <table:table-row table:style-name="ro2">
          <table:table-cell table:formula="of:=[.A88]+[.$D$1]" office:value-type="float" office:value="-0.75">
            <text:p>-0.75</text:p>
          </table:table-cell>
          <table:table-cell table:formula="of:=[.$M$2]+[.$M$3]*[.A89]+[.$M$4]*[.A89]^2+[.$M$5]*[.A89]^3+[.$M$6]*[.A89]^4+[.$N$2]*[.A89]^5+[.$N$3]*[.A89]^6+[.$N$4]*[.A89]^7+[.$N$5]*[.A89]^8+[.$N$6]*[.A89]^9" office:value-type="float" office:value="79.1824633358549">
            <text:p>79.1824633359</text:p>
          </table:table-cell>
          <table:table-cell table:formula="of:=[.B89]/([.$B$2]+[.B89])*[.$B$1]" office:value-type="float" office:value="4.26720374033999">
            <text:p>4.2672037403</text:p>
          </table:table-cell>
          <table:table-cell table:formula="of:=[.$D$5]*[.C89]-[.$D$4]" office:value-type="float" office:value="4.8607323248886">
            <text:p>4.8607323249</text:p>
          </table:table-cell>
          <table:table-cell table:formula="of:=INT([.D89]/[.$B$1]*1024)" office:value-type="float" office:value="887">
            <text:p>887</text:p>
          </table:table-cell>
          <table:table-cell table:number-columns-repeated="10"/>
        </table:table-row>
        <table:table-row table:style-name="ro2">
          <table:table-cell table:formula="of:=[.A89]+[.$D$1]" office:value-type="float" office:value="-0.5">
            <text:p>-0.5</text:p>
          </table:table-cell>
          <table:table-cell table:formula="of:=[.$M$2]+[.$M$3]*[.A90]+[.$M$4]*[.A90]^2+[.$M$5]*[.A90]^3+[.$M$6]*[.A90]^4+[.$N$2]*[.A90]^5+[.$N$3]*[.A90]^6+[.$N$4]*[.A90]^7+[.$N$5]*[.A90]^8+[.$N$6]*[.A90]^9" office:value-type="float" office:value="78.5746497849718">
            <text:p>78.574649785</text:p>
          </table:table-cell>
          <table:table-cell table:formula="of:=[.B90]/([.$B$2]+[.B90])*[.$B$1]" office:value-type="float" office:value="4.2593174058928">
            <text:p>4.2593174059</text:p>
          </table:table-cell>
          <table:table-cell table:formula="of:=[.$D$5]*[.C90]-[.$D$4]" office:value-type="float" office:value="4.84956633898212">
            <text:p>4.849566339</text:p>
          </table:table-cell>
          <table:table-cell table:formula="of:=INT([.D90]/[.$B$1]*1024)" office:value-type="float" office:value="885">
            <text:p>885</text:p>
          </table:table-cell>
          <table:table-cell table:number-columns-repeated="10"/>
        </table:table-row>
        <table:table-row table:style-name="ro2">
          <table:table-cell table:formula="of:=[.A90]+[.$D$1]" office:value-type="float" office:value="-0.25">
            <text:p>-0.25</text:p>
          </table:table-cell>
          <table:table-cell table:formula="of:=[.$M$2]+[.$M$3]*[.A91]+[.$M$4]*[.A91]^2+[.$M$5]*[.A91]^3+[.$M$6]*[.A91]^4+[.$N$2]*[.A91]^5+[.$N$3]*[.A91]^6+[.$N$4]*[.A91]^7+[.$N$5]*[.A91]^8+[.$N$6]*[.A91]^9" office:value-type="float" office:value="77.9725045099612">
            <text:p>77.97250451</text:p>
          </table:table-cell>
          <table:table-cell table:formula="of:=[.B91]/([.$B$2]+[.B91])*[.$B$1]" office:value-type="float" office:value="4.25141274014526">
            <text:p>4.2514127401</text:p>
          </table:table-cell>
          <table:table-cell table:formula="of:=[.$D$5]*[.C91]-[.$D$4]" office:value-type="float" office:value="4.83837439842679">
            <text:p>4.8383743984</text:p>
          </table:table-cell>
          <table:table-cell table:formula="of:=INT([.D91]/[.$B$1]*1024)" office:value-type="float" office:value="883">
            <text:p>883</text:p>
          </table:table-cell>
          <table:table-cell table:number-columns-repeated="10"/>
        </table:table-row>
        <table:table-row table:style-name="ro2">
          <table:table-cell table:formula="of:=[.A91]+[.$D$1]" office:value-type="float" office:value="0">
            <text:p>0</text:p>
          </table:table-cell>
          <table:table-cell table:formula="of:=[.$M$2]+[.$M$3]*[.A92]+[.$M$4]*[.A92]^2+[.$M$5]*[.A92]^3+[.$M$6]*[.A92]^4+[.$N$2]*[.A92]^5+[.$N$3]*[.A92]^6+[.$N$4]*[.A92]^7+[.$N$5]*[.A92]^8+[.$N$6]*[.A92]^9" office:value-type="float" office:value="77.3759745285">
            <text:p>77.3759745285</text:p>
          </table:table-cell>
          <table:table-cell table:formula="of:=[.B92]/([.$B$2]+[.B92])*[.$B$1]" office:value-type="float" office:value="4.24349002564145">
            <text:p>4.2434900256</text:p>
          </table:table-cell>
          <table:table-cell table:formula="of:=[.$D$5]*[.C92]-[.$D$4]" office:value-type="float" office:value="4.8271569032669">
            <text:p>4.8271569033</text:p>
          </table:table-cell>
          <table:table-cell table:formula="of:=INT([.D92]/[.$B$1]*1024)" office:value-type="float" office:value="881">
            <text:p>881</text:p>
          </table:table-cell>
          <table:table-cell table:number-columns-repeated="10"/>
        </table:table-row>
        <table:table-row table:style-name="ro2">
          <table:table-cell table:formula="of:=[.A92]+[.$D$1]" office:value-type="float" office:value="0.25">
            <text:p>0.25</text:p>
          </table:table-cell>
          <table:table-cell table:formula="of:=[.$M$2]+[.$M$3]*[.A93]+[.$M$4]*[.A93]^2+[.$M$5]*[.A93]^3+[.$M$6]*[.A93]^4+[.$N$2]*[.A93]^5+[.$N$3]*[.A93]^6+[.$N$4]*[.A93]^7+[.$N$5]*[.A93]^8+[.$N$6]*[.A93]^9" office:value-type="float" office:value="76.7850070904204">
            <text:p>76.7850070904</text:p>
          </table:table-cell>
          <table:table-cell table:formula="of:=[.B93]/([.$B$2]+[.B93])*[.$B$1]" office:value-type="float" office:value="4.23554954421183">
            <text:p>4.2355495442</text:p>
          </table:table-cell>
          <table:table-cell table:formula="of:=[.$D$5]*[.C93]-[.$D$4]" office:value-type="float" office:value="4.81591425253639">
            <text:p>4.8159142525</text:p>
          </table:table-cell>
          <table:table-cell table:formula="of:=INT([.D93]/[.$B$1]*1024)" office:value-type="float" office:value="879">
            <text:p>879</text:p>
          </table:table-cell>
          <table:table-cell table:number-columns-repeated="10"/>
        </table:table-row>
        <table:table-row table:style-name="ro2">
          <table:table-cell table:formula="of:=[.A93]+[.$D$1]" office:value-type="float" office:value="0.5">
            <text:p>0.5</text:p>
          </table:table-cell>
          <table:table-cell table:formula="of:=[.$M$2]+[.$M$3]*[.A94]+[.$M$4]*[.A94]^2+[.$M$5]*[.A94]^3+[.$M$6]*[.A94]^4+[.$N$2]*[.A94]^5+[.$N$3]*[.A94]^6+[.$N$4]*[.A94]^7+[.$N$5]*[.A94]^8+[.$N$6]*[.A94]^9" office:value-type="float" office:value="76.199549682377">
            <text:p>76.1995496824</text:p>
          </table:table-cell>
          <table:table-cell table:formula="of:=[.B94]/([.$B$2]+[.B94])*[.$B$1]" office:value-type="float" office:value="4.22759157685775">
            <text:p>4.2275915769</text:p>
          </table:table-cell>
          <table:table-cell table:formula="of:=[.$D$5]*[.C94]-[.$D$4]" office:value-type="float" office:value="4.80464684409525">
            <text:p>4.8046468441</text:p>
          </table:table-cell>
          <table:table-cell table:formula="of:=INT([.D94]/[.$B$1]*1024)" office:value-type="float" office:value="876">
            <text:p>876</text:p>
          </table:table-cell>
          <table:table-cell table:number-columns-repeated="10"/>
        </table:table-row>
        <table:table-row table:style-name="ro2">
          <table:table-cell table:formula="of:=[.A94]+[.$D$1]" office:value-type="float" office:value="0.75">
            <text:p>0.75</text:p>
          </table:table-cell>
          <table:table-cell table:formula="of:=[.$M$2]+[.$M$3]*[.A95]+[.$M$4]*[.A95]^2+[.$M$5]*[.A95]^3+[.$M$6]*[.A95]^4+[.$N$2]*[.A95]^5+[.$N$3]*[.A95]^6+[.$N$4]*[.A95]^7+[.$N$5]*[.A95]^8+[.$N$6]*[.A95]^9" office:value-type="float" office:value="75.6195500323921">
            <text:p>75.6195500324</text:p>
          </table:table-cell>
          <table:table-cell table:formula="of:=[.B95]/([.$B$2]+[.B95])*[.$B$1]" office:value-type="float" office:value="4.21961640363666">
            <text:p>4.2196164036</text:p>
          </table:table-cell>
          <table:table-cell table:formula="of:=[.$D$5]*[.C95]-[.$D$4]" office:value-type="float" office:value="4.79335507446708">
            <text:p>4.7933550745</text:p>
          </table:table-cell>
          <table:table-cell table:formula="of:=INT([.D95]/[.$B$1]*1024)" office:value-type="float" office:value="874">
            <text:p>874</text:p>
          </table:table-cell>
          <table:table-cell table:number-columns-repeated="10"/>
        </table:table-row>
        <table:table-row table:style-name="ro2">
          <table:table-cell table:formula="of:=[.A95]+[.$D$1]" office:value-type="float" office:value="1">
            <text:p>1</text:p>
          </table:table-cell>
          <table:table-cell table:formula="of:=[.$M$2]+[.$M$3]*[.A96]+[.$M$4]*[.A96]^2+[.$M$5]*[.A96]^3+[.$M$6]*[.A96]^4+[.$N$2]*[.A96]^5+[.$N$3]*[.A96]^6+[.$N$4]*[.A96]^7+[.$N$5]*[.A96]^8+[.$N$6]*[.A96]^9" office:value-type="float" office:value="75.0449561142794">
            <text:p>75.0449561143</text:p>
          </table:table-cell>
          <table:table-cell table:formula="of:=[.B96]/([.$B$2]+[.B96])*[.$B$1]" office:value-type="float" office:value="4.2116243035481">
            <text:p>4.2116243035</text:p>
          </table:table-cell>
          <table:table-cell table:formula="of:=[.$D$5]*[.C96]-[.$D$4]" office:value-type="float" office:value="4.78203933867758">
            <text:p>4.7820393387</text:p>
          </table:table-cell>
          <table:table-cell table:formula="of:=INT([.D96]/[.$B$1]*1024)" office:value-type="float" office:value="872">
            <text:p>872</text:p>
          </table:table-cell>
          <table:table-cell table:number-columns-repeated="10"/>
        </table:table-row>
        <table:table-row table:style-name="ro2">
          <table:table-cell table:formula="of:=[.A96]+[.$D$1]" office:value-type="float" office:value="1.25">
            <text:p>1.25</text:p>
          </table:table-cell>
          <table:table-cell table:formula="of:=[.$M$2]+[.$M$3]*[.A97]+[.$M$4]*[.A97]^2+[.$M$5]*[.A97]^3+[.$M$6]*[.A97]^4+[.$N$2]*[.A97]^5+[.$N$3]*[.A97]^6+[.$N$4]*[.A97]^7+[.$N$5]*[.A97]^8+[.$N$6]*[.A97]^9" office:value-type="float" office:value="74.4757161519495">
            <text:p>74.4757161519</text:p>
          </table:table-cell>
          <table:table-cell table:formula="of:=[.B97]/([.$B$2]+[.B97])*[.$B$1]" office:value-type="float" office:value="4.2036155544205">
            <text:p>4.2036155544</text:p>
          </table:table-cell>
          <table:table-cell table:formula="of:=[.$D$5]*[.C97]-[.$D$4]" office:value-type="float" office:value="4.77070003009435">
            <text:p>4.7707000301</text:p>
          </table:table-cell>
          <table:table-cell table:formula="of:=INT([.D97]/[.$B$1]*1024)" office:value-type="float" office:value="870">
            <text:p>870</text:p>
          </table:table-cell>
          <table:table-cell table:number-columns-repeated="10"/>
        </table:table-row>
        <table:table-row table:style-name="ro2">
          <table:table-cell table:formula="of:=[.A97]+[.$D$1]" office:value-type="float" office:value="1.5">
            <text:p>1.5</text:p>
          </table:table-cell>
          <table:table-cell table:formula="of:=[.$M$2]+[.$M$3]*[.A98]+[.$M$4]*[.A98]^2+[.$M$5]*[.A98]^3+[.$M$6]*[.A98]^4+[.$N$2]*[.A98]^5+[.$N$3]*[.A98]^6+[.$N$4]*[.A98]^7+[.$N$5]*[.A98]^8+[.$N$6]*[.A98]^9" office:value-type="float" office:value="73.9117786235976">
            <text:p>73.9117786236</text:p>
          </table:table-cell>
          <table:table-cell table:formula="of:=[.B98]/([.$B$2]+[.B98])*[.$B$1]" office:value-type="float" office:value="4.19559043279906">
            <text:p>4.1955904328</text:p>
          </table:table-cell>
          <table:table-cell table:formula="of:=[.$D$5]*[.C98]-[.$D$4]" office:value-type="float" office:value="4.75933754026808">
            <text:p>4.7593375403</text:p>
          </table:table-cell>
          <table:table-cell table:formula="of:=INT([.D98]/[.$B$1]*1024)" office:value-type="float" office:value="868">
            <text:p>868</text:p>
          </table:table-cell>
          <table:table-cell table:number-columns-repeated="10"/>
        </table:table-row>
        <table:table-row table:style-name="ro2">
          <table:table-cell table:formula="of:=[.A98]+[.$D$1]" office:value-type="float" office:value="1.75">
            <text:p>1.75</text:p>
          </table:table-cell>
          <table:table-cell table:formula="of:=[.$M$2]+[.$M$3]*[.A99]+[.$M$4]*[.A99]^2+[.$M$5]*[.A99]^3+[.$M$6]*[.A99]^4+[.$N$2]*[.A99]^5+[.$N$3]*[.A99]^6+[.$N$4]*[.A99]^7+[.$N$5]*[.A99]^8+[.$N$6]*[.A99]^9" office:value-type="float" office:value="73.3530922657741">
            <text:p>73.3530922658</text:p>
          </table:table-cell>
          <table:table-cell table:formula="of:=[.B99]/([.$B$2]+[.B99])*[.$B$1]" office:value-type="float" office:value="4.18754921383457">
            <text:p>4.1875492138</text:p>
          </table:table-cell>
          <table:table-cell table:formula="of:=[.$D$5]*[.C99]-[.$D$4]" office:value-type="float" office:value="4.74795225877517">
            <text:p>4.7479522588</text:p>
          </table:table-cell>
          <table:table-cell table:formula="of:=INT([.D99]/[.$B$1]*1024)" office:value-type="float" office:value="866">
            <text:p>866</text:p>
          </table:table-cell>
          <table:table-cell table:number-columns-repeated="10"/>
        </table:table-row>
        <table:table-row table:style-name="ro2">
          <table:table-cell table:formula="of:=[.A99]+[.$D$1]" office:value-type="float" office:value="2">
            <text:p>2</text:p>
          </table:table-cell>
          <table:table-cell table:formula="of:=[.$M$2]+[.$M$3]*[.A100]+[.$M$4]*[.A100]^2+[.$M$5]*[.A100]^3+[.$M$6]*[.A100]^4+[.$N$2]*[.A100]^5+[.$N$3]*[.A100]^6+[.$N$4]*[.A100]^7+[.$N$5]*[.A100]^8+[.$N$6]*[.A100]^9" office:value-type="float" office:value="72.7996060773404">
            <text:p>72.7996060773</text:p>
          </table:table-cell>
          <table:table-cell table:formula="of:=[.B100]/([.$B$2]+[.B100])*[.$B$1]" office:value-type="float" office:value="4.1794921711734">
            <text:p>4.1794921712</text:p>
          </table:table-cell>
          <table:table-cell table:formula="of:=[.$D$5]*[.C100]-[.$D$4]" office:value-type="float" office:value="4.73654457306201">
            <text:p>4.7365445731</text:p>
          </table:table-cell>
          <table:table-cell table:formula="of:=INT([.D100]/[.$B$1]*1024)" office:value-type="float" office:value="864">
            <text:p>864</text:p>
          </table:table-cell>
          <table:table-cell table:number-columns-repeated="10"/>
        </table:table-row>
        <table:table-row table:style-name="ro2">
          <table:table-cell table:formula="of:=[.A100]+[.$D$1]" office:value-type="float" office:value="2.25">
            <text:p>2.25</text:p>
          </table:table-cell>
          <table:table-cell table:formula="of:=[.$M$2]+[.$M$3]*[.A101]+[.$M$4]*[.A101]^2+[.$M$5]*[.A101]^3+[.$M$6]*[.A101]^4+[.$N$2]*[.A101]^5+[.$N$3]*[.A101]^6+[.$N$4]*[.A101]^7+[.$N$5]*[.A101]^8+[.$N$6]*[.A101]^9" office:value-type="float" office:value="72.2512693233117">
            <text:p>72.2512693233</text:p>
          </table:table-cell>
          <table:table-cell table:formula="of:=[.B101]/([.$B$2]+[.B101])*[.$B$1]" office:value-type="float" office:value="4.1714195768488">
            <text:p>4.1714195768</text:p>
          </table:table-cell>
          <table:table-cell table:formula="of:=[.$D$5]*[.C101]-[.$D$4]" office:value-type="float" office:value="4.72511486829094">
            <text:p>4.7251148683</text:p>
          </table:table-cell>
          <table:table-cell table:formula="of:=INT([.D101]/[.$B$1]*1024)" office:value-type="float" office:value="862">
            <text:p>862</text:p>
          </table:table-cell>
          <table:table-cell table:number-columns-repeated="10"/>
        </table:table-row>
        <table:table-row table:style-name="ro2">
          <table:table-cell table:formula="of:=[.A101]+[.$D$1]" office:value-type="float" office:value="2.5">
            <text:p>2.5</text:p>
          </table:table-cell>
          <table:table-cell table:formula="of:=[.$M$2]+[.$M$3]*[.A102]+[.$M$4]*[.A102]^2+[.$M$5]*[.A102]^3+[.$M$6]*[.A102]^4+[.$N$2]*[.A102]^5+[.$N$3]*[.A102]^6+[.$N$4]*[.A102]^7+[.$N$5]*[.A102]^8+[.$N$6]*[.A102]^9" office:value-type="float" office:value="71.7080315385861">
            <text:p>71.7080315386</text:p>
          </table:table-cell>
          <table:table-cell table:formula="of:=[.B102]/([.$B$2]+[.B102])*[.$B$1]" office:value-type="float" office:value="4.16333170117333">
            <text:p>4.1633317012</text:p>
          </table:table-cell>
          <table:table-cell table:formula="of:=[.$D$5]*[.C102]-[.$D$4]" office:value-type="float" office:value="4.71366352718813">
            <text:p>4.7136635272</text:p>
          </table:table-cell>
          <table:table-cell table:formula="of:=INT([.D102]/[.$B$1]*1024)" office:value-type="float" office:value="860">
            <text:p>860</text:p>
          </table:table-cell>
          <table:table-cell table:number-columns-repeated="10"/>
        </table:table-row>
        <table:table-row table:style-name="ro2">
          <table:table-cell table:formula="of:=[.A102]+[.$D$1]" office:value-type="float" office:value="2.75">
            <text:p>2.75</text:p>
          </table:table-cell>
          <table:table-cell table:formula="of:=[.$M$2]+[.$M$3]*[.A103]+[.$M$4]*[.A103]^2+[.$M$5]*[.A103]^3+[.$M$6]*[.A103]^4+[.$N$2]*[.A103]^5+[.$N$3]*[.A103]^6+[.$N$4]*[.A103]^7+[.$N$5]*[.A103]^8+[.$N$6]*[.A103]^9" office:value-type="float" office:value="71.1698425315636">
            <text:p>71.1698425316</text:p>
          </table:table-cell>
          <table:table-cell table:formula="of:=[.B103]/([.$B$2]+[.B103])*[.$B$1]" office:value-type="float" office:value="4.15522881263288">
            <text:p>4.1552288126</text:p>
          </table:table-cell>
          <table:table-cell table:formula="of:=[.$D$5]*[.C103]-[.$D$4]" office:value-type="float" office:value="4.70219092989337">
            <text:p>4.7021909299</text:p>
          </table:table-cell>
          <table:table-cell table:formula="of:=INT([.D103]/[.$B$1]*1024)" office:value-type="float" office:value="858">
            <text:p>858</text:p>
          </table:table-cell>
          <table:table-cell table:number-columns-repeated="10"/>
        </table:table-row>
        <table:table-row table:style-name="ro2">
          <table:table-cell table:formula="of:=[.A103]+[.$D$1]" office:value-type="float" office:value="3">
            <text:p>3</text:p>
          </table:table-cell>
          <table:table-cell table:formula="of:=[.$M$2]+[.$M$3]*[.A104]+[.$M$4]*[.A104]^2+[.$M$5]*[.A104]^3+[.$M$6]*[.A104]^4+[.$N$2]*[.A104]^5+[.$N$3]*[.A104]^6+[.$N$4]*[.A104]^7+[.$N$5]*[.A104]^8+[.$N$6]*[.A104]^9" office:value-type="float" office:value="70.6366523876552">
            <text:p>70.6366523877</text:p>
          </table:table-cell>
          <table:table-cell table:formula="of:=[.B104]/([.$B$2]+[.B104])*[.$B$1]" office:value-type="float" office:value="4.14711117778205">
            <text:p>4.1471111778</text:p>
          </table:table-cell>
          <table:table-cell table:formula="of:=[.$D$5]*[.C104]-[.$D$4]" office:value-type="float" office:value="4.69069745381203">
            <text:p>4.6906974538</text:p>
          </table:table-cell>
          <table:table-cell table:formula="of:=INT([.D104]/[.$B$1]*1024)" office:value-type="float" office:value="856">
            <text:p>856</text:p>
          </table:table-cell>
          <table:table-cell table:number-columns-repeated="10"/>
        </table:table-row>
        <table:table-row table:style-name="ro2">
          <table:table-cell table:formula="of:=[.A104]+[.$D$1]" office:value-type="float" office:value="3.25">
            <text:p>3.25</text:p>
          </table:table-cell>
          <table:table-cell table:formula="of:=[.$M$2]+[.$M$3]*[.A105]+[.$M$4]*[.A105]^2+[.$M$5]*[.A105]^3+[.$M$6]*[.A105]^4+[.$N$2]*[.A105]^5+[.$N$3]*[.A105]^6+[.$N$4]*[.A105]^7+[.$N$5]*[.A105]^8+[.$N$6]*[.A105]^9" office:value-type="float" office:value="70.1084114726833">
            <text:p>70.1084114727</text:p>
          </table:table-cell>
          <table:table-cell table:formula="of:=[.B105]/([.$B$2]+[.B105])*[.$B$1]" office:value-type="float" office:value="4.1389790611411">
            <text:p>4.1389790611</text:p>
          </table:table-cell>
          <table:table-cell table:formula="of:=[.$D$5]*[.C105]-[.$D$4]" office:value-type="float" office:value="4.67918347346909">
            <text:p>4.6791834735</text:p>
          </table:table-cell>
          <table:table-cell table:formula="of:=INT([.D105]/[.$B$1]*1024)" office:value-type="float" office:value="854">
            <text:p>854</text:p>
          </table:table-cell>
          <table:table-cell table:number-columns-repeated="10"/>
        </table:table-row>
        <table:table-row table:style-name="ro2">
          <table:table-cell table:formula="of:=[.A105]+[.$D$1]" office:value-type="float" office:value="3.5">
            <text:p>3.5</text:p>
          </table:table-cell>
          <table:table-cell table:formula="of:=[.$M$2]+[.$M$3]*[.A106]+[.$M$4]*[.A106]^2+[.$M$5]*[.A106]^3+[.$M$6]*[.A106]^4+[.$N$2]*[.A106]^5+[.$N$3]*[.A106]^6+[.$N$4]*[.A106]^7+[.$N$5]*[.A106]^8+[.$N$6]*[.A106]^9" office:value-type="float" office:value="69.5850704361751">
            <text:p>69.5850704362</text:p>
          </table:table-cell>
          <table:table-cell table:formula="of:=[.B106]/([.$B$2]+[.B106])*[.$B$1]" office:value-type="float" office:value="4.13083272509455">
            <text:p>4.1308327251</text:p>
          </table:table-cell>
          <table:table-cell table:formula="of:=[.$D$5]*[.C106]-[.$D$4]" office:value-type="float" office:value="4.66764936036569">
            <text:p>4.6676493604</text:p>
          </table:table-cell>
          <table:table-cell table:formula="of:=INT([.D106]/[.$B$1]*1024)" office:value-type="float" office:value="851">
            <text:p>851</text:p>
          </table:table-cell>
          <table:table-cell table:number-columns-repeated="10"/>
        </table:table-row>
        <table:table-row table:style-name="ro2">
          <table:table-cell table:formula="of:=[.A106]+[.$D$1]" office:value-type="float" office:value="3.75">
            <text:p>3.75</text:p>
          </table:table-cell>
          <table:table-cell table:formula="of:=[.$M$2]+[.$M$3]*[.A107]+[.$M$4]*[.A107]^2+[.$M$5]*[.A107]^3+[.$M$6]*[.A107]^4+[.$N$2]*[.A107]^5+[.$N$3]*[.A107]^6+[.$N$4]*[.A107]^7+[.$N$5]*[.A107]^8+[.$N$6]*[.A107]^9" office:value-type="float" office:value="69.0665802145505">
            <text:p>69.0665802146</text:p>
          </table:table-cell>
          <table:table-cell table:formula="of:=[.B107]/([.$B$2]+[.B107])*[.$B$1]" office:value-type="float" office:value="4.12267242979153">
            <text:p>4.1226724298</text:p>
          </table:table-cell>
          <table:table-cell table:formula="of:=[.$D$5]*[.C107]-[.$D$4]" office:value-type="float" office:value="4.65609548283788">
            <text:p>4.6560954828</text:p>
          </table:table-cell>
          <table:table-cell table:formula="of:=INT([.D107]/[.$B$1]*1024)" office:value-type="float" office:value="849">
            <text:p>849</text:p>
          </table:table-cell>
          <table:table-cell table:number-columns-repeated="10"/>
        </table:table-row>
        <table:table-row table:style-name="ro2">
          <table:table-cell table:formula="of:=[.A107]+[.$D$1]" office:value-type="float" office:value="4">
            <text:p>4</text:p>
          </table:table-cell>
          <table:table-cell table:formula="of:=[.$M$2]+[.$M$3]*[.A108]+[.$M$4]*[.A108]^2+[.$M$5]*[.A108]^3+[.$M$6]*[.A108]^4+[.$N$2]*[.A108]^5+[.$N$3]*[.A108]^6+[.$N$4]*[.A108]^7+[.$N$5]*[.A108]^8+[.$N$6]*[.A108]^9" office:value-type="float" office:value="68.5528920342049">
            <text:p>68.5528920342</text:p>
          </table:table-cell>
          <table:table-cell table:formula="of:=[.B108]/([.$B$2]+[.B108])*[.$B$1]" office:value-type="float" office:value="4.11449843304787">
            <text:p>4.114498433</text:p>
          </table:table-cell>
          <table:table-cell table:formula="of:=[.$D$5]*[.C108]-[.$D$4]" office:value-type="float" office:value="4.64452220591809">
            <text:p>4.6445222059</text:p>
          </table:table-cell>
          <table:table-cell table:formula="of:=INT([.D108]/[.$B$1]*1024)" office:value-type="float" office:value="847">
            <text:p>847</text:p>
          </table:table-cell>
          <table:table-cell table:number-columns-repeated="10"/>
        </table:table-row>
        <table:table-row table:style-name="ro2">
          <table:table-cell table:formula="of:=[.A108]+[.$D$1]" office:value-type="float" office:value="4.25">
            <text:p>4.25</text:p>
          </table:table-cell>
          <table:table-cell table:formula="of:=[.$M$2]+[.$M$3]*[.A109]+[.$M$4]*[.A109]^2+[.$M$5]*[.A109]^3+[.$M$6]*[.A109]^4+[.$N$2]*[.A109]^5+[.$N$3]*[.A109]^6+[.$N$4]*[.A109]^7+[.$N$5]*[.A109]^8+[.$N$6]*[.A109]^9" office:value-type="float" office:value="68.0439574144893">
            <text:p>68.0439574145</text:p>
          </table:table-cell>
          <table:table-cell table:formula="of:=[.B109]/([.$B$2]+[.B109])*[.$B$1]" office:value-type="float" office:value="4.10631099025006">
            <text:p>4.1063109903</text:p>
          </table:table-cell>
          <table:table-cell table:formula="of:=[.$D$5]*[.C109]-[.$D$4]" office:value-type="float" office:value="4.63292989119918">
            <text:p>4.6329298912</text:p>
          </table:table-cell>
          <table:table-cell table:formula="of:=INT([.D109]/[.$B$1]*1024)" office:value-type="float" office:value="845">
            <text:p>845</text:p>
          </table:table-cell>
          <table:table-cell table:number-columns-repeated="10"/>
        </table:table-row>
        <table:table-row table:style-name="ro2">
          <table:table-cell table:formula="of:=[.A109]+[.$D$1]" office:value-type="float" office:value="4.5">
            <text:p>4.5</text:p>
          </table:table-cell>
          <table:table-cell table:formula="of:=[.$M$2]+[.$M$3]*[.A110]+[.$M$4]*[.A110]^2+[.$M$5]*[.A110]^3+[.$M$6]*[.A110]^4+[.$N$2]*[.A110]^5+[.$N$3]*[.A110]^6+[.$N$4]*[.A110]^7+[.$N$5]*[.A110]^8+[.$N$6]*[.A110]^9" office:value-type="float" office:value="67.5397281705878">
            <text:p>67.5397281706</text:p>
          </table:table-cell>
          <table:table-cell table:formula="of:=[.B110]/([.$B$2]+[.B110])*[.$B$1]" office:value-type="float" office:value="4.09811035426118">
            <text:p>4.0981103543</text:p>
          </table:table-cell>
          <table:table-cell table:formula="of:=[.$D$5]*[.C110]-[.$D$4]" office:value-type="float" office:value="4.62131889670115">
            <text:p>4.6213188967</text:p>
          </table:table-cell>
          <table:table-cell table:formula="of:=INT([.D110]/[.$B$1]*1024)" office:value-type="float" office:value="843">
            <text:p>843</text:p>
          </table:table-cell>
          <table:table-cell table:number-columns-repeated="10"/>
        </table:table-row>
        <table:table-row table:style-name="ro2">
          <table:table-cell table:formula="of:=[.A110]+[.$D$1]" office:value-type="float" office:value="4.75">
            <text:p>4.75</text:p>
          </table:table-cell>
          <table:table-cell table:formula="of:=[.$M$2]+[.$M$3]*[.A111]+[.$M$4]*[.A111]^2+[.$M$5]*[.A111]^3+[.$M$6]*[.A111]^4+[.$N$2]*[.A111]^5+[.$N$3]*[.A111]^6+[.$N$4]*[.A111]^7+[.$N$5]*[.A111]^8+[.$N$6]*[.A111]^9" office:value-type="float" office:value="67.0401564162952">
            <text:p>67.0401564163</text:p>
          </table:table-cell>
          <table:table-cell table:formula="of:=[.B111]/([.$B$2]+[.B111])*[.$B$1]" office:value-type="float" office:value="4.08989677532885">
            <text:p>4.0898967753</text:p>
          </table:table-cell>
          <table:table-cell table:formula="of:=[.$D$5]*[.C111]-[.$D$4]" office:value-type="float" office:value="4.60968957674086">
            <text:p>4.6096895767</text:p>
          </table:table-cell>
          <table:table-cell table:formula="of:=INT([.D111]/[.$B$1]*1024)" office:value-type="float" office:value="841">
            <text:p>841</text:p>
          </table:table-cell>
          <table:table-cell table:number-columns-repeated="10"/>
        </table:table-row>
        <table:table-row table:style-name="ro2">
          <table:table-cell table:formula="of:=[.A111]+[.$D$1]" office:value-type="float" office:value="5">
            <text:p>5</text:p>
          </table:table-cell>
          <table:table-cell table:formula="of:=[.$M$2]+[.$M$3]*[.A112]+[.$M$4]*[.A112]^2+[.$M$5]*[.A112]^3+[.$M$6]*[.A112]^4+[.$N$2]*[.A112]^5+[.$N$3]*[.A112]^6+[.$N$4]*[.A112]^7+[.$N$5]*[.A112]^8+[.$N$6]*[.A112]^9" office:value-type="float" office:value="66.5451945666944">
            <text:p>66.5451945667</text:p>
          </table:table-cell>
          <table:table-cell table:formula="of:=[.B112]/([.$B$2]+[.B112])*[.$B$1]" office:value-type="float" office:value="4.08167050099515">
            <text:p>4.081670501</text:p>
          </table:table-cell>
          <table:table-cell table:formula="of:=[.$D$5]*[.C112]-[.$D$4]" office:value-type="float" office:value="4.59804228180455">
            <text:p>4.5980422818</text:p>
          </table:table-cell>
          <table:table-cell table:formula="of:=INT([.D112]/[.$B$1]*1024)" office:value-type="float" office:value="839">
            <text:p>839</text:p>
          </table:table-cell>
          <table:table-cell table:number-columns-repeated="10"/>
        </table:table-row>
        <table:table-row table:style-name="ro2">
          <table:table-cell table:formula="of:=[.A112]+[.$D$1]" office:value-type="float" office:value="5.25">
            <text:p>5.25</text:p>
          </table:table-cell>
          <table:table-cell table:formula="of:=[.$M$2]+[.$M$3]*[.A113]+[.$M$4]*[.A113]^2+[.$M$5]*[.A113]^3+[.$M$6]*[.A113]^4+[.$N$2]*[.A113]^5+[.$N$3]*[.A113]^6+[.$N$4]*[.A113]^7+[.$N$5]*[.A113]^8+[.$N$6]*[.A113]^9" office:value-type="float" office:value="66.0547953407361">
            <text:p>66.0547953407</text:p>
          </table:table-cell>
          <table:table-cell table:formula="of:=[.B113]/([.$B$2]+[.B113])*[.$B$1]" office:value-type="float" office:value="4.07343177600886">
            <text:p>4.073431776</text:p>
          </table:table-cell>
          <table:table-cell table:formula="of:=[.$D$5]*[.C113]-[.$D$4]" office:value-type="float" office:value="4.58637735842344">
            <text:p>4.5863773584</text:p>
          </table:table-cell>
          <table:table-cell table:formula="of:=INT([.D113]/[.$B$1]*1024)" office:value-type="float" office:value="837">
            <text:p>837</text:p>
          </table:table-cell>
          <table:table-cell table:number-columns-repeated="10"/>
        </table:table-row>
        <table:table-row table:style-name="ro2">
          <table:table-cell table:formula="of:=[.A113]+[.$D$1]" office:value-type="float" office:value="5.5">
            <text:p>5.5</text:p>
          </table:table-cell>
          <table:table-cell table:formula="of:=[.$M$2]+[.$M$3]*[.A114]+[.$M$4]*[.A114]^2+[.$M$5]*[.A114]^3+[.$M$6]*[.A114]^4+[.$N$2]*[.A114]^5+[.$N$3]*[.A114]^6+[.$N$4]*[.A114]^7+[.$N$5]*[.A114]^8+[.$N$6]*[.A114]^9" office:value-type="float" office:value="65.5689117637209">
            <text:p>65.5689117637</text:p>
          </table:table-cell>
          <table:table-cell table:formula="of:=[.B114]/([.$B$2]+[.B114])*[.$B$1]" office:value-type="float" office:value="4.06518084223975">
            <text:p>4.0651808422</text:p>
          </table:table-cell>
          <table:table-cell table:formula="of:=[.$D$5]*[.C114]-[.$D$4]" office:value-type="float" office:value="4.57469514905251">
            <text:p>4.5746951491</text:p>
          </table:table-cell>
          <table:table-cell table:formula="of:=INT([.D114]/[.$B$1]*1024)" office:value-type="float" office:value="835">
            <text:p>835</text:p>
          </table:table-cell>
          <table:table-cell table:number-columns-repeated="10"/>
        </table:table-row>
        <table:table-row table:style-name="ro2">
          <table:table-cell table:formula="of:=[.A114]+[.$D$1]" office:value-type="float" office:value="5.75">
            <text:p>5.75</text:p>
          </table:table-cell>
          <table:table-cell table:formula="of:=[.$M$2]+[.$M$3]*[.A115]+[.$M$4]*[.A115]^2+[.$M$5]*[.A115]^3+[.$M$6]*[.A115]^4+[.$N$2]*[.A115]^5+[.$N$3]*[.A115]^6+[.$N$4]*[.A115]^7+[.$N$5]*[.A115]^8+[.$N$6]*[.A115]^9" office:value-type="float" office:value="65.0874971696864">
            <text:p>65.0874971697</text:p>
          </table:table-cell>
          <table:table-cell table:formula="of:=[.B115]/([.$B$2]+[.B115])*[.$B$1]" office:value-type="float" office:value="4.05691793859519">
            <text:p>4.0569179386</text:p>
          </table:table-cell>
          <table:table-cell table:formula="of:=[.$D$5]*[.C115]-[.$D$4]" office:value-type="float" office:value="4.5629959919524">
            <text:p>4.562995992</text:p>
          </table:table-cell>
          <table:table-cell table:formula="of:=INT([.D115]/[.$B$1]*1024)" office:value-type="float" office:value="832">
            <text:p>832</text:p>
          </table:table-cell>
          <table:table-cell table:number-columns-repeated="10"/>
        </table:table-row>
        <table:table-row table:style-name="ro2">
          <table:table-cell table:formula="of:=[.A115]+[.$D$1]" office:value-type="float" office:value="6">
            <text:p>6</text:p>
          </table:table-cell>
          <table:table-cell table:formula="of:=[.$M$2]+[.$M$3]*[.A116]+[.$M$4]*[.A116]^2+[.$M$5]*[.A116]^3+[.$M$6]*[.A116]^4+[.$N$2]*[.A116]^5+[.$N$3]*[.A116]^6+[.$N$4]*[.A116]^7+[.$N$5]*[.A116]^8+[.$N$6]*[.A116]^9" office:value-type="float" office:value="64.6105052036998">
            <text:p>64.6105052037</text:p>
          </table:table-cell>
          <table:table-cell table:formula="of:=[.B116]/([.$B$2]+[.B116])*[.$B$1]" office:value-type="float" office:value="4.04864330093917">
            <text:p>4.0486433009</text:p>
          </table:table-cell>
          <table:table-cell table:formula="of:=[.$D$5]*[.C116]-[.$D$4]" office:value-type="float" office:value="4.55128022107469">
            <text:p>4.5512802211</text:p>
          </table:table-cell>
          <table:table-cell table:formula="of:=INT([.D116]/[.$B$1]*1024)" office:value-type="float" office:value="830">
            <text:p>830</text:p>
          </table:table-cell>
          <table:table-cell table:number-columns-repeated="10"/>
        </table:table-row>
        <table:table-row table:style-name="ro2">
          <table:table-cell table:formula="of:=[.A116]+[.$D$1]" office:value-type="float" office:value="6.25">
            <text:p>6.25</text:p>
          </table:table-cell>
          <table:table-cell table:formula="of:=[.$M$2]+[.$M$3]*[.A117]+[.$M$4]*[.A117]^2+[.$M$5]*[.A117]^3+[.$M$6]*[.A117]^4+[.$N$2]*[.A117]^5+[.$N$3]*[.A117]^6+[.$N$4]*[.A117]^7+[.$N$5]*[.A117]^8+[.$N$6]*[.A117]^9" office:value-type="float" office:value="64.1378898240559">
            <text:p>64.1378898241</text:p>
          </table:table-cell>
          <table:table-cell table:formula="of:=[.B117]/([.$B$2]+[.B117])*[.$B$1]" office:value-type="float" office:value="4.04035716201357">
            <text:p>4.040357162</text:p>
          </table:table-cell>
          <table:table-cell table:formula="of:=[.$D$5]*[.C117]-[.$D$4]" office:value-type="float" office:value="4.53954816595048">
            <text:p>4.539548166</text:p>
          </table:table-cell>
          <table:table-cell table:formula="of:=INT([.D117]/[.$B$1]*1024)" office:value-type="float" office:value="828">
            <text:p>828</text:p>
          </table:table-cell>
          <table:table-cell table:number-columns-repeated="10"/>
        </table:table-row>
        <table:table-row table:style-name="ro2">
          <table:table-cell table:formula="of:=[.A117]+[.$D$1]" office:value-type="float" office:value="6.5">
            <text:p>6.5</text:p>
          </table:table-cell>
          <table:table-cell table:formula="of:=[.$M$2]+[.$M$3]*[.A118]+[.$M$4]*[.A118]^2+[.$M$5]*[.A118]^3+[.$M$6]*[.A118]^4+[.$N$2]*[.A118]^5+[.$N$3]*[.A118]^6+[.$N$4]*[.A118]^7+[.$N$5]*[.A118]^8+[.$N$6]*[.A118]^9" office:value-type="float" office:value="63.6696053043847">
            <text:p>63.6696053044</text:p>
          </table:table-cell>
          <table:table-cell table:formula="of:=[.B118]/([.$B$2]+[.B118])*[.$B$1]" office:value-type="float" office:value="4.03205975136197">
            <text:p>4.0320597514</text:p>
          </table:table-cell>
          <table:table-cell table:formula="of:=[.$D$5]*[.C118]-[.$D$4]" office:value-type="float" office:value="4.52780015158253">
            <text:p>4.5278001516</text:p>
          </table:table-cell>
          <table:table-cell table:formula="of:=INT([.D118]/[.$B$1]*1024)" office:value-type="float" office:value="826">
            <text:p>826</text:p>
          </table:table-cell>
          <table:table-cell table:number-columns-repeated="10"/>
        </table:table-row>
        <table:table-row table:style-name="ro2">
          <table:table-cell table:formula="of:=[.A118]+[.$D$1]" office:value-type="float" office:value="6.75">
            <text:p>6.75</text:p>
          </table:table-cell>
          <table:table-cell table:formula="of:=[.$M$2]+[.$M$3]*[.A119]+[.$M$4]*[.A119]^2+[.$M$5]*[.A119]^3+[.$M$6]*[.A119]^4+[.$N$2]*[.A119]^5+[.$N$3]*[.A119]^6+[.$N$4]*[.A119]^7+[.$N$5]*[.A119]^8+[.$N$6]*[.A119]^9" office:value-type="float" office:value="63.2056062356673">
            <text:p>63.2056062357</text:p>
          </table:table-cell>
          <table:table-cell table:formula="of:=[.B119]/([.$B$2]+[.B119])*[.$B$1]" office:value-type="float" office:value="4.02375129525592">
            <text:p>4.0237512953</text:p>
          </table:table-cell>
          <table:table-cell table:formula="of:=[.$D$5]*[.C119]-[.$D$4]" office:value-type="float" office:value="4.51603649834084">
            <text:p>4.5160364983</text:p>
          </table:table-cell>
          <table:table-cell table:formula="of:=INT([.D119]/[.$B$1]*1024)" office:value-type="float" office:value="824">
            <text:p>824</text:p>
          </table:table-cell>
          <table:table-cell table:number-columns-repeated="10"/>
        </table:table-row>
        <table:table-row table:style-name="ro2">
          <table:table-cell table:formula="of:=[.A119]+[.$D$1]" office:value-type="float" office:value="7">
            <text:p>7</text:p>
          </table:table-cell>
          <table:table-cell table:formula="of:=[.$M$2]+[.$M$3]*[.A120]+[.$M$4]*[.A120]^2+[.$M$5]*[.A120]^3+[.$M$6]*[.A120]^4+[.$N$2]*[.A120]^5+[.$N$3]*[.A120]^6+[.$N$4]*[.A120]^7+[.$N$5]*[.A120]^8+[.$N$6]*[.A120]^9" office:value-type="float" office:value="62.7458475281618">
            <text:p>62.7458475282</text:p>
          </table:table-cell>
          <table:table-cell table:formula="of:=[.B120]/([.$B$2]+[.B120])*[.$B$1]" office:value-type="float" office:value="4.01543201662376">
            <text:p>4.0154320166</text:p>
          </table:table-cell>
          <table:table-cell table:formula="of:=[.$D$5]*[.C120]-[.$D$4]" office:value-type="float" office:value="4.50425752186187">
            <text:p>4.5042575219</text:p>
          </table:table-cell>
          <table:table-cell table:formula="of:=INT([.D120]/[.$B$1]*1024)" office:value-type="float" office:value="822">
            <text:p>822</text:p>
          </table:table-cell>
          <table:table-cell table:number-columns-repeated="10"/>
        </table:table-row>
        <table:table-row table:style-name="ro2">
          <table:table-cell table:formula="of:=[.A120]+[.$D$1]" office:value-type="float" office:value="7.25">
            <text:p>7.25</text:p>
          </table:table-cell>
          <table:table-cell table:formula="of:=[.$M$2]+[.$M$3]*[.A121]+[.$M$4]*[.A121]^2+[.$M$5]*[.A121]^3+[.$M$6]*[.A121]^4+[.$N$2]*[.A121]^5+[.$N$3]*[.A121]^6+[.$N$4]*[.A121]^7+[.$N$5]*[.A121]^8+[.$N$6]*[.A121]^9" office:value-type="float" office:value="62.2902844132414">
            <text:p>62.2902844132</text:p>
          </table:table-cell>
          <table:table-cell table:formula="of:=[.B121]/([.$B$2]+[.B121])*[.$B$1]" office:value-type="float" office:value="4.00710213498203">
            <text:p>4.007102135</text:p>
          </table:table-cell>
          <table:table-cell table:formula="of:=[.$D$5]*[.C121]-[.$D$4]" office:value-type="float" office:value="4.49246353295142">
            <text:p>4.492463533</text:p>
          </table:table-cell>
          <table:table-cell table:formula="of:=INT([.D121]/[.$B$1]*1024)" office:value-type="float" office:value="820">
            <text:p>820</text:p>
          </table:table-cell>
          <table:table-cell table:number-columns-repeated="10"/>
        </table:table-row>
        <table:table-row table:style-name="ro2">
          <table:table-cell table:formula="of:=[.A121]+[.$D$1]" office:value-type="float" office:value="7.5">
            <text:p>7.5</text:p>
          </table:table-cell>
          <table:table-cell table:formula="of:=[.$M$2]+[.$M$3]*[.A122]+[.$M$4]*[.A122]^2+[.$M$5]*[.A122]^3+[.$M$6]*[.A122]^4+[.$N$2]*[.A122]^5+[.$N$3]*[.A122]^6+[.$N$4]*[.A122]^7+[.$N$5]*[.A122]^8+[.$N$6]*[.A122]^9" office:value-type="float" office:value="61.8388724451445">
            <text:p>61.8388724451</text:p>
          </table:table-cell>
          <table:table-cell table:formula="of:=[.B122]/([.$B$2]+[.B122])*[.$B$1]" office:value-type="float" office:value="3.9987618663695">
            <text:p>3.9987618664</text:p>
          </table:table-cell>
          <table:table-cell table:formula="of:=[.$D$5]*[.C122]-[.$D$4]" office:value-type="float" office:value="4.48065483749129">
            <text:p>4.4806548375</text:p>
          </table:table-cell>
          <table:table-cell table:formula="of:=INT([.D122]/[.$B$1]*1024)" office:value-type="float" office:value="817">
            <text:p>817</text:p>
          </table:table-cell>
          <table:table-cell table:number-columns-repeated="10"/>
        </table:table-row>
        <table:table-row table:style-name="ro2">
          <table:table-cell table:formula="of:=[.A122]+[.$D$1]" office:value-type="float" office:value="7.75">
            <text:p>7.75</text:p>
          </table:table-cell>
          <table:table-cell table:formula="of:=[.$M$2]+[.$M$3]*[.A123]+[.$M$4]*[.A123]^2+[.$M$5]*[.A123]^3+[.$M$6]*[.A123]^4+[.$N$2]*[.A123]^5+[.$N$3]*[.A123]^6+[.$N$4]*[.A123]^7+[.$N$5]*[.A123]^8+[.$N$6]*[.A123]^9" office:value-type="float" office:value="61.391567502639">
            <text:p>61.3915675026</text:p>
          </table:table-cell>
          <table:table-cell table:formula="of:=[.B123]/([.$B$2]+[.B123])*[.$B$1]" office:value-type="float" office:value="3.99041142328395">
            <text:p>3.9904114233</text:p>
          </table:table-cell>
          <table:table-cell table:formula="of:=[.$D$5]*[.C123]-[.$D$4]" office:value-type="float" office:value="4.46883173634962">
            <text:p>4.4688317363</text:p>
          </table:table-cell>
          <table:table-cell table:formula="of:=INT([.D123]/[.$B$1]*1024)" office:value-type="float" office:value="815">
            <text:p>815</text:p>
          </table:table-cell>
          <table:table-cell table:number-columns-repeated="10"/>
        </table:table-row>
        <table:table-row table:style-name="ro2">
          <table:table-cell table:formula="of:=[.A123]+[.$D$1]" office:value-type="float" office:value="8">
            <text:p>8</text:p>
          </table:table-cell>
          <table:table-cell table:formula="of:=[.$M$2]+[.$M$3]*[.A124]+[.$M$4]*[.A124]^2+[.$M$5]*[.A124]^3+[.$M$6]*[.A124]^4+[.$N$2]*[.A124]^5+[.$N$3]*[.A124]^6+[.$N$4]*[.A124]^7+[.$N$5]*[.A124]^8+[.$N$6]*[.A124]^9" office:value-type="float" office:value="60.9483257906016">
            <text:p>60.9483257906</text:p>
          </table:table-cell>
          <table:table-cell table:formula="of:=[.B124]/([.$B$2]+[.B124])*[.$B$1]" office:value-type="float" office:value="3.98205101462155">
            <text:p>3.9820510146</text:p>
          </table:table-cell>
          <table:table-cell table:formula="of:=[.$D$5]*[.C124]-[.$D$4]" office:value-type="float" office:value="4.45699452529525">
            <text:p>4.4569945253</text:p>
          </table:table-cell>
          <table:table-cell table:formula="of:=INT([.D124]/[.$B$1]*1024)" office:value-type="float" office:value="813">
            <text:p>813</text:p>
          </table:table-cell>
          <table:table-cell table:number-columns-repeated="10"/>
        </table:table-row>
        <table:table-row table:style-name="ro2">
          <table:table-cell table:formula="of:=[.A124]+[.$D$1]" office:value-type="float" office:value="8.25">
            <text:p>8.25</text:p>
          </table:table-cell>
          <table:table-cell table:formula="of:=[.$M$2]+[.$M$3]*[.A125]+[.$M$4]*[.A125]^2+[.$M$5]*[.A125]^3+[.$M$6]*[.A125]^4+[.$N$2]*[.A125]^5+[.$N$3]*[.A125]^6+[.$N$4]*[.A125]^7+[.$N$5]*[.A125]^8+[.$N$6]*[.A125]^9" office:value-type="float" office:value="60.5091038415129">
            <text:p>60.5091038415</text:p>
          </table:table-cell>
          <table:table-cell table:formula="of:=[.B125]/([.$B$2]+[.B125])*[.$B$1]" office:value-type="float" office:value="3.97368084561909">
            <text:p>3.9736808456</text:p>
          </table:table-cell>
          <table:table-cell table:formula="of:=[.$D$5]*[.C125]-[.$D$4]" office:value-type="float" office:value="4.44514349491578">
            <text:p>4.4451434949</text:p>
          </table:table-cell>
          <table:table-cell table:formula="of:=INT([.D125]/[.$B$1]*1024)" office:value-type="float" office:value="811">
            <text:p>811</text:p>
          </table:table-cell>
          <table:table-cell table:number-columns-repeated="10"/>
        </table:table-row>
        <table:table-row table:style-name="ro2">
          <table:table-cell table:formula="of:=[.A125]+[.$D$1]" office:value-type="float" office:value="8.5">
            <text:p>8.5</text:p>
          </table:table-cell>
          <table:table-cell table:formula="of:=[.$M$2]+[.$M$3]*[.A126]+[.$M$4]*[.A126]^2+[.$M$5]*[.A126]^3+[.$M$6]*[.A126]^4+[.$N$2]*[.A126]^5+[.$N$3]*[.A126]^6+[.$N$4]*[.A126]^7+[.$N$5]*[.A126]^8+[.$N$6]*[.A126]^9" office:value-type="float" office:value="60.07385851687">
            <text:p>60.0738585169</text:p>
          </table:table-cell>
          <table:table-cell table:formula="of:=[.B126]/([.$B$2]+[.B126])*[.$B$1]" office:value-type="float" office:value="3.96530111779899">
            <text:p>3.9653011178</text:p>
          </table:table-cell>
          <table:table-cell table:formula="of:=[.$D$5]*[.C126]-[.$D$4]" office:value-type="float" office:value="4.43327893053978">
            <text:p>4.4332789305</text:p>
          </table:table-cell>
          <table:table-cell table:formula="of:=INT([.D126]/[.$B$1]*1024)" office:value-type="float" office:value="809">
            <text:p>809</text:p>
          </table:table-cell>
          <table:table-cell table:number-columns-repeated="10"/>
        </table:table-row>
        <table:table-row table:style-name="ro2">
          <table:table-cell table:formula="of:=[.A126]+[.$D$1]" office:value-type="float" office:value="8.75">
            <text:p>8.75</text:p>
          </table:table-cell>
          <table:table-cell table:formula="of:=[.$M$2]+[.$M$3]*[.A127]+[.$M$4]*[.A127]^2+[.$M$5]*[.A127]^3+[.$M$6]*[.A127]^4+[.$N$2]*[.A127]^5+[.$N$3]*[.A127]^6+[.$N$4]*[.A127]^7+[.$N$5]*[.A127]^8+[.$N$6]*[.A127]^9" office:value-type="float" office:value="59.6425470085178">
            <text:p>59.6425470085</text:p>
          </table:table-cell>
          <table:table-cell table:formula="of:=[.B127]/([.$B$2]+[.B127])*[.$B$1]" office:value-type="float" office:value="3.9569120289171">
            <text:p>3.9569120289</text:p>
          </table:table-cell>
          <table:table-cell table:formula="of:=[.$D$5]*[.C127]-[.$D$4]" office:value-type="float" office:value="4.42140111216285">
            <text:p>4.4214011122</text:p>
          </table:table-cell>
          <table:table-cell table:formula="of:=INT([.D127]/[.$B$1]*1024)" office:value-type="float" office:value="807">
            <text:p>807</text:p>
          </table:table-cell>
          <table:table-cell table:number-columns-repeated="10"/>
        </table:table-row>
        <table:table-row table:style-name="ro2">
          <table:table-cell table:formula="of:=[.A127]+[.$D$1]" office:value-type="float" office:value="9">
            <text:p>9</text:p>
          </table:table-cell>
          <table:table-cell table:formula="of:=[.$M$2]+[.$M$3]*[.A128]+[.$M$4]*[.A128]^2+[.$M$5]*[.A128]^3+[.$M$6]*[.A128]^4+[.$N$2]*[.A128]^5+[.$N$3]*[.A128]^6+[.$N$4]*[.A128]^7+[.$N$5]*[.A128]^8+[.$N$6]*[.A128]^9" office:value-type="float" office:value="59.215126839899">
            <text:p>59.2151268399</text:p>
          </table:table-cell>
          <table:table-cell table:formula="of:=[.B128]/([.$B$2]+[.B128])*[.$B$1]" office:value-type="float" office:value="3.94851377291334">
            <text:p>3.9485137729</text:p>
          </table:table-cell>
          <table:table-cell table:formula="of:=[.$D$5]*[.C128]-[.$D$4]" office:value-type="float" office:value="4.40951031437779">
            <text:p>4.4095103144</text:p>
          </table:table-cell>
          <table:table-cell table:formula="of:=INT([.D128]/[.$B$1]*1024)" office:value-type="float" office:value="804">
            <text:p>804</text:p>
          </table:table-cell>
          <table:table-cell table:number-columns-repeated="10"/>
        </table:table-row>
        <table:table-row table:style-name="ro2">
          <table:table-cell table:formula="of:=[.A128]+[.$D$1]" office:value-type="float" office:value="9.25">
            <text:p>9.25</text:p>
          </table:table-cell>
          <table:table-cell table:formula="of:=[.$M$2]+[.$M$3]*[.A129]+[.$M$4]*[.A129]^2+[.$M$5]*[.A129]^3+[.$M$6]*[.A129]^4+[.$N$2]*[.A129]^5+[.$N$3]*[.A129]^6+[.$N$4]*[.A129]^7+[.$N$5]*[.A129]^8+[.$N$6]*[.A129]^9" office:value-type="float" office:value="58.7915558672257">
            <text:p>58.7915558672</text:p>
          </table:table-cell>
          <table:table-cell table:formula="of:=[.B129]/([.$B$2]+[.B129])*[.$B$1]" office:value-type="float" office:value="3.9401065398653">
            <text:p>3.9401065399</text:p>
          </table:table-cell>
          <table:table-cell table:formula="of:=[.$D$5]*[.C129]-[.$D$4]" office:value-type="float" office:value="4.3976068063088">
            <text:p>4.3976068063</text:p>
          </table:table-cell>
          <table:table-cell table:formula="of:=INT([.D129]/[.$B$1]*1024)" office:value-type="float" office:value="802">
            <text:p>802</text:p>
          </table:table-cell>
          <table:table-cell table:number-columns-repeated="10"/>
        </table:table-row>
        <table:table-row table:style-name="ro2">
          <table:table-cell table:formula="of:=[.A129]+[.$D$1]" office:value-type="float" office:value="9.5">
            <text:p>9.5</text:p>
          </table:table-cell>
          <table:table-cell table:formula="of:=[.$M$2]+[.$M$3]*[.A130]+[.$M$4]*[.A130]^2+[.$M$5]*[.A130]^3+[.$M$6]*[.A130]^4+[.$N$2]*[.A130]^5+[.$N$3]*[.A130]^6+[.$N$4]*[.A130]^7+[.$N$5]*[.A130]^8+[.$N$6]*[.A130]^9" office:value-type="float" office:value="58.3717922805721">
            <text:p>58.3717922806</text:p>
          </table:table-cell>
          <table:table-cell table:formula="of:=[.B130]/([.$B$2]+[.B130])*[.$B$1]" office:value-type="float" office:value="3.93169051594465">
            <text:p>3.9316905159</text:p>
          </table:table-cell>
          <table:table-cell table:formula="of:=[.$D$5]*[.C130]-[.$D$4]" office:value-type="float" office:value="4.38569085154986">
            <text:p>4.3856908515</text:p>
          </table:table-cell>
          <table:table-cell table:formula="of:=INT([.D130]/[.$B$1]*1024)" office:value-type="float" office:value="800">
            <text:p>800</text:p>
          </table:table-cell>
          <table:table-cell table:number-columns-repeated="10"/>
        </table:table-row>
        <table:table-row table:style-name="ro2">
          <table:table-cell table:formula="of:=[.A130]+[.$D$1]" office:value-type="float" office:value="9.75">
            <text:p>9.75</text:p>
          </table:table-cell>
          <table:table-cell table:formula="of:=[.$M$2]+[.$M$3]*[.A131]+[.$M$4]*[.A131]^2+[.$M$5]*[.A131]^3+[.$M$6]*[.A131]^4+[.$N$2]*[.A131]^5+[.$N$3]*[.A131]^6+[.$N$4]*[.A131]^7+[.$N$5]*[.A131]^8+[.$N$6]*[.A131]^9" office:value-type="float" office:value="57.9557946048904">
            <text:p>57.9557946049</text:p>
          </table:table-cell>
          <table:table-cell table:formula="of:=[.B131]/([.$B$2]+[.B131])*[.$B$1]" office:value-type="float" office:value="3.92326588337651">
            <text:p>3.9232658834</text:p>
          </table:table-cell>
          <table:table-cell table:formula="of:=[.$D$5]*[.C131]-[.$D$4]" office:value-type="float" office:value="4.37376270810717">
            <text:p>4.3737627081</text:p>
          </table:table-cell>
          <table:table-cell table:formula="of:=INT([.D131]/[.$B$1]*1024)" office:value-type="float" office:value="798">
            <text:p>798</text:p>
          </table:table-cell>
          <table:table-cell table:number-columns-repeated="10"/>
        </table:table-row>
        <table:table-row table:style-name="ro2">
          <table:table-cell table:formula="of:=[.A131]+[.$D$1]" office:value-type="float" office:value="10">
            <text:p>10</text:p>
          </table:table-cell>
          <table:table-cell table:formula="of:=[.$M$2]+[.$M$3]*[.A132]+[.$M$4]*[.A132]^2+[.$M$5]*[.A132]^3+[.$M$6]*[.A132]^4+[.$N$2]*[.A132]^5+[.$N$3]*[.A132]^6+[.$N$4]*[.A132]^7+[.$N$5]*[.A132]^8+[.$N$6]*[.A132]^9" office:value-type="float" office:value="57.5435217009507">
            <text:p>57.543521701</text:p>
          </table:table-cell>
          <table:table-cell table:formula="of:=[.B132]/([.$B$2]+[.B132])*[.$B$1]" office:value-type="float" office:value="3.91483282040176">
            <text:p>3.9148328204</text:p>
          </table:table-cell>
          <table:table-cell table:formula="of:=[.$D$5]*[.C132]-[.$D$4]" office:value-type="float" office:value="4.36182262834578">
            <text:p>4.3618226283</text:p>
          </table:table-cell>
          <table:table-cell table:formula="of:=INT([.D132]/[.$B$1]*1024)" office:value-type="float" office:value="796">
            <text:p>796</text:p>
          </table:table-cell>
          <table:table-cell table:number-columns-repeated="10"/>
        </table:table-row>
        <table:table-row table:style-name="ro2">
          <table:table-cell table:formula="of:=[.A132]+[.$D$1]" office:value-type="float" office:value="10.25">
            <text:p>10.25</text:p>
          </table:table-cell>
          <table:table-cell table:formula="of:=[.$M$2]+[.$M$3]*[.A133]+[.$M$4]*[.A133]^2+[.$M$5]*[.A133]^3+[.$M$6]*[.A133]^4+[.$N$2]*[.A133]^5+[.$N$3]*[.A133]^6+[.$N$4]*[.A133]^7+[.$N$5]*[.A133]^8+[.$N$6]*[.A133]^9" office:value-type="float" office:value="57.1349327662055">
            <text:p>57.1349327662</text:p>
          </table:table-cell>
          <table:table-cell table:formula="of:=[.B133]/([.$B$2]+[.B133])*[.$B$1]" office:value-type="float" office:value="3.90639150124234">
            <text:p>3.9063915012</text:p>
          </table:table-cell>
          <table:table-cell table:formula="of:=[.$D$5]*[.C133]-[.$D$4]" office:value-type="float" office:value="4.34987085894044">
            <text:p>4.3498708589</text:p>
          </table:table-cell>
          <table:table-cell table:formula="of:=INT([.D133]/[.$B$1]*1024)" office:value-type="float" office:value="793">
            <text:p>793</text:p>
          </table:table-cell>
          <table:table-cell table:number-columns-repeated="10"/>
        </table:table-row>
        <table:table-row table:style-name="ro2">
          <table:table-cell table:formula="of:=[.A133]+[.$D$1]" office:value-type="float" office:value="10.5">
            <text:p>10.5</text:p>
          </table:table-cell>
          <table:table-cell table:formula="of:=[.$M$2]+[.$M$3]*[.A134]+[.$M$4]*[.A134]^2+[.$M$5]*[.A134]^3+[.$M$6]*[.A134]^4+[.$N$2]*[.A134]^5+[.$N$3]*[.A134]^6+[.$N$4]*[.A134]^7+[.$N$5]*[.A134]^8+[.$N$6]*[.A134]^9" office:value-type="float" office:value="56.7299873355809">
            <text:p>56.7299873356</text:p>
          </table:table-cell>
          <table:table-cell table:formula="of:=[.B134]/([.$B$2]+[.B134])*[.$B$1]" office:value-type="float" office:value="3.89794209606943">
            <text:p>3.8979420961</text:p>
          </table:table-cell>
          <table:table-cell table:formula="of:=[.$D$5]*[.C134]-[.$D$4]" office:value-type="float" office:value="4.33790764083061">
            <text:p>4.3379076408</text:p>
          </table:table-cell>
          <table:table-cell table:formula="of:=INT([.D134]/[.$B$1]*1024)" office:value-type="float" office:value="791">
            <text:p>791</text:p>
          </table:table-cell>
          <table:table-cell table:number-columns-repeated="10"/>
        </table:table-row>
        <table:table-row table:style-name="ro2">
          <table:table-cell table:formula="of:=[.A134]+[.$D$1]" office:value-type="float" office:value="10.75">
            <text:p>10.75</text:p>
          </table:table-cell>
          <table:table-cell table:formula="of:=[.$M$2]+[.$M$3]*[.A135]+[.$M$4]*[.A135]^2+[.$M$5]*[.A135]^3+[.$M$6]*[.A135]^4+[.$N$2]*[.A135]^5+[.$N$3]*[.A135]^6+[.$N$4]*[.A135]^7+[.$N$5]*[.A135]^8+[.$N$6]*[.A135]^9" office:value-type="float" office:value="56.3286452821948">
            <text:p>56.3286452822</text:p>
          </table:table-cell>
          <table:table-cell table:formula="of:=[.B135]/([.$B$2]+[.B135])*[.$B$1]" office:value-type="float" office:value="3.88948477097474">
            <text:p>3.889484771</text:p>
          </table:table-cell>
          <table:table-cell table:formula="of:=[.$D$5]*[.C135]-[.$D$4]" office:value-type="float" office:value="4.32593320917974">
            <text:p>4.3259332092</text:p>
          </table:table-cell>
          <table:table-cell table:formula="of:=INT([.D135]/[.$B$1]*1024)" office:value-type="float" office:value="789">
            <text:p>789</text:p>
          </table:table-cell>
          <table:table-cell table:number-columns-repeated="10"/>
        </table:table-row>
        <table:table-row table:style-name="ro2">
          <table:table-cell table:formula="of:=[.A135]+[.$D$1]" office:value-type="float" office:value="11">
            <text:p>11</text:p>
          </table:table-cell>
          <table:table-cell table:formula="of:=[.$M$2]+[.$M$3]*[.A136]+[.$M$4]*[.A136]^2+[.$M$5]*[.A136]^3+[.$M$6]*[.A136]^4+[.$N$2]*[.A136]^5+[.$N$3]*[.A136]^6+[.$N$4]*[.A136]^7+[.$N$5]*[.A136]^8+[.$N$6]*[.A136]^9" office:value-type="float" office:value="55.9308668180031">
            <text:p>55.930866818</text:p>
          </table:table-cell>
          <table:table-cell table:formula="of:=[.B136]/([.$B$2]+[.B136])*[.$B$1]" office:value-type="float" office:value="3.88101968794466">
            <text:p>3.8810196879</text:p>
          </table:table-cell>
          <table:table-cell table:formula="of:=[.$D$5]*[.C136]-[.$D$4]" office:value-type="float" office:value="4.31394779333869">
            <text:p>4.3139477933</text:p>
          </table:table-cell>
          <table:table-cell table:formula="of:=INT([.D136]/[.$B$1]*1024)" office:value-type="float" office:value="787">
            <text:p>787</text:p>
          </table:table-cell>
          <table:table-cell table:number-columns-repeated="10"/>
        </table:table-row>
        <table:table-row table:style-name="ro2">
          <table:table-cell table:formula="of:=[.A136]+[.$D$1]" office:value-type="float" office:value="11.25">
            <text:p>11.25</text:p>
          </table:table-cell>
          <table:table-cell table:formula="of:=[.$M$2]+[.$M$3]*[.A137]+[.$M$4]*[.A137]^2+[.$M$5]*[.A137]^3+[.$M$6]*[.A137]^4+[.$N$2]*[.A137]^5+[.$N$3]*[.A137]^6+[.$N$4]*[.A137]^7+[.$N$5]*[.A137]^8+[.$N$6]*[.A137]^9" office:value-type="float" office:value="55.536612494376">
            <text:p>55.5366124944</text:p>
          </table:table-cell>
          <table:table-cell table:formula="of:=[.B137]/([.$B$2]+[.B137])*[.$B$1]" office:value-type="float" office:value="3.87254700483746">
            <text:p>3.8725470048</text:p>
          </table:table-cell>
          <table:table-cell table:formula="of:=[.$D$5]*[.C137]-[.$D$4]" office:value-type="float" office:value="4.30195161681352">
            <text:p>4.3019516168</text:p>
          </table:table-cell>
          <table:table-cell table:formula="of:=INT([.D137]/[.$B$1]*1024)" office:value-type="float" office:value="785">
            <text:p>785</text:p>
          </table:table-cell>
          <table:table-cell table:number-columns-repeated="10"/>
        </table:table-row>
        <table:table-row table:style-name="ro2">
          <table:table-cell table:formula="of:=[.A137]+[.$D$1]" office:value-type="float" office:value="11.5">
            <text:p>11.5</text:p>
          </table:table-cell>
          <table:table-cell table:formula="of:=[.$M$2]+[.$M$3]*[.A138]+[.$M$4]*[.A138]^2+[.$M$5]*[.A138]^3+[.$M$6]*[.A138]^4+[.$N$2]*[.A138]^5+[.$N$3]*[.A138]^6+[.$N$4]*[.A138]^7+[.$N$5]*[.A138]^8+[.$N$6]*[.A138]^9" office:value-type="float" office:value="55.1458432026033">
            <text:p>55.1458432026</text:p>
          </table:table-cell>
          <table:table-cell table:formula="of:=[.B138]/([.$B$2]+[.B138])*[.$B$1]" office:value-type="float" office:value="3.86406687536354">
            <text:p>3.8640668754</text:p>
          </table:table-cell>
          <table:table-cell table:formula="of:=[.$D$5]*[.C138]-[.$D$4]" office:value-type="float" office:value="4.28994489723741">
            <text:p>4.2899448972</text:p>
          </table:table-cell>
          <table:table-cell table:formula="of:=INT([.D138]/[.$B$1]*1024)" office:value-type="float" office:value="783">
            <text:p>783</text:p>
          </table:table-cell>
          <table:table-cell table:number-columns-repeated="10"/>
        </table:table-row>
        <table:table-row table:style-name="ro2">
          <table:table-cell table:formula="of:=[.A138]+[.$D$1]" office:value-type="float" office:value="11.75">
            <text:p>11.75</text:p>
          </table:table-cell>
          <table:table-cell table:formula="of:=[.$M$2]+[.$M$3]*[.A139]+[.$M$4]*[.A139]^2+[.$M$5]*[.A139]^3+[.$M$6]*[.A139]^4+[.$N$2]*[.A139]^5+[.$N$3]*[.A139]^6+[.$N$4]*[.A139]^7+[.$N$5]*[.A139]^8+[.$N$6]*[.A139]^9" office:value-type="float" office:value="54.758520174333">
            <text:p>54.7585201743</text:p>
          </table:table-cell>
          <table:table-cell table:formula="of:=[.B139]/([.$B$2]+[.B139])*[.$B$1]" office:value-type="float" office:value="3.85557944906859">
            <text:p>3.8555794491</text:p>
          </table:table-cell>
          <table:table-cell table:formula="of:=[.$D$5]*[.C139]-[.$D$4]" office:value-type="float" office:value="4.27792784634687">
            <text:p>4.2779278463</text:p>
          </table:table-cell>
          <table:table-cell table:formula="of:=INT([.D139]/[.$B$1]*1024)" office:value-type="float" office:value="780">
            <text:p>780</text:p>
          </table:table-cell>
          <table:table-cell table:number-columns-repeated="10"/>
        </table:table-row>
        <table:table-row table:style-name="ro2">
          <table:table-cell table:formula="of:=[.A139]+[.$D$1]" office:value-type="float" office:value="12">
            <text:p>12</text:p>
          </table:table-cell>
          <table:table-cell table:formula="of:=[.$M$2]+[.$M$3]*[.A140]+[.$M$4]*[.A140]^2+[.$M$5]*[.A140]^3+[.$M$6]*[.A140]^4+[.$N$2]*[.A140]^5+[.$N$3]*[.A140]^6+[.$N$4]*[.A140]^7+[.$N$5]*[.A140]^8+[.$N$6]*[.A140]^9" office:value-type="float" office:value="54.3746049819404">
            <text:p>54.3746049819</text:p>
          </table:table-cell>
          <table:table-cell table:formula="of:=[.B140]/([.$B$2]+[.B140])*[.$B$1]" office:value-type="float" office:value="3.84708487131976">
            <text:p>3.8470848713</text:p>
          </table:table-cell>
          <table:table-cell table:formula="of:=[.$D$5]*[.C140]-[.$D$4]" office:value-type="float" office:value="4.2659006699622">
            <text:p>4.26590067</text:p>
          </table:table-cell>
          <table:table-cell table:formula="of:=INT([.D140]/[.$B$1]*1024)" office:value-type="float" office:value="778">
            <text:p>778</text:p>
          </table:table-cell>
          <table:table-cell table:number-columns-repeated="10"/>
        </table:table-row>
        <table:table-row table:style-name="ro2">
          <table:table-cell table:formula="of:=[.A140]+[.$D$1]" office:value-type="float" office:value="12.25">
            <text:p>12.25</text:p>
          </table:table-cell>
          <table:table-cell table:formula="of:=[.$M$2]+[.$M$3]*[.A141]+[.$M$4]*[.A141]^2+[.$M$5]*[.A141]^3+[.$M$6]*[.A141]^4+[.$N$2]*[.A141]^5+[.$N$3]*[.A141]^6+[.$N$4]*[.A141]^7+[.$N$5]*[.A141]^8+[.$N$6]*[.A141]^9" office:value-type="float" office:value="53.9940595388324">
            <text:p>53.9940595388</text:p>
          </table:table-cell>
          <table:table-cell table:formula="of:=[.B141]/([.$B$2]+[.B141])*[.$B$1]" office:value-type="float" office:value="3.83858328329489">
            <text:p>3.8385832833</text:p>
          </table:table-cell>
          <table:table-cell table:formula="of:=[.$D$5]*[.C141]-[.$D$4]" office:value-type="float" office:value="4.25386356797215">
            <text:p>4.253863568</text:p>
          </table:table-cell>
          <table:table-cell table:formula="of:=INT([.D141]/[.$B$1]*1024)" office:value-type="float" office:value="776">
            <text:p>776</text:p>
          </table:table-cell>
          <table:table-cell table:number-columns-repeated="10"/>
        </table:table-row>
        <table:table-row table:style-name="ro2">
          <table:table-cell table:formula="of:=[.A141]+[.$D$1]" office:value-type="float" office:value="12.5">
            <text:p>12.5</text:p>
          </table:table-cell>
          <table:table-cell table:formula="of:=[.$M$2]+[.$M$3]*[.A142]+[.$M$4]*[.A142]^2+[.$M$5]*[.A142]^3+[.$M$6]*[.A142]^4+[.$N$2]*[.A142]^5+[.$N$3]*[.A142]^6+[.$N$4]*[.A142]^7+[.$N$5]*[.A142]^8+[.$N$6]*[.A142]^9" office:value-type="float" office:value="53.616846099685">
            <text:p>53.6168460997</text:p>
          </table:table-cell>
          <table:table-cell table:formula="of:=[.B142]/([.$B$2]+[.B142])*[.$B$1]" office:value-type="float" office:value="3.83007482197462">
            <text:p>3.830074822</text:p>
          </table:table-cell>
          <table:table-cell table:formula="of:=[.$D$5]*[.C142]-[.$D$4]" office:value-type="float" office:value="4.24181673432286">
            <text:p>4.2418167343</text:p>
          </table:table-cell>
          <table:table-cell table:formula="of:=INT([.D142]/[.$B$1]*1024)" office:value-type="float" office:value="774">
            <text:p>774</text:p>
          </table:table-cell>
          <table:table-cell table:number-columns-repeated="10"/>
        </table:table-row>
        <table:table-row table:style-name="ro2">
          <table:table-cell table:formula="of:=[.A142]+[.$D$1]" office:value-type="float" office:value="12.75">
            <text:p>12.75</text:p>
          </table:table-cell>
          <table:table-cell table:formula="of:=[.$M$2]+[.$M$3]*[.A143]+[.$M$4]*[.A143]^2+[.$M$5]*[.A143]^3+[.$M$6]*[.A143]^4+[.$N$2]*[.A143]^5+[.$N$3]*[.A143]^6+[.$N$4]*[.A143]^7+[.$N$5]*[.A143]^8+[.$N$6]*[.A143]^9" office:value-type="float" office:value="53.2429272606172">
            <text:p>53.2429272606</text:p>
          </table:table-cell>
          <table:table-cell table:formula="of:=[.B143]/([.$B$2]+[.B143])*[.$B$1]" office:value-type="float" office:value="3.82155962013755">
            <text:p>3.8215596201</text:p>
          </table:table-cell>
          <table:table-cell table:formula="of:=[.$D$5]*[.C143]-[.$D$4]" office:value-type="float" office:value="4.22976035701091">
            <text:p>4.229760357</text:p>
          </table:table-cell>
          <table:table-cell table:formula="of:=INT([.D143]/[.$B$1]*1024)" office:value-type="float" office:value="772">
            <text:p>772</text:p>
          </table:table-cell>
          <table:table-cell table:number-columns-repeated="10"/>
        </table:table-row>
        <table:table-row table:style-name="ro2">
          <table:table-cell table:formula="of:=[.A143]+[.$D$1]" office:value-type="float" office:value="13">
            <text:p>13</text:p>
          </table:table-cell>
          <table:table-cell table:formula="of:=[.$M$2]+[.$M$3]*[.A144]+[.$M$4]*[.A144]^2+[.$M$5]*[.A144]^3+[.$M$6]*[.A144]^4+[.$N$2]*[.A144]^5+[.$N$3]*[.A144]^6+[.$N$4]*[.A144]^7+[.$N$5]*[.A144]^8+[.$N$6]*[.A144]^9" office:value-type="float" office:value="52.8722659593009">
            <text:p>52.8722659593</text:p>
          </table:table-cell>
          <table:table-cell table:formula="of:=[.B144]/([.$B$2]+[.B144])*[.$B$1]" office:value-type="float" office:value="3.81303780635834">
            <text:p>3.8130378064</text:p>
          </table:table-cell>
          <table:table-cell table:formula="of:=[.$D$5]*[.C144]-[.$D$4]" office:value-type="float" office:value="4.21769461808068">
            <text:p>4.2176946181</text:p>
          </table:table-cell>
          <table:table-cell table:formula="of:=INT([.D144]/[.$B$1]*1024)" office:value-type="float" office:value="769">
            <text:p>769</text:p>
          </table:table-cell>
          <table:table-cell table:number-columns-repeated="10"/>
        </table:table-row>
        <table:table-row table:style-name="ro2">
          <table:table-cell table:formula="of:=[.A144]+[.$D$1]" office:value-type="float" office:value="13.25">
            <text:p>13.25</text:p>
          </table:table-cell>
          <table:table-cell table:formula="of:=[.$M$2]+[.$M$3]*[.A145]+[.$M$4]*[.A145]^2+[.$M$5]*[.A145]^3+[.$M$6]*[.A145]^4+[.$N$2]*[.A145]^5+[.$N$3]*[.A145]^6+[.$N$4]*[.A145]^7+[.$N$5]*[.A145]^8+[.$N$6]*[.A145]^9" office:value-type="float" office:value="52.5048254750084">
            <text:p>52.504825475</text:p>
          </table:table-cell>
          <table:table-cell table:formula="of:=[.B145]/([.$B$2]+[.B145])*[.$B$1]" office:value-type="float" office:value="3.80450950500874">
            <text:p>3.804509505</text:p>
          </table:table-cell>
          <table:table-cell table:formula="of:=[.$D$5]*[.C145]-[.$D$4]" office:value-type="float" office:value="4.2056196936258">
            <text:p>4.2056196936</text:p>
          </table:table-cell>
          <table:table-cell table:formula="of:=INT([.D145]/[.$B$1]*1024)" office:value-type="float" office:value="767">
            <text:p>767</text:p>
          </table:table-cell>
          <table:table-cell table:number-columns-repeated="10"/>
        </table:table-row>
        <table:table-row table:style-name="ro2">
          <table:table-cell table:formula="of:=[.A145]+[.$D$1]" office:value-type="float" office:value="13.5">
            <text:p>13.5</text:p>
          </table:table-cell>
          <table:table-cell table:formula="of:=[.$M$2]+[.$M$3]*[.A146]+[.$M$4]*[.A146]^2+[.$M$5]*[.A146]^3+[.$M$6]*[.A146]^4+[.$N$2]*[.A146]^5+[.$N$3]*[.A146]^6+[.$N$4]*[.A146]^7+[.$N$5]*[.A146]^8+[.$N$6]*[.A146]^9" office:value-type="float" office:value="52.140569428599">
            <text:p>52.1405694286</text:p>
          </table:table-cell>
          <table:table-cell table:formula="of:=[.B146]/([.$B$2]+[.B146])*[.$B$1]" office:value-type="float" office:value="3.79597483626157">
            <text:p>3.7959748363</text:p>
          </table:table-cell>
          <table:table-cell table:formula="of:=[.$D$5]*[.C146]-[.$D$4]" office:value-type="float" office:value="4.19353575379474">
            <text:p>4.1935357538</text:p>
          </table:table-cell>
          <table:table-cell table:formula="of:=INT([.D146]/[.$B$1]*1024)" office:value-type="float" office:value="765">
            <text:p>765</text:p>
          </table:table-cell>
          <table:table-cell table:number-columns-repeated="10"/>
        </table:table-row>
        <table:table-row table:style-name="ro2">
          <table:table-cell table:formula="of:=[.A146]+[.$D$1]" office:value-type="float" office:value="13.75">
            <text:p>13.75</text:p>
          </table:table-cell>
          <table:table-cell table:formula="of:=[.$M$2]+[.$M$3]*[.A147]+[.$M$4]*[.A147]^2+[.$M$5]*[.A147]^3+[.$M$6]*[.A147]^4+[.$N$2]*[.A147]^5+[.$N$3]*[.A147]^6+[.$N$4]*[.A147]^7+[.$N$5]*[.A147]^8+[.$N$6]*[.A147]^9" office:value-type="float" office:value="51.7794617824439">
            <text:p>51.7794617824</text:p>
          </table:table-cell>
          <table:table-cell table:formula="of:=[.B147]/([.$B$2]+[.B147])*[.$B$1]" office:value-type="float" office:value="3.78743391609759">
            <text:p>3.7874339161</text:p>
          </table:table-cell>
          <table:table-cell table:formula="of:=[.$D$5]*[.C147]-[.$D$4]" office:value-type="float" office:value="4.18144296280066">
            <text:p>4.1814429628</text:p>
          </table:table-cell>
          <table:table-cell table:formula="of:=INT([.D147]/[.$B$1]*1024)" office:value-type="float" office:value="763">
            <text:p>763</text:p>
          </table:table-cell>
          <table:table-cell table:number-columns-repeated="10"/>
        </table:table-row>
        <table:table-row table:style-name="ro2">
          <table:table-cell table:formula="of:=[.A147]+[.$D$1]" office:value-type="float" office:value="14">
            <text:p>14</text:p>
          </table:table-cell>
          <table:table-cell table:formula="of:=[.$M$2]+[.$M$3]*[.A148]+[.$M$4]*[.A148]^2+[.$M$5]*[.A148]^3+[.$M$6]*[.A148]^4+[.$N$2]*[.A148]^5+[.$N$3]*[.A148]^6+[.$N$4]*[.A148]^7+[.$N$5]*[.A148]^8+[.$N$6]*[.A148]^9" office:value-type="float" office:value="51.421466840293">
            <text:p>51.4214668403</text:p>
          </table:table-cell>
          <table:table-cell table:formula="of:=[.B148]/([.$B$2]+[.B148])*[.$B$1]" office:value-type="float" office:value="3.77888685631529">
            <text:p>3.7788868563</text:p>
          </table:table-cell>
          <table:table-cell table:formula="of:=[.$D$5]*[.C148]-[.$D$4]" office:value-type="float" office:value="4.16934147893511">
            <text:p>4.1693414789</text:p>
          </table:table-cell>
          <table:table-cell table:formula="of:=INT([.D148]/[.$B$1]*1024)" office:value-type="float" office:value="761">
            <text:p>761</text:p>
          </table:table-cell>
          <table:table-cell table:number-columns-repeated="10"/>
        </table:table-row>
        <table:table-row table:style-name="ro2">
          <table:table-cell table:formula="of:=[.A148]+[.$D$1]" office:value-type="float" office:value="14.25">
            <text:p>14.25</text:p>
          </table:table-cell>
          <table:table-cell table:formula="of:=[.$M$2]+[.$M$3]*[.A149]+[.$M$4]*[.A149]^2+[.$M$5]*[.A149]^3+[.$M$6]*[.A149]^4+[.$N$2]*[.A149]^5+[.$N$3]*[.A149]^6+[.$N$4]*[.A149]^7+[.$N$5]*[.A149]^8+[.$N$6]*[.A149]^9" office:value-type="float" office:value="51.0665492470819">
            <text:p>51.0665492471</text:p>
          </table:table-cell>
          <table:table-cell table:formula="of:=[.B149]/([.$B$2]+[.B149])*[.$B$1]" office:value-type="float" office:value="3.77033376454354">
            <text:p>3.7703337645</text:p>
          </table:table-cell>
          <table:table-cell table:formula="of:=[.$D$5]*[.C149]-[.$D$4]" office:value-type="float" office:value="4.15723145458607">
            <text:p>4.1572314546</text:p>
          </table:table-cell>
          <table:table-cell table:formula="of:=INT([.D149]/[.$B$1]*1024)" office:value-type="float" office:value="758">
            <text:p>758</text:p>
          </table:table-cell>
          <table:table-cell table:number-columns-repeated="10"/>
        </table:table-row>
        <table:table-row table:style-name="ro2">
          <table:table-cell table:formula="of:=[.A149]+[.$D$1]" office:value-type="float" office:value="14.5">
            <text:p>14.5</text:p>
          </table:table-cell>
          <table:table-cell table:formula="of:=[.$M$2]+[.$M$3]*[.A150]+[.$M$4]*[.A150]^2+[.$M$5]*[.A150]^3+[.$M$6]*[.A150]^4+[.$N$2]*[.A150]^5+[.$N$3]*[.A150]^6+[.$N$4]*[.A150]^7+[.$N$5]*[.A150]^8+[.$N$6]*[.A150]^9" office:value-type="float" office:value="50.7146739886821">
            <text:p>50.7146739887</text:p>
          </table:table-cell>
          <table:table-cell table:formula="of:=[.B150]/([.$B$2]+[.B150])*[.$B$1]" office:value-type="float" office:value="3.76177474425704">
            <text:p>3.7617747443</text:p>
          </table:table-cell>
          <table:table-cell table:formula="of:=[.$D$5]*[.C150]-[.$D$4]" office:value-type="float" office:value="4.14511303625975">
            <text:p>4.1451130363</text:p>
          </table:table-cell>
          <table:table-cell table:formula="of:=INT([.D150]/[.$B$1]*1024)" office:value-type="float" office:value="756">
            <text:p>756</text:p>
          </table:table-cell>
          <table:table-cell table:number-columns-repeated="10"/>
        </table:table-row>
        <table:table-row table:style-name="ro2">
          <table:table-cell table:formula="of:=[.A150]+[.$D$1]" office:value-type="float" office:value="14.75">
            <text:p>14.75</text:p>
          </table:table-cell>
          <table:table-cell table:formula="of:=[.$M$2]+[.$M$3]*[.A151]+[.$M$4]*[.A151]^2+[.$M$5]*[.A151]^3+[.$M$6]*[.A151]^4+[.$N$2]*[.A151]^5+[.$N$3]*[.A151]^6+[.$N$4]*[.A151]^7+[.$N$5]*[.A151]^8+[.$N$6]*[.A151]^9" office:value-type="float" office:value="50.365806391594">
            <text:p>50.3658063916</text:p>
          </table:table-cell>
          <table:table-cell table:formula="of:=[.B151]/([.$B$2]+[.B151])*[.$B$1]" office:value-type="float" office:value="3.75320989479467">
            <text:p>3.7532098948</text:p>
          </table:table-cell>
          <table:table-cell table:formula="of:=[.$D$5]*[.C151]-[.$D$4]" office:value-type="float" office:value="4.13298636460662">
            <text:p>4.1329863646</text:p>
          </table:table-cell>
          <table:table-cell table:formula="of:=INT([.D151]/[.$B$1]*1024)" office:value-type="float" office:value="754">
            <text:p>754</text:p>
          </table:table-cell>
          <table:table-cell table:number-columns-repeated="10"/>
        </table:table-row>
        <table:table-row table:style-name="ro2">
          <table:table-cell table:formula="of:=[.A151]+[.$D$1]" office:value-type="float" office:value="15">
            <text:p>15</text:p>
          </table:table-cell>
          <table:table-cell table:formula="of:=[.$M$2]+[.$M$3]*[.A152]+[.$M$4]*[.A152]^2+[.$M$5]*[.A152]^3+[.$M$6]*[.A152]^4+[.$N$2]*[.A152]^5+[.$N$3]*[.A152]^6+[.$N$4]*[.A152]^7+[.$N$5]*[.A152]^8+[.$N$6]*[.A152]^9" office:value-type="float" office:value="50.0199121225849">
            <text:p>50.0199121226</text:p>
          </table:table-cell>
          <table:table-cell table:formula="of:=[.B152]/([.$B$2]+[.B152])*[.$B$1]" office:value-type="float" office:value="3.74463931138055">
            <text:p>3.7446393114</text:p>
          </table:table-cell>
          <table:table-cell table:formula="of:=[.$D$5]*[.C152]-[.$D$4]" office:value-type="float" office:value="4.12085157445117">
            <text:p>4.1208515745</text:p>
          </table:table-cell>
          <table:table-cell table:formula="of:=INT([.D152]/[.$B$1]*1024)" office:value-type="float" office:value="752">
            <text:p>752</text:p>
          </table:table-cell>
          <table:table-cell table:number-columns-repeated="10"/>
        </table:table-row>
        <table:table-row table:style-name="ro2">
          <table:table-cell table:formula="of:=[.A152]+[.$D$1]" office:value-type="float" office:value="15.25">
            <text:p>15.25</text:p>
          </table:table-cell>
          <table:table-cell table:formula="of:=[.$M$2]+[.$M$3]*[.A153]+[.$M$4]*[.A153]^2+[.$M$5]*[.A153]^3+[.$M$6]*[.A153]^4+[.$N$2]*[.A153]^5+[.$N$3]*[.A153]^6+[.$N$4]*[.A153]^7+[.$N$5]*[.A153]^8+[.$N$6]*[.A153]^9" office:value-type="float" office:value="49.6769571882715">
            <text:p>49.6769571883</text:p>
          </table:table-cell>
          <table:table-cell table:formula="of:=[.B153]/([.$B$2]+[.B153])*[.$B$1]" office:value-type="float" office:value="3.73606308514789">
            <text:p>3.7360630851</text:p>
          </table:table-cell>
          <table:table-cell table:formula="of:=[.$D$5]*[.C153]-[.$D$4]" office:value-type="float" office:value="4.10870879482573">
            <text:p>4.1087087948</text:p>
          </table:table-cell>
          <table:table-cell table:formula="of:=INT([.D153]/[.$B$1]*1024)" office:value-type="float" office:value="749">
            <text:p>749</text:p>
          </table:table-cell>
          <table:table-cell table:number-columns-repeated="10"/>
        </table:table-row>
        <table:table-row table:style-name="ro2">
          <table:table-cell table:formula="of:=[.A153]+[.$D$1]" office:value-type="float" office:value="15.5">
            <text:p>15.5</text:p>
          </table:table-cell>
          <table:table-cell table:formula="of:=[.$M$2]+[.$M$3]*[.A154]+[.$M$4]*[.A154]^2+[.$M$5]*[.A154]^3+[.$M$6]*[.A154]^4+[.$N$2]*[.A154]^5+[.$N$3]*[.A154]^6+[.$N$4]*[.A154]^7+[.$N$5]*[.A154]^8+[.$N$6]*[.A154]^9" office:value-type="float" office:value="49.3369079346488">
            <text:p>49.3369079346</text:p>
          </table:table-cell>
          <table:table-cell table:formula="of:=[.B154]/([.$B$2]+[.B154])*[.$B$1]" office:value-type="float" office:value="3.72748130316555">
            <text:p>3.7274813032</text:p>
          </table:table-cell>
          <table:table-cell table:formula="of:=[.$D$5]*[.C154]-[.$D$4]" office:value-type="float" office:value="4.0965581490081">
            <text:p>4.096558149</text:p>
          </table:table-cell>
          <table:table-cell table:formula="of:=INT([.D154]/[.$B$1]*1024)" office:value-type="float" office:value="747">
            <text:p>747</text:p>
          </table:table-cell>
          <table:table-cell table:number-columns-repeated="10"/>
        </table:table-row>
        <table:table-row table:style-name="ro2">
          <table:table-cell table:formula="of:=[.A154]+[.$D$1]" office:value-type="float" office:value="15.75">
            <text:p>15.75</text:p>
          </table:table-cell>
          <table:table-cell table:formula="of:=[.$M$2]+[.$M$3]*[.A155]+[.$M$4]*[.A155]^2+[.$M$5]*[.A155]^3+[.$M$6]*[.A155]^4+[.$N$2]*[.A155]^5+[.$N$3]*[.A155]^6+[.$N$4]*[.A155]^7+[.$N$5]*[.A155]^8+[.$N$6]*[.A155]^9" office:value-type="float" office:value="48.9997310465665">
            <text:p>48.9997310466</text:p>
          </table:table-cell>
          <table:table-cell table:formula="of:=[.B155]/([.$B$2]+[.B155])*[.$B$1]" office:value-type="float" office:value="3.71889404846735">
            <text:p>3.7188940485</text:p>
          </table:table-cell>
          <table:table-cell table:formula="of:=[.$D$5]*[.C155]-[.$D$4]" office:value-type="float" office:value="4.08439975456293">
            <text:p>4.0843997546</text:p>
          </table:table-cell>
          <table:table-cell table:formula="of:=INT([.D155]/[.$B$1]*1024)" office:value-type="float" office:value="745">
            <text:p>745</text:p>
          </table:table-cell>
          <table:table-cell table:number-columns-repeated="10"/>
        </table:table-row>
        <table:table-row table:style-name="ro2">
          <table:table-cell table:formula="of:=[.A155]+[.$D$1]" office:value-type="float" office:value="16">
            <text:p>16</text:p>
          </table:table-cell>
          <table:table-cell table:formula="of:=[.$M$2]+[.$M$3]*[.A156]+[.$M$4]*[.A156]^2+[.$M$5]*[.A156]^3+[.$M$6]*[.A156]^4+[.$N$2]*[.A156]^5+[.$N$3]*[.A156]^6+[.$N$4]*[.A156]^7+[.$N$5]*[.A156]^8+[.$N$6]*[.A156]^9" office:value-type="float" office:value="48.6653935471527">
            <text:p>48.6653935472</text:p>
          </table:table-cell>
          <table:table-cell table:formula="of:=[.B156]/([.$B$2]+[.B156])*[.$B$1]" office:value-type="float" office:value="3.71030140008392">
            <text:p>3.7103014001</text:p>
          </table:table-cell>
          <table:table-cell table:formula="of:=[.$D$5]*[.C156]-[.$D$4]" office:value-type="float" office:value="4.07223372338695">
            <text:p>4.0722337234</text:p>
          </table:table-cell>
          <table:table-cell table:formula="of:=INT([.D156]/[.$B$1]*1024)" office:value-type="float" office:value="743">
            <text:p>743</text:p>
          </table:table-cell>
          <table:table-cell table:number-columns-repeated="10"/>
        </table:table-row>
        <table:table-row table:style-name="ro2">
          <table:table-cell table:formula="of:=[.A156]+[.$D$1]" office:value-type="float" office:value="16.25">
            <text:p>16.25</text:p>
          </table:table-cell>
          <table:table-cell table:formula="of:=[.$M$2]+[.$M$3]*[.A157]+[.$M$4]*[.A157]^2+[.$M$5]*[.A157]^3+[.$M$6]*[.A157]^4+[.$N$2]*[.A157]^5+[.$N$3]*[.A157]^6+[.$N$4]*[.A157]^7+[.$N$5]*[.A157]^8+[.$N$6]*[.A157]^9" office:value-type="float" office:value="48.3338627971873">
            <text:p>48.3338627972</text:p>
          </table:table-cell>
          <table:table-cell table:formula="of:=[.B157]/([.$B$2]+[.B157])*[.$B$1]" office:value-type="float" office:value="3.70170343307728">
            <text:p>3.7017034331</text:p>
          </table:table-cell>
          <table:table-cell table:formula="of:=[.$D$5]*[.C157]-[.$D$4]" office:value-type="float" office:value="4.06006016175785">
            <text:p>4.0600601618</text:p>
          </table:table-cell>
          <table:table-cell table:formula="of:=INT([.D157]/[.$B$1]*1024)" office:value-type="float" office:value="741">
            <text:p>741</text:p>
          </table:table-cell>
          <table:table-cell table:number-columns-repeated="10"/>
        </table:table-row>
        <table:table-row table:style-name="ro2">
          <table:table-cell table:formula="of:=[.A157]+[.$D$1]" office:value-type="float" office:value="16.5">
            <text:p>16.5</text:p>
          </table:table-cell>
          <table:table-cell table:formula="of:=[.$M$2]+[.$M$3]*[.A158]+[.$M$4]*[.A158]^2+[.$M$5]*[.A158]^3+[.$M$6]*[.A158]^4+[.$N$2]*[.A158]^5+[.$N$3]*[.A158]^6+[.$N$4]*[.A158]^7+[.$N$5]*[.A158]^8+[.$N$6]*[.A158]^9" office:value-type="float" office:value="48.0051064944246">
            <text:p>48.0051064944</text:p>
          </table:table-cell>
          <table:table-cell table:formula="of:=[.B158]/([.$B$2]+[.B158])*[.$B$1]" office:value-type="float" office:value="3.69310021857792">
            <text:p>3.6931002186</text:p>
          </table:table-cell>
          <table:table-cell table:formula="of:=[.$D$5]*[.C158]-[.$D$4]" office:value-type="float" office:value="4.04787917038683">
            <text:p>4.0478791704</text:p>
          </table:table-cell>
          <table:table-cell table:formula="of:=INT([.D158]/[.$B$1]*1024)" office:value-type="float" office:value="738">
            <text:p>738</text:p>
          </table:table-cell>
          <table:table-cell table:number-columns-repeated="10"/>
        </table:table-row>
        <table:table-row table:style-name="ro2">
          <table:table-cell table:formula="of:=[.A158]+[.$D$1]" office:value-type="float" office:value="16.75">
            <text:p>16.75</text:p>
          </table:table-cell>
          <table:table-cell table:formula="of:=[.$M$2]+[.$M$3]*[.A159]+[.$M$4]*[.A159]^2+[.$M$5]*[.A159]^3+[.$M$6]*[.A159]^4+[.$N$2]*[.A159]^5+[.$N$3]*[.A159]^6+[.$N$4]*[.A159]^7+[.$N$5]*[.A159]^8+[.$N$6]*[.A159]^9" office:value-type="float" office:value="47.6790926728667">
            <text:p>47.6790926729</text:p>
          </table:table-cell>
          <table:table-cell table:formula="of:=[.B159]/([.$B$2]+[.B159])*[.$B$1]" office:value-type="float" office:value="3.68449182382449">
            <text:p>3.6844918238</text:p>
          </table:table-cell>
          <table:table-cell table:formula="of:=[.$D$5]*[.C159]-[.$D$4]" office:value-type="float" office:value="4.03569084447472">
            <text:p>4.0356908445</text:p>
          </table:table-cell>
          <table:table-cell table:formula="of:=INT([.D159]/[.$B$1]*1024)" office:value-type="float" office:value="736">
            <text:p>736</text:p>
          </table:table-cell>
          <table:table-cell table:number-columns-repeated="10"/>
        </table:table-row>
        <table:table-row table:style-name="ro2">
          <table:table-cell table:formula="of:=[.A159]+[.$D$1]" office:value-type="float" office:value="17">
            <text:p>17</text:p>
          </table:table-cell>
          <table:table-cell table:formula="of:=[.$M$2]+[.$M$3]*[.A160]+[.$M$4]*[.A160]^2+[.$M$5]*[.A160]^3+[.$M$6]*[.A160]^4+[.$N$2]*[.A160]^5+[.$N$3]*[.A160]^6+[.$N$4]*[.A160]^7+[.$N$5]*[.A160]^8+[.$N$6]*[.A160]^9" office:value-type="float" office:value="47.355789701989">
            <text:p>47.355789702</text:p>
          </table:table-cell>
          <table:table-cell table:formula="of:=[.B160]/([.$B$2]+[.B160])*[.$B$1]" office:value-type="float" office:value="3.67587831220589">
            <text:p>3.6758783122</text:p>
          </table:table-cell>
          <table:table-cell table:formula="of:=[.$D$5]*[.C160]-[.$D$4]" office:value-type="float" office:value="4.02349527377168">
            <text:p>4.0234952738</text:p>
          </table:table-cell>
          <table:table-cell table:formula="of:=INT([.D160]/[.$B$1]*1024)" office:value-type="float" office:value="734">
            <text:p>734</text:p>
          </table:table-cell>
          <table:table-cell table:number-columns-repeated="10"/>
        </table:table-row>
        <table:table-row table:style-name="ro2">
          <table:table-cell table:formula="of:=[.A160]+[.$D$1]" office:value-type="float" office:value="17.25">
            <text:p>17.25</text:p>
          </table:table-cell>
          <table:table-cell table:formula="of:=[.$M$2]+[.$M$3]*[.A161]+[.$M$4]*[.A161]^2+[.$M$5]*[.A161]^3+[.$M$6]*[.A161]^4+[.$N$2]*[.A161]^5+[.$N$3]*[.A161]^6+[.$N$4]*[.A161]^7+[.$N$5]*[.A161]^8+[.$N$6]*[.A161]^9" office:value-type="float" office:value="47.0351662859176">
            <text:p>47.0351662859</text:p>
          </table:table-cell>
          <table:table-cell table:formula="of:=[.B161]/([.$B$2]+[.B161])*[.$B$1]" office:value-type="float" office:value="3.6672597433059">
            <text:p>3.6672597433</text:p>
          </table:table-cell>
          <table:table-cell table:formula="of:=[.$D$5]*[.C161]-[.$D$4]" office:value-type="float" office:value="4.01129254264029">
            <text:p>4.0112925426</text:p>
          </table:table-cell>
          <table:table-cell table:formula="of:=INT([.D161]/[.$B$1]*1024)" office:value-type="float" office:value="732">
            <text:p>732</text:p>
          </table:table-cell>
          <table:table-cell table:number-columns-repeated="10"/>
        </table:table-row>
        <table:table-row table:style-name="ro2">
          <table:table-cell table:formula="of:=[.A161]+[.$D$1]" office:value-type="float" office:value="17.5">
            <text:p>17.5</text:p>
          </table:table-cell>
          <table:table-cell table:formula="of:=[.$M$2]+[.$M$3]*[.A162]+[.$M$4]*[.A162]^2+[.$M$5]*[.A162]^3+[.$M$6]*[.A162]^4+[.$N$2]*[.A162]^5+[.$N$3]*[.A162]^6+[.$N$4]*[.A162]^7+[.$N$5]*[.A162]^8+[.$N$6]*[.A162]^9" office:value-type="float" office:value="46.7171914625604">
            <text:p>46.7171914626</text:p>
          </table:table-cell>
          <table:table-cell table:formula="of:=[.B162]/([.$B$2]+[.B162])*[.$B$1]" office:value-type="float" office:value="3.6586361729502">
            <text:p>3.658636173</text:p>
          </table:table-cell>
          <table:table-cell table:formula="of:=[.$D$5]*[.C162]-[.$D$4]" office:value-type="float" office:value="3.99908273012218">
            <text:p>3.9990827301</text:p>
          </table:table-cell>
          <table:table-cell table:formula="of:=INT([.D162]/[.$B$1]*1024)" office:value-type="float" office:value="729">
            <text:p>729</text:p>
          </table:table-cell>
          <table:table-cell table:number-columns-repeated="10"/>
        </table:table-row>
        <table:table-row table:style-name="ro2">
          <table:table-cell table:formula="of:=[.A162]+[.$D$1]" office:value-type="float" office:value="17.75">
            <text:p>17.75</text:p>
          </table:table-cell>
          <table:table-cell table:formula="of:=[.$M$2]+[.$M$3]*[.A163]+[.$M$4]*[.A163]^2+[.$M$5]*[.A163]^3+[.$M$6]*[.A163]^4+[.$N$2]*[.A163]^5+[.$N$3]*[.A163]^6+[.$N$4]*[.A163]^7+[.$N$5]*[.A163]^8+[.$N$6]*[.A163]^9" office:value-type="float" office:value="46.4018346026922">
            <text:p>46.4018346027</text:p>
          </table:table-cell>
          <table:table-cell table:formula="of:=[.B163]/([.$B$2]+[.B163])*[.$B$1]" office:value-type="float" office:value="3.65000765325569">
            <text:p>3.6500076533</text:p>
          </table:table-cell>
          <table:table-cell table:formula="of:=[.$D$5]*[.C163]-[.$D$4]" office:value-type="float" office:value="3.98686591000787">
            <text:p>3.98686591</text:p>
          </table:table-cell>
          <table:table-cell table:formula="of:=INT([.D163]/[.$B$1]*1024)" office:value-type="float" office:value="727">
            <text:p>727</text:p>
          </table:table-cell>
          <table:table-cell table:number-columns-repeated="10"/>
        </table:table-row>
        <table:table-row table:style-name="ro2">
          <table:table-cell table:formula="of:=[.A163]+[.$D$1]" office:value-type="float" office:value="18">
            <text:p>18</text:p>
          </table:table-cell>
          <table:table-cell table:formula="of:=[.$M$2]+[.$M$3]*[.A164]+[.$M$4]*[.A164]^2+[.$M$5]*[.A164]^3+[.$M$6]*[.A164]^4+[.$N$2]*[.A164]^5+[.$N$3]*[.A164]^6+[.$N$4]*[.A164]^7+[.$N$5]*[.A164]^8+[.$N$6]*[.A164]^9" office:value-type="float" office:value="46.0890654089953">
            <text:p>46.089065409</text:p>
          </table:table-cell>
          <table:table-cell table:formula="of:=[.B164]/([.$B$2]+[.B164])*[.$B$1]" office:value-type="float" office:value="3.64137423268222">
            <text:p>3.6413742327</text:p>
          </table:table-cell>
          <table:table-cell table:formula="of:=[.$D$5]*[.C164]-[.$D$4]" office:value-type="float" office:value="3.97464215090995">
            <text:p>3.9746421509</text:p>
          </table:table-cell>
          <table:table-cell table:formula="of:=INT([.D164]/[.$B$1]*1024)" office:value-type="float" office:value="725">
            <text:p>725</text:p>
          </table:table-cell>
          <table:table-cell table:number-columns-repeated="10"/>
        </table:table-row>
        <table:table-row table:style-name="ro2">
          <table:table-cell table:formula="of:=[.A164]+[.$D$1]" office:value-type="float" office:value="18.25">
            <text:p>18.25</text:p>
          </table:table-cell>
          <table:table-cell table:formula="of:=[.$M$2]+[.$M$3]*[.A165]+[.$M$4]*[.A165]^2+[.$M$5]*[.A165]^3+[.$M$6]*[.A165]^4+[.$N$2]*[.A165]^5+[.$N$3]*[.A165]^6+[.$N$4]*[.A165]^7+[.$N$5]*[.A165]^8+[.$N$6]*[.A165]^9" office:value-type="float" office:value="45.7788539150555">
            <text:p>45.7788539151</text:p>
          </table:table-cell>
          <table:table-cell table:formula="of:=[.B165]/([.$B$2]+[.B165])*[.$B$1]" office:value-type="float" office:value="3.63273595608651">
            <text:p>3.6327359561</text:p>
          </table:table-cell>
          <table:table-cell table:formula="of:=[.$D$5]*[.C165]-[.$D$4]" office:value-type="float" office:value="3.9624115163395">
            <text:p>3.9624115163</text:p>
          </table:table-cell>
          <table:table-cell table:formula="of:=INT([.D165]/[.$B$1]*1024)" office:value-type="float" office:value="723">
            <text:p>723</text:p>
          </table:table-cell>
          <table:table-cell table:number-columns-repeated="10"/>
        </table:table-row>
        <table:table-row table:style-name="ro2">
          <table:table-cell table:formula="of:=[.A165]+[.$D$1]" office:value-type="float" office:value="18.5">
            <text:p>18.5</text:p>
          </table:table-cell>
          <table:table-cell table:formula="of:=[.$M$2]+[.$M$3]*[.A166]+[.$M$4]*[.A166]^2+[.$M$5]*[.A166]^3+[.$M$6]*[.A166]^4+[.$N$2]*[.A166]^5+[.$N$3]*[.A166]^6+[.$N$4]*[.A166]^7+[.$N$5]*[.A166]^8+[.$N$6]*[.A166]^9" office:value-type="float" office:value="45.4711704843153">
            <text:p>45.4711704843</text:p>
          </table:table-cell>
          <table:table-cell table:formula="of:=[.B166]/([.$B$2]+[.B166])*[.$B$1]" office:value-type="float" office:value="3.62409286477835">
            <text:p>3.6240928648</text:p>
          </table:table-cell>
          <table:table-cell table:formula="of:=[.$D$5]*[.C166]-[.$D$4]" office:value-type="float" office:value="3.95017406478559">
            <text:p>3.9501740648</text:p>
          </table:table-cell>
          <table:table-cell table:formula="of:=INT([.D166]/[.$B$1]*1024)" office:value-type="float" office:value="721">
            <text:p>721</text:p>
          </table:table-cell>
          <table:table-cell table:number-columns-repeated="10"/>
        </table:table-row>
        <table:table-row table:style-name="ro2">
          <table:table-cell table:formula="of:=[.A166]+[.$D$1]" office:value-type="float" office:value="18.75">
            <text:p>18.75</text:p>
          </table:table-cell>
          <table:table-cell table:formula="of:=[.$M$2]+[.$M$3]*[.A167]+[.$M$4]*[.A167]^2+[.$M$5]*[.A167]^3+[.$M$6]*[.A167]^4+[.$N$2]*[.A167]^5+[.$N$3]*[.A167]^6+[.$N$4]*[.A167]^7+[.$N$5]*[.A167]^8+[.$N$6]*[.A167]^9" office:value-type="float" office:value="45.1659858089846">
            <text:p>45.165985809</text:p>
          </table:table-cell>
          <table:table-cell table:formula="of:=[.B167]/([.$B$2]+[.B167])*[.$B$1]" office:value-type="float" office:value="3.6154449965789">
            <text:p>3.6154449966</text:p>
          </table:table-cell>
          <table:table-cell table:formula="of:=[.$D$5]*[.C167]-[.$D$4]" office:value-type="float" office:value="3.93792984979792">
            <text:p>3.9379298498</text:p>
          </table:table-cell>
          <table:table-cell table:formula="of:=INT([.D167]/[.$B$1]*1024)" office:value-type="float" office:value="718">
            <text:p>718</text:p>
          </table:table-cell>
          <table:table-cell table:number-columns-repeated="10"/>
        </table:table-row>
        <table:table-row table:style-name="ro2">
          <table:table-cell table:formula="of:=[.A167]+[.$D$1]" office:value-type="float" office:value="19">
            <text:p>19</text:p>
          </table:table-cell>
          <table:table-cell table:formula="of:=[.$M$2]+[.$M$3]*[.A168]+[.$M$4]*[.A168]^2+[.$M$5]*[.A168]^3+[.$M$6]*[.A168]^4+[.$N$2]*[.A168]^5+[.$N$3]*[.A168]^6+[.$N$4]*[.A168]^7+[.$N$5]*[.A168]^8+[.$N$6]*[.A168]^9" office:value-type="float" office:value="44.8632709089097">
            <text:p>44.8632709089</text:p>
          </table:table-cell>
          <table:table-cell table:formula="of:=[.B168]/([.$B$2]+[.B168])*[.$B$1]" office:value-type="float" office:value="3.60679238588121">
            <text:p>3.6067923859</text:p>
          </table:table-cell>
          <table:table-cell table:formula="of:=[.$D$5]*[.C168]-[.$D$4]" office:value-type="float" office:value="3.92567892007238">
            <text:p>3.9256789201</text:p>
          </table:table-cell>
          <table:table-cell table:formula="of:=INT([.D168]/[.$B$1]*1024)" office:value-type="float" office:value="716">
            <text:p>716</text:p>
          </table:table-cell>
          <table:table-cell table:number-columns-repeated="10"/>
        </table:table-row>
        <table:table-row table:style-name="ro2">
          <table:table-cell table:formula="of:=[.A168]+[.$D$1]" office:value-type="float" office:value="19.25">
            <text:p>19.25</text:p>
          </table:table-cell>
          <table:table-cell table:formula="of:=[.$M$2]+[.$M$3]*[.A169]+[.$M$4]*[.A169]^2+[.$M$5]*[.A169]^3+[.$M$6]*[.A169]^4+[.$N$2]*[.A169]^5+[.$N$3]*[.A169]^6+[.$N$4]*[.A169]^7+[.$N$5]*[.A169]^8+[.$N$6]*[.A169]^9" office:value-type="float" office:value="44.562997130402">
            <text:p>44.5629971304</text:p>
          </table:table-cell>
          <table:table-cell table:formula="of:=[.B169]/([.$B$2]+[.B169])*[.$B$1]" office:value-type="float" office:value="3.59813506371267">
            <text:p>3.5981350637</text:p>
          </table:table-cell>
          <table:table-cell table:formula="of:=[.$D$5]*[.C169]-[.$D$4]" office:value-type="float" office:value="3.91342131953958">
            <text:p>3.9134213195</text:p>
          </table:table-cell>
          <table:table-cell table:formula="of:=INT([.D169]/[.$B$1]*1024)" office:value-type="float" office:value="714">
            <text:p>714</text:p>
          </table:table-cell>
          <table:table-cell table:number-columns-repeated="10"/>
        </table:table-row>
        <table:table-row table:style-name="ro2">
          <table:table-cell table:formula="of:=[.A169]+[.$D$1]" office:value-type="float" office:value="19.5">
            <text:p>19.5</text:p>
          </table:table-cell>
          <table:table-cell table:formula="of:=[.$M$2]+[.$M$3]*[.A170]+[.$M$4]*[.A170]^2+[.$M$5]*[.A170]^3+[.$M$6]*[.A170]^4+[.$N$2]*[.A170]^5+[.$N$3]*[.A170]^6+[.$N$4]*[.A170]^7+[.$N$5]*[.A170]^8+[.$N$6]*[.A170]^9" office:value-type="float" office:value="44.2651361450264">
            <text:p>44.265136145</text:p>
          </table:table-cell>
          <table:table-cell table:formula="of:=[.B170]/([.$B$2]+[.B170])*[.$B$1]" office:value-type="float" office:value="3.58947305779963">
            <text:p>3.5894730578</text:p>
          </table:table-cell>
          <table:table-cell table:formula="of:=[.$D$5]*[.C170]-[.$D$4]" office:value-type="float" office:value="3.90115708745628">
            <text:p>3.9011570875</text:p>
          </table:table-cell>
          <table:table-cell table:formula="of:=INT([.D170]/[.$B$1]*1024)" office:value-type="float" office:value="712">
            <text:p>712</text:p>
          </table:table-cell>
          <table:table-cell table:number-columns-repeated="10"/>
        </table:table-row>
        <table:table-row table:style-name="ro2">
          <table:table-cell table:formula="of:=[.A170]+[.$D$1]" office:value-type="float" office:value="19.75">
            <text:p>19.75</text:p>
          </table:table-cell>
          <table:table-cell table:formula="of:=[.$M$2]+[.$M$3]*[.A171]+[.$M$4]*[.A171]^2+[.$M$5]*[.A171]^3+[.$M$6]*[.A171]^4+[.$N$2]*[.A171]^5+[.$N$3]*[.A171]^6+[.$N$4]*[.A171]^7+[.$N$5]*[.A171]^8+[.$N$6]*[.A171]^9" office:value-type="float" office:value="43.9696599483508">
            <text:p>43.9696599484</text:p>
          </table:table-cell>
          <table:table-cell table:formula="of:=[.B171]/([.$B$2]+[.B171])*[.$B$1]" office:value-type="float" office:value="3.58080639263384">
            <text:p>3.5808063926</text:p>
          </table:table-cell>
          <table:table-cell table:formula="of:=[.$D$5]*[.C171]-[.$D$4]" office:value-type="float" office:value="3.8888862584995">
            <text:p>3.8888862585</text:p>
          </table:table-cell>
          <table:table-cell table:formula="of:=INT([.D171]/[.$B$1]*1024)" office:value-type="float" office:value="709">
            <text:p>709</text:p>
          </table:table-cell>
          <table:table-cell table:number-columns-repeated="10"/>
        </table:table-row>
        <table:table-row table:style-name="ro2">
          <table:table-cell table:formula="of:=[.A171]+[.$D$1]" office:value-type="float" office:value="20">
            <text:p>20</text:p>
          </table:table-cell>
          <table:table-cell table:formula="of:=[.$M$2]+[.$M$3]*[.A172]+[.$M$4]*[.A172]^2+[.$M$5]*[.A172]^3+[.$M$6]*[.A172]^4+[.$N$2]*[.A172]^5+[.$N$3]*[.A172]^6+[.$N$4]*[.A172]^7+[.$N$5]*[.A172]^8+[.$N$6]*[.A172]^9" office:value-type="float" office:value="43.6765408586573">
            <text:p>43.6765408587</text:p>
          </table:table-cell>
          <table:table-cell table:formula="of:=[.B172]/([.$B$2]+[.B172])*[.$B$1]" office:value-type="float" office:value="3.5721350895409">
            <text:p>3.5721350895</text:p>
          </table:table-cell>
          <table:table-cell table:formula="of:=[.$D$5]*[.C172]-[.$D$4]" office:value-type="float" office:value="3.87660886286343">
            <text:p>3.8766088629</text:p>
          </table:table-cell>
          <table:table-cell table:formula="of:=INT([.D172]/[.$B$1]*1024)" office:value-type="float" office:value="707">
            <text:p>707</text:p>
          </table:table-cell>
          <table:table-cell table:number-columns-repeated="10"/>
        </table:table-row>
        <table:table-row table:style-name="ro2">
          <table:table-cell table:formula="of:=[.A172]+[.$D$1]" office:value-type="float" office:value="20.25">
            <text:p>20.25</text:p>
          </table:table-cell>
          <table:table-cell table:formula="of:=[.$M$2]+[.$M$3]*[.A173]+[.$M$4]*[.A173]^2+[.$M$5]*[.A173]^3+[.$M$6]*[.A173]^4+[.$N$2]*[.A173]^5+[.$N$3]*[.A173]^6+[.$N$4]*[.A173]^7+[.$N$5]*[.A173]^8+[.$N$6]*[.A173]^9" office:value-type="float" office:value="43.3857515156158">
            <text:p>43.3857515156</text:p>
          </table:table-cell>
          <table:table-cell table:formula="of:=[.B173]/([.$B$2]+[.B173])*[.$B$1]" office:value-type="float" office:value="3.56345916675053">
            <text:p>3.5634591668</text:p>
          </table:table-cell>
          <table:table-cell table:formula="of:=[.$D$5]*[.C173]-[.$D$4]" office:value-type="float" office:value="3.86432492635888">
            <text:p>3.8643249264</text:p>
          </table:table-cell>
          <table:table-cell table:formula="of:=INT([.D173]/[.$B$1]*1024)" office:value-type="float" office:value="705">
            <text:p>705</text:p>
          </table:table-cell>
          <table:table-cell table:number-columns-repeated="10"/>
        </table:table-row>
        <table:table-row table:style-name="ro2">
          <table:table-cell table:formula="of:=[.A173]+[.$D$1]" office:value-type="float" office:value="20.5">
            <text:p>20.5</text:p>
          </table:table-cell>
          <table:table-cell table:formula="of:=[.$M$2]+[.$M$3]*[.A174]+[.$M$4]*[.A174]^2+[.$M$5]*[.A174]^3+[.$M$6]*[.A174]^4+[.$N$2]*[.A174]^5+[.$N$3]*[.A174]^6+[.$N$4]*[.A174]^7+[.$N$5]*[.A174]^8+[.$N$6]*[.A174]^9" office:value-type="float" office:value="43.0972648789215">
            <text:p>43.0972648789</text:p>
          </table:table-cell>
          <table:table-cell table:formula="of:=[.B174]/([.$B$2]+[.B174])*[.$B$1]" office:value-type="float" office:value="3.5547786394686">
            <text:p>3.5547786395</text:p>
          </table:table-cell>
          <table:table-cell table:formula="of:=[.$D$5]*[.C174]-[.$D$4]" office:value-type="float" office:value="3.85203447051531">
            <text:p>3.8520344705</text:p>
          </table:table-cell>
          <table:table-cell table:formula="of:=INT([.D174]/[.$B$1]*1024)" office:value-type="float" office:value="703">
            <text:p>703</text:p>
          </table:table-cell>
          <table:table-cell table:number-columns-repeated="10"/>
        </table:table-row>
        <table:table-row table:style-name="ro2">
          <table:table-cell table:formula="of:=[.A174]+[.$D$1]" office:value-type="float" office:value="20.75">
            <text:p>20.75</text:p>
          </table:table-cell>
          <table:table-cell table:formula="of:=[.$M$2]+[.$M$3]*[.A175]+[.$M$4]*[.A175]^2+[.$M$5]*[.A175]^3+[.$M$6]*[.A175]^4+[.$N$2]*[.A175]^5+[.$N$3]*[.A175]^6+[.$N$4]*[.A175]^7+[.$N$5]*[.A175]^8+[.$N$6]*[.A175]^9" office:value-type="float" office:value="42.8110542268954">
            <text:p>42.8110542269</text:p>
          </table:table-cell>
          <table:table-cell table:formula="of:=[.B175]/([.$B$2]+[.B175])*[.$B$1]" office:value-type="float" office:value="3.54609351995099">
            <text:p>3.54609352</text:p>
          </table:table-cell>
          <table:table-cell table:formula="of:=[.$D$5]*[.C175]-[.$D$4]" office:value-type="float" office:value="3.83973751268539">
            <text:p>3.8397375127</text:p>
          </table:table-cell>
          <table:table-cell table:formula="of:=INT([.D175]/[.$B$1]*1024)" office:value-type="float" office:value="700">
            <text:p>700</text:p>
          </table:table-cell>
          <table:table-cell table:number-columns-repeated="10"/>
        </table:table-row>
        <table:table-row table:style-name="ro2">
          <table:table-cell table:formula="of:=[.A175]+[.$D$1]" office:value-type="float" office:value="21">
            <text:p>21</text:p>
          </table:table-cell>
          <table:table-cell table:formula="of:=[.$M$2]+[.$M$3]*[.A176]+[.$M$4]*[.A176]^2+[.$M$5]*[.A176]^3+[.$M$6]*[.A176]^4+[.$N$2]*[.A176]^5+[.$N$3]*[.A176]^6+[.$N$4]*[.A176]^7+[.$N$5]*[.A176]^8+[.$N$6]*[.A176]^9" office:value-type="float" office:value="42.5270931550508">
            <text:p>42.5270931551</text:p>
          </table:table-cell>
          <table:table-cell table:formula="of:=[.B176]/([.$B$2]+[.B176])*[.$B$1]" office:value-type="float" office:value="3.53740381757907">
            <text:p>3.5374038176</text:p>
          </table:table-cell>
          <table:table-cell table:formula="of:=[.$D$5]*[.C176]-[.$D$4]" office:value-type="float" office:value="3.82743406615188">
            <text:p>3.8274340662</text:p>
          </table:table-cell>
          <table:table-cell table:formula="of:=INT([.D176]/[.$B$1]*1024)" office:value-type="float" office:value="698">
            <text:p>698</text:p>
          </table:table-cell>
          <table:table-cell table:number-columns-repeated="10"/>
        </table:table-row>
        <table:table-row table:style-name="ro2">
          <table:table-cell table:formula="of:=[.A176]+[.$D$1]" office:value-type="float" office:value="21.25">
            <text:p>21.25</text:p>
          </table:table-cell>
          <table:table-cell table:formula="of:=[.$M$2]+[.$M$3]*[.A177]+[.$M$4]*[.A177]^2+[.$M$5]*[.A177]^3+[.$M$6]*[.A177]^4+[.$N$2]*[.A177]^5+[.$N$3]*[.A177]^6+[.$N$4]*[.A177]^7+[.$N$5]*[.A177]^8+[.$N$6]*[.A177]^9" office:value-type="float" office:value="42.2453555746246">
            <text:p>42.2453555746</text:p>
          </table:table-cell>
          <table:table-cell table:formula="of:=[.B177]/([.$B$2]+[.B177])*[.$B$1]" office:value-type="float" office:value="3.52870953893681">
            <text:p>3.5287095389</text:p>
          </table:table-cell>
          <table:table-cell table:formula="of:=[.$D$5]*[.C177]-[.$D$4]" office:value-type="float" office:value="3.81512414023681">
            <text:p>3.8151241402</text:p>
          </table:table-cell>
          <table:table-cell table:formula="of:=INT([.D177]/[.$B$1]*1024)" office:value-type="float" office:value="696">
            <text:p>696</text:p>
          </table:table-cell>
          <table:table-cell table:number-columns-repeated="10"/>
        </table:table-row>
        <table:table-row table:style-name="ro2">
          <table:table-cell table:formula="of:=[.A177]+[.$D$1]" office:value-type="float" office:value="21.5">
            <text:p>21.5</text:p>
          </table:table-cell>
          <table:table-cell table:formula="of:=[.$M$2]+[.$M$3]*[.A178]+[.$M$4]*[.A178]^2+[.$M$5]*[.A178]^3+[.$M$6]*[.A178]^4+[.$N$2]*[.A178]^5+[.$N$3]*[.A178]^6+[.$N$4]*[.A178]^7+[.$N$5]*[.A178]^8+[.$N$6]*[.A178]^9" office:value-type="float" office:value="41.9658157110758">
            <text:p>41.9658157111</text:p>
          </table:table-cell>
          <table:table-cell table:formula="of:=[.B178]/([.$B$2]+[.B178])*[.$B$1]" office:value-type="float" office:value="3.52001068788957">
            <text:p>3.5200106879</text:p>
          </table:table-cell>
          <table:table-cell table:formula="of:=[.$D$5]*[.C178]-[.$D$4]" office:value-type="float" office:value="3.80280774041297">
            <text:p>3.8028077404</text:p>
          </table:table-cell>
          <table:table-cell table:formula="of:=INT([.D178]/[.$B$1]*1024)" office:value-type="float" office:value="694">
            <text:p>694</text:p>
          </table:table-cell>
          <table:table-cell table:number-columns-repeated="10"/>
        </table:table-row>
        <table:table-row table:style-name="ro2">
          <table:table-cell table:formula="of:=[.A178]+[.$D$1]" office:value-type="float" office:value="21.75">
            <text:p>21.75</text:p>
          </table:table-cell>
          <table:table-cell table:formula="of:=[.$M$2]+[.$M$3]*[.A179]+[.$M$4]*[.A179]^2+[.$M$5]*[.A179]^3+[.$M$6]*[.A179]^4+[.$N$2]*[.A179]^5+[.$N$3]*[.A179]^6+[.$N$4]*[.A179]^7+[.$N$5]*[.A179]^8+[.$N$6]*[.A179]^9" office:value-type="float" office:value="41.6884481025505">
            <text:p>41.6884481026</text:p>
          </table:table-cell>
          <table:table-cell table:formula="of:=[.B179]/([.$B$2]+[.B179])*[.$B$1]" office:value-type="float" office:value="3.51130726566424">
            <text:p>3.5113072657</text:p>
          </table:table-cell>
          <table:table-cell table:formula="of:=[.$D$5]*[.C179]-[.$D$4]" office:value-type="float" office:value="3.79048486841751">
            <text:p>3.7904848684</text:p>
          </table:table-cell>
          <table:table-cell table:formula="of:=INT([.D179]/[.$B$1]*1024)" office:value-type="float" office:value="691">
            <text:p>691</text:p>
          </table:table-cell>
          <table:table-cell table:number-columns-repeated="10"/>
        </table:table-row>
        <table:table-row table:style-name="ro2">
          <table:table-cell table:formula="of:=[.A179]+[.$D$1]" office:value-type="float" office:value="22">
            <text:p>22</text:p>
          </table:table-cell>
          <table:table-cell table:formula="of:=[.$M$2]+[.$M$3]*[.A180]+[.$M$4]*[.A180]^2+[.$M$5]*[.A180]^3+[.$M$6]*[.A180]^4+[.$N$2]*[.A180]^5+[.$N$3]*[.A180]^6+[.$N$4]*[.A180]^7+[.$N$5]*[.A180]^8+[.$N$6]*[.A180]^9" office:value-type="float" office:value="41.4132275983149">
            <text:p>41.4132275983</text:p>
          </table:table-cell>
          <table:table-cell table:formula="of:=[.B180]/([.$B$2]+[.B180])*[.$B$1]" office:value-type="float" office:value="3.50259927093102">
            <text:p>3.5025992709</text:p>
          </table:table-cell>
          <table:table-cell table:formula="of:=[.$D$5]*[.C180]-[.$D$4]" office:value-type="float" office:value="3.77815552236759">
            <text:p>3.7781555224</text:p>
          </table:table-cell>
          <table:table-cell table:formula="of:=INT([.D180]/[.$B$1]*1024)" office:value-type="float" office:value="689">
            <text:p>689</text:p>
          </table:table-cell>
          <table:table-cell table:number-columns-repeated="10"/>
        </table:table-row>
        <table:table-row table:style-name="ro2">
          <table:table-cell table:formula="of:=[.A180]+[.$D$1]" office:value-type="float" office:value="22.25">
            <text:p>22.25</text:p>
          </table:table-cell>
          <table:table-cell table:formula="of:=[.$M$2]+[.$M$3]*[.A181]+[.$M$4]*[.A181]^2+[.$M$5]*[.A181]^3+[.$M$6]*[.A181]^4+[.$N$2]*[.A181]^5+[.$N$3]*[.A181]^6+[.$N$4]*[.A181]^7+[.$N$5]*[.A181]^8+[.$N$6]*[.A181]^9" office:value-type="float" office:value="41.1401293571578">
            <text:p>41.1401293572</text:p>
          </table:table-cell>
          <table:table-cell table:formula="of:=[.B181]/([.$B$2]+[.B181])*[.$B$1]" office:value-type="float" office:value="3.49388669988649">
            <text:p>3.4938866999</text:p>
          </table:table-cell>
          <table:table-cell table:formula="of:=[.$D$5]*[.C181]-[.$D$4]" office:value-type="float" office:value="3.76581969687809">
            <text:p>3.7658196969</text:p>
          </table:table-cell>
          <table:table-cell table:formula="of:=INT([.D181]/[.$B$1]*1024)" office:value-type="float" office:value="687">
            <text:p>687</text:p>
          </table:table-cell>
          <table:table-cell table:number-columns-repeated="10"/>
        </table:table-row>
        <table:table-row table:style-name="ro2">
          <table:table-cell table:formula="of:=[.A181]+[.$D$1]" office:value-type="float" office:value="22.5">
            <text:p>22.5</text:p>
          </table:table-cell>
          <table:table-cell table:formula="of:=[.$M$2]+[.$M$3]*[.A182]+[.$M$4]*[.A182]^2+[.$M$5]*[.A182]^3+[.$M$6]*[.A182]^4+[.$N$2]*[.A182]^5+[.$N$3]*[.A182]^6+[.$N$4]*[.A182]^7+[.$N$5]*[.A182]^8+[.$N$6]*[.A182]^9" office:value-type="float" office:value="40.8691288457611">
            <text:p>40.8691288458</text:p>
          </table:table-cell>
          <table:table-cell table:formula="of:=[.B182]/([.$B$2]+[.B182])*[.$B$1]" office:value-type="float" office:value="3.48516954633808">
            <text:p>3.4851695463</text:p>
          </table:table-cell>
          <table:table-cell table:formula="of:=[.$D$5]*[.C182]-[.$D$4]" office:value-type="float" office:value="3.75347738318115">
            <text:p>3.7534773832</text:p>
          </table:table-cell>
          <table:table-cell table:formula="of:=INT([.D182]/[.$B$1]*1024)" office:value-type="float" office:value="685">
            <text:p>685</text:p>
          </table:table-cell>
          <table:table-cell table:number-columns-repeated="10"/>
        </table:table-row>
        <table:table-row table:style-name="ro2">
          <table:table-cell table:formula="of:=[.A182]+[.$D$1]" office:value-type="float" office:value="22.75">
            <text:p>22.75</text:p>
          </table:table-cell>
          <table:table-cell table:formula="of:=[.$M$2]+[.$M$3]*[.A183]+[.$M$4]*[.A183]^2+[.$M$5]*[.A183]^3+[.$M$6]*[.A183]^4+[.$N$2]*[.A183]^5+[.$N$3]*[.A183]^6+[.$N$4]*[.A183]^7+[.$N$5]*[.A183]^8+[.$N$6]*[.A183]^9" office:value-type="float" office:value="40.6002018370415">
            <text:p>40.600201837</text:p>
          </table:table-cell>
          <table:table-cell table:formula="of:=[.B183]/([.$B$2]+[.B183])*[.$B$1]" office:value-type="float" office:value="3.47644780178982">
            <text:p>3.4764478018</text:p>
          </table:table-cell>
          <table:table-cell table:formula="of:=[.$D$5]*[.C183]-[.$D$4]" office:value-type="float" office:value="3.74112856924764">
            <text:p>3.7411285692</text:p>
          </table:table-cell>
          <table:table-cell table:formula="of:=INT([.D183]/[.$B$1]*1024)" office:value-type="float" office:value="682">
            <text:p>682</text:p>
          </table:table-cell>
          <table:table-cell table:number-columns-repeated="10"/>
        </table:table-row>
        <table:table-row table:style-name="ro2">
          <table:table-cell table:formula="of:=[.A183]+[.$D$1]" office:value-type="float" office:value="23">
            <text:p>23</text:p>
          </table:table-cell>
          <table:table-cell table:formula="of:=[.$M$2]+[.$M$3]*[.A184]+[.$M$4]*[.A184]^2+[.$M$5]*[.A184]^3+[.$M$6]*[.A184]^4+[.$N$2]*[.A184]^5+[.$N$3]*[.A184]^6+[.$N$4]*[.A184]^7+[.$N$5]*[.A184]^8+[.$N$6]*[.A184]^9" office:value-type="float" office:value="40.3333244084629">
            <text:p>40.3333244085</text:p>
          </table:table-cell>
          <table:table-cell table:formula="of:=[.B184]/([.$B$2]+[.B184])*[.$B$1]" office:value-type="float" office:value="3.46772145552934">
            <text:p>3.4677214555</text:p>
          </table:table-cell>
          <table:table-cell table:formula="of:=[.$D$5]*[.C184]-[.$D$4]" office:value-type="float" office:value="3.72877323991029">
            <text:p>3.7287732399</text:p>
          </table:table-cell>
          <table:table-cell table:formula="of:=INT([.D184]/[.$B$1]*1024)" office:value-type="float" office:value="680">
            <text:p>680</text:p>
          </table:table-cell>
          <table:table-cell table:number-columns-repeated="10"/>
        </table:table-row>
        <table:table-row table:style-name="ro2">
          <table:table-cell table:formula="of:=[.A184]+[.$D$1]" office:value-type="float" office:value="23.25">
            <text:p>23.25</text:p>
          </table:table-cell>
          <table:table-cell table:formula="of:=[.$M$2]+[.$M$3]*[.A185]+[.$M$4]*[.A185]^2+[.$M$5]*[.A185]^3+[.$M$6]*[.A185]^4+[.$N$2]*[.A185]^5+[.$N$3]*[.A185]^6+[.$N$4]*[.A185]^7+[.$N$5]*[.A185]^8+[.$N$6]*[.A185]^9" office:value-type="float" office:value="40.0684729403202">
            <text:p>40.0684729403</text:p>
          </table:table-cell>
          <table:table-cell table:formula="of:=[.B185]/([.$B$2]+[.B185])*[.$B$1]" office:value-type="float" office:value="3.45899049471608">
            <text:p>3.4589904947</text:p>
          </table:table-cell>
          <table:table-cell table:formula="of:=[.$D$5]*[.C185]-[.$D$4]" office:value-type="float" office:value="3.71641137698858">
            <text:p>3.716411377</text:p>
          </table:table-cell>
          <table:table-cell table:formula="of:=INT([.D185]/[.$B$1]*1024)" office:value-type="float" office:value="678">
            <text:p>678</text:p>
          </table:table-cell>
          <table:table-cell table:number-columns-repeated="10"/>
        </table:table-row>
        <table:table-row table:style-name="ro2">
          <table:table-cell table:formula="of:=[.A185]+[.$D$1]" office:value-type="float" office:value="23.5">
            <text:p>23.5</text:p>
          </table:table-cell>
          <table:table-cell table:formula="of:=[.$M$2]+[.$M$3]*[.A186]+[.$M$4]*[.A186]^2+[.$M$5]*[.A186]^3+[.$M$6]*[.A186]^4+[.$N$2]*[.A186]^5+[.$N$3]*[.A186]^6+[.$N$4]*[.A186]^7+[.$N$5]*[.A186]^8+[.$N$6]*[.A186]^9" office:value-type="float" office:value="39.8056241139952">
            <text:p>39.805624114</text:p>
          </table:table-cell>
          <table:table-cell table:formula="of:=[.B186]/([.$B$2]+[.B186])*[.$B$1]" office:value-type="float" office:value="3.45025490447051">
            <text:p>3.4502549045</text:p>
          </table:table-cell>
          <table:table-cell table:formula="of:=[.$D$5]*[.C186]-[.$D$4]" office:value-type="float" office:value="3.70404295941512">
            <text:p>3.7040429594</text:p>
          </table:table-cell>
          <table:table-cell table:formula="of:=INT([.D186]/[.$B$1]*1024)" office:value-type="float" office:value="676">
            <text:p>676</text:p>
          </table:table-cell>
          <table:table-cell table:number-columns-repeated="10"/>
        </table:table-row>
        <table:table-row table:style-name="ro2">
          <table:table-cell table:formula="of:=[.A186]+[.$D$1]" office:value-type="float" office:value="23.75">
            <text:p>23.75</text:p>
          </table:table-cell>
          <table:table-cell table:formula="of:=[.$M$2]+[.$M$3]*[.A187]+[.$M$4]*[.A187]^2+[.$M$5]*[.A187]^3+[.$M$6]*[.A187]^4+[.$N$2]*[.A187]^5+[.$N$3]*[.A187]^6+[.$N$4]*[.A187]^7+[.$N$5]*[.A187]^8+[.$N$6]*[.A187]^9" office:value-type="float" office:value="39.544754910186">
            <text:p>39.5447549102</text:p>
          </table:table-cell>
          <table:table-cell table:formula="of:=[.B187]/([.$B$2]+[.B187])*[.$B$1]" office:value-type="float" office:value="3.44151466796459">
            <text:p>3.441514668</text:p>
          </table:table-cell>
          <table:table-cell table:formula="of:=[.$D$5]*[.C187]-[.$D$4]" office:value-type="float" office:value="3.69166796336367">
            <text:p>3.6916679634</text:p>
          </table:table-cell>
          <table:table-cell table:formula="of:=INT([.D187]/[.$B$1]*1024)" office:value-type="float" office:value="673">
            <text:p>673</text:p>
          </table:table-cell>
          <table:table-cell table:number-columns-repeated="10"/>
        </table:table-row>
        <table:table-row table:style-name="ro2">
          <table:table-cell table:formula="of:=[.A187]+[.$D$1]" office:value-type="float" office:value="24">
            <text:p>24</text:p>
          </table:table-cell>
          <table:table-cell table:formula="of:=[.$M$2]+[.$M$3]*[.A188]+[.$M$4]*[.A188]^2+[.$M$5]*[.A188]^3+[.$M$6]*[.A188]^4+[.$N$2]*[.A188]^5+[.$N$3]*[.A188]^6+[.$N$4]*[.A188]^7+[.$N$5]*[.A188]^8+[.$N$6]*[.A188]^9" office:value-type="float" office:value="39.2858426071098">
            <text:p>39.2858426071</text:p>
          </table:table-cell>
          <table:table-cell table:formula="of:=[.B188]/([.$B$2]+[.B188])*[.$B$1]" office:value-type="float" office:value="3.43276976651311">
            <text:p>3.4327697665</text:p>
          </table:table-cell>
          <table:table-cell table:formula="of:=[.$D$5]*[.C188]-[.$D$4]" office:value-type="float" office:value="3.67928636237849">
            <text:p>3.6792863624</text:p>
          </table:table-cell>
          <table:table-cell table:formula="of:=INT([.D188]/[.$B$1]*1024)" office:value-type="float" office:value="671">
            <text:p>671</text:p>
          </table:table-cell>
          <table:table-cell table:number-columns-repeated="10"/>
        </table:table-row>
        <table:table-row table:style-name="ro2">
          <table:table-cell table:formula="of:=[.A188]+[.$D$1]" office:value-type="float" office:value="24.25">
            <text:p>24.25</text:p>
          </table:table-cell>
          <table:table-cell table:formula="of:=[.$M$2]+[.$M$3]*[.A189]+[.$M$4]*[.A189]^2+[.$M$5]*[.A189]^3+[.$M$6]*[.A189]^4+[.$N$2]*[.A189]^5+[.$N$3]*[.A189]^6+[.$N$4]*[.A189]^7+[.$N$5]*[.A189]^8+[.$N$6]*[.A189]^9" office:value-type="float" office:value="39.02886477868">
            <text:p>39.0288647787</text:p>
          </table:table-cell>
          <table:table-cell table:formula="of:=[.B189]/([.$B$2]+[.B189])*[.$B$1]" office:value-type="float" office:value="3.42402017966602">
            <text:p>3.4240201797</text:p>
          </table:table-cell>
          <table:table-cell table:formula="of:=[.$D$5]*[.C189]-[.$D$4]" office:value-type="float" office:value="3.66689812750508">
            <text:p>3.6668981275</text:p>
          </table:table-cell>
          <table:table-cell table:formula="of:=INT([.D189]/[.$B$1]*1024)" office:value-type="float" office:value="669">
            <text:p>669</text:p>
          </table:table-cell>
          <table:table-cell table:number-columns-repeated="10"/>
        </table:table-row>
        <table:table-row table:style-name="ro2">
          <table:table-cell table:formula="of:=[.A189]+[.$D$1]" office:value-type="float" office:value="24.5">
            <text:p>24.5</text:p>
          </table:table-cell>
          <table:table-cell table:formula="of:=[.$M$2]+[.$M$3]*[.A190]+[.$M$4]*[.A190]^2+[.$M$5]*[.A190]^3+[.$M$6]*[.A190]^4+[.$N$2]*[.A190]^5+[.$N$3]*[.A190]^6+[.$N$4]*[.A190]^7+[.$N$5]*[.A190]^8+[.$N$6]*[.A190]^9" office:value-type="float" office:value="38.7737992926586">
            <text:p>38.7737992927</text:p>
          </table:table-cell>
          <table:table-cell table:formula="of:=[.B190]/([.$B$2]+[.B190])*[.$B$1]" office:value-type="float" office:value="3.4152658853017">
            <text:p>3.4152658853</text:p>
          </table:table-cell>
          <table:table-cell table:formula="of:=[.$D$5]*[.C190]-[.$D$4]" office:value-type="float" office:value="3.6545032274222">
            <text:p>3.6545032274</text:p>
          </table:table-cell>
          <table:table-cell table:formula="of:=INT([.D190]/[.$B$1]*1024)" office:value-type="float" office:value="667">
            <text:p>667</text:p>
          </table:table-cell>
          <table:table-cell table:number-columns-repeated="10"/>
        </table:table-row>
        <table:table-row table:style-name="ro2">
          <table:table-cell table:formula="of:=[.A190]+[.$D$1]" office:value-type="float" office:value="24.75">
            <text:p>24.75</text:p>
          </table:table-cell>
          <table:table-cell table:formula="of:=[.$M$2]+[.$M$3]*[.A191]+[.$M$4]*[.A191]^2+[.$M$5]*[.A191]^3+[.$M$6]*[.A191]^4+[.$N$2]*[.A191]^5+[.$N$3]*[.A191]^6+[.$N$4]*[.A191]^7+[.$N$5]*[.A191]^8+[.$N$6]*[.A191]^9" office:value-type="float" office:value="38.5206243087842">
            <text:p>38.5206243088</text:p>
          </table:table-cell>
          <table:table-cell table:formula="of:=[.B191]/([.$B$2]+[.B191])*[.$B$1]" office:value-type="float" office:value="3.40650685972104">
            <text:p>3.4065068597</text:p>
          </table:table-cell>
          <table:table-cell table:formula="of:=[.$D$5]*[.C191]-[.$D$4]" office:value-type="float" office:value="3.64210162857509">
            <text:p>3.6421016286</text:p>
          </table:table-cell>
          <table:table-cell table:formula="of:=INT([.D191]/[.$B$1]*1024)" office:value-type="float" office:value="664">
            <text:p>664</text:p>
          </table:table-cell>
          <table:table-cell table:number-columns-repeated="10"/>
        </table:table-row>
        <table:table-row table:style-name="ro2">
          <table:table-cell table:formula="of:=[.A191]+[.$D$1]" office:value-type="float" office:value="25">
            <text:p>25</text:p>
          </table:table-cell>
          <table:table-cell table:formula="of:=[.$M$2]+[.$M$3]*[.A192]+[.$M$4]*[.A192]^2+[.$M$5]*[.A192]^3+[.$M$6]*[.A192]^4+[.$N$2]*[.A192]^5+[.$N$3]*[.A192]^6+[.$N$4]*[.A192]^7+[.$N$5]*[.A192]^8+[.$N$6]*[.A192]^9" office:value-type="float" office:value="38.2693182768767">
            <text:p>38.2693182769</text:p>
          </table:table-cell>
          <table:table-cell table:formula="of:=[.B192]/([.$B$2]+[.B192])*[.$B$1]" office:value-type="float" office:value="3.39774307774228">
            <text:p>3.3977430777</text:p>
          </table:table-cell>
          <table:table-cell table:formula="of:=[.$D$5]*[.C192]-[.$D$4]" office:value-type="float" office:value="3.6296932953098">
            <text:p>3.6296932953</text:p>
          </table:table-cell>
          <table:table-cell table:formula="of:=INT([.D192]/[.$B$1]*1024)" office:value-type="float" office:value="662">
            <text:p>662</text:p>
          </table:table-cell>
          <table:table-cell table:number-columns-repeated="10"/>
        </table:table-row>
        <table:table-row table:style-name="ro2">
          <table:table-cell table:formula="of:=[.A192]+[.$D$1]" office:value-type="float" office:value="25.25">
            <text:p>25.25</text:p>
          </table:table-cell>
          <table:table-cell table:formula="of:=[.$M$2]+[.$M$3]*[.A193]+[.$M$4]*[.A193]^2+[.$M$5]*[.A193]^3+[.$M$6]*[.A193]^4+[.$N$2]*[.A193]^5+[.$N$3]*[.A193]^6+[.$N$4]*[.A193]^7+[.$N$5]*[.A193]^8+[.$N$6]*[.A193]^9" office:value-type="float" office:value="38.0198599349187">
            <text:p>38.0198599349</text:p>
          </table:table-cell>
          <table:table-cell table:formula="of:=[.B193]/([.$B$2]+[.B193])*[.$B$1]" office:value-type="float" office:value="3.38897451279668">
            <text:p>3.3889745128</text:p>
          </table:table-cell>
          <table:table-cell table:formula="of:=[.$D$5]*[.C193]-[.$D$4]" office:value-type="float" office:value="3.61727819000857">
            <text:p>3.61727819</text:p>
          </table:table-cell>
          <table:table-cell table:formula="of:=INT([.D193]/[.$B$1]*1024)" office:value-type="float" office:value="660">
            <text:p>660</text:p>
          </table:table-cell>
          <table:table-cell table:number-columns-repeated="10"/>
        </table:table-row>
        <table:table-row table:style-name="ro2">
          <table:table-cell table:formula="of:=[.A193]+[.$D$1]" office:value-type="float" office:value="25.5">
            <text:p>25.5</text:p>
          </table:table-cell>
          <table:table-cell table:formula="of:=[.$M$2]+[.$M$3]*[.A194]+[.$M$4]*[.A194]^2+[.$M$5]*[.A194]^3+[.$M$6]*[.A194]^4+[.$N$2]*[.A194]^5+[.$N$3]*[.A194]^6+[.$N$4]*[.A194]^7+[.$N$5]*[.A194]^8+[.$N$6]*[.A194]^9" office:value-type="float" office:value="37.7722283071149">
            <text:p>37.7722283071</text:p>
          </table:table-cell>
          <table:table-cell table:formula="of:=[.B194]/([.$B$2]+[.B194])*[.$B$1]" office:value-type="float" office:value="3.38020113702476">
            <text:p>3.380201137</text:p>
          </table:table-cell>
          <table:table-cell table:formula="of:=[.$D$5]*[.C194]-[.$D$4]" office:value-type="float" office:value="3.60485627322613">
            <text:p>3.6048562732</text:p>
          </table:table-cell>
          <table:table-cell table:formula="of:=INT([.D194]/[.$B$1]*1024)" office:value-type="float" office:value="657">
            <text:p>657</text:p>
          </table:table-cell>
          <table:table-cell table:number-columns-repeated="10"/>
        </table:table-row>
        <table:table-row table:style-name="ro2">
          <table:table-cell table:formula="of:=[.A194]+[.$D$1]" office:value-type="float" office:value="25.75">
            <text:p>25.75</text:p>
          </table:table-cell>
          <table:table-cell table:formula="of:=[.$M$2]+[.$M$3]*[.A195]+[.$M$4]*[.A195]^2+[.$M$5]*[.A195]^3+[.$M$6]*[.A195]^4+[.$N$2]*[.A195]^5+[.$N$3]*[.A195]^6+[.$N$4]*[.A195]^7+[.$N$5]*[.A195]^8+[.$N$6]*[.A195]^9" office:value-type="float" office:value="37.52640270193">
            <text:p>37.5264027019</text:p>
          </table:table-cell>
          <table:table-cell table:formula="of:=[.B195]/([.$B$2]+[.B195])*[.$B$1]" office:value-type="float" office:value="3.37142292137325">
            <text:p>3.3714229214</text:p>
          </table:table-cell>
          <table:table-cell table:formula="of:=[.$D$5]*[.C195]-[.$D$4]" office:value-type="float" office:value="3.59242750382697">
            <text:p>3.5924275038</text:p>
          </table:table-cell>
          <table:table-cell table:formula="of:=INT([.D195]/[.$B$1]*1024)" office:value-type="float" office:value="655">
            <text:p>655</text:p>
          </table:table-cell>
          <table:table-cell table:number-columns-repeated="10"/>
        </table:table-row>
        <table:table-row table:style-name="ro2">
          <table:table-cell table:formula="of:=[.A195]+[.$D$1]" office:value-type="float" office:value="26">
            <text:p>26</text:p>
          </table:table-cell>
          <table:table-cell table:formula="of:=[.$M$2]+[.$M$3]*[.A196]+[.$M$4]*[.A196]^2+[.$M$5]*[.A196]^3+[.$M$6]*[.A196]^4+[.$N$2]*[.A196]^5+[.$N$3]*[.A196]^6+[.$N$4]*[.A196]^7+[.$N$5]*[.A196]^8+[.$N$6]*[.A196]^9" office:value-type="float" office:value="37.2823627101054">
            <text:p>37.2823627101</text:p>
          </table:table-cell>
          <table:table-cell table:formula="of:=[.B196]/([.$B$2]+[.B196])*[.$B$1]" office:value-type="float" office:value="3.36263983569257">
            <text:p>3.3626398357</text:p>
          </table:table-cell>
          <table:table-cell table:formula="of:=[.$D$5]*[.C196]-[.$D$4]" office:value-type="float" office:value="3.57999183912335">
            <text:p>3.5799918391</text:p>
          </table:table-cell>
          <table:table-cell table:formula="of:=INT([.D196]/[.$B$1]*1024)" office:value-type="float" office:value="653">
            <text:p>653</text:p>
          </table:table-cell>
          <table:table-cell table:number-columns-repeated="10"/>
        </table:table-row>
        <table:table-row table:style-name="ro2">
          <table:table-cell table:formula="of:=[.A196]+[.$D$1]" office:value-type="float" office:value="26.25">
            <text:p>26.25</text:p>
          </table:table-cell>
          <table:table-cell table:formula="of:=[.$M$2]+[.$M$3]*[.A197]+[.$M$4]*[.A197]^2+[.$M$5]*[.A197]^3+[.$M$6]*[.A197]^4+[.$N$2]*[.A197]^5+[.$N$3]*[.A197]^6+[.$N$4]*[.A197]^7+[.$N$5]*[.A197]^8+[.$N$6]*[.A197]^9" office:value-type="float" office:value="37.0400882026559">
            <text:p>37.0400882027</text:p>
          </table:table-cell>
          <table:table-cell table:formula="of:=[.B197]/([.$B$2]+[.B197])*[.$B$1]" office:value-type="float" office:value="3.35385184883482">
            <text:p>3.3538518488</text:p>
          </table:table-cell>
          <table:table-cell table:formula="of:=[.$D$5]*[.C197]-[.$D$4]" office:value-type="float" office:value="3.56754923501405">
            <text:p>3.567549235</text:p>
          </table:table-cell>
          <table:table-cell table:formula="of:=INT([.D197]/[.$B$1]*1024)" office:value-type="float" office:value="651">
            <text:p>651</text:p>
          </table:table-cell>
          <table:table-cell table:number-columns-repeated="10"/>
        </table:table-row>
        <table:table-row table:style-name="ro2">
          <table:table-cell table:formula="of:=[.A197]+[.$D$1]" office:value-type="float" office:value="26.5">
            <text:p>26.5</text:p>
          </table:table-cell>
          <table:table-cell table:formula="of:=[.$M$2]+[.$M$3]*[.A198]+[.$M$4]*[.A198]^2+[.$M$5]*[.A198]^3+[.$M$6]*[.A198]^4+[.$N$2]*[.A198]^5+[.$N$3]*[.A198]^6+[.$N$4]*[.A198]^7+[.$N$5]*[.A198]^8+[.$N$6]*[.A198]^9" office:value-type="float" office:value="36.7995593288463">
            <text:p>36.7995593288</text:p>
          </table:table-cell>
          <table:table-cell table:formula="of:=[.B198]/([.$B$2]+[.B198])*[.$B$1]" office:value-type="float" office:value="3.34505892875229">
            <text:p>3.3450589288</text:p>
          </table:table-cell>
          <table:table-cell table:formula="of:=[.$D$5]*[.C198]-[.$D$4]" office:value-type="float" office:value="3.55509964612383">
            <text:p>3.5550996461</text:p>
          </table:table-cell>
          <table:table-cell table:formula="of:=INT([.D198]/[.$B$1]*1024)" office:value-type="float" office:value="648">
            <text:p>648</text:p>
          </table:table-cell>
          <table:table-cell table:number-columns-repeated="10"/>
        </table:table-row>
        <table:table-row table:style-name="ro2">
          <table:table-cell table:formula="of:=[.A198]+[.$D$1]" office:value-type="float" office:value="26.75">
            <text:p>26.75</text:p>
          </table:table-cell>
          <table:table-cell table:formula="of:=[.$M$2]+[.$M$3]*[.A199]+[.$M$4]*[.A199]^2+[.$M$5]*[.A199]^3+[.$M$6]*[.A199]^4+[.$N$2]*[.A199]^5+[.$N$3]*[.A199]^6+[.$N$4]*[.A199]^7+[.$N$5]*[.A199]^8+[.$N$6]*[.A199]^9" office:value-type="float" office:value="36.5607565141499">
            <text:p>36.5607565141</text:p>
          </table:table-cell>
          <table:table-cell table:formula="of:=[.B199]/([.$B$2]+[.B199])*[.$B$1]" office:value-type="float" office:value="3.33626104259633">
            <text:p>3.3362610426</text:p>
          </table:table-cell>
          <table:table-cell table:formula="of:=[.$D$5]*[.C199]-[.$D$4]" office:value-type="float" office:value="3.54264302594342">
            <text:p>3.5426430259</text:p>
          </table:table-cell>
          <table:table-cell table:formula="of:=INT([.D199]/[.$B$1]*1024)" office:value-type="float" office:value="646">
            <text:p>646</text:p>
          </table:table-cell>
          <table:table-cell table:number-columns-repeated="10"/>
        </table:table-row>
        <table:table-row table:style-name="ro2">
          <table:table-cell table:formula="of:=[.A199]+[.$D$1]" office:value-type="float" office:value="27">
            <text:p>27</text:p>
          </table:table-cell>
          <table:table-cell table:formula="of:=[.$M$2]+[.$M$3]*[.A200]+[.$M$4]*[.A200]^2+[.$M$5]*[.A200]^3+[.$M$6]*[.A200]^4+[.$N$2]*[.A200]^5+[.$N$3]*[.A200]^6+[.$N$4]*[.A200]^7+[.$N$5]*[.A200]^8+[.$N$6]*[.A200]^9" office:value-type="float" office:value="36.323660458187">
            <text:p>36.3236604582</text:p>
          </table:table-cell>
          <table:table-cell table:formula="of:=[.B200]/([.$B$2]+[.B200])*[.$B$1]" office:value-type="float" office:value="3.32745815681658">
            <text:p>3.3274581568</text:p>
          </table:table-cell>
          <table:table-cell table:formula="of:=[.$D$5]*[.C200]-[.$D$4]" office:value-type="float" office:value="3.53017932697007">
            <text:p>3.530179327</text:p>
          </table:table-cell>
          <table:table-cell table:formula="of:=INT([.D200]/[.$B$1]*1024)" office:value-type="float" office:value="644">
            <text:p>644</text:p>
          </table:table-cell>
          <table:table-cell table:number-columns-repeated="10"/>
        </table:table-row>
        <table:table-row table:style-name="ro2">
          <table:table-cell table:formula="of:=[.A200]+[.$D$1]" office:value-type="float" office:value="27.25">
            <text:p>27.25</text:p>
          </table:table-cell>
          <table:table-cell table:formula="of:=[.$M$2]+[.$M$3]*[.A201]+[.$M$4]*[.A201]^2+[.$M$5]*[.A201]^3+[.$M$6]*[.A201]^4+[.$N$2]*[.A201]^5+[.$N$3]*[.A201]^6+[.$N$4]*[.A201]^7+[.$N$5]*[.A201]^8+[.$N$6]*[.A201]^9" office:value-type="float" office:value="36.0882521326476">
            <text:p>36.0882521326</text:p>
          </table:table-cell>
          <table:table-cell table:formula="of:=[.B201]/([.$B$2]+[.B201])*[.$B$1]" office:value-type="float" office:value="3.31865023726059">
            <text:p>3.3186502373</text:p>
          </table:table-cell>
          <table:table-cell table:formula="of:=[.$D$5]*[.C201]-[.$D$4]" office:value-type="float" office:value="3.51770850084848">
            <text:p>3.5177085008</text:p>
          </table:table-cell>
          <table:table-cell table:formula="of:=INT([.D201]/[.$B$1]*1024)" office:value-type="float" office:value="642">
            <text:p>642</text:p>
          </table:table-cell>
          <table:table-cell table:number-columns-repeated="10"/>
        </table:table-row>
        <table:table-row table:style-name="ro2">
          <table:table-cell table:formula="of:=[.A201]+[.$D$1]" office:value-type="float" office:value="27.5">
            <text:p>27.5</text:p>
          </table:table-cell>
          <table:table-cell table:formula="of:=[.$M$2]+[.$M$3]*[.A202]+[.$M$4]*[.A202]^2+[.$M$5]*[.A202]^3+[.$M$6]*[.A202]^4+[.$N$2]*[.A202]^5+[.$N$3]*[.A202]^6+[.$N$4]*[.A202]^7+[.$N$5]*[.A202]^8+[.$N$6]*[.A202]^9" office:value-type="float" office:value="35.8545127791951">
            <text:p>35.8545127792</text:p>
          </table:table-cell>
          <table:table-cell table:formula="of:=[.B202]/([.$B$2]+[.B202])*[.$B$1]" office:value-type="float" office:value="3.30983724927357">
            <text:p>3.3098372493</text:p>
          </table:table-cell>
          <table:table-cell table:formula="of:=[.$D$5]*[.C202]-[.$D$4]" office:value-type="float" office:value="3.50523049851216">
            <text:p>3.5052304985</text:p>
          </table:table-cell>
          <table:table-cell table:formula="of:=INT([.D202]/[.$B$1]*1024)" office:value-type="float" office:value="639">
            <text:p>639</text:p>
          </table:table-cell>
          <table:table-cell table:number-columns-repeated="10"/>
        </table:table-row>
        <table:table-row table:style-name="ro2">
          <table:table-cell table:formula="of:=[.A202]+[.$D$1]" office:value-type="float" office:value="27.75">
            <text:p>27.75</text:p>
          </table:table-cell>
          <table:table-cell table:formula="of:=[.$M$2]+[.$M$3]*[.A203]+[.$M$4]*[.A203]^2+[.$M$5]*[.A203]^3+[.$M$6]*[.A203]^4+[.$N$2]*[.A203]^5+[.$N$3]*[.A203]^6+[.$N$4]*[.A203]^7+[.$N$5]*[.A203]^8+[.$N$6]*[.A203]^9" office:value-type="float" office:value="35.6224239073549">
            <text:p>35.6224239074</text:p>
          </table:table-cell>
          <table:table-cell table:formula="of:=[.B203]/([.$B$2]+[.B203])*[.$B$1]" office:value-type="float" office:value="3.30101915779847">
            <text:p>3.3010191578</text:p>
          </table:table-cell>
          <table:table-cell table:formula="of:=[.$D$5]*[.C203]-[.$D$4]" office:value-type="float" office:value="3.49274527032505">
            <text:p>3.4927452703</text:p>
          </table:table-cell>
          <table:table-cell table:formula="of:=INT([.D203]/[.$B$1]*1024)" office:value-type="float" office:value="637">
            <text:p>637</text:p>
          </table:table-cell>
          <table:table-cell table:number-columns-repeated="10"/>
        </table:table-row>
        <table:table-row table:style-name="ro2">
          <table:table-cell table:formula="of:=[.A203]+[.$D$1]" office:value-type="float" office:value="28">
            <text:p>28</text:p>
          </table:table-cell>
          <table:table-cell table:formula="of:=[.$M$2]+[.$M$3]*[.A204]+[.$M$4]*[.A204]^2+[.$M$5]*[.A204]^3+[.$M$6]*[.A204]^4+[.$N$2]*[.A204]^5+[.$N$3]*[.A204]^6+[.$N$4]*[.A204]^7+[.$N$5]*[.A204]^8+[.$N$6]*[.A204]^9" office:value-type="float" office:value="35.3919672923857">
            <text:p>35.3919672924</text:p>
          </table:table-cell>
          <table:table-cell table:formula="of:=[.B204]/([.$B$2]+[.B204])*[.$B$1]" office:value-type="float" office:value="3.29219592747614">
            <text:p>3.2921959275</text:p>
          </table:table-cell>
          <table:table-cell table:formula="of:=[.$D$5]*[.C204]-[.$D$4]" office:value-type="float" office:value="3.48025276622337">
            <text:p>3.4802527662</text:p>
          </table:table-cell>
          <table:table-cell table:formula="of:=INT([.D204]/[.$B$1]*1024)" office:value-type="float" office:value="635">
            <text:p>635</text:p>
          </table:table-cell>
          <table:table-cell table:number-columns-repeated="10"/>
        </table:table-row>
        <table:table-row table:style-name="ro2">
          <table:table-cell table:formula="of:=[.A204]+[.$D$1]" office:value-type="float" office:value="28.25">
            <text:p>28.25</text:p>
          </table:table-cell>
          <table:table-cell table:formula="of:=[.$M$2]+[.$M$3]*[.A205]+[.$M$4]*[.A205]^2+[.$M$5]*[.A205]^3+[.$M$6]*[.A205]^4+[.$N$2]*[.A205]^5+[.$N$3]*[.A205]^6+[.$N$4]*[.A205]^7+[.$N$5]*[.A205]^8+[.$N$6]*[.A205]^9" office:value-type="float" office:value="35.1631249731366">
            <text:p>35.1631249731</text:p>
          </table:table-cell>
          <table:table-cell table:formula="of:=[.B205]/([.$B$2]+[.B205])*[.$B$1]" office:value-type="float" office:value="3.28336752274564">
            <text:p>3.2833675227</text:p>
          </table:table-cell>
          <table:table-cell table:formula="of:=[.$D$5]*[.C205]-[.$D$4]" office:value-type="float" office:value="3.46775293585763">
            <text:p>3.4677529359</text:p>
          </table:table-cell>
          <table:table-cell table:formula="of:=INT([.D205]/[.$B$1]*1024)" office:value-type="float" office:value="632">
            <text:p>632</text:p>
          </table:table-cell>
          <table:table-cell table:number-columns-repeated="10"/>
        </table:table-row>
        <table:table-row table:style-name="ro2">
          <table:table-cell table:formula="of:=[.A205]+[.$D$1]" office:value-type="float" office:value="28.5">
            <text:p>28.5</text:p>
          </table:table-cell>
          <table:table-cell table:formula="of:=[.$M$2]+[.$M$3]*[.A206]+[.$M$4]*[.A206]^2+[.$M$5]*[.A206]^3+[.$M$6]*[.A206]^4+[.$N$2]*[.A206]^5+[.$N$3]*[.A206]^6+[.$N$4]*[.A206]^7+[.$N$5]*[.A206]^8+[.$N$6]*[.A206]^9" office:value-type="float" office:value="34.9358792498886">
            <text:p>34.9358792499</text:p>
          </table:table-cell>
          <table:table-cell table:formula="of:=[.B206]/([.$B$2]+[.B206])*[.$B$1]" office:value-type="float" office:value="3.27453390794462">
            <text:p>3.2745339079</text:p>
          </table:table-cell>
          <table:table-cell table:formula="of:=[.$D$5]*[.C206]-[.$D$4]" office:value-type="float" office:value="3.45524572873473">
            <text:p>3.4552457287</text:p>
          </table:table-cell>
          <table:table-cell table:formula="of:=INT([.D206]/[.$B$1]*1024)" office:value-type="float" office:value="630">
            <text:p>630</text:p>
          </table:table-cell>
          <table:table-cell table:number-columns-repeated="10"/>
        </table:table-row>
        <table:table-row table:style-name="ro2">
          <table:table-cell table:formula="of:=[.A206]+[.$D$1]" office:value-type="float" office:value="28.75">
            <text:p>28.75</text:p>
          </table:table-cell>
          <table:table-cell table:formula="of:=[.$M$2]+[.$M$3]*[.A207]+[.$M$4]*[.A207]^2+[.$M$5]*[.A207]^3+[.$M$6]*[.A207]^4+[.$N$2]*[.A207]^5+[.$N$3]*[.A207]^6+[.$N$4]*[.A207]^7+[.$N$5]*[.A207]^8+[.$N$6]*[.A207]^9" office:value-type="float" office:value="34.7102126821826">
            <text:p>34.7102126822</text:p>
          </table:table-cell>
          <table:table-cell table:formula="of:=[.B207]/([.$B$2]+[.B207])*[.$B$1]" office:value-type="float" office:value="3.26569504740963">
            <text:p>3.2656950474</text:p>
          </table:table-cell>
          <table:table-cell table:formula="of:=[.$D$5]*[.C207]-[.$D$4]" office:value-type="float" office:value="3.44273109436005">
            <text:p>3.4427310944</text:p>
          </table:table-cell>
          <table:table-cell table:formula="of:=INT([.D207]/[.$B$1]*1024)" office:value-type="float" office:value="628">
            <text:p>628</text:p>
          </table:table-cell>
          <table:table-cell table:number-columns-repeated="10"/>
        </table:table-row>
        <table:table-row table:style-name="ro2">
          <table:table-cell table:formula="of:=[.A207]+[.$D$1]" office:value-type="float" office:value="29">
            <text:p>29</text:p>
          </table:table-cell>
          <table:table-cell table:formula="of:=[.$M$2]+[.$M$3]*[.A208]+[.$M$4]*[.A208]^2+[.$M$5]*[.A208]^3+[.$M$6]*[.A208]^4+[.$N$2]*[.A208]^5+[.$N$3]*[.A208]^6+[.$N$4]*[.A208]^7+[.$N$5]*[.A208]^8+[.$N$6]*[.A208]^9" office:value-type="float" office:value="34.4861080866326">
            <text:p>34.4861080866</text:p>
          </table:table-cell>
          <table:table-cell table:formula="of:=[.B208]/([.$B$2]+[.B208])*[.$B$1]" office:value-type="float" office:value="3.25685090557651">
            <text:p>3.2568509056</text:p>
          </table:table-cell>
          <table:table-cell table:formula="of:=[.$D$5]*[.C208]-[.$D$4]" office:value-type="float" office:value="3.43020898237954">
            <text:p>3.4302089824</text:p>
          </table:table-cell>
          <table:table-cell table:formula="of:=INT([.D208]/[.$B$1]*1024)" office:value-type="float" office:value="626">
            <text:p>626</text:p>
          </table:table-cell>
          <table:table-cell table:number-columns-repeated="10"/>
        </table:table-row>
        <table:table-row table:style-name="ro2">
          <table:table-cell table:formula="of:=[.A208]+[.$D$1]" office:value-type="float" office:value="29.25">
            <text:p>29.25</text:p>
          </table:table-cell>
          <table:table-cell table:formula="of:=[.$M$2]+[.$M$3]*[.A209]+[.$M$4]*[.A209]^2+[.$M$5]*[.A209]^3+[.$M$6]*[.A209]^4+[.$N$2]*[.A209]^5+[.$N$3]*[.A209]^6+[.$N$4]*[.A209]^7+[.$N$5]*[.A209]^8+[.$N$6]*[.A209]^9" office:value-type="float" office:value="34.2635485347275">
            <text:p>34.2635485347</text:p>
          </table:table-cell>
          <table:table-cell table:formula="of:=[.B209]/([.$B$2]+[.B209])*[.$B$1]" office:value-type="float" office:value="3.24800144708065">
            <text:p>3.2480014471</text:p>
          </table:table-cell>
          <table:table-cell table:formula="of:=[.$D$5]*[.C209]-[.$D$4]" office:value-type="float" office:value="3.41767934272166">
            <text:p>3.4176793427</text:p>
          </table:table-cell>
          <table:table-cell table:formula="of:=INT([.D209]/[.$B$1]*1024)" office:value-type="float" office:value="623">
            <text:p>623</text:p>
          </table:table-cell>
          <table:table-cell table:number-columns-repeated="10"/>
        </table:table-row>
        <table:table-row table:style-name="ro2">
          <table:table-cell table:formula="of:=[.A209]+[.$D$1]" office:value-type="float" office:value="29.5">
            <text:p>29.5</text:p>
          </table:table-cell>
          <table:table-cell table:formula="of:=[.$M$2]+[.$M$3]*[.A210]+[.$M$4]*[.A210]^2+[.$M$5]*[.A210]^3+[.$M$6]*[.A210]^4+[.$N$2]*[.A210]^5+[.$N$3]*[.A210]^6+[.$N$4]*[.A210]^7+[.$N$5]*[.A210]^8+[.$N$6]*[.A210]^9" office:value-type="float" office:value="34.0425173506188">
            <text:p>34.0425173506</text:p>
          </table:table-cell>
          <table:table-cell table:formula="of:=[.B210]/([.$B$2]+[.B210])*[.$B$1]" office:value-type="float" office:value="3.23914663685705">
            <text:p>3.2391466369</text:p>
          </table:table-cell>
          <table:table-cell table:formula="of:=[.$D$5]*[.C210]-[.$D$4]" office:value-type="float" office:value="3.40514212573913">
            <text:p>3.4051421257</text:p>
          </table:table-cell>
          <table:table-cell table:formula="of:=INT([.D210]/[.$B$1]*1024)" office:value-type="float" office:value="621">
            <text:p>621</text:p>
          </table:table-cell>
          <table:table-cell table:number-columns-repeated="10"/>
        </table:table-row>
        <table:table-row table:style-name="ro2">
          <table:table-cell table:formula="of:=[.A210]+[.$D$1]" office:value-type="float" office:value="29.75">
            <text:p>29.75</text:p>
          </table:table-cell>
          <table:table-cell table:formula="of:=[.$M$2]+[.$M$3]*[.A211]+[.$M$4]*[.A211]^2+[.$M$5]*[.A211]^3+[.$M$6]*[.A211]^4+[.$N$2]*[.A211]^5+[.$N$3]*[.A211]^6+[.$N$4]*[.A211]^7+[.$N$5]*[.A211]^8+[.$N$6]*[.A211]^9" office:value-type="float" office:value="33.8229981088974">
            <text:p>33.8229981089</text:p>
          </table:table-cell>
          <table:table-cell table:formula="of:=[.B211]/([.$B$2]+[.B211])*[.$B$1]" office:value-type="float" office:value="3.23028644024034">
            <text:p>3.2302864402</text:p>
          </table:table-cell>
          <table:table-cell table:formula="of:=[.$D$5]*[.C211]-[.$D$4]" office:value-type="float" office:value="3.39259728235045">
            <text:p>3.3925972824</text:p>
          </table:table-cell>
          <table:table-cell table:formula="of:=INT([.D211]/[.$B$1]*1024)" office:value-type="float" office:value="619">
            <text:p>619</text:p>
          </table:table-cell>
          <table:table-cell table:number-columns-repeated="10"/>
        </table:table-row>
        <table:table-row table:style-name="ro2">
          <table:table-cell table:formula="of:=[.A211]+[.$D$1]" office:value-type="float" office:value="30">
            <text:p>30</text:p>
          </table:table-cell>
          <table:table-cell table:formula="of:=[.$M$2]+[.$M$3]*[.A212]+[.$M$4]*[.A212]^2+[.$M$5]*[.A212]^3+[.$M$6]*[.A212]^4+[.$N$2]*[.A212]^5+[.$N$3]*[.A212]^6+[.$N$4]*[.A212]^7+[.$N$5]*[.A212]^8+[.$N$6]*[.A212]^9" office:value-type="float" office:value="33.6049746323585">
            <text:p>33.6049746324</text:p>
          </table:table-cell>
          <table:table-cell table:formula="of:=[.B212]/([.$B$2]+[.B212])*[.$B$1]" office:value-type="float" office:value="3.22142082306449">
            <text:p>3.2214208231</text:p>
          </table:table-cell>
          <table:table-cell table:formula="of:=[.$D$5]*[.C212]-[.$D$4]" office:value-type="float" office:value="3.38004476418111">
            <text:p>3.3800447642</text:p>
          </table:table-cell>
          <table:table-cell table:formula="of:=INT([.D212]/[.$B$1]*1024)" office:value-type="float" office:value="616">
            <text:p>616</text:p>
          </table:table-cell>
          <table:table-cell table:number-columns-repeated="10"/>
        </table:table-row>
        <table:table-row table:style-name="ro2">
          <table:table-cell table:formula="of:=[.A212]+[.$D$1]" office:value-type="float" office:value="30.25">
            <text:p>30.25</text:p>
          </table:table-cell>
          <table:table-cell table:formula="of:=[.$M$2]+[.$M$3]*[.A213]+[.$M$4]*[.A213]^2+[.$M$5]*[.A213]^3+[.$M$6]*[.A213]^4+[.$N$2]*[.A213]^5+[.$N$3]*[.A213]^6+[.$N$4]*[.A213]^7+[.$N$5]*[.A213]^8+[.$N$6]*[.A213]^9" office:value-type="float" office:value="33.3884309897559">
            <text:p>33.3884309898</text:p>
          </table:table-cell>
          <table:table-cell table:formula="of:=[.B213]/([.$B$2]+[.B213])*[.$B$1]" office:value-type="float" office:value="3.21254975176224">
            <text:p>3.2125497518</text:p>
          </table:table-cell>
          <table:table-cell table:formula="of:=[.$D$5]*[.C213]-[.$D$4]" office:value-type="float" office:value="3.36748452370443">
            <text:p>3.3674845237</text:p>
          </table:table-cell>
          <table:table-cell table:formula="of:=INT([.D213]/[.$B$1]*1024)" office:value-type="float" office:value="614">
            <text:p>614</text:p>
          </table:table-cell>
          <table:table-cell table:number-columns-repeated="10"/>
        </table:table-row>
        <table:table-row table:style-name="ro2">
          <table:table-cell table:formula="of:=[.A213]+[.$D$1]" office:value-type="float" office:value="30.5">
            <text:p>30.5</text:p>
          </table:table-cell>
          <table:table-cell table:formula="of:=[.$M$2]+[.$M$3]*[.A214]+[.$M$4]*[.A214]^2+[.$M$5]*[.A214]^3+[.$M$6]*[.A214]^4+[.$N$2]*[.A214]^5+[.$N$3]*[.A214]^6+[.$N$4]*[.A214]^7+[.$N$5]*[.A214]^8+[.$N$6]*[.A214]^9" office:value-type="float" office:value="33.1733514935457">
            <text:p>33.1733514935</text:p>
          </table:table-cell>
          <table:table-cell table:formula="of:=[.B214]/([.$B$2]+[.B214])*[.$B$1]" office:value-type="float" office:value="3.2036731934643">
            <text:p>3.2036731935</text:p>
          </table:table-cell>
          <table:table-cell table:formula="of:=[.$D$5]*[.C214]-[.$D$4]" office:value-type="float" office:value="3.35491651438191">
            <text:p>3.3549165144</text:p>
          </table:table-cell>
          <table:table-cell table:formula="of:=INT([.D214]/[.$B$1]*1024)" office:value-type="float" office:value="612">
            <text:p>612</text:p>
          </table:table-cell>
          <table:table-cell table:number-columns-repeated="10"/>
        </table:table-row>
        <table:table-row table:style-name="ro2">
          <table:table-cell table:formula="of:=[.A214]+[.$D$1]" office:value-type="float" office:value="30.75">
            <text:p>30.75</text:p>
          </table:table-cell>
          <table:table-cell table:formula="of:=[.$M$2]+[.$M$3]*[.A215]+[.$M$4]*[.A215]^2+[.$M$5]*[.A215]^3+[.$M$6]*[.A215]^4+[.$N$2]*[.A215]^5+[.$N$3]*[.A215]^6+[.$N$4]*[.A215]^7+[.$N$5]*[.A215]^8+[.$N$6]*[.A215]^9" office:value-type="float" office:value="32.959720697621">
            <text:p>32.9597206976</text:p>
          </table:table-cell>
          <table:table-cell table:formula="of:=[.B215]/([.$B$2]+[.B215])*[.$B$1]" office:value-type="float" office:value="3.19479111609815">
            <text:p>3.1947911161</text:p>
          </table:table-cell>
          <table:table-cell table:formula="of:=[.$D$5]*[.C215]-[.$D$4]" office:value-type="float" office:value="3.34234069080319">
            <text:p>3.3423406908</text:p>
          </table:table-cell>
          <table:table-cell table:formula="of:=INT([.D215]/[.$B$1]*1024)" office:value-type="float" office:value="610">
            <text:p>610</text:p>
          </table:table-cell>
          <table:table-cell table:number-columns-repeated="10"/>
        </table:table-row>
        <table:table-row table:style-name="ro2">
          <table:table-cell table:formula="of:=[.A215]+[.$D$1]" office:value-type="float" office:value="31">
            <text:p>31</text:p>
          </table:table-cell>
          <table:table-cell table:formula="of:=[.$M$2]+[.$M$3]*[.A216]+[.$M$4]*[.A216]^2+[.$M$5]*[.A216]^3+[.$M$6]*[.A216]^4+[.$N$2]*[.A216]^5+[.$N$3]*[.A216]^6+[.$N$4]*[.A216]^7+[.$N$5]*[.A216]^8+[.$N$6]*[.A216]^9" office:value-type="float" office:value="32.7475233950359">
            <text:p>32.747523395</text:p>
          </table:table-cell>
          <table:table-cell table:formula="of:=[.B216]/([.$B$2]+[.B216])*[.$B$1]" office:value-type="float" office:value="3.18590348848642">
            <text:p>3.1859034885</text:p>
          </table:table-cell>
          <table:table-cell table:formula="of:=[.$D$5]*[.C216]-[.$D$4]" office:value-type="float" office:value="3.3297570088253">
            <text:p>3.3297570088</text:p>
          </table:table-cell>
          <table:table-cell table:formula="of:=INT([.D216]/[.$B$1]*1024)" office:value-type="float" office:value="607">
            <text:p>607</text:p>
          </table:table-cell>
          <table:table-cell table:number-columns-repeated="10"/>
        </table:table-row>
        <table:table-row table:style-name="ro2">
          <table:table-cell table:formula="of:=[.A216]+[.$D$1]" office:value-type="float" office:value="31.25">
            <text:p>31.25</text:p>
          </table:table-cell>
          <table:table-cell table:formula="of:=[.$M$2]+[.$M$3]*[.A217]+[.$M$4]*[.A217]^2+[.$M$5]*[.A217]^3+[.$M$6]*[.A217]^4+[.$N$2]*[.A217]^5+[.$N$3]*[.A217]^6+[.$N$4]*[.A217]^7+[.$N$5]*[.A217]^8+[.$N$6]*[.A217]^9" office:value-type="float" office:value="32.5367446157225">
            <text:p>32.5367446157</text:p>
          </table:table-cell>
          <table:table-cell table:formula="of:=[.B217]/([.$B$2]+[.B217])*[.$B$1]" office:value-type="float" office:value="3.17701028044485">
            <text:p>3.1770102804</text:p>
          </table:table-cell>
          <table:table-cell table:formula="of:=[.$D$5]*[.C217]-[.$D$4]" office:value-type="float" office:value="3.31716542571144">
            <text:p>3.3171654257</text:p>
          </table:table-cell>
          <table:table-cell table:formula="of:=INT([.D217]/[.$B$1]*1024)" office:value-type="float" office:value="605">
            <text:p>605</text:p>
          </table:table-cell>
          <table:table-cell table:number-columns-repeated="10"/>
        </table:table-row>
        <table:table-row table:style-name="ro2">
          <table:table-cell table:formula="of:=[.A217]+[.$D$1]" office:value-type="float" office:value="31.5">
            <text:p>31.5</text:p>
          </table:table-cell>
          <table:table-cell table:formula="of:=[.$M$2]+[.$M$3]*[.A218]+[.$M$4]*[.A218]^2+[.$M$5]*[.A218]^3+[.$M$6]*[.A218]^4+[.$N$2]*[.A218]^5+[.$N$3]*[.A218]^6+[.$N$4]*[.A218]^7+[.$N$5]*[.A218]^8+[.$N$6]*[.A218]^9" office:value-type="float" office:value="32.3273696241984">
            <text:p>32.3273696242</text:p>
          </table:table-cell>
          <table:table-cell table:formula="of:=[.B218]/([.$B$2]+[.B218])*[.$B$1]" office:value-type="float" office:value="3.16811146287983">
            <text:p>3.1681114629</text:p>
          </table:table-cell>
          <table:table-cell table:formula="of:=[.$D$5]*[.C218]-[.$D$4]" office:value-type="float" office:value="3.30456590026896">
            <text:p>3.3045659003</text:p>
          </table:table-cell>
          <table:table-cell table:formula="of:=INT([.D218]/[.$B$1]*1024)" office:value-type="float" office:value="603">
            <text:p>603</text:p>
          </table:table-cell>
          <table:table-cell table:number-columns-repeated="10"/>
        </table:table-row>
        <table:table-row table:style-name="ro2">
          <table:table-cell table:formula="of:=[.A218]+[.$D$1]" office:value-type="float" office:value="31.75">
            <text:p>31.75</text:p>
          </table:table-cell>
          <table:table-cell table:formula="of:=[.$M$2]+[.$M$3]*[.A219]+[.$M$4]*[.A219]^2+[.$M$5]*[.A219]^3+[.$M$6]*[.A219]^4+[.$N$2]*[.A219]^5+[.$N$3]*[.A219]^6+[.$N$4]*[.A219]^7+[.$N$5]*[.A219]^8+[.$N$6]*[.A219]^9" office:value-type="float" office:value="32.119383917267">
            <text:p>32.1193839173</text:p>
          </table:table-cell>
          <table:table-cell table:formula="of:=[.B219]/([.$B$2]+[.B219])*[.$B$1]" office:value-type="float" office:value="3.15920700788533">
            <text:p>3.1592070079</text:p>
          </table:table-cell>
          <table:table-cell table:formula="of:=[.$D$5]*[.C219]-[.$D$4]" office:value-type="float" office:value="3.29195839298667">
            <text:p>3.291958393</text:p>
          </table:table-cell>
          <table:table-cell table:formula="of:=INT([.D219]/[.$B$1]*1024)" office:value-type="float" office:value="600">
            <text:p>600</text:p>
          </table:table-cell>
          <table:table-cell table:number-columns-repeated="10"/>
        </table:table-row>
        <table:table-row table:style-name="ro2">
          <table:table-cell table:formula="of:=[.A219]+[.$D$1]" office:value-type="float" office:value="32">
            <text:p>32</text:p>
          </table:table-cell>
          <table:table-cell table:formula="of:=[.$M$2]+[.$M$3]*[.A220]+[.$M$4]*[.A220]^2+[.$M$5]*[.A220]^3+[.$M$6]*[.A220]^4+[.$N$2]*[.A220]^5+[.$N$3]*[.A220]^6+[.$N$4]*[.A220]^7+[.$N$5]*[.A220]^8+[.$N$6]*[.A220]^9" office:value-type="float" office:value="31.9127732217106">
            <text:p>31.9127732217</text:p>
          </table:table-cell>
          <table:table-cell table:formula="of:=[.B220]/([.$B$2]+[.B220])*[.$B$1]" office:value-type="float" office:value="3.15029688883928">
            <text:p>3.1502968888</text:p>
          </table:table-cell>
          <table:table-cell table:formula="of:=[.$D$5]*[.C220]-[.$D$4]" office:value-type="float" office:value="3.27934286617133">
            <text:p>3.2793428662</text:p>
          </table:table-cell>
          <table:table-cell table:formula="of:=INT([.D220]/[.$B$1]*1024)" office:value-type="float" office:value="598">
            <text:p>598</text:p>
          </table:table-cell>
          <table:table-cell table:number-columns-repeated="10"/>
        </table:table-row>
        <table:table-row table:style-name="ro2">
          <table:table-cell table:formula="of:=[.A220]+[.$D$1]" office:value-type="float" office:value="32.25">
            <text:p>32.25</text:p>
          </table:table-cell>
          <table:table-cell table:formula="of:=[.$M$2]+[.$M$3]*[.A221]+[.$M$4]*[.A221]^2+[.$M$5]*[.A221]^3+[.$M$6]*[.A221]^4+[.$N$2]*[.A221]^5+[.$N$3]*[.A221]^6+[.$N$4]*[.A221]^7+[.$N$5]*[.A221]^8+[.$N$6]*[.A221]^9" office:value-type="float" office:value="31.7075234919771">
            <text:p>31.707523492</text:p>
          </table:table-cell>
          <table:table-cell table:formula="of:=[.B221]/([.$B$2]+[.B221])*[.$B$1]" office:value-type="float" office:value="3.14138108049941">
            <text:p>3.1413810805</text:p>
          </table:table-cell>
          <table:table-cell table:formula="of:=[.$D$5]*[.C221]-[.$D$4]" office:value-type="float" office:value="3.26671928408331">
            <text:p>3.2667192841</text:p>
          </table:table-cell>
          <table:table-cell table:formula="of:=INT([.D221]/[.$B$1]*1024)" office:value-type="float" office:value="596">
            <text:p>596</text:p>
          </table:table-cell>
          <table:table-cell table:number-columns-repeated="10"/>
        </table:table-row>
        <table:table-row table:style-name="ro2">
          <table:table-cell table:formula="of:=[.A221]+[.$D$1]" office:value-type="float" office:value="32.5">
            <text:p>32.5</text:p>
          </table:table-cell>
          <table:table-cell table:formula="of:=[.$M$2]+[.$M$3]*[.A222]+[.$M$4]*[.A222]^2+[.$M$5]*[.A222]^3+[.$M$6]*[.A222]^4+[.$N$2]*[.A222]^5+[.$N$3]*[.A222]^6+[.$N$4]*[.A222]^7+[.$N$5]*[.A222]^8+[.$N$6]*[.A222]^9" office:value-type="float" office:value="31.5036209078596">
            <text:p>31.5036209079</text:p>
          </table:table-cell>
          <table:table-cell table:formula="of:=[.B222]/([.$B$2]+[.B222])*[.$B$1]" office:value-type="float" office:value="3.13245955909841">
            <text:p>3.1324595591</text:p>
          </table:table-cell>
          <table:table-cell table:formula="of:=[.$D$5]*[.C222]-[.$D$4]" office:value-type="float" office:value="3.25408761307125">
            <text:p>3.2540876131</text:p>
          </table:table-cell>
          <table:table-cell table:formula="of:=INT([.D222]/[.$B$1]*1024)" office:value-type="float" office:value="593">
            <text:p>593</text:p>
          </table:table-cell>
          <table:table-cell table:number-columns-repeated="10"/>
        </table:table-row>
        <table:table-row table:style-name="ro2">
          <table:table-cell table:formula="of:=[.A222]+[.$D$1]" office:value-type="float" office:value="32.75">
            <text:p>32.75</text:p>
          </table:table-cell>
          <table:table-cell table:formula="of:=[.$M$2]+[.$M$3]*[.A223]+[.$M$4]*[.A223]^2+[.$M$5]*[.A223]^3+[.$M$6]*[.A223]^4+[.$N$2]*[.A223]^5+[.$N$3]*[.A223]^6+[.$N$4]*[.A223]^7+[.$N$5]*[.A223]^8+[.$N$6]*[.A223]^9" office:value-type="float" office:value="31.3010518721713">
            <text:p>31.3010518722</text:p>
          </table:table-cell>
          <table:table-cell table:formula="of:=[.B223]/([.$B$2]+[.B223])*[.$B$1]" office:value-type="float" office:value="3.12353230243834">
            <text:p>3.1235323024</text:p>
          </table:table-cell>
          <table:table-cell table:formula="of:=[.$D$5]*[.C223]-[.$D$4]" office:value-type="float" office:value="3.2414478217059">
            <text:p>3.2414478217</text:p>
          </table:table-cell>
          <table:table-cell table:formula="of:=INT([.D223]/[.$B$1]*1024)" office:value-type="float" office:value="591">
            <text:p>591</text:p>
          </table:table-cell>
          <table:table-cell table:number-columns-repeated="10"/>
        </table:table-row>
        <table:table-row table:style-name="ro2">
          <table:table-cell table:formula="of:=[.A223]+[.$D$1]" office:value-type="float" office:value="33">
            <text:p>33</text:p>
          </table:table-cell>
          <table:table-cell table:formula="of:=[.$M$2]+[.$M$3]*[.A224]+[.$M$4]*[.A224]^2+[.$M$5]*[.A224]^3+[.$M$6]*[.A224]^4+[.$N$2]*[.A224]^5+[.$N$3]*[.A224]^6+[.$N$4]*[.A224]^7+[.$N$5]*[.A224]^8+[.$N$6]*[.A224]^9" office:value-type="float" office:value="31.0998030084149">
            <text:p>31.0998030084</text:p>
          </table:table-cell>
          <table:table-cell table:formula="of:=[.B224]/([.$B$2]+[.B224])*[.$B$1]" office:value-type="float" office:value="3.11459928998444">
            <text:p>3.11459929</text:p>
          </table:table-cell>
          <table:table-cell table:formula="of:=[.$D$5]*[.C224]-[.$D$4]" office:value-type="float" office:value="3.22879988091281">
            <text:p>3.2287998809</text:p>
          </table:table-cell>
          <table:table-cell table:formula="of:=INT([.D224]/[.$B$1]*1024)" office:value-type="float" office:value="589">
            <text:p>589</text:p>
          </table:table-cell>
          <table:table-cell table:number-columns-repeated="10"/>
        </table:table-row>
        <table:table-row table:style-name="ro2">
          <table:table-cell table:formula="of:=[.A224]+[.$D$1]" office:value-type="float" office:value="33.25">
            <text:p>33.25</text:p>
          </table:table-cell>
          <table:table-cell table:formula="of:=[.$M$2]+[.$M$3]*[.A225]+[.$M$4]*[.A225]^2+[.$M$5]*[.A225]^3+[.$M$6]*[.A225]^4+[.$N$2]*[.A225]^5+[.$N$3]*[.A225]^6+[.$N$4]*[.A225]^7+[.$N$5]*[.A225]^8+[.$N$6]*[.A225]^9" office:value-type="float" office:value="30.8998611584463">
            <text:p>30.8998611584</text:p>
          </table:table-cell>
          <table:table-cell table:formula="of:=[.B225]/([.$B$2]+[.B225])*[.$B$1]" office:value-type="float" office:value="3.10566050295812">
            <text:p>3.105660503</text:p>
          </table:table-cell>
          <table:table-cell table:formula="of:=[.$D$5]*[.C225]-[.$D$4]" office:value-type="float" office:value="3.216143764104">
            <text:p>3.2161437641</text:p>
          </table:table-cell>
          <table:table-cell table:formula="of:=INT([.D225]/[.$B$1]*1024)" office:value-type="float" office:value="587">
            <text:p>587</text:p>
          </table:table-cell>
          <table:table-cell table:number-columns-repeated="10"/>
        </table:table-row>
        <table:table-row table:style-name="ro2">
          <table:table-cell table:formula="of:=[.A225]+[.$D$1]" office:value-type="float" office:value="33.5">
            <text:p>33.5</text:p>
          </table:table-cell>
          <table:table-cell table:formula="of:=[.$M$2]+[.$M$3]*[.A226]+[.$M$4]*[.A226]^2+[.$M$5]*[.A226]^3+[.$M$6]*[.A226]^4+[.$N$2]*[.A226]^5+[.$N$3]*[.A226]^6+[.$N$4]*[.A226]^7+[.$N$5]*[.A226]^8+[.$N$6]*[.A226]^9" office:value-type="float" office:value="30.701213380136">
            <text:p>30.7012133801</text:p>
          </table:table-cell>
          <table:table-cell table:formula="of:=[.B226]/([.$B$2]+[.B226])*[.$B$1]" office:value-type="float" office:value="3.0967159244291">
            <text:p>3.0967159244</text:p>
          </table:table-cell>
          <table:table-cell table:formula="of:=[.$D$5]*[.C226]-[.$D$4]" office:value-type="float" office:value="3.20347944730851">
            <text:p>3.2034794473</text:p>
          </table:table-cell>
          <table:table-cell table:formula="of:=INT([.D226]/[.$B$1]*1024)" office:value-type="float" office:value="584">
            <text:p>584</text:p>
          </table:table-cell>
          <table:table-cell table:number-columns-repeated="10"/>
        </table:table-row>
        <table:table-row table:style-name="ro2">
          <table:table-cell table:formula="of:=[.A226]+[.$D$1]" office:value-type="float" office:value="33.75">
            <text:p>33.75</text:p>
          </table:table-cell>
          <table:table-cell table:formula="of:=[.$M$2]+[.$M$3]*[.A227]+[.$M$4]*[.A227]^2+[.$M$5]*[.A227]^3+[.$M$6]*[.A227]^4+[.$N$2]*[.A227]^5+[.$N$3]*[.A227]^6+[.$N$4]*[.A227]^7+[.$N$5]*[.A227]^8+[.$N$6]*[.A227]^9" office:value-type="float" office:value="30.5038469450245">
            <text:p>30.503846945</text:p>
          </table:table-cell>
          <table:table-cell table:formula="of:=[.B227]/([.$B$2]+[.B227])*[.$B$1]" office:value-type="float" office:value="3.08776553940684">
            <text:p>3.0877655394</text:p>
          </table:table-cell>
          <table:table-cell table:formula="of:=[.$D$5]*[.C227]-[.$D$4]" office:value-type="float" office:value="3.19080690930174">
            <text:p>3.1908069093</text:p>
          </table:table-cell>
          <table:table-cell table:formula="of:=INT([.D227]/[.$B$1]*1024)" office:value-type="float" office:value="582">
            <text:p>582</text:p>
          </table:table-cell>
          <table:table-cell table:number-columns-repeated="10"/>
        </table:table-row>
        <table:table-row table:style-name="ro2">
          <table:table-cell table:formula="of:=[.A227]+[.$D$1]" office:value-type="float" office:value="34">
            <text:p>34</text:p>
          </table:table-cell>
          <table:table-cell table:formula="of:=[.$M$2]+[.$M$3]*[.A228]+[.$M$4]*[.A228]^2+[.$M$5]*[.A228]^3+[.$M$6]*[.A228]^4+[.$N$2]*[.A228]^5+[.$N$3]*[.A228]^6+[.$N$4]*[.A228]^7+[.$N$5]*[.A228]^8+[.$N$6]*[.A228]^9" office:value-type="float" office:value="30.307749335976">
            <text:p>30.307749336</text:p>
          </table:table-cell>
          <table:table-cell table:formula="of:=[.B228]/([.$B$2]+[.B228])*[.$B$1]" office:value-type="float" office:value="3.07880933493096">
            <text:p>3.0788093349</text:p>
          </table:table-cell>
          <table:table-cell table:formula="of:=[.$D$5]*[.C228]-[.$D$4]" office:value-type="float" office:value="3.17812613173355">
            <text:p>3.1781261317</text:p>
          </table:table-cell>
          <table:table-cell table:formula="of:=INT([.D228]/[.$B$1]*1024)" office:value-type="float" office:value="580">
            <text:p>580</text:p>
          </table:table-cell>
          <table:table-cell table:number-columns-repeated="10"/>
        </table:table-row>
        <table:table-row table:style-name="ro2">
          <table:table-cell table:formula="of:=[.A228]+[.$D$1]" office:value-type="float" office:value="34.25">
            <text:p>34.25</text:p>
          </table:table-cell>
          <table:table-cell table:formula="of:=[.$M$2]+[.$M$3]*[.A229]+[.$M$4]*[.A229]^2+[.$M$5]*[.A229]^3+[.$M$6]*[.A229]^4+[.$N$2]*[.A229]^5+[.$N$3]*[.A229]^6+[.$N$4]*[.A229]^7+[.$N$5]*[.A229]^8+[.$N$6]*[.A229]^9" office:value-type="float" office:value="30.1129082448282">
            <text:p>30.1129082448</text:p>
          </table:table-cell>
          <table:table-cell table:formula="of:=[.B229]/([.$B$2]+[.B229])*[.$B$1]" office:value-type="float" office:value="3.06984730016087">
            <text:p>3.0698473002</text:p>
          </table:table-cell>
          <table:table-cell table:formula="of:=[.$D$5]*[.C229]-[.$D$4]" office:value-type="float" office:value="3.16543709925511">
            <text:p>3.1654370993</text:p>
          </table:table-cell>
          <table:table-cell table:formula="of:=INT([.D229]/[.$B$1]*1024)" office:value-type="float" office:value="577">
            <text:p>577</text:p>
          </table:table-cell>
          <table:table-cell table:number-columns-repeated="10"/>
        </table:table-row>
        <table:table-row table:style-name="ro2">
          <table:table-cell table:formula="of:=[.A229]+[.$D$1]" office:value-type="float" office:value="34.5">
            <text:p>34.5</text:p>
          </table:table-cell>
          <table:table-cell table:formula="of:=[.$M$2]+[.$M$3]*[.A230]+[.$M$4]*[.A230]^2+[.$M$5]*[.A230]^3+[.$M$6]*[.A230]^4+[.$N$2]*[.A230]^5+[.$N$3]*[.A230]^6+[.$N$4]*[.A230]^7+[.$N$5]*[.A230]^8+[.$N$6]*[.A230]^9" office:value-type="float" office:value="29.9193115700403">
            <text:p>29.91931157</text:p>
          </table:table-cell>
          <table:table-cell table:formula="of:=[.B230]/([.$B$2]+[.B230])*[.$B$1]" office:value-type="float" office:value="3.06087942646436">
            <text:p>3.0608794265</text:p>
          </table:table-cell>
          <table:table-cell table:formula="of:=[.$D$5]*[.C230]-[.$D$4]" office:value-type="float" office:value="3.1527397996444">
            <text:p>3.1527397996</text:p>
          </table:table-cell>
          <table:table-cell table:formula="of:=INT([.D230]/[.$B$1]*1024)" office:value-type="float" office:value="575">
            <text:p>575</text:p>
          </table:table-cell>
          <table:table-cell table:number-columns-repeated="10"/>
        </table:table-row>
        <table:table-row table:style-name="ro2">
          <table:table-cell table:formula="of:=[.A230]+[.$D$1]" office:value-type="float" office:value="34.75">
            <text:p>34.75</text:p>
          </table:table-cell>
          <table:table-cell table:formula="of:=[.$M$2]+[.$M$3]*[.A231]+[.$M$4]*[.A231]^2+[.$M$5]*[.A231]^3+[.$M$6]*[.A231]^4+[.$N$2]*[.A231]^5+[.$N$3]*[.A231]^6+[.$N$4]*[.A231]^7+[.$N$5]*[.A231]^8+[.$N$6]*[.A231]^9" office:value-type="float" office:value="29.7269474143386">
            <text:p>29.7269474143</text:p>
          </table:table-cell>
          <table:table-cell table:formula="of:=[.B231]/([.$B$2]+[.B231])*[.$B$1]" office:value-type="float" office:value="3.0519057075053">
            <text:p>3.0519057075</text:p>
          </table:table-cell>
          <table:table-cell table:formula="of:=[.$D$5]*[.C231]-[.$D$4]" office:value-type="float" office:value="3.14003422393029">
            <text:p>3.1400342239</text:p>
          </table:table-cell>
          <table:table-cell table:formula="of:=INT([.D231]/[.$B$1]*1024)" office:value-type="float" office:value="573">
            <text:p>573</text:p>
          </table:table-cell>
          <table:table-cell table:number-columns-repeated="10"/>
        </table:table-row>
        <table:table-row table:style-name="ro2">
          <table:table-cell table:formula="of:=[.A231]+[.$D$1]" office:value-type="float" office:value="35">
            <text:p>35</text:p>
          </table:table-cell>
          <table:table-cell table:formula="of:=[.$M$2]+[.$M$3]*[.A232]+[.$M$4]*[.A232]^2+[.$M$5]*[.A232]^3+[.$M$6]*[.A232]^4+[.$N$2]*[.A232]^5+[.$N$3]*[.A232]^6+[.$N$4]*[.A232]^7+[.$N$5]*[.A232]^8+[.$N$6]*[.A232]^9" office:value-type="float" office:value="29.5358040823605">
            <text:p>29.5358040824</text:p>
          </table:table-cell>
          <table:table-cell table:formula="of:=[.B232]/([.$B$2]+[.B232])*[.$B$1]" office:value-type="float" office:value="3.04292613933023">
            <text:p>3.0429261393</text:p>
          </table:table-cell>
          <table:table-cell table:formula="of:=[.$D$5]*[.C232]-[.$D$4]" office:value-type="float" office:value="3.12732036651522">
            <text:p>3.1273203665</text:p>
          </table:table-cell>
          <table:table-cell table:formula="of:=INT([.D232]/[.$B$1]*1024)" office:value-type="float" office:value="570">
            <text:p>570</text:p>
          </table:table-cell>
          <table:table-cell table:number-columns-repeated="10"/>
        </table:table-row>
        <table:table-row table:style-name="ro2">
          <table:table-cell table:formula="of:=[.A232]+[.$D$1]" office:value-type="float" office:value="35.25">
            <text:p>35.25</text:p>
          </table:table-cell>
          <table:table-cell table:formula="of:=[.$M$2]+[.$M$3]*[.A233]+[.$M$4]*[.A233]^2+[.$M$5]*[.A233]^3+[.$M$6]*[.A233]^4+[.$N$2]*[.A233]^5+[.$N$3]*[.A233]^6+[.$N$4]*[.A233]^7+[.$N$5]*[.A233]^8+[.$N$6]*[.A233]^9" office:value-type="float" office:value="29.345870078298">
            <text:p>29.3458700783</text:p>
          </table:table-cell>
          <table:table-cell table:formula="of:=[.B233]/([.$B$2]+[.B233])*[.$B$1]" office:value-type="float" office:value="3.03394072045398">
            <text:p>3.0339407205</text:p>
          </table:table-cell>
          <table:table-cell table:formula="of:=[.$D$5]*[.C233]-[.$D$4]" office:value-type="float" office:value="3.11459822529639">
            <text:p>3.1145982253</text:p>
          </table:table-cell>
          <table:table-cell table:formula="of:=INT([.D233]/[.$B$1]*1024)" office:value-type="float" office:value="568">
            <text:p>568</text:p>
          </table:table-cell>
          <table:table-cell table:number-columns-repeated="10"/>
        </table:table-row>
        <table:table-row table:style-name="ro2">
          <table:table-cell table:formula="of:=[.A233]+[.$D$1]" office:value-type="float" office:value="35.5">
            <text:p>35.5</text:p>
          </table:table-cell>
          <table:table-cell table:formula="of:=[.$M$2]+[.$M$3]*[.A234]+[.$M$4]*[.A234]^2+[.$M$5]*[.A234]^3+[.$M$6]*[.A234]^4+[.$N$2]*[.A234]^5+[.$N$3]*[.A234]^6+[.$N$4]*[.A234]^7+[.$N$5]*[.A234]^8+[.$N$6]*[.A234]^9" office:value-type="float" office:value="29.1571341035396">
            <text:p>29.1571341035</text:p>
          </table:table-cell>
          <table:table-cell table:formula="of:=[.B234]/([.$B$2]+[.B234])*[.$B$1]" office:value-type="float" office:value="3.02494945194416">
            <text:p>3.0249494519</text:p>
          </table:table-cell>
          <table:table-cell table:formula="of:=[.$D$5]*[.C234]-[.$D$4]" office:value-type="float" office:value="3.10186780178542">
            <text:p>3.1018678018</text:p>
          </table:table-cell>
          <table:table-cell table:formula="of:=INT([.D234]/[.$B$1]*1024)" office:value-type="float" office:value="566">
            <text:p>566</text:p>
          </table:table-cell>
          <table:table-cell table:number-columns-repeated="10"/>
        </table:table-row>
        <table:table-row table:style-name="ro2">
          <table:table-cell table:formula="of:=[.A234]+[.$D$1]" office:value-type="float" office:value="35.75">
            <text:p>35.75</text:p>
          </table:table-cell>
          <table:table-cell table:formula="of:=[.$M$2]+[.$M$3]*[.A235]+[.$M$4]*[.A235]^2+[.$M$5]*[.A235]^3+[.$M$6]*[.A235]^4+[.$N$2]*[.A235]^5+[.$N$3]*[.A235]^6+[.$N$4]*[.A235]^7+[.$N$5]*[.A235]^8+[.$N$6]*[.A235]^9" office:value-type="float" office:value="28.9695850543125">
            <text:p>28.9695850543</text:p>
          </table:table-cell>
          <table:table-cell table:formula="of:=[.B235]/([.$B$2]+[.B235])*[.$B$1]" office:value-type="float" office:value="3.01595233750458">
            <text:p>3.0159523375</text:p>
          </table:table-cell>
          <table:table-cell table:formula="of:=[.$D$5]*[.C235]-[.$D$4]" office:value-type="float" office:value="3.08912910122636">
            <text:p>3.0891291012</text:p>
          </table:table-cell>
          <table:table-cell table:formula="of:=INT([.D235]/[.$B$1]*1024)" office:value-type="float" office:value="563">
            <text:p>563</text:p>
          </table:table-cell>
          <table:table-cell table:number-columns-repeated="10"/>
        </table:table-row>
        <table:table-row table:style-name="ro2">
          <table:table-cell table:formula="of:=[.A235]+[.$D$1]" office:value-type="float" office:value="36">
            <text:p>36</text:p>
          </table:table-cell>
          <table:table-cell table:formula="of:=[.$M$2]+[.$M$3]*[.A236]+[.$M$4]*[.A236]^2+[.$M$5]*[.A236]^3+[.$M$6]*[.A236]^4+[.$N$2]*[.A236]^5+[.$N$3]*[.A236]^6+[.$N$4]*[.A236]^7+[.$N$5]*[.A236]^8+[.$N$6]*[.A236]^9" office:value-type="float" office:value="28.7832120193247">
            <text:p>28.7832120193</text:p>
          </table:table-cell>
          <table:table-cell table:formula="of:=[.B236]/([.$B$2]+[.B236])*[.$B$1]" office:value-type="float" office:value="3.00694938355743">
            <text:p>3.0069493836</text:p>
          </table:table-cell>
          <table:table-cell table:formula="of:=[.$D$5]*[.C236]-[.$D$4]" office:value-type="float" office:value="3.07638213271218">
            <text:p>3.0763821327</text:p>
          </table:table-cell>
          <table:table-cell table:formula="of:=INT([.D236]/[.$B$1]*1024)" office:value-type="float" office:value="561">
            <text:p>561</text:p>
          </table:table-cell>
          <table:table-cell table:number-columns-repeated="10"/>
        </table:table-row>
        <table:table-row table:style-name="ro2">
          <table:table-cell table:formula="of:=[.A236]+[.$D$1]" office:value-type="float" office:value="36.25">
            <text:p>36.25</text:p>
          </table:table-cell>
          <table:table-cell table:formula="of:=[.$M$2]+[.$M$3]*[.A237]+[.$M$4]*[.A237]^2+[.$M$5]*[.A237]^3+[.$M$6]*[.A237]^4+[.$N$2]*[.A237]^5+[.$N$3]*[.A237]^6+[.$N$4]*[.A237]^7+[.$N$5]*[.A237]^8+[.$N$6]*[.A237]^9" office:value-type="float" office:value="28.598004277408">
            <text:p>28.5980042774</text:p>
          </table:table-cell>
          <table:table-cell table:formula="of:=[.B237]/([.$B$2]+[.B237])*[.$B$1]" office:value-type="float" office:value="2.99794059932437">
            <text:p>2.9979405993</text:p>
          </table:table-cell>
          <table:table-cell table:formula="of:=[.$D$5]*[.C237]-[.$D$4]" office:value-type="float" office:value="3.06362690929953">
            <text:p>3.0636269093</text:p>
          </table:table-cell>
          <table:table-cell table:formula="of:=INT([.D237]/[.$B$1]*1024)" office:value-type="float" office:value="559">
            <text:p>559</text:p>
          </table:table-cell>
          <table:table-cell table:number-columns-repeated="10"/>
        </table:table-row>
        <table:table-row table:style-name="ro2">
          <table:table-cell table:formula="of:=[.A237]+[.$D$1]" office:value-type="float" office:value="36.5">
            <text:p>36.5</text:p>
          </table:table-cell>
          <table:table-cell table:formula="of:=[.$M$2]+[.$M$3]*[.A238]+[.$M$4]*[.A238]^2+[.$M$5]*[.A238]^3+[.$M$6]*[.A238]^4+[.$N$2]*[.A238]^5+[.$N$3]*[.A238]^6+[.$N$4]*[.A238]^7+[.$N$5]*[.A238]^8+[.$N$6]*[.A238]^9" office:value-type="float" office:value="28.4139512951614">
            <text:p>28.4139512952</text:p>
          </table:table-cell>
          <table:table-cell table:formula="of:=[.B238]/([.$B$2]+[.B238])*[.$B$1]" office:value-type="float" office:value="2.98892599690637">
            <text:p>2.9889259969</text:p>
          </table:table-cell>
          <table:table-cell table:formula="of:=[.$D$5]*[.C238]-[.$D$4]" office:value-type="float" office:value="3.05086344812173">
            <text:p>3.0508634481</text:p>
          </table:table-cell>
          <table:table-cell table:formula="of:=INT([.D238]/[.$B$1]*1024)" office:value-type="float" office:value="556">
            <text:p>556</text:p>
          </table:table-cell>
          <table:table-cell table:number-columns-repeated="10"/>
        </table:table-row>
        <table:table-row table:style-name="ro2">
          <table:table-cell table:formula="of:=[.A238]+[.$D$1]" office:value-type="float" office:value="36.75">
            <text:p>36.75</text:p>
          </table:table-cell>
          <table:table-cell table:formula="of:=[.$M$2]+[.$M$3]*[.A239]+[.$M$4]*[.A239]^2+[.$M$5]*[.A239]^3+[.$M$6]*[.A239]^4+[.$N$2]*[.A239]^5+[.$N$3]*[.A239]^6+[.$N$4]*[.A239]^7+[.$N$5]*[.A239]^8+[.$N$6]*[.A239]^9" office:value-type="float" office:value="28.2310427245964">
            <text:p>28.2310427246</text:p>
          </table:table-cell>
          <table:table-cell table:formula="of:=[.B239]/([.$B$2]+[.B239])*[.$B$1]" office:value-type="float" office:value="2.97990559136228">
            <text:p>2.9799055914</text:p>
          </table:table-cell>
          <table:table-cell table:formula="of:=[.$D$5]*[.C239]-[.$D$4]" office:value-type="float" office:value="3.03809177050007">
            <text:p>3.0380917705</text:p>
          </table:table-cell>
          <table:table-cell table:formula="of:=INT([.D239]/[.$B$1]*1024)" office:value-type="float" office:value="554">
            <text:p>554</text:p>
          </table:table-cell>
          <table:table-cell table:number-columns-repeated="10"/>
        </table:table-row>
        <table:table-row table:style-name="ro2">
          <table:table-cell table:formula="of:=[.A239]+[.$D$1]" office:value-type="float" office:value="37">
            <text:p>37</text:p>
          </table:table-cell>
          <table:table-cell table:formula="of:=[.$M$2]+[.$M$3]*[.A240]+[.$M$4]*[.A240]^2+[.$M$5]*[.A240]^3+[.$M$6]*[.A240]^4+[.$N$2]*[.A240]^5+[.$N$3]*[.A240]^6+[.$N$4]*[.A240]^7+[.$N$5]*[.A240]^8+[.$N$6]*[.A240]^9" office:value-type="float" office:value="28.0492684007837">
            <text:p>28.0492684008</text:p>
          </table:table-cell>
          <table:table-cell table:formula="of:=[.B240]/([.$B$2]+[.B240])*[.$B$1]" office:value-type="float" office:value="2.97087940078611">
            <text:p>2.9708794008</text:p>
          </table:table-cell>
          <table:table-cell table:formula="of:=[.$D$5]*[.C240]-[.$D$4]" office:value-type="float" office:value="3.02531190205326">
            <text:p>3.0253119021</text:p>
          </table:table-cell>
          <table:table-cell table:formula="of:=INT([.D240]/[.$B$1]*1024)" office:value-type="float" office:value="552">
            <text:p>552</text:p>
          </table:table-cell>
          <table:table-cell table:number-columns-repeated="10"/>
        </table:table-row>
        <table:table-row table:style-name="ro2">
          <table:table-cell table:formula="of:=[.A240]+[.$D$1]" office:value-type="float" office:value="37.25">
            <text:p>37.25</text:p>
          </table:table-cell>
          <table:table-cell table:formula="of:=[.$M$2]+[.$M$3]*[.A241]+[.$M$4]*[.A241]^2+[.$M$5]*[.A241]^3+[.$M$6]*[.A241]^4+[.$N$2]*[.A241]^5+[.$N$3]*[.A241]^6+[.$N$4]*[.A241]^7+[.$N$5]*[.A241]^8+[.$N$6]*[.A241]^9" office:value-type="float" office:value="27.8686183395018">
            <text:p>27.8686183395</text:p>
          </table:table-cell>
          <table:table-cell table:formula="of:=[.B241]/([.$B$2]+[.B241])*[.$B$1]" office:value-type="float" office:value="2.96184744638308">
            <text:p>2.9618474464</text:p>
          </table:table-cell>
          <table:table-cell table:formula="of:=[.$D$5]*[.C241]-[.$D$4]" office:value-type="float" office:value="3.012523872805">
            <text:p>3.0125238728</text:p>
          </table:table-cell>
          <table:table-cell table:formula="of:=INT([.D241]/[.$B$1]*1024)" office:value-type="float" office:value="549">
            <text:p>549</text:p>
          </table:table-cell>
          <table:table-cell table:number-columns-repeated="10"/>
        </table:table-row>
        <table:table-row table:style-name="ro2">
          <table:table-cell table:formula="of:=[.A241]+[.$D$1]" office:value-type="float" office:value="37.5">
            <text:p>37.5</text:p>
          </table:table-cell>
          <table:table-cell table:formula="of:=[.$M$2]+[.$M$3]*[.A242]+[.$M$4]*[.A242]^2+[.$M$5]*[.A242]^3+[.$M$6]*[.A242]^4+[.$N$2]*[.A242]^5+[.$N$3]*[.A242]^6+[.$N$4]*[.A242]^7+[.$N$5]*[.A242]^8+[.$N$6]*[.A242]^9" office:value-type="float" office:value="27.6890827348894">
            <text:p>27.6890827349</text:p>
          </table:table-cell>
          <table:table-cell table:formula="of:=[.B242]/([.$B$2]+[.B242])*[.$B$1]" office:value-type="float" office:value="2.95280975254422">
            <text:p>2.9528097525</text:p>
          </table:table-cell>
          <table:table-cell table:formula="of:=[.$D$5]*[.C242]-[.$D$4]" office:value-type="float" office:value="2.99972771728972">
            <text:p>2.9997277173</text:p>
          </table:table-cell>
          <table:table-cell table:formula="of:=INT([.D242]/[.$B$1]*1024)" office:value-type="float" office:value="547">
            <text:p>547</text:p>
          </table:table-cell>
          <table:table-cell table:number-columns-repeated="10"/>
        </table:table-row>
        <table:table-row table:style-name="ro2">
          <table:table-cell table:formula="of:=[.A242]+[.$D$1]" office:value-type="float" office:value="37.75">
            <text:p>37.75</text:p>
          </table:table-cell>
          <table:table-cell table:formula="of:=[.$M$2]+[.$M$3]*[.A243]+[.$M$4]*[.A243]^2+[.$M$5]*[.A243]^3+[.$M$6]*[.A243]^4+[.$N$2]*[.A243]^5+[.$N$3]*[.A243]^6+[.$N$4]*[.A243]^7+[.$N$5]*[.A243]^8+[.$N$6]*[.A243]^9" office:value-type="float" office:value="27.5106519570986">
            <text:p>27.5106519571</text:p>
          </table:table-cell>
          <table:table-cell table:formula="of:=[.B243]/([.$B$2]+[.B243])*[.$B$1]" office:value-type="float" office:value="2.94376634691966">
            <text:p>2.9437663469</text:p>
          </table:table-cell>
          <table:table-cell table:formula="of:=[.$D$5]*[.C243]-[.$D$4]" office:value-type="float" office:value="2.98692347465626">
            <text:p>2.9869234747</text:p>
          </table:table-cell>
          <table:table-cell table:formula="of:=INT([.D243]/[.$B$1]*1024)" office:value-type="float" office:value="545">
            <text:p>545</text:p>
          </table:table-cell>
          <table:table-cell table:number-columns-repeated="10"/>
        </table:table-row>
        <table:table-row table:style-name="ro2">
          <table:table-cell table:formula="of:=[.A243]+[.$D$1]" office:value-type="float" office:value="38">
            <text:p>38</text:p>
          </table:table-cell>
          <table:table-cell table:formula="of:=[.$M$2]+[.$M$3]*[.A244]+[.$M$4]*[.A244]^2+[.$M$5]*[.A244]^3+[.$M$6]*[.A244]^4+[.$N$2]*[.A244]^5+[.$N$3]*[.A244]^6+[.$N$4]*[.A244]^7+[.$N$5]*[.A244]^8+[.$N$6]*[.A244]^9" office:value-type="float" office:value="27.3333165499538">
            <text:p>27.33331655</text:p>
          </table:table-cell>
          <table:table-cell table:formula="of:=[.B244]/([.$B$2]+[.B244])*[.$B$1]" office:value-type="float" office:value="2.93471726049048">
            <text:p>2.9347172605</text:p>
          </table:table-cell>
          <table:table-cell table:formula="of:=[.$D$5]*[.C244]-[.$D$4]" office:value-type="float" office:value="2.97411118876967">
            <text:p>2.9741111888</text:p>
          </table:table-cell>
          <table:table-cell table:formula="of:=INT([.D244]/[.$B$1]*1024)" office:value-type="float" office:value="542">
            <text:p>542</text:p>
          </table:table-cell>
          <table:table-cell table:number-columns-repeated="10"/>
        </table:table-row>
        <table:table-row table:style-name="ro2">
          <table:table-cell table:formula="of:=[.A244]+[.$D$1]" office:value-type="float" office:value="38.25">
            <text:p>38.25</text:p>
          </table:table-cell>
          <table:table-cell table:formula="of:=[.$M$2]+[.$M$3]*[.A245]+[.$M$4]*[.A245]^2+[.$M$5]*[.A245]^3+[.$M$6]*[.A245]^4+[.$N$2]*[.A245]^5+[.$N$3]*[.A245]^6+[.$N$4]*[.A245]^7+[.$N$5]*[.A245]^8+[.$N$6]*[.A245]^9" office:value-type="float" office:value="27.1570672286118">
            <text:p>27.1570672286</text:p>
          </table:table-cell>
          <table:table-cell table:formula="of:=[.B245]/([.$B$2]+[.B245])*[.$B$1]" office:value-type="float" office:value="2.92566252763917">
            <text:p>2.9256625276</text:p>
          </table:table-cell>
          <table:table-cell table:formula="of:=[.$D$5]*[.C245]-[.$D$4]" office:value-type="float" office:value="2.96129090831089">
            <text:p>2.9612909083</text:p>
          </table:table-cell>
          <table:table-cell table:formula="of:=INT([.D245]/[.$B$1]*1024)" office:value-type="float" office:value="540">
            <text:p>540</text:p>
          </table:table-cell>
          <table:table-cell table:number-columns-repeated="10"/>
        </table:table-row>
        <table:table-row table:style-name="ro2">
          <table:table-cell table:formula="of:=[.A245]+[.$D$1]" office:value-type="float" office:value="38.5">
            <text:p>38.5</text:p>
          </table:table-cell>
          <table:table-cell table:formula="of:=[.$M$2]+[.$M$3]*[.A246]+[.$M$4]*[.A246]^2+[.$M$5]*[.A246]^3+[.$M$6]*[.A246]^4+[.$N$2]*[.A246]^5+[.$N$3]*[.A246]^6+[.$N$4]*[.A246]^7+[.$N$5]*[.A246]^8+[.$N$6]*[.A246]^9" office:value-type="float" office:value="26.9818948772284">
            <text:p>26.9818948772</text:p>
          </table:table-cell>
          <table:table-cell table:formula="of:=[.B246]/([.$B$2]+[.B246])*[.$B$1]" office:value-type="float" office:value="2.91660218621855">
            <text:p>2.9166021862</text:p>
          </table:table-cell>
          <table:table-cell table:formula="of:=[.$D$5]*[.C246]-[.$D$4]" office:value-type="float" office:value="2.94846268687445">
            <text:p>2.9484626869</text:p>
          </table:table-cell>
          <table:table-cell table:formula="of:=INT([.D246]/[.$B$1]*1024)" office:value-type="float" office:value="538">
            <text:p>538</text:p>
          </table:table-cell>
          <table:table-cell table:number-columns-repeated="10"/>
        </table:table-row>
        <table:table-row table:style-name="ro2">
          <table:table-cell table:formula="of:=[.A246]+[.$D$1]" office:value-type="float" office:value="38.75">
            <text:p>38.75</text:p>
          </table:table-cell>
          <table:table-cell table:formula="of:=[.$M$2]+[.$M$3]*[.A247]+[.$M$4]*[.A247]^2+[.$M$5]*[.A247]^3+[.$M$6]*[.A247]^4+[.$N$2]*[.A247]^5+[.$N$3]*[.A247]^6+[.$N$4]*[.A247]^7+[.$N$5]*[.A247]^8+[.$N$6]*[.A247]^9" office:value-type="float" office:value="26.807790546627">
            <text:p>26.8077905466</text:p>
          </table:table-cell>
          <table:table-cell table:formula="of:=[.B247]/([.$B$2]+[.B247])*[.$B$1]" office:value-type="float" office:value="2.90753627761929">
            <text:p>2.9075362776</text:p>
          </table:table-cell>
          <table:table-cell table:formula="of:=[.$D$5]*[.C247]-[.$D$4]" office:value-type="float" office:value="2.93562658306391">
            <text:p>2.9356265831</text:p>
          </table:table-cell>
          <table:table-cell table:formula="of:=INT([.D247]/[.$B$1]*1024)" office:value-type="float" office:value="535">
            <text:p>535</text:p>
          </table:table-cell>
          <table:table-cell table:number-columns-repeated="10"/>
        </table:table-row>
        <table:table-row table:style-name="ro2">
          <table:table-cell table:formula="of:=[.A247]+[.$D$1]" office:value-type="float" office:value="39">
            <text:p>39</text:p>
          </table:table-cell>
          <table:table-cell table:formula="of:=[.$M$2]+[.$M$3]*[.A248]+[.$M$4]*[.A248]^2+[.$M$5]*[.A248]^3+[.$M$6]*[.A248]^4+[.$N$2]*[.A248]^5+[.$N$3]*[.A248]^6+[.$N$4]*[.A248]^7+[.$N$5]*[.A248]^8+[.$N$6]*[.A248]^9" office:value-type="float" office:value="26.6347454519739">
            <text:p>26.634745452</text:p>
          </table:table-cell>
          <table:table-cell table:formula="of:=[.B248]/([.$B$2]+[.B248])*[.$B$1]" office:value-type="float" office:value="2.8984648468358">
            <text:p>2.8984648468</text:p>
          </table:table-cell>
          <table:table-cell table:formula="of:=[.$D$5]*[.C248]-[.$D$4]" office:value-type="float" office:value="2.9227826605853">
            <text:p>2.9227826606</text:p>
          </table:table-cell>
          <table:table-cell table:formula="of:=INT([.D248]/[.$B$1]*1024)" office:value-type="float" office:value="533">
            <text:p>533</text:p>
          </table:table-cell>
          <table:table-cell table:number-columns-repeated="10"/>
        </table:table-row>
        <table:table-row table:style-name="ro2">
          <table:table-cell table:formula="of:=[.A248]+[.$D$1]" office:value-type="float" office:value="39.25">
            <text:p>39.25</text:p>
          </table:table-cell>
          <table:table-cell table:formula="of:=[.$M$2]+[.$M$3]*[.A249]+[.$M$4]*[.A249]^2+[.$M$5]*[.A249]^3+[.$M$6]*[.A249]^4+[.$N$2]*[.A249]^5+[.$N$3]*[.A249]^6+[.$N$4]*[.A249]^7+[.$N$5]*[.A249]^8+[.$N$6]*[.A249]^9" office:value-type="float" office:value="26.4627509704576">
            <text:p>26.4627509705</text:p>
          </table:table-cell>
          <table:table-cell table:formula="of:=[.B249]/([.$B$2]+[.B249])*[.$B$1]" office:value-type="float" office:value="2.88938794253064">
            <text:p>2.8893879425</text:p>
          </table:table-cell>
          <table:table-cell table:formula="of:=[.$D$5]*[.C249]-[.$D$4]" office:value-type="float" office:value="2.90993098833825">
            <text:p>2.9099309883</text:p>
          </table:table-cell>
          <table:table-cell table:formula="of:=INT([.D249]/[.$B$1]*1024)" office:value-type="float" office:value="531">
            <text:p>531</text:p>
          </table:table-cell>
          <table:table-cell table:number-columns-repeated="10"/>
        </table:table-row>
        <table:table-row table:style-name="ro2">
          <table:table-cell table:formula="of:=[.A249]+[.$D$1]" office:value-type="float" office:value="39.5">
            <text:p>39.5</text:p>
          </table:table-cell>
          <table:table-cell table:formula="of:=[.$M$2]+[.$M$3]*[.A250]+[.$M$4]*[.A250]^2+[.$M$5]*[.A250]^3+[.$M$6]*[.A250]^4+[.$N$2]*[.A250]^5+[.$N$3]*[.A250]^6+[.$N$4]*[.A250]^7+[.$N$5]*[.A250]^8+[.$N$6]*[.A250]^9" office:value-type="float" office:value="26.2917986389734">
            <text:p>26.291798639</text:p>
          </table:table-cell>
          <table:table-cell table:formula="of:=[.B250]/([.$B$2]+[.B250])*[.$B$1]" office:value-type="float" office:value="2.88030561709732">
            <text:p>2.8803056171</text:p>
          </table:table-cell>
          <table:table-cell table:formula="of:=[.$D$5]*[.C250]-[.$D$4]" office:value-type="float" office:value="2.89707164050492">
            <text:p>2.8970716405</text:p>
          </table:table-cell>
          <table:table-cell table:formula="of:=INT([.D250]/[.$B$1]*1024)" office:value-type="float" office:value="528">
            <text:p>528</text:p>
          </table:table-cell>
          <table:table-cell table:number-columns-repeated="10"/>
        </table:table-row>
        <table:table-row table:style-name="ro2">
          <table:table-cell table:formula="of:=[.A250]+[.$D$1]" office:value-type="float" office:value="39.75">
            <text:p>39.75</text:p>
          </table:table-cell>
          <table:table-cell table:formula="of:=[.$M$2]+[.$M$3]*[.A251]+[.$M$4]*[.A251]^2+[.$M$5]*[.A251]^3+[.$M$6]*[.A251]^4+[.$N$2]*[.A251]^5+[.$N$3]*[.A251]^6+[.$N$4]*[.A251]^7+[.$N$5]*[.A251]^8+[.$N$6]*[.A251]^9" office:value-type="float" office:value="26.1218801518148">
            <text:p>26.1218801518</text:p>
          </table:table-cell>
          <table:table-cell table:formula="of:=[.B251]/([.$B$2]+[.B251])*[.$B$1]" office:value-type="float" office:value="2.87121792672151">
            <text:p>2.8712179267</text:p>
          </table:table-cell>
          <table:table-cell table:formula="of:=[.$D$5]*[.C251]-[.$D$4]" office:value-type="float" office:value="2.8842046966366">
            <text:p>2.8842046966</text:p>
          </table:table-cell>
          <table:table-cell table:formula="of:=INT([.D251]/[.$B$1]*1024)" office:value-type="float" office:value="526">
            <text:p>526</text:p>
          </table:table-cell>
          <table:table-cell table:number-columns-repeated="10"/>
        </table:table-row>
        <table:table-row table:style-name="ro2">
          <table:table-cell table:formula="of:=[.A251]+[.$D$1]" office:value-type="float" office:value="40">
            <text:p>40</text:p>
          </table:table-cell>
          <table:table-cell table:formula="of:=[.$M$2]+[.$M$3]*[.A252]+[.$M$4]*[.A252]^2+[.$M$5]*[.A252]^3+[.$M$6]*[.A252]^4+[.$N$2]*[.A252]^5+[.$N$3]*[.A252]^6+[.$N$4]*[.A252]^7+[.$N$5]*[.A252]^8+[.$N$6]*[.A252]^9" office:value-type="float" office:value="25.9529873583701">
            <text:p>25.9529873584</text:p>
          </table:table-cell>
          <table:table-cell table:formula="of:=[.B252]/([.$B$2]+[.B252])*[.$B$1]" office:value-type="float" office:value="2.86212493144054">
            <text:p>2.8621249314</text:p>
          </table:table-cell>
          <table:table-cell table:formula="of:=[.$D$5]*[.C252]-[.$D$4]" office:value-type="float" office:value="2.87133024173809">
            <text:p>2.8713302417</text:p>
          </table:table-cell>
          <table:table-cell table:formula="of:=INT([.D252]/[.$B$1]*1024)" office:value-type="float" office:value="524">
            <text:p>524</text:p>
          </table:table-cell>
          <table:table-cell table:number-columns-repeated="10"/>
        </table:table-row>
        <table:table-row table:style-name="ro2">
          <table:table-cell table:formula="of:=[.A252]+[.$D$1]" office:value-type="float" office:value="40.25">
            <text:p>40.25</text:p>
          </table:table-cell>
          <table:table-cell table:formula="of:=[.$M$2]+[.$M$3]*[.A253]+[.$M$4]*[.A253]^2+[.$M$5]*[.A253]^3+[.$M$6]*[.A253]^4+[.$N$2]*[.A253]^5+[.$N$3]*[.A253]^6+[.$N$4]*[.A253]^7+[.$N$5]*[.A253]^8+[.$N$6]*[.A253]^9" office:value-type="float" office:value="25.7851122608255">
            <text:p>25.7851122608</text:p>
          </table:table-cell>
          <table:table-cell table:formula="of:=[.B253]/([.$B$2]+[.B253])*[.$B$1]" office:value-type="float" office:value="2.85302669520136">
            <text:p>2.8530266952</text:p>
          </table:table-cell>
          <table:table-cell table:formula="of:=[.$D$5]*[.C253]-[.$D$4]" office:value-type="float" office:value="2.85844836634961">
            <text:p>2.8584483663</text:p>
          </table:table-cell>
          <table:table-cell table:formula="of:=INT([.D253]/[.$B$1]*1024)" office:value-type="float" office:value="521">
            <text:p>521</text:p>
          </table:table-cell>
          <table:table-cell table:number-columns-repeated="10"/>
        </table:table-row>
        <table:table-row table:style-name="ro2">
          <table:table-cell table:formula="of:=[.A253]+[.$D$1]" office:value-type="float" office:value="40.5">
            <text:p>40.5</text:p>
          </table:table-cell>
          <table:table-cell table:formula="of:=[.$M$2]+[.$M$3]*[.A254]+[.$M$4]*[.A254]^2+[.$M$5]*[.A254]^3+[.$M$6]*[.A254]^4+[.$N$2]*[.A254]^5+[.$N$3]*[.A254]^6+[.$N$4]*[.A254]^7+[.$N$5]*[.A254]^8+[.$N$6]*[.A254]^9" office:value-type="float" office:value="25.6182470118755">
            <text:p>25.6182470119</text:p>
          </table:table-cell>
          <table:table-cell table:formula="of:=[.B254]/([.$B$2]+[.B254])*[.$B$1]" office:value-type="float" office:value="2.84392328591663">
            <text:p>2.8439232859</text:p>
          </table:table-cell>
          <table:table-cell table:formula="of:=[.$D$5]*[.C254]-[.$D$4]" office:value-type="float" office:value="2.84555916662637">
            <text:p>2.8455591666</text:p>
          </table:table-cell>
          <table:table-cell table:formula="of:=INT([.D254]/[.$B$1]*1024)" office:value-type="float" office:value="519">
            <text:p>519</text:p>
          </table:table-cell>
          <table:table-cell table:number-columns-repeated="10"/>
        </table:table-row>
        <table:table-row table:style-name="ro2">
          <table:table-cell table:formula="of:=[.A254]+[.$D$1]" office:value-type="float" office:value="40.75">
            <text:p>40.75</text:p>
          </table:table-cell>
          <table:table-cell table:formula="of:=[.$M$2]+[.$M$3]*[.A255]+[.$M$4]*[.A255]^2+[.$M$5]*[.A255]^3+[.$M$6]*[.A255]^4+[.$N$2]*[.A255]^5+[.$N$3]*[.A255]^6+[.$N$4]*[.A255]^7+[.$N$5]*[.A255]^8+[.$N$6]*[.A255]^9" office:value-type="float" office:value="25.4523839124398">
            <text:p>25.4523839124</text:p>
          </table:table-cell>
          <table:table-cell table:formula="of:=[.B255]/([.$B$2]+[.B255])*[.$B$1]" office:value-type="float" office:value="2.83481477551928">
            <text:p>2.8348147755</text:p>
          </table:table-cell>
          <table:table-cell table:formula="of:=[.$D$5]*[.C255]-[.$D$4]" office:value-type="float" office:value="2.83266274441565">
            <text:p>2.8326627444</text:p>
          </table:table-cell>
          <table:table-cell table:formula="of:=INT([.D255]/[.$B$1]*1024)" office:value-type="float" office:value="517">
            <text:p>517</text:p>
          </table:table-cell>
          <table:table-cell table:number-columns-repeated="10"/>
        </table:table-row>
        <table:table-row table:style-name="ro2">
          <table:table-cell table:formula="of:=[.A255]+[.$D$1]" office:value-type="float" office:value="41">
            <text:p>41</text:p>
          </table:table-cell>
          <table:table-cell table:formula="of:=[.$M$2]+[.$M$3]*[.A256]+[.$M$4]*[.A256]^2+[.$M$5]*[.A256]^3+[.$M$6]*[.A256]^4+[.$N$2]*[.A256]^5+[.$N$3]*[.A256]^6+[.$N$4]*[.A256]^7+[.$N$5]*[.A256]^8+[.$N$6]*[.A256]^9" office:value-type="float" office:value="25.287515409388">
            <text:p>25.2875154094</text:p>
          </table:table-cell>
          <table:table-cell table:formula="of:=[.B256]/([.$B$2]+[.B256])*[.$B$1]" office:value-type="float" office:value="2.82570124001514">
            <text:p>2.82570124</text:p>
          </table:table-cell>
          <table:table-cell table:formula="of:=[.$D$5]*[.C256]-[.$D$4]" office:value-type="float" office:value="2.81975920733149">
            <text:p>2.8197592073</text:p>
          </table:table-cell>
          <table:table-cell table:formula="of:=INT([.D256]/[.$B$1]*1024)" office:value-type="float" office:value="514">
            <text:p>514</text:p>
          </table:table-cell>
          <table:table-cell table:number-columns-repeated="10"/>
        </table:table-row>
        <table:table-row table:style-name="ro2">
          <table:table-cell table:formula="of:=[.A256]+[.$D$1]" office:value-type="float" office:value="41.25">
            <text:p>41.25</text:p>
          </table:table-cell>
          <table:table-cell table:formula="of:=[.$M$2]+[.$M$3]*[.A257]+[.$M$4]*[.A257]^2+[.$M$5]*[.A257]^3+[.$M$6]*[.A257]^4+[.$N$2]*[.A257]^5+[.$N$3]*[.A257]^6+[.$N$4]*[.A257]^7+[.$N$5]*[.A257]^8+[.$N$6]*[.A257]^9" office:value-type="float" office:value="25.1236340932718">
            <text:p>25.1236340933</text:p>
          </table:table-cell>
          <table:table-cell table:formula="of:=[.B257]/([.$B$2]+[.B257])*[.$B$1]" office:value-type="float" office:value="2.81658275953392">
            <text:p>2.8165827595</text:p>
          </table:table-cell>
          <table:table-cell table:formula="of:=[.$D$5]*[.C257]-[.$D$4]" office:value-type="float" office:value="2.80684866882675">
            <text:p>2.8068486688</text:p>
          </table:table-cell>
          <table:table-cell table:formula="of:=INT([.D257]/[.$B$1]*1024)" office:value-type="float" office:value="512">
            <text:p>512</text:p>
          </table:table-cell>
          <table:table-cell table:number-columns-repeated="10"/>
        </table:table-row>
        <table:table-row table:style-name="ro2">
          <table:table-cell table:formula="of:=[.A257]+[.$D$1]" office:value-type="float" office:value="41.5">
            <text:p>41.5</text:p>
          </table:table-cell>
          <table:table-cell table:formula="of:=[.$M$2]+[.$M$3]*[.A258]+[.$M$4]*[.A258]^2+[.$M$5]*[.A258]^3+[.$M$6]*[.A258]^4+[.$N$2]*[.A258]^5+[.$N$3]*[.A258]^6+[.$N$4]*[.A258]^7+[.$N$5]*[.A258]^8+[.$N$6]*[.A258]^9" office:value-type="float" office:value="24.9607326960652">
            <text:p>24.9607326961</text:p>
          </table:table-cell>
          <table:table-cell table:formula="of:=[.B258]/([.$B$2]+[.B258])*[.$B$1]" office:value-type="float" office:value="2.80745941837835">
            <text:p>2.8074594184</text:p>
          </table:table-cell>
          <table:table-cell table:formula="of:=[.$D$5]*[.C258]-[.$D$4]" office:value-type="float" office:value="2.7939312482627">
            <text:p>2.7939312483</text:p>
          </table:table-cell>
          <table:table-cell table:formula="of:=INT([.D258]/[.$B$1]*1024)" office:value-type="float" office:value="509">
            <text:p>509</text:p>
          </table:table-cell>
          <table:table-cell table:number-columns-repeated="10"/>
        </table:table-row>
        <table:table-row table:style-name="ro2">
          <table:table-cell table:formula="of:=[.A258]+[.$D$1]" office:value-type="float" office:value="41.75">
            <text:p>41.75</text:p>
          </table:table-cell>
          <table:table-cell table:formula="of:=[.$M$2]+[.$M$3]*[.A259]+[.$M$4]*[.A259]^2+[.$M$5]*[.A259]^3+[.$M$6]*[.A259]^4+[.$N$2]*[.A259]^5+[.$N$3]*[.A259]^6+[.$N$4]*[.A259]^7+[.$N$5]*[.A259]^8+[.$N$6]*[.A259]^9" office:value-type="float" office:value="24.7988040889134">
            <text:p>24.7988040889</text:p>
          </table:table-cell>
          <table:table-cell table:formula="of:=[.B259]/([.$B$2]+[.B259])*[.$B$1]" office:value-type="float" office:value="2.79833130507142">
            <text:p>2.7983313051</text:p>
          </table:table-cell>
          <table:table-cell table:formula="of:=[.$D$5]*[.C259]-[.$D$4]" office:value-type="float" office:value="2.78100707097598">
            <text:p>2.781007071</text:p>
          </table:table-cell>
          <table:table-cell table:formula="of:=INT([.D259]/[.$B$1]*1024)" office:value-type="float" office:value="507">
            <text:p>507</text:p>
          </table:table-cell>
          <table:table-cell table:number-columns-repeated="10"/>
        </table:table-row>
        <table:table-row table:style-name="ro2">
          <table:table-cell table:formula="of:=[.A259]+[.$D$1]" office:value-type="float" office:value="42">
            <text:p>42</text:p>
          </table:table-cell>
          <table:table-cell table:formula="of:=[.$M$2]+[.$M$3]*[.A260]+[.$M$4]*[.A260]^2+[.$M$5]*[.A260]^3+[.$M$6]*[.A260]^4+[.$N$2]*[.A260]^5+[.$N$3]*[.A260]^6+[.$N$4]*[.A260]^7+[.$N$5]*[.A260]^8+[.$N$6]*[.A260]^9" office:value-type="float" office:value="24.6378412798895">
            <text:p>24.6378412799</text:p>
          </table:table-cell>
          <table:table-cell table:formula="of:=[.B260]/([.$B$2]+[.B260])*[.$B$1]" office:value-type="float" office:value="2.7891985124019">
            <text:p>2.7891985124</text:p>
          </table:table-cell>
          <table:table-cell table:formula="of:=[.$D$5]*[.C260]-[.$D$4]" office:value-type="float" office:value="2.76807626834295">
            <text:p>2.7680762683</text:p>
          </table:table-cell>
          <table:table-cell table:formula="of:=INT([.D260]/[.$B$1]*1024)" office:value-type="float" office:value="505">
            <text:p>505</text:p>
          </table:table-cell>
          <table:table-cell table:number-columns-repeated="10"/>
        </table:table-row>
        <table:table-row table:style-name="ro2">
          <table:table-cell table:formula="of:=[.A260]+[.$D$1]" office:value-type="float" office:value="42.25">
            <text:p>42.25</text:p>
          </table:table-cell>
          <table:table-cell table:formula="of:=[.$M$2]+[.$M$3]*[.A261]+[.$M$4]*[.A261]^2+[.$M$5]*[.A261]^3+[.$M$6]*[.A261]^4+[.$N$2]*[.A261]^5+[.$N$3]*[.A261]^6+[.$N$4]*[.A261]^7+[.$N$5]*[.A261]^8+[.$N$6]*[.A261]^9" office:value-type="float" office:value="24.477837411761">
            <text:p>24.4778374118</text:p>
          </table:table-cell>
          <table:table-cell table:formula="of:=[.B261]/([.$B$2]+[.B261])*[.$B$1]" office:value-type="float" office:value="2.78006113746784">
            <text:p>2.7800611375</text:p>
          </table:table-cell>
          <table:table-cell table:formula="of:=[.$D$5]*[.C261]-[.$D$4]" office:value-type="float" office:value="2.75513897784136">
            <text:p>2.7551389778</text:p>
          </table:table-cell>
          <table:table-cell table:formula="of:=INT([.D261]/[.$B$1]*1024)" office:value-type="float" office:value="502">
            <text:p>502</text:p>
          </table:table-cell>
          <table:table-cell table:number-columns-repeated="10"/>
        </table:table-row>
        <table:table-row table:style-name="ro2">
          <table:table-cell table:formula="of:=[.A261]+[.$D$1]" office:value-type="float" office:value="42.5">
            <text:p>42.5</text:p>
          </table:table-cell>
          <table:table-cell table:formula="of:=[.$M$2]+[.$M$3]*[.A262]+[.$M$4]*[.A262]^2+[.$M$5]*[.A262]^3+[.$M$6]*[.A262]^4+[.$N$2]*[.A262]^5+[.$N$3]*[.A262]^6+[.$N$4]*[.A262]^7+[.$N$5]*[.A262]^8+[.$N$6]*[.A262]^9" office:value-type="float" office:value="24.3187857597649">
            <text:p>24.3187857598</text:p>
          </table:table-cell>
          <table:table-cell table:formula="of:=[.B262]/([.$B$2]+[.B262])*[.$B$1]" office:value-type="float" office:value="2.77091928171824">
            <text:p>2.7709192817</text:p>
          </table:table-cell>
          <table:table-cell table:formula="of:=[.$D$5]*[.C262]-[.$D$4]" office:value-type="float" office:value="2.74219534310934">
            <text:p>2.7421953431</text:p>
          </table:table-cell>
          <table:table-cell table:formula="of:=INT([.D262]/[.$B$1]*1024)" office:value-type="float" office:value="500">
            <text:p>500</text:p>
          </table:table-cell>
          <table:table-cell table:number-columns-repeated="10"/>
        </table:table-row>
        <table:table-row table:style-name="ro2">
          <table:table-cell table:formula="of:=[.A262]+[.$D$1]" office:value-type="float" office:value="42.75">
            <text:p>42.75</text:p>
          </table:table-cell>
          <table:table-cell table:formula="of:=[.$M$2]+[.$M$3]*[.A263]+[.$M$4]*[.A263]^2+[.$M$5]*[.A263]^3+[.$M$6]*[.A263]^4+[.$N$2]*[.A263]^5+[.$N$3]*[.A263]^6+[.$N$4]*[.A263]^7+[.$N$5]*[.A263]^8+[.$N$6]*[.A263]^9" office:value-type="float" office:value="24.1606797293925">
            <text:p>24.1606797294</text:p>
          </table:table-cell>
          <table:table-cell table:formula="of:=[.B263]/([.$B$2]+[.B263])*[.$B$1]" office:value-type="float" office:value="2.7617730509928">
            <text:p>2.761773051</text:p>
          </table:table-cell>
          <table:table-cell table:formula="of:=[.$D$5]*[.C263]-[.$D$4]" office:value-type="float" office:value="2.72924551400159">
            <text:p>2.729245514</text:p>
          </table:table-cell>
          <table:table-cell table:formula="of:=INT([.D263]/[.$B$1]*1024)" office:value-type="float" office:value="498">
            <text:p>498</text:p>
          </table:table-cell>
          <table:table-cell table:number-columns-repeated="10"/>
        </table:table-row>
        <table:table-row table:style-name="ro2">
          <table:table-cell table:formula="of:=[.A263]+[.$D$1]" office:value-type="float" office:value="43">
            <text:p>43</text:p>
          </table:table-cell>
          <table:table-cell table:formula="of:=[.$M$2]+[.$M$3]*[.A264]+[.$M$4]*[.A264]^2+[.$M$5]*[.A264]^3+[.$M$6]*[.A264]^4+[.$N$2]*[.A264]^5+[.$N$3]*[.A264]^6+[.$N$4]*[.A264]^7+[.$N$5]*[.A264]^8+[.$N$6]*[.A264]^9" office:value-type="float" office:value="24.003512854184">
            <text:p>24.0035128542</text:p>
          </table:table-cell>
          <table:table-cell table:formula="of:=[.B264]/([.$B$2]+[.B264])*[.$B$1]" office:value-type="float" office:value="2.75262255555964">
            <text:p>2.7526225556</text:p>
          </table:table-cell>
          <table:table-cell table:formula="of:=[.$D$5]*[.C264]-[.$D$4]" office:value-type="float" office:value="2.71628964664291">
            <text:p>2.7162896466</text:p>
          </table:table-cell>
          <table:table-cell table:formula="of:=INT([.D264]/[.$B$1]*1024)" office:value-type="float" office:value="495">
            <text:p>495</text:p>
          </table:table-cell>
          <table:table-cell table:number-columns-repeated="10"/>
        </table:table-row>
        <table:table-row table:style-name="ro2">
          <table:table-cell table:formula="of:=[.A264]+[.$D$1]" office:value-type="float" office:value="43.25">
            <text:p>43.25</text:p>
          </table:table-cell>
          <table:table-cell table:formula="of:=[.$M$2]+[.$M$3]*[.A265]+[.$M$4]*[.A265]^2+[.$M$5]*[.A265]^3+[.$M$6]*[.A265]^4+[.$N$2]*[.A265]^5+[.$N$3]*[.A265]^6+[.$N$4]*[.A265]^7+[.$N$5]*[.A265]^8+[.$N$6]*[.A265]^9" office:value-type="float" office:value="23.8472787935329">
            <text:p>23.8472787935</text:p>
          </table:table-cell>
          <table:table-cell table:formula="of:=[.B265]/([.$B$2]+[.B265])*[.$B$1]" office:value-type="float" office:value="2.7434679101511">
            <text:p>2.7434679102</text:p>
          </table:table-cell>
          <table:table-cell table:formula="of:=[.$D$5]*[.C265]-[.$D$4]" office:value-type="float" office:value="2.70332790347883">
            <text:p>2.7033279035</text:p>
          </table:table-cell>
          <table:table-cell table:formula="of:=INT([.D265]/[.$B$1]*1024)" office:value-type="float" office:value="493">
            <text:p>493</text:p>
          </table:table-cell>
          <table:table-cell table:number-columns-repeated="10"/>
        </table:table-row>
        <table:table-row table:style-name="ro2">
          <table:table-cell table:formula="of:=[.A265]+[.$D$1]" office:value-type="float" office:value="43.5">
            <text:p>43.5</text:p>
          </table:table-cell>
          <table:table-cell table:formula="of:=[.$M$2]+[.$M$3]*[.A266]+[.$M$4]*[.A266]^2+[.$M$5]*[.A266]^3+[.$M$6]*[.A266]^4+[.$N$2]*[.A266]^5+[.$N$3]*[.A266]^6+[.$N$4]*[.A266]^7+[.$N$5]*[.A266]^8+[.$N$6]*[.A266]^9" office:value-type="float" office:value="23.6919713305009">
            <text:p>23.6919713305</text:p>
          </table:table-cell>
          <table:table-cell table:formula="of:=[.B266]/([.$B$2]+[.B266])*[.$B$1]" office:value-type="float" office:value="2.73430923399753">
            <text:p>2.734309234</text:p>
          </table:table-cell>
          <table:table-cell table:formula="of:=[.$D$5]*[.C266]-[.$D$4]" office:value-type="float" office:value="2.69036045332343">
            <text:p>2.6903604533</text:p>
          </table:table-cell>
          <table:table-cell table:formula="of:=INT([.D266]/[.$B$1]*1024)" office:value-type="float" office:value="491">
            <text:p>491</text:p>
          </table:table-cell>
          <table:table-cell table:number-columns-repeated="10"/>
        </table:table-row>
        <table:table-row table:style-name="ro2">
          <table:table-cell table:formula="of:=[.A266]+[.$D$1]" office:value-type="float" office:value="43.75">
            <text:p>43.75</text:p>
          </table:table-cell>
          <table:table-cell table:formula="of:=[.$M$2]+[.$M$3]*[.A267]+[.$M$4]*[.A267]^2+[.$M$5]*[.A267]^3+[.$M$6]*[.A267]^4+[.$N$2]*[.A267]^5+[.$N$3]*[.A267]^6+[.$N$4]*[.A267]^7+[.$N$5]*[.A267]^8+[.$N$6]*[.A267]^9" office:value-type="float" office:value="23.5375843696432">
            <text:p>23.5375843696</text:p>
          </table:table-cell>
          <table:table-cell table:formula="of:=[.B267]/([.$B$2]+[.B267])*[.$B$1]" office:value-type="float" office:value="2.72514665085901">
            <text:p>2.7251466509</text:p>
          </table:table-cell>
          <table:table-cell table:formula="of:=[.$D$5]*[.C267]-[.$D$4]" office:value-type="float" office:value="2.67738747140429">
            <text:p>2.6773874714</text:p>
          </table:table-cell>
          <table:table-cell table:formula="of:=INT([.D267]/[.$B$1]*1024)" office:value-type="float" office:value="488">
            <text:p>488</text:p>
          </table:table-cell>
          <table:table-cell table:number-columns-repeated="10"/>
        </table:table-row>
        <table:table-row table:style-name="ro2">
          <table:table-cell table:formula="of:=[.A267]+[.$D$1]" office:value-type="float" office:value="44">
            <text:p>44</text:p>
          </table:table-cell>
          <table:table-cell table:formula="of:=[.$M$2]+[.$M$3]*[.A268]+[.$M$4]*[.A268]^2+[.$M$5]*[.A268]^3+[.$M$6]*[.A268]^4+[.$N$2]*[.A268]^5+[.$N$3]*[.A268]^6+[.$N$4]*[.A268]^7+[.$N$5]*[.A268]^8+[.$N$6]*[.A268]^9" office:value-type="float" office:value="23.384111934845">
            <text:p>23.3841119348</text:p>
          </table:table-cell>
          <table:table-cell table:formula="of:=[.B268]/([.$B$2]+[.B268])*[.$B$1]" office:value-type="float" office:value="2.71598028905504">
            <text:p>2.7159802891</text:p>
          </table:table-cell>
          <table:table-cell table:formula="of:=[.$D$5]*[.C268]-[.$D$4]" office:value-type="float" office:value="2.66440913940453">
            <text:p>2.6644091394</text:p>
          </table:table-cell>
          <table:table-cell table:formula="of:=INT([.D268]/[.$B$1]*1024)" office:value-type="float" office:value="486">
            <text:p>486</text:p>
          </table:table-cell>
          <table:table-cell table:number-columns-repeated="10"/>
        </table:table-row>
        <table:table-row table:style-name="ro2">
          <table:table-cell table:formula="of:=[.A268]+[.$D$1]" office:value-type="float" office:value="44.25">
            <text:p>44.25</text:p>
          </table:table-cell>
          <table:table-cell table:formula="of:=[.$M$2]+[.$M$3]*[.A269]+[.$M$4]*[.A269]^2+[.$M$5]*[.A269]^3+[.$M$6]*[.A269]^4+[.$N$2]*[.A269]^5+[.$N$3]*[.A269]^6+[.$N$4]*[.A269]^7+[.$N$5]*[.A269]^8+[.$N$6]*[.A269]^9" office:value-type="float" office:value="23.2315481671681">
            <text:p>23.2315481672</text:p>
          </table:table-cell>
          <table:table-cell table:formula="of:=[.B269]/([.$B$2]+[.B269])*[.$B$1]" office:value-type="float" office:value="2.7068102814922">
            <text:p>2.7068102815</text:p>
          </table:table-cell>
          <table:table-cell table:formula="of:=[.$D$5]*[.C269]-[.$D$4]" office:value-type="float" office:value="2.65142564550193">
            <text:p>2.6514256455</text:p>
          </table:table-cell>
          <table:table-cell table:formula="of:=INT([.D269]/[.$B$1]*1024)" office:value-type="float" office:value="483">
            <text:p>483</text:p>
          </table:table-cell>
          <table:table-cell table:number-columns-repeated="10"/>
        </table:table-row>
        <table:table-row table:style-name="ro2">
          <table:table-cell table:formula="of:=[.A269]+[.$D$1]" office:value-type="float" office:value="44.5">
            <text:p>44.5</text:p>
          </table:table-cell>
          <table:table-cell table:formula="of:=[.$M$2]+[.$M$3]*[.A270]+[.$M$4]*[.A270]^2+[.$M$5]*[.A270]^3+[.$M$6]*[.A270]^4+[.$N$2]*[.A270]^5+[.$N$3]*[.A270]^6+[.$N$4]*[.A270]^7+[.$N$5]*[.A270]^8+[.$N$6]*[.A270]^9" office:value-type="float" office:value="23.0798873227103">
            <text:p>23.0798873227</text:p>
          </table:table-cell>
          <table:table-cell table:formula="of:=[.B270]/([.$B$2]+[.B270])*[.$B$1]" office:value-type="float" office:value="2.69763676568961">
            <text:p>2.6976367657</text:p>
          </table:table-cell>
          <table:table-cell table:formula="of:=[.$D$5]*[.C270]-[.$D$4]" office:value-type="float" office:value="2.63843718440501">
            <text:p>2.6384371844</text:p>
          </table:table-cell>
          <table:table-cell table:formula="of:=INT([.D270]/[.$B$1]*1024)" office:value-type="float" office:value="481">
            <text:p>481</text:p>
          </table:table-cell>
          <table:table-cell table:number-columns-repeated="10"/>
        </table:table-row>
        <table:table-row table:style-name="ro2">
          <table:table-cell table:formula="of:=[.A270]+[.$D$1]" office:value-type="float" office:value="44.75">
            <text:p>44.75</text:p>
          </table:table-cell>
          <table:table-cell table:formula="of:=[.$M$2]+[.$M$3]*[.A271]+[.$M$4]*[.A271]^2+[.$M$5]*[.A271]^3+[.$M$6]*[.A271]^4+[.$N$2]*[.A271]^5+[.$N$3]*[.A271]^6+[.$N$4]*[.A271]^7+[.$N$5]*[.A271]^8+[.$N$6]*[.A271]^9" office:value-type="float" office:value="22.9291237704748">
            <text:p>22.9291237705</text:p>
          </table:table-cell>
          <table:table-cell table:formula="of:=[.B271]/([.$B$2]+[.B271])*[.$B$1]" office:value-type="float" office:value="2.68845988380235">
            <text:p>2.6884598838</text:p>
          </table:table-cell>
          <table:table-cell table:formula="of:=[.$D$5]*[.C271]-[.$D$4]" office:value-type="float" office:value="2.62544395738621">
            <text:p>2.6254439574</text:p>
          </table:table-cell>
          <table:table-cell table:formula="of:=INT([.D271]/[.$B$1]*1024)" office:value-type="float" office:value="479">
            <text:p>479</text:p>
          </table:table-cell>
          <table:table-cell table:number-columns-repeated="10"/>
        </table:table-row>
        <table:table-row table:style-name="ro2">
          <table:table-cell table:formula="of:=[.A271]+[.$D$1]" office:value-type="float" office:value="45">
            <text:p>45</text:p>
          </table:table-cell>
          <table:table-cell table:formula="of:=[.$M$2]+[.$M$3]*[.A272]+[.$M$4]*[.A272]^2+[.$M$5]*[.A272]^3+[.$M$6]*[.A272]^4+[.$N$2]*[.A272]^5+[.$N$3]*[.A272]^6+[.$N$4]*[.A272]^7+[.$N$5]*[.A272]^8+[.$N$6]*[.A272]^9" office:value-type="float" office:value="22.7792519902528">
            <text:p>22.7792519903</text:p>
          </table:table-cell>
          <table:table-cell table:formula="of:=[.B272]/([.$B$2]+[.B272])*[.$B$1]" office:value-type="float" office:value="2.67927978264275">
            <text:p>2.6792797826</text:p>
          </table:table-cell>
          <table:table-cell table:formula="of:=[.$D$5]*[.C272]-[.$D$4]" office:value-type="float" office:value="2.61244617231196">
            <text:p>2.6124461723</text:p>
          </table:table-cell>
          <table:table-cell table:formula="of:=INT([.D272]/[.$B$1]*1024)" office:value-type="float" office:value="476">
            <text:p>476</text:p>
          </table:table-cell>
          <table:table-cell table:number-columns-repeated="10"/>
        </table:table-row>
        <table:table-row table:style-name="ro2">
          <table:table-cell table:formula="of:=[.A272]+[.$D$1]" office:value-type="float" office:value="45.25">
            <text:p>45.25</text:p>
          </table:table-cell>
          <table:table-cell table:formula="of:=[.$M$2]+[.$M$3]*[.A273]+[.$M$4]*[.A273]^2+[.$M$5]*[.A273]^3+[.$M$6]*[.A273]^4+[.$N$2]*[.A273]^5+[.$N$3]*[.A273]^6+[.$N$4]*[.A273]^7+[.$N$5]*[.A273]^8+[.$N$6]*[.A273]^9" office:value-type="float" office:value="22.6302665705167">
            <text:p>22.6302665705</text:p>
          </table:table-cell>
          <table:table-cell table:formula="of:=[.B273]/([.$B$2]+[.B273])*[.$B$1]" office:value-type="float" office:value="2.67009661369939">
            <text:p>2.6700966137</text:p>
          </table:table-cell>
          <table:table-cell table:formula="of:=[.$D$5]*[.C273]-[.$D$4]" office:value-type="float" office:value="2.59944404366969">
            <text:p>2.5994440437</text:p>
          </table:table-cell>
          <table:table-cell table:formula="of:=INT([.D273]/[.$B$1]*1024)" office:value-type="float" office:value="474">
            <text:p>474</text:p>
          </table:table-cell>
          <table:table-cell table:number-columns-repeated="10"/>
        </table:table-row>
        <table:table-row table:style-name="ro2">
          <table:table-cell table:formula="of:=[.A273]+[.$D$1]" office:value-type="float" office:value="45.5">
            <text:p>45.5</text:p>
          </table:table-cell>
          <table:table-cell table:formula="of:=[.$M$2]+[.$M$3]*[.A274]+[.$M$4]*[.A274]^2+[.$M$5]*[.A274]^3+[.$M$6]*[.A274]^4+[.$N$2]*[.A274]^5+[.$N$3]*[.A274]^6+[.$N$4]*[.A274]^7+[.$N$5]*[.A274]^8+[.$N$6]*[.A274]^9" office:value-type="float" office:value="22.4821622063273">
            <text:p>22.4821622063</text:p>
          </table:table-cell>
          <table:table-cell table:formula="of:=[.B274]/([.$B$2]+[.B274])*[.$B$1]" office:value-type="float" office:value="2.6609105331541">
            <text:p>2.6609105332</text:p>
          </table:table-cell>
          <table:table-cell table:formula="of:=[.$D$5]*[.C274]-[.$D$4]" office:value-type="float" office:value="2.5864377925918">
            <text:p>2.5864377926</text:p>
          </table:table-cell>
          <table:table-cell table:formula="of:=INT([.D274]/[.$B$1]*1024)" office:value-type="float" office:value="472">
            <text:p>472</text:p>
          </table:table-cell>
          <table:table-cell table:number-columns-repeated="10"/>
        </table:table-row>
        <table:table-row table:style-name="ro2">
          <table:table-cell table:formula="of:=[.A274]+[.$D$1]" office:value-type="float" office:value="45.75">
            <text:p>45.75</text:p>
          </table:table-cell>
          <table:table-cell table:formula="of:=[.$M$2]+[.$M$3]*[.A275]+[.$M$4]*[.A275]^2+[.$M$5]*[.A275]^3+[.$M$6]*[.A275]^4+[.$N$2]*[.A275]^5+[.$N$3]*[.A275]^6+[.$N$4]*[.A275]^7+[.$N$5]*[.A275]^8+[.$N$6]*[.A275]^9" office:value-type="float" office:value="22.3349336972517">
            <text:p>22.3349336973</text:p>
          </table:table-cell>
          <table:table-cell table:formula="of:=[.B275]/([.$B$2]+[.B275])*[.$B$1]" office:value-type="float" office:value="2.65172170189661">
            <text:p>2.6517217019</text:p>
          </table:table-cell>
          <table:table-cell table:formula="of:=[.$D$5]*[.C275]-[.$D$4]" office:value-type="float" office:value="2.57342764687641">
            <text:p>2.5734276469</text:p>
          </table:table-cell>
          <table:table-cell table:formula="of:=INT([.D275]/[.$B$1]*1024)" office:value-type="float" office:value="469">
            <text:p>469</text:p>
          </table:table-cell>
          <table:table-cell table:number-columns-repeated="10"/>
        </table:table-row>
        <table:table-row table:style-name="ro2">
          <table:table-cell table:formula="of:=[.A275]+[.$D$1]" office:value-type="float" office:value="46">
            <text:p>46</text:p>
          </table:table-cell>
          <table:table-cell table:formula="of:=[.$M$2]+[.$M$3]*[.A276]+[.$M$4]*[.A276]^2+[.$M$5]*[.A276]^3+[.$M$6]*[.A276]^4+[.$N$2]*[.A276]^5+[.$N$3]*[.A276]^6+[.$N$4]*[.A276]^7+[.$N$5]*[.A276]^8+[.$N$6]*[.A276]^9" office:value-type="float" office:value="22.1885759452952">
            <text:p>22.1885759453</text:p>
          </table:table-cell>
          <table:table-cell table:formula="of:=[.B276]/([.$B$2]+[.B276])*[.$B$1]" office:value-type="float" office:value="2.64253028553701">
            <text:p>2.6425302855</text:p>
          </table:table-cell>
          <table:table-cell table:formula="of:=[.$D$5]*[.C276]-[.$D$4]" office:value-type="float" office:value="2.56041384100511">
            <text:p>2.560413841</text:p>
          </table:table-cell>
          <table:table-cell table:formula="of:=INT([.D276]/[.$B$1]*1024)" office:value-type="float" office:value="467">
            <text:p>467</text:p>
          </table:table-cell>
          <table:table-cell table:number-columns-repeated="10"/>
        </table:table-row>
        <table:table-row table:style-name="ro2">
          <table:table-cell table:formula="of:=[.A276]+[.$D$1]" office:value-type="float" office:value="46.25">
            <text:p>46.25</text:p>
          </table:table-cell>
          <table:table-cell table:formula="of:=[.$M$2]+[.$M$3]*[.A277]+[.$M$4]*[.A277]^2+[.$M$5]*[.A277]^3+[.$M$6]*[.A277]^4+[.$N$2]*[.A277]^5+[.$N$3]*[.A277]^6+[.$N$4]*[.A277]^7+[.$N$5]*[.A277]^8+[.$N$6]*[.A277]^9" office:value-type="float" office:value="22.0430839528457">
            <text:p>22.0430839528</text:p>
          </table:table-cell>
          <table:table-cell table:formula="of:=[.B277]/([.$B$2]+[.B277])*[.$B$1]" office:value-type="float" office:value="2.633336454416">
            <text:p>2.6333364544</text:p>
          </table:table-cell>
          <table:table-cell table:formula="of:=[.$D$5]*[.C277]-[.$D$4]" office:value-type="float" office:value="2.54739661615736">
            <text:p>2.5473966162</text:p>
          </table:table-cell>
          <table:table-cell table:formula="of:=INT([.D277]/[.$B$1]*1024)" office:value-type="float" office:value="464">
            <text:p>464</text:p>
          </table:table-cell>
          <table:table-cell table:number-columns-repeated="10"/>
        </table:table-row>
        <table:table-row table:style-name="ro2">
          <table:table-cell table:formula="of:=[.A277]+[.$D$1]" office:value-type="float" office:value="46.5">
            <text:p>46.5</text:p>
          </table:table-cell>
          <table:table-cell table:formula="of:=[.$M$2]+[.$M$3]*[.A278]+[.$M$4]*[.A278]^2+[.$M$5]*[.A278]^3+[.$M$6]*[.A278]^4+[.$N$2]*[.A278]^5+[.$N$3]*[.A278]^6+[.$N$4]*[.A278]^7+[.$N$5]*[.A278]^8+[.$N$6]*[.A278]^9" office:value-type="float" office:value="21.8984528206313">
            <text:p>21.8984528206</text:p>
          </table:table-cell>
          <table:table-cell table:formula="of:=[.B278]/([.$B$2]+[.B278])*[.$B$1]" office:value-type="float" office:value="2.62414038361287">
            <text:p>2.6241403836</text:p>
          </table:table-cell>
          <table:table-cell table:formula="of:=[.$D$5]*[.C278]-[.$D$4]" office:value-type="float" office:value="2.53437622022179">
            <text:p>2.5343762202</text:p>
          </table:table-cell>
          <table:table-cell table:formula="of:=INT([.D278]/[.$B$1]*1024)" office:value-type="float" office:value="462">
            <text:p>462</text:p>
          </table:table-cell>
          <table:table-cell table:number-columns-repeated="10"/>
        </table:table-row>
        <table:table-row table:style-name="ro2">
          <table:table-cell table:formula="of:=[.A278]+[.$D$1]" office:value-type="float" office:value="46.75">
            <text:p>46.75</text:p>
          </table:table-cell>
          <table:table-cell table:formula="of:=[.$M$2]+[.$M$3]*[.A279]+[.$M$4]*[.A279]^2+[.$M$5]*[.A279]^3+[.$M$6]*[.A279]^4+[.$N$2]*[.A279]^5+[.$N$3]*[.A279]^6+[.$N$4]*[.A279]^7+[.$N$5]*[.A279]^8+[.$N$6]*[.A279]^9" office:value-type="float" office:value="21.7546777456909">
            <text:p>21.7546777457</text:p>
          </table:table-cell>
          <table:table-cell table:formula="of:=[.B279]/([.$B$2]+[.B279])*[.$B$1]" office:value-type="float" office:value="2.61494225295113">
            <text:p>2.614942253</text:p>
          </table:table-cell>
          <table:table-cell table:formula="of:=[.$D$5]*[.C279]-[.$D$4]" office:value-type="float" office:value="2.52135290780425">
            <text:p>2.5213529078</text:p>
          </table:table-cell>
          <table:table-cell table:formula="of:=INT([.D279]/[.$B$1]*1024)" office:value-type="float" office:value="460">
            <text:p>460</text:p>
          </table:table-cell>
          <table:table-cell table:number-columns-repeated="10"/>
        </table:table-row>
        <table:table-row table:style-name="ro2">
          <table:table-cell table:formula="of:=[.A279]+[.$D$1]" office:value-type="float" office:value="47">
            <text:p>47</text:p>
          </table:table-cell>
          <table:table-cell table:formula="of:=[.$M$2]+[.$M$3]*[.A280]+[.$M$4]*[.A280]^2+[.$M$5]*[.A280]^3+[.$M$6]*[.A280]^4+[.$N$2]*[.A280]^5+[.$N$3]*[.A280]^6+[.$N$4]*[.A280]^7+[.$N$5]*[.A280]^8+[.$N$6]*[.A280]^9" office:value-type="float" office:value="21.6117540193592">
            <text:p>21.6117540194</text:p>
          </table:table-cell>
          <table:table-cell table:formula="of:=[.B280]/([.$B$2]+[.B280])*[.$B$1]" office:value-type="float" office:value="2.60574224700193">
            <text:p>2.605742247</text:p>
          </table:table-cell>
          <table:table-cell table:formula="of:=[.$D$5]*[.C280]-[.$D$4]" office:value-type="float" office:value="2.5083269402326">
            <text:p>2.5083269402</text:p>
          </table:table-cell>
          <table:table-cell table:formula="of:=INT([.D280]/[.$B$1]*1024)" office:value-type="float" office:value="457">
            <text:p>457</text:p>
          </table:table-cell>
          <table:table-cell table:number-columns-repeated="10"/>
        </table:table-row>
        <table:table-row table:style-name="ro2">
          <table:table-cell table:formula="of:=[.A280]+[.$D$1]" office:value-type="float" office:value="47.25">
            <text:p>47.25</text:p>
          </table:table-cell>
          <table:table-cell table:formula="of:=[.$M$2]+[.$M$3]*[.A281]+[.$M$4]*[.A281]^2+[.$M$5]*[.A281]^3+[.$M$6]*[.A281]^4+[.$N$2]*[.A281]^5+[.$N$3]*[.A281]^6+[.$N$4]*[.A281]^7+[.$N$5]*[.A281]^8+[.$N$6]*[.A281]^9" office:value-type="float" office:value="21.4696770252646">
            <text:p>21.4696770253</text:p>
          </table:table-cell>
          <table:table-cell table:formula="of:=[.B281]/([.$B$2]+[.B281])*[.$B$1]" office:value-type="float" office:value="2.59654055508511">
            <text:p>2.5965405551</text:p>
          </table:table-cell>
          <table:table-cell table:formula="of:=[.$D$5]*[.C281]-[.$D$4]" office:value-type="float" office:value="2.4952985855582">
            <text:p>2.4952985856</text:p>
          </table:table-cell>
          <table:table-cell table:formula="of:=INT([.D281]/[.$B$1]*1024)" office:value-type="float" office:value="455">
            <text:p>455</text:p>
          </table:table-cell>
          <table:table-cell table:number-columns-repeated="10"/>
        </table:table-row>
        <table:table-row table:style-name="ro2">
          <table:table-cell table:formula="of:=[.A281]+[.$D$1]" office:value-type="float" office:value="47.5">
            <text:p>47.5</text:p>
          </table:table-cell>
          <table:table-cell table:formula="of:=[.$M$2]+[.$M$3]*[.A282]+[.$M$4]*[.A282]^2+[.$M$5]*[.A282]^3+[.$M$6]*[.A282]^4+[.$N$2]*[.A282]^5+[.$N$3]*[.A282]^6+[.$N$4]*[.A282]^7+[.$N$5]*[.A282]^8+[.$N$6]*[.A282]^9" office:value-type="float" office:value="21.3284422373416">
            <text:p>21.3284422373</text:p>
          </table:table-cell>
          <table:table-cell table:formula="of:=[.B282]/([.$B$2]+[.B282])*[.$B$1]" office:value-type="float" office:value="2.58733737126793">
            <text:p>2.5873373713</text:p>
          </table:table-cell>
          <table:table-cell table:formula="of:=[.$D$5]*[.C282]-[.$D$4]" office:value-type="float" office:value="2.48226811855411">
            <text:p>2.4822681186</text:p>
          </table:table-cell>
          <table:table-cell table:formula="of:=INT([.D282]/[.$B$1]*1024)" office:value-type="float" office:value="453">
            <text:p>453</text:p>
          </table:table-cell>
          <table:table-cell table:number-columns-repeated="10"/>
        </table:table-row>
        <table:table-row table:style-name="ro2">
          <table:table-cell table:formula="of:=[.A282]+[.$D$1]" office:value-type="float" office:value="47.75">
            <text:p>47.75</text:p>
          </table:table-cell>
          <table:table-cell table:formula="of:=[.$M$2]+[.$M$3]*[.A283]+[.$M$4]*[.A283]^2+[.$M$5]*[.A283]^3+[.$M$6]*[.A283]^4+[.$N$2]*[.A283]^5+[.$N$3]*[.A283]^6+[.$N$4]*[.A283]^7+[.$N$5]*[.A283]^8+[.$N$6]*[.A283]^9" office:value-type="float" office:value="21.1880452178572">
            <text:p>21.1880452179</text:p>
          </table:table-cell>
          <table:table-cell table:formula="of:=[.B283]/([.$B$2]+[.B283])*[.$B$1]" office:value-type="float" office:value="2.57813289436143">
            <text:p>2.5781328944</text:p>
          </table:table-cell>
          <table:table-cell table:formula="of:=[.$D$5]*[.C283]-[.$D$4]" office:value-type="float" office:value="2.46923582070995">
            <text:p>2.4692358207</text:p>
          </table:table-cell>
          <table:table-cell table:formula="of:=INT([.D283]/[.$B$1]*1024)" office:value-type="float" office:value="450">
            <text:p>450</text:p>
          </table:table-cell>
          <table:table-cell table:number-columns-repeated="10"/>
        </table:table-row>
        <table:table-row table:style-name="ro2">
          <table:table-cell table:formula="of:=[.A283]+[.$D$1]" office:value-type="float" office:value="48">
            <text:p>48</text:p>
          </table:table-cell>
          <table:table-cell table:formula="of:=[.$M$2]+[.$M$3]*[.A284]+[.$M$4]*[.A284]^2+[.$M$5]*[.A284]^3+[.$M$6]*[.A284]^4+[.$N$2]*[.A284]^5+[.$N$3]*[.A284]^6+[.$N$4]*[.A284]^7+[.$N$5]*[.A284]^8+[.$N$6]*[.A284]^9" office:value-type="float" office:value="21.0484816154518">
            <text:p>21.0484816155</text:p>
          </table:table-cell>
          <table:table-cell table:formula="of:=[.B284]/([.$B$2]+[.B284])*[.$B$1]" office:value-type="float" office:value="2.56892732791448">
            <text:p>2.5689273279</text:p>
          </table:table-cell>
          <table:table-cell table:formula="of:=[.$D$5]*[.C284]-[.$D$4]" office:value-type="float" office:value="2.45620198022345">
            <text:p>2.4562019802</text:p>
          </table:table-cell>
          <table:table-cell table:formula="of:=INT([.D284]/[.$B$1]*1024)" office:value-type="float" office:value="448">
            <text:p>448</text:p>
          </table:table-cell>
          <table:table-cell table:number-columns-repeated="10"/>
        </table:table-row>
        <table:table-row table:style-name="ro2">
          <table:table-cell table:formula="of:=[.A284]+[.$D$1]" office:value-type="float" office:value="48.25">
            <text:p>48.25</text:p>
          </table:table-cell>
          <table:table-cell table:formula="of:=[.$M$2]+[.$M$3]*[.A285]+[.$M$4]*[.A285]^2+[.$M$5]*[.A285]^3+[.$M$6]*[.A285]^4+[.$N$2]*[.A285]^5+[.$N$3]*[.A285]^6+[.$N$4]*[.A285]^7+[.$N$5]*[.A285]^8+[.$N$6]*[.A285]^9" office:value-type="float" office:value="20.9097471631943">
            <text:p>20.9097471632</text:p>
          </table:table-cell>
          <table:table-cell table:formula="of:=[.B285]/([.$B$2]+[.B285])*[.$B$1]" office:value-type="float" office:value="2.55972088020536">
            <text:p>2.5597208802</text:p>
          </table:table-cell>
          <table:table-cell table:formula="of:=[.$D$5]*[.C285]-[.$D$4]" office:value-type="float" office:value="2.44316689198858">
            <text:p>2.443166892</text:p>
          </table:table-cell>
          <table:table-cell table:formula="of:=INT([.D285]/[.$B$1]*1024)" office:value-type="float" office:value="445">
            <text:p>445</text:p>
          </table:table-cell>
          <table:table-cell table:number-columns-repeated="10"/>
        </table:table-row>
        <table:table-row table:style-name="ro2">
          <table:table-cell table:formula="of:=[.A285]+[.$D$1]" office:value-type="float" office:value="48.5">
            <text:p>48.5</text:p>
          </table:table-cell>
          <table:table-cell table:formula="of:=[.$M$2]+[.$M$3]*[.A286]+[.$M$4]*[.A286]^2+[.$M$5]*[.A286]^3+[.$M$6]*[.A286]^4+[.$N$2]*[.A286]^5+[.$N$3]*[.A286]^6+[.$N$4]*[.A286]^7+[.$N$5]*[.A286]^8+[.$N$6]*[.A286]^9" office:value-type="float" office:value="20.771837676652">
            <text:p>20.7718376767</text:p>
          </table:table-cell>
          <table:table-cell table:formula="of:=[.B286]/([.$B$2]+[.B286])*[.$B$1]" office:value-type="float" office:value="2.55051376423102">
            <text:p>2.5505137642</text:p>
          </table:table-cell>
          <table:table-cell table:formula="of:=[.$D$5]*[.C286]-[.$D$4]" office:value-type="float" office:value="2.43013085758031">
            <text:p>2.4301308576</text:p>
          </table:table-cell>
          <table:table-cell table:formula="of:=INT([.D286]/[.$B$1]*1024)" office:value-type="float" office:value="443">
            <text:p>443</text:p>
          </table:table-cell>
          <table:table-cell table:number-columns-repeated="10"/>
        </table:table-row>
        <table:table-row table:style-name="ro2">
          <table:table-cell table:formula="of:=[.A286]+[.$D$1]" office:value-type="float" office:value="48.75">
            <text:p>48.75</text:p>
          </table:table-cell>
          <table:table-cell table:formula="of:=[.$M$2]+[.$M$3]*[.A287]+[.$M$4]*[.A287]^2+[.$M$5]*[.A287]^3+[.$M$6]*[.A287]^4+[.$N$2]*[.A287]^5+[.$N$3]*[.A287]^6+[.$N$4]*[.A287]^7+[.$N$5]*[.A287]^8+[.$N$6]*[.A287]^9" office:value-type="float" office:value="20.6347490519761">
            <text:p>20.634749052</text:p>
          </table:table-cell>
          <table:table-cell table:formula="of:=[.B287]/([.$B$2]+[.B287])*[.$B$1]" office:value-type="float" office:value="2.54130619769394">
            <text:p>2.5413061977</text:p>
          </table:table-cell>
          <table:table-cell table:formula="of:=[.$D$5]*[.C287]-[.$D$4]" office:value-type="float" office:value="2.41709418523595">
            <text:p>2.4170941852</text:p>
          </table:table-cell>
          <table:table-cell table:formula="of:=INT([.D287]/[.$B$1]*1024)" office:value-type="float" office:value="441">
            <text:p>441</text:p>
          </table:table-cell>
          <table:table-cell table:number-columns-repeated="10"/>
        </table:table-row>
        <table:table-row table:style-name="ro2">
          <table:table-cell table:formula="of:=[.A287]+[.$D$1]" office:value-type="float" office:value="49">
            <text:p>49</text:p>
          </table:table-cell>
          <table:table-cell table:formula="of:=[.$M$2]+[.$M$3]*[.A288]+[.$M$4]*[.A288]^2+[.$M$5]*[.A288]^3+[.$M$6]*[.A288]^4+[.$N$2]*[.A288]^5+[.$N$3]*[.A288]^6+[.$N$4]*[.A288]^7+[.$N$5]*[.A288]^8+[.$N$6]*[.A288]^9" office:value-type="float" office:value="20.4984772640008">
            <text:p>20.498477264</text:p>
          </table:table-cell>
          <table:table-cell table:formula="of:=[.B288]/([.$B$2]+[.B288])*[.$B$1]" office:value-type="float" office:value="2.53209840298647">
            <text:p>2.532098403</text:p>
          </table:table-cell>
          <table:table-cell table:formula="of:=[.$D$5]*[.C288]-[.$D$4]" office:value-type="float" office:value="2.4040571898331">
            <text:p>2.4040571898</text:p>
          </table:table-cell>
          <table:table-cell table:formula="of:=INT([.D288]/[.$B$1]*1024)" office:value-type="float" office:value="438">
            <text:p>438</text:p>
          </table:table-cell>
          <table:table-cell table:number-columns-repeated="10"/>
        </table:table-row>
        <table:table-row table:style-name="ro2">
          <table:table-cell table:formula="of:=[.A288]+[.$D$1]" office:value-type="float" office:value="49.25">
            <text:p>49.25</text:p>
          </table:table-cell>
          <table:table-cell table:formula="of:=[.$M$2]+[.$M$3]*[.A289]+[.$M$4]*[.A289]^2+[.$M$5]*[.A289]^3+[.$M$6]*[.A289]^4+[.$N$2]*[.A289]^5+[.$N$3]*[.A289]^6+[.$N$4]*[.A289]^7+[.$N$5]*[.A289]^8+[.$N$6]*[.A289]^9" office:value-type="float" office:value="20.3630183643596">
            <text:p>20.3630183644</text:p>
          </table:table-cell>
          <table:table-cell table:formula="of:=[.B289]/([.$B$2]+[.B289])*[.$B$1]" office:value-type="float" office:value="2.52289060717286">
            <text:p>2.5228906072</text:p>
          </table:table-cell>
          <table:table-cell table:formula="of:=[.$D$5]*[.C289]-[.$D$4]" office:value-type="float" office:value="2.39102019286411">
            <text:p>2.3910201929</text:p>
          </table:table-cell>
          <table:table-cell table:formula="of:=INT([.D289]/[.$B$1]*1024)" office:value-type="float" office:value="436">
            <text:p>436</text:p>
          </table:table-cell>
          <table:table-cell table:number-columns-repeated="10"/>
        </table:table-row>
        <table:table-row table:style-name="ro2">
          <table:table-cell table:formula="of:=[.A289]+[.$D$1]" office:value-type="float" office:value="49.5">
            <text:p>49.5</text:p>
          </table:table-cell>
          <table:table-cell table:formula="of:=[.$M$2]+[.$M$3]*[.A290]+[.$M$4]*[.A290]^2+[.$M$5]*[.A290]^3+[.$M$6]*[.A290]^4+[.$N$2]*[.A290]^5+[.$N$3]*[.A290]^6+[.$N$4]*[.A290]^7+[.$N$5]*[.A290]^8+[.$N$6]*[.A290]^9" office:value-type="float" office:value="20.2283684796147">
            <text:p>20.2283684796</text:p>
          </table:table-cell>
          <table:table-cell table:formula="of:=[.B290]/([.$B$2]+[.B290])*[.$B$1]" office:value-type="float" office:value="2.51368304196876">
            <text:p>2.513683042</text:p>
          </table:table-cell>
          <table:table-cell table:formula="of:=[.$D$5]*[.C290]-[.$D$4]" office:value-type="float" office:value="2.37798352240708">
            <text:p>2.3779835224</text:p>
          </table:table-cell>
          <table:table-cell table:formula="of:=INT([.D290]/[.$B$1]*1024)" office:value-type="float" office:value="434">
            <text:p>434</text:p>
          </table:table-cell>
          <table:table-cell table:number-columns-repeated="10"/>
        </table:table-row>
        <table:table-row table:style-name="ro2">
          <table:table-cell table:formula="of:=[.A290]+[.$D$1]" office:value-type="float" office:value="49.75">
            <text:p>49.75</text:p>
          </table:table-cell>
          <table:table-cell table:formula="of:=[.$M$2]+[.$M$3]*[.A291]+[.$M$4]*[.A291]^2+[.$M$5]*[.A291]^3+[.$M$6]*[.A291]^4+[.$N$2]*[.A291]^5+[.$N$3]*[.A291]^6+[.$N$4]*[.A291]^7+[.$N$5]*[.A291]^8+[.$N$6]*[.A291]^9" office:value-type="float" office:value="20.0945238094041">
            <text:p>20.0945238094</text:p>
          </table:table-cell>
          <table:table-cell table:formula="of:=[.B291]/([.$B$2]+[.B291])*[.$B$1]" office:value-type="float" office:value="2.50447594371832">
            <text:p>2.5044759437</text:p>
          </table:table-cell>
          <table:table-cell table:formula="of:=[.$D$5]*[.C291]-[.$D$4]" office:value-type="float" office:value="2.36494751309346">
            <text:p>2.3649475131</text:p>
          </table:table-cell>
          <table:table-cell table:formula="of:=INT([.D291]/[.$B$1]*1024)" office:value-type="float" office:value="431">
            <text:p>431</text:p>
          </table:table-cell>
          <table:table-cell table:number-columns-repeated="10"/>
        </table:table-row>
        <table:table-row table:style-name="ro2">
          <table:table-cell table:formula="of:=[.A291]+[.$D$1]" office:value-type="float" office:value="50">
            <text:p>50</text:p>
          </table:table-cell>
          <table:table-cell table:formula="of:=[.$M$2]+[.$M$3]*[.A292]+[.$M$4]*[.A292]^2+[.$M$5]*[.A292]^3+[.$M$6]*[.A292]^4+[.$N$2]*[.A292]^5+[.$N$3]*[.A292]^6+[.$N$4]*[.A292]^7+[.$N$5]*[.A292]^8+[.$N$6]*[.A292]^9" office:value-type="float" office:value="19.9614806246033">
            <text:p>19.9614806246</text:p>
          </table:table-cell>
          <table:table-cell table:formula="of:=[.B292]/([.$B$2]+[.B292])*[.$B$1]" office:value-type="float" office:value="2.49526955336881">
            <text:p>2.4952695534</text:p>
          </table:table-cell>
          <table:table-cell table:formula="of:=[.$D$5]*[.C292]-[.$D$4]" office:value-type="float" office:value="2.35191250607206">
            <text:p>2.3519125061</text:p>
          </table:table-cell>
          <table:table-cell table:formula="of:=INT([.D292]/[.$B$1]*1024)" office:value-type="float" office:value="429">
            <text:p>429</text:p>
          </table:table-cell>
          <table:table-cell table:number-columns-repeated="10"/>
        </table:table-row>
        <table:table-row table:style-name="ro2">
          <table:table-cell table:formula="of:=[.A292]+[.$D$1]" office:value-type="float" office:value="50.25">
            <text:p>50.25</text:p>
          </table:table-cell>
          <table:table-cell table:formula="of:=[.$M$2]+[.$M$3]*[.A293]+[.$M$4]*[.A293]^2+[.$M$5]*[.A293]^3+[.$M$6]*[.A293]^4+[.$N$2]*[.A293]^5+[.$N$3]*[.A293]^6+[.$N$4]*[.A293]^7+[.$N$5]*[.A293]^8+[.$N$6]*[.A293]^9" office:value-type="float" office:value="19.8292352655026">
            <text:p>19.8292352655</text:p>
          </table:table-cell>
          <table:table-cell table:formula="of:=[.B293]/([.$B$2]+[.B293])*[.$B$1]" office:value-type="float" office:value="2.48606411644272">
            <text:p>2.4860641164</text:p>
          </table:table-cell>
          <table:table-cell table:formula="of:=[.$D$5]*[.C293]-[.$D$4]" office:value-type="float" office:value="2.33887884896964">
            <text:p>2.338878849</text:p>
          </table:table-cell>
          <table:table-cell table:formula="of:=INT([.D293]/[.$B$1]*1024)" office:value-type="float" office:value="426">
            <text:p>426</text:p>
          </table:table-cell>
          <table:table-cell table:number-columns-repeated="10"/>
        </table:table-row>
        <table:table-row table:style-name="ro2">
          <table:table-cell table:formula="of:=[.A293]+[.$D$1]" office:value-type="float" office:value="50.5">
            <text:p>50.5</text:p>
          </table:table-cell>
          <table:table-cell table:formula="of:=[.$M$2]+[.$M$3]*[.A294]+[.$M$4]*[.A294]^2+[.$M$5]*[.A294]^3+[.$M$6]*[.A294]^4+[.$N$2]*[.A294]^5+[.$N$3]*[.A294]^6+[.$N$4]*[.A294]^7+[.$N$5]*[.A294]^8+[.$N$6]*[.A294]^9" office:value-type="float" office:value="19.6977841400015">
            <text:p>19.69778414</text:p>
          </table:table-cell>
          <table:table-cell table:formula="of:=[.B294]/([.$B$2]+[.B294])*[.$B$1]" office:value-type="float" office:value="2.47685988300748">
            <text:p>2.476859883</text:p>
          </table:table-cell>
          <table:table-cell table:formula="of:=[.$D$5]*[.C294]-[.$D$4]" office:value-type="float" office:value="2.32584689584795">
            <text:p>2.3258468958</text:p>
          </table:table-cell>
          <table:table-cell table:formula="of:=INT([.D294]/[.$B$1]*1024)" office:value-type="float" office:value="424">
            <text:p>424</text:p>
          </table:table-cell>
          <table:table-cell table:number-columns-repeated="10"/>
        </table:table-row>
        <table:table-row table:style-name="ro2">
          <table:table-cell table:formula="of:=[.A294]+[.$D$1]" office:value-type="float" office:value="50.75">
            <text:p>50.75</text:p>
          </table:table-cell>
          <table:table-cell table:formula="of:=[.$M$2]+[.$M$3]*[.A295]+[.$M$4]*[.A295]^2+[.$M$5]*[.A295]^3+[.$M$6]*[.A295]^4+[.$N$2]*[.A295]^5+[.$N$3]*[.A295]^6+[.$N$4]*[.A295]^7+[.$N$5]*[.A295]^8+[.$N$6]*[.A295]^9" office:value-type="float" office:value="19.5671237218179">
            <text:p>19.5671237218</text:p>
          </table:table-cell>
          <table:table-cell table:formula="of:=[.B295]/([.$B$2]+[.B295])*[.$B$1]" office:value-type="float" office:value="2.46765710764264">
            <text:p>2.4676571076</text:p>
          </table:table-cell>
          <table:table-cell table:formula="of:=[.$D$5]*[.C295]-[.$D$4]" office:value-type="float" office:value="2.31281700715726">
            <text:p>2.3128170072</text:p>
          </table:table-cell>
          <table:table-cell table:formula="of:=INT([.D295]/[.$B$1]*1024)" office:value-type="float" office:value="422">
            <text:p>422</text:p>
          </table:table-cell>
          <table:table-cell table:number-columns-repeated="10"/>
        </table:table-row>
        <table:table-row table:style-name="ro2">
          <table:table-cell table:formula="of:=[.A295]+[.$D$1]" office:value-type="float" office:value="51">
            <text:p>51</text:p>
          </table:table-cell>
          <table:table-cell table:formula="of:=[.$M$2]+[.$M$3]*[.A296]+[.$M$4]*[.A296]^2+[.$M$5]*[.A296]^3+[.$M$6]*[.A296]^4+[.$N$2]*[.A296]^5+[.$N$3]*[.A296]^6+[.$N$4]*[.A296]^7+[.$N$5]*[.A296]^8+[.$N$6]*[.A296]^9" office:value-type="float" office:value="19.437250548715">
            <text:p>19.4372505487</text:p>
          </table:table-cell>
          <table:table-cell table:formula="of:=[.B296]/([.$B$2]+[.B296])*[.$B$1]" office:value-type="float" office:value="2.4584560494045">
            <text:p>2.4584560494</text:p>
          </table:table-cell>
          <table:table-cell table:formula="of:=[.$D$5]*[.C296]-[.$D$4]" office:value-type="float" office:value="2.29978954968641">
            <text:p>2.2997895497</text:p>
          </table:table-cell>
          <table:table-cell table:formula="of:=INT([.D296]/[.$B$1]*1024)" office:value-type="float" office:value="419">
            <text:p>419</text:p>
          </table:table-cell>
          <table:table-cell table:number-columns-repeated="10"/>
        </table:table-row>
        <table:table-row table:style-name="ro2">
          <table:table-cell table:formula="of:=[.A296]+[.$D$1]" office:value-type="float" office:value="51.25">
            <text:p>51.25</text:p>
          </table:table-cell>
          <table:table-cell table:formula="of:=[.$M$2]+[.$M$3]*[.A297]+[.$M$4]*[.A297]^2+[.$M$5]*[.A297]^3+[.$M$6]*[.A297]^4+[.$N$2]*[.A297]^5+[.$N$3]*[.A297]^6+[.$N$4]*[.A297]^7+[.$N$5]*[.A297]^8+[.$N$6]*[.A297]^9" office:value-type="float" office:value="19.3081612207437">
            <text:p>19.3081612207</text:p>
          </table:table-cell>
          <table:table-cell table:formula="of:=[.B297]/([.$B$2]+[.B297])*[.$B$1]" office:value-type="float" office:value="2.44925697178839">
            <text:p>2.4492569718</text:p>
          </table:table-cell>
          <table:table-cell table:formula="of:=[.$D$5]*[.C297]-[.$D$4]" office:value-type="float" office:value="2.28676489650921">
            <text:p>2.2867648965</text:p>
          </table:table-cell>
          <table:table-cell table:formula="of:=INT([.D297]/[.$B$1]*1024)" office:value-type="float" office:value="417">
            <text:p>417</text:p>
          </table:table-cell>
          <table:table-cell table:number-columns-repeated="10"/>
        </table:table-row>
        <table:table-row table:style-name="ro2">
          <table:table-cell table:formula="of:=[.A297]+[.$D$1]" office:value-type="float" office:value="51.5">
            <text:p>51.5</text:p>
          </table:table-cell>
          <table:table-cell table:formula="of:=[.$M$2]+[.$M$3]*[.A298]+[.$M$4]*[.A298]^2+[.$M$5]*[.A298]^3+[.$M$6]*[.A298]^4+[.$N$2]*[.A298]^5+[.$N$3]*[.A298]^6+[.$N$4]*[.A298]^7+[.$N$5]*[.A298]^8+[.$N$6]*[.A298]^9" office:value-type="float" office:value="19.1798523985016">
            <text:p>19.1798523985</text:p>
          </table:table-cell>
          <table:table-cell table:formula="of:=[.B298]/([.$B$2]+[.B298])*[.$B$1]" office:value-type="float" office:value="2.44006014268833">
            <text:p>2.4400601427</text:p>
          </table:table-cell>
          <table:table-cell table:formula="of:=[.$D$5]*[.C298]-[.$D$4]" office:value-type="float" office:value="2.27374342692746">
            <text:p>2.2737434269</text:p>
          </table:table-cell>
          <table:table-cell table:formula="of:=INT([.D298]/[.$B$1]*1024)" office:value-type="float" office:value="415">
            <text:p>415</text:p>
          </table:table-cell>
          <table:table-cell table:number-columns-repeated="10"/>
        </table:table-row>
        <table:table-row table:style-name="ro2">
          <table:table-cell table:formula="of:=[.A298]+[.$D$1]" office:value-type="float" office:value="51.75">
            <text:p>51.75</text:p>
          </table:table-cell>
          <table:table-cell table:formula="of:=[.$M$2]+[.$M$3]*[.A299]+[.$M$4]*[.A299]^2+[.$M$5]*[.A299]^3+[.$M$6]*[.A299]^4+[.$N$2]*[.A299]^5+[.$N$3]*[.A299]^6+[.$N$4]*[.A299]^7+[.$N$5]*[.A299]^8+[.$N$6]*[.A299]^9" office:value-type="float" office:value="19.0523208014094">
            <text:p>19.0523208014</text:p>
          </table:table-cell>
          <table:table-cell table:formula="of:=[.B299]/([.$B$2]+[.B299])*[.$B$1]" office:value-type="float" office:value="2.43086583435422">
            <text:p>2.4308658344</text:p>
          </table:table-cell>
          <table:table-cell table:formula="of:=[.$D$5]*[.C299]-[.$D$4]" office:value-type="float" office:value="2.26072552641032">
            <text:p>2.2607255264</text:p>
          </table:table-cell>
          <table:table-cell table:formula="of:=INT([.D299]/[.$B$1]*1024)" office:value-type="float" office:value="412">
            <text:p>412</text:p>
          </table:table-cell>
          <table:table-cell table:number-columns-repeated="10"/>
        </table:table-row>
        <table:table-row table:style-name="ro2">
          <table:table-cell table:formula="of:=[.A299]+[.$D$1]" office:value-type="float" office:value="52">
            <text:p>52</text:p>
          </table:table-cell>
          <table:table-cell table:formula="of:=[.$M$2]+[.$M$3]*[.A300]+[.$M$4]*[.A300]^2+[.$M$5]*[.A300]^3+[.$M$6]*[.A300]^4+[.$N$2]*[.A300]^5+[.$N$3]*[.A300]^6+[.$N$4]*[.A300]^7+[.$N$5]*[.A300]^8+[.$N$6]*[.A300]^9" office:value-type="float" office:value="18.9255632060029">
            <text:p>18.925563206</text:p>
          </table:table-cell>
          <table:table-cell table:formula="of:=[.B300]/([.$B$2]+[.B300])*[.$B$1]" office:value-type="float" office:value="2.42167432334657">
            <text:p>2.4216743233</text:p>
          </table:table-cell>
          <table:table-cell table:formula="of:=[.$D$5]*[.C300]-[.$D$4]" office:value-type="float" office:value="2.24771158653014">
            <text:p>2.2477115865</text:p>
          </table:table-cell>
          <table:table-cell table:formula="of:=INT([.D300]/[.$B$1]*1024)" office:value-type="float" office:value="410">
            <text:p>410</text:p>
          </table:table-cell>
          <table:table-cell table:number-columns-repeated="10"/>
        </table:table-row>
        <table:table-row table:style-name="ro2">
          <table:table-cell table:formula="of:=[.A300]+[.$D$1]" office:value-type="float" office:value="52.25">
            <text:p>52.25</text:p>
          </table:table-cell>
          <table:table-cell table:formula="of:=[.$M$2]+[.$M$3]*[.A301]+[.$M$4]*[.A301]^2+[.$M$5]*[.A301]^3+[.$M$6]*[.A301]^4+[.$N$2]*[.A301]^5+[.$N$3]*[.A301]^6+[.$N$4]*[.A301]^7+[.$N$5]*[.A301]^8+[.$N$6]*[.A301]^9" office:value-type="float" office:value="18.7995764442436">
            <text:p>18.7995764442</text:p>
          </table:table-cell>
          <table:table-cell table:formula="of:=[.B301]/([.$B$2]+[.B301])*[.$B$1]" office:value-type="float" office:value="2.41248589048866">
            <text:p>2.4124858905</text:p>
          </table:table-cell>
          <table:table-cell table:formula="of:=[.$D$5]*[.C301]-[.$D$4]" office:value-type="float" office:value="2.23470200489483">
            <text:p>2.2347020049</text:p>
          </table:table-cell>
          <table:table-cell table:formula="of:=INT([.D301]/[.$B$1]*1024)" office:value-type="float" office:value="407">
            <text:p>407</text:p>
          </table:table-cell>
          <table:table-cell table:number-columns-repeated="10"/>
        </table:table-row>
        <table:table-row table:style-name="ro2">
          <table:table-cell table:formula="of:=[.A301]+[.$D$1]" office:value-type="float" office:value="52.5">
            <text:p>52.5</text:p>
          </table:table-cell>
          <table:table-cell table:formula="of:=[.$M$2]+[.$M$3]*[.A302]+[.$M$4]*[.A302]^2+[.$M$5]*[.A302]^3+[.$M$6]*[.A302]^4+[.$N$2]*[.A302]^5+[.$N$3]*[.A302]^6+[.$N$4]*[.A302]^7+[.$N$5]*[.A302]^8+[.$N$6]*[.A302]^9" office:value-type="float" office:value="18.6743574018445">
            <text:p>18.6743574018</text:p>
          </table:table-cell>
          <table:table-cell table:formula="of:=[.B302]/([.$B$2]+[.B302])*[.$B$1]" office:value-type="float" office:value="2.40330082081626">
            <text:p>2.4033008208</text:p>
          </table:table-cell>
          <table:table-cell table:formula="of:=[.$D$5]*[.C302]-[.$D$4]" office:value-type="float" office:value="2.2216971850766">
            <text:p>2.2216971851</text:p>
          </table:table-cell>
          <table:table-cell table:formula="of:=INT([.D302]/[.$B$1]*1024)" office:value-type="float" office:value="405">
            <text:p>405</text:p>
          </table:table-cell>
          <table:table-cell table:number-columns-repeated="10"/>
        </table:table-row>
        <table:table-row table:style-name="ro2">
          <table:table-cell table:formula="of:=[.A302]+[.$D$1]" office:value-type="float" office:value="52.75">
            <text:p>52.75</text:p>
          </table:table-cell>
          <table:table-cell table:formula="of:=[.$M$2]+[.$M$3]*[.A303]+[.$M$4]*[.A303]^2+[.$M$5]*[.A303]^3+[.$M$6]*[.A303]^4+[.$N$2]*[.A303]^5+[.$N$3]*[.A303]^6+[.$N$4]*[.A303]^7+[.$N$5]*[.A303]^8+[.$N$6]*[.A303]^9" office:value-type="float" office:value="18.5499030166149">
            <text:p>18.5499030166</text:p>
          </table:table-cell>
          <table:table-cell table:formula="of:=[.B303]/([.$B$2]+[.B303])*[.$B$1]" office:value-type="float" office:value="2.39411940352483">
            <text:p>2.3941194035</text:p>
          </table:table-cell>
          <table:table-cell table:formula="of:=[.$D$5]*[.C303]-[.$D$4]" office:value-type="float" office:value="2.2086975365372">
            <text:p>2.2086975365</text:p>
          </table:table-cell>
          <table:table-cell table:formula="of:=INT([.D303]/[.$B$1]*1024)" office:value-type="float" office:value="403">
            <text:p>403</text:p>
          </table:table-cell>
          <table:table-cell table:number-columns-repeated="10"/>
        </table:table-row>
        <table:table-row table:style-name="ro2">
          <table:table-cell table:formula="of:=[.A303]+[.$D$1]" office:value-type="float" office:value="53">
            <text:p>53</text:p>
          </table:table-cell>
          <table:table-cell table:formula="of:=[.$M$2]+[.$M$3]*[.A304]+[.$M$4]*[.A304]^2+[.$M$5]*[.A304]^3+[.$M$6]*[.A304]^4+[.$N$2]*[.A304]^5+[.$N$3]*[.A304]^6+[.$N$4]*[.A304]^7+[.$N$5]*[.A304]^8+[.$N$6]*[.A304]^9" office:value-type="float" office:value="18.4262102768207">
            <text:p>18.4262102768</text:p>
          </table:table-cell>
          <table:table-cell table:formula="of:=[.B304]/([.$B$2]+[.B304])*[.$B$1]" office:value-type="float" office:value="2.3849419319142">
            <text:p>2.3849419319</text:p>
          </table:table-cell>
          <table:table-cell table:formula="of:=[.$D$5]*[.C304]-[.$D$4]" office:value-type="float" office:value="2.19570347454965">
            <text:p>2.1957034745</text:p>
          </table:table-cell>
          <table:table-cell table:formula="of:=INT([.D304]/[.$B$1]*1024)" office:value-type="float" office:value="400">
            <text:p>400</text:p>
          </table:table-cell>
          <table:table-cell table:number-columns-repeated="10"/>
        </table:table-row>
        <table:table-row table:style-name="ro2">
          <table:table-cell table:formula="of:=[.A304]+[.$D$1]" office:value-type="float" office:value="53.25">
            <text:p>53.25</text:p>
          </table:table-cell>
          <table:table-cell table:formula="of:=[.$M$2]+[.$M$3]*[.A305]+[.$M$4]*[.A305]^2+[.$M$5]*[.A305]^3+[.$M$6]*[.A305]^4+[.$N$2]*[.A305]^5+[.$N$3]*[.A305]^6+[.$N$4]*[.A305]^7+[.$N$5]*[.A305]^8+[.$N$6]*[.A305]^9" office:value-type="float" office:value="18.3032762195638">
            <text:p>18.3032762196</text:p>
          </table:table-cell>
          <table:table-cell table:formula="of:=[.B305]/([.$B$2]+[.B305])*[.$B$1]" office:value-type="float" office:value="2.37576870333082">
            <text:p>2.3757687033</text:p>
          </table:table-cell>
          <table:table-cell table:formula="of:=[.$D$5]*[.C305]-[.$D$4]" office:value-type="float" office:value="2.1827154201164">
            <text:p>2.1827154201</text:p>
          </table:table-cell>
          <table:table-cell table:formula="of:=INT([.D305]/[.$B$1]*1024)" office:value-type="float" office:value="398">
            <text:p>398</text:p>
          </table:table-cell>
          <table:table-cell table:number-columns-repeated="10"/>
        </table:table-row>
        <table:table-row table:style-name="ro2">
          <table:table-cell table:formula="of:=[.A305]+[.$D$1]" office:value-type="float" office:value="53.5">
            <text:p>53.5</text:p>
          </table:table-cell>
          <table:table-cell table:formula="of:=[.$M$2]+[.$M$3]*[.A306]+[.$M$4]*[.A306]^2+[.$M$5]*[.A306]^3+[.$M$6]*[.A306]^4+[.$N$2]*[.A306]^5+[.$N$3]*[.A306]^6+[.$N$4]*[.A306]^7+[.$N$5]*[.A306]^8+[.$N$6]*[.A306]^9" office:value-type="float" office:value="18.1810979291776">
            <text:p>18.1810979292</text:p>
          </table:table-cell>
          <table:table-cell table:formula="of:=[.B306]/([.$B$2]+[.B306])*[.$B$1]" office:value-type="float" office:value="2.36660001910744">
            <text:p>2.3666000191</text:p>
          </table:table-cell>
          <table:table-cell table:formula="of:=[.$D$5]*[.C306]-[.$D$4]" office:value-type="float" office:value="2.169733799884">
            <text:p>2.1697337999</text:p>
          </table:table-cell>
          <table:table-cell table:formula="of:=INT([.D306]/[.$B$1]*1024)" office:value-type="float" office:value="396">
            <text:p>396</text:p>
          </table:table-cell>
          <table:table-cell table:number-columns-repeated="10"/>
        </table:table-row>
        <table:table-row table:style-name="ro2">
          <table:table-cell table:formula="of:=[.A306]+[.$D$1]" office:value-type="float" office:value="53.75">
            <text:p>53.75</text:p>
          </table:table-cell>
          <table:table-cell table:formula="of:=[.$M$2]+[.$M$3]*[.A307]+[.$M$4]*[.A307]^2+[.$M$5]*[.A307]^3+[.$M$6]*[.A307]^4+[.$N$2]*[.A307]^5+[.$N$3]*[.A307]^6+[.$N$4]*[.A307]^7+[.$N$5]*[.A307]^8+[.$N$6]*[.A307]^9" office:value-type="float" office:value="18.0596725356406">
            <text:p>18.0596725356</text:p>
          </table:table-cell>
          <table:table-cell table:formula="of:=[.B307]/([.$B$2]+[.B307])*[.$B$1]" office:value-type="float" office:value="2.3574361845004">
            <text:p>2.3574361845</text:p>
          </table:table-cell>
          <table:table-cell table:formula="of:=[.$D$5]*[.C307]-[.$D$4]" office:value-type="float" office:value="2.15675904605423">
            <text:p>2.1567590461</text:p>
          </table:table-cell>
          <table:table-cell table:formula="of:=INT([.D307]/[.$B$1]*1024)" office:value-type="float" office:value="393">
            <text:p>393</text:p>
          </table:table-cell>
          <table:table-cell table:number-columns-repeated="10"/>
        </table:table-row>
        <table:table-row table:style-name="ro2">
          <table:table-cell table:formula="of:=[.A307]+[.$D$1]" office:value-type="float" office:value="54">
            <text:p>54</text:p>
          </table:table-cell>
          <table:table-cell table:formula="of:=[.$M$2]+[.$M$3]*[.A308]+[.$M$4]*[.A308]^2+[.$M$5]*[.A308]^3+[.$M$6]*[.A308]^4+[.$N$2]*[.A308]^5+[.$N$3]*[.A308]^6+[.$N$4]*[.A308]^7+[.$N$5]*[.A308]^8+[.$N$6]*[.A308]^9" office:value-type="float" office:value="17.9389972130084">
            <text:p>17.938997213</text:p>
          </table:table-cell>
          <table:table-cell table:formula="of:=[.B308]/([.$B$2]+[.B308])*[.$B$1]" office:value-type="float" office:value="2.34827750862439">
            <text:p>2.3482775086</text:p>
          </table:table-cell>
          <table:table-cell table:formula="of:=[.$D$5]*[.C308]-[.$D$4]" office:value-type="float" office:value="2.14379159629181">
            <text:p>2.1437915963</text:p>
          </table:table-cell>
          <table:table-cell table:formula="of:=INT([.D308]/[.$B$1]*1024)" office:value-type="float" office:value="391">
            <text:p>391</text:p>
          </table:table-cell>
          <table:table-cell table:number-columns-repeated="10"/>
        </table:table-row>
        <table:table-row table:style-name="ro2">
          <table:table-cell table:formula="of:=[.A308]+[.$D$1]" office:value-type="float" office:value="54.25">
            <text:p>54.25</text:p>
          </table:table-cell>
          <table:table-cell table:formula="of:=[.$M$2]+[.$M$3]*[.A309]+[.$M$4]*[.A309]^2+[.$M$5]*[.A309]^3+[.$M$6]*[.A309]^4+[.$N$2]*[.A309]^5+[.$N$3]*[.A309]^6+[.$N$4]*[.A309]^7+[.$N$5]*[.A309]^8+[.$N$6]*[.A309]^9" office:value-type="float" office:value="17.819069177862">
            <text:p>17.8190691779</text:p>
          </table:table-cell>
          <table:table-cell table:formula="of:=[.B309]/([.$B$2]+[.B309])*[.$B$1]" office:value-type="float" office:value="2.33912430438477">
            <text:p>2.3391243044</text:p>
          </table:table-cell>
          <table:table-cell table:formula="of:=[.$D$5]*[.C309]-[.$D$4]" office:value-type="float" office:value="2.13083189362854">
            <text:p>2.1308318936</text:p>
          </table:table-cell>
          <table:table-cell table:formula="of:=INT([.D309]/[.$B$1]*1024)" office:value-type="float" office:value="388">
            <text:p>388</text:p>
          </table:table-cell>
          <table:table-cell table:number-columns-repeated="10"/>
        </table:table-row>
        <table:table-row table:style-name="ro2">
          <table:table-cell table:formula="of:=[.A309]+[.$D$1]" office:value-type="float" office:value="54.5">
            <text:p>54.5</text:p>
          </table:table-cell>
          <table:table-cell table:formula="of:=[.$M$2]+[.$M$3]*[.A310]+[.$M$4]*[.A310]^2+[.$M$5]*[.A310]^3+[.$M$6]*[.A310]^4+[.$N$2]*[.A310]^5+[.$N$3]*[.A310]^6+[.$N$4]*[.A310]^7+[.$N$5]*[.A310]^8+[.$N$6]*[.A310]^9" office:value-type="float" office:value="17.6998856877752">
            <text:p>17.6998856878</text:p>
          </table:table-cell>
          <table:table-cell table:formula="of:=[.B310]/([.$B$2]+[.B310])*[.$B$1]" office:value-type="float" office:value="2.32997688840746">
            <text:p>2.3299768884</text:p>
          </table:table-cell>
          <table:table-cell table:formula="of:=[.$D$5]*[.C310]-[.$D$4]" office:value-type="float" office:value="2.117880386364">
            <text:p>2.1178803864</text:p>
          </table:table-cell>
          <table:table-cell table:formula="of:=INT([.D310]/[.$B$1]*1024)" office:value-type="float" office:value="386">
            <text:p>386</text:p>
          </table:table-cell>
          <table:table-cell table:number-columns-repeated="10"/>
        </table:table-row>
        <table:table-row table:style-name="ro2">
          <table:table-cell table:formula="of:=[.A310]+[.$D$1]" office:value-type="float" office:value="54.75">
            <text:p>54.75</text:p>
          </table:table-cell>
          <table:table-cell table:formula="of:=[.$M$2]+[.$M$3]*[.A311]+[.$M$4]*[.A311]^2+[.$M$5]*[.A311]^3+[.$M$6]*[.A311]^4+[.$N$2]*[.A311]^5+[.$N$3]*[.A311]^6+[.$N$4]*[.A311]^7+[.$N$5]*[.A311]^8+[.$N$6]*[.A311]^9" office:value-type="float" office:value="17.5814440397995">
            <text:p>17.5814440398</text:p>
          </table:table-cell>
          <table:table-cell table:formula="of:=[.B311]/([.$B$2]+[.B311])*[.$B$1]" office:value-type="float" office:value="2.32083558096638">
            <text:p>2.320835581</text:p>
          </table:table-cell>
          <table:table-cell table:formula="of:=[.$D$5]*[.C311]-[.$D$4]" office:value-type="float" office:value="2.10493752796288">
            <text:p>2.104937528</text:p>
          </table:table-cell>
          <table:table-cell table:formula="of:=INT([.D311]/[.$B$1]*1024)" office:value-type="float" office:value="384">
            <text:p>384</text:p>
          </table:table-cell>
          <table:table-cell table:number-columns-repeated="10"/>
        </table:table-row>
        <table:table-row table:style-name="ro2">
          <table:table-cell table:formula="of:=[.A311]+[.$D$1]" office:value-type="float" office:value="55">
            <text:p>55</text:p>
          </table:table-cell>
          <table:table-cell table:formula="of:=[.$M$2]+[.$M$3]*[.A312]+[.$M$4]*[.A312]^2+[.$M$5]*[.A312]^3+[.$M$6]*[.A312]^4+[.$N$2]*[.A312]^5+[.$N$3]*[.A312]^6+[.$N$4]*[.A312]^7+[.$N$5]*[.A312]^8+[.$N$6]*[.A312]^9" office:value-type="float" office:value="17.4637415689667">
            <text:p>17.463741569</text:p>
          </table:table-cell>
          <table:table-cell table:formula="of:=[.B312]/([.$B$2]+[.B312])*[.$B$1]" office:value-type="float" office:value="2.31170070590843">
            <text:p>2.3117007059</text:p>
          </table:table-cell>
          <table:table-cell table:formula="of:=[.$D$5]*[.C312]-[.$D$4]" office:value-type="float" office:value="2.0920037769487">
            <text:p>2.0920037769</text:p>
          </table:table-cell>
          <table:table-cell table:formula="of:=INT([.D312]/[.$B$1]*1024)" office:value-type="float" office:value="381">
            <text:p>381</text:p>
          </table:table-cell>
          <table:table-cell table:number-columns-repeated="10"/>
        </table:table-row>
        <table:table-row table:style-name="ro2">
          <table:table-cell table:formula="of:=[.A312]+[.$D$1]" office:value-type="float" office:value="55.25">
            <text:p>55.25</text:p>
          </table:table-cell>
          <table:table-cell table:formula="of:=[.$M$2]+[.$M$3]*[.A313]+[.$M$4]*[.A313]^2+[.$M$5]*[.A313]^3+[.$M$6]*[.A313]^4+[.$N$2]*[.A313]^5+[.$N$3]*[.A313]^6+[.$N$4]*[.A313]^7+[.$N$5]*[.A313]^8+[.$N$6]*[.A313]^9" office:value-type="float" office:value="17.3467756468105">
            <text:p>17.3467756468</text:p>
          </table:table-cell>
          <table:table-cell table:formula="of:=[.B313]/([.$B$2]+[.B313])*[.$B$1]" office:value-type="float" office:value="2.30257259057618">
            <text:p>2.3025725906</text:p>
          </table:table-cell>
          <table:table-cell table:formula="of:=[.$D$5]*[.C313]-[.$D$4]" office:value-type="float" office:value="2.07907959679439">
            <text:p>2.0790795968</text:p>
          </table:table-cell>
          <table:table-cell table:formula="of:=INT([.D313]/[.$B$1]*1024)" office:value-type="float" office:value="379">
            <text:p>379</text:p>
          </table:table-cell>
          <table:table-cell table:number-columns-repeated="10"/>
        </table:table-row>
        <table:table-row table:style-name="ro2">
          <table:table-cell table:formula="of:=[.A313]+[.$D$1]" office:value-type="float" office:value="55.5">
            <text:p>55.5</text:p>
          </table:table-cell>
          <table:table-cell table:formula="of:=[.$M$2]+[.$M$3]*[.A314]+[.$M$4]*[.A314]^2+[.$M$5]*[.A314]^3+[.$M$6]*[.A314]^4+[.$N$2]*[.A314]^5+[.$N$3]*[.A314]^6+[.$N$4]*[.A314]^7+[.$N$5]*[.A314]^8+[.$N$6]*[.A314]^9" office:value-type="float" office:value="17.2305436799052">
            <text:p>17.2305436799</text:p>
          </table:table-cell>
          <table:table-cell table:formula="of:=[.B314]/([.$B$2]+[.B314])*[.$B$1]" office:value-type="float" office:value="2.293451565728">
            <text:p>2.2934515657</text:p>
          </table:table-cell>
          <table:table-cell table:formula="of:=[.$D$5]*[.C314]-[.$D$4]" office:value-type="float" office:value="2.06616545580921">
            <text:p>2.0661654558</text:p>
          </table:table-cell>
          <table:table-cell table:formula="of:=INT([.D314]/[.$B$1]*1024)" office:value-type="float" office:value="377">
            <text:p>377</text:p>
          </table:table-cell>
          <table:table-cell table:number-columns-repeated="10"/>
        </table:table-row>
        <table:table-row table:style-name="ro2">
          <table:table-cell table:formula="of:=[.A314]+[.$D$1]" office:value-type="float" office:value="55.75">
            <text:p>55.75</text:p>
          </table:table-cell>
          <table:table-cell table:formula="of:=[.$M$2]+[.$M$3]*[.A315]+[.$M$4]*[.A315]^2+[.$M$5]*[.A315]^3+[.$M$6]*[.A315]^4+[.$N$2]*[.A315]^5+[.$N$3]*[.A315]^6+[.$N$4]*[.A315]^7+[.$N$5]*[.A315]^8+[.$N$6]*[.A315]^9" office:value-type="float" office:value="17.1150431084232">
            <text:p>17.1150431084</text:p>
          </table:table-cell>
          <table:table-cell table:formula="of:=[.B315]/([.$B$2]+[.B315])*[.$B$1]" office:value-type="float" office:value="2.284337965456">
            <text:p>2.2843379655</text:p>
          </table:table-cell>
          <table:table-cell table:formula="of:=[.$D$5]*[.C315]-[.$D$4]" office:value-type="float" office:value="2.05326182702248">
            <text:p>2.053261827</text:p>
          </table:table-cell>
          <table:table-cell table:formula="of:=INT([.D315]/[.$B$1]*1024)" office:value-type="float" office:value="374">
            <text:p>374</text:p>
          </table:table-cell>
          <table:table-cell table:number-columns-repeated="10"/>
        </table:table-row>
        <table:table-row table:style-name="ro2">
          <table:table-cell table:formula="of:=[.A315]+[.$D$1]" office:value-type="float" office:value="56">
            <text:p>56</text:p>
          </table:table-cell>
          <table:table-cell table:formula="of:=[.$M$2]+[.$M$3]*[.A316]+[.$M$4]*[.A316]^2+[.$M$5]*[.A316]^3+[.$M$6]*[.A316]^4+[.$N$2]*[.A316]^5+[.$N$3]*[.A316]^6+[.$N$4]*[.A316]^7+[.$N$5]*[.A316]^8+[.$N$6]*[.A316]^9" office:value-type="float" office:value="17.0002714047113">
            <text:p>17.0002714047</text:p>
          </table:table-cell>
          <table:table-cell table:formula="of:=[.B316]/([.$B$2]+[.B316])*[.$B$1]" office:value-type="float" office:value="2.27523212710146">
            <text:p>2.2752321271</text:p>
          </table:table-cell>
          <table:table-cell table:formula="of:=[.$D$5]*[.C316]-[.$D$4]" office:value-type="float" office:value="2.040369188064">
            <text:p>2.0403691881</text:p>
          </table:table-cell>
          <table:table-cell table:formula="of:=INT([.D316]/[.$B$1]*1024)" office:value-type="float" office:value="372">
            <text:p>372</text:p>
          </table:table-cell>
          <table:table-cell table:number-columns-repeated="10"/>
        </table:table-row>
        <table:table-row table:style-name="ro2">
          <table:table-cell table:formula="of:=[.A316]+[.$D$1]" office:value-type="float" office:value="56.25">
            <text:p>56.25</text:p>
          </table:table-cell>
          <table:table-cell table:formula="of:=[.$M$2]+[.$M$3]*[.A317]+[.$M$4]*[.A317]^2+[.$M$5]*[.A317]^3+[.$M$6]*[.A317]^4+[.$N$2]*[.A317]^5+[.$N$3]*[.A317]^6+[.$N$4]*[.A317]^7+[.$N$5]*[.A317]^8+[.$N$6]*[.A317]^9" office:value-type="float" office:value="16.886226071884">
            <text:p>16.8862260719</text:p>
          </table:table-cell>
          <table:table-cell table:formula="of:=[.B317]/([.$B$2]+[.B317])*[.$B$1]" office:value-type="float" office:value="2.26613439116805">
            <text:p>2.2661343912</text:p>
          </table:table-cell>
          <table:table-cell table:formula="of:=[.$D$5]*[.C317]-[.$D$4]" office:value-type="float" office:value="2.02748802104103">
            <text:p>2.027488021</text:p>
          </table:table-cell>
          <table:table-cell table:formula="of:=INT([.D317]/[.$B$1]*1024)" office:value-type="float" office:value="370">
            <text:p>370</text:p>
          </table:table-cell>
          <table:table-cell table:number-columns-repeated="10"/>
        </table:table-row>
        <table:table-row table:style-name="ro2">
          <table:table-cell table:formula="of:=[.A317]+[.$D$1]" office:value-type="float" office:value="56.5">
            <text:p>56.5</text:p>
          </table:table-cell>
          <table:table-cell table:formula="of:=[.$M$2]+[.$M$3]*[.A318]+[.$M$4]*[.A318]^2+[.$M$5]*[.A318]^3+[.$M$6]*[.A318]^4+[.$N$2]*[.A318]^5+[.$N$3]*[.A318]^6+[.$N$4]*[.A318]^7+[.$N$5]*[.A318]^8+[.$N$6]*[.A318]^9" office:value-type="float" office:value="16.7729046424368">
            <text:p>16.7729046424</text:p>
          </table:table-cell>
          <table:table-cell table:formula="of:=[.B318]/([.$B$2]+[.B318])*[.$B$1]" office:value-type="float" office:value="2.2570451012327">
            <text:p>2.2570451012</text:p>
          </table:table-cell>
          <table:table-cell table:formula="of:=[.$D$5]*[.C318]-[.$D$4]" office:value-type="float" office:value="2.01461881241215">
            <text:p>2.0146188124</text:p>
          </table:table-cell>
          <table:table-cell table:formula="of:=INT([.D318]/[.$B$1]*1024)" office:value-type="float" office:value="367">
            <text:p>367</text:p>
          </table:table-cell>
          <table:table-cell table:number-columns-repeated="10"/>
        </table:table-row>
        <table:table-row table:style-name="ro2">
          <table:table-cell table:formula="of:=[.A318]+[.$D$1]" office:value-type="float" office:value="56.75">
            <text:p>56.75</text:p>
          </table:table-cell>
          <table:table-cell table:formula="of:=[.$M$2]+[.$M$3]*[.A319]+[.$M$4]*[.A319]^2+[.$M$5]*[.A319]^3+[.$M$6]*[.A319]^4+[.$N$2]*[.A319]^5+[.$N$3]*[.A319]^6+[.$N$4]*[.A319]^7+[.$N$5]*[.A319]^8+[.$N$6]*[.A319]^9" office:value-type="float" office:value="16.6603046768768">
            <text:p>16.6603046769</text:p>
          </table:table-cell>
          <table:table-cell table:formula="of:=[.B319]/([.$B$2]+[.B319])*[.$B$1]" office:value-type="float" office:value="2.24796460385415">
            <text:p>2.2479646039</text:p>
          </table:table-cell>
          <table:table-cell table:formula="of:=[.$D$5]*[.C319]-[.$D$4]" office:value-type="float" office:value="2.0017620528578">
            <text:p>2.0017620529</text:p>
          </table:table-cell>
          <table:table-cell table:formula="of:=INT([.D319]/[.$B$1]*1024)" office:value-type="float" office:value="365">
            <text:p>365</text:p>
          </table:table-cell>
          <table:table-cell table:number-columns-repeated="10"/>
        </table:table-row>
        <table:table-row table:style-name="ro2">
          <table:table-cell table:formula="of:=[.A319]+[.$D$1]" office:value-type="float" office:value="57">
            <text:p>57</text:p>
          </table:table-cell>
          <table:table-cell table:formula="of:=[.$M$2]+[.$M$3]*[.A320]+[.$M$4]*[.A320]^2+[.$M$5]*[.A320]^3+[.$M$6]*[.A320]^4+[.$N$2]*[.A320]^5+[.$N$3]*[.A320]^6+[.$N$4]*[.A320]^7+[.$N$5]*[.A320]^8+[.$N$6]*[.A320]^9" office:value-type="float" office:value="16.5484237623726">
            <text:p>16.5484237624</text:p>
          </table:table-cell>
          <table:table-cell table:formula="of:=[.B320]/([.$B$2]+[.B320])*[.$B$1]" office:value-type="float" office:value="2.23889324847933">
            <text:p>2.2388932485</text:p>
          </table:table-cell>
          <table:table-cell table:formula="of:=[.$D$5]*[.C320]-[.$D$4]" office:value-type="float" office:value="1.9889182371477">
            <text:p>1.9889182371</text:p>
          </table:table-cell>
          <table:table-cell table:formula="of:=INT([.D320]/[.$B$1]*1024)" office:value-type="float" office:value="363">
            <text:p>363</text:p>
          </table:table-cell>
          <table:table-cell table:number-columns-repeated="10"/>
        </table:table-row>
        <table:table-row table:style-name="ro2">
          <table:table-cell table:formula="of:=[.A320]+[.$D$1]" office:value-type="float" office:value="57.25">
            <text:p>57.25</text:p>
          </table:table-cell>
          <table:table-cell table:formula="of:=[.$M$2]+[.$M$3]*[.A321]+[.$M$4]*[.A321]^2+[.$M$5]*[.A321]^3+[.$M$6]*[.A321]^4+[.$N$2]*[.A321]^5+[.$N$3]*[.A321]^6+[.$N$4]*[.A321]^7+[.$N$5]*[.A321]^8+[.$N$6]*[.A321]^9" office:value-type="float" office:value="16.4372595114224">
            <text:p>16.4372595114</text:p>
          </table:table-cell>
          <table:table-cell table:formula="of:=[.B321]/([.$B$2]+[.B321])*[.$B$1]" office:value-type="float" office:value="2.2298313873474">
            <text:p>2.2298313873</text:p>
          </table:table-cell>
          <table:table-cell table:formula="of:=[.$D$5]*[.C321]-[.$D$4]" office:value-type="float" office:value="1.976087864005">
            <text:p>1.976087864</text:p>
          </table:table-cell>
          <table:table-cell table:formula="of:=INT([.D321]/[.$B$1]*1024)" office:value-type="float" office:value="360">
            <text:p>360</text:p>
          </table:table-cell>
          <table:table-cell table:number-columns-repeated="10"/>
        </table:table-row>
        <table:table-row table:style-name="ro2">
          <table:table-cell table:formula="of:=[.A321]+[.$D$1]" office:value-type="float" office:value="57.5">
            <text:p>57.5</text:p>
          </table:table-cell>
          <table:table-cell table:formula="of:=[.$M$2]+[.$M$3]*[.A322]+[.$M$4]*[.A322]^2+[.$M$5]*[.A322]^3+[.$M$6]*[.A322]^4+[.$N$2]*[.A322]^5+[.$N$3]*[.A322]^6+[.$N$4]*[.A322]^7+[.$N$5]*[.A322]^8+[.$N$6]*[.A322]^9" office:value-type="float" office:value="16.3268095605406">
            <text:p>16.3268095605</text:p>
          </table:table-cell>
          <table:table-cell table:formula="of:=[.B322]/([.$B$2]+[.B322])*[.$B$1]" office:value-type="float" office:value="2.22077937539173">
            <text:p>2.2207793754</text:p>
          </table:table-cell>
          <table:table-cell table:formula="of:=[.$D$5]*[.C322]-[.$D$4]" office:value-type="float" office:value="1.96327143596747">
            <text:p>1.963271436</text:p>
          </table:table-cell>
          <table:table-cell table:formula="of:=INT([.D322]/[.$B$1]*1024)" office:value-type="float" office:value="358">
            <text:p>358</text:p>
          </table:table-cell>
          <table:table-cell table:number-columns-repeated="10"/>
        </table:table-row>
        <table:table-row table:style-name="ro2">
          <table:table-cell table:formula="of:=[.A322]+[.$D$1]" office:value-type="float" office:value="57.75">
            <text:p>57.75</text:p>
          </table:table-cell>
          <table:table-cell table:formula="of:=[.$M$2]+[.$M$3]*[.A323]+[.$M$4]*[.A323]^2+[.$M$5]*[.A323]^3+[.$M$6]*[.A323]^4+[.$N$2]*[.A323]^5+[.$N$3]*[.A323]^6+[.$N$4]*[.A323]^7+[.$N$5]*[.A323]^8+[.$N$6]*[.A323]^9" office:value-type="float" office:value="16.2170715689638">
            <text:p>16.217071569</text:p>
          </table:table-cell>
          <table:table-cell table:formula="of:=[.B323]/([.$B$2]+[.B323])*[.$B$1]" office:value-type="float" office:value="2.21173757013956">
            <text:p>2.2117375701</text:p>
          </table:table-cell>
          <table:table-cell table:formula="of:=[.$D$5]*[.C323]-[.$D$4]" office:value-type="float" office:value="1.95046945924548">
            <text:p>1.9504694592</text:p>
          </table:table-cell>
          <table:table-cell table:formula="of:=INT([.D323]/[.$B$1]*1024)" office:value-type="float" office:value="356">
            <text:p>356</text:p>
          </table:table-cell>
          <table:table-cell table:number-columns-repeated="10"/>
        </table:table-row>
        <table:table-row table:style-name="ro2">
          <table:table-cell table:formula="of:=[.A323]+[.$D$1]" office:value-type="float" office:value="58">
            <text:p>58</text:p>
          </table:table-cell>
          <table:table-cell table:formula="of:=[.$M$2]+[.$M$3]*[.A324]+[.$M$4]*[.A324]^2+[.$M$5]*[.A324]^3+[.$M$6]*[.A324]^4+[.$N$2]*[.A324]^5+[.$N$3]*[.A324]^6+[.$N$4]*[.A324]^7+[.$N$5]*[.A324]^8+[.$N$6]*[.A324]^9" office:value-type="float" office:value="16.1080432173746">
            <text:p>16.1080432174</text:p>
          </table:table-cell>
          <table:table-cell table:formula="of:=[.B324]/([.$B$2]+[.B324])*[.$B$1]" office:value-type="float" office:value="2.20270633160967">
            <text:p>2.2027063316</text:p>
          </table:table-cell>
          <table:table-cell table:formula="of:=[.$D$5]*[.C324]-[.$D$4]" office:value-type="float" office:value="1.93768244357703">
            <text:p>1.9376824436</text:p>
          </table:table-cell>
          <table:table-cell table:formula="of:=INT([.D324]/[.$B$1]*1024)" office:value-type="float" office:value="353">
            <text:p>353</text:p>
          </table:table-cell>
          <table:table-cell table:number-columns-repeated="10"/>
        </table:table-row>
        <table:table-row table:style-name="ro2">
          <table:table-cell table:formula="of:=[.A324]+[.$D$1]" office:value-type="float" office:value="58.25">
            <text:p>58.25</text:p>
          </table:table-cell>
          <table:table-cell table:formula="of:=[.$M$2]+[.$M$3]*[.A325]+[.$M$4]*[.A325]^2+[.$M$5]*[.A325]^3+[.$M$6]*[.A325]^4+[.$N$2]*[.A325]^5+[.$N$3]*[.A325]^6+[.$N$4]*[.A325]^7+[.$N$5]*[.A325]^8+[.$N$6]*[.A325]^9" office:value-type="float" office:value="15.9997222066448">
            <text:p>15.9997222066</text:p>
          </table:table-cell>
          <table:table-cell table:formula="of:=[.B325]/([.$B$2]+[.B325])*[.$B$1]" office:value-type="float" office:value="2.19368602220783">
            <text:p>2.1936860222</text:p>
          </table:table-cell>
          <table:table-cell table:formula="of:=[.$D$5]*[.C325]-[.$D$4]" office:value-type="float" office:value="1.92491090207984">
            <text:p>1.9249109021</text:p>
          </table:table-cell>
          <table:table-cell table:formula="of:=INT([.D325]/[.$B$1]*1024)" office:value-type="float" office:value="351">
            <text:p>351</text:p>
          </table:table-cell>
          <table:table-cell table:number-columns-repeated="10"/>
        </table:table-row>
        <table:table-row table:style-name="ro2">
          <table:table-cell table:formula="of:=[.A325]+[.$D$1]" office:value-type="float" office:value="58.5">
            <text:p>58.5</text:p>
          </table:table-cell>
          <table:table-cell table:formula="of:=[.$M$2]+[.$M$3]*[.A326]+[.$M$4]*[.A326]^2+[.$M$5]*[.A326]^3+[.$M$6]*[.A326]^4+[.$N$2]*[.A326]^5+[.$N$3]*[.A326]^6+[.$N$4]*[.A326]^7+[.$N$5]*[.A326]^8+[.$N$6]*[.A326]^9" office:value-type="float" office:value="15.8921062565973">
            <text:p>15.8921062566</text:p>
          </table:table-cell>
          <table:table-cell table:formula="of:=[.B326]/([.$B$2]+[.B326])*[.$B$1]" office:value-type="float" office:value="2.18467700662026">
            <text:p>2.1846770066</text:p>
          </table:table-cell>
          <table:table-cell table:formula="of:=[.$D$5]*[.C326]-[.$D$4]" office:value-type="float" office:value="1.9121553511004">
            <text:p>1.9121553511</text:p>
          </table:table-cell>
          <table:table-cell table:formula="of:=INT([.D326]/[.$B$1]*1024)" office:value-type="float" office:value="349">
            <text:p>349</text:p>
          </table:table-cell>
          <table:table-cell table:number-columns-repeated="10"/>
        </table:table-row>
        <table:table-row table:style-name="ro2">
          <table:table-cell table:formula="of:=[.A326]+[.$D$1]" office:value-type="float" office:value="58.75">
            <text:p>58.75</text:p>
          </table:table-cell>
          <table:table-cell table:formula="of:=[.$M$2]+[.$M$3]*[.A327]+[.$M$4]*[.A327]^2+[.$M$5]*[.A327]^3+[.$M$6]*[.A327]^4+[.$N$2]*[.A327]^5+[.$N$3]*[.A327]^6+[.$N$4]*[.A327]^7+[.$N$5]*[.A327]^8+[.$N$6]*[.A327]^9" office:value-type="float" office:value="15.7851931047864">
            <text:p>15.7851931048</text:p>
          </table:table-cell>
          <table:table-cell table:formula="of:=[.B327]/([.$B$2]+[.B327])*[.$B$1]" office:value-type="float" office:value="2.17567965170501">
            <text:p>2.1756796517</text:p>
          </table:table-cell>
          <table:table-cell table:formula="of:=[.$D$5]*[.C327]-[.$D$4]" office:value-type="float" office:value="1.89941631006023">
            <text:p>1.8994163101</text:p>
          </table:table-cell>
          <table:table-cell table:formula="of:=INT([.D327]/[.$B$1]*1024)" office:value-type="float" office:value="346">
            <text:p>346</text:p>
          </table:table-cell>
          <table:table-cell table:number-columns-repeated="10"/>
        </table:table-row>
        <table:table-row table:style-name="ro2">
          <table:table-cell table:formula="of:=[.A327]+[.$D$1]" office:value-type="float" office:value="59">
            <text:p>59</text:p>
          </table:table-cell>
          <table:table-cell table:formula="of:=[.$M$2]+[.$M$3]*[.A328]+[.$M$4]*[.A328]^2+[.$M$5]*[.A328]^3+[.$M$6]*[.A328]^4+[.$N$2]*[.A328]^5+[.$N$3]*[.A328]^6+[.$N$4]*[.A328]^7+[.$N$5]*[.A328]^8+[.$N$6]*[.A328]^9" office:value-type="float" office:value="15.6789805052975">
            <text:p>15.6789805053</text:p>
          </table:table-cell>
          <table:table-cell table:formula="of:=[.B328]/([.$B$2]+[.B328])*[.$B$1]" office:value-type="float" office:value="2.16669432638142">
            <text:p>2.1666943264</text:p>
          </table:table-cell>
          <table:table-cell table:formula="of:=[.$D$5]*[.C328]-[.$D$4]" office:value-type="float" office:value="1.88669430129936">
            <text:p>1.8866943013</text:p>
          </table:table-cell>
          <table:table-cell table:formula="of:=INT([.D328]/[.$B$1]*1024)" office:value-type="float" office:value="344">
            <text:p>344</text:p>
          </table:table-cell>
          <table:table-cell table:number-columns-repeated="10"/>
        </table:table-row>
        <table:table-row table:style-name="ro2">
          <table:table-cell table:formula="of:=[.A328]+[.$D$1]" office:value-type="float" office:value="59.25">
            <text:p>59.25</text:p>
          </table:table-cell>
          <table:table-cell table:formula="of:=[.$M$2]+[.$M$3]*[.A329]+[.$M$4]*[.A329]^2+[.$M$5]*[.A329]^3+[.$M$6]*[.A329]^4+[.$N$2]*[.A329]^5+[.$N$3]*[.A329]^6+[.$N$4]*[.A329]^7+[.$N$5]*[.A329]^8+[.$N$6]*[.A329]^9" office:value-type="float" office:value="15.5734662275653">
            <text:p>15.5734662276</text:p>
          </table:table-cell>
          <table:table-cell table:formula="of:=[.B329]/([.$B$2]+[.B329])*[.$B$1]" office:value-type="float" office:value="2.15772140151755">
            <text:p>2.1577214015</text:p>
          </table:table-cell>
          <table:table-cell table:formula="of:=[.$D$5]*[.C329]-[.$D$4]" office:value-type="float" office:value="1.87398984991693">
            <text:p>1.8739898499</text:p>
          </table:table-cell>
          <table:table-cell table:formula="of:=INT([.D329]/[.$B$1]*1024)" office:value-type="float" office:value="342">
            <text:p>342</text:p>
          </table:table-cell>
          <table:table-cell table:number-columns-repeated="10"/>
        </table:table-row>
        <table:table-row table:style-name="ro2">
          <table:table-cell table:formula="of:=[.A329]+[.$D$1]" office:value-type="float" office:value="59.5">
            <text:p>59.5</text:p>
          </table:table-cell>
          <table:table-cell table:formula="of:=[.$M$2]+[.$M$3]*[.A330]+[.$M$4]*[.A330]^2+[.$M$5]*[.A330]^3+[.$M$6]*[.A330]^4+[.$N$2]*[.A330]^5+[.$N$3]*[.A330]^6+[.$N$4]*[.A330]^7+[.$N$5]*[.A330]^8+[.$N$6]*[.A330]^9" office:value-type="float" office:value="15.4686480552111">
            <text:p>15.4686480552</text:p>
          </table:table-cell>
          <table:table-cell table:formula="of:=[.B330]/([.$B$2]+[.B330])*[.$B$1]" office:value-type="float" office:value="2.14876124981575">
            <text:p>2.1487612498</text:p>
          </table:table-cell>
          <table:table-cell table:formula="of:=[.$D$5]*[.C330]-[.$D$4]" office:value-type="float" office:value="1.86130348360922">
            <text:p>1.8613034836</text:p>
          </table:table-cell>
          <table:table-cell table:formula="of:=INT([.D330]/[.$B$1]*1024)" office:value-type="float" office:value="339">
            <text:p>339</text:p>
          </table:table-cell>
          <table:table-cell table:number-columns-repeated="10"/>
        </table:table-row>
        <table:table-row table:style-name="ro2">
          <table:table-cell table:formula="of:=[.A330]+[.$D$1]" office:value-type="float" office:value="59.75">
            <text:p>59.75</text:p>
          </table:table-cell>
          <table:table-cell table:formula="of:=[.$M$2]+[.$M$3]*[.A331]+[.$M$4]*[.A331]^2+[.$M$5]*[.A331]^3+[.$M$6]*[.A331]^4+[.$N$2]*[.A331]^5+[.$N$3]*[.A331]^6+[.$N$4]*[.A331]^7+[.$N$5]*[.A331]^8+[.$N$6]*[.A331]^9" office:value-type="float" office:value="15.364523784899">
            <text:p>15.3645237849</text:p>
          </table:table-cell>
          <table:table-cell table:formula="of:=[.B331]/([.$B$2]+[.B331])*[.$B$1]" office:value-type="float" office:value="2.13981424569636">
            <text:p>2.1398142457</text:p>
          </table:table-cell>
          <table:table-cell table:formula="of:=[.$D$5]*[.C331]-[.$D$4]" office:value-type="float" office:value="1.84863573250491">
            <text:p>1.8486357325</text:p>
          </table:table-cell>
          <table:table-cell table:formula="of:=INT([.D331]/[.$B$1]*1024)" office:value-type="float" office:value="337">
            <text:p>337</text:p>
          </table:table-cell>
          <table:table-cell table:number-columns-repeated="10"/>
        </table:table-row>
        <table:table-row table:style-name="ro2">
          <table:table-cell table:formula="of:=[.A331]+[.$D$1]" office:value-type="float" office:value="60">
            <text:p>60</text:p>
          </table:table-cell>
          <table:table-cell table:formula="of:=[.$M$2]+[.$M$3]*[.A332]+[.$M$4]*[.A332]^2+[.$M$5]*[.A332]^3+[.$M$6]*[.A332]^4+[.$N$2]*[.A332]^5+[.$N$3]*[.A332]^6+[.$N$4]*[.A332]^7+[.$N$5]*[.A332]^8+[.$N$6]*[.A332]^9" office:value-type="float" office:value="15.2610912252107">
            <text:p>15.2610912252</text:p>
          </table:table-cell>
          <table:table-cell table:formula="of:=[.B332]/([.$B$2]+[.B332])*[.$B$1]" office:value-type="float" office:value="2.13088076517959">
            <text:p>2.1308807652</text:p>
          </table:table-cell>
          <table:table-cell table:formula="of:=[.$D$5]*[.C332]-[.$D$4]" office:value-type="float" office:value="1.83598712899792">
            <text:p>1.835987129</text:p>
          </table:table-cell>
          <table:table-cell table:formula="of:=INT([.D332]/[.$B$1]*1024)" office:value-type="float" office:value="335">
            <text:p>335</text:p>
          </table:table-cell>
          <table:table-cell table:number-columns-repeated="10"/>
        </table:table-row>
        <table:table-row table:style-name="ro2">
          <table:table-cell table:formula="of:=[.A332]+[.$D$1]" office:value-type="float" office:value="60.25">
            <text:p>60.25</text:p>
          </table:table-cell>
          <table:table-cell table:formula="of:=[.$M$2]+[.$M$3]*[.A333]+[.$M$4]*[.A333]^2+[.$M$5]*[.A333]^3+[.$M$6]*[.A333]^4+[.$N$2]*[.A333]^5+[.$N$3]*[.A333]^6+[.$N$4]*[.A333]^7+[.$N$5]*[.A333]^8+[.$N$6]*[.A333]^9" office:value-type="float" office:value="15.1583481955398">
            <text:p>15.1583481955</text:p>
          </table:table-cell>
          <table:table-cell table:formula="of:=[.B333]/([.$B$2]+[.B333])*[.$B$1]" office:value-type="float" office:value="2.12196118576563">
            <text:p>2.1219611858</text:p>
          </table:table-cell>
          <table:table-cell table:formula="of:=[.$D$5]*[.C333]-[.$D$4]" office:value-type="float" office:value="1.8233582075776">
            <text:p>1.8233582076</text:p>
          </table:table-cell>
          <table:table-cell table:formula="of:=INT([.D333]/[.$B$1]*1024)" office:value-type="float" office:value="332">
            <text:p>332</text:p>
          </table:table-cell>
          <table:table-cell table:number-columns-repeated="10"/>
        </table:table-row>
        <table:table-row table:style-name="ro2">
          <table:table-cell table:formula="of:=[.A333]+[.$D$1]" office:value-type="float" office:value="60.5">
            <text:p>60.5</text:p>
          </table:table-cell>
          <table:table-cell table:formula="of:=[.$M$2]+[.$M$3]*[.A334]+[.$M$4]*[.A334]^2+[.$M$5]*[.A334]^3+[.$M$6]*[.A334]^4+[.$N$2]*[.A334]^5+[.$N$3]*[.A334]^6+[.$N$4]*[.A334]^7+[.$N$5]*[.A334]^8+[.$N$6]*[.A334]^9" office:value-type="float" office:value="15.0562925250043">
            <text:p>15.056292525</text:p>
          </table:table-cell>
          <table:table-cell table:formula="of:=[.B334]/([.$B$2]+[.B334])*[.$B$1]" office:value-type="float" office:value="2.11305588631306">
            <text:p>2.1130558863</text:p>
          </table:table-cell>
          <table:table-cell table:formula="of:=[.$D$5]*[.C334]-[.$D$4]" office:value-type="float" office:value="1.81074950465659">
            <text:p>1.8107495047</text:p>
          </table:table-cell>
          <table:table-cell table:formula="of:=INT([.D334]/[.$B$1]*1024)" office:value-type="float" office:value="330">
            <text:p>330</text:p>
          </table:table-cell>
          <table:table-cell table:number-columns-repeated="10"/>
        </table:table-row>
        <table:table-row table:style-name="ro2">
          <table:table-cell table:formula="of:=[.A334]+[.$D$1]" office:value-type="float" office:value="60.75">
            <text:p>60.75</text:p>
          </table:table-cell>
          <table:table-cell table:formula="of:=[.$M$2]+[.$M$3]*[.A335]+[.$M$4]*[.A335]^2+[.$M$5]*[.A335]^3+[.$M$6]*[.A335]^4+[.$N$2]*[.A335]^5+[.$N$3]*[.A335]^6+[.$N$4]*[.A335]^7+[.$N$5]*[.A335]^8+[.$N$6]*[.A335]^9" office:value-type="float" office:value="14.954922051379">
            <text:p>14.9549220514</text:p>
          </table:table-cell>
          <table:table-cell table:formula="of:=[.B335]/([.$B$2]+[.B335])*[.$B$1]" office:value-type="float" office:value="2.10416524691552">
            <text:p>2.1041652469</text:p>
          </table:table-cell>
          <table:table-cell table:formula="of:=[.$D$5]*[.C335]-[.$D$4]" office:value-type="float" office:value="1.79816155839621">
            <text:p>1.7981615584</text:p>
          </table:table-cell>
          <table:table-cell table:formula="of:=INT([.D335]/[.$B$1]*1024)" office:value-type="float" office:value="328">
            <text:p>328</text:p>
          </table:table-cell>
          <table:table-cell table:number-columns-repeated="10"/>
        </table:table-row>
        <table:table-row table:style-name="ro2">
          <table:table-cell table:formula="of:=[.A335]+[.$D$1]" office:value-type="float" office:value="61">
            <text:p>61</text:p>
          </table:table-cell>
          <table:table-cell table:formula="of:=[.$M$2]+[.$M$3]*[.A336]+[.$M$4]*[.A336]^2+[.$M$5]*[.A336]^3+[.$M$6]*[.A336]^4+[.$N$2]*[.A336]^5+[.$N$3]*[.A336]^6+[.$N$4]*[.A336]^7+[.$N$5]*[.A336]^8+[.$N$6]*[.A336]^9" office:value-type="float" office:value="14.8542346200459">
            <text:p>14.85423462</text:p>
          </table:table-cell>
          <table:table-cell table:formula="of:=[.B336]/([.$B$2]+[.B336])*[.$B$1]" office:value-type="float" office:value="2.09528964877685">
            <text:p>2.0952896488</text:p>
          </table:table-cell>
          <table:table-cell table:formula="of:=[.$D$5]*[.C336]-[.$D$4]" office:value-type="float" office:value="1.78559490852972">
            <text:p>1.7855949085</text:p>
          </table:table-cell>
          <table:table-cell table:formula="of:=INT([.D336]/[.$B$1]*1024)" office:value-type="float" office:value="325">
            <text:p>325</text:p>
          </table:table-cell>
          <table:table-cell table:number-columns-repeated="10"/>
        </table:table-row>
        <table:table-row table:style-name="ro2">
          <table:table-cell table:formula="of:=[.A336]+[.$D$1]" office:value-type="float" office:value="61.25">
            <text:p>61.25</text:p>
          </table:table-cell>
          <table:table-cell table:formula="of:=[.$M$2]+[.$M$3]*[.A337]+[.$M$4]*[.A337]^2+[.$M$5]*[.A337]^3+[.$M$6]*[.A337]^4+[.$N$2]*[.A337]^5+[.$N$3]*[.A337]^6+[.$N$4]*[.A337]^7+[.$N$5]*[.A337]^8+[.$N$6]*[.A337]^9" office:value-type="float" office:value="14.7542280829642">
            <text:p>14.754228083</text:p>
          </table:table-cell>
          <table:table-cell table:formula="of:=[.B337]/([.$B$2]+[.B337])*[.$B$1]" office:value-type="float" office:value="2.0864294740846">
            <text:p>2.0864294741</text:p>
          </table:table-cell>
          <table:table-cell table:formula="of:=[.$D$5]*[.C337]-[.$D$4]" office:value-type="float" office:value="1.77305009618311">
            <text:p>1.7730500962</text:p>
          </table:table-cell>
          <table:table-cell table:formula="of:=INT([.D337]/[.$B$1]*1024)" office:value-type="float" office:value="323">
            <text:p>323</text:p>
          </table:table-cell>
          <table:table-cell table:number-columns-repeated="10"/>
        </table:table-row>
        <table:table-row table:style-name="ro2">
          <table:table-cell table:formula="of:=[.A337]+[.$D$1]" office:value-type="float" office:value="61.5">
            <text:p>61.5</text:p>
          </table:table-cell>
          <table:table-cell table:formula="of:=[.$M$2]+[.$M$3]*[.A338]+[.$M$4]*[.A338]^2+[.$M$5]*[.A338]^3+[.$M$6]*[.A338]^4+[.$N$2]*[.A338]^5+[.$N$3]*[.A338]^6+[.$N$4]*[.A338]^7+[.$N$5]*[.A338]^8+[.$N$6]*[.A338]^9" office:value-type="float" office:value="14.6549002976589">
            <text:p>14.6549002977</text:p>
          </table:table-cell>
          <table:table-cell table:formula="of:=[.B338]/([.$B$2]+[.B338])*[.$B$1]" office:value-type="float" office:value="2.07758510588207">
            <text:p>2.0775851059</text:p>
          </table:table-cell>
          <table:table-cell table:formula="of:=[.$D$5]*[.C338]-[.$D$4]" office:value-type="float" office:value="1.76052766369405">
            <text:p>1.7605276637</text:p>
          </table:table-cell>
          <table:table-cell table:formula="of:=INT([.D338]/[.$B$1]*1024)" office:value-type="float" office:value="321">
            <text:p>321</text:p>
          </table:table-cell>
          <table:table-cell table:number-columns-repeated="10"/>
        </table:table-row>
        <table:table-row table:style-name="ro2">
          <table:table-cell table:formula="of:=[.A338]+[.$D$1]" office:value-type="float" office:value="61.75">
            <text:p>61.75</text:p>
          </table:table-cell>
          <table:table-cell table:formula="of:=[.$M$2]+[.$M$3]*[.A339]+[.$M$4]*[.A339]^2+[.$M$5]*[.A339]^3+[.$M$6]*[.A339]^4+[.$N$2]*[.A339]^5+[.$N$3]*[.A339]^6+[.$N$4]*[.A339]^7+[.$N$5]*[.A339]^8+[.$N$6]*[.A339]^9" office:value-type="float" office:value="14.5562491262286">
            <text:p>14.5562491262</text:p>
          </table:table-cell>
          <table:table-cell table:formula="of:=[.B339]/([.$B$2]+[.B339])*[.$B$1]" office:value-type="float" office:value="2.06875692793887">
            <text:p>2.0687569279</text:p>
          </table:table-cell>
          <table:table-cell table:formula="of:=[.$D$5]*[.C339]-[.$D$4]" office:value-type="float" office:value="1.74802815442852">
            <text:p>1.7480281544</text:p>
          </table:table-cell>
          <table:table-cell table:formula="of:=INT([.D339]/[.$B$1]*1024)" office:value-type="float" office:value="319">
            <text:p>319</text:p>
          </table:table-cell>
          <table:table-cell table:number-columns-repeated="10"/>
        </table:table-row>
        <table:table-row table:style-name="ro2">
          <table:table-cell table:formula="of:=[.A339]+[.$D$1]" office:value-type="float" office:value="62">
            <text:p>62</text:p>
          </table:table-cell>
          <table:table-cell table:formula="of:=[.$M$2]+[.$M$3]*[.A340]+[.$M$4]*[.A340]^2+[.$M$5]*[.A340]^3+[.$M$6]*[.A340]^4+[.$N$2]*[.A340]^5+[.$N$3]*[.A340]^6+[.$N$4]*[.A340]^7+[.$N$5]*[.A340]^8+[.$N$6]*[.A340]^9" office:value-type="float" office:value="14.4582724343717">
            <text:p>14.4582724344</text:p>
          </table:table-cell>
          <table:table-cell table:formula="of:=[.B340]/([.$B$2]+[.B340])*[.$B$1]" office:value-type="float" office:value="2.05994532462006">
            <text:p>2.0599453246</text:p>
          </table:table-cell>
          <table:table-cell table:formula="of:=[.$D$5]*[.C340]-[.$D$4]" office:value-type="float" office:value="1.73555211259563">
            <text:p>1.7355521126</text:p>
          </table:table-cell>
          <table:table-cell table:formula="of:=INT([.D340]/[.$B$1]*1024)" office:value-type="float" office:value="316">
            <text:p>316</text:p>
          </table:table-cell>
          <table:table-cell table:number-columns-repeated="10"/>
        </table:table-row>
        <table:table-row table:style-name="ro2">
          <table:table-cell table:formula="of:=[.A340]+[.$D$1]" office:value-type="float" office:value="62.25">
            <text:p>62.25</text:p>
          </table:table-cell>
          <table:table-cell table:formula="of:=[.$M$2]+[.$M$3]*[.A341]+[.$M$4]*[.A341]^2+[.$M$5]*[.A341]^3+[.$M$6]*[.A341]^4+[.$N$2]*[.A341]^5+[.$N$3]*[.A341]^6+[.$N$4]*[.A341]^7+[.$N$5]*[.A341]^8+[.$N$6]*[.A341]^9" office:value-type="float" office:value="14.3609680904324">
            <text:p>14.3609680904</text:p>
          </table:table-cell>
          <table:table-cell table:formula="of:=[.B341]/([.$B$2]+[.B341])*[.$B$1]" office:value-type="float" office:value="2.05115068075404">
            <text:p>2.0511506808</text:p>
          </table:table-cell>
          <table:table-cell table:formula="of:=[.$D$5]*[.C341]-[.$D$4]" office:value-type="float" office:value="1.72310008306048">
            <text:p>1.7231000831</text:p>
          </table:table-cell>
          <table:table-cell table:formula="of:=INT([.D341]/[.$B$1]*1024)" office:value-type="float" office:value="314">
            <text:p>314</text:p>
          </table:table-cell>
          <table:table-cell table:number-columns-repeated="10"/>
        </table:table-row>
        <table:table-row table:style-name="ro2">
          <table:table-cell table:formula="of:=[.A341]+[.$D$1]" office:value-type="float" office:value="62.5">
            <text:p>62.5</text:p>
          </table:table-cell>
          <table:table-cell table:formula="of:=[.$M$2]+[.$M$3]*[.A342]+[.$M$4]*[.A342]^2+[.$M$5]*[.A342]^3+[.$M$6]*[.A342]^4+[.$N$2]*[.A342]^5+[.$N$3]*[.A342]^6+[.$N$4]*[.A342]^7+[.$N$5]*[.A342]^8+[.$N$6]*[.A342]^9" office:value-type="float" office:value="14.2643339644649">
            <text:p>14.2643339645</text:p>
          </table:table-cell>
          <table:table-cell table:formula="of:=[.B342]/([.$B$2]+[.B342])*[.$B$1]" office:value-type="float" office:value="2.04237338149906">
            <text:p>2.0423733815</text:p>
          </table:table-cell>
          <table:table-cell table:formula="of:=[.$D$5]*[.C342]-[.$D$4]" office:value-type="float" office:value="1.71067261115521">
            <text:p>1.7106726112</text:p>
          </table:table-cell>
          <table:table-cell table:formula="of:=INT([.D342]/[.$B$1]*1024)" office:value-type="float" office:value="312">
            <text:p>312</text:p>
          </table:table-cell>
          <table:table-cell table:number-columns-repeated="10"/>
        </table:table-row>
        <table:table-row table:style-name="ro2">
          <table:table-cell table:formula="of:=[.A342]+[.$D$1]" office:value-type="float" office:value="62.75">
            <text:p>62.75</text:p>
          </table:table-cell>
          <table:table-cell table:formula="of:=[.$M$2]+[.$M$3]*[.A343]+[.$M$4]*[.A343]^2+[.$M$5]*[.A343]^3+[.$M$6]*[.A343]^4+[.$N$2]*[.A343]^5+[.$N$3]*[.A343]^6+[.$N$4]*[.A343]^7+[.$N$5]*[.A343]^8+[.$N$6]*[.A343]^9" office:value-type="float" office:value="14.1683679273166">
            <text:p>14.1683679273</text:p>
          </table:table-cell>
          <table:table-cell table:formula="of:=[.B343]/([.$B$2]+[.B343])*[.$B$1]" office:value-type="float" office:value="2.0336138122086">
            <text:p>2.0336138122</text:p>
          </table:table-cell>
          <table:table-cell table:formula="of:=[.$D$5]*[.C343]-[.$D$4]" office:value-type="float" office:value="1.69827024248837">
            <text:p>1.6982702425</text:p>
          </table:table-cell>
          <table:table-cell table:formula="of:=INT([.D343]/[.$B$1]*1024)" office:value-type="float" office:value="309">
            <text:p>309</text:p>
          </table:table-cell>
          <table:table-cell table:number-columns-repeated="10"/>
        </table:table-row>
        <table:table-row table:style-name="ro2">
          <table:table-cell table:formula="of:=[.A343]+[.$D$1]" office:value-type="float" office:value="63">
            <text:p>63</text:p>
          </table:table-cell>
          <table:table-cell table:formula="of:=[.$M$2]+[.$M$3]*[.A344]+[.$M$4]*[.A344]^2+[.$M$5]*[.A344]^3+[.$M$6]*[.A344]^4+[.$N$2]*[.A344]^5+[.$N$3]*[.A344]^6+[.$N$4]*[.A344]^7+[.$N$5]*[.A344]^8+[.$N$6]*[.A344]^9" office:value-type="float" office:value="14.0730678497301">
            <text:p>14.0730678497</text:p>
          </table:table-cell>
          <table:table-cell table:formula="of:=[.B344]/([.$B$2]+[.B344])*[.$B$1]" office:value-type="float" office:value="2.02487235829553">
            <text:p>2.0248723583</text:p>
          </table:table-cell>
          <table:table-cell table:formula="of:=[.$D$5]*[.C344]-[.$D$4]" office:value-type="float" office:value="1.6858935227526">
            <text:p>1.6858935228</text:p>
          </table:table-cell>
          <table:table-cell table:formula="of:=INT([.D344]/[.$B$1]*1024)" office:value-type="float" office:value="307">
            <text:p>307</text:p>
          </table:table-cell>
          <table:table-cell table:number-columns-repeated="10"/>
        </table:table-row>
        <table:table-row table:style-name="ro2">
          <table:table-cell table:formula="of:=[.A344]+[.$D$1]" office:value-type="float" office:value="63.25">
            <text:p>63.25</text:p>
          </table:table-cell>
          <table:table-cell table:formula="of:=[.$M$2]+[.$M$3]*[.A345]+[.$M$4]*[.A345]^2+[.$M$5]*[.A345]^3+[.$M$6]*[.A345]^4+[.$N$2]*[.A345]^5+[.$N$3]*[.A345]^6+[.$N$4]*[.A345]^7+[.$N$5]*[.A345]^8+[.$N$6]*[.A345]^9" office:value-type="float" office:value="13.9784316014646">
            <text:p>13.9784316015</text:p>
          </table:table-cell>
          <table:table-cell table:formula="of:=[.B345]/([.$B$2]+[.B345])*[.$B$1]" office:value-type="float" office:value="2.01614940509526">
            <text:p>2.0161494051</text:p>
          </table:table-cell>
          <table:table-cell table:formula="of:=[.$D$5]*[.C345]-[.$D$4]" office:value-type="float" office:value="1.67354299753086">
            <text:p>1.6735429975</text:p>
          </table:table-cell>
          <table:table-cell table:formula="of:=INT([.D345]/[.$B$1]*1024)" office:value-type="float" office:value="305">
            <text:p>305</text:p>
          </table:table-cell>
          <table:table-cell table:number-columns-repeated="10"/>
        </table:table-row>
        <table:table-row table:style-name="ro2">
          <table:table-cell table:formula="of:=[.A345]+[.$D$1]" office:value-type="float" office:value="63.5">
            <text:p>63.5</text:p>
          </table:table-cell>
          <table:table-cell table:formula="of:=[.$M$2]+[.$M$3]*[.A346]+[.$M$4]*[.A346]^2+[.$M$5]*[.A346]^3+[.$M$6]*[.A346]^4+[.$N$2]*[.A346]^5+[.$N$3]*[.A346]^6+[.$N$4]*[.A346]^7+[.$N$5]*[.A346]^8+[.$N$6]*[.A346]^9" office:value-type="float" office:value="13.8844570504354">
            <text:p>13.8844570504</text:p>
          </table:table-cell>
          <table:table-cell table:formula="of:=[.B346]/([.$B$2]+[.B346])*[.$B$1]" office:value-type="float" office:value="2.00744533772782">
            <text:p>2.0074453377</text:p>
          </table:table-cell>
          <table:table-cell table:formula="of:=[.$D$5]*[.C346]-[.$D$4]" office:value-type="float" office:value="1.66121921210117">
            <text:p>1.6612192121</text:p>
          </table:table-cell>
          <table:table-cell table:formula="of:=INT([.D346]/[.$B$1]*1024)" office:value-type="float" office:value="303">
            <text:p>303</text:p>
          </table:table-cell>
          <table:table-cell table:number-columns-repeated="10"/>
        </table:table-row>
        <table:table-row table:style-name="ro2">
          <table:table-cell table:formula="of:=[.A346]+[.$D$1]" office:value-type="float" office:value="63.75">
            <text:p>63.75</text:p>
          </table:table-cell>
          <table:table-cell table:formula="of:=[.$M$2]+[.$M$3]*[.A347]+[.$M$4]*[.A347]^2+[.$M$5]*[.A347]^3+[.$M$6]*[.A347]^4+[.$N$2]*[.A347]^5+[.$N$3]*[.A347]^6+[.$N$4]*[.A347]^7+[.$N$5]*[.A347]^8+[.$N$6]*[.A347]^9" office:value-type="float" office:value="13.7911420618724">
            <text:p>13.7911420619</text:p>
          </table:table-cell>
          <table:table-cell table:formula="of:=[.B347]/([.$B$2]+[.B347])*[.$B$1]" office:value-type="float" office:value="1.99876054095896">
            <text:p>1.998760541</text:p>
          </table:table-cell>
          <table:table-cell table:formula="of:=[.$D$5]*[.C347]-[.$D$4]" office:value-type="float" office:value="1.64892271123996">
            <text:p>1.6489227112</text:p>
          </table:table-cell>
          <table:table-cell table:formula="of:=INT([.D347]/[.$B$1]*1024)" office:value-type="float" office:value="300">
            <text:p>300</text:p>
          </table:table-cell>
          <table:table-cell table:number-columns-repeated="10"/>
        </table:table-row>
        <table:table-row table:style-name="ro2">
          <table:table-cell table:formula="of:=[.A347]+[.$D$1]" office:value-type="float" office:value="64">
            <text:p>64</text:p>
          </table:table-cell>
          <table:table-cell table:formula="of:=[.$M$2]+[.$M$3]*[.A348]+[.$M$4]*[.A348]^2+[.$M$5]*[.A348]^3+[.$M$6]*[.A348]^4+[.$N$2]*[.A348]^5+[.$N$3]*[.A348]^6+[.$N$4]*[.A348]^7+[.$N$5]*[.A348]^8+[.$N$6]*[.A348]^9" office:value-type="float" office:value="13.6984844974978">
            <text:p>13.6984844975</text:p>
          </table:table-cell>
          <table:table-cell table:formula="of:=[.B348]/([.$B$2]+[.B348])*[.$B$1]" office:value-type="float" office:value="1.9900953990605">
            <text:p>1.9900953991</text:p>
          </table:table-cell>
          <table:table-cell table:formula="of:=[.$D$5]*[.C348]-[.$D$4]" office:value-type="float" office:value="1.63665403902428">
            <text:p>1.636654039</text:p>
          </table:table-cell>
          <table:table-cell table:formula="of:=INT([.D348]/[.$B$1]*1024)" office:value-type="float" office:value="298">
            <text:p>298</text:p>
          </table:table-cell>
          <table:table-cell table:number-columns-repeated="10"/>
        </table:table-row>
        <table:table-row table:style-name="ro2">
          <table:table-cell table:formula="of:=[.A348]+[.$D$1]" office:value-type="float" office:value="64.25">
            <text:p>64.25</text:p>
          </table:table-cell>
          <table:table-cell table:formula="of:=[.$M$2]+[.$M$3]*[.A349]+[.$M$4]*[.A349]^2+[.$M$5]*[.A349]^3+[.$M$6]*[.A349]^4+[.$N$2]*[.A349]^5+[.$N$3]*[.A349]^6+[.$N$4]*[.A349]^7+[.$N$5]*[.A349]^8+[.$N$6]*[.A349]^9" office:value-type="float" office:value="13.6064822147215">
            <text:p>13.6064822147</text:p>
          </table:table-cell>
          <table:table-cell table:formula="of:=[.B349]/([.$B$2]+[.B349])*[.$B$1]" office:value-type="float" office:value="1.98145029566973">
            <text:p>1.9814502957</text:p>
          </table:table-cell>
          <table:table-cell table:formula="of:=[.$D$5]*[.C349]-[.$D$4]" office:value-type="float" office:value="1.62441373863278">
            <text:p>1.6244137386</text:p>
          </table:table-cell>
          <table:table-cell table:formula="of:=INT([.D349]/[.$B$1]*1024)" office:value-type="float" office:value="296">
            <text:p>296</text:p>
          </table:table-cell>
          <table:table-cell table:number-columns-repeated="10"/>
        </table:table-row>
        <table:table-row table:style-name="ro2">
          <table:table-cell table:formula="of:=[.A349]+[.$D$1]" office:value-type="float" office:value="64.5">
            <text:p>64.5</text:p>
          </table:table-cell>
          <table:table-cell table:formula="of:=[.$M$2]+[.$M$3]*[.A350]+[.$M$4]*[.A350]^2+[.$M$5]*[.A350]^3+[.$M$6]*[.A350]^4+[.$N$2]*[.A350]^5+[.$N$3]*[.A350]^6+[.$N$4]*[.A350]^7+[.$N$5]*[.A350]^8+[.$N$6]*[.A350]^9" office:value-type="float" office:value="13.5151330658564">
            <text:p>13.5151330659</text:p>
          </table:table-cell>
          <table:table-cell table:formula="of:=[.B350]/([.$B$2]+[.B350])*[.$B$1]" office:value-type="float" office:value="1.97282561364812">
            <text:p>1.9728256136</text:p>
          </table:table-cell>
          <table:table-cell table:formula="of:=[.$D$5]*[.C350]-[.$D$4]" office:value-type="float" office:value="1.61220235214568">
            <text:p>1.6122023521</text:p>
          </table:table-cell>
          <table:table-cell table:formula="of:=INT([.D350]/[.$B$1]*1024)" office:value-type="float" office:value="294">
            <text:p>294</text:p>
          </table:table-cell>
          <table:table-cell table:number-columns-repeated="10"/>
        </table:table-row>
        <table:table-row table:style-name="ro2">
          <table:table-cell table:formula="of:=[.A350]+[.$D$1]" office:value-type="float" office:value="64.75">
            <text:p>64.75</text:p>
          </table:table-cell>
          <table:table-cell table:formula="of:=[.$M$2]+[.$M$3]*[.A351]+[.$M$4]*[.A351]^2+[.$M$5]*[.A351]^3+[.$M$6]*[.A351]^4+[.$N$2]*[.A351]^5+[.$N$3]*[.A351]^6+[.$N$4]*[.A351]^7+[.$N$5]*[.A351]^8+[.$N$6]*[.A351]^9" office:value-type="float" office:value="13.4244348973515">
            <text:p>13.4244348974</text:p>
          </table:table-cell>
          <table:table-cell table:formula="of:=[.B351]/([.$B$2]+[.B351])*[.$B$1]" office:value-type="float" office:value="1.9642217349394">
            <text:p>1.9642217349</text:p>
          </table:table-cell>
          <table:table-cell table:formula="of:=[.$D$5]*[.C351]-[.$D$4]" office:value-type="float" office:value="1.60002042034379">
            <text:p>1.6000204203</text:p>
          </table:table-cell>
          <table:table-cell table:formula="of:=INT([.D351]/[.$B$1]*1024)" office:value-type="float" office:value="292">
            <text:p>292</text:p>
          </table:table-cell>
          <table:table-cell table:number-columns-repeated="10"/>
        </table:table-row>
        <table:table-row table:style-name="ro2">
          <table:table-cell table:formula="of:=[.A351]+[.$D$1]" office:value-type="float" office:value="65">
            <text:p>65</text:p>
          </table:table-cell>
          <table:table-cell table:formula="of:=[.$M$2]+[.$M$3]*[.A352]+[.$M$4]*[.A352]^2+[.$M$5]*[.A352]^3+[.$M$6]*[.A352]^4+[.$N$2]*[.A352]^5+[.$N$3]*[.A352]^6+[.$N$4]*[.A352]^7+[.$N$5]*[.A352]^8+[.$N$6]*[.A352]^9" office:value-type="float" office:value="13.3343855490439">
            <text:p>13.334385549</text:p>
          </table:table-cell>
          <table:table-cell table:formula="of:=[.B352]/([.$B$2]+[.B352])*[.$B$1]" office:value-type="float" office:value="1.95563904042703">
            <text:p>1.9556390404</text:p>
          </table:table-cell>
          <table:table-cell table:formula="of:=[.$D$5]*[.C352]-[.$D$4]" office:value-type="float" office:value="1.5878684825067">
            <text:p>1.5878684825</text:p>
          </table:table-cell>
          <table:table-cell table:formula="of:=INT([.D352]/[.$B$1]*1024)" office:value-type="float" office:value="289">
            <text:p>289</text:p>
          </table:table-cell>
          <table:table-cell table:number-columns-repeated="10"/>
        </table:table-row>
        <table:table-row table:style-name="ro2">
          <table:table-cell table:formula="of:=[.A352]+[.$D$1]" office:value-type="float" office:value="65.25">
            <text:p>65.25</text:p>
          </table:table-cell>
          <table:table-cell table:formula="of:=[.$M$2]+[.$M$3]*[.A353]+[.$M$4]*[.A353]^2+[.$M$5]*[.A353]^3+[.$M$6]*[.A353]^4+[.$N$2]*[.A353]^5+[.$N$3]*[.A353]^6+[.$N$4]*[.A353]^7+[.$N$5]*[.A353]^8+[.$N$6]*[.A353]^9" office:value-type="float" office:value="13.2449828534292">
            <text:p>13.2449828534</text:p>
          </table:table-cell>
          <table:table-cell table:formula="of:=[.B353]/([.$B$2]+[.B353])*[.$B$1]" office:value-type="float" office:value="1.94707790979108">
            <text:p>1.9470779098</text:p>
          </table:table-cell>
          <table:table-cell table:formula="of:=[.$D$5]*[.C353]-[.$D$4]" office:value-type="float" office:value="1.57574707621019">
            <text:p>1.5757470762</text:p>
          </table:table-cell>
          <table:table-cell table:formula="of:=INT([.D353]/[.$B$1]*1024)" office:value-type="float" office:value="287">
            <text:p>287</text:p>
          </table:table-cell>
          <table:table-cell table:number-columns-repeated="10"/>
        </table:table-row>
        <table:table-row table:style-name="ro2">
          <table:table-cell table:formula="of:=[.A353]+[.$D$1]" office:value-type="float" office:value="65.5">
            <text:p>65.5</text:p>
          </table:table-cell>
          <table:table-cell table:formula="of:=[.$M$2]+[.$M$3]*[.A354]+[.$M$4]*[.A354]^2+[.$M$5]*[.A354]^3+[.$M$6]*[.A354]^4+[.$N$2]*[.A354]^5+[.$N$3]*[.A354]^6+[.$N$4]*[.A354]^7+[.$N$5]*[.A354]^8+[.$N$6]*[.A354]^9" office:value-type="float" office:value="13.1562246349506">
            <text:p>13.156224635</text:p>
          </table:table-cell>
          <table:table-cell table:formula="of:=[.B354]/([.$B$2]+[.B354])*[.$B$1]" office:value-type="float" office:value="1.93853872136482">
            <text:p>1.9385387214</text:p>
          </table:table-cell>
          <table:table-cell table:formula="of:=[.$D$5]*[.C354]-[.$D$4]" office:value-type="float" office:value="1.56365673712315">
            <text:p>1.5636567371</text:p>
          </table:table-cell>
          <table:table-cell table:formula="of:=INT([.D354]/[.$B$1]*1024)" office:value-type="float" office:value="285">
            <text:p>285</text:p>
          </table:table-cell>
          <table:table-cell table:number-columns-repeated="10"/>
        </table:table-row>
        <table:table-row table:style-name="ro2">
          <table:table-cell table:formula="of:=[.A354]+[.$D$1]" office:value-type="float" office:value="65.75">
            <text:p>65.75</text:p>
          </table:table-cell>
          <table:table-cell table:formula="of:=[.$M$2]+[.$M$3]*[.A355]+[.$M$4]*[.A355]^2+[.$M$5]*[.A355]^3+[.$M$6]*[.A355]^4+[.$N$2]*[.A355]^5+[.$N$3]*[.A355]^6+[.$N$4]*[.A355]^7+[.$N$5]*[.A355]^8+[.$N$6]*[.A355]^9" office:value-type="float" office:value="13.0681087093061">
            <text:p>13.0681087093</text:p>
          </table:table-cell>
          <table:table-cell table:formula="of:=[.B355]/([.$B$2]+[.B355])*[.$B$1]" office:value-type="float" office:value="1.93002185199081">
            <text:p>1.930021852</text:p>
          </table:table-cell>
          <table:table-cell table:formula="of:=[.$D$5]*[.C355]-[.$D$4]" office:value-type="float" office:value="1.55159799880381">
            <text:p>1.5515979988</text:p>
          </table:table-cell>
          <table:table-cell table:formula="of:=INT([.D355]/[.$B$1]*1024)" office:value-type="float" office:value="283">
            <text:p>283</text:p>
          </table:table-cell>
          <table:table-cell table:number-columns-repeated="10"/>
        </table:table-row>
        <table:table-row table:style-name="ro2">
          <table:table-cell table:formula="of:=[.A355]+[.$D$1]" office:value-type="float" office:value="66">
            <text:p>66</text:p>
          </table:table-cell>
          <table:table-cell table:formula="of:=[.$M$2]+[.$M$3]*[.A356]+[.$M$4]*[.A356]^2+[.$M$5]*[.A356]^3+[.$M$6]*[.A356]^4+[.$N$2]*[.A356]^5+[.$N$3]*[.A356]^6+[.$N$4]*[.A356]^7+[.$N$5]*[.A356]^8+[.$N$6]*[.A356]^9" office:value-type="float" office:value="12.9806328827748">
            <text:p>12.9806328828</text:p>
          </table:table-cell>
          <table:table-cell table:formula="of:=[.B356]/([.$B$2]+[.B356])*[.$B$1]" office:value-type="float" office:value="1.92152767687676">
            <text:p>1.9215276769</text:p>
          </table:table-cell>
          <table:table-cell table:formula="of:=[.$D$5]*[.C356]-[.$D$4]" office:value-type="float" office:value="1.53957139249567">
            <text:p>1.5395713925</text:p>
          </table:table-cell>
          <table:table-cell table:formula="of:=INT([.D356]/[.$B$1]*1024)" office:value-type="float" office:value="281">
            <text:p>281</text:p>
          </table:table-cell>
          <table:table-cell table:number-columns-repeated="10"/>
        </table:table-row>
        <table:table-row table:style-name="ro2">
          <table:table-cell table:formula="of:=[.A356]+[.$D$1]" office:value-type="float" office:value="66.25">
            <text:p>66.25</text:p>
          </table:table-cell>
          <table:table-cell table:formula="of:=[.$M$2]+[.$M$3]*[.A357]+[.$M$4]*[.A357]^2+[.$M$5]*[.A357]^3+[.$M$6]*[.A357]^4+[.$N$2]*[.A357]^5+[.$N$3]*[.A357]^6+[.$N$4]*[.A357]^7+[.$N$5]*[.A357]^8+[.$N$6]*[.A357]^9" office:value-type="float" office:value="12.8937949515605">
            <text:p>12.8937949516</text:p>
          </table:table-cell>
          <table:table-cell table:formula="of:=[.B357]/([.$B$2]+[.B357])*[.$B$1]" office:value-type="float" office:value="1.91305656945118">
            <text:p>1.9130565695</text:p>
          </table:table-cell>
          <table:table-cell table:formula="of:=[.$D$5]*[.C357]-[.$D$4]" office:value-type="float" office:value="1.52757744692315">
            <text:p>1.5275774469</text:p>
          </table:table-cell>
          <table:table-cell table:formula="of:=INT([.D357]/[.$B$1]*1024)" office:value-type="float" office:value="278">
            <text:p>278</text:p>
          </table:table-cell>
          <table:table-cell table:number-columns-repeated="10"/>
        </table:table-row>
        <table:table-row table:style-name="ro2">
          <table:table-cell table:formula="of:=[.A357]+[.$D$1]" office:value-type="float" office:value="66.5">
            <text:p>66.5</text:p>
          </table:table-cell>
          <table:table-cell table:formula="of:=[.$M$2]+[.$M$3]*[.A358]+[.$M$4]*[.A358]^2+[.$M$5]*[.A358]^3+[.$M$6]*[.A358]^4+[.$N$2]*[.A358]^5+[.$N$3]*[.A358]^6+[.$N$4]*[.A358]^7+[.$N$5]*[.A358]^8+[.$N$6]*[.A358]^9" office:value-type="float" office:value="12.8075927011547">
            <text:p>12.8075927012</text:p>
          </table:table-cell>
          <table:table-cell table:formula="of:=[.B358]/([.$B$2]+[.B358])*[.$B$1]" office:value-type="float" office:value="1.90460890121893">
            <text:p>1.9046089012</text:p>
          </table:table-cell>
          <table:table-cell table:formula="of:=[.$D$5]*[.C358]-[.$D$4]" office:value-type="float" office:value="1.51561668808703">
            <text:p>1.5156166881</text:p>
          </table:table-cell>
          <table:table-cell table:formula="of:=INT([.D358]/[.$B$1]*1024)" office:value-type="float" office:value="276">
            <text:p>276</text:p>
          </table:table-cell>
          <table:table-cell table:number-columns-repeated="10"/>
        </table:table-row>
        <table:table-row table:style-name="ro2">
          <table:table-cell table:formula="of:=[.A358]+[.$D$1]" office:value-type="float" office:value="66.75">
            <text:p>66.75</text:p>
          </table:table-cell>
          <table:table-cell table:formula="of:=[.$M$2]+[.$M$3]*[.A359]+[.$M$4]*[.A359]^2+[.$M$5]*[.A359]^3+[.$M$6]*[.A359]^4+[.$N$2]*[.A359]^5+[.$N$3]*[.A359]^6+[.$N$4]*[.A359]^7+[.$N$5]*[.A359]^8+[.$N$6]*[.A359]^9" office:value-type="float" office:value="12.7220239057172">
            <text:p>12.7220239057</text:p>
          </table:table-cell>
          <table:table-cell table:formula="of:=[.B359]/([.$B$2]+[.B359])*[.$B$1]" office:value-type="float" office:value="1.89618504161668">
            <text:p>1.8961850416</text:p>
          </table:table-cell>
          <table:table-cell table:formula="of:=[.$D$5]*[.C359]-[.$D$4]" office:value-type="float" office:value="1.50368963905977">
            <text:p>1.5036896391</text:p>
          </table:table-cell>
          <table:table-cell table:formula="of:=INT([.D359]/[.$B$1]*1024)" office:value-type="float" office:value="274">
            <text:p>274</text:p>
          </table:table-cell>
          <table:table-cell table:number-columns-repeated="10"/>
        </table:table-row>
        <table:table-row table:style-name="ro2">
          <table:table-cell table:formula="of:=[.A359]+[.$D$1]" office:value-type="float" office:value="67">
            <text:p>67</text:p>
          </table:table-cell>
          <table:table-cell table:formula="of:=[.$M$2]+[.$M$3]*[.A360]+[.$M$4]*[.A360]^2+[.$M$5]*[.A360]^3+[.$M$6]*[.A360]^4+[.$N$2]*[.A360]^5+[.$N$3]*[.A360]^6+[.$N$4]*[.A360]^7+[.$N$5]*[.A360]^8+[.$N$6]*[.A360]^9" office:value-type="float" office:value="12.6370863274743">
            <text:p>12.6370863275</text:p>
          </table:table-cell>
          <table:table-cell table:formula="of:=[.B360]/([.$B$2]+[.B360])*[.$B$1]" office:value-type="float" office:value="1.88778535786837">
            <text:p>1.8877853579</text:p>
          </table:table-cell>
          <table:table-cell table:formula="of:=[.$D$5]*[.C360]-[.$D$4]" office:value-type="float" office:value="1.49179681978099">
            <text:p>1.4917968198</text:p>
          </table:table-cell>
          <table:table-cell table:formula="of:=INT([.D360]/[.$B$1]*1024)" office:value-type="float" office:value="272">
            <text:p>272</text:p>
          </table:table-cell>
          <table:table-cell table:number-columns-repeated="10"/>
        </table:table-row>
        <table:table-row table:style-name="ro2">
          <table:table-cell table:formula="of:=[.A360]+[.$D$1]" office:value-type="float" office:value="67.25">
            <text:p>67.25</text:p>
          </table:table-cell>
          <table:table-cell table:formula="of:=[.$M$2]+[.$M$3]*[.A361]+[.$M$4]*[.A361]^2+[.$M$5]*[.A361]^3+[.$M$6]*[.A361]^4+[.$N$2]*[.A361]^5+[.$N$3]*[.A361]^6+[.$N$4]*[.A361]^7+[.$N$5]*[.A361]^8+[.$N$6]*[.A361]^9" office:value-type="float" office:value="12.5527777161368">
            <text:p>12.5527777161</text:p>
          </table:table-cell>
          <table:table-cell table:formula="of:=[.B361]/([.$B$2]+[.B361])*[.$B$1]" office:value-type="float" office:value="1.87941021484095">
            <text:p>1.8794102148</text:p>
          </table:table-cell>
          <table:table-cell table:formula="of:=[.$D$5]*[.C361]-[.$D$4]" office:value-type="float" office:value="1.47993874685305">
            <text:p>1.4799387469</text:p>
          </table:table-cell>
          <table:table-cell table:formula="of:=INT([.D361]/[.$B$1]*1024)" office:value-type="float" office:value="270">
            <text:p>270</text:p>
          </table:table-cell>
          <table:table-cell table:number-columns-repeated="10"/>
        </table:table-row>
        <table:table-row table:style-name="ro2">
          <table:table-cell table:formula="of:=[.A361]+[.$D$1]" office:value-type="float" office:value="67.5">
            <text:p>67.5</text:p>
          </table:table-cell>
          <table:table-cell table:formula="of:=[.$M$2]+[.$M$3]*[.A362]+[.$M$4]*[.A362]^2+[.$M$5]*[.A362]^3+[.$M$6]*[.A362]^4+[.$N$2]*[.A362]^5+[.$N$3]*[.A362]^6+[.$N$4]*[.A362]^7+[.$N$5]*[.A362]^8+[.$N$6]*[.A362]^9" office:value-type="float" office:value="12.469095808334">
            <text:p>12.4690958083</text:p>
          </table:table-cell>
          <table:table-cell table:formula="of:=[.B362]/([.$B$2]+[.B362])*[.$B$1]" office:value-type="float" office:value="1.87105997490009">
            <text:p>1.8710599749</text:p>
          </table:table-cell>
          <table:table-cell table:formula="of:=[.$D$5]*[.C362]-[.$D$4]" office:value-type="float" office:value="1.46811593333687">
            <text:p>1.4681159333</text:p>
          </table:table-cell>
          <table:table-cell table:formula="of:=INT([.D362]/[.$B$1]*1024)" office:value-type="float" office:value="267">
            <text:p>267</text:p>
          </table:table-cell>
          <table:table-cell table:number-columns-repeated="10"/>
        </table:table-row>
        <table:table-row table:style-name="ro2">
          <table:table-cell table:formula="of:=[.A362]+[.$D$1]" office:value-type="float" office:value="67.75">
            <text:p>67.75</text:p>
          </table:table-cell>
          <table:table-cell table:formula="of:=[.$M$2]+[.$M$3]*[.A363]+[.$M$4]*[.A363]^2+[.$M$5]*[.A363]^3+[.$M$6]*[.A363]^4+[.$N$2]*[.A363]^5+[.$N$3]*[.A363]^6+[.$N$4]*[.A363]^7+[.$N$5]*[.A363]^8+[.$N$6]*[.A363]^9" office:value-type="float" office:value="12.3860383270675">
            <text:p>12.3860383271</text:p>
          </table:table-cell>
          <table:table-cell table:formula="of:=[.B363]/([.$B$2]+[.B363])*[.$B$1]" office:value-type="float" office:value="1.86273499776636">
            <text:p>1.8627349978</text:p>
          </table:table-cell>
          <table:table-cell table:formula="of:=[.$D$5]*[.C363]-[.$D$4]" office:value-type="float" office:value="1.45632888854826">
            <text:p>1.4563288885</text:p>
          </table:table-cell>
          <table:table-cell table:formula="of:=INT([.D363]/[.$B$1]*1024)" office:value-type="float" office:value="265">
            <text:p>265</text:p>
          </table:table-cell>
          <table:table-cell table:number-columns-repeated="10"/>
        </table:table-row>
        <table:table-row table:style-name="ro2">
          <table:table-cell table:formula="of:=[.A363]+[.$D$1]" office:value-type="float" office:value="68">
            <text:p>68</text:p>
          </table:table-cell>
          <table:table-cell table:formula="of:=[.$M$2]+[.$M$3]*[.A364]+[.$M$4]*[.A364]^2+[.$M$5]*[.A364]^3+[.$M$6]*[.A364]^4+[.$N$2]*[.A364]^5+[.$N$3]*[.A364]^6+[.$N$4]*[.A364]^7+[.$N$5]*[.A364]^8+[.$N$6]*[.A364]^9" office:value-type="float" office:value="12.3036029811811">
            <text:p>12.3036029812</text:p>
          </table:table-cell>
          <table:table-cell table:formula="of:=[.B364]/([.$B$2]+[.B364])*[.$B$1]" office:value-type="float" office:value="1.85443564037167">
            <text:p>1.8544356404</text:p>
          </table:table-cell>
          <table:table-cell table:formula="of:=[.$D$5]*[.C364]-[.$D$4]" office:value-type="float" office:value="1.44457811785466">
            <text:p>1.4445781179</text:p>
          </table:table-cell>
          <table:table-cell table:formula="of:=INT([.D364]/[.$B$1]*1024)" office:value-type="float" office:value="263">
            <text:p>263</text:p>
          </table:table-cell>
          <table:table-cell table:number-columns-repeated="10"/>
        </table:table-row>
        <table:table-row table:style-name="ro2">
          <table:table-cell table:formula="of:=[.A364]+[.$D$1]" office:value-type="float" office:value="68.25">
            <text:p>68.25</text:p>
          </table:table-cell>
          <table:table-cell table:formula="of:=[.$M$2]+[.$M$3]*[.A365]+[.$M$4]*[.A365]^2+[.$M$5]*[.A365]^3+[.$M$6]*[.A365]^4+[.$N$2]*[.A365]^5+[.$N$3]*[.A365]^6+[.$N$4]*[.A365]^7+[.$N$5]*[.A365]^8+[.$N$6]*[.A365]^9" office:value-type="float" office:value="12.2217874648504">
            <text:p>12.2217874649</text:p>
          </table:table-cell>
          <table:table-cell table:formula="of:=[.B365]/([.$B$2]+[.B365])*[.$B$1]" office:value-type="float" office:value="1.84616225671618">
            <text:p>1.8461622567</text:p>
          </table:table-cell>
          <table:table-cell table:formula="of:=[.$D$5]*[.C365]-[.$D$4]" office:value-type="float" office:value="1.43286412247257">
            <text:p>1.4328641225</text:p>
          </table:table-cell>
          <table:table-cell table:formula="of:=INT([.D365]/[.$B$1]*1024)" office:value-type="float" office:value="261">
            <text:p>261</text:p>
          </table:table-cell>
          <table:table-cell table:number-columns-repeated="10"/>
        </table:table-row>
        <table:table-row table:style-name="ro2">
          <table:table-cell table:formula="of:=[.A365]+[.$D$1]" office:value-type="float" office:value="68.5">
            <text:p>68.5</text:p>
          </table:table-cell>
          <table:table-cell table:formula="of:=[.$M$2]+[.$M$3]*[.A366]+[.$M$4]*[.A366]^2+[.$M$5]*[.A366]^3+[.$M$6]*[.A366]^4+[.$N$2]*[.A366]^5+[.$N$3]*[.A366]^6+[.$N$4]*[.A366]^7+[.$N$5]*[.A366]^8+[.$N$6]*[.A366]^9" office:value-type="float" office:value="12.1405894570885">
            <text:p>12.1405894571</text:p>
          </table:table-cell>
          <table:table-cell table:formula="of:=[.B366]/([.$B$2]+[.B366])*[.$B$1]" office:value-type="float" office:value="1.8379151977258">
            <text:p>1.8379151977</text:p>
          </table:table-cell>
          <table:table-cell table:formula="of:=[.$D$5]*[.C366]-[.$D$4]" office:value-type="float" office:value="1.42118739926572">
            <text:p>1.4211873993</text:p>
          </table:table-cell>
          <table:table-cell table:formula="of:=INT([.D366]/[.$B$1]*1024)" office:value-type="float" office:value="259">
            <text:p>259</text:p>
          </table:table-cell>
          <table:table-cell table:number-columns-repeated="10"/>
        </table:table-row>
        <table:table-row table:style-name="ro2">
          <table:table-cell table:formula="of:=[.A366]+[.$D$1]" office:value-type="float" office:value="68.75">
            <text:p>68.75</text:p>
          </table:table-cell>
          <table:table-cell table:formula="of:=[.$M$2]+[.$M$3]*[.A367]+[.$M$4]*[.A367]^2+[.$M$5]*[.A367]^3+[.$M$6]*[.A367]^4+[.$N$2]*[.A367]^5+[.$N$3]*[.A367]^6+[.$N$4]*[.A367]^7+[.$N$5]*[.A367]^8+[.$N$6]*[.A367]^9" office:value-type="float" office:value="12.06000662127">
            <text:p>12.0600066213</text:p>
          </table:table-cell>
          <table:table-cell table:formula="of:=[.B367]/([.$B$2]+[.B367])*[.$B$1]" office:value-type="float" office:value="1.82969481111019">
            <text:p>1.8296948111</text:p>
          </table:table-cell>
          <table:table-cell table:formula="of:=[.$D$5]*[.C367]-[.$D$4]" office:value-type="float" office:value="1.4095484405441">
            <text:p>1.4095484405</text:p>
          </table:table-cell>
          <table:table-cell table:formula="of:=INT([.D367]/[.$B$1]*1024)" office:value-type="float" office:value="257">
            <text:p>257</text:p>
          </table:table-cell>
          <table:table-cell table:number-columns-repeated="10"/>
        </table:table-row>
        <table:table-row table:style-name="ro2">
          <table:table-cell table:formula="of:=[.A367]+[.$D$1]" office:value-type="float" office:value="69">
            <text:p>69</text:p>
          </table:table-cell>
          <table:table-cell table:formula="of:=[.$M$2]+[.$M$3]*[.A368]+[.$M$4]*[.A368]^2+[.$M$5]*[.A368]^3+[.$M$6]*[.A368]^4+[.$N$2]*[.A368]^5+[.$N$3]*[.A368]^6+[.$N$4]*[.A368]^7+[.$N$5]*[.A368]^8+[.$N$6]*[.A368]^9" office:value-type="float" office:value="11.9800366046731">
            <text:p>11.9800366047</text:p>
          </table:table-cell>
          <table:table-cell table:formula="of:=[.B368]/([.$B$2]+[.B368])*[.$B$1]" office:value-type="float" office:value="1.82150144122154">
            <text:p>1.8215014412</text:p>
          </table:table-cell>
          <table:table-cell table:formula="of:=[.$D$5]*[.C368]-[.$D$4]" office:value-type="float" office:value="1.39794773386398">
            <text:p>1.3979477339</text:p>
          </table:table-cell>
          <table:table-cell table:formula="of:=INT([.D368]/[.$B$1]*1024)" office:value-type="float" office:value="255">
            <text:p>255</text:p>
          </table:table-cell>
          <table:table-cell table:number-columns-repeated="10"/>
        </table:table-row>
        <table:table-row table:style-name="ro2">
          <table:table-cell table:formula="of:=[.A368]+[.$D$1]" office:value-type="float" office:value="69.25">
            <text:p>69.25</text:p>
          </table:table-cell>
          <table:table-cell table:formula="of:=[.$M$2]+[.$M$3]*[.A369]+[.$M$4]*[.A369]^2+[.$M$5]*[.A369]^3+[.$M$6]*[.A369]^4+[.$N$2]*[.A369]^5+[.$N$3]*[.A369]^6+[.$N$4]*[.A369]^7+[.$N$5]*[.A369]^8+[.$N$6]*[.A369]^9" office:value-type="float" office:value="11.9006770380383">
            <text:p>11.900677038</text:p>
          </table:table-cell>
          <table:table-cell table:formula="of:=[.B369]/([.$B$2]+[.B369])*[.$B$1]" office:value-type="float" office:value="1.81333542891418">
            <text:p>1.8133354289</text:p>
          </table:table-cell>
          <table:table-cell table:formula="of:=[.$D$5]*[.C369]-[.$D$4]" office:value-type="float" office:value="1.3863857618291">
            <text:p>1.3863857618</text:p>
          </table:table-cell>
          <table:table-cell table:formula="of:=INT([.D369]/[.$B$1]*1024)" office:value-type="float" office:value="253">
            <text:p>253</text:p>
          </table:table-cell>
          <table:table-cell table:number-columns-repeated="10"/>
        </table:table-row>
        <table:table-row table:style-name="ro2">
          <table:table-cell table:formula="of:=[.A369]+[.$D$1]" office:value-type="float" office:value="69.5">
            <text:p>69.5</text:p>
          </table:table-cell>
          <table:table-cell table:formula="of:=[.$M$2]+[.$M$3]*[.A370]+[.$M$4]*[.A370]^2+[.$M$5]*[.A370]^3+[.$M$6]*[.A370]^4+[.$N$2]*[.A370]^5+[.$N$3]*[.A370]^6+[.$N$4]*[.A370]^7+[.$N$5]*[.A370]^8+[.$N$6]*[.A370]^9" office:value-type="float" office:value="11.8219255351449">
            <text:p>11.8219255351</text:p>
          </table:table-cell>
          <table:table-cell table:formula="of:=[.B370]/([.$B$2]+[.B370])*[.$B$1]" office:value-type="float" office:value="1.80519711140489">
            <text:p>1.8051971114</text:p>
          </table:table-cell>
          <table:table-cell table:formula="of:=[.$D$5]*[.C370]-[.$D$4]" office:value-type="float" office:value="1.37486300189295">
            <text:p>1.3748630019</text:p>
          </table:table-cell>
          <table:table-cell table:formula="of:=INT([.D370]/[.$B$1]*1024)" office:value-type="float" office:value="250">
            <text:p>250</text:p>
          </table:table-cell>
          <table:table-cell table:number-columns-repeated="10"/>
        </table:table-row>
        <table:table-row table:style-name="ro2">
          <table:table-cell table:formula="of:=[.A370]+[.$D$1]" office:value-type="float" office:value="69.75">
            <text:p>69.75</text:p>
          </table:table-cell>
          <table:table-cell table:formula="of:=[.$M$2]+[.$M$3]*[.A371]+[.$M$4]*[.A371]^2+[.$M$5]*[.A371]^3+[.$M$6]*[.A371]^4+[.$N$2]*[.A371]^5+[.$N$3]*[.A371]^6+[.$N$4]*[.A371]^7+[.$N$5]*[.A371]^8+[.$N$6]*[.A371]^9" office:value-type="float" office:value="11.743779692405">
            <text:p>11.7437796924</text:p>
          </table:table-cell>
          <table:table-cell table:formula="of:=[.B371]/([.$B$2]+[.B371])*[.$B$1]" office:value-type="float" office:value="1.79708682213436">
            <text:p>1.7970868221</text:p>
          </table:table-cell>
          <table:table-cell table:formula="of:=[.$D$5]*[.C371]-[.$D$4]" office:value-type="float" office:value="1.36337992616257">
            <text:p>1.3633799262</text:p>
          </table:table-cell>
          <table:table-cell table:formula="of:=INT([.D371]/[.$B$1]*1024)" office:value-type="float" office:value="248">
            <text:p>248</text:p>
          </table:table-cell>
          <table:table-cell table:number-columns-repeated="10"/>
        </table:table-row>
        <table:table-row table:style-name="ro2">
          <table:table-cell table:formula="of:=[.A371]+[.$D$1]" office:value-type="float" office:value="70">
            <text:p>70</text:p>
          </table:table-cell>
          <table:table-cell table:formula="of:=[.$M$2]+[.$M$3]*[.A372]+[.$M$4]*[.A372]^2+[.$M$5]*[.A372]^3+[.$M$6]*[.A372]^4+[.$N$2]*[.A372]^5+[.$N$3]*[.A372]^6+[.$N$4]*[.A372]^7+[.$N$5]*[.A372]^8+[.$N$6]*[.A372]^9" office:value-type="float" office:value="11.6662370884744">
            <text:p>11.6662370885</text:p>
          </table:table-cell>
          <table:table-cell table:formula="of:=[.B372]/([.$B$2]+[.B372])*[.$B$1]" office:value-type="float" office:value="1.78900489062956">
            <text:p>1.7890048906</text:p>
          </table:table-cell>
          <table:table-cell table:formula="of:=[.$D$5]*[.C372]-[.$D$4]" office:value-type="float" office:value="1.3519370012037">
            <text:p>1.3519370012</text:p>
          </table:table-cell>
          <table:table-cell table:formula="of:=INT([.D372]/[.$B$1]*1024)" office:value-type="float" office:value="246">
            <text:p>246</text:p>
          </table:table-cell>
          <table:table-cell table:number-columns-repeated="10"/>
        </table:table-row>
        <table:table-row table:style-name="ro2">
          <table:table-cell table:formula="of:=[.A372]+[.$D$1]" office:value-type="float" office:value="70.25">
            <text:p>70.25</text:p>
          </table:table-cell>
          <table:table-cell table:formula="of:=[.$M$2]+[.$M$3]*[.A373]+[.$M$4]*[.A373]^2+[.$M$5]*[.A373]^3+[.$M$6]*[.A373]^4+[.$N$2]*[.A373]^5+[.$N$3]*[.A373]^6+[.$N$4]*[.A373]^7+[.$N$5]*[.A373]^8+[.$N$6]*[.A373]^9" office:value-type="float" office:value="11.5892952838807">
            <text:p>11.5892952839</text:p>
          </table:table-cell>
          <table:table-cell table:formula="of:=[.B373]/([.$B$2]+[.B373])*[.$B$1]" office:value-type="float" office:value="1.78095164236724">
            <text:p>1.7809516424</text:p>
          </table:table-cell>
          <table:table-cell table:formula="of:=[.$D$5]*[.C373]-[.$D$4]" office:value-type="float" office:value="1.34053468784753">
            <text:p>1.3405346878</text:p>
          </table:table-cell>
          <table:table-cell table:formula="of:=INT([.D373]/[.$B$1]*1024)" office:value-type="float" office:value="244">
            <text:p>244</text:p>
          </table:table-cell>
          <table:table-cell table:number-columns-repeated="10"/>
        </table:table-row>
        <table:table-row table:style-name="ro2">
          <table:table-cell table:formula="of:=[.A373]+[.$D$1]" office:value-type="float" office:value="70.5">
            <text:p>70.5</text:p>
          </table:table-cell>
          <table:table-cell table:formula="of:=[.$M$2]+[.$M$3]*[.A374]+[.$M$4]*[.A374]^2+[.$M$5]*[.A374]^3+[.$M$6]*[.A374]^4+[.$N$2]*[.A374]^5+[.$N$3]*[.A374]^6+[.$N$4]*[.A374]^7+[.$N$5]*[.A374]^8+[.$N$6]*[.A374]^9" office:value-type="float" office:value="11.5129518206688">
            <text:p>11.5129518207</text:p>
          </table:table-cell>
          <table:table-cell table:formula="of:=[.B374]/([.$B$2]+[.B374])*[.$B$1]" office:value-type="float" office:value="1.77292739863871">
            <text:p>1.7729273986</text:p>
          </table:table-cell>
          <table:table-cell table:formula="of:=[.$D$5]*[.C374]-[.$D$4]" office:value-type="float" office:value="1.32917344099921">
            <text:p>1.329173441</text:p>
          </table:table-cell>
          <table:table-cell table:formula="of:=INT([.D374]/[.$B$1]*1024)" office:value-type="float" office:value="242">
            <text:p>242</text:p>
          </table:table-cell>
          <table:table-cell table:number-columns-repeated="10"/>
        </table:table-row>
        <table:table-row table:style-name="ro2">
          <table:table-cell table:formula="of:=[.A374]+[.$D$1]" office:value-type="float" office:value="70.75">
            <text:p>70.75</text:p>
          </table:table-cell>
          <table:table-cell table:formula="of:=[.$M$2]+[.$M$3]*[.A375]+[.$M$4]*[.A375]^2+[.$M$5]*[.A375]^3+[.$M$6]*[.A375]^4+[.$N$2]*[.A375]^5+[.$N$3]*[.A375]^6+[.$N$4]*[.A375]^7+[.$N$5]*[.A375]^8+[.$N$6]*[.A375]^9" office:value-type="float" office:value="11.4372042220624">
            <text:p>11.4372042221</text:p>
          </table:table-cell>
          <table:table-cell table:formula="of:=[.B375]/([.$B$2]+[.B375])*[.$B$1]" office:value-type="float" office:value="1.76493247641579">
            <text:p>1.7649324764</text:p>
          </table:table-cell>
          <table:table-cell table:formula="of:=[.$D$5]*[.C375]-[.$D$4]" office:value-type="float" office:value="1.3178537094481">
            <text:p>1.3178537094</text:p>
          </table:table-cell>
          <table:table-cell table:formula="of:=INT([.D375]/[.$B$1]*1024)" office:value-type="float" office:value="240">
            <text:p>240</text:p>
          </table:table-cell>
          <table:table-cell table:number-columns-repeated="10"/>
        </table:table-row>
        <table:table-row table:style-name="ro2">
          <table:table-cell table:formula="of:=[.A375]+[.$D$1]" office:value-type="float" office:value="71">
            <text:p>71</text:p>
          </table:table-cell>
          <table:table-cell table:formula="of:=[.$M$2]+[.$M$3]*[.A376]+[.$M$4]*[.A376]^2+[.$M$5]*[.A376]^3+[.$M$6]*[.A376]^4+[.$N$2]*[.A376]^5+[.$N$3]*[.A376]^6+[.$N$4]*[.A376]^7+[.$N$5]*[.A376]^8+[.$N$6]*[.A376]^9" office:value-type="float" office:value="11.362049992144">
            <text:p>11.3620499921</text:p>
          </table:table-cell>
          <table:table-cell table:formula="of:=[.B376]/([.$B$2]+[.B376])*[.$B$1]" office:value-type="float" office:value="1.75696718821828">
            <text:p>1.7569671882</text:p>
          </table:table-cell>
          <table:table-cell table:formula="of:=[.$D$5]*[.C376]-[.$D$4]" office:value-type="float" office:value="1.30657593568008">
            <text:p>1.3065759357</text:p>
          </table:table-cell>
          <table:table-cell table:formula="of:=INT([.D376]/[.$B$1]*1024)" office:value-type="float" office:value="238">
            <text:p>238</text:p>
          </table:table-cell>
          <table:table-cell table:number-columns-repeated="10"/>
        </table:table-row>
        <table:table-row table:style-name="ro2">
          <table:table-cell table:formula="of:=[.A376]+[.$D$1]" office:value-type="float" office:value="71.25">
            <text:p>71.25</text:p>
          </table:table-cell>
          <table:table-cell table:formula="of:=[.$M$2]+[.$M$3]*[.A377]+[.$M$4]*[.A377]^2+[.$M$5]*[.A377]^3+[.$M$6]*[.A377]^4+[.$N$2]*[.A377]^5+[.$N$3]*[.A377]^6+[.$N$4]*[.A377]^7+[.$N$5]*[.A377]^8+[.$N$6]*[.A377]^9" office:value-type="float" office:value="11.2874866155497">
            <text:p>11.2874866155</text:p>
          </table:table-cell>
          <table:table-cell table:formula="of:=[.B377]/([.$B$2]+[.B377])*[.$B$1]" office:value-type="float" office:value="1.74903184198272">
            <text:p>1.749031842</text:p>
          </table:table-cell>
          <table:table-cell table:formula="of:=[.$D$5]*[.C377]-[.$D$4]" office:value-type="float" office:value="1.29534055569173">
            <text:p>1.2953405557</text:p>
          </table:table-cell>
          <table:table-cell table:formula="of:=INT([.D377]/[.$B$1]*1024)" office:value-type="float" office:value="236">
            <text:p>236</text:p>
          </table:table-cell>
          <table:table-cell table:number-columns-repeated="10"/>
        </table:table-row>
        <table:table-row table:style-name="ro2">
          <table:table-cell table:formula="of:=[.A377]+[.$D$1]" office:value-type="float" office:value="71.5">
            <text:p>71.5</text:p>
          </table:table-cell>
          <table:table-cell table:formula="of:=[.$M$2]+[.$M$3]*[.A378]+[.$M$4]*[.A378]^2+[.$M$5]*[.A378]^3+[.$M$6]*[.A378]^4+[.$N$2]*[.A378]^5+[.$N$3]*[.A378]^6+[.$N$4]*[.A378]^7+[.$N$5]*[.A378]^8+[.$N$6]*[.A378]^9" office:value-type="float" office:value="11.2135115571819">
            <text:p>11.2135115572</text:p>
          </table:table-cell>
          <table:table-cell table:formula="of:=[.B378]/([.$B$2]+[.B378])*[.$B$1]" office:value-type="float" office:value="1.74112674093279">
            <text:p>1.7411267409</text:p>
          </table:table-cell>
          <table:table-cell table:formula="of:=[.$D$5]*[.C378]-[.$D$4]" office:value-type="float" office:value="1.28414799880692">
            <text:p>1.2841479988</text:p>
          </table:table-cell>
          <table:table-cell table:formula="of:=INT([.D378]/[.$B$1]*1024)" office:value-type="float" office:value="234">
            <text:p>234</text:p>
          </table:table-cell>
          <table:table-cell table:number-columns-repeated="10"/>
        </table:table-row>
        <table:table-row table:style-name="ro2">
          <table:table-cell table:formula="of:=[.A378]+[.$D$1]" office:value-type="float" office:value="71.75">
            <text:p>71.75</text:p>
          </table:table-cell>
          <table:table-cell table:formula="of:=[.$M$2]+[.$M$3]*[.A379]+[.$M$4]*[.A379]^2+[.$M$5]*[.A379]^3+[.$M$6]*[.A379]^4+[.$N$2]*[.A379]^5+[.$N$3]*[.A379]^6+[.$N$4]*[.A379]^7+[.$N$5]*[.A379]^8+[.$N$6]*[.A379]^9" office:value-type="float" office:value="11.1401222619386">
            <text:p>11.1401222619</text:p>
          </table:table-cell>
          <table:table-cell table:formula="of:=[.B379]/([.$B$2]+[.B379])*[.$B$1]" office:value-type="float" office:value="1.7332521834513">
            <text:p>1.7332521835</text:p>
          </table:table-cell>
          <table:table-cell table:formula="of:=[.$D$5]*[.C379]-[.$D$4]" office:value-type="float" office:value="1.27299868749546">
            <text:p>1.2729986875</text:p>
          </table:table-cell>
          <table:table-cell table:formula="of:=INT([.D379]/[.$B$1]*1024)" office:value-type="float" office:value="232">
            <text:p>232</text:p>
          </table:table-cell>
          <table:table-cell table:number-columns-repeated="10"/>
        </table:table-row>
        <table:table-row table:style-name="ro2">
          <table:table-cell table:formula="of:=[.A379]+[.$D$1]" office:value-type="float" office:value="72">
            <text:p>72</text:p>
          </table:table-cell>
          <table:table-cell table:formula="of:=[.$M$2]+[.$M$3]*[.A380]+[.$M$4]*[.A380]^2+[.$M$5]*[.A380]^3+[.$M$6]*[.A380]^4+[.$N$2]*[.A380]^5+[.$N$3]*[.A380]^6+[.$N$4]*[.A380]^7+[.$N$5]*[.A380]^8+[.$N$6]*[.A380]^9" office:value-type="float" office:value="11.0673161544581">
            <text:p>11.0673161545</text:p>
          </table:table-cell>
          <table:table-cell table:formula="of:=[.B380]/([.$B$2]+[.B380])*[.$B$1]" office:value-type="float" office:value="1.72540846295387">
            <text:p>1.725408463</text:p>
          </table:table-cell>
          <table:table-cell table:formula="of:=[.$D$5]*[.C380]-[.$D$4]" office:value-type="float" office:value="1.26189303719428">
            <text:p>1.2618930372</text:p>
          </table:table-cell>
          <table:table-cell table:formula="of:=INT([.D380]/[.$B$1]*1024)" office:value-type="float" office:value="230">
            <text:p>230</text:p>
          </table:table-cell>
          <table:table-cell table:number-columns-repeated="10"/>
        </table:table-row>
        <table:table-row table:style-name="ro2">
          <table:table-cell table:formula="of:=[.A380]+[.$D$1]" office:value-type="float" office:value="72.25">
            <text:p>72.25</text:p>
          </table:table-cell>
          <table:table-cell table:formula="of:=[.$M$2]+[.$M$3]*[.A381]+[.$M$4]*[.A381]^2+[.$M$5]*[.A381]^3+[.$M$6]*[.A381]^4+[.$N$2]*[.A381]^5+[.$N$3]*[.A381]^6+[.$N$4]*[.A381]^7+[.$N$5]*[.A381]^8+[.$N$6]*[.A381]^9" office:value-type="float" office:value="10.9950906388809">
            <text:p>10.9950906389</text:p>
          </table:table-cell>
          <table:table-cell table:formula="of:=[.B381]/([.$B$2]+[.B381])*[.$B$1]" office:value-type="float" office:value="1.71759586776439">
            <text:p>1.7175958678</text:p>
          </table:table-cell>
          <table:table-cell table:formula="of:=[.$D$5]*[.C381]-[.$D$4]" office:value-type="float" office:value="1.25083145613112">
            <text:p>1.2508314561</text:p>
          </table:table-cell>
          <table:table-cell table:formula="of:=INT([.D381]/[.$B$1]*1024)" office:value-type="float" office:value="228">
            <text:p>228</text:p>
          </table:table-cell>
          <table:table-cell table:number-columns-repeated="10"/>
        </table:table-row>
        <table:table-row table:style-name="ro2">
          <table:table-cell table:formula="of:=[.A381]+[.$D$1]" office:value-type="float" office:value="72.5">
            <text:p>72.5</text:p>
          </table:table-cell>
          <table:table-cell table:formula="of:=[.$M$2]+[.$M$3]*[.A382]+[.$M$4]*[.A382]^2+[.$M$5]*[.A382]^3+[.$M$6]*[.A382]^4+[.$N$2]*[.A382]^5+[.$N$3]*[.A382]^6+[.$N$4]*[.A382]^7+[.$N$5]*[.A382]^8+[.$N$6]*[.A382]^9" office:value-type="float" office:value="10.9234430986279">
            <text:p>10.9234430986</text:p>
          </table:table-cell>
          <table:table-cell table:formula="of:=[.B382]/([.$B$2]+[.B382])*[.$B$1]" office:value-type="float" office:value="1.70981468099228">
            <text:p>1.709814681</text:p>
          </table:table-cell>
          <table:table-cell table:formula="of:=[.$D$5]*[.C382]-[.$D$4]" office:value-type="float" office:value="1.23981434515075">
            <text:p>1.2398143452</text:p>
          </table:table-cell>
          <table:table-cell table:formula="of:=INT([.D382]/[.$B$1]*1024)" office:value-type="float" office:value="226">
            <text:p>226</text:p>
          </table:table-cell>
          <table:table-cell table:number-columns-repeated="10"/>
        </table:table-row>
        <table:table-row table:style-name="ro2">
          <table:table-cell table:formula="of:=[.A382]+[.$D$1]" office:value-type="float" office:value="72.75">
            <text:p>72.75</text:p>
          </table:table-cell>
          <table:table-cell table:formula="of:=[.$M$2]+[.$M$3]*[.A383]+[.$M$4]*[.A383]^2+[.$M$5]*[.A383]^3+[.$M$6]*[.A383]^4+[.$N$2]*[.A383]^5+[.$N$3]*[.A383]^6+[.$N$4]*[.A383]^7+[.$N$5]*[.A383]^8+[.$N$6]*[.A383]^9" office:value-type="float" office:value="10.8523708961939">
            <text:p>10.8523708962</text:p>
          </table:table-cell>
          <table:table-cell table:formula="of:=[.B383]/([.$B$2]+[.B383])*[.$B$1]" office:value-type="float" office:value="1.70206518041182">
            <text:p>1.7020651804</text:p>
          </table:table-cell>
          <table:table-cell table:formula="of:=[.$D$5]*[.C383]-[.$D$4]" office:value-type="float" office:value="1.22884209754407">
            <text:p>1.2288420975</text:p>
          </table:table-cell>
          <table:table-cell table:formula="of:=INT([.D383]/[.$B$1]*1024)" office:value-type="float" office:value="224">
            <text:p>224</text:p>
          </table:table-cell>
          <table:table-cell table:number-columns-repeated="10"/>
        </table:table-row>
        <table:table-row table:style-name="ro2">
          <table:table-cell table:formula="of:=[.A383]+[.$D$1]" office:value-type="float" office:value="73">
            <text:p>73</text:p>
          </table:table-cell>
          <table:table-cell table:formula="of:=[.$M$2]+[.$M$3]*[.A384]+[.$M$4]*[.A384]^2+[.$M$5]*[.A384]^3+[.$M$6]*[.A384]^4+[.$N$2]*[.A384]^5+[.$N$3]*[.A384]^6+[.$N$4]*[.A384]^7+[.$N$5]*[.A384]^8+[.$N$6]*[.A384]^9" office:value-type="float" office:value="10.7818713729578">
            <text:p>10.781871373</text:p>
          </table:table-cell>
          <table:table-cell table:formula="of:=[.B384]/([.$B$2]+[.B384])*[.$B$1]" office:value-type="float" office:value="1.69434763834332">
            <text:p>1.6943476383</text:p>
          </table:table-cell>
          <table:table-cell table:formula="of:=[.$D$5]*[.C384]-[.$D$4]" office:value-type="float" office:value="1.21791509887992">
            <text:p>1.2179150989</text:p>
          </table:table-cell>
          <table:table-cell table:formula="of:=INT([.D384]/[.$B$1]*1024)" office:value-type="float" office:value="222">
            <text:p>222</text:p>
          </table:table-cell>
          <table:table-cell table:number-columns-repeated="10"/>
        </table:table-row>
        <table:table-row table:style-name="ro2">
          <table:table-cell table:formula="of:=[.A384]+[.$D$1]" office:value-type="float" office:value="73.25">
            <text:p>73.25</text:p>
          </table:table-cell>
          <table:table-cell table:formula="of:=[.$M$2]+[.$M$3]*[.A385]+[.$M$4]*[.A385]^2+[.$M$5]*[.A385]^3+[.$M$6]*[.A385]^4+[.$N$2]*[.A385]^5+[.$N$3]*[.A385]^6+[.$N$4]*[.A385]^7+[.$N$5]*[.A385]^8+[.$N$6]*[.A385]^9" office:value-type="float" office:value="10.7119418490083">
            <text:p>10.711941849</text:p>
          </table:table-cell>
          <table:table-cell table:formula="of:=[.B385]/([.$B$2]+[.B385])*[.$B$1]" office:value-type="float" office:value="1.68666232153647">
            <text:p>1.6866623215</text:p>
          </table:table-cell>
          <table:table-cell table:formula="of:=[.$D$5]*[.C385]-[.$D$4]" office:value-type="float" office:value="1.20703372683987">
            <text:p>1.2070337268</text:p>
          </table:table-cell>
          <table:table-cell table:formula="of:=INT([.D385]/[.$B$1]*1024)" office:value-type="float" office:value="220">
            <text:p>220</text:p>
          </table:table-cell>
          <table:table-cell table:number-columns-repeated="10"/>
        </table:table-row>
        <table:table-row table:style-name="ro2">
          <table:table-cell table:formula="of:=[.A385]+[.$D$1]" office:value-type="float" office:value="73.5">
            <text:p>73.5</text:p>
          </table:table-cell>
          <table:table-cell table:formula="of:=[.$M$2]+[.$M$3]*[.A386]+[.$M$4]*[.A386]^2+[.$M$5]*[.A386]^3+[.$M$6]*[.A386]^4+[.$N$2]*[.A386]^5+[.$N$3]*[.A386]^6+[.$N$4]*[.A386]^7+[.$N$5]*[.A386]^8+[.$N$6]*[.A386]^9" office:value-type="float" office:value="10.6425796229856">
            <text:p>10.642579623</text:p>
          </table:table-cell>
          <table:table-cell table:formula="of:=[.B386]/([.$B$2]+[.B386])*[.$B$1]" office:value-type="float" office:value="1.67900949105586">
            <text:p>1.6790094911</text:p>
          </table:table-cell>
          <table:table-cell table:formula="of:=[.$D$5]*[.C386]-[.$D$4]" office:value-type="float" office:value="1.19619835105617">
            <text:p>1.1961983511</text:p>
          </table:table-cell>
          <table:table-cell table:formula="of:=INT([.D386]/[.$B$1]*1024)" office:value-type="float" office:value="218">
            <text:p>218</text:p>
          </table:table-cell>
          <table:table-cell table:number-columns-repeated="10"/>
        </table:table-row>
        <table:table-row table:style-name="ro2">
          <table:table-cell table:formula="of:=[.A386]+[.$D$1]" office:value-type="float" office:value="73.75">
            <text:p>73.75</text:p>
          </table:table-cell>
          <table:table-cell table:formula="of:=[.$M$2]+[.$M$3]*[.A387]+[.$M$4]*[.A387]^2+[.$M$5]*[.A387]^3+[.$M$6]*[.A387]^4+[.$N$2]*[.A387]^5+[.$N$3]*[.A387]^6+[.$N$4]*[.A387]^7+[.$N$5]*[.A387]^8+[.$N$6]*[.A387]^9" office:value-type="float" office:value="10.5737819719386">
            <text:p>10.5737819719</text:p>
          </table:table-cell>
          <table:table-cell table:formula="of:=[.B387]/([.$B$2]+[.B387])*[.$B$1]" office:value-type="float" office:value="1.67138940216863">
            <text:p>1.6713894022</text:p>
          </table:table-cell>
          <table:table-cell table:formula="of:=[.$D$5]*[.C387]-[.$D$4]" office:value-type="float" office:value="1.18540933295269">
            <text:p>1.185409333</text:p>
          </table:table-cell>
          <table:table-cell table:formula="of:=INT([.D387]/[.$B$1]*1024)" office:value-type="float" office:value="216">
            <text:p>216</text:p>
          </table:table-cell>
          <table:table-cell table:number-columns-repeated="10"/>
        </table:table-row>
        <table:table-row table:style-name="ro2">
          <table:table-cell table:formula="of:=[.A387]+[.$D$1]" office:value-type="float" office:value="74">
            <text:p>74</text:p>
          </table:table-cell>
          <table:table-cell table:formula="of:=[.$M$2]+[.$M$3]*[.A388]+[.$M$4]*[.A388]^2+[.$M$5]*[.A388]^3+[.$M$6]*[.A388]^4+[.$N$2]*[.A388]^5+[.$N$3]*[.A388]^6+[.$N$4]*[.A388]^7+[.$N$5]*[.A388]^8+[.$N$6]*[.A388]^9" office:value-type="float" office:value="10.5055461511975">
            <text:p>10.5055461512</text:p>
          </table:table-cell>
          <table:table-cell table:formula="of:=[.B388]/([.$B$2]+[.B388])*[.$B$1]" office:value-type="float" office:value="1.66380230423457">
            <text:p>1.6638023042</text:p>
          </table:table-cell>
          <table:table-cell table:formula="of:=[.$D$5]*[.C388]-[.$D$4]" office:value-type="float" office:value="1.17466702558923">
            <text:p>1.1746670256</text:p>
          </table:table-cell>
          <table:table-cell table:formula="of:=INT([.D388]/[.$B$1]*1024)" office:value-type="float" office:value="214">
            <text:p>214</text:p>
          </table:table-cell>
          <table:table-cell table:number-columns-repeated="10"/>
        </table:table-row>
        <table:table-row table:style-name="ro2">
          <table:table-cell table:formula="of:=[.A388]+[.$D$1]" office:value-type="float" office:value="74.25">
            <text:p>74.25</text:p>
          </table:table-cell>
          <table:table-cell table:formula="of:=[.$M$2]+[.$M$3]*[.A389]+[.$M$4]*[.A389]^2+[.$M$5]*[.A389]^3+[.$M$6]*[.A389]^4+[.$N$2]*[.A389]^5+[.$N$3]*[.A389]^6+[.$N$4]*[.A389]^7+[.$N$5]*[.A389]^8+[.$N$6]*[.A389]^9" office:value-type="float" office:value="10.4378693942618">
            <text:p>10.4378693943</text:p>
          </table:table-cell>
          <table:table-cell table:formula="of:=[.B389]/([.$B$2]+[.B389])*[.$B$1]" office:value-type="float" office:value="1.65624844059847">
            <text:p>1.6562484406</text:p>
          </table:table-cell>
          <table:table-cell table:formula="of:=[.$D$5]*[.C389]-[.$D$4]" office:value-type="float" office:value="1.16397177350919">
            <text:p>1.1639717735</text:p>
          </table:table-cell>
          <table:table-cell table:formula="of:=INT([.D389]/[.$B$1]*1024)" office:value-type="float" office:value="212">
            <text:p>212</text:p>
          </table:table-cell>
          <table:table-cell table:number-columns-repeated="10"/>
        </table:table-row>
        <table:table-row table:style-name="ro2">
          <table:table-cell table:formula="of:=[.A389]+[.$D$1]" office:value-type="float" office:value="74.5">
            <text:p>74.5</text:p>
          </table:table-cell>
          <table:table-cell table:formula="of:=[.$M$2]+[.$M$3]*[.A390]+[.$M$4]*[.A390]^2+[.$M$5]*[.A390]^3+[.$M$6]*[.A390]^4+[.$N$2]*[.A390]^5+[.$N$3]*[.A390]^6+[.$N$4]*[.A390]^7+[.$N$5]*[.A390]^8+[.$N$6]*[.A390]^9" office:value-type="float" office:value="10.3707489127039">
            <text:p>10.3707489127</text:p>
          </table:table-cell>
          <table:table-cell table:formula="of:=[.B390]/([.$B$2]+[.B390])*[.$B$1]" office:value-type="float" office:value="1.64872804848494">
            <text:p>1.6487280485</text:p>
          </table:table-cell>
          <table:table-cell table:formula="of:=[.$D$5]*[.C390]-[.$D$4]" office:value-type="float" office:value="1.15332391259064">
            <text:p>1.1533239126</text:p>
          </table:table-cell>
          <table:table-cell table:formula="of:=INT([.D390]/[.$B$1]*1024)" office:value-type="float" office:value="210">
            <text:p>210</text:p>
          </table:table-cell>
          <table:table-cell table:number-columns-repeated="10"/>
        </table:table-row>
        <table:table-row table:style-name="ro2">
          <table:table-cell table:formula="of:=[.A390]+[.$D$1]" office:value-type="float" office:value="74.75">
            <text:p>74.75</text:p>
          </table:table-cell>
          <table:table-cell table:formula="of:=[.$M$2]+[.$M$3]*[.A391]+[.$M$4]*[.A391]^2+[.$M$5]*[.A391]^3+[.$M$6]*[.A391]^4+[.$N$2]*[.A391]^5+[.$N$3]*[.A391]^6+[.$N$4]*[.A391]^7+[.$N$5]*[.A391]^8+[.$N$6]*[.A391]^9" office:value-type="float" office:value="10.3041818960875">
            <text:p>10.3041818961</text:p>
          </table:table-cell>
          <table:table-cell table:formula="of:=[.B391]/([.$B$2]+[.B391])*[.$B$1]" office:value-type="float" office:value="1.6412413588958">
            <text:p>1.6412413589</text:p>
          </table:table-cell>
          <table:table-cell table:formula="of:=[.$D$5]*[.C391]-[.$D$4]" office:value-type="float" office:value="1.14272376990099">
            <text:p>1.1427237699</text:p>
          </table:table-cell>
          <table:table-cell table:formula="of:=INT([.D391]/[.$B$1]*1024)" office:value-type="float" office:value="208">
            <text:p>208</text:p>
          </table:table-cell>
          <table:table-cell table:number-columns-repeated="10"/>
        </table:table-row>
        <table:table-row table:style-name="ro2">
          <table:table-cell table:formula="of:=[.A391]+[.$D$1]" office:value-type="float" office:value="75">
            <text:p>75</text:p>
          </table:table-cell>
          <table:table-cell table:formula="of:=[.$M$2]+[.$M$3]*[.A392]+[.$M$4]*[.A392]^2+[.$M$5]*[.A392]^3+[.$M$6]*[.A392]^4+[.$N$2]*[.A392]^5+[.$N$3]*[.A392]^6+[.$N$4]*[.A392]^7+[.$N$5]*[.A392]^8+[.$N$6]*[.A392]^9" office:value-type="float" office:value="10.2381655119011">
            <text:p>10.2381655119</text:p>
          </table:table-cell>
          <table:table-cell table:formula="of:=[.B392]/([.$B$2]+[.B392])*[.$B$1]" office:value-type="float" office:value="1.63378859650998">
            <text:p>1.6337885965</text:p>
          </table:table-cell>
          <table:table-cell table:formula="of:=[.$D$5]*[.C392]-[.$D$4]" office:value-type="float" office:value="1.13217166355531">
            <text:p>1.1321716636</text:p>
          </table:table-cell>
          <table:table-cell table:formula="of:=INT([.D392]/[.$B$1]*1024)" office:value-type="float" office:value="206">
            <text:p>206</text:p>
          </table:table-cell>
          <table:table-cell table:number-columns-repeated="10"/>
        </table:table-row>
        <table:table-row table:style-name="ro2">
          <table:table-cell table:formula="of:=[.A392]+[.$D$1]" office:value-type="float" office:value="75.25">
            <text:p>75.25</text:p>
          </table:table-cell>
          <table:table-cell table:formula="of:=[.$M$2]+[.$M$3]*[.A393]+[.$M$4]*[.A393]^2+[.$M$5]*[.A393]^3+[.$M$6]*[.A393]^4+[.$N$2]*[.A393]^5+[.$N$3]*[.A393]^6+[.$N$4]*[.A393]^7+[.$N$5]*[.A393]^8+[.$N$6]*[.A393]^9" office:value-type="float" office:value="10.172696905506">
            <text:p>10.1726969055</text:p>
          </table:table-cell>
          <table:table-cell table:formula="of:=[.B393]/([.$B$2]+[.B393])*[.$B$1]" office:value-type="float" office:value="1.62636997958605">
            <text:p>1.6263699796</text:p>
          </table:table-cell>
          <table:table-cell table:formula="of:=[.$D$5]*[.C393]-[.$D$4]" office:value-type="float" office:value="1.12166790257829">
            <text:p>1.1216679026</text:p>
          </table:table-cell>
          <table:table-cell table:formula="of:=INT([.D393]/[.$B$1]*1024)" office:value-type="float" office:value="204">
            <text:p>204</text:p>
          </table:table-cell>
          <table:table-cell table:number-columns-repeated="10"/>
        </table:table-row>
        <table:table-row table:style-name="ro2">
          <table:table-cell table:formula="of:=[.A393]+[.$D$1]" office:value-type="float" office:value="75.5">
            <text:p>75.5</text:p>
          </table:table-cell>
          <table:table-cell table:formula="of:=[.$M$2]+[.$M$3]*[.A394]+[.$M$4]*[.A394]^2+[.$M$5]*[.A394]^3+[.$M$6]*[.A394]^4+[.$N$2]*[.A394]^5+[.$N$3]*[.A394]^6+[.$N$4]*[.A394]^7+[.$N$5]*[.A394]^8+[.$N$6]*[.A394]^9" office:value-type="float" office:value="10.1077732001001">
            <text:p>10.1077732001</text:p>
          </table:table-cell>
          <table:table-cell table:formula="of:=[.B394]/([.$B$2]+[.B394])*[.$B$1]" office:value-type="float" office:value="1.61898571986755">
            <text:p>1.6189857199</text:p>
          </table:table-cell>
          <table:table-cell table:formula="of:=[.$D$5]*[.C394]-[.$D$4]" office:value-type="float" office:value="1.11121278677021">
            <text:p>1.1112127868</text:p>
          </table:table-cell>
          <table:table-cell table:formula="of:=INT([.D394]/[.$B$1]*1024)" office:value-type="float" office:value="202">
            <text:p>202</text:p>
          </table:table-cell>
          <table:table-cell table:number-columns-repeated="10"/>
        </table:table-row>
        <table:table-row table:style-name="ro2">
          <table:table-cell table:formula="of:=[.A394]+[.$D$1]" office:value-type="float" office:value="75.75">
            <text:p>75.75</text:p>
          </table:table-cell>
          <table:table-cell table:formula="of:=[.$M$2]+[.$M$3]*[.A395]+[.$M$4]*[.A395]^2+[.$M$5]*[.A395]^3+[.$M$6]*[.A395]^4+[.$N$2]*[.A395]^5+[.$N$3]*[.A395]^6+[.$N$4]*[.A395]^7+[.$N$5]*[.A395]^8+[.$N$6]*[.A395]^9" office:value-type="float" office:value="10.0433914966951">
            <text:p>10.0433914967</text:p>
          </table:table-cell>
          <table:table-cell table:formula="of:=[.B395]/([.$B$2]+[.B395])*[.$B$1]" office:value-type="float" office:value="1.61163602249094">
            <text:p>1.6116360225</text:p>
          </table:table-cell>
          <table:table-cell table:formula="of:=[.$D$5]*[.C395]-[.$D$4]" office:value-type="float" office:value="1.10080660657665">
            <text:p>1.1008066066</text:p>
          </table:table-cell>
          <table:table-cell table:formula="of:=INT([.D395]/[.$B$1]*1024)" office:value-type="float" office:value="200">
            <text:p>200</text:p>
          </table:table-cell>
          <table:table-cell table:number-columns-repeated="10"/>
        </table:table-row>
        <table:table-row table:style-name="ro2">
          <table:table-cell table:formula="of:=[.A395]+[.$D$1]" office:value-type="float" office:value="76">
            <text:p>76</text:p>
          </table:table-cell>
          <table:table-cell table:formula="of:=[.$M$2]+[.$M$3]*[.A396]+[.$M$4]*[.A396]^2+[.$M$5]*[.A396]^3+[.$M$6]*[.A396]^4+[.$N$2]*[.A396]^5+[.$N$3]*[.A396]^6+[.$N$4]*[.A396]^7+[.$N$5]*[.A396]^8+[.$N$6]*[.A396]^9" office:value-type="float" office:value="9.97954887410894">
            <text:p>9.9795488741</text:p>
          </table:table-cell>
          <table:table-cell table:formula="of:=[.B396]/([.$B$2]+[.B396])*[.$B$1]" office:value-type="float" office:value="1.60432108589651">
            <text:p>1.6043210859</text:p>
          </table:table-cell>
          <table:table-cell table:formula="of:=[.$D$5]*[.C396]-[.$D$4]" office:value-type="float" office:value="1.0904496429623">
            <text:p>1.090449643</text:p>
          </table:table-cell>
          <table:table-cell table:formula="of:=INT([.D396]/[.$B$1]*1024)" office:value-type="float" office:value="199">
            <text:p>199</text:p>
          </table:table-cell>
          <table:table-cell table:number-columns-repeated="10"/>
        </table:table-row>
        <table:table-row table:style-name="ro2">
          <table:table-cell table:formula="of:=[.A396]+[.$D$1]" office:value-type="float" office:value="76.25">
            <text:p>76.25</text:p>
          </table:table-cell>
          <table:table-cell table:formula="of:=[.$M$2]+[.$M$3]*[.A397]+[.$M$4]*[.A397]^2+[.$M$5]*[.A397]^3+[.$M$6]*[.A397]^4+[.$N$2]*[.A397]^5+[.$N$3]*[.A397]^6+[.$N$4]*[.A397]^7+[.$N$5]*[.A397]^8+[.$N$6]*[.A397]^9" office:value-type="float" office:value="9.91624238897195">
            <text:p>9.916242389</text:p>
          </table:table-cell>
          <table:table-cell table:formula="of:=[.B397]/([.$B$2]+[.B397])*[.$B$1]" office:value-type="float" office:value="1.59704110174208">
            <text:p>1.5970411017</text:p>
          </table:table-cell>
          <table:table-cell table:formula="of:=[.$D$5]*[.C397]-[.$D$4]" office:value-type="float" office:value="1.08014216728877">
            <text:p>1.0801421673</text:p>
          </table:table-cell>
          <table:table-cell table:formula="of:=INT([.D397]/[.$B$1]*1024)" office:value-type="float" office:value="197">
            <text:p>197</text:p>
          </table:table-cell>
          <table:table-cell table:number-columns-repeated="10"/>
        </table:table-row>
        <table:table-row table:style-name="ro2">
          <table:table-cell table:formula="of:=[.A397]+[.$D$1]" office:value-type="float" office:value="76.5">
            <text:p>76.5</text:p>
          </table:table-cell>
          <table:table-cell table:formula="of:=[.$M$2]+[.$M$3]*[.A398]+[.$M$4]*[.A398]^2+[.$M$5]*[.A398]^3+[.$M$6]*[.A398]^4+[.$N$2]*[.A398]^5+[.$N$3]*[.A398]^6+[.$N$4]*[.A398]^7+[.$N$5]*[.A398]^8+[.$N$6]*[.A398]^9" office:value-type="float" office:value="9.85346907574796">
            <text:p>9.8534690757</text:p>
          </table:table-cell>
          <table:table-cell table:formula="of:=[.B398]/([.$B$2]+[.B398])*[.$B$1]" office:value-type="float" office:value="1.58979625481964">
            <text:p>1.5897962548</text:p>
          </table:table-cell>
          <table:table-cell table:formula="of:=[.$D$5]*[.C398]-[.$D$4]" office:value-type="float" office:value="1.06988444119659">
            <text:p>1.0698844412</text:p>
          </table:table-cell>
          <table:table-cell table:formula="of:=INT([.D398]/[.$B$1]*1024)" office:value-type="float" office:value="195">
            <text:p>195</text:p>
          </table:table-cell>
          <table:table-cell table:number-columns-repeated="10"/>
        </table:table-row>
        <table:table-row table:style-name="ro2">
          <table:table-cell table:formula="of:=[.A398]+[.$D$1]" office:value-type="float" office:value="76.75">
            <text:p>76.75</text:p>
          </table:table-cell>
          <table:table-cell table:formula="of:=[.$M$2]+[.$M$3]*[.A399]+[.$M$4]*[.A399]^2+[.$M$5]*[.A399]^3+[.$M$6]*[.A399]^4+[.$N$2]*[.A399]^5+[.$N$3]*[.A399]^6+[.$N$4]*[.A399]^7+[.$N$5]*[.A399]^8+[.$N$6]*[.A399]^9" office:value-type="float" office:value="9.79122594676911">
            <text:p>9.7912259468</text:p>
          </table:table-cell>
          <table:table-cell table:formula="of:=[.B399]/([.$B$2]+[.B399])*[.$B$1]" office:value-type="float" office:value="1.58258672297504">
            <text:p>1.582586723</text:p>
          </table:table-cell>
          <table:table-cell table:formula="of:=[.$D$5]*[.C399]-[.$D$4]" office:value-type="float" office:value="1.05967671649152">
            <text:p>1.0596767165</text:p>
          </table:table-cell>
          <table:table-cell table:formula="of:=INT([.D399]/[.$B$1]*1024)" office:value-type="float" office:value="193">
            <text:p>193</text:p>
          </table:table-cell>
          <table:table-cell table:number-columns-repeated="10"/>
        </table:table-row>
        <table:table-row table:style-name="ro2">
          <table:table-cell table:formula="of:=[.A399]+[.$D$1]" office:value-type="float" office:value="77">
            <text:p>77</text:p>
          </table:table-cell>
          <table:table-cell table:formula="of:=[.$M$2]+[.$M$3]*[.A400]+[.$M$4]*[.A400]^2+[.$M$5]*[.A400]^3+[.$M$6]*[.A400]^4+[.$N$2]*[.A400]^5+[.$N$3]*[.A400]^6+[.$N$4]*[.A400]^7+[.$N$5]*[.A400]^8+[.$N$6]*[.A400]^9" office:value-type="float" office:value="9.7295099922843">
            <text:p>9.7295099923</text:p>
          </table:table-cell>
          <table:table-cell table:formula="of:=[.B400]/([.$B$2]+[.B400])*[.$B$1]" office:value-type="float" office:value="1.57541267703068">
            <text:p>1.575412677</text:p>
          </table:table-cell>
          <table:table-cell table:formula="of:=[.$D$5]*[.C400]-[.$D$4]" office:value-type="float" office:value="1.04951923503501">
            <text:p>1.049519235</text:p>
          </table:table-cell>
          <table:table-cell table:formula="of:=INT([.D400]/[.$B$1]*1024)" office:value-type="float" office:value="191">
            <text:p>191</text:p>
          </table:table-cell>
          <table:table-cell table:number-columns-repeated="10"/>
        </table:table-row>
        <table:table-row table:style-name="ro2">
          <table:table-cell table:formula="of:=[.A400]+[.$D$1]" office:value-type="float" office:value="77.25">
            <text:p>77.25</text:p>
          </table:table-cell>
          <table:table-cell table:formula="of:=[.$M$2]+[.$M$3]*[.A401]+[.$M$4]*[.A401]^2+[.$M$5]*[.A401]^3+[.$M$6]*[.A401]^4+[.$N$2]*[.A401]^5+[.$N$3]*[.A401]^6+[.$N$4]*[.A401]^7+[.$N$5]*[.A401]^8+[.$N$6]*[.A401]^9" office:value-type="float" office:value="9.66831818052167">
            <text:p>9.6683181805</text:p>
          </table:table-cell>
          <table:table-cell table:formula="of:=[.B401]/([.$B$2]+[.B401])*[.$B$1]" office:value-type="float" office:value="1.56827428071123">
            <text:p>1.5682742807</text:p>
          </table:table-cell>
          <table:table-cell table:formula="of:=[.$D$5]*[.C401]-[.$D$4]" office:value-type="float" office:value="1.03941222863912">
            <text:p>1.0394122286</text:p>
          </table:table-cell>
          <table:table-cell table:formula="of:=INT([.D401]/[.$B$1]*1024)" office:value-type="float" office:value="189">
            <text:p>189</text:p>
          </table:table-cell>
          <table:table-cell table:number-columns-repeated="10"/>
        </table:table-row>
        <table:table-row table:style-name="ro2">
          <table:table-cell table:formula="of:=[.A401]+[.$D$1]" office:value-type="float" office:value="77.5">
            <text:p>77.5</text:p>
          </table:table-cell>
          <table:table-cell table:formula="of:=[.$M$2]+[.$M$3]*[.A402]+[.$M$4]*[.A402]^2+[.$M$5]*[.A402]^3+[.$M$6]*[.A402]^4+[.$N$2]*[.A402]^5+[.$N$3]*[.A402]^6+[.$N$4]*[.A402]^7+[.$N$5]*[.A402]^8+[.$N$6]*[.A402]^9" office:value-type="float" office:value="9.607647457765">
            <text:p>9.6076474578</text:p>
          </table:table-cell>
          <table:table-cell table:formula="of:=[.B402]/([.$B$2]+[.B402])*[.$B$1]" office:value-type="float" office:value="1.56117169057259">
            <text:p>1.5611716906</text:p>
          </table:table-cell>
          <table:table-cell table:formula="of:=[.$D$5]*[.C402]-[.$D$4]" office:value-type="float" office:value="1.0293559189659">
            <text:p>1.029355919</text:p>
          </table:table-cell>
          <table:table-cell table:formula="of:=INT([.D402]/[.$B$1]*1024)" office:value-type="float" office:value="187">
            <text:p>187</text:p>
          </table:table-cell>
          <table:table-cell table:number-columns-repeated="10"/>
        </table:table-row>
        <table:table-row table:style-name="ro2">
          <table:table-cell table:formula="of:=[.A402]+[.$D$1]" office:value-type="float" office:value="77.75">
            <text:p>77.75</text:p>
          </table:table-cell>
          <table:table-cell table:formula="of:=[.$M$2]+[.$M$3]*[.A403]+[.$M$4]*[.A403]^2+[.$M$5]*[.A403]^3+[.$M$6]*[.A403]^4+[.$N$2]*[.A403]^5+[.$N$3]*[.A403]^6+[.$N$4]*[.A403]^7+[.$N$5]*[.A403]^8+[.$N$6]*[.A403]^9" office:value-type="float" office:value="9.54749474844304">
            <text:p>9.5474947484</text:p>
          </table:table-cell>
          <table:table-cell table:formula="of:=[.B403]/([.$B$2]+[.B403])*[.$B$1]" office:value-type="float" office:value="1.55410505593398">
            <text:p>1.5541050559</text:p>
          </table:table-cell>
          <table:table-cell table:formula="of:=[.$D$5]*[.C403]-[.$D$4]" office:value-type="float" office:value="1.01935051743122">
            <text:p>1.0193505174</text:p>
          </table:table-cell>
          <table:table-cell table:formula="of:=INT([.D403]/[.$B$1]*1024)" office:value-type="float" office:value="186">
            <text:p>186</text:p>
          </table:table-cell>
          <table:table-cell table:number-columns-repeated="10"/>
        </table:table-row>
        <table:table-row table:style-name="ro2">
          <table:table-cell table:formula="of:=[.A403]+[.$D$1]" office:value-type="float" office:value="78">
            <text:p>78</text:p>
          </table:table-cell>
          <table:table-cell table:formula="of:=[.$M$2]+[.$M$3]*[.A404]+[.$M$4]*[.A404]^2+[.$M$5]*[.A404]^3+[.$M$6]*[.A404]^4+[.$N$2]*[.A404]^5+[.$N$3]*[.A404]^6+[.$N$4]*[.A404]^7+[.$N$5]*[.A404]^8+[.$N$6]*[.A404]^9" office:value-type="float" office:value="9.48785695523259">
            <text:p>9.4878569552</text:p>
          </table:table-cell>
          <table:table-cell table:formula="of:=[.B404]/([.$B$2]+[.B404])*[.$B$1]" office:value-type="float" office:value="1.54707451881324">
            <text:p>1.5470745188</text:p>
          </table:table-cell>
          <table:table-cell table:formula="of:=[.$D$5]*[.C404]-[.$D$4]" office:value-type="float" office:value="1.00939622511318">
            <text:p>1.0093962251</text:p>
          </table:table-cell>
          <table:table-cell table:formula="of:=INT([.D404]/[.$B$1]*1024)" office:value-type="float" office:value="184">
            <text:p>184</text:p>
          </table:table-cell>
          <table:table-cell table:number-columns-repeated="10"/>
        </table:table-row>
        <table:table-row table:style-name="ro2">
          <table:table-cell table:formula="of:=[.A404]+[.$D$1]" office:value-type="float" office:value="78.25">
            <text:p>78.25</text:p>
          </table:table-cell>
          <table:table-cell table:formula="of:=[.$M$2]+[.$M$3]*[.A405]+[.$M$4]*[.A405]^2+[.$M$5]*[.A405]^3+[.$M$6]*[.A405]^4+[.$N$2]*[.A405]^5+[.$N$3]*[.A405]^6+[.$N$4]*[.A405]^7+[.$N$5]*[.A405]^8+[.$N$6]*[.A405]^9" office:value-type="float" office:value="9.42873095917443">
            <text:p>9.4287309592</text:p>
          </table:table-cell>
          <table:table-cell table:formula="of:=[.B405]/([.$B$2]+[.B405])*[.$B$1]" office:value-type="float" office:value="1.54008021386539">
            <text:p>1.5400802139</text:p>
          </table:table-cell>
          <table:table-cell table:formula="of:=[.$D$5]*[.C405]-[.$D$4]" office:value-type="float" office:value="0.999493232665133">
            <text:p>0.9994932327</text:p>
          </table:table-cell>
          <table:table-cell table:formula="of:=INT([.D405]/[.$B$1]*1024)" office:value-type="float" office:value="182">
            <text:p>182</text:p>
          </table:table-cell>
          <table:table-cell table:number-columns-repeated="10"/>
        </table:table-row>
        <table:table-row table:style-name="ro2">
          <table:table-cell table:formula="of:=[.A405]+[.$D$1]" office:value-type="float" office:value="78.5">
            <text:p>78.5</text:p>
          </table:table-cell>
          <table:table-cell table:formula="of:=[.$M$2]+[.$M$3]*[.A406]+[.$M$4]*[.A406]^2+[.$M$5]*[.A406]^3+[.$M$6]*[.A406]^4+[.$N$2]*[.A406]^5+[.$N$3]*[.A406]^6+[.$N$4]*[.A406]^7+[.$N$5]*[.A406]^8+[.$N$6]*[.A406]^9" office:value-type="float" office:value="9.3701136198028">
            <text:p>9.3701136198</text:p>
          </table:table-cell>
          <table:table-cell table:formula="of:=[.B406]/([.$B$2]+[.B406])*[.$B$1]" office:value-type="float" office:value="1.53312226832455">
            <text:p>1.5331222683</text:p>
          </table:table-cell>
          <table:table-cell table:formula="of:=[.$D$5]*[.C406]-[.$D$4]" office:value-type="float" office:value="0.989641720233432">
            <text:p>0.9896417202</text:p>
          </table:table-cell>
          <table:table-cell table:formula="of:=INT([.D406]/[.$B$1]*1024)" office:value-type="float" office:value="180">
            <text:p>180</text:p>
          </table:table-cell>
          <table:table-cell table:number-columns-repeated="10"/>
        </table:table-row>
        <table:table-row table:style-name="ro2">
          <table:table-cell table:formula="of:=[.A406]+[.$D$1]" office:value-type="float" office:value="78.75">
            <text:p>78.75</text:p>
          </table:table-cell>
          <table:table-cell table:formula="of:=[.$M$2]+[.$M$3]*[.A407]+[.$M$4]*[.A407]^2+[.$M$5]*[.A407]^3+[.$M$6]*[.A407]^4+[.$N$2]*[.A407]^5+[.$N$3]*[.A407]^6+[.$N$4]*[.A407]^7+[.$N$5]*[.A407]^8+[.$N$6]*[.A407]^9" office:value-type="float" office:value="9.31200177528732">
            <text:p>9.3120017753</text:p>
          </table:table-cell>
          <table:table-cell table:formula="of:=[.B407]/([.$B$2]+[.B407])*[.$B$1]" office:value-type="float" office:value="1.52620080194913">
            <text:p>1.5262008019</text:p>
          </table:table-cell>
          <table:table-cell table:formula="of:=[.$D$5]*[.C407]-[.$D$4]" office:value-type="float" office:value="0.979841857379834">
            <text:p>0.9798418574</text:p>
          </table:table-cell>
          <table:table-cell table:formula="of:=INT([.D407]/[.$B$1]*1024)" office:value-type="float" office:value="178">
            <text:p>178</text:p>
          </table:table-cell>
          <table:table-cell table:number-columns-repeated="10"/>
        </table:table-row>
        <table:table-row table:style-name="ro2">
          <table:table-cell table:formula="of:=[.A407]+[.$D$1]" office:value-type="float" office:value="79">
            <text:p>79</text:p>
          </table:table-cell>
          <table:table-cell table:formula="of:=[.$M$2]+[.$M$3]*[.A408]+[.$M$4]*[.A408]^2+[.$M$5]*[.A408]^3+[.$M$6]*[.A408]^4+[.$N$2]*[.A408]^5+[.$N$3]*[.A408]^6+[.$N$4]*[.A408]^7+[.$N$5]*[.A408]^8+[.$N$6]*[.A408]^9" office:value-type="float" office:value="9.25439224258751">
            <text:p>9.2543922426</text:p>
          </table:table-cell>
          <table:table-cell table:formula="of:=[.B408]/([.$B$2]+[.B408])*[.$B$1]" office:value-type="float" office:value="1.5193159269704">
            <text:p>1.519315927</text:p>
          </table:table-cell>
          <table:table-cell table:formula="of:=[.$D$5]*[.C408]-[.$D$4]" office:value-type="float" office:value="0.970093803008665">
            <text:p>0.970093803</text:p>
          </table:table-cell>
          <table:table-cell table:formula="of:=INT([.D408]/[.$B$1]*1024)" office:value-type="float" office:value="177">
            <text:p>177</text:p>
          </table:table-cell>
          <table:table-cell table:number-columns-repeated="10"/>
        </table:table-row>
        <table:table-row table:style-name="ro2">
          <table:table-cell table:formula="of:=[.A408]+[.$D$1]" office:value-type="float" office:value="79.25">
            <text:p>79.25</text:p>
          </table:table-cell>
          <table:table-cell table:formula="of:=[.$M$2]+[.$M$3]*[.A409]+[.$M$4]*[.A409]^2+[.$M$5]*[.A409]^3+[.$M$6]*[.A409]^4+[.$N$2]*[.A409]^5+[.$N$3]*[.A409]^6+[.$N$4]*[.A409]^7+[.$N$5]*[.A409]^8+[.$N$6]*[.A409]^9" office:value-type="float" office:value="9.19728181762089">
            <text:p>9.1972818176</text:p>
          </table:table-cell>
          <table:table-cell table:formula="of:=[.B409]/([.$B$2]+[.B409])*[.$B$1]" office:value-type="float" office:value="1.51246774804452">
            <text:p>1.512467748</text:p>
          </table:table-cell>
          <table:table-cell table:formula="of:=[.$D$5]*[.C409]-[.$D$4]" office:value-type="float" office:value="0.960397705298959">
            <text:p>0.9603977053</text:p>
          </table:table-cell>
          <table:table-cell table:formula="of:=INT([.D409]/[.$B$1]*1024)" office:value-type="float" office:value="175">
            <text:p>175</text:p>
          </table:table-cell>
          <table:table-cell table:number-columns-repeated="10"/>
        </table:table-row>
        <table:table-row table:style-name="ro2">
          <table:table-cell table:formula="of:=[.A409]+[.$D$1]" office:value-type="float" office:value="79.5">
            <text:p>79.5</text:p>
          </table:table-cell>
          <table:table-cell table:formula="of:=[.$M$2]+[.$M$3]*[.A410]+[.$M$4]*[.A410]^2+[.$M$5]*[.A410]^3+[.$M$6]*[.A410]^4+[.$N$2]*[.A410]^5+[.$N$3]*[.A410]^6+[.$N$4]*[.A410]^7+[.$N$5]*[.A410]^8+[.$N$6]*[.A410]^9" office:value-type="float" office:value="9.14066727544182">
            <text:p>9.1406672754</text:p>
          </table:table-cell>
          <table:table-cell table:formula="of:=[.B410]/([.$B$2]+[.B410])*[.$B$1]" office:value-type="float" office:value="1.50565636220789">
            <text:p>1.5056563622</text:p>
          </table:table-cell>
          <table:table-cell table:formula="of:=[.$D$5]*[.C410]-[.$D$4]" office:value-type="float" office:value="0.950753701641157">
            <text:p>0.9507537016</text:p>
          </table:table-cell>
          <table:table-cell table:formula="of:=INT([.D410]/[.$B$1]*1024)" office:value-type="float" office:value="173">
            <text:p>173</text:p>
          </table:table-cell>
          <table:table-cell table:number-columns-repeated="10"/>
        </table:table-row>
        <table:table-row table:style-name="ro2">
          <table:table-cell table:formula="of:=[.A410]+[.$D$1]" office:value-type="float" office:value="79.75">
            <text:p>79.75</text:p>
          </table:table-cell>
          <table:table-cell table:formula="of:=[.$M$2]+[.$M$3]*[.A411]+[.$M$4]*[.A411]^2+[.$M$5]*[.A411]^3+[.$M$6]*[.A411]^4+[.$N$2]*[.A411]^5+[.$N$3]*[.A411]^6+[.$N$4]*[.A411]^7+[.$N$5]*[.A411]^8+[.$N$6]*[.A411]^9" office:value-type="float" office:value="9.08454537043439">
            <text:p>9.0845453704</text:p>
          </table:table-cell>
          <table:table-cell table:formula="of:=[.B411]/([.$B$2]+[.B411])*[.$B$1]" office:value-type="float" office:value="1.49888185883611">
            <text:p>1.4988818588</text:p>
          </table:table-cell>
          <table:table-cell table:formula="of:=[.$D$5]*[.C411]-[.$D$4]" office:value-type="float" office:value="0.941161918579038">
            <text:p>0.9411619186</text:p>
          </table:table-cell>
          <table:table-cell table:formula="of:=INT([.D411]/[.$B$1]*1024)" office:value-type="float" office:value="171">
            <text:p>171</text:p>
          </table:table-cell>
          <table:table-cell table:number-columns-repeated="10"/>
        </table:table-row>
        <table:table-row table:style-name="ro2">
          <table:table-cell table:formula="of:=[.A411]+[.$D$1]" office:value-type="float" office:value="80">
            <text:p>80</text:p>
          </table:table-cell>
          <table:table-cell table:formula="of:=[.$M$2]+[.$M$3]*[.A412]+[.$M$4]*[.A412]^2+[.$M$5]*[.A412]^3+[.$M$6]*[.A412]^4+[.$N$2]*[.A412]^5+[.$N$3]*[.A412]^6+[.$N$4]*[.A412]^7+[.$N$5]*[.A412]^8+[.$N$6]*[.A412]^9" office:value-type="float" office:value="9.02891283651643">
            <text:p>9.0289128365</text:p>
          </table:table-cell>
          <table:table-cell table:formula="of:=[.B412]/([.$B$2]+[.B412])*[.$B$1]" office:value-type="float" office:value="1.49214431960626">
            <text:p>1.4921443196</text:p>
          </table:table-cell>
          <table:table-cell table:formula="of:=[.$D$5]*[.C412]-[.$D$4]" office:value-type="float" office:value="0.931622471756359">
            <text:p>0.9316224718</text:p>
          </table:table-cell>
          <table:table-cell table:formula="of:=INT([.D412]/[.$B$1]*1024)" office:value-type="float" office:value="170">
            <text:p>170</text:p>
          </table:table-cell>
          <table:table-cell table:number-columns-repeated="10"/>
        </table:table-row>
        <table:table-row table:style-name="ro2">
          <table:table-cell table:formula="of:=[.A412]+[.$D$1]" office:value-type="float" office:value="80.25">
            <text:p>80.25</text:p>
          </table:table-cell>
          <table:table-cell table:formula="of:=[.$M$2]+[.$M$3]*[.A413]+[.$M$4]*[.A413]^2+[.$M$5]*[.A413]^3+[.$M$6]*[.A413]^4+[.$N$2]*[.A413]^5+[.$N$3]*[.A413]^6+[.$N$4]*[.A413]^7+[.$N$5]*[.A413]^8+[.$N$6]*[.A413]^9" office:value-type="float" office:value="8.97376638735522">
            <text:p>8.9737663874</text:p>
          </table:table-cell>
          <table:table-cell table:formula="of:=[.B413]/([.$B$2]+[.B413])*[.$B$1]" office:value-type="float" office:value="1.48544381846277">
            <text:p>1.4854438185</text:p>
          </table:table-cell>
          <table:table-cell table:formula="of:=[.$D$5]*[.C413]-[.$D$4]" office:value-type="float" office:value="0.922135465868454">
            <text:p>0.9221354659</text:p>
          </table:table-cell>
          <table:table-cell table:formula="of:=INT([.D413]/[.$B$1]*1024)" office:value-type="float" office:value="168">
            <text:p>168</text:p>
          </table:table-cell>
          <table:table-cell table:number-columns-repeated="10"/>
        </table:table-row>
        <table:table-row table:style-name="ro2">
          <table:table-cell table:formula="of:=[.A413]+[.$D$1]" office:value-type="float" office:value="80.5">
            <text:p>80.5</text:p>
          </table:table-cell>
          <table:table-cell table:formula="of:=[.$M$2]+[.$M$3]*[.A414]+[.$M$4]*[.A414]^2+[.$M$5]*[.A414]^3+[.$M$6]*[.A414]^4+[.$N$2]*[.A414]^5+[.$N$3]*[.A414]^6+[.$N$4]*[.A414]^7+[.$N$5]*[.A414]^8+[.$N$6]*[.A414]^9" office:value-type="float" office:value="8.91910271659625">
            <text:p>8.9191027166</text:p>
          </table:table-cell>
          <table:table-cell table:formula="of:=[.B414]/([.$B$2]+[.B414])*[.$B$1]" office:value-type="float" office:value="1.47878042158687">
            <text:p>1.4787804216</text:p>
          </table:table-cell>
          <table:table-cell table:formula="of:=[.$D$5]*[.C414]-[.$D$4]" office:value-type="float" office:value="0.912700994619002">
            <text:p>0.9127009946</text:p>
          </table:table-cell>
          <table:table-cell table:formula="of:=INT([.D414]/[.$B$1]*1024)" office:value-type="float" office:value="166">
            <text:p>166</text:p>
          </table:table-cell>
          <table:table-cell table:number-columns-repeated="10"/>
        </table:table-row>
        <table:table-row table:style-name="ro2">
          <table:table-cell table:formula="of:=[.A414]+[.$D$1]" office:value-type="float" office:value="80.75">
            <text:p>80.75</text:p>
          </table:table-cell>
          <table:table-cell table:formula="of:=[.$M$2]+[.$M$3]*[.A415]+[.$M$4]*[.A415]^2+[.$M$5]*[.A415]^3+[.$M$6]*[.A415]^4+[.$N$2]*[.A415]^5+[.$N$3]*[.A415]^6+[.$N$4]*[.A415]^7+[.$N$5]*[.A415]^8+[.$N$6]*[.A415]^9" office:value-type="float" office:value="8.86491849810202">
            <text:p>8.8649184981</text:p>
          </table:table-cell>
          <table:table-cell table:formula="of:=[.B415]/([.$B$2]+[.B415])*[.$B$1]" office:value-type="float" office:value="1.47215418736939">
            <text:p>1.4721541874</text:p>
          </table:table-cell>
          <table:table-cell table:formula="of:=[.$D$5]*[.C415]-[.$D$4]" office:value-type="float" office:value="0.903319140681549">
            <text:p>0.9033191407</text:p>
          </table:table-cell>
          <table:table-cell table:formula="of:=INT([.D415]/[.$B$1]*1024)" office:value-type="float" office:value="164">
            <text:p>164</text:p>
          </table:table-cell>
          <table:table-cell table:number-columns-repeated="10"/>
        </table:table-row>
        <table:table-row table:style-name="ro2">
          <table:table-cell table:formula="of:=[.A415]+[.$D$1]" office:value-type="float" office:value="81">
            <text:p>81</text:p>
          </table:table-cell>
          <table:table-cell table:formula="of:=[.$M$2]+[.$M$3]*[.A416]+[.$M$4]*[.A416]^2+[.$M$5]*[.A416]^3+[.$M$6]*[.A416]^4+[.$N$2]*[.A416]^5+[.$N$3]*[.A416]^6+[.$N$4]*[.A416]^7+[.$N$5]*[.A416]^8+[.$N$6]*[.A416]^9" office:value-type="float" office:value="8.81121038620352">
            <text:p>8.8112103862</text:p>
          </table:table-cell>
          <table:table-cell table:formula="of:=[.B416]/([.$B$2]+[.B416])*[.$B$1]" office:value-type="float" office:value="1.46556516638729">
            <text:p>1.4655651664</text:p>
          </table:table-cell>
          <table:table-cell table:formula="of:=[.$D$5]*[.C416]-[.$D$4]" office:value-type="float" office:value="0.893989975666251">
            <text:p>0.8939899757</text:p>
          </table:table-cell>
          <table:table-cell table:formula="of:=INT([.D416]/[.$B$1]*1024)" office:value-type="float" office:value="163">
            <text:p>163</text:p>
          </table:table-cell>
          <table:table-cell table:number-columns-repeated="10"/>
        </table:table-row>
        <table:table-row table:style-name="ro2">
          <table:table-cell table:formula="of:=[.A416]+[.$D$1]" office:value-type="float" office:value="81.25">
            <text:p>81.25</text:p>
          </table:table-cell>
          <table:table-cell table:formula="of:=[.$M$2]+[.$M$3]*[.A417]+[.$M$4]*[.A417]^2+[.$M$5]*[.A417]^3+[.$M$6]*[.A417]^4+[.$N$2]*[.A417]^5+[.$N$3]*[.A417]^6+[.$N$4]*[.A417]^7+[.$N$5]*[.A417]^8+[.$N$6]*[.A417]^9" office:value-type="float" office:value="8.75797501596274">
            <text:p>8.757975016</text:p>
          </table:table-cell>
          <table:table-cell table:formula="of:=[.B417]/([.$B$2]+[.B417])*[.$B$1]" office:value-type="float" office:value="1.4590134013837">
            <text:p>1.4590134014</text:p>
          </table:table-cell>
          <table:table-cell table:formula="of:=[.$D$5]*[.C417]-[.$D$4]" office:value-type="float" office:value="0.884713560091633">
            <text:p>0.8847135601</text:p>
          </table:table-cell>
          <table:table-cell table:formula="of:=INT([.D417]/[.$B$1]*1024)" office:value-type="float" office:value="161">
            <text:p>161</text:p>
          </table:table-cell>
          <table:table-cell table:number-columns-repeated="10"/>
        </table:table-row>
        <table:table-row table:style-name="ro2">
          <table:table-cell table:formula="of:=[.A417]+[.$D$1]" office:value-type="float" office:value="81.5">
            <text:p>81.5</text:p>
          </table:table-cell>
          <table:table-cell table:formula="of:=[.$M$2]+[.$M$3]*[.A418]+[.$M$4]*[.A418]^2+[.$M$5]*[.A418]^3+[.$M$6]*[.A418]^4+[.$N$2]*[.A418]^5+[.$N$3]*[.A418]^6+[.$N$4]*[.A418]^7+[.$N$5]*[.A418]^8+[.$N$6]*[.A418]^9" office:value-type="float" office:value="8.70520900344592">
            <text:p>8.7052090034</text:p>
          </table:table-cell>
          <table:table-cell table:formula="of:=[.B418]/([.$B$2]+[.B418])*[.$B$1]" office:value-type="float" office:value="1.45249892725152">
            <text:p>1.4524989273</text:p>
          </table:table-cell>
          <table:table-cell table:formula="of:=[.$D$5]*[.C418]-[.$D$4]" office:value-type="float" office:value="0.875489943361306">
            <text:p>0.8754899434</text:p>
          </table:table-cell>
          <table:table-cell table:formula="of:=INT([.D418]/[.$B$1]*1024)" office:value-type="float" office:value="159">
            <text:p>159</text:p>
          </table:table-cell>
          <table:table-cell table:number-columns-repeated="10"/>
        </table:table-row>
        <table:table-row table:style-name="ro2">
          <table:table-cell table:formula="of:=[.A418]+[.$D$1]" office:value-type="float" office:value="81.75">
            <text:p>81.75</text:p>
          </table:table-cell>
          <table:table-cell table:formula="of:=[.$M$2]+[.$M$3]*[.A419]+[.$M$4]*[.A419]^2+[.$M$5]*[.A419]^3+[.$M$6]*[.A419]^4+[.$N$2]*[.A419]^5+[.$N$3]*[.A419]^6+[.$N$4]*[.A419]^7+[.$N$5]*[.A419]^8+[.$N$6]*[.A419]^9" office:value-type="float" office:value="8.65290894600807">
            <text:p>8.652908946</text:p>
          </table:table-cell>
          <table:table-cell table:formula="of:=[.B419]/([.$B$2]+[.B419])*[.$B$1]" office:value-type="float" office:value="1.44602177102055">
            <text:p>1.446021771</text:p>
          </table:table-cell>
          <table:table-cell table:formula="of:=[.$D$5]*[.C419]-[.$D$4]" office:value-type="float" office:value="0.86631916374584">
            <text:p>0.8663191637</text:p>
          </table:table-cell>
          <table:table-cell table:formula="of:=INT([.D419]/[.$B$1]*1024)" office:value-type="float" office:value="158">
            <text:p>158</text:p>
          </table:table-cell>
          <table:table-cell table:number-columns-repeated="10"/>
        </table:table-row>
        <table:table-row table:style-name="ro2">
          <table:table-cell table:formula="of:=[.A419]+[.$D$1]" office:value-type="float" office:value="82">
            <text:p>82</text:p>
          </table:table-cell>
          <table:table-cell table:formula="of:=[.$M$2]+[.$M$3]*[.A420]+[.$M$4]*[.A420]^2+[.$M$5]*[.A420]^3+[.$M$6]*[.A420]^4+[.$N$2]*[.A420]^5+[.$N$3]*[.A420]^6+[.$N$4]*[.A420]^7+[.$N$5]*[.A420]^8+[.$N$6]*[.A420]^9" office:value-type="float" office:value="8.60107142258853">
            <text:p>8.6010714226</text:p>
          </table:table-cell>
          <table:table-cell table:formula="of:=[.B420]/([.$B$2]+[.B420])*[.$B$1]" office:value-type="float" office:value="1.43958195184833">
            <text:p>1.4395819518</text:p>
          </table:table-cell>
          <table:table-cell table:formula="of:=[.$D$5]*[.C420]-[.$D$4]" office:value-type="float" office:value="0.85720124836971">
            <text:p>0.8572012484</text:p>
          </table:table-cell>
          <table:table-cell table:formula="of:=INT([.D420]/[.$B$1]*1024)" office:value-type="float" office:value="156">
            <text:p>156</text:p>
          </table:table-cell>
          <table:table-cell table:number-columns-repeated="10"/>
        </table:table-row>
        <table:table-row table:style-name="ro2">
          <table:table-cell table:formula="of:=[.A420]+[.$D$1]" office:value-type="float" office:value="82.25">
            <text:p>82.25</text:p>
          </table:table-cell>
          <table:table-cell table:formula="of:=[.$M$2]+[.$M$3]*[.A421]+[.$M$4]*[.A421]^2+[.$M$5]*[.A421]^3+[.$M$6]*[.A421]^4+[.$N$2]*[.A421]^5+[.$N$3]*[.A421]^6+[.$N$4]*[.A421]^7+[.$N$5]*[.A421]^8+[.$N$6]*[.A421]^9" office:value-type="float" office:value="8.54969299401673">
            <text:p>8.549692994</text:p>
          </table:table-cell>
          <table:table-cell table:formula="of:=[.B421]/([.$B$2]+[.B421])*[.$B$1]" office:value-type="float" office:value="1.43317948101442">
            <text:p>1.433179481</text:p>
          </table:table-cell>
          <table:table-cell table:formula="of:=[.$D$5]*[.C421]-[.$D$4]" office:value-type="float" office:value="0.848136213203277">
            <text:p>0.8481362132</text:p>
          </table:table-cell>
          <table:table-cell table:formula="of:=INT([.D421]/[.$B$1]*1024)" office:value-type="float" office:value="154">
            <text:p>154</text:p>
          </table:table-cell>
          <table:table-cell table:number-columns-repeated="10"/>
        </table:table-row>
        <table:table-row table:style-name="ro2">
          <table:table-cell table:formula="of:=[.A421]+[.$D$1]" office:value-type="float" office:value="82.5">
            <text:p>82.5</text:p>
          </table:table-cell>
          <table:table-cell table:formula="of:=[.$M$2]+[.$M$3]*[.A422]+[.$M$4]*[.A422]^2+[.$M$5]*[.A422]^3+[.$M$6]*[.A422]^4+[.$N$2]*[.A422]^5+[.$N$3]*[.A422]^6+[.$N$4]*[.A422]^7+[.$N$5]*[.A422]^8+[.$N$6]*[.A422]^9" office:value-type="float" office:value="8.49877020332869">
            <text:p>8.4987702033</text:p>
          </table:table-cell>
          <table:table-cell table:formula="of:=[.B422]/([.$B$2]+[.B422])*[.$B$1]" office:value-type="float" office:value="1.42681436191839">
            <text:p>1.4268143619</text:p>
          </table:table-cell>
          <table:table-cell table:formula="of:=[.$D$5]*[.C422]-[.$D$4]" office:value-type="float" office:value="0.839124063059851">
            <text:p>0.8391240631</text:p>
          </table:table-cell>
          <table:table-cell table:formula="of:=INT([.D422]/[.$B$1]*1024)" office:value-type="float" office:value="153">
            <text:p>153</text:p>
          </table:table-cell>
          <table:table-cell table:number-columns-repeated="10"/>
        </table:table-row>
        <table:table-row table:style-name="ro2">
          <table:table-cell table:formula="of:=[.A422]+[.$D$1]" office:value-type="float" office:value="82.75">
            <text:p>82.75</text:p>
          </table:table-cell>
          <table:table-cell table:formula="of:=[.$M$2]+[.$M$3]*[.A423]+[.$M$4]*[.A423]^2+[.$M$5]*[.A423]^3+[.$M$6]*[.A423]^4+[.$N$2]*[.A423]^5+[.$N$3]*[.A423]^6+[.$N$4]*[.A423]^7+[.$N$5]*[.A423]^8+[.$N$6]*[.A423]^9" office:value-type="float" office:value="8.44829957609394">
            <text:p>8.4482995761</text:p>
          </table:table-cell>
          <table:table-cell table:formula="of:=[.B423]/([.$B$2]+[.B423])*[.$B$1]" office:value-type="float" office:value="1.42048659008131">
            <text:p>1.4204865901</text:p>
          </table:table-cell>
          <table:table-cell table:formula="of:=[.$D$5]*[.C423]-[.$D$4]" office:value-type="float" office:value="0.830164791597883">
            <text:p>0.8301647916</text:p>
          </table:table-cell>
          <table:table-cell table:formula="of:=INT([.D423]/[.$B$1]*1024)" office:value-type="float" office:value="151">
            <text:p>151</text:p>
          </table:table-cell>
          <table:table-cell table:number-columns-repeated="10"/>
        </table:table-row>
        <table:table-row table:style-name="ro2">
          <table:table-cell table:formula="of:=[.A423]+[.$D$1]" office:value-type="float" office:value="83">
            <text:p>83</text:p>
          </table:table-cell>
          <table:table-cell table:formula="of:=[.$M$2]+[.$M$3]*[.A424]+[.$M$4]*[.A424]^2+[.$M$5]*[.A424]^3+[.$M$6]*[.A424]^4+[.$N$2]*[.A424]^5+[.$N$3]*[.A424]^6+[.$N$4]*[.A424]^7+[.$N$5]*[.A424]^8+[.$N$6]*[.A424]^9" office:value-type="float" office:value="8.39827762075217">
            <text:p>8.3982776208</text:p>
          </table:table-cell>
          <table:table-cell table:formula="of:=[.B424]/([.$B$2]+[.B424])*[.$B$1]" office:value-type="float" office:value="1.41419615315083">
            <text:p>1.4141961532</text:p>
          </table:table-cell>
          <table:table-cell table:formula="of:=[.$D$5]*[.C424]-[.$D$4]" office:value-type="float" office:value="0.821258381328113">
            <text:p>0.8212583813</text:p>
          </table:table-cell>
          <table:table-cell table:formula="of:=INT([.D424]/[.$B$1]*1024)" office:value-type="float" office:value="149">
            <text:p>149</text:p>
          </table:table-cell>
          <table:table-cell table:number-columns-repeated="10"/>
        </table:table-row>
        <table:table-row table:style-name="ro2">
          <table:table-cell table:formula="of:=[.A424]+[.$D$1]" office:value-type="float" office:value="83.25">
            <text:p>83.25</text:p>
          </table:table-cell>
          <table:table-cell table:formula="of:=[.$M$2]+[.$M$3]*[.A425]+[.$M$4]*[.A425]^2+[.$M$5]*[.A425]^3+[.$M$6]*[.A425]^4+[.$N$2]*[.A425]^5+[.$N$3]*[.A425]^6+[.$N$4]*[.A425]^7+[.$N$5]*[.A425]^8+[.$N$6]*[.A425]^9" office:value-type="float" office:value="8.34870082896039">
            <text:p>8.348700829</text:p>
          </table:table-cell>
          <table:table-cell table:formula="of:=[.B425]/([.$B$2]+[.B425])*[.$B$1]" office:value-type="float" office:value="1.40794303090988">
            <text:p>1.4079430309</text:p>
          </table:table-cell>
          <table:table-cell table:formula="of:=[.$D$5]*[.C425]-[.$D$4]" office:value-type="float" office:value="0.812404803625886">
            <text:p>0.8124048036</text:p>
          </table:table-cell>
          <table:table-cell table:formula="of:=INT([.D425]/[.$B$1]*1024)" office:value-type="float" office:value="148">
            <text:p>148</text:p>
          </table:table-cell>
          <table:table-cell table:number-columns-repeated="10"/>
        </table:table-row>
        <table:table-row table:style-name="ro2">
          <table:table-cell table:formula="of:=[.A425]+[.$D$1]" office:value-type="float" office:value="83.5">
            <text:p>83.5</text:p>
          </table:table-cell>
          <table:table-cell table:formula="of:=[.$M$2]+[.$M$3]*[.A426]+[.$M$4]*[.A426]^2+[.$M$5]*[.A426]^3+[.$M$6]*[.A426]^4+[.$N$2]*[.A426]^5+[.$N$3]*[.A426]^6+[.$N$4]*[.A426]^7+[.$N$5]*[.A426]^8+[.$N$6]*[.A426]^9" office:value-type="float" office:value="8.29956567594936">
            <text:p>8.2995656759</text:p>
          </table:table-cell>
          <table:table-cell table:formula="of:=[.B426]/([.$B$2]+[.B426])*[.$B$1]" office:value-type="float" office:value="1.40172719528884">
            <text:p>1.4017271953</text:p>
          </table:table-cell>
          <table:table-cell table:formula="of:=[.$D$5]*[.C426]-[.$D$4]" office:value-type="float" office:value="0.80360401874841">
            <text:p>0.8036040187</text:p>
          </table:table-cell>
          <table:table-cell table:formula="of:=INT([.D426]/[.$B$1]*1024)" office:value-type="float" office:value="146">
            <text:p>146</text:p>
          </table:table-cell>
          <table:table-cell table:number-columns-repeated="10"/>
        </table:table-row>
        <table:table-row table:style-name="ro2">
          <table:table-cell table:formula="of:=[.A426]+[.$D$1]" office:value-type="float" office:value="83.75">
            <text:p>83.75</text:p>
          </table:table-cell>
          <table:table-cell table:formula="of:=[.$M$2]+[.$M$3]*[.A427]+[.$M$4]*[.A427]^2+[.$M$5]*[.A427]^3+[.$M$6]*[.A427]^4+[.$N$2]*[.A427]^5+[.$N$3]*[.A427]^6+[.$N$4]*[.A427]^7+[.$N$5]*[.A427]^8+[.$N$6]*[.A427]^9" office:value-type="float" office:value="8.25086862089012">
            <text:p>8.2508686209</text:p>
          </table:table-cell>
          <table:table-cell table:formula="of:=[.B427]/([.$B$2]+[.B427])*[.$B$1]" office:value-type="float" office:value="1.39554861038133">
            <text:p>1.3955486104</text:p>
          </table:table-cell>
          <table:table-cell table:formula="of:=[.$D$5]*[.C427]-[.$D$4]" office:value-type="float" office:value="0.794855975857099">
            <text:p>0.7948559759</text:p>
          </table:table-cell>
          <table:table-cell table:formula="of:=INT([.D427]/[.$B$1]*1024)" office:value-type="float" office:value="145">
            <text:p>145</text:p>
          </table:table-cell>
          <table:table-cell table:number-columns-repeated="10"/>
        </table:table-row>
        <table:table-row table:style-name="ro2">
          <table:table-cell table:formula="of:=[.A427]+[.$D$1]" office:value-type="float" office:value="84">
            <text:p>84</text:p>
          </table:table-cell>
          <table:table-cell table:formula="of:=[.$M$2]+[.$M$3]*[.A428]+[.$M$4]*[.A428]^2+[.$M$5]*[.A428]^3+[.$M$6]*[.A428]^4+[.$N$2]*[.A428]^5+[.$N$3]*[.A428]^6+[.$N$4]*[.A428]^7+[.$N$5]*[.A428]^8+[.$N$6]*[.A428]^9" office:value-type="float" office:value="8.20260610726945">
            <text:p>8.2026061073</text:p>
          </table:table-cell>
          <table:table-cell table:formula="of:=[.B428]/([.$B$2]+[.B428])*[.$B$1]" office:value-type="float" office:value="1.38940723246347">
            <text:p>1.3894072325</text:p>
          </table:table-cell>
          <table:table-cell table:formula="of:=[.$D$5]*[.C428]-[.$D$4]" office:value-type="float" office:value="0.786160613044847">
            <text:p>0.786160613</text:p>
          </table:table-cell>
          <table:table-cell table:formula="of:=INT([.D428]/[.$B$1]*1024)" office:value-type="float" office:value="143">
            <text:p>143</text:p>
          </table:table-cell>
          <table:table-cell table:number-columns-repeated="10"/>
        </table:table-row>
        <table:table-row table:style-name="ro2">
          <table:table-cell table:formula="of:=[.A428]+[.$D$1]" office:value-type="float" office:value="84.25">
            <text:p>84.25</text:p>
          </table:table-cell>
          <table:table-cell table:formula="of:=[.$M$2]+[.$M$3]*[.A429]+[.$M$4]*[.A429]^2+[.$M$5]*[.A429]^3+[.$M$6]*[.A429]^4+[.$N$2]*[.A429]^5+[.$N$3]*[.A429]^6+[.$N$4]*[.A429]^7+[.$N$5]*[.A429]^8+[.$N$6]*[.A429]^9" office:value-type="float" office:value="8.15477456327542">
            <text:p>8.1547745633</text:p>
          </table:table-cell>
          <table:table-cell table:formula="of:=[.B429]/([.$B$2]+[.B429])*[.$B$1]" office:value-type="float" office:value="1.38330301001677">
            <text:p>1.38330301</text:p>
          </table:table-cell>
          <table:table-cell table:formula="of:=[.$D$5]*[.C429]-[.$D$4]" office:value-type="float" office:value="0.777517857368395">
            <text:p>0.7775178574</text:p>
          </table:table-cell>
          <table:table-cell table:formula="of:=INT([.D429]/[.$B$1]*1024)" office:value-type="float" office:value="141">
            <text:p>141</text:p>
          </table:table-cell>
          <table:table-cell table:number-columns-repeated="10"/>
        </table:table-row>
        <table:table-row table:style-name="ro2">
          <table:table-cell table:formula="of:=[.A429]+[.$D$1]" office:value-type="float" office:value="84.5">
            <text:p>84.5</text:p>
          </table:table-cell>
          <table:table-cell table:formula="of:=[.$M$2]+[.$M$3]*[.A430]+[.$M$4]*[.A430]^2+[.$M$5]*[.A430]^3+[.$M$6]*[.A430]^4+[.$N$2]*[.A430]^5+[.$N$3]*[.A430]^6+[.$N$4]*[.A430]^7+[.$N$5]*[.A430]^8+[.$N$6]*[.A430]^9" office:value-type="float" office:value="8.10737040219066">
            <text:p>8.1073704022</text:p>
          </table:table-cell>
          <table:table-cell table:formula="of:=[.B430]/([.$B$2]+[.B430])*[.$B$1]" office:value-type="float" office:value="1.37723588375428">
            <text:p>1.3772358838</text:p>
          </table:table-cell>
          <table:table-cell table:formula="of:=[.$D$5]*[.C430]-[.$D$4]" office:value-type="float" office:value="0.768927624885417">
            <text:p>0.7689276249</text:p>
          </table:table-cell>
          <table:table-cell table:formula="of:=INT([.D430]/[.$B$1]*1024)" office:value-type="float" office:value="140">
            <text:p>140</text:p>
          </table:table-cell>
          <table:table-cell table:number-columns-repeated="10"/>
        </table:table-row>
        <table:table-row table:style-name="ro2">
          <table:table-cell table:formula="of:=[.A430]+[.$D$1]" office:value-type="float" office:value="84.75">
            <text:p>84.75</text:p>
          </table:table-cell>
          <table:table-cell table:formula="of:=[.$M$2]+[.$M$3]*[.A431]+[.$M$4]*[.A431]^2+[.$M$5]*[.A431]^3+[.$M$6]*[.A431]^4+[.$N$2]*[.A431]^5+[.$N$3]*[.A431]^6+[.$N$4]*[.A431]^7+[.$N$5]*[.A431]^8+[.$N$6]*[.A431]^9" office:value-type="float" office:value="8.06039002279636">
            <text:p>8.0603900228</text:p>
          </table:table-cell>
          <table:table-cell table:formula="of:=[.B431]/([.$B$2]+[.B431])*[.$B$1]" office:value-type="float" office:value="1.37120578665046">
            <text:p>1.3712057867</text:p>
          </table:table-cell>
          <table:table-cell table:formula="of:=[.$D$5]*[.C431]-[.$D$4]" office:value-type="float" office:value="0.760389820696823">
            <text:p>0.7603898207</text:p>
          </table:table-cell>
          <table:table-cell table:formula="of:=INT([.D431]/[.$B$1]*1024)" office:value-type="float" office:value="138">
            <text:p>138</text:p>
          </table:table-cell>
          <table:table-cell table:number-columns-repeated="10"/>
        </table:table-row>
        <table:table-row table:style-name="ro2">
          <table:table-cell table:formula="of:=[.A431]+[.$D$1]" office:value-type="float" office:value="85">
            <text:p>85</text:p>
          </table:table-cell>
          <table:table-cell table:formula="of:=[.$M$2]+[.$M$3]*[.A432]+[.$M$4]*[.A432]^2+[.$M$5]*[.A432]^3+[.$M$6]*[.A432]^4+[.$N$2]*[.A432]^5+[.$N$3]*[.A432]^6+[.$N$4]*[.A432]^7+[.$N$5]*[.A432]^8+[.$N$6]*[.A432]^9" office:value-type="float" office:value="8.01382980978356">
            <text:p>8.0138298098</text:p>
          </table:table-cell>
          <table:table-cell table:formula="of:=[.B432]/([.$B$2]+[.B432])*[.$B$1]" office:value-type="float" office:value="1.36521264397441">
            <text:p>1.365212644</text:p>
          </table:table-cell>
          <table:table-cell table:formula="of:=[.$D$5]*[.C432]-[.$D$4]" office:value-type="float" office:value="0.751904338993697">
            <text:p>0.751904339</text:p>
          </table:table-cell>
          <table:table-cell table:formula="of:=INT([.D432]/[.$B$1]*1024)" office:value-type="float" office:value="137">
            <text:p>137</text:p>
          </table:table-cell>
          <table:table-cell table:number-columns-repeated="10"/>
        </table:table-row>
        <table:table-row table:style-name="ro2">
          <table:table-cell table:formula="of:=[.A432]+[.$D$1]" office:value-type="float" office:value="85.25">
            <text:p>85.25</text:p>
          </table:table-cell>
          <table:table-cell table:formula="of:=[.$M$2]+[.$M$3]*[.A433]+[.$M$4]*[.A433]^2+[.$M$5]*[.A433]^3+[.$M$6]*[.A433]^4+[.$N$2]*[.A433]^5+[.$N$3]*[.A433]^6+[.$N$4]*[.A433]^7+[.$N$5]*[.A433]^8+[.$N$6]*[.A433]^9" office:value-type="float" office:value="7.96768613417351">
            <text:p>7.9676861342</text:p>
          </table:table-cell>
          <table:table-cell table:formula="of:=[.B433]/([.$B$2]+[.B433])*[.$B$1]" office:value-type="float" office:value="1.35925637332639">
            <text:p>1.3592563733</text:p>
          </table:table-cell>
          <table:table-cell table:formula="of:=[.$D$5]*[.C433]-[.$D$4]" office:value-type="float" office:value="0.743471063109161">
            <text:p>0.7434710631</text:p>
          </table:table-cell>
          <table:table-cell table:formula="of:=INT([.D433]/[.$B$1]*1024)" office:value-type="float" office:value="135">
            <text:p>135</text:p>
          </table:table-cell>
          <table:table-cell table:number-columns-repeated="10"/>
        </table:table-row>
        <table:table-row table:style-name="ro2">
          <table:table-cell table:formula="of:=[.A433]+[.$D$1]" office:value-type="float" office:value="85.5">
            <text:p>85.5</text:p>
          </table:table-cell>
          <table:table-cell table:formula="of:=[.$M$2]+[.$M$3]*[.A434]+[.$M$4]*[.A434]^2+[.$M$5]*[.A434]^3+[.$M$6]*[.A434]^4+[.$N$2]*[.A434]^5+[.$N$3]*[.A434]^6+[.$N$4]*[.A434]^7+[.$N$5]*[.A434]^8+[.$N$6]*[.A434]^9" office:value-type="float" office:value="7.92195535374667">
            <text:p>7.9219553537</text:p>
          </table:table-cell>
          <table:table-cell table:formula="of:=[.B434]/([.$B$2]+[.B434])*[.$B$1]" office:value-type="float" office:value="1.35333688467798">
            <text:p>1.3533368847</text:p>
          </table:table-cell>
          <table:table-cell table:formula="of:=[.$D$5]*[.C434]-[.$D$4]" office:value-type="float" office:value="0.735089865575081">
            <text:p>0.7350898656</text:p>
          </table:table-cell>
          <table:table-cell table:formula="of:=INT([.D434]/[.$B$1]*1024)" office:value-type="float" office:value="134">
            <text:p>134</text:p>
          </table:table-cell>
          <table:table-cell table:number-columns-repeated="10"/>
        </table:table-row>
        <table:table-row table:style-name="ro2">
          <table:table-cell table:formula="of:=[.A434]+[.$D$1]" office:value-type="float" office:value="85.75">
            <text:p>85.75</text:p>
          </table:table-cell>
          <table:table-cell table:formula="of:=[.$M$2]+[.$M$3]*[.A435]+[.$M$4]*[.A435]^2+[.$M$5]*[.A435]^3+[.$M$6]*[.A435]^4+[.$N$2]*[.A435]^5+[.$N$3]*[.A435]^6+[.$N$4]*[.A435]^7+[.$N$5]*[.A435]^8+[.$N$6]*[.A435]^9" office:value-type="float" office:value="7.87663381347926">
            <text:p>7.8766338135</text:p>
          </table:table-cell>
          <table:table-cell table:formula="of:=[.B435]/([.$B$2]+[.B435])*[.$B$1]" office:value-type="float" office:value="1.34745408041533">
            <text:p>1.3474540804</text:p>
          </table:table-cell>
          <table:table-cell table:formula="of:=[.$D$5]*[.C435]-[.$D$4]" office:value-type="float" office:value="0.72676060818342">
            <text:p>0.7267606082</text:p>
          </table:table-cell>
          <table:table-cell table:formula="of:=INT([.D435]/[.$B$1]*1024)" office:value-type="float" office:value="132">
            <text:p>132</text:p>
          </table:table-cell>
          <table:table-cell table:number-columns-repeated="10"/>
        </table:table-row>
        <table:table-row table:style-name="ro2">
          <table:table-cell table:formula="of:=[.A435]+[.$D$1]" office:value-type="float" office:value="86">
            <text:p>86</text:p>
          </table:table-cell>
          <table:table-cell table:formula="of:=[.$M$2]+[.$M$3]*[.A436]+[.$M$4]*[.A436]^2+[.$M$5]*[.A436]^3+[.$M$6]*[.A436]^4+[.$N$2]*[.A436]^5+[.$N$3]*[.A436]^6+[.$N$4]*[.A436]^7+[.$N$5]*[.A436]^8+[.$N$6]*[.A436]^9" office:value-type="float" office:value="7.83171784598895">
            <text:p>7.831717846</text:p>
          </table:table-cell>
          <table:table-cell table:formula="of:=[.B436]/([.$B$2]+[.B436])*[.$B$1]" office:value-type="float" office:value="1.34160785538599">
            <text:p>1.3416078554</text:p>
          </table:table-cell>
          <table:table-cell table:formula="of:=[.$D$5]*[.C436]-[.$D$4]" office:value-type="float" office:value="0.718483142052502">
            <text:p>0.7184831421</text:p>
          </table:table-cell>
          <table:table-cell table:formula="of:=INT([.D436]/[.$B$1]*1024)" office:value-type="float" office:value="131">
            <text:p>131</text:p>
          </table:table-cell>
          <table:table-cell table:number-columns-repeated="10"/>
        </table:table-row>
        <table:table-row table:style-name="ro2">
          <table:table-cell table:formula="of:=[.A436]+[.$D$1]" office:value-type="float" office:value="86.25">
            <text:p>86.25</text:p>
          </table:table-cell>
          <table:table-cell table:formula="of:=[.$M$2]+[.$M$3]*[.A437]+[.$M$4]*[.A437]^2+[.$M$5]*[.A437]^3+[.$M$6]*[.A437]^4+[.$N$2]*[.A437]^5+[.$N$3]*[.A437]^6+[.$N$4]*[.A437]^7+[.$N$5]*[.A437]^8+[.$N$6]*[.A437]^9" office:value-type="float" office:value="7.78720377198724">
            <text:p>7.787203772</text:p>
          </table:table-cell>
          <table:table-cell table:formula="of:=[.B437]/([.$B$2]+[.B437])*[.$B$1]" office:value-type="float" office:value="1.33579809694886">
            <text:p>1.3357980969</text:p>
          </table:table-cell>
          <table:table-cell table:formula="of:=[.$D$5]*[.C437]-[.$D$4]" office:value-type="float" office:value="0.710257307697727">
            <text:p>0.7102573077</text:p>
          </table:table-cell>
          <table:table-cell table:formula="of:=INT([.D437]/[.$B$1]*1024)" office:value-type="float" office:value="129">
            <text:p>129</text:p>
          </table:table-cell>
          <table:table-cell table:number-columns-repeated="10"/>
        </table:table-row>
        <table:table-row table:style-name="ro2">
          <table:table-cell table:formula="of:=[.A437]+[.$D$1]" office:value-type="float" office:value="86.5">
            <text:p>86.5</text:p>
          </table:table-cell>
          <table:table-cell table:formula="of:=[.$M$2]+[.$M$3]*[.A438]+[.$M$4]*[.A438]^2+[.$M$5]*[.A438]^3+[.$M$6]*[.A438]^4+[.$N$2]*[.A438]^5+[.$N$3]*[.A438]^6+[.$N$4]*[.A438]^7+[.$N$5]*[.A438]^8+[.$N$6]*[.A438]^9" office:value-type="float" office:value="7.74308790073987">
            <text:p>7.7430879007</text:p>
          </table:table-cell>
          <table:table-cell table:formula="of:=[.B438]/([.$B$2]+[.B438])*[.$B$1]" office:value-type="float" office:value="1.33002468502746">
            <text:p>1.330024685</text:p>
          </table:table-cell>
          <table:table-cell table:formula="of:=[.$D$5]*[.C438]-[.$D$4]" office:value-type="float" office:value="0.702082935106964">
            <text:p>0.7020829351</text:p>
          </table:table-cell>
          <table:table-cell table:formula="of:=INT([.D438]/[.$B$1]*1024)" office:value-type="float" office:value="128">
            <text:p>128</text:p>
          </table:table-cell>
          <table:table-cell table:number-columns-repeated="10"/>
        </table:table-row>
        <table:table-row table:style-name="ro2">
          <table:table-cell table:formula="of:=[.A438]+[.$D$1]" office:value-type="float" office:value="86.75">
            <text:p>86.75</text:p>
          </table:table-cell>
          <table:table-cell table:formula="of:=[.$M$2]+[.$M$3]*[.A439]+[.$M$4]*[.A439]^2+[.$M$5]*[.A439]^3+[.$M$6]*[.A439]^4+[.$N$2]*[.A439]^5+[.$N$3]*[.A439]^6+[.$N$4]*[.A439]^7+[.$N$5]*[.A439]^8+[.$N$6]*[.A439]^9" office:value-type="float" office:value="7.69936653053538">
            <text:p>7.6993665305</text:p>
          </table:table-cell>
          <table:table-cell table:formula="of:=[.B439]/([.$B$2]+[.B439])*[.$B$1]" office:value-type="float" office:value="1.32428749216642">
            <text:p>1.3242874922</text:p>
          </table:table-cell>
          <table:table-cell table:formula="of:=[.$D$5]*[.C439]-[.$D$4]" office:value-type="float" office:value="0.693959843820628">
            <text:p>0.6939598438</text:p>
          </table:table-cell>
          <table:table-cell table:formula="of:=INT([.D439]/[.$B$1]*1024)" office:value-type="float" office:value="126">
            <text:p>126</text:p>
          </table:table-cell>
          <table:table-cell table:number-columns-repeated="10"/>
        </table:table-row>
        <table:table-row table:style-name="ro2">
          <table:table-cell table:formula="of:=[.A439]+[.$D$1]" office:value-type="float" office:value="87">
            <text:p>87</text:p>
          </table:table-cell>
          <table:table-cell table:formula="of:=[.$M$2]+[.$M$3]*[.A440]+[.$M$4]*[.A440]^2+[.$M$5]*[.A440]^3+[.$M$6]*[.A440]^4+[.$N$2]*[.A440]^5+[.$N$3]*[.A440]^6+[.$N$4]*[.A440]^7+[.$N$5]*[.A440]^8+[.$N$6]*[.A440]^9" office:value-type="float" office:value="7.65603594915993">
            <text:p>7.6560359492</text:p>
          </table:table-cell>
          <table:table-cell table:formula="of:=[.B440]/([.$B$2]+[.B440])*[.$B$1]" office:value-type="float" office:value="1.31858638359115">
            <text:p>1.3185863836</text:p>
          </table:table-cell>
          <table:table-cell table:formula="of:=[.$D$5]*[.C440]-[.$D$4]" office:value-type="float" office:value="0.685887843016061">
            <text:p>0.685887843</text:p>
          </table:table-cell>
          <table:table-cell table:formula="of:=INT([.D440]/[.$B$1]*1024)" office:value-type="float" office:value="125">
            <text:p>125</text:p>
          </table:table-cell>
          <table:table-cell table:number-columns-repeated="10"/>
        </table:table-row>
        <table:table-row table:style-name="ro2">
          <table:table-cell table:formula="of:=[.A440]+[.$D$1]" office:value-type="float" office:value="87.25">
            <text:p>87.25</text:p>
          </table:table-cell>
          <table:table-cell table:formula="of:=[.$M$2]+[.$M$3]*[.A441]+[.$M$4]*[.A441]^2+[.$M$5]*[.A441]^3+[.$M$6]*[.A441]^4+[.$N$2]*[.A441]^5+[.$N$3]*[.A441]^6+[.$N$4]*[.A441]^7+[.$N$5]*[.A441]^8+[.$N$6]*[.A441]^9" office:value-type="float" office:value="7.61309243438007">
            <text:p>7.6130924344</text:p>
          </table:table-cell>
          <table:table-cell table:formula="of:=[.B441]/([.$B$2]+[.B441])*[.$B$1]" office:value-type="float" office:value="1.31292121727062">
            <text:p>1.3129212173</text:p>
          </table:table-cell>
          <table:table-cell table:formula="of:=[.$D$5]*[.C441]-[.$D$4]" office:value-type="float" office:value="0.677866731596503">
            <text:p>0.6778667316</text:p>
          </table:table-cell>
          <table:table-cell table:formula="of:=INT([.D441]/[.$B$1]*1024)" office:value-type="float" office:value="123">
            <text:p>123</text:p>
          </table:table-cell>
          <table:table-cell table:number-columns-repeated="10"/>
        </table:table-row>
        <table:table-row table:style-name="ro2">
          <table:table-cell table:formula="of:=[.A441]+[.$D$1]" office:value-type="float" office:value="87.5">
            <text:p>87.5</text:p>
          </table:table-cell>
          <table:table-cell table:formula="of:=[.$M$2]+[.$M$3]*[.A442]+[.$M$4]*[.A442]^2+[.$M$5]*[.A442]^3+[.$M$6]*[.A442]^4+[.$N$2]*[.A442]^5+[.$N$3]*[.A442]^6+[.$N$4]*[.A442]^7+[.$N$5]*[.A442]^8+[.$N$6]*[.A442]^9" office:value-type="float" office:value="7.57053225443207">
            <text:p>7.5705322544</text:p>
          </table:table-cell>
          <table:table-cell table:formula="of:=[.B442]/([.$B$2]+[.B442])*[.$B$1]" office:value-type="float" office:value="1.30729184398331">
            <text:p>1.307291844</text:p>
          </table:table-cell>
          <table:table-cell table:formula="of:=[.$D$5]*[.C442]-[.$D$4]" office:value-type="float" office:value="0.669896298284383">
            <text:p>0.6698962983</text:p>
          </table:table-cell>
          <table:table-cell table:formula="of:=INT([.D442]/[.$B$1]*1024)" office:value-type="float" office:value="122">
            <text:p>122</text:p>
          </table:table-cell>
          <table:table-cell table:number-columns-repeated="10"/>
        </table:table-row>
        <table:table-row table:style-name="ro2">
          <table:table-cell table:formula="of:=[.A442]+[.$D$1]" office:value-type="float" office:value="87.75">
            <text:p>87.75</text:p>
          </table:table-cell>
          <table:table-cell table:formula="of:=[.$M$2]+[.$M$3]*[.A443]+[.$M$4]*[.A443]^2+[.$M$5]*[.A443]^3+[.$M$6]*[.A443]^4+[.$N$2]*[.A443]^5+[.$N$3]*[.A443]^6+[.$N$4]*[.A443]^7+[.$N$5]*[.A443]^8+[.$N$6]*[.A443]^9" office:value-type="float" office:value="7.52835166851791">
            <text:p>7.5283516685</text:p>
          </table:table-cell>
          <table:table-cell table:formula="of:=[.B443]/([.$B$2]+[.B443])*[.$B$1]" office:value-type="float" office:value="1.30169810738608">
            <text:p>1.3016981074</text:p>
          </table:table-cell>
          <table:table-cell table:formula="of:=[.$D$5]*[.C443]-[.$D$4]" office:value-type="float" office:value="0.661976321718901">
            <text:p>0.6619763217</text:p>
          </table:table-cell>
          <table:table-cell table:formula="of:=INT([.D443]/[.$B$1]*1024)" office:value-type="float" office:value="120">
            <text:p>120</text:p>
          </table:table-cell>
          <table:table-cell table:number-columns-repeated="10"/>
        </table:table-row>
        <table:table-row table:style-name="ro2">
          <table:table-cell table:formula="of:=[.A443]+[.$D$1]" office:value-type="float" office:value="88">
            <text:p>88</text:p>
          </table:table-cell>
          <table:table-cell table:formula="of:=[.$M$2]+[.$M$3]*[.A444]+[.$M$4]*[.A444]^2+[.$M$5]*[.A444]^3+[.$M$6]*[.A444]^4+[.$N$2]*[.A444]^5+[.$N$3]*[.A444]^6+[.$N$4]*[.A444]^7+[.$N$5]*[.A444]^8+[.$N$6]*[.A444]^9" office:value-type="float" office:value="7.48654692730834">
            <text:p>7.4865469273</text:p>
          </table:table-cell>
          <table:table-cell table:formula="of:=[.B444]/([.$B$2]+[.B444])*[.$B$1]" office:value-type="float" office:value="1.29613984408615">
            <text:p>1.2961398441</text:p>
          </table:table-cell>
          <table:table-cell table:formula="of:=[.$D$5]*[.C444]-[.$D$4]" office:value-type="float" office:value="0.654106570557947">
            <text:p>0.6541065706</text:p>
          </table:table-cell>
          <table:table-cell table:formula="of:=INT([.D444]/[.$B$1]*1024)" office:value-type="float" office:value="119">
            <text:p>119</text:p>
          </table:table-cell>
          <table:table-cell table:number-columns-repeated="10"/>
        </table:table-row>
        <table:table-row table:style-name="ro2">
          <table:table-cell table:formula="of:=[.A444]+[.$D$1]" office:value-type="float" office:value="88.25">
            <text:p>88.25</text:p>
          </table:table-cell>
          <table:table-cell table:formula="of:=[.$M$2]+[.$M$3]*[.A445]+[.$M$4]*[.A445]^2+[.$M$5]*[.A445]^3+[.$M$6]*[.A445]^4+[.$N$2]*[.A445]^5+[.$N$3]*[.A445]^6+[.$N$4]*[.A445]^7+[.$N$5]*[.A445]^8+[.$N$6]*[.A445]^9" office:value-type="float" office:value="7.44511427345164">
            <text:p>7.4451142735</text:p>
          </table:table-cell>
          <table:table-cell table:formula="of:=[.B445]/([.$B$2]+[.B445])*[.$B$1]" office:value-type="float" office:value="1.29061688371602">
            <text:p>1.2906168837</text:p>
          </table:table-cell>
          <table:table-cell table:formula="of:=[.$D$5]*[.C445]-[.$D$4]" office:value-type="float" office:value="0.646286803584082">
            <text:p>0.6462868036</text:p>
          </table:table-cell>
          <table:table-cell table:formula="of:=INT([.D445]/[.$B$1]*1024)" office:value-type="float" office:value="117">
            <text:p>117</text:p>
          </table:table-cell>
          <table:table-cell table:number-columns-repeated="10"/>
        </table:table-row>
        <table:table-row table:style-name="ro2">
          <table:table-cell table:formula="of:=[.A445]+[.$D$1]" office:value-type="float" office:value="88.5">
            <text:p>88.5</text:p>
          </table:table-cell>
          <table:table-cell table:formula="of:=[.$M$2]+[.$M$3]*[.A446]+[.$M$4]*[.A446]^2+[.$M$5]*[.A446]^3+[.$M$6]*[.A446]^4+[.$N$2]*[.A446]^5+[.$N$3]*[.A446]^6+[.$N$4]*[.A446]^7+[.$N$5]*[.A446]^8+[.$N$6]*[.A446]^9" office:value-type="float" office:value="7.40404994208929">
            <text:p>7.4040499421</text:p>
          </table:table-cell>
          <table:table-cell table:formula="of:=[.B446]/([.$B$2]+[.B446])*[.$B$1]" office:value-type="float" office:value="1.28512904901121">
            <text:p>1.285129049</text:p>
          </table:table-cell>
          <table:table-cell table:formula="of:=[.$D$5]*[.C446]-[.$D$4]" office:value-type="float" office:value="0.638516769814742">
            <text:p>0.6385167698</text:p>
          </table:table-cell>
          <table:table-cell table:formula="of:=INT([.D446]/[.$B$1]*1024)" office:value-type="float" office:value="116">
            <text:p>116</text:p>
          </table:table-cell>
          <table:table-cell table:number-columns-repeated="10"/>
        </table:table-row>
        <table:table-row table:style-name="ro2">
          <table:table-cell table:formula="of:=[.A446]+[.$D$1]" office:value-type="float" office:value="88.75">
            <text:p>88.75</text:p>
          </table:table-cell>
          <table:table-cell table:formula="of:=[.$M$2]+[.$M$3]*[.A447]+[.$M$4]*[.A447]^2+[.$M$5]*[.A447]^3+[.$M$6]*[.A447]^4+[.$N$2]*[.A447]^5+[.$N$3]*[.A447]^6+[.$N$4]*[.A447]^7+[.$N$5]*[.A447]^8+[.$N$6]*[.A447]^9" office:value-type="float" office:value="7.36335016137702">
            <text:p>7.3633501614</text:p>
          </table:table-cell>
          <table:table-cell table:formula="of:=[.B447]/([.$B$2]+[.B447])*[.$B$1]" office:value-type="float" office:value="1.27967615589096">
            <text:p>1.2796761559</text:p>
          </table:table-cell>
          <table:table-cell table:formula="of:=[.$D$5]*[.C447]-[.$D$4]" office:value-type="float" office:value="0.630796208616391">
            <text:p>0.6307962086</text:p>
          </table:table-cell>
          <table:table-cell table:formula="of:=INT([.D447]/[.$B$1]*1024)" office:value-type="float" office:value="115">
            <text:p>115</text:p>
          </table:table-cell>
          <table:table-cell table:number-columns-repeated="10"/>
        </table:table-row>
        <table:table-row table:style-name="ro2">
          <table:table-cell table:formula="of:=[.A447]+[.$D$1]" office:value-type="float" office:value="89">
            <text:p>89</text:p>
          </table:table-cell>
          <table:table-cell table:formula="of:=[.$M$2]+[.$M$3]*[.A448]+[.$M$4]*[.A448]^2+[.$M$5]*[.A448]^3+[.$M$6]*[.A448]^4+[.$N$2]*[.A448]^5+[.$N$3]*[.A448]^6+[.$N$4]*[.A448]^7+[.$N$5]*[.A448]^8+[.$N$6]*[.A448]^9" office:value-type="float" office:value="7.32301115301236">
            <text:p>7.323011153</text:p>
          </table:table-cell>
          <table:table-cell table:formula="of:=[.B448]/([.$B$2]+[.B448])*[.$B$1]" office:value-type="float" office:value="1.27425801354169">
            <text:p>1.2742580135</text:p>
          </table:table-cell>
          <table:table-cell table:formula="of:=[.$D$5]*[.C448]-[.$D$4]" office:value-type="float" office:value="0.623124849822719">
            <text:p>0.6231248498</text:p>
          </table:table-cell>
          <table:table-cell table:formula="of:=INT([.D448]/[.$B$1]*1024)" office:value-type="float" office:value="113">
            <text:p>113</text:p>
          </table:table-cell>
          <table:table-cell table:number-columns-repeated="10"/>
        </table:table-row>
        <table:table-row table:style-name="ro2">
          <table:table-cell table:formula="of:=[.A448]+[.$D$1]" office:value-type="float" office:value="89.25">
            <text:p>89.25</text:p>
          </table:table-cell>
          <table:table-cell table:formula="of:=[.$M$2]+[.$M$3]*[.A449]+[.$M$4]*[.A449]^2+[.$M$5]*[.A449]^3+[.$M$6]*[.A449]^4+[.$N$2]*[.A449]^5+[.$N$3]*[.A449]^6+[.$N$4]*[.A449]^7+[.$N$5]*[.A449]^8+[.$N$6]*[.A449]^9" office:value-type="float" office:value="7.28302913276691">
            <text:p>7.2830291328</text:p>
          </table:table-cell>
          <table:table-cell table:formula="of:=[.B449]/([.$B$2]+[.B449])*[.$B$1]" office:value-type="float" office:value="1.26887442450309">
            <text:p>1.2688744245</text:p>
          </table:table-cell>
          <table:table-cell table:formula="of:=[.$D$5]*[.C449]-[.$D$4]" office:value-type="float" office:value="0.615502413856586">
            <text:p>0.6155024139</text:p>
          </table:table-cell>
          <table:table-cell table:formula="of:=INT([.D449]/[.$B$1]*1024)" office:value-type="float" office:value="112">
            <text:p>112</text:p>
          </table:table-cell>
          <table:table-cell table:number-columns-repeated="10"/>
        </table:table-row>
        <table:table-row table:style-name="ro2">
          <table:table-cell table:formula="of:=[.A449]+[.$D$1]" office:value-type="float" office:value="89.5">
            <text:p>89.5</text:p>
          </table:table-cell>
          <table:table-cell table:formula="of:=[.$M$2]+[.$M$3]*[.A450]+[.$M$4]*[.A450]^2+[.$M$5]*[.A450]^3+[.$M$6]*[.A450]^4+[.$N$2]*[.A450]^5+[.$N$3]*[.A450]^6+[.$N$4]*[.A450]^7+[.$N$5]*[.A450]^8+[.$N$6]*[.A450]^9" office:value-type="float" office:value="7.24340031102517">
            <text:p>7.243400311</text:p>
          </table:table-cell>
          <table:table-cell table:formula="of:=[.B450]/([.$B$2]+[.B450])*[.$B$1]" office:value-type="float" office:value="1.26352518475713">
            <text:p>1.2635251848</text:p>
          </table:table-cell>
          <table:table-cell table:formula="of:=[.$D$5]*[.C450]-[.$D$4]" office:value-type="float" office:value="0.60792861185595">
            <text:p>0.6079286119</text:p>
          </table:table-cell>
          <table:table-cell table:formula="of:=INT([.D450]/[.$B$1]*1024)" office:value-type="float" office:value="110">
            <text:p>110</text:p>
          </table:table-cell>
          <table:table-cell table:number-columns-repeated="10"/>
        </table:table-row>
        <table:table-row table:style-name="ro2">
          <table:table-cell table:formula="of:=[.A450]+[.$D$1]" office:value-type="float" office:value="89.75">
            <text:p>89.75</text:p>
          </table:table-cell>
          <table:table-cell table:formula="of:=[.$M$2]+[.$M$3]*[.A451]+[.$M$4]*[.A451]^2+[.$M$5]*[.A451]^3+[.$M$6]*[.A451]^4+[.$N$2]*[.A451]^5+[.$N$3]*[.A451]^6+[.$N$4]*[.A451]^7+[.$N$5]*[.A451]^8+[.$N$6]*[.A451]^9" office:value-type="float" office:value="7.20412089332787">
            <text:p>7.2041208933</text:p>
          </table:table-cell>
          <table:table-cell table:formula="of:=[.B451]/([.$B$2]+[.B451])*[.$B$1]" office:value-type="float" office:value="1.25821008381947">
            <text:p>1.2582100838</text:p>
          </table:table-cell>
          <table:table-cell table:formula="of:=[.$D$5]*[.C451]-[.$D$4]" office:value-type="float" office:value="0.600403145803401">
            <text:p>0.6004031458</text:p>
          </table:table-cell>
          <table:table-cell table:formula="of:=INT([.D451]/[.$B$1]*1024)" office:value-type="float" office:value="109">
            <text:p>109</text:p>
          </table:table-cell>
          <table:table-cell table:number-columns-repeated="10"/>
        </table:table-row>
        <table:table-row table:style-name="ro2">
          <table:table-cell table:formula="of:=[.A451]+[.$D$1]" office:value-type="float" office:value="90">
            <text:p>90</text:p>
          </table:table-cell>
          <table:table-cell table:formula="of:=[.$M$2]+[.$M$3]*[.A452]+[.$M$4]*[.A452]^2+[.$M$5]*[.A452]^3+[.$M$6]*[.A452]^4+[.$N$2]*[.A452]^5+[.$N$3]*[.A452]^6+[.$N$4]*[.A452]^7+[.$N$5]*[.A452]^8+[.$N$6]*[.A452]^9" office:value-type="float" office:value="7.16518708092061">
            <text:p>7.1651870809</text:p>
          </table:table-cell>
          <table:table-cell table:formula="of:=[.B452]/([.$B$2]+[.B452])*[.$B$1]" office:value-type="float" office:value="1.2529289048336">
            <text:p>1.2529289048</text:p>
          </table:table-cell>
          <table:table-cell table:formula="of:=[.$D$5]*[.C452]-[.$D$4]" office:value-type="float" office:value="0.592925708659357">
            <text:p>0.5929257087</text:p>
          </table:table-cell>
          <table:table-cell table:formula="of:=INT([.D452]/[.$B$1]*1024)" office:value-type="float" office:value="108">
            <text:p>108</text:p>
          </table:table-cell>
          <table:table-cell table:number-columns-repeated="10"/>
        </table:table-row>
        <table:table-row table:style-name="ro2">
          <table:table-cell table:formula="of:=[.A452]+[.$D$1]" office:value-type="float" office:value="90.25">
            <text:p>90.25</text:p>
          </table:table-cell>
          <table:table-cell table:formula="of:=[.$M$2]+[.$M$3]*[.A453]+[.$M$4]*[.A453]^2+[.$M$5]*[.A453]^3+[.$M$6]*[.A453]^4+[.$N$2]*[.A453]^5+[.$N$3]*[.A453]^6+[.$N$4]*[.A453]^7+[.$N$5]*[.A453]^8+[.$N$6]*[.A453]^9" office:value-type="float" office:value="7.12659507130731">
            <text:p>7.1265950713</text:p>
          </table:table-cell>
          <table:table-cell table:formula="of:=[.B453]/([.$B$2]+[.B453])*[.$B$1]" office:value-type="float" office:value="1.2476814246674">
            <text:p>1.2476814247</text:p>
          </table:table-cell>
          <table:table-cell table:formula="of:=[.$D$5]*[.C453]-[.$D$4]" office:value-type="float" office:value="0.585495984498824">
            <text:p>0.5854959845</text:p>
          </table:table-cell>
          <table:table-cell table:formula="of:=INT([.D453]/[.$B$1]*1024)" office:value-type="float" office:value="106">
            <text:p>106</text:p>
          </table:table-cell>
          <table:table-cell table:number-columns-repeated="10"/>
        </table:table-row>
        <table:table-row table:style-name="ro2">
          <table:table-cell table:formula="of:=[.A453]+[.$D$1]" office:value-type="float" office:value="90.5">
            <text:p>90.5</text:p>
          </table:table-cell>
          <table:table-cell table:formula="of:=[.$M$2]+[.$M$3]*[.A454]+[.$M$4]*[.A454]^2+[.$M$5]*[.A454]^3+[.$M$6]*[.A454]^4+[.$N$2]*[.A454]^5+[.$N$3]*[.A454]^6+[.$N$4]*[.A454]^7+[.$N$5]*[.A454]^8+[.$N$6]*[.A454]^9" office:value-type="float" office:value="7.08834105880882">
            <text:p>7.0883410588</text:p>
          </table:table-cell>
          <table:table-cell table:formula="of:=[.B454]/([.$B$2]+[.B454])*[.$B$1]" office:value-type="float" office:value="1.24246741401222">
            <text:p>1.242467414</text:p>
          </table:table-cell>
          <table:table-cell table:formula="of:=[.$D$5]*[.C454]-[.$D$4]" office:value-type="float" office:value="0.578113648651696">
            <text:p>0.5781136487</text:p>
          </table:table-cell>
          <table:table-cell table:formula="of:=INT([.D454]/[.$B$1]*1024)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formula="of:=[.A454]+[.$D$1]" office:value-type="float" office:value="90.75">
            <text:p>90.75</text:p>
          </table:table-cell>
          <table:table-cell table:formula="of:=[.$M$2]+[.$M$3]*[.A455]+[.$M$4]*[.A455]^2+[.$M$5]*[.A455]^3+[.$M$6]*[.A455]^4+[.$N$2]*[.A455]^5+[.$N$3]*[.A455]^6+[.$N$4]*[.A455]^7+[.$N$5]*[.A455]^8+[.$N$6]*[.A455]^9" office:value-type="float" office:value="7.05042123512532">
            <text:p>7.0504212351</text:p>
          </table:table-cell>
          <table:table-cell table:formula="of:=[.B455]/([.$B$2]+[.B455])*[.$B$1]" office:value-type="float" office:value="1.23728663748432">
            <text:p>1.2372866375</text:p>
          </table:table-cell>
          <table:table-cell table:formula="of:=[.$D$5]*[.C455]-[.$D$4]" office:value-type="float" office:value="0.570778367846327">
            <text:p>0.5707783678</text:p>
          </table:table-cell>
          <table:table-cell table:formula="of:=INT([.D455]/[.$B$1]*1024)" office:value-type="float" office:value="104">
            <text:p>104</text:p>
          </table:table-cell>
          <table:table-cell table:number-columns-repeated="10"/>
        </table:table-row>
        <table:table-row table:style-name="ro2">
          <table:table-cell table:formula="of:=[.A455]+[.$D$1]" office:value-type="float" office:value="91">
            <text:p>91</text:p>
          </table:table-cell>
          <table:table-cell table:formula="of:=[.$M$2]+[.$M$3]*[.A456]+[.$M$4]*[.A456]^2+[.$M$5]*[.A456]^3+[.$M$6]*[.A456]^4+[.$N$2]*[.A456]^5+[.$N$3]*[.A456]^6+[.$N$4]*[.A456]^7+[.$N$5]*[.A456]^8+[.$N$6]*[.A456]^9" office:value-type="float" office:value="7.01283178990357">
            <text:p>7.0128317899</text:p>
          </table:table-cell>
          <table:table-cell table:formula="of:=[.B456]/([.$B$2]+[.B456])*[.$B$1]" office:value-type="float" office:value="1.23213885372861">
            <text:p>1.2321388537</text:p>
          </table:table-cell>
          <table:table-cell table:formula="of:=[.$D$5]*[.C456]-[.$D$4]" office:value-type="float" office:value="0.563489800356477">
            <text:p>0.5634898004</text:p>
          </table:table-cell>
          <table:table-cell table:formula="of:=INT([.D456]/[.$B$1]*1024)" office:value-type="float" office:value="102">
            <text:p>102</text:p>
          </table:table-cell>
          <table:table-cell table:number-columns-repeated="10"/>
        </table:table-row>
        <table:table-row table:style-name="ro2">
          <table:table-cell table:formula="of:=[.A456]+[.$D$1]" office:value-type="float" office:value="91.25">
            <text:p>91.25</text:p>
          </table:table-cell>
          <table:table-cell table:formula="of:=[.$M$2]+[.$M$3]*[.A457]+[.$M$4]*[.A457]^2+[.$M$5]*[.A457]^3+[.$M$6]*[.A457]^4+[.$N$2]*[.A457]^5+[.$N$3]*[.A457]^6+[.$N$4]*[.A457]^7+[.$N$5]*[.A457]^8+[.$N$6]*[.A457]^9" office:value-type="float" office:value="6.97556891130825">
            <text:p>6.9755689113</text:p>
          </table:table-cell>
          <table:table-cell table:formula="of:=[.B457]/([.$B$2]+[.B457])*[.$B$1]" office:value-type="float" office:value="1.22702381552474">
            <text:p>1.2270238155</text:p>
          </table:table-cell>
          <table:table-cell table:formula="of:=[.$D$5]*[.C457]-[.$D$4]" office:value-type="float" office:value="0.556247596151482">
            <text:p>0.5562475962</text:p>
          </table:table-cell>
          <table:table-cell table:formula="of:=INT([.D457]/[.$B$1]*1024)" office:value-type="float" office:value="101">
            <text:p>101</text:p>
          </table:table-cell>
          <table:table-cell table:number-columns-repeated="10"/>
        </table:table-row>
        <table:table-row table:style-name="ro2">
          <table:table-cell table:formula="of:=[.A457]+[.$D$1]" office:value-type="float" office:value="91.5">
            <text:p>91.5</text:p>
          </table:table-cell>
          <table:table-cell table:formula="of:=[.$M$2]+[.$M$3]*[.A458]+[.$M$4]*[.A458]^2+[.$M$5]*[.A458]^3+[.$M$6]*[.A458]^4+[.$N$2]*[.A458]^5+[.$N$3]*[.A458]^6+[.$N$4]*[.A458]^7+[.$N$5]*[.A458]^8+[.$N$6]*[.A458]^9" office:value-type="float" office:value="6.938628786597">
            <text:p>6.9386287866</text:p>
          </table:table-cell>
          <table:table-cell table:formula="of:=[.B458]/([.$B$2]+[.B458])*[.$B$1]" office:value-type="float" office:value="1.22194126989535">
            <text:p>1.2219412699</text:p>
          </table:table-cell>
          <table:table-cell table:formula="of:=[.$D$5]*[.C458]-[.$D$4]" office:value-type="float" office:value="0.549051397049493">
            <text:p>0.549051397</text:p>
          </table:table-cell>
          <table:table-cell table:formula="of:=INT([.D458]/[.$B$1]*1024)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formula="of:=[.A458]+[.$D$1]" office:value-type="float" office:value="91.75">
            <text:p>91.75</text:p>
          </table:table-cell>
          <table:table-cell table:formula="of:=[.$M$2]+[.$M$3]*[.A459]+[.$M$4]*[.A459]^2+[.$M$5]*[.A459]^3+[.$M$6]*[.A459]^4+[.$N$2]*[.A459]^5+[.$N$3]*[.A459]^6+[.$N$4]*[.A459]^7+[.$N$5]*[.A459]^8+[.$N$6]*[.A459]^9" office:value-type="float" office:value="6.90200760269973">
            <text:p>6.9020076027</text:p>
          </table:table-cell>
          <table:table-cell table:formula="of:=[.B459]/([.$B$2]+[.B459])*[.$B$1]" office:value-type="float" office:value="1.21689095821644">
            <text:p>1.2168909582</text:p>
          </table:table-cell>
          <table:table-cell table:formula="of:=[.$D$5]*[.C459]-[.$D$4]" office:value-type="float" office:value="0.541900836873834">
            <text:p>0.5419008369</text:p>
          </table:table-cell>
          <table:table-cell table:formula="of:=INT([.D459]/[.$B$1]*1024)" office:value-type="float" office:value="98">
            <text:p>98</text:p>
          </table:table-cell>
          <table:table-cell table:number-columns-repeated="10"/>
        </table:table-row>
        <table:table-row table:style-name="ro2">
          <table:table-cell table:formula="of:=[.A459]+[.$D$1]" office:value-type="float" office:value="92">
            <text:p>92</text:p>
          </table:table-cell>
          <table:table-cell table:formula="of:=[.$M$2]+[.$M$3]*[.A460]+[.$M$4]*[.A460]^2+[.$M$5]*[.A460]^3+[.$M$6]*[.A460]^4+[.$N$2]*[.A460]^5+[.$N$3]*[.A460]^6+[.$N$4]*[.A460]^7+[.$N$5]*[.A460]^8+[.$N$6]*[.A460]^9" office:value-type="float" office:value="6.8657015468009">
            <text:p>6.8657015468</text:p>
          </table:table-cell>
          <table:table-cell table:formula="of:=[.B460]/([.$B$2]+[.B460])*[.$B$1]" office:value-type="float" office:value="1.21187261632987">
            <text:p>1.2118726163</text:p>
          </table:table-cell>
          <table:table-cell table:formula="of:=[.$D$5]*[.C460]-[.$D$4]" office:value-type="float" office:value="0.534795541612195">
            <text:p>0.5347955416</text:p>
          </table:table-cell>
          <table:table-cell table:formula="of:=INT([.D460]/[.$B$1]*1024)" office:value-type="float" office:value="97">
            <text:p>97</text:p>
          </table:table-cell>
          <table:table-cell table:number-columns-repeated="10"/>
        </table:table-row>
        <table:table-row table:style-name="ro2">
          <table:table-cell table:formula="of:=[.A460]+[.$D$1]" office:value-type="float" office:value="92.25">
            <text:p>92.25</text:p>
          </table:table-cell>
          <table:table-cell table:formula="of:=[.$M$2]+[.$M$3]*[.A461]+[.$M$4]*[.A461]^2+[.$M$5]*[.A461]^3+[.$M$6]*[.A461]^4+[.$N$2]*[.A461]^5+[.$N$3]*[.A461]^6+[.$N$4]*[.A461]^7+[.$N$5]*[.A461]^8+[.$N$6]*[.A461]^9" office:value-type="float" office:value="6.82970680692553">
            <text:p>6.8297068069</text:p>
          </table:table-cell>
          <table:table-cell table:formula="of:=[.B461]/([.$B$2]+[.B461])*[.$B$1]" office:value-type="float" office:value="1.20688597465782">
            <text:p>1.2068859747</text:p>
          </table:table-cell>
          <table:table-cell table:formula="of:=[.$D$5]*[.C461]-[.$D$4]" office:value-type="float" office:value="0.527735129578734">
            <text:p>0.5277351296</text:p>
          </table:table-cell>
          <table:table-cell table:formula="of:=INT([.D461]/[.$B$1]*1024)" office:value-type="float" office:value="96">
            <text:p>96</text:p>
          </table:table-cell>
          <table:table-cell table:number-columns-repeated="10"/>
        </table:table-row>
        <table:table-row table:style-name="ro2">
          <table:table-cell table:formula="of:=[.A461]+[.$D$1]" office:value-type="float" office:value="92.5">
            <text:p>92.5</text:p>
          </table:table-cell>
          <table:table-cell table:formula="of:=[.$M$2]+[.$M$3]*[.A462]+[.$M$4]*[.A462]^2+[.$M$5]*[.A462]^3+[.$M$6]*[.A462]^4+[.$N$2]*[.A462]^5+[.$N$3]*[.A462]^6+[.$N$4]*[.A462]^7+[.$N$5]*[.A462]^8+[.$N$6]*[.A462]^9" office:value-type="float" office:value="6.79401957252837">
            <text:p>6.7940195725</text:p>
          </table:table-cell>
          <table:table-cell table:formula="of:=[.B462]/([.$B$2]+[.B462])*[.$B$1]" office:value-type="float" office:value="1.2019307583192">
            <text:p>1.2019307583</text:p>
          </table:table-cell>
          <table:table-cell table:formula="of:=[.$D$5]*[.C462]-[.$D$4]" office:value-type="float" office:value="0.520719211578936">
            <text:p>0.5207192116</text:p>
          </table:table-cell>
          <table:table-cell table:formula="of:=INT([.D462]/[.$B$1]*1024)" office:value-type="float" office:value="95">
            <text:p>95</text:p>
          </table:table-cell>
          <table:table-cell table:number-columns-repeated="10"/>
        </table:table-row>
        <table:table-row table:style-name="ro2">
          <table:table-cell table:formula="of:=[.A462]+[.$D$1]" office:value-type="float" office:value="92.75">
            <text:p>92.75</text:p>
          </table:table-cell>
          <table:table-cell table:formula="of:=[.$M$2]+[.$M$3]*[.A463]+[.$M$4]*[.A463]^2+[.$M$5]*[.A463]^3+[.$M$6]*[.A463]^4+[.$N$2]*[.A463]^5+[.$N$3]*[.A463]^6+[.$N$4]*[.A463]^7+[.$N$5]*[.A463]^8+[.$N$6]*[.A463]^9" office:value-type="float" office:value="6.75863603508624">
            <text:p>6.7586360351</text:p>
          </table:table-cell>
          <table:table-cell table:formula="of:=[.B463]/([.$B$2]+[.B463])*[.$B$1]" office:value-type="float" office:value="1.19700668724806">
            <text:p>1.1970066872</text:p>
          </table:table-cell>
          <table:table-cell table:formula="of:=[.$D$5]*[.C463]-[.$D$4]" office:value-type="float" office:value="0.513747391077144">
            <text:p>0.5137473911</text:p>
          </table:table-cell>
          <table:table-cell table:formula="of:=INT([.D463]/[.$B$1]*1024)" office:value-type="float" office:value="93">
            <text:p>93</text:p>
          </table:table-cell>
          <table:table-cell table:number-columns-repeated="10"/>
        </table:table-row>
        <table:table-row table:style-name="ro2">
          <table:table-cell table:formula="of:=[.A463]+[.$D$1]" office:value-type="float" office:value="93">
            <text:p>93</text:p>
          </table:table-cell>
          <table:table-cell table:formula="of:=[.$M$2]+[.$M$3]*[.A464]+[.$M$4]*[.A464]^2+[.$M$5]*[.A464]^3+[.$M$6]*[.A464]^4+[.$N$2]*[.A464]^5+[.$N$3]*[.A464]^6+[.$N$4]*[.A464]^7+[.$N$5]*[.A464]^8+[.$N$6]*[.A464]^9" office:value-type="float" office:value="6.72355238869286">
            <text:p>6.7235523887</text:p>
          </table:table-cell>
          <table:table-cell table:formula="of:=[.B464]/([.$B$2]+[.B464])*[.$B$1]" office:value-type="float" office:value="1.19211347631359">
            <text:p>1.1921134763</text:p>
          </table:table-cell>
          <table:table-cell table:formula="of:=[.$D$5]*[.C464]-[.$D$4]" office:value-type="float" office:value="0.506819264366623">
            <text:p>0.5068192644</text:p>
          </table:table-cell>
          <table:table-cell table:formula="of:=INT([.D464]/[.$B$1]*1024)" office:value-type="float" office:value="92">
            <text:p>92</text:p>
          </table:table-cell>
          <table:table-cell table:number-columns-repeated="10"/>
        </table:table-row>
        <table:table-row table:style-name="ro2">
          <table:table-cell table:formula="of:=[.A464]+[.$D$1]" office:value-type="float" office:value="93.25">
            <text:p>93.25</text:p>
          </table:table-cell>
          <table:table-cell table:formula="of:=[.$M$2]+[.$M$3]*[.A465]+[.$M$4]*[.A465]^2+[.$M$5]*[.A465]^3+[.$M$6]*[.A465]^4+[.$N$2]*[.A465]^5+[.$N$3]*[.A465]^6+[.$N$4]*[.A465]^7+[.$N$5]*[.A465]^8+[.$N$6]*[.A465]^9" office:value-type="float" office:value="6.68876483065656">
            <text:p>6.6887648307</text:p>
          </table:table-cell>
          <table:table-cell table:formula="of:=[.B465]/([.$B$2]+[.B465])*[.$B$1]" office:value-type="float" office:value="1.18725083544209">
            <text:p>1.1872508354</text:p>
          </table:table-cell>
          <table:table-cell table:formula="of:=[.$D$5]*[.C465]-[.$D$4]" office:value-type="float" office:value="0.499934420742121">
            <text:p>0.4999344207</text:p>
          </table:table-cell>
          <table:table-cell table:formula="of:=INT([.D465]/[.$B$1]*1024)" office:value-type="float" office:value="91">
            <text:p>91</text:p>
          </table:table-cell>
          <table:table-cell table:number-columns-repeated="10"/>
        </table:table-row>
        <table:table-row table:style-name="ro2">
          <table:table-cell table:formula="of:=[.A465]+[.$D$1]" office:value-type="float" office:value="93.5">
            <text:p>93.5</text:p>
          </table:table-cell>
          <table:table-cell table:formula="of:=[.$M$2]+[.$M$3]*[.A466]+[.$M$4]*[.A466]^2+[.$M$5]*[.A466]^3+[.$M$6]*[.A466]^4+[.$N$2]*[.A466]^5+[.$N$3]*[.A466]^6+[.$N$4]*[.A466]^7+[.$N$5]*[.A466]^8+[.$N$6]*[.A466]^9" office:value-type="float" office:value="6.65426956210052">
            <text:p>6.6542695621</text:p>
          </table:table-cell>
          <table:table-cell table:formula="of:=[.B466]/([.$B$2]+[.B466])*[.$B$1]" office:value-type="float" office:value="1.18241846974051">
            <text:p>1.1824184697</text:p>
          </table:table-cell>
          <table:table-cell table:formula="of:=[.$D$5]*[.C466]-[.$D$4]" office:value-type="float" office:value="0.493092442674847">
            <text:p>0.4930924427</text:p>
          </table:table-cell>
          <table:table-cell table:formula="of:=INT([.D466]/[.$B$1]*1024)" office:value-type="float" office:value="90">
            <text:p>90</text:p>
          </table:table-cell>
          <table:table-cell table:number-columns-repeated="10"/>
        </table:table-row>
        <table:table-row table:style-name="ro2">
          <table:table-cell table:formula="of:=[.A466]+[.$D$1]" office:value-type="float" office:value="93.75">
            <text:p>93.75</text:p>
          </table:table-cell>
          <table:table-cell table:formula="of:=[.$M$2]+[.$M$3]*[.A467]+[.$M$4]*[.A467]^2+[.$M$5]*[.A467]^3+[.$M$6]*[.A467]^4+[.$N$2]*[.A467]^5+[.$N$3]*[.A467]^6+[.$N$4]*[.A467]^7+[.$N$5]*[.A467]^8+[.$N$6]*[.A467]^9" office:value-type="float" office:value="6.62006278856459">
            <text:p>6.6200627886</text:p>
          </table:table-cell>
          <table:table-cell table:formula="of:=[.B467]/([.$B$2]+[.B467])*[.$B$1]" office:value-type="float" office:value="1.17761607962153">
            <text:p>1.1776160796</text:p>
          </table:table-cell>
          <table:table-cell table:formula="of:=[.$D$5]*[.C467]-[.$D$4]" office:value-type="float" office:value="0.486292905989583">
            <text:p>0.486292906</text:p>
          </table:table-cell>
          <table:table-cell table:formula="of:=INT([.D467]/[.$B$1]*1024)" office:value-type="float" office:value="88">
            <text:p>88</text:p>
          </table:table-cell>
          <table:table-cell table:number-columns-repeated="10"/>
        </table:table-row>
        <table:table-row table:style-name="ro2">
          <table:table-cell table:formula="of:=[.A467]+[.$D$1]" office:value-type="float" office:value="94">
            <text:p>94</text:p>
          </table:table-cell>
          <table:table-cell table:formula="of:=[.$M$2]+[.$M$3]*[.A468]+[.$M$4]*[.A468]^2+[.$M$5]*[.A468]^3+[.$M$6]*[.A468]^4+[.$N$2]*[.A468]^5+[.$N$3]*[.A468]^6+[.$N$4]*[.A468]^7+[.$N$5]*[.A468]^8+[.$N$6]*[.A468]^9" office:value-type="float" office:value="6.58614072061067">
            <text:p>6.5861407206</text:p>
          </table:table-cell>
          <table:table-cell table:formula="of:=[.B468]/([.$B$2]+[.B468])*[.$B$1]" office:value-type="float" office:value="1.17284336093045">
            <text:p>1.1728433609</text:p>
          </table:table-cell>
          <table:table-cell table:formula="of:=[.$D$5]*[.C468]-[.$D$4]" office:value-type="float" office:value="0.479535380044287">
            <text:p>0.47953538</text:p>
          </table:table-cell>
          <table:table-cell table:formula="of:=INT([.D468]/[.$B$1]*1024)" office:value-type="float" office:value="87">
            <text:p>87</text:p>
          </table:table-cell>
          <table:table-cell table:number-columns-repeated="10"/>
        </table:table-row>
        <table:table-row table:style-name="ro2">
          <table:table-cell table:formula="of:=[.A468]+[.$D$1]" office:value-type="float" office:value="94.25">
            <text:p>94.25</text:p>
          </table:table-cell>
          <table:table-cell table:formula="of:=[.$M$2]+[.$M$3]*[.A469]+[.$M$4]*[.A469]^2+[.$M$5]*[.A469]^3+[.$M$6]*[.A469]^4+[.$N$2]*[.A469]^5+[.$N$3]*[.A469]^6+[.$N$4]*[.A469]^7+[.$N$5]*[.A469]^8+[.$N$6]*[.A469]^9" office:value-type="float" office:value="6.55249957442796">
            <text:p>6.5524995744</text:p>
          </table:table-cell>
          <table:table-cell table:formula="of:=[.B469]/([.$B$2]+[.B469])*[.$B$1]" office:value-type="float" office:value="1.16810000507322">
            <text:p>1.1681000051</text:p>
          </table:table-cell>
          <table:table-cell table:formula="of:=[.$D$5]*[.C469]-[.$D$4]" office:value-type="float" office:value="0.472819427911401">
            <text:p>0.4728194279</text:p>
          </table:table-cell>
          <table:table-cell table:formula="of:=INT([.D469]/[.$B$1]*1024)" office:value-type="float" office:value="86">
            <text:p>86</text:p>
          </table:table-cell>
          <table:table-cell table:number-columns-repeated="10"/>
        </table:table-row>
        <table:table-row table:style-name="ro2">
          <table:table-cell table:formula="of:=[.A469]+[.$D$1]" office:value-type="float" office:value="94.5">
            <text:p>94.5</text:p>
          </table:table-cell>
          <table:table-cell table:formula="of:=[.$M$2]+[.$M$3]*[.A470]+[.$M$4]*[.A470]^2+[.$M$5]*[.A470]^3+[.$M$6]*[.A470]^4+[.$N$2]*[.A470]^5+[.$N$3]*[.A470]^6+[.$N$4]*[.A470]^7+[.$N$5]*[.A470]^8+[.$N$6]*[.A470]^9" office:value-type="float" office:value="6.5191355724417">
            <text:p>6.5191355724</text:p>
          </table:table-cell>
          <table:table-cell table:formula="of:=[.B470]/([.$B$2]+[.B470])*[.$B$1]" office:value-type="float" office:value="1.16338569914614">
            <text:p>1.1633856991</text:p>
          </table:table-cell>
          <table:table-cell table:formula="of:=[.$D$5]*[.C470]-[.$D$4]" office:value-type="float" office:value="0.466144606561501">
            <text:p>0.4661446066</text:p>
          </table:table-cell>
          <table:table-cell table:formula="of:=INT([.D470]/[.$B$1]*1024)" office:value-type="float" office:value="85">
            <text:p>85</text:p>
          </table:table-cell>
          <table:table-cell table:number-columns-repeated="10"/>
        </table:table-row>
        <table:table-row table:style-name="ro2">
          <table:table-cell table:formula="of:=[.A470]+[.$D$1]" office:value-type="float" office:value="94.75">
            <text:p>94.75</text:p>
          </table:table-cell>
          <table:table-cell table:formula="of:=[.$M$2]+[.$M$3]*[.A471]+[.$M$4]*[.A471]^2+[.$M$5]*[.A471]^3+[.$M$6]*[.A471]^4+[.$N$2]*[.A471]^5+[.$N$3]*[.A471]^6+[.$N$4]*[.A471]^7+[.$N$5]*[.A471]^8+[.$N$6]*[.A471]^9" office:value-type="float" office:value="6.48604494392231">
            <text:p>6.4860449439</text:p>
          </table:table-cell>
          <table:table-cell table:formula="of:=[.B471]/([.$B$2]+[.B471])*[.$B$1]" office:value-type="float" office:value="1.1587001260668">
            <text:p>1.1587001261</text:p>
          </table:table-cell>
          <table:table-cell table:formula="of:=[.$D$5]*[.C471]-[.$D$4]" office:value-type="float" office:value="0.459510467048649">
            <text:p>0.459510467</text:p>
          </table:table-cell>
          <table:table-cell table:formula="of:=INT([.D471]/[.$B$1]*1024)" office:value-type="float" office:value="83">
            <text:p>83</text:p>
          </table:table-cell>
          <table:table-cell table:number-columns-repeated="10"/>
        </table:table-row>
        <table:table-row table:style-name="ro2">
          <table:table-cell table:formula="of:=[.A471]+[.$D$1]" office:value-type="float" office:value="95">
            <text:p>95</text:p>
          </table:table-cell>
          <table:table-cell table:formula="of:=[.$M$2]+[.$M$3]*[.A472]+[.$M$4]*[.A472]^2+[.$M$5]*[.A472]^3+[.$M$6]*[.A472]^4+[.$N$2]*[.A472]^5+[.$N$3]*[.A472]^6+[.$N$4]*[.A472]^7+[.$N$5]*[.A472]^8+[.$N$6]*[.A472]^9" office:value-type="float" office:value="6.45322392559643">
            <text:p>6.4532239256</text:p>
          </table:table-cell>
          <table:table-cell table:formula="of:=[.B472]/([.$B$2]+[.B472])*[.$B$1]" office:value-type="float" office:value="1.15404296470631">
            <text:p>1.1540429647</text:p>
          </table:table-cell>
          <table:table-cell table:formula="of:=[.$D$5]*[.C472]-[.$D$4]" office:value-type="float" office:value="0.452916554697644">
            <text:p>0.4529165547</text:p>
          </table:table-cell>
          <table:table-cell table:formula="of:=INT([.D472]/[.$B$1]*1024)" office:value-type="float" office:value="82">
            <text:p>82</text:p>
          </table:table-cell>
          <table:table-cell table:number-columns-repeated="10"/>
        </table:table-row>
        <table:table-row table:style-name="ro2">
          <table:table-cell table:formula="of:=[.A472]+[.$D$1]" office:value-type="float" office:value="95.25">
            <text:p>95.25</text:p>
          </table:table-cell>
          <table:table-cell table:formula="of:=[.$M$2]+[.$M$3]*[.A473]+[.$M$4]*[.A473]^2+[.$M$5]*[.A473]^3+[.$M$6]*[.A473]^4+[.$N$2]*[.A473]^5+[.$N$3]*[.A473]^6+[.$N$4]*[.A473]^7+[.$N$5]*[.A473]^8+[.$N$6]*[.A473]^9" office:value-type="float" office:value="6.42066876225889">
            <text:p>6.4206687623</text:p>
          </table:table-cell>
          <table:table-cell table:formula="of:=[.B473]/([.$B$2]+[.B473])*[.$B$1]" office:value-type="float" office:value="1.14941389002275">
            <text:p>1.14941389</text:p>
          </table:table-cell>
          <table:table-cell table:formula="of:=[.$D$5]*[.C473]-[.$D$4]" office:value-type="float" office:value="0.446362409292989">
            <text:p>0.4463624093</text:p>
          </table:table-cell>
          <table:table-cell table:formula="of:=INT([.D473]/[.$B$1]*1024)" office:value-type="float" office:value="81">
            <text:p>81</text:p>
          </table:table-cell>
          <table:table-cell table:number-columns-repeated="10"/>
        </table:table-row>
        <table:table-row table:style-name="ro2">
          <table:table-cell table:formula="of:=[.A473]+[.$D$1]" office:value-type="float" office:value="95.5">
            <text:p>95.5</text:p>
          </table:table-cell>
          <table:table-cell table:formula="of:=[.$M$2]+[.$M$3]*[.A474]+[.$M$4]*[.A474]^2+[.$M$5]*[.A474]^3+[.$M$6]*[.A474]^4+[.$N$2]*[.A474]^5+[.$N$3]*[.A474]^6+[.$N$4]*[.A474]^7+[.$N$5]*[.A474]^8+[.$N$6]*[.A474]^9" office:value-type="float" office:value="6.38837570738502">
            <text:p>6.3883757074</text:p>
          </table:table-cell>
          <table:table-cell table:formula="of:=[.B474]/([.$B$2]+[.B474])*[.$B$1]" office:value-type="float" office:value="1.14481257319571">
            <text:p>1.1448125732</text:p>
          </table:table-cell>
          <table:table-cell table:formula="of:=[.$D$5]*[.C474]-[.$D$4]" office:value-type="float" office:value="0.43984756526932">
            <text:p>0.4398475653</text:p>
          </table:table-cell>
          <table:table-cell table:formula="of:=INT([.D474]/[.$B$1]*1024)" office:value-type="float" office:value="80">
            <text:p>80</text:p>
          </table:table-cell>
          <table:table-cell table:number-columns-repeated="10"/>
        </table:table-row>
        <table:table-row table:style-name="ro2">
          <table:table-cell table:formula="of:=[.A474]+[.$D$1]" office:value-type="float" office:value="95.75">
            <text:p>95.75</text:p>
          </table:table-cell>
          <table:table-cell table:formula="of:=[.$M$2]+[.$M$3]*[.A475]+[.$M$4]*[.A475]^2+[.$M$5]*[.A475]^3+[.$M$6]*[.A475]^4+[.$N$2]*[.A475]^5+[.$N$3]*[.A475]^6+[.$N$4]*[.A475]^7+[.$N$5]*[.A475]^8+[.$N$6]*[.A475]^9" office:value-type="float" office:value="6.35634102374567">
            <text:p>6.3563410237</text:p>
          </table:table-cell>
          <table:table-cell table:formula="of:=[.B475]/([.$B$2]+[.B475])*[.$B$1]" office:value-type="float" office:value="1.14023868176213">
            <text:p>1.1402386818</text:p>
          </table:table-cell>
          <table:table-cell table:formula="of:=[.$D$5]*[.C475]-[.$D$4]" office:value-type="float" office:value="0.433371551903774">
            <text:p>0.4333715519</text:p>
          </table:table-cell>
          <table:table-cell table:formula="of:=INT([.D475]/[.$B$1]*1024)" office:value-type="float" office:value="79">
            <text:p>79</text:p>
          </table:table-cell>
          <table:table-cell table:number-columns-repeated="10"/>
        </table:table-row>
        <table:table-row table:style-name="ro2">
          <table:table-cell table:formula="of:=[.A475]+[.$D$1]" office:value-type="float" office:value="96">
            <text:p>96</text:p>
          </table:table-cell>
          <table:table-cell table:formula="of:=[.$M$2]+[.$M$3]*[.A476]+[.$M$4]*[.A476]^2+[.$M$5]*[.A476]^3+[.$M$6]*[.A476]^4+[.$N$2]*[.A476]^5+[.$N$3]*[.A476]^6+[.$N$4]*[.A476]^7+[.$N$5]*[.A476]^8+[.$N$6]*[.A476]^9" office:value-type="float" office:value="6.32456098401937">
            <text:p>6.324560984</text:p>
          </table:table-cell>
          <table:table-cell table:formula="of:=[.B476]/([.$B$2]+[.B476])*[.$B$1]" office:value-type="float" office:value="1.13569187975267">
            <text:p>1.1356918798</text:p>
          </table:table-cell>
          <table:table-cell table:formula="of:=[.$D$5]*[.C476]-[.$D$4]" office:value-type="float" office:value="0.426933893509103">
            <text:p>0.4269338935</text:p>
          </table:table-cell>
          <table:table-cell table:formula="of:=INT([.D476]/[.$B$1]*1024)" office:value-type="float" office:value="77">
            <text:p>77</text:p>
          </table:table-cell>
          <table:table-cell table:number-columns-repeated="10"/>
        </table:table-row>
        <table:table-row table:style-name="ro2">
          <table:table-cell table:formula="of:=[.A476]+[.$D$1]" office:value-type="float" office:value="96.25">
            <text:p>96.25</text:p>
          </table:table-cell>
          <table:table-cell table:formula="of:=[.$M$2]+[.$M$3]*[.A477]+[.$M$4]*[.A477]^2+[.$M$5]*[.A477]^3+[.$M$6]*[.A477]^4+[.$N$2]*[.A477]^5+[.$N$3]*[.A477]^6+[.$N$4]*[.A477]^7+[.$N$5]*[.A477]^8+[.$N$6]*[.A477]^9" office:value-type="float" office:value="6.29303187140931">
            <text:p>6.2930318714</text:p>
          </table:table-cell>
          <table:table-cell table:formula="of:=[.B477]/([.$B$2]+[.B477])*[.$B$1]" office:value-type="float" office:value="1.13117182782973">
            <text:p>1.1311718278</text:p>
          </table:table-cell>
          <table:table-cell table:formula="of:=[.$D$5]*[.C477]-[.$D$4]" office:value-type="float" office:value="0.420534109629018">
            <text:p>0.4205341096</text:p>
          </table:table-cell>
          <table:table-cell table:formula="of:=INT([.D477]/[.$B$1]*1024)" office:value-type="float" office:value="76">
            <text:p>76</text:p>
          </table:table-cell>
          <table:table-cell table:number-columns-repeated="10"/>
        </table:table-row>
        <table:table-row table:style-name="ro2">
          <table:table-cell table:formula="of:=[.A477]+[.$D$1]" office:value-type="float" office:value="96.5">
            <text:p>96.5</text:p>
          </table:table-cell>
          <table:table-cell table:formula="of:=[.$M$2]+[.$M$3]*[.A478]+[.$M$4]*[.A478]^2+[.$M$5]*[.A478]^3+[.$M$6]*[.A478]^4+[.$N$2]*[.A478]^5+[.$N$3]*[.A478]^6+[.$N$4]*[.A478]^7+[.$N$5]*[.A478]^8+[.$N$6]*[.A478]^9" office:value-type="float" office:value="6.26174998025565">
            <text:p>6.2617499803</text:p>
          </table:table-cell>
          <table:table-cell table:formula="of:=[.B478]/([.$B$2]+[.B478])*[.$B$1]" office:value-type="float" office:value="1.12667818342556">
            <text:p>1.1266781834</text:p>
          </table:table-cell>
          <table:table-cell table:formula="of:=[.$D$5]*[.C478]-[.$D$4]" office:value-type="float" office:value="0.414171715233791">
            <text:p>0.4141717152</text:p>
          </table:table-cell>
          <table:table-cell table:formula="of:=INT([.D478]/[.$B$1]*1024)" office:value-type="float" office:value="75">
            <text:p>75</text:p>
          </table:table-cell>
          <table:table-cell table:number-columns-repeated="10"/>
        </table:table-row>
        <table:table-row table:style-name="ro2">
          <table:table-cell table:formula="of:=[.A478]+[.$D$1]" office:value-type="float" office:value="96.75">
            <text:p>96.75</text:p>
          </table:table-cell>
          <table:table-cell table:formula="of:=[.$M$2]+[.$M$3]*[.A479]+[.$M$4]*[.A479]^2+[.$M$5]*[.A479]^3+[.$M$6]*[.A479]^4+[.$N$2]*[.A479]^5+[.$N$3]*[.A479]^6+[.$N$4]*[.A479]^7+[.$N$5]*[.A479]^8+[.$N$6]*[.A479]^9" office:value-type="float" office:value="6.23071161665287">
            <text:p>6.2307116167</text:p>
          </table:table-cell>
          <table:table-cell table:formula="of:=[.B479]/([.$B$2]+[.B479])*[.$B$1]" office:value-type="float" office:value="1.12221060088198">
            <text:p>1.1222106009</text:p>
          </table:table-cell>
          <table:table-cell table:formula="of:=[.$D$5]*[.C479]-[.$D$4]" office:value-type="float" office:value="0.407846220918058">
            <text:p>0.4078462209</text:p>
          </table:table-cell>
          <table:table-cell table:formula="of:=INT([.D479]/[.$B$1]*1024)" office:value-type="float" office:value="74">
            <text:p>74</text:p>
          </table:table-cell>
          <table:table-cell table:number-columns-repeated="10"/>
        </table:table-row>
        <table:table-row table:style-name="ro2">
          <table:table-cell table:formula="of:=[.A479]+[.$D$1]" office:value-type="float" office:value="97">
            <text:p>97</text:p>
          </table:table-cell>
          <table:table-cell table:formula="of:=[.$M$2]+[.$M$3]*[.A480]+[.$M$4]*[.A480]^2+[.$M$5]*[.A480]^3+[.$M$6]*[.A480]^4+[.$N$2]*[.A480]^5+[.$N$3]*[.A480]^6+[.$N$4]*[.A480]^7+[.$N$5]*[.A480]^8+[.$N$6]*[.A480]^9" office:value-type="float" office:value="6.19991309906238">
            <text:p>6.1999130991</text:p>
          </table:table-cell>
          <table:table-cell table:formula="of:=[.B480]/([.$B$2]+[.B480])*[.$B$1]" office:value-type="float" office:value="1.11776873159015">
            <text:p>1.1177687316</text:p>
          </table:table-cell>
          <table:table-cell table:formula="of:=[.$D$5]*[.C480]-[.$D$4]" office:value-type="float" office:value="0.401557133098733">
            <text:p>0.4015571331</text:p>
          </table:table-cell>
          <table:table-cell table:formula="of:=INT([.D480]/[.$B$1]*1024)" office:value-type="float" office:value="73">
            <text:p>73</text:p>
          </table:table-cell>
          <table:table-cell table:number-columns-repeated="10"/>
        </table:table-row>
        <table:table-row table:style-name="ro2">
          <table:table-cell table:formula="of:=[.A480]+[.$D$1]" office:value-type="float" office:value="97.25">
            <text:p>97.25</text:p>
          </table:table-cell>
          <table:table-cell table:formula="of:=[.$M$2]+[.$M$3]*[.A481]+[.$M$4]*[.A481]^2+[.$M$5]*[.A481]^3+[.$M$6]*[.A481]^4+[.$N$2]*[.A481]^5+[.$N$3]*[.A481]^6+[.$N$4]*[.A481]^7+[.$N$5]*[.A481]^8+[.$N$6]*[.A481]^9" office:value-type="float" office:value="6.16935075892764">
            <text:p>6.1693507589</text:p>
          </table:table-cell>
          <table:table-cell table:formula="of:=[.B481]/([.$B$2]+[.B481])*[.$B$1]" office:value-type="float" office:value="1.1133522241315">
            <text:p>1.1133522241</text:p>
          </table:table-cell>
          <table:table-cell table:formula="of:=[.$D$5]*[.C481]-[.$D$4]" office:value-type="float" office:value="0.395303954214502">
            <text:p>0.3953039542</text:p>
          </table:table-cell>
          <table:table-cell table:formula="of:=INT([.D481]/[.$B$1]*1024)" office:value-type="float" office:value="72">
            <text:p>72</text:p>
          </table:table-cell>
          <table:table-cell table:number-columns-repeated="10"/>
        </table:table-row>
        <table:table-row table:style-name="ro2">
          <table:table-cell table:formula="of:=[.A481]+[.$D$1]" office:value-type="float" office:value="97.5">
            <text:p>97.5</text:p>
          </table:table-cell>
          <table:table-cell table:formula="of:=[.$M$2]+[.$M$3]*[.A482]+[.$M$4]*[.A482]^2+[.$M$5]*[.A482]^3+[.$M$6]*[.A482]^4+[.$N$2]*[.A482]^5+[.$N$3]*[.A482]^6+[.$N$4]*[.A482]^7+[.$N$5]*[.A482]^8+[.$N$6]*[.A482]^9" office:value-type="float" office:value="6.1390209412876">
            <text:p>6.1390209413</text:p>
          </table:table-cell>
          <table:table-cell table:formula="of:=[.B482]/([.$B$2]+[.B482])*[.$B$1]" office:value-type="float" office:value="1.10896072441905">
            <text:p>1.1089607244</text:p>
          </table:table-cell>
          <table:table-cell table:formula="of:=[.$D$5]*[.C482]-[.$D$4]" office:value-type="float" office:value="0.389086182925964">
            <text:p>0.3890861829</text:p>
          </table:table-cell>
          <table:table-cell table:formula="of:=INT([.D482]/[.$B$1]*1024)" office:value-type="float" office:value="71">
            <text:p>71</text:p>
          </table:table-cell>
          <table:table-cell table:number-columns-repeated="10"/>
        </table:table-row>
        <table:table-row table:style-name="ro2">
          <table:table-cell table:formula="of:=[.A482]+[.$D$1]" office:value-type="float" office:value="97.75">
            <text:p>97.75</text:p>
          </table:table-cell>
          <table:table-cell table:formula="of:=[.$M$2]+[.$M$3]*[.A483]+[.$M$4]*[.A483]^2+[.$M$5]*[.A483]^3+[.$M$6]*[.A483]^4+[.$N$2]*[.A483]^5+[.$N$3]*[.A483]^6+[.$N$4]*[.A483]^7+[.$N$5]*[.A483]^8+[.$N$6]*[.A483]^9" office:value-type="float" office:value="6.10892000539008">
            <text:p>6.1089200054</text:p>
          </table:table-cell>
          <table:table-cell table:formula="of:=[.B483]/([.$B$2]+[.B483])*[.$B$1]" office:value-type="float" office:value="1.10459387583944">
            <text:p>1.1045938758</text:p>
          </table:table-cell>
          <table:table-cell table:formula="of:=[.$D$5]*[.C483]-[.$D$4]" office:value-type="float" office:value="0.382903314316712">
            <text:p>0.3829033143</text:p>
          </table:table-cell>
          <table:table-cell table:formula="of:=INT([.D483]/[.$B$1]*1024)" office:value-type="float" office:value="69">
            <text:p>69</text:p>
          </table:table-cell>
          <table:table-cell table:number-columns-repeated="10"/>
        </table:table-row>
        <table:table-row table:style-name="ro2">
          <table:table-cell table:formula="of:=[.A483]+[.$D$1]" office:value-type="float" office:value="98">
            <text:p>98</text:p>
          </table:table-cell>
          <table:table-cell table:formula="of:=[.$M$2]+[.$M$3]*[.A484]+[.$M$4]*[.A484]^2+[.$M$5]*[.A484]^3+[.$M$6]*[.A484]^4+[.$N$2]*[.A484]^5+[.$N$3]*[.A484]^6+[.$N$4]*[.A484]^7+[.$N$5]*[.A484]^8+[.$N$6]*[.A484]^9" office:value-type="float" office:value="6.07904432530383">
            <text:p>6.0790443253</text:p>
          </table:table-cell>
          <table:table-cell table:formula="of:=[.B484]/([.$B$2]+[.B484])*[.$B$1]" office:value-type="float" office:value="1.10025131939542">
            <text:p>1.1002513194</text:p>
          </table:table-cell>
          <table:table-cell table:formula="of:=[.$D$5]*[.C484]-[.$D$4]" office:value-type="float" office:value="0.37675484009504">
            <text:p>0.3767548401</text:p>
          </table:table-cell>
          <table:table-cell table:formula="of:=INT([.D484]/[.$B$1]*1024)" office:value-type="float" office:value="68">
            <text:p>68</text:p>
          </table:table-cell>
          <table:table-cell table:number-columns-repeated="10"/>
        </table:table-row>
        <table:table-row table:style-name="ro2">
          <table:table-cell table:formula="of:=[.A484]+[.$D$1]" office:value-type="float" office:value="98.25">
            <text:p>98.25</text:p>
          </table:table-cell>
          <table:table-cell table:formula="of:=[.$M$2]+[.$M$3]*[.A485]+[.$M$4]*[.A485]^2+[.$M$5]*[.A485]^3+[.$M$6]*[.A485]^4+[.$N$2]*[.A485]^5+[.$N$3]*[.A485]^6+[.$N$4]*[.A485]^7+[.$N$5]*[.A485]^8+[.$N$6]*[.A485]^9" office:value-type="float" office:value="6.04939029052858">
            <text:p>6.0493902905</text:p>
          </table:table-cell>
          <table:table-cell table:formula="of:=[.B485]/([.$B$2]+[.B485])*[.$B$1]" office:value-type="float" office:value="1.09593269384857">
            <text:p>1.0959326938</text:p>
          </table:table-cell>
          <table:table-cell table:formula="of:=[.$D$5]*[.C485]-[.$D$4]" office:value-type="float" office:value="0.370640248796084">
            <text:p>0.3706402488</text:p>
          </table:table-cell>
          <table:table-cell table:formula="of:=INT([.D485]/[.$B$1]*1024)" office:value-type="float" office:value="67">
            <text:p>67</text:p>
          </table:table-cell>
          <table:table-cell table:number-columns-repeated="10"/>
        </table:table-row>
        <table:table-row table:style-name="ro2">
          <table:table-cell table:formula="of:=[.A485]+[.$D$1]" office:value-type="float" office:value="98.5">
            <text:p>98.5</text:p>
          </table:table-cell>
          <table:table-cell table:formula="of:=[.$M$2]+[.$M$3]*[.A486]+[.$M$4]*[.A486]^2+[.$M$5]*[.A486]^3+[.$M$6]*[.A486]^4+[.$N$2]*[.A486]^5+[.$N$3]*[.A486]^6+[.$N$4]*[.A486]^7+[.$N$5]*[.A486]^8+[.$N$6]*[.A486]^9" office:value-type="float" office:value="6.0199543066058">
            <text:p>6.0199543066</text:p>
          </table:table-cell>
          <table:table-cell table:formula="of:=[.B486]/([.$B$2]+[.B486])*[.$B$1]" office:value-type="float" office:value="1.0916376358628">
            <text:p>1.0916376359</text:p>
          </table:table-cell>
          <table:table-cell table:formula="of:=[.$D$5]*[.C486]-[.$D$4]" office:value-type="float" office:value="0.364559025984923">
            <text:p>0.364559026</text:p>
          </table:table-cell>
          <table:table-cell table:formula="of:=INT([.D486]/[.$B$1]*1024)" office:value-type="float" office:value="66">
            <text:p>66</text:p>
          </table:table-cell>
          <table:table-cell table:number-columns-repeated="10"/>
        </table:table-row>
        <table:table-row table:style-name="ro2">
          <table:table-cell table:formula="of:=[.A486]+[.$D$1]" office:value-type="float" office:value="98.75">
            <text:p>98.75</text:p>
          </table:table-cell>
          <table:table-cell table:formula="of:=[.$M$2]+[.$M$3]*[.A487]+[.$M$4]*[.A487]^2+[.$M$5]*[.A487]^3+[.$M$6]*[.A487]^4+[.$N$2]*[.A487]^5+[.$N$3]*[.A487]^6+[.$N$4]*[.A487]^7+[.$N$5]*[.A487]^8+[.$N$6]*[.A487]^9" office:value-type="float" office:value="5.99073279572672">
            <text:p>5.9907327957</text:p>
          </table:table-cell>
          <table:table-cell table:formula="of:=[.B487]/([.$B$2]+[.B487])*[.$B$1]" office:value-type="float" office:value="1.08736578014786">
            <text:p>1.0873657801</text:p>
          </table:table-cell>
          <table:table-cell table:formula="of:=[.$D$5]*[.C487]-[.$D$4]" office:value-type="float" office:value="0.358510654459859">
            <text:p>0.3585106545</text:p>
          </table:table-cell>
          <table:table-cell table:formula="of:=INT([.D487]/[.$B$1]*1024)" office:value-type="float" office:value="65">
            <text:p>65</text:p>
          </table:table-cell>
          <table:table-cell table:number-columns-repeated="10"/>
        </table:table-row>
        <table:table-row table:style-name="ro2">
          <table:table-cell table:formula="of:=[.A487]+[.$D$1]" office:value-type="float" office:value="99">
            <text:p>99</text:p>
          </table:table-cell>
          <table:table-cell table:formula="of:=[.$M$2]+[.$M$3]*[.A488]+[.$M$4]*[.A488]^2+[.$M$5]*[.A488]^3+[.$M$6]*[.A488]^4+[.$N$2]*[.A488]^5+[.$N$3]*[.A488]^6+[.$N$4]*[.A488]^7+[.$N$5]*[.A488]^8+[.$N$6]*[.A488]^9" office:value-type="float" office:value="5.96172219733788">
            <text:p>5.9617221973</text:p>
          </table:table-cell>
          <table:table-cell table:formula="of:=[.B488]/([.$B$2]+[.B488])*[.$B$1]" office:value-type="float" office:value="1.08311675960312">
            <text:p>1.0831167596</text:p>
          </table:table-cell>
          <table:table-cell table:formula="of:=[.$D$5]*[.C488]-[.$D$4]" office:value-type="float" office:value="0.352494614455902">
            <text:p>0.3524946145</text:p>
          </table:table-cell>
          <table:table-cell table:formula="of:=INT([.D488]/[.$B$1]*1024)" office:value-type="float" office:value="64">
            <text:p>64</text:p>
          </table:table-cell>
          <table:table-cell table:number-columns-repeated="10"/>
        </table:table-row>
        <table:table-row table:style-name="ro2">
          <table:table-cell table:formula="of:=[.A488]+[.$D$1]" office:value-type="float" office:value="99.25">
            <text:p>99.25</text:p>
          </table:table-cell>
          <table:table-cell table:formula="of:=[.$M$2]+[.$M$3]*[.A489]+[.$M$4]*[.A489]^2+[.$M$5]*[.A489]^3+[.$M$6]*[.A489]^4+[.$N$2]*[.A489]^5+[.$N$3]*[.A489]^6+[.$N$4]*[.A489]^7+[.$N$5]*[.A489]^8+[.$N$6]*[.A489]^9" office:value-type="float" office:value="5.93291896874757">
            <text:p>5.9329189687</text:p>
          </table:table-cell>
          <table:table-cell table:formula="of:=[.B489]/([.$B$2]+[.B489])*[.$B$1]" office:value-type="float" office:value="1.07889020546186">
            <text:p>1.0788902055</text:p>
          </table:table-cell>
          <table:table-cell table:formula="of:=[.$D$5]*[.C489]-[.$D$4]" office:value-type="float" office:value="0.346510383849113">
            <text:p>0.3465103838</text:p>
          </table:table-cell>
          <table:table-cell table:formula="of:=INT([.D489]/[.$B$1]*1024)" office:value-type="float" office:value="63">
            <text:p>63</text:p>
          </table:table-cell>
          <table:table-cell table:number-columns-repeated="10"/>
        </table:table-row>
        <table:table-row table:style-name="ro2">
          <table:table-cell table:formula="of:=[.A489]+[.$D$1]" office:value-type="float" office:value="99.5">
            <text:p>99.5</text:p>
          </table:table-cell>
          <table:table-cell table:formula="of:=[.$M$2]+[.$M$3]*[.A490]+[.$M$4]*[.A490]^2+[.$M$5]*[.A490]^3+[.$M$6]*[.A490]^4+[.$N$2]*[.A490]^5+[.$N$3]*[.A490]^6+[.$N$4]*[.A490]^7+[.$N$5]*[.A490]^8+[.$N$6]*[.A490]^9" office:value-type="float" office:value="5.9043195857272">
            <text:p>5.9043195857</text:p>
          </table:table-cell>
          <table:table-cell table:formula="of:=[.B490]/([.$B$2]+[.B490])*[.$B$1]" office:value-type="float" office:value="1.0746857474353">
            <text:p>1.0746857474</text:p>
          </table:table-cell>
          <table:table-cell table:formula="of:=[.$D$5]*[.C490]-[.$D$4]" office:value-type="float" office:value="0.340557438360523">
            <text:p>0.3405574384</text:p>
          </table:table-cell>
          <table:table-cell table:formula="of:=INT([.D490]/[.$B$1]*1024)" office:value-type="float" office:value="62">
            <text:p>62</text:p>
          </table:table-cell>
          <table:table-cell table:number-columns-repeated="10"/>
        </table:table-row>
        <table:table-row table:style-name="ro2">
          <table:table-cell table:formula="of:=[.A490]+[.$D$1]" office:value-type="float" office:value="99.75">
            <text:p>99.75</text:p>
          </table:table-cell>
          <table:table-cell table:formula="of:=[.$M$2]+[.$M$3]*[.A491]+[.$M$4]*[.A491]^2+[.$M$5]*[.A491]^3+[.$M$6]*[.A491]^4+[.$N$2]*[.A491]^5+[.$N$3]*[.A491]^6+[.$N$4]*[.A491]^7+[.$N$5]*[.A491]^8+[.$N$6]*[.A491]^9" office:value-type="float" office:value="5.87592054311206">
            <text:p>5.8759205431</text:p>
          </table:table-cell>
          <table:table-cell table:formula="of:=[.B491]/([.$B$2]+[.B491])*[.$B$1]" office:value-type="float" office:value="1.07050301385694">
            <text:p>1.0705030139</text:p>
          </table:table-cell>
          <table:table-cell table:formula="of:=[.$D$5]*[.C491]-[.$D$4]" office:value-type="float" office:value="0.334635251760481">
            <text:p>0.3346352518</text:p>
          </table:table-cell>
          <table:table-cell table:formula="of:=INT([.D491]/[.$B$1]*1024)" office:value-type="float" office:value="61">
            <text:p>61</text:p>
          </table:table-cell>
          <table:table-cell table:number-columns-repeated="10"/>
        </table:table-row>
        <table:table-row table:style-name="ro2">
          <table:table-cell table:formula="of:=[.A491]+[.$D$1]" office:value-type="float" office:value="100">
            <text:p>100</text:p>
          </table:table-cell>
          <table:table-cell table:formula="of:=[.$M$2]+[.$M$3]*[.A492]+[.$M$4]*[.A492]^2+[.$M$5]*[.A492]^3+[.$M$6]*[.A492]^4+[.$N$2]*[.A492]^5+[.$N$3]*[.A492]^6+[.$N$4]*[.A492]^7+[.$N$5]*[.A492]^8+[.$N$6]*[.A492]^9" office:value-type="float" office:value="5.84771835540017">
            <text:p>5.8477183554</text:p>
          </table:table-cell>
          <table:table-cell table:formula="of:=[.B492]/([.$B$2]+[.B492])*[.$B$1]" office:value-type="float" office:value="1.06634163182698">
            <text:p>1.0663416318</text:p>
          </table:table-cell>
          <table:table-cell table:formula="of:=[.$D$5]*[.C492]-[.$D$4]" office:value-type="float" office:value="0.328743296073198">
            <text:p>0.3287432961</text:p>
          </table:table-cell>
          <table:table-cell table:formula="of:=INT([.D492]/[.$B$1]*1024)" office:value-type="float" office:value="60">
            <text:p>60</text:p>
          </table:table-cell>
          <table:table-cell table:number-columns-repeated="10"/>
        </table:table-row>
        <table:table-row table:style-name="ro2">
          <table:table-cell table:formula="of:=[.A492]+[.$D$1]" office:value-type="float" office:value="100.25">
            <text:p>100.25</text:p>
          </table:table-cell>
          <table:table-cell table:formula="of:=[.$M$2]+[.$M$3]*[.A493]+[.$M$4]*[.A493]^2+[.$M$5]*[.A493]^3+[.$M$6]*[.A493]^4+[.$N$2]*[.A493]^5+[.$N$3]*[.A493]^6+[.$N$4]*[.A493]^7+[.$N$5]*[.A493]^8+[.$N$6]*[.A493]^9" office:value-type="float" office:value="5.8197095573466">
            <text:p>5.8197095573</text:p>
          </table:table-cell>
          <table:table-cell table:formula="of:=[.B493]/([.$B$2]+[.B493])*[.$B$1]" office:value-type="float" office:value="1.06220122735652">
            <text:p>1.0622012274</text:p>
          </table:table-cell>
          <table:table-cell table:formula="of:=[.$D$5]*[.C493]-[.$D$4]" office:value-type="float" office:value="0.322881041780801">
            <text:p>0.3228810418</text:p>
          </table:table-cell>
          <table:table-cell table:formula="of:=INT([.D493]/[.$B$1]*1024)" office:value-type="float" office:value="58">
            <text:p>58</text:p>
          </table:table-cell>
          <table:table-cell table:number-columns-repeated="10"/>
        </table:table-row>
        <table:table-row table:style-name="ro2">
          <table:table-cell table:formula="of:=[.A493]+[.$D$1]" office:value-type="float" office:value="100.5">
            <text:p>100.5</text:p>
          </table:table-cell>
          <table:table-cell table:formula="of:=[.$M$2]+[.$M$3]*[.A494]+[.$M$4]*[.A494]^2+[.$M$5]*[.A494]^3+[.$M$6]*[.A494]^4+[.$N$2]*[.A494]^5+[.$N$3]*[.A494]^6+[.$N$4]*[.A494]^7+[.$N$5]*[.A494]^8+[.$N$6]*[.A494]^9" office:value-type="float" office:value="5.79189070455841">
            <text:p>5.7918907046</text:p>
          </table:table-cell>
          <table:table-cell table:formula="of:=[.B494]/([.$B$2]+[.B494])*[.$B$1]" office:value-type="float" office:value="1.05808142551204">
            <text:p>1.0580814255</text:p>
          </table:table-cell>
          <table:table-cell table:formula="of:=[.$D$5]*[.C494]-[.$D$4]" office:value-type="float" office:value="0.317047958028019">
            <text:p>0.317047958</text:p>
          </table:table-cell>
          <table:table-cell table:formula="of:=INT([.D494]/[.$B$1]*1024)" office:value-type="float" office:value="57">
            <text:p>57</text:p>
          </table:table-cell>
          <table:table-cell table:number-columns-repeated="10"/>
        </table:table-row>
        <table:table-row table:style-name="ro2">
          <table:table-cell table:formula="of:=[.A494]+[.$D$1]" office:value-type="float" office:value="100.75">
            <text:p>100.75</text:p>
          </table:table-cell>
          <table:table-cell table:formula="of:=[.$M$2]+[.$M$3]*[.A495]+[.$M$4]*[.A495]^2+[.$M$5]*[.A495]^3+[.$M$6]*[.A495]^4+[.$N$2]*[.A495]^5+[.$N$3]*[.A495]^6+[.$N$4]*[.A495]^7+[.$N$5]*[.A495]^8+[.$N$6]*[.A495]^9" office:value-type="float" office:value="5.76425837408246">
            <text:p>5.7642583741</text:p>
          </table:table-cell>
          <table:table-cell table:formula="of:=[.B495]/([.$B$2]+[.B495])*[.$B$1]" office:value-type="float" office:value="1.05398185055927">
            <text:p>1.0539818506</text:p>
          </table:table-cell>
          <table:table-cell table:formula="of:=[.$D$5]*[.C495]-[.$D$4]" office:value-type="float" office:value="0.311243512825788">
            <text:p>0.3112435128</text:p>
          </table:table-cell>
          <table:table-cell table:formula="of:=INT([.D495]/[.$B$1]*1024)" office:value-type="float" office:value="56">
            <text:p>56</text:p>
          </table:table-cell>
          <table:table-cell table:number-columns-repeated="10"/>
        </table:table-row>
        <table:table-row table:style-name="ro2">
          <table:table-cell table:formula="of:=[.A495]+[.$D$1]" office:value-type="float" office:value="101">
            <text:p>101</text:p>
          </table:table-cell>
          <table:table-cell table:formula="of:=[.$M$2]+[.$M$3]*[.A496]+[.$M$4]*[.A496]^2+[.$M$5]*[.A496]^3+[.$M$6]*[.A496]^4+[.$N$2]*[.A496]^5+[.$N$3]*[.A496]^6+[.$N$4]*[.A496]^7+[.$N$5]*[.A496]^8+[.$N$6]*[.A496]^9" office:value-type="float" office:value="5.7368091649929">
            <text:p>5.736809165</text:p>
          </table:table-cell>
          <table:table-cell table:formula="of:=[.B496]/([.$B$2]+[.B496])*[.$B$1]" office:value-type="float" office:value="1.04990212610719">
            <text:p>1.0499021261</text:p>
          </table:table-cell>
          <table:table-cell table:formula="of:=[.$D$5]*[.C496]-[.$D$4]" office:value-type="float" office:value="0.305467173255194">
            <text:p>0.3054671733</text:p>
          </table:table-cell>
          <table:table-cell table:formula="of:=INT([.D496]/[.$B$1]*1024)" office:value-type="float" office:value="55">
            <text:p>55</text:p>
          </table:table-cell>
          <table:table-cell table:number-columns-repeated="10"/>
        </table:table-row>
        <table:table-row table:style-name="ro2">
          <table:table-cell table:formula="of:=[.A496]+[.$D$1]" office:value-type="float" office:value="101.25">
            <text:p>101.25</text:p>
          </table:table-cell>
          <table:table-cell table:formula="of:=[.$M$2]+[.$M$3]*[.A497]+[.$M$4]*[.A497]^2+[.$M$5]*[.A497]^3+[.$M$6]*[.A497]^4+[.$N$2]*[.A497]^5+[.$N$3]*[.A497]^6+[.$N$4]*[.A497]^7+[.$N$5]*[.A497]^8+[.$N$6]*[.A497]^9" office:value-type="float" office:value="5.70953969897605">
            <text:p>5.709539699</text:p>
          </table:table-cell>
          <table:table-cell table:formula="of:=[.B497]/([.$B$2]+[.B497])*[.$B$1]" office:value-type="float" office:value="1.04584187525196">
            <text:p>1.0458418753</text:p>
          </table:table-cell>
          <table:table-cell table:formula="of:=[.$D$5]*[.C497]-[.$D$4]" office:value-type="float" office:value="0.299718405671231">
            <text:p>0.2997184057</text:p>
          </table:table-cell>
          <table:table-cell table:formula="of:=INT([.D497]/[.$B$1]*1024)" office:value-type="float" office:value="54">
            <text:p>54</text:p>
          </table:table-cell>
          <table:table-cell table:number-columns-repeated="10"/>
        </table:table-row>
        <table:table-row table:style-name="ro2">
          <table:table-cell table:formula="of:=[.A497]+[.$D$1]" office:value-type="float" office:value="101.5">
            <text:p>101.5</text:p>
          </table:table-cell>
          <table:table-cell table:formula="of:=[.$M$2]+[.$M$3]*[.A498]+[.$M$4]*[.A498]^2+[.$M$5]*[.A498]^3+[.$M$6]*[.A498]^4+[.$N$2]*[.A498]^5+[.$N$3]*[.A498]^6+[.$N$4]*[.A498]^7+[.$N$5]*[.A498]^8+[.$N$6]*[.A498]^9" office:value-type="float" office:value="5.68244662090886">
            <text:p>5.6824466209</text:p>
          </table:table-cell>
          <table:table-cell table:formula="of:=[.B498]/([.$B$2]+[.B498])*[.$B$1]" office:value-type="float" office:value="1.04180072072009">
            <text:p>1.0418007207</text:p>
          </table:table-cell>
          <table:table-cell table:formula="of:=[.$D$5]*[.C498]-[.$D$4]" office:value-type="float" office:value="0.29399667590553">
            <text:p>0.2939966759</text:p>
          </table:table-cell>
          <table:table-cell table:formula="of:=INT([.D498]/[.$B$1]*1024)" office:value-type="float" office:value="53">
            <text:p>53</text:p>
          </table:table-cell>
          <table:table-cell table:number-columns-repeated="10"/>
        </table:table-row>
        <table:table-row table:style-name="ro2">
          <table:table-cell table:formula="of:=[.A498]+[.$D$1]" office:value-type="float" office:value="101.75">
            <text:p>101.75</text:p>
          </table:table-cell>
          <table:table-cell table:formula="of:=[.$M$2]+[.$M$3]*[.A499]+[.$M$4]*[.A499]^2+[.$M$5]*[.A499]^3+[.$M$6]*[.A499]^4+[.$N$2]*[.A499]^5+[.$N$3]*[.A499]^6+[.$N$4]*[.A499]^7+[.$N$5]*[.A499]^8+[.$N$6]*[.A499]^9" office:value-type="float" office:value="5.65552659943702">
            <text:p>5.6555265994</text:p>
          </table:table-cell>
          <table:table-cell table:formula="of:=[.B499]/([.$B$2]+[.B499])*[.$B$1]" office:value-type="float" office:value="1.03777828501181">
            <text:p>1.037778285</text:p>
          </table:table-cell>
          <table:table-cell table:formula="of:=[.$D$5]*[.C499]-[.$D$4]" office:value-type="float" office:value="0.288301449469331">
            <text:p>0.2883014495</text:p>
          </table:table-cell>
          <table:table-cell table:formula="of:=INT([.D499]/[.$B$1]*1024)" office:value-type="float" office:value="52">
            <text:p>52</text:p>
          </table:table-cell>
          <table:table-cell table:number-columns-repeated="10"/>
        </table:table-row>
        <table:table-row table:style-name="ro2">
          <table:table-cell table:formula="of:=[.A499]+[.$D$1]" office:value-type="float" office:value="102">
            <text:p>102</text:p>
          </table:table-cell>
          <table:table-cell table:formula="of:=[.$M$2]+[.$M$3]*[.A500]+[.$M$4]*[.A500]^2+[.$M$5]*[.A500]^3+[.$M$6]*[.A500]^4+[.$N$2]*[.A500]^5+[.$N$3]*[.A500]^6+[.$N$4]*[.A500]^7+[.$N$5]*[.A500]^8+[.$N$6]*[.A500]^9" office:value-type="float" office:value="5.62877632754623">
            <text:p>5.6287763275</text:p>
          </table:table-cell>
          <table:table-cell table:formula="of:=[.B500]/([.$B$2]+[.B500])*[.$B$1]" office:value-type="float" office:value="1.03377419054358">
            <text:p>1.0337741905</text:p>
          </table:table-cell>
          <table:table-cell table:formula="of:=[.$D$5]*[.C500]-[.$D$4]" office:value-type="float" office:value="0.282632191755263">
            <text:p>0.2826321918</text:p>
          </table:table-cell>
          <table:table-cell table:formula="of:=INT([.D500]/[.$B$1]*1024)" office:value-type="float" office:value="51">
            <text:p>51</text:p>
          </table:table-cell>
          <table:table-cell table:number-columns-repeated="10"/>
        </table:table-row>
        <table:table-row table:style-name="ro2">
          <table:table-cell table:formula="of:=[.A500]+[.$D$1]" office:value-type="float" office:value="102.25">
            <text:p>102.25</text:p>
          </table:table-cell>
          <table:table-cell table:formula="of:=[.$M$2]+[.$M$3]*[.A501]+[.$M$4]*[.A501]^2+[.$M$5]*[.A501]^3+[.$M$6]*[.A501]^4+[.$N$2]*[.A501]^5+[.$N$3]*[.A501]^6+[.$N$4]*[.A501]^7+[.$N$5]*[.A501]^8+[.$N$6]*[.A501]^9" office:value-type="float" office:value="5.60219252313241">
            <text:p>5.6021925231</text:p>
          </table:table-cell>
          <table:table-cell table:formula="of:=[.B501]/([.$B$2]+[.B501])*[.$B$1]" office:value-type="float" office:value="1.02978805979062">
            <text:p>1.0297880598</text:p>
          </table:table-cell>
          <table:table-cell table:formula="of:=[.$D$5]*[.C501]-[.$D$4]" office:value-type="float" office:value="0.276988368239151">
            <text:p>0.2769883682</text:p>
          </table:table-cell>
          <table:table-cell table:formula="of:=INT([.D501]/[.$B$1]*1024)" office:value-type="float" office:value="50">
            <text:p>50</text:p>
          </table:table-cell>
          <table:table-cell table:number-columns-repeated="10"/>
        </table:table-row>
        <table:table-row table:style-name="ro2">
          <table:table-cell table:formula="of:=[.A501]+[.$D$1]" office:value-type="float" office:value="102.5">
            <text:p>102.5</text:p>
          </table:table-cell>
          <table:table-cell table:formula="of:=[.$M$2]+[.$M$3]*[.A502]+[.$M$4]*[.A502]^2+[.$M$5]*[.A502]^3+[.$M$6]*[.A502]^4+[.$N$2]*[.A502]^5+[.$N$3]*[.A502]^6+[.$N$4]*[.A502]^7+[.$N$5]*[.A502]^8+[.$N$6]*[.A502]^9" office:value-type="float" office:value="5.57577192956585">
            <text:p>5.5757719296</text:p>
          </table:table-cell>
          <table:table-cell table:formula="of:=[.B502]/([.$B$2]+[.B502])*[.$B$1]" office:value-type="float" office:value="1.02581951542868">
            <text:p>1.0258195154</text:p>
          </table:table-cell>
          <table:table-cell table:formula="of:=[.$D$5]*[.C502]-[.$D$4]" office:value-type="float" office:value="0.271369444680762">
            <text:p>0.2713694447</text:p>
          </table:table-cell>
          <table:table-cell table:formula="of:=INT([.D502]/[.$B$1]*1024)" office:value-type="float" office:value="49">
            <text:p>49</text:p>
          </table:table-cell>
          <table:table-cell table:number-columns-repeated="10"/>
        </table:table-row>
        <table:table-row table:style-name="ro2">
          <table:table-cell table:formula="of:=[.A502]+[.$D$1]" office:value-type="float" office:value="102.75">
            <text:p>102.75</text:p>
          </table:table-cell>
          <table:table-cell table:formula="of:=[.$M$2]+[.$M$3]*[.A503]+[.$M$4]*[.A503]^2+[.$M$5]*[.A503]^3+[.$M$6]*[.A503]^4+[.$N$2]*[.A503]^5+[.$N$3]*[.A503]^6+[.$N$4]*[.A503]^7+[.$N$5]*[.A503]^8+[.$N$6]*[.A503]^9" office:value-type="float" office:value="5.54951131625148">
            <text:p>5.5495113163</text:p>
          </table:table-cell>
          <table:table-cell table:formula="of:=[.B503]/([.$B$2]+[.B503])*[.$B$1]" office:value-type="float" office:value="1.02186818047539">
            <text:p>1.0218681805</text:p>
          </table:table-cell>
          <table:table-cell table:formula="of:=[.$D$5]*[.C503]-[.$D$4]" office:value-type="float" office:value="0.265774887323905">
            <text:p>0.2657748873</text:p>
          </table:table-cell>
          <table:table-cell table:formula="of:=INT([.D503]/[.$B$1]*1024)" office:value-type="float" office:value="48">
            <text:p>48</text:p>
          </table:table-cell>
          <table:table-cell table:number-columns-repeated="10"/>
        </table:table-row>
        <table:table-row table:style-name="ro2">
          <table:table-cell table:formula="of:=[.A503]+[.$D$1]" office:value-type="float" office:value="103">
            <text:p>103</text:p>
          </table:table-cell>
          <table:table-cell table:formula="of:=[.$M$2]+[.$M$3]*[.A504]+[.$M$4]*[.A504]^2+[.$M$5]*[.A504]^3+[.$M$6]*[.A504]^4+[.$N$2]*[.A504]^5+[.$N$3]*[.A504]^6+[.$N$4]*[.A504]^7+[.$N$5]*[.A504]^8+[.$N$6]*[.A504]^9" office:value-type="float" office:value="5.52340747918499">
            <text:p>5.5234074792</text:p>
          </table:table-cell>
          <table:table-cell table:formula="of:=[.B504]/([.$B$2]+[.B504])*[.$B$1]" office:value-type="float" office:value="1.01793367843108">
            <text:p>1.0179336784</text:p>
          </table:table-cell>
          <table:table-cell table:formula="of:=[.$D$5]*[.C504]-[.$D$4]" office:value-type="float" office:value="0.260204163095817">
            <text:p>0.2602041631</text:p>
          </table:table-cell>
          <table:table-cell table:formula="of:=INT([.D504]/[.$B$1]*1024)" office:value-type="float" office:value="47">
            <text:p>47</text:p>
          </table:table-cell>
          <table:table-cell table:number-columns-repeated="10"/>
        </table:table-row>
        <table:table-row table:style-name="ro2">
          <table:table-cell table:formula="of:=[.A504]+[.$D$1]" office:value-type="float" office:value="103.25">
            <text:p>103.25</text:p>
          </table:table-cell>
          <table:table-cell table:formula="of:=[.$M$2]+[.$M$3]*[.A505]+[.$M$4]*[.A505]^2+[.$M$5]*[.A505]^3+[.$M$6]*[.A505]^4+[.$N$2]*[.A505]^5+[.$N$3]*[.A505]^6+[.$N$4]*[.A505]^7+[.$N$5]*[.A505]^8+[.$N$6]*[.A505]^9" office:value-type="float" office:value="5.49745724150429">
            <text:p>5.4974572415</text:p>
          </table:table-cell>
          <table:table-cell table:formula="of:=[.B505]/([.$B$2]+[.B505])*[.$B$1]" office:value-type="float" office:value="1.014015633419">
            <text:p>1.0140156334</text:p>
          </table:table-cell>
          <table:table-cell table:formula="of:=[.$D$5]*[.C505]-[.$D$4]" office:value-type="float" office:value="0.254656739805719">
            <text:p>0.2546567398</text:p>
          </table:table-cell>
          <table:table-cell table:formula="of:=INT([.D505]/[.$B$1]*1024)" office:value-type="float" office:value="46">
            <text:p>46</text:p>
          </table:table-cell>
          <table:table-cell table:number-columns-repeated="10"/>
        </table:table-row>
        <table:table-row table:style-name="ro2">
          <table:table-cell table:formula="of:=[.A505]+[.$D$1]" office:value-type="float" office:value="103.5">
            <text:p>103.5</text:p>
          </table:table-cell>
          <table:table-cell table:formula="of:=[.$M$2]+[.$M$3]*[.A506]+[.$M$4]*[.A506]^2+[.$M$5]*[.A506]^3+[.$M$6]*[.A506]^4+[.$N$2]*[.A506]^5+[.$N$3]*[.A506]^6+[.$N$4]*[.A506]^7+[.$N$5]*[.A506]^8+[.$N$6]*[.A506]^9" office:value-type="float" office:value="5.47165745403573">
            <text:p>5.471657454</text:p>
          </table:table-cell>
          <table:table-cell table:formula="of:=[.B506]/([.$B$2]+[.B506])*[.$B$1]" office:value-type="float" office:value="1.01011367032484">
            <text:p>1.0101136703</text:p>
          </table:table-cell>
          <table:table-cell table:formula="of:=[.$D$5]*[.C506]-[.$D$4]" office:value-type="float" office:value="0.249132086342351">
            <text:p>0.2491320863</text:p>
          </table:table-cell>
          <table:table-cell table:formula="of:=INT([.D506]/[.$B$1]*1024)" office:value-type="float" office:value="45">
            <text:p>45</text:p>
          </table:table-cell>
          <table:table-cell table:number-columns-repeated="10"/>
        </table:table-row>
        <table:table-row table:style-name="ro2">
          <table:table-cell table:formula="of:=[.A506]+[.$D$1]" office:value-type="float" office:value="103.75">
            <text:p>103.75</text:p>
          </table:table-cell>
          <table:table-cell table:formula="of:=[.$M$2]+[.$M$3]*[.A507]+[.$M$4]*[.A507]^2+[.$M$5]*[.A507]^3+[.$M$6]*[.A507]^4+[.$N$2]*[.A507]^5+[.$N$3]*[.A507]^6+[.$N$4]*[.A507]^7+[.$N$5]*[.A507]^8+[.$N$6]*[.A507]^9" office:value-type="float" office:value="5.44600499583617">
            <text:p>5.4460049958</text:p>
          </table:table-cell>
          <table:table-cell table:formula="of:=[.B507]/([.$B$2]+[.B507])*[.$B$1]" office:value-type="float" office:value="1.00622741493573">
            <text:p>1.0062274149</text:p>
          </table:table-cell>
          <table:table-cell table:formula="of:=[.$D$5]*[.C507]-[.$D$4]" office:value-type="float" office:value="0.243629672870744">
            <text:p>0.2436296729</text:p>
          </table:table-cell>
          <table:table-cell table:formula="of:=INT([.D507]/[.$B$1]*1024)"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formula="of:=[.A507]+[.$D$1]" office:value-type="float" office:value="104">
            <text:p>104</text:p>
          </table:table-cell>
          <table:table-cell table:formula="of:=[.$M$2]+[.$M$3]*[.A508]+[.$M$4]*[.A508]^2+[.$M$5]*[.A508]^3+[.$M$6]*[.A508]^4+[.$N$2]*[.A508]^5+[.$N$3]*[.A508]^6+[.$N$4]*[.A508]^7+[.$N$5]*[.A508]^8+[.$N$6]*[.A508]^9" office:value-type="float" office:value="5.42049677472833">
            <text:p>5.4204967747</text:p>
          </table:table-cell>
          <table:table-cell table:formula="of:=[.B508]/([.$B$2]+[.B508])*[.$B$1]" office:value-type="float" office:value="1.00235649407822">
            <text:p>1.0023564941</text:p>
          </table:table-cell>
          <table:table-cell table:formula="of:=[.$D$5]*[.C508]-[.$D$4]" office:value-type="float" office:value="0.238148971027638">
            <text:p>0.238148971</text:p>
          </table:table-cell>
          <table:table-cell table:formula="of:=INT([.D508]/[.$B$1]*1024)" office:value-type="float" office:value="43">
            <text:p>43</text:p>
          </table:table-cell>
          <table:table-cell table:number-columns-repeated="10"/>
        </table:table-row>
        <table:table-row table:style-name="ro2">
          <table:table-cell table:formula="of:=[.A508]+[.$D$1]" office:value-type="float" office:value="104.25">
            <text:p>104.25</text:p>
          </table:table-cell>
          <table:table-cell table:formula="of:=[.$M$2]+[.$M$3]*[.A509]+[.$M$4]*[.A509]^2+[.$M$5]*[.A509]^3+[.$M$6]*[.A509]^4+[.$N$2]*[.A509]^5+[.$N$3]*[.A509]^6+[.$N$4]*[.A509]^7+[.$N$5]*[.A509]^8+[.$N$6]*[.A509]^9" office:value-type="float" office:value="5.39512972783363">
            <text:p>5.3951297278</text:p>
          </table:table-cell>
          <table:table-cell table:formula="of:=[.B509]/([.$B$2]+[.B509])*[.$B$1]" office:value-type="float" office:value="0.99850053575598">
            <text:p>0.9985005358</text:p>
          </table:table-cell>
          <table:table-cell table:formula="of:=[.$D$5]*[.C509]-[.$D$4]" office:value-type="float" office:value="0.232689454116405">
            <text:p>0.2326894541</text:p>
          </table:table-cell>
          <table:table-cell table:formula="of:=INT([.D509]/[.$B$1]*1024)" office:value-type="float" office:value="42">
            <text:p>42</text:p>
          </table:table-cell>
          <table:table-cell table:number-columns-repeated="10"/>
        </table:table-row>
        <table:table-row table:style-name="ro2">
          <table:table-cell table:formula="of:=[.A509]+[.$D$1]" office:value-type="float" office:value="104.5">
            <text:p>104.5</text:p>
          </table:table-cell>
          <table:table-cell table:formula="of:=[.$M$2]+[.$M$3]*[.A510]+[.$M$4]*[.A510]^2+[.$M$5]*[.A510]^3+[.$M$6]*[.A510]^4+[.$N$2]*[.A510]^5+[.$N$3]*[.A510]^6+[.$N$4]*[.A510]^7+[.$N$5]*[.A510]^8+[.$N$6]*[.A510]^9" office:value-type="float" office:value="5.36990082209562">
            <text:p>5.3699008221</text:p>
          </table:table-cell>
          <table:table-cell table:formula="of:=[.B510]/([.$B$2]+[.B510])*[.$B$1]" office:value-type="float" office:value="0.99465916928611">
            <text:p>0.9946591693</text:p>
          </table:table-cell>
          <table:table-cell table:formula="of:=[.$D$5]*[.C510]-[.$D$4]" office:value-type="float" office:value="0.227250597300045">
            <text:p>0.2272505973</text:p>
          </table:table-cell>
          <table:table-cell table:formula="of:=INT([.D510]/[.$B$1]*1024)" office:value-type="float" office:value="41">
            <text:p>41</text:p>
          </table:table-cell>
          <table:table-cell table:number-columns-repeated="10"/>
        </table:table-row>
        <table:table-row table:style-name="ro2">
          <table:table-cell table:formula="of:=[.A510]+[.$D$1]" office:value-type="float" office:value="104.75">
            <text:p>104.75</text:p>
          </table:table-cell>
          <table:table-cell table:formula="of:=[.$M$2]+[.$M$3]*[.A511]+[.$M$4]*[.A511]^2+[.$M$5]*[.A511]^3+[.$M$6]*[.A511]^4+[.$N$2]*[.A511]^5+[.$N$3]*[.A511]^6+[.$N$4]*[.A511]^7+[.$N$5]*[.A511]^8+[.$N$6]*[.A511]^9" office:value-type="float" office:value="5.34480705480164">
            <text:p>5.3448070548</text:p>
          </table:table-cell>
          <table:table-cell table:formula="of:=[.B511]/([.$B$2]+[.B511])*[.$B$1]" office:value-type="float" office:value="0.990832025435162">
            <text:p>0.9908320254</text:p>
          </table:table-cell>
          <table:table-cell table:formula="of:=[.$D$5]*[.C511]-[.$D$4]" office:value-type="float" office:value="0.221831877793803">
            <text:p>0.2218318778</text:p>
          </table:table-cell>
          <table:table-cell table:formula="of:=INT([.D511]/[.$B$1]*1024)" office:value-type="float" office:value="40">
            <text:p>40</text:p>
          </table:table-cell>
          <table:table-cell table:number-columns-repeated="10"/>
        </table:table-row>
        <table:table-row table:style-name="ro2">
          <table:table-cell table:formula="of:=[.A511]+[.$D$1]" office:value-type="float" office:value="105">
            <text:p>105</text:p>
          </table:table-cell>
          <table:table-cell table:formula="of:=[.$M$2]+[.$M$3]*[.A512]+[.$M$4]*[.A512]^2+[.$M$5]*[.A512]^3+[.$M$6]*[.A512]^4+[.$N$2]*[.A512]^5+[.$N$3]*[.A512]^6+[.$N$4]*[.A512]^7+[.$N$5]*[.A512]^8+[.$N$6]*[.A512]^9" office:value-type="float" office:value="5.31984545409658">
            <text:p>5.3198454541</text:p>
          </table:table-cell>
          <table:table-cell table:formula="of:=[.B512]/([.$B$2]+[.B512])*[.$B$1]" office:value-type="float" office:value="0.987018736554029">
            <text:p>0.9870187366</text:p>
          </table:table-cell>
          <table:table-cell table:formula="of:=[.$D$5]*[.C512]-[.$D$4]" office:value-type="float" office:value="0.216432775056125">
            <text:p>0.2164327751</text:p>
          </table:table-cell>
          <table:table-cell table:formula="of:=INT([.D512]/[.$B$1]*1024)" office:value-type="float" office:value="39">
            <text:p>39</text:p>
          </table:table-cell>
          <table:table-cell table:number-columns-repeated="10"/>
        </table:table-row>
        <table:table-row table:style-name="ro2">
          <table:table-cell table:formula="of:=[.A512]+[.$D$1]" office:value-type="float" office:value="105.25">
            <text:p>105.25</text:p>
          </table:table-cell>
          <table:table-cell table:formula="of:=[.$M$2]+[.$M$3]*[.A513]+[.$M$4]*[.A513]^2+[.$M$5]*[.A513]^3+[.$M$6]*[.A513]^4+[.$N$2]*[.A513]^5+[.$N$3]*[.A513]^6+[.$N$4]*[.A513]^7+[.$N$5]*[.A513]^8+[.$N$6]*[.A513]^9" office:value-type="float" office:value="5.29501307949137">
            <text:p>5.2950130795</text:p>
          </table:table-cell>
          <table:table-cell table:formula="of:=[.B513]/([.$B$2]+[.B513])*[.$B$1]" office:value-type="float" office:value="0.983218936712002">
            <text:p>0.9832189367</text:p>
          </table:table-cell>
          <table:table-cell table:formula="of:=[.$D$5]*[.C513]-[.$D$4]" office:value-type="float" office:value="0.211052770978486">
            <text:p>0.211052771</text:p>
          </table:table-cell>
          <table:table-cell table:formula="of:=INT([.D513]/[.$B$1]*1024)" office:value-type="float" office:value="38">
            <text:p>38</text:p>
          </table:table-cell>
          <table:table-cell table:number-columns-repeated="10"/>
        </table:table-row>
        <table:table-row table:style-name="ro2">
          <table:table-cell table:formula="of:=[.A513]+[.$D$1]" office:value-type="float" office:value="105.5">
            <text:p>105.5</text:p>
          </table:table-cell>
          <table:table-cell table:formula="of:=[.$M$2]+[.$M$3]*[.A514]+[.$M$4]*[.A514]^2+[.$M$5]*[.A514]^3+[.$M$6]*[.A514]^4+[.$N$2]*[.A514]^5+[.$N$3]*[.A514]^6+[.$N$4]*[.A514]^7+[.$N$5]*[.A514]^8+[.$N$6]*[.A514]^9" office:value-type="float" office:value="5.27030702236359">
            <text:p>5.2703070224</text:p>
          </table:table-cell>
          <table:table-cell table:formula="of:=[.B514]/([.$B$2]+[.B514])*[.$B$1]" office:value-type="float" office:value="0.979432261829652">
            <text:p>0.9794322618</text:p>
          </table:table-cell>
          <table:table-cell table:formula="of:=[.$D$5]*[.C514]-[.$D$4]" office:value-type="float" office:value="0.205691350073519">
            <text:p>0.2056913501</text:p>
          </table:table-cell>
          <table:table-cell table:formula="of:=INT([.D514]/[.$B$1]*1024)" office:value-type="float" office:value="37">
            <text:p>37</text:p>
          </table:table-cell>
          <table:table-cell table:number-columns-repeated="10"/>
        </table:table-row>
        <table:table-row table:style-name="ro2">
          <table:table-cell table:formula="of:=[.A514]+[.$D$1]" office:value-type="float" office:value="105.75">
            <text:p>105.75</text:p>
          </table:table-cell>
          <table:table-cell table:formula="of:=[.$M$2]+[.$M$3]*[.A515]+[.$M$4]*[.A515]^2+[.$M$5]*[.A515]^3+[.$M$6]*[.A515]^4+[.$N$2]*[.A515]^5+[.$N$3]*[.A515]^6+[.$N$4]*[.A515]^7+[.$N$5]*[.A515]^8+[.$N$6]*[.A515]^9" office:value-type="float" office:value="5.24572440645586">
            <text:p>5.2457244065</text:p>
          </table:table-cell>
          <table:table-cell table:formula="of:=[.B515]/([.$B$2]+[.B515])*[.$B$1]" office:value-type="float" office:value="0.975658349811354">
            <text:p>0.9756583498</text:p>
          </table:table-cell>
          <table:table-cell table:formula="of:=[.$D$5]*[.C515]-[.$D$4]" office:value-type="float" office:value="0.200347999662655">
            <text:p>0.2003479997</text:p>
          </table:table-cell>
          <table:table-cell table:formula="of:=INT([.D515]/[.$B$1]*1024)" office:value-type="float" office:value="36">
            <text:p>36</text:p>
          </table:table-cell>
          <table:table-cell table:number-columns-repeated="10"/>
        </table:table-row>
        <table:table-row table:style-name="ro2">
          <table:table-cell table:formula="of:=[.A515]+[.$D$1]" office:value-type="float" office:value="106">
            <text:p>106</text:p>
          </table:table-cell>
          <table:table-cell table:formula="of:=[.$M$2]+[.$M$3]*[.A516]+[.$M$4]*[.A516]^2+[.$M$5]*[.A516]^3+[.$M$6]*[.A516]^4+[.$N$2]*[.A516]^5+[.$N$3]*[.A516]^6+[.$N$4]*[.A516]^7+[.$N$5]*[.A516]^8+[.$N$6]*[.A516]^9" office:value-type="float" office:value="5.22126238836324">
            <text:p>5.2212623884</text:p>
          </table:table-cell>
          <table:table-cell table:formula="of:=[.B516]/([.$B$2]+[.B516])*[.$B$1]" office:value-type="float" office:value="0.971896840676108">
            <text:p>0.9718968407</text:p>
          </table:table-cell>
          <table:table-cell table:formula="of:=[.$D$5]*[.C516]-[.$D$4]" office:value-type="float" office:value="0.195022210061351">
            <text:p>0.1950222101</text:p>
          </table:table-cell>
          <table:table-cell table:formula="of:=INT([.D516]/[.$B$1]*1024)" office:value-type="float" office:value="35">
            <text:p>35</text:p>
          </table:table-cell>
          <table:table-cell table:number-columns-repeated="10"/>
        </table:table-row>
        <table:table-row table:style-name="ro2">
          <table:table-cell table:formula="of:=[.A516]+[.$D$1]" office:value-type="float" office:value="106.25">
            <text:p>106.25</text:p>
          </table:table-cell>
          <table:table-cell table:formula="of:=[.$M$2]+[.$M$3]*[.A517]+[.$M$4]*[.A517]^2+[.$M$5]*[.A517]^3+[.$M$6]*[.A517]^4+[.$N$2]*[.A517]^5+[.$N$3]*[.A517]^6+[.$N$4]*[.A517]^7+[.$N$5]*[.A517]^8+[.$N$6]*[.A517]^9" office:value-type="float" office:value="5.19691815801685">
            <text:p>5.196918158</text:p>
          </table:table-cell>
          <table:table-cell table:formula="of:=[.B517]/([.$B$2]+[.B517])*[.$B$1]" office:value-type="float" office:value="0.96814737668778">
            <text:p>0.9681473767</text:p>
          </table:table-cell>
          <table:table-cell table:formula="of:=[.$D$5]*[.C517]-[.$D$4]" office:value-type="float" office:value="0.189713474763493">
            <text:p>0.1897134748</text:p>
          </table:table-cell>
          <table:table-cell table:formula="of:=INT([.D517]/[.$B$1]*1024)" office:value-type="float" office:value="34">
            <text:p>34</text:p>
          </table:table-cell>
          <table:table-cell table:number-columns-repeated="10"/>
        </table:table-row>
        <table:table-row table:style-name="ro2">
          <table:table-cell table:formula="of:=[.A517]+[.$D$1]" office:value-type="float" office:value="106.5">
            <text:p>106.5</text:p>
          </table:table-cell>
          <table:table-cell table:formula="of:=[.$M$2]+[.$M$3]*[.A518]+[.$M$4]*[.A518]^2+[.$M$5]*[.A518]^3+[.$M$6]*[.A518]^4+[.$N$2]*[.A518]^5+[.$N$3]*[.A518]^6+[.$N$4]*[.A518]^7+[.$N$5]*[.A518]^8+[.$N$6]*[.A518]^9" office:value-type="float" office:value="5.17268893915997">
            <text:p>5.1726889392</text:p>
          </table:table-cell>
          <table:table-cell table:formula="of:=[.B518]/([.$B$2]+[.B518])*[.$B$1]" office:value-type="float" office:value="0.964409602484165">
            <text:p>0.9644096025</text:p>
          </table:table-cell>
          <table:table-cell table:formula="of:=[.$D$5]*[.C518]-[.$D$4]" office:value-type="float" office:value="0.184421290624126">
            <text:p>0.1844212906</text:p>
          </table:table-cell>
          <table:table-cell table:formula="of:=INT([.D518]/[.$B$1]*1024)" office:value-type="float" office:value="33">
            <text:p>33</text:p>
          </table:table-cell>
          <table:table-cell table:number-columns-repeated="10"/>
        </table:table-row>
        <table:table-row table:style-name="ro2">
          <table:table-cell table:formula="of:=[.A518]+[.$D$1]" office:value-type="float" office:value="106.75">
            <text:p>106.75</text:p>
          </table:table-cell>
          <table:table-cell table:formula="of:=[.$M$2]+[.$M$3]*[.A519]+[.$M$4]*[.A519]^2+[.$M$5]*[.A519]^3+[.$M$6]*[.A519]^4+[.$N$2]*[.A519]^5+[.$N$3]*[.A519]^6+[.$N$4]*[.A519]^7+[.$N$5]*[.A519]^8+[.$N$6]*[.A519]^9" office:value-type="float" office:value="5.14857198981768">
            <text:p>5.1485719898</text:p>
          </table:table-cell>
          <table:table-cell table:formula="of:=[.B519]/([.$B$2]+[.B519])*[.$B$1]" office:value-type="float" office:value="0.960683165205011">
            <text:p>0.9606831652</text:p>
          </table:table-cell>
          <table:table-cell table:formula="of:=[.$D$5]*[.C519]-[.$D$4]" office:value-type="float" office:value="0.179145158040727">
            <text:p>0.179145158</text:p>
          </table:table-cell>
          <table:table-cell table:formula="of:=INT([.D519]/[.$B$1]*1024)"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formula="of:=[.A519]+[.$D$1]" office:value-type="float" office:value="107">
            <text:p>107</text:p>
          </table:table-cell>
          <table:table-cell table:formula="of:=[.$M$2]+[.$M$3]*[.A520]+[.$M$4]*[.A520]^2+[.$M$5]*[.A520]^3+[.$M$6]*[.A520]^4+[.$N$2]*[.A520]^5+[.$N$3]*[.A520]^6+[.$N$4]*[.A520]^7+[.$N$5]*[.A520]^8+[.$N$6]*[.A520]^9" office:value-type="float" office:value="5.12456460275708">
            <text:p>5.1245646028</text:p>
          </table:table-cell>
          <table:table-cell table:formula="of:=[.B520]/([.$B$2]+[.B520])*[.$B$1]" office:value-type="float" office:value="0.956967714618591">
            <text:p>0.9569677146</text:p>
          </table:table-cell>
          <table:table-cell table:formula="of:=[.$D$5]*[.C520]-[.$D$4]" office:value-type="float" office:value="0.173884581132407">
            <text:p>0.1738845811</text:p>
          </table:table-cell>
          <table:table-cell table:formula="of:=INT([.D520]/[.$B$1]*1024)" office:value-type="float" office:value="31">
            <text:p>31</text:p>
          </table:table-cell>
          <table:table-cell table:number-columns-repeated="10"/>
        </table:table-row>
        <table:table-row table:style-name="ro2">
          <table:table-cell table:formula="of:=[.A520]+[.$D$1]" office:value-type="float" office:value="107.25">
            <text:p>107.25</text:p>
          </table:table-cell>
          <table:table-cell table:formula="of:=[.$M$2]+[.$M$3]*[.A521]+[.$M$4]*[.A521]^2+[.$M$5]*[.A521]^3+[.$M$6]*[.A521]^4+[.$N$2]*[.A521]^5+[.$N$3]*[.A521]^6+[.$N$4]*[.A521]^7+[.$N$5]*[.A521]^8+[.$N$6]*[.A521]^9" office:value-type="float" office:value="5.10066410594534">
            <text:p>5.1006641059</text:p>
          </table:table-cell>
          <table:table-cell table:formula="of:=[.B521]/([.$B$2]+[.B521])*[.$B$1]" office:value-type="float" office:value="0.953262903247887">
            <text:p>0.9532629032</text:p>
          </table:table-cell>
          <table:table-cell table:formula="of:=[.$D$5]*[.C521]-[.$D$4]" office:value-type="float" office:value="0.168639067918574">
            <text:p>0.1686390679</text:p>
          </table:table-cell>
          <table:table-cell table:formula="of:=INT([.D521]/[.$B$1]*1024)"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formula="of:=[.A521]+[.$D$1]" office:value-type="float" office:value="107.5">
            <text:p>107.5</text:p>
          </table:table-cell>
          <table:table-cell table:formula="of:=[.$M$2]+[.$M$3]*[.A522]+[.$M$4]*[.A522]^2+[.$M$5]*[.A522]^3+[.$M$6]*[.A522]^4+[.$N$2]*[.A522]^5+[.$N$3]*[.A522]^6+[.$N$4]*[.A522]^7+[.$N$5]*[.A522]^8+[.$N$6]*[.A522]^9" office:value-type="float" office:value="5.07686786299508">
            <text:p>5.076867863</text:p>
          </table:table-cell>
          <table:table-cell table:formula="of:=[.B522]/([.$B$2]+[.B522])*[.$B$1]" office:value-type="float" office:value="0.949568386494797">
            <text:p>0.9495683865</text:p>
          </table:table-cell>
          <table:table-cell table:formula="of:=[.$D$5]*[.C522]-[.$D$4]" office:value-type="float" office:value="0.163408130494795">
            <text:p>0.1634081305</text:p>
          </table:table-cell>
          <table:table-cell table:formula="of:=INT([.D522]/[.$B$1]*1024)"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formula="of:=[.A522]+[.$D$1]" office:value-type="float" office:value="107.75">
            <text:p>107.75</text:p>
          </table:table-cell>
          <table:table-cell table:formula="of:=[.$M$2]+[.$M$3]*[.A523]+[.$M$4]*[.A523]^2+[.$M$5]*[.A523]^3+[.$M$6]*[.A523]^4+[.$N$2]*[.A523]^5+[.$N$3]*[.A523]^6+[.$N$4]*[.A523]^7+[.$N$5]*[.A523]^8+[.$N$6]*[.A523]^9" office:value-type="float" office:value="5.05317327360419">
            <text:p>5.0531732736</text:p>
          </table:table-cell>
          <table:table-cell table:formula="of:=[.B523]/([.$B$2]+[.B523])*[.$B$1]" office:value-type="float" office:value="0.945883822763444">
            <text:p>0.9458838228</text:p>
          </table:table-cell>
          <table:table-cell table:formula="of:=[.$D$5]*[.C523]-[.$D$4]" office:value-type="float" office:value="0.158191285207379">
            <text:p>0.1581912852</text:p>
          </table:table-cell>
          <table:table-cell table:formula="of:=INT([.D523]/[.$B$1]*1024)"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formula="of:=[.A523]+[.$D$1]" office:value-type="float" office:value="108">
            <text:p>108</text:p>
          </table:table-cell>
          <table:table-cell table:formula="of:=[.$M$2]+[.$M$3]*[.A524]+[.$M$4]*[.A524]^2+[.$M$5]*[.A524]^3+[.$M$6]*[.A524]^4+[.$N$2]*[.A524]^5+[.$N$3]*[.A524]^6+[.$N$4]*[.A524]^7+[.$N$5]*[.A524]^8+[.$N$6]*[.A524]^9" office:value-type="float" office:value="5.02957777399136">
            <text:p>5.029577774</text:p>
          </table:table-cell>
          <table:table-cell table:formula="of:=[.B524]/([.$B$2]+[.B524])*[.$B$1]" office:value-type="float" office:value="0.942208873582781">
            <text:p>0.9422088736</text:p>
          </table:table-cell>
          <table:table-cell table:formula="of:=[.$D$5]*[.C524]-[.$D$4]" office:value-type="float" office:value="0.152988052826976">
            <text:p>0.1529880528</text:p>
          </table:table-cell>
          <table:table-cell table:formula="of:=INT([.D524]/[.$B$1]*1024)" office:value-type="float" office:value="27">
            <text:p>27</text:p>
          </table:table-cell>
          <table:table-cell table:number-columns-repeated="10"/>
        </table:table-row>
        <table:table-row table:style-name="ro2">
          <table:table-cell table:formula="of:=[.A524]+[.$D$1]" office:value-type="float" office:value="108.25">
            <text:p>108.25</text:p>
          </table:table-cell>
          <table:table-cell table:formula="of:=[.$M$2]+[.$M$3]*[.A525]+[.$M$4]*[.A525]^2+[.$M$5]*[.A525]^3+[.$M$6]*[.A525]^4+[.$N$2]*[.A525]^5+[.$N$3]*[.A525]^6+[.$N$4]*[.A525]^7+[.$N$5]*[.A525]^8+[.$N$6]*[.A525]^9" office:value-type="float" office:value="5.00607883731608">
            <text:p>5.0060788373</text:p>
          </table:table-cell>
          <table:table-cell table:formula="of:=[.B525]/([.$B$2]+[.B525])*[.$B$1]" office:value-type="float" office:value="0.938543203726765">
            <text:p>0.9385432037</text:p>
          </table:table-cell>
          <table:table-cell table:formula="of:=[.$D$5]*[.C525]-[.$D$4]" office:value-type="float" office:value="0.147797958718722">
            <text:p>0.1477979587</text:p>
          </table:table-cell>
          <table:table-cell table:formula="of:=INT([.D525]/[.$B$1]*1024)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formula="of:=[.A525]+[.$D$1]" office:value-type="float" office:value="108.5">
            <text:p>108.5</text:p>
          </table:table-cell>
          <table:table-cell table:formula="of:=[.$M$2]+[.$M$3]*[.A526]+[.$M$4]*[.A526]^2+[.$M$5]*[.A526]^3+[.$M$6]*[.A526]^4+[.$N$2]*[.A526]^5+[.$N$3]*[.A526]^6+[.$N$4]*[.A526]^7+[.$N$5]*[.A526]^8+[.$N$6]*[.A526]^9" office:value-type="float" office:value="4.9826739740998">
            <text:p>4.9826739741</text:p>
          </table:table-cell>
          <table:table-cell table:formula="of:=[.B526]/([.$B$2]+[.B526])*[.$B$1]" office:value-type="float" office:value="0.934886481334667">
            <text:p>0.9348864813</text:p>
          </table:table-cell>
          <table:table-cell table:formula="of:=[.$D$5]*[.C526]-[.$D$4]" office:value-type="float" office:value="0.142620533012588">
            <text:p>0.142620533</text:p>
          </table:table-cell>
          <table:table-cell table:formula="of:=INT([.D526]/[.$B$1]*1024)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formula="of:=[.A526]+[.$D$1]" office:value-type="float" office:value="108.75">
            <text:p>108.75</text:p>
          </table:table-cell>
          <table:table-cell table:formula="of:=[.$M$2]+[.$M$3]*[.A527]+[.$M$4]*[.A527]^2+[.$M$5]*[.A527]^3+[.$M$6]*[.A527]^4+[.$N$2]*[.A527]^5+[.$N$3]*[.A527]^6+[.$N$4]*[.A527]^7+[.$N$5]*[.A527]^8+[.$N$6]*[.A527]^9" office:value-type="float" office:value="4.95936073263228">
            <text:p>4.9593607326</text:p>
          </table:table-cell>
          <table:table-cell table:formula="of:=[.B527]/([.$B$2]+[.B527])*[.$B$1]" office:value-type="float" office:value="0.931238378029043">
            <text:p>0.931238378</text:p>
          </table:table-cell>
          <table:table-cell table:formula="of:=[.$D$5]*[.C527]-[.$D$4]" office:value-type="float" office:value="0.137455310770398">
            <text:p>0.1374553108</text:p>
          </table:table-cell>
          <table:table-cell table:formula="of:=INT([.D527]/[.$B$1]*1024)" office:value-type="float" office:value="25">
            <text:p>25</text:p>
          </table:table-cell>
          <table:table-cell table:number-columns-repeated="10"/>
        </table:table-row>
        <table:table-row table:style-name="ro2">
          <table:table-cell table:formula="of:=[.A527]+[.$D$1]" office:value-type="float" office:value="109">
            <text:p>109</text:p>
          </table:table-cell>
          <table:table-cell table:formula="of:=[.$M$2]+[.$M$3]*[.A528]+[.$M$4]*[.A528]^2+[.$M$5]*[.A528]^3+[.$M$6]*[.A528]^4+[.$N$2]*[.A528]^5+[.$N$3]*[.A528]^6+[.$N$4]*[.A528]^7+[.$N$5]*[.A528]^8+[.$N$6]*[.A528]^9" office:value-type="float" office:value="4.93613669937235">
            <text:p>4.9361366994</text:p>
          </table:table-cell>
          <table:table-cell table:formula="of:=[.B528]/([.$B$2]+[.B528])*[.$B$1]" office:value-type="float" office:value="0.927598569032817">
            <text:p>0.927598569</text:p>
          </table:table-cell>
          <table:table-cell table:formula="of:=[.$D$5]*[.C528]-[.$D$4]" office:value-type="float" office:value="0.132301832151619">
            <text:p>0.1323018322</text:p>
          </table:table-cell>
          <table:table-cell table:formula="of:=INT([.D528]/[.$B$1]*1024)" office:value-type="float" office:value="24">
            <text:p>24</text:p>
          </table:table-cell>
          <table:table-cell table:number-columns-repeated="10"/>
        </table:table-row>
        <table:table-row table:style-name="ro2">
          <table:table-cell table:formula="of:=[.A528]+[.$D$1]" office:value-type="float" office:value="109.25">
            <text:p>109.25</text:p>
          </table:table-cell>
          <table:table-cell table:formula="of:=[.$M$2]+[.$M$3]*[.A529]+[.$M$4]*[.A529]^2+[.$M$5]*[.A529]^3+[.$M$6]*[.A529]^4+[.$N$2]*[.A529]^5+[.$N$3]*[.A529]^6+[.$N$4]*[.A529]^7+[.$N$5]*[.A529]^8+[.$N$6]*[.A529]^9" office:value-type="float" office:value="4.91299949934029">
            <text:p>4.9129994993</text:p>
          </table:table-cell>
          <table:table-cell table:formula="of:=[.B529]/([.$B$2]+[.B529])*[.$B$1]" office:value-type="float" office:value="0.923966733285014">
            <text:p>0.9239667333</text:p>
          </table:table-cell>
          <table:table-cell table:formula="of:=[.$D$5]*[.C529]-[.$D$4]" office:value-type="float" office:value="0.127159642577214">
            <text:p>0.1271596426</text:p>
          </table:table-cell>
          <table:table-cell table:formula="of:=INT([.D529]/[.$B$1]*1024)" office:value-type="float" office:value="23">
            <text:p>23</text:p>
          </table:table-cell>
          <table:table-cell table:number-columns-repeated="10"/>
        </table:table-row>
        <table:table-row table:style-name="ro2">
          <table:table-cell table:formula="of:=[.A529]+[.$D$1]" office:value-type="float" office:value="109.5">
            <text:p>109.5</text:p>
          </table:table-cell>
          <table:table-cell table:formula="of:=[.$M$2]+[.$M$3]*[.A530]+[.$M$4]*[.A530]^2+[.$M$5]*[.A530]^3+[.$M$6]*[.A530]^4+[.$N$2]*[.A530]^5+[.$N$3]*[.A530]^6+[.$N$4]*[.A530]^7+[.$N$5]*[.A530]^8+[.$N$6]*[.A530]^9" office:value-type="float" office:value="4.88994679650173">
            <text:p>4.8899467965</text:p>
          </table:table-cell>
          <table:table-cell table:formula="of:=[.B530]/([.$B$2]+[.B530])*[.$B$1]" office:value-type="float" office:value="0.920342553555144">
            <text:p>0.9203425536</text:p>
          </table:table-cell>
          <table:table-cell table:formula="of:=[.$D$5]*[.C530]-[.$D$4]" office:value-type="float" office:value="0.122028292891596">
            <text:p>0.1220282929</text:p>
          </table:table-cell>
          <table:table-cell table:formula="of:=INT([.D530]/[.$B$1]*1024)" office:value-type="float" office:value="22">
            <text:p>22</text:p>
          </table:table-cell>
          <table:table-cell table:number-columns-repeated="10"/>
        </table:table-row>
        <table:table-row table:style-name="ro2">
          <table:table-cell table:formula="of:=[.A530]+[.$D$1]" office:value-type="float" office:value="109.75">
            <text:p>109.75</text:p>
          </table:table-cell>
          <table:table-cell table:formula="of:=[.$M$2]+[.$M$3]*[.A531]+[.$M$4]*[.A531]^2+[.$M$5]*[.A531]^3+[.$M$6]*[.A531]^4+[.$N$2]*[.A531]^5+[.$N$3]*[.A531]^6+[.$N$4]*[.A531]^7+[.$N$5]*[.A531]^8+[.$N$6]*[.A531]^9" office:value-type="float" office:value="4.86697629414233">
            <text:p>4.8669762941</text:p>
          </table:table-cell>
          <table:table-cell table:formula="of:=[.B531]/([.$B$2]+[.B531])*[.$B$1]" office:value-type="float" office:value="0.916725716556131">
            <text:p>0.9167257166</text:p>
          </table:table-cell>
          <table:table-cell table:formula="of:=[.$D$5]*[.C531]-[.$D$4]" office:value-type="float" office:value="0.116907339522519">
            <text:p>0.1169073395</text:p>
          </table:table-cell>
          <table:table-cell table:formula="of:=INT([.D531]/[.$B$1]*1024)" office:value-type="float" office:value="21">
            <text:p>21</text:p>
          </table:table-cell>
          <table:table-cell table:number-columns-repeated="10"/>
        </table:table-row>
        <table:table-row table:style-name="ro2">
          <table:table-cell table:formula="of:=[.A531]+[.$D$1]" office:value-type="float" office:value="110">
            <text:p>110</text:p>
          </table:table-cell>
          <table:table-cell table:formula="of:=[.$M$2]+[.$M$3]*[.A532]+[.$M$4]*[.A532]^2+[.$M$5]*[.A532]^3+[.$M$6]*[.A532]^4+[.$N$2]*[.A532]^5+[.$N$3]*[.A532]^6+[.$N$4]*[.A532]^7+[.$N$5]*[.A532]^8+[.$N$6]*[.A532]^9" office:value-type="float" office:value="4.84408573523383">
            <text:p>4.8440857352</text:p>
          </table:table-cell>
          <table:table-cell table:formula="of:=[.B532]/([.$B$2]+[.B532])*[.$B$1]" office:value-type="float" office:value="0.91311591305586">
            <text:p>0.9131159131</text:p>
          </table:table-cell>
          <table:table-cell table:formula="of:=[.$D$5]*[.C532]-[.$D$4]" office:value-type="float" office:value="0.111796344639016">
            <text:p>0.1117963446</text:p>
          </table:table-cell>
          <table:table-cell table:formula="of:=INT([.D532]/[.$B$1]*1024)"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formula="of:=[.A532]+[.$D$1]" office:value-type="float" office:value="110.25">
            <text:p>110.25</text:p>
          </table:table-cell>
          <table:table-cell table:formula="of:=[.$M$2]+[.$M$3]*[.A533]+[.$M$4]*[.A533]^2+[.$M$5]*[.A533]^3+[.$M$6]*[.A533]^4+[.$N$2]*[.A533]^5+[.$N$3]*[.A533]^6+[.$N$4]*[.A533]^7+[.$N$5]*[.A533]^8+[.$N$6]*[.A533]^9" office:value-type="float" office:value="4.82127290279196">
            <text:p>4.8212729028</text:p>
          </table:table-cell>
          <table:table-cell table:formula="of:=[.B533]/([.$B$2]+[.B533])*[.$B$1]" office:value-type="float" office:value="0.909512837987426">
            <text:p>0.909512838</text:p>
          </table:table-cell>
          <table:table-cell table:formula="of:=[.$D$5]*[.C533]-[.$D$4]" office:value-type="float" office:value="0.106694876307497">
            <text:p>0.1066948763</text:p>
          </table:table-cell>
          <table:table-cell table:formula="of:=INT([.D533]/[.$B$1]*1024)" office:value-type="float" office:value="19">
            <text:p>19</text:p>
          </table:table-cell>
          <table:table-cell table:number-columns-repeated="10"/>
        </table:table-row>
        <table:table-row table:style-name="ro2">
          <table:table-cell table:formula="of:=[.A533]+[.$D$1]" office:value-type="float" office:value="110.5">
            <text:p>110.5</text:p>
          </table:table-cell>
          <table:table-cell table:formula="of:=[.$M$2]+[.$M$3]*[.A534]+[.$M$4]*[.A534]^2+[.$M$5]*[.A534]^3+[.$M$6]*[.A534]^4+[.$N$2]*[.A534]^5+[.$N$3]*[.A534]^6+[.$N$4]*[.A534]^7+[.$N$5]*[.A534]^8+[.$N$6]*[.A534]^9" office:value-type="float" office:value="4.79853562022326">
            <text:p>4.7985356202</text:p>
          </table:table-cell>
          <table:table-cell table:formula="of:=[.B534]/([.$B$2]+[.B534])*[.$B$1]" office:value-type="float" office:value="0.905916190557638">
            <text:p>0.9059161906</text:p>
          </table:table-cell>
          <table:table-cell table:formula="of:=[.$D$5]*[.C534]-[.$D$4]" office:value-type="float" office:value="0.101602508645371">
            <text:p>0.1016025086</text:p>
          </table:table-cell>
          <table:table-cell table:formula="of:=INT([.D534]/[.$B$1]*1024)" office:value-type="float" office:value="18">
            <text:p>18</text:p>
          </table:table-cell>
          <table:table-cell table:number-columns-repeated="10"/>
        </table:table-row>
        <table:table-row table:style-name="ro2">
          <table:table-cell table:formula="of:=[.A534]+[.$D$1]" office:value-type="float" office:value="110.75">
            <text:p>110.75</text:p>
          </table:table-cell>
          <table:table-cell table:formula="of:=[.$M$2]+[.$M$3]*[.A535]+[.$M$4]*[.A535]^2+[.$M$5]*[.A535]^3+[.$M$6]*[.A535]^4+[.$N$2]*[.A535]^5+[.$N$3]*[.A535]^6+[.$N$4]*[.A535]^7+[.$N$5]*[.A535]^8+[.$N$6]*[.A535]^9" office:value-type="float" office:value="4.77587175166735">
            <text:p>4.7758717517</text:p>
          </table:table-cell>
          <table:table-cell table:formula="of:=[.B535]/([.$B$2]+[.B535])*[.$B$1]" office:value-type="float" office:value="0.902325674354799">
            <text:p>0.9023256744</text:p>
          </table:table-cell>
          <table:table-cell table:formula="of:=[.$D$5]*[.C535]-[.$D$4]" office:value-type="float" office:value="0.0965188219736539">
            <text:p>0.096518822</text:p>
          </table:table-cell>
          <table:table-cell table:formula="of:=INT([.D535]/[.$B$1]*1024)" office:value-type="float" office:value="17">
            <text:p>17</text:p>
          </table:table-cell>
          <table:table-cell table:number-columns-repeated="10"/>
        </table:table-row>
        <table:table-row table:style-name="ro2">
          <table:table-cell table:formula="of:=[.A535]+[.$D$1]" office:value-type="float" office:value="111">
            <text:p>111</text:p>
          </table:table-cell>
          <table:table-cell table:formula="of:=[.$M$2]+[.$M$3]*[.A536]+[.$M$4]*[.A536]^2+[.$M$5]*[.A536]^3+[.$M$6]*[.A536]^4+[.$N$2]*[.A536]^5+[.$N$3]*[.A536]^6+[.$N$4]*[.A536]^7+[.$N$5]*[.A536]^8+[.$N$6]*[.A536]^9" office:value-type="float" office:value="4.75327920232332">
            <text:p>4.7532792023</text:p>
          </table:table-cell>
          <table:table-cell table:formula="of:=[.B536]/([.$B$2]+[.B536])*[.$B$1]" office:value-type="float" office:value="0.89874099745397">
            <text:p>0.8987409975</text:p>
          </table:table-cell>
          <table:table-cell table:formula="of:=[.$D$5]*[.C536]-[.$D$4]" office:value-type="float" office:value="0.0914434029660056">
            <text:p>0.091443403</text:p>
          </table:table-cell>
          <table:table-cell table:formula="of:=INT([.D536]/[.$B$1]*1024)"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formula="of:=[.A536]+[.$D$1]" office:value-type="float" office:value="111.25">
            <text:p>111.25</text:p>
          </table:table-cell>
          <table:table-cell table:formula="of:=[.$M$2]+[.$M$3]*[.A537]+[.$M$4]*[.A537]^2+[.$M$5]*[.A537]^3+[.$M$6]*[.A537]^4+[.$N$2]*[.A537]^5+[.$N$3]*[.A537]^6+[.$N$4]*[.A537]^7+[.$N$5]*[.A537]^8+[.$N$6]*[.A537]^9" office:value-type="float" office:value="4.730755918772">
            <text:p>4.7307559188</text:p>
          </table:table-cell>
          <table:table-cell table:formula="of:=[.B537]/([.$B$2]+[.B537])*[.$B$1]" office:value-type="float" office:value="0.895161872521587">
            <text:p>0.8951618725</text:p>
          </table:table-cell>
          <table:table-cell table:formula="of:=[.$D$5]*[.C537]-[.$D$4]" office:value-type="float" office:value="0.0863758447968559">
            <text:p>0.0863758448</text:p>
          </table:table-cell>
          <table:table-cell table:formula="of:=INT([.D537]/[.$B$1]*1024)"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formula="of:=[.A537]+[.$D$1]" office:value-type="float" office:value="111.5">
            <text:p>111.5</text:p>
          </table:table-cell>
          <table:table-cell table:formula="of:=[.$M$2]+[.$M$3]*[.A538]+[.$M$4]*[.A538]^2+[.$M$5]*[.A538]^3+[.$M$6]*[.A538]^4+[.$N$2]*[.A538]^5+[.$N$3]*[.A538]^6+[.$N$4]*[.A538]^7+[.$N$5]*[.A538]^8+[.$N$6]*[.A538]^9" office:value-type="float" office:value="4.70829988928699">
            <text:p>4.7082998893</text:p>
          </table:table-cell>
          <table:table-cell table:formula="of:=[.B538]/([.$B$2]+[.B538])*[.$B$1]" office:value-type="float" office:value="0.891588016918324">
            <text:p>0.8915880169</text:p>
          </table:table-cell>
          <table:table-cell table:formula="of:=[.$D$5]*[.C538]-[.$D$4]" office:value-type="float" office:value="0.0813157472870369">
            <text:p>0.0813157473</text:p>
          </table:table-cell>
          <table:table-cell table:formula="of:=INT([.D538]/[.$B$1]*1024)" office:value-type="float" office:value="14">
            <text:p>14</text:p>
          </table:table-cell>
          <table:table-cell table:number-columns-repeated="10"/>
        </table:table-row>
        <table:table-row table:style-name="ro2">
          <table:table-cell table:formula="of:=[.A538]+[.$D$1]" office:value-type="float" office:value="111.75">
            <text:p>111.75</text:p>
          </table:table-cell>
          <table:table-cell table:formula="of:=[.$M$2]+[.$M$3]*[.A539]+[.$M$4]*[.A539]^2+[.$M$5]*[.A539]^3+[.$M$6]*[.A539]^4+[.$N$2]*[.A539]^5+[.$N$3]*[.A539]^6+[.$N$4]*[.A539]^7+[.$N$5]*[.A539]^8+[.$N$6]*[.A539]^9" office:value-type="float" office:value="4.68590914413568">
            <text:p>4.6859091441</text:p>
          </table:table-cell>
          <table:table-cell table:formula="of:=[.B539]/([.$B$2]+[.B539])*[.$B$1]" office:value-type="float" office:value="0.888019152800352">
            <text:p>0.8880191528</text:p>
          </table:table-cell>
          <table:table-cell table:formula="of:=[.$D$5]*[.C539]-[.$D$4]" office:value-type="float" office:value="0.0762627170471637">
            <text:p>0.076262717</text:p>
          </table:table-cell>
          <table:table-cell table:formula="of:=INT([.D539]/[.$B$1]*1024)" office:value-type="float" office:value="13">
            <text:p>13</text:p>
          </table:table-cell>
          <table:table-cell table:number-columns-repeated="10"/>
        </table:table-row>
        <table:table-row table:style-name="ro2">
          <table:table-cell table:formula="of:=[.A539]+[.$D$1]" office:value-type="float" office:value="112">
            <text:p>112</text:p>
          </table:table-cell>
          <table:table-cell table:formula="of:=[.$M$2]+[.$M$3]*[.A540]+[.$M$4]*[.A540]^2+[.$M$5]*[.A540]^3+[.$M$6]*[.A540]^4+[.$N$2]*[.A540]^5+[.$N$3]*[.A540]^6+[.$N$4]*[.A540]^7+[.$N$5]*[.A540]^8+[.$N$6]*[.A540]^9" office:value-type="float" office:value="4.66358175586995">
            <text:p>4.6635817559</text:p>
          </table:table-cell>
          <table:table-cell table:formula="of:=[.B540]/([.$B$2]+[.B540])*[.$B$1]" office:value-type="float" office:value="0.884455007219008">
            <text:p>0.8844550072</text:p>
          </table:table-cell>
          <table:table-cell table:formula="of:=[.$D$5]*[.C540]-[.$D$4]" office:value-type="float" office:value="0.0712163676187421">
            <text:p>0.0712163676</text:p>
          </table:table-cell>
          <table:table-cell table:formula="of:=INT([.D540]/[.$B$1]*1024)"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formula="of:=[.A540]+[.$D$1]" office:value-type="float" office:value="112.25">
            <text:p>112.25</text:p>
          </table:table-cell>
          <table:table-cell table:formula="of:=[.$M$2]+[.$M$3]*[.A541]+[.$M$4]*[.A541]^2+[.$M$5]*[.A541]^3+[.$M$6]*[.A541]^4+[.$N$2]*[.A541]^5+[.$N$3]*[.A541]^6+[.$N$4]*[.A541]^7+[.$N$5]*[.A541]^8+[.$N$6]*[.A541]^9" office:value-type="float" office:value="4.6413158396081">
            <text:p>4.6413158396</text:p>
          </table:table-cell>
          <table:table-cell table:formula="of:=[.B541]/([.$B$2]+[.B541])*[.$B$1]" office:value-type="float" office:value="0.880895312219069">
            <text:p>0.8808953122</text:p>
          </table:table-cell>
          <table:table-cell table:formula="of:=[.$D$5]*[.C541]-[.$D$4]" office:value-type="float" office:value="0.0661763196133167">
            <text:p>0.0661763196</text:p>
          </table:table-cell>
          <table:table-cell table:formula="of:=INT([.D541]/[.$B$1]*1024)"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formula="of:=[.A541]+[.$D$1]" office:value-type="float" office:value="112.5">
            <text:p>112.5</text:p>
          </table:table-cell>
          <table:table-cell table:formula="of:=[.$M$2]+[.$M$3]*[.A542]+[.$M$4]*[.A542]^2+[.$M$5]*[.A542]^3+[.$M$6]*[.A542]^4+[.$N$2]*[.A542]^5+[.$N$3]*[.A542]^6+[.$N$4]*[.A542]^7+[.$N$5]*[.A542]^8+[.$N$6]*[.A542]^9" office:value-type="float" office:value="4.61910955330816">
            <text:p>4.6191095533</text:p>
          </table:table-cell>
          <table:table-cell table:formula="of:=[.B542]/([.$B$2]+[.B542])*[.$B$1]" office:value-type="float" office:value="0.877339804935697">
            <text:p>0.8773398049</text:p>
          </table:table-cell>
          <table:table-cell table:formula="of:=[.$D$5]*[.C542]-[.$D$4]" office:value-type="float" office:value="0.0611422008497313">
            <text:p>0.0611422008</text:p>
          </table:table-cell>
          <table:table-cell table:formula="of:=INT([.D542]/[.$B$1]*1024)" office:value-type="float" office:value="11">
            <text:p>11</text:p>
          </table:table-cell>
          <table:table-cell table:number-columns-repeated="10"/>
        </table:table-row>
        <table:table-row table:style-name="ro2">
          <table:table-cell table:formula="of:=[.A542]+[.$D$1]" office:value-type="float" office:value="112.75">
            <text:p>112.75</text:p>
          </table:table-cell>
          <table:table-cell table:formula="of:=[.$M$2]+[.$M$3]*[.A543]+[.$M$4]*[.A543]^2+[.$M$5]*[.A543]^3+[.$M$6]*[.A543]^4+[.$N$2]*[.A543]^5+[.$N$3]*[.A543]^6+[.$N$4]*[.A543]^7+[.$N$5]*[.A543]^8+[.$N$6]*[.A543]^9" office:value-type="float" office:value="4.59696109802604">
            <text:p>4.596961098</text:p>
          </table:table-cell>
          <table:table-cell table:formula="of:=[.B543]/([.$B$2]+[.B543])*[.$B$1]" office:value-type="float" office:value="0.873788227688994">
            <text:p>0.8737882277</text:p>
          </table:table-cell>
          <table:table-cell table:formula="of:=[.$D$5]*[.C543]-[.$D$4]" office:value-type="float" office:value="0.056113646488005">
            <text:p>0.0561136465</text:p>
          </table:table-cell>
          <table:table-cell table:formula="of:=INT([.D543]/[.$B$1]*1024)" office:value-type="float" office:value="10">
            <text:p>10</text:p>
          </table:table-cell>
          <table:table-cell table:number-columns-repeated="10"/>
        </table:table-row>
        <table:table-row table:style-name="ro2">
          <table:table-cell table:formula="of:=[.A543]+[.$D$1]" office:value-type="float" office:value="113">
            <text:p>113</text:p>
          </table:table-cell>
          <table:table-cell table:formula="of:=[.$M$2]+[.$M$3]*[.A544]+[.$M$4]*[.A544]^2+[.$M$5]*[.A544]^3+[.$M$6]*[.A544]^4+[.$N$2]*[.A544]^5+[.$N$3]*[.A544]^6+[.$N$4]*[.A544]^7+[.$N$5]*[.A544]^8+[.$N$6]*[.A544]^9" office:value-type="float" office:value="4.57486871816966">
            <text:p>4.5748687182</text:p>
          </table:table-cell>
          <table:table-cell table:formula="of:=[.B544]/([.$B$2]+[.B544])*[.$B$1]" office:value-type="float" office:value="0.87024032807795">
            <text:p>0.8702403281</text:p>
          </table:table-cell>
          <table:table-cell table:formula="of:=[.$D$5]*[.C544]-[.$D$4]" office:value-type="float" office:value="0.0510902991623494">
            <text:p>0.0510902992</text:p>
          </table:table-cell>
          <table:table-cell table:formula="of:=INT([.D544]/[.$B$1]*1024)"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formula="of:=[.A544]+[.$D$1]" office:value-type="float" office:value="113.25">
            <text:p>113.25</text:p>
          </table:table-cell>
          <table:table-cell table:formula="of:=[.$M$2]+[.$M$3]*[.A545]+[.$M$4]*[.A545]^2+[.$M$5]*[.A545]^3+[.$M$6]*[.A545]^4+[.$N$2]*[.A545]^5+[.$N$3]*[.A545]^6+[.$N$4]*[.A545]^7+[.$N$5]*[.A545]^8+[.$N$6]*[.A545]^9" office:value-type="float" office:value="4.5528307017385">
            <text:p>4.5528307017</text:p>
          </table:table-cell>
          <table:table-cell table:formula="of:=[.B545]/([.$B$2]+[.B545])*[.$B$1]" office:value-type="float" office:value="0.866695859072113">
            <text:p>0.8666958591</text:p>
          </table:table-cell>
          <table:table-cell table:formula="of:=[.$D$5]*[.C545]-[.$D$4]" office:value-type="float" office:value="0.0460718091109642">
            <text:p>0.0460718091</text:p>
          </table:table-cell>
          <table:table-cell table:formula="of:=INT([.D545]/[.$B$1]*1024)"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formula="of:=[.A545]+[.$D$1]" office:value-type="float" office:value="113.5">
            <text:p>113.5</text:p>
          </table:table-cell>
          <table:table-cell table:formula="of:=[.$M$2]+[.$M$3]*[.A546]+[.$M$4]*[.A546]^2+[.$M$5]*[.A546]^3+[.$M$6]*[.A546]^4+[.$N$2]*[.A546]^5+[.$N$3]*[.A546]^6+[.$N$4]*[.A546]^7+[.$N$5]*[.A546]^8+[.$N$6]*[.A546]^9" office:value-type="float" office:value="4.53084538055362">
            <text:p>4.5308453806</text:p>
          </table:table-cell>
          <table:table-cell table:formula="of:=[.B546]/([.$B$2]+[.B546])*[.$B$1]" office:value-type="float" office:value="0.863154579101772">
            <text:p>0.8631545791</text:p>
          </table:table-cell>
          <table:table-cell table:formula="of:=[.$D$5]*[.C546]-[.$D$4]" office:value-type="float" office:value="0.0410578343037187">
            <text:p>0.0410578343</text:p>
          </table:table-cell>
          <table:table-cell table:formula="of:=INT([.D546]/[.$B$1]*1024)" office:value-type="float" office:value="7">
            <text:p>7</text:p>
          </table:table-cell>
          <table:table-cell table:number-columns-repeated="10"/>
        </table:table-row>
        <table:table-row table:style-name="ro2">
          <table:table-cell table:formula="of:=[.A546]+[.$D$1]" office:value-type="float" office:value="113.75">
            <text:p>113.75</text:p>
          </table:table-cell>
          <table:table-cell table:formula="of:=[.$M$2]+[.$M$3]*[.A547]+[.$M$4]*[.A547]^2+[.$M$5]*[.A547]^3+[.$M$6]*[.A547]^4+[.$N$2]*[.A547]^5+[.$N$3]*[.A547]^6+[.$N$4]*[.A547]^7+[.$N$5]*[.A547]^8+[.$N$6]*[.A547]^9" office:value-type="float" office:value="4.50891113047768">
            <text:p>4.5089111305</text:p>
          </table:table-cell>
          <table:table-cell table:formula="of:=[.B547]/([.$B$2]+[.B547])*[.$B$1]" office:value-type="float" office:value="0.859616252146587">
            <text:p>0.8596162521</text:p>
          </table:table-cell>
          <table:table-cell table:formula="of:=[.$D$5]*[.C547]-[.$D$4]" office:value-type="float" office:value="0.0360480405676469">
            <text:p>0.0360480406</text:p>
          </table:table-cell>
          <table:table-cell table:formula="of:=INT([.D547]/[.$B$1]*1024)" office:value-type="float" office:value="6">
            <text:p>6</text:p>
          </table:table-cell>
          <table:table-cell table:number-columns-repeated="10"/>
        </table:table-row>
        <table:table-row table:style-name="ro2">
          <table:table-cell table:formula="of:=[.A547]+[.$D$1]" office:value-type="float" office:value="114">
            <text:p>114</text:p>
          </table:table-cell>
          <table:table-cell table:formula="of:=[.$M$2]+[.$M$3]*[.A548]+[.$M$4]*[.A548]^2+[.$M$5]*[.A548]^3+[.$M$6]*[.A548]^4+[.$N$2]*[.A548]^5+[.$N$3]*[.A548]^6+[.$N$4]*[.A548]^7+[.$N$5]*[.A548]^8+[.$N$6]*[.A548]^9" office:value-type="float" office:value="4.48702637162503">
            <text:p>4.4870263716</text:p>
          </table:table-cell>
          <table:table-cell table:formula="of:=[.B548]/([.$B$2]+[.B548])*[.$B$1]" office:value-type="float" office:value="0.856080647822697">
            <text:p>0.8560806478</text:p>
          </table:table-cell>
          <table:table-cell table:formula="of:=[.$D$5]*[.C548]-[.$D$4]" office:value-type="float" office:value="0.0310421017102716">
            <text:p>0.0310421017</text:p>
          </table:table-cell>
          <table:table-cell table:formula="of:=INT([.D548]/[.$B$1]*1024)"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formula="of:=[.A548]+[.$D$1]" office:value-type="float" office:value="114.25">
            <text:p>114.25</text:p>
          </table:table-cell>
          <table:table-cell table:formula="of:=[.$M$2]+[.$M$3]*[.A549]+[.$M$4]*[.A549]^2+[.$M$5]*[.A549]^3+[.$M$6]*[.A549]^4+[.$N$2]*[.A549]^5+[.$N$3]*[.A549]^6+[.$N$4]*[.A549]^7+[.$N$5]*[.A549]^8+[.$N$6]*[.A549]^9" office:value-type="float" office:value="4.46518956855761">
            <text:p>4.4651895686</text:p>
          </table:table-cell>
          <table:table-cell table:formula="of:=[.B549]/([.$B$2]+[.B549])*[.$B$1]" office:value-type="float" office:value="0.85254754146758">
            <text:p>0.8525475415</text:p>
          </table:table-cell>
          <table:table-cell table:formula="of:=[.$D$5]*[.C549]-[.$D$4]" office:value-type="float" office:value="0.0260396996397669">
            <text:p>0.0260396996</text:p>
          </table:table-cell>
          <table:table-cell table:formula="of:=INT([.D549]/[.$B$1]*1024)"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formula="of:=[.A549]+[.$D$1]" office:value-type="float" office:value="114.5">
            <text:p>114.5</text:p>
          </table:table-cell>
          <table:table-cell table:formula="of:=[.$M$2]+[.$M$3]*[.A550]+[.$M$4]*[.A550]^2+[.$M$5]*[.A550]^3+[.$M$6]*[.A550]^4+[.$N$2]*[.A550]^5+[.$N$3]*[.A550]^6+[.$N$4]*[.A550]^7+[.$N$5]*[.A550]^8+[.$N$6]*[.A550]^9" office:value-type="float" office:value="4.44339923047549">
            <text:p>4.4433992305</text:p>
          </table:table-cell>
          <table:table-cell table:formula="of:=[.B550]/([.$B$2]+[.B550])*[.$B$1]" office:value-type="float" office:value="0.849016714224148">
            <text:p>0.8490167142</text:p>
          </table:table-cell>
          <table:table-cell table:formula="of:=[.$D$5]*[.C550]-[.$D$4]" office:value-type="float" office:value="0.0210405244840117">
            <text:p>0.0210405245</text:p>
          </table:table-cell>
          <table:table-cell table:formula="of:=INT([.D550]/[.$B$1]*1024)"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formula="of:=[.A550]+[.$D$1]" office:value-type="float" office:value="114.75">
            <text:p>114.75</text:p>
          </table:table-cell>
          <table:table-cell table:formula="of:=[.$M$2]+[.$M$3]*[.A551]+[.$M$4]*[.A551]^2+[.$M$5]*[.A551]^3+[.$M$6]*[.A551]^4+[.$N$2]*[.A551]^5+[.$N$3]*[.A551]^6+[.$N$4]*[.A551]^7+[.$N$5]*[.A551]^8+[.$N$6]*[.A551]^9" office:value-type="float" office:value="4.42165391139069">
            <text:p>4.4216539114</text:p>
          </table:table-cell>
          <table:table-cell table:formula="of:=[.B551]/([.$B$2]+[.B551])*[.$B$1]" office:value-type="float" office:value="0.84548795312218">
            <text:p>0.8454879531</text:p>
          </table:table-cell>
          <table:table-cell table:formula="of:=[.$D$5]*[.C551]-[.$D$4]" office:value-type="float" office:value="0.0160442747058978">
            <text:p>0.0160442747</text:p>
          </table:table-cell>
          <table:table-cell table:formula="of:=INT([.D551]/[.$B$1]*1024)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formula="of:=[.A551]+[.$D$1]" office:value-type="float" office:value="115">
            <text:p>115</text:p>
          </table:table-cell>
          <table:table-cell table:formula="of:=[.$M$2]+[.$M$3]*[.A552]+[.$M$4]*[.A552]^2+[.$M$5]*[.A552]^3+[.$M$6]*[.A552]^4+[.$N$2]*[.A552]^5+[.$N$3]*[.A552]^6+[.$N$4]*[.A552]^7+[.$N$5]*[.A552]^8+[.$N$6]*[.A552]^9" office:value-type="float" office:value="4.3999522102937">
            <text:p>4.3999522103</text:p>
          </table:table-cell>
          <table:table-cell table:formula="of:=[.B552]/([.$B$2]+[.B552])*[.$B$1]" office:value-type="float" office:value="0.841961051158679">
            <text:p>0.8419610512</text:p>
          </table:table-cell>
          <table:table-cell table:formula="of:=[.$D$5]*[.C552]-[.$D$4]" office:value-type="float" office:value="0.0110506572171027">
            <text:p>0.0110506572</text:p>
          </table:table-cell>
          <table:table-cell table:formula="of:=INT([.D552]/[.$B$1]*1024)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formula="of:=[.A552]+[.$D$1]" office:value-type="float" office:value="115.25">
            <text:p>115.25</text:p>
          </table:table-cell>
          <table:table-cell table:formula="of:=[.$M$2]+[.$M$3]*[.A553]+[.$M$4]*[.A553]^2+[.$M$5]*[.A553]^3+[.$M$6]*[.A553]^4+[.$N$2]*[.A553]^5+[.$N$3]*[.A553]^6+[.$N$4]*[.A553]^7+[.$N$5]*[.A553]^8+[.$N$6]*[.A553]^9" office:value-type="float" office:value="4.37829277130718">
            <text:p>4.3782927713</text:p>
          </table:table-cell>
          <table:table-cell table:formula="of:=[.B553]/([.$B$2]+[.B553])*[.$B$1]" office:value-type="float" office:value="0.838435807376206">
            <text:p>0.8384358074</text:p>
          </table:table-cell>
          <table:table-cell table:formula="of:=[.$D$5]*[.C553]-[.$D$4]" office:value-type="float" office:value="0.00605938748899559">
            <text:p>0.0060593875</text:p>
          </table:table-cell>
          <table:table-cell table:formula="of:=INT([.D553]/[.$B$1]*1024)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formula="of:=[.A553]+[.$D$1]" office:value-type="float" office:value="115.5">
            <text:p>115.5</text:p>
          </table:table-cell>
          <table:table-cell table:formula="of:=[.$M$2]+[.$M$3]*[.A554]+[.$M$4]*[.A554]^2+[.$M$5]*[.A554]^3+[.$M$6]*[.A554]^4+[.$N$2]*[.A554]^5+[.$N$3]*[.A554]^6+[.$N$4]*[.A554]^7+[.$N$5]*[.A554]^8+[.$N$6]*[.A554]^9" office:value-type="float" office:value="4.35667428382757">
            <text:p>4.3566742838</text:p>
          </table:table-cell>
          <table:table-cell table:formula="of:=[.B554]/([.$B$2]+[.B554])*[.$B$1]" office:value-type="float" office:value="0.834912026939346">
            <text:p>0.8349120269</text:p>
          </table:table-cell>
          <table:table-cell table:formula="of:=[.$D$5]*[.C554]-[.$D$4]" office:value-type="float" office:value="0.00107018966090622">
            <text:p>0.0010701897</text:p>
          </table:table-cell>
          <table:table-cell table:formula="of:=INT([.D554]/[.$B$1]*1024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formula="of:=[.A554]+[.$D$1]" office:value-type="float" office:value="115.75">
            <text:p>115.75</text:p>
          </table:table-cell>
          <table:table-cell table:formula="of:=[.$M$2]+[.$M$3]*[.A555]+[.$M$4]*[.A555]^2+[.$M$5]*[.A555]^3+[.$M$6]*[.A555]^4+[.$N$2]*[.A555]^5+[.$N$3]*[.A555]^6+[.$N$4]*[.A555]^7+[.$N$5]*[.A555]^8+[.$N$6]*[.A555]^9" office:value-type="float" office:value="4.33509548266053">
            <text:p>4.3350954827</text:p>
          </table:table-cell>
          <table:table-cell table:formula="of:=[.B555]/([.$B$2]+[.B555])*[.$B$1]" office:value-type="float" office:value="0.831389521210247">
            <text:p>0.8313895212</text:p>
          </table:table-cell>
          <table:table-cell table:formula="of:=[.$D$5]*[.C555]-[.$D$4]" office:value-type="float" office:value="-0.00391720335291912">
            <text:p>-0.0039172034</text:p>
          </table:table-cell>
          <table:table-cell table:formula="of:=INT([.D555]/[.$B$1]*1024)" office:value-type="float" office:value="-1">
            <text:p>-1</text:p>
          </table:table-cell>
          <table:table-cell table:number-columns-repeated="10"/>
        </table:table-row>
        <table:table-row table:style-name="ro2">
          <table:table-cell table:formula="of:=[.A555]+[.$D$1]" office:value-type="float" office:value="116">
            <text:p>116</text:p>
          </table:table-cell>
          <table:table-cell table:formula="of:=[.$M$2]+[.$M$3]*[.A556]+[.$M$4]*[.A556]^2+[.$M$5]*[.A556]^3+[.$M$6]*[.A556]^4+[.$N$2]*[.A556]^5+[.$N$3]*[.A556]^6+[.$N$4]*[.A556]^7+[.$N$5]*[.A556]^8+[.$N$6]*[.A556]^9" office:value-type="float" office:value="4.31355514813581">
            <text:p>4.3135551481</text:p>
          </table:table-cell>
          <table:table-cell table:formula="of:=[.B556]/([.$B$2]+[.B556])*[.$B$1]" office:value-type="float" office:value="0.827868107820907">
            <text:p>0.8278681078</text:p>
          </table:table-cell>
          <table:table-cell table:formula="of:=[.$D$5]*[.C556]-[.$D$4]" office:value-type="float" office:value="-0.00890304976097478">
            <text:p>-0.0089030498</text:p>
          </table:table-cell>
          <table:table-cell table:formula="of:=INT([.D556]/[.$B$1]*1024)" office:value-type="float" office:value="-2">
            <text:p>-2</text:p>
          </table:table-cell>
          <table:table-cell table:number-columns-repeated="10"/>
        </table:table-row>
        <table:table-row table:style-name="ro2">
          <table:table-cell table:formula="of:=[.A556]+[.$D$1]" office:value-type="float" office:value="116.25">
            <text:p>116.25</text:p>
          </table:table-cell>
          <table:table-cell table:formula="of:=[.$M$2]+[.$M$3]*[.A557]+[.$M$4]*[.A557]^2+[.$M$5]*[.A557]^3+[.$M$6]*[.A557]^4+[.$N$2]*[.A557]^5+[.$N$3]*[.A557]^6+[.$N$4]*[.A557]^7+[.$N$5]*[.A557]^8+[.$N$6]*[.A557]^9" office:value-type="float" office:value="4.29205210621942">
            <text:p>4.2920521062</text:p>
          </table:table-cell>
          <table:table-cell table:formula="of:=[.B557]/([.$B$2]+[.B557])*[.$B$1]" office:value-type="float" office:value="0.824347610745094">
            <text:p>0.8243476107</text:p>
          </table:table-cell>
          <table:table-cell table:formula="of:=[.$D$5]*[.C557]-[.$D$4]" office:value-type="float" office:value="-0.0138875987926654">
            <text:p>-0.0138875988</text:p>
          </table:table-cell>
          <table:table-cell table:formula="of:=INT([.D557]/[.$B$1]*1024)" office:value-type="float" office:value="-3">
            <text:p>-3</text:p>
          </table:table-cell>
          <table:table-cell table:number-columns-repeated="10"/>
        </table:table-row>
        <table:table-row table:style-name="ro2">
          <table:table-cell table:formula="of:=[.A557]+[.$D$1]" office:value-type="float" office:value="116.5">
            <text:p>116.5</text:p>
          </table:table-cell>
          <table:table-cell table:formula="of:=[.$M$2]+[.$M$3]*[.A558]+[.$M$4]*[.A558]^2+[.$M$5]*[.A558]^3+[.$M$6]*[.A558]^4+[.$N$2]*[.A558]^5+[.$N$3]*[.A558]^6+[.$N$4]*[.A558]^7+[.$N$5]*[.A558]^8+[.$N$6]*[.A558]^9" office:value-type="float" office:value="4.27058522860817">
            <text:p>4.2705852286</text:p>
          </table:table-cell>
          <table:table-cell table:formula="of:=[.B558]/([.$B$2]+[.B558])*[.$B$1]" office:value-type="float" office:value="0.820827860367477">
            <text:p>0.8208278604</text:p>
          </table:table-cell>
          <table:table-cell table:formula="of:=[.$D$5]*[.C558]-[.$D$4]" office:value-type="float" office:value="-0.0188710906004199">
            <text:p>-0.0188710906</text:p>
          </table:table-cell>
          <table:table-cell table:formula="of:=INT([.D558]/[.$B$1]*1024)" office:value-type="float" office:value="-4">
            <text:p>-4</text:p>
          </table:table-cell>
          <table:table-cell table:number-columns-repeated="10"/>
        </table:table-row>
        <table:table-row table:style-name="ro2">
          <table:table-cell table:formula="of:=[.A558]+[.$D$1]" office:value-type="float" office:value="116.75">
            <text:p>116.75</text:p>
          </table:table-cell>
          <table:table-cell table:formula="of:=[.$M$2]+[.$M$3]*[.A559]+[.$M$4]*[.A559]^2+[.$M$5]*[.A559]^3+[.$M$6]*[.A559]^4+[.$N$2]*[.A559]^5+[.$N$3]*[.A559]^6+[.$N$4]*[.A559]^7+[.$N$5]*[.A559]^8+[.$N$6]*[.A559]^9" office:value-type="float" office:value="4.24915343281734">
            <text:p>4.2491534328</text:p>
          </table:table-cell>
          <table:table-cell table:formula="of:=[.B559]/([.$B$2]+[.B559])*[.$B$1]" office:value-type="float" office:value="0.817308693551731">
            <text:p>0.8173086936</text:p>
          </table:table-cell>
          <table:table-cell table:formula="of:=[.$D$5]*[.C559]-[.$D$4]" office:value-type="float" office:value="-0.0238537561632748">
            <text:p>-0.0238537562</text:p>
          </table:table-cell>
          <table:table-cell table:formula="of:=INT([.D559]/[.$B$1]*1024)" office:value-type="float" office:value="-5">
            <text:p>-5</text:p>
          </table:table-cell>
          <table:table-cell table:number-columns-repeated="10"/>
        </table:table-row>
        <table:table-row table:style-name="ro2">
          <table:table-cell table:formula="of:=[.A559]+[.$D$1]" office:value-type="float" office:value="117">
            <text:p>117</text:p>
          </table:table-cell>
          <table:table-cell table:formula="of:=[.$M$2]+[.$M$3]*[.A560]+[.$M$4]*[.A560]^2+[.$M$5]*[.A560]^3+[.$M$6]*[.A560]^4+[.$N$2]*[.A560]^5+[.$N$3]*[.A560]^6+[.$N$4]*[.A560]^7+[.$N$5]*[.A560]^8+[.$N$6]*[.A560]^9" office:value-type="float" office:value="4.22775568224898">
            <text:p>4.2277556822</text:p>
          </table:table-cell>
          <table:table-cell table:formula="of:=[.B560]/([.$B$2]+[.B560])*[.$B$1]" office:value-type="float" office:value="0.813789953705544">
            <text:p>0.8137899537</text:p>
          </table:table-cell>
          <table:table-cell table:formula="of:=[.$D$5]*[.C560]-[.$D$4]" office:value-type="float" office:value="-0.02883581719482">
            <text:p>-0.0288358172</text:p>
          </table:table-cell>
          <table:table-cell table:formula="of:=INT([.D560]/[.$B$1]*1024)" office:value-type="float" office:value="-6">
            <text:p>-6</text:p>
          </table:table-cell>
          <table:table-cell table:number-columns-repeated="10"/>
        </table:table-row>
        <table:table-row table:style-name="ro2">
          <table:table-cell table:formula="of:=[.A560]+[.$D$1]" office:value-type="float" office:value="117.25">
            <text:p>117.25</text:p>
          </table:table-cell>
          <table:table-cell table:formula="of:=[.$M$2]+[.$M$3]*[.A561]+[.$M$4]*[.A561]^2+[.$M$5]*[.A561]^3+[.$M$6]*[.A561]^4+[.$N$2]*[.A561]^5+[.$N$3]*[.A561]^6+[.$N$4]*[.A561]^7+[.$N$5]*[.A561]^8+[.$N$6]*[.A561]^9" office:value-type="float" office:value="4.20639098626026">
            <text:p>4.2063909863</text:p>
          </table:table-cell>
          <table:table-cell table:formula="of:=[.B561]/([.$B$2]+[.B561])*[.$B$1]" office:value-type="float" office:value="0.810271490845725">
            <text:p>0.8102714908</text:p>
          </table:table-cell>
          <table:table-cell table:formula="of:=[.$D$5]*[.C561]-[.$D$4]" office:value-type="float" office:value="-0.0338174860510274">
            <text:p>-0.0338174861</text:p>
          </table:table-cell>
          <table:table-cell table:formula="of:=INT([.D561]/[.$B$1]*1024)" office:value-type="float" office:value="-7">
            <text:p>-7</text:p>
          </table:table-cell>
          <table:table-cell table:number-columns-repeated="10"/>
        </table:table-row>
        <table:table-row table:style-name="ro2">
          <table:table-cell table:formula="of:=[.A561]+[.$D$1]" office:value-type="float" office:value="117.5">
            <text:p>117.5</text:p>
          </table:table-cell>
          <table:table-cell table:formula="of:=[.$M$2]+[.$M$3]*[.A562]+[.$M$4]*[.A562]^2+[.$M$5]*[.A562]^3+[.$M$6]*[.A562]^4+[.$N$2]*[.A562]^5+[.$N$3]*[.A562]^6+[.$N$4]*[.A562]^7+[.$N$5]*[.A562]^8+[.$N$6]*[.A562]^9" office:value-type="float" office:value="4.18505840020639">
            <text:p>4.1850584002</text:p>
          </table:table-cell>
          <table:table-cell table:formula="of:=[.B562]/([.$B$2]+[.B562])*[.$B$1]" office:value-type="float" office:value="0.806753161659222">
            <text:p>0.8067531617</text:p>
          </table:table-cell>
          <table:table-cell table:formula="of:=[.$D$5]*[.C562]-[.$D$4]" office:value-type="float" office:value="-0.0387989656438488">
            <text:p>-0.0387989656</text:p>
          </table:table-cell>
          <table:table-cell table:formula="of:=INT([.D562]/[.$B$1]*1024)" office:value-type="float" office:value="-8">
            <text:p>-8</text:p>
          </table:table-cell>
          <table:table-cell table:number-columns-repeated="10"/>
        </table:table-row>
        <table:table-row table:style-name="ro2">
          <table:table-cell table:formula="of:=[.A562]+[.$D$1]" office:value-type="float" office:value="117.75">
            <text:p>117.75</text:p>
          </table:table-cell>
          <table:table-cell table:formula="of:=[.$M$2]+[.$M$3]*[.A563]+[.$M$4]*[.A563]^2+[.$M$5]*[.A563]^3+[.$M$6]*[.A563]^4+[.$N$2]*[.A563]^5+[.$N$3]*[.A563]^6+[.$N$4]*[.A563]^7+[.$N$5]*[.A563]^8+[.$N$6]*[.A563]^9" office:value-type="float" office:value="4.16375702548299">
            <text:p>4.1637570255</text:p>
          </table:table-cell>
          <table:table-cell table:formula="of:=[.B563]/([.$B$2]+[.B563])*[.$B$1]" office:value-type="float" office:value="0.803234829564126">
            <text:p>0.8032348296</text:p>
          </table:table-cell>
          <table:table-cell table:formula="of:=[.$D$5]*[.C563]-[.$D$4]" office:value-type="float" office:value="-0.0437804493548457">
            <text:p>-0.0437804494</text:p>
          </table:table-cell>
          <table:table-cell table:formula="of:=INT([.D563]/[.$B$1]*1024)" office:value-type="float" office:value="-8">
            <text:p>-8</text:p>
          </table:table-cell>
          <table:table-cell table:number-columns-repeated="10"/>
        </table:table-row>
        <table:table-row table:style-name="ro2">
          <table:table-cell table:formula="of:=[.A563]+[.$D$1]" office:value-type="float" office:value="118">
            <text:p>118</text:p>
          </table:table-cell>
          <table:table-cell table:formula="of:=[.$M$2]+[.$M$3]*[.A564]+[.$M$4]*[.A564]^2+[.$M$5]*[.A564]^3+[.$M$6]*[.A564]^4+[.$N$2]*[.A564]^5+[.$N$3]*[.A564]^6+[.$N$4]*[.A564]^7+[.$N$5]*[.A564]^8+[.$N$6]*[.A564]^9" office:value-type="float" office:value="4.14248600954683">
            <text:p>4.1424860095</text:p>
          </table:table-cell>
          <table:table-cell table:formula="of:=[.B564]/([.$B$2]+[.B564])*[.$B$1]" office:value-type="float" office:value="0.799716364767187">
            <text:p>0.7997163648</text:p>
          </table:table-cell>
          <table:table-cell table:formula="of:=[.$D$5]*[.C564]-[.$D$4]" office:value-type="float" office:value="-0.0487621209537545">
            <text:p>-0.048762121</text:p>
          </table:table-cell>
          <table:table-cell table:formula="of:=INT([.D564]/[.$B$1]*1024)" office:value-type="float" office:value="-9">
            <text:p>-9</text:p>
          </table:table-cell>
          <table:table-cell table:number-columns-repeated="10"/>
        </table:table-row>
        <table:table-row table:style-name="ro2">
          <table:table-cell table:formula="of:=[.A564]+[.$D$1]" office:value-type="float" office:value="118.25">
            <text:p>118.25</text:p>
          </table:table-cell>
          <table:table-cell table:formula="of:=[.$M$2]+[.$M$3]*[.A565]+[.$M$4]*[.A565]^2+[.$M$5]*[.A565]^3+[.$M$6]*[.A565]^4+[.$N$2]*[.A565]^5+[.$N$3]*[.A565]^6+[.$N$4]*[.A565]^7+[.$N$5]*[.A565]^8+[.$N$6]*[.A565]^9" office:value-type="float" office:value="4.12124454593355">
            <text:p>4.1212445459</text:p>
          </table:table-cell>
          <table:table-cell table:formula="of:=[.B565]/([.$B$2]+[.B565])*[.$B$1]" office:value-type="float" office:value="0.796197644320924">
            <text:p>0.7961976443</text:p>
          </table:table-cell>
          <table:table-cell table:formula="of:=[.$D$5]*[.C565]-[.$D$4]" office:value-type="float" office:value="-0.0537441545176243">
            <text:p>-0.0537441545</text:p>
          </table:table-cell>
          <table:table-cell table:formula="of:=INT([.D565]/[.$B$1]*1024)" office:value-type="float" office:value="-10">
            <text:p>-10</text:p>
          </table:table-cell>
          <table:table-cell table:number-columns-repeated="10"/>
        </table:table-row>
        <table:table-row table:style-name="ro2">
          <table:table-cell table:formula="of:=[.A565]+[.$D$1]" office:value-type="float" office:value="118.5">
            <text:p>118.5</text:p>
          </table:table-cell>
          <table:table-cell table:formula="of:=[.$M$2]+[.$M$3]*[.A566]+[.$M$4]*[.A566]^2+[.$M$5]*[.A566]^3+[.$M$6]*[.A566]^4+[.$N$2]*[.A566]^5+[.$N$3]*[.A566]^6+[.$N$4]*[.A566]^7+[.$N$5]*[.A566]^8+[.$N$6]*[.A566]^9" office:value-type="float" office:value="4.10003187425355">
            <text:p>4.1000318743</text:p>
          </table:table-cell>
          <table:table-cell table:formula="of:=[.B566]/([.$B$2]+[.B566])*[.$B$1]" office:value-type="float" office:value="0.79267855217718">
            <text:p>0.7926785522</text:p>
          </table:table-cell>
          <table:table-cell table:formula="of:=[.$D$5]*[.C566]-[.$D$4]" office:value-type="float" office:value="-0.0587267143549948">
            <text:p>-0.0587267144</text:p>
          </table:table-cell>
          <table:table-cell table:formula="of:=INT([.D566]/[.$B$1]*1024)" office:value-type="float" office:value="-11">
            <text:p>-11</text:p>
          </table:table-cell>
          <table:table-cell table:number-columns-repeated="10"/>
        </table:table-row>
        <table:table-row table:style-name="ro2">
          <table:table-cell table:formula="of:=[.A566]+[.$D$1]" office:value-type="float" office:value="118.75">
            <text:p>118.75</text:p>
          </table:table-cell>
          <table:table-cell table:formula="of:=[.$M$2]+[.$M$3]*[.A567]+[.$M$4]*[.A567]^2+[.$M$5]*[.A567]^3+[.$M$6]*[.A567]^4+[.$N$2]*[.A567]^5+[.$N$3]*[.A567]^6+[.$N$4]*[.A567]^7+[.$N$5]*[.A567]^8+[.$N$6]*[.A567]^9" office:value-type="float" office:value="4.07884728018649">
            <text:p>4.0788472802</text:p>
          </table:table-cell>
          <table:table-cell table:formula="of:=[.B567]/([.$B$2]+[.B567])*[.$B$1]" office:value-type="float" office:value="0.789158979240529">
            <text:p>0.7891589792</text:p>
          </table:table-cell>
          <table:table-cell table:formula="of:=[.$D$5]*[.C567]-[.$D$4]" office:value-type="float" office:value="-0.0637099549302753">
            <text:p>-0.0637099549</text:p>
          </table:table-cell>
          <table:table-cell table:formula="of:=INT([.D567]/[.$B$1]*1024)" office:value-type="float" office:value="-12">
            <text:p>-12</text:p>
          </table:table-cell>
          <table:table-cell table:number-columns-repeated="10"/>
        </table:table-row>
        <table:table-row table:style-name="ro2">
          <table:table-cell table:formula="of:=[.A567]+[.$D$1]" office:value-type="float" office:value="119">
            <text:p>119</text:p>
          </table:table-cell>
          <table:table-cell table:formula="of:=[.$M$2]+[.$M$3]*[.A568]+[.$M$4]*[.A568]^2+[.$M$5]*[.A568]^3+[.$M$6]*[.A568]^4+[.$N$2]*[.A568]^5+[.$N$3]*[.A568]^6+[.$N$4]*[.A568]^7+[.$N$5]*[.A568]^8+[.$N$6]*[.A568]^9" office:value-type="float" office:value="4.05769009545064">
            <text:p>4.0576900955</text:p>
          </table:table-cell>
          <table:table-cell table:formula="of:=[.B568]/([.$B$2]+[.B568])*[.$B$1]" office:value-type="float" office:value="0.785638823417554">
            <text:p>0.7856388234</text:p>
          </table:table-cell>
          <table:table-cell table:formula="of:=[.$D$5]*[.C568]-[.$D$4]" office:value-type="float" office:value="-0.0686940207939735">
            <text:p>-0.0686940208</text:p>
          </table:table-cell>
          <table:table-cell table:formula="of:=INT([.D568]/[.$B$1]*1024)" office:value-type="float" office:value="-13">
            <text:p>-13</text:p>
          </table:table-cell>
          <table:table-cell table:number-columns-repeated="10"/>
        </table:table-row>
        <table:table-row table:style-name="ro2">
          <table:table-cell table:formula="of:=[.A568]+[.$D$1]" office:value-type="float" office:value="119.25">
            <text:p>119.25</text:p>
          </table:table-cell>
          <table:table-cell table:formula="of:=[.$M$2]+[.$M$3]*[.A569]+[.$M$4]*[.A569]^2+[.$M$5]*[.A569]^3+[.$M$6]*[.A569]^4+[.$N$2]*[.A569]^5+[.$N$3]*[.A569]^6+[.$N$4]*[.A569]^7+[.$N$5]*[.A569]^8+[.$N$6]*[.A569]^9" office:value-type="float" office:value="4.03655969777346">
            <text:p>4.0365596978</text:p>
          </table:table-cell>
          <table:table-cell table:formula="of:=[.B569]/([.$B$2]+[.B569])*[.$B$1]" office:value-type="float" office:value="0.782117989666414">
            <text:p>0.7821179897</text:p>
          </table:table-cell>
          <table:table-cell table:formula="of:=[.$D$5]*[.C569]-[.$D$4]" office:value-type="float" office:value="-0.0736790465125161">
            <text:p>-0.0736790465</text:p>
          </table:table-cell>
          <table:table-cell table:formula="of:=INT([.D569]/[.$B$1]*1024)" office:value-type="float" office:value="-14">
            <text:p>-14</text:p>
          </table:table-cell>
          <table:table-cell table:number-columns-repeated="10"/>
        </table:table-row>
        <table:table-row table:style-name="ro2">
          <table:table-cell table:formula="of:=[.A569]+[.$D$1]" office:value-type="float" office:value="119.5">
            <text:p>119.5</text:p>
          </table:table-cell>
          <table:table-cell table:formula="of:=[.$M$2]+[.$M$3]*[.A570]+[.$M$4]*[.A570]^2+[.$M$5]*[.A570]^3+[.$M$6]*[.A570]^4+[.$N$2]*[.A570]^5+[.$N$3]*[.A570]^6+[.$N$4]*[.A570]^7+[.$N$5]*[.A570]^8+[.$N$6]*[.A570]^9" office:value-type="float" office:value="4.01545551083716">
            <text:p>4.0154555108</text:p>
          </table:table-cell>
          <table:table-cell table:formula="of:=[.B570]/([.$B$2]+[.B570])*[.$B$1]" office:value-type="float" office:value="0.778596390042272">
            <text:p>0.77859639</text:p>
          </table:table-cell>
          <table:table-cell table:formula="of:=[.$D$5]*[.C570]-[.$D$4]" office:value-type="float" office:value="-0.0786651566039336">
            <text:p>-0.0786651566</text:p>
          </table:table-cell>
          <table:table-cell table:formula="of:=INT([.D570]/[.$B$1]*1024)" office:value-type="float" office:value="-15">
            <text:p>-15</text:p>
          </table:table-cell>
          <table:table-cell table:number-columns-repeated="10"/>
        </table:table-row>
        <table:table-row table:style-name="ro2">
          <table:table-cell table:formula="of:=[.A570]+[.$D$1]" office:value-type="float" office:value="119.75">
            <text:p>119.75</text:p>
          </table:table-cell>
          <table:table-cell table:formula="of:=[.$M$2]+[.$M$3]*[.A571]+[.$M$4]*[.A571]^2+[.$M$5]*[.A571]^3+[.$M$6]*[.A571]^4+[.$N$2]*[.A571]^5+[.$N$3]*[.A571]^6+[.$N$4]*[.A571]^7+[.$N$5]*[.A571]^8+[.$N$6]*[.A571]^9" office:value-type="float" office:value="3.99437700422038">
            <text:p>3.9943770042</text:p>
          </table:table-cell>
          <table:table-cell table:formula="of:=[.B571]/([.$B$2]+[.B571])*[.$B$1]" office:value-type="float" office:value="0.77507394374212">
            <text:p>0.7750739437</text:p>
          </table:table-cell>
          <table:table-cell table:formula="of:=[.$D$5]*[.C571]-[.$D$4]" office:value-type="float" office:value="-0.0836524654743851">
            <text:p>-0.0836524655</text:p>
          </table:table-cell>
          <table:table-cell table:formula="of:=INT([.D571]/[.$B$1]*1024)" office:value-type="float" office:value="-16">
            <text:p>-16</text:p>
          </table:table-cell>
          <table:table-cell table:number-columns-repeated="10"/>
        </table:table-row>
        <table:table-row table:style-name="ro2">
          <table:table-cell table:formula="of:=[.A571]+[.$D$1]" office:value-type="float" office:value="120">
            <text:p>120</text:p>
          </table:table-cell>
          <table:table-cell table:formula="of:=[.$M$2]+[.$M$3]*[.A572]+[.$M$4]*[.A572]^2+[.$M$5]*[.A572]^3+[.$M$6]*[.A572]^4+[.$N$2]*[.A572]^5+[.$N$3]*[.A572]^6+[.$N$4]*[.A572]^7+[.$N$5]*[.A572]^8+[.$N$6]*[.A572]^9" office:value-type="float" office:value="3.9733236933245">
            <text:p>3.9733236933</text:p>
          </table:table-cell>
          <table:table-cell table:formula="of:=[.B572]/([.$B$2]+[.B572])*[.$B$1]" office:value-type="float" office:value="0.771550577147079">
            <text:p>0.7715505771</text:p>
          </table:table-cell>
          <table:table-cell table:formula="of:=[.$D$5]*[.C572]-[.$D$4]" office:value-type="float" office:value="-0.0886410773582751">
            <text:p>-0.0886410774</text:p>
          </table:table-cell>
          <table:table-cell table:formula="of:=INT([.D572]/[.$B$1]*1024)" office:value-type="float" office:value="-17">
            <text:p>-17</text:p>
          </table:table-cell>
          <table:table-cell table:number-columns-repeated="10"/>
        </table:table-row>
        <table:table-row table:style-name="ro2">
          <table:table-cell table:formula="of:=[.A572]+[.$D$1]" office:value-type="float" office:value="120.25">
            <text:p>120.25</text:p>
          </table:table-cell>
          <table:table-cell table:formula="of:=[.$M$2]+[.$M$3]*[.A573]+[.$M$4]*[.A573]^2+[.$M$5]*[.A573]^3+[.$M$6]*[.A573]^4+[.$N$2]*[.A573]^5+[.$N$3]*[.A573]^6+[.$N$4]*[.A573]^7+[.$N$5]*[.A573]^8+[.$N$6]*[.A573]^9" office:value-type="float" office:value="3.95229513928543">
            <text:p>3.9522951393</text:p>
          </table:table-cell>
          <table:table-cell table:formula="of:=[.B573]/([.$B$2]+[.B573])*[.$B$1]" office:value-type="float" office:value="0.768026223862286">
            <text:p>0.7680262239</text:p>
          </table:table-cell>
          <table:table-cell table:formula="of:=[.$D$5]*[.C573]-[.$D$4]" office:value-type="float" office:value="-0.093631086261774">
            <text:p>-0.0936310863</text:p>
          </table:table-cell>
          <table:table-cell table:formula="of:=INT([.D573]/[.$B$1]*1024)" office:value-type="float" office:value="-18">
            <text:p>-18</text:p>
          </table:table-cell>
          <table:table-cell table:number-columns-repeated="10"/>
        </table:table-row>
        <table:table-row table:style-name="ro2">
          <table:table-cell table:formula="of:=[.A573]+[.$D$1]" office:value-type="float" office:value="120.5">
            <text:p>120.5</text:p>
          </table:table-cell>
          <table:table-cell table:formula="of:=[.$M$2]+[.$M$3]*[.A574]+[.$M$4]*[.A574]^2+[.$M$5]*[.A574]^3+[.$M$6]*[.A574]^4+[.$N$2]*[.A574]^5+[.$N$3]*[.A574]^6+[.$N$4]*[.A574]^7+[.$N$5]*[.A574]^8+[.$N$6]*[.A574]^9" office:value-type="float" office:value="3.93129094887524">
            <text:p>3.9312909489</text:p>
          </table:table-cell>
          <table:table-cell table:formula="of:=[.B574]/([.$B$2]+[.B574])*[.$B$1]" office:value-type="float" office:value="0.764500824755097">
            <text:p>0.7645008248</text:p>
          </table:table-cell>
          <table:table-cell table:formula="of:=[.$D$5]*[.C574]-[.$D$4]" office:value-type="float" office:value="-0.0986225759087303">
            <text:p>-0.0986225759</text:p>
          </table:table-cell>
          <table:table-cell table:formula="of:=INT([.D574]/[.$B$1]*1024)" office:value-type="float" office:value="-19">
            <text:p>-19</text:p>
          </table:table-cell>
          <table:table-cell table:number-columns-repeated="10"/>
        </table:table-row>
        <table:table-row table:style-name="ro2">
          <table:table-cell table:formula="of:=[.A574]+[.$D$1]" office:value-type="float" office:value="120.75">
            <text:p>120.75</text:p>
          </table:table-cell>
          <table:table-cell table:formula="of:=[.$M$2]+[.$M$3]*[.A575]+[.$M$4]*[.A575]^2+[.$M$5]*[.A575]^3+[.$M$6]*[.A575]^4+[.$N$2]*[.A575]^5+[.$N$3]*[.A575]^6+[.$N$4]*[.A575]^7+[.$N$5]*[.A575]^8+[.$N$6]*[.A575]^9" office:value-type="float" office:value="3.91031077439116">
            <text:p>3.9103107744</text:p>
          </table:table-cell>
          <table:table-cell table:formula="of:=[.B575]/([.$B$2]+[.B575])*[.$B$1]" office:value-type="float" office:value="0.760974327991153">
            <text:p>0.760974328</text:p>
          </table:table-cell>
          <table:table-cell table:formula="of:=[.$D$5]*[.C575]-[.$D$4]" office:value-type="float" office:value="-0.103615619689605">
            <text:p>-0.1036156197</text:p>
          </table:table-cell>
          <table:table-cell table:formula="of:=INT([.D575]/[.$B$1]*1024)" office:value-type="float" office:value="-19">
            <text:p>-19</text:p>
          </table:table-cell>
          <table:table-cell table:number-columns-repeated="10"/>
        </table:table-row>
        <table:table-row table:style-name="ro2">
          <table:table-cell table:formula="of:=[.A575]+[.$D$1]" office:value-type="float" office:value="121">
            <text:p>121</text:p>
          </table:table-cell>
          <table:table-cell table:formula="of:=[.$M$2]+[.$M$3]*[.A576]+[.$M$4]*[.A576]^2+[.$M$5]*[.A576]^3+[.$M$6]*[.A576]^4+[.$N$2]*[.A576]^5+[.$N$3]*[.A576]^6+[.$N$4]*[.A576]^7+[.$N$5]*[.A576]^8+[.$N$6]*[.A576]^9" office:value-type="float" office:value="3.88935431352895">
            <text:p>3.8893543135</text:p>
          </table:table-cell>
          <table:table-cell table:formula="of:=[.B576]/([.$B$2]+[.B576])*[.$B$1]" office:value-type="float" office:value="0.757446689067834">
            <text:p>0.7574466891</text:p>
          </table:table-cell>
          <table:table-cell table:formula="of:=[.$D$5]*[.C576]-[.$D$4]" office:value-type="float" office:value="-0.108610280614104">
            <text:p>-0.1086102806</text:p>
          </table:table-cell>
          <table:table-cell table:formula="of:=INT([.D576]/[.$B$1]*1024)" office:value-type="float" office:value="-20">
            <text:p>-20</text:p>
          </table:table-cell>
          <table:table-cell table:number-columns-repeated="10"/>
        </table:table-row>
        <table:table-row table:style-name="ro2">
          <table:table-cell table:formula="of:=[.A576]+[.$D$1]" office:value-type="float" office:value="121.25">
            <text:p>121.25</text:p>
          </table:table-cell>
          <table:table-cell table:formula="of:=[.$M$2]+[.$M$3]*[.A577]+[.$M$4]*[.A577]^2+[.$M$5]*[.A577]^3+[.$M$6]*[.A577]^4+[.$N$2]*[.A577]^5+[.$N$3]*[.A577]^6+[.$N$4]*[.A577]^7+[.$N$5]*[.A577]^8+[.$N$6]*[.A577]^9" office:value-type="float" office:value="3.86842130924674">
            <text:p>3.8684213092</text:p>
          </table:table-cell>
          <table:table-cell table:formula="of:=[.B577]/([.$B$2]+[.B577])*[.$B$1]" office:value-type="float" office:value="0.753917870846064">
            <text:p>0.7539178708</text:p>
          </table:table-cell>
          <table:table-cell table:formula="of:=[.$D$5]*[.C577]-[.$D$4]" office:value-type="float" office:value="-0.113606611266154">
            <text:p>-0.1136066113</text:p>
          </table:table-cell>
          <table:table-cell table:formula="of:=INT([.D577]/[.$B$1]*1024)" office:value-type="float" office:value="-21">
            <text:p>-21</text:p>
          </table:table-cell>
          <table:table-cell table:number-columns-repeated="10"/>
        </table:table-row>
        <table:table-row table:style-name="ro2">
          <table:table-cell table:formula="of:=[.A577]+[.$D$1]" office:value-type="float" office:value="121.5">
            <text:p>121.5</text:p>
          </table:table-cell>
          <table:table-cell table:formula="of:=[.$M$2]+[.$M$3]*[.A578]+[.$M$4]*[.A578]^2+[.$M$5]*[.A578]^3+[.$M$6]*[.A578]^4+[.$N$2]*[.A578]^5+[.$N$3]*[.A578]^6+[.$N$4]*[.A578]^7+[.$N$5]*[.A578]^8+[.$N$6]*[.A578]^9" office:value-type="float" office:value="3.84751154961246">
            <text:p>3.8475115496</text:p>
          </table:table-cell>
          <table:table-cell table:formula="of:=[.B578]/([.$B$2]+[.B578])*[.$B$1]" office:value-type="float" office:value="0.750387843579312">
            <text:p>0.7503878436</text:p>
          </table:table-cell>
          <table:table-cell table:formula="of:=[.$D$5]*[.C578]-[.$D$4]" office:value-type="float" office:value="-0.118604653762827">
            <text:p>-0.1186046538</text:p>
          </table:table-cell>
          <table:table-cell table:formula="of:=INT([.D578]/[.$B$1]*1024)" office:value-type="float" office:value="-22">
            <text:p>-22</text:p>
          </table:table-cell>
          <table:table-cell table:number-columns-repeated="10"/>
        </table:table-row>
        <table:table-row table:style-name="ro2">
          <table:table-cell table:formula="of:=[.A578]+[.$D$1]" office:value-type="float" office:value="121.75">
            <text:p>121.75</text:p>
          </table:table-cell>
          <table:table-cell table:formula="of:=[.$M$2]+[.$M$3]*[.A579]+[.$M$4]*[.A579]^2+[.$M$5]*[.A579]^3+[.$M$6]*[.A579]^4+[.$N$2]*[.A579]^5+[.$N$3]*[.A579]^6+[.$N$4]*[.A579]^7+[.$N$5]*[.A579]^8+[.$N$6]*[.A579]^9" office:value-type="float" office:value="3.82662486764583">
            <text:p>3.8266248676</text:p>
          </table:table-cell>
          <table:table-cell table:formula="of:=[.B579]/([.$B$2]+[.B579])*[.$B$1]" office:value-type="float" office:value="0.746856584941625">
            <text:p>0.7468565849</text:p>
          </table:table-cell>
          <table:table-cell table:formula="of:=[.$D$5]*[.C579]-[.$D$4]" office:value-type="float" office:value="-0.123604439714663">
            <text:p>-0.1236044397</text:p>
          </table:table-cell>
          <table:table-cell table:formula="of:=INT([.D579]/[.$B$1]*1024)" office:value-type="float" office:value="-23">
            <text:p>-23</text:p>
          </table:table-cell>
          <table:table-cell table:number-columns-repeated="10"/>
        </table:table-row>
        <table:table-row table:style-name="ro2">
          <table:table-cell table:formula="of:=[.A579]+[.$D$1]" office:value-type="float" office:value="122">
            <text:p>122</text:p>
          </table:table-cell>
          <table:table-cell table:formula="of:=[.$M$2]+[.$M$3]*[.A580]+[.$M$4]*[.A580]^2+[.$M$5]*[.A580]^3+[.$M$6]*[.A580]^4+[.$N$2]*[.A580]^5+[.$N$3]*[.A580]^6+[.$N$4]*[.A580]^7+[.$N$5]*[.A580]^8+[.$N$6]*[.A580]^9" office:value-type="float" office:value="3.80576114113438">
            <text:p>3.8057611411</text:p>
          </table:table-cell>
          <table:table-cell table:formula="of:=[.B580]/([.$B$2]+[.B580])*[.$B$1]" office:value-type="float" office:value="0.743324080051194">
            <text:p>0.7433240801</text:p>
          </table:table-cell>
          <table:table-cell table:formula="of:=[.$D$5]*[.C580]-[.$D$4]" office:value-type="float" office:value="-0.128605990192296">
            <text:p>-0.1286059902</text:p>
          </table:table-cell>
          <table:table-cell table:formula="of:=INT([.D580]/[.$B$1]*1024)" office:value-type="float" office:value="-24">
            <text:p>-24</text:p>
          </table:table-cell>
          <table:table-cell table:number-columns-repeated="10"/>
        </table:table-row>
        <table:table-row table:style-name="ro2">
          <table:table-cell table:formula="of:=[.A580]+[.$D$1]" office:value-type="float" office:value="122.25">
            <text:p>122.25</text:p>
          </table:table-cell>
          <table:table-cell table:formula="of:=[.$M$2]+[.$M$3]*[.A581]+[.$M$4]*[.A581]^2+[.$M$5]*[.A581]^3+[.$M$6]*[.A581]^4+[.$N$2]*[.A581]^5+[.$N$3]*[.A581]^6+[.$N$4]*[.A581]^7+[.$N$5]*[.A581]^8+[.$N$6]*[.A581]^9" office:value-type="float" office:value="3.78492029245153">
            <text:p>3.7849202925</text:p>
          </table:table-cell>
          <table:table-cell table:formula="of:=[.B581]/([.$B$2]+[.B581])*[.$B$1]" office:value-type="float" office:value="0.739790321494181">
            <text:p>0.7397903215</text:p>
          </table:table-cell>
          <table:table-cell table:formula="of:=[.$D$5]*[.C581]-[.$D$4]" office:value-type="float" office:value="-0.133609315692719">
            <text:p>-0.1336093157</text:p>
          </table:table-cell>
          <table:table-cell table:formula="of:=INT([.D581]/[.$B$1]*1024)" office:value-type="float" office:value="-25">
            <text:p>-25</text:p>
          </table:table-cell>
          <table:table-cell table:number-columns-repeated="10"/>
        </table:table-row>
        <table:table-row table:style-name="ro2">
          <table:table-cell table:formula="of:=[.A581]+[.$D$1]" office:value-type="float" office:value="122.5">
            <text:p>122.5</text:p>
          </table:table-cell>
          <table:table-cell table:formula="of:=[.$M$2]+[.$M$3]*[.A582]+[.$M$4]*[.A582]^2+[.$M$5]*[.A582]^3+[.$M$6]*[.A582]^4+[.$N$2]*[.A582]^5+[.$N$3]*[.A582]^6+[.$N$4]*[.A582]^7+[.$N$5]*[.A582]^8+[.$N$6]*[.A582]^9" office:value-type="float" office:value="3.76410228834845">
            <text:p>3.7641022883</text:p>
          </table:table-cell>
          <table:table-cell table:formula="of:=[.B582]/([.$B$2]+[.B582])*[.$B$1]" office:value-type="float" office:value="0.736255309343998">
            <text:p>0.7362553093</text:p>
          </table:table-cell>
          <table:table-cell table:formula="of:=[.$D$5]*[.C582]-[.$D$4]" office:value-type="float" office:value="-0.138614416111995">
            <text:p>-0.1386144161</text:p>
          </table:table-cell>
          <table:table-cell table:formula="of:=INT([.D582]/[.$B$1]*1024)" office:value-type="float" office:value="-26">
            <text:p>-26</text:p>
          </table:table-cell>
          <table:table-cell table:number-columns-repeated="10"/>
        </table:table-row>
        <table:table-row table:style-name="ro2">
          <table:table-cell table:formula="of:=[.A582]+[.$D$1]" office:value-type="float" office:value="122.75">
            <text:p>122.75</text:p>
          </table:table-cell>
          <table:table-cell table:formula="of:=[.$M$2]+[.$M$3]*[.A583]+[.$M$4]*[.A583]^2+[.$M$5]*[.A583]^3+[.$M$6]*[.A583]^4+[.$N$2]*[.A583]^5+[.$N$3]*[.A583]^6+[.$N$4]*[.A583]^7+[.$N$5]*[.A583]^8+[.$N$6]*[.A583]^9" office:value-type="float" office:value="3.74330713974331">
            <text:p>3.7433071397</text:p>
          </table:table-cell>
          <table:table-cell table:formula="of:=[.B583]/([.$B$2]+[.B583])*[.$B$1]" office:value-type="float" office:value="0.732719051179995">
            <text:p>0.7327190512</text:p>
          </table:table-cell>
          <table:table-cell table:formula="of:=[.$D$5]*[.C583]-[.$D$4]" office:value-type="float" office:value="-0.143621280718782">
            <text:p>-0.1436212807</text:p>
          </table:table-cell>
          <table:table-cell table:formula="of:=INT([.D583]/[.$B$1]*1024)" office:value-type="float" office:value="-27">
            <text:p>-27</text:p>
          </table:table-cell>
          <table:table-cell table:number-columns-repeated="10"/>
        </table:table-row>
        <table:table-row table:style-name="ro2">
          <table:table-cell table:formula="of:=[.A583]+[.$D$1]" office:value-type="float" office:value="123">
            <text:p>123</text:p>
          </table:table-cell>
          <table:table-cell table:formula="of:=[.$M$2]+[.$M$3]*[.A584]+[.$M$4]*[.A584]^2+[.$M$5]*[.A584]^3+[.$M$6]*[.A584]^4+[.$N$2]*[.A584]^5+[.$N$3]*[.A584]^6+[.$N$4]*[.A584]^7+[.$N$5]*[.A584]^8+[.$N$6]*[.A584]^9" office:value-type="float" office:value="3.72253490149104">
            <text:p>3.7225349015</text:p>
          </table:table-cell>
          <table:table-cell table:formula="of:=[.B584]/([.$B$2]+[.B584])*[.$B$1]" office:value-type="float" office:value="0.729181562102725">
            <text:p>0.7291815621</text:p>
          </table:table-cell>
          <table:table-cell table:formula="of:=[.$D$5]*[.C584]-[.$D$4]" office:value-type="float" office:value="-0.148629888132735">
            <text:p>-0.1486298881</text:p>
          </table:table-cell>
          <table:table-cell table:formula="of:=INT([.D584]/[.$B$1]*1024)" office:value-type="float" office:value="-28">
            <text:p>-28</text:p>
          </table:table-cell>
          <table:table-cell table:number-columns-repeated="10"/>
        </table:table-row>
        <table:table-row table:style-name="ro2">
          <table:table-cell table:formula="of:=[.A584]+[.$D$1]" office:value-type="float" office:value="123.25">
            <text:p>123.25</text:p>
          </table:table-cell>
          <table:table-cell table:formula="of:=[.$M$2]+[.$M$3]*[.A585]+[.$M$4]*[.A585]^2+[.$M$5]*[.A585]^3+[.$M$6]*[.A585]^4+[.$N$2]*[.A585]^5+[.$N$3]*[.A585]^6+[.$N$4]*[.A585]^7+[.$N$5]*[.A585]^8+[.$N$6]*[.A585]^9" office:value-type="float" office:value="3.70178567214168">
            <text:p>3.7017856721</text:p>
          </table:table-cell>
          <table:table-cell table:formula="of:=[.B585]/([.$B$2]+[.B585])*[.$B$1]" office:value-type="float" office:value="0.725642864747054">
            <text:p>0.7256428647</text:p>
          </table:table-cell>
          <table:table-cell table:formula="of:=[.$D$5]*[.C585]-[.$D$4]" office:value-type="float" office:value="-0.153640206305939">
            <text:p>-0.1536402063</text:p>
          </table:table-cell>
          <table:table-cell table:formula="of:=INT([.D585]/[.$B$1]*1024)" office:value-type="float" office:value="-29">
            <text:p>-29</text:p>
          </table:table-cell>
          <table:table-cell table:number-columns-repeated="10"/>
        </table:table-row>
        <table:table-row table:style-name="ro2">
          <table:table-cell table:formula="of:=[.A585]+[.$D$1]" office:value-type="float" office:value="123.5">
            <text:p>123.5</text:p>
          </table:table-cell>
          <table:table-cell table:formula="of:=[.$M$2]+[.$M$3]*[.A586]+[.$M$4]*[.A586]^2+[.$M$5]*[.A586]^3+[.$M$6]*[.A586]^4+[.$N$2]*[.A586]^5+[.$N$3]*[.A586]^6+[.$N$4]*[.A586]^7+[.$N$5]*[.A586]^8+[.$N$6]*[.A586]^9" office:value-type="float" office:value="3.68105959368711">
            <text:p>3.6810595937</text:p>
          </table:table-cell>
          <table:table-cell table:formula="of:=[.B586]/([.$B$2]+[.B586])*[.$B$1]" office:value-type="float" office:value="0.722102989293135">
            <text:p>0.7221029893</text:p>
          </table:table-cell>
          <table:table-cell table:formula="of:=[.$D$5]*[.C586]-[.$D$4]" office:value-type="float" office:value="-0.158652192507364">
            <text:p>-0.1586521925</text:p>
          </table:table-cell>
          <table:table-cell table:formula="of:=INT([.D586]/[.$B$1]*1024)" office:value-type="float" office:value="-29">
            <text:p>-29</text:p>
          </table:table-cell>
          <table:table-cell table:number-columns-repeated="10"/>
        </table:table-row>
        <table:table-row table:style-name="ro2">
          <table:table-cell table:formula="of:=[.A586]+[.$D$1]" office:value-type="float" office:value="123.75">
            <text:p>123.75</text:p>
          </table:table-cell>
          <table:table-cell table:formula="of:=[.$M$2]+[.$M$3]*[.A587]+[.$M$4]*[.A587]^2+[.$M$5]*[.A587]^3+[.$M$6]*[.A587]^4+[.$N$2]*[.A587]^5+[.$N$3]*[.A587]^6+[.$N$4]*[.A587]^7+[.$N$5]*[.A587]^8+[.$N$6]*[.A587]^9" office:value-type="float" office:value="3.66035685129397">
            <text:p>3.6603568513</text:p>
          </table:table-cell>
          <table:table-cell table:formula="of:=[.B587]/([.$B$2]+[.B587])*[.$B$1]" office:value-type="float" office:value="0.718561973474792">
            <text:p>0.7185619735</text:p>
          </table:table-cell>
          <table:table-cell table:formula="of:=[.$D$5]*[.C587]-[.$D$4]" office:value-type="float" office:value="-0.163665793311008">
            <text:p>-0.1636657933</text:p>
          </table:table-cell>
          <table:table-cell table:formula="of:=INT([.D587]/[.$B$1]*1024)" office:value-type="float" office:value="-30">
            <text:p>-30</text:p>
          </table:table-cell>
          <table:table-cell table:number-columns-repeated="10"/>
        </table:table-row>
        <table:table-row table:style-name="ro2">
          <table:table-cell table:formula="of:=[.A587]+[.$D$1]" office:value-type="float" office:value="124">
            <text:p>124</text:p>
          </table:table-cell>
          <table:table-cell table:formula="of:=[.$M$2]+[.$M$3]*[.A588]+[.$M$4]*[.A588]^2+[.$M$5]*[.A588]^3+[.$M$6]*[.A588]^4+[.$N$2]*[.A588]^5+[.$N$3]*[.A588]^6+[.$N$4]*[.A588]^7+[.$N$5]*[.A588]^8+[.$N$6]*[.A588]^9" office:value-type="float" office:value="3.63967767302169">
            <text:p>3.639677673</text:p>
          </table:table-cell>
          <table:table-cell table:formula="of:=[.B588]/([.$B$2]+[.B588])*[.$B$1]" office:value-type="float" office:value="0.715019862585126">
            <text:p>0.7150198626</text:p>
          </table:table-cell>
          <table:table-cell table:formula="of:=[.$D$5]*[.C588]-[.$D$4]" office:value-type="float" office:value="-0.168680944587946">
            <text:p>-0.1686809446</text:p>
          </table:table-cell>
          <table:table-cell table:formula="of:=INT([.D588]/[.$B$1]*1024)" office:value-type="float" office:value="-31">
            <text:p>-31</text:p>
          </table:table-cell>
          <table:table-cell table:number-columns-repeated="10"/>
        </table:table-row>
        <table:table-row table:style-name="ro2">
          <table:table-cell table:formula="of:=[.A588]+[.$D$1]" office:value-type="float" office:value="124.25">
            <text:p>124.25</text:p>
          </table:table-cell>
          <table:table-cell table:formula="of:=[.$M$2]+[.$M$3]*[.A589]+[.$M$4]*[.A589]^2+[.$M$5]*[.A589]^3+[.$M$6]*[.A589]^4+[.$N$2]*[.A589]^5+[.$N$3]*[.A589]^6+[.$N$4]*[.A589]^7+[.$N$5]*[.A589]^8+[.$N$6]*[.A589]^9" office:value-type="float" office:value="3.61902232953027">
            <text:p>3.6190223295</text:p>
          </table:table-cell>
          <table:table-cell table:formula="of:=[.B589]/([.$B$2]+[.B589])*[.$B$1]" office:value-type="float" office:value="0.711476709480098">
            <text:p>0.7114767095</text:p>
          </table:table-cell>
          <table:table-cell table:formula="of:=[.$D$5]*[.C589]-[.$D$4]" office:value-type="float" office:value="-0.173697571501269">
            <text:p>-0.1736975715</text:p>
          </table:table-cell>
          <table:table-cell table:formula="of:=INT([.D589]/[.$B$1]*1024)" office:value-type="float" office:value="-32">
            <text:p>-32</text:p>
          </table:table-cell>
          <table:table-cell table:number-columns-repeated="10"/>
        </table:table-row>
        <table:table-row table:style-name="ro2">
          <table:table-cell table:formula="of:=[.A589]+[.$D$1]" office:value-type="float" office:value="124.5">
            <text:p>124.5</text:p>
          </table:table-cell>
          <table:table-cell table:formula="of:=[.$M$2]+[.$M$3]*[.A590]+[.$M$4]*[.A590]^2+[.$M$5]*[.A590]^3+[.$M$6]*[.A590]^4+[.$N$2]*[.A590]^5+[.$N$3]*[.A590]^6+[.$N$4]*[.A590]^7+[.$N$5]*[.A590]^8+[.$N$6]*[.A590]^9" office:value-type="float" office:value="3.59839113377086">
            <text:p>3.5983911338</text:p>
          </table:table-cell>
          <table:table-cell table:formula="of:=[.B590]/([.$B$2]+[.B590])*[.$B$1]" office:value-type="float" office:value="0.707932574578892">
            <text:p>0.7079325746</text:p>
          </table:table-cell>
          <table:table-cell table:formula="of:=[.$D$5]*[.C590]-[.$D$4]" office:value-type="float" office:value="-0.178715588505559">
            <text:p>-0.1787155885</text:p>
          </table:table-cell>
          <table:table-cell table:formula="of:=INT([.D590]/[.$B$1]*1024)" office:value-type="float" office:value="-33">
            <text:p>-33</text:p>
          </table:table-cell>
          <table:table-cell table:number-columns-repeated="10"/>
        </table:table-row>
        <table:table-row table:style-name="ro2">
          <table:table-cell table:formula="of:=[.A590]+[.$D$1]" office:value-type="float" office:value="124.75">
            <text:p>124.75</text:p>
          </table:table-cell>
          <table:table-cell table:formula="of:=[.$M$2]+[.$M$3]*[.A591]+[.$M$4]*[.A591]^2+[.$M$5]*[.A591]^3+[.$M$6]*[.A591]^4+[.$N$2]*[.A591]^5+[.$N$3]*[.A591]^6+[.$N$4]*[.A591]^7+[.$N$5]*[.A591]^8+[.$N$6]*[.A591]^9" office:value-type="float" office:value="3.57778444067226">
            <text:p>3.5777844407</text:p>
          </table:table-cell>
          <table:table-cell table:formula="of:=[.B591]/([.$B$2]+[.B591])*[.$B$1]" office:value-type="float" office:value="0.704387525863237">
            <text:p>0.7043875259</text:p>
          </table:table-cell>
          <table:table-cell table:formula="of:=[.$D$5]*[.C591]-[.$D$4]" office:value-type="float" office:value="-0.183734899347859">
            <text:p>-0.1837348993</text:p>
          </table:table-cell>
          <table:table-cell table:formula="of:=INT([.D591]/[.$B$1]*1024)" office:value-type="float" office:value="-34">
            <text:p>-34</text:p>
          </table:table-cell>
          <table:table-cell table:number-columns-repeated="10"/>
        </table:table-row>
        <table:table-row table:style-name="ro2">
          <table:table-cell table:formula="of:=[.A591]+[.$D$1]" office:value-type="float" office:value="125">
            <text:p>125</text:p>
          </table:table-cell>
          <table:table-cell table:formula="of:=[.$M$2]+[.$M$3]*[.A592]+[.$M$4]*[.A592]^2+[.$M$5]*[.A592]^3+[.$M$6]*[.A592]^4+[.$N$2]*[.A592]^5+[.$N$3]*[.A592]^6+[.$N$4]*[.A592]^7+[.$N$5]*[.A592]^8+[.$N$6]*[.A592]^9" office:value-type="float" office:value="3.55720264680095">
            <text:p>3.5572026468</text:p>
          </table:table-cell>
          <table:table-cell table:formula="of:=[.B592]/([.$B$2]+[.B592])*[.$B$1]" office:value-type="float" office:value="0.700841638871856">
            <text:p>0.7008416389</text:p>
          </table:table-cell>
          <table:table-cell table:formula="of:=[.$D$5]*[.C592]-[.$D$4]" office:value-type="float" office:value="-0.188755397075524">
            <text:p>-0.1887553971</text:p>
          </table:table-cell>
          <table:table-cell table:formula="of:=INT([.D592]/[.$B$1]*1024)" office:value-type="float" office:value="-35">
            <text:p>-35</text:p>
          </table:table-cell>
          <table:table-cell table:number-columns-repeated="10"/>
        </table:table-row>
        <table:table-row table:style-name="ro2">
          <table:table-cell table:formula="of:=[.A592]+[.$D$1]" office:value-type="float" office:value="125.25">
            <text:p>125.25</text:p>
          </table:table-cell>
          <table:table-cell table:formula="of:=[.$M$2]+[.$M$3]*[.A593]+[.$M$4]*[.A593]^2+[.$M$5]*[.A593]^3+[.$M$6]*[.A593]^4+[.$N$2]*[.A593]^5+[.$N$3]*[.A593]^6+[.$N$4]*[.A593]^7+[.$N$5]*[.A593]^8+[.$N$6]*[.A593]^9" office:value-type="float" office:value="3.53664619001985">
            <text:p>3.53664619</text:p>
          </table:table-cell>
          <table:table-cell table:formula="of:=[.B593]/([.$B$2]+[.B593])*[.$B$1]" office:value-type="float" office:value="0.697294996694324">
            <text:p>0.6972949967</text:p>
          </table:table-cell>
          <table:table-cell table:formula="of:=[.$D$5]*[.C593]-[.$D$4]" office:value-type="float" office:value="-0.193776964044922">
            <text:p>-0.193776964</text:p>
          </table:table-cell>
          <table:table-cell table:formula="of:=INT([.D593]/[.$B$1]*1024)" office:value-type="float" office:value="-36">
            <text:p>-36</text:p>
          </table:table-cell>
          <table:table-cell table:number-columns-repeated="10"/>
        </table:table-row>
        <table:table-row table:style-name="ro2">
          <table:table-cell table:formula="of:=[.A593]+[.$D$1]" office:value-type="float" office:value="125.5">
            <text:p>125.5</text:p>
          </table:table-cell>
          <table:table-cell table:formula="of:=[.$M$2]+[.$M$3]*[.A594]+[.$M$4]*[.A594]^2+[.$M$5]*[.A594]^3+[.$M$6]*[.A594]^4+[.$N$2]*[.A594]^5+[.$N$3]*[.A594]^6+[.$N$4]*[.A594]^7+[.$N$5]*[.A594]^8+[.$N$6]*[.A594]^9" office:value-type="float" office:value="3.51611554912719">
            <text:p>3.5161155491</text:p>
          </table:table-cell>
          <table:table-cell table:formula="of:=[.B594]/([.$B$2]+[.B594])*[.$B$1]" office:value-type="float" office:value="0.693747689961083">
            <text:p>0.69374769</text:p>
          </table:table-cell>
          <table:table-cell table:formula="of:=[.$D$5]*[.C594]-[.$D$4]" office:value-type="float" office:value="-0.198799471935572">
            <text:p>-0.1987994719</text:p>
          </table:table-cell>
          <table:table-cell table:formula="of:=INT([.D594]/[.$B$1]*1024)" office:value-type="float" office:value="-37">
            <text:p>-37</text:p>
          </table:table-cell>
          <table:table-cell table:number-columns-repeated="10"/>
        </table:table-row>
        <table:table-row table:style-name="ro2">
          <table:table-cell table:formula="of:=[.A594]+[.$D$1]" office:value-type="float" office:value="125.75">
            <text:p>125.75</text:p>
          </table:table-cell>
          <table:table-cell table:formula="of:=[.$M$2]+[.$M$3]*[.A595]+[.$M$4]*[.A595]^2+[.$M$5]*[.A595]^3+[.$M$6]*[.A595]^4+[.$N$2]*[.A595]^5+[.$N$3]*[.A595]^6+[.$N$4]*[.A595]^7+[.$N$5]*[.A595]^8+[.$N$6]*[.A595]^9" office:value-type="float" office:value="3.4956112434844">
            <text:p>3.4956112435</text:p>
          </table:table-cell>
          <table:table-cell table:formula="of:=[.B595]/([.$B$2]+[.B595])*[.$B$1]" office:value-type="float" office:value="0.690199816831147">
            <text:p>0.6901998168</text:p>
          </table:table-cell>
          <table:table-cell table:formula="of:=[.$D$5]*[.C595]-[.$D$4]" office:value-type="float" office:value="-0.203822781767552">
            <text:p>-0.2038227818</text:p>
          </table:table-cell>
          <table:table-cell table:formula="of:=INT([.D595]/[.$B$1]*1024)" office:value-type="float" office:value="-38">
            <text:p>-38</text:p>
          </table:table-cell>
          <table:table-cell table:number-columns-repeated="10"/>
        </table:table-row>
        <table:table-row table:style-name="ro2">
          <table:table-cell table:formula="of:=[.A595]+[.$D$1]" office:value-type="float" office:value="126">
            <text:p>126</text:p>
          </table:table-cell>
          <table:table-cell table:formula="of:=[.$M$2]+[.$M$3]*[.A596]+[.$M$4]*[.A596]^2+[.$M$5]*[.A596]^3+[.$M$6]*[.A596]^4+[.$N$2]*[.A596]^5+[.$N$3]*[.A596]^6+[.$N$4]*[.A596]^7+[.$N$5]*[.A596]^8+[.$N$6]*[.A596]^9" office:value-type="float" office:value="3.47513383263325">
            <text:p>3.4751338326</text:p>
          </table:table-cell>
          <table:table-cell table:formula="of:=[.B596]/([.$B$2]+[.B596])*[.$B$1]" office:value-type="float" office:value="0.686651482977474">
            <text:p>0.686651483</text:p>
          </table:table-cell>
          <table:table-cell table:formula="of:=[.$D$5]*[.C596]-[.$D$4]" office:value-type="float" office:value="-0.208846743922201">
            <text:p>-0.2088467439</text:p>
          </table:table-cell>
          <table:table-cell table:formula="of:=INT([.D596]/[.$B$1]*1024)" office:value-type="float" office:value="-39">
            <text:p>-39</text:p>
          </table:table-cell>
          <table:table-cell table:number-columns-repeated="10"/>
        </table:table-row>
        <table:table-row table:style-name="ro2">
          <table:table-cell table:formula="of:=[.A596]+[.$D$1]" office:value-type="float" office:value="126.25">
            <text:p>126.25</text:p>
          </table:table-cell>
          <table:table-cell table:formula="of:=[.$M$2]+[.$M$3]*[.A597]+[.$M$4]*[.A597]^2+[.$M$5]*[.A597]^3+[.$M$6]*[.A597]^4+[.$N$2]*[.A597]^5+[.$N$3]*[.A597]^6+[.$N$4]*[.A597]^7+[.$N$5]*[.A597]^8+[.$N$6]*[.A597]^9" office:value-type="float" office:value="3.45468391589526">
            <text:p>3.4546839159</text:p>
          </table:table-cell>
          <table:table-cell table:formula="of:=[.B597]/([.$B$2]+[.B597])*[.$B$1]" office:value-type="float" office:value="0.683102801568796">
            <text:p>0.6831028016</text:p>
          </table:table-cell>
          <table:table-cell table:formula="of:=[.$D$5]*[.C597]-[.$D$4]" office:value-type="float" office:value="-0.21387119816786">
            <text:p>-0.2138711982</text:p>
          </table:table-cell>
          <table:table-cell table:formula="of:=INT([.D597]/[.$B$1]*1024)" office:value-type="float" office:value="-40">
            <text:p>-40</text:p>
          </table:table-cell>
          <table:table-cell table:number-columns-repeated="10"/>
        </table:table-row>
        <table:table-row table:style-name="ro2">
          <table:table-cell table:formula="of:=[.A597]+[.$D$1]" office:value-type="float" office:value="126.5">
            <text:p>126.5</text:p>
          </table:table-cell>
          <table:table-cell table:formula="of:=[.$M$2]+[.$M$3]*[.A598]+[.$M$4]*[.A598]^2+[.$M$5]*[.A598]^3+[.$M$6]*[.A598]^4+[.$N$2]*[.A598]^5+[.$N$3]*[.A598]^6+[.$N$4]*[.A598]^7+[.$N$5]*[.A598]^8+[.$N$6]*[.A598]^9" office:value-type="float" office:value="3.43426213196147">
            <text:p>3.434262132</text:p>
          </table:table-cell>
          <table:table-cell table:formula="of:=[.B598]/([.$B$2]+[.B598])*[.$B$1]" office:value-type="float" office:value="0.67955389324923">
            <text:p>0.6795538932</text:p>
          </table:table-cell>
          <table:table-cell table:formula="of:=[.$D$5]*[.C598]-[.$D$4]" office:value-type="float" office:value="-0.218895973688733">
            <text:p>-0.2188959737</text:p>
          </table:table-cell>
          <table:table-cell table:formula="of:=INT([.D598]/[.$B$1]*1024)" office:value-type="float" office:value="-40">
            <text:p>-40</text:p>
          </table:table-cell>
          <table:table-cell table:number-columns-repeated="10"/>
        </table:table-row>
        <table:table-row table:style-name="ro2">
          <table:table-cell table:formula="of:=[.A598]+[.$D$1]" office:value-type="float" office:value="126.75">
            <text:p>126.75</text:p>
          </table:table-cell>
          <table:table-cell table:formula="of:=[.$M$2]+[.$M$3]*[.A599]+[.$M$4]*[.A599]^2+[.$M$5]*[.A599]^3+[.$M$6]*[.A599]^4+[.$N$2]*[.A599]^5+[.$N$3]*[.A599]^6+[.$N$4]*[.A599]^7+[.$N$5]*[.A599]^8+[.$N$6]*[.A599]^9" office:value-type="float" office:value="3.41386915846746">
            <text:p>3.4138691585</text:p>
          </table:table-cell>
          <table:table-cell table:formula="of:=[.B599]/([.$B$2]+[.B599])*[.$B$1]" office:value-type="float" office:value="0.676004886114778">
            <text:p>0.6760048861</text:p>
          </table:table-cell>
          <table:table-cell table:formula="of:=[.$D$5]*[.C599]-[.$D$4]" office:value-type="float" office:value="-0.223920889118156">
            <text:p>-0.2239208891</text:p>
          </table:table-cell>
          <table:table-cell table:formula="of:=INT([.D599]/[.$B$1]*1024)" office:value-type="float" office:value="-41">
            <text:p>-41</text:p>
          </table:table-cell>
          <table:table-cell table:number-columns-repeated="10"/>
        </table:table-row>
        <table:table-row table:style-name="ro2">
          <table:table-cell table:formula="of:=[.A599]+[.$D$1]" office:value-type="float" office:value="127">
            <text:p>127</text:p>
          </table:table-cell>
          <table:table-cell table:formula="of:=[.$M$2]+[.$M$3]*[.A600]+[.$M$4]*[.A600]^2+[.$M$5]*[.A600]^3+[.$M$6]*[.A600]^4+[.$N$2]*[.A600]^5+[.$N$3]*[.A600]^6+[.$N$4]*[.A600]^7+[.$N$5]*[.A600]^8+[.$N$6]*[.A600]^9" office:value-type="float" office:value="3.39350571155938">
            <text:p>3.3935057116</text:p>
          </table:table-cell>
          <table:table-cell table:formula="of:=[.B600]/([.$B$2]+[.B600])*[.$B$1]" office:value-type="float" office:value="0.672455915687687">
            <text:p>0.6724559157</text:p>
          </table:table-cell>
          <table:table-cell table:formula="of:=[.$D$5]*[.C600]-[.$D$4]" office:value-type="float" office:value="-0.228945752574908">
            <text:p>-0.2289457526</text:p>
          </table:table-cell>
          <table:table-cell table:formula="of:=INT([.D600]/[.$B$1]*1024)" office:value-type="float" office:value="-42">
            <text:p>-42</text:p>
          </table:table-cell>
          <table:table-cell table:number-columns-repeated="10"/>
        </table:table-row>
        <table:table-row table:style-name="ro2">
          <table:table-cell table:formula="of:=[.A600]+[.$D$1]" office:value-type="float" office:value="127.25">
            <text:p>127.25</text:p>
          </table:table-cell>
          <table:table-cell table:formula="of:=[.$M$2]+[.$M$3]*[.A601]+[.$M$4]*[.A601]^2+[.$M$5]*[.A601]^3+[.$M$6]*[.A601]^4+[.$N$2]*[.A601]^5+[.$N$3]*[.A601]^6+[.$N$4]*[.A601]^7+[.$N$5]*[.A601]^8+[.$N$6]*[.A601]^9" office:value-type="float" office:value="3.3731725454403">
            <text:p>3.3731725454</text:p>
          </table:table-cell>
          <table:table-cell table:formula="of:=[.B601]/([.$B$2]+[.B601])*[.$B$1]" office:value-type="float" office:value="0.668907124886733">
            <text:p>0.6689071249</text:p>
          </table:table-cell>
          <table:table-cell table:formula="of:=[.$D$5]*[.C601]-[.$D$4]" office:value-type="float" office:value="-0.233970361705275">
            <text:p>-0.2339703617</text:p>
          </table:table-cell>
          <table:table-cell table:formula="of:=INT([.D601]/[.$B$1]*1024)" office:value-type="float" office:value="-43">
            <text:p>-43</text:p>
          </table:table-cell>
          <table:table-cell table:number-columns-repeated="10"/>
        </table:table-row>
        <table:table-row table:style-name="ro2">
          <table:table-cell table:formula="of:=[.A601]+[.$D$1]" office:value-type="float" office:value="127.5">
            <text:p>127.5</text:p>
          </table:table-cell>
          <table:table-cell table:formula="of:=[.$M$2]+[.$M$3]*[.A602]+[.$M$4]*[.A602]^2+[.$M$5]*[.A602]^3+[.$M$6]*[.A602]^4+[.$N$2]*[.A602]^5+[.$N$3]*[.A602]^6+[.$N$4]*[.A602]^7+[.$N$5]*[.A602]^8+[.$N$6]*[.A602]^9" office:value-type="float" office:value="3.35287045190756">
            <text:p>3.3528704519</text:p>
          </table:table-cell>
          <table:table-cell table:formula="of:=[.B602]/([.$B$2]+[.B602])*[.$B$1]" office:value-type="float" office:value="0.6653586639953">
            <text:p>0.665358664</text:p>
          </table:table-cell>
          <table:table-cell table:formula="of:=[.$D$5]*[.C602]-[.$D$4]" office:value-type="float" office:value="-0.238994503728259">
            <text:p>-0.2389945037</text:p>
          </table:table-cell>
          <table:table-cell table:formula="of:=INT([.D602]/[.$B$1]*1024)" office:value-type="float" office:value="-44">
            <text:p>-44</text:p>
          </table:table-cell>
          <table:table-cell table:number-columns-repeated="10"/>
        </table:table-row>
        <table:table-row table:style-name="ro2">
          <table:table-cell table:formula="of:=[.A602]+[.$D$1]" office:value-type="float" office:value="127.75">
            <text:p>127.75</text:p>
          </table:table-cell>
          <table:table-cell table:formula="of:=[.$M$2]+[.$M$3]*[.A603]+[.$M$4]*[.A603]^2+[.$M$5]*[.A603]^3+[.$M$6]*[.A603]^4+[.$N$2]*[.A603]^5+[.$N$3]*[.A603]^6+[.$N$4]*[.A603]^7+[.$N$5]*[.A603]^8+[.$N$6]*[.A603]^9" office:value-type="float" office:value="3.33260025988054">
            <text:p>3.3326002599</text:p>
          </table:table-cell>
          <table:table-cell table:formula="of:=[.B603]/([.$B$2]+[.B603])*[.$B$1]" office:value-type="float" office:value="0.661810690627056">
            <text:p>0.6618106906</text:p>
          </table:table-cell>
          <table:table-cell table:formula="of:=[.$D$5]*[.C603]-[.$D$4]" office:value-type="float" office:value="-0.244017955484161">
            <text:p>-0.2440179555</text:p>
          </table:table-cell>
          <table:table-cell table:formula="of:=INT([.D603]/[.$B$1]*1024)" office:value-type="float" office:value="-45">
            <text:p>-45</text:p>
          </table:table-cell>
          <table:table-cell table:number-columns-repeated="10"/>
        </table:table-row>
        <table:table-row table:style-name="ro2">
          <table:table-cell table:formula="of:=[.A603]+[.$D$1]" office:value-type="float" office:value="128">
            <text:p>128</text:p>
          </table:table-cell>
          <table:table-cell table:formula="of:=[.$M$2]+[.$M$3]*[.A604]+[.$M$4]*[.A604]^2+[.$M$5]*[.A604]^3+[.$M$6]*[.A604]^4+[.$N$2]*[.A604]^5+[.$N$3]*[.A604]^6+[.$N$4]*[.A604]^7+[.$N$5]*[.A604]^8+[.$N$6]*[.A604]^9" office:value-type="float" office:value="3.31236283490679">
            <text:p>3.3123628349</text:p>
          </table:table-cell>
          <table:table-cell table:formula="of:=[.B604]/([.$B$2]+[.B604])*[.$B$1]" office:value-type="float" office:value="0.658263369687156">
            <text:p>0.6582633697</text:p>
          </table:table-cell>
          <table:table-cell table:formula="of:=[.$D$5]*[.C604]-[.$D$4]" office:value-type="float" office:value="-0.249040483489525">
            <text:p>-0.2490404835</text:p>
          </table:table-cell>
          <table:table-cell table:formula="of:=INT([.D604]/[.$B$1]*1024)" office:value-type="float" office:value="-46">
            <text:p>-46</text:p>
          </table:table-cell>
          <table:table-cell table:number-columns-repeated="10"/>
        </table:table-row>
        <table:table-row table:style-name="ro2">
          <table:table-cell table:formula="of:=[.A604]+[.$D$1]" office:value-type="float" office:value="128.25">
            <text:p>128.25</text:p>
          </table:table-cell>
          <table:table-cell table:formula="of:=[.$M$2]+[.$M$3]*[.A605]+[.$M$4]*[.A605]^2+[.$M$5]*[.A605]^3+[.$M$6]*[.A605]^4+[.$N$2]*[.A605]^5+[.$N$3]*[.A605]^6+[.$N$4]*[.A605]^7+[.$N$5]*[.A605]^8+[.$N$6]*[.A605]^9" office:value-type="float" office:value="3.29215907866669">
            <text:p>3.2921590787</text:p>
          </table:table-cell>
          <table:table-cell table:formula="of:=[.B605]/([.$B$2]+[.B605])*[.$B$1]" office:value-type="float" office:value="0.654716873332371">
            <text:p>0.6547168733</text:p>
          </table:table-cell>
          <table:table-cell table:formula="of:=[.$D$5]*[.C605]-[.$D$4]" office:value-type="float" office:value="-0.254061843993582">
            <text:p>-0.254061844</text:p>
          </table:table-cell>
          <table:table-cell table:formula="of:=INT([.D605]/[.$B$1]*1024)" office:value-type="float" office:value="-47">
            <text:p>-47</text:p>
          </table:table-cell>
          <table:table-cell table:number-columns-repeated="10"/>
        </table:table-row>
        <table:table-row table:style-name="ro2">
          <table:table-cell table:formula="of:=[.A605]+[.$D$1]" office:value-type="float" office:value="128.5">
            <text:p>128.5</text:p>
          </table:table-cell>
          <table:table-cell table:formula="of:=[.$M$2]+[.$M$3]*[.A606]+[.$M$4]*[.A606]^2+[.$M$5]*[.A606]^3+[.$M$6]*[.A606]^4+[.$N$2]*[.A606]^5+[.$N$3]*[.A606]^6+[.$N$4]*[.A606]^7+[.$N$5]*[.A606]^8+[.$N$6]*[.A606]^9" office:value-type="float" office:value="3.27198992845291">
            <text:p>3.2719899285</text:p>
          </table:table-cell>
          <table:table-cell table:formula="of:=[.B606]/([.$B$2]+[.B606])*[.$B$1]" office:value-type="float" office:value="0.651171380926037">
            <text:p>0.6511713809</text:p>
          </table:table-cell>
          <table:table-cell table:formula="of:=[.$D$5]*[.C606]-[.$D$4]" office:value-type="float" office:value="-0.25908178304204">
            <text:p>-0.259081783</text:p>
          </table:table-cell>
          <table:table-cell table:formula="of:=INT([.D606]/[.$B$1]*1024)" office:value-type="float" office:value="-48">
            <text:p>-48</text:p>
          </table:table-cell>
          <table:table-cell table:number-columns-repeated="10"/>
        </table:table-row>
        <table:table-row table:style-name="ro2">
          <table:table-cell table:formula="of:=[.A606]+[.$D$1]" office:value-type="float" office:value="128.75">
            <text:p>128.75</text:p>
          </table:table-cell>
          <table:table-cell table:formula="of:=[.$M$2]+[.$M$3]*[.A607]+[.$M$4]*[.A607]^2+[.$M$5]*[.A607]^3+[.$M$6]*[.A607]^4+[.$N$2]*[.A607]^5+[.$N$3]*[.A607]^6+[.$N$4]*[.A607]^7+[.$N$5]*[.A607]^8+[.$N$6]*[.A607]^9" office:value-type="float" office:value="3.25185635664988">
            <text:p>3.2518563566</text:p>
          </table:table-cell>
          <table:table-cell table:formula="of:=[.B607]/([.$B$2]+[.B607])*[.$B$1]" office:value-type="float" office:value="0.647627078992122">
            <text:p>0.647627079</text:p>
          </table:table-cell>
          <table:table-cell table:formula="of:=[.$D$5]*[.C607]-[.$D$4]" office:value-type="float" office:value="-0.264100036542117">
            <text:p>-0.2641000365</text:p>
          </table:table-cell>
          <table:table-cell table:formula="of:=INT([.D607]/[.$B$1]*1024)" office:value-type="float" office:value="-49">
            <text:p>-49</text:p>
          </table:table-cell>
          <table:table-cell table:number-columns-repeated="10"/>
        </table:table-row>
        <table:table-row table:style-name="ro2">
          <table:table-cell table:formula="of:=[.A607]+[.$D$1]" office:value-type="float" office:value="129">
            <text:p>129</text:p>
          </table:table-cell>
          <table:table-cell table:formula="of:=[.$M$2]+[.$M$3]*[.A608]+[.$M$4]*[.A608]^2+[.$M$5]*[.A608]^3+[.$M$6]*[.A608]^4+[.$N$2]*[.A608]^5+[.$N$3]*[.A608]^6+[.$N$4]*[.A608]^7+[.$N$5]*[.A608]^8+[.$N$6]*[.A608]^9" office:value-type="float" office:value="3.23175937018974">
            <text:p>3.2317593702</text:p>
          </table:table-cell>
          <table:table-cell table:formula="of:=[.B608]/([.$B$2]+[.B608])*[.$B$1]" office:value-type="float" office:value="0.644084161164301">
            <text:p>0.6440841612</text:p>
          </table:table-cell>
          <table:table-cell table:formula="of:=[.$D$5]*[.C608]-[.$D$4]" office:value-type="float" office:value="-0.269116330334648">
            <text:p>-0.2691163303</text:p>
          </table:table-cell>
          <table:table-cell table:formula="of:=INT([.D608]/[.$B$1]*1024)" office:value-type="float" office:value="-50">
            <text:p>-50</text:p>
          </table:table-cell>
          <table:table-cell table:number-columns-repeated="10"/>
        </table:table-row>
        <table:table-row table:style-name="ro2">
          <table:table-cell table:formula="of:=[.A608]+[.$D$1]" office:value-type="float" office:value="129.25">
            <text:p>129.25</text:p>
          </table:table-cell>
          <table:table-cell table:formula="of:=[.$M$2]+[.$M$3]*[.A609]+[.$M$4]*[.A609]^2+[.$M$5]*[.A609]^3+[.$M$6]*[.A609]^4+[.$N$2]*[.A609]^5+[.$N$3]*[.A609]^6+[.$N$4]*[.A609]^7+[.$N$5]*[.A609]^8+[.$N$6]*[.A609]^9" office:value-type="float" office:value="3.21170001000198">
            <text:p>3.21170001</text:p>
          </table:table-cell>
          <table:table-cell table:formula="of:=[.B609]/([.$B$2]+[.B609])*[.$B$1]" office:value-type="float" office:value="0.640542828132989">
            <text:p>0.6405428281</text:p>
          </table:table-cell>
          <table:table-cell table:formula="of:=[.$D$5]*[.C609]-[.$D$4]" office:value-type="float" office:value="-0.274130380269072">
            <text:p>-0.2741303803</text:p>
          </table:table-cell>
          <table:table-cell table:formula="of:=INT([.D609]/[.$B$1]*1024)" office:value-type="float" office:value="-51">
            <text:p>-51</text:p>
          </table:table-cell>
          <table:table-cell table:number-columns-repeated="10"/>
        </table:table-row>
        <table:table-row table:style-name="ro2">
          <table:table-cell table:formula="of:=[.A609]+[.$D$1]" office:value-type="float" office:value="129.5">
            <text:p>129.5</text:p>
          </table:table-cell>
          <table:table-cell table:formula="of:=[.$M$2]+[.$M$3]*[.A610]+[.$M$4]*[.A610]^2+[.$M$5]*[.A610]^3+[.$M$6]*[.A610]^4+[.$N$2]*[.A610]^5+[.$N$3]*[.A610]^6+[.$N$4]*[.A610]^7+[.$N$5]*[.A610]^8+[.$N$6]*[.A610]^9" office:value-type="float" office:value="3.19167935044968">
            <text:p>3.1916793504</text:p>
          </table:table-cell>
          <table:table-cell table:formula="of:=[.B610]/([.$B$2]+[.B610])*[.$B$1]" office:value-type="float" office:value="0.637003287589043">
            <text:p>0.6370032876</text:p>
          </table:table-cell>
          <table:table-cell table:formula="of:=[.$D$5]*[.C610]-[.$D$4]" office:value-type="float" office:value="-0.279141892283147">
            <text:p>-0.2791418923</text:p>
          </table:table-cell>
          <table:table-cell table:formula="of:=INT([.D610]/[.$B$1]*1024)" office:value-type="float" office:value="-51">
            <text:p>-51</text:p>
          </table:table-cell>
          <table:table-cell table:number-columns-repeated="10"/>
        </table:table-row>
        <table:table-row table:style-name="ro2">
          <table:table-cell table:formula="of:=[.A610]+[.$D$1]" office:value-type="float" office:value="129.75">
            <text:p>129.75</text:p>
          </table:table-cell>
          <table:table-cell table:formula="of:=[.$M$2]+[.$M$3]*[.A611]+[.$M$4]*[.A611]^2+[.$M$5]*[.A611]^3+[.$M$6]*[.A611]^4+[.$N$2]*[.A611]^5+[.$N$3]*[.A611]^6+[.$N$4]*[.A611]^7+[.$N$5]*[.A611]^8+[.$N$6]*[.A611]^9" office:value-type="float" office:value="3.17169849875182">
            <text:p>3.1716984988</text:p>
          </table:table-cell>
          <table:table-cell table:formula="of:=[.B611]/([.$B$2]+[.B611])*[.$B$1]" office:value-type="float" office:value="0.633465754164025">
            <text:p>0.6334657542</text:p>
          </table:table-cell>
          <table:table-cell table:formula="of:=[.$D$5]*[.C611]-[.$D$4]" office:value-type="float" office:value="-0.28415056248753">
            <text:p>-0.2841505625</text:p>
          </table:table-cell>
          <table:table-cell table:formula="of:=INT([.D611]/[.$B$1]*1024)" office:value-type="float" office:value="-52">
            <text:p>-52</text:p>
          </table:table-cell>
          <table:table-cell table:number-columns-repeated="10"/>
        </table:table-row>
        <table:table-row table:style-name="ro2">
          <table:table-cell table:formula="of:=[.A611]+[.$D$1]" office:value-type="float" office:value="130">
            <text:p>130</text:p>
          </table:table-cell>
          <table:table-cell table:formula="of:=[.$M$2]+[.$M$3]*[.A612]+[.$M$4]*[.A612]^2+[.$M$5]*[.A612]^3+[.$M$6]*[.A612]^4+[.$N$2]*[.A612]^5+[.$N$3]*[.A612]^6+[.$N$4]*[.A612]^7+[.$N$5]*[.A612]^8+[.$N$6]*[.A612]^9" office:value-type="float" office:value="3.15175859439364">
            <text:p>3.1517585944</text:p>
          </table:table-cell>
          <table:table-cell table:formula="of:=[.B612]/([.$B$2]+[.B612])*[.$B$1]" office:value-type="float" office:value="0.629930449367288">
            <text:p>0.6299304494</text:p>
          </table:table-cell>
          <table:table-cell table:formula="of:=[.$D$5]*[.C612]-[.$D$4]" office:value-type="float" office:value="-0.289156077254853">
            <text:p>-0.2891560773</text:p>
          </table:table-cell>
          <table:table-cell table:formula="of:=INT([.D612]/[.$B$1]*1024)" office:value-type="float" office:value="-53">
            <text:p>-53</text:p>
          </table:table-cell>
          <table:table-cell table:number-columns-repeated="10"/>
        </table:table-row>
        <table:table-row table:style-name="ro2">
          <table:table-cell table:formula="of:=[.A612]+[.$D$1]" office:value-type="float" office:value="130.25">
            <text:p>130.25</text:p>
          </table:table-cell>
          <table:table-cell table:formula="of:=[.$M$2]+[.$M$3]*[.A613]+[.$M$4]*[.A613]^2+[.$M$5]*[.A613]^3+[.$M$6]*[.A613]^4+[.$N$2]*[.A613]^5+[.$N$3]*[.A613]^6+[.$N$4]*[.A613]^7+[.$N$5]*[.A613]^8+[.$N$6]*[.A613]^9" office:value-type="float" office:value="3.13186080852634">
            <text:p>3.1318608085</text:p>
          </table:table-cell>
          <table:table-cell table:formula="of:=[.B613]/([.$B$2]+[.B613])*[.$B$1]" office:value-type="float" office:value="0.626397601520126">
            <text:p>0.6263976015</text:p>
          </table:table-cell>
          <table:table-cell table:formula="of:=[.$D$5]*[.C613]-[.$D$4]" office:value-type="float" office:value="-0.294158113312961">
            <text:p>-0.2941581133</text:p>
          </table:table-cell>
          <table:table-cell table:formula="of:=INT([.D613]/[.$B$1]*1024)" office:value-type="float" office:value="-54">
            <text:p>-54</text:p>
          </table:table-cell>
          <table:table-cell table:number-columns-repeated="10"/>
        </table:table-row>
        <table:table-row table:style-name="ro2">
          <table:table-cell table:formula="of:=[.A613]+[.$D$1]" office:value-type="float" office:value="130.5">
            <text:p>130.5</text:p>
          </table:table-cell>
          <table:table-cell table:formula="of:=[.$M$2]+[.$M$3]*[.A614]+[.$M$4]*[.A614]^2+[.$M$5]*[.A614]^3+[.$M$6]*[.A614]^4+[.$N$2]*[.A614]^5+[.$N$3]*[.A614]^6+[.$N$4]*[.A614]^7+[.$N$5]*[.A614]^8+[.$N$6]*[.A614]^9" office:value-type="float" office:value="3.11200634335179">
            <text:p>3.1120063434</text:p>
          </table:table-cell>
          <table:table-cell table:formula="of:=[.B614]/([.$B$2]+[.B614])*[.$B$1]" office:value-type="float" office:value="0.622867445686119">
            <text:p>0.6228674457</text:p>
          </table:table-cell>
          <table:table-cell table:formula="of:=[.$D$5]*[.C614]-[.$D$4]" office:value-type="float" office:value="-0.299156337843527">
            <text:p>-0.2991563378</text:p>
          </table:table-cell>
          <table:table-cell table:formula="of:=INT([.D614]/[.$B$1]*1024)" office:value-type="float" office:value="-55">
            <text:p>-55</text:p>
          </table:table-cell>
          <table:table-cell table:number-columns-repeated="10"/>
        </table:table-row>
        <table:table-row table:style-name="ro2">
          <table:table-cell table:formula="of:=[.A614]+[.$D$1]" office:value-type="float" office:value="130.75">
            <text:p>130.75</text:p>
          </table:table-cell>
          <table:table-cell table:formula="of:=[.$M$2]+[.$M$3]*[.A615]+[.$M$4]*[.A615]^2+[.$M$5]*[.A615]^3+[.$M$6]*[.A615]^4+[.$N$2]*[.A615]^5+[.$N$3]*[.A615]^6+[.$N$4]*[.A615]^7+[.$N$5]*[.A615]^8+[.$N$6]*[.A615]^9" office:value-type="float" office:value="3.09219643149748">
            <text:p>3.0921964315</text:p>
          </table:table-cell>
          <table:table-cell table:formula="of:=[.B615]/([.$B$2]+[.B615])*[.$B$1]" office:value-type="float" office:value="0.619340223598605">
            <text:p>0.6193402236</text:p>
          </table:table-cell>
          <table:table-cell table:formula="of:=[.$D$5]*[.C615]-[.$D$4]" office:value-type="float" office:value="-0.304150408584749">
            <text:p>-0.3041504086</text:p>
          </table:table-cell>
          <table:table-cell table:formula="of:=INT([.D615]/[.$B$1]*1024)" office:value-type="float" office:value="-56">
            <text:p>-56</text:p>
          </table:table-cell>
          <table:table-cell table:number-columns-repeated="10"/>
        </table:table-row>
        <table:table-row table:style-name="ro2">
          <table:table-cell table:formula="of:=[.A615]+[.$D$1]" office:value-type="float" office:value="131">
            <text:p>131</text:p>
          </table:table-cell>
          <table:table-cell table:formula="of:=[.$M$2]+[.$M$3]*[.A616]+[.$M$4]*[.A616]^2+[.$M$5]*[.A616]^3+[.$M$6]*[.A616]^4+[.$N$2]*[.A616]^5+[.$N$3]*[.A616]^6+[.$N$4]*[.A616]^7+[.$N$5]*[.A616]^8+[.$N$6]*[.A616]^9" office:value-type="float" office:value="3.07243233537523">
            <text:p>3.0724323354</text:p>
          </table:table-cell>
          <table:table-cell table:formula="of:=[.B616]/([.$B$2]+[.B616])*[.$B$1]" office:value-type="float" office:value="0.615816183584059">
            <text:p>0.6158161836</text:p>
          </table:table-cell>
          <table:table-cell table:formula="of:=[.$D$5]*[.C616]-[.$D$4]" office:value-type="float" office:value="-0.309139973939831">
            <text:p>-0.3091399739</text:p>
          </table:table-cell>
          <table:table-cell table:formula="of:=INT([.D616]/[.$B$1]*1024)" office:value-type="float" office:value="-57">
            <text:p>-57</text:p>
          </table:table-cell>
          <table:table-cell table:number-columns-repeated="10"/>
        </table:table-row>
        <table:table-row table:style-name="ro2">
          <table:table-cell table:formula="of:=[.A616]+[.$D$1]" office:value-type="float" office:value="131.25">
            <text:p>131.25</text:p>
          </table:table-cell>
          <table:table-cell table:formula="of:=[.$M$2]+[.$M$3]*[.A617]+[.$M$4]*[.A617]^2+[.$M$5]*[.A617]^3+[.$M$6]*[.A617]^4+[.$N$2]*[.A617]^5+[.$N$3]*[.A617]^6+[.$N$4]*[.A617]^7+[.$N$5]*[.A617]^8+[.$N$6]*[.A617]^9" office:value-type="float" office:value="3.05271534653968">
            <text:p>3.0527153465</text:p>
          </table:table-cell>
          <table:table-cell table:formula="of:=[.B617]/([.$B$2]+[.B617])*[.$B$1]" office:value-type="float" office:value="0.61229558048421">
            <text:p>0.6122955805</text:p>
          </table:table-cell>
          <table:table-cell table:formula="of:=[.$D$5]*[.C617]-[.$D$4]" office:value-type="float" office:value="-0.314124673087255">
            <text:p>-0.3141246731</text:p>
          </table:table-cell>
          <table:table-cell table:formula="of:=INT([.D617]/[.$B$1]*1024)" office:value-type="float" office:value="-58">
            <text:p>-58</text:p>
          </table:table-cell>
          <table:table-cell table:number-columns-repeated="10"/>
        </table:table-row>
        <table:table-row table:style-name="ro2">
          <table:table-cell table:formula="of:=[.A617]+[.$D$1]" office:value-type="float" office:value="131.5">
            <text:p>131.5</text:p>
          </table:table-cell>
          <table:table-cell table:formula="of:=[.$M$2]+[.$M$3]*[.A618]+[.$M$4]*[.A618]^2+[.$M$5]*[.A618]^3+[.$M$6]*[.A618]^4+[.$N$2]*[.A618]^5+[.$N$3]*[.A618]^6+[.$N$4]*[.A618]^7+[.$N$5]*[.A618]^8+[.$N$6]*[.A618]^9" office:value-type="float" office:value="3.03304678501453">
            <text:p>3.033046785</text:p>
          </table:table-cell>
          <table:table-cell table:formula="of:=[.B618]/([.$B$2]+[.B618])*[.$B$1]" office:value-type="float" office:value="0.608778675571104">
            <text:p>0.6087786756</text:p>
          </table:table-cell>
          <table:table-cell table:formula="of:=[.$D$5]*[.C618]-[.$D$4]" office:value-type="float" office:value="-0.319104136101045">
            <text:p>-0.3191041361</text:p>
          </table:table-cell>
          <table:table-cell table:formula="of:=INT([.D618]/[.$B$1]*1024)" office:value-type="float" office:value="-59">
            <text:p>-59</text:p>
          </table:table-cell>
          <table:table-cell table:number-columns-repeated="10"/>
        </table:table-row>
        <table:table-row table:style-name="ro2">
          <table:table-cell table:formula="of:=[.A618]+[.$D$1]" office:value-type="float" office:value="131.75">
            <text:p>131.75</text:p>
          </table:table-cell>
          <table:table-cell table:formula="of:=[.$M$2]+[.$M$3]*[.A619]+[.$M$4]*[.A619]^2+[.$M$5]*[.A619]^3+[.$M$6]*[.A619]^4+[.$N$2]*[.A619]^5+[.$N$3]*[.A619]^6+[.$N$4]*[.A619]^7+[.$N$5]*[.A619]^8+[.$N$6]*[.A619]^9" office:value-type="float" office:value="3.01342799862883">
            <text:p>3.0134279986</text:p>
          </table:table-cell>
          <table:table-cell table:formula="of:=[.B619]/([.$B$2]+[.B619])*[.$B$1]" office:value-type="float" office:value="0.605265736462672">
            <text:p>0.6052657365</text:p>
          </table:table-cell>
          <table:table-cell table:formula="of:=[.$D$5]*[.C619]-[.$D$4]" office:value-type="float" office:value="-0.324077984070305">
            <text:p>-0.3240779841</text:p>
          </table:table-cell>
          <table:table-cell table:formula="of:=INT([.D619]/[.$B$1]*1024)" office:value-type="float" office:value="-60">
            <text:p>-60</text:p>
          </table:table-cell>
          <table:table-cell table:number-columns-repeated="10"/>
        </table:table-row>
        <table:table-row table:style-name="ro2">
          <table:table-cell table:formula="of:=[.A619]+[.$D$1]" office:value-type="float" office:value="132">
            <text:p>132</text:p>
          </table:table-cell>
          <table:table-cell table:formula="of:=[.$M$2]+[.$M$3]*[.A620]+[.$M$4]*[.A620]^2+[.$M$5]*[.A620]^3+[.$M$6]*[.A620]^4+[.$N$2]*[.A620]^5+[.$N$3]*[.A620]^6+[.$N$4]*[.A620]^7+[.$N$5]*[.A620]^8+[.$N$6]*[.A620]^9" office:value-type="float" office:value="2.99386036232497">
            <text:p>2.9938603623</text:p>
          </table:table-cell>
          <table:table-cell table:formula="of:=[.B620]/([.$B$2]+[.B620])*[.$B$1]" office:value-type="float" office:value="0.601757037031874">
            <text:p>0.601757037</text:p>
          </table:table-cell>
          <table:table-cell table:formula="of:=[.$D$5]*[.C620]-[.$D$4]" office:value-type="float" office:value="-0.329045829227863">
            <text:p>-0.3290458292</text:p>
          </table:table-cell>
          <table:table-cell table:formula="of:=INT([.D620]/[.$B$1]*1024)" office:value-type="float" office:value="-61">
            <text:p>-61</text:p>
          </table:table-cell>
          <table:table-cell table:number-columns-repeated="10"/>
        </table:table-row>
        <table:table-row table:style-name="ro2">
          <table:table-cell table:formula="of:=[.A620]+[.$D$1]" office:value-type="float" office:value="132.25">
            <text:p>132.25</text:p>
          </table:table-cell>
          <table:table-cell table:formula="of:=[.$M$2]+[.$M$3]*[.A621]+[.$M$4]*[.A621]^2+[.$M$5]*[.A621]^3+[.$M$6]*[.A621]^4+[.$N$2]*[.A621]^5+[.$N$3]*[.A621]^6+[.$N$4]*[.A621]^7+[.$N$5]*[.A621]^8+[.$N$6]*[.A621]^9" office:value-type="float" office:value="2.97434527746535">
            <text:p>2.9743452775</text:p>
          </table:table-cell>
          <table:table-cell table:formula="of:=[.B621]/([.$B$2]+[.B621])*[.$B$1]" office:value-type="float" office:value="0.598252857314201">
            <text:p>0.5982528573</text:p>
          </table:table-cell>
          <table:table-cell table:formula="of:=[.$D$5]*[.C621]-[.$D$4]" office:value-type="float" office:value="-0.334007275081234">
            <text:p>-0.3340072751</text:p>
          </table:table-cell>
          <table:table-cell table:formula="of:=INT([.D621]/[.$B$1]*1024)" office:value-type="float" office:value="-61">
            <text:p>-61</text:p>
          </table:table-cell>
          <table:table-cell table:number-columns-repeated="10"/>
        </table:table-row>
        <table:table-row table:style-name="ro2">
          <table:table-cell table:formula="of:=[.A621]+[.$D$1]" office:value-type="float" office:value="132.5">
            <text:p>132.5</text:p>
          </table:table-cell>
          <table:table-cell table:formula="of:=[.$M$2]+[.$M$3]*[.A622]+[.$M$4]*[.A622]^2+[.$M$5]*[.A622]^3+[.$M$6]*[.A622]^4+[.$N$2]*[.A622]^5+[.$N$3]*[.A622]^6+[.$N$4]*[.A622]^7+[.$N$5]*[.A622]^8+[.$N$6]*[.A622]^9" office:value-type="float" office:value="2.95488417112165">
            <text:p>2.9548841711</text:p>
          </table:table-cell>
          <table:table-cell table:formula="of:=[.B622]/([.$B$2]+[.B622])*[.$B$1]" office:value-type="float" office:value="0.594753483410639">
            <text:p>0.5947534834</text:p>
          </table:table-cell>
          <table:table-cell table:formula="of:=[.$D$5]*[.C622]-[.$D$4]" office:value-type="float" office:value="-0.338961916550008">
            <text:p>-0.3389619166</text:p>
          </table:table-cell>
          <table:table-cell table:formula="of:=INT([.D622]/[.$B$1]*1024)" office:value-type="float" office:value="-62">
            <text:p>-62</text:p>
          </table:table-cell>
          <table:table-cell table:number-columns-repeated="10"/>
        </table:table-row>
        <table:table-row table:style-name="ro2">
          <table:table-cell table:formula="of:=[.A622]+[.$D$1]" office:value-type="float" office:value="132.75">
            <text:p>132.75</text:p>
          </table:table-cell>
          <table:table-cell table:formula="of:=[.$M$2]+[.$M$3]*[.A623]+[.$M$4]*[.A623]^2+[.$M$5]*[.A623]^3+[.$M$6]*[.A623]^4+[.$N$2]*[.A623]^5+[.$N$3]*[.A623]^6+[.$N$4]*[.A623]^7+[.$N$5]*[.A623]^8+[.$N$6]*[.A623]^9" office:value-type="float" office:value="2.93547849535662">
            <text:p>2.9354784954</text:p>
          </table:table-cell>
          <table:table-cell table:formula="of:=[.B623]/([.$B$2]+[.B623])*[.$B$1]" office:value-type="float" office:value="0.591259207387812">
            <text:p>0.5912592074</text:p>
          </table:table-cell>
          <table:table-cell table:formula="of:=[.$D$5]*[.C623]-[.$D$4]" office:value-type="float" office:value="-0.343909340107239">
            <text:p>-0.3439093401</text:p>
          </table:table-cell>
          <table:table-cell table:formula="of:=INT([.D623]/[.$B$1]*1024)" office:value-type="float" office:value="-63">
            <text:p>-63</text:p>
          </table:table-cell>
          <table:table-cell table:number-columns-repeated="10"/>
        </table:table-row>
        <table:table-row table:style-name="ro2">
          <table:table-cell table:formula="of:=[.A623]+[.$D$1]" office:value-type="float" office:value="133">
            <text:p>133</text:p>
          </table:table-cell>
          <table:table-cell table:formula="of:=[.$M$2]+[.$M$3]*[.A624]+[.$M$4]*[.A624]^2+[.$M$5]*[.A624]^3+[.$M$6]*[.A624]^4+[.$N$2]*[.A624]^5+[.$N$3]*[.A624]^6+[.$N$4]*[.A624]^7+[.$N$5]*[.A624]^8+[.$N$6]*[.A624]^9" office:value-type="float" office:value="2.91612972648753">
            <text:p>2.9161297265</text:p>
          </table:table-cell>
          <table:table-cell table:formula="of:=[.B624]/([.$B$2]+[.B624])*[.$B$1]" office:value-type="float" office:value="0.58777032717332">
            <text:p>0.5877703272</text:p>
          </table:table-cell>
          <table:table-cell table:formula="of:=[.$D$5]*[.C624]-[.$D$4]" office:value-type="float" office:value="-0.348849123927628">
            <text:p>-0.3488491239</text:p>
          </table:table-cell>
          <table:table-cell table:formula="of:=INT([.D624]/[.$B$1]*1024)" office:value-type="float" office:value="-64">
            <text:p>-64</text:p>
          </table:table-cell>
          <table:table-cell table:number-columns-repeated="10"/>
        </table:table-row>
        <table:table-row table:style-name="ro2">
          <table:table-cell table:formula="of:=[.A624]+[.$D$1]" office:value-type="float" office:value="133.25">
            <text:p>133.25</text:p>
          </table:table-cell>
          <table:table-cell table:formula="of:=[.$M$2]+[.$M$3]*[.A625]+[.$M$4]*[.A625]^2+[.$M$5]*[.A625]^3+[.$M$6]*[.A625]^4+[.$N$2]*[.A625]^5+[.$N$3]*[.A625]^6+[.$N$4]*[.A625]^7+[.$N$5]*[.A625]^8+[.$N$6]*[.A625]^9" office:value-type="float" office:value="2.89683936435367">
            <text:p>2.8968393644</text:p>
          </table:table-cell>
          <table:table-cell table:formula="of:=[.B625]/([.$B$2]+[.B625])*[.$B$1]" office:value-type="float" office:value="0.584287146450258">
            <text:p>0.5842871465</text:p>
          </table:table-cell>
          <table:table-cell table:formula="of:=[.$D$5]*[.C625]-[.$D$4]" office:value-type="float" office:value="-0.353780838036871">
            <text:p>-0.353780838</text:p>
          </table:table-cell>
          <table:table-cell table:formula="of:=INT([.D625]/[.$B$1]*1024)" office:value-type="float" office:value="-65">
            <text:p>-65</text:p>
          </table:table-cell>
          <table:table-cell table:number-columns-repeated="10"/>
        </table:table-row>
        <table:table-row table:style-name="ro2">
          <table:table-cell table:formula="of:=[.A625]+[.$D$1]" office:value-type="float" office:value="133.5">
            <text:p>133.5</text:p>
          </table:table-cell>
          <table:table-cell table:formula="of:=[.$M$2]+[.$M$3]*[.A626]+[.$M$4]*[.A626]^2+[.$M$5]*[.A626]^3+[.$M$6]*[.A626]^4+[.$N$2]*[.A626]^5+[.$N$3]*[.A626]^6+[.$N$4]*[.A626]^7+[.$N$5]*[.A626]^8+[.$N$6]*[.A626]^9" office:value-type="float" office:value="2.87760893155072">
            <text:p>2.8776089316</text:p>
          </table:table-cell>
          <table:table-cell table:formula="of:=[.B626]/([.$B$2]+[.B626])*[.$B$1]" office:value-type="float" office:value="0.580809974544185">
            <text:p>0.5808099745</text:p>
          </table:table-cell>
          <table:table-cell table:formula="of:=[.$D$5]*[.C626]-[.$D$4]" office:value-type="float" office:value="-0.358704044471699">
            <text:p>-0.3587040445</text:p>
          </table:table-cell>
          <table:table-cell table:formula="of:=INT([.D626]/[.$B$1]*1024)" office:value-type="float" office:value="-66">
            <text:p>-66</text:p>
          </table:table-cell>
          <table:table-cell table:number-columns-repeated="10"/>
        </table:table-row>
        <table:table-row table:style-name="ro2">
          <table:table-cell table:formula="of:=[.A626]+[.$D$1]" office:value-type="float" office:value="133.75">
            <text:p>133.75</text:p>
          </table:table-cell>
          <table:table-cell table:formula="of:=[.$M$2]+[.$M$3]*[.A627]+[.$M$4]*[.A627]^2+[.$M$5]*[.A627]^3+[.$M$6]*[.A627]^4+[.$N$2]*[.A627]^5+[.$N$3]*[.A627]^6+[.$N$4]*[.A627]^7+[.$N$5]*[.A627]^8+[.$N$6]*[.A627]^9" office:value-type="float" office:value="2.85843997267617">
            <text:p>2.8584399727</text:p>
          </table:table-cell>
          <table:table-cell table:formula="of:=[.B627]/([.$B$2]+[.B627])*[.$B$1]" office:value-type="float" office:value="0.577339126310453">
            <text:p>0.5773391263</text:p>
          </table:table-cell>
          <table:table-cell table:formula="of:=[.$D$5]*[.C627]-[.$D$4]" office:value-type="float" office:value="-0.363618297439399">
            <text:p>-0.3636182974</text:p>
          </table:table-cell>
          <table:table-cell table:formula="of:=INT([.D627]/[.$B$1]*1024)" office:value-type="float" office:value="-67">
            <text:p>-67</text:p>
          </table:table-cell>
          <table:table-cell table:number-columns-repeated="10"/>
        </table:table-row>
        <table:table-row table:style-name="ro2">
          <table:table-cell table:formula="of:=[.A627]+[.$D$1]" office:value-type="float" office:value="134">
            <text:p>134</text:p>
          </table:table-cell>
          <table:table-cell table:formula="of:=[.$M$2]+[.$M$3]*[.A628]+[.$M$4]*[.A628]^2+[.$M$5]*[.A628]^3+[.$M$6]*[.A628]^4+[.$N$2]*[.A628]^5+[.$N$3]*[.A628]^6+[.$N$4]*[.A628]^7+[.$N$5]*[.A628]^8+[.$N$6]*[.A628]^9" office:value-type="float" office:value="2.83933405354702">
            <text:p>2.8393340535</text:p>
          </table:table-cell>
          <table:table-cell table:formula="of:=[.B628]/([.$B$2]+[.B628])*[.$B$1]" office:value-type="float" office:value="0.573874922014899">
            <text:p>0.573874922</text:p>
          </table:table-cell>
          <table:table-cell table:formula="of:=[.$D$5]*[.C628]-[.$D$4]" office:value-type="float" office:value="-0.368523143486741">
            <text:p>-0.3685231435</text:p>
          </table:table-cell>
          <table:table-cell table:formula="of:=INT([.D628]/[.$B$1]*1024)" office:value-type="float" office:value="-68">
            <text:p>-68</text:p>
          </table:table-cell>
          <table:table-cell table:number-columns-repeated="10"/>
        </table:table-row>
        <table:table-row table:style-name="ro2">
          <table:table-cell table:formula="of:=[.A628]+[.$D$1]" office:value-type="float" office:value="134.25">
            <text:p>134.25</text:p>
          </table:table-cell>
          <table:table-cell table:formula="of:=[.$M$2]+[.$M$3]*[.A629]+[.$M$4]*[.A629]^2+[.$M$5]*[.A629]^3+[.$M$6]*[.A629]^4+[.$N$2]*[.A629]^5+[.$N$3]*[.A629]^6+[.$N$4]*[.A629]^7+[.$N$5]*[.A629]^8+[.$N$6]*[.A629]^9" office:value-type="float" office:value="2.82029276041905">
            <text:p>2.8202927604</text:p>
          </table:table-cell>
          <table:table-cell table:formula="of:=[.B629]/([.$B$2]+[.B629])*[.$B$1]" office:value-type="float" office:value="0.570417687213099">
            <text:p>0.5704176872</text:p>
          </table:table-cell>
          <table:table-cell table:formula="of:=[.$D$5]*[.C629]-[.$D$4]" office:value-type="float" office:value="-0.373418121670938">
            <text:p>-0.3734181217</text:p>
          </table:table-cell>
          <table:table-cell table:formula="of:=INT([.D629]/[.$B$1]*1024)" office:value-type="float" office:value="-69">
            <text:p>-69</text:p>
          </table:table-cell>
          <table:table-cell table:number-columns-repeated="10"/>
        </table:table-row>
        <table:table-row table:style-name="ro2">
          <table:table-cell table:formula="of:=[.A629]+[.$D$1]" office:value-type="float" office:value="134.5">
            <text:p>134.5</text:p>
          </table:table-cell>
          <table:table-cell table:formula="of:=[.$M$2]+[.$M$3]*[.A630]+[.$M$4]*[.A630]^2+[.$M$5]*[.A630]^3+[.$M$6]*[.A630]^4+[.$N$2]*[.A630]^5+[.$N$3]*[.A630]^6+[.$N$4]*[.A630]^7+[.$N$5]*[.A630]^8+[.$N$6]*[.A630]^9" office:value-type="float" office:value="2.80131769918404">
            <text:p>2.8013176992</text:p>
          </table:table-cell>
          <table:table-cell table:formula="of:=[.B630]/([.$B$2]+[.B630])*[.$B$1]" office:value-type="float" office:value="0.566967752623929">
            <text:p>0.5669677526</text:p>
          </table:table-cell>
          <table:table-cell table:formula="of:=[.$D$5]*[.C630]-[.$D$4]" office:value-type="float" office:value="-0.378302763738669">
            <text:p>-0.3783027637</text:p>
          </table:table-cell>
          <table:table-cell table:formula="of:=INT([.D630]/[.$B$1]*1024)" office:value-type="float" office:value="-70">
            <text:p>-70</text:p>
          </table:table-cell>
          <table:table-cell table:number-columns-repeated="10"/>
        </table:table-row>
        <table:table-row table:style-name="ro2">
          <table:table-cell table:formula="of:=[.A630]+[.$D$1]" office:value-type="float" office:value="134.75">
            <text:p>134.75</text:p>
          </table:table-cell>
          <table:table-cell table:formula="of:=[.$M$2]+[.$M$3]*[.A631]+[.$M$4]*[.A631]^2+[.$M$5]*[.A631]^3+[.$M$6]*[.A631]^4+[.$N$2]*[.A631]^5+[.$N$3]*[.A631]^6+[.$N$4]*[.A631]^7+[.$N$5]*[.A631]^8+[.$N$6]*[.A631]^9" office:value-type="float" office:value="2.78241049457074">
            <text:p>2.7824104946</text:p>
          </table:table-cell>
          <table:table-cell table:formula="of:=[.B631]/([.$B$2]+[.B631])*[.$B$1]" office:value-type="float" office:value="0.56352545400204">
            <text:p>0.563525454</text:p>
          </table:table-cell>
          <table:table-cell table:formula="of:=[.$D$5]*[.C631]-[.$D$4]" office:value-type="float" office:value="-0.383176594306633">
            <text:p>-0.3831765943</text:p>
          </table:table-cell>
          <table:table-cell table:formula="of:=INT([.D631]/[.$B$1]*1024)" office:value-type="float" office:value="-70">
            <text:p>-70</text:p>
          </table:table-cell>
          <table:table-cell table:number-columns-repeated="10"/>
        </table:table-row>
        <table:table-row table:style-name="ro2">
          <table:table-cell table:formula="of:=[.A631]+[.$D$1]" office:value-type="float" office:value="135">
            <text:p>135</text:p>
          </table:table-cell>
          <table:table-cell table:formula="of:=[.$M$2]+[.$M$3]*[.A632]+[.$M$4]*[.A632]^2+[.$M$5]*[.A632]^3+[.$M$6]*[.A632]^4+[.$N$2]*[.A632]^5+[.$N$3]*[.A632]^6+[.$N$4]*[.A632]^7+[.$N$5]*[.A632]^8+[.$N$6]*[.A632]^9" office:value-type="float" office:value="2.76357278931715">
            <text:p>2.7635727893</text:p>
          </table:table-cell>
          <table:table-cell table:formula="of:=[.B632]/([.$B$2]+[.B632])*[.$B$1]" office:value-type="float" office:value="0.56009113200333">
            <text:p>0.560091132</text:p>
          </table:table-cell>
          <table:table-cell table:formula="of:=[.$D$5]*[.C632]-[.$D$4]" office:value-type="float" office:value="-0.388039131052024">
            <text:p>-0.3880391311</text:p>
          </table:table-cell>
          <table:table-cell table:formula="of:=INT([.D632]/[.$B$1]*1024)" office:value-type="float" office:value="-71">
            <text:p>-71</text:p>
          </table:table-cell>
          <table:table-cell table:number-columns-repeated="10"/>
        </table:table-row>
        <table:table-row table:style-name="ro2">
          <table:table-cell table:formula="of:=[.A632]+[.$D$1]" office:value-type="float" office:value="135.25">
            <text:p>135.25</text:p>
          </table:table-cell>
          <table:table-cell table:formula="of:=[.$M$2]+[.$M$3]*[.A633]+[.$M$4]*[.A633]^2+[.$M$5]*[.A633]^3+[.$M$6]*[.A633]^4+[.$N$2]*[.A633]^5+[.$N$3]*[.A633]^6+[.$N$4]*[.A633]^7+[.$N$5]*[.A633]^8+[.$N$6]*[.A633]^9" office:value-type="float" office:value="2.74480624335621">
            <text:p>2.7448062434</text:p>
          </table:table-cell>
          <table:table-cell table:formula="of:=[.B633]/([.$B$2]+[.B633])*[.$B$1]" office:value-type="float" office:value="0.556665132051046">
            <text:p>0.5566651321</text:p>
          </table:table-cell>
          <table:table-cell table:formula="of:=[.$D$5]*[.C633]-[.$D$4]" office:value-type="float" office:value="-0.392889884902113">
            <text:p>-0.3928898849</text:p>
          </table:table-cell>
          <table:table-cell table:formula="of:=INT([.D633]/[.$B$1]*1024)" office:value-type="float" office:value="-72">
            <text:p>-72</text:p>
          </table:table-cell>
          <table:table-cell table:number-columns-repeated="10"/>
        </table:table-row>
        <table:table-row table:style-name="ro2">
          <table:table-cell table:formula="of:=[.A633]+[.$D$1]" office:value-type="float" office:value="135.5">
            <text:p>135.5</text:p>
          </table:table-cell>
          <table:table-cell table:formula="of:=[.$M$2]+[.$M$3]*[.A634]+[.$M$4]*[.A634]^2+[.$M$5]*[.A634]^3+[.$M$6]*[.A634]^4+[.$N$2]*[.A634]^5+[.$N$3]*[.A634]^6+[.$N$4]*[.A634]^7+[.$N$5]*[.A634]^8+[.$N$6]*[.A634]^9" office:value-type="float" office:value="2.72611253296344">
            <text:p>2.726112533</text:p>
          </table:table-cell>
          <table:table-cell table:formula="of:=[.B634]/([.$B$2]+[.B634])*[.$B$1]" office:value-type="float" office:value="0.553247804193104">
            <text:p>0.5532478042</text:p>
          </table:table-cell>
          <table:table-cell table:formula="of:=[.$D$5]*[.C634]-[.$D$4]" office:value-type="float" office:value="-0.397728360236263">
            <text:p>-0.3977283602</text:p>
          </table:table-cell>
          <table:table-cell table:formula="of:=INT([.D634]/[.$B$1]*1024)" office:value-type="float" office:value="-73">
            <text:p>-73</text:p>
          </table:table-cell>
          <table:table-cell table:number-columns-repeated="10"/>
        </table:table-row>
        <table:table-row table:style-name="ro2">
          <table:table-cell table:formula="of:=[.A634]+[.$D$1]" office:value-type="float" office:value="135.75">
            <text:p>135.75</text:p>
          </table:table-cell>
          <table:table-cell table:formula="of:=[.$M$2]+[.$M$3]*[.A635]+[.$M$4]*[.A635]^2+[.$M$5]*[.A635]^3+[.$M$6]*[.A635]^4+[.$N$2]*[.A635]^5+[.$N$3]*[.A635]^6+[.$N$4]*[.A635]^7+[.$N$5]*[.A635]^8+[.$N$6]*[.A635]^9" office:value-type="float" office:value="2.70749334992053">
            <text:p>2.7074933499</text:p>
          </table:table-cell>
          <table:table-cell table:formula="of:=[.B635]/([.$B$2]+[.B635])*[.$B$1]" office:value-type="float" office:value="0.549839502960435">
            <text:p>0.549839503</text:p>
          </table:table-cell>
          <table:table-cell table:formula="of:=[.$D$5]*[.C635]-[.$D$4]" office:value-type="float" office:value="-0.402554055086495">
            <text:p>-0.4025540551</text:p>
          </table:table-cell>
          <table:table-cell table:formula="of:=INT([.D635]/[.$B$1]*1024)" office:value-type="float" office:value="-74">
            <text:p>-74</text:p>
          </table:table-cell>
          <table:table-cell table:number-columns-repeated="10"/>
        </table:table-row>
        <table:table-row table:style-name="ro2">
          <table:table-cell table:formula="of:=[.A635]+[.$D$1]" office:value-type="float" office:value="136">
            <text:p>136</text:p>
          </table:table-cell>
          <table:table-cell table:formula="of:=[.$M$2]+[.$M$3]*[.A636]+[.$M$4]*[.A636]^2+[.$M$5]*[.A636]^3+[.$M$6]*[.A636]^4+[.$N$2]*[.A636]^5+[.$N$3]*[.A636]^6+[.$N$4]*[.A636]^7+[.$N$5]*[.A636]^8+[.$N$6]*[.A636]^9" office:value-type="float" office:value="2.68895040065479">
            <text:p>2.6889504007</text:p>
          </table:table-cell>
          <table:table-cell table:formula="of:=[.B636]/([.$B$2]+[.B636])*[.$B$1]" office:value-type="float" office:value="0.546440587219035">
            <text:p>0.5464405872</text:p>
          </table:table-cell>
          <table:table-cell table:formula="of:=[.$D$5]*[.C636]-[.$D$4]" office:value-type="float" office:value="-0.40736646134696">
            <text:p>-0.4073664613</text:p>
          </table:table-cell>
          <table:table-cell table:formula="of:=INT([.D636]/[.$B$1]*1024)" office:value-type="float" office:value="-75">
            <text:p>-75</text:p>
          </table:table-cell>
          <table:table-cell table:number-columns-repeated="10"/>
        </table:table-row>
        <table:table-row table:style-name="ro2">
          <table:table-cell table:formula="of:=[.A636]+[.$D$1]" office:value-type="float" office:value="136.25">
            <text:p>136.25</text:p>
          </table:table-cell>
          <table:table-cell table:formula="of:=[.$M$2]+[.$M$3]*[.A637]+[.$M$4]*[.A637]^2+[.$M$5]*[.A637]^3+[.$M$6]*[.A637]^4+[.$N$2]*[.A637]^5+[.$N$3]*[.A637]^6+[.$N$4]*[.A637]^7+[.$N$5]*[.A637]^8+[.$N$6]*[.A637]^9" office:value-type="float" office:value="2.67048540537127">
            <text:p>2.6704854054</text:p>
          </table:table-cell>
          <table:table-cell table:formula="of:=[.B637]/([.$B$2]+[.B637])*[.$B$1]" office:value-type="float" office:value="0.543051420018728">
            <text:p>0.54305142</text:p>
          </table:table-cell>
          <table:table-cell table:formula="of:=[.$D$5]*[.C637]-[.$D$4]" office:value-type="float" office:value="-0.412165064988074">
            <text:p>-0.412165065</text:p>
          </table:table-cell>
          <table:table-cell table:formula="of:=INT([.D637]/[.$B$1]*1024)" office:value-type="float" office:value="-76">
            <text:p>-76</text:p>
          </table:table-cell>
          <table:table-cell table:number-columns-repeated="10"/>
        </table:table-row>
        <table:table-row table:style-name="ro2">
          <table:table-cell table:formula="of:=[.A637]+[.$D$1]" office:value-type="float" office:value="136.5">
            <text:p>136.5</text:p>
          </table:table-cell>
          <table:table-cell table:formula="of:=[.$M$2]+[.$M$3]*[.A638]+[.$M$4]*[.A638]^2+[.$M$5]*[.A638]^3+[.$M$6]*[.A638]^4+[.$N$2]*[.A638]^5+[.$N$3]*[.A638]^6+[.$N$4]*[.A638]^7+[.$N$5]*[.A638]^8+[.$N$6]*[.A638]^9" office:value-type="float" office:value="2.65210009717964">
            <text:p>2.6521000972</text:p>
          </table:table-cell>
          <table:table-cell table:formula="of:=[.B638]/([.$B$2]+[.B638])*[.$B$1]" office:value-type="float" office:value="0.539672368439036">
            <text:p>0.5396723684</text:p>
          </table:table-cell>
          <table:table-cell table:formula="of:=[.$D$5]*[.C638]-[.$D$4]" office:value-type="float" office:value="-0.416949346274743">
            <text:p>-0.4169493463</text:p>
          </table:table-cell>
          <table:table-cell table:formula="of:=INT([.D638]/[.$B$1]*1024)" office:value-type="float" office:value="-77">
            <text:p>-77</text:p>
          </table:table-cell>
          <table:table-cell table:number-columns-repeated="10"/>
        </table:table-row>
        <table:table-row table:style-name="ro2">
          <table:table-cell table:formula="of:=[.A638]+[.$D$1]" office:value-type="float" office:value="136.75">
            <text:p>136.75</text:p>
          </table:table-cell>
          <table:table-cell table:formula="of:=[.$M$2]+[.$M$3]*[.A639]+[.$M$4]*[.A639]^2+[.$M$5]*[.A639]^3+[.$M$6]*[.A639]^4+[.$N$2]*[.A639]^5+[.$N$3]*[.A639]^6+[.$N$4]*[.A639]^7+[.$N$5]*[.A639]^8+[.$N$6]*[.A639]^9" office:value-type="float" office:value="2.63379622120675">
            <text:p>2.6337962212</text:p>
          </table:table-cell>
          <table:table-cell table:formula="of:=[.B639]/([.$B$2]+[.B639])*[.$B$1]" office:value-type="float" office:value="0.536303803430429">
            <text:p>0.5363038034</text:p>
          </table:table-cell>
          <table:table-cell table:formula="of:=[.$D$5]*[.C639]-[.$D$4]" office:value-type="float" office:value="-0.421718779991133">
            <text:p>-0.42171878</text:p>
          </table:table-cell>
          <table:table-cell table:formula="of:=INT([.D639]/[.$B$1]*1024)" office:value-type="float" office:value="-77">
            <text:p>-77</text:p>
          </table:table-cell>
          <table:table-cell table:number-columns-repeated="10"/>
        </table:table-row>
        <table:table-row table:style-name="ro2">
          <table:table-cell table:formula="of:=[.A639]+[.$D$1]" office:value-type="float" office:value="137">
            <text:p>137</text:p>
          </table:table-cell>
          <table:table-cell table:formula="of:=[.$M$2]+[.$M$3]*[.A640]+[.$M$4]*[.A640]^2+[.$M$5]*[.A640]^3+[.$M$6]*[.A640]^4+[.$N$2]*[.A640]^5+[.$N$3]*[.A640]^6+[.$N$4]*[.A640]^7+[.$N$5]*[.A640]^8+[.$N$6]*[.A640]^9" office:value-type="float" office:value="2.61557553370312">
            <text:p>2.6155755337</text:p>
          </table:table-cell>
          <table:table-cell table:formula="of:=[.B640]/([.$B$2]+[.B640])*[.$B$1]" office:value-type="float" office:value="0.532946099652485">
            <text:p>0.5329460997</text:p>
          </table:table-cell>
          <table:table-cell table:formula="of:=[.$D$5]*[.C640]-[.$D$4]" office:value-type="float" office:value="-0.426472835669815">
            <text:p>-0.4264728357</text:p>
          </table:table-cell>
          <table:table-cell table:formula="of:=INT([.D640]/[.$B$1]*1024)" office:value-type="float" office:value="-78">
            <text:p>-78</text:p>
          </table:table-cell>
          <table:table-cell table:number-columns-repeated="10"/>
        </table:table-row>
        <table:table-row table:style-name="ro2">
          <table:table-cell table:formula="of:=[.A640]+[.$D$1]" office:value-type="float" office:value="137.25">
            <text:p>137.25</text:p>
          </table:table-cell>
          <table:table-cell table:formula="of:=[.$M$2]+[.$M$3]*[.A641]+[.$M$4]*[.A641]^2+[.$M$5]*[.A641]^3+[.$M$6]*[.A641]^4+[.$N$2]*[.A641]^5+[.$N$3]*[.A641]^6+[.$N$4]*[.A641]^7+[.$N$5]*[.A641]^8+[.$N$6]*[.A641]^9" office:value-type="float" office:value="2.59743980113944">
            <text:p>2.5974398011</text:p>
          </table:table-cell>
          <table:table-cell table:formula="of:=[.B641]/([.$B$2]+[.B641])*[.$B$1]" office:value-type="float" office:value="0.529599635308178">
            <text:p>0.5295996353</text:p>
          </table:table-cell>
          <table:table-cell table:formula="of:=[.$D$5]*[.C641]-[.$D$4]" office:value-type="float" office:value="-0.431210977826387">
            <text:p>-0.4312109778</text:p>
          </table:table-cell>
          <table:table-cell table:formula="of:=INT([.D641]/[.$B$1]*1024)" office:value-type="float" office:value="-79">
            <text:p>-79</text:p>
          </table:table-cell>
          <table:table-cell table:number-columns-repeated="10"/>
        </table:table-row>
        <table:table-row table:style-name="ro2">
          <table:table-cell table:formula="of:=[.A641]+[.$D$1]" office:value-type="float" office:value="137.5">
            <text:p>137.5</text:p>
          </table:table-cell>
          <table:table-cell table:formula="of:=[.$M$2]+[.$M$3]*[.A642]+[.$M$4]*[.A642]^2+[.$M$5]*[.A642]^3+[.$M$6]*[.A642]^4+[.$N$2]*[.A642]^5+[.$N$3]*[.A642]^6+[.$N$4]*[.A642]^7+[.$N$5]*[.A642]^8+[.$N$6]*[.A642]^9" office:value-type="float" office:value="2.57939079929702">
            <text:p>2.5793907993</text:p>
          </table:table-cell>
          <table:table-cell table:formula="of:=[.B642]/([.$B$2]+[.B642])*[.$B$1]" office:value-type="float" office:value="0.526264791975033">
            <text:p>0.526264792</text:p>
          </table:table-cell>
          <table:table-cell table:formula="of:=[.$D$5]*[.C642]-[.$D$4]" office:value-type="float" office:value="-0.43593266619854">
            <text:p>-0.4359326662</text:p>
          </table:table-cell>
          <table:table-cell table:formula="of:=INT([.D642]/[.$B$1]*1024)" office:value-type="float" office:value="-80">
            <text:p>-80</text:p>
          </table:table-cell>
          <table:table-cell table:number-columns-repeated="10"/>
        </table:table-row>
        <table:table-row table:style-name="ro2">
          <table:table-cell table:formula="of:=[.A642]+[.$D$1]" office:value-type="float" office:value="137.75">
            <text:p>137.75</text:p>
          </table:table-cell>
          <table:table-cell table:formula="of:=[.$M$2]+[.$M$3]*[.A643]+[.$M$4]*[.A643]^2+[.$M$5]*[.A643]^3+[.$M$6]*[.A643]^4+[.$N$2]*[.A643]^5+[.$N$3]*[.A643]^6+[.$N$4]*[.A643]^7+[.$N$5]*[.A643]^8+[.$N$6]*[.A643]^9" office:value-type="float" office:value="2.56143031234541">
            <text:p>2.5614303123</text:p>
          </table:table-cell>
          <table:table-cell table:formula="of:=[.B643]/([.$B$2]+[.B643])*[.$B$1]" office:value-type="float" office:value="0.522941954431866">
            <text:p>0.5229419544</text:p>
          </table:table-cell>
          <table:table-cell table:formula="of:=[.$D$5]*[.C643]-[.$D$4]" office:value-type="float" office:value="-0.440637355991368">
            <text:p>-0.440637356</text:p>
          </table:table-cell>
          <table:table-cell table:formula="of:=INT([.D643]/[.$B$1]*1024)" office:value-type="float" office:value="-81">
            <text:p>-81</text:p>
          </table:table-cell>
          <table:table-cell table:number-columns-repeated="10"/>
        </table:table-row>
        <table:table-row table:style-name="ro2">
          <table:table-cell table:formula="of:=[.A643]+[.$D$1]" office:value-type="float" office:value="138">
            <text:p>138</text:p>
          </table:table-cell>
          <table:table-cell table:formula="of:=[.$M$2]+[.$M$3]*[.A644]+[.$M$4]*[.A644]^2+[.$M$5]*[.A644]^3+[.$M$6]*[.A644]^4+[.$N$2]*[.A644]^5+[.$N$3]*[.A644]^6+[.$N$4]*[.A644]^7+[.$N$5]*[.A644]^8+[.$N$6]*[.A644]^9" office:value-type="float" office:value="2.54356013191546">
            <text:p>2.5435601319</text:p>
          </table:table-cell>
          <table:table-cell table:formula="of:=[.B644]/([.$B$2]+[.B644])*[.$B$1]" office:value-type="float" office:value="0.519631510482608">
            <text:p>0.5196315105</text:p>
          </table:table-cell>
          <table:table-cell table:formula="of:=[.$D$5]*[.C644]-[.$D$4]" office:value-type="float" office:value="-0.445324498126809">
            <text:p>-0.4453244981</text:p>
          </table:table-cell>
          <table:table-cell table:formula="of:=INT([.D644]/[.$B$1]*1024)" office:value-type="float" office:value="-82">
            <text:p>-82</text:p>
          </table:table-cell>
          <table:table-cell table:number-columns-repeated="10"/>
        </table:table-row>
        <table:table-row table:style-name="ro2">
          <table:table-cell table:formula="of:=[.A644]+[.$D$1]" office:value-type="float" office:value="138.25">
            <text:p>138.25</text:p>
          </table:table-cell>
          <table:table-cell table:formula="of:=[.$M$2]+[.$M$3]*[.A645]+[.$M$4]*[.A645]^2+[.$M$5]*[.A645]^3+[.$M$6]*[.A645]^4+[.$N$2]*[.A645]^5+[.$N$3]*[.A645]^6+[.$N$4]*[.A645]^7+[.$N$5]*[.A645]^8+[.$N$6]*[.A645]^9" office:value-type="float" office:value="2.52578205616055">
            <text:p>2.5257820562</text:p>
          </table:table-cell>
          <table:table-cell table:formula="of:=[.B645]/([.$B$2]+[.B645])*[.$B$1]" office:value-type="float" office:value="0.516333850775883">
            <text:p>0.5163338508</text:p>
          </table:table-cell>
          <table:table-cell table:formula="of:=[.$D$5]*[.C645]-[.$D$4]" office:value-type="float" office:value="-0.449993539499098">
            <text:p>-0.4499935395</text:p>
          </table:table-cell>
          <table:table-cell table:formula="of:=INT([.D645]/[.$B$1]*1024)" office:value-type="float" office:value="-83">
            <text:p>-83</text:p>
          </table:table-cell>
          <table:table-cell table:number-columns-repeated="10"/>
        </table:table-row>
        <table:table-row table:style-name="ro2">
          <table:table-cell table:formula="of:=[.A645]+[.$D$1]" office:value-type="float" office:value="138.5">
            <text:p>138.5</text:p>
          </table:table-cell>
          <table:table-cell table:formula="of:=[.$M$2]+[.$M$3]*[.A646]+[.$M$4]*[.A646]^2+[.$M$5]*[.A646]^3+[.$M$6]*[.A646]^4+[.$N$2]*[.A646]^5+[.$N$3]*[.A646]^6+[.$N$4]*[.A646]^7+[.$N$5]*[.A646]^8+[.$N$6]*[.A646]^9" office:value-type="float" office:value="2.50809788881656">
            <text:p>2.5080978888</text:p>
          </table:table-cell>
          <table:table-cell table:formula="of:=[.B646]/([.$B$2]+[.B646])*[.$B$1]" office:value-type="float" office:value="0.513049368622257">
            <text:p>0.5130493686</text:p>
          </table:table-cell>
          <table:table-cell table:formula="of:=[.$D$5]*[.C646]-[.$D$4]" office:value-type="float" office:value="-0.454643923233526">
            <text:p>-0.4546439232</text:p>
          </table:table-cell>
          <table:table-cell table:formula="of:=INT([.D646]/[.$B$1]*1024)" office:value-type="float" office:value="-83">
            <text:p>-83</text:p>
          </table:table-cell>
          <table:table-cell table:number-columns-repeated="10"/>
        </table:table-row>
        <table:table-row table:style-name="ro2">
          <table:table-cell table:formula="of:=[.A646]+[.$D$1]" office:value-type="float" office:value="138.75">
            <text:p>138.75</text:p>
          </table:table-cell>
          <table:table-cell table:formula="of:=[.$M$2]+[.$M$3]*[.A647]+[.$M$4]*[.A647]^2+[.$M$5]*[.A647]^3+[.$M$6]*[.A647]^4+[.$N$2]*[.A647]^5+[.$N$3]*[.A647]^6+[.$N$4]*[.A647]^7+[.$N$5]*[.A647]^8+[.$N$6]*[.A647]^9" office:value-type="float" office:value="2.4905094382438">
            <text:p>2.4905094382</text:p>
          </table:table-cell>
          <table:table-cell table:formula="of:=[.B647]/([.$B$2]+[.B647])*[.$B$1]" office:value-type="float" office:value="0.509778459806052">
            <text:p>0.5097784598</text:p>
          </table:table-cell>
          <table:table-cell table:formula="of:=[.$D$5]*[.C647]-[.$D$4]" office:value-type="float" office:value="-0.459275088952872">
            <text:p>-0.459275089</text:p>
          </table:table-cell>
          <table:table-cell table:formula="of:=INT([.D647]/[.$B$1]*1024)" office:value-type="float" office:value="-84">
            <text:p>-84</text:p>
          </table:table-cell>
          <table:table-cell table:number-columns-repeated="10"/>
        </table:table-row>
        <table:table-row table:style-name="ro2">
          <table:table-cell table:formula="of:=[.A647]+[.$D$1]" office:value-type="float" office:value="139">
            <text:p>139</text:p>
          </table:table-cell>
          <table:table-cell table:formula="of:=[.$M$2]+[.$M$3]*[.A648]+[.$M$4]*[.A648]^2+[.$M$5]*[.A648]^3+[.$M$6]*[.A648]^4+[.$N$2]*[.A648]^5+[.$N$3]*[.A648]^6+[.$N$4]*[.A648]^7+[.$N$5]*[.A648]^8+[.$N$6]*[.A648]^9" office:value-type="float" office:value="2.47301851647251">
            <text:p>2.4730185165</text:p>
          </table:table-cell>
          <table:table-cell table:formula="of:=[.B648]/([.$B$2]+[.B648])*[.$B$1]" office:value-type="float" office:value="0.506521522395725">
            <text:p>0.5065215224</text:p>
          </table:table-cell>
          <table:table-cell table:formula="of:=[.$D$5]*[.C648]-[.$D$4]" office:value-type="float" office:value="-0.463886473045888">
            <text:p>-0.463886473</text:p>
          </table:table-cell>
          <table:table-cell table:formula="of:=INT([.D648]/[.$B$1]*1024)" office:value-type="float" office:value="-85">
            <text:p>-85</text:p>
          </table:table-cell>
          <table:table-cell table:number-columns-repeated="10"/>
        </table:table-row>
        <table:table-row table:style-name="ro2">
          <table:table-cell table:formula="of:=[.A648]+[.$D$1]" office:value-type="float" office:value="139.25">
            <text:p>139.25</text:p>
          </table:table-cell>
          <table:table-cell table:formula="of:=[.$M$2]+[.$M$3]*[.A649]+[.$M$4]*[.A649]^2+[.$M$5]*[.A649]^3+[.$M$6]*[.A649]^4+[.$N$2]*[.A649]^5+[.$N$3]*[.A649]^6+[.$N$4]*[.A649]^7+[.$N$5]*[.A649]^8+[.$N$6]*[.A649]^9" office:value-type="float" office:value="2.45562693823518">
            <text:p>2.4556269382</text:p>
          </table:table-cell>
          <table:table-cell table:formula="of:=[.B649]/([.$B$2]+[.B649])*[.$B$1]" office:value-type="float" office:value="0.503278956549706">
            <text:p>0.5032789565</text:p>
          </table:table-cell>
          <table:table-cell table:formula="of:=[.$D$5]*[.C649]-[.$D$4]" office:value-type="float" office:value="-0.468477508942214">
            <text:p>-0.4684775089</text:p>
          </table:table-cell>
          <table:table-cell table:formula="of:=INT([.D649]/[.$B$1]*1024)" office:value-type="float" office:value="-86">
            <text:p>-86</text:p>
          </table:table-cell>
          <table:table-cell table:number-columns-repeated="10"/>
        </table:table-row>
        <table:table-row table:style-name="ro2">
          <table:table-cell table:formula="of:=[.A649]+[.$D$1]" office:value-type="float" office:value="139.5">
            <text:p>139.5</text:p>
          </table:table-cell>
          <table:table-cell table:formula="of:=[.$M$2]+[.$M$3]*[.A650]+[.$M$4]*[.A650]^2+[.$M$5]*[.A650]^3+[.$M$6]*[.A650]^4+[.$N$2]*[.A650]^5+[.$N$3]*[.A650]^6+[.$N$4]*[.A650]^7+[.$N$5]*[.A650]^8+[.$N$6]*[.A650]^9" office:value-type="float" office:value="2.43833651998773">
            <text:p>2.43833652</text:p>
          </table:table-cell>
          <table:table-cell table:formula="of:=[.B650]/([.$B$2]+[.B650])*[.$B$1]" office:value-type="float" office:value="0.500051164318022">
            <text:p>0.5000511643</text:p>
          </table:table-cell>
          <table:table-cell table:formula="of:=[.$D$5]*[.C650]-[.$D$4]" office:value-type="float" office:value="-0.473047627393235">
            <text:p>-0.4730476274</text:p>
          </table:table-cell>
          <table:table-cell table:formula="of:=INT([.D650]/[.$B$1]*1024)" office:value-type="float" office:value="-87">
            <text:p>-87</text:p>
          </table:table-cell>
          <table:table-cell table:number-columns-repeated="10"/>
        </table:table-row>
        <table:table-row table:style-name="ro2">
          <table:table-cell table:formula="of:=[.A650]+[.$D$1]" office:value-type="float" office:value="139.75">
            <text:p>139.75</text:p>
          </table:table-cell>
          <table:table-cell table:formula="of:=[.$M$2]+[.$M$3]*[.A651]+[.$M$4]*[.A651]^2+[.$M$5]*[.A651]^3+[.$M$6]*[.A651]^4+[.$N$2]*[.A651]^5+[.$N$3]*[.A651]^6+[.$N$4]*[.A651]^7+[.$N$5]*[.A651]^8+[.$N$6]*[.A651]^9" office:value-type="float" office:value="2.42114907893978">
            <text:p>2.4211490789</text:p>
          </table:table-cell>
          <table:table-cell table:formula="of:=[.B651]/([.$B$2]+[.B651])*[.$B$1]" office:value-type="float" office:value="0.496838549443557">
            <text:p>0.4968385494</text:p>
          </table:table-cell>
          <table:table-cell table:formula="of:=[.$D$5]*[.C651]-[.$D$4]" office:value-type="float" office:value="-0.477596256753482">
            <text:p>-0.4775962568</text:p>
          </table:table-cell>
          <table:table-cell table:formula="of:=INT([.D651]/[.$B$1]*1024)" office:value-type="float" office:value="-88">
            <text:p>-88</text:p>
          </table:table-cell>
          <table:table-cell table:number-columns-repeated="10"/>
        </table:table-row>
        <table:table-row table:style-name="ro2">
          <table:table-cell table:formula="of:=[.A651]+[.$D$1]" office:value-type="float" office:value="140">
            <text:p>140</text:p>
          </table:table-cell>
          <table:table-cell table:formula="of:=[.$M$2]+[.$M$3]*[.A652]+[.$M$4]*[.A652]^2+[.$M$5]*[.A652]^3+[.$M$6]*[.A652]^4+[.$N$2]*[.A652]^5+[.$N$3]*[.A652]^6+[.$N$4]*[.A652]^7+[.$N$5]*[.A652]^8+[.$N$6]*[.A652]^9" office:value-type="float" office:value="2.40406643205284">
            <text:p>2.4040664321</text:p>
          </table:table-cell>
          <table:table-cell table:formula="of:=[.B652]/([.$B$2]+[.B652])*[.$B$1]" office:value-type="float" office:value="0.493641517155196">
            <text:p>0.4936415172</text:p>
          </table:table-cell>
          <table:table-cell table:formula="of:=[.$D$5]*[.C652]-[.$D$4]" office:value-type="float" office:value="-0.48212282327351">
            <text:p>-0.4821228233</text:p>
          </table:table-cell>
          <table:table-cell table:formula="of:=INT([.D652]/[.$B$1]*1024)" office:value-type="float" office:value="-89">
            <text:p>-89</text:p>
          </table:table-cell>
          <table:table-cell table:number-columns-repeated="10"/>
        </table:table-row>
        <table:table-row table:style-name="ro2">
          <table:table-cell table:formula="of:=[.A652]+[.$D$1]" office:value-type="float" office:value="140.25">
            <text:p>140.25</text:p>
          </table:table-cell>
          <table:table-cell table:formula="of:=[.$M$2]+[.$M$3]*[.A653]+[.$M$4]*[.A653]^2+[.$M$5]*[.A653]^3+[.$M$6]*[.A653]^4+[.$N$2]*[.A653]^5+[.$N$3]*[.A653]^6+[.$N$4]*[.A653]^7+[.$N$5]*[.A653]^8+[.$N$6]*[.A653]^9" office:value-type="float" office:value="2.38709039505824">
            <text:p>2.3870903951</text:p>
          </table:table-cell>
          <table:table-cell table:formula="of:=[.B653]/([.$B$2]+[.B653])*[.$B$1]" office:value-type="float" office:value="0.490460473962555">
            <text:p>0.490460474</text:p>
          </table:table-cell>
          <table:table-cell table:formula="of:=[.$D$5]*[.C653]-[.$D$4]" office:value-type="float" office:value="-0.48662675139053">
            <text:p>-0.4866267514</text:p>
          </table:table-cell>
          <table:table-cell table:formula="of:=INT([.D653]/[.$B$1]*1024)" office:value-type="float" office:value="-89">
            <text:p>-89</text:p>
          </table:table-cell>
          <table:table-cell table:number-columns-repeated="10"/>
        </table:table-row>
        <table:table-row table:style-name="ro2">
          <table:table-cell table:formula="of:=[.A653]+[.$D$1]" office:value-type="float" office:value="140.5">
            <text:p>140.5</text:p>
          </table:table-cell>
          <table:table-cell table:formula="of:=[.$M$2]+[.$M$3]*[.A654]+[.$M$4]*[.A654]^2+[.$M$5]*[.A654]^3+[.$M$6]*[.A654]^4+[.$N$2]*[.A654]^5+[.$N$3]*[.A654]^6+[.$N$4]*[.A654]^7+[.$N$5]*[.A654]^8+[.$N$6]*[.A654]^9" office:value-type="float" office:value="2.3702227814494">
            <text:p>2.3702227814</text:p>
          </table:table-cell>
          <table:table-cell table:formula="of:=[.B654]/([.$B$2]+[.B654])*[.$B$1]" office:value-type="float" office:value="0.487295827443853">
            <text:p>0.4872958274</text:p>
          </table:table-cell>
          <table:table-cell table:formula="of:=[.$D$5]*[.C654]-[.$D$4]" office:value-type="float" office:value="-0.491107464028757">
            <text:p>-0.491107464</text:p>
          </table:table-cell>
          <table:table-cell table:formula="of:=INT([.D654]/[.$B$1]*1024)" office:value-type="float" office:value="-90">
            <text:p>-90</text:p>
          </table:table-cell>
          <table:table-cell table:number-columns-repeated="10"/>
        </table:table-row>
        <table:table-row table:style-name="ro2">
          <table:table-cell table:formula="of:=[.A654]+[.$D$1]" office:value-type="float" office:value="140.75">
            <text:p>140.75</text:p>
          </table:table-cell>
          <table:table-cell table:formula="of:=[.$M$2]+[.$M$3]*[.A655]+[.$M$4]*[.A655]^2+[.$M$5]*[.A655]^3+[.$M$6]*[.A655]^4+[.$N$2]*[.A655]^5+[.$N$3]*[.A655]^6+[.$N$4]*[.A655]^7+[.$N$5]*[.A655]^8+[.$N$6]*[.A655]^9" office:value-type="float" office:value="2.35346540148277">
            <text:p>2.3534654015</text:p>
          </table:table-cell>
          <table:table-cell table:formula="of:=[.B655]/([.$B$2]+[.B655])*[.$B$1]" office:value-type="float" office:value="0.484147986033287">
            <text:p>0.484147986</text:p>
          </table:table-cell>
          <table:table-cell table:formula="of:=[.$D$5]*[.C655]-[.$D$4]" office:value-type="float" office:value="-0.495564382900455">
            <text:p>-0.4955643829</text:p>
          </table:table-cell>
          <table:table-cell table:formula="of:=INT([.D655]/[.$B$1]*1024)" office:value-type="float" office:value="-91">
            <text:p>-91</text:p>
          </table:table-cell>
          <table:table-cell table:number-columns-repeated="10"/>
        </table:table-row>
        <table:table-row table:style-name="ro2">
          <table:table-cell table:formula="of:=[.A655]+[.$D$1]" office:value-type="float" office:value="141">
            <text:p>141</text:p>
          </table:table-cell>
          <table:table-cell table:formula="of:=[.$M$2]+[.$M$3]*[.A656]+[.$M$4]*[.A656]^2+[.$M$5]*[.A656]^3+[.$M$6]*[.A656]^4+[.$N$2]*[.A656]^5+[.$N$3]*[.A656]^6+[.$N$4]*[.A656]^7+[.$N$5]*[.A656]^8+[.$N$6]*[.A656]^9" office:value-type="float" office:value="2.33682006116175">
            <text:p>2.3368200612</text:p>
          </table:table-cell>
          <table:table-cell table:formula="of:=[.B656]/([.$B$2]+[.B656])*[.$B$1]" office:value-type="float" office:value="0.481017358803189">
            <text:p>0.4810173588</text:p>
          </table:table-cell>
          <table:table-cell table:formula="of:=[.$D$5]*[.C656]-[.$D$4]" office:value-type="float" office:value="-0.499996928814376">
            <text:p>-0.4999969288</text:p>
          </table:table-cell>
          <table:table-cell table:formula="of:=INT([.D656]/[.$B$1]*1024)" office:value-type="float" office:value="-92">
            <text:p>-92</text:p>
          </table:table-cell>
          <table:table-cell table:number-columns-repeated="10"/>
        </table:table-row>
        <table:table-row table:style-name="ro2">
          <table:table-cell table:formula="of:=[.A656]+[.$D$1]" office:value-type="float" office:value="141.25">
            <text:p>141.25</text:p>
          </table:table-cell>
          <table:table-cell table:formula="of:=[.$M$2]+[.$M$3]*[.A657]+[.$M$4]*[.A657]^2+[.$M$5]*[.A657]^3+[.$M$6]*[.A657]^4+[.$N$2]*[.A657]^5+[.$N$3]*[.A657]^6+[.$N$4]*[.A657]^7+[.$N$5]*[.A657]^8+[.$N$6]*[.A657]^9" office:value-type="float" office:value="2.3202885612198">
            <text:p>2.3202885612</text:p>
          </table:table-cell>
          <table:table-cell table:formula="of:=[.B657]/([.$B$2]+[.B657])*[.$B$1]" office:value-type="float" office:value="0.477904355243946">
            <text:p>0.4779043552</text:p>
          </table:table-cell>
          <table:table-cell table:formula="of:=[.$D$5]*[.C657]-[.$D$4]" office:value-type="float" office:value="-0.504404521987362">
            <text:p>-0.504404522</text:p>
          </table:table-cell>
          <table:table-cell table:formula="of:=INT([.D657]/[.$B$1]*1024)" office:value-type="float" office:value="-93">
            <text:p>-93</text:p>
          </table:table-cell>
          <table:table-cell table:number-columns-repeated="10"/>
        </table:table-row>
        <table:table-row table:style-name="ro2">
          <table:table-cell table:formula="of:=[.A657]+[.$D$1]" office:value-type="float" office:value="141.5">
            <text:p>141.5</text:p>
          </table:table-cell>
          <table:table-cell table:formula="of:=[.$M$2]+[.$M$3]*[.A658]+[.$M$4]*[.A658]^2+[.$M$5]*[.A658]^3+[.$M$6]*[.A658]^4+[.$N$2]*[.A658]^5+[.$N$3]*[.A658]^6+[.$N$4]*[.A658]^7+[.$N$5]*[.A658]^8+[.$N$6]*[.A658]^9" office:value-type="float" office:value="2.30387269610122">
            <text:p>2.3038726961</text:p>
          </table:table-cell>
          <table:table-cell table:formula="of:=[.B658]/([.$B$2]+[.B658])*[.$B$1]" office:value-type="float" office:value="0.474809385041466">
            <text:p>0.474809385</text:p>
          </table:table-cell>
          <table:table-cell table:formula="of:=[.$D$5]*[.C658]-[.$D$4]" office:value-type="float" office:value="-0.508786582359425">
            <text:p>-0.5087865824</text:p>
          </table:table-cell>
          <table:table-cell table:formula="of:=INT([.D658]/[.$B$1]*1024)" office:value-type="float" office:value="-93">
            <text:p>-93</text:p>
          </table:table-cell>
          <table:table-cell table:number-columns-repeated="10"/>
        </table:table-row>
        <table:table-row table:style-name="ro2">
          <table:table-cell table:formula="of:=[.A658]+[.$D$1]" office:value-type="float" office:value="141.75">
            <text:p>141.75</text:p>
          </table:table-cell>
          <table:table-cell table:formula="of:=[.$M$2]+[.$M$3]*[.A659]+[.$M$4]*[.A659]^2+[.$M$5]*[.A659]^3+[.$M$6]*[.A659]^4+[.$N$2]*[.A659]^5+[.$N$3]*[.A659]^6+[.$N$4]*[.A659]^7+[.$N$5]*[.A659]^8+[.$N$6]*[.A659]^9" office:value-type="float" office:value="2.28757425293207">
            <text:p>2.2875742529</text:p>
          </table:table-cell>
          <table:table-cell table:formula="of:=[.B659]/([.$B$2]+[.B659])*[.$B$1]" office:value-type="float" office:value="0.471732857850763">
            <text:p>0.4717328579</text:p>
          </table:table-cell>
          <table:table-cell table:formula="of:=[.$D$5]*[.C659]-[.$D$4]" office:value-type="float" office:value="-0.513142529914315">
            <text:p>-0.5131425299</text:p>
          </table:table-cell>
          <table:table-cell table:formula="of:=INT([.D659]/[.$B$1]*1024)" office:value-type="float" office:value="-94">
            <text:p>-94</text:p>
          </table:table-cell>
          <table:table-cell table:number-columns-repeated="10"/>
        </table:table-row>
        <table:table-row table:style-name="ro2">
          <table:table-cell table:formula="of:=[.A659]+[.$D$1]" office:value-type="float" office:value="142">
            <text:p>142</text:p>
          </table:table-cell>
          <table:table-cell table:formula="of:=[.$M$2]+[.$M$3]*[.A660]+[.$M$4]*[.A660]^2+[.$M$5]*[.A660]^3+[.$M$6]*[.A660]^4+[.$N$2]*[.A660]^5+[.$N$3]*[.A660]^6+[.$N$4]*[.A660]^7+[.$N$5]*[.A660]^8+[.$N$6]*[.A660]^9" office:value-type="float" office:value="2.27139501048435">
            <text:p>2.2713950105</text:p>
          </table:table-cell>
          <table:table-cell table:formula="of:=[.B660]/([.$B$2]+[.B660])*[.$B$1]" office:value-type="float" office:value="0.468675183066285">
            <text:p>0.4686751831</text:p>
          </table:table-cell>
          <table:table-cell table:formula="of:=[.$D$5]*[.C660]-[.$D$4]" office:value-type="float" office:value="-0.517471785004712">
            <text:p>-0.517471785</text:p>
          </table:table-cell>
          <table:table-cell table:formula="of:=INT([.D660]/[.$B$1]*1024)" office:value-type="float" office:value="-95">
            <text:p>-95</text:p>
          </table:table-cell>
          <table:table-cell table:number-columns-repeated="10"/>
        </table:table-row>
        <table:table-row table:style-name="ro2">
          <table:table-cell table:formula="of:=[.A660]+[.$D$1]" office:value-type="float" office:value="142.25">
            <text:p>142.25</text:p>
          </table:table-cell>
          <table:table-cell table:formula="of:=[.$M$2]+[.$M$3]*[.A661]+[.$M$4]*[.A661]^2+[.$M$5]*[.A661]^3+[.$M$6]*[.A661]^4+[.$N$2]*[.A661]^5+[.$N$3]*[.A661]^6+[.$N$4]*[.A661]^7+[.$N$5]*[.A661]^8+[.$N$6]*[.A661]^9" office:value-type="float" office:value="2.25533673815039">
            <text:p>2.2553367382</text:p>
          </table:table-cell>
          <table:table-cell table:formula="of:=[.B661]/([.$B$2]+[.B661])*[.$B$1]" office:value-type="float" office:value="0.465636769592196">
            <text:p>0.4656367696</text:p>
          </table:table-cell>
          <table:table-cell table:formula="of:=[.$D$5]*[.C661]-[.$D$4]" office:value-type="float" office:value="-0.521773768677472">
            <text:p>-0.5217737687</text:p>
          </table:table-cell>
          <table:table-cell table:formula="of:=INT([.D661]/[.$B$1]*1024)" office:value-type="float" office:value="-96">
            <text:p>-96</text:p>
          </table:table-cell>
          <table:table-cell table:number-columns-repeated="10"/>
        </table:table-row>
        <table:table-row table:style-name="ro2">
          <table:table-cell table:formula="of:=[.A661]+[.$D$1]" office:value-type="float" office:value="142.5">
            <text:p>142.5</text:p>
          </table:table-cell>
          <table:table-cell table:formula="of:=[.$M$2]+[.$M$3]*[.A662]+[.$M$4]*[.A662]^2+[.$M$5]*[.A662]^3+[.$M$6]*[.A662]^4+[.$N$2]*[.A662]^5+[.$N$3]*[.A662]^6+[.$N$4]*[.A662]^7+[.$N$5]*[.A662]^8+[.$N$6]*[.A662]^9" office:value-type="float" office:value="2.23940119489311">
            <text:p>2.2394011949</text:p>
          </table:table-cell>
          <table:table-cell table:formula="of:=[.B662]/([.$B$2]+[.B662])*[.$B$1]" office:value-type="float" office:value="0.462618025606164">
            <text:p>0.4626180256</text:p>
          </table:table-cell>
          <table:table-cell table:formula="of:=[.$D$5]*[.C662]-[.$D$4]" office:value-type="float" office:value="-0.526047903008068">
            <text:p>-0.526047903</text:p>
          </table:table-cell>
          <table:table-cell table:formula="of:=INT([.D662]/[.$B$1]*1024)" office:value-type="float" office:value="-97">
            <text:p>-97</text:p>
          </table:table-cell>
          <table:table-cell table:number-columns-repeated="10"/>
        </table:table-row>
        <table:table-row table:style-name="ro2">
          <table:table-cell table:formula="of:=[.A662]+[.$D$1]" office:value-type="float" office:value="142.75">
            <text:p>142.75</text:p>
          </table:table-cell>
          <table:table-cell table:formula="of:=[.$M$2]+[.$M$3]*[.A663]+[.$M$4]*[.A663]^2+[.$M$5]*[.A663]^3+[.$M$6]*[.A663]^4+[.$N$2]*[.A663]^5+[.$N$3]*[.A663]^6+[.$N$4]*[.A663]^7+[.$N$5]*[.A663]^8+[.$N$6]*[.A663]^9" office:value-type="float" office:value="2.22359012820556">
            <text:p>2.2235901282</text:p>
          </table:table-cell>
          <table:table-cell table:formula="of:=[.B663]/([.$B$2]+[.B663])*[.$B$1]" office:value-type="float" office:value="0.459619358322992">
            <text:p>0.4596193583</text:p>
          </table:table-cell>
          <table:table-cell table:formula="of:=[.$D$5]*[.C663]-[.$D$4]" office:value-type="float" office:value="-0.530293611435262">
            <text:p>-0.5302936114</text:p>
          </table:table-cell>
          <table:table-cell table:formula="of:=INT([.D663]/[.$B$1]*1024)" office:value-type="float" office:value="-97">
            <text:p>-97</text:p>
          </table:table-cell>
          <table:table-cell table:number-columns-repeated="10"/>
        </table:table-row>
        <table:table-row table:style-name="ro2">
          <table:table-cell table:formula="of:=[.A663]+[.$D$1]" office:value-type="float" office:value="143">
            <text:p>143</text:p>
          </table:table-cell>
          <table:table-cell table:formula="of:=[.$M$2]+[.$M$3]*[.A664]+[.$M$4]*[.A664]^2+[.$M$5]*[.A664]^3+[.$M$6]*[.A664]^4+[.$N$2]*[.A664]^5+[.$N$3]*[.A664]^6+[.$N$4]*[.A664]^7+[.$N$5]*[.A664]^8+[.$N$6]*[.A664]^9" office:value-type="float" office:value="2.20790527305894">
            <text:p>2.2079052731</text:p>
          </table:table-cell>
          <table:table-cell table:formula="of:=[.B664]/([.$B$2]+[.B664])*[.$B$1]" office:value-type="float" office:value="0.456641173754183">
            <text:p>0.4566411738</text:p>
          </table:table-cell>
          <table:table-cell table:formula="of:=[.$D$5]*[.C664]-[.$D$4]" office:value-type="float" office:value="-0.53451031910153">
            <text:p>-0.5345103191</text:p>
          </table:table-cell>
          <table:table-cell table:formula="of:=INT([.D664]/[.$B$1]*1024)" office:value-type="float" office:value="-98">
            <text:p>-98</text:p>
          </table:table-cell>
          <table:table-cell table:number-columns-repeated="10"/>
        </table:table-row>
        <table:table-row table:style-name="ro2">
          <table:table-cell table:formula="of:=[.A664]+[.$D$1]" office:value-type="float" office:value="143.25">
            <text:p>143.25</text:p>
          </table:table-cell>
          <table:table-cell table:formula="of:=[.$M$2]+[.$M$3]*[.A665]+[.$M$4]*[.A665]^2+[.$M$5]*[.A665]^3+[.$M$6]*[.A665]^4+[.$N$2]*[.A665]^5+[.$N$3]*[.A665]^6+[.$N$4]*[.A665]^7+[.$N$5]*[.A665]^8+[.$N$6]*[.A665]^9" office:value-type="float" office:value="2.19234835086371">
            <text:p>2.1923483509</text:p>
          </table:table-cell>
          <table:table-cell table:formula="of:=[.B665]/([.$B$2]+[.B665])*[.$B$1]" office:value-type="float" office:value="0.453683876468154">
            <text:p>0.4536838765</text:p>
          </table:table-cell>
          <table:table-cell table:formula="of:=[.$D$5]*[.C665]-[.$D$4]" office:value-type="float" office:value="-0.538697453192555">
            <text:p>-0.5386974532</text:p>
          </table:table-cell>
          <table:table-cell table:formula="of:=INT([.D665]/[.$B$1]*1024)" office:value-type="float" office:value="-99">
            <text:p>-99</text:p>
          </table:table-cell>
          <table:table-cell table:number-columns-repeated="10"/>
        </table:table-row>
        <table:table-row table:style-name="ro2">
          <table:table-cell table:formula="of:=[.A665]+[.$D$1]" office:value-type="float" office:value="143.5">
            <text:p>143.5</text:p>
          </table:table-cell>
          <table:table-cell table:formula="of:=[.$M$2]+[.$M$3]*[.A666]+[.$M$4]*[.A666]^2+[.$M$5]*[.A666]^3+[.$M$6]*[.A666]^4+[.$N$2]*[.A666]^5+[.$N$3]*[.A666]^6+[.$N$4]*[.A666]^7+[.$N$5]*[.A666]^8+[.$N$6]*[.A666]^9" office:value-type="float" office:value="2.17692106839809">
            <text:p>2.1769210684</text:p>
          </table:table-cell>
          <table:table-cell table:formula="of:=[.B666]/([.$B$2]+[.B666])*[.$B$1]" office:value-type="float" office:value="0.450747869342462">
            <text:p>0.4507478693</text:p>
          </table:table-cell>
          <table:table-cell table:formula="of:=[.$D$5]*[.C666]-[.$D$4]" office:value-type="float" office:value="-0.542854443288059">
            <text:p>-0.5428544433</text:p>
          </table:table-cell>
          <table:table-cell table:formula="of:=INT([.D666]/[.$B$1]*1024)" office:value-type="float" office:value="-100">
            <text:p>-100</text:p>
          </table:table-cell>
          <table:table-cell table:number-columns-repeated="10"/>
        </table:table-row>
        <table:table-row table:style-name="ro2">
          <table:table-cell table:formula="of:=[.A666]+[.$D$1]" office:value-type="float" office:value="143.75">
            <text:p>143.75</text:p>
          </table:table-cell>
          <table:table-cell table:formula="of:=[.$M$2]+[.$M$3]*[.A667]+[.$M$4]*[.A667]^2+[.$M$5]*[.A667]^3+[.$M$6]*[.A667]^4+[.$N$2]*[.A667]^5+[.$N$3]*[.A667]^6+[.$N$4]*[.A667]^7+[.$N$5]*[.A667]^8+[.$N$6]*[.A667]^9" office:value-type="float" office:value="2.16162511676634">
            <text:p>2.1616251168</text:p>
          </table:table-cell>
          <table:table-cell table:formula="of:=[.B667]/([.$B$2]+[.B667])*[.$B$1]" office:value-type="float" office:value="0.447833553319909">
            <text:p>0.4478335533</text:p>
          </table:table-cell>
          <table:table-cell table:formula="of:=[.$D$5]*[.C667]-[.$D$4]" office:value-type="float" office:value="-0.546980721707109">
            <text:p>-0.5469807217</text:p>
          </table:table-cell>
          <table:table-cell table:formula="of:=INT([.D667]/[.$B$1]*1024)" office:value-type="float" office:value="-100">
            <text:p>-100</text:p>
          </table:table-cell>
          <table:table-cell table:number-columns-repeated="10"/>
        </table:table-row>
        <table:table-row table:style-name="ro2">
          <table:table-cell table:formula="of:=[.A667]+[.$D$1]" office:value-type="float" office:value="144">
            <text:p>144</text:p>
          </table:table-cell>
          <table:table-cell table:formula="of:=[.$M$2]+[.$M$3]*[.A668]+[.$M$4]*[.A668]^2+[.$M$5]*[.A668]^3+[.$M$6]*[.A668]^4+[.$N$2]*[.A668]^5+[.$N$3]*[.A668]^6+[.$N$4]*[.A668]^7+[.$N$5]*[.A668]^8+[.$N$6]*[.A668]^9" office:value-type="float" office:value="2.1464621703268">
            <text:p>2.1464621703</text:p>
          </table:table-cell>
          <table:table-cell table:formula="of:=[.B668]/([.$B$2]+[.B668])*[.$B$1]" office:value-type="float" office:value="0.44494132715718">
            <text:p>0.4449413272</text:p>
          </table:table-cell>
          <table:table-cell table:formula="of:=[.$D$5]*[.C668]-[.$D$4]" office:value-type="float" office:value="-0.551075723864021">
            <text:p>-0.5510757239</text:p>
          </table:table-cell>
          <table:table-cell table:formula="of:=INT([.D668]/[.$B$1]*1024)" office:value-type="float" office:value="-101">
            <text:p>-101</text:p>
          </table:table-cell>
          <table:table-cell table:number-columns-repeated="10"/>
        </table:table-row>
        <table:table-row table:style-name="ro2">
          <table:table-cell table:formula="of:=[.A668]+[.$D$1]" office:value-type="float" office:value="144.25">
            <text:p>144.25</text:p>
          </table:table-cell>
          <table:table-cell table:formula="of:=[.$M$2]+[.$M$3]*[.A669]+[.$M$4]*[.A669]^2+[.$M$5]*[.A669]^3+[.$M$6]*[.A669]^4+[.$N$2]*[.A669]^5+[.$N$3]*[.A669]^6+[.$N$4]*[.A669]^7+[.$N$5]*[.A669]^8+[.$N$6]*[.A669]^9" office:value-type="float" office:value="2.13143388564549">
            <text:p>2.1314338856</text:p>
          </table:table-cell>
          <table:table-cell table:formula="of:=[.B669]/([.$B$2]+[.B669])*[.$B$1]" office:value-type="float" office:value="0.442071587176695">
            <text:p>0.4420715872</text:p>
          </table:table-cell>
          <table:table-cell table:formula="of:=[.$D$5]*[.C669]-[.$D$4]" office:value-type="float" office:value="-0.555138888619704">
            <text:p>-0.5551388886</text:p>
          </table:table-cell>
          <table:table-cell table:formula="of:=INT([.D669]/[.$B$1]*1024)" office:value-type="float" office:value="-102">
            <text:p>-102</text:p>
          </table:table-cell>
          <table:table-cell table:number-columns-repeated="10"/>
        </table:table-row>
        <table:table-row table:style-name="ro2">
          <table:table-cell table:formula="of:=[.A669]+[.$D$1]" office:value-type="float" office:value="144.5">
            <text:p>144.5</text:p>
          </table:table-cell>
          <table:table-cell table:formula="of:=[.$M$2]+[.$M$3]*[.A670]+[.$M$4]*[.A670]^2+[.$M$5]*[.A670]^3+[.$M$6]*[.A670]^4+[.$N$2]*[.A670]^5+[.$N$3]*[.A670]^6+[.$N$4]*[.A670]^7+[.$N$5]*[.A670]^8+[.$N$6]*[.A670]^9" office:value-type="float" office:value="2.11654190041901">
            <text:p>2.1165419004</text:p>
          </table:table-cell>
          <table:table-cell table:formula="of:=[.B670]/([.$B$2]+[.B670])*[.$B$1]" office:value-type="float" office:value="0.439224727010951">
            <text:p>0.439224727</text:p>
          </table:table-cell>
          <table:table-cell table:formula="of:=[.$D$5]*[.C670]-[.$D$4]" office:value-type="float" office:value="-0.559169658643633">
            <text:p>-0.5591696586</text:p>
          </table:table-cell>
          <table:table-cell table:formula="of:=INT([.D670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670]+[.$D$1]" office:value-type="float" office:value="144.75">
            <text:p>144.75</text:p>
          </table:table-cell>
          <table:table-cell table:formula="of:=[.$M$2]+[.$M$3]*[.A671]+[.$M$4]*[.A671]^2+[.$M$5]*[.A671]^3+[.$M$6]*[.A671]^4+[.$N$2]*[.A671]^5+[.$N$3]*[.A671]^6+[.$N$4]*[.A671]^7+[.$N$5]*[.A671]^8+[.$N$6]*[.A671]^9" office:value-type="float" office:value="2.10178783241531">
            <text:p>2.1017878324</text:p>
          </table:table-cell>
          <table:table-cell table:formula="of:=[.B671]/([.$B$2]+[.B671])*[.$B$1]" office:value-type="float" office:value="0.436401137348724">
            <text:p>0.4364011373</text:p>
          </table:table-cell>
          <table:table-cell table:formula="of:=[.$D$5]*[.C671]-[.$D$4]" office:value-type="float" office:value="-0.563167480773195">
            <text:p>-0.5631674808</text:p>
          </table:table-cell>
          <table:table-cell table:formula="of:=INT([.D671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671]+[.$D$1]" office:value-type="float" office:value="145">
            <text:p>145</text:p>
          </table:table-cell>
          <table:table-cell table:formula="of:=[.$M$2]+[.$M$3]*[.A672]+[.$M$4]*[.A672]^2+[.$M$5]*[.A672]^3+[.$M$6]*[.A672]^4+[.$N$2]*[.A672]^5+[.$N$3]*[.A672]^6+[.$N$4]*[.A672]^7+[.$N$5]*[.A672]^8+[.$N$6]*[.A672]^9" office:value-type="float" office:value="2.08717327841032">
            <text:p>2.0871732784</text:p>
          </table:table-cell>
          <table:table-cell table:formula="of:=[.B672]/([.$B$2]+[.B672])*[.$B$1]" office:value-type="float" office:value="0.433601205678946">
            <text:p>0.4336012057</text:p>
          </table:table-cell>
          <table:table-cell table:formula="of:=[.$D$5]*[.C672]-[.$D$4]" office:value-type="float" office:value="-0.567131806376325">
            <text:p>-0.5671318064</text:p>
          </table:table-cell>
          <table:table-cell table:formula="of:=INT([.D672]/[.$B$1]*1024)" office:value-type="float" office:value="-104">
            <text:p>-104</text:p>
          </table:table-cell>
          <table:table-cell table:number-columns-repeated="10"/>
        </table:table-row>
        <table:table-row table:style-name="ro2">
          <table:table-cell table:formula="of:=[.A672]+[.$D$1]" office:value-type="float" office:value="145.25">
            <text:p>145.25</text:p>
          </table:table-cell>
          <table:table-cell table:formula="of:=[.$M$2]+[.$M$3]*[.A673]+[.$M$4]*[.A673]^2+[.$M$5]*[.A673]^3+[.$M$6]*[.A673]^4+[.$N$2]*[.A673]^5+[.$N$3]*[.A673]^6+[.$N$4]*[.A673]^7+[.$N$5]*[.A673]^8+[.$N$6]*[.A673]^9" office:value-type="float" office:value="2.07269981311805">
            <text:p>2.0726998131</text:p>
          </table:table-cell>
          <table:table-cell table:formula="of:=[.B673]/([.$B$2]+[.B673])*[.$B$1]" office:value-type="float" office:value="0.430825316031884">
            <text:p>0.430825316</text:p>
          </table:table-cell>
          <table:table-cell table:formula="of:=[.$D$5]*[.C673]-[.$D$4]" office:value-type="float" office:value="-0.571062091717961">
            <text:p>-0.5710620917</text:p>
          </table:table-cell>
          <table:table-cell table:formula="of:=INT([.D673]/[.$B$1]*1024)" office:value-type="float" office:value="-105">
            <text:p>-105</text:p>
          </table:table-cell>
          <table:table-cell table:number-columns-repeated="10"/>
        </table:table-row>
        <table:table-row table:style-name="ro2">
          <table:table-cell table:formula="of:=[.A673]+[.$D$1]" office:value-type="float" office:value="145.5">
            <text:p>145.5</text:p>
          </table:table-cell>
          <table:table-cell table:formula="of:=[.$M$2]+[.$M$3]*[.A674]+[.$M$4]*[.A674]^2+[.$M$5]*[.A674]^3+[.$M$6]*[.A674]^4+[.$N$2]*[.A674]^5+[.$N$3]*[.A674]^6+[.$N$4]*[.A674]^7+[.$N$5]*[.A674]^8+[.$N$6]*[.A674]^9" office:value-type="float" office:value="2.05836898812066">
            <text:p>2.0583689881</text:p>
          </table:table-cell>
          <table:table-cell table:formula="of:=[.B674]/([.$B$2]+[.B674])*[.$B$1]" office:value-type="float" office:value="0.428073848718887">
            <text:p>0.4280738487</text:p>
          </table:table-cell>
          <table:table-cell table:formula="of:=[.$D$5]*[.C674]-[.$D$4]" office:value-type="float" office:value="-0.574957798328528">
            <text:p>-0.5749577983</text:p>
          </table:table-cell>
          <table:table-cell table:formula="of:=INT([.D674]/[.$B$1]*1024)" office:value-type="float" office:value="-105">
            <text:p>-105</text:p>
          </table:table-cell>
          <table:table-cell table:number-columns-repeated="10"/>
        </table:table-row>
        <table:table-row table:style-name="ro2">
          <table:table-cell table:formula="of:=[.A674]+[.$D$1]" office:value-type="float" office:value="145.75">
            <text:p>145.75</text:p>
          </table:table-cell>
          <table:table-cell table:formula="of:=[.$M$2]+[.$M$3]*[.A675]+[.$M$4]*[.A675]^2+[.$M$5]*[.A675]^3+[.$M$6]*[.A675]^4+[.$N$2]*[.A675]^5+[.$N$3]*[.A675]^6+[.$N$4]*[.A675]^7+[.$N$5]*[.A675]^8+[.$N$6]*[.A675]^9" office:value-type="float" office:value="2.04418233081191">
            <text:p>2.0441823308</text:p>
          </table:table-cell>
          <table:table-cell table:formula="of:=[.B675]/([.$B$2]+[.B675])*[.$B$1]" office:value-type="float" office:value="0.425347180073369">
            <text:p>0.4253471801</text:p>
          </table:table-cell>
          <table:table-cell table:formula="of:=[.$D$5]*[.C675]-[.$D$4]" office:value-type="float" office:value="-0.578818393370668">
            <text:p>-0.5788183934</text:p>
          </table:table-cell>
          <table:table-cell table:formula="of:=INT([.D675]/[.$B$1]*1024)" office:value-type="float" office:value="-106">
            <text:p>-106</text:p>
          </table:table-cell>
          <table:table-cell table:number-columns-repeated="10"/>
        </table:table-row>
        <table:table-row table:style-name="ro2">
          <table:table-cell table:formula="of:=[.A675]+[.$D$1]" office:value-type="float" office:value="146">
            <text:p>146</text:p>
          </table:table-cell>
          <table:table-cell table:formula="of:=[.$M$2]+[.$M$3]*[.A676]+[.$M$4]*[.A676]^2+[.$M$5]*[.A676]^3+[.$M$6]*[.A676]^4+[.$N$2]*[.A676]^5+[.$N$3]*[.A676]^6+[.$N$4]*[.A676]^7+[.$N$5]*[.A676]^8+[.$N$6]*[.A676]^9" office:value-type="float" office:value="2.03014134331204">
            <text:p>2.0301413433</text:p>
          </table:table-cell>
          <table:table-cell table:formula="of:=[.B676]/([.$B$2]+[.B676])*[.$B$1]" office:value-type="float" office:value="0.42264568218503">
            <text:p>0.4226456822</text:p>
          </table:table-cell>
          <table:table-cell table:formula="of:=[.$D$5]*[.C676]-[.$D$4]" office:value-type="float" office:value="-0.582643350015555">
            <text:p>-0.58264335</text:p>
          </table:table-cell>
          <table:table-cell table:formula="of:=INT([.D676]/[.$B$1]*1024)" office:value-type="float" office:value="-107">
            <text:p>-107</text:p>
          </table:table-cell>
          <table:table-cell table:number-columns-repeated="10"/>
        </table:table-row>
        <table:table-row table:style-name="ro2">
          <table:table-cell table:formula="of:=[.A676]+[.$D$1]" office:value-type="float" office:value="146.25">
            <text:p>146.25</text:p>
          </table:table-cell>
          <table:table-cell table:formula="of:=[.$M$2]+[.$M$3]*[.A677]+[.$M$4]*[.A677]^2+[.$M$5]*[.A677]^3+[.$M$6]*[.A677]^4+[.$N$2]*[.A677]^5+[.$N$3]*[.A677]^6+[.$N$4]*[.A677]^7+[.$N$5]*[.A677]^8+[.$N$6]*[.A677]^9" office:value-type="float" office:value="2.01624750142059">
            <text:p>2.0162475014</text:p>
          </table:table-cell>
          <table:table-cell table:formula="of:=[.B677]/([.$B$2]+[.B677])*[.$B$1]" office:value-type="float" office:value="0.419969722640128">
            <text:p>0.4199697226</text:p>
          </table:table-cell>
          <table:table-cell table:formula="of:=[.$D$5]*[.C677]-[.$D$4]" office:value-type="float" office:value="-0.586432147810622">
            <text:p>-0.5864321478</text:p>
          </table:table-cell>
          <table:table-cell table:formula="of:=INT([.D677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677]+[.$D$1]" office:value-type="float" office:value="146.5">
            <text:p>146.5</text:p>
          </table:table-cell>
          <table:table-cell table:formula="of:=[.$M$2]+[.$M$3]*[.A678]+[.$M$4]*[.A678]^2+[.$M$5]*[.A678]^3+[.$M$6]*[.A678]^4+[.$N$2]*[.A678]^5+[.$N$3]*[.A678]^6+[.$N$4]*[.A678]^7+[.$N$5]*[.A678]^8+[.$N$6]*[.A678]^9" office:value-type="float" office:value="2.00250225353329">
            <text:p>2.0025022535</text:p>
          </table:table-cell>
          <table:table-cell table:formula="of:=[.B678]/([.$B$2]+[.B678])*[.$B$1]" office:value-type="float" office:value="0.41731966425372">
            <text:p>0.4173196643</text:p>
          </table:table-cell>
          <table:table-cell table:formula="of:=[.$D$5]*[.C678]-[.$D$4]" office:value-type="float" office:value="-0.590184273058685">
            <text:p>-0.5901842731</text:p>
          </table:table-cell>
          <table:table-cell table:formula="of:=INT([.D678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678]+[.$D$1]" office:value-type="float" office:value="146.75">
            <text:p>146.75</text:p>
          </table:table-cell>
          <table:table-cell table:formula="of:=[.$M$2]+[.$M$3]*[.A679]+[.$M$4]*[.A679]^2+[.$M$5]*[.A679]^3+[.$M$6]*[.A679]^4+[.$N$2]*[.A679]^5+[.$N$3]*[.A679]^6+[.$N$4]*[.A679]^7+[.$N$5]*[.A679]^8+[.$N$6]*[.A679]^9" office:value-type="float" office:value="1.98890701958931">
            <text:p>1.9889070196</text:p>
          </table:table-cell>
          <table:table-cell table:formula="of:=[.B679]/([.$B$2]+[.B679])*[.$B$1]" office:value-type="float" office:value="0.414695864806654">
            <text:p>0.4146958648</text:p>
          </table:table-cell>
          <table:table-cell table:formula="of:=[.$D$5]*[.C679]-[.$D$4]" office:value-type="float" office:value="-0.59389921919032">
            <text:p>-0.5938992192</text:p>
          </table:table-cell>
          <table:table-cell table:formula="of:=INT([.D679]/[.$B$1]*1024)" office:value-type="float" office:value="-109">
            <text:p>-109</text:p>
          </table:table-cell>
          <table:table-cell table:number-columns-repeated="10"/>
        </table:table-row>
        <table:table-row table:style-name="ro2">
          <table:table-cell table:formula="of:=[.A679]+[.$D$1]" office:value-type="float" office:value="147">
            <text:p>147</text:p>
          </table:table-cell>
          <table:table-cell table:formula="of:=[.$M$2]+[.$M$3]*[.A680]+[.$M$4]*[.A680]^2+[.$M$5]*[.A680]^3+[.$M$6]*[.A680]^4+[.$N$2]*[.A680]^5+[.$N$3]*[.A680]^6+[.$N$4]*[.A680]^7+[.$N$5]*[.A680]^8+[.$N$6]*[.A680]^9" office:value-type="float" office:value="1.97546318999991">
            <text:p>1.97546319</text:p>
          </table:table-cell>
          <table:table-cell table:formula="of:=[.B680]/([.$B$2]+[.B680])*[.$B$1]" office:value-type="float" office:value="0.412098676777981">
            <text:p>0.4120986768</text:p>
          </table:table-cell>
          <table:table-cell table:formula="of:=[.$D$5]*[.C680]-[.$D$4]" office:value-type="float" office:value="-0.59757648714273">
            <text:p>-0.5975764871</text:p>
          </table:table-cell>
          <table:table-cell table:formula="of:=INT([.D680]/[.$B$1]*1024)" office:value-type="float" office:value="-110">
            <text:p>-110</text:p>
          </table:table-cell>
          <table:table-cell table:number-columns-repeated="10"/>
        </table:table-row>
        <table:table-row table:style-name="ro2">
          <table:table-cell table:formula="of:=[.A680]+[.$D$1]" office:value-type="float" office:value="147.25">
            <text:p>147.25</text:p>
          </table:table-cell>
          <table:table-cell table:formula="of:=[.$M$2]+[.$M$3]*[.A681]+[.$M$4]*[.A681]^2+[.$M$5]*[.A681]^3+[.$M$6]*[.A681]^4+[.$N$2]*[.A681]^5+[.$N$3]*[.A681]^6+[.$N$4]*[.A681]^7+[.$N$5]*[.A681]^8+[.$N$6]*[.A681]^9" office:value-type="float" office:value="1.96217212459089">
            <text:p>1.9621721246</text:p>
          </table:table-cell>
          <table:table-cell table:formula="of:=[.B681]/([.$B$2]+[.B681])*[.$B$1]" office:value-type="float" office:value="0.409528447079077">
            <text:p>0.4095284471</text:p>
          </table:table-cell>
          <table:table-cell table:formula="of:=[.$D$5]*[.C681]-[.$D$4]" office:value-type="float" office:value="-0.601215585736196">
            <text:p>-0.6012155857</text:p>
          </table:table-cell>
          <table:table-cell table:formula="of:=INT([.D681]/[.$B$1]*1024)" office:value-type="float" office:value="-110">
            <text:p>-110</text:p>
          </table:table-cell>
          <table:table-cell table:number-columns-repeated="10"/>
        </table:table-row>
        <table:table-row table:style-name="ro2">
          <table:table-cell table:formula="of:=[.A681]+[.$D$1]" office:value-type="float" office:value="147.5">
            <text:p>147.5</text:p>
          </table:table-cell>
          <table:table-cell table:formula="of:=[.$M$2]+[.$M$3]*[.A682]+[.$M$4]*[.A682]^2+[.$M$5]*[.A682]^3+[.$M$6]*[.A682]^4+[.$N$2]*[.A682]^5+[.$N$3]*[.A682]^6+[.$N$4]*[.A682]^7+[.$N$5]*[.A682]^8+[.$N$6]*[.A682]^9" office:value-type="float" office:value="1.94903515154169">
            <text:p>1.9490351515</text:p>
          </table:table-cell>
          <table:table-cell table:formula="of:=[.B682]/([.$B$2]+[.B682])*[.$B$1]" office:value-type="float" office:value="0.406985516786293">
            <text:p>0.4069855168</text:p>
          </table:table-cell>
          <table:table-cell table:formula="of:=[.$D$5]*[.C682]-[.$D$4]" office:value-type="float" office:value="-0.604816032052608">
            <text:p>-0.6048160321</text:p>
          </table:table-cell>
          <table:table-cell table:formula="of:=INT([.D682]/[.$B$1]*1024)" office:value-type="float" office:value="-111">
            <text:p>-111</text:p>
          </table:table-cell>
          <table:table-cell table:number-columns-repeated="10"/>
        </table:table-row>
        <table:table-row table:style-name="ro2">
          <table:table-cell table:formula="of:=[.A682]+[.$D$1]" office:value-type="float" office:value="147.75">
            <text:p>147.75</text:p>
          </table:table-cell>
          <table:table-cell table:formula="of:=[.$M$2]+[.$M$3]*[.A683]+[.$M$4]*[.A683]^2+[.$M$5]*[.A683]^3+[.$M$6]*[.A683]^4+[.$N$2]*[.A683]^5+[.$N$3]*[.A683]^6+[.$N$4]*[.A683]^7+[.$N$5]*[.A683]^8+[.$N$6]*[.A683]^9" office:value-type="float" office:value="1.93605356632941">
            <text:p>1.9360535663</text:p>
          </table:table-cell>
          <table:table-cell table:formula="of:=[.B683]/([.$B$2]+[.B683])*[.$B$1]" office:value-type="float" office:value="0.404470220873753">
            <text:p>0.4044702209</text:p>
          </table:table-cell>
          <table:table-cell table:formula="of:=[.$D$5]*[.C683]-[.$D$4]" office:value-type="float" office:value="-0.608377351813787">
            <text:p>-0.6083773518</text:p>
          </table:table-cell>
          <table:table-cell table:formula="of:=INT([.D683]/[.$B$1]*1024)" office:value-type="float" office:value="-112">
            <text:p>-112</text:p>
          </table:table-cell>
          <table:table-cell table:number-columns-repeated="10"/>
        </table:table-row>
        <table:table-row table:style-name="ro2">
          <table:table-cell table:formula="of:=[.A683]+[.$D$1]" office:value-type="float" office:value="148">
            <text:p>148</text:p>
          </table:table-cell>
          <table:table-cell table:formula="of:=[.$M$2]+[.$M$3]*[.A684]+[.$M$4]*[.A684]^2+[.$M$5]*[.A684]^3+[.$M$6]*[.A684]^4+[.$N$2]*[.A684]^5+[.$N$3]*[.A684]^6+[.$N$4]*[.A684]^7+[.$N$5]*[.A684]^8+[.$N$6]*[.A684]^9" office:value-type="float" office:value="1.92322863067568">
            <text:p>1.9232286307</text:p>
          </table:table-cell>
          <table:table-cell table:formula="of:=[.B684]/([.$B$2]+[.B684])*[.$B$1]" office:value-type="float" office:value="0.401982887946024">
            <text:p>0.4019828879</text:p>
          </table:table-cell>
          <table:table-cell table:formula="of:=[.$D$5]*[.C684]-[.$D$4]" office:value-type="float" office:value="-0.611899079759985">
            <text:p>-0.6118990798</text:p>
          </table:table-cell>
          <table:table-cell table:formula="of:=INT([.D684]/[.$B$1]*1024)" office:value-type="float" office:value="-112">
            <text:p>-112</text:p>
          </table:table-cell>
          <table:table-cell table:number-columns-repeated="10"/>
        </table:table-row>
        <table:table-row table:style-name="ro2">
          <table:table-cell table:formula="of:=[.A684]+[.$D$1]" office:value-type="float" office:value="148.25">
            <text:p>148.25</text:p>
          </table:table-cell>
          <table:table-cell table:formula="of:=[.$M$2]+[.$M$3]*[.A685]+[.$M$4]*[.A685]^2+[.$M$5]*[.A685]^3+[.$M$6]*[.A685]^4+[.$N$2]*[.A685]^5+[.$N$3]*[.A685]^6+[.$N$4]*[.A685]^7+[.$N$5]*[.A685]^8+[.$N$6]*[.A685]^9" office:value-type="float" office:value="1.91056157149387">
            <text:p>1.9105615715</text:p>
          </table:table-cell>
          <table:table-cell table:formula="of:=[.B685]/([.$B$2]+[.B685])*[.$B$1]" office:value-type="float" office:value="0.399523839970216">
            <text:p>0.39952384</text:p>
          </table:table-cell>
          <table:table-cell table:formula="of:=[.$D$5]*[.C685]-[.$D$4]" office:value-type="float" office:value="-0.615380760029202">
            <text:p>-0.61538076</text:p>
          </table:table-cell>
          <table:table-cell table:formula="of:=INT([.D685]/[.$B$1]*1024)" office:value-type="float" office:value="-113">
            <text:p>-113</text:p>
          </table:table-cell>
          <table:table-cell table:number-columns-repeated="10"/>
        </table:table-row>
        <table:table-row table:style-name="ro2">
          <table:table-cell table:formula="of:=[.A685]+[.$D$1]" office:value-type="float" office:value="148.5">
            <text:p>148.5</text:p>
          </table:table-cell>
          <table:table-cell table:formula="of:=[.$M$2]+[.$M$3]*[.A686]+[.$M$4]*[.A686]^2+[.$M$5]*[.A686]^3+[.$M$6]*[.A686]^4+[.$N$2]*[.A686]^5+[.$N$3]*[.A686]^6+[.$N$4]*[.A686]^7+[.$N$5]*[.A686]^8+[.$N$6]*[.A686]^9" office:value-type="float" office:value="1.89805357984255">
            <text:p>1.8980535798</text:p>
          </table:table-cell>
          <table:table-cell table:formula="of:=[.B686]/([.$B$2]+[.B686])*[.$B$1]" office:value-type="float" office:value="0.397093392008775">
            <text:p>0.397093392</text:p>
          </table:table-cell>
          <table:table-cell table:formula="of:=[.$D$5]*[.C686]-[.$D$4]" office:value-type="float" office:value="-0.618821946535507">
            <text:p>-0.6188219465</text:p>
          </table:table-cell>
          <table:table-cell table:formula="of:=INT([.D686]/[.$B$1]*1024)" office:value-type="float" office:value="-113">
            <text:p>-113</text:p>
          </table:table-cell>
          <table:table-cell table:number-columns-repeated="10"/>
        </table:table-row>
        <table:table-row table:style-name="ro2">
          <table:table-cell table:formula="of:=[.A686]+[.$D$1]" office:value-type="float" office:value="148.75">
            <text:p>148.75</text:p>
          </table:table-cell>
          <table:table-cell table:formula="of:=[.$M$2]+[.$M$3]*[.A687]+[.$M$4]*[.A687]^2+[.$M$5]*[.A687]^3+[.$M$6]*[.A687]^4+[.$N$2]*[.A687]^5+[.$N$3]*[.A687]^6+[.$N$4]*[.A687]^7+[.$N$5]*[.A687]^8+[.$N$6]*[.A687]^9" office:value-type="float" office:value="1.88570580988699">
            <text:p>1.8857058099</text:p>
          </table:table-cell>
          <table:table-cell table:formula="of:=[.B687]/([.$B$2]+[.B687])*[.$B$1]" office:value-type="float" office:value="0.394691851953383">
            <text:p>0.394691852</text:p>
          </table:table-cell>
          <table:table-cell table:formula="of:=[.$D$5]*[.C687]-[.$D$4]" office:value-type="float" office:value="-0.622222203345805">
            <text:p>-0.6222222033</text:p>
          </table:table-cell>
          <table:table-cell table:formula="of:=INT([.D687]/[.$B$1]*1024)" office:value-type="float" office:value="-114">
            <text:p>-114</text:p>
          </table:table-cell>
          <table:table-cell table:number-columns-repeated="10"/>
        </table:table-row>
        <table:table-row table:style-name="ro2">
          <table:table-cell table:formula="of:=[.A687]+[.$D$1]" office:value-type="float" office:value="149">
            <text:p>149</text:p>
          </table:table-cell>
          <table:table-cell table:formula="of:=[.$M$2]+[.$M$3]*[.A688]+[.$M$4]*[.A688]^2+[.$M$5]*[.A688]^3+[.$M$6]*[.A688]^4+[.$N$2]*[.A688]^5+[.$N$3]*[.A688]^6+[.$N$4]*[.A688]^7+[.$N$5]*[.A688]^8+[.$N$6]*[.A688]^9" office:value-type="float" office:value="1.87351937785718">
            <text:p>1.8735193779</text:p>
          </table:table-cell>
          <table:table-cell table:formula="of:=[.B688]/([.$B$2]+[.B688])*[.$B$1]" office:value-type="float" office:value="0.39231952025782">
            <text:p>0.3923195203</text:p>
          </table:table-cell>
          <table:table-cell table:formula="of:=[.$D$5]*[.C688]-[.$D$4]" office:value-type="float" office:value="-0.625581105058068">
            <text:p>-0.6255811051</text:p>
          </table:table-cell>
          <table:table-cell table:formula="of:=INT([.D688]/[.$B$1]*1024)" office:value-type="float" office:value="-115">
            <text:p>-115</text:p>
          </table:table-cell>
          <table:table-cell table:number-columns-repeated="10"/>
        </table:table-row>
        <table:table-row table:style-name="ro2">
          <table:table-cell table:formula="of:=[.A688]+[.$D$1]" office:value-type="float" office:value="149.25">
            <text:p>149.25</text:p>
          </table:table-cell>
          <table:table-cell table:formula="of:=[.$M$2]+[.$M$3]*[.A689]+[.$M$4]*[.A689]^2+[.$M$5]*[.A689]^3+[.$M$6]*[.A689]^4+[.$N$2]*[.A689]^5+[.$N$3]*[.A689]^6+[.$N$4]*[.A689]^7+[.$N$5]*[.A689]^8+[.$N$6]*[.A689]^9" office:value-type="float" office:value="1.86149536101755">
            <text:p>1.861495361</text:p>
          </table:table-cell>
          <table:table-cell table:formula="of:=[.B689]/([.$B$2]+[.B689])*[.$B$1]" office:value-type="float" office:value="0.389976689672814">
            <text:p>0.3899766897</text:p>
          </table:table-cell>
          <table:table-cell table:formula="of:=[.$D$5]*[.C689]-[.$D$4]" office:value-type="float" office:value="-0.62889823717675">
            <text:p>-0.6288982372</text:p>
          </table:table-cell>
          <table:table-cell table:formula="of:=INT([.D689]/[.$B$1]*1024)" office:value-type="float" office:value="-115">
            <text:p>-115</text:p>
          </table:table-cell>
          <table:table-cell table:number-columns-repeated="10"/>
        </table:table-row>
        <table:table-row table:style-name="ro2">
          <table:table-cell table:formula="of:=[.A689]+[.$D$1]" office:value-type="float" office:value="149.5">
            <text:p>149.5</text:p>
          </table:table-cell>
          <table:table-cell table:formula="of:=[.$M$2]+[.$M$3]*[.A690]+[.$M$4]*[.A690]^2+[.$M$5]*[.A690]^3+[.$M$6]*[.A690]^4+[.$N$2]*[.A690]^5+[.$N$3]*[.A690]^6+[.$N$4]*[.A690]^7+[.$N$5]*[.A690]^8+[.$N$6]*[.A690]^9" office:value-type="float" office:value="1.84963479663418">
            <text:p>1.8496347966</text:p>
          </table:table-cell>
          <table:table-cell table:formula="of:=[.B690]/([.$B$2]+[.B690])*[.$B$1]" office:value-type="float" office:value="0.387663644980225">
            <text:p>0.387663645</text:p>
          </table:table-cell>
          <table:table-cell table:formula="of:=[.$D$5]*[.C690]-[.$D$4]" office:value-type="float" office:value="-0.632173196489147">
            <text:p>-0.6321731965</text:p>
          </table:table-cell>
          <table:table-cell table:formula="of:=INT([.D690]/[.$B$1]*1024)" office:value-type="float" office:value="-116">
            <text:p>-116</text:p>
          </table:table-cell>
          <table:table-cell table:number-columns-repeated="10"/>
        </table:table-row>
        <table:table-row table:style-name="ro2">
          <table:table-cell table:formula="of:=[.A690]+[.$D$1]" office:value-type="float" office:value="149.75">
            <text:p>149.75</text:p>
          </table:table-cell>
          <table:table-cell table:formula="of:=[.$M$2]+[.$M$3]*[.A691]+[.$M$4]*[.A691]^2+[.$M$5]*[.A691]^3+[.$M$6]*[.A691]^4+[.$N$2]*[.A691]^5+[.$N$3]*[.A691]^6+[.$N$4]*[.A691]^7+[.$N$5]*[.A691]^8+[.$N$6]*[.A691]^9" office:value-type="float" office:value="1.83793868096018">
            <text:p>1.837938681</text:p>
          </table:table-cell>
          <table:table-cell table:formula="of:=[.B691]/([.$B$2]+[.B691])*[.$B$1]" office:value-type="float" office:value="0.38538066273066">
            <text:p>0.3853806627</text:p>
          </table:table-cell>
          <table:table-cell table:formula="of:=[.$D$5]*[.C691]-[.$D$4]" office:value-type="float" office:value="-0.635405591436899">
            <text:p>-0.6354055914</text:p>
          </table:table-cell>
          <table:table-cell table:formula="of:=INT([.D691]/[.$B$1]*1024)" office:value-type="float" office:value="-116">
            <text:p>-116</text:p>
          </table:table-cell>
          <table:table-cell table:number-columns-repeated="10"/>
        </table:table-row>
        <table:table-row table:style-name="ro2">
          <table:table-cell table:formula="of:=[.A691]+[.$D$1]" office:value-type="float" office:value="150">
            <text:p>150</text:p>
          </table:table-cell>
          <table:table-cell table:formula="of:=[.$M$2]+[.$M$3]*[.A692]+[.$M$4]*[.A692]^2+[.$M$5]*[.A692]^3+[.$M$6]*[.A692]^4+[.$N$2]*[.A692]^5+[.$N$3]*[.A692]^6+[.$N$4]*[.A692]^7+[.$N$5]*[.A692]^8+[.$N$6]*[.A692]^9" office:value-type="float" office:value="1.82640796821693">
            <text:p>1.8264079682</text:p>
          </table:table-cell>
          <table:table-cell table:formula="of:=[.B692]/([.$B$2]+[.B692])*[.$B$1]" office:value-type="float" office:value="0.383128010980274">
            <text:p>0.383128011</text:p>
          </table:table-cell>
          <table:table-cell table:formula="of:=[.$D$5]*[.C692]-[.$D$4]" office:value-type="float" office:value="-0.638595042488645">
            <text:p>-0.6385950425</text:p>
          </table:table-cell>
          <table:table-cell table:formula="of:=INT([.D692]/[.$B$1]*1024)" office:value-type="float" office:value="-117">
            <text:p>-117</text:p>
          </table:table-cell>
          <table:table-cell table:number-columns-repeated="10"/>
        </table:table-row>
        <table:table-row table:style-name="ro2">
          <table:table-cell table:formula="of:=[.A692]+[.$D$1]" office:value-type="float" office:value="150.25">
            <text:p>150.25</text:p>
          </table:table-cell>
          <table:table-cell table:formula="of:=[.$M$2]+[.$M$3]*[.A693]+[.$M$4]*[.A693]^2+[.$M$5]*[.A693]^3+[.$M$6]*[.A693]^4+[.$N$2]*[.A693]^5+[.$N$3]*[.A693]^6+[.$N$4]*[.A693]^7+[.$N$5]*[.A693]^8+[.$N$6]*[.A693]^9" office:value-type="float" office:value="1.81504356957873">
            <text:p>1.8150435696</text:p>
          </table:table-cell>
          <table:table-cell table:formula="of:=[.B693]/([.$B$2]+[.B693])*[.$B$1]" office:value-type="float" office:value="0.380905949028317">
            <text:p>0.380905949</text:p>
          </table:table-cell>
          <table:table-cell table:formula="of:=[.$D$5]*[.C693]-[.$D$4]" office:value-type="float" office:value="-0.641741182511621">
            <text:p>-0.6417411825</text:p>
          </table:table-cell>
          <table:table-cell table:formula="of:=INT([.D693]/[.$B$1]*1024)" office:value-type="float" office:value="-118">
            <text:p>-118</text:p>
          </table:table-cell>
          <table:table-cell table:number-columns-repeated="10"/>
        </table:table-row>
        <table:table-row table:style-name="ro2">
          <table:table-cell table:formula="of:=[.A693]+[.$D$1]" office:value-type="float" office:value="150.5">
            <text:p>150.5</text:p>
          </table:table-cell>
          <table:table-cell table:formula="of:=[.$M$2]+[.$M$3]*[.A694]+[.$M$4]*[.A694]^2+[.$M$5]*[.A694]^3+[.$M$6]*[.A694]^4+[.$N$2]*[.A694]^5+[.$N$3]*[.A694]^6+[.$N$4]*[.A694]^7+[.$N$5]*[.A694]^8+[.$N$6]*[.A694]^9" office:value-type="float" office:value="1.80384635218047">
            <text:p>1.8038463522</text:p>
          </table:table-cell>
          <table:table-cell table:formula="of:=[.B694]/([.$B$2]+[.B694])*[.$B$1]" office:value-type="float" office:value="0.378714727159331">
            <text:p>0.3787147272</text:p>
          </table:table-cell>
          <table:table-cell table:formula="of:=[.$D$5]*[.C694]-[.$D$4]" office:value-type="float" office:value="-0.644843657136669">
            <text:p>-0.6448436571</text:p>
          </table:table-cell>
          <table:table-cell table:formula="of:=INT([.D694]/[.$B$1]*1024)" office:value-type="float" office:value="-118">
            <text:p>-118</text:p>
          </table:table-cell>
          <table:table-cell table:number-columns-repeated="10"/>
        </table:table-row>
        <table:table-row table:style-name="ro2">
          <table:table-cell table:formula="of:=[.A694]+[.$D$1]" office:value-type="float" office:value="150.75">
            <text:p>150.75</text:p>
          </table:table-cell>
          <table:table-cell table:formula="of:=[.$M$2]+[.$M$3]*[.A695]+[.$M$4]*[.A695]^2+[.$M$5]*[.A695]^3+[.$M$6]*[.A695]^4+[.$N$2]*[.A695]^5+[.$N$3]*[.A695]^6+[.$N$4]*[.A695]^7+[.$N$5]*[.A695]^8+[.$N$6]*[.A695]^9" office:value-type="float" office:value="1.79281713811974">
            <text:p>1.7928171381</text:p>
          </table:table-cell>
          <table:table-cell table:formula="of:=[.B695]/([.$B$2]+[.B695])*[.$B$1]" office:value-type="float" office:value="0.376554586384555">
            <text:p>0.3765545864</text:p>
          </table:table-cell>
          <table:table-cell table:formula="of:=[.$D$5]*[.C695]-[.$D$4]" office:value-type="float" office:value="-0.647902125124387">
            <text:p>-0.6479021251</text:p>
          </table:table-cell>
          <table:table-cell table:formula="of:=INT([.D695]/[.$B$1]*1024)" office:value-type="float" office:value="-119">
            <text:p>-119</text:p>
          </table:table-cell>
          <table:table-cell table:number-columns-repeated="10"/>
        </table:table-row>
        <table:table-row table:style-name="ro2">
          <table:table-cell table:formula="of:=[.A695]+[.$D$1]" office:value-type="float" office:value="151">
            <text:p>151</text:p>
          </table:table-cell>
          <table:table-cell table:formula="of:=[.$M$2]+[.$M$3]*[.A696]+[.$M$4]*[.A696]^2+[.$M$5]*[.A696]^3+[.$M$6]*[.A696]^4+[.$N$2]*[.A696]^5+[.$N$3]*[.A696]^6+[.$N$4]*[.A696]^7+[.$N$5]*[.A696]^8+[.$N$6]*[.A696]^9" office:value-type="float" office:value="1.78195670346406">
            <text:p>1.7819567035</text:p>
          </table:table-cell>
          <table:table-cell table:formula="of:=[.B696]/([.$B$2]+[.B696])*[.$B$1]" office:value-type="float" office:value="0.374425758184639">
            <text:p>0.3744257582</text:p>
          </table:table-cell>
          <table:table-cell table:formula="of:=[.$D$5]*[.C696]-[.$D$4]" office:value-type="float" office:value="-0.65091625872939">
            <text:p>-0.6509162587</text:p>
          </table:table-cell>
          <table:table-cell table:formula="of:=INT([.D696]/[.$B$1]*1024)" office:value-type="float" office:value="-119">
            <text:p>-119</text:p>
          </table:table-cell>
          <table:table-cell table:number-columns-repeated="10"/>
        </table:table-row>
        <table:table-row table:style-name="ro2">
          <table:table-cell table:formula="of:=[.A696]+[.$D$1]" office:value-type="float" office:value="151.25">
            <text:p>151.25</text:p>
          </table:table-cell>
          <table:table-cell table:formula="of:=[.$M$2]+[.$M$3]*[.A697]+[.$M$4]*[.A697]^2+[.$M$5]*[.A697]^3+[.$M$6]*[.A697]^4+[.$N$2]*[.A697]^5+[.$N$3]*[.A697]^6+[.$N$4]*[.A697]^7+[.$N$5]*[.A697]^8+[.$N$6]*[.A697]^9" office:value-type="float" office:value="1.77126577728291">
            <text:p>1.7712657773</text:p>
          </table:table-cell>
          <table:table-cell table:formula="of:=[.B697]/([.$B$2]+[.B697])*[.$B$1]" office:value-type="float" office:value="0.372328464257701">
            <text:p>0.3723284643</text:p>
          </table:table-cell>
          <table:table-cell table:formula="of:=[.$D$5]*[.C697]-[.$D$4]" office:value-type="float" office:value="-0.653885744057048">
            <text:p>-0.6538857441</text:p>
          </table:table-cell>
          <table:table-cell table:formula="of:=INT([.D697]/[.$B$1]*1024)" office:value-type="float" office:value="-120">
            <text:p>-120</text:p>
          </table:table-cell>
          <table:table-cell table:number-columns-repeated="10"/>
        </table:table-row>
        <table:table-row table:style-name="ro2">
          <table:table-cell table:formula="of:=[.A697]+[.$D$1]" office:value-type="float" office:value="151.5">
            <text:p>151.5</text:p>
          </table:table-cell>
          <table:table-cell table:formula="of:=[.$M$2]+[.$M$3]*[.A698]+[.$M$4]*[.A698]^2+[.$M$5]*[.A698]^3+[.$M$6]*[.A698]^4+[.$N$2]*[.A698]^5+[.$N$3]*[.A698]^6+[.$N$4]*[.A698]^7+[.$N$5]*[.A698]^8+[.$N$6]*[.A698]^9" office:value-type="float" office:value="1.7607450406706">
            <text:p>1.7607450407</text:p>
          </table:table-cell>
          <table:table-cell table:formula="of:=[.B698]/([.$B$2]+[.B698])*[.$B$1]" office:value-type="float" office:value="0.370262916266095">
            <text:p>0.3702629163</text:p>
          </table:table-cell>
          <table:table-cell table:formula="of:=[.$D$5]*[.C698]-[.$D$4]" office:value-type="float" office:value="-0.656810281422013">
            <text:p>-0.6568102814</text:p>
          </table:table-cell>
          <table:table-cell table:formula="of:=INT([.D698]/[.$B$1]*1024)" office:value-type="float" office:value="-120">
            <text:p>-120</text:p>
          </table:table-cell>
          <table:table-cell table:number-columns-repeated="10"/>
        </table:table-row>
        <table:table-row table:style-name="ro2">
          <table:table-cell table:formula="of:=[.A698]+[.$D$1]" office:value-type="float" office:value="151.75">
            <text:p>151.75</text:p>
          </table:table-cell>
          <table:table-cell table:formula="of:=[.$M$2]+[.$M$3]*[.A699]+[.$M$4]*[.A699]^2+[.$M$5]*[.A699]^3+[.$M$6]*[.A699]^4+[.$N$2]*[.A699]^5+[.$N$3]*[.A699]^6+[.$N$4]*[.A699]^7+[.$N$5]*[.A699]^8+[.$N$6]*[.A699]^9" office:value-type="float" office:value="1.75039512578928">
            <text:p>1.7503951258</text:p>
          </table:table-cell>
          <table:table-cell table:formula="of:=[.B699]/([.$B$2]+[.B699])*[.$B$1]" office:value-type="float" office:value="0.368229315587764">
            <text:p>0.3682293156</text:p>
          </table:table-cell>
          <table:table-cell table:formula="of:=[.$D$5]*[.C699]-[.$D$4]" office:value-type="float" office:value="-0.659689585700281">
            <text:p>-0.6596895857</text:p>
          </table:table-cell>
          <table:table-cell table:formula="of:=INT([.D699]/[.$B$1]*1024)" office:value-type="float" office:value="-121">
            <text:p>-121</text:p>
          </table:table-cell>
          <table:table-cell table:number-columns-repeated="10"/>
        </table:table-row>
        <table:table-row table:style-name="ro2">
          <table:table-cell table:formula="of:=[.A699]+[.$D$1]" office:value-type="float" office:value="152">
            <text:p>152</text:p>
          </table:table-cell>
          <table:table-cell table:formula="of:=[.$M$2]+[.$M$3]*[.A700]+[.$M$4]*[.A700]^2+[.$M$5]*[.A700]^3+[.$M$6]*[.A700]^4+[.$N$2]*[.A700]^5+[.$N$3]*[.A700]^6+[.$N$4]*[.A700]^7+[.$N$5]*[.A700]^8+[.$N$6]*[.A700]^9" office:value-type="float" office:value="1.74021661490588">
            <text:p>1.7402166149</text:p>
          </table:table-cell>
          <table:table-cell table:formula="of:=[.B700]/([.$B$2]+[.B700])*[.$B$1]" office:value-type="float" office:value="0.366227853067113">
            <text:p>0.3662278531</text:p>
          </table:table-cell>
          <table:table-cell table:formula="of:=[.$D$5]*[.C700]-[.$D$4]" office:value-type="float" office:value="-0.662523386681914">
            <text:p>-0.6625233867</text:p>
          </table:table-cell>
          <table:table-cell table:formula="of:=INT([.D700]/[.$B$1]*1024)" office:value-type="float" office:value="-121">
            <text:p>-121</text:p>
          </table:table-cell>
          <table:table-cell table:number-columns-repeated="10"/>
        </table:table-row>
        <table:table-row table:style-name="ro2">
          <table:table-cell table:formula="of:=[.A700]+[.$D$1]" office:value-type="float" office:value="152.25">
            <text:p>152.25</text:p>
          </table:table-cell>
          <table:table-cell table:formula="of:=[.$M$2]+[.$M$3]*[.A701]+[.$M$4]*[.A701]^2+[.$M$5]*[.A701]^3+[.$M$6]*[.A701]^4+[.$N$2]*[.A701]^5+[.$N$3]*[.A701]^6+[.$N$4]*[.A701]^7+[.$N$5]*[.A701]^8+[.$N$6]*[.A701]^9" office:value-type="float" office:value="1.73021003948213">
            <text:p>1.7302100395</text:p>
          </table:table-cell>
          <table:table-cell table:formula="of:=[.B701]/([.$B$2]+[.B701])*[.$B$1]" office:value-type="float" office:value="0.364258708777131">
            <text:p>0.3642587088</text:p>
          </table:table-cell>
          <table:table-cell table:formula="of:=[.$D$5]*[.C701]-[.$D$4]" office:value-type="float" office:value="-0.665311429407848">
            <text:p>-0.6653114294</text:p>
          </table:table-cell>
          <table:table-cell table:formula="of:=INT([.D701]/[.$B$1]*1024)" office:value-type="float" office:value="-122">
            <text:p>-122</text:p>
          </table:table-cell>
          <table:table-cell table:number-columns-repeated="10"/>
        </table:table-row>
        <table:table-row table:style-name="ro2">
          <table:table-cell table:formula="of:=[.A701]+[.$D$1]" office:value-type="float" office:value="152.5">
            <text:p>152.5</text:p>
          </table:table-cell>
          <table:table-cell table:formula="of:=[.$M$2]+[.$M$3]*[.A702]+[.$M$4]*[.A702]^2+[.$M$5]*[.A702]^3+[.$M$6]*[.A702]^4+[.$N$2]*[.A702]^5+[.$N$3]*[.A702]^6+[.$N$4]*[.A702]^7+[.$N$5]*[.A702]^8+[.$N$6]*[.A702]^9" office:value-type="float" office:value="1.72037587921398">
            <text:p>1.7203758792</text:p>
          </table:table-cell>
          <table:table-cell table:formula="of:=[.B702]/([.$B$2]+[.B702])*[.$B$1]" office:value-type="float" office:value="0.362322051772436">
            <text:p>0.3623220518</text:p>
          </table:table-cell>
          <table:table-cell table:formula="of:=[.$D$5]*[.C702]-[.$D$4]" office:value-type="float" office:value="-0.668053474519542">
            <text:p>-0.6680534745</text:p>
          </table:table-cell>
          <table:table-cell table:formula="of:=INT([.D702]/[.$B$1]*1024)" office:value-type="float" office:value="-122">
            <text:p>-122</text:p>
          </table:table-cell>
          <table:table-cell table:number-columns-repeated="10"/>
        </table:table-row>
        <table:table-row table:style-name="ro2">
          <table:table-cell table:formula="of:=[.A702]+[.$D$1]" office:value-type="float" office:value="152.75">
            <text:p>152.75</text:p>
          </table:table-cell>
          <table:table-cell table:formula="of:=[.$M$2]+[.$M$3]*[.A703]+[.$M$4]*[.A703]^2+[.$M$5]*[.A703]^3+[.$M$6]*[.A703]^4+[.$N$2]*[.A703]^5+[.$N$3]*[.A703]^6+[.$N$4]*[.A703]^7+[.$N$5]*[.A703]^8+[.$N$6]*[.A703]^9" office:value-type="float" office:value="1.71071456112509">
            <text:p>1.7107145611</text:p>
          </table:table-cell>
          <table:table-cell table:formula="of:=[.B703]/([.$B$2]+[.B703])*[.$B$1]" office:value-type="float" office:value="0.360418039853971">
            <text:p>0.3604180399</text:p>
          </table:table-cell>
          <table:table-cell table:formula="of:=[.$D$5]*[.C703]-[.$D$4]" office:value-type="float" office:value="-0.670749298592147">
            <text:p>-0.6707492986</text:p>
          </table:table-cell>
          <table:table-cell table:formula="of:=INT([.D703]/[.$B$1]*1024)" office:value-type="float" office:value="-123">
            <text:p>-123</text:p>
          </table:table-cell>
          <table:table-cell table:number-columns-repeated="10"/>
        </table:table-row>
        <table:table-row table:style-name="ro2">
          <table:table-cell table:formula="of:=[.A703]+[.$D$1]" office:value-type="float" office:value="153">
            <text:p>153</text:p>
          </table:table-cell>
          <table:table-cell table:formula="of:=[.$M$2]+[.$M$3]*[.A704]+[.$M$4]*[.A704]^2+[.$M$5]*[.A704]^3+[.$M$6]*[.A704]^4+[.$N$2]*[.A704]^5+[.$N$3]*[.A704]^6+[.$N$4]*[.A704]^7+[.$N$5]*[.A704]^8+[.$N$6]*[.A704]^9" office:value-type="float" office:value="1.7012264586524">
            <text:p>1.7012264587</text:p>
          </table:table-cell>
          <table:table-cell table:formula="of:=[.B704]/([.$B$2]+[.B704])*[.$B$1]" office:value-type="float" office:value="0.358546819333174">
            <text:p>0.3585468193</text:p>
          </table:table-cell>
          <table:table-cell table:formula="of:=[.$D$5]*[.C704]-[.$D$4]" office:value-type="float" office:value="-0.673398694468398">
            <text:p>-0.6733986945</text:p>
          </table:table-cell>
          <table:table-cell table:formula="of:=INT([.D704]/[.$B$1]*1024)" office:value-type="float" office:value="-123">
            <text:p>-123</text:p>
          </table:table-cell>
          <table:table-cell table:number-columns-repeated="10"/>
        </table:table-row>
        <table:table-row table:style-name="ro2">
          <table:table-cell table:formula="of:=[.A704]+[.$D$1]" office:value-type="float" office:value="153.25">
            <text:p>153.25</text:p>
          </table:table-cell>
          <table:table-cell table:formula="of:=[.$M$2]+[.$M$3]*[.A705]+[.$M$4]*[.A705]^2+[.$M$5]*[.A705]^3+[.$M$6]*[.A705]^4+[.$N$2]*[.A705]^5+[.$N$3]*[.A705]^6+[.$N$4]*[.A705]^7+[.$N$5]*[.A705]^8+[.$N$6]*[.A705]^9" office:value-type="float" office:value="1.69191189077139">
            <text:p>1.6919118908</text:p>
          </table:table-cell>
          <table:table-cell table:formula="of:=[.B705]/([.$B$2]+[.B705])*[.$B$1]" office:value-type="float" office:value="0.356708524805159">
            <text:p>0.3567085248</text:p>
          </table:table-cell>
          <table:table-cell table:formula="of:=[.$D$5]*[.C705]-[.$D$4]" office:value-type="float" office:value="-0.67600147157977">
            <text:p>-0.6760014716</text:p>
          </table:table-cell>
          <table:table-cell table:formula="of:=INT([.D705]/[.$B$1]*1024)" office:value-type="float" office:value="-124">
            <text:p>-124</text:p>
          </table:table-cell>
          <table:table-cell table:number-columns-repeated="10"/>
        </table:table-row>
        <table:table-row table:style-name="ro2">
          <table:table-cell table:formula="of:=[.A705]+[.$D$1]" office:value-type="float" office:value="153.5">
            <text:p>153.5</text:p>
          </table:table-cell>
          <table:table-cell table:formula="of:=[.$M$2]+[.$M$3]*[.A706]+[.$M$4]*[.A706]^2+[.$M$5]*[.A706]^3+[.$M$6]*[.A706]^4+[.$N$2]*[.A706]^5+[.$N$3]*[.A706]^6+[.$N$4]*[.A706]^7+[.$N$5]*[.A706]^8+[.$N$6]*[.A706]^9" office:value-type="float" office:value="1.68277112109251">
            <text:p>1.6827711211</text:p>
          </table:table-cell>
          <table:table-cell table:formula="of:=[.B706]/([.$B$2]+[.B706])*[.$B$1]" office:value-type="float" office:value="0.354903278917434">
            <text:p>0.3549032789</text:p>
          </table:table-cell>
          <table:table-cell table:formula="of:=[.$D$5]*[.C706]-[.$D$4]" office:value-type="float" office:value="-0.678557456273933">
            <text:p>-0.6785574563</text:p>
          </table:table-cell>
          <table:table-cell table:formula="of:=INT([.D706]/[.$B$1]*1024)" office:value-type="float" office:value="-124">
            <text:p>-124</text:p>
          </table:table-cell>
          <table:table-cell table:number-columns-repeated="10"/>
        </table:table-row>
        <table:table-row table:style-name="ro2">
          <table:table-cell table:formula="of:=[.A706]+[.$D$1]" office:value-type="float" office:value="153.75">
            <text:p>153.75</text:p>
          </table:table-cell>
          <table:table-cell table:formula="of:=[.$M$2]+[.$M$3]*[.A707]+[.$M$4]*[.A707]^2+[.$M$5]*[.A707]^3+[.$M$6]*[.A707]^4+[.$N$2]*[.A707]^5+[.$N$3]*[.A707]^6+[.$N$4]*[.A707]^7+[.$N$5]*[.A707]^8+[.$N$6]*[.A707]^9" office:value-type="float" office:value="1.67380435699977">
            <text:p>1.673804357</text:p>
          </table:table-cell>
          <table:table-cell table:formula="of:=[.B707]/([.$B$2]+[.B707])*[.$B$1]" office:value-type="float" office:value="0.353131192148268">
            <text:p>0.3531311921</text:p>
          </table:table-cell>
          <table:table-cell table:formula="of:=[.$D$5]*[.C707]-[.$D$4]" office:value-type="float" office:value="-0.681066492128557">
            <text:p>-0.6810664921</text:p>
          </table:table-cell>
          <table:table-cell table:formula="of:=INT([.D707]/[.$B$1]*1024)" office:value-type="float" office:value="-125">
            <text:p>-125</text:p>
          </table:table-cell>
          <table:table-cell table:number-columns-repeated="10"/>
        </table:table-row>
        <table:table-row table:style-name="ro2">
          <table:table-cell table:formula="of:=[.A707]+[.$D$1]" office:value-type="float" office:value="154">
            <text:p>154</text:p>
          </table:table-cell>
          <table:table-cell table:formula="of:=[.$M$2]+[.$M$3]*[.A708]+[.$M$4]*[.A708]^2+[.$M$5]*[.A708]^3+[.$M$6]*[.A708]^4+[.$N$2]*[.A708]^5+[.$N$3]*[.A708]^6+[.$N$4]*[.A708]^7+[.$N$5]*[.A708]^8+[.$N$6]*[.A708]^9" office:value-type="float" office:value="1.6650117487942">
            <text:p>1.6650117488</text:p>
          </table:table-cell>
          <table:table-cell table:formula="of:=[.B708]/([.$B$2]+[.B708])*[.$B$1]" office:value-type="float" office:value="0.351392362587424">
            <text:p>0.3513923626</text:p>
          </table:table-cell>
          <table:table-cell table:formula="of:=[.$D$5]*[.C708]-[.$D$4]" office:value-type="float" office:value="-0.68352844026177">
            <text:p>-0.6835284403</text:p>
          </table:table-cell>
          <table:table-cell table:formula="of:=INT([.D708]/[.$B$1]*1024)" office:value-type="float" office:value="-125">
            <text:p>-125</text:p>
          </table:table-cell>
          <table:table-cell table:number-columns-repeated="10"/>
        </table:table-row>
        <table:table-row table:style-name="ro2">
          <table:table-cell table:formula="of:=[.A708]+[.$D$1]" office:value-type="float" office:value="154.25">
            <text:p>154.25</text:p>
          </table:table-cell>
          <table:table-cell table:formula="of:=[.$M$2]+[.$M$3]*[.A709]+[.$M$4]*[.A709]^2+[.$M$5]*[.A709]^3+[.$M$6]*[.A709]^4+[.$N$2]*[.A709]^5+[.$N$3]*[.A709]^6+[.$N$4]*[.A709]^7+[.$N$5]*[.A709]^8+[.$N$6]*[.A709]^9" office:value-type="float" office:value="1.65639338885001">
            <text:p>1.6563933889</text:p>
          </table:table-cell>
          <table:table-cell table:formula="of:=[.B709]/([.$B$2]+[.B709])*[.$B$1]" office:value-type="float" office:value="0.349686875720868">
            <text:p>0.3496868757</text:p>
          </table:table-cell>
          <table:table-cell table:formula="of:=[.$D$5]*[.C709]-[.$D$4]" office:value-type="float" office:value="-0.685943179636973">
            <text:p>-0.6859431796</text:p>
          </table:table-cell>
          <table:table-cell table:formula="of:=INT([.D709]/[.$B$1]*1024)" office:value-type="float" office:value="-126">
            <text:p>-126</text:p>
          </table:table-cell>
          <table:table-cell table:number-columns-repeated="10"/>
        </table:table-row>
        <table:table-row table:style-name="ro2">
          <table:table-cell table:formula="of:=[.A709]+[.$D$1]" office:value-type="float" office:value="154.5">
            <text:p>154.5</text:p>
          </table:table-cell>
          <table:table-cell table:formula="of:=[.$M$2]+[.$M$3]*[.A710]+[.$M$4]*[.A710]^2+[.$M$5]*[.A710]^3+[.$M$6]*[.A710]^4+[.$N$2]*[.A710]^5+[.$N$3]*[.A710]^6+[.$N$4]*[.A710]^7+[.$N$5]*[.A710]^8+[.$N$6]*[.A710]^9" office:value-type="float" office:value="1.64794931079746">
            <text:p>1.6479493108</text:p>
          </table:table-cell>
          <table:table-cell table:formula="of:=[.B710]/([.$B$2]+[.B710])*[.$B$1]" office:value-type="float" office:value="0.348014804222347">
            <text:p>0.3480148042</text:p>
          </table:table-cell>
          <table:table-cell table:formula="of:=[.$D$5]*[.C710]-[.$D$4]" office:value-type="float" office:value="-0.688310607357943">
            <text:p>-0.6883106074</text:p>
          </table:table-cell>
          <table:table-cell table:formula="of:=INT([.D710]/[.$B$1]*1024)" office:value-type="float" office:value="-126">
            <text:p>-126</text:p>
          </table:table-cell>
          <table:table-cell table:number-columns-repeated="10"/>
        </table:table-row>
        <table:table-row table:style-name="ro2">
          <table:table-cell table:formula="of:=[.A710]+[.$D$1]" office:value-type="float" office:value="154.75">
            <text:p>154.75</text:p>
          </table:table-cell>
          <table:table-cell table:formula="of:=[.$M$2]+[.$M$3]*[.A711]+[.$M$4]*[.A711]^2+[.$M$5]*[.A711]^3+[.$M$6]*[.A711]^4+[.$N$2]*[.A711]^5+[.$N$3]*[.A711]^6+[.$N$4]*[.A711]^7+[.$N$5]*[.A711]^8+[.$N$6]*[.A711]^9" office:value-type="float" office:value="1.63967948870231">
            <text:p>1.6396794887</text:p>
          </table:table-cell>
          <table:table-cell table:formula="of:=[.B711]/([.$B$2]+[.B711])*[.$B$1]" office:value-type="float" office:value="0.346376207745898">
            <text:p>0.3463762077</text:p>
          </table:table-cell>
          <table:table-cell table:formula="of:=[.$D$5]*[.C711]-[.$D$4]" office:value-type="float" office:value="-0.690630638962606">
            <text:p>-0.690630639</text:p>
          </table:table-cell>
          <table:table-cell table:formula="of:=INT([.D711]/[.$B$1]*1024)" office:value-type="float" office:value="-127">
            <text:p>-127</text:p>
          </table:table-cell>
          <table:table-cell table:number-columns-repeated="10"/>
        </table:table-row>
        <table:table-row table:style-name="ro2">
          <table:table-cell table:formula="of:=[.A711]+[.$D$1]" office:value-type="float" office:value="155">
            <text:p>155</text:p>
          </table:table-cell>
          <table:table-cell table:formula="of:=[.$M$2]+[.$M$3]*[.A712]+[.$M$4]*[.A712]^2+[.$M$5]*[.A712]^3+[.$M$6]*[.A712]^4+[.$N$2]*[.A712]^5+[.$N$3]*[.A712]^6+[.$N$4]*[.A712]^7+[.$N$5]*[.A712]^8+[.$N$6]*[.A712]^9" office:value-type="float" office:value="1.63158383626126">
            <text:p>1.6315838363</text:p>
          </table:table-cell>
          <table:table-cell table:formula="of:=[.B712]/([.$B$2]+[.B712])*[.$B$1]" office:value-type="float" office:value="0.344771132723238">
            <text:p>0.3447711327</text:p>
          </table:table-cell>
          <table:table-cell table:formula="of:=[.$D$5]*[.C712]-[.$D$4]" office:value-type="float" office:value="-0.692903208709917">
            <text:p>-0.6929032087</text:p>
          </table:table-cell>
          <table:table-cell table:formula="of:=INT([.D712]/[.$B$1]*1024)" office:value-type="float" office:value="-127">
            <text:p>-127</text:p>
          </table:table-cell>
          <table:table-cell table:number-columns-repeated="10"/>
        </table:table-row>
        <table:table-row table:style-name="ro2">
          <table:table-cell table:formula="of:=[.A712]+[.$D$1]" office:value-type="float" office:value="155.25">
            <text:p>155.25</text:p>
          </table:table-cell>
          <table:table-cell table:formula="of:=[.$M$2]+[.$M$3]*[.A713]+[.$M$4]*[.A713]^2+[.$M$5]*[.A713]^3+[.$M$6]*[.A713]^4+[.$N$2]*[.A713]^5+[.$N$3]*[.A713]^6+[.$N$4]*[.A713]^7+[.$N$5]*[.A713]^8+[.$N$6]*[.A713]^9" office:value-type="float" office:value="1.62366220604486">
            <text:p>1.623662206</text:p>
          </table:table-cell>
          <table:table-cell table:formula="of:=[.B713]/([.$B$2]+[.B713])*[.$B$1]" office:value-type="float" office:value="0.343199612172339">
            <text:p>0.3431996122</text:p>
          </table:table-cell>
          <table:table-cell table:formula="of:=[.$D$5]*[.C713]-[.$D$4]" office:value-type="float" office:value="-0.69512826985088">
            <text:p>-0.6951282699</text:p>
          </table:table-cell>
          <table:table-cell table:formula="of:=INT([.D713]/[.$B$1]*1024)" office:value-type="float" office:value="-127">
            <text:p>-127</text:p>
          </table:table-cell>
          <table:table-cell table:number-columns-repeated="10"/>
        </table:table-row>
        <table:table-row table:style-name="ro2">
          <table:table-cell table:formula="of:=[.A713]+[.$D$1]" office:value-type="float" office:value="155.5">
            <text:p>155.5</text:p>
          </table:table-cell>
          <table:table-cell table:formula="of:=[.$M$2]+[.$M$3]*[.A714]+[.$M$4]*[.A714]^2+[.$M$5]*[.A714]^3+[.$M$6]*[.A714]^4+[.$N$2]*[.A714]^5+[.$N$3]*[.A714]^6+[.$N$4]*[.A714]^7+[.$N$5]*[.A714]^8+[.$N$6]*[.A714]^9" office:value-type="float" office:value="1.61591438871642">
            <text:p>1.6159143887</text:p>
          </table:table-cell>
          <table:table-cell table:formula="of:=[.B714]/([.$B$2]+[.B714])*[.$B$1]" office:value-type="float" office:value="0.341661665503066">
            <text:p>0.3416616655</text:p>
          </table:table-cell>
          <table:table-cell table:formula="of:=[.$D$5]*[.C714]-[.$D$4]" office:value-type="float" office:value="-0.697305794903744">
            <text:p>-0.6973057949</text:p>
          </table:table-cell>
          <table:table-cell table:formula="of:=INT([.D714]/[.$B$1]*1024)" office:value-type="float" office:value="-128">
            <text:p>-128</text:p>
          </table:table-cell>
          <table:table-cell table:number-columns-repeated="10"/>
        </table:table-row>
        <table:table-row table:style-name="ro2">
          <table:table-cell table:formula="of:=[.A714]+[.$D$1]" office:value-type="float" office:value="155.75">
            <text:p>155.75</text:p>
          </table:table-cell>
          <table:table-cell table:formula="of:=[.$M$2]+[.$M$3]*[.A715]+[.$M$4]*[.A715]^2+[.$M$5]*[.A715]^3+[.$M$6]*[.A715]^4+[.$N$2]*[.A715]^5+[.$N$3]*[.A715]^6+[.$N$4]*[.A715]^7+[.$N$5]*[.A715]^8+[.$N$6]*[.A715]^9" office:value-type="float" office:value="1.60834011228917">
            <text:p>1.6083401123</text:p>
          </table:table-cell>
          <table:table-cell table:formula="of:=[.B715]/([.$B$2]+[.B715])*[.$B$1]" office:value-type="float" office:value="0.340157298332322">
            <text:p>0.3401572983</text:p>
          </table:table-cell>
          <table:table-cell table:formula="of:=[.$D$5]*[.C715]-[.$D$4]" office:value-type="float" office:value="-0.699435775915731">
            <text:p>-0.6994357759</text:p>
          </table:table-cell>
          <table:table-cell table:formula="of:=INT([.D715]/[.$B$1]*1024)" office:value-type="float" office:value="-128">
            <text:p>-128</text:p>
          </table:table-cell>
          <table:table-cell table:number-columns-repeated="10"/>
        </table:table-row>
        <table:table-row table:style-name="ro2">
          <table:table-cell table:formula="of:=[.A715]+[.$D$1]" office:value-type="float" office:value="156">
            <text:p>156</text:p>
          </table:table-cell>
          <table:table-cell table:formula="of:=[.$M$2]+[.$M$3]*[.A716]+[.$M$4]*[.A716]^2+[.$M$5]*[.A716]^3+[.$M$6]*[.A716]^4+[.$N$2]*[.A716]^5+[.$N$3]*[.A716]^6+[.$N$4]*[.A716]^7+[.$N$5]*[.A716]^8+[.$N$6]*[.A716]^9" office:value-type="float" office:value="1.60093904140399">
            <text:p>1.6009390414</text:p>
          </table:table-cell>
          <table:table-cell table:formula="of:=[.B716]/([.$B$2]+[.B716])*[.$B$1]" office:value-type="float" office:value="0.338686502305229">
            <text:p>0.3386865023</text:p>
          </table:table-cell>
          <table:table-cell table:formula="of:=[.$D$5]*[.C716]-[.$D$4]" office:value-type="float" office:value="-0.701518224716222">
            <text:p>-0.7015182247</text:p>
          </table:table-cell>
          <table:table-cell table:formula="of:=INT([.D716]/[.$B$1]*1024)" office:value-type="float" office:value="-129">
            <text:p>-129</text:p>
          </table:table-cell>
          <table:table-cell table:number-columns-repeated="10"/>
        </table:table-row>
        <table:table-row table:style-name="ro2">
          <table:table-cell table:formula="of:=[.A716]+[.$D$1]" office:value-type="float" office:value="156.25">
            <text:p>156.25</text:p>
          </table:table-cell>
          <table:table-cell table:formula="of:=[.$M$2]+[.$M$3]*[.A717]+[.$M$4]*[.A717]^2+[.$M$5]*[.A717]^3+[.$M$6]*[.A717]^4+[.$N$2]*[.A717]^5+[.$N$3]*[.A717]^6+[.$N$4]*[.A717]^7+[.$N$5]*[.A717]^8+[.$N$6]*[.A717]^9" office:value-type="float" office:value="1.5937107766124">
            <text:p>1.5937107766</text:p>
          </table:table-cell>
          <table:table-cell table:formula="of:=[.B717]/([.$B$2]+[.B717])*[.$B$1]" office:value-type="float" office:value="0.337249254919374">
            <text:p>0.3372492549</text:p>
          </table:table-cell>
          <table:table-cell table:formula="of:=[.$D$5]*[.C717]-[.$D$4]" office:value-type="float" office:value="-0.703553173165599">
            <text:p>-0.7035531732</text:p>
          </table:table-cell>
          <table:table-cell table:formula="of:=INT([.D717]/[.$B$1]*1024)" office:value-type="float" office:value="-129">
            <text:p>-129</text:p>
          </table:table-cell>
          <table:table-cell table:number-columns-repeated="10"/>
        </table:table-row>
        <table:table-row table:style-name="ro2">
          <table:table-cell table:formula="of:=[.A717]+[.$D$1]" office:value-type="float" office:value="156.5">
            <text:p>156.5</text:p>
          </table:table-cell>
          <table:table-cell table:formula="of:=[.$M$2]+[.$M$3]*[.A718]+[.$M$4]*[.A718]^2+[.$M$5]*[.A718]^3+[.$M$6]*[.A718]^4+[.$N$2]*[.A718]^5+[.$N$3]*[.A718]^6+[.$N$4]*[.A718]^7+[.$N$5]*[.A718]^8+[.$N$6]*[.A718]^9" office:value-type="float" office:value="1.58665485369602">
            <text:p>1.5866548537</text:p>
          </table:table-cell>
          <table:table-cell table:formula="of:=[.B718]/([.$B$2]+[.B718])*[.$B$1]" office:value-type="float" office:value="0.335845519358375">
            <text:p>0.3358455194</text:p>
          </table:table-cell>
          <table:table-cell table:formula="of:=[.$D$5]*[.C718]-[.$D$4]" office:value-type="float" office:value="-0.705540673390893">
            <text:p>-0.7055406734</text:p>
          </table:table-cell>
          <table:table-cell table:formula="of:=INT([.D718]/[.$B$1]*1024)" office:value-type="float" office:value="-129">
            <text:p>-129</text:p>
          </table:table-cell>
          <table:table-cell table:number-columns-repeated="10"/>
        </table:table-row>
        <table:table-row table:style-name="ro2">
          <table:table-cell table:formula="of:=[.A718]+[.$D$1]" office:value-type="float" office:value="156.75">
            <text:p>156.75</text:p>
          </table:table-cell>
          <table:table-cell table:formula="of:=[.$M$2]+[.$M$3]*[.A719]+[.$M$4]*[.A719]^2+[.$M$5]*[.A719]^3+[.$M$6]*[.A719]^4+[.$N$2]*[.A719]^5+[.$N$3]*[.A719]^6+[.$N$4]*[.A719]^7+[.$N$5]*[.A719]^8+[.$N$6]*[.A719]^9" office:value-type="float" office:value="1.57977074298151">
            <text:p>1.579770743</text:p>
          </table:table-cell>
          <table:table-cell table:formula="of:=[.B719]/([.$B$2]+[.B719])*[.$B$1]" office:value-type="float" office:value="0.334475244326661">
            <text:p>0.3344752443</text:p>
          </table:table-cell>
          <table:table-cell table:formula="of:=[.$D$5]*[.C719]-[.$D$4]" office:value-type="float" office:value="-0.707480798019714">
            <text:p>-0.707480798</text:p>
          </table:table-cell>
          <table:table-cell table:formula="of:=INT([.D719]/[.$B$1]*1024)" office:value-type="float" office:value="-130">
            <text:p>-130</text:p>
          </table:table-cell>
          <table:table-cell table:number-columns-repeated="10"/>
        </table:table-row>
        <table:table-row table:style-name="ro2">
          <table:table-cell table:formula="of:=[.A719]+[.$D$1]" office:value-type="float" office:value="157">
            <text:p>157</text:p>
          </table:table-cell>
          <table:table-cell table:formula="of:=[.$M$2]+[.$M$3]*[.A720]+[.$M$4]*[.A720]^2+[.$M$5]*[.A720]^3+[.$M$6]*[.A720]^4+[.$N$2]*[.A720]^5+[.$N$3]*[.A720]^6+[.$N$4]*[.A720]^7+[.$N$5]*[.A720]^8+[.$N$6]*[.A720]^9" office:value-type="float" office:value="1.57305784870448">
            <text:p>1.5730578487</text:p>
          </table:table-cell>
          <table:table-cell table:formula="of:=[.B720]/([.$B$2]+[.B720])*[.$B$1]" office:value-type="float" office:value="0.333138363896163">
            <text:p>0.3331383639</text:p>
          </table:table-cell>
          <table:table-cell table:formula="of:=[.$D$5]*[.C720]-[.$D$4]" office:value-type="float" office:value="-0.709373640397316">
            <text:p>-0.7093736404</text:p>
          </table:table-cell>
          <table:table-cell table:formula="of:=INT([.D720]/[.$B$1]*1024)" office:value-type="float" office:value="-130">
            <text:p>-130</text:p>
          </table:table-cell>
          <table:table-cell table:number-columns-repeated="10"/>
        </table:table-row>
        <table:table-row table:style-name="ro2">
          <table:table-cell table:formula="of:=[.A720]+[.$D$1]" office:value-type="float" office:value="157.25">
            <text:p>157.25</text:p>
          </table:table-cell>
          <table:table-cell table:formula="of:=[.$M$2]+[.$M$3]*[.A721]+[.$M$4]*[.A721]^2+[.$M$5]*[.A721]^3+[.$M$6]*[.A721]^4+[.$N$2]*[.A721]^5+[.$N$3]*[.A721]^6+[.$N$4]*[.A721]^7+[.$N$5]*[.A721]^8+[.$N$6]*[.A721]^9" office:value-type="float" office:value="1.56651550836818">
            <text:p>1.5665155084</text:p>
          </table:table-cell>
          <table:table-cell table:formula="of:=[.B721]/([.$B$2]+[.B721])*[.$B$1]" office:value-type="float" office:value="0.331834797354175">
            <text:p>0.3318347974</text:p>
          </table:table-cell>
          <table:table-cell table:formula="of:=[.$D$5]*[.C721]-[.$D$4]" office:value-type="float" office:value="-0.711219314802005">
            <text:p>-0.7112193148</text:p>
          </table:table-cell>
          <table:table-cell table:formula="of:=INT([.D721]/[.$B$1]*1024)" office:value-type="float" office:value="-130">
            <text:p>-130</text:p>
          </table:table-cell>
          <table:table-cell table:number-columns-repeated="10"/>
        </table:table-row>
        <table:table-row table:style-name="ro2">
          <table:table-cell table:formula="of:=[.A721]+[.$D$1]" office:value-type="float" office:value="157.5">
            <text:p>157.5</text:p>
          </table:table-cell>
          <table:table-cell table:formula="of:=[.$M$2]+[.$M$3]*[.A722]+[.$M$4]*[.A722]^2+[.$M$5]*[.A722]^3+[.$M$6]*[.A722]^4+[.$N$2]*[.A722]^5+[.$N$3]*[.A722]^6+[.$N$4]*[.A722]^7+[.$N$5]*[.A722]^8+[.$N$6]*[.A722]^9" office:value-type="float" office:value="1.56014299213564">
            <text:p>1.5601429921</text:p>
          </table:table-cell>
          <table:table-cell table:formula="of:=[.B722]/([.$B$2]+[.B722])*[.$B$1]" office:value-type="float" office:value="0.330564449060105">
            <text:p>0.3305644491</text:p>
          </table:table-cell>
          <table:table-cell table:formula="of:=[.$D$5]*[.C722]-[.$D$4]" office:value-type="float" office:value="-0.71301795664796">
            <text:p>-0.7130179566</text:p>
          </table:table-cell>
          <table:table-cell table:formula="of:=INT([.D722]/[.$B$1]*1024)" office:value-type="float" office:value="-131">
            <text:p>-131</text:p>
          </table:table-cell>
          <table:table-cell table:number-columns-repeated="10"/>
        </table:table-row>
        <table:table-row table:style-name="ro2">
          <table:table-cell table:formula="of:=[.A722]+[.$D$1]" office:value-type="float" office:value="157.75">
            <text:p>157.75</text:p>
          </table:table-cell>
          <table:table-cell table:formula="of:=[.$M$2]+[.$M$3]*[.A723]+[.$M$4]*[.A723]^2+[.$M$5]*[.A723]^3+[.$M$6]*[.A723]^4+[.$N$2]*[.A723]^5+[.$N$3]*[.A723]^6+[.$N$4]*[.A723]^7+[.$N$5]*[.A723]^8+[.$N$6]*[.A723]^9" office:value-type="float" office:value="1.55393950225823">
            <text:p>1.5539395023</text:p>
          </table:table-cell>
          <table:table-cell table:formula="of:=[.B723]/([.$B$2]+[.B723])*[.$B$1]" office:value-type="float" office:value="0.329327208311778">
            <text:p>0.3293272083</text:p>
          </table:table-cell>
          <table:table-cell table:formula="of:=[.$D$5]*[.C723]-[.$D$4]" office:value-type="float" office:value="-0.714769722674527">
            <text:p>-0.7147697227</text:p>
          </table:table-cell>
          <table:table-cell table:formula="of:=INT([.D723]/[.$B$1]*1024)" office:value-type="float" office:value="-131">
            <text:p>-131</text:p>
          </table:table-cell>
          <table:table-cell table:number-columns-repeated="10"/>
        </table:table-row>
        <table:table-row table:style-name="ro2">
          <table:table-cell table:formula="of:=[.A723]+[.$D$1]" office:value-type="float" office:value="158">
            <text:p>158</text:p>
          </table:table-cell>
          <table:table-cell table:formula="of:=[.$M$2]+[.$M$3]*[.A724]+[.$M$4]*[.A724]^2+[.$M$5]*[.A724]^3+[.$M$6]*[.A724]^4+[.$N$2]*[.A724]^5+[.$N$3]*[.A724]^6+[.$N$4]*[.A724]^7+[.$N$5]*[.A724]^8+[.$N$6]*[.A724]^9" office:value-type="float" office:value="1.54790417248114">
            <text:p>1.5479041725</text:p>
          </table:table-cell>
          <table:table-cell table:formula="of:=[.B724]/([.$B$2]+[.B724])*[.$B$1]" office:value-type="float" office:value="0.32812294920942">
            <text:p>0.3281229492</text:p>
          </table:table-cell>
          <table:table-cell table:formula="of:=[.$D$5]*[.C724]-[.$D$4]" office:value-type="float" office:value="-0.716474791138809">
            <text:p>-0.7164747911</text:p>
          </table:table-cell>
          <table:table-cell table:formula="of:=INT([.D724]/[.$B$1]*1024)" office:value-type="float" office:value="-131">
            <text:p>-131</text:p>
          </table:table-cell>
          <table:table-cell table:number-columns-repeated="10"/>
        </table:table-row>
        <table:table-row table:style-name="ro2">
          <table:table-cell table:formula="of:=[.A724]+[.$D$1]" office:value-type="float" office:value="158.25">
            <text:p>158.25</text:p>
          </table:table-cell>
          <table:table-cell table:formula="of:=[.$M$2]+[.$M$3]*[.A725]+[.$M$4]*[.A725]^2+[.$M$5]*[.A725]^3+[.$M$6]*[.A725]^4+[.$N$2]*[.A725]^5+[.$N$3]*[.A725]^6+[.$N$4]*[.A725]^7+[.$N$5]*[.A725]^8+[.$N$6]*[.A725]^9" office:value-type="float" office:value="1.54203606753367">
            <text:p>1.5420360675</text:p>
          </table:table-cell>
          <table:table-cell table:formula="of:=[.B725]/([.$B$2]+[.B725])*[.$B$1]" office:value-type="float" office:value="0.326951530538893">
            <text:p>0.3269515305</text:p>
          </table:table-cell>
          <table:table-cell table:formula="of:=[.$D$5]*[.C725]-[.$D$4]" office:value-type="float" office:value="-0.718133361980976">
            <text:p>-0.718133362</text:p>
          </table:table-cell>
          <table:table-cell table:formula="of:=INT([.D725]/[.$B$1]*1024)" office:value-type="float" office:value="-132">
            <text:p>-132</text:p>
          </table:table-cell>
          <table:table-cell table:number-columns-repeated="10"/>
        </table:table-row>
        <table:table-row table:style-name="ro2">
          <table:table-cell table:formula="of:=[.A725]+[.$D$1]" office:value-type="float" office:value="158.5">
            <text:p>158.5</text:p>
          </table:table-cell>
          <table:table-cell table:formula="of:=[.$M$2]+[.$M$3]*[.A726]+[.$M$4]*[.A726]^2+[.$M$5]*[.A726]^3+[.$M$6]*[.A726]^4+[.$N$2]*[.A726]^5+[.$N$3]*[.A726]^6+[.$N$4]*[.A726]^7+[.$N$5]*[.A726]^8+[.$N$6]*[.A726]^9" office:value-type="float" office:value="1.53633418258755">
            <text:p>1.5363341826</text:p>
          </table:table-cell>
          <table:table-cell table:formula="of:=[.B726]/([.$B$2]+[.B726])*[.$B$1]" office:value-type="float" office:value="0.325812795650892">
            <text:p>0.3258127957</text:p>
          </table:table-cell>
          <table:table-cell table:formula="of:=[.$D$5]*[.C726]-[.$D$4]" office:value-type="float" office:value="-0.719745656995316">
            <text:p>-0.719745657</text:p>
          </table:table-cell>
          <table:table-cell table:formula="of:=INT([.D726]/[.$B$1]*1024)" office:value-type="float" office:value="-132">
            <text:p>-132</text:p>
          </table:table-cell>
          <table:table-cell table:number-columns-repeated="10"/>
        </table:table-row>
        <table:table-row table:style-name="ro2">
          <table:table-cell table:formula="of:=[.A726]+[.$D$1]" office:value-type="float" office:value="158.75">
            <text:p>158.75</text:p>
          </table:table-cell>
          <table:table-cell table:formula="of:=[.$M$2]+[.$M$3]*[.A727]+[.$M$4]*[.A727]^2+[.$M$5]*[.A727]^3+[.$M$6]*[.A727]^4+[.$N$2]*[.A727]^5+[.$N$3]*[.A727]^6+[.$N$4]*[.A727]^7+[.$N$5]*[.A727]^8+[.$N$6]*[.A727]^9" office:value-type="float" office:value="1.53079744277329">
            <text:p>1.5307974428</text:p>
          </table:table-cell>
          <table:table-cell table:formula="of:=[.B727]/([.$B$2]+[.B727])*[.$B$1]" office:value-type="float" office:value="0.324706572354089">
            <text:p>0.3247065724</text:p>
          </table:table-cell>
          <table:table-cell table:formula="of:=[.$D$5]*[.C727]-[.$D$4]" office:value-type="float" office:value="-0.721311919981528">
            <text:p>-0.72131192</text:p>
          </table:table-cell>
          <table:table-cell table:formula="of:=INT([.D727]/[.$B$1]*1024)" office:value-type="float" office:value="-132">
            <text:p>-132</text:p>
          </table:table-cell>
          <table:table-cell table:number-columns-repeated="10"/>
        </table:table-row>
        <table:table-row table:style-name="ro2">
          <table:table-cell table:formula="of:=[.A727]+[.$D$1]" office:value-type="float" office:value="159">
            <text:p>159</text:p>
          </table:table-cell>
          <table:table-cell table:formula="of:=[.$M$2]+[.$M$3]*[.A728]+[.$M$4]*[.A728]^2+[.$M$5]*[.A728]^3+[.$M$6]*[.A728]^4+[.$N$2]*[.A728]^5+[.$N$3]*[.A728]^6+[.$N$4]*[.A728]^7+[.$N$5]*[.A728]^8+[.$N$6]*[.A728]^9" office:value-type="float" office:value="1.52542470272078">
            <text:p>1.5254247027</text:p>
          </table:table-cell>
          <table:table-cell table:formula="of:=[.B728]/([.$B$2]+[.B728])*[.$B$1]" office:value-type="float" office:value="0.32363267281548">
            <text:p>0.3236326728</text:p>
          </table:table-cell>
          <table:table-cell table:formula="of:=[.$D$5]*[.C728]-[.$D$4]" office:value-type="float" office:value="-0.72283241688581">
            <text:p>-0.7228324169</text:p>
          </table:table-cell>
          <table:table-cell table:formula="of:=INT([.D728]/[.$B$1]*1024)" office:value-type="float" office:value="-132">
            <text:p>-132</text:p>
          </table:table-cell>
          <table:table-cell table:number-columns-repeated="10"/>
        </table:table-row>
        <table:table-row table:style-name="ro2">
          <table:table-cell table:formula="of:=[.A728]+[.$D$1]" office:value-type="float" office:value="159.25">
            <text:p>159.25</text:p>
          </table:table-cell>
          <table:table-cell table:formula="of:=[.$M$2]+[.$M$3]*[.A729]+[.$M$4]*[.A729]^2+[.$M$5]*[.A729]^3+[.$M$6]*[.A729]^4+[.$N$2]*[.A729]^5+[.$N$3]*[.A729]^6+[.$N$4]*[.A729]^7+[.$N$5]*[.A729]^8+[.$N$6]*[.A729]^9" office:value-type="float" office:value="1.52021474609478">
            <text:p>1.5202147461</text:p>
          </table:table-cell>
          <table:table-cell table:formula="of:=[.B729]/([.$B$2]+[.B729])*[.$B$1]" office:value-type="float" office:value="0.322590893462085">
            <text:p>0.3225908935</text:p>
          </table:table-cell>
          <table:table-cell table:formula="of:=[.$D$5]*[.C729]-[.$D$4]" office:value-type="float" office:value="-0.724307435940045">
            <text:p>-0.7243074359</text:p>
          </table:table-cell>
          <table:table-cell table:formula="of:=INT([.D729]/[.$B$1]*1024)" office:value-type="float" office:value="-133">
            <text:p>-133</text:p>
          </table:table-cell>
          <table:table-cell table:number-columns-repeated="10"/>
        </table:table-row>
        <table:table-row table:style-name="ro2">
          <table:table-cell table:formula="of:=[.A729]+[.$D$1]" office:value-type="float" office:value="159.5">
            <text:p>159.5</text:p>
          </table:table-cell>
          <table:table-cell table:formula="of:=[.$M$2]+[.$M$3]*[.A730]+[.$M$4]*[.A730]^2+[.$M$5]*[.A730]^3+[.$M$6]*[.A730]^4+[.$N$2]*[.A730]^5+[.$N$3]*[.A730]^6+[.$N$4]*[.A730]^7+[.$N$5]*[.A730]^8+[.$N$6]*[.A730]^9" office:value-type="float" office:value="1.51516628519948">
            <text:p>1.5151662852</text:p>
          </table:table-cell>
          <table:table-cell table:formula="of:=[.B730]/([.$B$2]+[.B730])*[.$B$1]" office:value-type="float" office:value="0.321581014898831">
            <text:p>0.3215810149</text:p>
          </table:table-cell>
          <table:table-cell table:formula="of:=[.$D$5]*[.C730]-[.$D$4]" office:value-type="float" office:value="-0.725737287778064">
            <text:p>-0.7257372878</text:p>
          </table:table-cell>
          <table:table-cell table:formula="of:=INT([.D730]/[.$B$1]*1024)" office:value-type="float" office:value="-133">
            <text:p>-133</text:p>
          </table:table-cell>
          <table:table-cell table:number-columns-repeated="10"/>
        </table:table-row>
        <table:table-row table:style-name="ro2">
          <table:table-cell table:formula="of:=[.A730]+[.$D$1]" office:value-type="float" office:value="159.75">
            <text:p>159.75</text:p>
          </table:table-cell>
          <table:table-cell table:formula="of:=[.$M$2]+[.$M$3]*[.A731]+[.$M$4]*[.A731]^2+[.$M$5]*[.A731]^3+[.$M$6]*[.A731]^4+[.$N$2]*[.A731]^5+[.$N$3]*[.A731]^6+[.$N$4]*[.A731]^7+[.$N$5]*[.A731]^8+[.$N$6]*[.A731]^9" office:value-type="float" office:value="1.51027796057542">
            <text:p>1.5102779606</text:p>
          </table:table-cell>
          <table:table-cell table:formula="of:=[.B731]/([.$B$2]+[.B731])*[.$B$1]" office:value-type="float" office:value="0.320602801827254">
            <text:p>0.3206028018</text:p>
          </table:table-cell>
          <table:table-cell table:formula="of:=[.$D$5]*[.C731]-[.$D$4]" office:value-type="float" office:value="-0.727122305550757">
            <text:p>-0.7271223056</text:p>
          </table:table-cell>
          <table:table-cell table:formula="of:=INT([.D731]/[.$B$1]*1024)" office:value-type="float" office:value="-133">
            <text:p>-133</text:p>
          </table:table-cell>
          <table:table-cell table:number-columns-repeated="10"/>
        </table:table-row>
        <table:table-row table:style-name="ro2">
          <table:table-cell table:formula="of:=[.A731]+[.$D$1]" office:value-type="float" office:value="160">
            <text:p>160</text:p>
          </table:table-cell>
          <table:table-cell table:formula="of:=[.$M$2]+[.$M$3]*[.A732]+[.$M$4]*[.A732]^2+[.$M$5]*[.A732]^3+[.$M$6]*[.A732]^4+[.$N$2]*[.A732]^5+[.$N$3]*[.A732]^6+[.$N$4]*[.A732]^7+[.$N$5]*[.A732]^8+[.$N$6]*[.A732]^9" office:value-type="float" office:value="1.50554834063723">
            <text:p>1.5055483406</text:p>
          </table:table-cell>
          <table:table-cell table:formula="of:=[.B732]/([.$B$2]+[.B732])*[.$B$1]" office:value-type="float" office:value="0.319656002974737">
            <text:p>0.319656003</text:p>
          </table:table-cell>
          <table:table-cell table:formula="of:=[.$D$5]*[.C732]-[.$D$4]" office:value-type="float" office:value="-0.728462845026258">
            <text:p>-0.728462845</text:p>
          </table:table-cell>
          <table:table-cell table:formula="of:=INT([.D732]/[.$B$1]*1024)" office:value-type="float" office:value="-133">
            <text:p>-133</text:p>
          </table:table-cell>
          <table:table-cell table:number-columns-repeated="10"/>
        </table:table-row>
        <table:table-row table:style-name="ro2">
          <table:table-cell table:formula="of:=[.A732]+[.$D$1]" office:value-type="float" office:value="160.25">
            <text:p>160.25</text:p>
          </table:table-cell>
          <table:table-cell table:formula="of:=[.$M$2]+[.$M$3]*[.A733]+[.$M$4]*[.A733]^2+[.$M$5]*[.A733]^3+[.$M$6]*[.A733]^4+[.$N$2]*[.A733]^5+[.$N$3]*[.A733]^6+[.$N$4]*[.A733]^7+[.$N$5]*[.A733]^8+[.$N$6]*[.A733]^9" office:value-type="float" office:value="1.50097592134762">
            <text:p>1.5009759213</text:p>
          </table:table-cell>
          <table:table-cell table:formula="of:=[.B733]/([.$B$2]+[.B733])*[.$B$1]" office:value-type="float" office:value="0.31874035103332">
            <text:p>0.318740351</text:p>
          </table:table-cell>
          <table:table-cell table:formula="of:=[.$D$5]*[.C733]-[.$D$4]" office:value-type="float" office:value="-0.729759284676589">
            <text:p>-0.7297592847</text:p>
          </table:table-cell>
          <table:table-cell table:formula="of:=INT([.D733]/[.$B$1]*1024)" office:value-type="float" office:value="-134">
            <text:p>-134</text:p>
          </table:table-cell>
          <table:table-cell table:number-columns-repeated="10"/>
        </table:table-row>
        <table:table-row table:style-name="ro2">
          <table:table-cell table:formula="of:=[.A733]+[.$D$1]" office:value-type="float" office:value="160.5">
            <text:p>160.5</text:p>
          </table:table-cell>
          <table:table-cell table:formula="of:=[.$M$2]+[.$M$3]*[.A734]+[.$M$4]*[.A734]^2+[.$M$5]*[.A734]^3+[.$M$6]*[.A734]^4+[.$N$2]*[.A734]^5+[.$N$3]*[.A734]^6+[.$N$4]*[.A734]^7+[.$N$5]*[.A734]^8+[.$N$6]*[.A734]^9" office:value-type="float" office:value="1.49655912591038">
            <text:p>1.4965591259</text:p>
          </table:table-cell>
          <table:table-cell table:formula="of:=[.B734]/([.$B$2]+[.B734])*[.$B$1]" office:value-type="float" office:value="0.317855562604642">
            <text:p>0.3178555626</text:p>
          </table:table-cell>
          <table:table-cell table:formula="of:=[.$D$5]*[.C734]-[.$D$4]" office:value-type="float" office:value="-0.731012025755602">
            <text:p>-0.7310120258</text:p>
          </table:table-cell>
          <table:table-cell table:formula="of:=INT([.D734]/[.$B$1]*1024)" office:value-type="float" office:value="-134">
            <text:p>-134</text:p>
          </table:table-cell>
          <table:table-cell table:number-columns-repeated="10"/>
        </table:table-row>
        <table:table-row table:style-name="ro2">
          <table:table-cell table:formula="of:=[.A734]+[.$D$1]" office:value-type="float" office:value="160.75">
            <text:p>160.75</text:p>
          </table:table-cell>
          <table:table-cell table:formula="of:=[.$M$2]+[.$M$3]*[.A735]+[.$M$4]*[.A735]^2+[.$M$5]*[.A735]^3+[.$M$6]*[.A735]^4+[.$N$2]*[.A735]^5+[.$N$3]*[.A735]^6+[.$N$4]*[.A735]^7+[.$N$5]*[.A735]^8+[.$N$6]*[.A735]^9" office:value-type="float" office:value="1.49229630448735">
            <text:p>1.4922963045</text:p>
          </table:table-cell>
          <table:table-cell table:formula="of:=[.B735]/([.$B$2]+[.B735])*[.$B$1]" office:value-type="float" office:value="0.317001338151958">
            <text:p>0.3170013382</text:p>
          </table:table-cell>
          <table:table-cell table:formula="of:=[.$D$5]*[.C735]-[.$D$4]" office:value-type="float" office:value="-0.73222149236693">
            <text:p>-0.7322214924</text:p>
          </table:table-cell>
          <table:table-cell table:formula="of:=INT([.D735]/[.$B$1]*1024)" office:value-type="float" office:value="-134">
            <text:p>-134</text:p>
          </table:table-cell>
          <table:table-cell table:number-columns-repeated="10"/>
        </table:table-row>
        <table:table-row table:style-name="ro2">
          <table:table-cell table:formula="of:=[.A735]+[.$D$1]" office:value-type="float" office:value="161">
            <text:p>161</text:p>
          </table:table-cell>
          <table:table-cell table:formula="of:=[.$M$2]+[.$M$3]*[.A736]+[.$M$4]*[.A736]^2+[.$M$5]*[.A736]^3+[.$M$6]*[.A736]^4+[.$N$2]*[.A736]^5+[.$N$3]*[.A736]^6+[.$N$4]*[.A736]^7+[.$N$5]*[.A736]^8+[.$N$6]*[.A736]^9" office:value-type="float" office:value="1.4881857339567">
            <text:p>1.488185734</text:p>
          </table:table-cell>
          <table:table-cell table:formula="of:=[.B736]/([.$B$2]+[.B736])*[.$B$1]" office:value-type="float" office:value="0.316177361962682">
            <text:p>0.316177362</text:p>
          </table:table-cell>
          <table:table-cell table:formula="of:=[.$D$5]*[.C736]-[.$D$4]" office:value-type="float" office:value="-0.733388131517011">
            <text:p>-0.7333881315</text:p>
          </table:table-cell>
          <table:table-cell table:formula="of:=INT([.D736]/[.$B$1]*1024)" office:value-type="float" office:value="-134">
            <text:p>-134</text:p>
          </table:table-cell>
          <table:table-cell table:number-columns-repeated="10"/>
        </table:table-row>
        <table:table-row table:style-name="ro2">
          <table:table-cell table:formula="of:=[.A736]+[.$D$1]" office:value-type="float" office:value="161.25">
            <text:p>161.25</text:p>
          </table:table-cell>
          <table:table-cell table:formula="of:=[.$M$2]+[.$M$3]*[.A737]+[.$M$4]*[.A737]^2+[.$M$5]*[.A737]^3+[.$M$6]*[.A737]^4+[.$N$2]*[.A737]^5+[.$N$3]*[.A737]^6+[.$N$4]*[.A737]^7+[.$N$5]*[.A737]^8+[.$N$6]*[.A737]^9" office:value-type="float" office:value="1.48422561769962">
            <text:p>1.4842256177</text:p>
          </table:table-cell>
          <table:table-cell table:formula="of:=[.B737]/([.$B$2]+[.B737])*[.$B$1]" office:value-type="float" office:value="0.31538330211885">
            <text:p>0.3153833021</text:p>
          </table:table-cell>
          <table:table-cell table:formula="of:=[.$D$5]*[.C737]-[.$D$4]" office:value-type="float" office:value="-0.734512413156917">
            <text:p>-0.7345124132</text:p>
          </table:table-cell>
          <table:table-cell table:formula="of:=INT([.D737]/[.$B$1]*1024)" office:value-type="float" office:value="-135">
            <text:p>-135</text:p>
          </table:table-cell>
          <table:table-cell table:number-columns-repeated="10"/>
        </table:table-row>
        <table:table-row table:style-name="ro2">
          <table:table-cell table:formula="of:=[.A737]+[.$D$1]" office:value-type="float" office:value="161.5">
            <text:p>161.5</text:p>
          </table:table-cell>
          <table:table-cell table:formula="of:=[.$M$2]+[.$M$3]*[.A738]+[.$M$4]*[.A738]^2+[.$M$5]*[.A738]^3+[.$M$6]*[.A738]^4+[.$N$2]*[.A738]^5+[.$N$3]*[.A738]^6+[.$N$4]*[.A738]^7+[.$N$5]*[.A738]^8+[.$N$6]*[.A738]^9" office:value-type="float" office:value="1.48041408541803">
            <text:p>1.4804140854</text:p>
          </table:table-cell>
          <table:table-cell table:formula="of:=[.B738]/([.$B$2]+[.B738])*[.$B$1]" office:value-type="float" office:value="0.314618810475945">
            <text:p>0.3146188105</text:p>
          </table:table-cell>
          <table:table-cell table:formula="of:=[.$D$5]*[.C738]-[.$D$4]" office:value-type="float" office:value="-0.735594830212326">
            <text:p>-0.7355948302</text:p>
          </table:table-cell>
          <table:table-cell table:formula="of:=INT([.D738]/[.$B$1]*1024)" office:value-type="float" office:value="-135">
            <text:p>-135</text:p>
          </table:table-cell>
          <table:table-cell table:number-columns-repeated="10"/>
        </table:table-row>
        <table:table-row table:style-name="ro2">
          <table:table-cell table:formula="of:=[.A738]+[.$D$1]" office:value-type="float" office:value="161.75">
            <text:p>161.75</text:p>
          </table:table-cell>
          <table:table-cell table:formula="of:=[.$M$2]+[.$M$3]*[.A739]+[.$M$4]*[.A739]^2+[.$M$5]*[.A739]^3+[.$M$6]*[.A739]^4+[.$N$2]*[.A739]^5+[.$N$3]*[.A739]^6+[.$N$4]*[.A739]^7+[.$N$5]*[.A739]^8+[.$N$6]*[.A739]^9" office:value-type="float" office:value="1.47674919297856">
            <text:p>1.476749193</text:p>
          </table:table-cell>
          <table:table-cell table:formula="of:=[.B739]/([.$B$2]+[.B739])*[.$B$1]" office:value-type="float" office:value="0.313883522649129">
            <text:p>0.3138835226</text:p>
          </table:table-cell>
          <table:table-cell table:formula="of:=[.$D$5]*[.C739]-[.$D$4]" office:value-type="float" office:value="-0.736635898603022">
            <text:p>-0.7366358986</text:p>
          </table:table-cell>
          <table:table-cell table:formula="of:=INT([.D739]/[.$B$1]*1024)" office:value-type="float" office:value="-135">
            <text:p>-135</text:p>
          </table:table-cell>
          <table:table-cell table:number-columns-repeated="10"/>
        </table:table-row>
        <table:table-row table:style-name="ro2">
          <table:table-cell table:formula="of:=[.A739]+[.$D$1]" office:value-type="float" office:value="162">
            <text:p>162</text:p>
          </table:table-cell>
          <table:table-cell table:formula="of:=[.$M$2]+[.$M$3]*[.A740]+[.$M$4]*[.A740]^2+[.$M$5]*[.A740]^3+[.$M$6]*[.A740]^4+[.$N$2]*[.A740]^5+[.$N$3]*[.A740]^6+[.$N$4]*[.A740]^7+[.$N$5]*[.A740]^8+[.$N$6]*[.A740]^9" office:value-type="float" office:value="1.47322892229113">
            <text:p>1.4732289223</text:p>
          </table:table-cell>
          <table:table-cell table:formula="of:=[.B740]/([.$B$2]+[.B740])*[.$B$1]" office:value-type="float" office:value="0.313177058008472">
            <text:p>0.313177058</text:p>
          </table:table-cell>
          <table:table-cell table:formula="of:=[.$D$5]*[.C740]-[.$D$4]" office:value-type="float" office:value="-0.73763615724965">
            <text:p>-0.7376361572</text:p>
          </table:table-cell>
          <table:table-cell table:formula="of:=INT([.D740]/[.$B$1]*1024)" office:value-type="float" office:value="-135">
            <text:p>-135</text:p>
          </table:table-cell>
          <table:table-cell table:number-columns-repeated="10"/>
        </table:table-row>
        <table:table-row table:style-name="ro2">
          <table:table-cell table:formula="of:=[.A740]+[.$D$1]" office:value-type="float" office:value="162.25">
            <text:p>162.25</text:p>
          </table:table-cell>
          <table:table-cell table:formula="of:=[.$M$2]+[.$M$3]*[.A741]+[.$M$4]*[.A741]^2+[.$M$5]*[.A741]^3+[.$M$6]*[.A741]^4+[.$N$2]*[.A741]^5+[.$N$3]*[.A741]^6+[.$N$4]*[.A741]^7+[.$N$5]*[.A741]^8+[.$N$6]*[.A741]^9" office:value-type="float" office:value="1.46985118124235">
            <text:p>1.4698511812</text:p>
          </table:table-cell>
          <table:table-cell table:formula="of:=[.B741]/([.$B$2]+[.B741])*[.$B$1]" office:value-type="float" office:value="0.312499019687174">
            <text:p>0.3124990197</text:p>
          </table:table-cell>
          <table:table-cell table:formula="of:=[.$D$5]*[.C741]-[.$D$4]" office:value-type="float" office:value="-0.738596168062071">
            <text:p>-0.7385961681</text:p>
          </table:table-cell>
          <table:table-cell table:formula="of:=INT([.D741]/[.$B$1]*1024)" office:value-type="float" office:value="-135">
            <text:p>-135</text:p>
          </table:table-cell>
          <table:table-cell table:number-columns-repeated="10"/>
        </table:table-row>
        <table:table-row table:style-name="ro2">
          <table:table-cell table:formula="of:=[.A741]+[.$D$1]" office:value-type="float" office:value="162.5">
            <text:p>162.5</text:p>
          </table:table-cell>
          <table:table-cell table:formula="of:=[.$M$2]+[.$M$3]*[.A742]+[.$M$4]*[.A742]^2+[.$M$5]*[.A742]^3+[.$M$6]*[.A742]^4+[.$N$2]*[.A742]^5+[.$N$3]*[.A742]^6+[.$N$4]*[.A742]^7+[.$N$5]*[.A742]^8+[.$N$6]*[.A742]^9" office:value-type="float" office:value="1.46661380362525">
            <text:p>1.4666138036</text:p>
          </table:table-cell>
          <table:table-cell table:formula="of:=[.B742]/([.$B$2]+[.B742])*[.$B$1]" office:value-type="float" office:value="0.311848994590996">
            <text:p>0.3118489946</text:p>
          </table:table-cell>
          <table:table-cell table:formula="of:=[.$D$5]*[.C742]-[.$D$4]" office:value-type="float" office:value="-0.73951651592601">
            <text:p>-0.7395165159</text:p>
          </table:table-cell>
          <table:table-cell table:formula="of:=INT([.D742]/[.$B$1]*1024)" office:value-type="float" office:value="-135">
            <text:p>-135</text:p>
          </table:table-cell>
          <table:table-cell table:number-columns-repeated="10"/>
        </table:table-row>
        <table:table-row table:style-name="ro2">
          <table:table-cell table:formula="of:=[.A742]+[.$D$1]" office:value-type="float" office:value="162.75">
            <text:p>162.75</text:p>
          </table:table-cell>
          <table:table-cell table:formula="of:=[.$M$2]+[.$M$3]*[.A743]+[.$M$4]*[.A743]^2+[.$M$5]*[.A743]^3+[.$M$6]*[.A743]^4+[.$N$2]*[.A743]^5+[.$N$3]*[.A743]^6+[.$N$4]*[.A743]^7+[.$N$5]*[.A743]^8+[.$N$6]*[.A743]^9" office:value-type="float" office:value="1.46351454912951">
            <text:p>1.4635145491</text:p>
          </table:table-cell>
          <table:table-cell table:formula="of:=[.B743]/([.$B$2]+[.B743])*[.$B$1]" office:value-type="float" office:value="0.311226553421699">
            <text:p>0.3112265534</text:p>
          </table:table-cell>
          <table:table-cell table:formula="of:=[.$D$5]*[.C743]-[.$D$4]" office:value-type="float" office:value="-0.740397808669872">
            <text:p>-0.7403978087</text:p>
          </table:table-cell>
          <table:table-cell table:formula="of:=INT([.D743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3]+[.$D$1]" office:value-type="float" office:value="163">
            <text:p>163</text:p>
          </table:table-cell>
          <table:table-cell table:formula="of:=[.$M$2]+[.$M$3]*[.A744]+[.$M$4]*[.A744]^2+[.$M$5]*[.A744]^3+[.$M$6]*[.A744]^4+[.$N$2]*[.A744]^5+[.$N$3]*[.A744]^6+[.$N$4]*[.A744]^7+[.$N$5]*[.A744]^8+[.$N$6]*[.A744]^9" office:value-type="float" office:value="1.46055110337602">
            <text:p>1.4605511034</text:p>
          </table:table-cell>
          <table:table-cell table:formula="of:=[.B744]/([.$B$2]+[.B744])*[.$B$1]" office:value-type="float" office:value="0.310631250711169">
            <text:p>0.3106312507</text:p>
          </table:table-cell>
          <table:table-cell table:formula="of:=[.$D$5]*[.C744]-[.$D$4]" office:value-type="float" office:value="-0.741240677016425">
            <text:p>-0.741240677</text:p>
          </table:table-cell>
          <table:table-cell table:formula="of:=INT([.D744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4]+[.$D$1]" office:value-type="float" office:value="163.25">
            <text:p>163.25</text:p>
          </table:table-cell>
          <table:table-cell table:formula="of:=[.$M$2]+[.$M$3]*[.A745]+[.$M$4]*[.A745]^2+[.$M$5]*[.A745]^3+[.$M$6]*[.A745]^4+[.$N$2]*[.A745]^5+[.$N$3]*[.A745]^6+[.$N$4]*[.A745]^7+[.$N$5]*[.A745]^8+[.$N$6]*[.A745]^9" office:value-type="float" office:value="1.45772107794801">
            <text:p>1.4577210779</text:p>
          </table:table-cell>
          <table:table-cell table:formula="of:=[.B745]/([.$B$2]+[.B745])*[.$B$1]" office:value-type="float" office:value="0.310062624856565">
            <text:p>0.3100626249</text:p>
          </table:table-cell>
          <table:table-cell table:formula="of:=[.$D$5]*[.C745]-[.$D$4]" office:value-type="float" office:value="-0.742045774533032">
            <text:p>-0.7420457745</text:p>
          </table:table-cell>
          <table:table-cell table:formula="of:=INT([.D745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5]+[.$D$1]" office:value-type="float" office:value="163.5">
            <text:p>163.5</text:p>
          </table:table-cell>
          <table:table-cell table:formula="of:=[.$M$2]+[.$M$3]*[.A746]+[.$M$4]*[.A746]^2+[.$M$5]*[.A746]^3+[.$M$6]*[.A746]^4+[.$N$2]*[.A746]^5+[.$N$3]*[.A746]^6+[.$N$4]*[.A746]^7+[.$N$5]*[.A746]^8+[.$N$6]*[.A746]^9" office:value-type="float" office:value="1.45502201051067">
            <text:p>1.4550220105</text:p>
          </table:table-cell>
          <table:table-cell table:formula="of:=[.B746]/([.$B$2]+[.B746])*[.$B$1]" office:value-type="float" office:value="0.309520198174854">
            <text:p>0.3095201982</text:p>
          </table:table-cell>
          <table:table-cell table:formula="of:=[.$D$5]*[.C746]-[.$D$4]" office:value-type="float" office:value="-0.742813777554441">
            <text:p>-0.7428137776</text:p>
          </table:table-cell>
          <table:table-cell table:formula="of:=INT([.D746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6]+[.$D$1]" office:value-type="float" office:value="163.75">
            <text:p>163.75</text:p>
          </table:table-cell>
          <table:table-cell table:formula="of:=[.$M$2]+[.$M$3]*[.A747]+[.$M$4]*[.A747]^2+[.$M$5]*[.A747]^3+[.$M$6]*[.A747]^4+[.$N$2]*[.A747]^5+[.$N$3]*[.A747]^6+[.$N$4]*[.A747]^7+[.$N$5]*[.A747]^8+[.$N$6]*[.A747]^9" office:value-type="float" office:value="1.45245136491985">
            <text:p>1.4524513649</text:p>
          </table:table-cell>
          <table:table-cell table:formula="of:=[.B747]/([.$B$2]+[.B747])*[.$B$1]" office:value-type="float" office:value="0.309003476956682">
            <text:p>0.309003477</text:p>
          </table:table-cell>
          <table:table-cell table:formula="of:=[.$D$5]*[.C747]-[.$D$4]" office:value-type="float" office:value="-0.743545385106507">
            <text:p>-0.7435453851</text:p>
          </table:table-cell>
          <table:table-cell table:formula="of:=INT([.D747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7]+[.$D$1]" office:value-type="float" office:value="164">
            <text:p>164</text:p>
          </table:table-cell>
          <table:table-cell table:formula="of:=[.$M$2]+[.$M$3]*[.A748]+[.$M$4]*[.A748]^2+[.$M$5]*[.A748]^3+[.$M$6]*[.A748]^4+[.$N$2]*[.A748]^5+[.$N$3]*[.A748]^6+[.$N$4]*[.A748]^7+[.$N$5]*[.A748]^8+[.$N$6]*[.A748]^9" office:value-type="float" office:value="1.45000653142097">
            <text:p>1.4500065314</text:p>
          </table:table-cell>
          <table:table-cell table:formula="of:=[.B748]/([.$B$2]+[.B748])*[.$B$1]" office:value-type="float" office:value="0.308511951539811">
            <text:p>0.3085119515</text:p>
          </table:table-cell>
          <table:table-cell table:formula="of:=[.$D$5]*[.C748]-[.$D$4]" office:value-type="float" office:value="-0.74424131880222">
            <text:p>-0.7442413188</text:p>
          </table:table-cell>
          <table:table-cell table:formula="of:=INT([.D748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8]+[.$D$1]" office:value-type="float" office:value="164.25">
            <text:p>164.25</text:p>
          </table:table-cell>
          <table:table-cell table:formula="of:=[.$M$2]+[.$M$3]*[.A749]+[.$M$4]*[.A749]^2+[.$M$5]*[.A749]^3+[.$M$6]*[.A749]^4+[.$N$2]*[.A749]^5+[.$N$3]*[.A749]^6+[.$N$4]*[.A749]^7+[.$N$5]*[.A749]^8+[.$N$6]*[.A749]^9" office:value-type="float" office:value="1.44768482683753">
            <text:p>1.4476848268</text:p>
          </table:table-cell>
          <table:table-cell table:formula="of:=[.B749]/([.$B$2]+[.B749])*[.$B$1]" office:value-type="float" office:value="0.308045096381785">
            <text:p>0.3080450964</text:p>
          </table:table-cell>
          <table:table-cell table:formula="of:=[.$D$5]*[.C749]-[.$D$4]" office:value-type="float" office:value="-0.744902322738813">
            <text:p>-0.7449023227</text:p>
          </table:table-cell>
          <table:table-cell table:formula="of:=INT([.D749]/[.$B$1]*1024)" office:value-type="float" office:value="-136">
            <text:p>-136</text:p>
          </table:table-cell>
          <table:table-cell table:number-columns-repeated="10"/>
        </table:table-row>
        <table:table-row table:style-name="ro2">
          <table:table-cell table:formula="of:=[.A749]+[.$D$1]" office:value-type="float" office:value="164.5">
            <text:p>164.5</text:p>
          </table:table-cell>
          <table:table-cell table:formula="of:=[.$M$2]+[.$M$3]*[.A750]+[.$M$4]*[.A750]^2+[.$M$5]*[.A750]^3+[.$M$6]*[.A750]^4+[.$N$2]*[.A750]^5+[.$N$3]*[.A750]^6+[.$N$4]*[.A750]^7+[.$N$5]*[.A750]^8+[.$N$6]*[.A750]^9" office:value-type="float" office:value="1.44548349482761">
            <text:p>1.4454834948</text:p>
          </table:table-cell>
          <table:table-cell table:formula="of:=[.B750]/([.$B$2]+[.B750])*[.$B$1]" office:value-type="float" office:value="0.307602370147484">
            <text:p>0.3076023701</text:p>
          </table:table-cell>
          <table:table-cell table:formula="of:=[.$D$5]*[.C750]-[.$D$4]" office:value-type="float" office:value="-0.745529163373804">
            <text:p>-0.7455291634</text:p>
          </table:table-cell>
          <table:table-cell table:formula="of:=INT([.D750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0]+[.$D$1]" office:value-type="float" office:value="164.75">
            <text:p>164.75</text:p>
          </table:table-cell>
          <table:table-cell table:formula="of:=[.$M$2]+[.$M$3]*[.A751]+[.$M$4]*[.A751]^2+[.$M$5]*[.A751]^3+[.$M$6]*[.A751]^4+[.$N$2]*[.A751]^5+[.$N$3]*[.A751]^6+[.$N$4]*[.A751]^7+[.$N$5]*[.A751]^8+[.$N$6]*[.A751]^9" office:value-type="float" office:value="1.44339970617989">
            <text:p>1.4433997062</text:p>
          </table:table-cell>
          <table:table-cell table:formula="of:=[.B751]/([.$B$2]+[.B751])*[.$B$1]" office:value-type="float" office:value="0.307183215805746">
            <text:p>0.3071832158</text:p>
          </table:table-cell>
          <table:table-cell table:formula="of:=[.$D$5]*[.C751]-[.$D$4]" office:value-type="float" office:value="-0.74612262938819">
            <text:p>-0.7461226294</text:p>
          </table:table-cell>
          <table:table-cell table:formula="of:=INT([.D751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1]+[.$D$1]" office:value-type="float" office:value="165">
            <text:p>165</text:p>
          </table:table-cell>
          <table:table-cell table:formula="of:=[.$M$2]+[.$M$3]*[.A752]+[.$M$4]*[.A752]^2+[.$M$5]*[.A752]^3+[.$M$6]*[.A752]^4+[.$N$2]*[.A752]^5+[.$N$3]*[.A752]^6+[.$N$4]*[.A752]^7+[.$N$5]*[.A752]^8+[.$N$6]*[.A752]^9" office:value-type="float" office:value="1.4414305591456">
            <text:p>1.4414305591</text:p>
          </table:table-cell>
          <table:table-cell table:formula="of:=[.B752]/([.$B$2]+[.B752])*[.$B$1]" office:value-type="float" office:value="0.306787060734201">
            <text:p>0.3067870607</text:p>
          </table:table-cell>
          <table:table-cell table:formula="of:=[.$D$5]*[.C752]-[.$D$4]" office:value-type="float" office:value="-0.746683531538013">
            <text:p>-0.7466835315</text:p>
          </table:table-cell>
          <table:table-cell table:formula="of:=INT([.D752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2]+[.$D$1]" office:value-type="float" office:value="165.25">
            <text:p>165.25</text:p>
          </table:table-cell>
          <table:table-cell table:formula="of:=[.$M$2]+[.$M$3]*[.A753]+[.$M$4]*[.A753]^2+[.$M$5]*[.A753]^3+[.$M$6]*[.A753]^4+[.$N$2]*[.A753]^5+[.$N$3]*[.A753]^6+[.$N$4]*[.A753]^7+[.$N$5]*[.A753]^8+[.$N$6]*[.A753]^9" office:value-type="float" office:value="1.43957307981509">
            <text:p>1.4395730798</text:p>
          </table:table-cell>
          <table:table-cell table:formula="of:=[.B753]/([.$B$2]+[.B753])*[.$B$1]" office:value-type="float" office:value="0.306413316833955">
            <text:p>0.3064133168</text:p>
          </table:table-cell>
          <table:table-cell table:formula="of:=[.$D$5]*[.C753]-[.$D$4]" office:value-type="float" office:value="-0.747212702491988">
            <text:p>-0.7472127025</text:p>
          </table:table-cell>
          <table:table-cell table:formula="of:=INT([.D753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3]+[.$D$1]" office:value-type="float" office:value="165.5">
            <text:p>165.5</text:p>
          </table:table-cell>
          <table:table-cell table:formula="of:=[.$M$2]+[.$M$3]*[.A754]+[.$M$4]*[.A754]^2+[.$M$5]*[.A754]^3+[.$M$6]*[.A754]^4+[.$N$2]*[.A754]^5+[.$N$3]*[.A754]^6+[.$N$4]*[.A754]^7+[.$N$5]*[.A754]^8+[.$N$6]*[.A754]^9" office:value-type="float" office:value="1.43782422252707">
            <text:p>1.4378242225</text:p>
          </table:table-cell>
          <table:table-cell table:formula="of:=[.B754]/([.$B$2]+[.B754])*[.$B$1]" office:value-type="float" office:value="0.3060613806516">
            <text:p>0.3060613807</text:p>
          </table:table-cell>
          <table:table-cell table:formula="of:=[.$D$5]*[.C754]-[.$D$4]" office:value-type="float" office:value="-0.747710996658748">
            <text:p>-0.7477109967</text:p>
          </table:table-cell>
          <table:table-cell table:formula="of:=INT([.D754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4]+[.$D$1]" office:value-type="float" office:value="165.75">
            <text:p>165.75</text:p>
          </table:table-cell>
          <table:table-cell table:formula="of:=[.$M$2]+[.$M$3]*[.A755]+[.$M$4]*[.A755]^2+[.$M$5]*[.A755]^3+[.$M$6]*[.A755]^4+[.$N$2]*[.A755]^5+[.$N$3]*[.A755]^6+[.$N$4]*[.A755]^7+[.$N$5]*[.A755]^8+[.$N$6]*[.A755]^9" office:value-type="float" office:value="1.43618087036157">
            <text:p>1.4361808704</text:p>
          </table:table-cell>
          <table:table-cell table:formula="of:=[.B755]/([.$B$2]+[.B755])*[.$B$1]" office:value-type="float" office:value="0.305730633518695">
            <text:p>0.3057306335</text:p>
          </table:table-cell>
          <table:table-cell table:formula="of:=[.$D$5]*[.C755]-[.$D$4]" office:value-type="float" office:value="-0.748179289989364">
            <text:p>-0.74817929</text:p>
          </table:table-cell>
          <table:table-cell table:formula="of:=INT([.D755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5]+[.$D$1]" office:value-type="float" office:value="166">
            <text:p>166</text:p>
          </table:table-cell>
          <table:table-cell table:formula="of:=[.$M$2]+[.$M$3]*[.A756]+[.$M$4]*[.A756]^2+[.$M$5]*[.A756]^3+[.$M$6]*[.A756]^4+[.$N$2]*[.A756]^5+[.$N$3]*[.A756]^6+[.$N$4]*[.A756]^7+[.$N$5]*[.A756]^8+[.$N$6]*[.A756]^9" office:value-type="float" office:value="1.43463983561082">
            <text:p>1.4346398356</text:p>
          </table:table-cell>
          <table:table-cell table:formula="of:=[.B756]/([.$B$2]+[.B756])*[.$B$1]" office:value-type="float" office:value="0.305420441687293">
            <text:p>0.3054204417</text:p>
          </table:table-cell>
          <table:table-cell table:formula="of:=[.$D$5]*[.C756]-[.$D$4]" office:value-type="float" office:value="-0.748618479785451">
            <text:p>-0.7486184798</text:p>
          </table:table-cell>
          <table:table-cell table:formula="of:=INT([.D756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6]+[.$D$1]" office:value-type="float" office:value="166.25">
            <text:p>166.25</text:p>
          </table:table-cell>
          <table:table-cell table:formula="of:=[.$M$2]+[.$M$3]*[.A757]+[.$M$4]*[.A757]^2+[.$M$5]*[.A757]^3+[.$M$6]*[.A757]^4+[.$N$2]*[.A757]^5+[.$N$3]*[.A757]^6+[.$N$4]*[.A757]^7+[.$N$5]*[.A757]^8+[.$N$6]*[.A757]^9" office:value-type="float" office:value="1.43319786036318">
            <text:p>1.4331978604</text:p>
          </table:table-cell>
          <table:table-cell table:formula="of:=[.B757]/([.$B$2]+[.B757])*[.$B$1]" office:value-type="float" office:value="0.305130156488571">
            <text:p>0.3051301565</text:p>
          </table:table-cell>
          <table:table-cell table:formula="of:=[.$D$5]*[.C757]-[.$D$4]" office:value-type="float" office:value="-0.749029484474574">
            <text:p>-0.7490294845</text:p>
          </table:table-cell>
          <table:table-cell table:formula="of:=INT([.D757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7]+[.$D$1]" office:value-type="float" office:value="166.5">
            <text:p>166.5</text:p>
          </table:table-cell>
          <table:table-cell table:formula="of:=[.$M$2]+[.$M$3]*[.A758]+[.$M$4]*[.A758]^2+[.$M$5]*[.A758]^3+[.$M$6]*[.A758]^4+[.$N$2]*[.A758]^5+[.$N$3]*[.A758]^6+[.$N$4]*[.A758]^7+[.$N$5]*[.A758]^8+[.$N$6]*[.A758]^9" office:value-type="float" office:value="1.43185161709403">
            <text:p>1.4318516171</text:p>
          </table:table-cell>
          <table:table-cell table:formula="of:=[.B758]/([.$B$2]+[.B758])*[.$B$1]" office:value-type="float" office:value="0.304859114493104">
            <text:p>0.3048591145</text:p>
          </table:table-cell>
          <table:table-cell table:formula="of:=[.$D$5]*[.C758]-[.$D$4]" office:value-type="float" office:value="-0.749413243383318">
            <text:p>-0.7494132434</text:p>
          </table:table-cell>
          <table:table-cell table:formula="of:=INT([.D758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8]+[.$D$1]" office:value-type="float" office:value="166.75">
            <text:p>166.75</text:p>
          </table:table-cell>
          <table:table-cell table:formula="of:=[.$M$2]+[.$M$3]*[.A759]+[.$M$4]*[.A759]^2+[.$M$5]*[.A759]^3+[.$M$6]*[.A759]^4+[.$N$2]*[.A759]^5+[.$N$3]*[.A759]^6+[.$N$4]*[.A759]^7+[.$N$5]*[.A759]^8+[.$N$6]*[.A759]^9" office:value-type="float" office:value="1.43059770931473">
            <text:p>1.4305977093</text:p>
          </table:table-cell>
          <table:table-cell table:formula="of:=[.B759]/([.$B$2]+[.B759])*[.$B$1]" office:value-type="float" office:value="0.304606637682884">
            <text:p>0.3046066377</text:p>
          </table:table-cell>
          <table:table-cell table:formula="of:=[.$D$5]*[.C759]-[.$D$4]" office:value-type="float" office:value="-0.749770716493737">
            <text:p>-0.7497707165</text:p>
          </table:table-cell>
          <table:table-cell table:formula="of:=INT([.D759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59]+[.$D$1]" office:value-type="float" office:value="167">
            <text:p>167</text:p>
          </table:table-cell>
          <table:table-cell table:formula="of:=[.$M$2]+[.$M$3]*[.A760]+[.$M$4]*[.A760]^2+[.$M$5]*[.A760]^3+[.$M$6]*[.A760]^4+[.$N$2]*[.A760]^5+[.$N$3]*[.A760]^6+[.$N$4]*[.A760]^7+[.$N$5]*[.A760]^8+[.$N$6]*[.A760]^9" office:value-type="float" office:value="1.42943267227361">
            <text:p>1.4294326723</text:p>
          </table:table-cell>
          <table:table-cell table:formula="of:=[.B760]/([.$B$2]+[.B760])*[.$B$1]" office:value-type="float" office:value="0.304372033633763">
            <text:p>0.3043720336</text:p>
          </table:table-cell>
          <table:table-cell table:formula="of:=[.$D$5]*[.C760]-[.$D$4]" office:value-type="float" office:value="-0.750102884185029">
            <text:p>-0.7501028842</text:p>
          </table:table-cell>
          <table:table-cell table:formula="of:=INT([.D760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60]+[.$D$1]" office:value-type="float" office:value="167.25">
            <text:p>167.25</text:p>
          </table:table-cell>
          <table:table-cell table:formula="of:=[.$M$2]+[.$M$3]*[.A761]+[.$M$4]*[.A761]^2+[.$M$5]*[.A761]^3+[.$M$6]*[.A761]^4+[.$N$2]*[.A761]^5+[.$N$3]*[.A761]^6+[.$N$4]*[.A761]^7+[.$N$5]*[.A761]^8+[.$N$6]*[.A761]^9" office:value-type="float" office:value="1.42835297368993">
            <text:p>1.4283529737</text:p>
          </table:table-cell>
          <table:table-cell table:formula="of:=[.B761]/([.$B$2]+[.B761])*[.$B$1]" office:value-type="float" office:value="0.304154595704328">
            <text:p>0.3041545957</text:p>
          </table:table-cell>
          <table:table-cell table:formula="of:=[.$D$5]*[.C761]-[.$D$4]" office:value-type="float" office:value="-0.75041074696613">
            <text:p>-0.750410747</text:p>
          </table:table-cell>
          <table:table-cell table:formula="of:=INT([.D761]/[.$B$1]*1024)" office:value-type="float" office:value="-137">
            <text:p>-137</text:p>
          </table:table-cell>
          <table:table-cell table:number-columns-repeated="10"/>
        </table:table-row>
        <table:table-row table:style-name="ro2">
          <table:table-cell table:formula="of:=[.A761]+[.$D$1]" office:value-type="float" office:value="167.5">
            <text:p>167.5</text:p>
          </table:table-cell>
          <table:table-cell table:formula="of:=[.$M$2]+[.$M$3]*[.A762]+[.$M$4]*[.A762]^2+[.$M$5]*[.A762]^3+[.$M$6]*[.A762]^4+[.$N$2]*[.A762]^5+[.$N$3]*[.A762]^6+[.$N$4]*[.A762]^7+[.$N$5]*[.A762]^8+[.$N$6]*[.A762]^9" office:value-type="float" office:value="1.42735501457173">
            <text:p>1.4273550146</text:p>
          </table:table-cell>
          <table:table-cell table:formula="of:=[.B762]/([.$B$2]+[.B762])*[.$B$1]" office:value-type="float" office:value="0.303953603241312">
            <text:p>0.3039536032</text:p>
          </table:table-cell>
          <table:table-cell table:formula="of:=[.$D$5]*[.C762]-[.$D$4]" office:value-type="float" office:value="-0.750695325184867">
            <text:p>-0.7506953252</text:p>
          </table:table-cell>
          <table:table-cell table:formula="of:=INT([.D762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2]+[.$D$1]" office:value-type="float" office:value="167.75">
            <text:p>167.75</text:p>
          </table:table-cell>
          <table:table-cell table:formula="of:=[.$M$2]+[.$M$3]*[.A763]+[.$M$4]*[.A763]^2+[.$M$5]*[.A763]^3+[.$M$6]*[.A763]^4+[.$N$2]*[.A763]^5+[.$N$3]*[.A763]^6+[.$N$4]*[.A763]^7+[.$N$5]*[.A763]^8+[.$N$6]*[.A763]^9" office:value-type="float" office:value="1.42643513004373">
            <text:p>1.42643513</text:p>
          </table:table-cell>
          <table:table-cell table:formula="of:=[.B763]/([.$B$2]+[.B763])*[.$B$1]" office:value-type="float" office:value="0.303768321786515">
            <text:p>0.3037683218</text:p>
          </table:table-cell>
          <table:table-cell table:formula="of:=[.$D$5]*[.C763]-[.$D$4]" office:value-type="float" office:value="-0.75095765873499">
            <text:p>-0.7509576587</text:p>
          </table:table-cell>
          <table:table-cell table:formula="of:=INT([.D763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3]+[.$D$1]" office:value-type="float" office:value="168">
            <text:p>168</text:p>
          </table:table-cell>
          <table:table-cell table:formula="of:=[.$M$2]+[.$M$3]*[.A764]+[.$M$4]*[.A764]^2+[.$M$5]*[.A764]^3+[.$M$6]*[.A764]^4+[.$N$2]*[.A764]^5+[.$N$3]*[.A764]^6+[.$N$4]*[.A764]^7+[.$N$5]*[.A764]^8+[.$N$6]*[.A764]^9" office:value-type="float" office:value="1.4255895902561">
            <text:p>1.4255895903</text:p>
          </table:table-cell>
          <table:table-cell table:formula="of:=[.B764]/([.$B$2]+[.B764])*[.$B$1]" office:value-type="float" office:value="0.303598003299377">
            <text:p>0.3035980033</text:p>
          </table:table-cell>
          <table:table-cell table:formula="of:=[.$D$5]*[.C764]-[.$D$4]" office:value-type="float" office:value="-0.751198806741043">
            <text:p>-0.7511988067</text:p>
          </table:table-cell>
          <table:table-cell table:formula="of:=INT([.D764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4]+[.$D$1]" office:value-type="float" office:value="168.25">
            <text:p>168.25</text:p>
          </table:table-cell>
          <table:table-cell table:formula="of:=[.$M$2]+[.$M$3]*[.A765]+[.$M$4]*[.A765]^2+[.$M$5]*[.A765]^3+[.$M$6]*[.A765]^4+[.$N$2]*[.A765]^5+[.$N$3]*[.A765]^6+[.$N$4]*[.A765]^7+[.$N$5]*[.A765]^8+[.$N$6]*[.A765]^9" office:value-type="float" office:value="1.42481460133604">
            <text:p>1.4248146013</text:p>
          </table:table-cell>
          <table:table-cell table:formula="of:=[.B765]/([.$B$2]+[.B765])*[.$B$1]" office:value-type="float" office:value="0.303441886387347">
            <text:p>0.3034418864</text:p>
          </table:table-cell>
          <table:table-cell table:formula="of:=[.$D$5]*[.C765]-[.$D$4]" office:value-type="float" office:value="-0.751419847232181">
            <text:p>-0.7514198472</text:p>
          </table:table-cell>
          <table:table-cell table:formula="of:=INT([.D765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5]+[.$D$1]" office:value-type="float" office:value="168.5">
            <text:p>168.5</text:p>
          </table:table-cell>
          <table:table-cell table:formula="of:=[.$M$2]+[.$M$3]*[.A766]+[.$M$4]*[.A766]^2+[.$M$5]*[.A766]^3+[.$M$6]*[.A766]^4+[.$N$2]*[.A766]^5+[.$N$3]*[.A766]^6+[.$N$4]*[.A766]^7+[.$N$5]*[.A766]^8+[.$N$6]*[.A766]^9" office:value-type="float" office:value="1.42410630638892">
            <text:p>1.4241063064</text:p>
          </table:table-cell>
          <table:table-cell table:formula="of:=[.B766]/([.$B$2]+[.B766])*[.$B$1]" office:value-type="float" office:value="0.303299196545291">
            <text:p>0.3032991965</text:p>
          </table:table-cell>
          <table:table-cell table:formula="of:=[.$D$5]*[.C766]-[.$D$4]" office:value-type="float" office:value="-0.751621876803215">
            <text:p>-0.7516218768</text:p>
          </table:table-cell>
          <table:table-cell table:formula="of:=INT([.D766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6]+[.$D$1]" office:value-type="float" office:value="168.75">
            <text:p>168.75</text:p>
          </table:table-cell>
          <table:table-cell table:formula="of:=[.$M$2]+[.$M$3]*[.A767]+[.$M$4]*[.A767]^2+[.$M$5]*[.A767]^3+[.$M$6]*[.A767]^4+[.$N$2]*[.A767]^5+[.$N$3]*[.A767]^6+[.$N$4]*[.A767]^7+[.$N$5]*[.A767]^8+[.$N$6]*[.A767]^9" office:value-type="float" office:value="1.42346078655851">
            <text:p>1.4234607866</text:p>
          </table:table-cell>
          <table:table-cell table:formula="of:=[.B767]/([.$B$2]+[.B767])*[.$B$1]" office:value-type="float" office:value="0.30316914640568">
            <text:p>0.3031691464</text:p>
          </table:table-cell>
          <table:table-cell table:formula="of:=[.$D$5]*[.C767]-[.$D$4]" office:value-type="float" office:value="-0.751806010260369">
            <text:p>-0.7518060103</text:p>
          </table:table-cell>
          <table:table-cell table:formula="of:=INT([.D767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7]+[.$D$1]" office:value-type="float" office:value="169">
            <text:p>169</text:p>
          </table:table-cell>
          <table:table-cell table:formula="of:=[.$M$2]+[.$M$3]*[.A768]+[.$M$4]*[.A768]^2+[.$M$5]*[.A768]^3+[.$M$6]*[.A768]^4+[.$N$2]*[.A768]^5+[.$N$3]*[.A768]^6+[.$N$4]*[.A768]^7+[.$N$5]*[.A768]^8+[.$N$6]*[.A768]^9" office:value-type="float" office:value="1.42287406213927">
            <text:p>1.4228740621</text:p>
          </table:table-cell>
          <table:table-cell table:formula="of:=[.B768]/([.$B$2]+[.B768])*[.$B$1]" office:value-type="float" office:value="0.303050935998021">
            <text:p>0.303050936</text:p>
          </table:table-cell>
          <table:table-cell table:formula="of:=[.$D$5]*[.C768]-[.$D$4]" office:value-type="float" office:value="-0.751973380253964">
            <text:p>-0.7519733803</text:p>
          </table:table-cell>
          <table:table-cell table:formula="of:=INT([.D768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8]+[.$D$1]" office:value-type="float" office:value="169.25">
            <text:p>169.25</text:p>
          </table:table-cell>
          <table:table-cell table:formula="of:=[.$M$2]+[.$M$3]*[.A769]+[.$M$4]*[.A769]^2+[.$M$5]*[.A769]^3+[.$M$6]*[.A769]^4+[.$N$2]*[.A769]^5+[.$N$3]*[.A769]^6+[.$N$4]*[.A769]^7+[.$N$5]*[.A769]^8+[.$N$6]*[.A769]^9" office:value-type="float" office:value="1.42234209376011">
            <text:p>1.4223420938</text:p>
          </table:table-cell>
          <table:table-cell table:formula="of:=[.B769]/([.$B$2]+[.B769])*[.$B$1]" office:value-type="float" office:value="0.302943753021247">
            <text:p>0.302943753</text:p>
          </table:table-cell>
          <table:table-cell table:formula="of:=[.$D$5]*[.C769]-[.$D$4]" office:value-type="float" office:value="-0.752125136892753">
            <text:p>-0.7521251369</text:p>
          </table:table-cell>
          <table:table-cell table:formula="of:=INT([.D769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69]+[.$D$1]" office:value-type="float" office:value="169.5">
            <text:p>169.5</text:p>
          </table:table-cell>
          <table:table-cell table:formula="of:=[.$M$2]+[.$M$3]*[.A770]+[.$M$4]*[.A770]^2+[.$M$5]*[.A770]^3+[.$M$6]*[.A770]^4+[.$N$2]*[.A770]^5+[.$N$3]*[.A770]^6+[.$N$4]*[.A770]^7+[.$N$5]*[.A770]^8+[.$N$6]*[.A770]^9" office:value-type="float" office:value="1.42186078359964">
            <text:p>1.4218607836</text:p>
          </table:table-cell>
          <table:table-cell table:formula="of:=[.B770]/([.$B$2]+[.B770])*[.$B$1]" office:value-type="float" office:value="0.302846773120908">
            <text:p>0.3028467731</text:p>
          </table:table-cell>
          <table:table-cell table:formula="of:=[.$D$5]*[.C770]-[.$D$4]" office:value-type="float" office:value="-0.752262447351452">
            <text:p>-0.7522624474</text:p>
          </table:table-cell>
          <table:table-cell table:formula="of:=INT([.D770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0]+[.$D$1]" office:value-type="float" office:value="169.75">
            <text:p>169.75</text:p>
          </table:table-cell>
          <table:table-cell table:formula="of:=[.$M$2]+[.$M$3]*[.A771]+[.$M$4]*[.A771]^2+[.$M$5]*[.A771]^3+[.$M$6]*[.A771]^4+[.$N$2]*[.A771]^5+[.$N$3]*[.A771]^6+[.$N$4]*[.A771]^7+[.$N$5]*[.A771]^8+[.$N$6]*[.A771]^9" office:value-type="float" office:value="1.42142597666725">
            <text:p>1.4214259767</text:p>
          </table:table-cell>
          <table:table-cell table:formula="of:=[.B771]/([.$B$2]+[.B771])*[.$B$1]" office:value-type="float" office:value="0.302759160177889">
            <text:p>0.3027591602</text:p>
          </table:table-cell>
          <table:table-cell table:formula="of:=[.$D$5]*[.C771]-[.$D$4]" office:value-type="float" office:value="-0.752386495461956">
            <text:p>-0.7523864955</text:p>
          </table:table-cell>
          <table:table-cell table:formula="of:=INT([.D771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1]+[.$D$1]" office:value-type="float" office:value="170">
            <text:p>170</text:p>
          </table:table-cell>
          <table:table-cell table:formula="of:=[.$M$2]+[.$M$3]*[.A772]+[.$M$4]*[.A772]^2+[.$M$5]*[.A772]^3+[.$M$6]*[.A772]^4+[.$N$2]*[.A772]^5+[.$N$3]*[.A772]^6+[.$N$4]*[.A772]^7+[.$N$5]*[.A772]^8+[.$N$6]*[.A772]^9" office:value-type="float" office:value="1.42103346215868">
            <text:p>1.4210334622</text:p>
          </table:table-cell>
          <table:table-cell table:formula="of:=[.B772]/([.$B$2]+[.B772])*[.$B$1]" office:value-type="float" office:value="0.302680066610287">
            <text:p>0.3026800666</text:p>
          </table:table-cell>
          <table:table-cell table:formula="of:=[.$D$5]*[.C772]-[.$D$4]" office:value-type="float" office:value="-0.752498481285921">
            <text:p>-0.7524984813</text:p>
          </table:table-cell>
          <table:table-cell table:formula="of:=INT([.D772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2]+[.$D$1]" office:value-type="float" office:value="170.25">
            <text:p>170.25</text:p>
          </table:table-cell>
          <table:table-cell table:formula="of:=[.$M$2]+[.$M$3]*[.A773]+[.$M$4]*[.A773]^2+[.$M$5]*[.A773]^3+[.$M$6]*[.A773]^4+[.$N$2]*[.A773]^5+[.$N$3]*[.A773]^6+[.$N$4]*[.A773]^7+[.$N$5]*[.A773]^8+[.$N$6]*[.A773]^9" office:value-type="float" office:value="1.42067897485549">
            <text:p>1.4206789749</text:p>
          </table:table-cell>
          <table:table-cell table:formula="of:=[.B773]/([.$B$2]+[.B773])*[.$B$1]" office:value-type="float" office:value="0.302608633682119">
            <text:p>0.3026086337</text:p>
          </table:table-cell>
          <table:table-cell table:formula="of:=[.$D$5]*[.C773]-[.$D$4]" office:value-type="float" office:value="-0.752599620677678">
            <text:p>-0.7525996207</text:p>
          </table:table-cell>
          <table:table-cell table:formula="of:=INT([.D773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3]+[.$D$1]" office:value-type="float" office:value="170.5">
            <text:p>170.5</text:p>
          </table:table-cell>
          <table:table-cell table:formula="of:=[.$M$2]+[.$M$3]*[.A774]+[.$M$4]*[.A774]^2+[.$M$5]*[.A774]^3+[.$M$6]*[.A774]^4+[.$N$2]*[.A774]^5+[.$N$3]*[.A774]^6+[.$N$4]*[.A774]^7+[.$N$5]*[.A774]^8+[.$N$6]*[.A774]^9" office:value-type="float" office:value="1.42035819659577">
            <text:p>1.4203581966</text:p>
          </table:table-cell>
          <table:table-cell table:formula="of:=[.B774]/([.$B$2]+[.B774])*[.$B$1]" office:value-type="float" office:value="0.302543991824214">
            <text:p>0.3025439918</text:p>
          </table:table-cell>
          <table:table-cell table:formula="of:=[.$D$5]*[.C774]-[.$D$4]" office:value-type="float" office:value="-0.75269114482989">
            <text:p>-0.7526911448</text:p>
          </table:table-cell>
          <table:table-cell table:formula="of:=INT([.D774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4]+[.$D$1]" office:value-type="float" office:value="170.75">
            <text:p>170.75</text:p>
          </table:table-cell>
          <table:table-cell table:formula="of:=[.$M$2]+[.$M$3]*[.A775]+[.$M$4]*[.A775]^2+[.$M$5]*[.A775]^3+[.$M$6]*[.A775]^4+[.$N$2]*[.A775]^5+[.$N$3]*[.A775]^6+[.$N$4]*[.A775]^7+[.$N$5]*[.A775]^8+[.$N$6]*[.A775]^9" office:value-type="float" office:value="1.42006675778703">
            <text:p>1.4200667578</text:p>
          </table:table-cell>
          <table:table-cell table:formula="of:=[.B775]/([.$B$2]+[.B775])*[.$B$1]" office:value-type="float" office:value="0.302485260961331">
            <text:p>0.302485261</text:p>
          </table:table-cell>
          <table:table-cell table:formula="of:=[.$D$5]*[.C775]-[.$D$4]" office:value-type="float" office:value="-0.752774299810397">
            <text:p>-0.7527742998</text:p>
          </table:table-cell>
          <table:table-cell table:formula="of:=INT([.D775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5]+[.$D$1]" office:value-type="float" office:value="171">
            <text:p>171</text:p>
          </table:table-cell>
          <table:table-cell table:formula="of:=[.$M$2]+[.$M$3]*[.A776]+[.$M$4]*[.A776]^2+[.$M$5]*[.A776]^3+[.$M$6]*[.A776]^4+[.$N$2]*[.A776]^5+[.$N$3]*[.A776]^6+[.$N$4]*[.A776]^7+[.$N$5]*[.A776]^8+[.$N$6]*[.A776]^9" office:value-type="float" office:value="1.41980023902715">
            <text:p>1.419800239</text:p>
          </table:table-cell>
          <table:table-cell table:formula="of:=[.B776]/([.$B$2]+[.B776])*[.$B$1]" office:value-type="float" office:value="0.302431550858608">
            <text:p>0.3024315509</text:p>
          </table:table-cell>
          <table:table-cell table:formula="of:=[.$D$5]*[.C776]-[.$D$4]" office:value-type="float" office:value="-0.752850346071694">
            <text:p>-0.7528503461</text:p>
          </table:table-cell>
          <table:table-cell table:formula="of:=INT([.D776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6]+[.$D$1]" office:value-type="float" office:value="171.25">
            <text:p>171.25</text:p>
          </table:table-cell>
          <table:table-cell table:formula="of:=[.$M$2]+[.$M$3]*[.A777]+[.$M$4]*[.A777]^2+[.$M$5]*[.A777]^3+[.$M$6]*[.A777]^4+[.$N$2]*[.A777]^5+[.$N$3]*[.A777]^6+[.$N$4]*[.A777]^7+[.$N$5]*[.A777]^8+[.$N$6]*[.A777]^9" office:value-type="float" office:value="1.41955417269674">
            <text:p>1.4195541727</text:p>
          </table:table-cell>
          <table:table-cell table:formula="of:=[.B777]/([.$B$2]+[.B777])*[.$B$1]" office:value-type="float" office:value="0.302381961459662">
            <text:p>0.3023819615</text:p>
          </table:table-cell>
          <table:table-cell table:formula="of:=[.$D$5]*[.C777]-[.$D$4]" office:value-type="float" office:value="-0.752920557972222">
            <text:p>-0.752920558</text:p>
          </table:table-cell>
          <table:table-cell table:formula="of:=INT([.D777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7]+[.$D$1]" office:value-type="float" office:value="171.5">
            <text:p>171.5</text:p>
          </table:table-cell>
          <table:table-cell table:formula="of:=[.$M$2]+[.$M$3]*[.A778]+[.$M$4]*[.A778]^2+[.$M$5]*[.A778]^3+[.$M$6]*[.A778]^4+[.$N$2]*[.A778]^5+[.$N$3]*[.A778]^6+[.$N$4]*[.A778]^7+[.$N$5]*[.A778]^8+[.$N$6]*[.A778]^9" office:value-type="float" office:value="1.41932404475119">
            <text:p>1.4193240448</text:p>
          </table:table-cell>
          <table:table-cell table:formula="of:=[.B778]/([.$B$2]+[.B778])*[.$B$1]" office:value-type="float" office:value="0.302335583262277">
            <text:p>0.3023355833</text:p>
          </table:table-cell>
          <table:table-cell table:formula="of:=[.$D$5]*[.C778]-[.$D$4]" office:value-type="float" office:value="-0.752986223244451">
            <text:p>-0.7529862232</text:p>
          </table:table-cell>
          <table:table-cell table:formula="of:=INT([.D778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8]+[.$D$1]" office:value-type="float" office:value="171.75">
            <text:p>171.75</text:p>
          </table:table-cell>
          <table:table-cell table:formula="of:=[.$M$2]+[.$M$3]*[.A779]+[.$M$4]*[.A779]^2+[.$M$5]*[.A779]^3+[.$M$6]*[.A779]^4+[.$N$2]*[.A779]^5+[.$N$3]*[.A779]^6+[.$N$4]*[.A779]^7+[.$N$5]*[.A779]^8+[.$N$6]*[.A779]^9" office:value-type="float" office:value="1.41910529644429">
            <text:p>1.4191052964</text:p>
          </table:table-cell>
          <table:table-cell table:formula="of:=[.B779]/([.$B$2]+[.B779])*[.$B$1]" office:value-type="float" office:value="0.302291497677423">
            <text:p>0.3022914977</text:p>
          </table:table-cell>
          <table:table-cell table:formula="of:=[.$D$5]*[.C779]-[.$D$4]" office:value-type="float" office:value="-0.753048642486555">
            <text:p>-0.7530486425</text:p>
          </table:table-cell>
          <table:table-cell table:formula="of:=INT([.D779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79]+[.$D$1]" office:value-type="float" office:value="172">
            <text:p>172</text:p>
          </table:table-cell>
          <table:table-cell table:formula="of:=[.$M$2]+[.$M$3]*[.A780]+[.$M$4]*[.A780]^2+[.$M$5]*[.A780]^3+[.$M$6]*[.A780]^4+[.$N$2]*[.A780]^5+[.$N$3]*[.A780]^6+[.$N$4]*[.A780]^7+[.$N$5]*[.A780]^8+[.$N$6]*[.A780]^9" office:value-type="float" office:value="1.41889332620121">
            <text:p>1.4188933262</text:p>
          </table:table-cell>
          <table:table-cell table:formula="of:=[.B780]/([.$B$2]+[.B780])*[.$B$1]" office:value-type="float" office:value="0.30224877741548">
            <text:p>0.3022487774</text:p>
          </table:table-cell>
          <table:table-cell table:formula="of:=[.$D$5]*[.C780]-[.$D$4]" office:value-type="float" office:value="-0.753109128615563">
            <text:p>-0.7531091286</text:p>
          </table:table-cell>
          <table:table-cell table:formula="of:=INT([.D780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0]+[.$D$1]" office:value-type="float" office:value="172.25">
            <text:p>172.25</text:p>
          </table:table-cell>
          <table:table-cell table:formula="of:=[.$M$2]+[.$M$3]*[.A781]+[.$M$4]*[.A781]^2+[.$M$5]*[.A781]^3+[.$M$6]*[.A781]^4+[.$N$2]*[.A781]^5+[.$N$3]*[.A781]^6+[.$N$4]*[.A781]^7+[.$N$5]*[.A781]^8+[.$N$6]*[.A781]^9" office:value-type="float" office:value="1.41868349155175">
            <text:p>1.4186834916</text:p>
          </table:table-cell>
          <table:table-cell table:formula="of:=[.B781]/([.$B$2]+[.B781])*[.$B$1]" office:value-type="float" office:value="0.302206486881512">
            <text:p>0.3022064869</text:p>
          </table:table-cell>
          <table:table-cell table:formula="of:=[.$D$5]*[.C781]-[.$D$4]" office:value-type="float" office:value="-0.753169006307717">
            <text:p>-0.7531690063</text:p>
          </table:table-cell>
          <table:table-cell table:formula="of:=INT([.D781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1]+[.$D$1]" office:value-type="float" office:value="172.5">
            <text:p>172.5</text:p>
          </table:table-cell>
          <table:table-cell table:formula="of:=[.$M$2]+[.$M$3]*[.A782]+[.$M$4]*[.A782]^2+[.$M$5]*[.A782]^3+[.$M$6]*[.A782]^4+[.$N$2]*[.A782]^5+[.$N$3]*[.A782]^6+[.$N$4]*[.A782]^7+[.$N$5]*[.A782]^8+[.$N$6]*[.A782]^9" office:value-type="float" office:value="1.41847111107563">
            <text:p>1.4184711111</text:p>
          </table:table-cell>
          <table:table-cell table:formula="of:=[.B782]/([.$B$2]+[.B782])*[.$B$1]" office:value-type="float" office:value="0.302163682569842">
            <text:p>0.3021636826</text:p>
          </table:table-cell>
          <table:table-cell table:formula="of:=[.$D$5]*[.C782]-[.$D$4]" office:value-type="float" office:value="-0.753229611439804">
            <text:p>-0.7532296114</text:p>
          </table:table-cell>
          <table:table-cell table:formula="of:=INT([.D782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2]+[.$D$1]" office:value-type="float" office:value="172.75">
            <text:p>172.75</text:p>
          </table:table-cell>
          <table:table-cell table:formula="of:=[.$M$2]+[.$M$3]*[.A783]+[.$M$4]*[.A783]^2+[.$M$5]*[.A783]^3+[.$M$6]*[.A783]^4+[.$N$2]*[.A783]^5+[.$N$3]*[.A783]^6+[.$N$4]*[.A783]^7+[.$N$5]*[.A783]^8+[.$N$6]*[.A783]^9" office:value-type="float" office:value="1.41825146649126">
            <text:p>1.4182514665</text:p>
          </table:table-cell>
          <table:table-cell table:formula="of:=[.B783]/([.$B$2]+[.B783])*[.$B$1]" office:value-type="float" office:value="0.302119413484226">
            <text:p>0.3021194135</text:p>
          </table:table-cell>
          <table:table-cell table:formula="of:=[.$D$5]*[.C783]-[.$D$4]" office:value-type="float" office:value="-0.753292290494235">
            <text:p>-0.7532922905</text:p>
          </table:table-cell>
          <table:table-cell table:formula="of:=INT([.D783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3]+[.$D$1]" office:value-type="float" office:value="173">
            <text:p>173</text:p>
          </table:table-cell>
          <table:table-cell table:formula="of:=[.$M$2]+[.$M$3]*[.A784]+[.$M$4]*[.A784]^2+[.$M$5]*[.A784]^3+[.$M$6]*[.A784]^4+[.$N$2]*[.A784]^5+[.$N$3]*[.A784]^6+[.$N$4]*[.A784]^7+[.$N$5]*[.A784]^8+[.$N$6]*[.A784]^9" office:value-type="float" office:value="1.41801980476157">
            <text:p>1.4180198048</text:p>
          </table:table-cell>
          <table:table-cell table:formula="of:=[.B784]/([.$B$2]+[.B784])*[.$B$1]" office:value-type="float" office:value="0.302072721558161">
            <text:p>0.3020727216</text:p>
          </table:table-cell>
          <table:table-cell table:formula="of:=[.$D$5]*[.C784]-[.$D$4]" office:value-type="float" office:value="-0.753358399963961">
            <text:p>-0.7533584</text:p>
          </table:table-cell>
          <table:table-cell table:formula="of:=INT([.D784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4]+[.$D$1]" office:value-type="float" office:value="173.25">
            <text:p>173.25</text:p>
          </table:table-cell>
          <table:table-cell table:formula="of:=[.$M$2]+[.$M$3]*[.A785]+[.$M$4]*[.A785]^2+[.$M$5]*[.A785]^3+[.$M$6]*[.A785]^4+[.$N$2]*[.A785]^5+[.$N$3]*[.A785]^6+[.$N$4]*[.A785]^7+[.$N$5]*[.A785]^8+[.$N$6]*[.A785]^9" office:value-type="float" office:value="1.41777134030053">
            <text:p>1.4177713403</text:p>
          </table:table-cell>
          <table:table-cell table:formula="of:=[.B785]/([.$B$2]+[.B785])*[.$B$1]" office:value-type="float" office:value="0.30202264209199">
            <text:p>0.3020226421</text:p>
          </table:table-cell>
          <table:table-cell table:formula="of:=[.$D$5]*[.C785]-[.$D$4]" office:value-type="float" office:value="-0.753429305733583">
            <text:p>-0.7534293057</text:p>
          </table:table-cell>
          <table:table-cell table:formula="of:=INT([.D785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5]+[.$D$1]" office:value-type="float" office:value="173.5">
            <text:p>173.5</text:p>
          </table:table-cell>
          <table:table-cell table:formula="of:=[.$M$2]+[.$M$3]*[.A786]+[.$M$4]*[.A786]^2+[.$M$5]*[.A786]^3+[.$M$6]*[.A786]^4+[.$N$2]*[.A786]^5+[.$N$3]*[.A786]^6+[.$N$4]*[.A786]^7+[.$N$5]*[.A786]^8+[.$N$6]*[.A786]^9" office:value-type="float" office:value="1.41750125724411">
            <text:p>1.4175012572</text:p>
          </table:table-cell>
          <table:table-cell table:formula="of:=[.B786]/([.$B$2]+[.B786])*[.$B$1]" office:value-type="float" office:value="0.3019682041995">
            <text:p>0.3019682042</text:p>
          </table:table-cell>
          <table:table-cell table:formula="of:=[.$D$5]*[.C786]-[.$D$4]" office:value-type="float" office:value="-0.753506382447029">
            <text:p>-0.7535063824</text:p>
          </table:table-cell>
          <table:table-cell table:formula="of:=INT([.D786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6]+[.$D$1]" office:value-type="float" office:value="173.75">
            <text:p>173.75</text:p>
          </table:table-cell>
          <table:table-cell table:formula="of:=[.$M$2]+[.$M$3]*[.A787]+[.$M$4]*[.A787]^2+[.$M$5]*[.A787]^3+[.$M$6]*[.A787]^4+[.$N$2]*[.A787]^5+[.$N$3]*[.A787]^6+[.$N$4]*[.A787]^7+[.$N$5]*[.A787]^8+[.$N$6]*[.A787]^9" office:value-type="float" office:value="1.41720471177723">
            <text:p>1.4172047118</text:p>
          </table:table-cell>
          <table:table-cell table:formula="of:=[.B787]/([.$B$2]+[.B787])*[.$B$1]" office:value-type="float" office:value="0.301908431262199">
            <text:p>0.3019084313</text:p>
          </table:table-cell>
          <table:table-cell table:formula="of:=[.$D$5]*[.C787]-[.$D$4]" office:value-type="float" office:value="-0.753591012864362">
            <text:p>-0.7535910129</text:p>
          </table:table-cell>
          <table:table-cell table:formula="of:=INT([.D787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7]+[.$D$1]" office:value-type="float" office:value="174">
            <text:p>174</text:p>
          </table:table-cell>
          <table:table-cell table:formula="of:=[.$M$2]+[.$M$3]*[.A788]+[.$M$4]*[.A788]^2+[.$M$5]*[.A788]^3+[.$M$6]*[.A788]^4+[.$N$2]*[.A788]^5+[.$N$3]*[.A788]^6+[.$N$4]*[.A788]^7+[.$N$5]*[.A788]^8+[.$N$6]*[.A788]^9" office:value-type="float" office:value="1.41687683456712">
            <text:p>1.4168768346</text:p>
          </table:table-cell>
          <table:table-cell table:formula="of:=[.B788]/([.$B$2]+[.B788])*[.$B$1]" office:value-type="float" office:value="0.301842341401389">
            <text:p>0.3018423414</text:p>
          </table:table-cell>
          <table:table-cell table:formula="of:=[.$D$5]*[.C788]-[.$D$4]" office:value-type="float" office:value="-0.753684587193387">
            <text:p>-0.7536845872</text:p>
          </table:table-cell>
          <table:table-cell table:formula="of:=INT([.D788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8]+[.$D$1]" office:value-type="float" office:value="174.25">
            <text:p>174.25</text:p>
          </table:table-cell>
          <table:table-cell table:formula="of:=[.$M$2]+[.$M$3]*[.A789]+[.$M$4]*[.A789]^2+[.$M$5]*[.A789]^3+[.$M$6]*[.A789]^4+[.$N$2]*[.A789]^5+[.$N$3]*[.A789]^6+[.$N$4]*[.A789]^7+[.$N$5]*[.A789]^8+[.$N$6]*[.A789]^9" office:value-type="float" office:value="1.41651273324987">
            <text:p>1.4165127332</text:p>
          </table:table-cell>
          <table:table-cell table:formula="of:=[.B789]/([.$B$2]+[.B789])*[.$B$1]" office:value-type="float" office:value="0.301768947957255">
            <text:p>0.301768948</text:p>
          </table:table-cell>
          <table:table-cell table:formula="of:=[.$D$5]*[.C789]-[.$D$4]" office:value-type="float" office:value="-0.753788502411327">
            <text:p>-0.7537885024</text:p>
          </table:table-cell>
          <table:table-cell table:formula="of:=INT([.D789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89]+[.$D$1]" office:value-type="float" office:value="174.5">
            <text:p>174.5</text:p>
          </table:table-cell>
          <table:table-cell table:formula="of:=[.$M$2]+[.$M$3]*[.A790]+[.$M$4]*[.A790]^2+[.$M$5]*[.A790]^3+[.$M$6]*[.A790]^4+[.$N$2]*[.A790]^5+[.$N$3]*[.A790]^6+[.$N$4]*[.A790]^7+[.$N$5]*[.A790]^8+[.$N$6]*[.A790]^9" office:value-type="float" office:value="1.41610749498477">
            <text:p>1.416107495</text:p>
          </table:table-cell>
          <table:table-cell table:formula="of:=[.B790]/([.$B$2]+[.B790])*[.$B$1]" office:value-type="float" office:value="0.301687259977866">
            <text:p>0.30168726</text:p>
          </table:table-cell>
          <table:table-cell table:formula="of:=[.$D$5]*[.C790]-[.$D$4]" office:value-type="float" office:value="-0.753904161572461">
            <text:p>-0.7539041616</text:p>
          </table:table-cell>
          <table:table-cell table:formula="of:=INT([.D790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0]+[.$D$1]" office:value-type="float" office:value="174.75">
            <text:p>174.75</text:p>
          </table:table-cell>
          <table:table-cell table:formula="of:=[.$M$2]+[.$M$3]*[.A791]+[.$M$4]*[.A791]^2+[.$M$5]*[.A791]^3+[.$M$6]*[.A791]^4+[.$N$2]*[.A791]^5+[.$N$3]*[.A791]^6+[.$N$4]*[.A791]^7+[.$N$5]*[.A791]^8+[.$N$6]*[.A791]^9" office:value-type="float" office:value="1.4156561891341">
            <text:p>1.4156561891</text:p>
          </table:table-cell>
          <table:table-cell table:formula="of:=[.B791]/([.$B$2]+[.B791])*[.$B$1]" office:value-type="float" office:value="0.301596282729708">
            <text:p>0.3015962827</text:p>
          </table:table-cell>
          <table:table-cell table:formula="of:=[.$D$5]*[.C791]-[.$D$4]" office:value-type="float" office:value="-0.75403297308528">
            <text:p>-0.7540329731</text:p>
          </table:table-cell>
          <table:table-cell table:formula="of:=INT([.D791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1]+[.$D$1]" office:value-type="float" office:value="175">
            <text:p>175</text:p>
          </table:table-cell>
          <table:table-cell table:formula="of:=[.$M$2]+[.$M$3]*[.A792]+[.$M$4]*[.A792]^2+[.$M$5]*[.A792]^3+[.$M$6]*[.A792]^4+[.$N$2]*[.A792]^5+[.$N$3]*[.A792]^6+[.$N$4]*[.A792]^7+[.$N$5]*[.A792]^8+[.$N$6]*[.A792]^9" office:value-type="float" office:value="1.41515386996616">
            <text:p>1.41515387</text:p>
          </table:table-cell>
          <table:table-cell table:formula="of:=[.B792]/([.$B$2]+[.B792])*[.$B$1]" office:value-type="float" office:value="0.301495018209096">
            <text:p>0.3014950182</text:p>
          </table:table-cell>
          <table:table-cell table:formula="of:=[.$D$5]*[.C792]-[.$D$4]" office:value-type="float" office:value="-0.754176349988397">
            <text:p>-0.75417635</text:p>
          </table:table-cell>
          <table:table-cell table:formula="of:=INT([.D792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2]+[.$D$1]" office:value-type="float" office:value="175.25">
            <text:p>175.25</text:p>
          </table:table-cell>
          <table:table-cell table:formula="of:=[.$M$2]+[.$M$3]*[.A793]+[.$M$4]*[.A793]^2+[.$M$5]*[.A793]^3+[.$M$6]*[.A793]^4+[.$N$2]*[.A793]^5+[.$N$3]*[.A793]^6+[.$N$4]*[.A793]^7+[.$N$5]*[.A793]^8+[.$N$6]*[.A793]^9" office:value-type="float" office:value="1.41459557945382">
            <text:p>1.4145955795</text:p>
          </table:table-cell>
          <table:table-cell table:formula="of:=[.B793]/([.$B$2]+[.B793])*[.$B$1]" office:value-type="float" office:value="0.301382465669045">
            <text:p>0.3013824657</text:p>
          </table:table-cell>
          <table:table-cell table:formula="of:=[.$D$5]*[.C793]-[.$D$4]" office:value-type="float" office:value="-0.754335709204566">
            <text:p>-0.7543357092</text:p>
          </table:table-cell>
          <table:table-cell table:formula="of:=INT([.D793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3]+[.$D$1]" office:value-type="float" office:value="175.5">
            <text:p>175.5</text:p>
          </table:table-cell>
          <table:table-cell table:formula="of:=[.$M$2]+[.$M$3]*[.A794]+[.$M$4]*[.A794]^2+[.$M$5]*[.A794]^3+[.$M$6]*[.A794]^4+[.$N$2]*[.A794]^5+[.$N$3]*[.A794]^6+[.$N$4]*[.A794]^7+[.$N$5]*[.A794]^8+[.$N$6]*[.A794]^9" office:value-type="float" office:value="1.41397635018711">
            <text:p>1.4139763502</text:p>
          </table:table-cell>
          <table:table-cell table:formula="of:=[.B794]/([.$B$2]+[.B794])*[.$B$1]" office:value-type="float" office:value="0.30125762216536">
            <text:p>0.3012576222</text:p>
          </table:table-cell>
          <table:table-cell table:formula="of:=[.$D$5]*[.C794]-[.$D$4]" office:value-type="float" office:value="-0.754512470767494">
            <text:p>-0.7545124708</text:p>
          </table:table-cell>
          <table:table-cell table:formula="of:=INT([.D794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4]+[.$D$1]" office:value-type="float" office:value="175.75">
            <text:p>175.75</text:p>
          </table:table-cell>
          <table:table-cell table:formula="of:=[.$M$2]+[.$M$3]*[.A795]+[.$M$4]*[.A795]^2+[.$M$5]*[.A795]^3+[.$M$6]*[.A795]^4+[.$N$2]*[.A795]^5+[.$N$3]*[.A795]^6+[.$N$4]*[.A795]^7+[.$N$5]*[.A795]^8+[.$N$6]*[.A795]^9" office:value-type="float" office:value="1.4132912083096">
            <text:p>1.4132912083</text:p>
          </table:table-cell>
          <table:table-cell table:formula="of:=[.B795]/([.$B$2]+[.B795])*[.$B$1]" office:value-type="float" office:value="0.30111948310373">
            <text:p>0.3011194831</text:p>
          </table:table-cell>
          <table:table-cell table:formula="of:=[.$D$5]*[.C795]-[.$D$4]" office:value-type="float" office:value="-0.754708057047232">
            <text:p>-0.754708057</text:p>
          </table:table-cell>
          <table:table-cell table:formula="of:=INT([.D795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5]+[.$D$1]" office:value-type="float" office:value="176">
            <text:p>176</text:p>
          </table:table-cell>
          <table:table-cell table:formula="of:=[.$M$2]+[.$M$3]*[.A796]+[.$M$4]*[.A796]^2+[.$M$5]*[.A796]^3+[.$M$6]*[.A796]^4+[.$N$2]*[.A796]^5+[.$N$3]*[.A796]^6+[.$N$4]*[.A796]^7+[.$N$5]*[.A796]^8+[.$N$6]*[.A796]^9" office:value-type="float" office:value="1.41253517660152">
            <text:p>1.4125351766</text:p>
          </table:table-cell>
          <table:table-cell table:formula="of:=[.B796]/([.$B$2]+[.B796])*[.$B$1]" office:value-type="float" office:value="0.300967042812693">
            <text:p>0.3009670428</text:p>
          </table:table-cell>
          <table:table-cell table:formula="of:=[.$D$5]*[.C796]-[.$D$4]" office:value-type="float" office:value="-0.754923891938929">
            <text:p>-0.7549238919</text:p>
          </table:table-cell>
          <table:table-cell table:formula="of:=INT([.D796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6]+[.$D$1]" office:value-type="float" office:value="176.25">
            <text:p>176.25</text:p>
          </table:table-cell>
          <table:table-cell table:formula="of:=[.$M$2]+[.$M$3]*[.A797]+[.$M$4]*[.A797]^2+[.$M$5]*[.A797]^3+[.$M$6]*[.A797]^4+[.$N$2]*[.A797]^5+[.$N$3]*[.A797]^6+[.$N$4]*[.A797]^7+[.$N$5]*[.A797]^8+[.$N$6]*[.A797]^9" office:value-type="float" office:value="1.41170327758073">
            <text:p>1.4117032776</text:p>
          </table:table-cell>
          <table:table-cell table:formula="of:=[.B797]/([.$B$2]+[.B797])*[.$B$1]" office:value-type="float" office:value="0.300799295116504">
            <text:p>0.3007992951</text:p>
          </table:table-cell>
          <table:table-cell table:formula="of:=[.$D$5]*[.C797]-[.$D$4]" office:value-type="float" office:value="-0.755161400051732">
            <text:p>-0.7551614001</text:p>
          </table:table-cell>
          <table:table-cell table:formula="of:=INT([.D797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7]+[.$D$1]" office:value-type="float" office:value="176.5">
            <text:p>176.5</text:p>
          </table:table-cell>
          <table:table-cell table:formula="of:=[.$M$2]+[.$M$3]*[.A798]+[.$M$4]*[.A798]^2+[.$M$5]*[.A798]^3+[.$M$6]*[.A798]^4+[.$N$2]*[.A798]^5+[.$N$3]*[.A798]^6+[.$N$4]*[.A798]^7+[.$N$5]*[.A798]^8+[.$N$6]*[.A798]^9" office:value-type="float" office:value="1.41079053675321">
            <text:p>1.4107905368</text:p>
          </table:table-cell>
          <table:table-cell table:formula="of:=[.B798]/([.$B$2]+[.B798])*[.$B$1]" office:value-type="float" office:value="0.300615233934535">
            <text:p>0.3006152339</text:p>
          </table:table-cell>
          <table:table-cell table:formula="of:=[.$D$5]*[.C798]-[.$D$4]" office:value-type="float" office:value="-0.755422005860116">
            <text:p>-0.7554220059</text:p>
          </table:table-cell>
          <table:table-cell table:formula="of:=INT([.D798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8]+[.$D$1]" office:value-type="float" office:value="176.75">
            <text:p>176.75</text:p>
          </table:table-cell>
          <table:table-cell table:formula="of:=[.$M$2]+[.$M$3]*[.A799]+[.$M$4]*[.A799]^2+[.$M$5]*[.A799]^3+[.$M$6]*[.A799]^4+[.$N$2]*[.A799]^5+[.$N$3]*[.A799]^6+[.$N$4]*[.A799]^7+[.$N$5]*[.A799]^8+[.$N$6]*[.A799]^9" office:value-type="float" office:value="1.40979198591867">
            <text:p>1.4097919859</text:p>
          </table:table-cell>
          <table:table-cell table:formula="of:=[.B799]/([.$B$2]+[.B799])*[.$B$1]" office:value-type="float" office:value="0.300413853888236">
            <text:p>0.3004138539</text:p>
          </table:table-cell>
          <table:table-cell table:formula="of:=[.$D$5]*[.C799]-[.$D$4]" office:value-type="float" office:value="-0.755707132844507">
            <text:p>-0.7557071328</text:p>
          </table:table-cell>
          <table:table-cell table:formula="of:=INT([.D799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799]+[.$D$1]" office:value-type="float" office:value="177">
            <text:p>177</text:p>
          </table:table-cell>
          <table:table-cell table:formula="of:=[.$M$2]+[.$M$3]*[.A800]+[.$M$4]*[.A800]^2+[.$M$5]*[.A800]^3+[.$M$6]*[.A800]^4+[.$N$2]*[.A800]^5+[.$N$3]*[.A800]^6+[.$N$4]*[.A800]^7+[.$N$5]*[.A800]^8+[.$N$6]*[.A800]^9" office:value-type="float" office:value="1.40870266655156">
            <text:p>1.4087026666</text:p>
          </table:table-cell>
          <table:table-cell table:formula="of:=[.B800]/([.$B$2]+[.B800])*[.$B$1]" office:value-type="float" office:value="0.300194150919865">
            <text:p>0.3001941509</text:p>
          </table:table-cell>
          <table:table-cell table:formula="of:=[.$D$5]*[.C800]-[.$D$4]" office:value-type="float" office:value="-0.756018202615244">
            <text:p>-0.7560182026</text:p>
          </table:table-cell>
          <table:table-cell table:formula="of:=INT([.D800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800]+[.$D$1]" office:value-type="float" office:value="177.25">
            <text:p>177.25</text:p>
          </table:table-cell>
          <table:table-cell table:formula="of:=[.$M$2]+[.$M$3]*[.A801]+[.$M$4]*[.A801]^2+[.$M$5]*[.A801]^3+[.$M$6]*[.A801]^4+[.$N$2]*[.A801]^5+[.$N$3]*[.A801]^6+[.$N$4]*[.A801]^7+[.$N$5]*[.A801]^8+[.$N$6]*[.A801]^9" office:value-type="float" office:value="1.40751763326898">
            <text:p>1.4075176333</text:p>
          </table:table-cell>
          <table:table-cell table:formula="of:=[.B801]/([.$B$2]+[.B801])*[.$B$1]" office:value-type="float" office:value="0.299955122925397">
            <text:p>0.2999551229</text:p>
          </table:table-cell>
          <table:table-cell table:formula="of:=[.$D$5]*[.C801]-[.$D$4]" office:value-type="float" office:value="-0.756356634016468">
            <text:p>-0.756356634</text:p>
          </table:table-cell>
          <table:table-cell table:formula="of:=INT([.D801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1]+[.$D$1]" office:value-type="float" office:value="177.5">
            <text:p>177.5</text:p>
          </table:table-cell>
          <table:table-cell table:formula="of:=[.$M$2]+[.$M$3]*[.A802]+[.$M$4]*[.A802]^2+[.$M$5]*[.A802]^3+[.$M$6]*[.A802]^4+[.$N$2]*[.A802]^5+[.$N$3]*[.A802]^6+[.$N$4]*[.A802]^7+[.$N$5]*[.A802]^8+[.$N$6]*[.A802]^9" office:value-type="float" office:value="1.40623195745002">
            <text:p>1.4062319575</text:p>
          </table:table-cell>
          <table:table-cell table:formula="of:=[.B802]/([.$B$2]+[.B802])*[.$B$1]" office:value-type="float" office:value="0.299695770414767">
            <text:p>0.2996957704</text:p>
          </table:table-cell>
          <table:table-cell table:formula="of:=[.$D$5]*[.C802]-[.$D$4]" office:value-type="float" office:value="-0.756723842191304">
            <text:p>-0.7567238422</text:p>
          </table:table-cell>
          <table:table-cell table:formula="of:=INT([.D802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2]+[.$D$1]" office:value-type="float" office:value="177.75">
            <text:p>177.75</text:p>
          </table:table-cell>
          <table:table-cell table:formula="of:=[.$M$2]+[.$M$3]*[.A803]+[.$M$4]*[.A803]^2+[.$M$5]*[.A803]^3+[.$M$6]*[.A803]^4+[.$N$2]*[.A803]^5+[.$N$3]*[.A803]^6+[.$N$4]*[.A803]^7+[.$N$5]*[.A803]^8+[.$N$6]*[.A803]^9" office:value-type="float" office:value="1.40484073087328">
            <text:p>1.4048407309</text:p>
          </table:table-cell>
          <table:table-cell table:formula="of:=[.B803]/([.$B$2]+[.B803])*[.$B$1]" office:value-type="float" office:value="0.299415097172712">
            <text:p>0.2994150972</text:p>
          </table:table-cell>
          <table:table-cell table:formula="of:=[.$D$5]*[.C803]-[.$D$4]" office:value-type="float" office:value="-0.757121237646202">
            <text:p>-0.7571212376</text:p>
          </table:table-cell>
          <table:table-cell table:formula="of:=INT([.D803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3]+[.$D$1]" office:value-type="float" office:value="178">
            <text:p>178</text:p>
          </table:table-cell>
          <table:table-cell table:formula="of:=[.$M$2]+[.$M$3]*[.A804]+[.$M$4]*[.A804]^2+[.$M$5]*[.A804]^3+[.$M$6]*[.A804]^4+[.$N$2]*[.A804]^5+[.$N$3]*[.A804]^6+[.$N$4]*[.A804]^7+[.$N$5]*[.A804]^8+[.$N$6]*[.A804]^9" office:value-type="float" office:value="1.40333906945352">
            <text:p>1.4033390695</text:p>
          </table:table-cell>
          <table:table-cell table:formula="of:=[.B804]/([.$B$2]+[.B804])*[.$B$1]" office:value-type="float" office:value="0.299112110936712">
            <text:p>0.2991121109</text:p>
          </table:table-cell>
          <table:table-cell table:formula="of:=[.$D$5]*[.C804]-[.$D$4]" office:value-type="float" office:value="-0.757550225291056">
            <text:p>-0.7575502253</text:p>
          </table:table-cell>
          <table:table-cell table:formula="of:=INT([.D804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4]+[.$D$1]" office:value-type="float" office:value="178.25">
            <text:p>178.25</text:p>
          </table:table-cell>
          <table:table-cell table:formula="of:=[.$M$2]+[.$M$3]*[.A805]+[.$M$4]*[.A805]^2+[.$M$5]*[.A805]^3+[.$M$6]*[.A805]^4+[.$N$2]*[.A805]^5+[.$N$3]*[.A805]^6+[.$N$4]*[.A805]^7+[.$N$5]*[.A805]^8+[.$N$6]*[.A805]^9" office:value-type="float" office:value="1.40172211713661">
            <text:p>1.4017221171</text:p>
          </table:table-cell>
          <table:table-cell table:formula="of:=[.B805]/([.$B$2]+[.B805])*[.$B$1]" office:value-type="float" office:value="0.298785824104136">
            <text:p>0.2987858241</text:p>
          </table:table-cell>
          <table:table-cell table:formula="of:=[.$D$5]*[.C805]-[.$D$4]" office:value-type="float" office:value="-0.75801220343799">
            <text:p>-0.7580122034</text:p>
          </table:table-cell>
          <table:table-cell table:formula="of:=INT([.D805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5]+[.$D$1]" office:value-type="float" office:value="178.5">
            <text:p>178.5</text:p>
          </table:table-cell>
          <table:table-cell table:formula="of:=[.$M$2]+[.$M$3]*[.A806]+[.$M$4]*[.A806]^2+[.$M$5]*[.A806]^3+[.$M$6]*[.A806]^4+[.$N$2]*[.A806]^5+[.$N$3]*[.A806]^6+[.$N$4]*[.A806]^7+[.$N$5]*[.A806]^8+[.$N$6]*[.A806]^9" office:value-type="float" office:value="1.39998504979849">
            <text:p>1.3999850498</text:p>
          </table:table-cell>
          <table:table-cell table:formula="of:=[.B806]/([.$B$2]+[.B806])*[.$B$1]" office:value-type="float" office:value="0.298435254437691">
            <text:p>0.2984352544</text:p>
          </table:table-cell>
          <table:table-cell table:formula="of:=[.$D$5]*[.C806]-[.$D$4]" office:value-type="float" office:value="-0.758508562802531">
            <text:p>-0.7585085628</text:p>
          </table:table-cell>
          <table:table-cell table:formula="of:=INT([.D806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6]+[.$D$1]" office:value-type="float" office:value="178.75">
            <text:p>178.75</text:p>
          </table:table-cell>
          <table:table-cell table:formula="of:=[.$M$2]+[.$M$3]*[.A807]+[.$M$4]*[.A807]^2+[.$M$5]*[.A807]^3+[.$M$6]*[.A807]^4+[.$N$2]*[.A807]^5+[.$N$3]*[.A807]^6+[.$N$4]*[.A807]^7+[.$N$5]*[.A807]^8+[.$N$6]*[.A807]^9" office:value-type="float" office:value="1.39812307932516">
            <text:p>1.3981230793</text:p>
          </table:table-cell>
          <table:table-cell table:formula="of:=[.B807]/([.$B$2]+[.B807])*[.$B$1]" office:value-type="float" office:value="0.298059425805098">
            <text:p>0.2980594258</text:p>
          </table:table-cell>
          <table:table-cell table:formula="of:=[.$D$5]*[.C807]-[.$D$4]" office:value-type="float" office:value="-0.759040685456329">
            <text:p>-0.7590406855</text:p>
          </table:table-cell>
          <table:table-cell table:formula="of:=INT([.D807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7]+[.$D$1]" office:value-type="float" office:value="179">
            <text:p>179</text:p>
          </table:table-cell>
          <table:table-cell table:formula="of:=[.$M$2]+[.$M$3]*[.A808]+[.$M$4]*[.A808]^2+[.$M$5]*[.A808]^3+[.$M$6]*[.A808]^4+[.$N$2]*[.A808]^5+[.$N$3]*[.A808]^6+[.$N$4]*[.A808]^7+[.$N$5]*[.A808]^8+[.$N$6]*[.A808]^9" office:value-type="float" office:value="1.3961314577341">
            <text:p>1.3961314577</text:p>
          </table:table-cell>
          <table:table-cell table:formula="of:=[.B808]/([.$B$2]+[.B808])*[.$B$1]" office:value-type="float" office:value="0.297657368925058">
            <text:p>0.2976573689</text:p>
          </table:table-cell>
          <table:table-cell table:formula="of:=[.$D$5]*[.C808]-[.$D$4]" office:value-type="float" office:value="-0.759609943770974">
            <text:p>-0.7596099438</text:p>
          </table:table-cell>
          <table:table-cell table:formula="of:=INT([.D808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8]+[.$D$1]" office:value-type="float" office:value="179.25">
            <text:p>179.25</text:p>
          </table:table-cell>
          <table:table-cell table:formula="of:=[.$M$2]+[.$M$3]*[.A809]+[.$M$4]*[.A809]^2+[.$M$5]*[.A809]^3+[.$M$6]*[.A809]^4+[.$N$2]*[.A809]^5+[.$N$3]*[.A809]^6+[.$N$4]*[.A809]^7+[.$N$5]*[.A809]^8+[.$N$6]*[.A809]^9" office:value-type="float" office:value="1.39400548138019">
            <text:p>1.3940054814</text:p>
          </table:table-cell>
          <table:table-cell table:formula="of:=[.B809]/([.$B$2]+[.B809])*[.$B$1]" office:value-type="float" office:value="0.297228122128483">
            <text:p>0.2972281221</text:p>
          </table:table-cell>
          <table:table-cell table:formula="of:=[.$D$5]*[.C809]-[.$D$4]" office:value-type="float" office:value="-0.760217699340186">
            <text:p>-0.7602176993</text:p>
          </table:table-cell>
          <table:table-cell table:formula="of:=INT([.D809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09]+[.$D$1]" office:value-type="float" office:value="179.5">
            <text:p>179.5</text:p>
          </table:table-cell>
          <table:table-cell table:formula="of:=[.$M$2]+[.$M$3]*[.A810]+[.$M$4]*[.A810]^2+[.$M$5]*[.A810]^3+[.$M$6]*[.A810]^4+[.$N$2]*[.A810]^5+[.$N$3]*[.A810]^6+[.$N$4]*[.A810]^7+[.$N$5]*[.A810]^8+[.$N$6]*[.A810]^9" office:value-type="float" office:value="1.39174049533312">
            <text:p>1.3917404953</text:p>
          </table:table-cell>
          <table:table-cell table:formula="of:=[.B810]/([.$B$2]+[.B810])*[.$B$1]" office:value-type="float" office:value="0.29677073215283">
            <text:p>0.2967707322</text:p>
          </table:table-cell>
          <table:table-cell table:formula="of:=[.$D$5]*[.C810]-[.$D$4]" office:value-type="float" office:value="-0.760865301855158">
            <text:p>-0.7608653019</text:p>
          </table:table-cell>
          <table:table-cell table:formula="of:=INT([.D810]/[.$B$1]*1024)" office:value-type="float" office:value="-139">
            <text:p>-139</text:p>
          </table:table-cell>
          <table:table-cell table:number-columns-repeated="10"/>
        </table:table-row>
        <table:table-row table:style-name="ro2">
          <table:table-cell table:formula="of:=[.A810]+[.$D$1]" office:value-type="float" office:value="179.75">
            <text:p>179.75</text:p>
          </table:table-cell>
          <table:table-cell table:formula="of:=[.$M$2]+[.$M$3]*[.A811]+[.$M$4]*[.A811]^2+[.$M$5]*[.A811]^3+[.$M$6]*[.A811]^4+[.$N$2]*[.A811]^5+[.$N$3]*[.A811]^6+[.$N$4]*[.A811]^7+[.$N$5]*[.A811]^8+[.$N$6]*[.A811]^9" office:value-type="float" office:value="1.38933189781119">
            <text:p>1.3893318978</text:p>
          </table:table-cell>
          <table:table-cell table:formula="of:=[.B811]/([.$B$2]+[.B811])*[.$B$1]" office:value-type="float" office:value="0.296284254946593">
            <text:p>0.2962842549</text:p>
          </table:table-cell>
          <table:table-cell table:formula="of:=[.$D$5]*[.C811]-[.$D$4]" office:value-type="float" office:value="-0.761554087965492">
            <text:p>-0.761554088</text:p>
          </table:table-cell>
          <table:table-cell table:formula="of:=INT([.D811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1]+[.$D$1]" office:value-type="float" office:value="180">
            <text:p>180</text:p>
          </table:table-cell>
          <table:table-cell table:formula="of:=[.$M$2]+[.$M$3]*[.A812]+[.$M$4]*[.A812]^2+[.$M$5]*[.A812]^3+[.$M$6]*[.A812]^4+[.$N$2]*[.A812]^5+[.$N$3]*[.A812]^6+[.$N$4]*[.A812]^7+[.$N$5]*[.A812]^8+[.$N$6]*[.A812]^9" office:value-type="float" office:value="1.38677514465871">
            <text:p>1.3867751447</text:p>
          </table:table-cell>
          <table:table-cell table:formula="of:=[.B812]/([.$B$2]+[.B812])*[.$B$1]" office:value-type="float" office:value="0.295767756481722">
            <text:p>0.2957677565</text:p>
          </table:table-cell>
          <table:table-cell table:formula="of:=[.$D$5]*[.C812]-[.$D$4]" office:value-type="float" office:value="-0.762285380128928">
            <text:p>-0.7622853801</text:p>
          </table:table-cell>
          <table:table-cell table:formula="of:=INT([.D812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2]+[.$D$1]" office:value-type="float" office:value="180.25">
            <text:p>180.25</text:p>
          </table:table-cell>
          <table:table-cell table:formula="of:=[.$M$2]+[.$M$3]*[.A813]+[.$M$4]*[.A813]^2+[.$M$5]*[.A813]^3+[.$M$6]*[.A813]^4+[.$N$2]*[.A813]^5+[.$N$3]*[.A813]^6+[.$N$4]*[.A813]^7+[.$N$5]*[.A813]^8+[.$N$6]*[.A813]^9" office:value-type="float" office:value="1.38406575407407">
            <text:p>1.3840657541</text:p>
          </table:table-cell>
          <table:table-cell table:formula="of:=[.B813]/([.$B$2]+[.B813])*[.$B$1]" office:value-type="float" office:value="0.295220313616105">
            <text:p>0.2952203136</text:p>
          </table:table-cell>
          <table:table-cell table:formula="of:=[.$D$5]*[.C813]-[.$D$4]" office:value-type="float" office:value="-0.763060485390188">
            <text:p>-0.7630604854</text:p>
          </table:table-cell>
          <table:table-cell table:formula="of:=INT([.D813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3]+[.$D$1]" office:value-type="float" office:value="180.5">
            <text:p>180.5</text:p>
          </table:table-cell>
          <table:table-cell table:formula="of:=[.$M$2]+[.$M$3]*[.A814]+[.$M$4]*[.A814]^2+[.$M$5]*[.A814]^3+[.$M$6]*[.A814]^4+[.$N$2]*[.A814]^5+[.$N$3]*[.A814]^6+[.$N$4]*[.A814]^7+[.$N$5]*[.A814]^8+[.$N$6]*[.A814]^9" office:value-type="float" office:value="1.38119931126948">
            <text:p>1.3811993113</text:p>
          </table:table-cell>
          <table:table-cell table:formula="of:=[.B814]/([.$B$2]+[.B814])*[.$B$1]" office:value-type="float" office:value="0.29464101494209">
            <text:p>0.2946410149</text:p>
          </table:table-cell>
          <table:table-cell table:formula="of:=[.$D$5]*[.C814]-[.$D$4]" office:value-type="float" office:value="-0.763880694179584">
            <text:p>-0.7638806942</text:p>
          </table:table-cell>
          <table:table-cell table:formula="of:=INT([.D814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4]+[.$D$1]" office:value-type="float" office:value="180.75">
            <text:p>180.75</text:p>
          </table:table-cell>
          <table:table-cell table:formula="of:=[.$M$2]+[.$M$3]*[.A815]+[.$M$4]*[.A815]^2+[.$M$5]*[.A815]^3+[.$M$6]*[.A815]^4+[.$N$2]*[.A815]^5+[.$N$3]*[.A815]^6+[.$N$4]*[.A815]^7+[.$N$5]*[.A815]^8+[.$N$6]*[.A815]^9" office:value-type="float" office:value="1.3781714733891">
            <text:p>1.3781714734</text:p>
          </table:table-cell>
          <table:table-cell table:formula="of:=[.B815]/([.$B$2]+[.B815])*[.$B$1]" office:value-type="float" office:value="0.294028961687405">
            <text:p>0.2940289617</text:p>
          </table:table-cell>
          <table:table-cell table:formula="of:=[.$D$5]*[.C815]-[.$D$4]" office:value-type="float" office:value="-0.764747279037427">
            <text:p>-0.764747279</text:p>
          </table:table-cell>
          <table:table-cell table:formula="of:=INT([.D815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5]+[.$D$1]" office:value-type="float" office:value="181">
            <text:p>181</text:p>
          </table:table-cell>
          <table:table-cell table:formula="of:=[.$M$2]+[.$M$3]*[.A816]+[.$M$4]*[.A816]^2+[.$M$5]*[.A816]^3+[.$M$6]*[.A816]^4+[.$N$2]*[.A816]^5+[.$N$3]*[.A816]^6+[.$N$4]*[.A816]^7+[.$N$5]*[.A816]^8+[.$N$6]*[.A816]^9" office:value-type="float" office:value="1.3749779744162">
            <text:p>1.3749779744</text:p>
          </table:table-cell>
          <table:table-cell table:formula="of:=[.B816]/([.$B$2]+[.B816])*[.$B$1]" office:value-type="float" office:value="0.293383268614508">
            <text:p>0.2933832686</text:p>
          </table:table-cell>
          <table:table-cell table:formula="of:=[.$D$5]*[.C816]-[.$D$4]" office:value-type="float" office:value="-0.765661493340683">
            <text:p>-0.7656614933</text:p>
          </table:table-cell>
          <table:table-cell table:formula="of:=INT([.D816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6]+[.$D$1]" office:value-type="float" office:value="181.25">
            <text:p>181.25</text:p>
          </table:table-cell>
          <table:table-cell table:formula="of:=[.$M$2]+[.$M$3]*[.A817]+[.$M$4]*[.A817]^2+[.$M$5]*[.A817]^3+[.$M$6]*[.A817]^4+[.$N$2]*[.A817]^5+[.$N$3]*[.A817]^6+[.$N$4]*[.A817]^7+[.$N$5]*[.A817]^8+[.$N$6]*[.A817]^9" office:value-type="float" office:value="1.37161463025313">
            <text:p>1.3716146303</text:p>
          </table:table-cell>
          <table:table-cell table:formula="of:=[.B817]/([.$B$2]+[.B817])*[.$B$1]" office:value-type="float" office:value="0.292703064955918">
            <text:p>0.292703065</text:p>
          </table:table-cell>
          <table:table-cell table:formula="of:=[.$D$5]*[.C817]-[.$D$4]" office:value-type="float" office:value="-0.766624569978658">
            <text:p>-0.76662457</text:p>
          </table:table-cell>
          <table:table-cell table:formula="of:=INT([.D817]/[.$B$1]*1024)" office:value-type="float" office:value="-140">
            <text:p>-140</text:p>
          </table:table-cell>
          <table:table-cell table:number-columns-repeated="10"/>
        </table:table-row>
        <table:table-row table:style-name="ro2">
          <table:table-cell table:formula="of:=[.A817]+[.$D$1]" office:value-type="float" office:value="181.5">
            <text:p>181.5</text:p>
          </table:table-cell>
          <table:table-cell table:formula="of:=[.$M$2]+[.$M$3]*[.A818]+[.$M$4]*[.A818]^2+[.$M$5]*[.A818]^3+[.$M$6]*[.A818]^4+[.$N$2]*[.A818]^5+[.$N$3]*[.A818]^6+[.$N$4]*[.A818]^7+[.$N$5]*[.A818]^8+[.$N$6]*[.A818]^9" office:value-type="float" office:value="1.36807734389549">
            <text:p>1.3680773439</text:p>
          </table:table-cell>
          <table:table-cell table:formula="of:=[.B818]/([.$B$2]+[.B818])*[.$B$1]" office:value-type="float" office:value="0.291987495370112">
            <text:p>0.2919874954</text:p>
          </table:table-cell>
          <table:table-cell table:formula="of:=[.$D$5]*[.C818]-[.$D$4]" office:value-type="float" office:value="-0.767637719999586">
            <text:p>-0.76763772</text:p>
          </table:table-cell>
          <table:table-cell table:formula="of:=INT([.D818]/[.$B$1]*1024)" office:value-type="float" office:value="-141">
            <text:p>-141</text:p>
          </table:table-cell>
          <table:table-cell table:number-columns-repeated="10"/>
        </table:table-row>
        <table:table-row table:style-name="ro2">
          <table:table-cell table:formula="of:=[.A818]+[.$D$1]" office:value-type="float" office:value="181.75">
            <text:p>181.75</text:p>
          </table:table-cell>
          <table:table-cell table:formula="of:=[.$M$2]+[.$M$3]*[.A819]+[.$M$4]*[.A819]^2+[.$M$5]*[.A819]^3+[.$M$6]*[.A819]^4+[.$N$2]*[.A819]^5+[.$N$3]*[.A819]^6+[.$N$4]*[.A819]^7+[.$N$5]*[.A819]^8+[.$N$6]*[.A819]^9" office:value-type="float" office:value="1.36436211072669">
            <text:p>1.3643621107</text:p>
          </table:table-cell>
          <table:table-cell table:formula="of:=[.B819]/([.$B$2]+[.B819])*[.$B$1]" office:value-type="float" office:value="0.291235720923792">
            <text:p>0.2912357209</text:p>
          </table:table-cell>
          <table:table-cell table:formula="of:=[.$D$5]*[.C819]-[.$D$4]" office:value-type="float" office:value="-0.768702131219864">
            <text:p>-0.7687021312</text:p>
          </table:table-cell>
          <table:table-cell table:formula="of:=INT([.D819]/[.$B$1]*1024)" office:value-type="float" office:value="-141">
            <text:p>-141</text:p>
          </table:table-cell>
          <table:table-cell table:number-columns-repeated="10"/>
        </table:table-row>
        <table:table-row table:style-name="ro2">
          <table:table-cell table:formula="of:=[.A819]+[.$D$1]" office:value-type="float" office:value="182">
            <text:p>182</text:p>
          </table:table-cell>
          <table:table-cell table:formula="of:=[.$M$2]+[.$M$3]*[.A820]+[.$M$4]*[.A820]^2+[.$M$5]*[.A820]^3+[.$M$6]*[.A820]^4+[.$N$2]*[.A820]^5+[.$N$3]*[.A820]^6+[.$N$4]*[.A820]^7+[.$N$5]*[.A820]^8+[.$N$6]*[.A820]^9" office:value-type="float" office:value="1.36046502389127">
            <text:p>1.3604650239</text:p>
          </table:table-cell>
          <table:table-cell table:formula="of:=[.B820]/([.$B$2]+[.B820])*[.$B$1]" office:value-type="float" office:value="0.290446920092591">
            <text:p>0.2904469201</text:p>
          </table:table-cell>
          <table:table-cell table:formula="of:=[.$D$5]*[.C820]-[.$D$4]" office:value-type="float" office:value="-0.769818966807194">
            <text:p>-0.7698189668</text:p>
          </table:table-cell>
          <table:table-cell table:formula="of:=INT([.D820]/[.$B$1]*1024)" office:value-type="float" office:value="-141">
            <text:p>-141</text:p>
          </table:table-cell>
          <table:table-cell table:number-columns-repeated="10"/>
        </table:table-row>
        <table:table-row table:style-name="ro2">
          <table:table-cell table:formula="of:=[.A820]+[.$D$1]" office:value-type="float" office:value="182.25">
            <text:p>182.25</text:p>
          </table:table-cell>
          <table:table-cell table:formula="of:=[.$M$2]+[.$M$3]*[.A821]+[.$M$4]*[.A821]^2+[.$M$5]*[.A821]^3+[.$M$6]*[.A821]^4+[.$N$2]*[.A821]^5+[.$N$3]*[.A821]^6+[.$N$4]*[.A821]^7+[.$N$5]*[.A821]^8+[.$N$6]*[.A821]^9" office:value-type="float" office:value="1.35638227980644">
            <text:p>1.3563822798</text:p>
          </table:table-cell>
          <table:table-cell table:formula="of:=[.B821]/([.$B$2]+[.B821])*[.$B$1]" office:value-type="float" office:value="0.289620289792784">
            <text:p>0.2896202898</text:p>
          </table:table-cell>
          <table:table-cell table:formula="of:=[.$D$5]*[.C821]-[.$D$4]" office:value-type="float" office:value="-0.770989363819815">
            <text:p>-0.7709893638</text:p>
          </table:table-cell>
          <table:table-cell table:formula="of:=INT([.D821]/[.$B$1]*1024)" office:value-type="float" office:value="-141">
            <text:p>-141</text:p>
          </table:table-cell>
          <table:table-cell table:number-columns-repeated="10"/>
        </table:table-row>
        <table:table-row table:style-name="ro2">
          <table:table-cell table:formula="of:=[.A821]+[.$D$1]" office:value-type="float" office:value="182.5">
            <text:p>182.5</text:p>
          </table:table-cell>
          <table:table-cell table:formula="of:=[.$M$2]+[.$M$3]*[.A822]+[.$M$4]*[.A822]^2+[.$M$5]*[.A822]^3+[.$M$6]*[.A822]^4+[.$N$2]*[.A822]^5+[.$N$3]*[.A822]^6+[.$N$4]*[.A822]^7+[.$N$5]*[.A822]^8+[.$N$6]*[.A822]^9" office:value-type="float" office:value="1.35211018381688">
            <text:p>1.3521101838</text:p>
          </table:table-cell>
          <table:table-cell table:formula="of:=[.B822]/([.$B$2]+[.B822])*[.$B$1]" office:value-type="float" office:value="0.288755046445602">
            <text:p>0.2887550464</text:p>
          </table:table-cell>
          <table:table-cell table:formula="of:=[.$D$5]*[.C822]-[.$D$4]" office:value-type="float" office:value="-0.772214431699576">
            <text:p>-0.7722144317</text:p>
          </table:table-cell>
          <table:table-cell table:formula="of:=INT([.D822]/[.$B$1]*1024)" office:value-type="float" office:value="-141">
            <text:p>-141</text:p>
          </table:table-cell>
          <table:table-cell table:number-columns-repeated="10"/>
        </table:table-row>
        <table:table-row table:style-name="ro2">
          <table:table-cell table:formula="of:=[.A822]+[.$D$1]" office:value-type="float" office:value="182.75">
            <text:p>182.75</text:p>
          </table:table-cell>
          <table:table-cell table:formula="of:=[.$M$2]+[.$M$3]*[.A823]+[.$M$4]*[.A823]^2+[.$M$5]*[.A823]^3+[.$M$6]*[.A823]^4+[.$N$2]*[.A823]^5+[.$N$3]*[.A823]^6+[.$N$4]*[.A823]^7+[.$N$5]*[.A823]^8+[.$N$6]*[.A823]^9" office:value-type="float" office:value="1.34764515587767">
            <text:p>1.3476451559</text:p>
          </table:table-cell>
          <table:table-cell table:formula="of:=[.B823]/([.$B$2]+[.B823])*[.$B$1]" office:value-type="float" office:value="0.287850427051433">
            <text:p>0.2878504271</text:p>
          </table:table-cell>
          <table:table-cell table:formula="of:=[.$D$5]*[.C823]-[.$D$4]" office:value-type="float" office:value="-0.773495250751019">
            <text:p>-0.7734952508</text:p>
          </table:table-cell>
          <table:table-cell table:formula="of:=INT([.D823]/[.$B$1]*1024)" office:value-type="float" office:value="-142">
            <text:p>-142</text:p>
          </table:table-cell>
          <table:table-cell table:number-columns-repeated="10"/>
        </table:table-row>
        <table:table-row table:style-name="ro2">
          <table:table-cell table:formula="of:=[.A823]+[.$D$1]" office:value-type="float" office:value="183">
            <text:p>183</text:p>
          </table:table-cell>
          <table:table-cell table:formula="of:=[.$M$2]+[.$M$3]*[.A824]+[.$M$4]*[.A824]^2+[.$M$5]*[.A824]^3+[.$M$6]*[.A824]^4+[.$N$2]*[.A824]^5+[.$N$3]*[.A824]^6+[.$N$4]*[.A824]^7+[.$N$5]*[.A824]^8+[.$N$6]*[.A824]^9" office:value-type="float" office:value="1.34298373645834">
            <text:p>1.3429837365</text:p>
          </table:table-cell>
          <table:table-cell table:formula="of:=[.B824]/([.$B$2]+[.B824])*[.$B$1]" office:value-type="float" office:value="0.286905690313553">
            <text:p>0.2869056903</text:p>
          </table:table-cell>
          <table:table-cell table:formula="of:=[.$D$5]*[.C824]-[.$D$4]" office:value-type="float" office:value="-0.774832870550323">
            <text:p>-0.7748328706</text:p>
          </table:table-cell>
          <table:table-cell table:formula="of:=INT([.D824]/[.$B$1]*1024)" office:value-type="float" office:value="-142">
            <text:p>-142</text:p>
          </table:table-cell>
          <table:table-cell table:number-columns-repeated="10"/>
        </table:table-row>
        <table:table-row table:style-name="ro2">
          <table:table-cell table:formula="of:=[.A824]+[.$D$1]" office:value-type="float" office:value="183.25">
            <text:p>183.25</text:p>
          </table:table-cell>
          <table:table-cell table:formula="of:=[.$M$2]+[.$M$3]*[.A825]+[.$M$4]*[.A825]^2+[.$M$5]*[.A825]^3+[.$M$6]*[.A825]^4+[.$N$2]*[.A825]^5+[.$N$3]*[.A825]^6+[.$N$4]*[.A825]^7+[.$N$5]*[.A825]^8+[.$N$6]*[.A825]^9" office:value-type="float" office:value="1.33812259249225">
            <text:p>1.3381225925</text:p>
          </table:table-cell>
          <table:table-cell table:formula="of:=[.B825]/([.$B$2]+[.B825])*[.$B$1]" office:value-type="float" office:value="0.285920117776489">
            <text:p>0.2859201178</text:p>
          </table:table-cell>
          <table:table-cell table:formula="of:=[.$D$5]*[.C825]-[.$D$4]" office:value-type="float" office:value="-0.776228308333537">
            <text:p>-0.7762283083</text:p>
          </table:table-cell>
          <table:table-cell table:formula="of:=INT([.D825]/[.$B$1]*1024)" office:value-type="float" office:value="-142">
            <text:p>-142</text:p>
          </table:table-cell>
          <table:table-cell table:number-columns-repeated="10"/>
        </table:table-row>
        <table:table-row table:style-name="ro2">
          <table:table-cell table:formula="of:=[.A825]+[.$D$1]" office:value-type="float" office:value="183.5">
            <text:p>183.5</text:p>
          </table:table-cell>
          <table:table-cell table:formula="of:=[.$M$2]+[.$M$3]*[.A826]+[.$M$4]*[.A826]^2+[.$M$5]*[.A826]^3+[.$M$6]*[.A826]^4+[.$N$2]*[.A826]^5+[.$N$3]*[.A826]^6+[.$N$4]*[.A826]^7+[.$N$5]*[.A826]^8+[.$N$6]*[.A826]^9" office:value-type="float" office:value="1.33305852348713">
            <text:p>1.3330585235</text:p>
          </table:table-cell>
          <table:table-cell table:formula="of:=[.B826]/([.$B$2]+[.B826])*[.$B$1]" office:value-type="float" office:value="0.28489301500305">
            <text:p>0.284893015</text:p>
          </table:table-cell>
          <table:table-cell table:formula="of:=[.$D$5]*[.C826]-[.$D$4]" office:value-type="float" office:value="-0.777682547330059">
            <text:p>-0.7776825473</text:p>
          </table:table-cell>
          <table:table-cell table:formula="of:=INT([.D826]/[.$B$1]*1024)" office:value-type="float" office:value="-142">
            <text:p>-142</text:p>
          </table:table-cell>
          <table:table-cell table:number-columns-repeated="10"/>
        </table:table-row>
        <table:table-row table:style-name="ro2">
          <table:table-cell table:formula="of:=[.A826]+[.$D$1]" office:value-type="float" office:value="183.75">
            <text:p>183.75</text:p>
          </table:table-cell>
          <table:table-cell table:formula="of:=[.$M$2]+[.$M$3]*[.A827]+[.$M$4]*[.A827]^2+[.$M$5]*[.A827]^3+[.$M$6]*[.A827]^4+[.$N$2]*[.A827]^5+[.$N$3]*[.A827]^6+[.$N$4]*[.A827]^7+[.$N$5]*[.A827]^8+[.$N$6]*[.A827]^9" office:value-type="float" office:value="1.32778846770816">
            <text:p>1.3277884677</text:p>
          </table:table-cell>
          <table:table-cell table:formula="of:=[.B827]/([.$B$2]+[.B827])*[.$B$1]" office:value-type="float" office:value="0.283823712772841">
            <text:p>0.2838237128</text:p>
          </table:table-cell>
          <table:table-cell table:formula="of:=[.$D$5]*[.C827]-[.$D$4]" office:value-type="float" office:value="-0.77919653506571">
            <text:p>-0.7791965351</text:p>
          </table:table-cell>
          <table:table-cell table:formula="of:=INT([.D827]/[.$B$1]*1024)" office:value-type="float" office:value="-143">
            <text:p>-143</text:p>
          </table:table-cell>
          <table:table-cell table:number-columns-repeated="10"/>
        </table:table-row>
        <table:table-row table:style-name="ro2">
          <table:table-cell table:formula="of:=[.A827]+[.$D$1]" office:value-type="float" office:value="184">
            <text:p>184</text:p>
          </table:table-cell>
          <table:table-cell table:formula="of:=[.$M$2]+[.$M$3]*[.A828]+[.$M$4]*[.A828]^2+[.$M$5]*[.A828]^3+[.$M$6]*[.A828]^4+[.$N$2]*[.A828]^5+[.$N$3]*[.A828]^6+[.$N$4]*[.A828]^7+[.$N$5]*[.A828]^8+[.$N$6]*[.A828]^9" office:value-type="float" office:value="1.32230950855319">
            <text:p>1.3223095086</text:p>
          </table:table-cell>
          <table:table-cell table:formula="of:=[.B828]/([.$B$2]+[.B828])*[.$B$1]" office:value-type="float" office:value="0.282711568327105">
            <text:p>0.2827115683</text:p>
          </table:table-cell>
          <table:table-cell table:formula="of:=[.$D$5]*[.C828]-[.$D$4]" office:value-type="float" office:value="-0.780771181600195">
            <text:p>-0.7807711816</text:p>
          </table:table-cell>
          <table:table-cell table:formula="of:=INT([.D828]/[.$B$1]*1024)" office:value-type="float" office:value="-143">
            <text:p>-143</text:p>
          </table:table-cell>
          <table:table-cell table:number-columns-repeated="10"/>
        </table:table-row>
        <table:table-row table:style-name="ro2">
          <table:table-cell table:formula="of:=[.A828]+[.$D$1]" office:value-type="float" office:value="184.25">
            <text:p>184.25</text:p>
          </table:table-cell>
          <table:table-cell table:formula="of:=[.$M$2]+[.$M$3]*[.A829]+[.$M$4]*[.A829]^2+[.$M$5]*[.A829]^3+[.$M$6]*[.A829]^4+[.$N$2]*[.A829]^5+[.$N$3]*[.A829]^6+[.$N$4]*[.A829]^7+[.$N$5]*[.A829]^8+[.$N$6]*[.A829]^9" office:value-type="float" office:value="1.31661888099006">
            <text:p>1.316618881</text:p>
          </table:table-cell>
          <table:table-cell table:formula="of:=[.B829]/([.$B$2]+[.B829])*[.$B$1]" office:value-type="float" office:value="0.281555966634349">
            <text:p>0.2815559666</text:p>
          </table:table-cell>
          <table:table-cell table:formula="of:=[.$D$5]*[.C829]-[.$D$4]" office:value-type="float" office:value="-0.782407357735157">
            <text:p>-0.7824073577</text:p>
          </table:table-cell>
          <table:table-cell table:formula="of:=INT([.D829]/[.$B$1]*1024)" office:value-type="float" office:value="-143">
            <text:p>-143</text:p>
          </table:table-cell>
          <table:table-cell table:number-columns-repeated="10"/>
        </table:table-row>
        <table:table-row table:style-name="ro2">
          <table:table-cell table:formula="of:=[.A829]+[.$D$1]" office:value-type="float" office:value="184.5">
            <text:p>184.5</text:p>
          </table:table-cell>
          <table:table-cell table:formula="of:=[.$M$2]+[.$M$3]*[.A830]+[.$M$4]*[.A830]^2+[.$M$5]*[.A830]^3+[.$M$6]*[.A830]^4+[.$N$2]*[.A830]^5+[.$N$3]*[.A830]^6+[.$N$4]*[.A830]^7+[.$N$5]*[.A830]^8+[.$N$6]*[.A830]^9" office:value-type="float" office:value="1.31071397814139">
            <text:p>1.3107139781</text:p>
          </table:table-cell>
          <table:table-cell table:formula="of:=[.B830]/([.$B$2]+[.B830])*[.$B$1]" office:value-type="float" office:value="0.280356321694732">
            <text:p>0.2803563217</text:p>
          </table:table-cell>
          <table:table-cell table:formula="of:=[.$D$5]*[.C830]-[.$D$4]" office:value-type="float" office:value="-0.784105893167332">
            <text:p>-0.7841058932</text:p>
          </table:table-cell>
          <table:table-cell table:formula="of:=INT([.D830]/[.$B$1]*1024)" office:value-type="float" office:value="-144">
            <text:p>-144</text:p>
          </table:table-cell>
          <table:table-cell table:number-columns-repeated="10"/>
        </table:table-row>
        <table:table-row table:style-name="ro2">
          <table:table-cell table:formula="of:=[.A830]+[.$D$1]" office:value-type="float" office:value="184.75">
            <text:p>184.75</text:p>
          </table:table-cell>
          <table:table-cell table:formula="of:=[.$M$2]+[.$M$3]*[.A831]+[.$M$4]*[.A831]^2+[.$M$5]*[.A831]^3+[.$M$6]*[.A831]^4+[.$N$2]*[.A831]^5+[.$N$3]*[.A831]^6+[.$N$4]*[.A831]^7+[.$N$5]*[.A831]^8+[.$N$6]*[.A831]^9" office:value-type="float" office:value="1.30459235801663">
            <text:p>1.304592358</text:p>
          </table:table-cell>
          <table:table-cell table:formula="of:=[.B831]/([.$B$2]+[.B831])*[.$B$1]" office:value-type="float" office:value="0.279112077884003">
            <text:p>0.2791120779</text:p>
          </table:table-cell>
          <table:table-cell table:formula="of:=[.$D$5]*[.C831]-[.$D$4]" office:value-type="float" office:value="-0.785867574585721">
            <text:p>-0.7858675746</text:p>
          </table:table-cell>
          <table:table-cell table:formula="of:=INT([.D831]/[.$B$1]*1024)" office:value-type="float" office:value="-144">
            <text:p>-144</text:p>
          </table:table-cell>
          <table:table-cell table:number-columns-repeated="10"/>
        </table:table-row>
        <table:table-row table:style-name="ro2">
          <table:table-cell table:formula="of:=[.A831]+[.$D$1]" office:value-type="float" office:value="185">
            <text:p>185</text:p>
          </table:table-cell>
          <table:table-cell table:formula="of:=[.$M$2]+[.$M$3]*[.A832]+[.$M$4]*[.A832]^2+[.$M$5]*[.A832]^3+[.$M$6]*[.A832]^4+[.$N$2]*[.A832]^5+[.$N$3]*[.A832]^6+[.$N$4]*[.A832]^7+[.$N$5]*[.A832]^8+[.$N$6]*[.A832]^9" office:value-type="float" office:value="1.29825175032602">
            <text:p>1.2982517503</text:p>
          </table:table-cell>
          <table:table-cell table:formula="of:=[.B832]/([.$B$2]+[.B832])*[.$B$1]" office:value-type="float" office:value="0.277822711324463">
            <text:p>0.2778227113</text:p>
          </table:table-cell>
          <table:table-cell table:formula="of:=[.$D$5]*[.C832]-[.$D$4]" office:value-type="float" office:value="-0.787693143730489">
            <text:p>-0.7876931437</text:p>
          </table:table-cell>
          <table:table-cell table:formula="of:=INT([.D832]/[.$B$1]*1024)" office:value-type="float" office:value="-144">
            <text:p>-144</text:p>
          </table:table-cell>
          <table:table-cell table:number-columns-repeated="10"/>
        </table:table-row>
        <table:table-row table:style-name="ro2">
          <table:table-cell table:formula="of:=[.A832]+[.$D$1]" office:value-type="float" office:value="185.25">
            <text:p>185.25</text:p>
          </table:table-cell>
          <table:table-cell table:formula="of:=[.$M$2]+[.$M$3]*[.A833]+[.$M$4]*[.A833]^2+[.$M$5]*[.A833]^3+[.$M$6]*[.A833]^4+[.$N$2]*[.A833]^5+[.$N$3]*[.A833]^6+[.$N$4]*[.A833]^7+[.$N$5]*[.A833]^8+[.$N$6]*[.A833]^9" office:value-type="float" office:value="1.29169006348002">
            <text:p>1.2916900635</text:p>
          </table:table-cell>
          <table:table-cell table:formula="of:=[.B833]/([.$B$2]+[.B833])*[.$B$1]" office:value-type="float" office:value="0.276487731304825">
            <text:p>0.2764877313</text:p>
          </table:table-cell>
          <table:table-cell table:formula="of:=[.$D$5]*[.C833]-[.$D$4]" office:value-type="float" office:value="-0.789583295382632">
            <text:p>-0.7895832954</text:p>
          </table:table-cell>
          <table:table-cell table:formula="of:=INT([.D833]/[.$B$1]*1024)" office:value-type="float" office:value="-145">
            <text:p>-145</text:p>
          </table:table-cell>
          <table:table-cell table:number-columns-repeated="10"/>
        </table:table-row>
        <table:table-row table:style-name="ro2">
          <table:table-cell table:formula="of:=[.A833]+[.$D$1]" office:value-type="float" office:value="185.5">
            <text:p>185.5</text:p>
          </table:table-cell>
          <table:table-cell table:formula="of:=[.$M$2]+[.$M$3]*[.A834]+[.$M$4]*[.A834]^2+[.$M$5]*[.A834]^3+[.$M$6]*[.A834]^4+[.$N$2]*[.A834]^5+[.$N$3]*[.A834]^6+[.$N$4]*[.A834]^7+[.$N$5]*[.A834]^8+[.$N$6]*[.A834]^9" office:value-type="float" office:value="1.28490539165978">
            <text:p>1.2849053917</text:p>
          </table:table-cell>
          <table:table-cell table:formula="of:=[.B834]/([.$B$2]+[.B834])*[.$B$1]" office:value-type="float" office:value="0.275106681726505">
            <text:p>0.2751066817</text:p>
          </table:table-cell>
          <table:table-cell table:formula="of:=[.$D$5]*[.C834]-[.$D$4]" office:value-type="float" office:value="-0.791538675316228">
            <text:p>-0.7915386753</text:p>
          </table:table-cell>
          <table:table-cell table:formula="of:=INT([.D834]/[.$B$1]*1024)" office:value-type="float" office:value="-145">
            <text:p>-145</text:p>
          </table:table-cell>
          <table:table-cell table:number-columns-repeated="10"/>
        </table:table-row>
        <table:table-row table:style-name="ro2">
          <table:table-cell table:formula="of:=[.A834]+[.$D$1]" office:value-type="float" office:value="185.75">
            <text:p>185.75</text:p>
          </table:table-cell>
          <table:table-cell table:formula="of:=[.$M$2]+[.$M$3]*[.A835]+[.$M$4]*[.A835]^2+[.$M$5]*[.A835]^3+[.$M$6]*[.A835]^4+[.$N$2]*[.A835]^5+[.$N$3]*[.A835]^6+[.$N$4]*[.A835]^7+[.$N$5]*[.A835]^8+[.$N$6]*[.A835]^9" office:value-type="float" office:value="1.27789602207577">
            <text:p>1.2778960221</text:p>
          </table:table-cell>
          <table:table-cell table:formula="of:=[.B835]/([.$B$2]+[.B835])*[.$B$1]" office:value-type="float" office:value="0.273679142601038">
            <text:p>0.2736791426</text:p>
          </table:table-cell>
          <table:table-cell table:formula="of:=[.$D$5]*[.C835]-[.$D$4]" office:value-type="float" office:value="-0.793559878178299">
            <text:p>-0.7935598782</text:p>
          </table:table-cell>
          <table:table-cell table:formula="of:=INT([.D835]/[.$B$1]*1024)" office:value-type="float" office:value="-145">
            <text:p>-145</text:p>
          </table:table-cell>
          <table:table-cell table:number-columns-repeated="10"/>
        </table:table-row>
        <table:table-row table:style-name="ro2">
          <table:table-cell table:formula="of:=[.A835]+[.$D$1]" office:value-type="float" office:value="186">
            <text:p>186</text:p>
          </table:table-cell>
          <table:table-cell table:formula="of:=[.$M$2]+[.$M$3]*[.A836]+[.$M$4]*[.A836]^2+[.$M$5]*[.A836]^3+[.$M$6]*[.A836]^4+[.$N$2]*[.A836]^5+[.$N$3]*[.A836]^6+[.$N$4]*[.A836]^7+[.$N$5]*[.A836]^8+[.$N$6]*[.A836]^9" office:value-type="float" office:value="1.27066044230651">
            <text:p>1.2706604423</text:p>
          </table:table-cell>
          <table:table-cell table:formula="of:=[.B836]/([.$B$2]+[.B836])*[.$B$1]" office:value-type="float" office:value="0.272204731577452">
            <text:p>0.2722047316</text:p>
          </table:table-cell>
          <table:table-cell table:formula="of:=[.$D$5]*[.C836]-[.$D$4]" office:value-type="float" office:value="-0.795647445326251">
            <text:p>-0.7956474453</text:p>
          </table:table-cell>
          <table:table-cell table:formula="of:=INT([.D836]/[.$B$1]*1024)" office:value-type="float" office:value="-146">
            <text:p>-146</text:p>
          </table:table-cell>
          <table:table-cell table:number-columns-repeated="10"/>
        </table:table-row>
        <table:table-row table:style-name="ro2">
          <table:table-cell table:formula="of:=[.A836]+[.$D$1]" office:value-type="float" office:value="186.25">
            <text:p>186.25</text:p>
          </table:table-cell>
          <table:table-cell table:formula="of:=[.$M$2]+[.$M$3]*[.A837]+[.$M$4]*[.A837]^2+[.$M$5]*[.A837]^3+[.$M$6]*[.A837]^4+[.$N$2]*[.A837]^5+[.$N$3]*[.A837]^6+[.$N$4]*[.A837]^7+[.$N$5]*[.A837]^8+[.$N$6]*[.A837]^9" office:value-type="float" office:value="1.26319734782555">
            <text:p>1.2631973478</text:p>
          </table:table-cell>
          <table:table-cell table:formula="of:=[.B837]/([.$B$2]+[.B837])*[.$B$1]" office:value-type="float" office:value="0.270683105522501">
            <text:p>0.2706831055</text:p>
          </table:table-cell>
          <table:table-cell table:formula="of:=[.$D$5]*[.C837]-[.$D$4]" office:value-type="float" office:value="-0.797801862590481">
            <text:p>-0.7978018626</text:p>
          </table:table-cell>
          <table:table-cell table:formula="of:=INT([.D837]/[.$B$1]*1024)" office:value-type="float" office:value="-146">
            <text:p>-146</text:p>
          </table:table-cell>
          <table:table-cell table:number-columns-repeated="10"/>
        </table:table-row>
        <table:table-row table:style-name="ro2">
          <table:table-cell table:formula="of:=[.A837]+[.$D$1]" office:value-type="float" office:value="186.5">
            <text:p>186.5</text:p>
          </table:table-cell>
          <table:table-cell table:formula="of:=[.$M$2]+[.$M$3]*[.A838]+[.$M$4]*[.A838]^2+[.$M$5]*[.A838]^3+[.$M$6]*[.A838]^4+[.$N$2]*[.A838]^5+[.$N$3]*[.A838]^6+[.$N$4]*[.A838]^7+[.$N$5]*[.A838]^8+[.$N$6]*[.A838]^9" office:value-type="float" office:value="1.25550564964851">
            <text:p>1.2555056496</text:p>
          </table:table-cell>
          <table:table-cell table:formula="of:=[.B838]/([.$B$2]+[.B838])*[.$B$1]" office:value-type="float" office:value="0.269113962140753">
            <text:p>0.2691139621</text:p>
          </table:table-cell>
          <table:table-cell table:formula="of:=[.$D$5]*[.C838]-[.$D$4]" office:value-type="float" office:value="-0.800023557980547">
            <text:p>-0.800023558</text:p>
          </table:table-cell>
          <table:table-cell table:formula="of:=INT([.D838]/[.$B$1]*1024)" office:value-type="float" office:value="-147">
            <text:p>-147</text:p>
          </table:table-cell>
          <table:table-cell table:number-columns-repeated="10"/>
        </table:table-row>
        <table:table-row table:style-name="ro2">
          <table:table-cell table:formula="of:=[.A838]+[.$D$1]" office:value-type="float" office:value="186.75">
            <text:p>186.75</text:p>
          </table:table-cell>
          <table:table-cell table:formula="of:=[.$M$2]+[.$M$3]*[.A839]+[.$M$4]*[.A839]^2+[.$M$5]*[.A839]^3+[.$M$6]*[.A839]^4+[.$N$2]*[.A839]^5+[.$N$3]*[.A839]^6+[.$N$4]*[.A839]^7+[.$N$5]*[.A839]^8+[.$N$6]*[.A839]^9" office:value-type="float" office:value="1.24758448204102">
            <text:p>1.247584482</text:p>
          </table:table-cell>
          <table:table-cell table:formula="of:=[.B839]/([.$B$2]+[.B839])*[.$B$1]" office:value-type="float" office:value="0.267497041623348">
            <text:p>0.2674970416</text:p>
          </table:table-cell>
          <table:table-cell table:formula="of:=[.$D$5]*[.C839]-[.$D$4]" office:value-type="float" office:value="-0.802312899350754">
            <text:p>-0.8023128994</text:p>
          </table:table-cell>
          <table:table-cell table:formula="of:=INT([.D839]/[.$B$1]*1024)" office:value-type="float" office:value="-147">
            <text:p>-147</text:p>
          </table:table-cell>
          <table:table-cell table:number-columns-repeated="10"/>
        </table:table-row>
        <table:table-row table:style-name="ro2">
          <table:table-cell table:formula="of:=[.A839]+[.$D$1]" office:value-type="float" office:value="187">
            <text:p>187</text:p>
          </table:table-cell>
          <table:table-cell table:formula="of:=[.$M$2]+[.$M$3]*[.A840]+[.$M$4]*[.A840]^2+[.$M$5]*[.A840]^3+[.$M$6]*[.A840]^4+[.$N$2]*[.A840]^5+[.$N$3]*[.A840]^6+[.$N$4]*[.A840]^7+[.$N$5]*[.A840]^8+[.$N$6]*[.A840]^9" office:value-type="float" office:value="1.23943321051775">
            <text:p>1.2394332105</text:p>
          </table:table-cell>
          <table:table-cell table:formula="of:=[.B840]/([.$B$2]+[.B840])*[.$B$1]" office:value-type="float" office:value="0.265832128373245">
            <text:p>0.2658321284</text:p>
          </table:table-cell>
          <table:table-cell table:formula="of:=[.$D$5]*[.C840]-[.$D$4]" office:value-type="float" office:value="-0.804670191957433">
            <text:p>-0.804670192</text:p>
          </table:table-cell>
          <table:table-cell table:formula="of:=INT([.D840]/[.$B$1]*1024)" office:value-type="float" office:value="-147">
            <text:p>-147</text:p>
          </table:table-cell>
          <table:table-cell table:number-columns-repeated="10"/>
        </table:table-row>
        <table:table-row table:style-name="ro2">
          <table:table-cell table:formula="of:=[.A840]+[.$D$1]" office:value-type="float" office:value="187.25">
            <text:p>187.25</text:p>
          </table:table-cell>
          <table:table-cell table:formula="of:=[.$M$2]+[.$M$3]*[.A841]+[.$M$4]*[.A841]^2+[.$M$5]*[.A841]^3+[.$M$6]*[.A841]^4+[.$N$2]*[.A841]^5+[.$N$3]*[.A841]^6+[.$N$4]*[.A841]^7+[.$N$5]*[.A841]^8+[.$N$6]*[.A841]^9" office:value-type="float" office:value="1.23105143985777">
            <text:p>1.2310514399</text:p>
          </table:table-cell>
          <table:table-cell table:formula="of:=[.B841]/([.$B$2]+[.B841])*[.$B$1]" office:value-type="float" office:value="0.264119052751857">
            <text:p>0.2641190528</text:p>
          </table:table-cell>
          <table:table-cell table:formula="of:=[.$D$5]*[.C841]-[.$D$4]" office:value-type="float" office:value="-0.807095675985942">
            <text:p>-0.807095676</text:p>
          </table:table-cell>
          <table:table-cell table:formula="of:=INT([.D841]/[.$B$1]*1024)" office:value-type="float" office:value="-148">
            <text:p>-148</text:p>
          </table:table-cell>
          <table:table-cell table:number-columns-repeated="10"/>
        </table:table-row>
        <table:table-row table:style-name="ro2">
          <table:table-cell table:formula="of:=[.A841]+[.$D$1]" office:value-type="float" office:value="187.5">
            <text:p>187.5</text:p>
          </table:table-cell>
          <table:table-cell table:formula="of:=[.$M$2]+[.$M$3]*[.A842]+[.$M$4]*[.A842]^2+[.$M$5]*[.A842]^3+[.$M$6]*[.A842]^4+[.$N$2]*[.A842]^5+[.$N$3]*[.A842]^6+[.$N$4]*[.A842]^7+[.$N$5]*[.A842]^8+[.$N$6]*[.A842]^9" office:value-type="float" office:value="1.22243902230548">
            <text:p>1.2224390223</text:p>
          </table:table-cell>
          <table:table-cell table:formula="of:=[.B842]/([.$B$2]+[.B842])*[.$B$1]" office:value-type="float" office:value="0.262357692882457">
            <text:p>0.2623576929</text:p>
          </table:table-cell>
          <table:table-cell table:formula="of:=[.$D$5]*[.C842]-[.$D$4]" office:value-type="float" office:value="-0.809589523997291">
            <text:p>-0.809589524</text:p>
          </table:table-cell>
          <table:table-cell table:formula="of:=INT([.D842]/[.$B$1]*1024)" office:value-type="float" office:value="-148">
            <text:p>-148</text:p>
          </table:table-cell>
          <table:table-cell table:number-columns-repeated="10"/>
        </table:table-row>
        <table:table-row table:style-name="ro2">
          <table:table-cell table:formula="of:=[.A842]+[.$D$1]" office:value-type="float" office:value="187.75">
            <text:p>187.75</text:p>
          </table:table-cell>
          <table:table-cell table:formula="of:=[.$M$2]+[.$M$3]*[.A843]+[.$M$4]*[.A843]^2+[.$M$5]*[.A843]^3+[.$M$6]*[.A843]^4+[.$N$2]*[.A843]^5+[.$N$3]*[.A843]^6+[.$N$4]*[.A843]^7+[.$N$5]*[.A843]^8+[.$N$6]*[.A843]^9" office:value-type="float" office:value="1.21359606591068">
            <text:p>1.2135960659</text:p>
          </table:table-cell>
          <table:table-cell table:formula="of:=[.B843]/([.$B$2]+[.B843])*[.$B$1]" office:value-type="float" office:value="0.260547976501799">
            <text:p>0.2605479765</text:p>
          </table:table-cell>
          <table:table-cell table:formula="of:=[.$D$5]*[.C843]-[.$D$4]" office:value-type="float" office:value="-0.812151838306488">
            <text:p>-0.8121518383</text:p>
          </table:table-cell>
          <table:table-cell table:formula="of:=INT([.D843]/[.$B$1]*1024)" office:value-type="float" office:value="-149">
            <text:p>-149</text:p>
          </table:table-cell>
          <table:table-cell table:number-columns-repeated="10"/>
        </table:table-row>
        <table:table-row table:style-name="ro2">
          <table:table-cell table:formula="of:=[.A843]+[.$D$1]" office:value-type="float" office:value="188">
            <text:p>188</text:p>
          </table:table-cell>
          <table:table-cell table:formula="of:=[.$M$2]+[.$M$3]*[.A844]+[.$M$4]*[.A844]^2+[.$M$5]*[.A844]^3+[.$M$6]*[.A844]^4+[.$N$2]*[.A844]^5+[.$N$3]*[.A844]^6+[.$N$4]*[.A844]^7+[.$N$5]*[.A844]^8+[.$N$6]*[.A844]^9" office:value-type="float" office:value="1.20452294301685">
            <text:p>1.204522943</text:p>
          </table:table-cell>
          <table:table-cell table:formula="of:=[.B844]/([.$B$2]+[.B844])*[.$B$1]" office:value-type="float" office:value="0.258689882862707">
            <text:p>0.2586898829</text:p>
          </table:table-cell>
          <table:table-cell table:formula="of:=[.$D$5]*[.C844]-[.$D$4]" office:value-type="float" office:value="-0.814782648288736">
            <text:p>-0.8147826483</text:p>
          </table:table-cell>
          <table:table-cell table:formula="of:=INT([.D844]/[.$B$1]*1024)" office:value-type="float" office:value="-149">
            <text:p>-149</text:p>
          </table:table-cell>
          <table:table-cell table:number-columns-repeated="10"/>
        </table:table-row>
        <table:table-row table:style-name="ro2">
          <table:table-cell table:formula="of:=[.A844]+[.$D$1]" office:value-type="float" office:value="188.25">
            <text:p>188.25</text:p>
          </table:table-cell>
          <table:table-cell table:formula="of:=[.$M$2]+[.$M$3]*[.A845]+[.$M$4]*[.A845]^2+[.$M$5]*[.A845]^3+[.$M$6]*[.A845]^4+[.$N$2]*[.A845]^5+[.$N$3]*[.A845]^6+[.$N$4]*[.A845]^7+[.$N$5]*[.A845]^8+[.$N$6]*[.A845]^9" office:value-type="float" office:value="1.19522029889595">
            <text:p>1.1952202989</text:p>
          </table:table-cell>
          <table:table-cell table:formula="of:=[.B845]/([.$B$2]+[.B845])*[.$B$1]" office:value-type="float" office:value="0.256783444688147">
            <text:p>0.2567834447</text:p>
          </table:table-cell>
          <table:table-cell table:formula="of:=[.$D$5]*[.C845]-[.$D$4]" office:value-type="float" office:value="-0.81748190761273">
            <text:p>-0.8174819076</text:p>
          </table:table-cell>
          <table:table-cell table:formula="of:=INT([.D845]/[.$B$1]*1024)" office:value-type="float" office:value="-150">
            <text:p>-150</text:p>
          </table:table-cell>
          <table:table-cell table:number-columns-repeated="10"/>
        </table:table-row>
        <table:table-row table:style-name="ro2">
          <table:table-cell table:formula="of:=[.A845]+[.$D$1]" office:value-type="float" office:value="188.5">
            <text:p>188.5</text:p>
          </table:table-cell>
          <table:table-cell table:formula="of:=[.$M$2]+[.$M$3]*[.A846]+[.$M$4]*[.A846]^2+[.$M$5]*[.A846]^3+[.$M$6]*[.A846]^4+[.$N$2]*[.A846]^5+[.$N$3]*[.A846]^6+[.$N$4]*[.A846]^7+[.$N$5]*[.A846]^8+[.$N$6]*[.A846]^9" office:value-type="float" office:value="1.18568906054679">
            <text:p>1.1856890605</text:p>
          </table:table-cell>
          <table:table-cell table:formula="of:=[.B846]/([.$B$2]+[.B846])*[.$B$1]" office:value-type="float" office:value="0.254828750181196">
            <text:p>0.2548287502</text:p>
          </table:table-cell>
          <table:table-cell table:formula="of:=[.$D$5]*[.C846]-[.$D$4]" office:value-type="float" office:value="-0.820249491394808">
            <text:p>-0.8202494914</text:p>
          </table:table-cell>
          <table:table-cell table:formula="of:=INT([.D846]/[.$B$1]*1024)" office:value-type="float" office:value="-150">
            <text:p>-150</text:p>
          </table:table-cell>
          <table:table-cell table:number-columns-repeated="10"/>
        </table:table-row>
        <table:table-row table:style-name="ro2">
          <table:table-cell table:formula="of:=[.A846]+[.$D$1]" office:value-type="float" office:value="188.75">
            <text:p>188.75</text:p>
          </table:table-cell>
          <table:table-cell table:formula="of:=[.$M$2]+[.$M$3]*[.A847]+[.$M$4]*[.A847]^2+[.$M$5]*[.A847]^3+[.$M$6]*[.A847]^4+[.$N$2]*[.A847]^5+[.$N$3]*[.A847]^6+[.$N$4]*[.A847]^7+[.$N$5]*[.A847]^8+[.$N$6]*[.A847]^9" office:value-type="float" office:value="1.17593044558816">
            <text:p>1.1759304456</text:p>
          </table:table-cell>
          <table:table-cell table:formula="of:=[.B847]/([.$B$2]+[.B847])*[.$B$1]" office:value-type="float" office:value="0.252825945077588">
            <text:p>0.2528259451</text:p>
          </table:table-cell>
          <table:table-cell table:formula="of:=[.$D$5]*[.C847]-[.$D$4]" office:value-type="float" office:value="-0.823085193292826">
            <text:p>-0.8230851933</text:p>
          </table:table-cell>
          <table:table-cell table:formula="of:=INT([.D847]/[.$B$1]*1024)" office:value-type="float" office:value="-151">
            <text:p>-151</text:p>
          </table:table-cell>
          <table:table-cell table:number-columns-repeated="10"/>
        </table:table-row>
        <table:table-row table:style-name="ro2">
          <table:table-cell table:formula="of:=[.A847]+[.$D$1]" office:value-type="float" office:value="189">
            <text:p>189</text:p>
          </table:table-cell>
          <table:table-cell table:formula="of:=[.$M$2]+[.$M$3]*[.A848]+[.$M$4]*[.A848]^2+[.$M$5]*[.A848]^3+[.$M$6]*[.A848]^4+[.$N$2]*[.A848]^5+[.$N$3]*[.A848]^6+[.$N$4]*[.A848]^7+[.$N$5]*[.A848]^8+[.$N$6]*[.A848]^9" office:value-type="float" office:value="1.16594597140556">
            <text:p>1.1659459714</text:p>
          </table:table-cell>
          <table:table-cell table:formula="of:=[.B848]/([.$B$2]+[.B848])*[.$B$1]" office:value-type="float" office:value="0.250775234774323">
            <text:p>0.2507752348</text:p>
          </table:table-cell>
          <table:table-cell table:formula="of:=[.$D$5]*[.C848]-[.$D$4]" office:value-type="float" office:value="-0.825988722492338">
            <text:p>-0.8259887225</text:p>
          </table:table-cell>
          <table:table-cell table:formula="of:=INT([.D848]/[.$B$1]*1024)" office:value-type="float" office:value="-151">
            <text:p>-151</text:p>
          </table:table-cell>
          <table:table-cell table:number-columns-repeated="10"/>
        </table:table-row>
        <table:table-row table:style-name="ro2">
          <table:table-cell table:formula="of:=[.A848]+[.$D$1]" office:value-type="float" office:value="189.25">
            <text:p>189.25</text:p>
          </table:table-cell>
          <table:table-cell table:formula="of:=[.$M$2]+[.$M$3]*[.A849]+[.$M$4]*[.A849]^2+[.$M$5]*[.A849]^3+[.$M$6]*[.A849]^4+[.$N$2]*[.A849]^5+[.$N$3]*[.A849]^6+[.$N$4]*[.A849]^7+[.$N$5]*[.A849]^8+[.$N$6]*[.A849]^9" office:value-type="float" office:value="1.15573746430255">
            <text:p>1.1557374643</text:p>
          </table:table-cell>
          <table:table-cell table:formula="of:=[.B849]/([.$B$2]+[.B849])*[.$B$1]" office:value-type="float" office:value="0.248676886483992">
            <text:p>0.2486768865</text:p>
          </table:table-cell>
          <table:table-cell table:formula="of:=[.$D$5]*[.C849]-[.$D$4]" office:value-type="float" office:value="-0.828959700656352">
            <text:p>-0.8289597007</text:p>
          </table:table-cell>
          <table:table-cell table:formula="of:=INT([.D849]/[.$B$1]*1024)" office:value-type="float" office:value="-152">
            <text:p>-152</text:p>
          </table:table-cell>
          <table:table-cell table:number-columns-repeated="10"/>
        </table:table-row>
        <table:table-row table:style-name="ro2">
          <table:table-cell table:formula="of:=[.A849]+[.$D$1]" office:value-type="float" office:value="189.5">
            <text:p>189.5</text:p>
          </table:table-cell>
          <table:table-cell table:formula="of:=[.$M$2]+[.$M$3]*[.A850]+[.$M$4]*[.A850]^2+[.$M$5]*[.A850]^3+[.$M$6]*[.A850]^4+[.$N$2]*[.A850]^5+[.$N$3]*[.A850]^6+[.$N$4]*[.A850]^7+[.$N$5]*[.A850]^8+[.$N$6]*[.A850]^9" office:value-type="float" office:value="1.14530706897676">
            <text:p>1.145307069</text:p>
          </table:table-cell>
          <table:table-cell table:formula="of:=[.B850]/([.$B$2]+[.B850])*[.$B$1]" office:value-type="float" office:value="0.246531231481339">
            <text:p>0.2465312315</text:p>
          </table:table-cell>
          <table:table-cell table:formula="of:=[.$D$5]*[.C850]-[.$D$4]" office:value-type="float" office:value="-0.831997658744514">
            <text:p>-0.8319976587</text:p>
          </table:table-cell>
          <table:table-cell table:formula="of:=INT([.D850]/[.$B$1]*1024)" office:value-type="float" office:value="-152">
            <text:p>-152</text:p>
          </table:table-cell>
          <table:table-cell table:number-columns-repeated="10"/>
        </table:table-row>
        <table:table-row table:style-name="ro2">
          <table:table-cell table:formula="of:=[.A850]+[.$D$1]" office:value-type="float" office:value="189.75">
            <text:p>189.75</text:p>
          </table:table-cell>
          <table:table-cell table:formula="of:=[.$M$2]+[.$M$3]*[.A851]+[.$M$4]*[.A851]^2+[.$M$5]*[.A851]^3+[.$M$6]*[.A851]^4+[.$N$2]*[.A851]^5+[.$N$3]*[.A851]^6+[.$N$4]*[.A851]^7+[.$N$5]*[.A851]^8+[.$N$6]*[.A851]^9" office:value-type="float" office:value="1.13465725799415">
            <text:p>1.134657258</text:p>
          </table:table-cell>
          <table:table-cell table:formula="of:=[.B851]/([.$B$2]+[.B851])*[.$B$1]" office:value-type="float" office:value="0.244338667375716">
            <text:p>0.2443386674</text:p>
          </table:table-cell>
          <table:table-cell table:formula="of:=[.$D$5]*[.C851]-[.$D$4]" office:value-type="float" office:value="-0.835102033795607">
            <text:p>-0.8351020338</text:p>
          </table:table-cell>
          <table:table-cell table:formula="of:=INT([.D851]/[.$B$1]*1024)" office:value-type="float" office:value="-153">
            <text:p>-153</text:p>
          </table:table-cell>
          <table:table-cell table:number-columns-repeated="10"/>
        </table:table-row>
        <table:table-row table:style-name="ro2">
          <table:table-cell table:formula="of:=[.A851]+[.$D$1]" office:value-type="float" office:value="190">
            <text:p>190</text:p>
          </table:table-cell>
          <table:table-cell table:formula="of:=[.$M$2]+[.$M$3]*[.A852]+[.$M$4]*[.A852]^2+[.$M$5]*[.A852]^3+[.$M$6]*[.A852]^4+[.$N$2]*[.A852]^5+[.$N$3]*[.A852]^6+[.$N$4]*[.A852]^7+[.$N$5]*[.A852]^8+[.$N$6]*[.A852]^9" office:value-type="float" office:value="1.12379084156782">
            <text:p>1.1237908416</text:p>
          </table:table-cell>
          <table:table-cell table:formula="of:=[.B852]/([.$B$2]+[.B852])*[.$B$1]" office:value-type="float" office:value="0.242099660473135">
            <text:p>0.2420996605</text:p>
          </table:table-cell>
          <table:table-cell table:formula="of:=[.$D$5]*[.C852]-[.$D$4]" office:value-type="float" office:value="-0.838272165583212">
            <text:p>-0.8382721656</text:p>
          </table:table-cell>
          <table:table-cell table:formula="of:=INT([.D852]/[.$B$1]*1024)" office:value-type="float" office:value="-154">
            <text:p>-154</text:p>
          </table:table-cell>
          <table:table-cell table:number-columns-repeated="10"/>
        </table:table-row>
        <table:table-row table:style-name="ro2">
          <table:table-cell table:formula="of:=[.A852]+[.$D$1]" office:value-type="float" office:value="190.25">
            <text:p>190.25</text:p>
          </table:table-cell>
          <table:table-cell table:formula="of:=[.$M$2]+[.$M$3]*[.A853]+[.$M$4]*[.A853]^2+[.$M$5]*[.A853]^3+[.$M$6]*[.A853]^4+[.$N$2]*[.A853]^5+[.$N$3]*[.A853]^6+[.$N$4]*[.A853]^7+[.$N$5]*[.A853]^8+[.$N$6]*[.A853]^9" office:value-type="float" office:value="1.11271097734789">
            <text:p>1.1127109773</text:p>
          </table:table-cell>
          <table:table-cell table:formula="of:=[.B853]/([.$B$2]+[.B853])*[.$B$1]" office:value-type="float" office:value="0.239814748168121">
            <text:p>0.2398147482</text:p>
          </table:table-cell>
          <table:table-cell table:formula="of:=[.$D$5]*[.C853]-[.$D$4]" office:value-type="float" office:value="-0.841507293229164">
            <text:p>-0.8415072932</text:p>
          </table:table-cell>
          <table:table-cell table:formula="of:=INT([.D853]/[.$B$1]*1024)" office:value-type="float" office:value="-154">
            <text:p>-154</text:p>
          </table:table-cell>
          <table:table-cell table:number-columns-repeated="10"/>
        </table:table-row>
        <table:table-row table:style-name="ro2">
          <table:table-cell table:formula="of:=[.A853]+[.$D$1]" office:value-type="float" office:value="190.5">
            <text:p>190.5</text:p>
          </table:table-cell>
          <table:table-cell table:formula="of:=[.$M$2]+[.$M$3]*[.A854]+[.$M$4]*[.A854]^2+[.$M$5]*[.A854]^3+[.$M$6]*[.A854]^4+[.$N$2]*[.A854]^5+[.$N$3]*[.A854]^6+[.$N$4]*[.A854]^7+[.$N$5]*[.A854]^8+[.$N$6]*[.A854]^9" office:value-type="float" office:value="1.10142118048134">
            <text:p>1.1014211805</text:p>
          </table:table-cell>
          <table:table-cell table:formula="of:=[.B854]/([.$B$2]+[.B854])*[.$B$1]" office:value-type="float" office:value="0.237484541419281">
            <text:p>0.2374845414</text:p>
          </table:table-cell>
          <table:table-cell table:formula="of:=[.$D$5]*[.C854]-[.$D$4]" office:value-type="float" office:value="-0.844806551698477">
            <text:p>-0.8448065517</text:p>
          </table:table-cell>
          <table:table-cell table:formula="of:=INT([.D854]/[.$B$1]*1024)" office:value-type="float" office:value="-155">
            <text:p>-155</text:p>
          </table:table-cell>
          <table:table-cell table:number-columns-repeated="10"/>
        </table:table-row>
        <table:table-row table:style-name="ro2">
          <table:table-cell table:formula="of:=[.A854]+[.$D$1]" office:value-type="float" office:value="190.75">
            <text:p>190.75</text:p>
          </table:table-cell>
          <table:table-cell table:formula="of:=[.$M$2]+[.$M$3]*[.A855]+[.$M$4]*[.A855]^2+[.$M$5]*[.A855]^3+[.$M$6]*[.A855]^4+[.$N$2]*[.A855]^5+[.$N$3]*[.A855]^6+[.$N$4]*[.A855]^7+[.$N$5]*[.A855]^8+[.$N$6]*[.A855]^9" office:value-type="float" office:value="1.08992533382389">
            <text:p>1.0899253338</text:p>
          </table:table-cell>
          <table:table-cell table:formula="of:=[.B855]/([.$B$2]+[.B855])*[.$B$1]" office:value-type="float" office:value="0.235109727284819">
            <text:p>0.2351097273</text:p>
          </table:table-cell>
          <table:table-cell table:formula="of:=[.$D$5]*[.C855]-[.$D$4]" office:value-type="float" office:value="-0.848168968209401">
            <text:p>-0.8481689682</text:p>
          </table:table-cell>
          <table:table-cell table:formula="of:=INT([.D855]/[.$B$1]*1024)" office:value-type="float" office:value="-155">
            <text:p>-155</text:p>
          </table:table-cell>
          <table:table-cell table:number-columns-repeated="10"/>
        </table:table-row>
        <table:table-row table:style-name="ro2">
          <table:table-cell table:formula="of:=[.A855]+[.$D$1]" office:value-type="float" office:value="191">
            <text:p>191</text:p>
          </table:table-cell>
          <table:table-cell table:formula="of:=[.$M$2]+[.$M$3]*[.A856]+[.$M$4]*[.A856]^2+[.$M$5]*[.A856]^3+[.$M$6]*[.A856]^4+[.$N$2]*[.A856]^5+[.$N$3]*[.A856]^6+[.$N$4]*[.A856]^7+[.$N$5]*[.A856]^8+[.$N$6]*[.A856]^9" office:value-type="float" office:value="1.07822769822815">
            <text:p>1.0782276982</text:p>
          </table:table-cell>
          <table:table-cell table:formula="of:=[.B856]/([.$B$2]+[.B856])*[.$B$1]" office:value-type="float" office:value="0.232691071502797">
            <text:p>0.2326910715</text:p>
          </table:table-cell>
          <table:table-cell table:formula="of:=[.$D$5]*[.C856]-[.$D$4]" office:value-type="float" office:value="-0.85159345858012">
            <text:p>-0.8515934586</text:p>
          </table:table-cell>
          <table:table-cell table:formula="of:=INT([.D856]/[.$B$1]*1024)" office:value-type="float" office:value="-156">
            <text:p>-156</text:p>
          </table:table-cell>
          <table:table-cell table:number-columns-repeated="10"/>
        </table:table-row>
        <table:table-row table:style-name="ro2">
          <table:table-cell table:formula="of:=[.A856]+[.$D$1]" office:value-type="float" office:value="191.25">
            <text:p>191.25</text:p>
          </table:table-cell>
          <table:table-cell table:formula="of:=[.$M$2]+[.$M$3]*[.A857]+[.$M$4]*[.A857]^2+[.$M$5]*[.A857]^3+[.$M$6]*[.A857]^4+[.$N$2]*[.A857]^5+[.$N$3]*[.A857]^6+[.$N$4]*[.A857]^7+[.$N$5]*[.A857]^8+[.$N$6]*[.A857]^9" office:value-type="float" office:value="1.06633292312836">
            <text:p>1.0663329231</text:p>
          </table:table-cell>
          <table:table-cell table:formula="of:=[.B857]/([.$B$2]+[.B857])*[.$B$1]" office:value-type="float" office:value="0.23022942116195">
            <text:p>0.2302294212</text:p>
          </table:table-cell>
          <table:table-cell table:formula="of:=[.$D$5]*[.C857]-[.$D$4]" office:value-type="float" office:value="-0.855078823447238">
            <text:p>-0.8550788234</text:p>
          </table:table-cell>
          <table:table-cell table:formula="of:=INT([.D857]/[.$B$1]*1024)" office:value-type="float" office:value="-157">
            <text:p>-157</text:p>
          </table:table-cell>
          <table:table-cell table:number-columns-repeated="10"/>
        </table:table-row>
        <table:table-row table:style-name="ro2">
          <table:table-cell table:formula="of:=[.A857]+[.$D$1]" office:value-type="float" office:value="191.5">
            <text:p>191.5</text:p>
          </table:table-cell>
          <table:table-cell table:formula="of:=[.$M$2]+[.$M$3]*[.A858]+[.$M$4]*[.A858]^2+[.$M$5]*[.A858]^3+[.$M$6]*[.A858]^4+[.$N$2]*[.A858]^5+[.$N$3]*[.A858]^6+[.$N$4]*[.A858]^7+[.$N$5]*[.A858]^8+[.$N$6]*[.A858]^9" office:value-type="float" office:value="1.05424605715234">
            <text:p>1.0542460572</text:p>
          </table:table-cell>
          <table:table-cell table:formula="of:=[.B858]/([.$B$2]+[.B858])*[.$B$1]" office:value-type="float" office:value="0.227725707407707">
            <text:p>0.2277257074</text:p>
          </table:table-cell>
          <table:table-cell table:formula="of:=[.$D$5]*[.C858]-[.$D$4]" office:value-type="float" office:value="-0.858623744434415">
            <text:p>-0.8586237444</text:p>
          </table:table-cell>
          <table:table-cell table:formula="of:=INT([.D858]/[.$B$1]*1024)" office:value-type="float" office:value="-157">
            <text:p>-157</text:p>
          </table:table-cell>
          <table:table-cell table:number-columns-repeated="10"/>
        </table:table-row>
        <table:table-row table:style-name="ro2">
          <table:table-cell table:formula="of:=[.A858]+[.$D$1]" office:value-type="float" office:value="191.75">
            <text:p>191.75</text:p>
          </table:table-cell>
          <table:table-cell table:formula="of:=[.$M$2]+[.$M$3]*[.A859]+[.$M$4]*[.A859]^2+[.$M$5]*[.A859]^3+[.$M$6]*[.A859]^4+[.$N$2]*[.A859]^5+[.$N$3]*[.A859]^6+[.$N$4]*[.A859]^7+[.$N$5]*[.A859]^8+[.$N$6]*[.A859]^9" office:value-type="float" office:value="1.04197255905729">
            <text:p>1.0419725591</text:p>
          </table:table-cell>
          <table:table-cell table:formula="of:=[.B859]/([.$B$2]+[.B859])*[.$B$1]" office:value-type="float" office:value="0.225180948244881">
            <text:p>0.2251809482</text:p>
          </table:table-cell>
          <table:table-cell table:formula="of:=[.$D$5]*[.C859]-[.$D$4]" office:value-type="float" office:value="-0.862226780184137">
            <text:p>-0.8622267802</text:p>
          </table:table-cell>
          <table:table-cell table:formula="of:=INT([.D859]/[.$B$1]*1024)" office:value-type="float" office:value="-158">
            <text:p>-158</text:p>
          </table:table-cell>
          <table:table-cell table:number-columns-repeated="10"/>
        </table:table-row>
        <table:table-row table:style-name="ro2">
          <table:table-cell table:formula="of:=[.A859]+[.$D$1]" office:value-type="float" office:value="192">
            <text:p>192</text:p>
          </table:table-cell>
          <table:table-cell table:formula="of:=[.$M$2]+[.$M$3]*[.A860]+[.$M$4]*[.A860]^2+[.$M$5]*[.A860]^3+[.$M$6]*[.A860]^4+[.$N$2]*[.A860]^5+[.$N$3]*[.A860]^6+[.$N$4]*[.A860]^7+[.$N$5]*[.A860]^8+[.$N$6]*[.A860]^9" office:value-type="float" office:value="1.02951830868005">
            <text:p>1.0295183087</text:p>
          </table:table-cell>
          <table:table-cell table:formula="of:=[.B860]/([.$B$2]+[.B860])*[.$B$1]" office:value-type="float" office:value="0.222596251373077">
            <text:p>0.2225962514</text:p>
          </table:table-cell>
          <table:table-cell table:formula="of:=[.$D$5]*[.C860]-[.$D$4]" office:value-type="float" office:value="-0.865886362343166">
            <text:p>-0.8658863623</text:p>
          </table:table-cell>
          <table:table-cell table:formula="of:=INT([.D860]/[.$B$1]*1024)" office:value-type="float" office:value="-159">
            <text:p>-159</text:p>
          </table:table-cell>
          <table:table-cell table:number-columns-repeated="10"/>
        </table:table-row>
        <table:table-row table:style-name="ro2">
          <table:table-cell table:formula="of:=[.A860]+[.$D$1]" office:value-type="float" office:value="192.25">
            <text:p>192.25</text:p>
          </table:table-cell>
          <table:table-cell table:formula="of:=[.$M$2]+[.$M$3]*[.A861]+[.$M$4]*[.A861]^2+[.$M$5]*[.A861]^3+[.$M$6]*[.A861]^4+[.$N$2]*[.A861]^5+[.$N$3]*[.A861]^6+[.$N$4]*[.A861]^7+[.$N$5]*[.A861]^8+[.$N$6]*[.A861]^9" office:value-type="float" office:value="1.01688961815762">
            <text:p>1.0168896182</text:p>
          </table:table-cell>
          <table:table-cell table:formula="of:=[.B861]/([.$B$2]+[.B861])*[.$B$1]" office:value-type="float" office:value="0.219972817107622">
            <text:p>0.2199728171</text:p>
          </table:table-cell>
          <table:table-cell table:formula="of:=[.$D$5]*[.C861]-[.$D$4]" office:value-type="float" office:value="-0.869600791426893">
            <text:p>-0.8696007914</text:p>
          </table:table-cell>
          <table:table-cell table:formula="of:=INT([.D861]/[.$B$1]*1024)" office:value-type="float" office:value="-159">
            <text:p>-159</text:p>
          </table:table-cell>
          <table:table-cell table:number-columns-repeated="10"/>
        </table:table-row>
        <table:table-row table:style-name="ro2">
          <table:table-cell table:formula="of:=[.A861]+[.$D$1]" office:value-type="float" office:value="192.5">
            <text:p>192.5</text:p>
          </table:table-cell>
          <table:table-cell table:formula="of:=[.$M$2]+[.$M$3]*[.A862]+[.$M$4]*[.A862]^2+[.$M$5]*[.A862]^3+[.$M$6]*[.A862]^4+[.$N$2]*[.A862]^5+[.$N$3]*[.A862]^6+[.$N$4]*[.A862]^7+[.$N$5]*[.A862]^8+[.$N$6]*[.A862]^9" office:value-type="float" office:value="1.00409324331031">
            <text:p>1.0040932433</text:p>
          </table:table-cell>
          <table:table-cell table:formula="of:=[.B862]/([.$B$2]+[.B862])*[.$B$1]" office:value-type="float" office:value="0.217311941363607">
            <text:p>0.2173119414</text:p>
          </table:table-cell>
          <table:table-cell table:formula="of:=[.$D$5]*[.C862]-[.$D$4]" office:value-type="float" office:value="-0.873368232594336">
            <text:p>-0.8733682326</text:p>
          </table:table-cell>
          <table:table-cell table:formula="of:=INT([.D862]/[.$B$1]*1024)" office:value-type="float" office:value="-160">
            <text:p>-160</text:p>
          </table:table-cell>
          <table:table-cell table:number-columns-repeated="10"/>
        </table:table-row>
        <table:table-row table:style-name="ro2">
          <table:table-cell table:formula="of:=[.A862]+[.$D$1]" office:value-type="float" office:value="192.75">
            <text:p>192.75</text:p>
          </table:table-cell>
          <table:table-cell table:formula="of:=[.$M$2]+[.$M$3]*[.A863]+[.$M$4]*[.A863]^2+[.$M$5]*[.A863]^3+[.$M$6]*[.A863]^4+[.$N$2]*[.A863]^5+[.$N$3]*[.A863]^6+[.$N$4]*[.A863]^7+[.$N$5]*[.A863]^8+[.$N$6]*[.A863]^9" office:value-type="float" office:value="0.991136395150534">
            <text:p>0.9911363952</text:p>
          </table:table-cell>
          <table:table-cell table:formula="of:=[.B863]/([.$B$2]+[.B863])*[.$B$1]" office:value-type="float" office:value="0.214615018694871">
            <text:p>0.2146150187</text:p>
          </table:table-cell>
          <table:table-cell table:formula="of:=[.$D$5]*[.C863]-[.$D$4]" office:value-type="float" office:value="-0.877186711345348">
            <text:p>-0.8771867113</text:p>
          </table:table-cell>
          <table:table-cell table:formula="of:=INT([.D863]/[.$B$1]*1024)" office:value-type="float" office:value="-161">
            <text:p>-161</text:p>
          </table:table-cell>
          <table:table-cell table:number-columns-repeated="10"/>
        </table:table-row>
        <table:table-row table:style-name="ro2">
          <table:table-cell table:formula="of:=[.A863]+[.$D$1]" office:value-type="float" office:value="193">
            <text:p>193</text:p>
          </table:table-cell>
          <table:table-cell table:formula="of:=[.$M$2]+[.$M$3]*[.A864]+[.$M$4]*[.A864]^2+[.$M$5]*[.A864]^3+[.$M$6]*[.A864]^4+[.$N$2]*[.A864]^5+[.$N$3]*[.A864]^6+[.$N$4]*[.A864]^7+[.$N$5]*[.A864]^8+[.$N$6]*[.A864]^9" office:value-type="float" office:value="0.978026751634388">
            <text:p>0.9780267516</text:p>
          </table:table-cell>
          <table:table-cell table:formula="of:=[.B864]/([.$B$2]+[.B864])*[.$B$1]" office:value-type="float" office:value="0.21188354541177">
            <text:p>0.2118835454</text:p>
          </table:table-cell>
          <table:table-cell table:formula="of:=[.$D$5]*[.C864]-[.$D$4]" office:value-type="float" office:value="-0.88105410910628">
            <text:p>-0.8810541091</text:p>
          </table:table-cell>
          <table:table-cell table:formula="of:=INT([.D864]/[.$B$1]*1024)" office:value-type="float" office:value="-161">
            <text:p>-161</text:p>
          </table:table-cell>
          <table:table-cell table:number-columns-repeated="10"/>
        </table:table-row>
        <table:table-row table:style-name="ro2">
          <table:table-cell table:formula="of:=[.A864]+[.$D$1]" office:value-type="float" office:value="193.25">
            <text:p>193.25</text:p>
          </table:table-cell>
          <table:table-cell table:formula="of:=[.$M$2]+[.$M$3]*[.A865]+[.$M$4]*[.A865]^2+[.$M$5]*[.A865]^3+[.$M$6]*[.A865]^4+[.$N$2]*[.A865]^5+[.$N$3]*[.A865]^6+[.$N$4]*[.A865]^7+[.$N$5]*[.A865]^8+[.$N$6]*[.A865]^9" office:value-type="float" office:value="0.964772469595118">
            <text:p>0.9647724696</text:p>
          </table:table-cell>
          <table:table-cell table:formula="of:=[.B865]/([.$B$2]+[.B865])*[.$B$1]" office:value-type="float" office:value="0.209119122764365">
            <text:p>0.2091191228</text:p>
          </table:table-cell>
          <table:table-cell table:formula="of:=[.$D$5]*[.C865]-[.$D$4]" office:value-type="float" office:value="-0.884968158723015">
            <text:p>-0.8849681587</text:p>
          </table:table-cell>
          <table:table-cell table:formula="of:=INT([.D865]/[.$B$1]*1024)" office:value-type="float" office:value="-162">
            <text:p>-162</text:p>
          </table:table-cell>
          <table:table-cell table:number-columns-repeated="10"/>
        </table:table-row>
        <table:table-row table:style-name="ro2">
          <table:table-cell table:formula="of:=[.A865]+[.$D$1]" office:value-type="float" office:value="193.5">
            <text:p>193.5</text:p>
          </table:table-cell>
          <table:table-cell table:formula="of:=[.$M$2]+[.$M$3]*[.A866]+[.$M$4]*[.A866]^2+[.$M$5]*[.A866]^3+[.$M$6]*[.A866]^4+[.$N$2]*[.A866]^5+[.$N$3]*[.A866]^6+[.$N$4]*[.A866]^7+[.$N$5]*[.A866]^8+[.$N$6]*[.A866]^9" office:value-type="float" office:value="0.951382196717532">
            <text:p>0.9513821967</text:p>
          </table:table-cell>
          <table:table-cell table:formula="of:=[.B866]/([.$B$2]+[.B866])*[.$B$1]" office:value-type="float" office:value="0.206323460160667">
            <text:p>0.2063234602</text:p>
          </table:table-cell>
          <table:table-cell table:formula="of:=[.$D$5]*[.C866]-[.$D$4]" office:value-type="float" office:value="-0.888926439904367">
            <text:p>-0.8889264399</text:p>
          </table:table-cell>
          <table:table-cell table:formula="of:=INT([.D866]/[.$B$1]*1024)" office:value-type="float" office:value="-163">
            <text:p>-163</text:p>
          </table:table-cell>
          <table:table-cell table:number-columns-repeated="10"/>
        </table:table-row>
        <table:table-row table:style-name="ro2">
          <table:table-cell table:formula="of:=[.A866]+[.$D$1]" office:value-type="float" office:value="193.75">
            <text:p>193.75</text:p>
          </table:table-cell>
          <table:table-cell table:formula="of:=[.$M$2]+[.$M$3]*[.A867]+[.$M$4]*[.A867]^2+[.$M$5]*[.A867]^3+[.$M$6]*[.A867]^4+[.$N$2]*[.A867]^5+[.$N$3]*[.A867]^6+[.$N$4]*[.A867]^7+[.$N$5]*[.A867]^8+[.$N$6]*[.A867]^9" office:value-type="float" office:value="0.937865083907127">
            <text:p>0.9378650839</text:p>
          </table:table-cell>
          <table:table-cell table:formula="of:=[.B867]/([.$B$2]+[.B867])*[.$B$1]" office:value-type="float" office:value="0.203498378492559">
            <text:p>0.2034983785</text:p>
          </table:table-cell>
          <table:table-cell table:formula="of:=[.$D$5]*[.C867]-[.$D$4]" office:value-type="float" office:value="-0.892926374513021">
            <text:p>-0.8929263745</text:p>
          </table:table-cell>
          <table:table-cell table:formula="of:=INT([.D867]/[.$B$1]*1024)" office:value-type="float" office:value="-163">
            <text:p>-163</text:p>
          </table:table-cell>
          <table:table-cell table:number-columns-repeated="10"/>
        </table:table-row>
        <table:table-row table:style-name="ro2">
          <table:table-cell table:formula="of:=[.A867]+[.$D$1]" office:value-type="float" office:value="194">
            <text:p>194</text:p>
          </table:table-cell>
          <table:table-cell table:formula="of:=[.$M$2]+[.$M$3]*[.A868]+[.$M$4]*[.A868]^2+[.$M$5]*[.A868]^3+[.$M$6]*[.A868]^4+[.$N$2]*[.A868]^5+[.$N$3]*[.A868]^6+[.$N$4]*[.A868]^7+[.$N$5]*[.A868]^8+[.$N$6]*[.A868]^9" office:value-type="float" office:value="0.924230797681048">
            <text:p>0.9242307977</text:p>
          </table:table-cell>
          <table:table-cell table:formula="of:=[.B868]/([.$B$2]+[.B868])*[.$B$1]" office:value-type="float" office:value="0.200645813490276">
            <text:p>0.2006458135</text:p>
          </table:table-cell>
          <table:table-cell table:formula="of:=[.$D$5]*[.C868]-[.$D$4]" office:value-type="float" office:value="-0.896965221816049">
            <text:p>-0.8969652218</text:p>
          </table:table-cell>
          <table:table-cell table:formula="of:=INT([.D868]/[.$B$1]*1024)" office:value-type="float" office:value="-164">
            <text:p>-164</text:p>
          </table:table-cell>
          <table:table-cell table:number-columns-repeated="10"/>
        </table:table-row>
        <table:table-row table:style-name="ro2">
          <table:table-cell table:formula="of:=[.A868]+[.$D$1]" office:value-type="float" office:value="194.25">
            <text:p>194.25</text:p>
          </table:table-cell>
          <table:table-cell table:formula="of:=[.$M$2]+[.$M$3]*[.A869]+[.$M$4]*[.A869]^2+[.$M$5]*[.A869]^3+[.$M$6]*[.A869]^4+[.$N$2]*[.A869]^5+[.$N$3]*[.A869]^6+[.$N$4]*[.A869]^7+[.$N$5]*[.A869]^8+[.$N$6]*[.A869]^9" office:value-type="float" office:value="0.910489532795509">
            <text:p>0.9104895328</text:p>
          </table:table-cell>
          <table:table-cell table:formula="of:=[.B869]/([.$B$2]+[.B869])*[.$B$1]" office:value-type="float" office:value="0.197767819148544">
            <text:p>0.1977678191</text:p>
          </table:table-cell>
          <table:table-cell table:formula="of:=[.$D$5]*[.C869]-[.$D$4]" office:value-type="float" office:value="-0.901040073633949">
            <text:p>-0.9010400736</text:p>
          </table:table-cell>
          <table:table-cell table:formula="of:=INT([.D869]/[.$B$1]*1024)" office:value-type="float" office:value="-165">
            <text:p>-165</text:p>
          </table:table-cell>
          <table:table-cell table:number-columns-repeated="10"/>
        </table:table-row>
        <table:table-row table:style-name="ro2">
          <table:table-cell table:formula="of:=[.A869]+[.$D$1]" office:value-type="float" office:value="194.5">
            <text:p>194.5</text:p>
          </table:table-cell>
          <table:table-cell table:formula="of:=[.$M$2]+[.$M$3]*[.A870]+[.$M$4]*[.A870]^2+[.$M$5]*[.A870]^3+[.$M$6]*[.A870]^4+[.$N$2]*[.A870]^5+[.$N$3]*[.A870]^6+[.$N$4]*[.A870]^7+[.$N$5]*[.A870]^8+[.$N$6]*[.A870]^9" office:value-type="float" office:value="0.89665202510605">
            <text:p>0.8966520251</text:p>
          </table:table-cell>
          <table:table-cell table:formula="of:=[.B870]/([.$B$2]+[.B870])*[.$B$1]" office:value-type="float" office:value="0.194866571221794">
            <text:p>0.1948665712</text:p>
          </table:table-cell>
          <table:table-cell table:formula="of:=[.$D$5]*[.C870]-[.$D$4]" office:value-type="float" office:value="-0.905147849391903">
            <text:p>-0.9051478494</text:p>
          </table:table-cell>
          <table:table-cell table:formula="of:=INT([.D870]/[.$B$1]*1024)" office:value-type="float" office:value="-166">
            <text:p>-166</text:p>
          </table:table-cell>
          <table:table-cell table:number-columns-repeated="10"/>
        </table:table-row>
        <table:table-row table:style-name="ro2">
          <table:table-cell table:formula="of:=[.A870]+[.$D$1]" office:value-type="float" office:value="194.75">
            <text:p>194.75</text:p>
          </table:table-cell>
          <table:table-cell table:formula="of:=[.$M$2]+[.$M$3]*[.A871]+[.$M$4]*[.A871]^2+[.$M$5]*[.A871]^3+[.$M$6]*[.A871]^4+[.$N$2]*[.A871]^5+[.$N$3]*[.A871]^6+[.$N$4]*[.A871]^7+[.$N$5]*[.A871]^8+[.$N$6]*[.A871]^9" office:value-type="float" office:value="0.882729564543297">
            <text:p>0.8827295645</text:p>
          </table:table-cell>
          <table:table-cell table:formula="of:=[.B871]/([.$B$2]+[.B871])*[.$B$1]" office:value-type="float" office:value="0.191944370761685">
            <text:p>0.1919443708</text:p>
          </table:table-cell>
          <table:table-cell table:formula="of:=[.$D$5]*[.C871]-[.$D$4]" office:value-type="float" office:value="-0.909285291111118">
            <text:p>-0.9092852911</text:p>
          </table:table-cell>
          <table:table-cell table:formula="of:=INT([.D871]/[.$B$1]*1024)" office:value-type="float" office:value="-166">
            <text:p>-166</text:p>
          </table:table-cell>
          <table:table-cell table:number-columns-repeated="10"/>
        </table:table-row>
        <table:table-row table:style-name="ro2">
          <table:table-cell table:formula="of:=[.A871]+[.$D$1]" office:value-type="float" office:value="195">
            <text:p>195</text:p>
          </table:table-cell>
          <table:table-cell table:formula="of:=[.$M$2]+[.$M$3]*[.A872]+[.$M$4]*[.A872]^2+[.$M$5]*[.A872]^3+[.$M$6]*[.A872]^4+[.$N$2]*[.A872]^5+[.$N$3]*[.A872]^6+[.$N$4]*[.A872]^7+[.$N$5]*[.A872]^8+[.$N$6]*[.A872]^9" office:value-type="float" office:value="0.868734008338834">
            <text:p>0.8687340083</text:p>
          </table:table-cell>
          <table:table-cell table:formula="of:=[.B872]/([.$B$2]+[.B872])*[.$B$1]" office:value-type="float" office:value="0.189003647722605">
            <text:p>0.1890036477</text:p>
          </table:table-cell>
          <table:table-cell table:formula="of:=[.$D$5]*[.C872]-[.$D$4]" office:value-type="float" office:value="-0.913448958303919">
            <text:p>-0.9134489583</text:p>
          </table:table-cell>
          <table:table-cell table:formula="of:=INT([.D872]/[.$B$1]*1024)" office:value-type="float" office:value="-167">
            <text:p>-167</text:p>
          </table:table-cell>
          <table:table-cell table:number-columns-repeated="10"/>
        </table:table-row>
        <table:table-row table:style-name="ro2">
          <table:table-cell table:formula="of:=[.A872]+[.$D$1]" office:value-type="float" office:value="195.25">
            <text:p>195.25</text:p>
          </table:table-cell>
          <table:table-cell table:formula="of:=[.$M$2]+[.$M$3]*[.A873]+[.$M$4]*[.A873]^2+[.$M$5]*[.A873]^3+[.$M$6]*[.A873]^4+[.$N$2]*[.A873]^5+[.$N$3]*[.A873]^6+[.$N$4]*[.A873]^7+[.$N$5]*[.A873]^8+[.$N$6]*[.A873]^9" office:value-type="float" office:value="0.854677794350209">
            <text:p>0.8546777944</text:p>
          </table:table-cell>
          <table:table-cell table:formula="of:=[.B873]/([.$B$2]+[.B873])*[.$B$1]" office:value-type="float" office:value="0.186046964600644">
            <text:p>0.1860469646</text:p>
          </table:table-cell>
          <table:table-cell table:formula="of:=[.$D$5]*[.C873]-[.$D$4]" office:value-type="float" office:value="-0.91763522282146">
            <text:p>-0.9176352228</text:p>
          </table:table-cell>
          <table:table-cell table:formula="of:=INT([.D873]/[.$B$1]*1024)" office:value-type="float" office:value="-168">
            <text:p>-168</text:p>
          </table:table-cell>
          <table:table-cell table:number-columns-repeated="10"/>
        </table:table-row>
        <table:table-row table:style-name="ro2">
          <table:table-cell table:formula="of:=[.A873]+[.$D$1]" office:value-type="float" office:value="195.5">
            <text:p>195.5</text:p>
          </table:table-cell>
          <table:table-cell table:formula="of:=[.$M$2]+[.$M$3]*[.A874]+[.$M$4]*[.A874]^2+[.$M$5]*[.A874]^3+[.$M$6]*[.A874]^4+[.$N$2]*[.A874]^5+[.$N$3]*[.A874]^6+[.$N$4]*[.A874]^7+[.$N$5]*[.A874]^8+[.$N$6]*[.A874]^9" office:value-type="float" office:value="0.840573954765205">
            <text:p>0.8405739548</text:p>
          </table:table-cell>
          <table:table-cell table:formula="of:=[.B874]/([.$B$2]+[.B874])*[.$B$1]" office:value-type="float" office:value="0.183077020161691">
            <text:p>0.1830770202</text:p>
          </table:table-cell>
          <table:table-cell table:formula="of:=[.$D$5]*[.C874]-[.$D$4]" office:value-type="float" office:value="-0.921840263575239">
            <text:p>-0.9218402636</text:p>
          </table:table-cell>
          <table:table-cell table:formula="of:=INT([.D874]/[.$B$1]*1024)" office:value-type="float" office:value="-169">
            <text:p>-169</text:p>
          </table:table-cell>
          <table:table-cell table:number-columns-repeated="10"/>
        </table:table-row>
        <table:table-row table:style-name="ro2">
          <table:table-cell table:formula="of:=[.A874]+[.$D$1]" office:value-type="float" office:value="195.75">
            <text:p>195.75</text:p>
          </table:table-cell>
          <table:table-cell table:formula="of:=[.$M$2]+[.$M$3]*[.A875]+[.$M$4]*[.A875]^2+[.$M$5]*[.A875]^3+[.$M$6]*[.A875]^4+[.$N$2]*[.A875]^5+[.$N$3]*[.A875]^6+[.$N$4]*[.A875]^7+[.$N$5]*[.A875]^8+[.$N$6]*[.A875]^9" office:value-type="float" office:value="0.826436129794274">
            <text:p>0.8264361298</text:p>
          </table:table-cell>
          <table:table-cell table:formula="of:=[.B875]/([.$B$2]+[.B875])*[.$B$1]" office:value-type="float" office:value="0.180096653172885">
            <text:p>0.1800966532</text:p>
          </table:table-cell>
          <table:table-cell table:formula="of:=[.$D$5]*[.C875]-[.$D$4]" office:value-type="float" office:value="-0.926060061253868">
            <text:p>-0.9260600613</text:p>
          </table:table-cell>
          <table:table-cell table:formula="of:=INT([.D875]/[.$B$1]*1024)" office:value-type="float" office:value="-170">
            <text:p>-170</text:p>
          </table:table-cell>
          <table:table-cell table:number-columns-repeated="10"/>
        </table:table-row>
        <table:table-row table:style-name="ro2">
          <table:table-cell table:formula="of:=[.A875]+[.$D$1]" office:value-type="float" office:value="196">
            <text:p>196</text:p>
          </table:table-cell>
          <table:table-cell table:formula="of:=[.$M$2]+[.$M$3]*[.A876]+[.$M$4]*[.A876]^2+[.$M$5]*[.A876]^3+[.$M$6]*[.A876]^4+[.$N$2]*[.A876]^5+[.$N$3]*[.A876]^6+[.$N$4]*[.A876]^7+[.$N$5]*[.A876]^8+[.$N$6]*[.A876]^9" office:value-type="float" office:value="0.81227858163038">
            <text:p>0.8122785816</text:p>
          </table:table-cell>
          <table:table-cell table:formula="of:=[.B876]/([.$B$2]+[.B876])*[.$B$1]" office:value-type="float" office:value="0.177108846192052">
            <text:p>0.1771088462</text:p>
          </table:table-cell>
          <table:table-cell table:formula="of:=[.$D$5]*[.C876]-[.$D$4]" office:value-type="float" office:value="-0.930290392957736">
            <text:p>-0.930290393</text:p>
          </table:table-cell>
          <table:table-cell table:formula="of:=INT([.D876]/[.$B$1]*1024)" office:value-type="float" office:value="-170">
            <text:p>-170</text:p>
          </table:table-cell>
          <table:table-cell table:number-columns-repeated="10"/>
        </table:table-row>
        <table:table-row table:style-name="ro2">
          <table:table-cell table:formula="of:=[.A876]+[.$D$1]" office:value-type="float" office:value="196.25">
            <text:p>196.25</text:p>
          </table:table-cell>
          <table:table-cell table:formula="of:=[.$M$2]+[.$M$3]*[.A877]+[.$M$4]*[.A877]^2+[.$M$5]*[.A877]^3+[.$M$6]*[.A877]^4+[.$N$2]*[.A877]^5+[.$N$3]*[.A877]^6+[.$N$4]*[.A877]^7+[.$N$5]*[.A877]^8+[.$N$6]*[.A877]^9" office:value-type="float" office:value="0.79811620871169">
            <text:p>0.7981162087</text:p>
          </table:table-cell>
          <table:table-cell table:formula="of:=[.B877]/([.$B$2]+[.B877])*[.$B$1]" office:value-type="float" office:value="0.174116729418307">
            <text:p>0.1741167294</text:p>
          </table:table-cell>
          <table:table-cell table:formula="of:=[.$D$5]*[.C877]-[.$D$4]" office:value-type="float" office:value="-0.934526826747083">
            <text:p>-0.9345268267</text:p>
          </table:table-cell>
          <table:table-cell table:formula="of:=INT([.D877]/[.$B$1]*1024)" office:value-type="float" office:value="-171">
            <text:p>-171</text:p>
          </table:table-cell>
          <table:table-cell table:number-columns-repeated="10"/>
        </table:table-row>
        <table:table-row table:style-name="ro2">
          <table:table-cell table:formula="of:=[.A877]+[.$D$1]" office:value-type="float" office:value="196.5">
            <text:p>196.5</text:p>
          </table:table-cell>
          <table:table-cell table:formula="of:=[.$M$2]+[.$M$3]*[.A878]+[.$M$4]*[.A878]^2+[.$M$5]*[.A878]^3+[.$M$6]*[.A878]^4+[.$N$2]*[.A878]^5+[.$N$3]*[.A878]^6+[.$N$4]*[.A878]^7+[.$N$5]*[.A878]^8+[.$N$6]*[.A878]^9" office:value-type="float" office:value="0.783964560087043">
            <text:p>0.7839645601</text:p>
          </table:table-cell>
          <table:table-cell table:formula="of:=[.B878]/([.$B$2]+[.B878])*[.$B$1]" office:value-type="float" office:value="0.171123584556759">
            <text:p>0.1711235846</text:p>
          </table:table-cell>
          <table:table-cell table:formula="of:=[.$D$5]*[.C878]-[.$D$4]" office:value-type="float" office:value="-0.938764716170097">
            <text:p>-0.9387647162</text:p>
          </table:table-cell>
          <table:table-cell table:formula="of:=INT([.D878]/[.$B$1]*1024)" office:value-type="float" office:value="-172">
            <text:p>-172</text:p>
          </table:table-cell>
          <table:table-cell table:number-columns-repeated="10"/>
        </table:table-row>
        <table:table-row table:style-name="ro2">
          <table:table-cell table:formula="of:=[.A878]+[.$D$1]" office:value-type="float" office:value="196.75">
            <text:p>196.75</text:p>
          </table:table-cell>
          <table:table-cell table:formula="of:=[.$M$2]+[.$M$3]*[.A879]+[.$M$4]*[.A879]^2+[.$M$5]*[.A879]^3+[.$M$6]*[.A879]^4+[.$N$2]*[.A879]^5+[.$N$3]*[.A879]^6+[.$N$4]*[.A879]^7+[.$N$5]*[.A879]^8+[.$N$6]*[.A879]^9" office:value-type="float" office:value="0.769839849922391">
            <text:p>0.7698398499</text:p>
          </table:table-cell>
          <table:table-cell table:formula="of:=[.B879]/([.$B$2]+[.B879])*[.$B$1]" office:value-type="float" office:value="0.168132848699863">
            <text:p>0.1681328487</text:p>
          </table:table-cell>
          <table:table-cell table:formula="of:=[.$D$5]*[.C879]-[.$D$4]" office:value-type="float" office:value="-0.942999194767437">
            <text:p>-0.9429991948</text:p>
          </table:table-cell>
          <table:table-cell table:formula="of:=INT([.D879]/[.$B$1]*1024)" office:value-type="float" office:value="-173">
            <text:p>-173</text:p>
          </table:table-cell>
          <table:table-cell table:number-columns-repeated="10"/>
        </table:table-row>
        <table:table-row table:style-name="ro2">
          <table:table-cell table:formula="of:=[.A879]+[.$D$1]" office:value-type="float" office:value="197">
            <text:p>197</text:p>
          </table:table-cell>
          <table:table-cell table:formula="of:=[.$M$2]+[.$M$3]*[.A880]+[.$M$4]*[.A880]^2+[.$M$5]*[.A880]^3+[.$M$6]*[.A880]^4+[.$N$2]*[.A880]^5+[.$N$3]*[.A880]^6+[.$N$4]*[.A880]^7+[.$N$5]*[.A880]^8+[.$N$6]*[.A880]^9" office:value-type="float" office:value="0.75575897237195">
            <text:p>0.7557589724</text:p>
          </table:table-cell>
          <table:table-cell table:formula="of:=[.B880]/([.$B$2]+[.B880])*[.$B$1]" office:value-type="float" office:value="0.16514811826689">
            <text:p>0.1651481183</text:p>
          </table:table-cell>
          <table:table-cell table:formula="of:=[.$D$5]*[.C880]-[.$D$4]" office:value-type="float" office:value="-0.947225170494486">
            <text:p>-0.9472251705</text:p>
          </table:table-cell>
          <table:table-cell table:formula="of:=INT([.D880]/[.$B$1]*1024)" office:value-type="float" office:value="-173">
            <text:p>-173</text:p>
          </table:table-cell>
          <table:table-cell table:number-columns-repeated="10"/>
        </table:table-row>
        <table:table-row table:style-name="ro2">
          <table:table-cell table:formula="of:=[.A880]+[.$D$1]" office:value-type="float" office:value="197.25">
            <text:p>197.25</text:p>
          </table:table-cell>
          <table:table-cell table:formula="of:=[.$M$2]+[.$M$3]*[.A881]+[.$M$4]*[.A881]^2+[.$M$5]*[.A881]^3+[.$M$6]*[.A881]^4+[.$N$2]*[.A881]^5+[.$N$3]*[.A881]^6+[.$N$4]*[.A881]^7+[.$N$5]*[.A881]^8+[.$N$6]*[.A881]^9" office:value-type="float" office:value="0.74173951658122">
            <text:p>0.7417395166</text:p>
          </table:table-cell>
          <table:table-cell table:formula="of:=[.B881]/([.$B$2]+[.B881])*[.$B$1]" office:value-type="float" office:value="0.162173152945865">
            <text:p>0.1621731529</text:p>
          </table:table-cell>
          <table:table-cell table:formula="of:=[.$D$5]*[.C881]-[.$D$4]" office:value-type="float" office:value="-0.951437320140087">
            <text:p>-0.9514373201</text:p>
          </table:table-cell>
          <table:table-cell table:formula="of:=INT([.D881]/[.$B$1]*1024)" office:value-type="float" office:value="-174">
            <text:p>-174</text:p>
          </table:table-cell>
          <table:table-cell table:number-columns-repeated="10"/>
        </table:table-row>
        <table:table-row table:style-name="ro2">
          <table:table-cell table:formula="of:=[.A881]+[.$D$1]" office:value-type="float" office:value="197.5">
            <text:p>197.5</text:p>
          </table:table-cell>
          <table:table-cell table:formula="of:=[.$M$2]+[.$M$3]*[.A882]+[.$M$4]*[.A882]^2+[.$M$5]*[.A882]^3+[.$M$6]*[.A882]^4+[.$N$2]*[.A882]^5+[.$N$3]*[.A882]^6+[.$N$4]*[.A882]^7+[.$N$5]*[.A882]^8+[.$N$6]*[.A882]^9" office:value-type="float" office:value="0.727799781822796">
            <text:p>0.7277997818</text:p>
          </table:table-cell>
          <table:table-cell table:formula="of:=[.B882]/([.$B$2]+[.B882])*[.$B$1]" office:value-type="float" office:value="0.159211879631048">
            <text:p>0.1592118796</text:p>
          </table:table-cell>
          <table:table-cell table:formula="of:=[.$D$5]*[.C882]-[.$D$4]" office:value-type="float" office:value="-0.95563008375161">
            <text:p>-0.9556300838</text:p>
          </table:table-cell>
          <table:table-cell table:formula="of:=INT([.D882]/[.$B$1]*1024)" office:value-type="float" office:value="-175">
            <text:p>-175</text:p>
          </table:table-cell>
          <table:table-cell table:number-columns-repeated="10"/>
        </table:table-row>
        <table:table-row table:style-name="ro2">
          <table:table-cell table:formula="of:=[.A882]+[.$D$1]" office:value-type="float" office:value="197.75">
            <text:p>197.75</text:p>
          </table:table-cell>
          <table:table-cell table:formula="of:=[.$M$2]+[.$M$3]*[.A883]+[.$M$4]*[.A883]^2+[.$M$5]*[.A883]^3+[.$M$6]*[.A883]^4+[.$N$2]*[.A883]^5+[.$N$3]*[.A883]^6+[.$N$4]*[.A883]^7+[.$N$5]*[.A883]^8+[.$N$6]*[.A883]^9" office:value-type="float" office:value="0.713958792955964">
            <text:p>0.713958793</text:p>
          </table:table-cell>
          <table:table-cell table:formula="of:=[.B883]/([.$B$2]+[.B883])*[.$B$1]" office:value-type="float" office:value="0.156268396388812">
            <text:p>0.1562683964</text:p>
          </table:table-cell>
          <table:table-cell table:formula="of:=[.$D$5]*[.C883]-[.$D$4]" office:value-type="float" office:value="-0.959797659019796">
            <text:p>-0.959797659</text:p>
          </table:table-cell>
          <table:table-cell table:formula="of:=INT([.D883]/[.$B$1]*1024)" office:value-type="float" office:value="-176">
            <text:p>-176</text:p>
          </table:table-cell>
          <table:table-cell table:number-columns-repeated="10"/>
        </table:table-row>
        <table:table-row table:style-name="ro2">
          <table:table-cell table:formula="of:=[.A883]+[.$D$1]" office:value-type="float" office:value="198">
            <text:p>198</text:p>
          </table:table-cell>
          <table:table-cell table:formula="of:=[.$M$2]+[.$M$3]*[.A884]+[.$M$4]*[.A884]^2+[.$M$5]*[.A884]^3+[.$M$6]*[.A884]^4+[.$N$2]*[.A884]^5+[.$N$3]*[.A884]^6+[.$N$4]*[.A884]^7+[.$N$5]*[.A884]^8+[.$N$6]*[.A884]^9" office:value-type="float" office:value="0.700236316104565">
            <text:p>0.7002363161</text:p>
          </table:table-cell>
          <table:table-cell table:formula="of:=[.B884]/([.$B$2]+[.B884])*[.$B$1]" office:value-type="float" office:value="0.15334697642138">
            <text:p>0.1533469764</text:p>
          </table:table-cell>
          <table:table-cell table:formula="of:=[.$D$5]*[.C884]-[.$D$4]" office:value-type="float" office:value="-0.963933995666649">
            <text:p>-0.9639339957</text:p>
          </table:table-cell>
          <table:table-cell table:formula="of:=INT([.D884]/[.$B$1]*1024)" office:value-type="float" office:value="-176">
            <text:p>-176</text:p>
          </table:table-cell>
          <table:table-cell table:number-columns-repeated="10"/>
        </table:table-row>
        <table:table-row table:style-name="ro2">
          <table:table-cell table:formula="of:=[.A884]+[.$D$1]" office:value-type="float" office:value="198.25">
            <text:p>198.25</text:p>
          </table:table-cell>
          <table:table-cell table:formula="of:=[.$M$2]+[.$M$3]*[.A885]+[.$M$4]*[.A885]^2+[.$M$5]*[.A885]^3+[.$M$6]*[.A885]^4+[.$N$2]*[.A885]^5+[.$N$3]*[.A885]^6+[.$N$4]*[.A885]^7+[.$N$5]*[.A885]^8+[.$N$6]*[.A885]^9" office:value-type="float" office:value="0.686652874392166">
            <text:p>0.6866528744</text:p>
          </table:table-cell>
          <table:table-cell table:formula="of:=[.B885]/([.$B$2]+[.B885])*[.$B$1]" office:value-type="float" office:value="0.150452071985119">
            <text:p>0.150452072</text:p>
          </table:table-cell>
          <table:table-cell table:formula="of:=[.$D$5]*[.C885]-[.$D$4]" office:value-type="float" office:value="-0.96803278989765">
            <text:p>-0.9680327899</text:p>
          </table:table-cell>
          <table:table-cell table:formula="of:=INT([.D885]/[.$B$1]*1024)" office:value-type="float" office:value="-177">
            <text:p>-177</text:p>
          </table:table-cell>
          <table:table-cell table:number-columns-repeated="10"/>
        </table:table-row>
        <table:table-row table:style-name="ro2">
          <table:table-cell table:formula="of:=[.A885]+[.$D$1]" office:value-type="float" office:value="198.5">
            <text:p>198.5</text:p>
          </table:table-cell>
          <table:table-cell table:formula="of:=[.$M$2]+[.$M$3]*[.A886]+[.$M$4]*[.A886]^2+[.$M$5]*[.A886]^3+[.$M$6]*[.A886]^4+[.$N$2]*[.A886]^5+[.$N$3]*[.A886]^6+[.$N$4]*[.A886]^7+[.$N$5]*[.A886]^8+[.$N$6]*[.A886]^9" office:value-type="float" office:value="0.673229764090138">
            <text:p>0.6732297641</text:p>
          </table:table-cell>
          <table:table-cell table:formula="of:=[.B886]/([.$B$2]+[.B886])*[.$B$1]" office:value-type="float" office:value="0.147588318329425">
            <text:p>0.1475883183</text:p>
          </table:table-cell>
          <table:table-cell table:formula="of:=[.$D$5]*[.C886]-[.$D$4]" office:value-type="float" office:value="-0.972087478824835">
            <text:p>-0.9720874788</text:p>
          </table:table-cell>
          <table:table-cell table:formula="of:=INT([.D886]/[.$B$1]*1024)" office:value-type="float" office:value="-178">
            <text:p>-178</text:p>
          </table:table-cell>
          <table:table-cell table:number-columns-repeated="10"/>
        </table:table-row>
        <table:table-row table:style-name="ro2">
          <table:table-cell table:formula="of:=[.A886]+[.$D$1]" office:value-type="float" office:value="198.75">
            <text:p>198.75</text:p>
          </table:table-cell>
          <table:table-cell table:formula="of:=[.$M$2]+[.$M$3]*[.A887]+[.$M$4]*[.A887]^2+[.$M$5]*[.A887]^3+[.$M$6]*[.A887]^4+[.$N$2]*[.A887]^5+[.$N$3]*[.A887]^6+[.$N$4]*[.A887]^7+[.$N$5]*[.A887]^8+[.$N$6]*[.A887]^9" office:value-type="float" office:value="0.659989070865777">
            <text:p>0.6599890709</text:p>
          </table:table-cell>
          <table:table-cell table:formula="of:=[.B887]/([.$B$2]+[.B887])*[.$B$1]" office:value-type="float" office:value="0.144760537579245">
            <text:p>0.1447605376</text:p>
          </table:table-cell>
          <table:table-cell table:formula="of:=[.$D$5]*[.C887]-[.$D$4]" office:value-type="float" office:value="-0.976091234969665">
            <text:p>-0.976091235</text:p>
          </table:table-cell>
          <table:table-cell table:formula="of:=INT([.D887]/[.$B$1]*1024)" office:value-type="float" office:value="-179">
            <text:p>-179</text:p>
          </table:table-cell>
          <table:table-cell table:number-columns-repeated="10"/>
        </table:table-row>
        <table:table-row table:style-name="ro2">
          <table:table-cell table:formula="of:=[.A887]+[.$D$1]" office:value-type="float" office:value="199">
            <text:p>199</text:p>
          </table:table-cell>
          <table:table-cell table:formula="of:=[.$M$2]+[.$M$3]*[.A888]+[.$M$4]*[.A888]^2+[.$M$5]*[.A888]^3+[.$M$6]*[.A888]^4+[.$N$2]*[.A888]^5+[.$N$3]*[.A888]^6+[.$N$4]*[.A888]^7+[.$N$5]*[.A888]^8+[.$N$6]*[.A888]^9" office:value-type="float" office:value="0.64695368631692">
            <text:p>0.6469536863</text:p>
          </table:table-cell>
          <table:table-cell table:formula="of:=[.B888]/([.$B$2]+[.B888])*[.$B$1]" office:value-type="float" office:value="0.141973742589768">
            <text:p>0.1419737426</text:p>
          </table:table-cell>
          <table:table-cell table:formula="of:=[.$D$5]*[.C888]-[.$D$4]" office:value-type="float" office:value="-0.980036960805301">
            <text:p>-0.9800369608</text:p>
          </table:table-cell>
          <table:table-cell table:formula="of:=INT([.D888]/[.$B$1]*1024)" office:value-type="float" office:value="-179">
            <text:p>-179</text:p>
          </table:table-cell>
          <table:table-cell table:number-columns-repeated="10"/>
        </table:table-row>
        <table:table-row table:style-name="ro2">
          <table:table-cell table:formula="of:=[.A888]+[.$D$1]" office:value-type="float" office:value="199.25">
            <text:p>199.25</text:p>
          </table:table-cell>
          <table:table-cell table:formula="of:=[.$M$2]+[.$M$3]*[.A889]+[.$M$4]*[.A889]^2+[.$M$5]*[.A889]^3+[.$M$6]*[.A889]^4+[.$N$2]*[.A889]^5+[.$N$3]*[.A889]^6+[.$N$4]*[.A889]^7+[.$N$5]*[.A889]^8+[.$N$6]*[.A889]^9" office:value-type="float" office:value="0.634147324615697">
            <text:p>0.6341473246</text:p>
          </table:table-cell>
          <table:table-cell table:formula="of:=[.B889]/([.$B$2]+[.B889])*[.$B$1]" office:value-type="float" office:value="0.139233140723459">
            <text:p>0.1392331407</text:p>
          </table:table-cell>
          <table:table-cell table:formula="of:=[.$D$5]*[.C889]-[.$D$4]" office:value-type="float" office:value="-0.983917283408836">
            <text:p>-0.9839172834</text:p>
          </table:table-cell>
          <table:table-cell table:formula="of:=INT([.D889]/[.$B$1]*1024)" office:value-type="float" office:value="-180">
            <text:p>-180</text:p>
          </table:table-cell>
          <table:table-cell table:number-columns-repeated="10"/>
        </table:table-row>
        <table:table-row table:style-name="ro2">
          <table:table-cell table:formula="of:=[.A889]+[.$D$1]" office:value-type="float" office:value="199.5">
            <text:p>199.5</text:p>
          </table:table-cell>
          <table:table-cell table:formula="of:=[.$M$2]+[.$M$3]*[.A890]+[.$M$4]*[.A890]^2+[.$M$5]*[.A890]^3+[.$M$6]*[.A890]^4+[.$N$2]*[.A890]^5+[.$N$3]*[.A890]^6+[.$N$4]*[.A890]^7+[.$N$5]*[.A890]^8+[.$N$6]*[.A890]^9" office:value-type="float" office:value="0.621594539521539">
            <text:p>0.6215945395</text:p>
          </table:table-cell>
          <table:table-cell table:formula="of:=[.B890]/([.$B$2]+[.B890])*[.$B$1]" office:value-type="float" office:value="0.1365441375922">
            <text:p>0.1365441376</text:p>
          </table:table-cell>
          <table:table-cell table:formula="of:=[.$D$5]*[.C890]-[.$D$4]" office:value-type="float" office:value="-0.98772454916293">
            <text:p>-0.9877245492</text:p>
          </table:table-cell>
          <table:table-cell table:formula="of:=INT([.D890]/[.$B$1]*1024)" office:value-type="float" office:value="-181">
            <text:p>-181</text:p>
          </table:table-cell>
          <table:table-cell table:number-columns-repeated="10"/>
        </table:table-row>
        <table:table-row table:style-name="ro2">
          <table:table-cell table:formula="of:=[.A890]+[.$D$1]" office:value-type="float" office:value="199.75">
            <text:p>199.75</text:p>
          </table:table-cell>
          <table:table-cell table:formula="of:=[.$M$2]+[.$M$3]*[.A891]+[.$M$4]*[.A891]^2+[.$M$5]*[.A891]^3+[.$M$6]*[.A891]^4+[.$N$2]*[.A891]^5+[.$N$3]*[.A891]^6+[.$N$4]*[.A891]^7+[.$N$5]*[.A891]^8+[.$N$6]*[.A891]^9" office:value-type="float" office:value="0.609320741534248">
            <text:p>0.6093207415</text:p>
          </table:table-cell>
          <table:table-cell table:formula="of:=[.B891]/([.$B$2]+[.B891])*[.$B$1]" office:value-type="float" office:value="0.133912340701932">
            <text:p>0.1339123407</text:p>
          </table:table-cell>
          <table:table-cell table:formula="of:=[.$D$5]*[.C891]-[.$D$4]" office:value-type="float" office:value="-0.991450818595482">
            <text:p>-0.9914508186</text:p>
          </table:table-cell>
          <table:table-cell table:formula="of:=INT([.D891]/[.$B$1]*1024)" office:value-type="float" office:value="-181">
            <text:p>-181</text:p>
          </table:table-cell>
          <table:table-cell table:number-columns-repeated="10"/>
        </table:table-row>
        <table:table-row table:style-name="ro2">
          <table:table-cell table:formula="of:=[.A891]+[.$D$1]" office:value-type="float" office:value="200">
            <text:p>200</text:p>
          </table:table-cell>
          <table:table-cell table:formula="of:=[.$M$2]+[.$M$3]*[.A892]+[.$M$4]*[.A892]^2+[.$M$5]*[.A892]^3+[.$M$6]*[.A892]^4+[.$N$2]*[.A892]^5+[.$N$3]*[.A892]^6+[.$N$4]*[.A892]^7+[.$N$5]*[.A892]^8+[.$N$6]*[.A892]^9" office:value-type="float" office:value="0.597352215305364">
            <text:p>0.5973522153</text:p>
          </table:table-cell>
          <table:table-cell table:formula="of:=[.B892]/([.$B$2]+[.B892])*[.$B$1]" office:value-type="float" office:value="0.131343563010502">
            <text:p>0.131343563</text:p>
          </table:table-cell>
          <table:table-cell table:formula="of:=[.$D$5]*[.C892]-[.$D$4]" office:value-type="float" office:value="-0.995087861342205">
            <text:p>-0.9950878613</text:p>
          </table:table-cell>
          <table:table-cell table:formula="of:=INT([.D892]/[.$B$1]*1024)" office:value-type="float" office:value="-182">
            <text:p>-182</text:p>
          </table:table-cell>
          <table:table-cell table:number-columns-repeated="10"/>
        </table:table-row>
        <table:table-row table:style-name="ro2">
          <table:table-cell table:formula="of:=[.A892]+[.$D$1]" office:value-type="float" office:value="200.25">
            <text:p>200.25</text:p>
          </table:table-cell>
          <table:table-cell table:formula="of:=[.$M$2]+[.$M$3]*[.A893]+[.$M$4]*[.A893]^2+[.$M$5]*[.A893]^3+[.$M$6]*[.A893]^4+[.$N$2]*[.A893]^5+[.$N$3]*[.A893]^6+[.$N$4]*[.A893]^7+[.$N$5]*[.A893]^8+[.$N$6]*[.A893]^9" office:value-type="float" office:value="0.585716137216878">
            <text:p>0.5857161372</text:p>
          </table:table-cell>
          <table:table-cell table:formula="of:=[.B893]/([.$B$2]+[.B893])*[.$B$1]" office:value-type="float" office:value="0.128843826363715">
            <text:p>0.1288438264</text:p>
          </table:table-cell>
          <table:table-cell table:formula="of:=[.$D$5]*[.C893]-[.$D$4]" office:value-type="float" office:value="-0.998627151281636">
            <text:p>-0.9986271513</text:p>
          </table:table-cell>
          <table:table-cell table:formula="of:=INT([.D893]/[.$B$1]*1024)" office:value-type="float" office:value="-183">
            <text:p>-183</text:p>
          </table:table-cell>
          <table:table-cell table:number-columns-repeated="10"/>
        </table:table-row>
        <table:table-row table:style-name="ro2">
          <table:table-cell table:formula="of:=[.A893]+[.$D$1]" office:value-type="float" office:value="200.5">
            <text:p>200.5</text:p>
          </table:table-cell>
          <table:table-cell table:formula="of:=[.$M$2]+[.$M$3]*[.A894]+[.$M$4]*[.A894]^2+[.$M$5]*[.A894]^3+[.$M$6]*[.A894]^4+[.$N$2]*[.A894]^5+[.$N$3]*[.A894]^6+[.$N$4]*[.A894]^7+[.$N$5]*[.A894]^8+[.$N$6]*[.A894]^9" office:value-type="float" office:value="0.574440593314648">
            <text:p>0.5744405933</text:p>
          </table:table-cell>
          <table:table-cell table:formula="of:=[.B894]/([.$B$2]+[.B894])*[.$B$1]" office:value-type="float" office:value="0.1264193648334">
            <text:p>0.1264193648</text:p>
          </table:table-cell>
          <table:table-cell table:formula="of:=[.$D$5]*[.C894]-[.$D$4]" office:value-type="float" office:value="-1.00205986180889">
            <text:p>-1.0020598618</text:p>
          </table:table-cell>
          <table:table-cell table:formula="of:=INT([.D894]/[.$B$1]*1024)" office:value-type="float" office:value="-183">
            <text:p>-183</text:p>
          </table:table-cell>
          <table:table-cell table:number-columns-repeated="10"/>
        </table:table-row>
        <table:table-row table:style-name="ro2">
          <table:table-cell table:formula="of:=[.A894]+[.$D$1]" office:value-type="float" office:value="200.75">
            <text:p>200.75</text:p>
          </table:table-cell>
          <table:table-cell table:formula="of:=[.$M$2]+[.$M$3]*[.A895]+[.$M$4]*[.A895]^2+[.$M$5]*[.A895]^3+[.$M$6]*[.A895]^4+[.$N$2]*[.A895]^5+[.$N$3]*[.A895]^6+[.$N$4]*[.A895]^7+[.$N$5]*[.A895]^8+[.$N$6]*[.A895]^9" office:value-type="float" office:value="0.563554597372786">
            <text:p>0.5635545974</text:p>
          </table:table-cell>
          <table:table-cell table:formula="of:=[.B895]/([.$B$2]+[.B895])*[.$B$1]" office:value-type="float" office:value="0.124076627892052">
            <text:p>0.1240766279</text:p>
          </table:table-cell>
          <table:table-cell table:formula="of:=[.$D$5]*[.C895]-[.$D$4]" office:value-type="float" office:value="-1.00537686134078">
            <text:p>-1.0053768613</text:p>
          </table:table-cell>
          <table:table-cell table:formula="of:=INT([.D895]/[.$B$1]*1024)" office:value-type="float" office:value="-184">
            <text:p>-184</text:p>
          </table:table-cell>
          <table:table-cell table:number-columns-repeated="10"/>
        </table:table-row>
        <table:table-row table:style-name="ro2">
          <table:table-cell table:formula="of:=[.A895]+[.$D$1]" office:value-type="float" office:value="201">
            <text:p>201</text:p>
          </table:table-cell>
          <table:table-cell table:formula="of:=[.$M$2]+[.$M$3]*[.A896]+[.$M$4]*[.A896]^2+[.$M$5]*[.A896]^3+[.$M$6]*[.A896]^4+[.$N$2]*[.A896]^5+[.$N$3]*[.A896]^6+[.$N$4]*[.A896]^7+[.$N$5]*[.A896]^8+[.$N$6]*[.A896]^9" office:value-type="float" office:value="0.553088109183591">
            <text:p>0.5530881092</text:p>
          </table:table-cell>
          <table:table-cell table:formula="of:=[.B896]/([.$B$2]+[.B896])*[.$B$1]" office:value-type="float" office:value="0.121822283425913">
            <text:p>0.1218222834</text:p>
          </table:table-cell>
          <table:table-cell table:formula="of:=[.$D$5]*[.C896]-[.$D$4]" office:value-type="float" office:value="-1.00856870904973">
            <text:p>-1.008568709</text:p>
          </table:table-cell>
          <table:table-cell table:formula="of:=INT([.D896]/[.$B$1]*1024)" office:value-type="float" office:value="-185">
            <text:p>-185</text:p>
          </table:table-cell>
          <table:table-cell table:number-columns-repeated="10"/>
        </table:table-row>
        <table:table-row table:style-name="ro2">
          <table:table-cell table:formula="of:=[.A896]+[.$D$1]" office:value-type="float" office:value="201.25">
            <text:p>201.25</text:p>
          </table:table-cell>
          <table:table-cell table:formula="of:=[.$M$2]+[.$M$3]*[.A897]+[.$M$4]*[.A897]^2+[.$M$5]*[.A897]^3+[.$M$6]*[.A897]^4+[.$N$2]*[.A897]^5+[.$N$3]*[.A897]^6+[.$N$4]*[.A897]^7+[.$N$5]*[.A897]^8+[.$N$6]*[.A897]^9" office:value-type="float" office:value="0.543072053224023">
            <text:p>0.5430720532</text:p>
          </table:table-cell>
          <table:table-cell table:formula="of:=[.B897]/([.$B$2]+[.B897])*[.$B$1]" office:value-type="float" office:value="0.119663220599604">
            <text:p>0.1196632206</text:p>
          </table:table-cell>
          <table:table-cell table:formula="of:=[.$D$5]*[.C897]-[.$D$4]" office:value-type="float" office:value="-1.0116256508078">
            <text:p>-1.0116256508</text:p>
          </table:table-cell>
          <table:table-cell table:formula="of:=INT([.D897]/[.$B$1]*1024)" office:value-type="float" office:value="-185">
            <text:p>-185</text:p>
          </table:table-cell>
          <table:table-cell table:number-columns-repeated="10"/>
        </table:table-row>
        <table:table-row table:style-name="ro2">
          <table:table-cell table:formula="of:=[.A897]+[.$D$1]" office:value-type="float" office:value="201.5">
            <text:p>201.5</text:p>
          </table:table-cell>
          <table:table-cell table:formula="of:=[.$M$2]+[.$M$3]*[.A898]+[.$M$4]*[.A898]^2+[.$M$5]*[.A898]^3+[.$M$6]*[.A898]^4+[.$N$2]*[.A898]^5+[.$N$3]*[.A898]^6+[.$N$4]*[.A898]^7+[.$N$5]*[.A898]^8+[.$N$6]*[.A898]^9" office:value-type="float" office:value="0.533538337331265">
            <text:p>0.5335383373</text:p>
          </table:table-cell>
          <table:table-cell table:formula="of:=[.B898]/([.$B$2]+[.B898])*[.$B$1]" office:value-type="float" office:value="0.117606552472723">
            <text:p>0.1176065525</text:p>
          </table:table-cell>
          <table:table-cell table:formula="of:=[.$D$5]*[.C898]-[.$D$4]" office:value-type="float" office:value="-1.01453761548199">
            <text:p>-1.0145376155</text:p>
          </table:table-cell>
          <table:table-cell table:formula="of:=INT([.D898]/[.$B$1]*1024)" office:value-type="float" office:value="-186">
            <text:p>-186</text:p>
          </table:table-cell>
          <table:table-cell table:number-columns-repeated="10"/>
        </table:table-row>
        <table:table-row table:style-name="ro2">
          <table:table-cell table:formula="of:=[.A898]+[.$D$1]" office:value-type="float" office:value="201.75">
            <text:p>201.75</text:p>
          </table:table-cell>
          <table:table-cell table:formula="of:=[.$M$2]+[.$M$3]*[.A899]+[.$M$4]*[.A899]^2+[.$M$5]*[.A899]^3+[.$M$6]*[.A899]^4+[.$N$2]*[.A899]^5+[.$N$3]*[.A899]^6+[.$N$4]*[.A899]^7+[.$N$5]*[.A899]^8+[.$N$6]*[.A899]^9" office:value-type="float" office:value="0.524519871882148">
            <text:p>0.5245198719</text:p>
          </table:table-cell>
          <table:table-cell table:formula="of:=[.B899]/([.$B$2]+[.B899])*[.$B$1]" office:value-type="float" office:value="0.115659618453493">
            <text:p>0.1156596185</text:p>
          </table:table-cell>
          <table:table-cell table:formula="of:=[.$D$5]*[.C899]-[.$D$4]" office:value-type="float" office:value="-1.01729421146015">
            <text:p>-1.0172942115</text:p>
          </table:table-cell>
          <table:table-cell table:formula="of:=INT([.D899]/[.$B$1]*1024)" office:value-type="float" office:value="-186">
            <text:p>-186</text:p>
          </table:table-cell>
          <table:table-cell table:number-columns-repeated="10"/>
        </table:table-row>
        <table:table-row table:style-name="ro2">
          <table:table-cell table:formula="of:=[.A899]+[.$D$1]" office:value-type="float" office:value="202">
            <text:p>202</text:p>
          </table:table-cell>
          <table:table-cell table:formula="of:=[.$M$2]+[.$M$3]*[.A900]+[.$M$4]*[.A900]^2+[.$M$5]*[.A900]^3+[.$M$6]*[.A900]^4+[.$N$2]*[.A900]^5+[.$N$3]*[.A900]^6+[.$N$4]*[.A900]^7+[.$N$5]*[.A900]^8+[.$N$6]*[.A900]^9" office:value-type="float" office:value="0.516050589012593">
            <text:p>0.516050589</text:p>
          </table:table-cell>
          <table:table-cell table:formula="of:=[.B900]/([.$B$2]+[.B900])*[.$B$1]" office:value-type="float" office:value="0.113829986466954">
            <text:p>0.1138299865</text:p>
          </table:table-cell>
          <table:table-cell table:formula="of:=[.$D$5]*[.C900]-[.$D$4]" office:value-type="float" office:value="-1.01988472358116">
            <text:p>-1.0198847236</text:p>
          </table:table-cell>
          <table:table-cell table:formula="of:=INT([.D900]/[.$B$1]*1024)" office:value-type="float" office:value="-187">
            <text:p>-187</text:p>
          </table:table-cell>
          <table:table-cell table:number-columns-repeated="10"/>
        </table:table-row>
        <table:table-row table:style-name="ro2">
          <table:table-cell table:formula="of:=[.A900]+[.$D$1]" office:value-type="float" office:value="202.25">
            <text:p>202.25</text:p>
          </table:table-cell>
          <table:table-cell table:formula="of:=[.$M$2]+[.$M$3]*[.A901]+[.$M$4]*[.A901]^2+[.$M$5]*[.A901]^3+[.$M$6]*[.A901]^4+[.$N$2]*[.A901]^5+[.$N$3]*[.A901]^6+[.$N$4]*[.A901]^7+[.$N$5]*[.A901]^8+[.$N$6]*[.A901]^9" office:value-type="float" office:value="0.508165462184479">
            <text:p>0.5081654622</text:p>
          </table:table-cell>
          <table:table-cell table:formula="of:=[.B901]/([.$B$2]+[.B901])*[.$B$1]" office:value-type="float" office:value="0.112125454880324">
            <text:p>0.1121254549</text:p>
          </table:table-cell>
          <table:table-cell table:formula="of:=[.$D$5]*[.C901]-[.$D$4]" office:value-type="float" office:value="-1.02229811040883">
            <text:p>-1.0222981104</text:p>
          </table:table-cell>
          <table:table-cell table:formula="of:=INT([.D901]/[.$B$1]*1024)" office:value-type="float" office:value="-187">
            <text:p>-187</text:p>
          </table:table-cell>
          <table:table-cell table:number-columns-repeated="10"/>
        </table:table-row>
        <table:table-row table:style-name="ro2">
          <table:table-cell table:formula="of:=[.A901]+[.$D$1]" office:value-type="float" office:value="202.5">
            <text:p>202.5</text:p>
          </table:table-cell>
          <table:table-cell table:formula="of:=[.$M$2]+[.$M$3]*[.A902]+[.$M$4]*[.A902]^2+[.$M$5]*[.A902]^3+[.$M$6]*[.A902]^4+[.$N$2]*[.A902]^5+[.$N$3]*[.A902]^6+[.$N$4]*[.A902]^7+[.$N$5]*[.A902]^8+[.$N$6]*[.A902]^9" office:value-type="float" office:value="0.500900525967154">
            <text:p>0.500900526</text:p>
          </table:table-cell>
          <table:table-cell table:formula="of:=[.B902]/([.$B$2]+[.B902])*[.$B$1]" office:value-type="float" office:value="0.110554054132243">
            <text:p>0.1105540541</text:p>
          </table:table-cell>
          <table:table-cell table:formula="of:=[.$D$5]*[.C902]-[.$D$4]" office:value-type="float" office:value="-1.02452300192516">
            <text:p>-1.0245230019</text:p>
          </table:table-cell>
          <table:table-cell table:formula="of:=INT([.D902]/[.$B$1]*1024)" office:value-type="float" office:value="-188">
            <text:p>-188</text:p>
          </table:table-cell>
          <table:table-cell table:number-columns-repeated="10"/>
        </table:table-row>
        <table:table-row table:style-name="ro2">
          <table:table-cell table:formula="of:=[.A902]+[.$D$1]" office:value-type="float" office:value="202.75">
            <text:p>202.75</text:p>
          </table:table-cell>
          <table:table-cell table:formula="of:=[.$M$2]+[.$M$3]*[.A903]+[.$M$4]*[.A903]^2+[.$M$5]*[.A903]^3+[.$M$6]*[.A903]^4+[.$N$2]*[.A903]^5+[.$N$3]*[.A903]^6+[.$N$4]*[.A903]^7+[.$N$5]*[.A903]^8+[.$N$6]*[.A903]^9" office:value-type="float" office:value="0.49429289607906">
            <text:p>0.4942928961</text:p>
          </table:table-cell>
          <table:table-cell table:formula="of:=[.B903]/([.$B$2]+[.B903])*[.$B$1]" office:value-type="float" office:value="0.109124048049967">
            <text:p>0.109124048</text:p>
          </table:table-cell>
          <table:table-cell table:formula="of:=[.$D$5]*[.C903]-[.$D$4]" office:value-type="float" office:value="-1.02654769766534">
            <text:p>-1.0265476977</text:p>
          </table:table-cell>
          <table:table-cell table:formula="of:=INT([.D903]/[.$B$1]*1024)" office:value-type="float" office:value="-188">
            <text:p>-188</text:p>
          </table:table-cell>
          <table:table-cell table:number-columns-repeated="10"/>
        </table:table-row>
        <table:table-row table:style-name="ro2">
          <table:table-cell table:formula="of:=[.A903]+[.$D$1]" office:value-type="float" office:value="203">
            <text:p>203</text:p>
          </table:table-cell>
          <table:table-cell table:formula="of:=[.$M$2]+[.$M$3]*[.A904]+[.$M$4]*[.A904]^2+[.$M$5]*[.A904]^3+[.$M$6]*[.A904]^4+[.$N$2]*[.A904]^5+[.$N$3]*[.A904]^6+[.$N$4]*[.A904]^7+[.$N$5]*[.A904]^8+[.$N$6]*[.A904]^9" office:value-type="float" office:value="0.488380789662187">
            <text:p>0.4883807897</text:p>
          </table:table-cell>
          <table:table-cell table:formula="of:=[.B904]/([.$B$2]+[.B904])*[.$B$1]" office:value-type="float" office:value="0.10784393482186">
            <text:p>0.1078439348</text:p>
          </table:table-cell>
          <table:table-cell table:formula="of:=[.$D$5]*[.C904]-[.$D$4]" office:value-type="float" office:value="-1.02836016534084">
            <text:p>-1.0283601653</text:p>
          </table:table-cell>
          <table:table-cell table:formula="of:=INT([.D904]/[.$B$1]*1024)" office:value-type="float" office:value="-188">
            <text:p>-188</text:p>
          </table:table-cell>
          <table:table-cell table:number-columns-repeated="10"/>
        </table:table-row>
        <table:table-row table:style-name="ro2">
          <table:table-cell table:formula="of:=[.A904]+[.$D$1]" office:value-type="float" office:value="203.25">
            <text:p>203.25</text:p>
          </table:table-cell>
          <table:table-cell table:formula="of:=[.$M$2]+[.$M$3]*[.A905]+[.$M$4]*[.A905]^2+[.$M$5]*[.A905]^3+[.$M$6]*[.A905]^4+[.$N$2]*[.A905]^5+[.$N$3]*[.A905]^6+[.$N$4]*[.A905]^7+[.$N$5]*[.A905]^8+[.$N$6]*[.A905]^9" office:value-type="float" office:value="0.483203545863944">
            <text:p>0.4832035459</text:p>
          </table:table-cell>
          <table:table-cell table:formula="of:=[.B905]/([.$B$2]+[.B905])*[.$B$1]" office:value-type="float" office:value="0.10672244761354">
            <text:p>0.1067224476</text:p>
          </table:table-cell>
          <table:table-cell table:formula="of:=[.$D$5]*[.C905]-[.$D$4]" office:value-type="float" office:value="-1.02994803996704">
            <text:p>-1.02994804</text:p>
          </table:table-cell>
          <table:table-cell table:formula="of:=INT([.D905]/[.$B$1]*1024)" office:value-type="float" office:value="-188">
            <text:p>-188</text:p>
          </table:table-cell>
          <table:table-cell table:number-columns-repeated="10"/>
        </table:table-row>
        <table:table-row table:style-name="ro2">
          <table:table-cell table:formula="of:=[.A905]+[.$D$1]" office:value-type="float" office:value="203.5">
            <text:p>203.5</text:p>
          </table:table-cell>
          <table:table-cell table:formula="of:=[.$M$2]+[.$M$3]*[.A906]+[.$M$4]*[.A906]^2+[.$M$5]*[.A906]^3+[.$M$6]*[.A906]^4+[.$N$2]*[.A906]^5+[.$N$3]*[.A906]^6+[.$N$4]*[.A906]^7+[.$N$5]*[.A906]^8+[.$N$6]*[.A906]^9" office:value-type="float" office:value="0.478801646610009">
            <text:p>0.4788016466</text:p>
          </table:table-cell>
          <table:table-cell table:formula="of:=[.B906]/([.$B$2]+[.B906])*[.$B$1]" office:value-type="float" office:value="0.105768554773726">
            <text:p>0.1057685548</text:p>
          </table:table-cell>
          <table:table-cell table:formula="of:=[.$D$5]*[.C906]-[.$D$4]" office:value-type="float" office:value="-1.03129862357175">
            <text:p>-1.0312986236</text:p>
          </table:table-cell>
          <table:table-cell table:formula="of:=INT([.D906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06]+[.$D$1]" office:value-type="float" office:value="203.75">
            <text:p>203.75</text:p>
          </table:table-cell>
          <table:table-cell table:formula="of:=[.$M$2]+[.$M$3]*[.A907]+[.$M$4]*[.A907]^2+[.$M$5]*[.A907]^3+[.$M$6]*[.A907]^4+[.$N$2]*[.A907]^5+[.$N$3]*[.A907]^6+[.$N$4]*[.A907]^7+[.$N$5]*[.A907]^8+[.$N$6]*[.A907]^9" office:value-type="float" office:value="0.475216737633673">
            <text:p>0.4752167376</text:p>
          </table:table-cell>
          <table:table-cell table:formula="of:=[.B907]/([.$B$2]+[.B907])*[.$B$1]" office:value-type="float" office:value="0.104991459614225">
            <text:p>0.1049914596</text:p>
          </table:table-cell>
          <table:table-cell table:formula="of:=[.$D$5]*[.C907]-[.$D$4]" office:value-type="float" office:value="-1.03239888550676">
            <text:p>-1.0323988855</text:p>
          </table:table-cell>
          <table:table-cell table:formula="of:=INT([.D907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07]+[.$D$1]" office:value-type="float" office:value="204">
            <text:p>204</text:p>
          </table:table-cell>
          <table:table-cell table:formula="of:=[.$M$2]+[.$M$3]*[.A908]+[.$M$4]*[.A908]^2+[.$M$5]*[.A908]^3+[.$M$6]*[.A908]^4+[.$N$2]*[.A908]^5+[.$N$3]*[.A908]^6+[.$N$4]*[.A908]^7+[.$N$5]*[.A908]^8+[.$N$6]*[.A908]^9" office:value-type="float" office:value="0.472491649896256">
            <text:p>0.4724916499</text:p>
          </table:table-cell>
          <table:table-cell table:formula="of:=[.B908]/([.$B$2]+[.B908])*[.$B$1]" office:value-type="float" office:value="0.104400599762651">
            <text:p>0.1044005998</text:p>
          </table:table-cell>
          <table:table-cell table:formula="of:=[.$D$5]*[.C908]-[.$D$4]" office:value-type="float" office:value="-1.03323546336426">
            <text:p>-1.0332354634</text:p>
          </table:table-cell>
          <table:table-cell table:formula="of:=INT([.D908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08]+[.$D$1]" office:value-type="float" office:value="204.25">
            <text:p>204.25</text:p>
          </table:table-cell>
          <table:table-cell table:formula="of:=[.$M$2]+[.$M$3]*[.A909]+[.$M$4]*[.A909]^2+[.$M$5]*[.A909]^3+[.$M$6]*[.A909]^4+[.$N$2]*[.A909]^5+[.$N$3]*[.A909]^6+[.$N$4]*[.A909]^7+[.$N$5]*[.A909]^8+[.$N$6]*[.A909]^9" office:value-type="float" office:value="0.470670421049363">
            <text:p>0.470670421</text:p>
          </table:table-cell>
          <table:table-cell table:formula="of:=[.B909]/([.$B$2]+[.B909])*[.$B$1]" office:value-type="float" office:value="0.104005645980723">
            <text:p>0.104005646</text:p>
          </table:table-cell>
          <table:table-cell table:formula="of:=[.$D$5]*[.C909]-[.$D$4]" office:value-type="float" office:value="-1.03379466465001">
            <text:p>-1.0337946647</text:p>
          </table:table-cell>
          <table:table-cell table:formula="of:=INT([.D909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09]+[.$D$1]" office:value-type="float" office:value="204.5">
            <text:p>204.5</text:p>
          </table:table-cell>
          <table:table-cell table:formula="of:=[.$M$2]+[.$M$3]*[.A910]+[.$M$4]*[.A910]^2+[.$M$5]*[.A910]^3+[.$M$6]*[.A910]^4+[.$N$2]*[.A910]^5+[.$N$3]*[.A910]^6+[.$N$4]*[.A910]^7+[.$N$5]*[.A910]^8+[.$N$6]*[.A910]^9" office:value-type="float" office:value="0.469798317357345">
            <text:p>0.4697983174</text:p>
          </table:table-cell>
          <table:table-cell table:formula="of:=[.B910]/([.$B$2]+[.B910])*[.$B$1]" office:value-type="float" office:value="0.103816500506593">
            <text:p>0.1038165005</text:p>
          </table:table-cell>
          <table:table-cell table:formula="of:=[.$D$5]*[.C910]-[.$D$4]" office:value-type="float" office:value="-1.03406246913035">
            <text:p>-1.0340624691</text:p>
          </table:table-cell>
          <table:table-cell table:formula="of:=INT([.D910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10]+[.$D$1]" office:value-type="float" office:value="204.75">
            <text:p>204.75</text:p>
          </table:table-cell>
          <table:table-cell table:formula="of:=[.$M$2]+[.$M$3]*[.A911]+[.$M$4]*[.A911]^2+[.$M$5]*[.A911]^3+[.$M$6]*[.A911]^4+[.$N$2]*[.A911]^5+[.$N$3]*[.A911]^6+[.$N$4]*[.A911]^7+[.$N$5]*[.A911]^8+[.$N$6]*[.A911]^9" office:value-type="float" office:value="0.469921855832581">
            <text:p>0.4699218558</text:p>
          </table:table-cell>
          <table:table-cell table:formula="of:=[.B911]/([.$B$2]+[.B911])*[.$B$1]" office:value-type="float" office:value="0.103843294834703">
            <text:p>0.1038432948</text:p>
          </table:table-cell>
          <table:table-cell table:formula="of:=[.$D$5]*[.C911]-[.$D$4]" office:value-type="float" office:value="-1.03402453197564">
            <text:p>-1.034024532</text:p>
          </table:table-cell>
          <table:table-cell table:formula="of:=INT([.D911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11]+[.$D$1]" office:value-type="float" office:value="205">
            <text:p>205</text:p>
          </table:table-cell>
          <table:table-cell table:formula="of:=[.$M$2]+[.$M$3]*[.A912]+[.$M$4]*[.A912]^2+[.$M$5]*[.A912]^3+[.$M$6]*[.A912]^4+[.$N$2]*[.A912]^5+[.$N$3]*[.A912]^6+[.$N$4]*[.A912]^7+[.$N$5]*[.A912]^8+[.$N$6]*[.A912]^9" office:value-type="float" office:value="0.471088826474443">
            <text:p>0.4710888265</text:p>
          </table:table-cell>
          <table:table-cell table:formula="of:=[.B912]/([.$B$2]+[.B912])*[.$B$1]" office:value-type="float" office:value="0.104096386875948">
            <text:p>0.1040963869</text:p>
          </table:table-cell>
          <table:table-cell table:formula="of:=[.$D$5]*[.C912]-[.$D$4]" office:value-type="float" office:value="-1.03366618778107">
            <text:p>-1.0336661878</text:p>
          </table:table-cell>
          <table:table-cell table:formula="of:=INT([.D912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12]+[.$D$1]" office:value-type="float" office:value="205.25">
            <text:p>205.25</text:p>
          </table:table-cell>
          <table:table-cell table:formula="of:=[.$M$2]+[.$M$3]*[.A913]+[.$M$4]*[.A913]^2+[.$M$5]*[.A913]^3+[.$M$6]*[.A913]^4+[.$N$2]*[.A913]^5+[.$N$3]*[.A913]^6+[.$N$4]*[.A913]^7+[.$N$5]*[.A913]^8+[.$N$6]*[.A913]^9" office:value-type="float" office:value="0.473348315150361">
            <text:p>0.4733483152</text:p>
          </table:table-cell>
          <table:table-cell table:formula="of:=[.B913]/([.$B$2]+[.B913])*[.$B$1]" office:value-type="float" office:value="0.104586357580963">
            <text:p>0.1045863576</text:p>
          </table:table-cell>
          <table:table-cell table:formula="of:=[.$D$5]*[.C913]-[.$D$4]" office:value-type="float" office:value="-1.03297245534765">
            <text:p>-1.0329724553</text:p>
          </table:table-cell>
          <table:table-cell table:formula="of:=INT([.D913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13]+[.$D$1]" office:value-type="float" office:value="205.5">
            <text:p>205.5</text:p>
          </table:table-cell>
          <table:table-cell table:formula="of:=[.$M$2]+[.$M$3]*[.A914]+[.$M$4]*[.A914]^2+[.$M$5]*[.A914]^3+[.$M$6]*[.A914]^4+[.$N$2]*[.A914]^5+[.$N$3]*[.A914]^6+[.$N$4]*[.A914]^7+[.$N$5]*[.A914]^8+[.$N$6]*[.A914]^9" office:value-type="float" office:value="0.476750726344108">
            <text:p>0.4767507263</text:p>
          </table:table-cell>
          <table:table-cell table:formula="of:=[.B914]/([.$B$2]+[.B914])*[.$B$1]" office:value-type="float" office:value="0.10532400682408">
            <text:p>0.1053240068</text:p>
          </table:table-cell>
          <table:table-cell table:formula="of:=[.$D$5]*[.C914]-[.$D$4]" office:value-type="float" office:value="-1.03192804350997">
            <text:p>-1.0319280435</text:p>
          </table:table-cell>
          <table:table-cell table:formula="of:=INT([.D914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14]+[.$D$1]" office:value-type="float" office:value="205.75">
            <text:p>205.75</text:p>
          </table:table-cell>
          <table:table-cell table:formula="of:=[.$M$2]+[.$M$3]*[.A915]+[.$M$4]*[.A915]^2+[.$M$5]*[.A915]^3+[.$M$6]*[.A915]^4+[.$N$2]*[.A915]^5+[.$N$3]*[.A915]^6+[.$N$4]*[.A915]^7+[.$N$5]*[.A915]^8+[.$N$6]*[.A915]^9" office:value-type="float" office:value="0.481347806389749">
            <text:p>0.4813478064</text:p>
          </table:table-cell>
          <table:table-cell table:formula="of:=[.B915]/([.$B$2]+[.B915])*[.$B$1]" office:value-type="float" office:value="0.106320348647526">
            <text:p>0.1063203486</text:p>
          </table:table-cell>
          <table:table-cell table:formula="of:=[.$D$5]*[.C915]-[.$D$4]" office:value-type="float" office:value="-1.03051735786975">
            <text:p>-1.0305173579</text:p>
          </table:table-cell>
          <table:table-cell table:formula="of:=INT([.D915]/[.$B$1]*1024)" office:value-type="float" office:value="-189">
            <text:p>-189</text:p>
          </table:table-cell>
          <table:table-cell table:number-columns-repeated="10"/>
        </table:table-row>
        <table:table-row table:style-name="ro2">
          <table:table-cell table:formula="of:=[.A915]+[.$D$1]" office:value-type="float" office:value="206">
            <text:p>206</text:p>
          </table:table-cell>
          <table:table-cell table:formula="of:=[.$M$2]+[.$M$3]*[.A916]+[.$M$4]*[.A916]^2+[.$M$5]*[.A916]^3+[.$M$6]*[.A916]^4+[.$N$2]*[.A916]^5+[.$N$3]*[.A916]^6+[.$N$4]*[.A916]^7+[.$N$5]*[.A916]^8+[.$N$6]*[.A916]^9" office:value-type="float" office:value="0.487192667025738">
            <text:p>0.487192667</text:p>
          </table:table-cell>
          <table:table-cell table:formula="of:=[.B916]/([.$B$2]+[.B916])*[.$B$1]" office:value-type="float" office:value="0.10758660579527">
            <text:p>0.1075866058</text:p>
          </table:table-cell>
          <table:table-cell table:formula="of:=[.$D$5]*[.C916]-[.$D$4]" office:value-type="float" office:value="-1.0287245085352">
            <text:p>-1.0287245085</text:p>
          </table:table-cell>
          <table:table-cell table:formula="of:=INT([.D916]/[.$B$1]*1024)" office:value-type="float" office:value="-188">
            <text:p>-188</text:p>
          </table:table-cell>
          <table:table-cell table:number-columns-repeated="10"/>
        </table:table-row>
        <table:table-row table:style-name="ro2">
          <table:table-cell table:formula="of:=[.A916]+[.$D$1]" office:value-type="float" office:value="206.25">
            <text:p>206.25</text:p>
          </table:table-cell>
          <table:table-cell table:formula="of:=[.$M$2]+[.$M$3]*[.A917]+[.$M$4]*[.A917]^2+[.$M$5]*[.A917]^3+[.$M$6]*[.A917]^4+[.$N$2]*[.A917]^5+[.$N$3]*[.A917]^6+[.$N$4]*[.A917]^7+[.$N$5]*[.A917]^8+[.$N$6]*[.A917]^9" office:value-type="float" office:value="0.494339809103622">
            <text:p>0.4943398091</text:p>
          </table:table-cell>
          <table:table-cell table:formula="of:=[.B917]/([.$B$2]+[.B917])*[.$B$1]" office:value-type="float" office:value="0.109134203466037">
            <text:p>0.1091342035</text:p>
          </table:table-cell>
          <table:table-cell table:formula="of:=[.$D$5]*[.C917]-[.$D$4]" office:value-type="float" office:value="-1.0265333189659">
            <text:p>-1.026533319</text:p>
          </table:table-cell>
          <table:table-cell table:formula="of:=INT([.D917]/[.$B$1]*1024)" office:value-type="float" office:value="-188">
            <text:p>-188</text:p>
          </table:table-cell>
          <table:table-cell table:number-columns-repeated="10"/>
        </table:table-row>
        <table:table-row table:style-name="ro2">
          <table:table-cell table:formula="of:=[.A917]+[.$D$1]" office:value-type="float" office:value="206.5">
            <text:p>206.5</text:p>
          </table:table-cell>
          <table:table-cell table:formula="of:=[.$M$2]+[.$M$3]*[.A918]+[.$M$4]*[.A918]^2+[.$M$5]*[.A918]^3+[.$M$6]*[.A918]^4+[.$N$2]*[.A918]^5+[.$N$3]*[.A918]^6+[.$N$4]*[.A918]^7+[.$N$5]*[.A918]^8+[.$N$6]*[.A918]^9" office:value-type="float" office:value="0.502845146613254">
            <text:p>0.5028451466</text:p>
          </table:table-cell>
          <table:table-cell table:formula="of:=[.B918]/([.$B$2]+[.B918])*[.$B$1]" office:value-type="float" office:value="0.110974762286315">
            <text:p>0.1109747623</text:p>
          </table:table-cell>
          <table:table-cell table:formula="of:=[.$D$5]*[.C918]-[.$D$4]" office:value-type="float" office:value="-1.02392733592208">
            <text:p>-1.0239273359</text:p>
          </table:table-cell>
          <table:table-cell table:formula="of:=INT([.D918]/[.$B$1]*1024)" office:value-type="float" office:value="-187">
            <text:p>-187</text:p>
          </table:table-cell>
          <table:table-cell table:number-columns-repeated="10"/>
        </table:table-row>
        <table:table-row table:style-name="ro2">
          <table:table-cell table:formula="of:=[.A918]+[.$D$1]" office:value-type="float" office:value="206.75">
            <text:p>206.75</text:p>
          </table:table-cell>
          <table:table-cell table:formula="of:=[.$M$2]+[.$M$3]*[.A919]+[.$M$4]*[.A919]^2+[.$M$5]*[.A919]^3+[.$M$6]*[.A919]^4+[.$N$2]*[.A919]^5+[.$N$3]*[.A919]^6+[.$N$4]*[.A919]^7+[.$N$5]*[.A919]^8+[.$N$6]*[.A919]^9" office:value-type="float" office:value="0.512766031069987">
            <text:p>0.5127660311</text:p>
          </table:table-cell>
          <table:table-cell table:formula="of:=[.B919]/([.$B$2]+[.B919])*[.$B$1]" office:value-type="float" office:value="0.113120090479322">
            <text:p>0.1131200905</text:p>
          </table:table-cell>
          <table:table-cell table:formula="of:=[.$D$5]*[.C919]-[.$D$4]" office:value-type="float" office:value="-1.0208898405523">
            <text:p>-1.0208898406</text:p>
          </table:table-cell>
          <table:table-cell table:formula="of:=INT([.D919]/[.$B$1]*1024)" office:value-type="float" office:value="-187">
            <text:p>-187</text:p>
          </table:table-cell>
          <table:table-cell table:number-columns-repeated="10"/>
        </table:table-row>
        <table:table-row table:style-name="ro2">
          <table:table-cell table:formula="of:=[.A919]+[.$D$1]" office:value-type="float" office:value="207">
            <text:p>207</text:p>
          </table:table-cell>
          <table:table-cell table:formula="of:=[.$M$2]+[.$M$3]*[.A920]+[.$M$4]*[.A920]^2+[.$M$5]*[.A920]^3+[.$M$6]*[.A920]^4+[.$N$2]*[.A920]^5+[.$N$3]*[.A920]^6+[.$N$4]*[.A920]^7+[.$N$5]*[.A920]^8+[.$N$6]*[.A920]^9" office:value-type="float" office:value="0.524161276056475">
            <text:p>0.5241612761</text:p>
          </table:table-cell>
          <table:table-cell table:formula="of:=[.B920]/([.$B$2]+[.B920])*[.$B$1]" office:value-type="float" office:value="0.115582175151897">
            <text:p>0.1155821752</text:p>
          </table:table-cell>
          <table:table-cell table:formula="of:=[.$D$5]*[.C920]-[.$D$4]" office:value-type="float" office:value="-1.01740386073003">
            <text:p>-1.0174038607</text:p>
          </table:table-cell>
          <table:table-cell table:formula="of:=INT([.D920]/[.$B$1]*1024)" office:value-type="float" office:value="-186">
            <text:p>-186</text:p>
          </table:table-cell>
          <table:table-cell table:number-columns-repeated="10"/>
        </table:table-row>
        <table:table-row table:style-name="ro2">
          <table:table-cell table:formula="of:=[.A920]+[.$D$1]" office:value-type="float" office:value="207.25">
            <text:p>207.25</text:p>
          </table:table-cell>
          <table:table-cell table:formula="of:=[.$M$2]+[.$M$3]*[.A921]+[.$M$4]*[.A921]^2+[.$M$5]*[.A921]^3+[.$M$6]*[.A921]^4+[.$N$2]*[.A921]^5+[.$N$3]*[.A921]^6+[.$N$4]*[.A921]^7+[.$N$5]*[.A921]^8+[.$N$6]*[.A921]^9" office:value-type="float" office:value="0.537091182206495">
            <text:p>0.5370911822</text:p>
          </table:table-cell>
          <table:table-cell table:formula="of:=[.B921]/([.$B$2]+[.B921])*[.$B$1]" office:value-type="float" office:value="0.11837317272929">
            <text:p>0.1183731727</text:p>
          </table:table-cell>
          <table:table-cell table:formula="of:=[.$D$5]*[.C921]-[.$D$4]" office:value-type="float" office:value="-1.01345218459673">
            <text:p>-1.0134521846</text:p>
          </table:table-cell>
          <table:table-cell table:formula="of:=INT([.D921]/[.$B$1]*1024)" office:value-type="float" office:value="-185">
            <text:p>-185</text:p>
          </table:table-cell>
          <table:table-cell table:number-columns-repeated="10"/>
        </table:table-row>
        <table:table-row table:style-name="ro2">
          <table:table-cell table:formula="of:=[.A921]+[.$D$1]" office:value-type="float" office:value="207.5">
            <text:p>207.5</text:p>
          </table:table-cell>
          <table:table-cell table:formula="of:=[.$M$2]+[.$M$3]*[.A922]+[.$M$4]*[.A922]^2+[.$M$5]*[.A922]^3+[.$M$6]*[.A922]^4+[.$N$2]*[.A922]^5+[.$N$3]*[.A922]^6+[.$N$4]*[.A922]^7+[.$N$5]*[.A922]^8+[.$N$6]*[.A922]^9" office:value-type="float" office:value="0.551617562314277">
            <text:p>0.5516175623</text:p>
          </table:table-cell>
          <table:table-cell table:formula="of:=[.B922]/([.$B$2]+[.B922])*[.$B$1]" office:value-type="float" office:value="0.121505398438356">
            <text:p>0.1215053984</text:p>
          </table:table-cell>
          <table:table-cell table:formula="of:=[.$D$5]*[.C922]-[.$D$4]" office:value-type="float" office:value="-1.00901737545219">
            <text:p>-1.0090173755</text:p>
          </table:table-cell>
          <table:table-cell table:formula="of:=INT([.D922]/[.$B$1]*1024)" office:value-type="float" office:value="-185">
            <text:p>-185</text:p>
          </table:table-cell>
          <table:table-cell table:number-columns-repeated="10"/>
        </table:table-row>
        <table:table-row table:style-name="ro2">
          <table:table-cell table:formula="of:=[.A922]+[.$D$1]" office:value-type="float" office:value="207.75">
            <text:p>207.75</text:p>
          </table:table-cell>
          <table:table-cell table:formula="of:=[.$M$2]+[.$M$3]*[.A923]+[.$M$4]*[.A923]^2+[.$M$5]*[.A923]^3+[.$M$6]*[.A923]^4+[.$N$2]*[.A923]^5+[.$N$3]*[.A923]^6+[.$N$4]*[.A923]^7+[.$N$5]*[.A923]^8+[.$N$6]*[.A923]^9" office:value-type="float" office:value="0.567803766925863">
            <text:p>0.5678037669</text:p>
          </table:table-cell>
          <table:table-cell table:formula="of:=[.B923]/([.$B$2]+[.B923])*[.$B$1]" office:value-type="float" office:value="0.124991314886563">
            <text:p>0.1249913149</text:p>
          </table:table-cell>
          <table:table-cell table:formula="of:=[.$D$5]*[.C923]-[.$D$4]" office:value-type="float" office:value="-1.00408178792512">
            <text:p>-1.0040817879</text:p>
          </table:table-cell>
          <table:table-cell table:formula="of:=INT([.D923]/[.$B$1]*1024)" office:value-type="float" office:value="-184">
            <text:p>-184</text:p>
          </table:table-cell>
          <table:table-cell table:number-columns-repeated="10"/>
        </table:table-row>
        <table:table-row table:style-name="ro2">
          <table:table-cell table:formula="of:=[.A923]+[.$D$1]" office:value-type="float" office:value="208">
            <text:p>208</text:p>
          </table:table-cell>
          <table:table-cell table:formula="of:=[.$M$2]+[.$M$3]*[.A924]+[.$M$4]*[.A924]^2+[.$M$5]*[.A924]^3+[.$M$6]*[.A924]^4+[.$N$2]*[.A924]^5+[.$N$3]*[.A924]^6+[.$N$4]*[.A924]^7+[.$N$5]*[.A924]^8+[.$N$6]*[.A924]^9" office:value-type="float" office:value="0.585714709965032">
            <text:p>0.58571471</text:p>
          </table:table-cell>
          <table:table-cell table:formula="of:=[.B924]/([.$B$2]+[.B924])*[.$B$1]" office:value-type="float" office:value="0.12884351961244">
            <text:p>0.1288435196</text:p>
          </table:table-cell>
          <table:table-cell table:formula="of:=[.$D$5]*[.C924]-[.$D$4]" office:value-type="float" office:value="-0.998627585600068">
            <text:p>-0.9986275856</text:p>
          </table:table-cell>
          <table:table-cell table:formula="of:=INT([.D924]/[.$B$1]*1024)" office:value-type="float" office:value="-183">
            <text:p>-183</text:p>
          </table:table-cell>
          <table:table-cell table:number-columns-repeated="10"/>
        </table:table-row>
        <table:table-row table:style-name="ro2">
          <table:table-cell table:formula="of:=[.A924]+[.$D$1]" office:value-type="float" office:value="208.25">
            <text:p>208.25</text:p>
          </table:table-cell>
          <table:table-cell table:formula="of:=[.$M$2]+[.$M$3]*[.A925]+[.$M$4]*[.A925]^2+[.$M$5]*[.A925]^3+[.$M$6]*[.A925]^4+[.$N$2]*[.A925]^5+[.$N$3]*[.A925]^6+[.$N$4]*[.A925]^7+[.$N$5]*[.A925]^8+[.$N$6]*[.A925]^9" office:value-type="float" office:value="0.605416895024973">
            <text:p>0.605416895</text:p>
          </table:table-cell>
          <table:table-cell table:formula="of:=[.B925]/([.$B$2]+[.B925])*[.$B$1]" office:value-type="float" office:value="0.133074731717596">
            <text:p>0.1330747317</text:p>
          </table:table-cell>
          <table:table-cell table:formula="of:=[.$D$5]*[.C925]-[.$D$4]" office:value-type="float" office:value="-0.992636759944642">
            <text:p>-0.9926367599</text:p>
          </table:table-cell>
          <table:table-cell table:formula="of:=INT([.D925]/[.$B$1]*1024)" office:value-type="float" office:value="-182">
            <text:p>-182</text:p>
          </table:table-cell>
          <table:table-cell table:number-columns-repeated="10"/>
        </table:table-row>
        <table:table-row table:style-name="ro2">
          <table:table-cell table:formula="of:=[.A925]+[.$D$1]" office:value-type="float" office:value="208.5">
            <text:p>208.5</text:p>
          </table:table-cell>
          <table:table-cell table:formula="of:=[.$M$2]+[.$M$3]*[.A926]+[.$M$4]*[.A926]^2+[.$M$5]*[.A926]^3+[.$M$6]*[.A926]^4+[.$N$2]*[.A926]^5+[.$N$3]*[.A926]^6+[.$N$4]*[.A926]^7+[.$N$5]*[.A926]^8+[.$N$6]*[.A926]^9" office:value-type="float" office:value="0.626978441589017">
            <text:p>0.6269784416</text:p>
          </table:table-cell>
          <table:table-cell table:formula="of:=[.B926]/([.$B$2]+[.B926])*[.$B$1]" office:value-type="float" office:value="0.137697777398202">
            <text:p>0.1376977774</text:p>
          </table:table-cell>
          <table:table-cell table:formula="of:=[.$D$5]*[.C926]-[.$D$4]" office:value-type="float" office:value="-0.986091150795003">
            <text:p>-0.9860911508</text:p>
          </table:table-cell>
          <table:table-cell table:formula="of:=INT([.D926]/[.$B$1]*1024)" office:value-type="float" office:value="-180">
            <text:p>-180</text:p>
          </table:table-cell>
          <table:table-cell table:number-columns-repeated="10"/>
        </table:table-row>
        <table:table-row table:style-name="ro2">
          <table:table-cell table:formula="of:=[.A926]+[.$D$1]" office:value-type="float" office:value="208.75">
            <text:p>208.75</text:p>
          </table:table-cell>
          <table:table-cell table:formula="of:=[.$M$2]+[.$M$3]*[.A927]+[.$M$4]*[.A927]^2+[.$M$5]*[.A927]^3+[.$M$6]*[.A927]^4+[.$N$2]*[.A927]^5+[.$N$3]*[.A927]^6+[.$N$4]*[.A927]^7+[.$N$5]*[.A927]^8+[.$N$6]*[.A927]^9" office:value-type="float" office:value="0.650469111713392">
            <text:p>0.6504691117</text:p>
          </table:table-cell>
          <table:table-cell table:formula="of:=[.B927]/([.$B$2]+[.B927])*[.$B$1]" office:value-type="float" office:value="0.142725574469955">
            <text:p>0.1427255745</text:p>
          </table:table-cell>
          <table:table-cell table:formula="of:=[.$D$5]*[.C927]-[.$D$4]" office:value-type="float" office:value="-0.978972468266413">
            <text:p>-0.9789724683</text:p>
          </table:table-cell>
          <table:table-cell table:formula="of:=INT([.D927]/[.$B$1]*1024)" office:value-type="float" office:value="-179">
            <text:p>-179</text:p>
          </table:table-cell>
          <table:table-cell table:number-columns-repeated="10"/>
        </table:table-row>
        <table:table-row table:style-name="ro2">
          <table:table-cell table:formula="of:=[.A927]+[.$D$1]" office:value-type="float" office:value="209">
            <text:p>209</text:p>
          </table:table-cell>
          <table:table-cell table:formula="of:=[.$M$2]+[.$M$3]*[.A928]+[.$M$4]*[.A928]^2+[.$M$5]*[.A928]^3+[.$M$6]*[.A928]^4+[.$N$2]*[.A928]^5+[.$N$3]*[.A928]^6+[.$N$4]*[.A928]^7+[.$N$5]*[.A928]^8+[.$N$6]*[.A928]^9" office:value-type="float" office:value="0.675960337148354">
            <text:p>0.6759603371</text:p>
          </table:table-cell>
          <table:table-cell table:formula="of:=[.B928]/([.$B$2]+[.B928])*[.$B$1]" office:value-type="float" office:value="0.148171115863371">
            <text:p>0.1481711159</text:p>
          </table:table-cell>
          <table:table-cell table:formula="of:=[.$D$5]*[.C928]-[.$D$4]" office:value-type="float" office:value="-0.971262316121688">
            <text:p>-0.9712623161</text:p>
          </table:table-cell>
          <table:table-cell table:formula="of:=INT([.D928]/[.$B$1]*1024)" office:value-type="float" office:value="-178">
            <text:p>-178</text:p>
          </table:table-cell>
          <table:table-cell table:number-columns-repeated="10"/>
        </table:table-row>
        <table:table-row table:style-name="ro2">
          <table:table-cell table:formula="of:=[.A928]+[.$D$1]" office:value-type="float" office:value="209.25">
            <text:p>209.25</text:p>
          </table:table-cell>
          <table:table-cell table:formula="of:=[.$M$2]+[.$M$3]*[.A929]+[.$M$4]*[.A929]^2+[.$M$5]*[.A929]^3+[.$M$6]*[.A929]^4+[.$N$2]*[.A929]^5+[.$N$3]*[.A929]^6+[.$N$4]*[.A929]^7+[.$N$5]*[.A929]^8+[.$N$6]*[.A929]^9" office:value-type="float" office:value="0.703525246490244">
            <text:p>0.7035252465</text:p>
          </table:table-cell>
          <table:table-cell table:formula="of:=[.B929]/([.$B$2]+[.B929])*[.$B$1]" office:value-type="float" office:value="0.154047451987774">
            <text:p>0.154047452</text:p>
          </table:table-cell>
          <table:table-cell table:formula="of:=[.$D$5]*[.C929]-[.$D$4]" office:value-type="float" office:value="-0.9629422167414">
            <text:p>-0.9629422167</text:p>
          </table:table-cell>
          <table:table-cell table:formula="of:=INT([.D929]/[.$B$1]*1024)" office:value-type="float" office:value="-176">
            <text:p>-176</text:p>
          </table:table-cell>
          <table:table-cell table:number-columns-repeated="10"/>
        </table:table-row>
        <table:table-row table:style-name="ro2">
          <table:table-cell table:formula="of:=[.A929]+[.$D$1]" office:value-type="float" office:value="209.5">
            <text:p>209.5</text:p>
          </table:table-cell>
          <table:table-cell table:formula="of:=[.$M$2]+[.$M$3]*[.A930]+[.$M$4]*[.A930]^2+[.$M$5]*[.A930]^3+[.$M$6]*[.A930]^4+[.$N$2]*[.A930]^5+[.$N$3]*[.A930]^6+[.$N$4]*[.A930]^7+[.$N$5]*[.A930]^8+[.$N$6]*[.A930]^9" office:value-type="float" office:value="0.733238692899249">
            <text:p>0.7332386929</text:p>
          </table:table-cell>
          <table:table-cell table:formula="of:=[.B930]/([.$B$2]+[.B930])*[.$B$1]" office:value-type="float" office:value="0.160367672067844">
            <text:p>0.1603676721</text:p>
          </table:table-cell>
          <table:table-cell table:formula="of:=[.$D$5]*[.C930]-[.$D$4]" office:value-type="float" office:value="-0.953993637548815">
            <text:p>-0.9539936375</text:p>
          </table:table-cell>
          <table:table-cell table:formula="of:=INT([.D930]/[.$B$1]*1024)" office:value-type="float" office:value="-175">
            <text:p>-175</text:p>
          </table:table-cell>
          <table:table-cell table:number-columns-repeated="10"/>
        </table:table-row>
        <table:table-row table:style-name="ro2">
          <table:table-cell table:formula="of:=[.A930]+[.$D$1]" office:value-type="float" office:value="209.75">
            <text:p>209.75</text:p>
          </table:table-cell>
          <table:table-cell table:formula="of:=[.$M$2]+[.$M$3]*[.A931]+[.$M$4]*[.A931]^2+[.$M$5]*[.A931]^3+[.$M$6]*[.A931]^4+[.$N$2]*[.A931]^5+[.$N$3]*[.A931]^6+[.$N$4]*[.A931]^7+[.$N$5]*[.A931]^8+[.$N$6]*[.A931]^9" office:value-type="float" office:value="0.765177281966317">
            <text:p>0.765177282</text:p>
          </table:table-cell>
          <table:table-cell table:formula="of:=[.B931]/([.$B$2]+[.B931])*[.$B$1]" office:value-type="float" office:value="0.167144884357031">
            <text:p>0.1671448844</text:p>
          </table:table-cell>
          <table:table-cell table:formula="of:=[.$D$5]*[.C931]-[.$D$4]" office:value-type="float" office:value="-0.944398019025023">
            <text:p>-0.944398019</text:p>
          </table:table-cell>
          <table:table-cell table:formula="of:=INT([.D931]/[.$B$1]*1024)" office:value-type="float" office:value="-173">
            <text:p>-173</text:p>
          </table:table-cell>
          <table:table-cell table:number-columns-repeated="10"/>
        </table:table-row>
        <table:table-row table:style-name="ro2">
          <table:table-cell table:formula="of:=[.A931]+[.$D$1]" office:value-type="float" office:value="210">
            <text:p>210</text:p>
          </table:table-cell>
          <table:table-cell table:formula="of:=[.$M$2]+[.$M$3]*[.A932]+[.$M$4]*[.A932]^2+[.$M$5]*[.A932]^3+[.$M$6]*[.A932]^4+[.$N$2]*[.A932]^5+[.$N$3]*[.A932]^6+[.$N$4]*[.A932]^7+[.$N$5]*[.A932]^8+[.$N$6]*[.A932]^9" office:value-type="float" office:value="0.799419399891121">
            <text:p>0.7994193999</text:p>
          </table:table-cell>
          <table:table-cell table:formula="of:=[.B932]/([.$B$2]+[.B932])*[.$B$1]" office:value-type="float" office:value="0.174392195260596">
            <text:p>0.1743921953</text:p>
          </table:table-cell>
          <table:table-cell table:formula="of:=[.$D$5]*[.C932]-[.$D$4]" office:value-type="float" office:value="-0.934136804267906">
            <text:p>-0.9341368043</text:p>
          </table:table-cell>
          <table:table-cell table:formula="of:=INT([.D932]/[.$B$1]*1024)" office:value-type="float" office:value="-171">
            <text:p>-171</text:p>
          </table:table-cell>
          <table:table-cell table:number-columns-repeated="10"/>
        </table:table-row>
        <table:table-row table:style-name="ro2">
          <table:table-cell table:formula="of:=[.A932]+[.$D$1]" office:value-type="float" office:value="210.25">
            <text:p>210.25</text:p>
          </table:table-cell>
          <table:table-cell table:formula="of:=[.$M$2]+[.$M$3]*[.A933]+[.$M$4]*[.A933]^2+[.$M$5]*[.A933]^3+[.$M$6]*[.A933]^4+[.$N$2]*[.A933]^5+[.$N$3]*[.A933]^6+[.$N$4]*[.A933]^7+[.$N$5]*[.A933]^8+[.$N$6]*[.A933]^9" office:value-type="float" office:value="0.836045242143882">
            <text:p>0.8360452421</text:p>
          </table:table-cell>
          <table:table-cell table:formula="of:=[.B933]/([.$B$2]+[.B933])*[.$B$1]" office:value-type="float" office:value="0.182122687407539">
            <text:p>0.1821226874</text:p>
          </table:table-cell>
          <table:table-cell table:formula="of:=[.$D$5]*[.C933]-[.$D$4]" office:value-type="float" office:value="-0.923191470039321">
            <text:p>-0.92319147</text:p>
          </table:table-cell>
          <table:table-cell table:formula="of:=INT([.D933]/[.$B$1]*1024)" office:value-type="float" office:value="-169">
            <text:p>-169</text:p>
          </table:table-cell>
          <table:table-cell table:number-columns-repeated="10"/>
        </table:table-row>
        <table:table-row table:style-name="ro2">
          <table:table-cell table:formula="of:=[.A933]+[.$D$1]" office:value-type="float" office:value="210.5">
            <text:p>210.5</text:p>
          </table:table-cell>
          <table:table-cell table:formula="of:=[.$M$2]+[.$M$3]*[.A934]+[.$M$4]*[.A934]^2+[.$M$5]*[.A934]^3+[.$M$6]*[.A934]^4+[.$N$2]*[.A934]^5+[.$N$3]*[.A934]^6+[.$N$4]*[.A934]^7+[.$N$5]*[.A934]^8+[.$N$6]*[.A934]^9" office:value-type="float" office:value="0.875136842305437">
            <text:p>0.8751368423</text:p>
          </table:table-cell>
          <table:table-cell table:formula="of:=[.B934]/([.$B$2]+[.B934])*[.$B$1]" office:value-type="float" office:value="0.190349396614579">
            <text:p>0.1903493966</text:p>
          </table:table-cell>
          <table:table-cell table:formula="of:=[.$D$5]*[.C934]-[.$D$4]" office:value-type="float" office:value="-0.911543559381001">
            <text:p>-0.9115435594</text:p>
          </table:table-cell>
          <table:table-cell table:formula="of:=INT([.D934]/[.$B$1]*1024)" office:value-type="float" office:value="-167">
            <text:p>-167</text:p>
          </table:table-cell>
          <table:table-cell table:number-columns-repeated="10"/>
        </table:table-row>
        <table:table-row table:style-name="ro2">
          <table:table-cell table:formula="of:=[.A934]+[.$D$1]" office:value-type="float" office:value="210.75">
            <text:p>210.75</text:p>
          </table:table-cell>
          <table:table-cell table:formula="of:=[.$M$2]+[.$M$3]*[.A935]+[.$M$4]*[.A935]^2+[.$M$5]*[.A935]^3+[.$M$6]*[.A935]^4+[.$N$2]*[.A935]^5+[.$N$3]*[.A935]^6+[.$N$4]*[.A935]^7+[.$N$5]*[.A935]^8+[.$N$6]*[.A935]^9" office:value-type="float" office:value="0.916778101112868">
            <text:p>0.9167781011</text:p>
          </table:table-cell>
          <table:table-cell table:formula="of:=[.B935]/([.$B$2]+[.B935])*[.$B$1]" office:value-type="float" office:value="0.199085287762135">
            <text:p>0.1990852878</text:p>
          </table:table-cell>
          <table:table-cell table:formula="of:=[.$D$5]*[.C935]-[.$D$4]" office:value-type="float" office:value="-0.899174715770915">
            <text:p>-0.8991747158</text:p>
          </table:table-cell>
          <table:table-cell table:formula="of:=INT([.D935]/[.$B$1]*1024)" office:value-type="float" office:value="-165">
            <text:p>-165</text:p>
          </table:table-cell>
          <table:table-cell table:number-columns-repeated="10"/>
        </table:table-row>
        <table:table-row table:style-name="ro2">
          <table:table-cell table:formula="of:=[.A935]+[.$D$1]" office:value-type="float" office:value="211">
            <text:p>211</text:p>
          </table:table-cell>
          <table:table-cell table:formula="of:=[.$M$2]+[.$M$3]*[.A936]+[.$M$4]*[.A936]^2+[.$M$5]*[.A936]^3+[.$M$6]*[.A936]^4+[.$N$2]*[.A936]^5+[.$N$3]*[.A936]^6+[.$N$4]*[.A936]^7+[.$N$5]*[.A936]^8+[.$N$6]*[.A936]^9" office:value-type="float" office:value="0.961054816218166">
            <text:p>0.9610548162</text:p>
          </table:table-cell>
          <table:table-cell table:formula="of:=[.B936]/([.$B$2]+[.B936])*[.$B$1]" office:value-type="float" office:value="0.208343229708477">
            <text:p>0.2083432297</text:p>
          </table:table-cell>
          <table:table-cell table:formula="of:=[.$D$5]*[.C936]-[.$D$4]" office:value-type="float" office:value="-0.88606671864144">
            <text:p>-0.8860667186</text:p>
          </table:table-cell>
          <table:table-cell table:formula="of:=INT([.D936]/[.$B$1]*1024)" office:value-type="float" office:value="-162">
            <text:p>-162</text:p>
          </table:table-cell>
          <table:table-cell table:number-columns-repeated="10"/>
        </table:table-row>
        <table:table-row table:style-name="ro2">
          <table:table-cell table:formula="of:=[.A936]+[.$D$1]" office:value-type="float" office:value="211.25">
            <text:p>211.25</text:p>
          </table:table-cell>
          <table:table-cell table:formula="of:=[.$M$2]+[.$M$3]*[.A937]+[.$M$4]*[.A937]^2+[.$M$5]*[.A937]^3+[.$M$6]*[.A937]^4+[.$N$2]*[.A937]^5+[.$N$3]*[.A937]^6+[.$N$4]*[.A937]^7+[.$N$5]*[.A937]^8+[.$N$6]*[.A937]^9" office:value-type="float" office:value="1.00805471184685">
            <text:p>1.0080547118</text:p>
          </table:table-cell>
          <table:table-cell table:formula="of:=[.B937]/([.$B$2]+[.B937])*[.$B$1]" office:value-type="float" office:value="0.218135969096976">
            <text:p>0.2181359691</text:p>
          </table:table-cell>
          <table:table-cell table:formula="of:=[.$D$5]*[.C937]-[.$D$4]" office:value-type="float" office:value="-0.87220152046477">
            <text:p>-0.8722015205</text:p>
          </table:table-cell>
          <table:table-cell table:formula="of:=INT([.D937]/[.$B$1]*1024)" office:value-type="float" office:value="-160">
            <text:p>-160</text:p>
          </table:table-cell>
          <table:table-cell table:number-columns-repeated="10"/>
        </table:table-row>
        <table:table-row table:style-name="ro2">
          <table:table-cell table:formula="of:=[.A937]+[.$D$1]" office:value-type="float" office:value="211.5">
            <text:p>211.5</text:p>
          </table:table-cell>
          <table:table-cell table:formula="of:=[.$M$2]+[.$M$3]*[.A938]+[.$M$4]*[.A938]^2+[.$M$5]*[.A938]^3+[.$M$6]*[.A938]^4+[.$N$2]*[.A938]^5+[.$N$3]*[.A938]^6+[.$N$4]*[.A938]^7+[.$N$5]*[.A938]^8+[.$N$6]*[.A938]^9" office:value-type="float" office:value="1.05786746898229">
            <text:p>1.057867469</text:p>
          </table:table-cell>
          <table:table-cell table:formula="of:=[.B938]/([.$B$2]+[.B938])*[.$B$1]" office:value-type="float" office:value="0.228476103220834">
            <text:p>0.2284761032</text:p>
          </table:table-cell>
          <table:table-cell table:formula="of:=[.$D$5]*[.C938]-[.$D$4]" office:value-type="float" office:value="-0.857561285172794">
            <text:p>-0.8575612852</text:p>
          </table:table-cell>
          <table:table-cell table:formula="of:=INT([.D938]/[.$B$1]*1024)" office:value-type="float" office:value="-157">
            <text:p>-157</text:p>
          </table:table-cell>
          <table:table-cell table:number-columns-repeated="10"/>
        </table:table-row>
        <table:table-row table:style-name="ro2">
          <table:table-cell table:formula="of:=[.A938]+[.$D$1]" office:value-type="float" office:value="211.75">
            <text:p>211.75</text:p>
          </table:table-cell>
          <table:table-cell table:formula="of:=[.$M$2]+[.$M$3]*[.A939]+[.$M$4]*[.A939]^2+[.$M$5]*[.A939]^3+[.$M$6]*[.A939]^4+[.$N$2]*[.A939]^5+[.$N$3]*[.A939]^6+[.$N$4]*[.A939]^7+[.$N$5]*[.A939]^8+[.$N$6]*[.A939]^9" office:value-type="float" office:value="1.11058475601203">
            <text:p>1.110584756</text:p>
          </table:table-cell>
          <table:table-cell table:formula="of:=[.B939]/([.$B$2]+[.B939])*[.$B$1]" office:value-type="float" office:value="0.239376051970721">
            <text:p>0.239376052</text:p>
          </table:table-cell>
          <table:table-cell table:formula="of:=[.$D$5]*[.C939]-[.$D$4]" office:value-type="float" office:value="-0.842128427875455">
            <text:p>-0.8421284279</text:p>
          </table:table-cell>
          <table:table-cell table:formula="of:=INT([.D939]/[.$B$1]*1024)" office:value-type="float" office:value="-154">
            <text:p>-154</text:p>
          </table:table-cell>
          <table:table-cell table:number-columns-repeated="10"/>
        </table:table-row>
        <table:table-row table:style-name="ro2">
          <table:table-cell table:formula="of:=[.A939]+[.$D$1]" office:value-type="float" office:value="212">
            <text:p>212</text:p>
          </table:table-cell>
          <table:table-cell table:formula="of:=[.$M$2]+[.$M$3]*[.A940]+[.$M$4]*[.A940]^2+[.$M$5]*[.A940]^3+[.$M$6]*[.A940]^4+[.$N$2]*[.A940]^5+[.$N$3]*[.A940]^6+[.$N$4]*[.A940]^7+[.$N$5]*[.A940]^8+[.$N$6]*[.A940]^9" office:value-type="float" office:value="1.16630025931954">
            <text:p>1.1663002593</text:p>
          </table:table-cell>
          <table:table-cell table:formula="of:=[.B940]/([.$B$2]+[.B940])*[.$B$1]" office:value-type="float" office:value="0.250848028805129">
            <text:p>0.2508480288</text:p>
          </table:table-cell>
          <table:table-cell table:formula="of:=[.$D$5]*[.C940]-[.$D$4]" office:value-type="float" office:value="-0.825885655962823">
            <text:p>-0.825885656</text:p>
          </table:table-cell>
          <table:table-cell table:formula="of:=INT([.D940]/[.$B$1]*1024)" office:value-type="float" office:value="-151">
            <text:p>-151</text:p>
          </table:table-cell>
          <table:table-cell table:number-columns-repeated="10"/>
        </table:table-row>
        <table:table-row table:style-name="ro2">
          <table:table-cell table:formula="of:=[.A940]+[.$D$1]" office:value-type="float" office:value="212.25">
            <text:p>212.25</text:p>
          </table:table-cell>
          <table:table-cell table:formula="of:=[.$M$2]+[.$M$3]*[.A941]+[.$M$4]*[.A941]^2+[.$M$5]*[.A941]^3+[.$M$6]*[.A941]^4+[.$N$2]*[.A941]^5+[.$N$3]*[.A941]^6+[.$N$4]*[.A941]^7+[.$N$5]*[.A941]^8+[.$N$6]*[.A941]^9" office:value-type="float" office:value="1.22510971467818">
            <text:p>1.2251097147</text:p>
          </table:table-cell>
          <table:table-cell table:formula="of:=[.B941]/([.$B$2]+[.B941])*[.$B$1]" office:value-type="float" office:value="0.262904010975275">
            <text:p>0.262904011</text:p>
          </table:table-cell>
          <table:table-cell table:formula="of:=[.$D$5]*[.C941]-[.$D$4]" office:value-type="float" office:value="-0.808816011262609">
            <text:p>-0.8088160113</text:p>
          </table:table-cell>
          <table:table-cell table:formula="of:=INT([.D941]/[.$B$1]*1024)" office:value-type="float" office:value="-148">
            <text:p>-148</text:p>
          </table:table-cell>
          <table:table-cell table:number-columns-repeated="10"/>
        </table:table-row>
        <table:table-row table:style-name="ro2">
          <table:table-cell table:formula="of:=[.A941]+[.$D$1]" office:value-type="float" office:value="212.5">
            <text:p>212.5</text:p>
          </table:table-cell>
          <table:table-cell table:formula="of:=[.$M$2]+[.$M$3]*[.A942]+[.$M$4]*[.A942]^2+[.$M$5]*[.A942]^3+[.$M$6]*[.A942]^4+[.$N$2]*[.A942]^5+[.$N$3]*[.A942]^6+[.$N$4]*[.A942]^7+[.$N$5]*[.A942]^8+[.$N$6]*[.A942]^9" office:value-type="float" office:value="1.28711093865786">
            <text:p>1.2871109387</text:p>
          </table:table-cell>
          <table:table-cell table:formula="of:=[.B942]/([.$B$2]+[.B942])*[.$B$1]" office:value-type="float" office:value="0.275555708902843">
            <text:p>0.2755557089</text:p>
          </table:table-cell>
          <table:table-cell table:formula="of:=[.$D$5]*[.C942]-[.$D$4]" office:value-type="float" office:value="-0.790902913397154">
            <text:p>-0.7909029134</text:p>
          </table:table-cell>
          <table:table-cell table:formula="of:=INT([.D942]/[.$B$1]*1024)" office:value-type="float" office:value="-145">
            <text:p>-145</text:p>
          </table:table-cell>
          <table:table-cell table:number-columns-repeated="10"/>
        </table:table-row>
        <table:table-row table:style-name="ro2">
          <table:table-cell table:formula="of:=[.A942]+[.$D$1]" office:value-type="float" office:value="212.75">
            <text:p>212.75</text:p>
          </table:table-cell>
          <table:table-cell table:formula="of:=[.$M$2]+[.$M$3]*[.A943]+[.$M$4]*[.A943]^2+[.$M$5]*[.A943]^3+[.$M$6]*[.A943]^4+[.$N$2]*[.A943]^5+[.$N$3]*[.A943]^6+[.$N$4]*[.A943]^7+[.$N$5]*[.A943]^8+[.$N$6]*[.A943]^9" office:value-type="float" office:value="1.35240386045371">
            <text:p>1.3524038605</text:p>
          </table:table-cell>
          <table:table-cell table:formula="of:=[.B943]/([.$B$2]+[.B943])*[.$B$1]" office:value-type="float" office:value="0.288814534865286">
            <text:p>0.2888145349</text:p>
          </table:table-cell>
          <table:table-cell table:formula="of:=[.$D$5]*[.C943]-[.$D$4]" office:value-type="float" office:value="-0.772130204120814">
            <text:p>-0.7721302041</text:p>
          </table:table-cell>
          <table:table-cell table:formula="of:=INT([.D943]/[.$B$1]*1024)" office:value-type="float" office:value="-141">
            <text:p>-141</text:p>
          </table:table-cell>
          <table:table-cell table:number-columns-repeated="10"/>
        </table:table-row>
        <table:table-row table:style-name="ro2">
          <table:table-cell table:formula="of:=[.A943]+[.$D$1]" office:value-type="float" office:value="213">
            <text:p>213</text:p>
          </table:table-cell>
          <table:table-cell table:formula="of:=[.$M$2]+[.$M$3]*[.A944]+[.$M$4]*[.A944]^2+[.$M$5]*[.A944]^3+[.$M$6]*[.A944]^4+[.$N$2]*[.A944]^5+[.$N$3]*[.A944]^6+[.$N$4]*[.A944]^7+[.$N$5]*[.A944]^8+[.$N$6]*[.A944]^9" office:value-type="float" office:value="1.42109055411311">
            <text:p>1.4210905541</text:p>
          </table:table-cell>
          <table:table-cell table:formula="of:=[.B944]/([.$B$2]+[.B944])*[.$B$1]" office:value-type="float" office:value="0.30269157106112">
            <text:p>0.3026915711</text:p>
          </table:table-cell>
          <table:table-cell table:formula="of:=[.$D$5]*[.C944]-[.$D$4]" office:value-type="float" office:value="-0.752482192535208">
            <text:p>-0.7524821925</text:p>
          </table:table-cell>
          <table:table-cell table:formula="of:=INT([.D944]/[.$B$1]*1024)" office:value-type="float" office:value="-138">
            <text:p>-138</text:p>
          </table:table-cell>
          <table:table-cell table:number-columns-repeated="10"/>
        </table:table-row>
        <table:table-row table:style-name="ro2">
          <table:table-cell table:formula="of:=[.A944]+[.$D$1]" office:value-type="float" office:value="213.25">
            <text:p>213.25</text:p>
          </table:table-cell>
          <table:table-cell table:formula="of:=[.$M$2]+[.$M$3]*[.A945]+[.$M$4]*[.A945]^2+[.$M$5]*[.A945]^3+[.$M$6]*[.A945]^4+[.$N$2]*[.A945]^5+[.$N$3]*[.A945]^6+[.$N$4]*[.A945]^7+[.$N$5]*[.A945]^8+[.$N$6]*[.A945]^9" office:value-type="float" office:value="1.49327527112655">
            <text:p>1.4932752711</text:p>
          </table:table-cell>
          <table:table-cell table:formula="of:=[.B945]/([.$B$2]+[.B945])*[.$B$1]" office:value-type="float" office:value="0.317197537133531">
            <text:p>0.3171975371</text:p>
          </table:table-cell>
          <table:table-cell table:formula="of:=[.$D$5]*[.C945]-[.$D$4]" office:value-type="float" office:value="-0.731943701071395">
            <text:p>-0.7319437011</text:p>
          </table:table-cell>
          <table:table-cell table:formula="of:=INT([.D945]/[.$B$1]*1024)" office:value-type="float" office:value="-134">
            <text:p>-134</text:p>
          </table:table-cell>
          <table:table-cell table:number-columns-repeated="10"/>
        </table:table-row>
        <table:table-row table:style-name="ro2">
          <table:table-cell table:formula="of:=[.A945]+[.$D$1]" office:value-type="float" office:value="213.5">
            <text:p>213.5</text:p>
          </table:table-cell>
          <table:table-cell table:formula="of:=[.$M$2]+[.$M$3]*[.A946]+[.$M$4]*[.A946]^2+[.$M$5]*[.A946]^3+[.$M$6]*[.A946]^4+[.$N$2]*[.A946]^5+[.$N$3]*[.A946]^6+[.$N$4]*[.A946]^7+[.$N$5]*[.A946]^8+[.$N$6]*[.A946]^9" office:value-type="float" office:value="1.56906447318579">
            <text:p>1.5690644732</text:p>
          </table:table-cell>
          <table:table-cell table:formula="of:=[.B946]/([.$B$2]+[.B946])*[.$B$1]" office:value-type="float" office:value="0.332342757206673">
            <text:p>0.3323427572</text:p>
          </table:table-cell>
          <table:table-cell table:formula="of:=[.$D$5]*[.C946]-[.$D$4]" office:value-type="float" office:value="-0.710500112162042">
            <text:p>-0.7105001122</text:p>
          </table:table-cell>
          <table:table-cell table:formula="of:=INT([.D946]/[.$B$1]*1024)" office:value-type="float" office:value="-130">
            <text:p>-130</text:p>
          </table:table-cell>
          <table:table-cell table:number-columns-repeated="10"/>
        </table:table-row>
        <table:table-row table:style-name="ro2">
          <table:table-cell table:formula="of:=[.A946]+[.$D$1]" office:value-type="float" office:value="213.75">
            <text:p>213.75</text:p>
          </table:table-cell>
          <table:table-cell table:formula="of:=[.$M$2]+[.$M$3]*[.A947]+[.$M$4]*[.A947]^2+[.$M$5]*[.A947]^3+[.$M$6]*[.A947]^4+[.$N$2]*[.A947]^5+[.$N$3]*[.A947]^6+[.$N$4]*[.A947]^7+[.$N$5]*[.A947]^8+[.$N$6]*[.A947]^9" office:value-type="float" office:value="1.64856686553139">
            <text:p>1.6485668655</text:p>
          </table:table-cell>
          <table:table-cell table:formula="of:=[.B947]/([.$B$2]+[.B947])*[.$B$1]" office:value-type="float" office:value="0.348137126621262">
            <text:p>0.3481371266</text:p>
          </table:table-cell>
          <table:table-cell table:formula="of:=[.$D$5]*[.C947]-[.$D$4]" office:value-type="float" office:value="-0.688137415339333">
            <text:p>-0.6881374153</text:p>
          </table:table-cell>
          <table:table-cell table:formula="of:=INT([.D947]/[.$B$1]*1024)" office:value-type="float" office:value="-126">
            <text:p>-126</text:p>
          </table:table-cell>
          <table:table-cell table:number-columns-repeated="10"/>
        </table:table-row>
        <table:table-row table:style-name="ro2">
          <table:table-cell table:formula="of:=[.A947]+[.$D$1]" office:value-type="float" office:value="214">
            <text:p>214</text:p>
          </table:table-cell>
          <table:table-cell table:formula="of:=[.$M$2]+[.$M$3]*[.A948]+[.$M$4]*[.A948]^2+[.$M$5]*[.A948]^3+[.$M$6]*[.A948]^4+[.$N$2]*[.A948]^5+[.$N$3]*[.A948]^6+[.$N$4]*[.A948]^7+[.$N$5]*[.A948]^8+[.$N$6]*[.A948]^9" office:value-type="float" office:value="1.731893430524">
            <text:p>1.7318934305</text:p>
          </table:table-cell>
          <table:table-cell table:formula="of:=[.B948]/([.$B$2]+[.B948])*[.$B$1]" office:value-type="float" office:value="0.364590078404939">
            <text:p>0.3645900784</text:p>
          </table:table-cell>
          <table:table-cell table:formula="of:=[.$D$5]*[.C948]-[.$D$4]" office:value-type="float" office:value="-0.664842254708407">
            <text:p>-0.6648422547</text:p>
          </table:table-cell>
          <table:table-cell table:formula="of:=INT([.D948]/[.$B$1]*1024)" office:value-type="float" office:value="-122">
            <text:p>-122</text:p>
          </table:table-cell>
          <table:table-cell table:number-columns-repeated="10"/>
        </table:table-row>
        <table:table-row table:style-name="ro2">
          <table:table-cell table:formula="of:=[.A948]+[.$D$1]" office:value-type="float" office:value="214.25">
            <text:p>214.25</text:p>
          </table:table-cell>
          <table:table-cell table:formula="of:=[.$M$2]+[.$M$3]*[.A949]+[.$M$4]*[.A949]^2+[.$M$5]*[.A949]^3+[.$M$6]*[.A949]^4+[.$N$2]*[.A949]^5+[.$N$3]*[.A949]^6+[.$N$4]*[.A949]^7+[.$N$5]*[.A949]^8+[.$N$6]*[.A949]^9" office:value-type="float" office:value="1.81915746156665">
            <text:p>1.8191574616</text:p>
          </table:table-cell>
          <table:table-cell table:formula="of:=[.B949]/([.$B$2]+[.B949])*[.$B$1]" office:value-type="float" office:value="0.381710549620277">
            <text:p>0.3817105496</text:p>
          </table:table-cell>
          <table:table-cell table:formula="of:=[.$D$5]*[.C949]-[.$D$4]" office:value-type="float" office:value="-0.64060197659405">
            <text:p>-0.6406019766</text:p>
          </table:table-cell>
          <table:table-cell table:formula="of:=INT([.D949]/[.$B$1]*1024)" office:value-type="float" office:value="-117">
            <text:p>-117</text:p>
          </table:table-cell>
          <table:table-cell table:number-columns-repeated="10"/>
        </table:table-row>
        <table:table-row table:style-name="ro2">
          <table:table-cell table:formula="of:=[.A949]+[.$D$1]" office:value-type="float" office:value="214.5">
            <text:p>214.5</text:p>
          </table:table-cell>
          <table:table-cell table:formula="of:=[.$M$2]+[.$M$3]*[.A950]+[.$M$4]*[.A950]^2+[.$M$5]*[.A950]^3+[.$M$6]*[.A950]^4+[.$N$2]*[.A950]^5+[.$N$3]*[.A950]^6+[.$N$4]*[.A950]^7+[.$N$5]*[.A950]^8+[.$N$6]*[.A950]^9" office:value-type="float" office:value="1.91047459740912">
            <text:p>1.9104745974</text:p>
          </table:table-cell>
          <table:table-cell table:formula="of:=[.B950]/([.$B$2]+[.B950])*[.$B$1]" office:value-type="float" office:value="0.399506947720686">
            <text:p>0.3995069477</text:p>
          </table:table-cell>
          <table:table-cell table:formula="of:=[.$D$5]*[.C950]-[.$D$4]" office:value-type="float" office:value="-0.615404677176191">
            <text:p>-0.6154046772</text:p>
          </table:table-cell>
          <table:table-cell table:formula="of:=INT([.D950]/[.$B$1]*1024)" office:value-type="float" office:value="-113">
            <text:p>-113</text:p>
          </table:table-cell>
          <table:table-cell table:number-columns-repeated="10"/>
        </table:table-row>
        <table:table-row table:style-name="ro2">
          <table:table-cell table:formula="of:=[.A950]+[.$D$1]" office:value-type="float" office:value="214.75">
            <text:p>214.75</text:p>
          </table:table-cell>
          <table:table-cell table:formula="of:=[.$M$2]+[.$M$3]*[.A951]+[.$M$4]*[.A951]^2+[.$M$5]*[.A951]^3+[.$M$6]*[.A951]^4+[.$N$2]*[.A951]^5+[.$N$3]*[.A951]^6+[.$N$4]*[.A951]^7+[.$N$5]*[.A951]^8+[.$N$6]*[.A951]^9" office:value-type="float" office:value="2.00596285687971">
            <text:p>2.0059628569</text:p>
          </table:table-cell>
          <table:table-cell table:formula="of:=[.B951]/([.$B$2]+[.B951])*[.$B$1]" office:value-type="float" office:value="0.417987117053854">
            <text:p>0.4179871171</text:p>
          </table:table-cell>
          <table:table-cell table:formula="of:=[.$D$5]*[.C951]-[.$D$4]" office:value-type="float" office:value="-0.589239249916509">
            <text:p>-0.5892392499</text:p>
          </table:table-cell>
          <table:table-cell table:formula="of:=INT([.D951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951]+[.$D$1]" office:value-type="float" office:value="215">
            <text:p>215</text:p>
          </table:table-cell>
          <table:table-cell table:formula="of:=[.$M$2]+[.$M$3]*[.A952]+[.$M$4]*[.A952]^2+[.$M$5]*[.A952]^3+[.$M$6]*[.A952]^4+[.$N$2]*[.A952]^5+[.$N$3]*[.A952]^6+[.$N$4]*[.A952]^7+[.$N$5]*[.A952]^8+[.$N$6]*[.A952]^9" office:value-type="float" office:value="2.10574267382253">
            <text:p>2.1057426738</text:p>
          </table:table-cell>
          <table:table-cell table:formula="of:=[.B952]/([.$B$2]+[.B952])*[.$B$1]" office:value-type="float" office:value="0.437158305607081">
            <text:p>0.4371583056</text:p>
          </table:table-cell>
          <table:table-cell table:formula="of:=[.$D$5]*[.C952]-[.$D$4]" office:value-type="float" office:value="-0.562095432642564">
            <text:p>-0.5620954326</text:p>
          </table:table-cell>
          <table:table-cell table:formula="of:=INT([.D952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952]+[.$D$1]" office:value-type="float" office:value="215.25">
            <text:p>215.25</text:p>
          </table:table-cell>
          <table:table-cell table:formula="of:=[.$M$2]+[.$M$3]*[.A953]+[.$M$4]*[.A953]^2+[.$M$5]*[.A953]^3+[.$M$6]*[.A953]^4+[.$N$2]*[.A953]^5+[.$N$3]*[.A953]^6+[.$N$4]*[.A953]^7+[.$N$5]*[.A953]^8+[.$N$6]*[.A953]^9" office:value-type="float" office:value="2.20993693256605">
            <text:p>2.2099369326</text:p>
          </table:table-cell>
          <table:table-cell table:formula="of:=[.B953]/([.$B$2]+[.B953])*[.$B$1]" office:value-type="float" office:value="0.457027132201276">
            <text:p>0.4570271322</text:p>
          </table:table-cell>
          <table:table-cell table:formula="of:=[.$D$5]*[.C953]-[.$D$4]" office:value-type="float" office:value="-0.533963853996659">
            <text:p>-0.533963854</text:p>
          </table:table-cell>
          <table:table-cell table:formula="of:=INT([.D953]/[.$B$1]*1024)" office:value-type="float" office:value="-98">
            <text:p>-98</text:p>
          </table:table-cell>
          <table:table-cell table:number-columns-repeated="10"/>
        </table:table-row>
        <table:table-row table:style-name="ro2">
          <table:table-cell table:formula="of:=[.A953]+[.$D$1]" office:value-type="float" office:value="215.5">
            <text:p>215.5</text:p>
          </table:table-cell>
          <table:table-cell table:formula="of:=[.$M$2]+[.$M$3]*[.A954]+[.$M$4]*[.A954]^2+[.$M$5]*[.A954]^3+[.$M$6]*[.A954]^4+[.$N$2]*[.A954]^5+[.$N$3]*[.A954]^6+[.$N$4]*[.A954]^7+[.$N$5]*[.A954]^8+[.$N$6]*[.A954]^9" office:value-type="float" office:value="2.31867100362797">
            <text:p>2.3186710036</text:p>
          </table:table-cell>
          <table:table-cell table:formula="of:=[.B954]/([.$B$2]+[.B954])*[.$B$1]" office:value-type="float" office:value="0.477599554225053">
            <text:p>0.4775995542</text:p>
          </table:table-cell>
          <table:table-cell table:formula="of:=[.$D$5]*[.C954]-[.$D$4]" office:value-type="float" office:value="-0.504836079120025">
            <text:p>-0.5048360791</text:p>
          </table:table-cell>
          <table:table-cell table:formula="of:=INT([.D954]/[.$B$1]*1024)" office:value-type="float" office:value="-93">
            <text:p>-93</text:p>
          </table:table-cell>
          <table:table-cell table:number-columns-repeated="10"/>
        </table:table-row>
        <table:table-row table:style-name="ro2">
          <table:table-cell table:formula="of:=[.A954]+[.$D$1]" office:value-type="float" office:value="215.75">
            <text:p>215.75</text:p>
          </table:table-cell>
          <table:table-cell table:formula="of:=[.$M$2]+[.$M$3]*[.A955]+[.$M$4]*[.A955]^2+[.$M$5]*[.A955]^3+[.$M$6]*[.A955]^4+[.$N$2]*[.A955]^5+[.$N$3]*[.A955]^6+[.$N$4]*[.A955]^7+[.$N$5]*[.A955]^8+[.$N$6]*[.A955]^9" office:value-type="float" office:value="2.43207278001501">
            <text:p>2.43207278</text:p>
          </table:table-cell>
          <table:table-cell table:formula="of:=[.B955]/([.$B$2]+[.B955])*[.$B$1]" office:value-type="float" office:value="0.498880836130368">
            <text:p>0.4988808361</text:p>
          </table:table-cell>
          <table:table-cell table:formula="of:=[.$D$5]*[.C955]-[.$D$4]" office:value-type="float" office:value="-0.474704654258732">
            <text:p>-0.4747046543</text:p>
          </table:table-cell>
          <table:table-cell table:formula="of:=INT([.D955]/[.$B$1]*1024)" office:value-type="float" office:value="-87">
            <text:p>-87</text:p>
          </table:table-cell>
          <table:table-cell table:number-columns-repeated="10"/>
        </table:table-row>
        <table:table-row table:style-name="ro2">
          <table:table-cell table:formula="of:=[.A955]+[.$D$1]" office:value-type="float" office:value="216">
            <text:p>216</text:p>
          </table:table-cell>
          <table:table-cell table:formula="of:=[.$M$2]+[.$M$3]*[.A956]+[.$M$4]*[.A956]^2+[.$M$5]*[.A956]^3+[.$M$6]*[.A956]^4+[.$N$2]*[.A956]^5+[.$N$3]*[.A956]^6+[.$N$4]*[.A956]^7+[.$N$5]*[.A956]^8+[.$N$6]*[.A956]^9" office:value-type="float" office:value="2.55027271353174">
            <text:p>2.5502727135</text:p>
          </table:table-cell>
          <table:table-cell table:formula="of:=[.B956]/([.$B$2]+[.B956])*[.$B$1]" office:value-type="float" office:value="0.520875518735601">
            <text:p>0.5208755187</text:p>
          </table:table-cell>
          <table:table-cell table:formula="of:=[.$D$5]*[.C956]-[.$D$4]" office:value-type="float" office:value="-0.443563150226402">
            <text:p>-0.4435631502</text:p>
          </table:table-cell>
          <table:table-cell table:formula="of:=INT([.D956]/[.$B$1]*1024)" office:value-type="float" office:value="-81">
            <text:p>-81</text:p>
          </table:table-cell>
          <table:table-cell table:number-columns-repeated="10"/>
        </table:table-row>
        <table:table-row table:style-name="ro2">
          <table:table-cell table:formula="of:=[.A956]+[.$D$1]" office:value-type="float" office:value="216.25">
            <text:p>216.25</text:p>
          </table:table-cell>
          <table:table-cell table:formula="of:=[.$M$2]+[.$M$3]*[.A957]+[.$M$4]*[.A957]^2+[.$M$5]*[.A957]^3+[.$M$6]*[.A957]^4+[.$N$2]*[.A957]^5+[.$N$3]*[.A957]^6+[.$N$4]*[.A957]^7+[.$N$5]*[.A957]^8+[.$N$6]*[.A957]^9" office:value-type="float" office:value="2.67340385174248">
            <text:p>2.6734038517</text:p>
          </table:table-cell>
          <table:table-cell table:formula="of:=[.B957]/([.$B$2]+[.B957])*[.$B$1]" office:value-type="float" office:value="0.543587389618007">
            <text:p>0.5435873896</text:p>
          </table:table-cell>
          <table:table-cell table:formula="of:=[.$D$5]*[.C957]-[.$D$4]" office:value-type="float" office:value="-0.411406204324489">
            <text:p>-0.4114062043</text:p>
          </table:table-cell>
          <table:table-cell table:formula="of:=INT([.D957]/[.$B$1]*1024)" office:value-type="float" office:value="-76">
            <text:p>-76</text:p>
          </table:table-cell>
          <table:table-cell table:number-columns-repeated="10"/>
        </table:table-row>
        <table:table-row table:style-name="ro2">
          <table:table-cell table:formula="of:=[.A957]+[.$D$1]" office:value-type="float" office:value="216.5">
            <text:p>216.5</text:p>
          </table:table-cell>
          <table:table-cell table:formula="of:=[.$M$2]+[.$M$3]*[.A958]+[.$M$4]*[.A958]^2+[.$M$5]*[.A958]^3+[.$M$6]*[.A958]^4+[.$N$2]*[.A958]^5+[.$N$3]*[.A958]^6+[.$N$4]*[.A958]^7+[.$N$5]*[.A958]^8+[.$N$6]*[.A958]^9" office:value-type="float" office:value="2.80160187527144">
            <text:p>2.8016018753</text:p>
          </table:table-cell>
          <table:table-cell table:formula="of:=[.B958]/([.$B$2]+[.B958])*[.$B$1]" office:value-type="float" office:value="0.567019454696753">
            <text:p>0.5670194547</text:p>
          </table:table-cell>
          <table:table-cell table:formula="of:=[.$D$5]*[.C958]-[.$D$4]" office:value-type="float" office:value="-0.378229560576877">
            <text:p>-0.3782295606</text:p>
          </table:table-cell>
          <table:table-cell table:formula="of:=INT([.D958]/[.$B$1]*1024)" office:value-type="float" office:value="-70">
            <text:p>-70</text:p>
          </table:table-cell>
          <table:table-cell table:number-columns-repeated="10"/>
        </table:table-row>
        <table:table-row table:style-name="ro2">
          <table:table-cell table:formula="of:=[.A958]+[.$D$1]" office:value-type="float" office:value="216.75">
            <text:p>216.75</text:p>
          </table:table-cell>
          <table:table-cell table:formula="of:=[.$M$2]+[.$M$3]*[.A959]+[.$M$4]*[.A959]^2+[.$M$5]*[.A959]^3+[.$M$6]*[.A959]^4+[.$N$2]*[.A959]^5+[.$N$3]*[.A959]^6+[.$N$4]*[.A959]^7+[.$N$5]*[.A959]^8+[.$N$6]*[.A959]^9" office:value-type="float" office:value="2.93500513553954">
            <text:p>2.9350051355</text:p>
          </table:table-cell>
          <table:table-cell table:formula="of:=[.B959]/([.$B$2]+[.B959])*[.$B$1]" office:value-type="float" office:value="0.591173911186982">
            <text:p>0.5911739112</text:p>
          </table:table-cell>
          <table:table-cell table:formula="of:=[.$D$5]*[.C959]-[.$D$4]" office:value-type="float" office:value="-0.344030108023274">
            <text:p>-0.344030108</text:p>
          </table:table-cell>
          <table:table-cell table:formula="of:=INT([.D959]/[.$B$1]*1024)" office:value-type="float" office:value="-63">
            <text:p>-63</text:p>
          </table:table-cell>
          <table:table-cell table:number-columns-repeated="10"/>
        </table:table-row>
        <table:table-row table:style-name="ro2">
          <table:table-cell table:formula="of:=[.A959]+[.$D$1]" office:value-type="float" office:value="217">
            <text:p>217</text:p>
          </table:table-cell>
          <table:table-cell table:formula="of:=[.$M$2]+[.$M$3]*[.A960]+[.$M$4]*[.A960]^2+[.$M$5]*[.A960]^3+[.$M$6]*[.A960]^4+[.$N$2]*[.A960]^5+[.$N$3]*[.A960]^6+[.$N$4]*[.A960]^7+[.$N$5]*[.A960]^8+[.$N$6]*[.A960]^9" office:value-type="float" office:value="3.07375469262115">
            <text:p>3.0737546926</text:p>
          </table:table-cell>
          <table:table-cell table:formula="of:=[.B960]/([.$B$2]+[.B960])*[.$B$1]" office:value-type="float" office:value="0.616052122029793">
            <text:p>0.616052122</text:p>
          </table:table-cell>
          <table:table-cell table:formula="of:=[.$D$5]*[.C960]-[.$D$4]" office:value-type="float" office:value="-0.30880591692291">
            <text:p>-0.3088059169</text:p>
          </table:table-cell>
          <table:table-cell table:formula="of:=INT([.D960]/[.$B$1]*1024)" office:value-type="float" office:value="-57">
            <text:p>-57</text:p>
          </table:table-cell>
          <table:table-cell table:number-columns-repeated="10"/>
        </table:table-row>
        <table:table-row table:style-name="ro2">
          <table:table-cell table:formula="of:=[.A960]+[.$D$1]" office:value-type="float" office:value="217.25">
            <text:p>217.25</text:p>
          </table:table-cell>
          <table:table-cell table:formula="of:=[.$M$2]+[.$M$3]*[.A961]+[.$M$4]*[.A961]^2+[.$M$5]*[.A961]^3+[.$M$6]*[.A961]^4+[.$N$2]*[.A961]^5+[.$N$3]*[.A961]^6+[.$N$4]*[.A961]^7+[.$N$5]*[.A961]^8+[.$N$6]*[.A961]^9" office:value-type="float" office:value="3.21799435373759">
            <text:p>3.2179943537</text:p>
          </table:table-cell>
          <table:table-cell table:formula="of:=[.B961]/([.$B$2]+[.B961])*[.$B$1]" office:value-type="float" office:value="0.641654592053247">
            <text:p>0.6416545921</text:p>
          </table:table-cell>
          <table:table-cell table:formula="of:=[.$D$5]*[.C961]-[.$D$4]" office:value-type="float" office:value="-0.27255627250734">
            <text:p>-0.2725562725</text:p>
          </table:table-cell>
          <table:table-cell table:formula="of:=INT([.D961]/[.$B$1]*1024)" office:value-type="float" office:value="-50">
            <text:p>-50</text:p>
          </table:table-cell>
          <table:table-cell table:number-columns-repeated="10"/>
        </table:table-row>
        <table:table-row table:style-name="ro2">
          <table:table-cell table:formula="of:=[.A961]+[.$D$1]" office:value-type="float" office:value="217.5">
            <text:p>217.5</text:p>
          </table:table-cell>
          <table:table-cell table:formula="of:=[.$M$2]+[.$M$3]*[.A962]+[.$M$4]*[.A962]^2+[.$M$5]*[.A962]^3+[.$M$6]*[.A962]^4+[.$N$2]*[.A962]^5+[.$N$3]*[.A962]^6+[.$N$4]*[.A962]^7+[.$N$5]*[.A962]^8+[.$N$6]*[.A962]^9" office:value-type="float" office:value="3.36787071221624">
            <text:p>3.3678707122</text:p>
          </table:table-cell>
          <table:table-cell table:formula="of:=[.B962]/([.$B$2]+[.B962])*[.$B$1]" office:value-type="float" office:value="0.667980945989367">
            <text:p>0.667980946</text:p>
          </table:table-cell>
          <table:table-cell table:formula="of:=[.$D$5]*[.C962]-[.$D$4]" office:value-type="float" office:value="-0.235281706105405">
            <text:p>-0.2352817061</text:p>
          </table:table-cell>
          <table:table-cell table:formula="of:=INT([.D962]/[.$B$1]*1024)" office:value-type="float" office:value="-43">
            <text:p>-43</text:p>
          </table:table-cell>
          <table:table-cell table:number-columns-repeated="10"/>
        </table:table-row>
        <table:table-row table:style-name="ro2">
          <table:table-cell table:formula="of:=[.A962]+[.$D$1]" office:value-type="float" office:value="217.75">
            <text:p>217.75</text:p>
          </table:table-cell>
          <table:table-cell table:formula="of:=[.$M$2]+[.$M$3]*[.A963]+[.$M$4]*[.A963]^2+[.$M$5]*[.A963]^3+[.$M$6]*[.A963]^4+[.$N$2]*[.A963]^5+[.$N$3]*[.A963]^6+[.$N$4]*[.A963]^7+[.$N$5]*[.A963]^8+[.$N$6]*[.A963]^9" office:value-type="float" office:value="3.52353318648238">
            <text:p>3.5235331865</text:p>
          </table:table-cell>
          <table:table-cell table:formula="of:=[.B963]/([.$B$2]+[.B963])*[.$B$1]" office:value-type="float" office:value="0.695029908425251">
            <text:p>0.6950299084</text:p>
          </table:table-cell>
          <table:table-cell table:formula="of:=[.$D$5]*[.C963]-[.$D$4]" office:value-type="float" office:value="-0.196984023529752">
            <text:p>-0.1969840235</text:p>
          </table:table-cell>
          <table:table-cell table:formula="of:=INT([.D963]/[.$B$1]*1024)" office:value-type="float" office:value="-36">
            <text:p>-36</text:p>
          </table:table-cell>
          <table:table-cell table:number-columns-repeated="10"/>
        </table:table-row>
        <table:table-row table:style-name="ro2">
          <table:table-cell table:formula="of:=[.A963]+[.$D$1]" office:value-type="float" office:value="218">
            <text:p>218</text:p>
          </table:table-cell>
          <table:table-cell table:formula="of:=[.$M$2]+[.$M$3]*[.A964]+[.$M$4]*[.A964]^2+[.$M$5]*[.A964]^3+[.$M$6]*[.A964]^4+[.$N$2]*[.A964]^5+[.$N$3]*[.A964]^6+[.$N$4]*[.A964]^7+[.$N$5]*[.A964]^8+[.$N$6]*[.A964]^9" office:value-type="float" office:value="3.68513405976046">
            <text:p>3.6851340598</text:p>
          </table:table-cell>
          <table:table-cell table:formula="of:=[.B964]/([.$B$2]+[.B964])*[.$B$1]" office:value-type="float" office:value="0.722799285957522">
            <text:p>0.722799286</text:p>
          </table:table-cell>
          <table:table-cell table:formula="of:=[.$D$5]*[.C964]-[.$D$4]" office:value-type="float" office:value="-0.157666330343728">
            <text:p>-0.1576663303</text:p>
          </table:table-cell>
          <table:table-cell table:formula="of:=INT([.D964]/[.$B$1]*1024)" office:value-type="float" office:value="-29">
            <text:p>-29</text:p>
          </table:table-cell>
          <table:table-cell table:number-columns-repeated="10"/>
        </table:table-row>
        <table:table-row table:style-name="ro2">
          <table:table-cell table:formula="of:=[.A964]+[.$D$1]" office:value-type="float" office:value="218.25">
            <text:p>218.25</text:p>
          </table:table-cell>
          <table:table-cell table:formula="of:=[.$M$2]+[.$M$3]*[.A965]+[.$M$4]*[.A965]^2+[.$M$5]*[.A965]^3+[.$M$6]*[.A965]^4+[.$N$2]*[.A965]^5+[.$N$3]*[.A965]^6+[.$N$4]*[.A965]^7+[.$N$5]*[.A965]^8+[.$N$6]*[.A965]^9" office:value-type="float" office:value="3.85282852013916">
            <text:p>3.8528285201</text:p>
          </table:table-cell>
          <table:table-cell table:formula="of:=[.B965]/([.$B$2]+[.B965])*[.$B$1]" office:value-type="float" office:value="0.751285951629861">
            <text:p>0.7512859516</text:p>
          </table:table-cell>
          <table:table-cell table:formula="of:=[.$D$5]*[.C965]-[.$D$4]" office:value-type="float" office:value="-0.11733305389573">
            <text:p>-0.1173330539</text:p>
          </table:table-cell>
          <table:table-cell table:formula="of:=INT([.D965]/[.$B$1]*1024)" office:value-type="float" office:value="-22">
            <text:p>-22</text:p>
          </table:table-cell>
          <table:table-cell table:number-columns-repeated="10"/>
        </table:table-row>
        <table:table-row table:style-name="ro2">
          <table:table-cell table:formula="of:=[.A965]+[.$D$1]" office:value-type="float" office:value="218.5">
            <text:p>218.5</text:p>
          </table:table-cell>
          <table:table-cell table:formula="of:=[.$M$2]+[.$M$3]*[.A966]+[.$M$4]*[.A966]^2+[.$M$5]*[.A966]^3+[.$M$6]*[.A966]^4+[.$N$2]*[.A966]^5+[.$N$3]*[.A966]^6+[.$N$4]*[.A966]^7+[.$N$5]*[.A966]^8+[.$N$6]*[.A966]^9" office:value-type="float" office:value="4.02677470093113">
            <text:p>4.0267747009</text:p>
          </table:table-cell>
          <table:table-cell table:formula="of:=[.B966]/([.$B$2]+[.B966])*[.$B$1]" office:value-type="float" office:value="0.780485831777045">
            <text:p>0.7804858318</text:p>
          </table:table-cell>
          <table:table-cell table:formula="of:=[.$D$5]*[.C966]-[.$D$4]" office:value-type="float" office:value="-0.0759899619462809">
            <text:p>-0.0759899619</text:p>
          </table:table-cell>
          <table:table-cell table:formula="of:=INT([.D966]/[.$B$1]*1024)" office:value-type="float" office:value="-14">
            <text:p>-14</text:p>
          </table:table-cell>
          <table:table-cell table:number-columns-repeated="10"/>
        </table:table-row>
        <table:table-row table:style-name="ro2">
          <table:table-cell table:formula="of:=[.A966]+[.$D$1]" office:value-type="float" office:value="218.75">
            <text:p>218.75</text:p>
          </table:table-cell>
          <table:table-cell table:formula="of:=[.$M$2]+[.$M$3]*[.A967]+[.$M$4]*[.A967]^2+[.$M$5]*[.A967]^3+[.$M$6]*[.A967]^4+[.$N$2]*[.A967]^5+[.$N$3]*[.A967]^6+[.$N$4]*[.A967]^7+[.$N$5]*[.A967]^8+[.$N$6]*[.A967]^9" office:value-type="float" office:value="4.20713372136743">
            <text:p>4.2071337214</text:p>
          </table:table-cell>
          <table:table-cell table:formula="of:=[.B967]/([.$B$2]+[.B967])*[.$B$1]" office:value-type="float" office:value="0.81039389540899">
            <text:p>0.8103938954</text:p>
          </table:table-cell>
          <table:table-cell table:formula="of:=[.$D$5]*[.C967]-[.$D$4]" office:value-type="float" office:value="-0.0336441776987819">
            <text:p>-0.0336441777</text:p>
          </table:table-cell>
          <table:table-cell table:formula="of:=INT([.D967]/[.$B$1]*1024)" office:value-type="float" office:value="-7">
            <text:p>-7</text:p>
          </table:table-cell>
          <table:table-cell table:number-columns-repeated="10"/>
        </table:table-row>
        <table:table-row table:style-name="ro2">
          <table:table-cell table:formula="of:=[.A967]+[.$D$1]" office:value-type="float" office:value="219">
            <text:p>219</text:p>
          </table:table-cell>
          <table:table-cell table:formula="of:=[.$M$2]+[.$M$3]*[.A968]+[.$M$4]*[.A968]^2+[.$M$5]*[.A968]^3+[.$M$6]*[.A968]^4+[.$N$2]*[.A968]^5+[.$N$3]*[.A968]^6+[.$N$4]*[.A968]^7+[.$N$5]*[.A968]^8+[.$N$6]*[.A968]^9" office:value-type="float" office:value="4.39406972809229">
            <text:p>4.3940697281</text:p>
          </table:table-cell>
          <table:table-cell table:formula="of:=[.B968]/([.$B$2]+[.B968])*[.$B$1]" office:value-type="float" office:value="0.841004146326738">
            <text:p>0.8410041463</text:p>
          </table:table-cell>
          <table:table-cell table:formula="of:=[.$D$5]*[.C968]-[.$D$4]" office:value-type="float" office:value="0.00969580903778122">
            <text:p>0.009695809</text:p>
          </table:table-cell>
          <table:table-cell table:formula="of:=INT([.D968]/[.$B$1]*1024)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formula="of:=[.A968]+[.$D$1]" office:value-type="float" office:value="219.25">
            <text:p>219.25</text:p>
          </table:table-cell>
          <table:table-cell table:formula="of:=[.$M$2]+[.$M$3]*[.A969]+[.$M$4]*[.A969]^2+[.$M$5]*[.A969]^3+[.$M$6]*[.A969]^4+[.$N$2]*[.A969]^5+[.$N$3]*[.A969]^6+[.$N$4]*[.A969]^7+[.$N$5]*[.A969]^8+[.$N$6]*[.A969]^9" office:value-type="float" office:value="4.58774993649786">
            <text:p>4.5877499365</text:p>
          </table:table-cell>
          <table:table-cell table:formula="of:=[.B969]/([.$B$2]+[.B969])*[.$B$1]" office:value-type="float" office:value="0.872309617913946">
            <text:p>0.8723096179</text:p>
          </table:table-cell>
          <table:table-cell table:formula="of:=[.$D$5]*[.C969]-[.$D$4]" office:value-type="float" office:value="0.0540201344742903">
            <text:p>0.0540201345</text:p>
          </table:table-cell>
          <table:table-cell table:formula="of:=INT([.D969]/[.$B$1]*1024)"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formula="of:=[.A969]+[.$D$1]" office:value-type="float" office:value="219.5">
            <text:p>219.5</text:p>
          </table:table-cell>
          <table:table-cell table:formula="of:=[.$M$2]+[.$M$3]*[.A970]+[.$M$4]*[.A970]^2+[.$M$5]*[.A970]^3+[.$M$6]*[.A970]^4+[.$N$2]*[.A970]^5+[.$N$3]*[.A970]^6+[.$N$4]*[.A970]^7+[.$N$5]*[.A970]^8+[.$N$6]*[.A970]^9" office:value-type="float" office:value="4.78834467289198">
            <text:p>4.7883446729</text:p>
          </table:table-cell>
          <table:table-cell table:formula="of:=[.B970]/([.$B$2]+[.B970])*[.$B$1]" office:value-type="float" office:value="0.904302370860482">
            <text:p>0.9043023709</text:p>
          </table:table-cell>
          <table:table-cell table:formula="of:=[.$D$5]*[.C970]-[.$D$4]" office:value-type="float" office:value="0.0993175576184129">
            <text:p>0.0993175576</text:p>
          </table:table-cell>
          <table:table-cell table:formula="of:=INT([.D970]/[.$B$1]*1024)" office:value-type="float" office:value="18">
            <text:p>18</text:p>
          </table:table-cell>
          <table:table-cell table:number-columns-repeated="10"/>
        </table:table-row>
        <table:table-row table:style-name="ro2">
          <table:table-cell table:formula="of:=[.A970]+[.$D$1]" office:value-type="float" office:value="219.75">
            <text:p>219.75</text:p>
          </table:table-cell>
          <table:table-cell table:formula="of:=[.$M$2]+[.$M$3]*[.A971]+[.$M$4]*[.A971]^2+[.$M$5]*[.A971]^3+[.$M$6]*[.A971]^4+[.$N$2]*[.A971]^5+[.$N$3]*[.A971]^6+[.$N$4]*[.A971]^7+[.$N$5]*[.A971]^8+[.$N$6]*[.A971]^9" office:value-type="float" office:value="4.99602741698982">
            <text:p>4.996027417</text:p>
          </table:table-cell>
          <table:table-cell table:formula="of:=[.B971]/([.$B$2]+[.B971])*[.$B$1]" office:value-type="float" office:value="0.936973493809385">
            <text:p>0.9369734938</text:p>
          </table:table-cell>
          <table:table-cell table:formula="of:=[.$D$5]*[.C971]-[.$D$4]" office:value-type="float" office:value="0.145575461190614">
            <text:p>0.1455754612</text:p>
          </table:table-cell>
          <table:table-cell table:formula="of:=INT([.D971]/[.$B$1]*1024)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formula="of:=[.A971]+[.$D$1]" office:value-type="float" office:value="220">
            <text:p>220</text:p>
          </table:table-cell>
          <table:table-cell table:formula="of:=[.$M$2]+[.$M$3]*[.A972]+[.$M$4]*[.A972]^2+[.$M$5]*[.A972]^3+[.$M$6]*[.A972]^4+[.$N$2]*[.A972]^5+[.$N$3]*[.A972]^6+[.$N$4]*[.A972]^7+[.$N$5]*[.A972]^8+[.$N$6]*[.A972]^9" office:value-type="float" office:value="5.21097484477286">
            <text:p>5.2109748448</text:p>
          </table:table-cell>
          <table:table-cell table:formula="of:=[.B972]/([.$B$2]+[.B972])*[.$B$1]" office:value-type="float" office:value="0.970313106997556">
            <text:p>0.970313107</text:p>
          </table:table-cell>
          <table:table-cell table:formula="of:=[.$D$5]*[.C972]-[.$D$4]" office:value-type="float" office:value="0.19277985677888">
            <text:p>0.1927798568</text:p>
          </table:table-cell>
          <table:table-cell table:formula="of:=INT([.D972]/[.$B$1]*1024)" office:value-type="float" office:value="35">
            <text:p>35</text:p>
          </table:table-cell>
          <table:table-cell table:number-columns-repeated="10"/>
        </table:table-row>
        <table:table-row table:style-name="ro2">
          <table:table-cell table:formula="of:=[.A972]+[.$D$1]" office:value-type="float" office:value="220.25">
            <text:p>220.25</text:p>
          </table:table-cell>
          <table:table-cell table:formula="of:=[.$M$2]+[.$M$3]*[.A973]+[.$M$4]*[.A973]^2+[.$M$5]*[.A973]^3+[.$M$6]*[.A973]^4+[.$N$2]*[.A973]^5+[.$N$3]*[.A973]^6+[.$N$4]*[.A973]^7+[.$N$5]*[.A973]^8+[.$N$6]*[.A973]^9" office:value-type="float" office:value="5.43336687168994">
            <text:p>5.4333668717</text:p>
          </table:table-cell>
          <table:table-cell table:formula="of:=[.B973]/([.$B$2]+[.B973])*[.$B$1]" office:value-type="float" office:value="1.00431036893372">
            <text:p>1.0043103689</text:p>
          </table:table-cell>
          <table:table-cell table:formula="of:=[.$D$5]*[.C973]-[.$D$4]" office:value-type="float" office:value="0.240915394293809">
            <text:p>0.2409153943</text:p>
          </table:table-cell>
          <table:table-cell table:formula="of:=INT([.D973]/[.$B$1]*1024)" office:value-type="float" office:value="43">
            <text:p>43</text:p>
          </table:table-cell>
          <table:table-cell table:number-columns-repeated="10"/>
        </table:table-row>
        <table:table-row table:style-name="ro2">
          <table:table-cell table:formula="of:=[.A973]+[.$D$1]" office:value-type="float" office:value="220.5">
            <text:p>220.5</text:p>
          </table:table-cell>
          <table:table-cell table:formula="of:=[.$M$2]+[.$M$3]*[.A974]+[.$M$4]*[.A974]^2+[.$M$5]*[.A974]^3+[.$M$6]*[.A974]^4+[.$N$2]*[.A974]^5+[.$N$3]*[.A974]^6+[.$N$4]*[.A974]^7+[.$N$5]*[.A974]^8+[.$N$6]*[.A974]^9" office:value-type="float" office:value="5.66338669646211">
            <text:p>5.6633866965</text:p>
          </table:table-cell>
          <table:table-cell table:formula="of:=[.B974]/([.$B$2]+[.B974])*[.$B$1]" office:value-type="float" office:value="1.03895348618427">
            <text:p>1.0389534862</text:p>
          </table:table-cell>
          <table:table-cell table:formula="of:=[.$D$5]*[.C974]-[.$D$4]" office:value-type="float" office:value="0.289965375824073">
            <text:p>0.2899653758</text:p>
          </table:table-cell>
          <table:table-cell table:formula="of:=INT([.D974]/[.$B$1]*1024)" office:value-type="float" office:value="52">
            <text:p>52</text:p>
          </table:table-cell>
          <table:table-cell table:number-columns-repeated="10"/>
        </table:table-row>
        <table:table-row table:style-name="ro2">
          <table:table-cell table:formula="of:=[.A974]+[.$D$1]" office:value-type="float" office:value="220.75">
            <text:p>220.75</text:p>
          </table:table-cell>
          <table:table-cell table:formula="of:=[.$M$2]+[.$M$3]*[.A975]+[.$M$4]*[.A975]^2+[.$M$5]*[.A975]^3+[.$M$6]*[.A975]^4+[.$N$2]*[.A975]^5+[.$N$3]*[.A975]^6+[.$N$4]*[.A975]^7+[.$N$5]*[.A975]^8+[.$N$6]*[.A975]^9" office:value-type="float" office:value="5.90122084522227">
            <text:p>5.9012208452</text:p>
          </table:table-cell>
          <table:table-cell table:formula="of:=[.B975]/([.$B$2]+[.B975])*[.$B$1]" office:value-type="float" office:value="1.07422972623773">
            <text:p>1.0742297262</text:p>
          </table:table-cell>
          <table:table-cell table:formula="of:=[.$D$5]*[.C975]-[.$D$4]" office:value-type="float" office:value="0.339911773850693">
            <text:p>0.3399117739</text:p>
          </table:table-cell>
          <table:table-cell table:formula="of:=INT([.D975]/[.$B$1]*1024)" office:value-type="float" office:value="62">
            <text:p>62</text:p>
          </table:table-cell>
          <table:table-cell table:number-columns-repeated="10"/>
        </table:table-row>
        <table:table-row table:style-name="ro2">
          <table:table-cell table:formula="of:=[.A975]+[.$D$1]" office:value-type="float" office:value="221">
            <text:p>221</text:p>
          </table:table-cell>
          <table:table-cell table:formula="of:=[.$M$2]+[.$M$3]*[.A976]+[.$M$4]*[.A976]^2+[.$M$5]*[.A976]^3+[.$M$6]*[.A976]^4+[.$N$2]*[.A976]^5+[.$N$3]*[.A976]^6+[.$N$4]*[.A976]^7+[.$N$5]*[.A976]^8+[.$N$6]*[.A976]^9" office:value-type="float" office:value="6.14705921606583">
            <text:p>6.1470592161</text:p>
          </table:table-cell>
          <table:table-cell table:formula="of:=[.B976]/([.$B$2]+[.B976])*[.$B$1]" office:value-type="float" office:value="1.11012543345572">
            <text:p>1.1101254335</text:p>
          </table:table-cell>
          <table:table-cell table:formula="of:=[.$D$5]*[.C976]-[.$D$4]" office:value-type="float" office:value="0.390735253831558">
            <text:p>0.3907352538</text:p>
          </table:table-cell>
          <table:table-cell table:formula="of:=INT([.D976]/[.$B$1]*1024)" office:value-type="float" office:value="71">
            <text:p>71</text:p>
          </table:table-cell>
          <table:table-cell table:number-columns-repeated="10"/>
        </table:table-row>
        <table:table-row table:style-name="ro2">
          <table:table-cell table:formula="of:=[.A976]+[.$D$1]" office:value-type="float" office:value="221.25">
            <text:p>221.25</text:p>
          </table:table-cell>
          <table:table-cell table:formula="of:=[.$M$2]+[.$M$3]*[.A977]+[.$M$4]*[.A977]^2+[.$M$5]*[.A977]^3+[.$M$6]*[.A977]^4+[.$N$2]*[.A977]^5+[.$N$3]*[.A977]^6+[.$N$4]*[.A977]^7+[.$N$5]*[.A977]^8+[.$N$6]*[.A977]^9" office:value-type="float" office:value="6.40109512409617">
            <text:p>6.4010951241</text:p>
          </table:table-cell>
          <table:table-cell table:formula="of:=[.B977]/([.$B$2]+[.B977])*[.$B$1]" office:value-type="float" office:value="1.14662604810055">
            <text:p>1.1466260481</text:p>
          </table:table-cell>
          <table:table-cell table:formula="of:=[.$D$5]*[.C977]-[.$D$4]" office:value-type="float" office:value="0.442415201141826">
            <text:p>0.4424152011</text:p>
          </table:table-cell>
          <table:table-cell table:formula="of:=INT([.D977]/[.$B$1]*1024)" office:value-type="float" office:value="80">
            <text:p>80</text:p>
          </table:table-cell>
          <table:table-cell table:number-columns-repeated="10"/>
        </table:table-row>
        <table:table-row table:style-name="ro2">
          <table:table-cell table:formula="of:=[.A977]+[.$D$1]" office:value-type="float" office:value="221.5">
            <text:p>221.5</text:p>
          </table:table-cell>
          <table:table-cell table:formula="of:=[.$M$2]+[.$M$3]*[.A978]+[.$M$4]*[.A978]^2+[.$M$5]*[.A978]^3+[.$M$6]*[.A978]^4+[.$N$2]*[.A978]^5+[.$N$3]*[.A978]^6+[.$N$4]*[.A978]^7+[.$N$5]*[.A978]^8+[.$N$6]*[.A978]^9" office:value-type="float" office:value="6.66352534683756">
            <text:p>6.6635253468</text:p>
          </table:table-cell>
          <table:table-cell table:formula="of:=[.B978]/([.$B$2]+[.B978])*[.$B$1]" office:value-type="float" office:value="1.1837161283798">
            <text:p>1.1837161284</text:p>
          </table:table-cell>
          <table:table-cell table:formula="of:=[.$D$5]*[.C978]-[.$D$4]" office:value-type="float" office:value="0.494929752286152">
            <text:p>0.4949297523</text:p>
          </table:table-cell>
          <table:table-cell table:formula="of:=INT([.D978]/[.$B$1]*1024)" office:value-type="float" office:value="90">
            <text:p>90</text:p>
          </table:table-cell>
          <table:table-cell table:number-columns-repeated="10"/>
        </table:table-row>
        <table:table-row table:style-name="ro2">
          <table:table-cell table:formula="of:=[.A978]+[.$D$1]" office:value-type="float" office:value="221.75">
            <text:p>221.75</text:p>
          </table:table-cell>
          <table:table-cell table:formula="of:=[.$M$2]+[.$M$3]*[.A979]+[.$M$4]*[.A979]^2+[.$M$5]*[.A979]^3+[.$M$6]*[.A979]^4+[.$N$2]*[.A979]^5+[.$N$3]*[.A979]^6+[.$N$4]*[.A979]^7+[.$N$5]*[.A979]^8+[.$N$6]*[.A979]^9" office:value-type="float" office:value="6.93455017001543">
            <text:p>6.93455017</text:p>
          </table:table-cell>
          <table:table-cell table:formula="of:=[.B979]/([.$B$2]+[.B979])*[.$B$1]" office:value-type="float" office:value="1.22137937545059">
            <text:p>1.2213793755</text:p>
          </table:table-cell>
          <table:table-cell table:formula="of:=[.$D$5]*[.C979]-[.$D$4]" office:value-type="float" office:value="0.548255830301325">
            <text:p>0.5482558303</text:p>
          </table:table-cell>
          <table:table-cell table:formula="of:=INT([.D979]/[.$B$1]*1024)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formula="of:=[.A979]+[.$D$1]" office:value-type="float" office:value="222">
            <text:p>222</text:p>
          </table:table-cell>
          <table:table-cell table:formula="of:=[.$M$2]+[.$M$3]*[.A980]+[.$M$4]*[.A980]^2+[.$M$5]*[.A980]^3+[.$M$6]*[.A980]^4+[.$N$2]*[.A980]^5+[.$N$3]*[.A980]^6+[.$N$4]*[.A980]^7+[.$N$5]*[.A980]^8+[.$N$6]*[.A980]^9" office:value-type="float" office:value="7.2143734341189">
            <text:p>7.2143734341</text:p>
          </table:table-cell>
          <table:table-cell table:formula="of:=[.B980]/([.$B$2]+[.B980])*[.$B$1]" office:value-type="float" office:value="1.25959866136413">
            <text:p>1.2595986614</text:p>
          </table:table-cell>
          <table:table-cell table:formula="of:=[.$D$5]*[.C980]-[.$D$4]" office:value-type="float" office:value="0.602369184321995">
            <text:p>0.6023691843</text:p>
          </table:table-cell>
          <table:table-cell table:formula="of:=INT([.D980]/[.$B$1]*1024)" office:value-type="float" office:value="109">
            <text:p>109</text:p>
          </table:table-cell>
          <table:table-cell table:number-columns-repeated="10"/>
        </table:table-row>
        <table:table-row table:style-name="ro2">
          <table:table-cell table:formula="of:=[.A980]+[.$D$1]" office:value-type="float" office:value="222.25">
            <text:p>222.25</text:p>
          </table:table-cell>
          <table:table-cell table:formula="of:=[.$M$2]+[.$M$3]*[.A981]+[.$M$4]*[.A981]^2+[.$M$5]*[.A981]^3+[.$M$6]*[.A981]^4+[.$N$2]*[.A981]^5+[.$N$3]*[.A981]^6+[.$N$4]*[.A981]^7+[.$N$5]*[.A981]^8+[.$N$6]*[.A981]^9" office:value-type="float" office:value="7.50320258093052">
            <text:p>7.5032025809</text:p>
          </table:table-cell>
          <table:table-cell table:formula="of:=[.B981]/([.$B$2]+[.B981])*[.$B$1]" office:value-type="float" office:value="1.29835605974218">
            <text:p>1.2983560597</text:p>
          </table:table-cell>
          <table:table-cell table:formula="of:=[.$D$5]*[.C981]-[.$D$4]" office:value-type="float" office:value="0.657244433014406">
            <text:p>0.657244433</text:p>
          </table:table-cell>
          <table:table-cell table:formula="of:=INT([.D981]/[.$B$1]*1024)" office:value-type="float" office:value="119">
            <text:p>119</text:p>
          </table:table-cell>
          <table:table-cell table:number-columns-repeated="10"/>
        </table:table-row>
        <table:table-row table:style-name="ro2">
          <table:table-cell table:formula="of:=[.A981]+[.$D$1]" office:value-type="float" office:value="222.5">
            <text:p>222.5</text:p>
          </table:table-cell>
          <table:table-cell table:formula="of:=[.$M$2]+[.$M$3]*[.A982]+[.$M$4]*[.A982]^2+[.$M$5]*[.A982]^3+[.$M$6]*[.A982]^4+[.$N$2]*[.A982]^5+[.$N$3]*[.A982]^6+[.$N$4]*[.A982]^7+[.$N$5]*[.A982]^8+[.$N$6]*[.A982]^9" office:value-type="float" office:value="7.80124870090003">
            <text:p>7.8012487009</text:p>
          </table:table-cell>
          <table:table-cell table:formula="of:=[.B982]/([.$B$2]+[.B982])*[.$B$1]" office:value-type="float" office:value="1.33763287919641">
            <text:p>1.3376328792</text:p>
          </table:table-cell>
          <table:table-cell table:formula="of:=[.$D$5]*[.C982]-[.$D$4]" office:value-type="float" office:value="0.712855111893677">
            <text:p>0.7128551119</text:p>
          </table:table-cell>
          <table:table-cell table:formula="of:=INT([.D982]/[.$B$1]*1024)" office:value-type="float" office:value="130">
            <text:p>130</text:p>
          </table:table-cell>
          <table:table-cell table:number-columns-repeated="10"/>
        </table:table-row>
        <table:table-row table:style-name="ro2">
          <table:table-cell table:formula="of:=[.A982]+[.$D$1]" office:value-type="float" office:value="222.75">
            <text:p>222.75</text:p>
          </table:table-cell>
          <table:table-cell table:formula="of:=[.$M$2]+[.$M$3]*[.A983]+[.$M$4]*[.A983]^2+[.$M$5]*[.A983]^3+[.$M$6]*[.A983]^4+[.$N$2]*[.A983]^5+[.$N$3]*[.A983]^6+[.$N$4]*[.A983]^7+[.$N$5]*[.A983]^8+[.$N$6]*[.A983]^9" office:value-type="float" office:value="8.10872658068183">
            <text:p>8.1087265807</text:p>
          </table:table-cell>
          <table:table-cell table:formula="of:=[.B983]/([.$B$2]+[.B983])*[.$B$1]" office:value-type="float" office:value="1.37740969926863">
            <text:p>1.3774096993</text:p>
          </table:table-cell>
          <table:table-cell table:formula="of:=[.$D$5]*[.C983]-[.$D$4]" office:value-type="float" office:value="0.769173724210349">
            <text:p>0.7691737242</text:p>
          </table:table-cell>
          <table:table-cell table:formula="of:=INT([.D983]/[.$B$1]*1024)" office:value-type="float" office:value="140">
            <text:p>140</text:p>
          </table:table-cell>
          <table:table-cell table:number-columns-repeated="10"/>
        </table:table-row>
        <table:table-row table:style-name="ro2">
          <table:table-cell table:formula="of:=[.A983]+[.$D$1]" office:value-type="float" office:value="223">
            <text:p>223</text:p>
          </table:table-cell>
          <table:table-cell table:formula="of:=[.$M$2]+[.$M$3]*[.A984]+[.$M$4]*[.A984]^2+[.$M$5]*[.A984]^3+[.$M$6]*[.A984]^4+[.$N$2]*[.A984]^5+[.$N$3]*[.A984]^6+[.$N$4]*[.A984]^7+[.$N$5]*[.A984]^8+[.$N$6]*[.A984]^9" office:value-type="float" office:value="8.42585475136002">
            <text:p>8.4258547514</text:p>
          </table:table-cell>
          <table:table-cell table:formula="of:=[.B984]/([.$B$2]+[.B984])*[.$B$1]" office:value-type="float" office:value="1.41766640881887">
            <text:p>1.4176664088</text:p>
          </table:table-cell>
          <table:table-cell table:formula="of:=[.$D$5]*[.C984]-[.$D$4]" office:value-type="float" office:value="0.826171795302712">
            <text:p>0.8261717953</text:p>
          </table:table-cell>
          <table:table-cell table:formula="of:=INT([.D984]/[.$B$1]*1024)" office:value-type="float" office:value="150">
            <text:p>150</text:p>
          </table:table-cell>
          <table:table-cell table:number-columns-repeated="10"/>
        </table:table-row>
        <table:table-row table:style-name="ro2">
          <table:table-cell table:formula="of:=[.A984]+[.$D$1]" office:value-type="float" office:value="223.25">
            <text:p>223.25</text:p>
          </table:table-cell>
          <table:table-cell table:formula="of:=[.$M$2]+[.$M$3]*[.A985]+[.$M$4]*[.A985]^2+[.$M$5]*[.A985]^3+[.$M$6]*[.A985]^4+[.$N$2]*[.A985]^5+[.$N$3]*[.A985]^6+[.$N$4]*[.A985]^7+[.$N$5]*[.A985]^8+[.$N$6]*[.A985]^9" office:value-type="float" office:value="8.75285553696085">
            <text:p>8.752855537</text:p>
          </table:table-cell>
          <table:table-cell table:formula="of:=[.B985]/([.$B$2]+[.B985])*[.$B$1]" office:value-type="float" office:value="1.4583822466493">
            <text:p>1.4583822466</text:p>
          </table:table-cell>
          <table:table-cell table:formula="of:=[.$D$5]*[.C985]-[.$D$4]" office:value-type="float" office:value="0.883819930114826">
            <text:p>0.8838199301</text:p>
          </table:table-cell>
          <table:table-cell table:formula="of:=INT([.D985]/[.$B$1]*1024)" office:value-type="float" office:value="161">
            <text:p>161</text:p>
          </table:table-cell>
          <table:table-cell table:number-columns-repeated="10"/>
        </table:table-row>
        <table:table-row table:style-name="ro2">
          <table:table-cell table:formula="of:=[.A985]+[.$D$1]" office:value-type="float" office:value="223.5">
            <text:p>223.5</text:p>
          </table:table-cell>
          <table:table-cell table:formula="of:=[.$M$2]+[.$M$3]*[.A986]+[.$M$4]*[.A986]^2+[.$M$5]*[.A986]^3+[.$M$6]*[.A986]^4+[.$N$2]*[.A986]^5+[.$N$3]*[.A986]^6+[.$N$4]*[.A986]^7+[.$N$5]*[.A986]^8+[.$N$6]*[.A986]^9" office:value-type="float" office:value="9.08995510345267">
            <text:p>9.0899551035</text:p>
          </table:table-cell>
          <table:table-cell table:formula="of:=[.B986]/([.$B$2]+[.B986])*[.$B$1]" office:value-type="float" office:value="1.49953584421888">
            <text:p>1.4995358442</text:p>
          </table:table-cell>
          <table:table-cell table:formula="of:=[.$D$5]*[.C986]-[.$D$4]" office:value-type="float" office:value="0.942087873674651">
            <text:p>0.9420878737</text:p>
          </table:table-cell>
          <table:table-cell table:formula="of:=INT([.D986]/[.$B$1]*1024)" office:value-type="float" office:value="171">
            <text:p>171</text:p>
          </table:table-cell>
          <table:table-cell table:number-columns-repeated="10"/>
        </table:table-row>
        <table:table-row table:style-name="ro2">
          <table:table-cell table:formula="of:=[.A986]+[.$D$1]" office:value-type="float" office:value="223.75">
            <text:p>223.75</text:p>
          </table:table-cell>
          <table:table-cell table:formula="of:=[.$M$2]+[.$M$3]*[.A987]+[.$M$4]*[.A987]^2+[.$M$5]*[.A987]^3+[.$M$6]*[.A987]^4+[.$N$2]*[.A987]^5+[.$N$3]*[.A987]^6+[.$N$4]*[.A987]^7+[.$N$5]*[.A987]^8+[.$N$6]*[.A987]^9" office:value-type="float" office:value="9.43738350835338">
            <text:p>9.4373835084</text:p>
          </table:table-cell>
          <table:table-cell table:formula="of:=[.B987]/([.$B$2]+[.B987])*[.$B$1]" office:value-type="float" office:value="1.54110527027763">
            <text:p>1.5411052703</text:p>
          </table:table-cell>
          <table:table-cell table:formula="of:=[.$D$5]*[.C987]-[.$D$4]" office:value-type="float" office:value="1.00094457429021">
            <text:p>1.0009445743</text:p>
          </table:table-cell>
          <table:table-cell table:formula="of:=INT([.D987]/[.$B$1]*1024)" office:value-type="float" office:value="182">
            <text:p>182</text:p>
          </table:table-cell>
          <table:table-cell table:number-columns-repeated="10"/>
        </table:table-row>
        <table:table-row table:style-name="ro2">
          <table:table-cell table:formula="of:=[.A987]+[.$D$1]" office:value-type="float" office:value="224">
            <text:p>224</text:p>
          </table:table-cell>
          <table:table-cell table:formula="of:=[.$M$2]+[.$M$3]*[.A988]+[.$M$4]*[.A988]^2+[.$M$5]*[.A988]^3+[.$M$6]*[.A988]^4+[.$N$2]*[.A988]^5+[.$N$3]*[.A988]^6+[.$N$4]*[.A988]^7+[.$N$5]*[.A988]^8+[.$N$6]*[.A988]^9" office:value-type="float" office:value="9.79537475054894">
            <text:p>9.7953747505</text:p>
          </table:table-cell>
          <table:table-cell table:formula="of:=[.B988]/([.$B$2]+[.B988])*[.$B$1]" office:value-type="float" office:value="1.58306807717644">
            <text:p>1.5830680772</text:p>
          </table:table-cell>
          <table:table-cell table:formula="of:=[.$D$5]*[.C988]-[.$D$4]" office:value-type="float" office:value="1.06035824911797">
            <text:p>1.0603582491</text:p>
          </table:table-cell>
          <table:table-cell table:formula="of:=INT([.D988]/[.$B$1]*1024)" office:value-type="float" office:value="193">
            <text:p>193</text:p>
          </table:table-cell>
          <table:table-cell table:number-columns-repeated="10"/>
        </table:table-row>
        <table:table-row table:style-name="ro2">
          <table:table-cell table:formula="of:=[.A988]+[.$D$1]" office:value-type="float" office:value="224.25">
            <text:p>224.25</text:p>
          </table:table-cell>
          <table:table-cell table:formula="of:=[.$M$2]+[.$M$3]*[.A989]+[.$M$4]*[.A989]^2+[.$M$5]*[.A989]^3+[.$M$6]*[.A989]^4+[.$N$2]*[.A989]^5+[.$N$3]*[.A989]^6+[.$N$4]*[.A989]^7+[.$N$5]*[.A989]^8+[.$N$6]*[.A989]^9" office:value-type="float" office:value="10.1641668208104">
            <text:p>10.1641668208</text:p>
          </table:table-cell>
          <table:table-cell table:formula="of:=[.B989]/([.$B$2]+[.B989])*[.$B$1]" office:value-type="float" office:value="1.62540134870659">
            <text:p>1.6254013487</text:p>
          </table:table-cell>
          <table:table-cell table:formula="of:=[.$D$5]*[.C989]-[.$D$4]" office:value-type="float" office:value="1.12029645189723">
            <text:p>1.1202964519</text:p>
          </table:table-cell>
          <table:table-cell table:formula="of:=INT([.D989]/[.$B$1]*1024)" office:value-type="float" office:value="204">
            <text:p>204</text:p>
          </table:table-cell>
          <table:table-cell table:number-columns-repeated="10"/>
        </table:table-row>
        <table:table-row table:style-name="ro2">
          <table:table-cell table:formula="of:=[.A989]+[.$D$1]" office:value-type="float" office:value="224.5">
            <text:p>224.5</text:p>
          </table:table-cell>
          <table:table-cell table:formula="of:=[.$M$2]+[.$M$3]*[.A990]+[.$M$4]*[.A990]^2+[.$M$5]*[.A990]^3+[.$M$6]*[.A990]^4+[.$N$2]*[.A990]^5+[.$N$3]*[.A990]^6+[.$N$4]*[.A990]^7+[.$N$5]*[.A990]^8+[.$N$6]*[.A990]^9" office:value-type="float" office:value="10.5440017526707">
            <text:p>10.5440017527</text:p>
          </table:table-cell>
          <table:table-cell table:formula="of:=[.B990]/([.$B$2]+[.B990])*[.$B$1]" office:value-type="float" office:value="1.6680817492142">
            <text:p>1.6680817492</text:p>
          </table:table-cell>
          <table:table-cell table:formula="of:=[.$D$5]*[.C990]-[.$D$4]" office:value-type="float" office:value="1.18072614248949">
            <text:p>1.1807261425</text:p>
          </table:table-cell>
          <table:table-cell table:formula="of:=INT([.D990]/[.$B$1]*1024)" office:value-type="float" office:value="215">
            <text:p>215</text:p>
          </table:table-cell>
          <table:table-cell table:number-columns-repeated="10"/>
        </table:table-row>
        <table:table-row table:style-name="ro2">
          <table:table-cell table:formula="of:=[.A990]+[.$D$1]" office:value-type="float" office:value="224.75">
            <text:p>224.75</text:p>
          </table:table-cell>
          <table:table-cell table:formula="of:=[.$M$2]+[.$M$3]*[.A991]+[.$M$4]*[.A991]^2+[.$M$5]*[.A991]^3+[.$M$6]*[.A991]^4+[.$N$2]*[.A991]^5+[.$N$3]*[.A991]^6+[.$N$4]*[.A991]^7+[.$N$5]*[.A991]^8+[.$N$6]*[.A991]^9" office:value-type="float" office:value="10.93512567383">
            <text:p>10.9351256738</text:p>
          </table:table-cell>
          <table:table-cell table:formula="of:=[.B991]/([.$B$2]+[.B991])*[.$B$1]" office:value-type="float" office:value="1.71108557378972">
            <text:p>1.7110855738</text:p>
          </table:table-cell>
          <table:table-cell table:formula="of:=[.$D$5]*[.C991]-[.$D$4]" office:value-type="float" office:value="1.24161375794003">
            <text:p>1.2416137579</text:p>
          </table:table-cell>
          <table:table-cell table:formula="of:=INT([.D991]/[.$B$1]*1024)" office:value-type="float" office:value="226">
            <text:p>226</text:p>
          </table:table-cell>
          <table:table-cell table:number-columns-repeated="10"/>
        </table:table-row>
        <table:table-row table:style-name="ro2">
          <table:table-cell table:formula="of:=[.A991]+[.$D$1]" office:value-type="float" office:value="225">
            <text:p>225</text:p>
          </table:table-cell>
          <table:table-cell table:formula="of:=[.$M$2]+[.$M$3]*[.A992]+[.$M$4]*[.A992]^2+[.$M$5]*[.A992]^3+[.$M$6]*[.A992]^4+[.$N$2]*[.A992]^5+[.$N$3]*[.A992]^6+[.$N$4]*[.A992]^7+[.$N$5]*[.A992]^8+[.$N$6]*[.A992]^9" office:value-type="float" office:value="11.3377888577925">
            <text:p>11.3377888578</text:p>
          </table:table-cell>
          <table:table-cell table:formula="of:=[.B992]/([.$B$2]+[.B992])*[.$B$1]" office:value-type="float" office:value="1.75438879927568">
            <text:p>1.7543887993</text:p>
          </table:table-cell>
          <table:table-cell table:formula="of:=[.$D$5]*[.C992]-[.$D$4]" office:value-type="float" office:value="1.30292528469801">
            <text:p>1.3029252847</text:p>
          </table:table-cell>
          <table:table-cell table:formula="of:=INT([.D992]/[.$B$1]*1024)" office:value-type="float" office:value="237">
            <text:p>237</text:p>
          </table:table-cell>
          <table:table-cell table:number-columns-repeated="10"/>
        </table:table-row>
        <table:table-row table:style-name="ro2">
          <table:table-cell table:formula="of:=[.A992]+[.$D$1]" office:value-type="float" office:value="225.25">
            <text:p>225.25</text:p>
          </table:table-cell>
          <table:table-cell table:formula="of:=[.$M$2]+[.$M$3]*[.A993]+[.$M$4]*[.A993]^2+[.$M$5]*[.A993]^3+[.$M$6]*[.A993]^4+[.$N$2]*[.A993]^5+[.$N$3]*[.A993]^6+[.$N$4]*[.A993]^7+[.$N$5]*[.A993]^8+[.$N$6]*[.A993]^9" office:value-type="float" office:value="11.7522457766136">
            <text:p>11.7522457766</text:p>
          </table:table-cell>
          <table:table-cell table:formula="of:=[.B993]/([.$B$2]+[.B993])*[.$B$1]" office:value-type="float" office:value="1.7979671359603">
            <text:p>1.797967136</text:p>
          </table:table-cell>
          <table:table-cell table:formula="of:=[.$D$5]*[.C993]-[.$D$4]" office:value-type="float" office:value="1.36462633180761">
            <text:p>1.3646263318</text:p>
          </table:table-cell>
          <table:table-cell table:formula="of:=INT([.D993]/[.$B$1]*1024)" office:value-type="float" office:value="249">
            <text:p>249</text:p>
          </table:table-cell>
          <table:table-cell table:number-columns-repeated="10"/>
        </table:table-row>
        <table:table-row table:style-name="ro2">
          <table:table-cell table:formula="of:=[.A993]+[.$D$1]" office:value-type="float" office:value="225.5">
            <text:p>225.5</text:p>
          </table:table-cell>
          <table:table-cell table:formula="of:=[.$M$2]+[.$M$3]*[.A994]+[.$M$4]*[.A994]^2+[.$M$5]*[.A994]^3+[.$M$6]*[.A994]^4+[.$N$2]*[.A994]^5+[.$N$3]*[.A994]^6+[.$N$4]*[.A994]^7+[.$N$5]*[.A994]^8+[.$N$6]*[.A994]^9" office:value-type="float" office:value="12.1787551532179">
            <text:p>12.1787551532</text:p>
          </table:table-cell>
          <table:table-cell table:formula="of:=[.B994]/([.$B$2]+[.B994])*[.$B$1]" office:value-type="float" office:value="1.84179607956103">
            <text:p>1.8417960796</text:p>
          </table:table-cell>
          <table:table-cell table:formula="of:=[.$D$5]*[.C994]-[.$D$4]" office:value-type="float" office:value="1.42668220450978">
            <text:p>1.4266822045</text:p>
          </table:table-cell>
          <table:table-cell table:formula="of:=INT([.D994]/[.$B$1]*1024)" office:value-type="float" office:value="260">
            <text:p>260</text:p>
          </table:table-cell>
          <table:table-cell table:number-columns-repeated="10"/>
        </table:table-row>
        <table:table-row table:style-name="ro2">
          <table:table-cell table:formula="of:=[.A994]+[.$D$1]" office:value-type="float" office:value="225.75">
            <text:p>225.75</text:p>
          </table:table-cell>
          <table:table-cell table:formula="of:=[.$M$2]+[.$M$3]*[.A995]+[.$M$4]*[.A995]^2+[.$M$5]*[.A995]^3+[.$M$6]*[.A995]^4+[.$N$2]*[.A995]^5+[.$N$3]*[.A995]^6+[.$N$4]*[.A995]^7+[.$N$5]*[.A995]^8+[.$N$6]*[.A995]^9" office:value-type="float" office:value="12.6175800151468">
            <text:p>12.6175800151</text:p>
          </table:table-cell>
          <table:table-cell table:formula="of:=[.B995]/([.$B$2]+[.B995])*[.$B$1]" office:value-type="float" office:value="1.88585096346913">
            <text:p>1.8858509635</text:p>
          </table:table-cell>
          <table:table-cell table:formula="of:=[.$D$5]*[.C995]-[.$D$4]" office:value-type="float" office:value="1.48905797821345">
            <text:p>1.4890579782</text:p>
          </table:table-cell>
          <table:table-cell table:formula="of:=INT([.D995]/[.$B$1]*1024)" office:value-type="float" office:value="271">
            <text:p>271</text:p>
          </table:table-cell>
          <table:table-cell table:number-columns-repeated="10"/>
        </table:table-row>
        <table:table-row table:style-name="ro2">
          <table:table-cell table:formula="of:=[.A995]+[.$D$1]" office:value-type="float" office:value="226">
            <text:p>226</text:p>
          </table:table-cell>
          <table:table-cell table:formula="of:=[.$M$2]+[.$M$3]*[.A996]+[.$M$4]*[.A996]^2+[.$M$5]*[.A996]^3+[.$M$6]*[.A996]^4+[.$N$2]*[.A996]^5+[.$N$3]*[.A996]^6+[.$N$4]*[.A996]^7+[.$N$5]*[.A996]^8+[.$N$6]*[.A996]^9" office:value-type="float" office:value="13.0689877479927">
            <text:p>13.068987748</text:p>
          </table:table-cell>
          <table:table-cell table:formula="of:=[.B996]/([.$B$2]+[.B996])*[.$B$1]" office:value-type="float" office:value="1.9301070108441">
            <text:p>1.9301070108</text:p>
          </table:table-cell>
          <table:table-cell table:formula="of:=[.$D$5]*[.C996]-[.$D$4]" office:value-type="float" office:value="1.55171857225425">
            <text:p>1.5517185723</text:p>
          </table:table-cell>
          <table:table-cell table:formula="of:=INT([.D996]/[.$B$1]*1024)" office:value-type="float" office:value="283">
            <text:p>283</text:p>
          </table:table-cell>
          <table:table-cell table:number-columns-repeated="10"/>
        </table:table-row>
        <table:table-row table:style-name="ro2">
          <table:table-cell table:formula="of:=[.A996]+[.$D$1]" office:value-type="float" office:value="226.25">
            <text:p>226.25</text:p>
          </table:table-cell>
          <table:table-cell table:formula="of:=[.$M$2]+[.$M$3]*[.A997]+[.$M$4]*[.A997]^2+[.$M$5]*[.A997]^3+[.$M$6]*[.A997]^4+[.$N$2]*[.A997]^5+[.$N$3]*[.A997]^6+[.$N$4]*[.A997]^7+[.$N$5]*[.A997]^8+[.$N$6]*[.A997]^9" office:value-type="float" office:value="13.5332501499324">
            <text:p>13.5332501499</text:p>
          </table:table-cell>
          <table:table-cell table:formula="of:=[.B997]/([.$B$2]+[.B997])*[.$B$1]" office:value-type="float" office:value="1.97453938648184">
            <text:p>1.9745393865</text:p>
          </table:table-cell>
          <table:table-cell table:formula="of:=[.$D$5]*[.C997]-[.$D$4]" office:value-type="float" office:value="1.61462882333282">
            <text:p>1.6146288233</text:p>
          </table:table-cell>
          <table:table-cell table:formula="of:=INT([.D997]/[.$B$1]*1024)" office:value-type="float" office:value="294">
            <text:p>294</text:p>
          </table:table-cell>
          <table:table-cell table:number-columns-repeated="10"/>
        </table:table-row>
        <table:table-row table:style-name="ro2">
          <table:table-cell table:formula="of:=[.A997]+[.$D$1]" office:value-type="float" office:value="226.5">
            <text:p>226.5</text:p>
          </table:table-cell>
          <table:table-cell table:formula="of:=[.$M$2]+[.$M$3]*[.A998]+[.$M$4]*[.A998]^2+[.$M$5]*[.A998]^3+[.$M$6]*[.A998]^4+[.$N$2]*[.A998]^5+[.$N$3]*[.A998]^6+[.$N$4]*[.A998]^7+[.$N$5]*[.A998]^8+[.$N$6]*[.A998]^9" office:value-type="float" office:value="14.0106434862901">
            <text:p>14.0106434863</text:p>
          </table:table-cell>
          <table:table-cell table:formula="of:=[.B998]/([.$B$2]+[.B998])*[.$B$1]" office:value-type="float" office:value="2.01912324813007">
            <text:p>2.0191232481</text:p>
          </table:table-cell>
          <table:table-cell table:formula="of:=[.$D$5]*[.C998]-[.$D$4]" office:value-type="float" office:value="1.67775355817054">
            <text:p>1.6777535582</text:p>
          </table:table-cell>
          <table:table-cell table:formula="of:=INT([.D998]/[.$B$1]*1024)" office:value-type="float" office:value="306">
            <text:p>306</text:p>
          </table:table-cell>
          <table:table-cell table:number-columns-repeated="10"/>
        </table:table-row>
        <table:table-row table:style-name="ro2">
          <table:table-cell table:formula="of:=[.A998]+[.$D$1]" office:value-type="float" office:value="226.75">
            <text:p>226.75</text:p>
          </table:table-cell>
          <table:table-cell table:formula="of:=[.$M$2]+[.$M$3]*[.A999]+[.$M$4]*[.A999]^2+[.$M$5]*[.A999]^3+[.$M$6]*[.A999]^4+[.$N$2]*[.A999]^5+[.$N$3]*[.A999]^6+[.$N$4]*[.A999]^7+[.$N$5]*[.A999]^8+[.$N$6]*[.A999]^9" office:value-type="float" office:value="14.501448545001">
            <text:p>14.501448545</text:p>
          </table:table-cell>
          <table:table-cell table:formula="of:=[.B999]/([.$B$2]+[.B999])*[.$B$1]" office:value-type="float" office:value="2.06383379712627">
            <text:p>2.0638337971</text:p>
          </table:table-cell>
          <table:table-cell table:formula="of:=[.$D$5]*[.C999]-[.$D$4]" office:value-type="float" office:value="1.74105766520601">
            <text:p>1.7410576652</text:p>
          </table:table-cell>
          <table:table-cell table:formula="of:=INT([.D999]/[.$B$1]*1024)" office:value-type="float" office:value="317">
            <text:p>317</text:p>
          </table:table-cell>
          <table:table-cell table:number-columns-repeated="10"/>
        </table:table-row>
        <table:table-row table:style-name="ro2">
          <table:table-cell table:formula="of:=[.A999]+[.$D$1]" office:value-type="float" office:value="227">
            <text:p>227</text:p>
          </table:table-cell>
          <table:table-cell table:formula="of:=[.$M$2]+[.$M$3]*[.A1000]+[.$M$4]*[.A1000]^2+[.$M$5]*[.A1000]^3+[.$M$6]*[.A1000]^4+[.$N$2]*[.A1000]^5+[.$N$3]*[.A1000]^6+[.$N$4]*[.A1000]^7+[.$N$5]*[.A1000]^8+[.$N$6]*[.A1000]^9" office:value-type="float" office:value="15.0059506922298">
            <text:p>15.0059506922</text:p>
          </table:table-cell>
          <table:table-cell table:formula="of:=[.B1000]/([.$B$2]+[.B1000])*[.$B$1]" office:value-type="float" office:value="2.108646328083">
            <text:p>2.1086463281</text:p>
          </table:table-cell>
          <table:table-cell table:formula="of:=[.$D$5]*[.C1000]-[.$D$4]" office:value-type="float" office:value="1.80450616494277">
            <text:p>1.8045061649</text:p>
          </table:table-cell>
          <table:table-cell table:formula="of:=INT([.D1000]/[.$B$1]*1024)" office:value-type="float" office:value="329">
            <text:p>329</text:p>
          </table:table-cell>
          <table:table-cell table:number-columns-repeated="10"/>
        </table:table-row>
        <table:table-row table:style-name="ro2">
          <table:table-cell table:formula="of:=[.A1000]+[.$D$1]" office:value-type="float" office:value="227.25">
            <text:p>227.25</text:p>
          </table:table-cell>
          <table:table-cell table:formula="of:=[.$M$2]+[.$M$3]*[.A1001]+[.$M$4]*[.A1001]^2+[.$M$5]*[.A1001]^3+[.$M$6]*[.A1001]^4+[.$N$2]*[.A1001]^5+[.$N$3]*[.A1001]^6+[.$N$4]*[.A1001]^7+[.$N$5]*[.A1001]^8+[.$N$6]*[.A1001]^9" office:value-type="float" office:value="15.5244399288058">
            <text:p>15.5244399288</text:p>
          </table:table-cell>
          <table:table-cell table:formula="of:=[.B1001]/([.$B$2]+[.B1001])*[.$B$1]" office:value-type="float" office:value="2.15353627748962">
            <text:p>2.1535362775</text:p>
          </table:table-cell>
          <table:table-cell table:formula="of:=[.$D$5]*[.C1001]-[.$D$4]" office:value-type="float" office:value="1.86806427876273">
            <text:p>1.8680642788</text:p>
          </table:table-cell>
          <table:table-cell table:formula="of:=INT([.D1001]/[.$B$1]*1024)" office:value-type="float" office:value="340">
            <text:p>340</text:p>
          </table:table-cell>
          <table:table-cell table:number-columns-repeated="10"/>
        </table:table-row>
        <table:table-row table:style-name="ro2">
          <table:table-cell table:formula="of:=[.A1001]+[.$D$1]" office:value-type="float" office:value="227.5">
            <text:p>227.5</text:p>
          </table:table-cell>
          <table:table-cell table:formula="of:=[.$M$2]+[.$M$3]*[.A1002]+[.$M$4]*[.A1002]^2+[.$M$5]*[.A1002]^3+[.$M$6]*[.A1002]^4+[.$N$2]*[.A1002]^5+[.$N$3]*[.A1002]^6+[.$N$4]*[.A1002]^7+[.$N$5]*[.A1002]^8+[.$N$6]*[.A1002]^9" office:value-type="float" office:value="16.0572109468594">
            <text:p>16.0572109469</text:p>
          </table:table-cell>
          <table:table-cell table:formula="of:=[.B1002]/([.$B$2]+[.B1002])*[.$B$1]" office:value-type="float" office:value="2.19847927099096">
            <text:p>2.198479271</text:p>
          </table:table-cell>
          <table:table-cell table:formula="of:=[.$D$5]*[.C1002]-[.$D$4]" office:value-type="float" office:value="1.93169749586648">
            <text:p>1.9316974959</text:p>
          </table:table-cell>
          <table:table-cell table:formula="of:=INT([.D1002]/[.$B$1]*1024)" office:value-type="float" office:value="352">
            <text:p>352</text:p>
          </table:table-cell>
          <table:table-cell table:number-columns-repeated="10"/>
        </table:table-row>
        <table:table-row table:style-name="ro2">
          <table:table-cell table:formula="of:=[.A1002]+[.$D$1]" office:value-type="float" office:value="227.75">
            <text:p>227.75</text:p>
          </table:table-cell>
          <table:table-cell table:formula="of:=[.$M$2]+[.$M$3]*[.A1003]+[.$M$4]*[.A1003]^2+[.$M$5]*[.A1003]^3+[.$M$6]*[.A1003]^4+[.$N$2]*[.A1003]^5+[.$N$3]*[.A1003]^6+[.$N$4]*[.A1003]^7+[.$N$5]*[.A1003]^8+[.$N$6]*[.A1003]^9" office:value-type="float" office:value="16.6045631872439">
            <text:p>16.6045631872</text:p>
          </table:table-cell>
          <table:table-cell table:formula="of:=[.B1003]/([.$B$2]+[.B1003])*[.$B$1]" office:value-type="float" office:value="2.24345116922419">
            <text:p>2.2434511692</text:p>
          </table:table-cell>
          <table:table-cell table:formula="of:=[.$D$5]*[.C1003]-[.$D$4]" office:value-type="float" office:value="1.99537163817206">
            <text:p>1.9953716382</text:p>
          </table:table-cell>
          <table:table-cell table:formula="of:=INT([.D1003]/[.$B$1]*1024)" office:value-type="float" office:value="364">
            <text:p>364</text:p>
          </table:table-cell>
          <table:table-cell table:number-columns-repeated="10"/>
        </table:table-row>
        <table:table-row table:style-name="ro2">
          <table:table-cell table:formula="of:=[.A1003]+[.$D$1]" office:value-type="float" office:value="228">
            <text:p>228</text:p>
          </table:table-cell>
          <table:table-cell table:formula="of:=[.$M$2]+[.$M$3]*[.A1004]+[.$M$4]*[.A1004]^2+[.$M$5]*[.A1004]^3+[.$M$6]*[.A1004]^4+[.$N$2]*[.A1004]^5+[.$N$3]*[.A1004]^6+[.$N$4]*[.A1004]^7+[.$N$5]*[.A1004]^8+[.$N$6]*[.A1004]^9" office:value-type="float" office:value="17.1668008973174">
            <text:p>17.1668008973</text:p>
          </table:table-cell>
          <table:table-cell table:formula="of:=[.B1004]/([.$B$2]+[.B1004])*[.$B$1]" office:value-type="float" office:value="2.28842811201708">
            <text:p>2.288428112</text:p>
          </table:table-cell>
          <table:table-cell table:formula="of:=[.$D$5]*[.C1004]-[.$D$4]" office:value-type="float" office:value="2.05905292289374">
            <text:p>2.0590529229</text:p>
          </table:table-cell>
          <table:table-cell table:formula="of:=INT([.D1004]/[.$B$1]*1024)" office:value-type="float" office:value="375">
            <text:p>375</text:p>
          </table:table-cell>
          <table:table-cell table:number-columns-repeated="10"/>
        </table:table-row>
        <table:table-row table:style-name="ro2">
          <table:table-cell table:formula="of:=[.A1004]+[.$D$1]" office:value-type="float" office:value="228.25">
            <text:p>228.25</text:p>
          </table:table-cell>
          <table:table-cell table:formula="of:=[.$M$2]+[.$M$3]*[.A1005]+[.$M$4]*[.A1005]^2+[.$M$5]*[.A1005]^3+[.$M$6]*[.A1005]^4+[.$N$2]*[.A1005]^5+[.$N$3]*[.A1005]^6+[.$N$4]*[.A1005]^7+[.$N$5]*[.A1005]^8+[.$N$6]*[.A1005]^9" office:value-type="float" office:value="17.744233189158">
            <text:p>17.7442331892</text:p>
          </table:table-cell>
          <table:table-cell table:formula="of:=[.B1005]/([.$B$2]+[.B1005])*[.$B$1]" office:value-type="float" office:value="2.33338656081032">
            <text:p>2.3333865608</text:p>
          </table:table-cell>
          <table:table-cell table:formula="of:=[.$D$5]*[.C1005]-[.$D$4]" office:value-type="float" office:value="2.12270802260628">
            <text:p>2.1227080226</text:p>
          </table:table-cell>
          <table:table-cell table:formula="of:=INT([.D1005]/[.$B$1]*1024)" office:value-type="float" office:value="387">
            <text:p>387</text:p>
          </table:table-cell>
          <table:table-cell table:number-columns-repeated="10"/>
        </table:table-row>
        <table:table-row table:style-name="ro2">
          <table:table-cell table:formula="of:=[.A1005]+[.$D$1]" office:value-type="float" office:value="228.5">
            <text:p>228.5</text:p>
          </table:table-cell>
          <table:table-cell table:formula="of:=[.$M$2]+[.$M$3]*[.A1006]+[.$M$4]*[.A1006]^2+[.$M$5]*[.A1006]^3+[.$M$6]*[.A1006]^4+[.$N$2]*[.A1006]^5+[.$N$3]*[.A1006]^6+[.$N$4]*[.A1006]^7+[.$N$5]*[.A1006]^8+[.$N$6]*[.A1006]^9" office:value-type="float" office:value="18.3371740986913">
            <text:p>18.3371740987</text:p>
          </table:table-cell>
          <table:table-cell table:formula="of:=[.B1006]/([.$B$2]+[.B1006])*[.$B$1]" office:value-type="float" office:value="2.37830333920931">
            <text:p>2.3783033392</text:p>
          </table:table-cell>
          <table:table-cell table:formula="of:=[.$D$5]*[.C1006]-[.$D$4]" office:value-type="float" office:value="2.18630412266088">
            <text:p>2.1863041227</text:p>
          </table:table-cell>
          <table:table-cell table:formula="of:=INT([.D1006]/[.$B$1]*1024)" office:value-type="float" office:value="399">
            <text:p>399</text:p>
          </table:table-cell>
          <table:table-cell table:number-columns-repeated="10"/>
        </table:table-row>
        <table:table-row table:style-name="ro2">
          <table:table-cell table:formula="of:=[.A1006]+[.$D$1]" office:value-type="float" office:value="228.75">
            <text:p>228.75</text:p>
          </table:table-cell>
          <table:table-cell table:formula="of:=[.$M$2]+[.$M$3]*[.A1007]+[.$M$4]*[.A1007]^2+[.$M$5]*[.A1007]^3+[.$M$6]*[.A1007]^4+[.$N$2]*[.A1007]^5+[.$N$3]*[.A1007]^6+[.$N$4]*[.A1007]^7+[.$N$5]*[.A1007]^8+[.$N$6]*[.A1007]^9" office:value-type="float" office:value="18.9459426447902">
            <text:p>18.9459426448</text:p>
          </table:table-cell>
          <table:table-cell table:formula="of:=[.B1007]/([.$B$2]+[.B1007])*[.$B$1]" office:value-type="float" office:value="2.42315567147425">
            <text:p>2.4231556715</text:p>
          </table:table-cell>
          <table:table-cell table:formula="of:=[.$D$5]*[.C1007]-[.$D$4]" office:value-type="float" office:value="2.24980897568184">
            <text:p>2.2498089757</text:p>
          </table:table-cell>
          <table:table-cell table:formula="of:=INT([.D1007]/[.$B$1]*1024)" office:value-type="float" office:value="410">
            <text:p>410</text:p>
          </table:table-cell>
          <table:table-cell table:number-columns-repeated="10"/>
        </table:table-row>
        <table:table-row table:style-name="ro2">
          <table:table-cell table:formula="of:=[.A1007]+[.$D$1]" office:value-type="float" office:value="229">
            <text:p>229</text:p>
          </table:table-cell>
          <table:table-cell table:formula="of:=[.$M$2]+[.$M$3]*[.A1008]+[.$M$4]*[.A1008]^2+[.$M$5]*[.A1008]^3+[.$M$6]*[.A1008]^4+[.$N$2]*[.A1008]^5+[.$N$3]*[.A1008]^6+[.$N$4]*[.A1008]^7+[.$N$5]*[.A1008]^8+[.$N$6]*[.A1008]^9" office:value-type="float" office:value="19.570862889268">
            <text:p>19.5708628893</text:p>
          </table:table-cell>
          <table:table-cell table:formula="of:=[.B1008]/([.$B$2]+[.B1008])*[.$B$1]" office:value-type="float" office:value="2.46792121891922">
            <text:p>2.4679212189</text:p>
          </table:table-cell>
          <table:table-cell table:formula="of:=[.$D$5]*[.C1008]-[.$D$4]" office:value-type="float" office:value="2.31319095310286">
            <text:p>2.3131909531</text:p>
          </table:table-cell>
          <table:table-cell table:formula="of:=INT([.D1008]/[.$B$1]*1024)" office:value-type="float" office:value="422">
            <text:p>422</text:p>
          </table:table-cell>
          <table:table-cell table:number-columns-repeated="10"/>
        </table:table-row>
        <table:table-row table:style-name="ro2">
          <table:table-cell table:formula="of:=[.A1008]+[.$D$1]" office:value-type="float" office:value="229.25">
            <text:p>229.25</text:p>
          </table:table-cell>
          <table:table-cell table:formula="of:=[.$M$2]+[.$M$3]*[.A1009]+[.$M$4]*[.A1009]^2+[.$M$5]*[.A1009]^3+[.$M$6]*[.A1009]^4+[.$N$2]*[.A1009]^5+[.$N$3]*[.A1009]^6+[.$N$4]*[.A1009]^7+[.$N$5]*[.A1009]^8+[.$N$6]*[.A1009]^9" office:value-type="float" office:value="20.2122639974841">
            <text:p>20.2122639975</text:p>
          </table:table-cell>
          <table:table-cell table:formula="of:=[.B1009]/([.$B$2]+[.B1009])*[.$B$1]" office:value-type="float" office:value="2.51257811410811">
            <text:p>2.5125781141</text:p>
          </table:table-cell>
          <table:table-cell table:formula="of:=[.$D$5]*[.C1009]-[.$D$4]" office:value-type="float" office:value="2.37641909358375">
            <text:p>2.3764190936</text:p>
          </table:table-cell>
          <table:table-cell table:formula="of:=INT([.D1009]/[.$B$1]*1024)" office:value-type="float" office:value="433">
            <text:p>433</text:p>
          </table:table-cell>
          <table:table-cell table:number-columns-repeated="10"/>
        </table:table-row>
        <table:table-row table:style-name="ro2">
          <table:table-cell table:formula="of:=[.A1009]+[.$D$1]" office:value-type="float" office:value="229.5">
            <text:p>229.5</text:p>
          </table:table-cell>
          <table:table-cell table:formula="of:=[.$M$2]+[.$M$3]*[.A1010]+[.$M$4]*[.A1010]^2+[.$M$5]*[.A1010]^3+[.$M$6]*[.A1010]^4+[.$N$2]*[.A1010]^5+[.$N$3]*[.A1010]^6+[.$N$4]*[.A1010]^7+[.$N$5]*[.A1010]^8+[.$N$6]*[.A1010]^9" office:value-type="float" office:value="20.8704802990578">
            <text:p>20.8704802991</text:p>
          </table:table-cell>
          <table:table-cell table:formula="of:=[.B1010]/([.$B$2]+[.B1010])*[.$B$1]" office:value-type="float" office:value="2.5571049927402">
            <text:p>2.5571049927</text:p>
          </table:table-cell>
          <table:table-cell table:formula="of:=[.$D$5]*[.C1010]-[.$D$4]" office:value-type="float" office:value="2.43946314815621">
            <text:p>2.4394631482</text:p>
          </table:table-cell>
          <table:table-cell table:formula="of:=INT([.D1010]/[.$B$1]*1024)" office:value-type="float" office:value="445">
            <text:p>445</text:p>
          </table:table-cell>
          <table:table-cell table:number-columns-repeated="10"/>
        </table:table-row>
        <table:table-row table:style-name="ro2">
          <table:table-cell table:formula="of:=[.A1010]+[.$D$1]" office:value-type="float" office:value="229.75">
            <text:p>229.75</text:p>
          </table:table-cell>
          <table:table-cell table:formula="of:=[.$M$2]+[.$M$3]*[.A1011]+[.$M$4]*[.A1011]^2+[.$M$5]*[.A1011]^3+[.$M$6]*[.A1011]^4+[.$N$2]*[.A1011]^5+[.$N$3]*[.A1011]^6+[.$N$4]*[.A1011]^7+[.$N$5]*[.A1011]^8+[.$N$6]*[.A1011]^9" office:value-type="float" office:value="21.5458513496269">
            <text:p>21.5458513496</text:p>
          </table:table-cell>
          <table:table-cell table:formula="of:=[.B1011]/([.$B$2]+[.B1011])*[.$B$1]" office:value-type="float" office:value="2.60148102323422">
            <text:p>2.6014810232</text:p>
          </table:table-cell>
          <table:table-cell table:formula="of:=[.$D$5]*[.C1011]-[.$D$4]" office:value-type="float" office:value="2.50229362211083">
            <text:p>2.5022936221</text:p>
          </table:table-cell>
          <table:table-cell table:formula="of:=INT([.D1011]/[.$B$1]*1024)" office:value-type="float" office:value="456">
            <text:p>456</text:p>
          </table:table-cell>
          <table:table-cell table:number-columns-repeated="10"/>
        </table:table-row>
        <table:table-row table:style-name="ro2">
          <table:table-cell table:formula="of:=[.A1011]+[.$D$1]" office:value-type="float" office:value="230">
            <text:p>230</text:p>
          </table:table-cell>
          <table:table-cell table:formula="of:=[.$M$2]+[.$M$3]*[.A1012]+[.$M$4]*[.A1012]^2+[.$M$5]*[.A1012]^3+[.$M$6]*[.A1012]^4+[.$N$2]*[.A1012]^5+[.$N$3]*[.A1012]^6+[.$N$4]*[.A1012]^7+[.$N$5]*[.A1012]^8+[.$N$6]*[.A1012]^9" office:value-type="float" office:value="22.2387219925913">
            <text:p>22.2387219926</text:p>
          </table:table-cell>
          <table:table-cell table:formula="of:=[.B1012]/([.$B$2]+[.B1012])*[.$B$1]" office:value-type="float" office:value="2.64568593389448">
            <text:p>2.6456859339</text:p>
          </table:table-cell>
          <table:table-cell table:formula="of:=[.$D$5]*[.C1012]-[.$D$4]" office:value-type="float" office:value="2.56488181346066">
            <text:p>2.5648818135</text:p>
          </table:table-cell>
          <table:table-cell table:formula="of:=INT([.D1012]/[.$B$1]*1024)" office:value-type="float" office:value="468">
            <text:p>468</text:p>
          </table:table-cell>
          <table:table-cell table:number-columns-repeated="10"/>
        </table:table-row>
        <table:table-row table:style-name="ro2">
          <table:table-cell table:formula="of:=[.A1012]+[.$D$1]" office:value-type="float" office:value="230.25">
            <text:p>230.25</text:p>
          </table:table-cell>
          <table:table-cell table:formula="of:=[.$M$2]+[.$M$3]*[.A1013]+[.$M$4]*[.A1013]^2+[.$M$5]*[.A1013]^3+[.$M$6]*[.A1013]^4+[.$N$2]*[.A1013]^5+[.$N$3]*[.A1013]^6+[.$N$4]*[.A1013]^7+[.$N$5]*[.A1013]^8+[.$N$6]*[.A1013]^9" office:value-type="float" office:value="22.949442422072">
            <text:p>22.9494424221</text:p>
          </table:table-cell>
          <table:table-cell table:formula="of:=[.B1013]/([.$B$2]+[.B1013])*[.$B$1]" office:value-type="float" office:value="2.68970003771279">
            <text:p>2.6897000377</text:p>
          </table:table-cell>
          <table:table-cell table:formula="of:=[.$D$5]*[.C1013]-[.$D$4]" office:value-type="float" office:value="2.62719984805741">
            <text:p>2.6271998481</text:p>
          </table:table-cell>
          <table:table-cell table:formula="of:=INT([.D1013]/[.$B$1]*1024)" office:value-type="float" office:value="479">
            <text:p>479</text:p>
          </table:table-cell>
          <table:table-cell table:number-columns-repeated="10"/>
        </table:table-row>
        <table:table-row table:style-name="ro2">
          <table:table-cell table:formula="of:=[.A1013]+[.$D$1]" office:value-type="float" office:value="230.5">
            <text:p>230.5</text:p>
          </table:table-cell>
          <table:table-cell table:formula="of:=[.$M$2]+[.$M$3]*[.A1014]+[.$M$4]*[.A1014]^2+[.$M$5]*[.A1014]^3+[.$M$6]*[.A1014]^4+[.$N$2]*[.A1014]^5+[.$N$3]*[.A1014]^6+[.$N$4]*[.A1014]^7+[.$N$5]*[.A1014]^8+[.$N$6]*[.A1014]^9" office:value-type="float" office:value="23.6783682458081">
            <text:p>23.6783682458</text:p>
          </table:table-cell>
          <table:table-cell table:formula="of:=[.B1014]/([.$B$2]+[.B1014])*[.$B$1]" office:value-type="float" office:value="2.73350425470728">
            <text:p>2.7335042547</text:p>
          </table:table-cell>
          <table:table-cell table:formula="of:=[.$D$5]*[.C1014]-[.$D$4]" office:value-type="float" office:value="2.68922071122015">
            <text:p>2.6892207112</text:p>
          </table:table-cell>
          <table:table-cell table:formula="of:=INT([.D1014]/[.$B$1]*1024)" office:value-type="float" office:value="490">
            <text:p>490</text:p>
          </table:table-cell>
          <table:table-cell table:number-columns-repeated="10"/>
        </table:table-row>
        <table:table-row table:style-name="ro2">
          <table:table-cell table:formula="of:=[.A1014]+[.$D$1]" office:value-type="float" office:value="230.75">
            <text:p>230.75</text:p>
          </table:table-cell>
          <table:table-cell table:formula="of:=[.$M$2]+[.$M$3]*[.A1015]+[.$M$4]*[.A1015]^2+[.$M$5]*[.A1015]^3+[.$M$6]*[.A1015]^4+[.$N$2]*[.A1015]^5+[.$N$3]*[.A1015]^6+[.$N$4]*[.A1015]^7+[.$N$5]*[.A1015]^8+[.$N$6]*[.A1015]^9" office:value-type="float" office:value="24.4258605488649">
            <text:p>24.4258605489</text:p>
          </table:table-cell>
          <table:table-cell table:formula="of:=[.B1015]/([.$B$2]+[.B1015])*[.$B$1]" office:value-type="float" office:value="2.77708013185475">
            <text:p>2.7770801319</text:p>
          </table:table-cell>
          <table:table-cell table:formula="of:=[.$D$5]*[.C1015]-[.$D$4]" office:value-type="float" office:value="2.75091827595688">
            <text:p>2.750918276</text:p>
          </table:table-cell>
          <table:table-cell table:formula="of:=INT([.D1015]/[.$B$1]*1024)" office:value-type="float" office:value="502">
            <text:p>502</text:p>
          </table:table-cell>
          <table:table-cell table:number-columns-repeated="10"/>
        </table:table-row>
        <table:table-row table:style-name="ro2">
          <table:table-cell table:formula="of:=[.A1015]+[.$D$1]" office:value-type="float" office:value="231">
            <text:p>231</text:p>
          </table:table-cell>
          <table:table-cell table:formula="of:=[.$M$2]+[.$M$3]*[.A1016]+[.$M$4]*[.A1016]^2+[.$M$5]*[.A1016]^3+[.$M$6]*[.A1016]^4+[.$N$2]*[.A1016]^5+[.$N$3]*[.A1016]^6+[.$N$4]*[.A1016]^7+[.$N$5]*[.A1016]^8+[.$N$6]*[.A1016]^9" office:value-type="float" office:value="25.1922859580809">
            <text:p>25.1922859581</text:p>
          </table:table-cell>
          <table:table-cell table:formula="of:=[.B1016]/([.$B$2]+[.B1016])*[.$B$1]" office:value-type="float" office:value="2.8204098606207">
            <text:p>2.8204098606</text:p>
          </table:table-cell>
          <table:table-cell table:formula="of:=[.$D$5]*[.C1016]-[.$D$4]" office:value-type="float" office:value="2.8122673277847">
            <text:p>2.8122673278</text:p>
          </table:table-cell>
          <table:table-cell table:formula="of:=INT([.D1016]/[.$B$1]*1024)" office:value-type="float" office:value="513">
            <text:p>513</text:p>
          </table:table-cell>
          <table:table-cell table:number-columns-repeated="10"/>
        </table:table-row>
        <table:table-row table:style-name="ro2">
          <table:table-cell table:formula="of:=[.A1016]+[.$D$1]" office:value-type="float" office:value="231.25">
            <text:p>231.25</text:p>
          </table:table-cell>
          <table:table-cell table:formula="of:=[.$M$2]+[.$M$3]*[.A1017]+[.$M$4]*[.A1017]^2+[.$M$5]*[.A1017]^3+[.$M$6]*[.A1017]^4+[.$N$2]*[.A1017]^5+[.$N$3]*[.A1017]^6+[.$N$4]*[.A1017]^7+[.$N$5]*[.A1017]^8+[.$N$6]*[.A1017]^9" office:value-type="float" office:value="25.978016706631">
            <text:p>25.9780167066</text:p>
          </table:table-cell>
          <table:table-cell table:formula="of:=[.B1017]/([.$B$2]+[.B1017])*[.$B$1]" office:value-type="float" office:value="2.86347629207502">
            <text:p>2.8634762921</text:p>
          </table:table-cell>
          <table:table-cell table:formula="of:=[.$D$5]*[.C1017]-[.$D$4]" office:value-type="float" office:value="2.87324358613151">
            <text:p>2.8732435861</text:p>
          </table:table-cell>
          <table:table-cell table:formula="of:=INT([.D1017]/[.$B$1]*1024)" office:value-type="float" office:value="524">
            <text:p>524</text:p>
          </table:table-cell>
          <table:table-cell table:number-columns-repeated="10"/>
        </table:table-row>
        <table:table-row table:style-name="ro2">
          <table:table-cell table:formula="of:=[.A1017]+[.$D$1]" office:value-type="float" office:value="231.5">
            <text:p>231.5</text:p>
          </table:table-cell>
          <table:table-cell table:formula="of:=[.$M$2]+[.$M$3]*[.A1018]+[.$M$4]*[.A1018]^2+[.$M$5]*[.A1018]^3+[.$M$6]*[.A1018]^4+[.$N$2]*[.A1018]^5+[.$N$3]*[.A1018]^6+[.$N$4]*[.A1018]^7+[.$N$5]*[.A1018]^8+[.$N$6]*[.A1018]^9" office:value-type="float" office:value="26.7834306994737">
            <text:p>26.7834306995</text:p>
          </table:table-cell>
          <table:table-cell table:formula="of:=[.B1018]/([.$B$2]+[.B1018])*[.$B$1]" office:value-type="float" office:value="2.90626294967359">
            <text:p>2.9062629497</text:p>
          </table:table-cell>
          <table:table-cell table:formula="of:=[.$D$5]*[.C1018]-[.$D$4]" office:value-type="float" office:value="2.93382372243312">
            <text:p>2.9338237224</text:p>
          </table:table-cell>
          <table:table-cell table:formula="of:=INT([.D1018]/[.$B$1]*1024)" office:value-type="float" office:value="535">
            <text:p>535</text:p>
          </table:table-cell>
          <table:table-cell table:number-columns-repeated="10"/>
        </table:table-row>
        <table:table-row table:style-name="ro2">
          <table:table-cell table:formula="of:=[.A1018]+[.$D$1]" office:value-type="float" office:value="231.75">
            <text:p>231.75</text:p>
          </table:table-cell>
          <table:table-cell table:formula="of:=[.$M$2]+[.$M$3]*[.A1019]+[.$M$4]*[.A1019]^2+[.$M$5]*[.A1019]^3+[.$M$6]*[.A1019]^4+[.$N$2]*[.A1019]^5+[.$N$3]*[.A1019]^6+[.$N$4]*[.A1019]^7+[.$N$5]*[.A1019]^8+[.$N$6]*[.A1019]^9" office:value-type="float" office:value="27.6089115793984">
            <text:p>27.6089115794</text:p>
          </table:table-cell>
          <table:table-cell table:formula="of:=[.B1019]/([.$B$2]+[.B1019])*[.$B$1]" office:value-type="float" office:value="2.9487540397333">
            <text:p>2.9487540397</text:p>
          </table:table-cell>
          <table:table-cell table:formula="of:=[.$D$5]*[.C1019]-[.$D$4]" office:value-type="float" office:value="2.99398537496444">
            <text:p>2.993985375</text:p>
          </table:table-cell>
          <table:table-cell table:formula="of:=INT([.D1019]/[.$B$1]*1024)" office:value-type="float" office:value="546">
            <text:p>546</text:p>
          </table:table-cell>
          <table:table-cell table:number-columns-repeated="10"/>
        </table:table-row>
        <table:table-row table:style-name="ro2">
          <table:table-cell table:formula="of:=[.A1019]+[.$D$1]" office:value-type="float" office:value="232">
            <text:p>232</text:p>
          </table:table-cell>
          <table:table-cell table:formula="of:=[.$M$2]+[.$M$3]*[.A1020]+[.$M$4]*[.A1020]^2+[.$M$5]*[.A1020]^3+[.$M$6]*[.A1020]^4+[.$N$2]*[.A1020]^5+[.$N$3]*[.A1020]^6+[.$N$4]*[.A1020]^7+[.$N$5]*[.A1020]^8+[.$N$6]*[.A1020]^9" office:value-type="float" office:value="28.4548487934517">
            <text:p>28.4548487935</text:p>
          </table:table-cell>
          <table:table-cell table:formula="of:=[.B1020]/([.$B$2]+[.B1020])*[.$B$1]" office:value-type="float" office:value="2.99093445964438">
            <text:p>2.9909344596</text:p>
          </table:table-cell>
          <table:table-cell table:formula="of:=[.$D$5]*[.C1020]-[.$D$4]" office:value-type="float" office:value="3.05370716046698">
            <text:p>3.0537071605</text:p>
          </table:table-cell>
          <table:table-cell table:formula="of:=INT([.D1020]/[.$B$1]*1024)" office:value-type="float" office:value="557">
            <text:p>557</text:p>
          </table:table-cell>
          <table:table-cell table:number-columns-repeated="10"/>
        </table:table-row>
        <table:table-row table:style-name="ro2">
          <table:table-cell table:formula="of:=[.A1020]+[.$D$1]" office:value-type="float" office:value="232.25">
            <text:p>232.25</text:p>
          </table:table-cell>
          <table:table-cell table:formula="of:=[.$M$2]+[.$M$3]*[.A1021]+[.$M$4]*[.A1021]^2+[.$M$5]*[.A1021]^3+[.$M$6]*[.A1021]^4+[.$N$2]*[.A1021]^5+[.$N$3]*[.A1021]^6+[.$N$4]*[.A1021]^7+[.$N$5]*[.A1021]^8+[.$N$6]*[.A1021]^9" office:value-type="float" office:value="29.3216376598575">
            <text:p>29.3216376599</text:p>
          </table:table-cell>
          <table:table-cell table:formula="of:=[.B1021]/([.$B$2]+[.B1021])*[.$B$1]" office:value-type="float" office:value="3.03278980389185">
            <text:p>3.0327898039</text:p>
          </table:table-cell>
          <table:table-cell table:formula="of:=[.$D$5]*[.C1021]-[.$D$4]" office:value-type="float" office:value="3.1129686826745">
            <text:p>3.1129686827</text:p>
          </table:table-cell>
          <table:table-cell table:formula="of:=INT([.D1021]/[.$B$1]*1024)" office:value-type="float" office:value="568">
            <text:p>568</text:p>
          </table:table-cell>
          <table:table-cell table:number-columns-repeated="10"/>
        </table:table-row>
        <table:table-row table:style-name="ro2">
          <table:table-cell table:formula="of:=[.A1021]+[.$D$1]" office:value-type="float" office:value="232.5">
            <text:p>232.5</text:p>
          </table:table-cell>
          <table:table-cell table:formula="of:=[.$M$2]+[.$M$3]*[.A1022]+[.$M$4]*[.A1022]^2+[.$M$5]*[.A1022]^3+[.$M$6]*[.A1022]^4+[.$N$2]*[.A1022]^5+[.$N$3]*[.A1022]^6+[.$N$4]*[.A1022]^7+[.$N$5]*[.A1022]^8+[.$N$6]*[.A1022]^9" office:value-type="float" office:value="30.209679435924">
            <text:p>30.2096794359</text:p>
          </table:table-cell>
          <table:table-cell table:formula="of:=[.B1022]/([.$B$2]+[.B1022])*[.$B$1]" office:value-type="float" office:value="3.07430636798146">
            <text:p>3.074306368</text:p>
          </table:table-cell>
          <table:table-cell table:formula="of:=[.$D$5]*[.C1022]-[.$D$4]" office:value-type="float" office:value="3.17175053787151">
            <text:p>3.1717505379</text:p>
          </table:table-cell>
          <table:table-cell table:formula="of:=INT([.D1022]/[.$B$1]*1024)" office:value-type="float" office:value="578">
            <text:p>578</text:p>
          </table:table-cell>
          <table:table-cell table:number-columns-repeated="10"/>
        </table:table-row>
        <table:table-row table:style-name="ro2">
          <table:table-cell table:formula="of:=[.A1022]+[.$D$1]" office:value-type="float" office:value="232.75">
            <text:p>232.75</text:p>
          </table:table-cell>
          <table:table-cell table:formula="of:=[.$M$2]+[.$M$3]*[.A1023]+[.$M$4]*[.A1023]^2+[.$M$5]*[.A1023]^3+[.$M$6]*[.A1023]^4+[.$N$2]*[.A1023]^5+[.$N$3]*[.A1023]^6+[.$N$4]*[.A1023]^7+[.$N$5]*[.A1023]^8+[.$N$6]*[.A1023]^9" office:value-type="float" office:value="31.1193813861246">
            <text:p>31.1193813861</text:p>
          </table:table-cell>
          <table:table-cell table:formula="of:=[.B1023]/([.$B$2]+[.B1023])*[.$B$1]" office:value-type="float" office:value="3.11547115030856">
            <text:p>3.1154711503</text:p>
          </table:table-cell>
          <table:table-cell table:formula="of:=[.$D$5]*[.C1023]-[.$D$4]" office:value-type="float" office:value="3.23003431753945">
            <text:p>3.2300343175</text:p>
          </table:table-cell>
          <table:table-cell table:formula="of:=INT([.D1023]/[.$B$1]*1024)" office:value-type="float" office:value="589">
            <text:p>589</text:p>
          </table:table-cell>
          <table:table-cell table:number-columns-repeated="10"/>
        </table:table-row>
        <table:table-row table:style-name="ro2">
          <table:table-cell table:formula="of:=[.A1023]+[.$D$1]" office:value-type="float" office:value="233">
            <text:p>233</text:p>
          </table:table-cell>
          <table:table-cell table:formula="of:=[.$M$2]+[.$M$3]*[.A1024]+[.$M$4]*[.A1024]^2+[.$M$5]*[.A1024]^3+[.$M$6]*[.A1024]^4+[.$N$2]*[.A1024]^5+[.$N$3]*[.A1024]^6+[.$N$4]*[.A1024]^7+[.$N$5]*[.A1024]^8+[.$N$6]*[.A1024]^9" office:value-type="float" office:value="32.0511568509028">
            <text:p>32.0511568509</text:p>
          </table:table-cell>
          <table:table-cell table:formula="of:=[.B1024]/([.$B$2]+[.B1024])*[.$B$1]" office:value-type="float" office:value="3.15627185208319">
            <text:p>3.1562718521</text:p>
          </table:table-cell>
          <table:table-cell table:formula="of:=[.$D$5]*[.C1024]-[.$D$4]" office:value-type="float" office:value="3.2878026082505">
            <text:p>3.2878026083</text:p>
          </table:table-cell>
          <table:table-cell table:formula="of:=INT([.D1024]/[.$B$1]*1024)" office:value-type="float" office:value="600">
            <text:p>600</text:p>
          </table:table-cell>
          <table:table-cell table:number-columns-repeated="10"/>
        </table:table-row>
        <table:table-row table:style-name="ro2">
          <table:table-cell table:formula="of:=[.A1024]+[.$D$1]" office:value-type="float" office:value="233.25">
            <text:p>233.25</text:p>
          </table:table-cell>
          <table:table-cell table:formula="of:=[.$M$2]+[.$M$3]*[.A1025]+[.$M$4]*[.A1025]^2+[.$M$5]*[.A1025]^3+[.$M$6]*[.A1025]^4+[.$N$2]*[.A1025]^5+[.$N$3]*[.A1025]^6+[.$N$4]*[.A1025]^7+[.$N$5]*[.A1025]^8+[.$N$6]*[.A1025]^9" office:value-type="float" office:value="33.0054253161434">
            <text:p>33.0054253161</text:p>
          </table:table-cell>
          <table:table-cell table:formula="of:=[.B1025]/([.$B$2]+[.B1025])*[.$B$1]" office:value-type="float" office:value="3.19669687539756">
            <text:p>3.1966968754</text:p>
          </table:table-cell>
          <table:table-cell table:formula="of:=[.$D$5]*[.C1025]-[.$D$4]" office:value-type="float" office:value="3.34503898893153">
            <text:p>3.3450389889</text:p>
          </table:table-cell>
          <table:table-cell table:formula="of:=INT([.D1025]/[.$B$1]*1024)" office:value-type="float" office:value="610">
            <text:p>610</text:p>
          </table:table-cell>
          <table:table-cell table:number-columns-repeated="10"/>
        </table:table-row>
        <table:table-row table:style-name="ro2">
          <table:table-cell table:formula="of:=[.A1025]+[.$D$1]" office:value-type="float" office:value="233.5">
            <text:p>233.5</text:p>
          </table:table-cell>
          <table:table-cell table:formula="of:=[.$M$2]+[.$M$3]*[.A1026]+[.$M$4]*[.A1026]^2+[.$M$5]*[.A1026]^3+[.$M$6]*[.A1026]^4+[.$N$2]*[.A1026]^5+[.$N$3]*[.A1026]^6+[.$N$4]*[.A1026]^7+[.$N$5]*[.A1026]^8+[.$N$6]*[.A1026]^9" office:value-type="float" office:value="33.9826124830433">
            <text:p>33.982612483</text:p>
          </table:table-cell>
          <table:table-cell table:formula="of:=[.B1026]/([.$B$2]+[.B1026])*[.$B$1]" office:value-type="float" office:value="3.23673531951942">
            <text:p>3.2367353195</text:p>
          </table:table-cell>
          <table:table-cell table:formula="of:=[.$D$5]*[.C1026]-[.$D$4]" office:value-type="float" office:value="3.4017280256159">
            <text:p>3.4017280256</text:p>
          </table:table-cell>
          <table:table-cell table:formula="of:=INT([.D1026]/[.$B$1]*1024)" office:value-type="float" office:value="620">
            <text:p>620</text:p>
          </table:table-cell>
          <table:table-cell table:number-columns-repeated="10"/>
        </table:table-row>
        <table:table-row table:style-name="ro2">
          <table:table-cell table:formula="of:=[.A1026]+[.$D$1]" office:value-type="float" office:value="233.75">
            <text:p>233.75</text:p>
          </table:table-cell>
          <table:table-cell table:formula="of:=[.$M$2]+[.$M$3]*[.A1027]+[.$M$4]*[.A1027]^2+[.$M$5]*[.A1027]^3+[.$M$6]*[.A1027]^4+[.$N$2]*[.A1027]^5+[.$N$3]*[.A1027]^6+[.$N$4]*[.A1027]^7+[.$N$5]*[.A1027]^8+[.$N$6]*[.A1027]^9" office:value-type="float" office:value="34.9831503387177">
            <text:p>34.9831503387</text:p>
          </table:table-cell>
          <table:table-cell table:formula="of:=[.B1027]/([.$B$2]+[.B1027])*[.$B$1]" office:value-type="float" office:value="3.27637697552409">
            <text:p>3.2763769755</text:p>
          </table:table-cell>
          <table:table-cell table:formula="of:=[.$D$5]*[.C1027]-[.$D$4]" office:value-type="float" office:value="3.4578552638432">
            <text:p>3.4578552638</text:p>
          </table:table-cell>
          <table:table-cell table:formula="of:=INT([.D1027]/[.$B$1]*1024)" office:value-type="float" office:value="631">
            <text:p>631</text:p>
          </table:table-cell>
          <table:table-cell table:number-columns-repeated="10"/>
        </table:table-row>
        <table:table-row table:style-name="ro2">
          <table:table-cell table:formula="of:=[.A1027]+[.$D$1]" office:value-type="float" office:value="234">
            <text:p>234</text:p>
          </table:table-cell>
          <table:table-cell table:formula="of:=[.$M$2]+[.$M$3]*[.A1028]+[.$M$4]*[.A1028]^2+[.$M$5]*[.A1028]^3+[.$M$6]*[.A1028]^4+[.$N$2]*[.A1028]^5+[.$N$3]*[.A1028]^6+[.$N$4]*[.A1028]^7+[.$N$5]*[.A1028]^8+[.$N$6]*[.A1028]^9" office:value-type="float" office:value="36.0074772275111">
            <text:p>36.0074772275</text:p>
          </table:table-cell>
          <table:table-cell table:formula="of:=[.B1028]/([.$B$2]+[.B1028])*[.$B$1]" office:value-type="float" office:value="3.31561231936384">
            <text:p>3.3156123194</text:p>
          </table:table-cell>
          <table:table-cell table:formula="of:=[.$D$5]*[.C1028]-[.$D$4]" office:value-type="float" office:value="3.51340721884639">
            <text:p>3.5134072188</text:p>
          </table:table-cell>
          <table:table-cell table:formula="of:=INT([.D1028]/[.$B$1]*1024)" office:value-type="float" office:value="641">
            <text:p>641</text:p>
          </table:table-cell>
          <table:table-cell table:number-columns-repeated="10"/>
        </table:table-row>
        <table:table-row table:style-name="ro2">
          <table:table-cell table:formula="of:=[.A1028]+[.$D$1]" office:value-type="float" office:value="234.25">
            <text:p>234.25</text:p>
          </table:table-cell>
          <table:table-cell table:formula="of:=[.$M$2]+[.$M$3]*[.A1029]+[.$M$4]*[.A1029]^2+[.$M$5]*[.A1029]^3+[.$M$6]*[.A1029]^4+[.$N$2]*[.A1029]^5+[.$N$3]*[.A1029]^6+[.$N$4]*[.A1029]^7+[.$N$5]*[.A1029]^8+[.$N$6]*[.A1029]^9" office:value-type="float" office:value="37.0560379225572">
            <text:p>37.0560379226</text:p>
          </table:table-cell>
          <table:table-cell table:formula="of:=[.B1029]/([.$B$2]+[.B1029])*[.$B$1]" office:value-type="float" office:value="3.35443250345937">
            <text:p>3.3544325035</text:p>
          </table:table-cell>
          <table:table-cell table:formula="of:=[.$D$5]*[.C1029]-[.$D$4]" office:value-type="float" office:value="3.56837136364651">
            <text:p>3.5683713636</text:p>
          </table:table-cell>
          <table:table-cell table:formula="of:=INT([.D1029]/[.$B$1]*1024)" office:value-type="float" office:value="651">
            <text:p>651</text:p>
          </table:table-cell>
          <table:table-cell table:number-columns-repeated="10"/>
        </table:table-row>
        <table:table-row table:style-name="ro2">
          <table:table-cell table:formula="of:=[.A1029]+[.$D$1]" office:value-type="float" office:value="234.5">
            <text:p>234.5</text:p>
          </table:table-cell>
          <table:table-cell table:formula="of:=[.$M$2]+[.$M$3]*[.A1030]+[.$M$4]*[.A1030]^2+[.$M$5]*[.A1030]^3+[.$M$6]*[.A1030]^4+[.$N$2]*[.A1030]^5+[.$N$3]*[.A1030]^6+[.$N$4]*[.A1030]^7+[.$N$5]*[.A1030]^8+[.$N$6]*[.A1030]^9" office:value-type="float" office:value="38.1292836982757">
            <text:p>38.1292836983</text:p>
          </table:table-cell>
          <table:table-cell table:formula="of:=[.B1030]/([.$B$2]+[.B1030])*[.$B$1]" office:value-type="float" office:value="3.39282934694495">
            <text:p>3.3928293469</text:p>
          </table:table-cell>
          <table:table-cell table:formula="of:=[.$D$5]*[.C1030]-[.$D$4]" office:value-type="float" office:value="3.62273611524108">
            <text:p>3.6227361152</text:p>
          </table:table-cell>
          <table:table-cell table:formula="of:=INT([.D1030]/[.$B$1]*1024)" office:value-type="float" office:value="661">
            <text:p>661</text:p>
          </table:table-cell>
          <table:table-cell table:number-columns-repeated="10"/>
        </table:table-row>
        <table:table-row table:style-name="ro2">
          <table:table-cell table:formula="of:=[.A1030]+[.$D$1]" office:value-type="float" office:value="234.75">
            <text:p>234.75</text:p>
          </table:table-cell>
          <table:table-cell table:formula="of:=[.$M$2]+[.$M$3]*[.A1031]+[.$M$4]*[.A1031]^2+[.$M$5]*[.A1031]^3+[.$M$6]*[.A1031]^4+[.$N$2]*[.A1031]^5+[.$N$3]*[.A1031]^6+[.$N$4]*[.A1031]^7+[.$N$5]*[.A1031]^8+[.$N$6]*[.A1031]^9" office:value-type="float" office:value="39.2276724032854">
            <text:p>39.2276724033</text:p>
          </table:table-cell>
          <table:table-cell table:formula="of:=[.B1031]/([.$B$2]+[.B1031])*[.$B$1]" office:value-type="float" office:value="3.43079532465052">
            <text:p>3.4307953247</text:p>
          </table:table-cell>
          <table:table-cell table:formula="of:=[.$D$5]*[.C1031]-[.$D$4]" office:value-type="float" office:value="3.67649081900427">
            <text:p>3.676490819</text:p>
          </table:table-cell>
          <table:table-cell table:formula="of:=INT([.D1031]/[.$B$1]*1024)" office:value-type="float" office:value="671">
            <text:p>671</text:p>
          </table:table-cell>
          <table:table-cell table:number-columns-repeated="10"/>
        </table:table-row>
        <table:table-row table:style-name="ro2">
          <table:table-cell table:formula="of:=[.A1031]+[.$D$1]" office:value-type="float" office:value="235">
            <text:p>235</text:p>
          </table:table-cell>
          <table:table-cell table:formula="of:=[.$M$2]+[.$M$3]*[.A1032]+[.$M$4]*[.A1032]^2+[.$M$5]*[.A1032]^3+[.$M$6]*[.A1032]^4+[.$N$2]*[.A1032]^5+[.$N$3]*[.A1032]^6+[.$N$4]*[.A1032]^7+[.$N$5]*[.A1032]^8+[.$N$6]*[.A1032]^9" office:value-type="float" office:value="40.3516685340801">
            <text:p>40.3516685341</text:p>
          </table:table-cell>
          <table:table-cell table:formula="of:=[.B1032]/([.$B$2]+[.B1032])*[.$B$1]" office:value-type="float" office:value="3.46832355493798">
            <text:p>3.4683235549</text:p>
          </table:table-cell>
          <table:table-cell table:formula="of:=[.$D$5]*[.C1032]-[.$D$4]" office:value-type="float" office:value="3.72962573146466">
            <text:p>3.7296257315</text:p>
          </table:table-cell>
          <table:table-cell table:formula="of:=INT([.D1032]/[.$B$1]*1024)" office:value-type="float" office:value="680">
            <text:p>680</text:p>
          </table:table-cell>
          <table:table-cell table:number-columns-repeated="10"/>
        </table:table-row>
        <table:table-row table:style-name="ro2">
          <table:table-cell table:formula="of:=[.A1032]+[.$D$1]" office:value-type="float" office:value="235.25">
            <text:p>235.25</text:p>
          </table:table-cell>
          <table:table-cell table:formula="of:=[.$M$2]+[.$M$3]*[.A1033]+[.$M$4]*[.A1033]^2+[.$M$5]*[.A1033]^3+[.$M$6]*[.A1033]^4+[.$N$2]*[.A1033]^5+[.$N$3]*[.A1033]^6+[.$N$4]*[.A1033]^7+[.$N$5]*[.A1033]^8+[.$N$6]*[.A1033]^9" office:value-type="float" office:value="41.5017433091998">
            <text:p>41.5017433092</text:p>
          </table:table-cell>
          <table:table-cell table:formula="of:=[.B1033]/([.$B$2]+[.B1033])*[.$B$1]" office:value-type="float" office:value="3.5054077864849">
            <text:p>3.5054077865</text:p>
          </table:table-cell>
          <table:table-cell table:formula="of:=[.$D$5]*[.C1033]-[.$D$4]" office:value-type="float" office:value="3.78213200159285">
            <text:p>3.7821320016</text:p>
          </table:table-cell>
          <table:table-cell table:formula="of:=INT([.D1033]/[.$B$1]*1024)" office:value-type="float" office:value="690">
            <text:p>690</text:p>
          </table:table-cell>
          <table:table-cell table:number-columns-repeated="10"/>
        </table:table-row>
        <table:table-row table:style-name="ro2">
          <table:table-cell table:formula="of:=[.A1033]+[.$D$1]" office:value-type="float" office:value="235.5">
            <text:p>235.5</text:p>
          </table:table-cell>
          <table:table-cell table:formula="of:=[.$M$2]+[.$M$3]*[.A1034]+[.$M$4]*[.A1034]^2+[.$M$5]*[.A1034]^3+[.$M$6]*[.A1034]^4+[.$N$2]*[.A1034]^5+[.$N$3]*[.A1034]^6+[.$N$4]*[.A1034]^7+[.$N$5]*[.A1034]^8+[.$N$6]*[.A1034]^9" office:value-type="float" office:value="42.6783747438458">
            <text:p>42.6783747438</text:p>
          </table:table-cell>
          <table:table-cell table:formula="of:=[.B1034]/([.$B$2]+[.B1034])*[.$B$1]" office:value-type="float" office:value="3.54204238411702">
            <text:p>3.5420423841</text:p>
          </table:table-cell>
          <table:table-cell table:formula="of:=[.$D$5]*[.C1034]-[.$D$4]" office:value-type="float" office:value="3.83400165074214">
            <text:p>3.8340016507</text:p>
          </table:table-cell>
          <table:table-cell table:formula="of:=INT([.D1034]/[.$B$1]*1024)" office:value-type="float" office:value="699">
            <text:p>699</text:p>
          </table:table-cell>
          <table:table-cell table:number-columns-repeated="10"/>
        </table:table-row>
        <table:table-row table:style-name="ro2">
          <table:table-cell table:formula="of:=[.A1034]+[.$D$1]" office:value-type="float" office:value="235.75">
            <text:p>235.75</text:p>
          </table:table-cell>
          <table:table-cell table:formula="of:=[.$M$2]+[.$M$3]*[.A1035]+[.$M$4]*[.A1035]^2+[.$M$5]*[.A1035]^3+[.$M$6]*[.A1035]^4+[.$N$2]*[.A1035]^5+[.$N$3]*[.A1035]^6+[.$N$4]*[.A1035]^7+[.$N$5]*[.A1035]^8+[.$N$6]*[.A1035]^9" office:value-type="float" office:value="43.8820477257323">
            <text:p>43.8820477257</text:p>
          </table:table-cell>
          <table:table-cell table:formula="of:=[.B1035]/([.$B$2]+[.B1035])*[.$B$1]" office:value-type="float" office:value="3.57822231381383">
            <text:p>3.5782223138</text:p>
          </table:table-cell>
          <table:table-cell table:formula="of:=[.$D$5]*[.C1035]-[.$D$4]" office:value-type="float" office:value="3.88522755141846">
            <text:p>3.8852275514</text:p>
          </table:table-cell>
          <table:table-cell table:formula="of:=INT([.D1035]/[.$B$1]*1024)" office:value-type="float" office:value="709">
            <text:p>709</text:p>
          </table:table-cell>
          <table:table-cell table:number-columns-repeated="10"/>
        </table:table-row>
        <table:table-row table:style-name="ro2">
          <table:table-cell table:formula="of:=[.A1035]+[.$D$1]" office:value-type="float" office:value="236">
            <text:p>236</text:p>
          </table:table-cell>
          <table:table-cell table:formula="of:=[.$M$2]+[.$M$3]*[.A1036]+[.$M$4]*[.A1036]^2+[.$M$5]*[.A1036]^3+[.$M$6]*[.A1036]^4+[.$N$2]*[.A1036]^5+[.$N$3]*[.A1036]^6+[.$N$4]*[.A1036]^7+[.$N$5]*[.A1036]^8+[.$N$6]*[.A1036]^9" office:value-type="float" office:value="45.1132540907784">
            <text:p>45.1132540908</text:p>
          </table:table-cell>
          <table:table-cell table:formula="of:=[.B1036]/([.$B$2]+[.B1036])*[.$B$1]" office:value-type="float" office:value="3.61394312694052">
            <text:p>3.6139431269</text:p>
          </table:table-cell>
          <table:table-cell table:formula="of:=[.$D$5]*[.C1036]-[.$D$4]" office:value-type="float" office:value="3.93580340495491">
            <text:p>3.935803405</text:p>
          </table:table-cell>
          <table:table-cell table:formula="of:=INT([.D1036]/[.$B$1]*1024)" office:value-type="float" office:value="718">
            <text:p>718</text:p>
          </table:table-cell>
          <table:table-cell table:number-columns-repeated="10"/>
        </table:table-row>
        <table:table-row table:style-name="ro2">
          <table:table-cell table:formula="of:=[.A1036]+[.$D$1]" office:value-type="float" office:value="236.25">
            <text:p>236.25</text:p>
          </table:table-cell>
          <table:table-cell table:formula="of:=[.$M$2]+[.$M$3]*[.A1037]+[.$M$4]*[.A1037]^2+[.$M$5]*[.A1037]^3+[.$M$6]*[.A1037]^4+[.$N$2]*[.A1037]^5+[.$N$3]*[.A1037]^6+[.$N$4]*[.A1037]^7+[.$N$5]*[.A1037]^8+[.$N$6]*[.A1037]^9" office:value-type="float" office:value="46.3724926999639">
            <text:p>46.3724927</text:p>
          </table:table-cell>
          <table:table-cell table:formula="of:=[.B1037]/([.$B$2]+[.B1037])*[.$B$1]" office:value-type="float" office:value="3.64920094384301">
            <text:p>3.6492009438</text:p>
          </table:table-cell>
          <table:table-cell table:formula="of:=[.$D$5]*[.C1037]-[.$D$4]" office:value-type="float" office:value="3.98572371828458">
            <text:p>3.9857237183</text:p>
          </table:table-cell>
          <table:table-cell table:formula="of:=INT([.D1037]/[.$B$1]*1024)" office:value-type="float" office:value="727">
            <text:p>727</text:p>
          </table:table-cell>
          <table:table-cell table:number-columns-repeated="10"/>
        </table:table-row>
        <table:table-row table:style-name="ro2">
          <table:table-cell table:formula="of:=[.A1037]+[.$D$1]" office:value-type="float" office:value="236.5">
            <text:p>236.5</text:p>
          </table:table-cell>
          <table:table-cell table:formula="of:=[.$M$2]+[.$M$3]*[.A1038]+[.$M$4]*[.A1038]^2+[.$M$5]*[.A1038]^3+[.$M$6]*[.A1038]^4+[.$N$2]*[.A1038]^5+[.$N$3]*[.A1038]^6+[.$N$4]*[.A1038]^7+[.$N$5]*[.A1038]^8+[.$N$6]*[.A1038]^9" office:value-type="float" office:value="47.6602695166585">
            <text:p>47.6602695167</text:p>
          </table:table-cell>
          <table:table-cell table:formula="of:=[.B1038]/([.$B$2]+[.B1038])*[.$B$1]" office:value-type="float" office:value="3.68399243687563">
            <text:p>3.6839924369</text:p>
          </table:table-cell>
          <table:table-cell table:formula="of:=[.$D$5]*[.C1038]-[.$D$4]" office:value-type="float" office:value="4.03498377991004">
            <text:p>4.0349837799</text:p>
          </table:table-cell>
          <table:table-cell table:formula="of:=INT([.D1038]/[.$B$1]*1024)" office:value-type="float" office:value="736">
            <text:p>736</text:p>
          </table:table-cell>
          <table:table-cell table:number-columns-repeated="10"/>
        </table:table-row>
        <table:table-row table:style-name="ro2">
          <table:table-cell table:formula="of:=[.A1038]+[.$D$1]" office:value-type="float" office:value="236.75">
            <text:p>236.75</text:p>
          </table:table-cell>
          <table:table-cell table:formula="of:=[.$M$2]+[.$M$3]*[.A1039]+[.$M$4]*[.A1039]^2+[.$M$5]*[.A1039]^3+[.$M$6]*[.A1039]^4+[.$N$2]*[.A1039]^5+[.$N$3]*[.A1039]^6+[.$N$4]*[.A1039]^7+[.$N$5]*[.A1039]^8+[.$N$6]*[.A1039]^9" office:value-type="float" office:value="48.977097684452">
            <text:p>48.9770976845</text:p>
          </table:table-cell>
          <table:table-cell table:formula="of:=[.B1039]/([.$B$2]+[.B1039])*[.$B$1]" office:value-type="float" office:value="3.7183148129514">
            <text:p>3.718314813</text:p>
          </table:table-cell>
          <table:table-cell table:formula="of:=[.$D$5]*[.C1039]-[.$D$4]" office:value-type="float" office:value="4.08357963519683">
            <text:p>4.0835796352</text:p>
          </table:table-cell>
          <table:table-cell table:formula="of:=INT([.D1039]/[.$B$1]*1024)" office:value-type="float" office:value="745">
            <text:p>745</text:p>
          </table:table-cell>
          <table:table-cell table:number-columns-repeated="10"/>
        </table:table-row>
        <table:table-row table:style-name="ro2">
          <table:table-cell table:formula="of:=[.A1039]+[.$D$1]" office:value-type="float" office:value="237">
            <text:p>237</text:p>
          </table:table-cell>
          <table:table-cell table:formula="of:=[.$M$2]+[.$M$3]*[.A1040]+[.$M$4]*[.A1040]^2+[.$M$5]*[.A1040]^3+[.$M$6]*[.A1040]^4+[.$N$2]*[.A1040]^5+[.$N$3]*[.A1040]^6+[.$N$4]*[.A1040]^7+[.$N$5]*[.A1040]^8+[.$N$6]*[.A1040]^9" office:value-type="float" office:value="50.3234976060485">
            <text:p>50.323497606</text:p>
          </table:table-cell>
          <table:table-cell table:formula="of:=[.B1040]/([.$B$2]+[.B1040])*[.$B$1]" office:value-type="float" office:value="3.75216579571421">
            <text:p>3.7521657957</text:p>
          </table:table-cell>
          <table:table-cell table:formula="of:=[.$D$5]*[.C1040]-[.$D$4]" office:value-type="float" office:value="4.13150806113173">
            <text:p>4.1315080611</text:p>
          </table:table-cell>
          <table:table-cell table:formula="of:=INT([.D1040]/[.$B$1]*1024)" office:value-type="float" office:value="754">
            <text:p>754</text:p>
          </table:table-cell>
          <table:table-cell table:number-columns-repeated="10"/>
        </table:table-row>
        <table:table-row table:style-name="ro2">
          <table:table-cell table:formula="of:=[.A1040]+[.$D$1]" office:value-type="float" office:value="237.25">
            <text:p>237.25</text:p>
          </table:table-cell>
          <table:table-cell table:formula="of:=[.$M$2]+[.$M$3]*[.A1041]+[.$M$4]*[.A1041]^2+[.$M$5]*[.A1041]^3+[.$M$6]*[.A1041]^4+[.$N$2]*[.A1041]^5+[.$N$3]*[.A1041]^6+[.$N$4]*[.A1041]^7+[.$N$5]*[.A1041]^8+[.$N$6]*[.A1041]^9" office:value-type="float" office:value="51.6999970221004">
            <text:p>51.6999970221</text:p>
          </table:table-cell>
          <table:table-cell table:formula="of:=[.B1041]/([.$B$2]+[.B1041])*[.$B$1]" office:value-type="float" office:value="3.78554360738416">
            <text:p>3.7855436074</text:p>
          </table:table-cell>
          <table:table-cell table:formula="of:=[.$D$5]*[.C1041]-[.$D$4]" office:value-type="float" office:value="4.17876654061816">
            <text:p>4.1787665406</text:p>
          </table:table-cell>
          <table:table-cell table:formula="of:=INT([.D1041]/[.$B$1]*1024)" office:value-type="float" office:value="762">
            <text:p>762</text:p>
          </table:table-cell>
          <table:table-cell table:number-columns-repeated="10"/>
        </table:table-row>
        <table:table-row table:style-name="ro2">
          <table:table-cell table:formula="of:=[.A1041]+[.$D$1]" office:value-type="float" office:value="237.5">
            <text:p>237.5</text:p>
          </table:table-cell>
          <table:table-cell table:formula="of:=[.$M$2]+[.$M$3]*[.A1042]+[.$M$4]*[.A1042]^2+[.$M$5]*[.A1042]^3+[.$M$6]*[.A1042]^4+[.$N$2]*[.A1042]^5+[.$N$3]*[.A1042]^6+[.$N$4]*[.A1042]^7+[.$N$5]*[.A1042]^8+[.$N$6]*[.A1042]^9" office:value-type="float" office:value="53.1071310913976">
            <text:p>53.1071310914</text:p>
          </table:table-cell>
          <table:table-cell table:formula="of:=[.B1042]/([.$B$2]+[.B1042])*[.$B$1]" office:value-type="float" office:value="3.81844695038954">
            <text:p>3.8184469504</text:p>
          </table:table-cell>
          <table:table-cell table:formula="of:=[.$D$5]*[.C1042]-[.$D$4]" office:value-type="float" office:value="4.22535323646961">
            <text:p>4.2253532365</text:p>
          </table:table-cell>
          <table:table-cell table:formula="of:=INT([.D1042]/[.$B$1]*1024)" office:value-type="float" office:value="771">
            <text:p>771</text:p>
          </table:table-cell>
          <table:table-cell table:number-columns-repeated="10"/>
        </table:table-row>
        <table:table-row table:style-name="ro2">
          <table:table-cell table:formula="of:=[.A1042]+[.$D$1]" office:value-type="float" office:value="237.75">
            <text:p>237.75</text:p>
          </table:table-cell>
          <table:table-cell table:formula="of:=[.$M$2]+[.$M$3]*[.A1043]+[.$M$4]*[.A1043]^2+[.$M$5]*[.A1043]^3+[.$M$6]*[.A1043]^4+[.$N$2]*[.A1043]^5+[.$N$3]*[.A1043]^6+[.$N$4]*[.A1043]^7+[.$N$5]*[.A1043]^8+[.$N$6]*[.A1043]^9" office:value-type="float" office:value="54.5454424713171">
            <text:p>54.5454424713</text:p>
          </table:table-cell>
          <table:table-cell table:formula="of:=[.B1043]/([.$B$2]+[.B1043])*[.$B$1]" office:value-type="float" office:value="3.85087498882939">
            <text:p>3.8508749888</text:p>
          </table:table-cell>
          <table:table-cell table:formula="of:=[.$D$5]*[.C1043]-[.$D$4]" office:value-type="float" office:value="4.27126696516306">
            <text:p>4.2712669652</text:p>
          </table:table-cell>
          <table:table-cell table:formula="of:=INT([.D1043]/[.$B$1]*1024)" office:value-type="float" office:value="779">
            <text:p>779</text:p>
          </table:table-cell>
          <table:table-cell table:number-columns-repeated="10"/>
        </table:table-row>
        <table:table-row table:style-name="ro2">
          <table:table-cell table:formula="of:=[.A1043]+[.$D$1]" office:value-type="float" office:value="238">
            <text:p>238</text:p>
          </table:table-cell>
          <table:table-cell table:formula="of:=[.$M$2]+[.$M$3]*[.A1044]+[.$M$4]*[.A1044]^2+[.$M$5]*[.A1044]^3+[.$M$6]*[.A1044]^4+[.$N$2]*[.A1044]^5+[.$N$3]*[.A1044]^6+[.$N$4]*[.A1044]^7+[.$N$5]*[.A1044]^8+[.$N$6]*[.A1044]^9" office:value-type="float" office:value="56.0154813990594">
            <text:p>56.0154813991</text:p>
          </table:table-cell>
          <table:table-cell table:formula="of:=[.B1044]/([.$B$2]+[.B1044])*[.$B$1]" office:value-type="float" office:value="3.8828273298485">
            <text:p>3.8828273298</text:p>
          </table:table-cell>
          <table:table-cell table:formula="of:=[.$D$5]*[.C1044]-[.$D$4]" office:value-type="float" office:value="4.31650717046852">
            <text:p>4.3165071705</text:p>
          </table:table-cell>
          <table:table-cell table:formula="of:=INT([.D1044]/[.$B$1]*1024)" office:value-type="float" office:value="787">
            <text:p>787</text:p>
          </table:table-cell>
          <table:table-cell table:number-columns-repeated="10"/>
        </table:table-row>
        <table:table-row table:style-name="ro2">
          <table:table-cell table:formula="of:=[.A1044]+[.$D$1]" office:value-type="float" office:value="238.25">
            <text:p>238.25</text:p>
          </table:table-cell>
          <table:table-cell table:formula="of:=[.$M$2]+[.$M$3]*[.A1045]+[.$M$4]*[.A1045]^2+[.$M$5]*[.A1045]^3+[.$M$6]*[.A1045]^4+[.$N$2]*[.A1045]^5+[.$N$3]*[.A1045]^6+[.$N$4]*[.A1045]^7+[.$N$5]*[.A1045]^8+[.$N$6]*[.A1045]^9" office:value-type="float" office:value="57.517805773372">
            <text:p>57.5178057734</text:p>
          </table:table-cell>
          <table:table-cell table:formula="of:=[.B1045]/([.$B$2]+[.B1045])*[.$B$1]" office:value-type="float" office:value="3.91430400498192">
            <text:p>3.914304005</text:p>
          </table:table-cell>
          <table:table-cell table:formula="of:=[.$D$5]*[.C1045]-[.$D$4]" office:value-type="float" office:value="4.36107389703536">
            <text:p>4.361073897</text:p>
          </table:table-cell>
          <table:table-cell table:formula="of:=INT([.D1045]/[.$B$1]*1024)" office:value-type="float" office:value="796">
            <text:p>796</text:p>
          </table:table-cell>
          <table:table-cell table:number-columns-repeated="10"/>
        </table:table-row>
        <table:table-row table:style-name="ro2">
          <table:table-cell table:formula="of:=[.A1045]+[.$D$1]" office:value-type="float" office:value="238.5">
            <text:p>238.5</text:p>
          </table:table-cell>
          <table:table-cell table:formula="of:=[.$M$2]+[.$M$3]*[.A1046]+[.$M$4]*[.A1046]^2+[.$M$5]*[.A1046]^3+[.$M$6]*[.A1046]^4+[.$N$2]*[.A1046]^5+[.$N$3]*[.A1046]^6+[.$N$4]*[.A1046]^7+[.$N$5]*[.A1046]^8+[.$N$6]*[.A1046]^9" office:value-type="float" office:value="59.0529812370442">
            <text:p>59.052981237</text:p>
          </table:table-cell>
          <table:table-cell table:formula="of:=[.B1046]/([.$B$2]+[.B1046])*[.$B$1]" office:value-type="float" office:value="3.94530545153519">
            <text:p>3.9453054515</text:p>
          </table:table-cell>
          <table:table-cell table:formula="of:=[.$D$5]*[.C1046]-[.$D$4]" office:value-type="float" office:value="4.40496776402923">
            <text:p>4.404967764</text:p>
          </table:table-cell>
          <table:table-cell table:formula="of:=INT([.D1046]/[.$B$1]*1024)" office:value-type="float" office:value="804">
            <text:p>804</text:p>
          </table:table-cell>
          <table:table-cell table:number-columns-repeated="10"/>
        </table:table-row>
        <table:table-row table:style-name="ro2">
          <table:table-cell table:formula="of:=[.A1046]+[.$D$1]" office:value-type="float" office:value="238.75">
            <text:p>238.75</text:p>
          </table:table-cell>
          <table:table-cell table:formula="of:=[.$M$2]+[.$M$3]*[.A1047]+[.$M$4]*[.A1047]^2+[.$M$5]*[.A1047]^3+[.$M$6]*[.A1047]^4+[.$N$2]*[.A1047]^5+[.$N$3]*[.A1047]^6+[.$N$4]*[.A1047]^7+[.$N$5]*[.A1047]^8+[.$N$6]*[.A1047]^9" office:value-type="float" office:value="60.6215812604423">
            <text:p>60.6215812604</text:p>
          </table:table-cell>
          <table:table-cell table:formula="of:=[.B1047]/([.$B$2]+[.B1047])*[.$B$1]" office:value-type="float" office:value="3.97583249406027">
            <text:p>3.9758324941</text:p>
          </table:table-cell>
          <table:table-cell table:formula="of:=[.$D$5]*[.C1047]-[.$D$4]" office:value-type="float" office:value="4.44818993890453">
            <text:p>4.4481899389</text:p>
          </table:table-cell>
          <table:table-cell table:formula="of:=INT([.D1047]/[.$B$1]*1024)" office:value-type="float" office:value="811">
            <text:p>811</text:p>
          </table:table-cell>
          <table:table-cell table:number-columns-repeated="10"/>
        </table:table-row>
        <table:table-row table:style-name="ro2">
          <table:table-cell table:formula="of:=[.A1047]+[.$D$1]" office:value-type="float" office:value="239">
            <text:p>239</text:p>
          </table:table-cell>
          <table:table-cell table:formula="of:=[.$M$2]+[.$M$3]*[.A1048]+[.$M$4]*[.A1048]^2+[.$M$5]*[.A1048]^3+[.$M$6]*[.A1048]^4+[.$N$2]*[.A1048]^5+[.$N$3]*[.A1048]^6+[.$N$4]*[.A1048]^7+[.$N$5]*[.A1048]^8+[.$N$6]*[.A1048]^9" office:value-type="float" office:value="62.2241872248633">
            <text:p>62.2241872249</text:p>
          </table:table-cell>
          <table:table-cell table:formula="of:=[.B1048]/([.$B$2]+[.B1048])*[.$B$1]" office:value-type="float" office:value="4.00588632595407">
            <text:p>4.005886326</text:p>
          </table:table-cell>
          <table:table-cell table:formula="of:=[.$D$5]*[.C1048]-[.$D$4]" office:value-type="float" office:value="4.49074211135029">
            <text:p>4.4907421114</text:p>
          </table:table-cell>
          <table:table-cell table:formula="of:=INT([.D1048]/[.$B$1]*1024)" office:value-type="float" office:value="819">
            <text:p>819</text:p>
          </table:table-cell>
          <table:table-cell table:number-columns-repeated="10"/>
        </table:table-row>
        <table:table-row table:style-name="ro2">
          <table:table-cell table:formula="of:=[.A1048]+[.$D$1]" office:value-type="float" office:value="239.25">
            <text:p>239.25</text:p>
          </table:table-cell>
          <table:table-cell table:formula="of:=[.$M$2]+[.$M$3]*[.A1049]+[.$M$4]*[.A1049]^2+[.$M$5]*[.A1049]^3+[.$M$6]*[.A1049]^4+[.$N$2]*[.A1049]^5+[.$N$3]*[.A1049]^6+[.$N$4]*[.A1049]^7+[.$N$5]*[.A1049]^8+[.$N$6]*[.A1049]^9" office:value-type="float" office:value="63.8613885073064">
            <text:p>63.8613885073</text:p>
          </table:table-cell>
          <table:table-cell table:formula="of:=[.B1049]/([.$B$2]+[.B1049])*[.$B$1]" office:value-type="float" office:value="4.03546849125904">
            <text:p>4.0354684913</text:p>
          </table:table-cell>
          <table:table-cell table:formula="of:=[.$D$5]*[.C1049]-[.$D$4]" office:value-type="float" office:value="4.53262646752239">
            <text:p>4.5326264675</text:p>
          </table:table-cell>
          <table:table-cell table:formula="of:=INT([.D1049]/[.$B$1]*1024)" office:value-type="float" office:value="827">
            <text:p>827</text:p>
          </table:table-cell>
          <table:table-cell table:number-columns-repeated="10"/>
        </table:table-row>
        <table:table-row table:style-name="ro2">
          <table:table-cell table:formula="of:=[.A1049]+[.$D$1]" office:value-type="float" office:value="239.5">
            <text:p>239.5</text:p>
          </table:table-cell>
          <table:table-cell table:formula="of:=[.$M$2]+[.$M$3]*[.A1050]+[.$M$4]*[.A1050]^2+[.$M$5]*[.A1050]^3+[.$M$6]*[.A1050]^4+[.$N$2]*[.A1050]^5+[.$N$3]*[.A1050]^6+[.$N$4]*[.A1050]^7+[.$N$5]*[.A1050]^8+[.$N$6]*[.A1050]^9" office:value-type="float" office:value="65.5337825657771">
            <text:p>65.5337825658</text:p>
          </table:table-cell>
          <table:table-cell table:formula="of:=[.B1050]/([.$B$2]+[.B1050])*[.$B$1]" office:value-type="float" office:value="4.06458086669016">
            <text:p>4.0645808667</text:p>
          </table:table-cell>
          <table:table-cell table:formula="of:=[.$D$5]*[.C1050]-[.$D$4]" office:value-type="float" office:value="4.57384566459611">
            <text:p>4.5738456646</text:p>
          </table:table-cell>
          <table:table-cell table:formula="of:=INT([.D1050]/[.$B$1]*1024)" office:value-type="float" office:value="834">
            <text:p>834</text:p>
          </table:table-cell>
          <table:table-cell table:number-columns-repeated="10"/>
        </table:table-row>
        <table:table-row table:style-name="ro2">
          <table:table-cell table:formula="of:=[.A1050]+[.$D$1]" office:value-type="float" office:value="239.75">
            <text:p>239.75</text:p>
          </table:table-cell>
          <table:table-cell table:formula="of:=[.$M$2]+[.$M$3]*[.A1051]+[.$M$4]*[.A1051]^2+[.$M$5]*[.A1051]^3+[.$M$6]*[.A1051]^4+[.$N$2]*[.A1051]^5+[.$N$3]*[.A1051]^6+[.$N$4]*[.A1051]^7+[.$N$5]*[.A1051]^8+[.$N$6]*[.A1051]^9" office:value-type="float" office:value="67.2419750248446">
            <text:p>67.2419750248</text:p>
          </table:table-cell>
          <table:table-cell table:formula="of:=[.B1051]/([.$B$2]+[.B1051])*[.$B$1]" office:value-type="float" office:value="4.09322564392327">
            <text:p>4.0932256439</text:p>
          </table:table-cell>
          <table:table-cell table:formula="of:=[.$D$5]*[.C1051]-[.$D$4]" office:value-type="float" office:value="4.61440280568883">
            <text:p>4.6144028057</text:p>
          </table:table-cell>
          <table:table-cell table:formula="of:=INT([.D1051]/[.$B$1]*1024)" office:value-type="float" office:value="842">
            <text:p>842</text:p>
          </table:table-cell>
          <table:table-cell table:number-columns-repeated="10"/>
        </table:table-row>
        <table:table-row table:style-name="ro2">
          <table:table-cell table:formula="of:=[.A1051]+[.$D$1]" office:value-type="float" office:value="240">
            <text:p>240</text:p>
          </table:table-cell>
          <table:table-cell table:formula="of:=[.$M$2]+[.$M$3]*[.A1052]+[.$M$4]*[.A1052]^2+[.$M$5]*[.A1052]^3+[.$M$6]*[.A1052]^4+[.$N$2]*[.A1052]^5+[.$N$3]*[.A1052]^6+[.$N$4]*[.A1052]^7+[.$N$5]*[.A1052]^8+[.$N$6]*[.A1052]^9" office:value-type="float" office:value="68.9865797625462">
            <text:p>68.9865797625</text:p>
          </table:table-cell>
          <table:table-cell table:formula="of:=[.B1052]/([.$B$2]+[.B1052])*[.$B$1]" office:value-type="float" office:value="4.12140531219925">
            <text:p>4.1214053122</text:p>
          </table:table-cell>
          <table:table-cell table:formula="of:=[.$D$5]*[.C1052]-[.$D$4]" office:value-type="float" office:value="4.65430141522992">
            <text:p>4.6543014152</text:p>
          </table:table-cell>
          <table:table-cell table:formula="of:=INT([.D1052]/[.$B$1]*1024)" office:value-type="float" office:value="849">
            <text:p>849</text:p>
          </table:table-cell>
          <table:table-cell table:number-columns-repeated="10"/>
        </table:table-row>
        <table:table-row table:style-name="ro2">
          <table:table-cell table:formula="of:=[.A1052]+[.$D$1]" office:value-type="float" office:value="240.25">
            <text:p>240.25</text:p>
          </table:table-cell>
          <table:table-cell table:formula="of:=[.$M$2]+[.$M$3]*[.A1053]+[.$M$4]*[.A1053]^2+[.$M$5]*[.A1053]^3+[.$M$6]*[.A1053]^4+[.$N$2]*[.A1053]^5+[.$N$3]*[.A1053]^6+[.$N$4]*[.A1053]^7+[.$N$5]*[.A1053]^8+[.$N$6]*[.A1053]^9" office:value-type="float" office:value="70.7682189972402">
            <text:p>70.7682189972</text:p>
          </table:table-cell>
          <table:table-cell table:formula="of:=[.B1053]/([.$B$2]+[.B1053])*[.$B$1]" office:value-type="float" office:value="4.14912264125108">
            <text:p>4.1491226413</text:p>
          </table:table-cell>
          <table:table-cell table:formula="of:=[.$D$5]*[.C1053]-[.$D$4]" office:value-type="float" office:value="4.69354541478768">
            <text:p>4.6935454148</text:p>
          </table:table-cell>
          <table:table-cell table:formula="of:=INT([.D1053]/[.$B$1]*1024)" office:value-type="float" office:value="856">
            <text:p>856</text:p>
          </table:table-cell>
          <table:table-cell table:number-columns-repeated="10"/>
        </table:table-row>
        <table:table-row table:style-name="ro2">
          <table:table-cell table:formula="of:=[.A1053]+[.$D$1]" office:value-type="float" office:value="240.5">
            <text:p>240.5</text:p>
          </table:table-cell>
          <table:table-cell table:formula="of:=[.$M$2]+[.$M$3]*[.A1054]+[.$M$4]*[.A1054]^2+[.$M$5]*[.A1054]^3+[.$M$6]*[.A1054]^4+[.$N$2]*[.A1054]^5+[.$N$3]*[.A1054]^6+[.$N$4]*[.A1054]^7+[.$N$5]*[.A1054]^8+[.$N$6]*[.A1054]^9" office:value-type="float" office:value="72.5875233760235">
            <text:p>72.587523376</text:p>
          </table:table-cell>
          <table:table-cell table:formula="of:=[.B1054]/([.$B$2]+[.B1054])*[.$B$1]" office:value-type="float" office:value="4.1763806646085">
            <text:p>4.1763806646</text:p>
          </table:table-cell>
          <table:table-cell table:formula="of:=[.$D$5]*[.C1054]-[.$D$4]" office:value-type="float" office:value="4.73213909943109">
            <text:p>4.7321390994</text:p>
          </table:table-cell>
          <table:table-cell table:formula="of:=INT([.D1054]/[.$B$1]*1024)" office:value-type="float" office:value="863">
            <text:p>863</text:p>
          </table:table-cell>
          <table:table-cell table:number-columns-repeated="10"/>
        </table:table-row>
        <table:table-row table:style-name="ro2">
          <table:table-cell table:formula="of:=[.A1054]+[.$D$1]" office:value-type="float" office:value="240.75">
            <text:p>240.75</text:p>
          </table:table-cell>
          <table:table-cell table:formula="of:=[.$M$2]+[.$M$3]*[.A1055]+[.$M$4]*[.A1055]^2+[.$M$5]*[.A1055]^3+[.$M$6]*[.A1055]^4+[.$N$2]*[.A1055]^5+[.$N$3]*[.A1055]^6+[.$N$4]*[.A1055]^7+[.$N$5]*[.A1055]^8+[.$N$6]*[.A1055]^9" office:value-type="float" office:value="74.4451320629523">
            <text:p>74.445132063</text:p>
          </table:table-cell>
          <table:table-cell table:formula="of:=[.B1055]/([.$B$2]+[.B1055])*[.$B$1]" office:value-type="float" office:value="4.20318266327621">
            <text:p>4.2031826633</text:p>
          </table:table-cell>
          <table:table-cell table:formula="of:=[.$D$5]*[.C1055]-[.$D$4]" office:value-type="float" office:value="4.7700871146203">
            <text:p>4.7700871146</text:p>
          </table:table-cell>
          <table:table-cell table:formula="of:=INT([.D1055]/[.$B$1]*1024)" office:value-type="float" office:value="870">
            <text:p>870</text:p>
          </table:table-cell>
          <table:table-cell table:number-columns-repeated="10"/>
        </table:table-row>
        <table:table-row table:style-name="ro2">
          <table:table-cell table:formula="of:=[.A1055]+[.$D$1]" office:value-type="float" office:value="241">
            <text:p>241</text:p>
          </table:table-cell>
          <table:table-cell table:formula="of:=[.$M$2]+[.$M$3]*[.A1056]+[.$M$4]*[.A1056]^2+[.$M$5]*[.A1056]^3+[.$M$6]*[.A1056]^4+[.$N$2]*[.A1056]^5+[.$N$3]*[.A1056]^6+[.$N$4]*[.A1056]^7+[.$N$5]*[.A1056]^8+[.$N$6]*[.A1056]^9" office:value-type="float" office:value="76.3416928286169">
            <text:p>76.3416928286</text:p>
          </table:table-cell>
          <table:table-cell table:formula="of:=[.B1056]/([.$B$2]+[.B1056])*[.$B$1]" office:value-type="float" office:value="4.22953214983143">
            <text:p>4.2295321498</text:p>
          </table:table-cell>
          <table:table-cell table:formula="of:=[.$D$5]*[.C1056]-[.$D$4]" office:value-type="float" office:value="4.80739443369087">
            <text:p>4.8073944337</text:p>
          </table:table-cell>
          <table:table-cell table:formula="of:=INT([.D1056]/[.$B$1]*1024)" office:value-type="float" office:value="877">
            <text:p>877</text:p>
          </table:table-cell>
          <table:table-cell table:number-columns-repeated="10"/>
        </table:table-row>
        <table:table-row table:style-name="ro2">
          <table:table-cell table:formula="of:=[.A1056]+[.$D$1]" office:value-type="float" office:value="241.25">
            <text:p>241.25</text:p>
          </table:table-cell>
          <table:table-cell table:formula="of:=[.$M$2]+[.$M$3]*[.A1057]+[.$M$4]*[.A1057]^2+[.$M$5]*[.A1057]^3+[.$M$6]*[.A1057]^4+[.$N$2]*[.A1057]^5+[.$N$3]*[.A1057]^6+[.$N$4]*[.A1057]^7+[.$N$5]*[.A1057]^8+[.$N$6]*[.A1057]^9" office:value-type="float" office:value="78.2778621400357">
            <text:p>78.27786214</text:p>
          </table:table-cell>
          <table:table-cell table:formula="of:=[.B1057]/([.$B$2]+[.B1057])*[.$B$1]" office:value-type="float" office:value="4.2554328529427">
            <text:p>4.2554328529</text:p>
          </table:table-cell>
          <table:table-cell table:formula="of:=[.$D$5]*[.C1057]-[.$D$4]" office:value-type="float" office:value="4.84406633593454">
            <text:p>4.8440663359</text:p>
          </table:table-cell>
          <table:table-cell table:formula="of:=INT([.D1057]/[.$B$1]*1024)" office:value-type="float" office:value="884">
            <text:p>884</text:p>
          </table:table-cell>
          <table:table-cell table:number-columns-repeated="10"/>
        </table:table-row>
        <table:table-row table:style-name="ro2">
          <table:table-cell table:formula="of:=[.A1057]+[.$D$1]" office:value-type="float" office:value="241.5">
            <text:p>241.5</text:p>
          </table:table-cell>
          <table:table-cell table:formula="of:=[.$M$2]+[.$M$3]*[.A1058]+[.$M$4]*[.A1058]^2+[.$M$5]*[.A1058]^3+[.$M$6]*[.A1058]^4+[.$N$2]*[.A1058]^5+[.$N$3]*[.A1058]^6+[.$N$4]*[.A1058]^7+[.$N$5]*[.A1058]^8+[.$N$6]*[.A1058]^9" office:value-type="float" office:value="80.2543052515466">
            <text:p>80.2543052515</text:p>
          </table:table-cell>
          <table:table-cell table:formula="of:=[.B1058]/([.$B$2]+[.B1058])*[.$B$1]" office:value-type="float" office:value="4.28088870233505">
            <text:p>4.2808887023</text:p>
          </table:table-cell>
          <table:table-cell table:formula="of:=[.$D$5]*[.C1058]-[.$D$4]" office:value-type="float" office:value="4.88010838531195">
            <text:p>4.8801083853</text:p>
          </table:table-cell>
          <table:table-cell table:formula="of:=INT([.D1058]/[.$B$1]*1024)" office:value-type="float" office:value="890">
            <text:p>890</text:p>
          </table:table-cell>
          <table:table-cell table:number-columns-repeated="10"/>
        </table:table-row>
        <table:table-row table:style-name="ro2">
          <table:table-cell table:formula="of:=[.A1058]+[.$D$1]" office:value-type="float" office:value="241.75">
            <text:p>241.75</text:p>
          </table:table-cell>
          <table:table-cell table:formula="of:=[.$M$2]+[.$M$3]*[.A1059]+[.$M$4]*[.A1059]^2+[.$M$5]*[.A1059]^3+[.$M$6]*[.A1059]^4+[.$N$2]*[.A1059]^5+[.$N$3]*[.A1059]^6+[.$N$4]*[.A1059]^7+[.$N$5]*[.A1059]^8+[.$N$6]*[.A1059]^9" office:value-type="float" office:value="82.271696296164">
            <text:p>82.2716962962</text:p>
          </table:table-cell>
          <table:table-cell table:formula="of:=[.B1059]/([.$B$2]+[.B1059])*[.$B$1]" office:value-type="float" office:value="4.30590381420655">
            <text:p>4.3059038142</text:p>
          </table:table-cell>
          <table:table-cell table:formula="of:=[.$D$5]*[.C1059]-[.$D$4]" office:value-type="float" office:value="4.91552640980439">
            <text:p>4.9155264098</text:p>
          </table:table-cell>
          <table:table-cell table:formula="of:=INT([.D1059]/[.$B$1]*1024)" office:value-type="float" office:value="897">
            <text:p>897</text:p>
          </table:table-cell>
          <table:table-cell table:number-columns-repeated="10"/>
        </table:table-row>
        <table:table-row table:style-name="ro2">
          <table:table-cell table:formula="of:=[.A1059]+[.$D$1]" office:value-type="float" office:value="242">
            <text:p>242</text:p>
          </table:table-cell>
          <table:table-cell table:formula="of:=[.$M$2]+[.$M$3]*[.A1060]+[.$M$4]*[.A1060]^2+[.$M$5]*[.A1060]^3+[.$M$6]*[.A1060]^4+[.$N$2]*[.A1060]^5+[.$N$3]*[.A1060]^6+[.$N$4]*[.A1060]^7+[.$N$5]*[.A1060]^8+[.$N$6]*[.A1060]^9" office:value-type="float" office:value="84.3307183777579">
            <text:p>84.3307183778</text:p>
          </table:table-cell>
          <table:table-cell table:formula="of:=[.B1060]/([.$B$2]+[.B1060])*[.$B$1]" office:value-type="float" office:value="4.33048247711085">
            <text:p>4.3304824771</text:p>
          </table:table-cell>
          <table:table-cell table:formula="of:=[.$D$5]*[.C1060]-[.$D$4]" office:value-type="float" office:value="4.95032648142541">
            <text:p>4.9503264814</text:p>
          </table:table-cell>
          <table:table-cell table:formula="of:=INT([.D1060]/[.$B$1]*1024)" office:value-type="float" office:value="903">
            <text:p>903</text:p>
          </table:table-cell>
          <table:table-cell table:number-columns-repeated="10"/>
        </table:table-row>
        <table:table-row table:style-name="ro2">
          <table:table-cell table:formula="of:=[.A1060]+[.$D$1]" office:value-type="float" office:value="242.25">
            <text:p>242.25</text:p>
          </table:table-cell>
          <table:table-cell table:formula="of:=[.$M$2]+[.$M$3]*[.A1061]+[.$M$4]*[.A1061]^2+[.$M$5]*[.A1061]^3+[.$M$6]*[.A1061]^4+[.$N$2]*[.A1061]^5+[.$N$3]*[.A1061]^6+[.$N$4]*[.A1061]^7+[.$N$5]*[.A1061]^8+[.$N$6]*[.A1061]^9" office:value-type="float" office:value="86.432063663895">
            <text:p>86.4320636639</text:p>
          </table:table-cell>
          <table:table-cell table:formula="of:=[.B1061]/([.$B$2]+[.B1061])*[.$B$1]" office:value-type="float" office:value="4.35462913831106">
            <text:p>4.3546291383</text:p>
          </table:table-cell>
          <table:table-cell table:formula="of:=[.$D$5]*[.C1061]-[.$D$4]" office:value-type="float" office:value="4.98451489689974">
            <text:p>4.9845148969</text:p>
          </table:table-cell>
          <table:table-cell table:formula="of:=INT([.D1061]/[.$B$1]*1024)" office:value-type="float" office:value="909">
            <text:p>909</text:p>
          </table:table-cell>
          <table:table-cell table:number-columns-repeated="10"/>
        </table:table-row>
        <table:table-row table:style-name="ro2">
          <table:table-cell table:formula="of:=[.A1061]+[.$D$1]" office:value-type="float" office:value="242.5">
            <text:p>242.5</text:p>
          </table:table-cell>
          <table:table-cell table:formula="of:=[.$M$2]+[.$M$3]*[.A1062]+[.$M$4]*[.A1062]^2+[.$M$5]*[.A1062]^3+[.$M$6]*[.A1062]^4+[.$N$2]*[.A1062]^5+[.$N$3]*[.A1062]^6+[.$N$4]*[.A1062]^7+[.$N$5]*[.A1062]^8+[.$N$6]*[.A1062]^9" office:value-type="float" office:value="88.5764334797277">
            <text:p>88.5764334797</text:p>
          </table:table-cell>
          <table:table-cell table:formula="of:=[.B1062]/([.$B$2]+[.B1062])*[.$B$1]" office:value-type="float" office:value="4.37834839061444">
            <text:p>4.3783483906</text:p>
          </table:table-cell>
          <table:table-cell table:formula="of:=[.$D$5]*[.C1062]-[.$D$4]" office:value-type="float" office:value="5.01809815902299">
            <text:p>5.018098159</text:p>
          </table:table-cell>
          <table:table-cell table:formula="of:=INT([.D1062]/[.$B$1]*1024)" office:value-type="float" office:value="915">
            <text:p>915</text:p>
          </table:table-cell>
          <table:table-cell table:number-columns-repeated="10"/>
        </table:table-row>
        <table:table-row table:style-name="ro2">
          <table:table-cell table:formula="of:=[.A1062]+[.$D$1]" office:value-type="float" office:value="242.75">
            <text:p>242.75</text:p>
          </table:table-cell>
          <table:table-cell table:formula="of:=[.$M$2]+[.$M$3]*[.A1063]+[.$M$4]*[.A1063]^2+[.$M$5]*[.A1063]^3+[.$M$6]*[.A1063]^4+[.$N$2]*[.A1063]^5+[.$N$3]*[.A1063]^6+[.$N$4]*[.A1063]^7+[.$N$5]*[.A1063]^8+[.$N$6]*[.A1063]^9" office:value-type="float" office:value="90.7645384018324">
            <text:p>90.7645384018</text:p>
          </table:table-cell>
          <table:table-cell table:formula="of:=[.B1063]/([.$B$2]+[.B1063])*[.$B$1]" office:value-type="float" office:value="4.40164495967849">
            <text:p>4.4016449597</text:p>
          </table:table-cell>
          <table:table-cell table:formula="of:=[.$D$5]*[.C1063]-[.$D$4]" office:value-type="float" office:value="5.05108295868885">
            <text:p>5.0510829587</text:p>
          </table:table-cell>
          <table:table-cell table:formula="of:=INT([.D1063]/[.$B$1]*1024)" office:value-type="float" office:value="921">
            <text:p>921</text:p>
          </table:table-cell>
          <table:table-cell table:number-columns-repeated="10"/>
        </table:table-row>
        <table:table-row table:style-name="ro2">
          <table:table-cell table:formula="of:=[.A1063]+[.$D$1]" office:value-type="float" office:value="243">
            <text:p>243</text:p>
          </table:table-cell>
          <table:table-cell table:formula="of:=[.$M$2]+[.$M$3]*[.A1064]+[.$M$4]*[.A1064]^2+[.$M$5]*[.A1064]^3+[.$M$6]*[.A1064]^4+[.$N$2]*[.A1064]^5+[.$N$3]*[.A1064]^6+[.$N$4]*[.A1064]^7+[.$N$5]*[.A1064]^8+[.$N$6]*[.A1064]^9" office:value-type="float" office:value="92.9970983539461">
            <text:p>92.9970983539</text:p>
          </table:table-cell>
          <table:table-cell table:formula="of:=[.B1064]/([.$B$2]+[.B1064])*[.$B$1]" office:value-type="float" office:value="4.4245236918116">
            <text:p>4.4245236918</text:p>
          </table:table-cell>
          <table:table-cell table:formula="of:=[.$D$5]*[.C1064]-[.$D$4]" office:value-type="float" office:value="5.08347615761631">
            <text:p>5.0834761576</text:p>
          </table:table-cell>
          <table:table-cell table:formula="of:=INT([.D1064]/[.$B$1]*1024)" office:value-type="float" office:value="927">
            <text:p>927</text:p>
          </table:table-cell>
          <table:table-cell table:number-columns-repeated="10"/>
        </table:table-row>
        <table:table-row table:style-name="ro2">
          <table:table-cell table:formula="of:=[.A1064]+[.$D$1]" office:value-type="float" office:value="243.25">
            <text:p>243.25</text:p>
          </table:table-cell>
          <table:table-cell table:formula="of:=[.$M$2]+[.$M$3]*[.A1065]+[.$M$4]*[.A1065]^2+[.$M$5]*[.A1065]^3+[.$M$6]*[.A1065]^4+[.$N$2]*[.A1065]^5+[.$N$3]*[.A1065]^6+[.$N$4]*[.A1065]^7+[.$N$5]*[.A1065]^8+[.$N$6]*[.A1065]^9" office:value-type="float" office:value="95.2748427021434">
            <text:p>95.2748427021</text:p>
          </table:table-cell>
          <table:table-cell table:formula="of:=[.B1065]/([.$B$2]+[.B1065])*[.$B$1]" office:value-type="float" office:value="4.44698954224031">
            <text:p>4.4469895422</text:p>
          </table:table-cell>
          <table:table-cell table:formula="of:=[.$D$5]*[.C1065]-[.$D$4]" office:value-type="float" office:value="5.11528477173785">
            <text:p>5.1152847717</text:p>
          </table:table-cell>
          <table:table-cell table:formula="of:=INT([.D1065]/[.$B$1]*1024)" office:value-type="float" office:value="933">
            <text:p>933</text:p>
          </table:table-cell>
          <table:table-cell table:number-columns-repeated="10"/>
        </table:table-row>
        <table:table-row table:style-name="ro2">
          <table:table-cell table:formula="of:=[.A1065]+[.$D$1]" office:value-type="float" office:value="243.5">
            <text:p>243.5</text:p>
          </table:table-cell>
          <table:table-cell table:formula="of:=[.$M$2]+[.$M$3]*[.A1066]+[.$M$4]*[.A1066]^2+[.$M$5]*[.A1066]^3+[.$M$6]*[.A1066]^4+[.$N$2]*[.A1066]^5+[.$N$3]*[.A1066]^6+[.$N$4]*[.A1066]^7+[.$N$5]*[.A1066]^8+[.$N$6]*[.A1066]^9" office:value-type="float" office:value="97.5985103517378">
            <text:p>97.5985103517</text:p>
          </table:table-cell>
          <table:table-cell table:formula="of:=[.B1066]/([.$B$2]+[.B1066])*[.$B$1]" office:value-type="float" office:value="4.46904756386613">
            <text:p>4.4690475639</text:p>
          </table:table-cell>
          <table:table-cell table:formula="of:=[.$D$5]*[.C1066]-[.$D$4]" office:value-type="float" office:value="5.14651595528046">
            <text:p>5.1465159553</text:p>
          </table:table-cell>
          <table:table-cell table:formula="of:=INT([.D1066]/[.$B$1]*1024)" office:value-type="float" office:value="939">
            <text:p>939</text:p>
          </table:table-cell>
          <table:table-cell table:number-columns-repeated="10"/>
        </table:table-row>
        <table:table-row table:style-name="ro2">
          <table:table-cell table:formula="of:=[.A1066]+[.$D$1]" office:value-type="float" office:value="243.75">
            <text:p>243.75</text:p>
          </table:table-cell>
          <table:table-cell table:formula="of:=[.$M$2]+[.$M$3]*[.A1067]+[.$M$4]*[.A1067]^2+[.$M$5]*[.A1067]^3+[.$M$6]*[.A1067]^4+[.$N$2]*[.A1067]^5+[.$N$3]*[.A1067]^6+[.$N$4]*[.A1067]^7+[.$N$5]*[.A1067]^8+[.$N$6]*[.A1067]^9" office:value-type="float" office:value="99.9688498444812">
            <text:p>99.9688498445</text:p>
          </table:table-cell>
          <table:table-cell table:formula="of:=[.B1067]/([.$B$2]+[.B1067])*[.$B$1]" office:value-type="float" office:value="4.4907028964925">
            <text:p>4.4907028965</text:p>
          </table:table-cell>
          <table:table-cell table:formula="of:=[.$D$5]*[.C1067]-[.$D$4]" office:value-type="float" office:value="5.17717698551262">
            <text:p>5.1771769855</text:p>
          </table:table-cell>
          <table:table-cell table:formula="of:=INT([.D1067]/[.$B$1]*1024)" office:value-type="float" office:value="944">
            <text:p>944</text:p>
          </table:table-cell>
          <table:table-cell table:number-columns-repeated="10"/>
        </table:table-row>
        <table:table-row table:style-name="ro2">
          <table:table-cell table:formula="of:=[.A1067]+[.$D$1]" office:value-type="float" office:value="244">
            <text:p>244</text:p>
          </table:table-cell>
          <table:table-cell table:formula="of:=[.$M$2]+[.$M$3]*[.A1068]+[.$M$4]*[.A1068]^2+[.$M$5]*[.A1068]^3+[.$M$6]*[.A1068]^4+[.$N$2]*[.A1068]^5+[.$N$3]*[.A1068]^6+[.$N$4]*[.A1068]^7+[.$N$5]*[.A1068]^8+[.$N$6]*[.A1068]^9" office:value-type="float" office:value="102.386619456738">
            <text:p>102.3866194567</text:p>
          </table:table-cell>
          <table:table-cell table:formula="of:=[.B1068]/([.$B$2]+[.B1068])*[.$B$1]" office:value-type="float" office:value="4.51196075652426">
            <text:p>4.5119607565</text:p>
          </table:table-cell>
          <table:table-cell table:formula="of:=[.$D$5]*[.C1068]-[.$D$4]" office:value-type="float" office:value="5.20727524815999">
            <text:p>5.2072752482</text:p>
          </table:table-cell>
          <table:table-cell table:formula="of:=INT([.D1068]/[.$B$1]*1024)" office:value-type="float" office:value="950">
            <text:p>950</text:p>
          </table:table-cell>
          <table:table-cell table:number-columns-repeated="10"/>
        </table:table-row>
        <table:table-row table:style-name="ro2">
          <table:table-cell table:formula="of:=[.A1068]+[.$D$1]" office:value-type="float" office:value="244.25">
            <text:p>244.25</text:p>
          </table:table-cell>
          <table:table-cell table:formula="of:=[.$M$2]+[.$M$3]*[.A1069]+[.$M$4]*[.A1069]^2+[.$M$5]*[.A1069]^3+[.$M$6]*[.A1069]^4+[.$N$2]*[.A1069]^5+[.$N$3]*[.A1069]^6+[.$N$4]*[.A1069]^7+[.$N$5]*[.A1069]^8+[.$N$6]*[.A1069]^9" office:value-type="float" office:value="104.852587298054">
            <text:p>104.8525872981</text:p>
          </table:table-cell>
          <table:table-cell table:formula="of:=[.B1069]/([.$B$2]+[.B1069])*[.$B$1]" office:value-type="float" office:value="4.53282642712776">
            <text:p>4.5328264271</text:p>
          </table:table-cell>
          <table:table-cell table:formula="of:=[.$D$5]*[.C1069]-[.$D$4]" office:value-type="float" office:value="5.23681822347356">
            <text:p>5.2368182235</text:p>
          </table:table-cell>
          <table:table-cell table:formula="of:=INT([.D1069]/[.$B$1]*1024)" office:value-type="float" office:value="955">
            <text:p>955</text:p>
          </table:table-cell>
          <table:table-cell table:number-columns-repeated="10"/>
        </table:table-row>
        <table:table-row table:style-name="ro2">
          <table:table-cell table:formula="of:=[.A1069]+[.$D$1]" office:value-type="float" office:value="244.5">
            <text:p>244.5</text:p>
          </table:table-cell>
          <table:table-cell table:formula="of:=[.$M$2]+[.$M$3]*[.A1070]+[.$M$4]*[.A1070]^2+[.$M$5]*[.A1070]^3+[.$M$6]*[.A1070]^4+[.$N$2]*[.A1070]^5+[.$N$3]*[.A1070]^6+[.$N$4]*[.A1070]^7+[.$N$5]*[.A1070]^8+[.$N$6]*[.A1070]^9" office:value-type="float" office:value="107.367531410848">
            <text:p>107.3675314108</text:p>
          </table:table-cell>
          <table:table-cell table:formula="of:=[.B1070]/([.$B$2]+[.B1070])*[.$B$1]" office:value-type="float" office:value="4.55330524885136">
            <text:p>4.5533052489</text:p>
          </table:table-cell>
          <table:table-cell table:formula="of:=[.$D$5]*[.C1070]-[.$D$4]" office:value-type="float" office:value="5.2658134729495">
            <text:p>5.2658134729</text:p>
          </table:table-cell>
          <table:table-cell table:formula="of:=INT([.D1070]/[.$B$1]*1024)" office:value-type="float" office:value="961">
            <text:p>961</text:p>
          </table:table-cell>
          <table:table-cell table:number-columns-repeated="10"/>
        </table:table-row>
        <table:table-row table:style-name="ro2">
          <table:table-cell table:formula="of:=[.A1070]+[.$D$1]" office:value-type="float" office:value="244.75">
            <text:p>244.75</text:p>
          </table:table-cell>
          <table:table-cell table:formula="of:=[.$M$2]+[.$M$3]*[.A1071]+[.$M$4]*[.A1071]^2+[.$M$5]*[.A1071]^3+[.$M$6]*[.A1071]^4+[.$N$2]*[.A1071]^5+[.$N$3]*[.A1071]^6+[.$N$4]*[.A1071]^7+[.$N$5]*[.A1071]^8+[.$N$6]*[.A1071]^9" office:value-type="float" office:value="109.932239870686">
            <text:p>109.9322398707</text:p>
          </table:table-cell>
          <table:table-cell table:formula="of:=[.B1071]/([.$B$2]+[.B1071])*[.$B$1]" office:value-type="float" office:value="4.5734026106929">
            <text:p>4.5734026107</text:p>
          </table:table-cell>
          <table:table-cell table:formula="of:=[.$D$5]*[.C1071]-[.$D$4]" office:value-type="float" office:value="5.29426862668191">
            <text:p>5.2942686267</text:p>
          </table:table-cell>
          <table:table-cell table:formula="of:=INT([.D1071]/[.$B$1]*1024)" office:value-type="float" office:value="966">
            <text:p>966</text:p>
          </table:table-cell>
          <table:table-cell table:number-columns-repeated="10"/>
        </table:table-row>
        <table:table-row table:style-name="ro2">
          <table:table-cell table:formula="of:=[.A1071]+[.$D$1]" office:value-type="float" office:value="245">
            <text:p>245</text:p>
          </table:table-cell>
          <table:table-cell table:formula="of:=[.$M$2]+[.$M$3]*[.A1072]+[.$M$4]*[.A1072]^2+[.$M$5]*[.A1072]^3+[.$M$6]*[.A1072]^4+[.$N$2]*[.A1072]^5+[.$N$3]*[.A1072]^6+[.$N$4]*[.A1072]^7+[.$N$5]*[.A1072]^8+[.$N$6]*[.A1072]^9" office:value-type="float" office:value="112.547510887351">
            <text:p>112.5475108874</text:p>
          </table:table-cell>
          <table:table-cell table:formula="of:=[.B1072]/([.$B$2]+[.B1072])*[.$B$1]" office:value-type="float" office:value="4.59312394160737">
            <text:p>4.5931239416</text:p>
          </table:table-cell>
          <table:table-cell table:formula="of:=[.$D$5]*[.C1072]-[.$D$4]" office:value-type="float" office:value="5.32219137133882">
            <text:p>5.3221913713</text:p>
          </table:table-cell>
          <table:table-cell table:formula="of:=INT([.D1072]/[.$B$1]*1024)" office:value-type="float" office:value="971">
            <text:p>971</text:p>
          </table:table-cell>
          <table:table-cell table:number-columns-repeated="10"/>
        </table:table-row>
        <table:table-row table:style-name="ro2">
          <table:table-cell table:formula="of:=[.A1072]+[.$D$1]" office:value-type="float" office:value="245.25">
            <text:p>245.25</text:p>
          </table:table-cell>
          <table:table-cell table:formula="of:=[.$M$2]+[.$M$3]*[.A1073]+[.$M$4]*[.A1073]^2+[.$M$5]*[.A1073]^3+[.$M$6]*[.A1073]^4+[.$N$2]*[.A1073]^5+[.$N$3]*[.A1073]^6+[.$N$4]*[.A1073]^7+[.$N$5]*[.A1073]^8+[.$N$6]*[.A1073]^9" office:value-type="float" office:value="115.214152906687">
            <text:p>115.2141529067</text:p>
          </table:table-cell>
          <table:table-cell table:formula="of:=[.B1073]/([.$B$2]+[.B1073])*[.$B$1]" office:value-type="float" office:value="4.61247470244477">
            <text:p>4.6124747024</text:p>
          </table:table-cell>
          <table:table-cell table:formula="of:=[.$D$5]*[.C1073]-[.$D$4]" office:value-type="float" office:value="5.34958943874732">
            <text:p>5.3495894387</text:p>
          </table:table-cell>
          <table:table-cell table:formula="of:=INT([.D1073]/[.$B$1]*1024)" office:value-type="float" office:value="976">
            <text:p>976</text:p>
          </table:table-cell>
          <table:table-cell table:number-columns-repeated="10"/>
        </table:table-row>
        <table:table-row table:style-name="ro2">
          <table:table-cell table:formula="of:=[.A1073]+[.$D$1]" office:value-type="float" office:value="245.5">
            <text:p>245.5</text:p>
          </table:table-cell>
          <table:table-cell table:formula="of:=[.$M$2]+[.$M$3]*[.A1074]+[.$M$4]*[.A1074]^2+[.$M$5]*[.A1074]^3+[.$M$6]*[.A1074]^4+[.$N$2]*[.A1074]^5+[.$N$3]*[.A1074]^6+[.$N$4]*[.A1074]^7+[.$N$5]*[.A1074]^8+[.$N$6]*[.A1074]^9" office:value-type="float" office:value="117.932984713261">
            <text:p>117.9329847133</text:p>
          </table:table-cell>
          <table:table-cell table:formula="of:=[.B1074]/([.$B$2]+[.B1074])*[.$B$1]" office:value-type="float" office:value="4.63146037830816">
            <text:p>4.6314603783</text:p>
          </table:table-cell>
          <table:table-cell table:formula="of:=[.$D$5]*[.C1074]-[.$D$4]" office:value-type="float" office:value="5.37647059507351">
            <text:p>5.3764705951</text:p>
          </table:table-cell>
          <table:table-cell table:formula="of:=INT([.D1074]/[.$B$1]*1024)" office:value-type="float" office:value="981">
            <text:p>981</text:p>
          </table:table-cell>
          <table:table-cell table:number-columns-repeated="10"/>
        </table:table-row>
        <table:table-row table:style-name="ro2">
          <table:table-cell table:formula="of:=[.A1074]+[.$D$1]" office:value-type="float" office:value="245.75">
            <text:p>245.75</text:p>
          </table:table-cell>
          <table:table-cell table:formula="of:=[.$M$2]+[.$M$3]*[.A1075]+[.$M$4]*[.A1075]^2+[.$M$5]*[.A1075]^3+[.$M$6]*[.A1075]^4+[.$N$2]*[.A1075]^5+[.$N$3]*[.A1075]^6+[.$N$4]*[.A1075]^7+[.$N$5]*[.A1075]^8+[.$N$6]*[.A1075]^9" office:value-type="float" office:value="120.704835533652">
            <text:p>120.7048355337</text:p>
          </table:table-cell>
          <table:table-cell table:formula="of:=[.B1075]/([.$B$2]+[.B1075])*[.$B$1]" office:value-type="float" office:value="4.65008647131977">
            <text:p>4.6500864713</text:p>
          </table:table-cell>
          <table:table-cell table:formula="of:=[.$D$5]*[.C1075]-[.$D$4]" office:value-type="float" office:value="5.40284263058039">
            <text:p>5.4028426306</text:p>
          </table:table-cell>
          <table:table-cell table:formula="of:=INT([.D1075]/[.$B$1]*1024)" office:value-type="float" office:value="986">
            <text:p>986</text:p>
          </table:table-cell>
          <table:table-cell table:number-columns-repeated="10"/>
        </table:table-row>
        <table:table-row table:style-name="ro2">
          <table:table-cell table:formula="of:=[.A1075]+[.$D$1]" office:value-type="float" office:value="246">
            <text:p>246</text:p>
          </table:table-cell>
          <table:table-cell table:formula="of:=[.$M$2]+[.$M$3]*[.A1076]+[.$M$4]*[.A1076]^2+[.$M$5]*[.A1076]^3+[.$M$6]*[.A1076]^4+[.$N$2]*[.A1076]^5+[.$N$3]*[.A1076]^6+[.$N$4]*[.A1076]^7+[.$N$5]*[.A1076]^8+[.$N$6]*[.A1076]^9" office:value-type="float" office:value="123.530545140828">
            <text:p>123.5305451408</text:p>
          </table:table-cell>
          <table:table-cell table:formula="of:=[.B1076]/([.$B$2]+[.B1076])*[.$B$1]" office:value-type="float" office:value="4.66835849378721">
            <text:p>4.6683584938</text:p>
          </table:table-cell>
          <table:table-cell table:formula="of:=[.$D$5]*[.C1076]-[.$D$4]" office:value-type="float" office:value="5.42871334995204">
            <text:p>5.42871335</text:p>
          </table:table-cell>
          <table:table-cell table:formula="of:=INT([.D1076]/[.$B$1]*1024)" office:value-type="float" office:value="990">
            <text:p>990</text:p>
          </table:table-cell>
          <table:table-cell table:number-columns-repeated="10"/>
        </table:table-row>
        <table:table-row table:style-name="ro2">
          <table:table-cell table:formula="of:=[.A1076]+[.$D$1]" office:value-type="float" office:value="246.25">
            <text:p>246.25</text:p>
          </table:table-cell>
          <table:table-cell table:formula="of:=[.$M$2]+[.$M$3]*[.A1077]+[.$M$4]*[.A1077]^2+[.$M$5]*[.A1077]^3+[.$M$6]*[.A1077]^4+[.$N$2]*[.A1077]^5+[.$N$3]*[.A1077]^6+[.$N$4]*[.A1077]^7+[.$N$5]*[.A1077]^8+[.$N$6]*[.A1077]^9" office:value-type="float" office:value="126.410963958668">
            <text:p>126.4109639587</text:p>
          </table:table-cell>
          <table:table-cell table:formula="of:=[.B1077]/([.$B$2]+[.B1077])*[.$B$1]" office:value-type="float" office:value="4.68628196175177">
            <text:p>4.6862819618</text:p>
          </table:table-cell>
          <table:table-cell table:formula="of:=[.$D$5]*[.C1077]-[.$D$4]" office:value-type="float" office:value="5.45409056315896">
            <text:p>5.4540905632</text:p>
          </table:table-cell>
          <table:table-cell table:formula="of:=INT([.D1077]/[.$B$1]*1024)" office:value-type="float" office:value="995">
            <text:p>995</text:p>
          </table:table-cell>
          <table:table-cell table:number-columns-repeated="10"/>
        </table:table-row>
        <table:table-row table:style-name="ro2">
          <table:table-cell table:formula="of:=[.A1077]+[.$D$1]" office:value-type="float" office:value="246.5">
            <text:p>246.5</text:p>
          </table:table-cell>
          <table:table-cell table:formula="of:=[.$M$2]+[.$M$3]*[.A1078]+[.$M$4]*[.A1078]^2+[.$M$5]*[.A1078]^3+[.$M$6]*[.A1078]^4+[.$N$2]*[.A1078]^5+[.$N$3]*[.A1078]^6+[.$N$4]*[.A1078]^7+[.$N$5]*[.A1078]^8+[.$N$6]*[.A1078]^9" office:value-type="float" office:value="129.34695316822">
            <text:p>129.3469531682</text:p>
          </table:table-cell>
          <table:table-cell table:formula="of:=[.B1078]/([.$B$2]+[.B1078])*[.$B$1]" office:value-type="float" office:value="4.70386238891746">
            <text:p>4.7038623889</text:p>
          </table:table-cell>
          <table:table-cell table:formula="of:=[.$D$5]*[.C1078]-[.$D$4]" office:value-type="float" office:value="5.47898207686238">
            <text:p>5.4789820769</text:p>
          </table:table-cell>
          <table:table-cell table:formula="of:=INT([.D1078]/[.$B$1]*1024)" office:value-type="float" office:value="1000">
            <text:p>1000</text:p>
          </table:table-cell>
          <table:table-cell table:number-columns-repeated="10"/>
        </table:table-row>
        <table:table-row table:style-name="ro2">
          <table:table-cell table:formula="of:=[.A1078]+[.$D$1]" office:value-type="float" office:value="246.75">
            <text:p>246.75</text:p>
          </table:table-cell>
          <table:table-cell table:formula="of:=[.$M$2]+[.$M$3]*[.A1079]+[.$M$4]*[.A1079]^2+[.$M$5]*[.A1079]^3+[.$M$6]*[.A1079]^4+[.$N$2]*[.A1079]^5+[.$N$3]*[.A1079]^6+[.$N$4]*[.A1079]^7+[.$N$5]*[.A1079]^8+[.$N$6]*[.A1079]^9" office:value-type="float" office:value="132.339384813997">
            <text:p>132.339384814</text:p>
          </table:table-cell>
          <table:table-cell table:formula="of:=[.B1079]/([.$B$2]+[.B1079])*[.$B$1]" office:value-type="float" office:value="4.72110528093764">
            <text:p>4.7211052809</text:p>
          </table:table-cell>
          <table:table-cell table:formula="of:=[.$D$5]*[.C1079]-[.$D$4]" office:value-type="float" office:value="5.50339568632487">
            <text:p>5.5033956863</text:p>
          </table:table-cell>
          <table:table-cell table:formula="of:=INT([.D1079]/[.$B$1]*1024)" office:value-type="float" office:value="1004">
            <text:p>1004</text:p>
          </table:table-cell>
          <table:table-cell table:number-columns-repeated="10"/>
        </table:table-row>
        <table:table-row table:style-name="ro2">
          <table:table-cell table:formula="of:=[.A1079]+[.$D$1]" office:value-type="float" office:value="247">
            <text:p>247</text:p>
          </table:table-cell>
          <table:table-cell table:formula="of:=[.$M$2]+[.$M$3]*[.A1080]+[.$M$4]*[.A1080]^2+[.$M$5]*[.A1080]^3+[.$M$6]*[.A1080]^4+[.$N$2]*[.A1080]^5+[.$N$3]*[.A1080]^6+[.$N$4]*[.A1080]^7+[.$N$5]*[.A1080]^8+[.$N$6]*[.A1080]^9" office:value-type="float" office:value="135.389141911321">
            <text:p>135.3891419113</text:p>
          </table:table-cell>
          <table:table-cell table:formula="of:=[.B1080]/([.$B$2]+[.B1080])*[.$B$1]" office:value-type="float" office:value="4.73801613005366">
            <text:p>4.7380161301</text:p>
          </table:table-cell>
          <table:table-cell table:formula="of:=[.$D$5]*[.C1080]-[.$D$4]" office:value-type="float" office:value="5.52733916781941">
            <text:p>5.5273391678</text:p>
          </table:table-cell>
          <table:table-cell table:formula="of:=INT([.D1080]/[.$B$1]*1024)" office:value-type="float" office:value="1008">
            <text:p>1008</text:p>
          </table:table-cell>
          <table:table-cell table:number-columns-repeated="10"/>
        </table:table-row>
        <table:table-row table:style-name="ro2">
          <table:table-cell table:formula="of:=[.A1080]+[.$D$1]" office:value-type="float" office:value="247.25">
            <text:p>247.25</text:p>
          </table:table-cell>
          <table:table-cell table:formula="of:=[.$M$2]+[.$M$3]*[.A1081]+[.$M$4]*[.A1081]^2+[.$M$5]*[.A1081]^3+[.$M$6]*[.A1081]^4+[.$N$2]*[.A1081]^5+[.$N$3]*[.A1081]^6+[.$N$4]*[.A1081]^7+[.$N$5]*[.A1081]^8+[.$N$6]*[.A1081]^9" office:value-type="float" office:value="138.497118554347">
            <text:p>138.4971185543</text:p>
          </table:table-cell>
          <table:table-cell table:formula="of:=[.B1081]/([.$B$2]+[.B1081])*[.$B$1]" office:value-type="float" office:value="4.75460041007099">
            <text:p>4.7546004101</text:p>
          </table:table-cell>
          <table:table-cell table:formula="of:=[.$D$5]*[.C1081]-[.$D$4]" office:value-type="float" office:value="5.55082027151626">
            <text:p>5.5508202715</text:p>
          </table:table-cell>
          <table:table-cell table:formula="of:=INT([.D1081]/[.$B$1]*1024)" office:value-type="float" office:value="1013">
            <text:p>1013</text:p>
          </table:table-cell>
          <table:table-cell table:number-columns-repeated="10"/>
        </table:table-row>
        <table:table-row table:style-name="ro2">
          <table:table-cell table:formula="of:=[.A1081]+[.$D$1]" office:value-type="float" office:value="247.5">
            <text:p>247.5</text:p>
          </table:table-cell>
          <table:table-cell table:formula="of:=[.$M$2]+[.$M$3]*[.A1082]+[.$M$4]*[.A1082]^2+[.$M$5]*[.A1082]^3+[.$M$6]*[.A1082]^4+[.$N$2]*[.A1082]^5+[.$N$3]*[.A1082]^6+[.$N$4]*[.A1082]^7+[.$N$5]*[.A1082]^8+[.$N$6]*[.A1082]^9" office:value-type="float" office:value="141.664220025305">
            <text:p>141.6642200253</text:p>
          </table:table-cell>
          <table:table-cell table:formula="of:=[.B1082]/([.$B$2]+[.B1082])*[.$B$1]" office:value-type="float" office:value="4.77086357166332">
            <text:p>4.7708635717</text:p>
          </table:table-cell>
          <table:table-cell table:formula="of:=[.$D$5]*[.C1082]-[.$D$4]" office:value-type="float" office:value="5.57384671483424">
            <text:p>5.5738467148</text:p>
          </table:table-cell>
          <table:table-cell table:formula="of:=INT([.D1082]/[.$B$1]*1024)" office:value-type="float" office:value="1017">
            <text:p>1017</text:p>
          </table:table-cell>
          <table:table-cell table:number-columns-repeated="10"/>
        </table:table-row>
        <table:table-row table:style-name="ro2">
          <table:table-cell table:formula="of:=[.A1082]+[.$D$1]" office:value-type="float" office:value="247.75">
            <text:p>247.75</text:p>
          </table:table-cell>
          <table:table-cell table:formula="of:=[.$M$2]+[.$M$3]*[.A1083]+[.$M$4]*[.A1083]^2+[.$M$5]*[.A1083]^3+[.$M$6]*[.A1083]^4+[.$N$2]*[.A1083]^5+[.$N$3]*[.A1083]^6+[.$N$4]*[.A1083]^7+[.$N$5]*[.A1083]^8+[.$N$6]*[.A1083]^9" office:value-type="float" office:value="144.891362903953">
            <text:p>144.891362904</text:p>
          </table:table-cell>
          <table:table-cell table:formula="of:=[.B1083]/([.$B$2]+[.B1083])*[.$B$1]" office:value-type="float" office:value="4.78681103798719">
            <text:p>4.786811038</text:p>
          </table:table-cell>
          <table:table-cell table:formula="of:=[.$D$5]*[.C1083]-[.$D$4]" office:value-type="float" office:value="5.59642617623151">
            <text:p>5.5964261762</text:p>
          </table:table-cell>
          <table:table-cell table:formula="of:=INT([.D1083]/[.$B$1]*1024)" office:value-type="float" office:value="1021">
            <text:p>1021</text:p>
          </table:table-cell>
          <table:table-cell table:number-columns-repeated="10"/>
        </table:table-row>
        <table:table-row table:style-name="ro2">
          <table:table-cell table:formula="of:=[.A1083]+[.$D$1]" office:value-type="float" office:value="248">
            <text:p>248</text:p>
          </table:table-cell>
          <table:table-cell table:formula="of:=[.$M$2]+[.$M$3]*[.A1084]+[.$M$4]*[.A1084]^2+[.$M$5]*[.A1084]^3+[.$M$6]*[.A1084]^4+[.$N$2]*[.A1084]^5+[.$N$3]*[.A1084]^6+[.$N$4]*[.A1084]^7+[.$N$5]*[.A1084]^8+[.$N$6]*[.A1084]^9" office:value-type="float" office:value="148.179475178324">
            <text:p>148.1794751783</text:p>
          </table:table-cell>
          <table:table-cell table:formula="of:=[.B1084]/([.$B$2]+[.B1084])*[.$B$1]" office:value-type="float" office:value="4.8024482006003">
            <text:p>4.8024482006</text:p>
          </table:table-cell>
          <table:table-cell table:formula="of:=[.$D$5]*[.C1084]-[.$D$4]" office:value-type="float" office:value="5.61856628942663">
            <text:p>5.6185662894</text:p>
          </table:table-cell>
          <table:table-cell table:formula="of:=INT([.D1084]/[.$B$1]*1024)" office:value-type="float" office:value="1025">
            <text:p>1025</text:p>
          </table:table-cell>
          <table:table-cell table:number-columns-repeated="10"/>
        </table:table-row>
        <table:table-row table:style-name="ro2">
          <table:table-cell table:formula="of:=[.A1084]+[.$D$1]" office:value-type="float" office:value="248.25">
            <text:p>248.25</text:p>
          </table:table-cell>
          <table:table-cell table:formula="of:=[.$M$2]+[.$M$3]*[.A1085]+[.$M$4]*[.A1085]^2+[.$M$5]*[.A1085]^3+[.$M$6]*[.A1085]^4+[.$N$2]*[.A1085]^5+[.$N$3]*[.A1085]^6+[.$N$4]*[.A1085]^7+[.$N$5]*[.A1085]^8+[.$N$6]*[.A1085]^9" office:value-type="float" office:value="151.529496356139">
            <text:p>151.5294963561</text:p>
          </table:table-cell>
          <table:table-cell table:formula="of:=[.B1085]/([.$B$2]+[.B1085])*[.$B$1]" office:value-type="float" office:value="4.81778041566856">
            <text:p>4.8177804157</text:p>
          </table:table-cell>
          <table:table-cell table:formula="of:=[.$D$5]*[.C1085]-[.$D$4]" office:value-type="float" office:value="5.64027463802807">
            <text:p>5.640274638</text:p>
          </table:table-cell>
          <table:table-cell table:formula="of:=INT([.D1085]/[.$B$1]*1024)" office:value-type="float" office:value="1029">
            <text:p>1029</text:p>
          </table:table-cell>
          <table:table-cell table:number-columns-repeated="10"/>
        </table:table-row>
        <table:table-row table:style-name="ro2">
          <table:table-cell table:formula="of:=[.A1085]+[.$D$1]" office:value-type="float" office:value="248.5">
            <text:p>248.5</text:p>
          </table:table-cell>
          <table:table-cell table:formula="of:=[.$M$2]+[.$M$3]*[.A1086]+[.$M$4]*[.A1086]^2+[.$M$5]*[.A1086]^3+[.$M$6]*[.A1086]^4+[.$N$2]*[.A1086]^5+[.$N$3]*[.A1086]^6+[.$N$4]*[.A1086]^7+[.$N$5]*[.A1086]^8+[.$N$6]*[.A1086]^9" office:value-type="float" office:value="154.942377576786">
            <text:p>154.9423775768</text:p>
          </table:table-cell>
          <table:table-cell table:formula="of:=[.B1086]/([.$B$2]+[.B1086])*[.$B$1]" office:value-type="float" office:value="4.83281300044907">
            <text:p>4.8328130004</text:p>
          </table:table-cell>
          <table:table-cell table:formula="of:=[.$D$5]*[.C1086]-[.$D$4]" office:value-type="float" office:value="5.66155875055477">
            <text:p>5.6615587506</text:p>
          </table:table-cell>
          <table:table-cell table:formula="of:=INT([.D1086]/[.$B$1]*1024)" office:value-type="float" office:value="1033">
            <text:p>1033</text:p>
          </table:table-cell>
          <table:table-cell table:number-columns-repeated="10"/>
        </table:table-row>
        <table:table-row table:style-name="ro2">
          <table:table-cell table:formula="of:=[.A1086]+[.$D$1]" office:value-type="float" office:value="248.75">
            <text:p>248.75</text:p>
          </table:table-cell>
          <table:table-cell table:formula="of:=[.$M$2]+[.$M$3]*[.A1087]+[.$M$4]*[.A1087]^2+[.$M$5]*[.A1087]^3+[.$M$6]*[.A1087]^4+[.$N$2]*[.A1087]^5+[.$N$3]*[.A1087]^6+[.$N$4]*[.A1087]^7+[.$N$5]*[.A1087]^8+[.$N$6]*[.A1087]^9" office:value-type="float" office:value="158.419081724438">
            <text:p>158.4190817244</text:p>
          </table:table-cell>
          <table:table-cell table:formula="of:=[.B1087]/([.$B$2]+[.B1087])*[.$B$1]" office:value-type="float" office:value="4.84755123004046">
            <text:p>4.84755123</text:p>
          </table:table-cell>
          <table:table-cell table:formula="of:=[.$D$5]*[.C1087]-[.$D$4]" office:value-type="float" office:value="5.68242609583487">
            <text:p>5.6824260958</text:p>
          </table:table-cell>
          <table:table-cell table:formula="of:=INT([.D1087]/[.$B$1]*1024)" office:value-type="float" office:value="1037">
            <text:p>1037</text:p>
          </table:table-cell>
          <table:table-cell table:number-columns-repeated="10"/>
        </table:table-row>
        <table:table-row table:style-name="ro2">
          <table:table-cell table:formula="of:=[.A1087]+[.$D$1]" office:value-type="float" office:value="249">
            <text:p>249</text:p>
          </table:table-cell>
          <table:table-cell table:formula="of:=[.$M$2]+[.$M$3]*[.A1088]+[.$M$4]*[.A1088]^2+[.$M$5]*[.A1088]^3+[.$M$6]*[.A1088]^4+[.$N$2]*[.A1088]^5+[.$N$3]*[.A1088]^6+[.$N$4]*[.A1088]^7+[.$N$5]*[.A1088]^8+[.$N$6]*[.A1088]^9" office:value-type="float" office:value="161.960583542474">
            <text:p>161.9605835425</text:p>
          </table:table-cell>
          <table:table-cell table:formula="of:=[.B1088]/([.$B$2]+[.B1088])*[.$B$1]" office:value-type="float" office:value="4.8620003343888">
            <text:p>4.8620003344</text:p>
          </table:table-cell>
          <table:table-cell table:formula="of:=[.$D$5]*[.C1088]-[.$D$4]" office:value-type="float" office:value="5.70288407876663">
            <text:p>5.7028840788</text:p>
          </table:table-cell>
          <table:table-cell table:formula="of:=INT([.D1088]/[.$B$1]*1024)" office:value-type="float" office:value="1040">
            <text:p>1040</text:p>
          </table:table-cell>
          <table:table-cell table:number-columns-repeated="10"/>
        </table:table-row>
        <table:table-row table:style-name="ro2">
          <table:table-cell table:formula="of:=[.A1088]+[.$D$1]" office:value-type="float" office:value="249.25">
            <text:p>249.25</text:p>
          </table:table-cell>
          <table:table-cell table:formula="of:=[.$M$2]+[.$M$3]*[.A1089]+[.$M$4]*[.A1089]^2+[.$M$5]*[.A1089]^3+[.$M$6]*[.A1089]^4+[.$N$2]*[.A1089]^5+[.$N$3]*[.A1089]^6+[.$N$4]*[.A1089]^7+[.$N$5]*[.A1089]^8+[.$N$6]*[.A1089]^9" office:value-type="float" office:value="165.567869747239">
            <text:p>165.5678697472</text:p>
          </table:table-cell>
          <table:table-cell table:formula="of:=[.B1089]/([.$B$2]+[.B1089])*[.$B$1]" office:value-type="float" office:value="4.87616549552999">
            <text:p>4.8761654955</text:p>
          </table:table-cell>
          <table:table-cell table:formula="of:=[.$D$5]*[.C1089]-[.$D$4]" office:value-type="float" office:value="5.72294003641396">
            <text:p>5.7229400364</text:p>
          </table:table-cell>
          <table:table-cell table:formula="of:=INT([.D1089]/[.$B$1]*1024)" office:value-type="float" office:value="1044">
            <text:p>1044</text:p>
          </table:table-cell>
          <table:table-cell table:number-columns-repeated="10"/>
        </table:table-row>
        <table:table-row table:style-name="ro2">
          <table:table-cell table:formula="of:=[.A1089]+[.$D$1]" office:value-type="float" office:value="249.5">
            <text:p>249.5</text:p>
          </table:table-cell>
          <table:table-cell table:formula="of:=[.$M$2]+[.$M$3]*[.A1090]+[.$M$4]*[.A1090]^2+[.$M$5]*[.A1090]^3+[.$M$6]*[.A1090]^4+[.$N$2]*[.A1090]^5+[.$N$3]*[.A1090]^6+[.$N$4]*[.A1090]^7+[.$N$5]*[.A1090]^8+[.$N$6]*[.A1090]^9" office:value-type="float" office:value="169.241939144245">
            <text:p>169.2419391442</text:p>
          </table:table-cell>
          <table:table-cell table:formula="of:=[.B1090]/([.$B$2]+[.B1090])*[.$B$1]" office:value-type="float" office:value="4.89005184507034">
            <text:p>4.8900518451</text:p>
          </table:table-cell>
          <table:table-cell table:formula="of:=[.$D$5]*[.C1090]-[.$D$4]" office:value-type="float" office:value="5.74260123443926">
            <text:p>5.7426012344</text:p>
          </table:table-cell>
          <table:table-cell table:formula="of:=INT([.D1090]/[.$B$1]*1024)" office:value-type="float" office:value="1048">
            <text:p>1048</text:p>
          </table:table-cell>
          <table:table-cell table:number-columns-repeated="10"/>
        </table:table-row>
        <table:table-row table:style-name="ro2">
          <table:table-cell table:formula="of:=[.A1090]+[.$D$1]" office:value-type="float" office:value="249.75">
            <text:p>249.75</text:p>
          </table:table-cell>
          <table:table-cell table:formula="of:=[.$M$2]+[.$M$3]*[.A1091]+[.$M$4]*[.A1091]^2+[.$M$5]*[.A1091]^3+[.$M$6]*[.A1091]^4+[.$N$2]*[.A1091]^5+[.$N$3]*[.A1091]^6+[.$N$4]*[.A1091]^7+[.$N$5]*[.A1091]^8+[.$N$6]*[.A1091]^9" office:value-type="float" office:value="172.983802744289">
            <text:p>172.9838027443</text:p>
          </table:table-cell>
          <table:table-cell table:formula="of:=[.B1091]/([.$B$2]+[.B1091])*[.$B$1]" office:value-type="float" office:value="4.90366446188388">
            <text:p>4.9036644619</text:p>
          </table:table-cell>
          <table:table-cell table:formula="of:=[.$D$5]*[.C1091]-[.$D$4]" office:value-type="float" office:value="5.76187486384315">
            <text:p>5.7618748638</text:p>
          </table:table-cell>
          <table:table-cell table:formula="of:=INT([.D1091]/[.$B$1]*1024)" office:value-type="float" office:value="1051">
            <text:p>1051</text:p>
          </table:table-cell>
          <table:table-cell table:number-columns-repeated="10"/>
        </table:table-row>
        <table:table-row table:style-name="ro2">
          <table:table-cell table:formula="of:=[.A1091]+[.$D$1]" office:value-type="float" office:value="250">
            <text:p>250</text:p>
          </table:table-cell>
          <table:table-cell table:formula="of:=[.$M$2]+[.$M$3]*[.A1092]+[.$M$4]*[.A1092]^2+[.$M$5]*[.A1092]^3+[.$M$6]*[.A1092]^4+[.$N$2]*[.A1092]^5+[.$N$3]*[.A1092]^6+[.$N$4]*[.A1092]^7+[.$N$5]*[.A1092]^8+[.$N$6]*[.A1092]^9" office:value-type="float" office:value="176.794483880985">
            <text:p>176.794483881</text:p>
          </table:table-cell>
          <table:table-cell table:formula="of:=[.B1092]/([.$B$2]+[.B1092])*[.$B$1]" office:value-type="float" office:value="4.91700837002183">
            <text:p>4.91700837</text:p>
          </table:table-cell>
          <table:table-cell table:formula="of:=[.$D$5]*[.C1092]-[.$D$4]" office:value-type="float" office:value="5.78076803800453">
            <text:p>5.780768038</text:p>
          </table:table-cell>
          <table:table-cell table:formula="of:=INT([.D1092]/[.$B$1]*1024)" office:value-type="float" office:value="1055">
            <text:p>1055</text:p>
          </table:table-cell>
          <table:table-cell table:number-columns-repeated="10"/>
        </table:table-row>
        <table:table-row table:style-name="ro2">
          <table:table-cell table:formula="of:=[.A1092]+[.$D$1]" office:value-type="float" office:value="250.25">
            <text:p>250.25</text:p>
          </table:table-cell>
          <table:table-cell table:formula="of:=[.$M$2]+[.$M$3]*[.A1093]+[.$M$4]*[.A1093]^2+[.$M$5]*[.A1093]^3+[.$M$6]*[.A1093]^4+[.$N$2]*[.A1093]^5+[.$N$3]*[.A1093]^6+[.$N$4]*[.A1093]^7+[.$N$5]*[.A1093]^8+[.$N$6]*[.A1093]^9" office:value-type="float" office:value="180.675018328518">
            <text:p>180.6750183285</text:p>
          </table:table-cell>
          <table:table-cell table:formula="of:=[.B1093]/([.$B$2]+[.B1093])*[.$B$1]" office:value-type="float" office:value="4.93008853681938">
            <text:p>4.9300885368</text:p>
          </table:table-cell>
          <table:table-cell table:formula="of:=[.$D$5]*[.C1093]-[.$D$4]" office:value-type="float" office:value="5.79928779000007">
            <text:p>5.79928779</text:p>
          </table:table-cell>
          <table:table-cell table:formula="of:=INT([.D1093]/[.$B$1]*1024)" office:value-type="float" office:value="1058">
            <text:p>1058</text:p>
          </table:table-cell>
          <table:table-cell table:number-columns-repeated="10"/>
        </table:table-row>
        <table:table-row table:style-name="ro2">
          <table:table-cell table:formula="of:=[.A1093]+[.$D$1]" office:value-type="float" office:value="250.5">
            <text:p>250.5</text:p>
          </table:table-cell>
          <table:table-cell table:formula="of:=[.$M$2]+[.$M$3]*[.A1094]+[.$M$4]*[.A1094]^2+[.$M$5]*[.A1094]^3+[.$M$6]*[.A1094]^4+[.$N$2]*[.A1094]^5+[.$N$3]*[.A1094]^6+[.$N$4]*[.A1094]^7+[.$N$5]*[.A1094]^8+[.$N$6]*[.A1094]^9" office:value-type="float" office:value="184.626454420832">
            <text:p>184.6264544208</text:p>
          </table:table-cell>
          <table:table-cell table:formula="of:=[.B1094]/([.$B$2]+[.B1094])*[.$B$1]" office:value-type="float" office:value="4.94290987119422">
            <text:p>4.9429098712</text:p>
          </table:table-cell>
          <table:table-cell table:formula="of:=[.$D$5]*[.C1094]-[.$D$4]" office:value-type="float" office:value="5.81744107019513">
            <text:p>5.8174410702</text:p>
          </table:table-cell>
          <table:table-cell table:formula="of:=INT([.D1094]/[.$B$1]*1024)" office:value-type="float" office:value="1061">
            <text:p>1061</text:p>
          </table:table-cell>
          <table:table-cell table:number-columns-repeated="10"/>
        </table:table-row>
        <table:table-row table:style-name="ro2">
          <table:table-cell table:formula="of:=[.A1094]+[.$D$1]" office:value-type="float" office:value="250.75">
            <text:p>250.75</text:p>
          </table:table-cell>
          <table:table-cell table:formula="of:=[.$M$2]+[.$M$3]*[.A1095]+[.$M$4]*[.A1095]^2+[.$M$5]*[.A1095]^3+[.$M$6]*[.A1095]^4+[.$N$2]*[.A1095]^5+[.$N$3]*[.A1095]^6+[.$N$4]*[.A1095]^7+[.$N$5]*[.A1095]^8+[.$N$6]*[.A1095]^9" office:value-type="float" office:value="188.649853171271">
            <text:p>188.6498531713</text:p>
          </table:table-cell>
          <table:table-cell table:formula="of:=[.B1095]/([.$B$2]+[.B1095])*[.$B$1]" office:value-type="float" office:value="4.95547722212352">
            <text:p>4.9554772221</text:p>
          </table:table-cell>
          <table:table-cell table:formula="of:=[.$D$5]*[.C1095]-[.$D$4]" office:value-type="float" office:value="5.83523474408734">
            <text:p>5.8352347441</text:p>
          </table:table-cell>
          <table:table-cell table:formula="of:=INT([.D1095]/[.$B$1]*1024)" office:value-type="float" office:value="1065">
            <text:p>1065</text:p>
          </table:table-cell>
          <table:table-cell table:number-columns-repeated="10"/>
        </table:table-row>
        <table:table-row table:style-name="ro2">
          <table:table-cell table:formula="of:=[.A1095]+[.$D$1]" office:value-type="float" office:value="251">
            <text:p>251</text:p>
          </table:table-cell>
          <table:table-cell table:formula="of:=[.$M$2]+[.$M$3]*[.A1096]+[.$M$4]*[.A1096]^2+[.$M$5]*[.A1096]^3+[.$M$6]*[.A1096]^4+[.$N$2]*[.A1096]^5+[.$N$3]*[.A1096]^6+[.$N$4]*[.A1096]^7+[.$N$5]*[.A1096]^8+[.$N$6]*[.A1096]^9" office:value-type="float" office:value="192.746288393435">
            <text:p>192.7462883934</text:p>
          </table:table-cell>
          <table:table-cell table:formula="of:=[.B1096]/([.$B$2]+[.B1096])*[.$B$1]" office:value-type="float" office:value="4.96779537729241">
            <text:p>4.9677953773</text:p>
          </table:table-cell>
          <table:table-cell table:formula="of:=[.$D$5]*[.C1096]-[.$D$4]" office:value-type="float" office:value="5.85267559039315">
            <text:p>5.8526755904</text:p>
          </table:table-cell>
          <table:table-cell table:formula="of:=INT([.D1096]/[.$B$1]*1024)" office:value-type="float" office:value="1068">
            <text:p>1068</text:p>
          </table:table-cell>
          <table:table-cell table:number-columns-repeated="10"/>
        </table:table-row>
        <table:table-row table:style-name="ro2">
          <table:table-cell table:formula="of:=[.A1096]+[.$D$1]" office:value-type="float" office:value="251.25">
            <text:p>251.25</text:p>
          </table:table-cell>
          <table:table-cell table:formula="of:=[.$M$2]+[.$M$3]*[.A1097]+[.$M$4]*[.A1097]^2+[.$M$5]*[.A1097]^3+[.$M$6]*[.A1097]^4+[.$N$2]*[.A1097]^5+[.$N$3]*[.A1097]^6+[.$N$4]*[.A1097]^7+[.$N$5]*[.A1097]^8+[.$N$6]*[.A1097]^9" office:value-type="float" office:value="196.916846822613">
            <text:p>196.9168468226</text:p>
          </table:table-cell>
          <table:table-cell table:formula="of:=[.B1097]/([.$B$2]+[.B1097])*[.$B$1]" office:value-type="float" office:value="4.979869061903">
            <text:p>4.9798690619</text:p>
          </table:table-cell>
          <table:table-cell table:formula="of:=[.$D$5]*[.C1097]-[.$D$4]" office:value-type="float" office:value="5.86977029936141">
            <text:p>5.8697702994</text:p>
          </table:table-cell>
          <table:table-cell table:formula="of:=INT([.D1097]/[.$B$1]*1024)" office:value-type="float" office:value="1071">
            <text:p>1071</text:p>
          </table:table-cell>
          <table:table-cell table:number-columns-repeated="10"/>
        </table:table-row>
        <table:table-row table:style-name="ro2">
          <table:table-cell table:formula="of:=[.A1097]+[.$D$1]" office:value-type="float" office:value="251.5">
            <text:p>251.5</text:p>
          </table:table-cell>
          <table:table-cell table:formula="of:=[.$M$2]+[.$M$3]*[.A1098]+[.$M$4]*[.A1098]^2+[.$M$5]*[.A1098]^3+[.$M$6]*[.A1098]^4+[.$N$2]*[.A1098]^5+[.$N$3]*[.A1098]^6+[.$N$4]*[.A1098]^7+[.$N$5]*[.A1098]^8+[.$N$6]*[.A1098]^9" office:value-type="float" office:value="201.162628238468">
            <text:p>201.1626282385</text:p>
          </table:table-cell>
          <table:table-cell table:formula="of:=[.B1098]/([.$B$2]+[.B1098])*[.$B$1]" office:value-type="float" office:value="4.99170293763684">
            <text:p>4.9917029376</text:p>
          </table:table-cell>
          <table:table-cell table:formula="of:=[.$D$5]*[.C1098]-[.$D$4]" office:value-type="float" office:value="5.88652547130447">
            <text:p>5.8865254713</text:p>
          </table:table-cell>
          <table:table-cell table:formula="of:=INT([.D1098]/[.$B$1]*1024)" office:value-type="float" office:value="1074">
            <text:p>1074</text:p>
          </table:table-cell>
          <table:table-cell table:number-columns-repeated="10"/>
        </table:table-row>
        <table:table-row table:style-name="ro2">
          <table:table-cell table:formula="of:=[.A1098]+[.$D$1]" office:value-type="float" office:value="251.75">
            <text:p>251.75</text:p>
          </table:table-cell>
          <table:table-cell table:formula="of:=[.$M$2]+[.$M$3]*[.A1099]+[.$M$4]*[.A1099]^2+[.$M$5]*[.A1099]^3+[.$M$6]*[.A1099]^4+[.$N$2]*[.A1099]^5+[.$N$3]*[.A1099]^6+[.$N$4]*[.A1099]^7+[.$N$5]*[.A1099]^8+[.$N$6]*[.A1099]^9" office:value-type="float" office:value="205.484745587804">
            <text:p>205.4847455878</text:p>
          </table:table-cell>
          <table:table-cell table:formula="of:=[.B1099]/([.$B$2]+[.B1099])*[.$B$1]" office:value-type="float" office:value="5.00330160175922">
            <text:p>5.0033016018</text:p>
          </table:table-cell>
          <table:table-cell table:formula="of:=[.$D$5]*[.C1099]-[.$D$4]" office:value-type="float" office:value="5.9029476153299">
            <text:p>5.9029476153</text:p>
          </table:table-cell>
          <table:table-cell table:formula="of:=INT([.D1099]/[.$B$1]*1024)" office:value-type="float" office:value="1077">
            <text:p>1077</text:p>
          </table:table-cell>
          <table:table-cell table:number-columns-repeated="10"/>
        </table:table-row>
        <table:table-row table:style-name="ro2">
          <table:table-cell table:formula="of:=[.A1099]+[.$D$1]" office:value-type="float" office:value="252">
            <text:p>252</text:p>
          </table:table-cell>
          <table:table-cell table:formula="of:=[.$M$2]+[.$M$3]*[.A1100]+[.$M$4]*[.A1100]^2+[.$M$5]*[.A1100]^3+[.$M$6]*[.A1100]^4+[.$N$2]*[.A1100]^5+[.$N$3]*[.A1100]^6+[.$N$4]*[.A1100]^7+[.$N$5]*[.A1100]^8+[.$N$6]*[.A1100]^9" office:value-type="float" office:value="209.884325109291">
            <text:p>209.8843251093</text:p>
          </table:table-cell>
          <table:table-cell table:formula="of:=[.B1100]/([.$B$2]+[.B1100])*[.$B$1]" office:value-type="float" office:value="5.01466958636228">
            <text:p>5.0146695864</text:p>
          </table:table-cell>
          <table:table-cell table:formula="of:=[.$D$5]*[.C1100]-[.$D$4]" office:value-type="float" office:value="5.91904314826891">
            <text:p>5.9190431483</text:p>
          </table:table-cell>
          <table:table-cell table:formula="of:=INT([.D1100]/[.$B$1]*1024)" office:value-type="float" office:value="1080">
            <text:p>1080</text:p>
          </table:table-cell>
          <table:table-cell table:number-columns-repeated="10"/>
        </table:table-row>
        <table:table-row table:style-name="ro2">
          <table:table-cell table:formula="of:=[.A1100]+[.$D$1]" office:value-type="float" office:value="252.25">
            <text:p>252.25</text:p>
          </table:table-cell>
          <table:table-cell table:formula="of:=[.$M$2]+[.$M$3]*[.A1101]+[.$M$4]*[.A1101]^2+[.$M$5]*[.A1101]^3+[.$M$6]*[.A1101]^4+[.$N$2]*[.A1101]^5+[.$N$3]*[.A1101]^6+[.$N$4]*[.A1101]^7+[.$N$5]*[.A1101]^8+[.$N$6]*[.A1101]^9" office:value-type="float" office:value="214.36250645855">
            <text:p>214.3625064586</text:p>
          </table:table-cell>
          <table:table-cell table:formula="of:=[.B1101]/([.$B$2]+[.B1101])*[.$B$1]" office:value-type="float" office:value="5.02581135773441">
            <text:p>5.0258113577</text:p>
          </table:table-cell>
          <table:table-cell table:formula="of:=[.$D$5]*[.C1101]-[.$D$4]" office:value-type="float" office:value="5.93481839378348">
            <text:p>5.9348183938</text:p>
          </table:table-cell>
          <table:table-cell table:formula="of:=INT([.D1101]/[.$B$1]*1024)" office:value-type="float" office:value="1083">
            <text:p>1083</text:p>
          </table:table-cell>
          <table:table-cell table:number-columns-repeated="10"/>
        </table:table-row>
        <table:table-row table:style-name="ro2">
          <table:table-cell table:formula="of:=[.A1101]+[.$D$1]" office:value-type="float" office:value="252.5">
            <text:p>252.5</text:p>
          </table:table-cell>
          <table:table-cell table:formula="of:=[.$M$2]+[.$M$3]*[.A1102]+[.$M$4]*[.A1102]^2+[.$M$5]*[.A1102]^3+[.$M$6]*[.A1102]^4+[.$N$2]*[.A1102]^5+[.$N$3]*[.A1102]^6+[.$N$4]*[.A1102]^7+[.$N$5]*[.A1102]^8+[.$N$6]*[.A1102]^9" office:value-type="float" office:value="218.920442833594">
            <text:p>218.9204428336</text:p>
          </table:table-cell>
          <table:table-cell table:formula="of:=[.B1102]/([.$B$2]+[.B1102])*[.$B$1]" office:value-type="float" office:value="5.03673131584883">
            <text:p>5.0367313158</text:p>
          </table:table-cell>
          <table:table-cell table:formula="of:=[.$D$5]*[.C1102]-[.$D$4]" office:value-type="float" office:value="5.95027958164223">
            <text:p>5.9502795816</text:p>
          </table:table-cell>
          <table:table-cell table:formula="of:=INT([.D1102]/[.$B$1]*1024)" office:value-type="float" office:value="1086">
            <text:p>1086</text:p>
          </table:table-cell>
          <table:table-cell table:number-columns-repeated="10"/>
        </table:table-row>
        <table:table-row table:style-name="ro2">
          <table:table-cell table:formula="of:=[.A1102]+[.$D$1]" office:value-type="float" office:value="252.75">
            <text:p>252.75</text:p>
          </table:table-cell>
          <table:table-cell table:formula="of:=[.$M$2]+[.$M$3]*[.A1103]+[.$M$4]*[.A1103]^2+[.$M$5]*[.A1103]^3+[.$M$6]*[.A1103]^4+[.$N$2]*[.A1103]^5+[.$N$3]*[.A1103]^6+[.$N$4]*[.A1103]^7+[.$N$5]*[.A1103]^8+[.$N$6]*[.A1103]^9" office:value-type="float" office:value="223.559301102447">
            <text:p>223.5593011024</text:p>
          </table:table-cell>
          <table:table-cell table:formula="of:=[.B1103]/([.$B$2]+[.B1103])*[.$B$1]" office:value-type="float" office:value="5.04743379396828">
            <text:p>5.047433794</text:p>
          </table:table-cell>
          <table:table-cell table:formula="of:=[.$D$5]*[.C1103]-[.$D$4]" office:value-type="float" office:value="5.96543284716074">
            <text:p>5.9654328472</text:p>
          </table:table-cell>
          <table:table-cell table:formula="of:=INT([.D1103]/[.$B$1]*1024)" office:value-type="float" office:value="1088">
            <text:p>1088</text:p>
          </table:table-cell>
          <table:table-cell table:number-columns-repeated="10"/>
        </table:table-row>
        <table:table-row table:style-name="ro2">
          <table:table-cell table:formula="of:=[.A1103]+[.$D$1]" office:value-type="float" office:value="253">
            <text:p>253</text:p>
          </table:table-cell>
          <table:table-cell table:formula="of:=[.$M$2]+[.$M$3]*[.A1104]+[.$M$4]*[.A1104]^2+[.$M$5]*[.A1104]^3+[.$M$6]*[.A1104]^4+[.$N$2]*[.A1104]^5+[.$N$3]*[.A1104]^6+[.$N$4]*[.A1104]^7+[.$N$5]*[.A1104]^8+[.$N$6]*[.A1104]^9" office:value-type="float" office:value="228.280261930398">
            <text:p>228.2802619304</text:p>
          </table:table-cell>
          <table:table-cell table:formula="of:=[.B1104]/([.$B$2]+[.B1104])*[.$B$1]" office:value-type="float" office:value="5.05792305835272">
            <text:p>5.0579230584</text:p>
          </table:table-cell>
          <table:table-cell table:formula="of:=[.$D$5]*[.C1104]-[.$D$4]" office:value-type="float" office:value="5.98028423078774">
            <text:p>5.9802842308</text:p>
          </table:table-cell>
          <table:table-cell table:formula="of:=INT([.D1104]/[.$B$1]*1024)" office:value-type="float" office:value="1091">
            <text:p>1091</text:p>
          </table:table-cell>
          <table:table-cell table:number-columns-repeated="10"/>
        </table:table-row>
        <table:table-row table:style-name="ro2">
          <table:table-cell table:formula="of:=[.A1104]+[.$D$1]" office:value-type="float" office:value="253.25">
            <text:p>253.25</text:p>
          </table:table-cell>
          <table:table-cell table:formula="of:=[.$M$2]+[.$M$3]*[.A1105]+[.$M$4]*[.A1105]^2+[.$M$5]*[.A1105]^3+[.$M$6]*[.A1105]^4+[.$N$2]*[.A1105]^5+[.$N$3]*[.A1105]^6+[.$N$4]*[.A1105]^7+[.$N$5]*[.A1105]^8+[.$N$6]*[.A1105]^9" office:value-type="float" office:value="233.084519908705">
            <text:p>233.0845199087</text:p>
          </table:table-cell>
          <table:table-cell table:formula="of:=[.B1105]/([.$B$2]+[.B1105])*[.$B$1]" office:value-type="float" office:value="5.06820330806786">
            <text:p>5.0682033081</text:p>
          </table:table-cell>
          <table:table-cell table:formula="of:=[.$D$5]*[.C1105]-[.$D$4]" office:value-type="float" office:value="5.9948396778339">
            <text:p>5.9948396778</text:p>
          </table:table-cell>
          <table:table-cell table:formula="of:=INT([.D1105]/[.$B$1]*1024)" office:value-type="float" office:value="1094">
            <text:p>1094</text:p>
          </table:table-cell>
          <table:table-cell table:number-columns-repeated="10"/>
        </table:table-row>
        <table:table-row table:style-name="ro2">
          <table:table-cell table:formula="of:=[.A1105]+[.$D$1]" office:value-type="float" office:value="253.5">
            <text:p>253.5</text:p>
          </table:table-cell>
          <table:table-cell table:formula="of:=[.$M$2]+[.$M$3]*[.A1106]+[.$M$4]*[.A1106]^2+[.$M$5]*[.A1106]^3+[.$M$6]*[.A1106]^4+[.$N$2]*[.A1106]^5+[.$N$3]*[.A1106]^6+[.$N$4]*[.A1106]^7+[.$N$5]*[.A1106]^8+[.$N$6]*[.A1106]^9" office:value-type="float" office:value="237.973283684652">
            <text:p>237.9732836847</text:p>
          </table:table-cell>
          <table:table-cell table:formula="of:=[.B1106]/([.$B$2]+[.B1106])*[.$B$1]" office:value-type="float" office:value="5.07827867488752">
            <text:p>5.0782786749</text:p>
          </table:table-cell>
          <table:table-cell table:formula="of:=[.$D$5]*[.C1106]-[.$D$4]" office:value-type="float" office:value="6.00910503833366">
            <text:p>6.0091050383</text:p>
          </table:table-cell>
          <table:table-cell table:formula="of:=INT([.D1106]/[.$B$1]*1024)" office:value-type="float" office:value="1096">
            <text:p>1096</text:p>
          </table:table-cell>
          <table:table-cell table:number-columns-repeated="10"/>
        </table:table-row>
        <table:table-row table:style-name="ro2">
          <table:table-cell table:formula="of:=[.A1106]+[.$D$1]" office:value-type="float" office:value="253.75">
            <text:p>253.75</text:p>
          </table:table-cell>
          <table:table-cell table:formula="of:=[.$M$2]+[.$M$3]*[.A1107]+[.$M$4]*[.A1107]^2+[.$M$5]*[.A1107]^3+[.$M$6]*[.A1107]^4+[.$N$2]*[.A1107]^5+[.$N$3]*[.A1107]^6+[.$N$4]*[.A1107]^7+[.$N$5]*[.A1107]^8+[.$N$6]*[.A1107]^9" office:value-type="float" office:value="242.947776091678">
            <text:p>242.9477760917</text:p>
          </table:table-cell>
          <table:table-cell table:formula="of:=[.B1107]/([.$B$2]+[.B1107])*[.$B$1]" office:value-type="float" office:value="5.088153223281">
            <text:p>5.0881532233</text:p>
          </table:table-cell>
          <table:table-cell table:formula="of:=[.$D$5]*[.C1107]-[.$D$4]" office:value-type="float" office:value="6.02308606702738">
            <text:p>6.023086067</text:p>
          </table:table-cell>
          <table:table-cell table:formula="of:=INT([.D1107]/[.$B$1]*1024)" office:value-type="float" office:value="1099">
            <text:p>1099</text:p>
          </table:table-cell>
          <table:table-cell table:number-columns-repeated="10"/>
        </table:table-row>
        <table:table-row table:style-name="ro2">
          <table:table-cell table:formula="of:=[.A1107]+[.$D$1]" office:value-type="float" office:value="254">
            <text:p>254</text:p>
          </table:table-cell>
          <table:table-cell table:formula="of:=[.$M$2]+[.$M$3]*[.A1108]+[.$M$4]*[.A1108]^2+[.$M$5]*[.A1108]^3+[.$M$6]*[.A1108]^4+[.$N$2]*[.A1108]^5+[.$N$3]*[.A1108]^6+[.$N$4]*[.A1108]^7+[.$N$5]*[.A1108]^8+[.$N$6]*[.A1108]^9" office:value-type="float" office:value="248.00923428082">
            <text:p>248.0092342808</text:p>
          </table:table-cell>
          <table:table-cell table:formula="of:=[.B1108]/([.$B$2]+[.B1108])*[.$B$1]" office:value-type="float" office:value="5.09783095048249">
            <text:p>5.0978309505</text:p>
          </table:table-cell>
          <table:table-cell table:formula="of:=[.$D$5]*[.C1108]-[.$D$4]" office:value-type="float" office:value="6.03678842345954">
            <text:p>6.0367884235</text:p>
          </table:table-cell>
          <table:table-cell table:formula="of:=INT([.D1108]/[.$B$1]*1024)" office:value-type="float" office:value="1101">
            <text:p>1101</text:p>
          </table:table-cell>
          <table:table-cell table:number-columns-repeated="10"/>
        </table:table-row>
        <table:table-row table:style-name="ro2">
          <table:table-cell table:formula="of:=[.A1108]+[.$D$1]" office:value-type="float" office:value="254.25">
            <text:p>254.25</text:p>
          </table:table-cell>
          <table:table-cell table:formula="of:=[.$M$2]+[.$M$3]*[.A1109]+[.$M$4]*[.A1109]^2+[.$M$5]*[.A1109]^3+[.$M$6]*[.A1109]^4+[.$N$2]*[.A1109]^5+[.$N$3]*[.A1109]^6+[.$N$4]*[.A1109]^7+[.$N$5]*[.A1109]^8+[.$N$6]*[.A1109]^9" office:value-type="float" office:value="253.158909853446">
            <text:p>253.1589098534</text:p>
          </table:table-cell>
          <table:table-cell table:formula="of:=[.B1109]/([.$B$2]+[.B1109])*[.$B$1]" office:value-type="float" office:value="5.10731578663657">
            <text:p>5.1073157866</text:p>
          </table:table-cell>
          <table:table-cell table:formula="of:=[.$D$5]*[.C1109]-[.$D$4]" office:value-type="float" office:value="6.05021767218477">
            <text:p>6.0502176722</text:p>
          </table:table-cell>
          <table:table-cell table:formula="of:=INT([.D1109]/[.$B$1]*1024)" office:value-type="float" office:value="1104">
            <text:p>1104</text:p>
          </table:table-cell>
          <table:table-cell table:number-columns-repeated="10"/>
        </table:table-row>
        <table:table-row table:style-name="ro2">
          <table:table-cell table:formula="of:=[.A1109]+[.$D$1]" office:value-type="float" office:value="254.5">
            <text:p>254.5</text:p>
          </table:table-cell>
          <table:table-cell table:formula="of:=[.$M$2]+[.$M$3]*[.A1110]+[.$M$4]*[.A1110]^2+[.$M$5]*[.A1110]^3+[.$M$6]*[.A1110]^4+[.$N$2]*[.A1110]^5+[.$N$3]*[.A1110]^6+[.$N$4]*[.A1110]^7+[.$N$5]*[.A1110]^8+[.$N$6]*[.A1110]^9" office:value-type="float" office:value="258.398068993905">
            <text:p>258.3980689939</text:p>
          </table:table-cell>
          <table:table-cell table:formula="of:=[.B1110]/([.$B$2]+[.B1110])*[.$B$1]" office:value-type="float" office:value="5.11661159501189">
            <text:p>5.116611595</text:p>
          </table:table-cell>
          <table:table-cell table:formula="of:=[.$D$5]*[.C1110]-[.$D$4]" office:value-type="float" office:value="6.06337928307044">
            <text:p>6.0633792831</text:p>
          </table:table-cell>
          <table:table-cell table:formula="of:=INT([.D1110]/[.$B$1]*1024)" office:value-type="float" office:value="1106">
            <text:p>1106</text:p>
          </table:table-cell>
          <table:table-cell table:number-columns-repeated="10"/>
        </table:table-row>
        <table:table-row table:style-name="ro2">
          <table:table-cell table:formula="of:=[.A1110]+[.$D$1]" office:value-type="float" office:value="254.75">
            <text:p>254.75</text:p>
          </table:table-cell>
          <table:table-cell table:formula="of:=[.$M$2]+[.$M$3]*[.A1111]+[.$M$4]*[.A1111]^2+[.$M$5]*[.A1111]^3+[.$M$6]*[.A1111]^4+[.$N$2]*[.A1111]^5+[.$N$3]*[.A1111]^6+[.$N$4]*[.A1111]^7+[.$N$5]*[.A1111]^8+[.$N$6]*[.A1111]^9" office:value-type="float" office:value="263.727992604676">
            <text:p>263.7279926047</text:p>
          </table:table-cell>
          <table:table-cell table:formula="of:=[.B1111]/([.$B$2]+[.B1111])*[.$B$1]" office:value-type="float" office:value="5.12572217228294">
            <text:p>5.1257221723</text:p>
          </table:table-cell>
          <table:table-cell table:formula="of:=[.$D$5]*[.C1111]-[.$D$4]" office:value-type="float" office:value="6.07627863169553">
            <text:p>6.0762786317</text:p>
          </table:table-cell>
          <table:table-cell table:formula="of:=INT([.D1111]/[.$B$1]*1024)" office:value-type="float" office:value="1109">
            <text:p>1109</text:p>
          </table:table-cell>
          <table:table-cell table:number-columns-repeated="10"/>
        </table:table-row>
        <table:table-row table:style-name="ro2">
          <table:table-cell table:formula="of:=[.A1111]+[.$D$1]" office:value-type="float" office:value="255">
            <text:p>255</text:p>
          </table:table-cell>
          <table:table-cell table:formula="of:=[.$M$2]+[.$M$3]*[.A1112]+[.$M$4]*[.A1112]^2+[.$M$5]*[.A1112]^3+[.$M$6]*[.A1112]^4+[.$N$2]*[.A1112]^5+[.$N$3]*[.A1112]^6+[.$N$4]*[.A1112]^7+[.$N$5]*[.A1112]^8+[.$N$6]*[.A1112]^9" office:value-type="float" office:value="269.149976440705">
            <text:p>269.1499764407</text:p>
          </table:table-cell>
          <table:table-cell table:formula="of:=[.B1112]/([.$B$2]+[.B1112])*[.$B$1]" office:value-type="float" office:value="5.13465124886886">
            <text:p>5.1346512489</text:p>
          </table:table-cell>
          <table:table-cell table:formula="of:=[.$D$5]*[.C1112]-[.$D$4]" office:value-type="float" office:value="6.08892099983042">
            <text:p>6.0889209998</text:p>
          </table:table-cell>
          <table:table-cell table:formula="of:=INT([.D1112]/[.$B$1]*1024)" office:value-type="float" office:value="1111">
            <text:p>1111</text:p>
          </table:table-cell>
          <table:table-cell table:number-columns-repeated="10"/>
        </table:table-row>
        <table:table-row table:style-name="ro2">
          <table:table-cell table:formula="of:=[.A1112]+[.$D$1]" office:value-type="float" office:value="255.25">
            <text:p>255.25</text:p>
          </table:table-cell>
          <table:table-cell table:formula="of:=[.$M$2]+[.$M$3]*[.A1113]+[.$M$4]*[.A1113]^2+[.$M$5]*[.A1113]^3+[.$M$6]*[.A1113]^4+[.$N$2]*[.A1113]^5+[.$N$3]*[.A1113]^6+[.$N$4]*[.A1113]^7+[.$N$5]*[.A1113]^8+[.$N$6]*[.A1113]^9" office:value-type="float" office:value="274.665331246055">
            <text:p>274.6653312461</text:p>
          </table:table-cell>
          <table:table-cell table:formula="of:=[.B1113]/([.$B$2]+[.B1113])*[.$B$1]" office:value-type="float" office:value="5.14340248933042">
            <text:p>5.1434024893</text:p>
          </table:table-cell>
          <table:table-cell table:formula="of:=[.$D$5]*[.C1113]-[.$D$4]" office:value-type="float" office:value="6.10131157599889">
            <text:p>6.101311576</text:p>
          </table:table-cell>
          <table:table-cell table:formula="of:=INT([.D1113]/[.$B$1]*1024)" office:value-type="float" office:value="1113">
            <text:p>1113</text:p>
          </table:table-cell>
          <table:table-cell table:number-columns-repeated="10"/>
        </table:table-row>
        <table:table-row table:style-name="ro2">
          <table:table-cell table:formula="of:=[.A1113]+[.$D$1]" office:value-type="float" office:value="255.5">
            <text:p>255.5</text:p>
          </table:table-cell>
          <table:table-cell table:formula="of:=[.$M$2]+[.$M$3]*[.A1114]+[.$M$4]*[.A1114]^2+[.$M$5]*[.A1114]^3+[.$M$6]*[.A1114]^4+[.$N$2]*[.A1114]^5+[.$N$3]*[.A1114]^6+[.$N$4]*[.A1114]^7+[.$N$5]*[.A1114]^8+[.$N$6]*[.A1114]^9" office:value-type="float" office:value="280.275382890672">
            <text:p>280.2753828907</text:p>
          </table:table-cell>
          <table:table-cell table:formula="of:=[.B1114]/([.$B$2]+[.B1114])*[.$B$1]" office:value-type="float" office:value="5.15197949281691">
            <text:p>5.1519794928</text:p>
          </table:table-cell>
          <table:table-cell table:formula="of:=[.$D$5]*[.C1114]-[.$D$4]" office:value-type="float" office:value="6.11345545611092">
            <text:p>6.1134554561</text:p>
          </table:table-cell>
          <table:table-cell table:formula="of:=INT([.D1114]/[.$B$1]*1024)" office:value-type="float" office:value="1115">
            <text:p>1115</text:p>
          </table:table-cell>
          <table:table-cell table:number-columns-repeated="10"/>
        </table:table-row>
        <table:table-row table:style-name="ro2">
          <table:table-cell table:formula="of:=[.A1114]+[.$D$1]" office:value-type="float" office:value="255.75">
            <text:p>255.75</text:p>
          </table:table-cell>
          <table:table-cell table:formula="of:=[.$M$2]+[.$M$3]*[.A1115]+[.$M$4]*[.A1115]^2+[.$M$5]*[.A1115]^3+[.$M$6]*[.A1115]^4+[.$N$2]*[.A1115]^5+[.$N$3]*[.A1115]^6+[.$N$4]*[.A1115]^7+[.$N$5]*[.A1115]^8+[.$N$6]*[.A1115]^9" office:value-type="float" office:value="285.981472508574">
            <text:p>285.9814725086</text:p>
          </table:table-cell>
          <table:table-cell table:formula="of:=[.B1115]/([.$B$2]+[.B1115])*[.$B$1]" office:value-type="float" office:value="5.16038579356113">
            <text:p>5.1603857936</text:p>
          </table:table-cell>
          <table:table-cell table:formula="of:=[.$D$5]*[.C1115]-[.$D$4]" office:value-type="float" office:value="6.12535764416344">
            <text:p>6.1253576442</text:p>
          </table:table-cell>
          <table:table-cell table:formula="of:=INT([.D1115]/[.$B$1]*1024)" office:value-type="float" office:value="1118">
            <text:p>1118</text:p>
          </table:table-cell>
          <table:table-cell table:number-columns-repeated="10"/>
        </table:table-row>
        <table:table-row table:style-name="ro2">
          <table:table-cell table:formula="of:=[.A1115]+[.$D$1]" office:value-type="float" office:value="256">
            <text:p>256</text:p>
          </table:table-cell>
          <table:table-cell table:formula="of:=[.$M$2]+[.$M$3]*[.A1116]+[.$M$4]*[.A1116]^2+[.$M$5]*[.A1116]^3+[.$M$6]*[.A1116]^4+[.$N$2]*[.A1116]^5+[.$N$3]*[.A1116]^6+[.$N$4]*[.A1116]^7+[.$N$5]*[.A1116]^8+[.$N$6]*[.A1116]^9" office:value-type="float" office:value="291.784956637086">
            <text:p>291.7849566371</text:p>
          </table:table-cell>
          <table:table-cell table:formula="of:=[.B1116]/([.$B$2]+[.B1116])*[.$B$1]" office:value-type="float" office:value="5.16862486141764">
            <text:p>5.1686248614</text:p>
          </table:table-cell>
          <table:table-cell table:formula="of:=[.$D$5]*[.C1116]-[.$D$4]" office:value-type="float" office:value="6.13702305300253">
            <text:p>6.137023053</text:p>
          </table:table-cell>
          <table:table-cell table:formula="of:=INT([.D1116]/[.$B$1]*1024)" office:value-type="float" office:value="1120">
            <text:p>1120</text:p>
          </table:table-cell>
          <table:table-cell table:number-columns-repeated="10"/>
        </table:table-row>
        <table:table-row table:style-name="ro2">
          <table:table-cell table:formula="of:=[.A1116]+[.$D$1]" office:value-type="float" office:value="256.25">
            <text:p>256.25</text:p>
          </table:table-cell>
          <table:table-cell table:formula="of:=[.$M$2]+[.$M$3]*[.A1117]+[.$M$4]*[.A1117]^2+[.$M$5]*[.A1117]^3+[.$M$6]*[.A1117]^4+[.$N$2]*[.A1117]^5+[.$N$3]*[.A1117]^6+[.$N$4]*[.A1117]^7+[.$N$5]*[.A1117]^8+[.$N$6]*[.A1117]^9" office:value-type="float" office:value="297.687207356212">
            <text:p>297.6872073562</text:p>
          </table:table-cell>
          <table:table-cell table:formula="of:=[.B1117]/([.$B$2]+[.B1117])*[.$B$1]" office:value-type="float" office:value="5.1767001024396">
            <text:p>5.1767001024</text:p>
          </table:table-cell>
          <table:table-cell table:formula="of:=[.$D$5]*[.C1117]-[.$D$4]" office:value-type="float" office:value="6.14845650514009">
            <text:p>6.1484565051</text:p>
          </table:table-cell>
          <table:table-cell table:formula="of:=INT([.D1117]/[.$B$1]*1024)" office:value-type="float" office:value="1122">
            <text:p>1122</text:p>
          </table:table-cell>
          <table:table-cell table:number-columns-repeated="10"/>
        </table:table-row>
        <table:table-row table:style-name="ro2">
          <table:table-cell table:formula="of:=[.A1117]+[.$D$1]" office:value-type="float" office:value="256.5">
            <text:p>256.5</text:p>
          </table:table-cell>
          <table:table-cell table:formula="of:=[.$M$2]+[.$M$3]*[.A1118]+[.$M$4]*[.A1118]^2+[.$M$5]*[.A1118]^3+[.$M$6]*[.A1118]^4+[.$N$2]*[.A1118]^5+[.$N$3]*[.A1118]^6+[.$N$4]*[.A1118]^7+[.$N$5]*[.A1118]^8+[.$N$6]*[.A1118]^9" office:value-type="float" office:value="303.689612430127">
            <text:p>303.6896124301</text:p>
          </table:table-cell>
          <table:table-cell table:formula="of:=[.B1118]/([.$B$2]+[.B1118])*[.$B$1]" office:value-type="float" office:value="5.18461485949336">
            <text:p>5.1846148595</text:p>
          </table:table-cell>
          <table:table-cell table:formula="of:=[.$D$5]*[.C1118]-[.$D$4]" office:value-type="float" office:value="6.15966273362396">
            <text:p>6.1596627336</text:p>
          </table:table-cell>
          <table:table-cell table:formula="of:=INT([.D1118]/[.$B$1]*1024)" office:value-type="float" office:value="1124">
            <text:p>1124</text:p>
          </table:table-cell>
          <table:table-cell table:number-columns-repeated="10"/>
        </table:table-row>
        <table:table-row table:style-name="ro2">
          <table:table-cell table:formula="of:=[.A1118]+[.$D$1]" office:value-type="float" office:value="256.75">
            <text:p>256.75</text:p>
          </table:table-cell>
          <table:table-cell table:formula="of:=[.$M$2]+[.$M$3]*[.A1119]+[.$M$4]*[.A1119]^2+[.$M$5]*[.A1119]^3+[.$M$6]*[.A1119]^4+[.$N$2]*[.A1119]^5+[.$N$3]*[.A1119]^6+[.$N$4]*[.A1119]^7+[.$N$5]*[.A1119]^8+[.$N$6]*[.A1119]^9" office:value-type="float" office:value="309.793575448552">
            <text:p>309.7935754486</text:p>
          </table:table-cell>
          <table:table-cell table:formula="of:=[.B1119]/([.$B$2]+[.B1119])*[.$B$1]" office:value-type="float" office:value="5.19237241290428">
            <text:p>5.1923724129</text:p>
          </table:table-cell>
          <table:table-cell table:formula="of:=[.$D$5]*[.C1119]-[.$D$4]" office:value-type="float" office:value="6.17064638295244">
            <text:p>6.170646383</text:p>
          </table:table-cell>
          <table:table-cell table:formula="of:=INT([.D1119]/[.$B$1]*1024)" office:value-type="float" office:value="1126">
            <text:p>1126</text:p>
          </table:table-cell>
          <table:table-cell table:number-columns-repeated="10"/>
        </table:table-row>
        <table:table-row table:style-name="ro2">
          <table:table-cell table:formula="of:=[.A1119]+[.$D$1]" office:value-type="float" office:value="257">
            <text:p>257</text:p>
          </table:table-cell>
          <table:table-cell table:formula="of:=[.$M$2]+[.$M$3]*[.A1120]+[.$M$4]*[.A1120]^2+[.$M$5]*[.A1120]^3+[.$M$6]*[.A1120]^4+[.$N$2]*[.A1120]^5+[.$N$3]*[.A1120]^6+[.$N$4]*[.A1120]^7+[.$N$5]*[.A1120]^8+[.$N$6]*[.A1120]^9" office:value-type="float" office:value="316.000515970401">
            <text:p>316.0005159704</text:p>
          </table:table-cell>
          <table:table-cell table:formula="of:=[.B1120]/([.$B$2]+[.B1120])*[.$B$1]" office:value-type="float" office:value="5.19997598113399">
            <text:p>5.1999759811</text:p>
          </table:table-cell>
          <table:table-cell table:formula="of:=[.$D$5]*[.C1120]-[.$D$4]" office:value-type="float" office:value="6.18141201003312">
            <text:p>6.18141201</text:p>
          </table:table-cell>
          <table:table-cell table:formula="of:=INT([.D1120]/[.$B$1]*1024)" office:value-type="float" office:value="1128">
            <text:p>1128</text:p>
          </table:table-cell>
          <table:table-cell table:number-columns-repeated="10"/>
        </table:table-row>
        <table:table-row table:style-name="ro2">
          <table:table-cell table:formula="of:=[.A1120]+[.$D$1]" office:value-type="float" office:value="257.25">
            <text:p>257.25</text:p>
          </table:table-cell>
          <table:table-cell table:formula="of:=[.$M$2]+[.$M$3]*[.A1121]+[.$M$4]*[.A1121]^2+[.$M$5]*[.A1121]^3+[.$M$6]*[.A1121]^4+[.$N$2]*[.A1121]^5+[.$N$3]*[.A1121]^6+[.$N$4]*[.A1121]^7+[.$N$5]*[.A1121]^8+[.$N$6]*[.A1121]^9" office:value-type="float" office:value="322.311869666752">
            <text:p>322.3118696668</text:p>
          </table:table-cell>
          <table:table-cell table:formula="of:=[.B1121]/([.$B$2]+[.B1121])*[.$B$1]" office:value-type="float" office:value="5.2074287214823">
            <text:p>5.2074287215</text:p>
          </table:table-cell>
          <table:table-cell table:formula="of:=[.$D$5]*[.C1121]-[.$D$4]" office:value-type="float" office:value="6.19196408517666">
            <text:p>6.1919640852</text:p>
          </table:table-cell>
          <table:table-cell table:formula="of:=INT([.D1121]/[.$B$1]*1024)" office:value-type="float" office:value="1130">
            <text:p>1130</text:p>
          </table:table-cell>
          <table:table-cell table:number-columns-repeated="10"/>
        </table:table-row>
        <table:table-row table:style-name="ro2">
          <table:table-cell table:formula="of:=[.A1121]+[.$D$1]" office:value-type="float" office:value="257.5">
            <text:p>257.5</text:p>
          </table:table-cell>
          <table:table-cell table:formula="of:=[.$M$2]+[.$M$3]*[.A1122]+[.$M$4]*[.A1122]^2+[.$M$5]*[.A1122]^3+[.$M$6]*[.A1122]^4+[.$N$2]*[.A1122]^5+[.$N$3]*[.A1122]^6+[.$N$4]*[.A1122]^7+[.$N$5]*[.A1122]^8+[.$N$6]*[.A1122]^9" office:value-type="float" office:value="328.729088466251">
            <text:p>328.7290884663</text:p>
          </table:table-cell>
          <table:table-cell table:formula="of:=[.B1122]/([.$B$2]+[.B1122])*[.$B$1]" office:value-type="float" office:value="5.21473373081478">
            <text:p>5.2147337308</text:p>
          </table:table-cell>
          <table:table-cell table:formula="of:=[.$D$5]*[.C1122]-[.$D$4]" office:value-type="float" office:value="6.20230699312704">
            <text:p>6.2023069931</text:p>
          </table:table-cell>
          <table:table-cell table:formula="of:=INT([.D1122]/[.$B$1]*1024)" office:value-type="float" office:value="1132">
            <text:p>1132</text:p>
          </table:table-cell>
          <table:table-cell table:number-columns-repeated="10"/>
        </table:table-row>
        <table:table-row table:style-name="ro2">
          <table:table-cell table:formula="of:=[.A1122]+[.$D$1]" office:value-type="float" office:value="257.75">
            <text:p>257.75</text:p>
          </table:table-cell>
          <table:table-cell table:formula="of:=[.$M$2]+[.$M$3]*[.A1123]+[.$M$4]*[.A1123]^2+[.$M$5]*[.A1123]^3+[.$M$6]*[.A1123]^4+[.$N$2]*[.A1123]^5+[.$N$3]*[.A1123]^6+[.$N$4]*[.A1123]^7+[.$N$5]*[.A1123]^8+[.$N$6]*[.A1123]^9" office:value-type="float" office:value="335.253640700947">
            <text:p>335.2536407009</text:p>
          </table:table-cell>
          <table:table-cell table:formula="of:=[.B1123]/([.$B$2]+[.B1123])*[.$B$1]" office:value-type="float" office:value="5.22189404631105">
            <text:p>5.2218940463</text:p>
          </table:table-cell>
          <table:table-cell table:formula="of:=[.$D$5]*[.C1123]-[.$D$4]" office:value-type="float" office:value="6.21244503412094">
            <text:p>6.2124450341</text:p>
          </table:table-cell>
          <table:table-cell table:formula="of:=INT([.D1123]/[.$B$1]*1024)" office:value-type="float" office:value="1133">
            <text:p>1133</text:p>
          </table:table-cell>
          <table:table-cell table:number-columns-repeated="10"/>
        </table:table-row>
        <table:table-row table:style-name="ro2">
          <table:table-cell table:formula="of:=[.A1123]+[.$D$1]" office:value-type="float" office:value="258">
            <text:p>258</text:p>
          </table:table-cell>
          <table:table-cell table:formula="of:=[.$M$2]+[.$M$3]*[.A1124]+[.$M$4]*[.A1124]^2+[.$M$5]*[.A1124]^3+[.$M$6]*[.A1124]^4+[.$N$2]*[.A1124]^5+[.$N$3]*[.A1124]^6+[.$N$4]*[.A1124]^7+[.$N$5]*[.A1124]^8+[.$N$6]*[.A1124]^9" office:value-type="float" office:value="341.887011253028">
            <text:p>341.887011253</text:p>
          </table:table-cell>
          <table:table-cell table:formula="of:=[.B1124]/([.$B$2]+[.B1124])*[.$B$1]" office:value-type="float" office:value="5.22891264623174">
            <text:p>5.2289126462</text:p>
          </table:table-cell>
          <table:table-cell table:formula="of:=[.$D$5]*[.C1124]-[.$D$4]" office:value-type="float" office:value="6.22238242497374">
            <text:p>6.222382425</text:p>
          </table:table-cell>
          <table:table-cell table:formula="of:=INT([.D1124]/[.$B$1]*1024)" office:value-type="float" office:value="1135">
            <text:p>1135</text:p>
          </table:table-cell>
          <table:table-cell table:number-columns-repeated="10"/>
        </table:table-row>
        <table:table-row table:style-name="ro2">
          <table:table-cell table:formula="of:=[.A1124]+[.$D$1]" office:value-type="float" office:value="258.25">
            <text:p>258.25</text:p>
          </table:table-cell>
          <table:table-cell table:formula="of:=[.$M$2]+[.$M$3]*[.A1125]+[.$M$4]*[.A1125]^2+[.$M$5]*[.A1125]^3+[.$M$6]*[.A1125]^4+[.$N$2]*[.A1125]^5+[.$N$3]*[.A1125]^6+[.$N$4]*[.A1125]^7+[.$N$5]*[.A1125]^8+[.$N$6]*[.A1125]^9" office:value-type="float" office:value="348.630701702437">
            <text:p>348.6307017024</text:p>
          </table:table-cell>
          <table:table-cell table:formula="of:=[.B1125]/([.$B$2]+[.B1125])*[.$B$1]" office:value-type="float" office:value="5.23579245070192">
            <text:p>5.2357924507</text:p>
          </table:table-cell>
          <table:table-cell table:formula="of:=[.$D$5]*[.C1125]-[.$D$4]" office:value-type="float" office:value="6.23212330018868">
            <text:p>6.2321233002</text:p>
          </table:table-cell>
          <table:table-cell table:formula="of:=INT([.D1125]/[.$B$1]*1024)" office:value-type="float" office:value="1137">
            <text:p>1137</text:p>
          </table:table-cell>
          <table:table-cell table:number-columns-repeated="10"/>
        </table:table-row>
        <table:table-row table:style-name="ro2">
          <table:table-cell table:formula="of:=[.A1125]+[.$D$1]" office:value-type="float" office:value="258.5">
            <text:p>258.5</text:p>
          </table:table-cell>
          <table:table-cell table:formula="of:=[.$M$2]+[.$M$3]*[.A1126]+[.$M$4]*[.A1126]^2+[.$M$5]*[.A1126]^3+[.$M$6]*[.A1126]^4+[.$N$2]*[.A1126]^5+[.$N$3]*[.A1126]^6+[.$N$4]*[.A1126]^7+[.$N$5]*[.A1126]^8+[.$N$6]*[.A1126]^9" office:value-type="float" office:value="355.486230476105">
            <text:p>355.4862304761</text:p>
          </table:table-cell>
          <table:table-cell table:formula="of:=[.B1126]/([.$B$2]+[.B1126])*[.$B$1]" office:value-type="float" office:value="5.24253632250954">
            <text:p>5.2425363225</text:p>
          </table:table-cell>
          <table:table-cell table:formula="of:=[.$D$5]*[.C1126]-[.$D$4]" office:value-type="float" office:value="6.24167171308738">
            <text:p>6.2416717131</text:p>
          </table:table-cell>
          <table:table-cell table:formula="of:=INT([.D1126]/[.$B$1]*1024)" office:value-type="float" office:value="1139">
            <text:p>1139</text:p>
          </table:table-cell>
          <table:table-cell table:number-columns-repeated="10"/>
        </table:table-row>
        <table:table-row table:style-name="ro2">
          <table:table-cell table:formula="of:=[.A1126]+[.$D$1]" office:value-type="float" office:value="258.75">
            <text:p>258.75</text:p>
          </table:table-cell>
          <table:table-cell table:formula="of:=[.$M$2]+[.$M$3]*[.A1127]+[.$M$4]*[.A1127]^2+[.$M$5]*[.A1127]^3+[.$M$6]*[.A1127]^4+[.$N$2]*[.A1127]^5+[.$N$3]*[.A1127]^6+[.$N$4]*[.A1127]^7+[.$N$5]*[.A1127]^8+[.$N$6]*[.A1127]^9" office:value-type="float" office:value="362.455132997784">
            <text:p>362.4551329978</text:p>
          </table:table-cell>
          <table:table-cell table:formula="of:=[.B1127]/([.$B$2]+[.B1127])*[.$B$1]" office:value-type="float" office:value="5.2491470679157">
            <text:p>5.2491470679</text:p>
          </table:table-cell>
          <table:table-cell table:formula="of:=[.$D$5]*[.C1127]-[.$D$4]" office:value-type="float" office:value="6.25103163695705">
            <text:p>6.251031637</text:p>
          </table:table-cell>
          <table:table-cell table:formula="of:=INT([.D1127]/[.$B$1]*1024)" office:value-type="float" office:value="1141">
            <text:p>1141</text:p>
          </table:table-cell>
          <table:table-cell table:number-columns-repeated="10"/>
        </table:table-row>
        <table:table-row table:style-name="ro2">
          <table:table-cell table:formula="of:=[.A1127]+[.$D$1]" office:value-type="float" office:value="259">
            <text:p>259</text:p>
          </table:table-cell>
          <table:table-cell table:formula="of:=[.$M$2]+[.$M$3]*[.A1128]+[.$M$4]*[.A1128]^2+[.$M$5]*[.A1128]^3+[.$M$6]*[.A1128]^4+[.$N$2]*[.A1128]^5+[.$N$3]*[.A1128]^6+[.$N$4]*[.A1128]^7+[.$N$5]*[.A1128]^8+[.$N$6]*[.A1128]^9" office:value-type="float" office:value="369.538961838829">
            <text:p>369.5389618388</text:p>
          </table:table-cell>
          <table:table-cell table:formula="of:=[.B1128]/([.$B$2]+[.B1128])*[.$B$1]" office:value-type="float" office:value="5.25562743747523">
            <text:p>5.2556274375</text:p>
          </table:table-cell>
          <table:table-cell table:formula="of:=[.$D$5]*[.C1128]-[.$D$4]" office:value-type="float" office:value="6.26020696621236">
            <text:p>6.2602069662</text:p>
          </table:table-cell>
          <table:table-cell table:formula="of:=INT([.D1128]/[.$B$1]*1024)" office:value-type="float" office:value="1142">
            <text:p>1142</text:p>
          </table:table-cell>
          <table:table-cell table:number-columns-repeated="10"/>
        </table:table-row>
        <table:table-row table:style-name="ro2">
          <table:table-cell table:formula="of:=[.A1128]+[.$D$1]" office:value-type="float" office:value="259.25">
            <text:p>259.25</text:p>
          </table:table-cell>
          <table:table-cell table:formula="of:=[.$M$2]+[.$M$3]*[.A1129]+[.$M$4]*[.A1129]^2+[.$M$5]*[.A1129]^3+[.$M$6]*[.A1129]^4+[.$N$2]*[.A1129]^5+[.$N$3]*[.A1129]^6+[.$N$4]*[.A1129]^7+[.$N$5]*[.A1129]^8+[.$N$6]*[.A1129]^9" office:value-type="float" office:value="376.739286869764">
            <text:p>376.7392868698</text:p>
          </table:table-cell>
          <table:table-cell table:formula="of:=[.B1129]/([.$B$2]+[.B1129])*[.$B$1]" office:value-type="float" office:value="5.26198012686572">
            <text:p>5.2619801269</text:p>
          </table:table-cell>
          <table:table-cell table:formula="of:=[.$D$5]*[.C1129]-[.$D$4]" office:value-type="float" office:value="6.2692015175692">
            <text:p>6.2692015176</text:p>
          </table:table-cell>
          <table:table-cell table:formula="of:=INT([.D1129]/[.$B$1]*1024)" office:value-type="float" office:value="1144">
            <text:p>1144</text:p>
          </table:table-cell>
          <table:table-cell table:number-columns-repeated="10"/>
        </table:table-row>
        <table:table-row table:style-name="ro2">
          <table:table-cell table:formula="of:=[.A1129]+[.$D$1]" office:value-type="float" office:value="259.5">
            <text:p>259.5</text:p>
          </table:table-cell>
          <table:table-cell table:formula="of:=[.$M$2]+[.$M$3]*[.A1130]+[.$M$4]*[.A1130]^2+[.$M$5]*[.A1130]^3+[.$M$6]*[.A1130]^4+[.$N$2]*[.A1130]^5+[.$N$3]*[.A1130]^6+[.$N$4]*[.A1130]^7+[.$N$5]*[.A1130]^8+[.$N$6]*[.A1130]^9" office:value-type="float" office:value="384.057695414143">
            <text:p>384.0576954141</text:p>
          </table:table-cell>
          <table:table-cell table:formula="of:=[.B1130]/([.$B$2]+[.B1130])*[.$B$1]" office:value-type="float" office:value="5.26820777772461">
            <text:p>5.2682077777</text:p>
          </table:table-cell>
          <table:table-cell table:formula="of:=[.$D$5]*[.C1130]-[.$D$4]" office:value-type="float" office:value="6.27801903122989">
            <text:p>6.2780190312</text:p>
          </table:table-cell>
          <table:table-cell table:formula="of:=INT([.D1130]/[.$B$1]*1024)" office:value-type="float" office:value="1145">
            <text:p>1145</text:p>
          </table:table-cell>
          <table:table-cell table:number-columns-repeated="10"/>
        </table:table-row>
        <table:table-row table:style-name="ro2">
          <table:table-cell table:formula="of:=[.A1130]+[.$D$1]" office:value-type="float" office:value="259.75">
            <text:p>259.75</text:p>
          </table:table-cell>
          <table:table-cell table:formula="of:=[.$M$2]+[.$M$3]*[.A1131]+[.$M$4]*[.A1131]^2+[.$M$5]*[.A1131]^3+[.$M$6]*[.A1131]^4+[.$N$2]*[.A1131]^5+[.$N$3]*[.A1131]^6+[.$N$4]*[.A1131]^7+[.$N$5]*[.A1131]^8+[.$N$6]*[.A1131]^9" office:value-type="float" office:value="391.495792401503">
            <text:p>391.4957924015</text:p>
          </table:table-cell>
          <table:table-cell table:formula="of:=[.B1131]/([.$B$2]+[.B1131])*[.$B$1]" office:value-type="float" office:value="5.27431297848981">
            <text:p>5.2743129785</text:p>
          </table:table-cell>
          <table:table-cell table:formula="of:=[.$D$5]*[.C1131]-[.$D$4]" office:value-type="float" office:value="6.28666317207339">
            <text:p>6.2866631721</text:p>
          </table:table-cell>
          <table:table-cell table:formula="of:=INT([.D1131]/[.$B$1]*1024)" office:value-type="float" office:value="1147">
            <text:p>1147</text:p>
          </table:table-cell>
          <table:table-cell table:number-columns-repeated="10"/>
        </table:table-row>
        <table:table-row table:style-name="ro2">
          <table:table-cell table:formula="of:=[.A1131]+[.$D$1]" office:value-type="float" office:value="260">
            <text:p>260</text:p>
          </table:table-cell>
          <table:table-cell table:formula="of:=[.$M$2]+[.$M$3]*[.A1132]+[.$M$4]*[.A1132]^2+[.$M$5]*[.A1132]^3+[.$M$6]*[.A1132]^4+[.$N$2]*[.A1132]^5+[.$N$3]*[.A1132]^6+[.$N$4]*[.A1132]^7+[.$N$5]*[.A1132]^8+[.$N$6]*[.A1132]^9" office:value-type="float" office:value="399.05520052294">
            <text:p>399.0552005229</text:p>
          </table:table-cell>
          <table:table-cell table:formula="of:=[.B1132]/([.$B$2]+[.B1132])*[.$B$1]" office:value-type="float" office:value="5.28029826524573">
            <text:p>5.2802982652</text:p>
          </table:table-cell>
          <table:table-cell table:formula="of:=[.$D$5]*[.C1132]-[.$D$4]" office:value-type="float" office:value="6.29513753085316">
            <text:p>6.2951375309</text:p>
          </table:table-cell>
          <table:table-cell table:formula="of:=INT([.D1132]/[.$B$1]*1024)" office:value-type="float" office:value="1149">
            <text:p>1149</text:p>
          </table:table-cell>
          <table:table-cell table:number-columns-repeated="10"/>
        </table:table-row>
        <table:table-row table:style-name="ro2">
          <table:table-cell table:formula="of:=[.A1132]+[.$D$1]" office:value-type="float" office:value="260.25">
            <text:p>260.25</text:p>
          </table:table-cell>
          <table:table-cell table:formula="of:=[.$M$2]+[.$M$3]*[.A1133]+[.$M$4]*[.A1133]^2+[.$M$5]*[.A1133]^3+[.$M$6]*[.A1133]^4+[.$N$2]*[.A1133]^5+[.$N$3]*[.A1133]^6+[.$N$4]*[.A1133]^7+[.$N$5]*[.A1133]^8+[.$N$6]*[.A1133]^9" office:value-type="float" office:value="406.737560387293">
            <text:p>406.7375603873</text:p>
          </table:table-cell>
          <table:table-cell table:formula="of:=[.B1133]/([.$B$2]+[.B1133])*[.$B$1]" office:value-type="float" office:value="5.2861661225713">
            <text:p>5.2861661226</text:p>
          </table:table-cell>
          <table:table-cell table:formula="of:=[.$D$5]*[.C1133]-[.$D$4]" office:value-type="float" office:value="6.30344562539788">
            <text:p>6.3034456254</text:p>
          </table:table-cell>
          <table:table-cell table:formula="of:=INT([.D1133]/[.$B$1]*1024)" office:value-type="float" office:value="1150">
            <text:p>1150</text:p>
          </table:table-cell>
          <table:table-cell table:number-columns-repeated="10"/>
        </table:table-row>
        <table:table-row table:style-name="ro2">
          <table:table-cell table:formula="of:=[.A1133]+[.$D$1]" office:value-type="float" office:value="260.5">
            <text:p>260.5</text:p>
          </table:table-cell>
          <table:table-cell table:formula="of:=[.$M$2]+[.$M$3]*[.A1134]+[.$M$4]*[.A1134]^2+[.$M$5]*[.A1134]^3+[.$M$6]*[.A1134]^4+[.$N$2]*[.A1134]^5+[.$N$3]*[.A1134]^6+[.$N$4]*[.A1134]^7+[.$N$5]*[.A1134]^8+[.$N$6]*[.A1134]^9" office:value-type="float" office:value="414.544530677624">
            <text:p>414.5445306776</text:p>
          </table:table-cell>
          <table:table-cell table:formula="of:=[.B1134]/([.$B$2]+[.B1134])*[.$B$1]" office:value-type="float" office:value="5.29191898438878">
            <text:p>5.2919189844</text:p>
          </table:table-cell>
          <table:table-cell table:formula="of:=[.$D$5]*[.C1134]-[.$D$4]" office:value-type="float" office:value="6.31159090181318">
            <text:p>6.3115909018</text:p>
          </table:table-cell>
          <table:table-cell table:formula="of:=INT([.D1134]/[.$B$1]*1024)" office:value-type="float" office:value="1152">
            <text:p>1152</text:p>
          </table:table-cell>
          <table:table-cell table:number-columns-repeated="10"/>
        </table:table-row>
        <table:table-row table:style-name="ro2">
          <table:table-cell table:formula="of:=[.A1134]+[.$D$1]" office:value-type="float" office:value="260.75">
            <text:p>260.75</text:p>
          </table:table-cell>
          <table:table-cell table:formula="of:=[.$M$2]+[.$M$3]*[.A1135]+[.$M$4]*[.A1135]^2+[.$M$5]*[.A1135]^3+[.$M$6]*[.A1135]^4+[.$N$2]*[.A1135]^5+[.$N$3]*[.A1135]^6+[.$N$4]*[.A1135]^7+[.$N$5]*[.A1135]^8+[.$N$6]*[.A1135]^9" office:value-type="float" office:value="422.477788310149">
            <text:p>422.4777883101</text:p>
          </table:table-cell>
          <table:table-cell table:formula="of:=[.B1135]/([.$B$2]+[.B1135])*[.$B$1]" office:value-type="float" office:value="5.29755923481367">
            <text:p>5.2975592348</text:p>
          </table:table-cell>
          <table:table-cell table:formula="of:=[.$D$5]*[.C1135]-[.$D$4]" office:value-type="float" office:value="6.31957673568506">
            <text:p>6.3195767357</text:p>
          </table:table-cell>
          <table:table-cell table:formula="of:=INT([.D1135]/[.$B$1]*1024)" office:value-type="float" office:value="1153">
            <text:p>1153</text:p>
          </table:table-cell>
          <table:table-cell table:number-columns-repeated="10"/>
        </table:table-row>
        <table:table-row table:style-name="ro2">
          <table:table-cell table:formula="of:=[.A1135]+[.$D$1]" office:value-type="float" office:value="261">
            <text:p>261</text:p>
          </table:table-cell>
          <table:table-cell table:formula="of:=[.$M$2]+[.$M$3]*[.A1136]+[.$M$4]*[.A1136]^2+[.$M$5]*[.A1136]^3+[.$M$6]*[.A1136]^4+[.$N$2]*[.A1136]^5+[.$N$3]*[.A1136]^6+[.$N$4]*[.A1136]^7+[.$N$5]*[.A1136]^8+[.$N$6]*[.A1136]^9" office:value-type="float" office:value="430.539028592772">
            <text:p>430.5390285928</text:p>
          </table:table-cell>
          <table:table-cell table:formula="of:=[.B1136]/([.$B$2]+[.B1136])*[.$B$1]" office:value-type="float" office:value="5.30308920900247">
            <text:p>5.303089209</text:p>
          </table:table-cell>
          <table:table-cell table:formula="of:=[.$D$5]*[.C1136]-[.$D$4]" office:value-type="float" office:value="6.32740643328017">
            <text:p>6.3274064333</text:p>
          </table:table-cell>
          <table:table-cell table:formula="of:=INT([.D1136]/[.$B$1]*1024)" office:value-type="float" office:value="1154">
            <text:p>1154</text:p>
          </table:table-cell>
          <table:table-cell table:number-columns-repeated="10"/>
        </table:table-row>
        <table:table-row table:style-name="ro2">
          <table:table-cell table:formula="of:=[.A1136]+[.$D$1]" office:value-type="float" office:value="261.25">
            <text:p>261.25</text:p>
          </table:table-cell>
          <table:table-cell table:formula="of:=[.$M$2]+[.$M$3]*[.A1137]+[.$M$4]*[.A1137]^2+[.$M$5]*[.A1137]^3+[.$M$6]*[.A1137]^4+[.$N$2]*[.A1137]^5+[.$N$3]*[.A1137]^6+[.$N$4]*[.A1137]^7+[.$N$5]*[.A1137]^8+[.$N$6]*[.A1137]^9" office:value-type="float" office:value="438.729965385879">
            <text:p>438.7299653859</text:p>
          </table:table-cell>
          <table:table-cell table:formula="of:=[.B1137]/([.$B$2]+[.B1137])*[.$B$1]" office:value-type="float" office:value="5.30851119399938">
            <text:p>5.308511194</text:p>
          </table:table-cell>
          <table:table-cell table:formula="of:=[.$D$5]*[.C1137]-[.$D$4]" office:value-type="float" office:value="6.33508323274461">
            <text:p>6.3350832327</text:p>
          </table:table-cell>
          <table:table-cell table:formula="of:=INT([.D1137]/[.$B$1]*1024)" office:value-type="float" office:value="1156">
            <text:p>1156</text:p>
          </table:table-cell>
          <table:table-cell table:number-columns-repeated="10"/>
        </table:table-row>
        <table:table-row table:style-name="ro2">
          <table:table-cell table:formula="of:=[.A1137]+[.$D$1]" office:value-type="float" office:value="261.5">
            <text:p>261.5</text:p>
          </table:table-cell>
          <table:table-cell table:formula="of:=[.$M$2]+[.$M$3]*[.A1138]+[.$M$4]*[.A1138]^2+[.$M$5]*[.A1138]^3+[.$M$6]*[.A1138]^4+[.$N$2]*[.A1138]^5+[.$N$3]*[.A1138]^6+[.$N$4]*[.A1138]^7+[.$N$5]*[.A1138]^8+[.$N$6]*[.A1138]^9" office:value-type="float" office:value="447.052331263432">
            <text:p>447.0523312634</text:p>
          </table:table-cell>
          <table:table-cell table:formula="of:=[.B1138]/([.$B$2]+[.B1138])*[.$B$1]" office:value-type="float" office:value="5.31382742957936">
            <text:p>5.3138274296</text:p>
          </table:table-cell>
          <table:table-cell table:formula="of:=[.$D$5]*[.C1138]-[.$D$4]" office:value-type="float" office:value="6.34261030529766">
            <text:p>6.3426103053</text:p>
          </table:table-cell>
          <table:table-cell table:formula="of:=INT([.D1138]/[.$B$1]*1024)" office:value-type="float" office:value="1157">
            <text:p>1157</text:p>
          </table:table-cell>
          <table:table-cell table:number-columns-repeated="10"/>
        </table:table-row>
        <table:table-row table:style-name="ro2">
          <table:table-cell table:formula="of:=[.A1138]+[.$D$1]" office:value-type="float" office:value="261.75">
            <text:p>261.75</text:p>
          </table:table-cell>
          <table:table-cell table:formula="of:=[.$M$2]+[.$M$3]*[.A1139]+[.$M$4]*[.A1139]^2+[.$M$5]*[.A1139]^3+[.$M$6]*[.A1139]^4+[.$N$2]*[.A1139]^5+[.$N$3]*[.A1139]^6+[.$N$4]*[.A1139]^7+[.$N$5]*[.A1139]^8+[.$N$6]*[.A1139]^9" office:value-type="float" office:value="455.507877675307">
            <text:p>455.5078776753</text:p>
          </table:table-cell>
          <table:table-cell table:formula="of:=[.B1139]/([.$B$2]+[.B1139])*[.$B$1]" office:value-type="float" office:value="5.31904010908762">
            <text:p>5.3190401091</text:p>
          </table:table-cell>
          <table:table-cell table:formula="of:=[.$D$5]*[.C1139]-[.$D$4]" office:value-type="float" office:value="6.34999075642029">
            <text:p>6.3499907564</text:p>
          </table:table-cell>
          <table:table-cell table:formula="of:=INT([.D1139]/[.$B$1]*1024)" office:value-type="float" office:value="1159">
            <text:p>1159</text:p>
          </table:table-cell>
          <table:table-cell table:number-columns-repeated="10"/>
        </table:table-row>
        <table:table-row table:style-name="ro2">
          <table:table-cell table:formula="of:=[.A1139]+[.$D$1]" office:value-type="float" office:value="262">
            <text:p>262</text:p>
          </table:table-cell>
          <table:table-cell table:formula="of:=[.$M$2]+[.$M$3]*[.A1140]+[.$M$4]*[.A1140]^2+[.$M$5]*[.A1140]^3+[.$M$6]*[.A1140]^4+[.$N$2]*[.A1140]^5+[.$N$3]*[.A1140]^6+[.$N$4]*[.A1140]^7+[.$N$5]*[.A1140]^8+[.$N$6]*[.A1140]^9" office:value-type="float" office:value="464.098375110931">
            <text:p>464.0983751109</text:p>
          </table:table-cell>
          <table:table-cell table:formula="of:=[.B1140]/([.$B$2]+[.B1140])*[.$B$1]" office:value-type="float" office:value="5.32415138027451">
            <text:p>5.3241513803</text:p>
          </table:table-cell>
          <table:table-cell table:formula="of:=[.$D$5]*[.C1140]-[.$D$4]" office:value-type="float" office:value="6.35722762703733">
            <text:p>6.357227627</text:p>
          </table:table-cell>
          <table:table-cell table:formula="of:=INT([.D1140]/[.$B$1]*1024)" office:value-type="float" office:value="1160">
            <text:p>1160</text:p>
          </table:table-cell>
          <table:table-cell table:number-columns-repeated="10"/>
        </table:table-row>
        <table:table-row table:style-name="ro2">
          <table:table-cell table:formula="of:=[.A1140]+[.$D$1]" office:value-type="float" office:value="262.25">
            <text:p>262.25</text:p>
          </table:table-cell>
          <table:table-cell table:formula="of:=[.$M$2]+[.$M$3]*[.A1141]+[.$M$4]*[.A1141]^2+[.$M$5]*[.A1141]^3+[.$M$6]*[.A1141]^4+[.$N$2]*[.A1141]^5+[.$N$3]*[.A1141]^6+[.$N$4]*[.A1141]^7+[.$N$5]*[.A1141]^8+[.$N$6]*[.A1141]^9" office:value-type="float" office:value="472.825613264096">
            <text:p>472.8256132641</text:p>
          </table:table-cell>
          <table:table-cell table:formula="of:=[.B1141]/([.$B$2]+[.B1141])*[.$B$1]" office:value-type="float" office:value="5.32916334612518">
            <text:p>5.3291633461</text:p>
          </table:table-cell>
          <table:table-cell table:formula="of:=[.$D$5]*[.C1141]-[.$D$4]" office:value-type="float" office:value="6.36432389469209">
            <text:p>6.3643238947</text:p>
          </table:table-cell>
          <table:table-cell table:formula="of:=INT([.D1141]/[.$B$1]*1024)" office:value-type="float" office:value="1161">
            <text:p>1161</text:p>
          </table:table-cell>
          <table:table-cell table:number-columns-repeated="10"/>
        </table:table-row>
        <table:table-row table:style-name="ro2">
          <table:table-cell table:formula="of:=[.A1141]+[.$D$1]" office:value-type="float" office:value="262.5">
            <text:p>262.5</text:p>
          </table:table-cell>
          <table:table-cell table:formula="of:=[.$M$2]+[.$M$3]*[.A1142]+[.$M$4]*[.A1142]^2+[.$M$5]*[.A1142]^3+[.$M$6]*[.A1142]^4+[.$N$2]*[.A1142]^5+[.$N$3]*[.A1142]^6+[.$N$4]*[.A1142]^7+[.$N$5]*[.A1142]^8+[.$N$6]*[.A1142]^9" office:value-type="float" office:value="481.691401198274">
            <text:p>481.6914011983</text:p>
          </table:table-cell>
          <table:table-cell table:formula="of:=[.B1142]/([.$B$2]+[.B1142])*[.$B$1]" office:value-type="float" office:value="5.33407806568274">
            <text:p>5.3340780657</text:p>
          </table:table-cell>
          <table:table-cell table:formula="of:=[.$D$5]*[.C1142]-[.$D$4]" office:value-type="float" office:value="6.37128247471194">
            <text:p>6.3712824747</text:p>
          </table:table-cell>
          <table:table-cell table:formula="of:=INT([.D1142]/[.$B$1]*1024)" office:value-type="float" office:value="1162">
            <text:p>1162</text:p>
          </table:table-cell>
          <table:table-cell table:number-columns-repeated="10"/>
        </table:table-row>
        <table:table-row table:style-name="ro2">
          <table:table-cell table:formula="of:=[.A1142]+[.$D$1]" office:value-type="float" office:value="262.75">
            <text:p>262.75</text:p>
          </table:table-cell>
          <table:table-cell table:formula="of:=[.$M$2]+[.$M$3]*[.A1143]+[.$M$4]*[.A1143]^2+[.$M$5]*[.A1143]^3+[.$M$6]*[.A1143]^4+[.$N$2]*[.A1143]^5+[.$N$3]*[.A1143]^6+[.$N$4]*[.A1143]^7+[.$N$5]*[.A1143]^8+[.$N$6]*[.A1143]^9" office:value-type="float" office:value="490.697567513285">
            <text:p>490.6975675133</text:p>
          </table:table-cell>
          <table:table-cell table:formula="of:=[.B1143]/([.$B$2]+[.B1143])*[.$B$1]" office:value-type="float" office:value="5.33889755486515">
            <text:p>5.3388975549</text:p>
          </table:table-cell>
          <table:table-cell table:formula="of:=[.$D$5]*[.C1143]-[.$D$4]" office:value-type="float" office:value="6.37810622136478">
            <text:p>6.3781062214</text:p>
          </table:table-cell>
          <table:table-cell table:formula="of:=INT([.D1143]/[.$B$1]*1024)" office:value-type="float" office:value="1164">
            <text:p>1164</text:p>
          </table:table-cell>
          <table:table-cell table:number-columns-repeated="10"/>
        </table:table-row>
        <table:table-row table:style-name="ro2">
          <table:table-cell table:formula="of:=[.A1143]+[.$D$1]" office:value-type="float" office:value="263">
            <text:p>263</text:p>
          </table:table-cell>
          <table:table-cell table:formula="of:=[.$M$2]+[.$M$3]*[.A1144]+[.$M$4]*[.A1144]^2+[.$M$5]*[.A1144]^3+[.$M$6]*[.A1144]^4+[.$N$2]*[.A1144]^5+[.$N$3]*[.A1144]^6+[.$N$4]*[.A1144]^7+[.$N$5]*[.A1144]^8+[.$N$6]*[.A1144]^9" office:value-type="float" office:value="499.845960513674">
            <text:p>499.8459605137</text:p>
          </table:table-cell>
          <table:table-cell table:formula="of:=[.B1144]/([.$B$2]+[.B1144])*[.$B$1]" office:value-type="float" office:value="5.34362378727498">
            <text:p>5.3436237873</text:p>
          </table:table-cell>
          <table:table-cell table:formula="of:=[.$D$5]*[.C1144]-[.$D$4]" office:value-type="float" office:value="6.38479792900568">
            <text:p>6.384797929</text:p>
          </table:table-cell>
          <table:table-cell table:formula="of:=INT([.D1144]/[.$B$1]*1024)" office:value-type="float" office:value="1165">
            <text:p>1165</text:p>
          </table:table-cell>
          <table:table-cell table:number-columns-repeated="10"/>
        </table:table-row>
        <table:table-row table:style-name="ro2">
          <table:table-cell table:formula="of:=[.A1144]+[.$D$1]" office:value-type="float" office:value="263.25">
            <text:p>263.25</text:p>
          </table:table-cell>
          <table:table-cell table:formula="of:=[.$M$2]+[.$M$3]*[.A1145]+[.$M$4]*[.A1145]^2+[.$M$5]*[.A1145]^3+[.$M$6]*[.A1145]^4+[.$N$2]*[.A1145]^5+[.$N$3]*[.A1145]^6+[.$N$4]*[.A1145]^7+[.$N$5]*[.A1145]^8+[.$N$6]*[.A1145]^9" office:value-type="float" office:value="509.138448377358">
            <text:p>509.1384483774</text:p>
          </table:table-cell>
          <table:table-cell table:formula="of:=[.B1145]/([.$B$2]+[.B1145])*[.$B$1]" office:value-type="float" office:value="5.34825869500122">
            <text:p>5.348258695</text:p>
          </table:table-cell>
          <table:table-cell table:formula="of:=[.$D$5]*[.C1145]-[.$D$4]" office:value-type="float" office:value="6.39136033321203">
            <text:p>6.3913603332</text:p>
          </table:table-cell>
          <table:table-cell table:formula="of:=INT([.D1145]/[.$B$1]*1024)" office:value-type="float" office:value="1166">
            <text:p>1166</text:p>
          </table:table-cell>
          <table:table-cell table:number-columns-repeated="10"/>
        </table:table-row>
        <table:table-row table:style-name="ro2">
          <table:table-cell table:formula="of:=[.A1145]+[.$D$1]" office:value-type="float" office:value="263.5">
            <text:p>263.5</text:p>
          </table:table-cell>
          <table:table-cell table:formula="of:=[.$M$2]+[.$M$3]*[.A1146]+[.$M$4]*[.A1146]^2+[.$M$5]*[.A1146]^3+[.$M$6]*[.A1146]^4+[.$N$2]*[.A1146]^5+[.$N$3]*[.A1146]^6+[.$N$4]*[.A1146]^7+[.$N$5]*[.A1146]^8+[.$N$6]*[.A1146]^9" office:value-type="float" office:value="518.576919325846">
            <text:p>518.5769193258</text:p>
          </table:table-cell>
          <table:table-cell table:formula="of:=[.B1146]/([.$B$2]+[.B1146])*[.$B$1]" office:value-type="float" office:value="5.35280416941299">
            <text:p>5.3528041694</text:p>
          </table:table-cell>
          <table:table-cell table:formula="of:=[.$D$5]*[.C1146]-[.$D$4]" office:value-type="float" office:value="6.39779611190744">
            <text:p>6.3977961119</text:p>
          </table:table-cell>
          <table:table-cell table:formula="of:=INT([.D1146]/[.$B$1]*1024)" office:value-type="float" office:value="1167">
            <text:p>1167</text:p>
          </table:table-cell>
          <table:table-cell table:number-columns-repeated="10"/>
        </table:table-row>
        <table:table-row table:style-name="ro2">
          <table:table-cell table:formula="of:=[.A1146]+[.$D$1]" office:value-type="float" office:value="263.75">
            <text:p>263.75</text:p>
          </table:table-cell>
          <table:table-cell table:formula="of:=[.$M$2]+[.$M$3]*[.A1147]+[.$M$4]*[.A1147]^2+[.$M$5]*[.A1147]^3+[.$M$6]*[.A1147]^4+[.$N$2]*[.A1147]^5+[.$N$3]*[.A1147]^6+[.$N$4]*[.A1147]^7+[.$N$5]*[.A1147]^8+[.$N$6]*[.A1147]^9" office:value-type="float" office:value="528.163281794987">
            <text:p>528.163281795</text:p>
          </table:table-cell>
          <table:table-cell table:formula="of:=[.B1147]/([.$B$2]+[.B1147])*[.$B$1]" office:value-type="float" office:value="5.35726206194454">
            <text:p>5.3572620619</text:p>
          </table:table-cell>
          <table:table-cell table:formula="of:=[.$D$5]*[.C1147]-[.$D$4]" office:value-type="float" office:value="6.40410788647308">
            <text:p>6.4041078865</text:p>
          </table:table-cell>
          <table:table-cell table:formula="of:=INT([.D1147]/[.$B$1]*1024)" office:value-type="float" office:value="1168">
            <text:p>1168</text:p>
          </table:table-cell>
          <table:table-cell table:number-columns-repeated="10"/>
        </table:table-row>
        <table:table-row table:style-name="ro2">
          <table:table-cell table:formula="of:=[.A1147]+[.$D$1]" office:value-type="float" office:value="264">
            <text:p>264</text:p>
          </table:table-cell>
          <table:table-cell table:formula="of:=[.$M$2]+[.$M$3]*[.A1148]+[.$M$4]*[.A1148]^2+[.$M$5]*[.A1148]^3+[.$M$6]*[.A1148]^4+[.$N$2]*[.A1148]^5+[.$N$3]*[.A1148]^6+[.$N$4]*[.A1148]^7+[.$N$5]*[.A1148]^8+[.$N$6]*[.A1148]^9" office:value-type="float" office:value="537.89946460801">
            <text:p>537.899464608</text:p>
          </table:table-cell>
          <table:table-cell table:formula="of:=[.B1148]/([.$B$2]+[.B1148])*[.$B$1]" office:value-type="float" office:value="5.36163418487169">
            <text:p>5.3616341849</text:p>
          </table:table-cell>
          <table:table-cell table:formula="of:=[.$D$5]*[.C1148]-[.$D$4]" office:value-type="float" office:value="6.41029822284708">
            <text:p>6.4102982228</text:p>
          </table:table-cell>
          <table:table-cell table:formula="of:=INT([.D1148]/[.$B$1]*1024)" office:value-type="float" office:value="1170">
            <text:p>1170</text:p>
          </table:table-cell>
          <table:table-cell table:number-columns-repeated="10"/>
        </table:table-row>
        <table:table-row table:style-name="ro2">
          <table:table-cell table:formula="of:=[.A1148]+[.$D$1]" office:value-type="float" office:value="264.25">
            <text:p>264.25</text:p>
          </table:table-cell>
          <table:table-cell table:formula="of:=[.$M$2]+[.$M$3]*[.A1149]+[.$M$4]*[.A1149]^2+[.$M$5]*[.A1149]^3+[.$M$6]*[.A1149]^4+[.$N$2]*[.A1149]^5+[.$N$3]*[.A1149]^6+[.$N$4]*[.A1149]^7+[.$N$5]*[.A1149]^8+[.$N$6]*[.A1149]^9" office:value-type="float" office:value="547.787417148473">
            <text:p>547.7874171485</text:p>
          </table:table-cell>
          <table:table-cell table:formula="of:=[.B1149]/([.$B$2]+[.B1149])*[.$B$1]" office:value-type="float" office:value="5.36592231207855">
            <text:p>5.3659223121</text:p>
          </table:table-cell>
          <table:table-cell table:formula="of:=[.$D$5]*[.C1149]-[.$D$4]" office:value-type="float" office:value="6.41636963261008">
            <text:p>6.4163696326</text:p>
          </table:table-cell>
          <table:table-cell table:formula="of:=INT([.D1149]/[.$B$1]*1024)" office:value-type="float" office:value="1171">
            <text:p>1171</text:p>
          </table:table-cell>
          <table:table-cell table:number-columns-repeated="10"/>
        </table:table-row>
        <table:table-row table:style-name="ro2">
          <table:table-cell table:formula="of:=[.A1149]+[.$D$1]" office:value-type="float" office:value="264.5">
            <text:p>264.5</text:p>
          </table:table-cell>
          <table:table-cell table:formula="of:=[.$M$2]+[.$M$3]*[.A1150]+[.$M$4]*[.A1150]^2+[.$M$5]*[.A1150]^3+[.$M$6]*[.A1150]^4+[.$N$2]*[.A1150]^5+[.$N$3]*[.A1150]^6+[.$N$4]*[.A1150]^7+[.$N$5]*[.A1150]^8+[.$N$6]*[.A1150]^9" office:value-type="float" office:value="557.829109534985">
            <text:p>557.829109535</text:p>
          </table:table-cell>
          <table:table-cell table:formula="of:=[.B1150]/([.$B$2]+[.B1150])*[.$B$1]" office:value-type="float" office:value="5.3701281798148">
            <text:p>5.3701281798</text:p>
          </table:table-cell>
          <table:table-cell table:formula="of:=[.$D$5]*[.C1150]-[.$D$4]" office:value-type="float" office:value="6.42232457405746">
            <text:p>6.4223245741</text:p>
          </table:table-cell>
          <table:table-cell table:formula="of:=INT([.D1150]/[.$B$1]*1024)" office:value-type="float" office:value="1172">
            <text:p>1172</text:p>
          </table:table-cell>
          <table:table-cell table:number-columns-repeated="10"/>
        </table:table-row>
        <table:table-row table:style-name="ro2">
          <table:table-cell table:formula="of:=[.A1150]+[.$D$1]" office:value-type="float" office:value="264.75">
            <text:p>264.75</text:p>
          </table:table-cell>
          <table:table-cell table:formula="of:=[.$M$2]+[.$M$3]*[.A1151]+[.$M$4]*[.A1151]^2+[.$M$5]*[.A1151]^3+[.$M$6]*[.A1151]^4+[.$N$2]*[.A1151]^5+[.$N$3]*[.A1151]^6+[.$N$4]*[.A1151]^7+[.$N$5]*[.A1151]^8+[.$N$6]*[.A1151]^9" office:value-type="float" office:value="568.026532797041">
            <text:p>568.026532797</text:p>
          </table:table-cell>
          <table:table-cell table:formula="of:=[.B1151]/([.$B$2]+[.B1151])*[.$B$1]" office:value-type="float" office:value="5.37425348744322">
            <text:p>5.3742534874</text:p>
          </table:table-cell>
          <table:table-cell table:formula="of:=[.$D$5]*[.C1151]-[.$D$4]" office:value-type="float" office:value="6.42816545325771">
            <text:p>6.4281654533</text:p>
          </table:table-cell>
          <table:table-cell table:formula="of:=INT([.D1151]/[.$B$1]*1024)" office:value-type="float" office:value="1173">
            <text:p>1173</text:p>
          </table:table-cell>
          <table:table-cell table:number-columns-repeated="10"/>
        </table:table-row>
        <table:table-row table:style-name="ro2">
          <table:table-cell table:formula="of:=[.A1151]+[.$D$1]" office:value-type="float" office:value="265">
            <text:p>265</text:p>
          </table:table-cell>
          <table:table-cell table:formula="of:=[.$M$2]+[.$M$3]*[.A1152]+[.$M$4]*[.A1152]^2+[.$M$5]*[.A1152]^3+[.$M$6]*[.A1152]^4+[.$N$2]*[.A1152]^5+[.$N$3]*[.A1152]^6+[.$N$4]*[.A1152]^7+[.$N$5]*[.A1152]^8+[.$N$6]*[.A1152]^9" office:value-type="float" office:value="578.381699051475">
            <text:p>578.3816990515</text:p>
          </table:table-cell>
          <table:table-cell table:formula="of:=[.B1152]/([.$B$2]+[.B1152])*[.$B$1]" office:value-type="float" office:value="5.37829989817685">
            <text:p>5.3782998982</text:p>
          </table:table-cell>
          <table:table-cell table:formula="of:=[.$D$5]*[.C1152]-[.$D$4]" office:value-type="float" office:value="6.43389462509618">
            <text:p>6.4338946251</text:p>
          </table:table-cell>
          <table:table-cell table:formula="of:=INT([.D1152]/[.$B$1]*1024)" office:value-type="float" office:value="1174">
            <text:p>1174</text:p>
          </table:table-cell>
          <table:table-cell table:number-columns-repeated="10"/>
        </table:table-row>
        <table:table-row table:style-name="ro2">
          <table:table-cell table:formula="of:=[.A1152]+[.$D$1]" office:value-type="float" office:value="265.25">
            <text:p>265.25</text:p>
          </table:table-cell>
          <table:table-cell table:formula="of:=[.$M$2]+[.$M$3]*[.A1153]+[.$M$4]*[.A1153]^2+[.$M$5]*[.A1153]^3+[.$M$6]*[.A1153]^4+[.$N$2]*[.A1153]^5+[.$N$3]*[.A1153]^6+[.$N$4]*[.A1153]^7+[.$N$5]*[.A1153]^8+[.$N$6]*[.A1153]^9" office:value-type="float" office:value="588.896641681102">
            <text:p>588.8966416811</text:p>
          </table:table-cell>
          <table:table-cell table:formula="of:=[.B1153]/([.$B$2]+[.B1153])*[.$B$1]" office:value-type="float" office:value="5.38226903980635">
            <text:p>5.3822690398</text:p>
          </table:table-cell>
          <table:table-cell table:formula="of:=[.$D$5]*[.C1153]-[.$D$4]" office:value-type="float" office:value="6.43951439430487">
            <text:p>6.4395143943</text:p>
          </table:table-cell>
          <table:table-cell table:formula="of:=INT([.D1153]/[.$B$1]*1024)" office:value-type="float" office:value="1175">
            <text:p>1175</text:p>
          </table:table-cell>
          <table:table-cell table:number-columns-repeated="10"/>
        </table:table-row>
        <table:table-row table:style-name="ro2">
          <table:table-cell table:formula="of:=[.A1153]+[.$D$1]" office:value-type="float" office:value="265.5">
            <text:p>265.5</text:p>
          </table:table-cell>
          <table:table-cell table:formula="of:=[.$M$2]+[.$M$3]*[.A1154]+[.$M$4]*[.A1154]^2+[.$M$5]*[.A1154]^3+[.$M$6]*[.A1154]^4+[.$N$2]*[.A1154]^5+[.$N$3]*[.A1154]^6+[.$N$4]*[.A1154]^7+[.$N$5]*[.A1154]^8+[.$N$6]*[.A1154]^9" office:value-type="float" office:value="599.573415513296">
            <text:p>599.5734155133</text:p>
          </table:table-cell>
          <table:table-cell table:formula="of:=[.B1154]/([.$B$2]+[.B1154])*[.$B$1]" office:value-type="float" office:value="5.38616250541635">
            <text:p>5.3861625054</text:p>
          </table:table-cell>
          <table:table-cell table:formula="of:=[.$D$5]*[.C1154]-[.$D$4]" office:value-type="float" office:value="6.44502701647677">
            <text:p>6.4450270165</text:p>
          </table:table-cell>
          <table:table-cell table:formula="of:=INT([.D1154]/[.$B$1]*1024)" office:value-type="float" office:value="1176">
            <text:p>1176</text:p>
          </table:table-cell>
          <table:table-cell table:number-columns-repeated="10"/>
        </table:table-row>
        <table:table-row table:style-name="ro2">
          <table:table-cell table:formula="of:=[.A1154]+[.$D$1]" office:value-type="float" office:value="265.75">
            <text:p>265.75</text:p>
          </table:table-cell>
          <table:table-cell table:formula="of:=[.$M$2]+[.$M$3]*[.A1155]+[.$M$4]*[.A1155]^2+[.$M$5]*[.A1155]^3+[.$M$6]*[.A1155]^4+[.$N$2]*[.A1155]^5+[.$N$3]*[.A1155]^6+[.$N$4]*[.A1155]^7+[.$N$5]*[.A1155]^8+[.$N$6]*[.A1155]^9" office:value-type="float" office:value="610.414097000306">
            <text:p>610.4140970003</text:p>
          </table:table-cell>
          <table:table-cell table:formula="of:=[.B1155]/([.$B$2]+[.B1155])*[.$B$1]" office:value-type="float" office:value="5.38998185409153">
            <text:p>5.3899818541</text:p>
          </table:table-cell>
          <table:table-cell table:formula="of:=[.$D$5]*[.C1155]-[.$D$4]" office:value-type="float" office:value="6.45043469906551">
            <text:p>6.4504346991</text:p>
          </table:table-cell>
          <table:table-cell table:formula="of:=INT([.D1155]/[.$B$1]*1024)" office:value-type="float" office:value="1177">
            <text:p>1177</text:p>
          </table:table-cell>
          <table:table-cell table:number-columns-repeated="10"/>
        </table:table-row>
        <table:table-row table:style-name="ro2">
          <table:table-cell table:formula="of:=[.A1155]+[.$D$1]" office:value-type="float" office:value="266">
            <text:p>266</text:p>
          </table:table-cell>
          <table:table-cell table:formula="of:=[.$M$2]+[.$M$3]*[.A1156]+[.$M$4]*[.A1156]^2+[.$M$5]*[.A1156]^3+[.$M$6]*[.A1156]^4+[.$N$2]*[.A1156]^5+[.$N$3]*[.A1156]^6+[.$N$4]*[.A1156]^7+[.$N$5]*[.A1156]^8+[.$N$6]*[.A1156]^9" office:value-type="float" office:value="621.420784401664">
            <text:p>621.4207844017</text:p>
          </table:table-cell>
          <table:table-cell table:formula="of:=[.B1156]/([.$B$2]+[.B1156])*[.$B$1]" office:value-type="float" office:value="5.39372861161227">
            <text:p>5.3937286116</text:p>
          </table:table-cell>
          <table:table-cell table:formula="of:=[.$D$5]*[.C1156]-[.$D$4]" office:value-type="float" office:value="6.45573960237029">
            <text:p>6.4557396024</text:p>
          </table:table-cell>
          <table:table-cell table:formula="of:=INT([.D1156]/[.$B$1]*1024)" office:value-type="float" office:value="1178">
            <text:p>1178</text:p>
          </table:table-cell>
          <table:table-cell table:number-columns-repeated="10"/>
        </table:table-row>
        <table:table-row table:style-name="ro2">
          <table:table-cell table:formula="of:=[.A1156]+[.$D$1]" office:value-type="float" office:value="266.25">
            <text:p>266.25</text:p>
          </table:table-cell>
          <table:table-cell table:formula="of:=[.$M$2]+[.$M$3]*[.A1157]+[.$M$4]*[.A1157]^2+[.$M$5]*[.A1157]^3+[.$M$6]*[.A1157]^4+[.$N$2]*[.A1157]^5+[.$N$3]*[.A1157]^6+[.$N$4]*[.A1157]^7+[.$N$5]*[.A1157]^8+[.$N$6]*[.A1157]^9" office:value-type="float" office:value="632.595597965308">
            <text:p>632.5955979653</text:p>
          </table:table-cell>
          <table:table-cell table:formula="of:=[.B1157]/([.$B$2]+[.B1157])*[.$B$1]" office:value-type="float" office:value="5.39740427113858">
            <text:p>5.3974042711</text:p>
          </table:table-cell>
          <table:table-cell table:formula="of:=[.$D$5]*[.C1157]-[.$D$4]" office:value-type="float" office:value="6.46094384050433">
            <text:p>6.4609438405</text:p>
          </table:table-cell>
          <table:table-cell table:formula="of:=INT([.D1157]/[.$B$1]*1024)" office:value-type="float" office:value="1179">
            <text:p>1179</text:p>
          </table:table-cell>
          <table:table-cell table:number-columns-repeated="10"/>
        </table:table-row>
        <table:table-row table:style-name="ro2">
          <table:table-cell table:formula="of:=[.A1157]+[.$D$1]" office:value-type="float" office:value="266.5">
            <text:p>266.5</text:p>
          </table:table-cell>
          <table:table-cell table:formula="of:=[.$M$2]+[.$M$3]*[.A1158]+[.$M$4]*[.A1158]^2+[.$M$5]*[.A1158]^3+[.$M$6]*[.A1158]^4+[.$N$2]*[.A1158]^5+[.$N$3]*[.A1158]^6+[.$N$4]*[.A1158]^7+[.$N$5]*[.A1158]^8+[.$N$6]*[.A1158]^9" office:value-type="float" office:value="643.940680112733">
            <text:p>643.9406801127</text:p>
          </table:table-cell>
          <table:table-cell table:formula="of:=[.B1158]/([.$B$2]+[.B1158])*[.$B$1]" office:value-type="float" office:value="5.40101029388428">
            <text:p>5.4010102939</text:p>
          </table:table-cell>
          <table:table-cell table:formula="of:=[.$D$5]*[.C1158]-[.$D$4]" office:value-type="float" office:value="6.46604948234929">
            <text:p>6.4660494823</text:p>
          </table:table-cell>
          <table:table-cell table:formula="of:=INT([.D1158]/[.$B$1]*1024)" office:value-type="float" office:value="1180">
            <text:p>1180</text:p>
          </table:table-cell>
          <table:table-cell table:number-columns-repeated="10"/>
        </table:table-row>
        <table:table-row table:style-name="ro2">
          <table:table-cell table:formula="of:=[.A1158]+[.$D$1]" office:value-type="float" office:value="266.75">
            <text:p>266.75</text:p>
          </table:table-cell>
          <table:table-cell table:formula="of:=[.$M$2]+[.$M$3]*[.A1159]+[.$M$4]*[.A1159]^2+[.$M$5]*[.A1159]^3+[.$M$6]*[.A1159]^4+[.$N$2]*[.A1159]^5+[.$N$3]*[.A1159]^6+[.$N$4]*[.A1159]^7+[.$N$5]*[.A1159]^8+[.$N$6]*[.A1159]^9" office:value-type="float" office:value="655.458195623272">
            <text:p>655.4581956233</text:p>
          </table:table-cell>
          <table:table-cell table:formula="of:=[.B1159]/([.$B$2]+[.B1159])*[.$B$1]" office:value-type="float" office:value="5.40454810977942">
            <text:p>5.4045481098</text:p>
          </table:table-cell>
          <table:table-cell table:formula="of:=[.$D$5]*[.C1159]-[.$D$4]" office:value-type="float" office:value="6.47105855249326">
            <text:p>6.4710585525</text:p>
          </table:table-cell>
          <table:table-cell table:formula="of:=INT([.D1159]/[.$B$1]*1024)" office:value-type="float" office:value="1181">
            <text:p>1181</text:p>
          </table:table-cell>
          <table:table-cell table:number-columns-repeated="10"/>
        </table:table-row>
        <table:table-row table:style-name="ro2">
          <table:table-cell table:formula="of:=[.A1159]+[.$D$1]" office:value-type="float" office:value="267">
            <text:p>267</text:p>
          </table:table-cell>
          <table:table-cell table:formula="of:=[.$M$2]+[.$M$3]*[.A1160]+[.$M$4]*[.A1160]^2+[.$M$5]*[.A1160]^3+[.$M$6]*[.A1160]^4+[.$N$2]*[.A1160]^5+[.$N$3]*[.A1160]^6+[.$N$4]*[.A1160]^7+[.$N$5]*[.A1160]^8+[.$N$6]*[.A1160]^9" office:value-type="float" office:value="667.150331820434">
            <text:p>667.1503318204</text:p>
          </table:table-cell>
          <table:table-cell table:formula="of:=[.B1160]/([.$B$2]+[.B1160])*[.$B$1]" office:value-type="float" office:value="5.40801911812207">
            <text:p>5.4080191181</text:p>
          </table:table-cell>
          <table:table-cell table:formula="of:=[.$D$5]*[.C1160]-[.$D$4]" office:value-type="float" office:value="6.47597303215359">
            <text:p>6.4759730322</text:p>
          </table:table-cell>
          <table:table-cell table:formula="of:=INT([.D1160]/[.$B$1]*1024)" office:value-type="float" office:value="1182">
            <text:p>1182</text:p>
          </table:table-cell>
          <table:table-cell table:number-columns-repeated="10"/>
        </table:table-row>
        <table:table-row table:style-name="ro2">
          <table:table-cell table:formula="of:=[.A1160]+[.$D$1]" office:value-type="float" office:value="267.25">
            <text:p>267.25</text:p>
          </table:table-cell>
          <table:table-cell table:formula="of:=[.$M$2]+[.$M$3]*[.A1161]+[.$M$4]*[.A1161]^2+[.$M$5]*[.A1161]^3+[.$M$6]*[.A1161]^4+[.$N$2]*[.A1161]^5+[.$N$3]*[.A1161]^6+[.$N$4]*[.A1161]^7+[.$N$5]*[.A1161]^8+[.$N$6]*[.A1161]^9" office:value-type="float" office:value="679.019298759522">
            <text:p>679.0192987595</text:p>
          </table:table-cell>
          <table:table-cell table:formula="of:=[.B1161]/([.$B$2]+[.B1161])*[.$B$1]" office:value-type="float" office:value="5.41142468821919">
            <text:p>5.4114246882</text:p>
          </table:table-cell>
          <table:table-cell table:formula="of:=[.$D$5]*[.C1161]-[.$D$4]" office:value-type="float" office:value="6.48079486008426">
            <text:p>6.4807948601</text:p>
          </table:table-cell>
          <table:table-cell table:formula="of:=INT([.D1161]/[.$B$1]*1024)" office:value-type="float" office:value="1182">
            <text:p>1182</text:p>
          </table:table-cell>
          <table:table-cell table:number-columns-repeated="10"/>
        </table:table-row>
        <table:table-row table:style-name="ro2">
          <table:table-cell table:formula="of:=[.A1161]+[.$D$1]" office:value-type="float" office:value="267.5">
            <text:p>267.5</text:p>
          </table:table-cell>
          <table:table-cell table:formula="of:=[.$M$2]+[.$M$3]*[.A1162]+[.$M$4]*[.A1162]^2+[.$M$5]*[.A1162]^3+[.$M$6]*[.A1162]^4+[.$N$2]*[.A1162]^5+[.$N$3]*[.A1162]^6+[.$N$4]*[.A1162]^7+[.$N$5]*[.A1162]^8+[.$N$6]*[.A1162]^9" office:value-type="float" office:value="691.067329415804">
            <text:p>691.0673294158</text:p>
          </table:table-cell>
          <table:table-cell table:formula="of:=[.B1162]/([.$B$2]+[.B1162])*[.$B$1]" office:value-type="float" office:value="5.4147661600163">
            <text:p>5.41476616</text:p>
          </table:table-cell>
          <table:table-cell table:formula="of:=[.$D$5]*[.C1162]-[.$D$4]" office:value-type="float" office:value="6.48552593346737">
            <text:p>6.4855259335</text:p>
          </table:table-cell>
          <table:table-cell table:formula="of:=INT([.D1162]/[.$B$1]*1024)" office:value-type="float" office:value="1183">
            <text:p>1183</text:p>
          </table:table-cell>
          <table:table-cell table:number-columns-repeated="10"/>
        </table:table-row>
        <table:table-row table:style-name="ro2">
          <table:table-cell table:formula="of:=[.A1162]+[.$D$1]" office:value-type="float" office:value="267.75">
            <text:p>267.75</text:p>
          </table:table-cell>
          <table:table-cell table:formula="of:=[.$M$2]+[.$M$3]*[.A1163]+[.$M$4]*[.A1163]^2+[.$M$5]*[.A1163]^3+[.$M$6]*[.A1163]^4+[.$N$2]*[.A1163]^5+[.$N$3]*[.A1163]^6+[.$N$4]*[.A1163]^7+[.$N$5]*[.A1163]^8+[.$N$6]*[.A1163]^9" office:value-type="float" office:value="703.296679874722">
            <text:p>703.2966798747</text:p>
          </table:table-cell>
          <table:table-cell table:formula="of:=[.B1163]/([.$B$2]+[.B1163])*[.$B$1]" office:value-type="float" office:value="5.41804484471639">
            <text:p>5.4180448447</text:p>
          </table:table-cell>
          <table:table-cell table:formula="of:=[.$D$5]*[.C1163]-[.$D$4]" office:value-type="float" office:value="6.49016810878952">
            <text:p>6.4901681088</text:p>
          </table:table-cell>
          <table:table-cell table:formula="of:=INT([.D1163]/[.$B$1]*1024)" office:value-type="float" office:value="1184">
            <text:p>1184</text:p>
          </table:table-cell>
          <table:table-cell table:number-columns-repeated="10"/>
        </table:table-row>
        <table:table-row table:style-name="ro2">
          <table:table-cell table:formula="of:=[.A1163]+[.$D$1]" office:value-type="float" office:value="268">
            <text:p>268</text:p>
          </table:table-cell>
          <table:table-cell table:formula="of:=[.$M$2]+[.$M$3]*[.A1164]+[.$M$4]*[.A1164]^2+[.$M$5]*[.A1164]^3+[.$M$6]*[.A1164]^4+[.$N$2]*[.A1164]^5+[.$N$3]*[.A1164]^6+[.$N$4]*[.A1164]^7+[.$N$5]*[.A1164]^8+[.$N$6]*[.A1164]^9" office:value-type="float" office:value="715.709629522404">
            <text:p>715.7096295224</text:p>
          </table:table-cell>
          <table:table-cell table:formula="of:=[.B1164]/([.$B$2]+[.B1164])*[.$B$1]" office:value-type="float" office:value="5.42126202538769">
            <text:p>5.4212620254</text:p>
          </table:table-cell>
          <table:table-cell table:formula="of:=[.$D$5]*[.C1164]-[.$D$4]" office:value-type="float" office:value="6.49472320270227">
            <text:p>6.4947232027</text:p>
          </table:table-cell>
          <table:table-cell table:formula="of:=INT([.D1164]/[.$B$1]*1024)" office:value-type="float" office:value="1185">
            <text:p>1185</text:p>
          </table:table-cell>
          <table:table-cell table:number-columns-repeated="10"/>
        </table:table-row>
        <table:table-row table:style-name="ro2">
          <table:table-cell table:formula="of:=[.A1164]+[.$D$1]" office:value-type="float" office:value="268.25">
            <text:p>268.25</text:p>
          </table:table-cell>
          <table:table-cell table:formula="of:=[.$M$2]+[.$M$3]*[.A1165]+[.$M$4]*[.A1165]^2+[.$M$5]*[.A1165]^3+[.$M$6]*[.A1165]^4+[.$N$2]*[.A1165]^5+[.$N$3]*[.A1165]^6+[.$N$4]*[.A1165]^7+[.$N$5]*[.A1165]^8+[.$N$6]*[.A1165]^9" office:value-type="float" office:value="728.308481238229">
            <text:p>728.3084812382</text:p>
          </table:table-cell>
          <table:table-cell table:formula="of:=[.B1165]/([.$B$2]+[.B1165])*[.$B$1]" office:value-type="float" office:value="5.42441895756075">
            <text:p>5.4244189576</text:p>
          </table:table-cell>
          <table:table-cell table:formula="of:=[.$D$5]*[.C1165]-[.$D$4]" office:value-type="float" office:value="6.49919299286754">
            <text:p>6.4991929929</text:p>
          </table:table-cell>
          <table:table-cell table:formula="of:=INT([.D1165]/[.$B$1]*1024)" office:value-type="float" office:value="1186">
            <text:p>1186</text:p>
          </table:table-cell>
          <table:table-cell table:number-columns-repeated="10"/>
        </table:table-row>
        <table:table-row table:style-name="ro2">
          <table:table-cell table:formula="of:=[.A1165]+[.$D$1]" office:value-type="float" office:value="268.5">
            <text:p>268.5</text:p>
          </table:table-cell>
          <table:table-cell table:formula="of:=[.$M$2]+[.$M$3]*[.A1166]+[.$M$4]*[.A1166]^2+[.$M$5]*[.A1166]^3+[.$M$6]*[.A1166]^4+[.$N$2]*[.A1166]^5+[.$N$3]*[.A1166]^6+[.$N$4]*[.A1166]^7+[.$N$5]*[.A1166]^8+[.$N$6]*[.A1166]^9" office:value-type="float" office:value="741.095561588023">
            <text:p>741.095561588</text:p>
          </table:table-cell>
          <table:table-cell table:formula="of:=[.B1166]/([.$B$2]+[.B1166])*[.$B$1]" office:value-type="float" office:value="5.42751686981449">
            <text:p>5.4275168698</text:p>
          </table:table-cell>
          <table:table-cell table:formula="of:=[.$D$5]*[.C1166]-[.$D$4]" office:value-type="float" office:value="6.50357921878739">
            <text:p>6.5035792188</text:p>
          </table:table-cell>
          <table:table-cell table:formula="of:=INT([.D1166]/[.$B$1]*1024)" office:value-type="float" office:value="1187">
            <text:p>1187</text:p>
          </table:table-cell>
          <table:table-cell table:number-columns-repeated="10"/>
        </table:table-row>
        <table:table-row table:style-name="ro2">
          <table:table-cell table:formula="of:=[.A1166]+[.$D$1]" office:value-type="float" office:value="268.75">
            <text:p>268.75</text:p>
          </table:table-cell>
          <table:table-cell table:formula="of:=[.$M$2]+[.$M$3]*[.A1167]+[.$M$4]*[.A1167]^2+[.$M$5]*[.A1167]^3+[.$M$6]*[.A1167]^4+[.$N$2]*[.A1167]^5+[.$N$3]*[.A1167]^6+[.$N$4]*[.A1167]^7+[.$N$5]*[.A1167]^8+[.$N$6]*[.A1167]^9" office:value-type="float" office:value="754.073221018916">
            <text:p>754.0732210189</text:p>
          </table:table-cell>
          <table:table-cell table:formula="of:=[.B1167]/([.$B$2]+[.B1167])*[.$B$1]" office:value-type="float" office:value="5.43055696435167">
            <text:p>5.4305569644</text:p>
          </table:table-cell>
          <table:table-cell table:formula="of:=[.$D$5]*[.C1167]-[.$D$4]" office:value-type="float" office:value="6.50788358261874">
            <text:p>6.5078835826</text:p>
          </table:table-cell>
          <table:table-cell table:formula="of:=INT([.D1167]/[.$B$1]*1024)" office:value-type="float" office:value="1187">
            <text:p>1187</text:p>
          </table:table-cell>
          <table:table-cell table:number-columns-repeated="10"/>
        </table:table-row>
        <table:table-row table:style-name="ro2">
          <table:table-cell table:formula="of:=[.A1167]+[.$D$1]" office:value-type="float" office:value="269">
            <text:p>269</text:p>
          </table:table-cell>
          <table:table-cell table:formula="of:=[.$M$2]+[.$M$3]*[.A1168]+[.$M$4]*[.A1168]^2+[.$M$5]*[.A1168]^3+[.$M$6]*[.A1168]^4+[.$N$2]*[.A1168]^5+[.$N$3]*[.A1168]^6+[.$N$4]*[.A1168]^7+[.$N$5]*[.A1168]^8+[.$N$6]*[.A1168]^9" office:value-type="float" office:value="767.243834054912">
            <text:p>767.2438340549</text:p>
          </table:table-cell>
          <table:table-cell table:formula="of:=[.B1168]/([.$B$2]+[.B1168])*[.$B$1]" office:value-type="float" office:value="5.43354041756335">
            <text:p>5.4335404176</text:p>
          </table:table-cell>
          <table:table-cell table:formula="of:=[.$D$5]*[.C1168]-[.$D$4]" office:value-type="float" office:value="6.5121077499727">
            <text:p>6.51210775</text:p>
          </table:table-cell>
          <table:table-cell table:formula="of:=INT([.D1168]/[.$B$1]*1024)" office:value-type="float" office:value="1188">
            <text:p>1188</text:p>
          </table:table-cell>
          <table:table-cell table:number-columns-repeated="10"/>
        </table:table-row>
        <table:table-row table:style-name="ro2">
          <table:table-cell table:formula="of:=[.A1168]+[.$D$1]" office:value-type="float" office:value="269.25">
            <text:p>269.25</text:p>
          </table:table-cell>
          <table:table-cell table:formula="of:=[.$M$2]+[.$M$3]*[.A1169]+[.$M$4]*[.A1169]^2+[.$M$5]*[.A1169]^3+[.$M$6]*[.A1169]^4+[.$N$2]*[.A1169]^5+[.$N$3]*[.A1169]^6+[.$N$4]*[.A1169]^7+[.$N$5]*[.A1169]^8+[.$N$6]*[.A1169]^9" office:value-type="float" office:value="780.60979949437">
            <text:p>780.6097994944</text:p>
          </table:table-cell>
          <table:table-cell table:formula="of:=[.B1169]/([.$B$2]+[.B1169])*[.$B$1]" office:value-type="float" office:value="5.43646838058306">
            <text:p>5.4364683806</text:p>
          </table:table-cell>
          <table:table-cell table:formula="of:=[.$D$5]*[.C1169]-[.$D$4]" office:value-type="float" office:value="6.51625335069909">
            <text:p>6.5162533507</text:p>
          </table:table-cell>
          <table:table-cell table:formula="of:=INT([.D1169]/[.$B$1]*1024)" office:value-type="float" office:value="1189">
            <text:p>1189</text:p>
          </table:table-cell>
          <table:table-cell table:number-columns-repeated="10"/>
        </table:table-row>
        <table:table-row table:style-name="ro2">
          <table:table-cell table:formula="of:=[.A1169]+[.$D$1]" office:value-type="float" office:value="269.5">
            <text:p>269.5</text:p>
          </table:table-cell>
          <table:table-cell table:formula="of:=[.$M$2]+[.$M$3]*[.A1170]+[.$M$4]*[.A1170]^2+[.$M$5]*[.A1170]^3+[.$M$6]*[.A1170]^4+[.$N$2]*[.A1170]^5+[.$N$3]*[.A1170]^6+[.$N$4]*[.A1170]^7+[.$N$5]*[.A1170]^8+[.$N$6]*[.A1170]^9" office:value-type="float" office:value="794.173540607851">
            <text:p>794.1735406079</text:p>
          </table:table-cell>
          <table:table-cell table:formula="of:=[.B1170]/([.$B$2]+[.B1170])*[.$B$1]" office:value-type="float" office:value="5.43934197983014">
            <text:p>5.4393419798</text:p>
          </table:table-cell>
          <table:table-cell table:formula="of:=[.$D$5]*[.C1170]-[.$D$4]" office:value-type="float" office:value="6.52032197965574">
            <text:p>6.5203219797</text:p>
          </table:table-cell>
          <table:table-cell table:formula="of:=INT([.D1170]/[.$B$1]*1024)" office:value-type="float" office:value="1190">
            <text:p>1190</text:p>
          </table:table-cell>
          <table:table-cell table:number-columns-repeated="10"/>
        </table:table-row>
        <table:table-row table:style-name="ro2">
          <table:table-cell table:formula="of:=[.A1170]+[.$D$1]" office:value-type="float" office:value="269.75">
            <text:p>269.75</text:p>
          </table:table-cell>
          <table:table-cell table:formula="of:=[.$M$2]+[.$M$3]*[.A1171]+[.$M$4]*[.A1171]^2+[.$M$5]*[.A1171]^3+[.$M$6]*[.A1171]^4+[.$N$2]*[.A1171]^5+[.$N$3]*[.A1171]^6+[.$N$4]*[.A1171]^7+[.$N$5]*[.A1171]^8+[.$N$6]*[.A1171]^9" office:value-type="float" office:value="807.937505338079">
            <text:p>807.9375053381</text:p>
          </table:table-cell>
          <table:table-cell table:formula="of:=[.B1171]/([.$B$2]+[.B1171])*[.$B$1]" office:value-type="float" office:value="5.44216231754278">
            <text:p>5.4421623175</text:p>
          </table:table-cell>
          <table:table-cell table:formula="of:=[.$D$5]*[.C1171]-[.$D$4]" office:value-type="float" office:value="6.5243151974633">
            <text:p>6.5243151975</text:p>
          </table:table-cell>
          <table:table-cell table:formula="of:=INT([.D1171]/[.$B$1]*1024)" office:value-type="float" office:value="1190">
            <text:p>1190</text:p>
          </table:table-cell>
          <table:table-cell table:number-columns-repeated="10"/>
        </table:table-row>
        <table:table-row table:style-name="ro2">
          <table:table-cell table:formula="of:=[.A1171]+[.$D$1]" office:value-type="float" office:value="270">
            <text:p>270</text:p>
          </table:table-cell>
          <table:table-cell table:formula="of:=[.$M$2]+[.$M$3]*[.A1172]+[.$M$4]*[.A1172]^2+[.$M$5]*[.A1172]^3+[.$M$6]*[.A1172]^4+[.$N$2]*[.A1172]^5+[.$N$3]*[.A1172]^6+[.$N$4]*[.A1172]^7+[.$N$5]*[.A1172]^8+[.$N$6]*[.A1172]^9" office:value-type="float" office:value="821.904166500579">
            <text:p>821.9041665006</text:p>
          </table:table-cell>
          <table:table-cell table:formula="of:=[.B1172]/([.$B$2]+[.B1172])*[.$B$1]" office:value-type="float" office:value="5.44493047230073">
            <text:p>5.4449304723</text:p>
          </table:table-cell>
          <table:table-cell table:formula="of:=[.$D$5]*[.C1172]-[.$D$4]" office:value-type="float" office:value="6.5282345312452">
            <text:p>6.5282345312</text:p>
          </table:table-cell>
          <table:table-cell table:formula="of:=INT([.D1172]/[.$B$1]*1024)" office:value-type="float" office:value="1191">
            <text:p>1191</text:p>
          </table:table-cell>
          <table:table-cell table:number-columns-repeated="10"/>
        </table:table-row>
        <table:table-row table:style-name="ro2">
          <table:table-cell table:formula="of:=[.A1172]+[.$D$1]" office:value-type="float" office:value="270.25">
            <text:p>270.25</text:p>
          </table:table-cell>
          <table:table-cell table:formula="of:=[.$M$2]+[.$M$3]*[.A1173]+[.$M$4]*[.A1173]^2+[.$M$5]*[.A1173]^3+[.$M$6]*[.A1173]^4+[.$N$2]*[.A1173]^5+[.$N$3]*[.A1173]^6+[.$N$4]*[.A1173]^7+[.$N$5]*[.A1173]^8+[.$N$6]*[.A1173]^9" office:value-type="float" office:value="836.076021986388">
            <text:p>836.0760219864</text:p>
          </table:table-cell>
          <table:table-cell table:formula="of:=[.B1173]/([.$B$2]+[.B1173])*[.$B$1]" office:value-type="float" office:value="5.4476474995378">
            <text:p>5.4476474995</text:p>
          </table:table-cell>
          <table:table-cell table:formula="of:=[.$D$5]*[.C1173]-[.$D$4]" office:value-type="float" office:value="6.53208147535336">
            <text:p>6.5320814754</text:p>
          </table:table-cell>
          <table:table-cell table:formula="of:=INT([.D1173]/[.$B$1]*1024)" office:value-type="float" office:value="1192">
            <text:p>1192</text:p>
          </table:table-cell>
          <table:table-cell table:number-columns-repeated="10"/>
        </table:table-row>
        <table:table-row table:style-name="ro2">
          <table:table-cell table:formula="of:=[.A1173]+[.$D$1]" office:value-type="float" office:value="270.5">
            <text:p>270.5</text:p>
          </table:table-cell>
          <table:table-cell table:formula="of:=[.$M$2]+[.$M$3]*[.A1174]+[.$M$4]*[.A1174]^2+[.$M$5]*[.A1174]^3+[.$M$6]*[.A1174]^4+[.$N$2]*[.A1174]^5+[.$N$3]*[.A1174]^6+[.$N$4]*[.A1174]^7+[.$N$5]*[.A1174]^8+[.$N$6]*[.A1174]^9" office:value-type="float" office:value="850.455594964238">
            <text:p>850.4555949642</text:p>
          </table:table-cell>
          <table:table-cell table:formula="of:=[.B1174]/([.$B$2]+[.B1174])*[.$B$1]" office:value-type="float" office:value="5.45031443204398">
            <text:p>5.450314432</text:p>
          </table:table-cell>
          <table:table-cell table:formula="of:=[.$D$5]*[.C1174]-[.$D$4]" office:value-type="float" office:value="6.53585749207913">
            <text:p>6.5358574921</text:p>
          </table:table-cell>
          <table:table-cell table:formula="of:=INT([.D1174]/[.$B$1]*1024)" office:value-type="float" office:value="1192">
            <text:p>1192</text:p>
          </table:table-cell>
          <table:table-cell table:number-columns-repeated="10"/>
        </table:table-row>
        <table:table-row table:style-name="ro2">
          <table:table-cell table:formula="of:=[.A1174]+[.$D$1]" office:value-type="float" office:value="270.75">
            <text:p>270.75</text:p>
          </table:table-cell>
          <table:table-cell table:formula="of:=[.$M$2]+[.$M$3]*[.A1175]+[.$M$4]*[.A1175]^2+[.$M$5]*[.A1175]^3+[.$M$6]*[.A1175]^4+[.$N$2]*[.A1175]^5+[.$N$3]*[.A1175]^6+[.$N$4]*[.A1175]^7+[.$N$5]*[.A1175]^8+[.$N$6]*[.A1175]^9" office:value-type="float" office:value="865.045434085972">
            <text:p>865.045434086</text:p>
          </table:table-cell>
          <table:table-cell table:formula="of:=[.B1175]/([.$B$2]+[.B1175])*[.$B$1]" office:value-type="float" office:value="5.45293228045792">
            <text:p>5.4529322805</text:p>
          </table:table-cell>
          <table:table-cell table:formula="of:=[.$D$5]*[.C1175]-[.$D$4]" office:value-type="float" office:value="6.53956401235051">
            <text:p>6.5395640124</text:p>
          </table:table-cell>
          <table:table-cell table:formula="of:=INT([.D1175]/[.$B$1]*1024)" office:value-type="float" office:value="1193">
            <text:p>1193</text:p>
          </table:table-cell>
          <table:table-cell table:number-columns-repeated="10"/>
        </table:table-row>
        <table:table-row table:style-name="ro2">
          <table:table-cell table:formula="of:=[.A1175]+[.$D$1]" office:value-type="float" office:value="271">
            <text:p>271</text:p>
          </table:table-cell>
          <table:table-cell table:formula="of:=[.$M$2]+[.$M$3]*[.A1176]+[.$M$4]*[.A1176]^2+[.$M$5]*[.A1176]^3+[.$M$6]*[.A1176]^4+[.$N$2]*[.A1176]^5+[.$N$3]*[.A1176]^6+[.$N$4]*[.A1176]^7+[.$N$5]*[.A1176]^8+[.$N$6]*[.A1176]^9" office:value-type="float" office:value="879.848113692744">
            <text:p>879.8481136927</text:p>
          </table:table-cell>
          <table:table-cell table:formula="of:=[.B1176]/([.$B$2]+[.B1176])*[.$B$1]" office:value-type="float" office:value="5.45550203374942">
            <text:p>5.4555020337</text:p>
          </table:table-cell>
          <table:table-cell table:formula="of:=[.$D$5]*[.C1176]-[.$D$4]" office:value-type="float" office:value="6.54320243641535">
            <text:p>6.5432024364</text:p>
          </table:table-cell>
          <table:table-cell table:formula="of:=INT([.D1176]/[.$B$1]*1024)" office:value-type="float" office:value="1194">
            <text:p>1194</text:p>
          </table:table-cell>
          <table:table-cell table:number-columns-repeated="10"/>
        </table:table-row>
        <table:table-row table:style-name="ro2">
          <table:table-cell table:formula="of:=[.A1176]+[.$D$1]" office:value-type="float" office:value="271.25">
            <text:p>271.25</text:p>
          </table:table-cell>
          <table:table-cell table:formula="of:=[.$M$2]+[.$M$3]*[.A1177]+[.$M$4]*[.A1177]^2+[.$M$5]*[.A1177]^3+[.$M$6]*[.A1177]^4+[.$N$2]*[.A1177]^5+[.$N$3]*[.A1177]^6+[.$N$4]*[.A1177]^7+[.$N$5]*[.A1177]^8+[.$N$6]*[.A1177]^9" office:value-type="float" office:value="894.866234021203">
            <text:p>894.8662340212</text:p>
          </table:table-cell>
          <table:table-cell table:formula="of:=[.B1177]/([.$B$2]+[.B1177])*[.$B$1]" office:value-type="float" office:value="5.45802465969196">
            <text:p>5.4580246597</text:p>
          </table:table-cell>
          <table:table-cell table:formula="of:=[.$D$5]*[.C1177]-[.$D$4]" office:value-type="float" office:value="6.54677413451036">
            <text:p>6.5467741345</text:p>
          </table:table-cell>
          <table:table-cell table:formula="of:=INT([.D1177]/[.$B$1]*1024)" office:value-type="float" office:value="1194">
            <text:p>1194</text:p>
          </table:table-cell>
          <table:table-cell table:number-columns-repeated="10"/>
        </table:table-row>
        <table:table-row table:style-name="ro2">
          <table:table-cell table:formula="of:=[.A1177]+[.$D$1]" office:value-type="float" office:value="271.5">
            <text:p>271.5</text:p>
          </table:table-cell>
          <table:table-cell table:formula="of:=[.$M$2]+[.$M$3]*[.A1178]+[.$M$4]*[.A1178]^2+[.$M$5]*[.A1178]^3+[.$M$6]*[.A1178]^4+[.$N$2]*[.A1178]^5+[.$N$3]*[.A1178]^6+[.$N$4]*[.A1178]^7+[.$N$5]*[.A1178]^8+[.$N$6]*[.A1178]^9" office:value-type="float" office:value="910.102421412914">
            <text:p>910.1024214129</text:p>
          </table:table-cell>
          <table:table-cell table:formula="of:=[.B1178]/([.$B$2]+[.B1178])*[.$B$1]" office:value-type="float" office:value="5.46050110532595">
            <text:p>5.4605011053</text:p>
          </table:table-cell>
          <table:table-cell table:formula="of:=[.$D$5]*[.C1178]-[.$D$4]" office:value-type="float" office:value="6.55028044751705">
            <text:p>6.5502804475</text:p>
          </table:table-cell>
          <table:table-cell table:formula="of:=INT([.D1178]/[.$B$1]*1024)" office:value-type="float" office:value="1195">
            <text:p>1195</text:p>
          </table:table-cell>
          <table:table-cell table:number-columns-repeated="10"/>
        </table:table-row>
        <table:table-row table:style-name="ro2">
          <table:table-cell table:formula="of:=[.A1178]+[.$D$1]" office:value-type="float" office:value="271.75">
            <text:p>271.75</text:p>
          </table:table-cell>
          <table:table-cell table:formula="of:=[.$M$2]+[.$M$3]*[.A1179]+[.$M$4]*[.A1179]^2+[.$M$5]*[.A1179]^3+[.$M$6]*[.A1179]^4+[.$N$2]*[.A1179]^5+[.$N$3]*[.A1179]^6+[.$N$4]*[.A1179]^7+[.$N$5]*[.A1179]^8+[.$N$6]*[.A1179]^9" office:value-type="float" office:value="925.559328523726">
            <text:p>925.5593285237</text:p>
          </table:table-cell>
          <table:table-cell table:formula="of:=[.B1179]/([.$B$2]+[.B1179])*[.$B$1]" office:value-type="float" office:value="5.46293229741228">
            <text:p>5.4629322974</text:p>
          </table:table-cell>
          <table:table-cell table:formula="of:=[.$D$5]*[.C1179]-[.$D$4]" office:value-type="float" office:value="6.55372268760383">
            <text:p>6.5537226876</text:p>
          </table:table-cell>
          <table:table-cell table:formula="of:=INT([.D1179]/[.$B$1]*1024)" office:value-type="float" office:value="1196">
            <text:p>1196</text:p>
          </table:table-cell>
          <table:table-cell table:number-columns-repeated="10"/>
        </table:table-row>
        <table:table-row table:style-name="ro2">
          <table:table-cell table:formula="of:=[.A1179]+[.$D$1]" office:value-type="float" office:value="272">
            <text:p>272</text:p>
          </table:table-cell>
          <table:table-cell table:formula="of:=[.$M$2]+[.$M$3]*[.A1180]+[.$M$4]*[.A1180]^2+[.$M$5]*[.A1180]^3+[.$M$6]*[.A1180]^4+[.$N$2]*[.A1180]^5+[.$N$3]*[.A1180]^6+[.$N$4]*[.A1180]^7+[.$N$5]*[.A1180]^8+[.$N$6]*[.A1180]^9" office:value-type="float" office:value="941.239634534868">
            <text:p>941.2396345349</text:p>
          </table:table-cell>
          <table:table-cell table:formula="of:=[.B1180]/([.$B$2]+[.B1180])*[.$B$1]" office:value-type="float" office:value="5.46531914287656">
            <text:p>5.4653191429</text:p>
          </table:table-cell>
          <table:table-cell table:formula="of:=[.$D$5]*[.C1180]-[.$D$4]" office:value-type="float" office:value="6.55710213885506">
            <text:p>6.5571021389</text:p>
          </table:table-cell>
          <table:table-cell table:formula="of:=INT([.D1180]/[.$B$1]*1024)" office:value-type="float" office:value="1196">
            <text:p>1196</text:p>
          </table:table-cell>
          <table:table-cell table:number-columns-repeated="10"/>
        </table:table-row>
        <table:table-row table:style-name="ro2">
          <table:table-cell table:formula="of:=[.A1180]+[.$D$1]" office:value-type="float" office:value="272.25">
            <text:p>272.25</text:p>
          </table:table-cell>
          <table:table-cell table:formula="of:=[.$M$2]+[.$M$3]*[.A1181]+[.$M$4]*[.A1181]^2+[.$M$5]*[.A1181]^3+[.$M$6]*[.A1181]^4+[.$N$2]*[.A1181]^5+[.$N$3]*[.A1181]^6+[.$N$4]*[.A1181]^7+[.$N$5]*[.A1181]^8+[.$N$6]*[.A1181]^9" office:value-type="float" office:value="957.146045364905">
            <text:p>957.1460453649</text:p>
          </table:table-cell>
          <table:table-cell table:formula="of:=[.B1181]/([.$B$2]+[.B1181])*[.$B$1]" office:value-type="float" office:value="5.46766252924418">
            <text:p>5.4676625292</text:p>
          </table:table-cell>
          <table:table-cell table:formula="of:=[.$D$5]*[.C1181]-[.$D$4]" office:value-type="float" office:value="6.56042005788695">
            <text:p>6.5604200579</text:p>
          </table:table-cell>
          <table:table-cell table:formula="of:=INT([.D1181]/[.$B$1]*1024)" office:value-type="float" office:value="1197">
            <text:p>1197</text:p>
          </table:table-cell>
          <table:table-cell table:number-columns-repeated="10"/>
        </table:table-row>
        <table:table-row table:style-name="ro2">
          <table:table-cell table:formula="of:=[.A1181]+[.$D$1]" office:value-type="float" office:value="272.5">
            <text:p>272.5</text:p>
          </table:table-cell>
          <table:table-cell table:formula="of:=[.$M$2]+[.$M$3]*[.A1182]+[.$M$4]*[.A1182]^2+[.$M$5]*[.A1182]^3+[.$M$6]*[.A1182]^4+[.$N$2]*[.A1182]^5+[.$N$3]*[.A1182]^6+[.$N$4]*[.A1182]^7+[.$N$5]*[.A1182]^8+[.$N$6]*[.A1182]^9" office:value-type="float" office:value="973.281293884356">
            <text:p>973.2812938844</text:p>
          </table:table-cell>
          <table:table-cell table:formula="of:=[.B1182]/([.$B$2]+[.B1182])*[.$B$1]" office:value-type="float" office:value="5.46996332506636">
            <text:p>5.4699633251</text:p>
          </table:table-cell>
          <table:table-cell table:formula="of:=[.$D$5]*[.C1182]-[.$D$4]" office:value-type="float" office:value="6.56367767445092">
            <text:p>6.5636776745</text:p>
          </table:table-cell>
          <table:table-cell table:formula="of:=INT([.D1182]/[.$B$1]*1024)" office:value-type="float" office:value="1198">
            <text:p>1198</text:p>
          </table:table-cell>
          <table:table-cell table:number-columns-repeated="10"/>
        </table:table-row>
        <table:table-row table:style-name="ro2">
          <table:table-cell table:formula="of:=[.A1182]+[.$D$1]" office:value-type="float" office:value="272.75">
            <text:p>272.75</text:p>
          </table:table-cell>
          <table:table-cell table:formula="of:=[.$M$2]+[.$M$3]*[.A1183]+[.$M$4]*[.A1183]^2+[.$M$5]*[.A1183]^3+[.$M$6]*[.A1183]^4+[.$N$2]*[.A1183]^5+[.$N$3]*[.A1183]^6+[.$N$4]*[.A1183]^7+[.$N$5]*[.A1183]^8+[.$N$6]*[.A1183]^9" office:value-type="float" office:value="989.64814012975">
            <text:p>989.6481401298</text:p>
          </table:table-cell>
          <table:table-cell table:formula="of:=[.B1183]/([.$B$2]+[.B1183])*[.$B$1]" office:value-type="float" office:value="5.47222238033713">
            <text:p>5.4722223803</text:p>
          </table:table-cell>
          <table:table-cell table:formula="of:=[.$D$5]*[.C1183]-[.$D$4]" office:value-type="float" office:value="6.56687619202386">
            <text:p>6.566876192</text:p>
          </table:table-cell>
          <table:table-cell table:formula="of:=INT([.D1183]/[.$B$1]*1024)" office:value-type="float" office:value="1198">
            <text:p>1198</text:p>
          </table:table-cell>
          <table:table-cell table:number-columns-repeated="10"/>
        </table:table-row>
        <table:table-row table:style-name="ro2">
          <table:table-cell table:formula="of:=[.A1183]+[.$D$1]" office:value-type="float" office:value="273">
            <text:p>273</text:p>
          </table:table-cell>
          <table:table-cell table:formula="of:=[.$M$2]+[.$M$3]*[.A1184]+[.$M$4]*[.A1184]^2+[.$M$5]*[.A1184]^3+[.$M$6]*[.A1184]^4+[.$N$2]*[.A1184]^5+[.$N$3]*[.A1184]^6+[.$N$4]*[.A1184]^7+[.$N$5]*[.A1184]^8+[.$N$6]*[.A1184]^9" office:value-type="float" office:value="1006.24937152053">
            <text:p>1006.2493715205</text:p>
          </table:table-cell>
          <table:table-cell table:formula="of:=[.B1184]/([.$B$2]+[.B1184])*[.$B$1]" office:value-type="float" office:value="5.47444052690171">
            <text:p>5.4744405269</text:p>
          </table:table-cell>
          <table:table-cell table:formula="of:=[.$D$5]*[.C1184]-[.$D$4]" office:value-type="float" office:value="6.57001678838639">
            <text:p>6.5700167884</text:p>
          </table:table-cell>
          <table:table-cell table:formula="of:=INT([.D1184]/[.$B$1]*1024)" office:value-type="float" office:value="1199">
            <text:p>1199</text:p>
          </table:table-cell>
          <table:table-cell table:number-columns-repeated="10"/>
        </table:table-row>
        <table:table-row table:style-name="ro2">
          <table:table-cell table:formula="of:=[.A1184]+[.$D$1]" office:value-type="float" office:value="273.25">
            <text:p>273.25</text:p>
          </table:table-cell>
          <table:table-cell table:formula="of:=[.$M$2]+[.$M$3]*[.A1185]+[.$M$4]*[.A1185]^2+[.$M$5]*[.A1185]^3+[.$M$6]*[.A1185]^4+[.$N$2]*[.A1185]^5+[.$N$3]*[.A1185]^6+[.$N$4]*[.A1185]^7+[.$N$5]*[.A1185]^8+[.$N$6]*[.A1185]^9" office:value-type="float" office:value="1023.0878030764">
            <text:p>1023.0878030764</text:p>
          </table:table-cell>
          <table:table-cell table:formula="of:=[.B1185]/([.$B$2]+[.B1185])*[.$B$1]" office:value-type="float" office:value="5.47661857885607">
            <text:p>5.4766185789</text:p>
          </table:table-cell>
          <table:table-cell table:formula="of:=[.$D$5]*[.C1185]-[.$D$4]" office:value-type="float" office:value="6.57310061618862">
            <text:p>6.5731006162</text:p>
          </table:table-cell>
          <table:table-cell table:formula="of:=INT([.D1185]/[.$B$1]*1024)" office:value-type="float" office:value="1199">
            <text:p>1199</text:p>
          </table:table-cell>
          <table:table-cell table:number-columns-repeated="10"/>
        </table:table-row>
        <table:table-row table:style-name="ro2">
          <table:table-cell table:formula="of:=[.A1185]+[.$D$1]" office:value-type="float" office:value="273.5">
            <text:p>273.5</text:p>
          </table:table-cell>
          <table:table-cell table:formula="of:=[.$M$2]+[.$M$3]*[.A1186]+[.$M$4]*[.A1186]^2+[.$M$5]*[.A1186]^3+[.$M$6]*[.A1186]^4+[.$N$2]*[.A1186]^5+[.$N$3]*[.A1186]^6+[.$N$4]*[.A1186]^7+[.$N$5]*[.A1186]^8+[.$N$6]*[.A1186]^9" office:value-type="float" office:value="1040.16627763622">
            <text:p>1040.1662776362</text:p>
          </table:table-cell>
          <table:table-cell table:formula="of:=[.B1186]/([.$B$2]+[.B1186])*[.$B$1]" office:value-type="float" office:value="5.47875733293811">
            <text:p>5.4787573329</text:p>
          </table:table-cell>
          <table:table-cell table:formula="of:=[.$D$5]*[.C1186]-[.$D$4]" office:value-type="float" office:value="6.57612880350396">
            <text:p>6.5761288035</text:p>
          </table:table-cell>
          <table:table-cell table:formula="of:=INT([.D1186]/[.$B$1]*1024)" office:value-type="float" office:value="1200">
            <text:p>1200</text:p>
          </table:table-cell>
          <table:table-cell table:number-columns-repeated="10"/>
        </table:table-row>
        <table:table-row table:style-name="ro2">
          <table:table-cell table:formula="of:=[.A1186]+[.$D$1]" office:value-type="float" office:value="273.75">
            <text:p>273.75</text:p>
          </table:table-cell>
          <table:table-cell table:formula="of:=[.$M$2]+[.$M$3]*[.A1187]+[.$M$4]*[.A1187]^2+[.$M$5]*[.A1187]^3+[.$M$6]*[.A1187]^4+[.$N$2]*[.A1187]^5+[.$N$3]*[.A1187]^6+[.$N$4]*[.A1187]^7+[.$N$5]*[.A1187]^8+[.$N$6]*[.A1187]^9" office:value-type="float" office:value="1057.48766607876">
            <text:p>1057.4876660788</text:p>
          </table:table-cell>
          <table:table-cell table:formula="of:=[.B1187]/([.$B$2]+[.B1187])*[.$B$1]" office:value-type="float" office:value="5.48085756891053">
            <text:p>5.4808575689</text:p>
          </table:table-cell>
          <table:table-cell table:formula="of:=[.$D$5]*[.C1187]-[.$D$4]" office:value-type="float" office:value="6.57910245437121">
            <text:p>6.5791024544</text:p>
          </table:table-cell>
          <table:table-cell table:formula="of:=INT([.D1187]/[.$B$1]*1024)" office:value-type="float" office:value="1200">
            <text:p>1200</text:p>
          </table:table-cell>
          <table:table-cell table:number-columns-repeated="10"/>
        </table:table-row>
        <table:table-row table:style-name="ro2">
          <table:table-cell table:formula="of:=[.A1187]+[.$D$1]" office:value-type="float" office:value="274">
            <text:p>274</text:p>
          </table:table-cell>
          <table:table-cell table:formula="of:=[.$M$2]+[.$M$3]*[.A1188]+[.$M$4]*[.A1188]^2+[.$M$5]*[.A1188]^3+[.$M$6]*[.A1188]^4+[.$N$2]*[.A1188]^5+[.$N$3]*[.A1188]^6+[.$N$4]*[.A1188]^7+[.$N$5]*[.A1188]^8+[.$N$6]*[.A1188]^9" office:value-type="float" office:value="1075.05486754363">
            <text:p>1075.0548675436</text:p>
          </table:table-cell>
          <table:table-cell table:formula="of:=[.B1188]/([.$B$2]+[.B1188])*[.$B$1]" office:value-type="float" office:value="5.48292004993532">
            <text:p>5.4829200499</text:p>
          </table:table-cell>
          <table:table-cell table:formula="of:=[.$D$5]*[.C1188]-[.$D$4]" office:value-type="float" office:value="6.58202264932482">
            <text:p>6.5820226493</text:p>
          </table:table-cell>
          <table:table-cell table:formula="of:=INT([.D1188]/[.$B$1]*1024)" office:value-type="float" office:value="1201">
            <text:p>1201</text:p>
          </table:table-cell>
          <table:table-cell table:number-columns-repeated="10"/>
        </table:table-row>
        <table:table-row table:style-name="ro2">
          <table:table-cell table:formula="of:=[.A1188]+[.$D$1]" office:value-type="float" office:value="274.25">
            <text:p>274.25</text:p>
          </table:table-cell>
          <table:table-cell table:formula="of:=[.$M$2]+[.$M$3]*[.A1189]+[.$M$4]*[.A1189]^2+[.$M$5]*[.A1189]^3+[.$M$6]*[.A1189]^4+[.$N$2]*[.A1189]^5+[.$N$3]*[.A1189]^6+[.$N$4]*[.A1189]^7+[.$N$5]*[.A1189]^8+[.$N$6]*[.A1189]^9" office:value-type="float" office:value="1092.87080965517">
            <text:p>1092.8708096552</text:p>
          </table:table-cell>
          <table:table-cell table:formula="of:=[.B1189]/([.$B$2]+[.B1189])*[.$B$1]" office:value-type="float" office:value="5.48494552294042">
            <text:p>5.4849455229</text:p>
          </table:table-cell>
          <table:table-cell table:formula="of:=[.$D$5]*[.C1189]-[.$D$4]" office:value-type="float" office:value="6.58489044591402">
            <text:p>6.5848904459</text:p>
          </table:table-cell>
          <table:table-cell table:formula="of:=INT([.D1189]/[.$B$1]*1024)" office:value-type="float" office:value="1201">
            <text:p>1201</text:p>
          </table:table-cell>
          <table:table-cell table:number-columns-repeated="10"/>
        </table:table-row>
        <table:table-row table:style-name="ro2">
          <table:table-cell table:formula="of:=[.A1189]+[.$D$1]" office:value-type="float" office:value="274.5">
            <text:p>274.5</text:p>
          </table:table-cell>
          <table:table-cell table:formula="of:=[.$M$2]+[.$M$3]*[.A1190]+[.$M$4]*[.A1190]^2+[.$M$5]*[.A1190]^3+[.$M$6]*[.A1190]^4+[.$N$2]*[.A1190]^5+[.$N$3]*[.A1190]^6+[.$N$4]*[.A1190]^7+[.$N$5]*[.A1190]^8+[.$N$6]*[.A1190]^9" office:value-type="float" office:value="1110.93844874622">
            <text:p>1110.9384487462</text:p>
          </table:table-cell>
          <table:table-cell table:formula="of:=[.B1190]/([.$B$2]+[.B1190])*[.$B$1]" office:value-type="float" office:value="5.48693471897829">
            <text:p>5.486934719</text:p>
          </table:table-cell>
          <table:table-cell table:formula="of:=[.$D$5]*[.C1190]-[.$D$4]" office:value-type="float" office:value="6.58770687921047">
            <text:p>6.5877068792</text:p>
          </table:table-cell>
          <table:table-cell table:formula="of:=INT([.D1190]/[.$B$1]*1024)" office:value-type="float" office:value="1202">
            <text:p>1202</text:p>
          </table:table-cell>
          <table:table-cell table:number-columns-repeated="10"/>
        </table:table-row>
        <table:table-row table:style-name="ro2">
          <table:table-cell table:formula="of:=[.A1190]+[.$D$1]" office:value-type="float" office:value="274.75">
            <text:p>274.75</text:p>
          </table:table-cell>
          <table:table-cell table:formula="of:=[.$M$2]+[.$M$3]*[.A1191]+[.$M$4]*[.A1191]^2+[.$M$5]*[.A1191]^3+[.$M$6]*[.A1191]^4+[.$N$2]*[.A1191]^5+[.$N$3]*[.A1191]^6+[.$N$4]*[.A1191]^7+[.$N$5]*[.A1191]^8+[.$N$6]*[.A1191]^9" office:value-type="float" office:value="1129.26077008373">
            <text:p>1129.2607700837</text:p>
          </table:table-cell>
          <table:table-cell table:formula="of:=[.B1191]/([.$B$2]+[.B1191])*[.$B$1]" office:value-type="float" office:value="5.48888835357671">
            <text:p>5.4888883536</text:p>
          </table:table-cell>
          <table:table-cell table:formula="of:=[.$D$5]*[.C1191]-[.$D$4]" office:value-type="float" office:value="6.59047296230504">
            <text:p>6.5904729623</text:p>
          </table:table-cell>
          <table:table-cell table:formula="of:=INT([.D1191]/[.$B$1]*1024)" office:value-type="float" office:value="1202">
            <text:p>1202</text:p>
          </table:table-cell>
          <table:table-cell table:number-columns-repeated="10"/>
        </table:table-row>
        <table:table-row table:style-name="ro2">
          <table:table-cell table:formula="of:=[.A1191]+[.$D$1]" office:value-type="float" office:value="275">
            <text:p>275</text:p>
          </table:table-cell>
          <table:table-cell table:formula="of:=[.$M$2]+[.$M$3]*[.A1192]+[.$M$4]*[.A1192]^2+[.$M$5]*[.A1192]^3+[.$M$6]*[.A1192]^4+[.$N$2]*[.A1192]^5+[.$N$3]*[.A1192]^6+[.$N$4]*[.A1192]^7+[.$N$5]*[.A1192]^8+[.$N$6]*[.A1192]^9" office:value-type="float" office:value="1147.84078809642">
            <text:p>1147.8407880964</text:p>
          </table:table-cell>
          <table:table-cell table:formula="of:=[.B1192]/([.$B$2]+[.B1192])*[.$B$1]" office:value-type="float" office:value="5.49080712708215">
            <text:p>5.4908071271</text:p>
          </table:table-cell>
          <table:table-cell table:formula="of:=[.$D$5]*[.C1192]-[.$D$4]" office:value-type="float" office:value="6.59318968679382">
            <text:p>6.5931896868</text:p>
          </table:table-cell>
          <table:table-cell table:formula="of:=INT([.D1192]/[.$B$1]*1024)" office:value-type="float" office:value="1203">
            <text:p>1203</text:p>
          </table:table-cell>
          <table:table-cell table:number-columns-repeated="10"/>
        </table:table-row>
        <table:table-row table:style-name="ro2">
          <table:table-cell table:formula="of:=[.A1192]+[.$D$1]" office:value-type="float" office:value="275.25">
            <text:p>275.25</text:p>
          </table:table-cell>
          <table:table-cell table:formula="of:=[.$M$2]+[.$M$3]*[.A1193]+[.$M$4]*[.A1193]^2+[.$M$5]*[.A1193]^3+[.$M$6]*[.A1193]^4+[.$N$2]*[.A1193]^5+[.$N$3]*[.A1193]^6+[.$N$4]*[.A1193]^7+[.$N$5]*[.A1193]^8+[.$N$6]*[.A1193]^9" office:value-type="float" office:value="1166.68154660266">
            <text:p>1166.6815466027</text:p>
          </table:table-cell>
          <table:table-cell table:formula="of:=[.B1193]/([.$B$2]+[.B1193])*[.$B$1]" office:value-type="float" office:value="5.49269172499536">
            <text:p>5.492691725</text:p>
          </table:table-cell>
          <table:table-cell table:formula="of:=[.$D$5]*[.C1193]-[.$D$4]" office:value-type="float" office:value="6.59585802325345">
            <text:p>6.5958580233</text:p>
          </table:table-cell>
          <table:table-cell table:formula="of:=INT([.D1193]/[.$B$1]*1024)" office:value-type="float" office:value="1203">
            <text:p>1203</text:p>
          </table:table-cell>
          <table:table-cell table:number-columns-repeated="10"/>
        </table:table-row>
        <table:table-row table:style-name="ro2">
          <table:table-cell table:formula="of:=[.A1193]+[.$D$1]" office:value-type="float" office:value="275.5">
            <text:p>275.5</text:p>
          </table:table-cell>
          <table:table-cell table:formula="of:=[.$M$2]+[.$M$3]*[.A1194]+[.$M$4]*[.A1194]^2+[.$M$5]*[.A1194]^3+[.$M$6]*[.A1194]^4+[.$N$2]*[.A1194]^5+[.$N$3]*[.A1194]^6+[.$N$4]*[.A1194]^7+[.$N$5]*[.A1194]^8+[.$N$6]*[.A1194]^9" office:value-type="float" office:value="1185.7861190406">
            <text:p>1185.7861190406</text:p>
          </table:table-cell>
          <table:table-cell table:formula="of:=[.B1194]/([.$B$2]+[.B1194])*[.$B$1]" office:value-type="float" office:value="5.49454281829986">
            <text:p>5.4945428183</text:p>
          </table:table-cell>
          <table:table-cell table:formula="of:=[.$D$5]*[.C1194]-[.$D$4]" office:value-type="float" office:value="6.59847892170609">
            <text:p>6.5984789217</text:p>
          </table:table-cell>
          <table:table-cell table:formula="of:=INT([.D1194]/[.$B$1]*1024)" office:value-type="float" office:value="1204">
            <text:p>1204</text:p>
          </table:table-cell>
          <table:table-cell table:number-columns-repeated="10"/>
        </table:table-row>
        <table:table-row table:style-name="ro2">
          <table:table-cell table:formula="of:=[.A1194]+[.$D$1]" office:value-type="float" office:value="275.75">
            <text:p>275.75</text:p>
          </table:table-cell>
          <table:table-cell table:formula="of:=[.$M$2]+[.$M$3]*[.A1195]+[.$M$4]*[.A1195]^2+[.$M$5]*[.A1195]^3+[.$M$6]*[.A1195]^4+[.$N$2]*[.A1195]^5+[.$N$3]*[.A1195]^6+[.$N$4]*[.A1195]^7+[.$N$5]*[.A1195]^8+[.$N$6]*[.A1195]^9" office:value-type="float" office:value="1205.15760869993">
            <text:p>1205.1576086999</text:p>
          </table:table-cell>
          <table:table-cell table:formula="of:=[.B1195]/([.$B$2]+[.B1195])*[.$B$1]" office:value-type="float" office:value="5.49636106378317">
            <text:p>5.4963610638</text:p>
          </table:table-cell>
          <table:table-cell table:formula="of:=[.$D$5]*[.C1195]-[.$D$4]" office:value-type="float" office:value="6.60105331207427">
            <text:p>6.6010533121</text:p>
          </table:table-cell>
          <table:table-cell table:formula="of:=INT([.D1195]/[.$B$1]*1024)" office:value-type="float" office:value="1204">
            <text:p>1204</text:p>
          </table:table-cell>
          <table:table-cell table:number-columns-repeated="10"/>
        </table:table-row>
        <table:table-row table:style-name="ro2">
          <table:table-cell table:formula="of:=[.A1195]+[.$D$1]" office:value-type="float" office:value="276">
            <text:p>276</text:p>
          </table:table-cell>
          <table:table-cell table:formula="of:=[.$M$2]+[.$M$3]*[.A1196]+[.$M$4]*[.A1196]^2+[.$M$5]*[.A1196]^3+[.$M$6]*[.A1196]^4+[.$N$2]*[.A1196]^5+[.$N$3]*[.A1196]^6+[.$N$4]*[.A1196]^7+[.$N$5]*[.A1196]^8+[.$N$6]*[.A1196]^9" office:value-type="float" office:value="1224.79914895282">
            <text:p>1224.7991489528</text:p>
          </table:table-cell>
          <table:table-cell table:formula="of:=[.B1196]/([.$B$2]+[.B1196])*[.$B$1]" office:value-type="float" office:value="5.49814710435075">
            <text:p>5.4981471044</text:p>
          </table:table-cell>
          <table:table-cell table:formula="of:=[.$D$5]*[.C1196]-[.$D$4]" office:value-type="float" office:value="6.60358210462544">
            <text:p>6.6035821046</text:p>
          </table:table-cell>
          <table:table-cell table:formula="of:=INT([.D1196]/[.$B$1]*1024)" office:value-type="float" office:value="1205">
            <text:p>1205</text:p>
          </table:table-cell>
          <table:table-cell table:number-columns-repeated="10"/>
        </table:table-row>
        <table:table-row table:style-name="ro2">
          <table:table-cell table:formula="of:=[.A1196]+[.$D$1]" office:value-type="float" office:value="276.25">
            <text:p>276.25</text:p>
          </table:table-cell>
          <table:table-cell table:formula="of:=[.$M$2]+[.$M$3]*[.A1197]+[.$M$4]*[.A1197]^2+[.$M$5]*[.A1197]^3+[.$M$6]*[.A1197]^4+[.$N$2]*[.A1197]^5+[.$N$3]*[.A1197]^6+[.$N$4]*[.A1197]^7+[.$N$5]*[.A1197]^8+[.$N$6]*[.A1197]^9" office:value-type="float" office:value="1244.71390349016">
            <text:p>1244.7139034902</text:p>
          </table:table-cell>
          <table:table-cell table:formula="of:=[.B1197]/([.$B$2]+[.B1197])*[.$B$1]" office:value-type="float" office:value="5.49990156933347">
            <text:p>5.4999015693</text:p>
          </table:table-cell>
          <table:table-cell table:formula="of:=[.$D$5]*[.C1197]-[.$D$4]" office:value-type="float" office:value="6.60606619040719">
            <text:p>6.6060661904</text:p>
          </table:table-cell>
          <table:table-cell table:formula="of:=INT([.D1197]/[.$B$1]*1024)" office:value-type="float" office:value="1205">
            <text:p>1205</text:p>
          </table:table-cell>
          <table:table-cell table:number-columns-repeated="10"/>
        </table:table-row>
        <table:table-row table:style-name="ro2">
          <table:table-cell table:formula="of:=[.A1197]+[.$D$1]" office:value-type="float" office:value="276.5">
            <text:p>276.5</text:p>
          </table:table-cell>
          <table:table-cell table:formula="of:=[.$M$2]+[.$M$3]*[.A1198]+[.$M$4]*[.A1198]^2+[.$M$5]*[.A1198]^3+[.$M$6]*[.A1198]^4+[.$N$2]*[.A1198]^5+[.$N$3]*[.A1198]^6+[.$N$4]*[.A1198]^7+[.$N$5]*[.A1198]^8+[.$N$6]*[.A1198]^9" office:value-type="float" office:value="1264.90506655537">
            <text:p>1264.9050665554</text:p>
          </table:table-cell>
          <table:table-cell table:formula="of:=[.B1198]/([.$B$2]+[.B1198])*[.$B$1]" office:value-type="float" office:value="5.50162507478779">
            <text:p>5.5016250748</text:p>
          </table:table-cell>
          <table:table-cell table:formula="of:=[.$D$5]*[.C1198]-[.$D$4]" office:value-type="float" office:value="6.60850644167241">
            <text:p>6.6085064417</text:p>
          </table:table-cell>
          <table:table-cell table:formula="of:=INT([.D1198]/[.$B$1]*1024)" office:value-type="float" office:value="1206">
            <text:p>1206</text:p>
          </table:table-cell>
          <table:table-cell table:number-columns-repeated="10"/>
        </table:table-row>
        <table:table-row table:style-name="ro2">
          <table:table-cell table:formula="of:=[.A1198]+[.$D$1]" office:value-type="float" office:value="276.75">
            <text:p>276.75</text:p>
          </table:table-cell>
          <table:table-cell table:formula="of:=[.$M$2]+[.$M$3]*[.A1199]+[.$M$4]*[.A1199]^2+[.$M$5]*[.A1199]^3+[.$M$6]*[.A1199]^4+[.$N$2]*[.A1199]^5+[.$N$3]*[.A1199]^6+[.$N$4]*[.A1199]^7+[.$N$5]*[.A1199]^8+[.$N$6]*[.A1199]^9" office:value-type="float" office:value="1285.37586318204">
            <text:p>1285.375863182</text:p>
          </table:table-cell>
          <table:table-cell table:formula="of:=[.B1199]/([.$B$2]+[.B1199])*[.$B$1]" office:value-type="float" office:value="5.50331822378965">
            <text:p>5.5033182238</text:p>
          </table:table-cell>
          <table:table-cell table:formula="of:=[.$D$5]*[.C1199]-[.$D$4]" office:value-type="float" office:value="6.61090371229528">
            <text:p>6.6109037123</text:p>
          </table:table-cell>
          <table:table-cell table:formula="of:=INT([.D1199]/[.$B$1]*1024)" office:value-type="float" office:value="1206">
            <text:p>1206</text:p>
          </table:table-cell>
          <table:table-cell table:number-columns-repeated="10"/>
        </table:table-row>
        <table:table-row table:style-name="ro2">
          <table:table-cell table:formula="of:=[.A1199]+[.$D$1]" office:value-type="float" office:value="277">
            <text:p>277</text:p>
          </table:table-cell>
          <table:table-cell table:formula="of:=[.$M$2]+[.$M$3]*[.A1200]+[.$M$4]*[.A1200]^2+[.$M$5]*[.A1200]^3+[.$M$6]*[.A1200]^4+[.$N$2]*[.A1200]^5+[.$N$3]*[.A1200]^6+[.$N$4]*[.A1200]^7+[.$N$5]*[.A1200]^8+[.$N$6]*[.A1200]^9" office:value-type="float" office:value="1306.12954943179">
            <text:p>1306.1295494318</text:p>
          </table:table-cell>
          <table:table-cell table:formula="of:=[.B1200]/([.$B$2]+[.B1200])*[.$B$1]" office:value-type="float" office:value="5.50498160672166">
            <text:p>5.5049816067</text:p>
          </table:table-cell>
          <table:table-cell table:formula="of:=[.$D$5]*[.C1200]-[.$D$4]" office:value-type="float" office:value="6.61325883817794">
            <text:p>6.6132588382</text:p>
          </table:table-cell>
          <table:table-cell table:formula="of:=INT([.D1200]/[.$B$1]*1024)" office:value-type="float" office:value="1207">
            <text:p>1207</text:p>
          </table:table-cell>
          <table:table-cell table:number-columns-repeated="10"/>
        </table:table-row>
        <table:table-row table:style-name="ro2">
          <table:table-cell table:formula="of:=[.A1200]+[.$D$1]" office:value-type="float" office:value="277.25">
            <text:p>277.25</text:p>
          </table:table-cell>
          <table:table-cell table:formula="of:=[.$M$2]+[.$M$3]*[.A1201]+[.$M$4]*[.A1201]^2+[.$M$5]*[.A1201]^3+[.$M$6]*[.A1201]^4+[.$N$2]*[.A1201]^5+[.$N$3]*[.A1201]^6+[.$N$4]*[.A1201]^7+[.$N$5]*[.A1201]^8+[.$N$6]*[.A1201]^9" office:value-type="float" office:value="1327.16941263404">
            <text:p>1327.1694126341</text:p>
          </table:table-cell>
          <table:table-cell table:formula="of:=[.B1201]/([.$B$2]+[.B1201])*[.$B$1]" office:value-type="float" office:value="5.50661580155393">
            <text:p>5.5066158016</text:p>
          </table:table-cell>
          <table:table-cell table:formula="of:=[.$D$5]*[.C1201]-[.$D$4]" office:value-type="float" office:value="6.61557263764811">
            <text:p>6.6155726376</text:p>
          </table:table-cell>
          <table:table-cell table:formula="of:=INT([.D1201]/[.$B$1]*1024)" office:value-type="float" office:value="1207">
            <text:p>1207</text:p>
          </table:table-cell>
          <table:table-cell table:number-columns-repeated="10"/>
        </table:table-row>
        <table:table-row table:style-name="ro2">
          <table:table-cell table:formula="of:=[.A1201]+[.$D$1]" office:value-type="float" office:value="277.5">
            <text:p>277.5</text:p>
          </table:table-cell>
          <table:table-cell table:formula="of:=[.$M$2]+[.$M$3]*[.A1202]+[.$M$4]*[.A1202]^2+[.$M$5]*[.A1202]^3+[.$M$6]*[.A1202]^4+[.$N$2]*[.A1202]^5+[.$N$3]*[.A1202]^6+[.$N$4]*[.A1202]^7+[.$N$5]*[.A1202]^8+[.$N$6]*[.A1202]^9" office:value-type="float" office:value="1348.49877162729">
            <text:p>1348.4987716273</text:p>
          </table:table-cell>
          <table:table-cell table:formula="of:=[.B1202]/([.$B$2]+[.B1202])*[.$B$1]" office:value-type="float" office:value="5.50822137411865">
            <text:p>5.5082213741</text:p>
          </table:table-cell>
          <table:table-cell table:formula="of:=[.$D$5]*[.C1202]-[.$D$4]" office:value-type="float" office:value="6.61784591184788">
            <text:p>6.6178459118</text:p>
          </table:table-cell>
          <table:table-cell table:formula="of:=INT([.D1202]/[.$B$1]*1024)" office:value-type="float" office:value="1207">
            <text:p>1207</text:p>
          </table:table-cell>
          <table:table-cell table:number-columns-repeated="10"/>
        </table:table-row>
        <table:table-row table:style-name="ro2">
          <table:table-cell table:formula="of:=[.A1202]+[.$D$1]" office:value-type="float" office:value="277.75">
            <text:p>277.75</text:p>
          </table:table-cell>
          <table:table-cell table:formula="of:=[.$M$2]+[.$M$3]*[.A1203]+[.$M$4]*[.A1203]^2+[.$M$5]*[.A1203]^3+[.$M$6]*[.A1203]^4+[.$N$2]*[.A1203]^5+[.$N$3]*[.A1203]^6+[.$N$4]*[.A1203]^7+[.$N$5]*[.A1203]^8+[.$N$6]*[.A1203]^9" office:value-type="float" office:value="1370.12097700132">
            <text:p>1370.1209770013</text:p>
          </table:table-cell>
          <table:table-cell table:formula="of:=[.B1203]/([.$B$2]+[.B1203])*[.$B$1]" office:value-type="float" office:value="5.50979887837859">
            <text:p>5.5097988784</text:p>
          </table:table-cell>
          <table:table-cell table:formula="of:=[.$D$5]*[.C1203]-[.$D$4]" office:value-type="float" office:value="6.62007944511379">
            <text:p>6.6200794451</text:p>
          </table:table-cell>
          <table:table-cell table:formula="of:=INT([.D1203]/[.$B$1]*1024)" office:value-type="float" office:value="1208">
            <text:p>1208</text:p>
          </table:table-cell>
          <table:table-cell table:number-columns-repeated="10"/>
        </table:table-row>
        <table:table-row table:style-name="ro2">
          <table:table-cell table:formula="of:=[.A1203]+[.$D$1]" office:value-type="float" office:value="278">
            <text:p>278</text:p>
          </table:table-cell>
          <table:table-cell table:formula="of:=[.$M$2]+[.$M$3]*[.A1204]+[.$M$4]*[.A1204]^2+[.$M$5]*[.A1204]^3+[.$M$6]*[.A1204]^4+[.$N$2]*[.A1204]^5+[.$N$3]*[.A1204]^6+[.$N$4]*[.A1204]^7+[.$N$5]*[.A1204]^8+[.$N$6]*[.A1204]^9" office:value-type="float" office:value="1392.03941134189">
            <text:p>1392.0394113419</text:p>
          </table:table-cell>
          <table:table-cell table:formula="of:=[.B1204]/([.$B$2]+[.B1204])*[.$B$1]" office:value-type="float" office:value="5.51134885668952">
            <text:p>5.5113488567</text:p>
          </table:table-cell>
          <table:table-cell table:formula="of:=[.$D$5]*[.C1204]-[.$D$4]" office:value-type="float" office:value="6.62227400534846">
            <text:p>6.6222740053</text:p>
          </table:table-cell>
          <table:table-cell table:formula="of:=INT([.D1204]/[.$B$1]*1024)" office:value-type="float" office:value="1208">
            <text:p>1208</text:p>
          </table:table-cell>
          <table:table-cell table:number-columns-repeated="10"/>
        </table:table-row>
        <table:table-row table:style-name="ro2">
          <table:table-cell table:formula="of:=[.A1204]+[.$D$1]" office:value-type="float" office:value="278.25">
            <text:p>278.25</text:p>
          </table:table-cell>
          <table:table-cell table:formula="of:=[.$M$2]+[.$M$3]*[.A1205]+[.$M$4]*[.A1205]^2+[.$M$5]*[.A1205]^3+[.$M$6]*[.A1205]^4+[.$N$2]*[.A1205]^5+[.$N$3]*[.A1205]^6+[.$N$4]*[.A1205]^7+[.$N$5]*[.A1205]^8+[.$N$6]*[.A1205]^9" office:value-type="float" office:value="1414.25748947522">
            <text:p>1414.2574894752</text:p>
          </table:table-cell>
          <table:table-cell table:formula="of:=[.B1205]/([.$B$2]+[.B1205])*[.$B$1]" office:value-type="float" office:value="5.51287184005675">
            <text:p>5.5128718401</text:p>
          </table:table-cell>
          <table:table-cell table:formula="of:=[.$D$5]*[.C1205]-[.$D$4]" office:value-type="float" office:value="6.62443034438381">
            <text:p>6.6244303444</text:p>
          </table:table-cell>
          <table:table-cell table:formula="of:=INT([.D1205]/[.$B$1]*1024)" office:value-type="float" office:value="1209">
            <text:p>1209</text:p>
          </table:table-cell>
          <table:table-cell table:number-columns-repeated="10"/>
        </table:table-row>
        <table:table-row table:style-name="ro2">
          <table:table-cell table:formula="of:=[.A1205]+[.$D$1]" office:value-type="float" office:value="278.5">
            <text:p>278.5</text:p>
          </table:table-cell>
          <table:table-cell table:formula="of:=[.$M$2]+[.$M$3]*[.A1206]+[.$M$4]*[.A1206]^2+[.$M$5]*[.A1206]^3+[.$M$6]*[.A1206]^4+[.$N$2]*[.A1206]^5+[.$N$3]*[.A1206]^6+[.$N$4]*[.A1206]^7+[.$N$5]*[.A1206]^8+[.$N$6]*[.A1206]^9" office:value-type="float" office:value="1436.77865871569">
            <text:p>1436.7786587157</text:p>
          </table:table-cell>
          <table:table-cell table:formula="of:=[.B1206]/([.$B$2]+[.B1206])*[.$B$1]" office:value-type="float" office:value="5.514368348386">
            <text:p>5.5143683484</text:p>
          </table:table-cell>
          <table:table-cell table:formula="of:=[.$D$5]*[.C1206]-[.$D$4]" office:value-type="float" office:value="6.62654919833621">
            <text:p>6.6265491983</text:p>
          </table:table-cell>
          <table:table-cell table:formula="of:=INT([.D1206]/[.$B$1]*1024)" office:value-type="float" office:value="1209">
            <text:p>1209</text:p>
          </table:table-cell>
          <table:table-cell table:number-columns-repeated="10"/>
        </table:table-row>
        <table:table-row table:style-name="ro2">
          <table:table-cell table:formula="of:=[.A1206]+[.$D$1]" office:value-type="float" office:value="278.75">
            <text:p>278.75</text:p>
          </table:table-cell>
          <table:table-cell table:formula="of:=[.$M$2]+[.$M$3]*[.A1207]+[.$M$4]*[.A1207]^2+[.$M$5]*[.A1207]^3+[.$M$6]*[.A1207]^4+[.$N$2]*[.A1207]^5+[.$N$3]*[.A1207]^6+[.$N$4]*[.A1207]^7+[.$N$5]*[.A1207]^8+[.$N$6]*[.A1207]^9" office:value-type="float" office:value="1459.60639911331">
            <text:p>1459.6063991133</text:p>
          </table:table-cell>
          <table:table-cell table:formula="of:=[.B1207]/([.$B$2]+[.B1207])*[.$B$1]" office:value-type="float" office:value="5.51583889072851">
            <text:p>5.5158388907</text:p>
          </table:table-cell>
          <table:table-cell table:formula="of:=[.$D$5]*[.C1207]-[.$D$4]" office:value-type="float" office:value="6.62863128795354">
            <text:p>6.628631288</text:p>
          </table:table-cell>
          <table:table-cell table:formula="of:=INT([.D1207]/[.$B$1]*1024)" office:value-type="float" office:value="1209">
            <text:p>1209</text:p>
          </table:table-cell>
          <table:table-cell table:number-columns-repeated="10"/>
        </table:table-row>
        <table:table-row table:style-name="ro2">
          <table:table-cell table:formula="of:=[.A1207]+[.$D$1]" office:value-type="float" office:value="279">
            <text:p>279</text:p>
          </table:table-cell>
          <table:table-cell table:formula="of:=[.$M$2]+[.$M$3]*[.A1208]+[.$M$4]*[.A1208]^2+[.$M$5]*[.A1208]^3+[.$M$6]*[.A1208]^4+[.$N$2]*[.A1208]^5+[.$N$3]*[.A1208]^6+[.$N$4]*[.A1208]^7+[.$N$5]*[.A1208]^8+[.$N$6]*[.A1208]^9" office:value-type="float" office:value="1482.74422370491">
            <text:p>1482.7442237049</text:p>
          </table:table-cell>
          <table:table-cell table:formula="of:=[.B1208]/([.$B$2]+[.B1208])*[.$B$1]" office:value-type="float" office:value="5.51728396552079">
            <text:p>5.5172839655</text:p>
          </table:table-cell>
          <table:table-cell table:formula="of:=[.$D$5]*[.C1208]-[.$D$4]" office:value-type="float" office:value="6.6306773189547">
            <text:p>6.630677319</text:p>
          </table:table-cell>
          <table:table-cell table:formula="of:=INT([.D1208]/[.$B$1]*1024)" office:value-type="float" office:value="1210">
            <text:p>1210</text:p>
          </table:table-cell>
          <table:table-cell table:number-columns-repeated="10"/>
        </table:table-row>
        <table:table-row table:style-name="ro2">
          <table:table-cell table:formula="of:=[.A1208]+[.$D$1]" office:value-type="float" office:value="279.25">
            <text:p>279.25</text:p>
          </table:table-cell>
          <table:table-cell table:formula="of:=[.$M$2]+[.$M$3]*[.A1209]+[.$M$4]*[.A1209]^2+[.$M$5]*[.A1209]^3+[.$M$6]*[.A1209]^4+[.$N$2]*[.A1209]^5+[.$N$3]*[.A1209]^6+[.$N$4]*[.A1209]^7+[.$N$5]*[.A1209]^8+[.$N$6]*[.A1209]^9" office:value-type="float" office:value="1506.19567876402">
            <text:p>1506.195678764</text:p>
          </table:table-cell>
          <table:table-cell table:formula="of:=[.B1209]/([.$B$2]+[.B1209])*[.$B$1]" office:value-type="float" office:value="5.5187040608188">
            <text:p>5.5187040608</text:p>
          </table:table-cell>
          <table:table-cell table:formula="of:=[.$D$5]*[.C1209]-[.$D$4]" office:value-type="float" office:value="6.63268798236109">
            <text:p>6.6326879824</text:p>
          </table:table-cell>
          <table:table-cell table:formula="of:=INT([.D1209]/[.$B$1]*1024)" office:value-type="float" office:value="1210">
            <text:p>1210</text:p>
          </table:table-cell>
          <table:table-cell table:number-columns-repeated="10"/>
        </table:table-row>
        <table:table-row table:style-name="ro2">
          <table:table-cell table:formula="of:=[.A1209]+[.$D$1]" office:value-type="float" office:value="279.5">
            <text:p>279.5</text:p>
          </table:table-cell>
          <table:table-cell table:formula="of:=[.$M$2]+[.$M$3]*[.A1210]+[.$M$4]*[.A1210]^2+[.$M$5]*[.A1210]^3+[.$M$6]*[.A1210]^4+[.$N$2]*[.A1210]^5+[.$N$3]*[.A1210]^6+[.$N$4]*[.A1210]^7+[.$N$5]*[.A1210]^8+[.$N$6]*[.A1210]^9" office:value-type="float" office:value="1529.96434405443">
            <text:p>1529.9643440544</text:p>
          </table:table-cell>
          <table:table-cell table:formula="of:=[.B1210]/([.$B$2]+[.B1210])*[.$B$1]" office:value-type="float" office:value="5.52009965452701">
            <text:p>5.5200996545</text:p>
          </table:table-cell>
          <table:table-cell table:formula="of:=[.$D$5]*[.C1210]-[.$D$4]" office:value-type="float" office:value="6.63466395482096">
            <text:p>6.6346639548</text:p>
          </table:table-cell>
          <table:table-cell table:formula="of:=INT([.D1210]/[.$B$1]*1024)" office:value-type="float" office:value="1211">
            <text:p>1211</text:p>
          </table:table-cell>
          <table:table-cell table:number-columns-repeated="10"/>
        </table:table-row>
        <table:table-row table:style-name="ro2">
          <table:table-cell table:formula="of:=[.A1210]+[.$D$1]" office:value-type="float" office:value="279.75">
            <text:p>279.75</text:p>
          </table:table-cell>
          <table:table-cell table:formula="of:=[.$M$2]+[.$M$3]*[.A1211]+[.$M$4]*[.A1211]^2+[.$M$5]*[.A1211]^3+[.$M$6]*[.A1211]^4+[.$N$2]*[.A1211]^5+[.$N$3]*[.A1211]^6+[.$N$4]*[.A1211]^7+[.$N$5]*[.A1211]^8+[.$N$6]*[.A1211]^9" office:value-type="float" office:value="1554.05383308406">
            <text:p>1554.0538330841</text:p>
          </table:table-cell>
          <table:table-cell table:formula="of:=[.B1211]/([.$B$2]+[.B1211])*[.$B$1]" office:value-type="float" office:value="5.52147121462214">
            <text:p>5.5214712146</text:p>
          </table:table-cell>
          <table:table-cell table:formula="of:=[.$D$5]*[.C1211]-[.$D$4]" office:value-type="float" office:value="6.63660589892626">
            <text:p>6.6366058989</text:p>
          </table:table-cell>
          <table:table-cell table:formula="of:=INT([.D1211]/[.$B$1]*1024)" office:value-type="float" office:value="1211">
            <text:p>1211</text:p>
          </table:table-cell>
          <table:table-cell table:number-columns-repeated="10"/>
        </table:table-row>
        <table:table-row table:style-name="ro2">
          <table:table-cell table:formula="of:=[.A1211]+[.$D$1]" office:value-type="float" office:value="280">
            <text:p>280</text:p>
          </table:table-cell>
          <table:table-cell table:formula="of:=[.$M$2]+[.$M$3]*[.A1212]+[.$M$4]*[.A1212]^2+[.$M$5]*[.A1212]^3+[.$M$6]*[.A1212]^4+[.$N$2]*[.A1212]^5+[.$N$3]*[.A1212]^6+[.$N$4]*[.A1212]^7+[.$N$5]*[.A1212]^8+[.$N$6]*[.A1212]^9" office:value-type="float" office:value="1578.46779336096">
            <text:p>1578.467793361</text:p>
          </table:table-cell>
          <table:table-cell table:formula="of:=[.B1212]/([.$B$2]+[.B1212])*[.$B$1]" office:value-type="float" office:value="5.52281919937198">
            <text:p>5.5228191994</text:p>
          </table:table-cell>
          <table:table-cell table:formula="of:=[.$D$5]*[.C1212]-[.$D$4]" office:value-type="float" office:value="6.63851446352235">
            <text:p>6.6385144635</text:p>
          </table:table-cell>
          <table:table-cell table:formula="of:=INT([.D1212]/[.$B$1]*1024)" office:value-type="float" office:value="1211">
            <text:p>1211</text:p>
          </table:table-cell>
          <table:table-cell table:number-columns-repeated="10"/>
        </table:table-row>
        <table:table-row table:style-name="ro2">
          <table:table-cell table:formula="of:=[.A1212]+[.$D$1]" office:value-type="float" office:value="280.25">
            <text:p>280.25</text:p>
          </table:table-cell>
          <table:table-cell table:formula="of:=[.$M$2]+[.$M$3]*[.A1213]+[.$M$4]*[.A1213]^2+[.$M$5]*[.A1213]^3+[.$M$6]*[.A1213]^4+[.$N$2]*[.A1213]^5+[.$N$3]*[.A1213]^6+[.$N$4]*[.A1213]^7+[.$N$5]*[.A1213]^8+[.$N$6]*[.A1213]^9" office:value-type="float" office:value="1603.20990665082">
            <text:p>1603.2099066508</text:p>
          </table:table-cell>
          <table:table-cell table:formula="of:=[.B1213]/([.$B$2]+[.B1213])*[.$B$1]" office:value-type="float" office:value="5.52414405754921">
            <text:p>5.5241440575</text:p>
          </table:table-cell>
          <table:table-cell table:formula="of:=[.$D$5]*[.C1213]-[.$D$4]" office:value-type="float" office:value="6.64039028401083">
            <text:p>6.640390284</text:p>
          </table:table-cell>
          <table:table-cell table:formula="of:=INT([.D1213]/[.$B$1]*1024)" office:value-type="float" office:value="1212">
            <text:p>1212</text:p>
          </table:table-cell>
          <table:table-cell table:number-columns-repeated="10"/>
        </table:table-row>
        <table:table-row table:style-name="ro2">
          <table:table-cell table:formula="of:=[.A1213]+[.$D$1]" office:value-type="float" office:value="280.5">
            <text:p>280.5</text:p>
          </table:table-cell>
          <table:table-cell table:formula="of:=[.$M$2]+[.$M$3]*[.A1214]+[.$M$4]*[.A1214]^2+[.$M$5]*[.A1214]^3+[.$M$6]*[.A1214]^4+[.$N$2]*[.A1214]^5+[.$N$3]*[.A1214]^6+[.$N$4]*[.A1214]^7+[.$N$5]*[.A1214]^8+[.$N$6]*[.A1214]^9" office:value-type="float" office:value="1628.28388923479">
            <text:p>1628.2838892348</text:p>
          </table:table-cell>
          <table:table-cell table:formula="of:=[.B1214]/([.$B$2]+[.B1214])*[.$B$1]" office:value-type="float" office:value="5.52544622864031">
            <text:p>5.5254462286</text:p>
          </table:table-cell>
          <table:table-cell table:formula="of:=[.$D$5]*[.C1214]-[.$D$4]" office:value-type="float" office:value="6.64223398264527">
            <text:p>6.6422339826</text:p>
          </table:table-cell>
          <table:table-cell table:formula="of:=INT([.D1214]/[.$B$1]*1024)" office:value-type="float" office:value="1212">
            <text:p>1212</text:p>
          </table:table-cell>
          <table:table-cell table:number-columns-repeated="10"/>
        </table:table-row>
        <table:table-row table:style-name="ro2">
          <table:table-cell table:formula="of:=[.A1214]+[.$D$1]" office:value-type="float" office:value="280.75">
            <text:p>280.75</text:p>
          </table:table-cell>
          <table:table-cell table:formula="of:=[.$M$2]+[.$M$3]*[.A1215]+[.$M$4]*[.A1215]^2+[.$M$5]*[.A1215]^3+[.$M$6]*[.A1215]^4+[.$N$2]*[.A1215]^5+[.$N$3]*[.A1215]^6+[.$N$4]*[.A1215]^7+[.$N$5]*[.A1215]^8+[.$N$6]*[.A1215]^9" office:value-type="float" office:value="1653.69349217103">
            <text:p>1653.693492171</text:p>
          </table:table-cell>
          <table:table-cell table:formula="of:=[.B1215]/([.$B$2]+[.B1215])*[.$B$1]" office:value-type="float" office:value="5.52672614304989">
            <text:p>5.526726143</text:p>
          </table:table-cell>
          <table:table-cell table:formula="of:=[.$D$5]*[.C1215]-[.$D$4]" office:value-type="float" office:value="6.64404616882056">
            <text:p>6.6440461688</text:p>
          </table:table-cell>
          <table:table-cell table:formula="of:=INT([.D1215]/[.$B$1]*1024)" office:value-type="float" office:value="1212">
            <text:p>1212</text:p>
          </table:table-cell>
          <table:table-cell table:number-columns-repeated="10"/>
        </table:table-row>
        <table:table-row table:style-name="ro2">
          <table:table-cell table:formula="of:=[.A1215]+[.$D$1]" office:value-type="float" office:value="281">
            <text:p>281</text:p>
          </table:table-cell>
          <table:table-cell table:formula="of:=[.$M$2]+[.$M$3]*[.A1216]+[.$M$4]*[.A1216]^2+[.$M$5]*[.A1216]^3+[.$M$6]*[.A1216]^4+[.$N$2]*[.A1216]^5+[.$N$3]*[.A1216]^6+[.$N$4]*[.A1216]^7+[.$N$5]*[.A1216]^8+[.$N$6]*[.A1216]^9" office:value-type="float" office:value="1679.44250155505">
            <text:p>1679.4425015551</text:p>
          </table:table-cell>
          <table:table-cell table:formula="of:=[.B1216]/([.$B$2]+[.B1216])*[.$B$1]" office:value-type="float" office:value="5.52798422230025">
            <text:p>5.5279842223</text:p>
          </table:table-cell>
          <table:table-cell table:formula="of:=[.$D$5]*[.C1216]-[.$D$4]" office:value-type="float" office:value="6.6458274393554">
            <text:p>6.6458274394</text:p>
          </table:table-cell>
          <table:table-cell table:formula="of:=INT([.D1216]/[.$B$1]*1024)" office:value-type="float" office:value="1213">
            <text:p>1213</text:p>
          </table:table-cell>
          <table:table-cell table:number-columns-repeated="10"/>
        </table:table-row>
        <table:table-row table:style-name="ro2">
          <table:table-cell table:formula="of:=[.A1216]+[.$D$1]" office:value-type="float" office:value="281.25">
            <text:p>281.25</text:p>
          </table:table-cell>
          <table:table-cell table:formula="of:=[.$M$2]+[.$M$3]*[.A1217]+[.$M$4]*[.A1217]^2+[.$M$5]*[.A1217]^3+[.$M$6]*[.A1217]^4+[.$N$2]*[.A1217]^5+[.$N$3]*[.A1217]^6+[.$N$4]*[.A1217]^7+[.$N$5]*[.A1217]^8+[.$N$6]*[.A1217]^9" office:value-type="float" office:value="1705.53473878439">
            <text:p>1705.5347387844</text:p>
          </table:table-cell>
          <table:table-cell table:formula="of:=[.B1217]/([.$B$2]+[.B1217])*[.$B$1]" office:value-type="float" office:value="5.52922087922649">
            <text:p>5.5292208792</text:p>
          </table:table-cell>
          <table:table-cell table:formula="of:=[.$D$5]*[.C1217]-[.$D$4]" office:value-type="float" office:value="6.64757837876864">
            <text:p>6.6475783788</text:p>
          </table:table-cell>
          <table:table-cell table:formula="of:=INT([.D1217]/[.$B$1]*1024)" office:value-type="float" office:value="1213">
            <text:p>1213</text:p>
          </table:table-cell>
          <table:table-cell table:number-columns-repeated="10"/>
        </table:table-row>
        <table:table-row table:style-name="ro2">
          <table:table-cell table:formula="of:=[.A1217]+[.$D$1]" office:value-type="float" office:value="281.5">
            <text:p>281.5</text:p>
          </table:table-cell>
          <table:table-cell table:formula="of:=[.$M$2]+[.$M$3]*[.A1218]+[.$M$4]*[.A1218]^2+[.$M$5]*[.A1218]^3+[.$M$6]*[.A1218]^4+[.$N$2]*[.A1218]^5+[.$N$3]*[.A1218]^6+[.$N$4]*[.A1218]^7+[.$N$5]*[.A1218]^8+[.$N$6]*[.A1218]^9" office:value-type="float" office:value="1731.97406082248">
            <text:p>1731.9740608225</text:p>
          </table:table-cell>
          <table:table-cell table:formula="of:=[.B1218]/([.$B$2]+[.B1218])*[.$B$1]" office:value-type="float" office:value="5.53043651816718">
            <text:p>5.5304365182</text:p>
          </table:table-cell>
          <table:table-cell table:formula="of:=[.$D$5]*[.C1218]-[.$D$4]" office:value-type="float" office:value="6.64929955954914">
            <text:p>6.6492995595</text:p>
          </table:table-cell>
          <table:table-cell table:formula="of:=INT([.D1218]/[.$B$1]*1024)" office:value-type="float" office:value="1213">
            <text:p>1213</text:p>
          </table:table-cell>
          <table:table-cell table:number-columns-repeated="10"/>
        </table:table-row>
        <table:table-row table:style-name="ro2">
          <table:table-cell table:formula="of:=[.A1218]+[.$D$1]" office:value-type="float" office:value="281.75">
            <text:p>281.75</text:p>
          </table:table-cell>
          <table:table-cell table:formula="of:=[.$M$2]+[.$M$3]*[.A1219]+[.$M$4]*[.A1219]^2+[.$M$5]*[.A1219]^3+[.$M$6]*[.A1219]^4+[.$N$2]*[.A1219]^5+[.$N$3]*[.A1219]^6+[.$N$4]*[.A1219]^7+[.$N$5]*[.A1219]^8+[.$N$6]*[.A1219]^9" office:value-type="float" office:value="1758.76436046569">
            <text:p>1758.7643604657</text:p>
          </table:table-cell>
          <table:table-cell table:formula="of:=[.B1219]/([.$B$2]+[.B1219])*[.$B$1]" office:value-type="float" office:value="5.5316315351507">
            <text:p>5.5316315352</text:p>
          </table:table-cell>
          <table:table-cell table:formula="of:=[.$D$5]*[.C1219]-[.$D$4]" office:value-type="float" office:value="6.65099154241969">
            <text:p>6.6509915424</text:p>
          </table:table-cell>
          <table:table-cell table:formula="of:=INT([.D1219]/[.$B$1]*1024)" office:value-type="float" office:value="1214">
            <text:p>1214</text:p>
          </table:table-cell>
          <table:table-cell table:number-columns-repeated="10"/>
        </table:table-row>
        <table:table-row table:style-name="ro2">
          <table:table-cell table:formula="of:=[.A1219]+[.$D$1]" office:value-type="float" office:value="282">
            <text:p>282</text:p>
          </table:table-cell>
          <table:table-cell table:formula="of:=[.$M$2]+[.$M$3]*[.A1220]+[.$M$4]*[.A1220]^2+[.$M$5]*[.A1220]^3+[.$M$6]*[.A1220]^4+[.$N$2]*[.A1220]^5+[.$N$3]*[.A1220]^6+[.$N$4]*[.A1220]^7+[.$N$5]*[.A1220]^8+[.$N$6]*[.A1220]^9" office:value-type="float" office:value="1785.90956661044">
            <text:p>1785.9095666104</text:p>
          </table:table-cell>
          <table:table-cell table:formula="of:=[.B1220]/([.$B$2]+[.B1220])*[.$B$1]" office:value-type="float" office:value="5.53280631807736">
            <text:p>5.5328063181</text:p>
          </table:table-cell>
          <table:table-cell table:formula="of:=[.$D$5]*[.C1220]-[.$D$4]" office:value-type="float" office:value="6.65265487659477">
            <text:p>6.6526548766</text:p>
          </table:table-cell>
          <table:table-cell table:formula="of:=INT([.D1220]/[.$B$1]*1024)" office:value-type="float" office:value="1214">
            <text:p>1214</text:p>
          </table:table-cell>
          <table:table-cell table:number-columns-repeated="10"/>
        </table:table-row>
        <table:table-row table:style-name="ro2">
          <table:table-cell table:formula="of:=[.A1220]+[.$D$1]" office:value-type="float" office:value="282.25">
            <text:p>282.25</text:p>
          </table:table-cell>
          <table:table-cell table:formula="of:=[.$M$2]+[.$M$3]*[.A1221]+[.$M$4]*[.A1221]^2+[.$M$5]*[.A1221]^3+[.$M$6]*[.A1221]^4+[.$N$2]*[.A1221]^5+[.$N$3]*[.A1221]^6+[.$N$4]*[.A1221]^7+[.$N$5]*[.A1221]^8+[.$N$6]*[.A1221]^9" office:value-type="float" office:value="1813.41364452345">
            <text:p>1813.4136445235</text:p>
          </table:table-cell>
          <table:table-cell table:formula="of:=[.B1221]/([.$B$2]+[.B1221])*[.$B$1]" office:value-type="float" office:value="5.53396124689733">
            <text:p>5.5339612469</text:p>
          </table:table-cell>
          <table:table-cell table:formula="of:=[.$D$5]*[.C1221]-[.$D$4]" office:value-type="float" office:value="6.65429010003262">
            <text:p>6.6542901</text:p>
          </table:table-cell>
          <table:table-cell table:formula="of:=INT([.D1221]/[.$B$1]*1024)" office:value-type="float" office:value="1214">
            <text:p>1214</text:p>
          </table:table-cell>
          <table:table-cell table:number-columns-repeated="10"/>
        </table:table-row>
        <table:table-row table:style-name="ro2">
          <table:table-cell table:formula="of:=[.A1221]+[.$D$1]" office:value-type="float" office:value="282.5">
            <text:p>282.5</text:p>
          </table:table-cell>
          <table:table-cell table:formula="of:=[.$M$2]+[.$M$3]*[.A1222]+[.$M$4]*[.A1222]^2+[.$M$5]*[.A1222]^3+[.$M$6]*[.A1222]^4+[.$N$2]*[.A1222]^5+[.$N$3]*[.A1222]^6+[.$N$4]*[.A1222]^7+[.$N$5]*[.A1222]^8+[.$N$6]*[.A1222]^9" office:value-type="float" office:value="1841.28059611275">
            <text:p>1841.2805961128</text:p>
          </table:table-cell>
          <table:table-cell table:formula="of:=[.B1222]/([.$B$2]+[.B1222])*[.$B$1]" office:value-type="float" office:value="5.53509669378464">
            <text:p>5.5350966938</text:p>
          </table:table-cell>
          <table:table-cell table:formula="of:=[.$D$5]*[.C1222]-[.$D$4]" office:value-type="float" office:value="6.65589773968146">
            <text:p>6.6558977397</text:p>
          </table:table-cell>
          <table:table-cell table:formula="of:=INT([.D1222]/[.$B$1]*1024)" office:value-type="float" office:value="1214">
            <text:p>1214</text:p>
          </table:table-cell>
          <table:table-cell table:number-columns-repeated="10"/>
        </table:table-row>
        <table:table-row table:style-name="ro2">
          <table:table-cell table:formula="of:=[.A1222]+[.$D$1]" office:value-type="float" office:value="282.75">
            <text:p>282.75</text:p>
          </table:table-cell>
          <table:table-cell table:formula="of:=[.$M$2]+[.$M$3]*[.A1223]+[.$M$4]*[.A1223]^2+[.$M$5]*[.A1223]^3+[.$M$6]*[.A1223]^4+[.$N$2]*[.A1223]^5+[.$N$3]*[.A1223]^6+[.$N$4]*[.A1223]^7+[.$N$5]*[.A1223]^8+[.$N$6]*[.A1223]^9" office:value-type="float" office:value="1869.51446019928">
            <text:p>1869.5144601993</text:p>
          </table:table-cell>
          <table:table-cell table:formula="of:=[.B1223]/([.$B$2]+[.B1223])*[.$B$1]" office:value-type="float" office:value="5.53621302330711">
            <text:p>5.5362130233</text:p>
          </table:table-cell>
          <table:table-cell table:formula="of:=[.$D$5]*[.C1223]-[.$D$4]" office:value-type="float" office:value="6.65747831172014">
            <text:p>6.6574783117</text:p>
          </table:table-cell>
          <table:table-cell table:formula="of:=INT([.D1223]/[.$B$1]*1024)" office:value-type="float" office:value="1215">
            <text:p>1215</text:p>
          </table:table-cell>
          <table:table-cell table:number-columns-repeated="10"/>
        </table:table-row>
        <table:table-row table:style-name="ro2">
          <table:table-cell table:formula="of:=[.A1223]+[.$D$1]" office:value-type="float" office:value="283">
            <text:p>283</text:p>
          </table:table-cell>
          <table:table-cell table:formula="of:=[.$M$2]+[.$M$3]*[.A1224]+[.$M$4]*[.A1224]^2+[.$M$5]*[.A1224]^3+[.$M$6]*[.A1224]^4+[.$N$2]*[.A1224]^5+[.$N$3]*[.A1224]^6+[.$N$4]*[.A1224]^7+[.$N$5]*[.A1224]^8+[.$N$6]*[.A1224]^9" office:value-type="float" office:value="1898.11931279217">
            <text:p>1898.1193127922</text:p>
          </table:table-cell>
          <table:table-cell table:formula="of:=[.B1224]/([.$B$2]+[.B1224])*[.$B$1]" office:value-type="float" office:value="5.53731059259248">
            <text:p>5.5373105926</text:p>
          </table:table-cell>
          <table:table-cell table:formula="of:=[.$D$5]*[.C1224]-[.$D$4]" office:value-type="float" office:value="6.65903232179338">
            <text:p>6.6590323218</text:p>
          </table:table-cell>
          <table:table-cell table:formula="of:=INT([.D1224]/[.$B$1]*1024)" office:value-type="float" office:value="1215">
            <text:p>1215</text:p>
          </table:table-cell>
          <table:table-cell table:number-columns-repeated="10"/>
        </table:table-row>
        <table:table-row table:style-name="ro2">
          <table:table-cell table:formula="of:=[.A1224]+[.$D$1]" office:value-type="float" office:value="283.25">
            <text:p>283.25</text:p>
          </table:table-cell>
          <table:table-cell table:formula="of:=[.$M$2]+[.$M$3]*[.A1225]+[.$M$4]*[.A1225]^2+[.$M$5]*[.A1225]^3+[.$M$6]*[.A1225]^4+[.$N$2]*[.A1225]^5+[.$N$3]*[.A1225]^6+[.$N$4]*[.A1225]^7+[.$N$5]*[.A1225]^8+[.$N$6]*[.A1225]^9" office:value-type="float" office:value="1927.09926736404">
            <text:p>1927.0992673641</text:p>
          </table:table-cell>
          <table:table-cell table:formula="of:=[.B1225]/([.$B$2]+[.B1225])*[.$B$1]" office:value-type="float" office:value="5.53838975149077">
            <text:p>5.5383897515</text:p>
          </table:table-cell>
          <table:table-cell table:formula="of:=[.$D$5]*[.C1225]-[.$D$4]" office:value-type="float" office:value="6.66056026524161">
            <text:p>6.6605602652</text:p>
          </table:table-cell>
          <table:table-cell table:formula="of:=INT([.D1225]/[.$B$1]*1024)" office:value-type="float" office:value="1215">
            <text:p>1215</text:p>
          </table:table-cell>
          <table:table-cell table:number-columns-repeated="10"/>
        </table:table-row>
        <table:table-row table:style-name="ro2">
          <table:table-cell table:formula="of:=[.A1225]+[.$D$1]" office:value-type="float" office:value="283.5">
            <text:p>283.5</text:p>
          </table:table-cell>
          <table:table-cell table:formula="of:=[.$M$2]+[.$M$3]*[.A1226]+[.$M$4]*[.A1226]^2+[.$M$5]*[.A1226]^3+[.$M$6]*[.A1226]^4+[.$N$2]*[.A1226]^5+[.$N$3]*[.A1226]^6+[.$N$4]*[.A1226]^7+[.$N$5]*[.A1226]^8+[.$N$6]*[.A1226]^9" office:value-type="float" office:value="1956.45847512802">
            <text:p>1956.458475128</text:p>
          </table:table-cell>
          <table:table-cell table:formula="of:=[.B1226]/([.$B$2]+[.B1226])*[.$B$1]" office:value-type="float" office:value="5.53945084273289">
            <text:p>5.5394508427</text:p>
          </table:table-cell>
          <table:table-cell table:formula="of:=[.$D$5]*[.C1226]-[.$D$4]" office:value-type="float" office:value="6.66206262732558">
            <text:p>6.6620626273</text:p>
          </table:table-cell>
          <table:table-cell table:formula="of:=INT([.D1226]/[.$B$1]*1024)" office:value-type="float" office:value="1216">
            <text:p>1216</text:p>
          </table:table-cell>
          <table:table-cell table:number-columns-repeated="10"/>
        </table:table-row>
        <table:table-row table:style-name="ro2">
          <table:table-cell table:formula="of:=[.A1226]+[.$D$1]" office:value-type="float" office:value="283.75">
            <text:p>283.75</text:p>
          </table:table-cell>
          <table:table-cell table:formula="of:=[.$M$2]+[.$M$3]*[.A1227]+[.$M$4]*[.A1227]^2+[.$M$5]*[.A1227]^3+[.$M$6]*[.A1227]^4+[.$N$2]*[.A1227]^5+[.$N$3]*[.A1227]^6+[.$N$4]*[.A1227]^7+[.$N$5]*[.A1227]^8+[.$N$6]*[.A1227]^9" office:value-type="float" office:value="1986.20112531722">
            <text:p>1986.2011253172</text:p>
          </table:table-cell>
          <table:table-cell table:formula="of:=[.B1227]/([.$B$2]+[.B1227])*[.$B$1]" office:value-type="float" office:value="5.54049420208574">
            <text:p>5.5404942021</text:p>
          </table:table-cell>
          <table:table-cell table:formula="of:=[.$D$5]*[.C1227]-[.$D$4]" office:value-type="float" office:value="6.66353988344594">
            <text:p>6.6635398834</text:p>
          </table:table-cell>
          <table:table-cell table:formula="of:=INT([.D1227]/[.$B$1]*1024)" office:value-type="float" office:value="1216">
            <text:p>1216</text:p>
          </table:table-cell>
          <table:table-cell table:number-columns-repeated="10"/>
        </table:table-row>
        <table:table-row table:style-name="ro2">
          <table:table-cell table:formula="of:=[.A1227]+[.$D$1]" office:value-type="float" office:value="284">
            <text:p>284</text:p>
          </table:table-cell>
          <table:table-cell table:formula="of:=[.$M$2]+[.$M$3]*[.A1228]+[.$M$4]*[.A1228]^2+[.$M$5]*[.A1228]^3+[.$M$6]*[.A1228]^4+[.$N$2]*[.A1228]^5+[.$N$3]*[.A1228]^6+[.$N$4]*[.A1228]^7+[.$N$5]*[.A1228]^8+[.$N$6]*[.A1228]^9" office:value-type="float" office:value="2016.33144546501">
            <text:p>2016.331445465</text:p>
          </table:table-cell>
          <table:table-cell table:formula="of:=[.B1228]/([.$B$2]+[.B1228])*[.$B$1]" office:value-type="float" office:value="5.54152015850371">
            <text:p>5.5415201585</text:p>
          </table:table-cell>
          <table:table-cell table:formula="of:=[.$D$5]*[.C1228]-[.$D$4]" office:value-type="float" office:value="6.66499249935773">
            <text:p>6.6649924994</text:p>
          </table:table-cell>
          <table:table-cell table:formula="of:=INT([.D1228]/[.$B$1]*1024)" office:value-type="float" office:value="1216">
            <text:p>1216</text:p>
          </table:table-cell>
          <table:table-cell table:number-columns-repeated="10"/>
        </table:table-row>
        <table:table-row table:style-name="ro2">
          <table:table-cell table:formula="of:=[.A1228]+[.$D$1]" office:value-type="float" office:value="284.25">
            <text:p>284.25</text:p>
          </table:table-cell>
          <table:table-cell table:formula="of:=[.$M$2]+[.$M$3]*[.A1229]+[.$M$4]*[.A1229]^2+[.$M$5]*[.A1229]^3+[.$M$6]*[.A1229]^4+[.$N$2]*[.A1229]^5+[.$N$3]*[.A1229]^6+[.$N$4]*[.A1229]^7+[.$N$5]*[.A1229]^8+[.$N$6]*[.A1229]^9" office:value-type="float" office:value="2046.85370168654">
            <text:p>2046.8537016866</text:p>
          </table:table-cell>
          <table:table-cell table:formula="of:=[.B1229]/([.$B$2]+[.B1229])*[.$B$1]" office:value-type="float" office:value="5.54252903427672">
            <text:p>5.5425290343</text:p>
          </table:table-cell>
          <table:table-cell table:formula="of:=[.$D$5]*[.C1229]-[.$D$4]" office:value-type="float" office:value="6.66642093138001">
            <text:p>6.6664209314</text:p>
          </table:table-cell>
          <table:table-cell table:formula="of:=INT([.D1229]/[.$B$1]*1024)" office:value-type="float" office:value="1216">
            <text:p>1216</text:p>
          </table:table-cell>
          <table:table-cell table:number-columns-repeated="10"/>
        </table:table-row>
        <table:table-row table:style-name="ro2">
          <table:table-cell table:formula="of:=[.A1229]+[.$D$1]" office:value-type="float" office:value="284.5">
            <text:p>284.5</text:p>
          </table:table-cell>
          <table:table-cell table:formula="of:=[.$M$2]+[.$M$3]*[.A1230]+[.$M$4]*[.A1230]^2+[.$M$5]*[.A1230]^3+[.$M$6]*[.A1230]^4+[.$N$2]*[.A1230]^5+[.$N$3]*[.A1230]^6+[.$N$4]*[.A1230]^7+[.$N$5]*[.A1230]^8+[.$N$6]*[.A1230]^9" office:value-type="float" office:value="2077.77219896368">
            <text:p>2077.7721989637</text:p>
          </table:table-cell>
          <table:table-cell table:formula="of:=[.B1230]/([.$B$2]+[.B1230])*[.$B$1]" office:value-type="float" office:value="5.543521145175">
            <text:p>5.5435211452</text:p>
          </table:table-cell>
          <table:table-cell table:formula="of:=[.$D$5]*[.C1230]-[.$D$4]" office:value-type="float" office:value="6.66782562660085">
            <text:p>6.6678256266</text:p>
          </table:table-cell>
          <table:table-cell table:formula="of:=INT([.D1230]/[.$B$1]*1024)" office:value-type="float" office:value="1217">
            <text:p>1217</text:p>
          </table:table-cell>
          <table:table-cell table:number-columns-repeated="10"/>
        </table:table-row>
        <table:table-row table:style-name="ro2">
          <table:table-cell table:formula="of:=[.A1230]+[.$D$1]" office:value-type="float" office:value="284.75">
            <text:p>284.75</text:p>
          </table:table-cell>
          <table:table-cell table:formula="of:=[.$M$2]+[.$M$3]*[.A1231]+[.$M$4]*[.A1231]^2+[.$M$5]*[.A1231]^3+[.$M$6]*[.A1231]^4+[.$N$2]*[.A1231]^5+[.$N$3]*[.A1231]^6+[.$N$4]*[.A1231]^7+[.$N$5]*[.A1231]^8+[.$N$6]*[.A1231]^9" office:value-type="float" office:value="2109.09128142911">
            <text:p>2109.0912814291</text:p>
          </table:table-cell>
          <table:table-cell table:formula="of:=[.B1231]/([.$B$2]+[.B1231])*[.$B$1]" office:value-type="float" office:value="5.54449680059049">
            <text:p>5.5444968006</text:p>
          </table:table-cell>
          <table:table-cell table:formula="of:=[.$D$5]*[.C1231]-[.$D$4]" office:value-type="float" office:value="6.66920702307749">
            <text:p>6.6692070231</text:p>
          </table:table-cell>
          <table:table-cell table:formula="of:=INT([.D1231]/[.$B$1]*1024)" office:value-type="float" office:value="1217">
            <text:p>1217</text:p>
          </table:table-cell>
          <table:table-cell table:number-columns-repeated="10"/>
        </table:table-row>
        <table:table-row table:style-name="ro2">
          <table:table-cell table:formula="of:=[.A1231]+[.$D$1]" office:value-type="float" office:value="285">
            <text:p>285</text:p>
          </table:table-cell>
          <table:table-cell table:formula="of:=[.$M$2]+[.$M$3]*[.A1232]+[.$M$4]*[.A1232]^2+[.$M$5]*[.A1232]^3+[.$M$6]*[.A1232]^4+[.$N$2]*[.A1232]^5+[.$N$3]*[.A1232]^6+[.$N$4]*[.A1232]^7+[.$N$5]*[.A1232]^8+[.$N$6]*[.A1232]^9" office:value-type="float" office:value="2140.81533265396">
            <text:p>2140.815332654</text:p>
          </table:table-cell>
          <table:table-cell table:formula="of:=[.B1232]/([.$B$2]+[.B1232])*[.$B$1]" office:value-type="float" office:value="5.54545630367502">
            <text:p>5.5454563037</text:p>
          </table:table-cell>
          <table:table-cell table:formula="of:=[.$D$5]*[.C1232]-[.$D$4]" office:value-type="float" office:value="6.67056555003204">
            <text:p>6.67056555</text:p>
          </table:table-cell>
          <table:table-cell table:formula="of:=INT([.D1232]/[.$B$1]*1024)" office:value-type="float" office:value="1217">
            <text:p>1217</text:p>
          </table:table-cell>
          <table:table-cell table:number-columns-repeated="10"/>
        </table:table-row>
        <table:table-row table:style-name="ro2">
          <table:table-cell table:formula="of:=[.A1232]+[.$D$1]" office:value-type="float" office:value="285.25">
            <text:p>285.25</text:p>
          </table:table-cell>
          <table:table-cell table:formula="of:=[.$M$2]+[.$M$3]*[.A1233]+[.$M$4]*[.A1233]^2+[.$M$5]*[.A1233]^3+[.$M$6]*[.A1233]^4+[.$N$2]*[.A1233]^5+[.$N$3]*[.A1233]^6+[.$N$4]*[.A1233]^7+[.$N$5]*[.A1233]^8+[.$N$6]*[.A1233]^9" office:value-type="float" office:value="2172.94877593598">
            <text:p>2172.948775936</text:p>
          </table:table-cell>
          <table:table-cell table:formula="of:=[.B1233]/([.$B$2]+[.B1233])*[.$B$1]" office:value-type="float" office:value="5.54639995147544">
            <text:p>5.5463999515</text:p>
          </table:table-cell>
          <table:table-cell table:formula="of:=[.$D$5]*[.C1233]-[.$D$4]" office:value-type="float" office:value="6.67190162804277">
            <text:p>6.671901628</text:p>
          </table:table-cell>
          <table:table-cell table:formula="of:=INT([.D1233]/[.$B$1]*1024)" office:value-type="float" office:value="1217">
            <text:p>1217</text:p>
          </table:table-cell>
          <table:table-cell table:number-columns-repeated="10"/>
        </table:table-row>
        <table:table-row table:style-name="ro2">
          <table:table-cell table:formula="of:=[.A1233]+[.$D$1]" office:value-type="float" office:value="285.5">
            <text:p>285.5</text:p>
          </table:table-cell>
          <table:table-cell table:formula="of:=[.$M$2]+[.$M$3]*[.A1234]+[.$M$4]*[.A1234]^2+[.$M$5]*[.A1234]^3+[.$M$6]*[.A1234]^4+[.$N$2]*[.A1234]^5+[.$N$3]*[.A1234]^6+[.$N$4]*[.A1234]^7+[.$N$5]*[.A1234]^8+[.$N$6]*[.A1234]^9" office:value-type="float" office:value="2205.49607459063">
            <text:p>2205.4960745906</text:p>
          </table:table-cell>
          <table:table-cell table:formula="of:=[.B1234]/([.$B$2]+[.B1234])*[.$B$1]" office:value-type="float" office:value="5.54732803506559">
            <text:p>5.5473280351</text:p>
          </table:table-cell>
          <table:table-cell table:formula="of:=[.$D$5]*[.C1234]-[.$D$4]" office:value-type="float" office:value="6.67321566923098">
            <text:p>6.6732156692</text:p>
          </table:table-cell>
          <table:table-cell table:formula="of:=INT([.D1234]/[.$B$1]*1024)" office:value-type="float" office:value="1218">
            <text:p>1218</text:p>
          </table:table-cell>
          <table:table-cell table:number-columns-repeated="10"/>
        </table:table-row>
        <table:table-row table:style-name="ro2">
          <table:table-cell table:formula="of:=[.A1234]+[.$D$1]" office:value-type="float" office:value="285.75">
            <text:p>285.75</text:p>
          </table:table-cell>
          <table:table-cell table:formula="of:=[.$M$2]+[.$M$3]*[.A1235]+[.$M$4]*[.A1235]^2+[.$M$5]*[.A1235]^3+[.$M$6]*[.A1235]^4+[.$N$2]*[.A1235]^5+[.$N$3]*[.A1235]^6+[.$N$4]*[.A1235]^7+[.$N$5]*[.A1235]^8+[.$N$6]*[.A1235]^9" office:value-type="float" office:value="2238.46173224121">
            <text:p>2238.4617322412</text:p>
          </table:table-cell>
          <table:table-cell table:formula="of:=[.B1235]/([.$B$2]+[.B1235])*[.$B$1]" office:value-type="float" office:value="5.5482408396753">
            <text:p>5.5482408397</text:p>
          </table:table-cell>
          <table:table-cell table:formula="of:=[.$D$5]*[.C1235]-[.$D$4]" office:value-type="float" office:value="6.67450807744365">
            <text:p>6.6745080774</text:p>
          </table:table-cell>
          <table:table-cell table:formula="of:=INT([.D1235]/[.$B$1]*1024)" office:value-type="float" office:value="1218">
            <text:p>1218</text:p>
          </table:table-cell>
          <table:table-cell table:number-columns-repeated="10"/>
        </table:table-row>
        <table:table-row table:style-name="ro2">
          <table:table-cell table:formula="of:=[.A1235]+[.$D$1]" office:value-type="float" office:value="286">
            <text:p>286</text:p>
          </table:table-cell>
          <table:table-cell table:formula="of:=[.$M$2]+[.$M$3]*[.A1236]+[.$M$4]*[.A1236]^2+[.$M$5]*[.A1236]^3+[.$M$6]*[.A1236]^4+[.$N$2]*[.A1236]^5+[.$N$3]*[.A1236]^6+[.$N$4]*[.A1236]^7+[.$N$5]*[.A1236]^8+[.$N$6]*[.A1236]^9" office:value-type="float" office:value="2271.85029311472">
            <text:p>2271.8502931147</text:p>
          </table:table-cell>
          <table:table-cell table:formula="of:=[.B1236]/([.$B$2]+[.B1236])*[.$B$1]" office:value-type="float" office:value="5.54913864481654">
            <text:p>5.5491386448</text:p>
          </table:table-cell>
          <table:table-cell table:formula="of:=[.$D$5]*[.C1236]-[.$D$4]" office:value-type="float" office:value="6.67577924843203">
            <text:p>6.6757792484</text:p>
          </table:table-cell>
          <table:table-cell table:formula="of:=INT([.D1236]/[.$B$1]*1024)" office:value-type="float" office:value="1218">
            <text:p>1218</text:p>
          </table:table-cell>
          <table:table-cell table:number-columns-repeated="10"/>
        </table:table-row>
        <table:table-row table:style-name="ro2">
          <table:table-cell table:formula="of:=[.A1236]+[.$D$1]" office:value-type="float" office:value="286.25">
            <text:p>286.25</text:p>
          </table:table-cell>
          <table:table-cell table:formula="of:=[.$M$2]+[.$M$3]*[.A1237]+[.$M$4]*[.A1237]^2+[.$M$5]*[.A1237]^3+[.$M$6]*[.A1237]^4+[.$N$2]*[.A1237]^5+[.$N$3]*[.A1237]^6+[.$N$4]*[.A1237]^7+[.$N$5]*[.A1237]^8+[.$N$6]*[.A1237]^9" office:value-type="float" office:value="2305.66634233479">
            <text:p>2305.6663423348</text:p>
          </table:table-cell>
          <table:table-cell table:formula="of:=[.B1237]/([.$B$2]+[.B1237])*[.$B$1]" office:value-type="float" office:value="5.55002172440658">
            <text:p>5.5500217244</text:p>
          </table:table-cell>
          <table:table-cell table:formula="of:=[.$D$5]*[.C1237]-[.$D$4]" office:value-type="float" office:value="6.677029570026">
            <text:p>6.67702957</text:p>
          </table:table-cell>
          <table:table-cell table:formula="of:=INT([.D1237]/[.$B$1]*1024)" office:value-type="float" office:value="1218">
            <text:p>1218</text:p>
          </table:table-cell>
          <table:table-cell table:number-columns-repeated="10"/>
        </table:table-row>
        <table:table-row table:style-name="ro2">
          <table:table-cell table:formula="of:=[.A1237]+[.$D$1]" office:value-type="float" office:value="286.5">
            <text:p>286.5</text:p>
          </table:table-cell>
          <table:table-cell table:formula="of:=[.$M$2]+[.$M$3]*[.A1238]+[.$M$4]*[.A1238]^2+[.$M$5]*[.A1238]^3+[.$M$6]*[.A1238]^4+[.$N$2]*[.A1238]^5+[.$N$3]*[.A1238]^6+[.$N$4]*[.A1238]^7+[.$N$5]*[.A1238]^8+[.$N$6]*[.A1238]^9" office:value-type="float" office:value="2339.91450621982">
            <text:p>2339.9145062198</text:p>
          </table:table-cell>
          <table:table-cell table:formula="of:=[.B1238]/([.$B$2]+[.B1238])*[.$B$1]" office:value-type="float" office:value="5.55089034688842">
            <text:p>5.5508903469</text:p>
          </table:table-cell>
          <table:table-cell table:formula="of:=[.$D$5]*[.C1238]-[.$D$4]" office:value-type="float" office:value="6.67825942230467">
            <text:p>6.6782594223</text:p>
          </table:table-cell>
          <table:table-cell table:formula="of:=INT([.D1238]/[.$B$1]*1024)" office:value-type="float" office:value="1218">
            <text:p>1218</text:p>
          </table:table-cell>
          <table:table-cell table:number-columns-repeated="10"/>
        </table:table-row>
        <table:table-row table:style-name="ro2">
          <table:table-cell table:formula="of:=[.A1238]+[.$D$1]" office:value-type="float" office:value="286.75">
            <text:p>286.75</text:p>
          </table:table-cell>
          <table:table-cell table:formula="of:=[.$M$2]+[.$M$3]*[.A1239]+[.$M$4]*[.A1239]^2+[.$M$5]*[.A1239]^3+[.$M$6]*[.A1239]^4+[.$N$2]*[.A1239]^5+[.$N$3]*[.A1239]^6+[.$N$4]*[.A1239]^7+[.$N$5]*[.A1239]^8+[.$N$6]*[.A1239]^9" office:value-type="float" office:value="2374.59945258105">
            <text:p>2374.5994525811</text:p>
          </table:table-cell>
          <table:table-cell table:formula="of:=[.B1239]/([.$B$2]+[.B1239])*[.$B$1]" office:value-type="float" office:value="5.55174477534853">
            <text:p>5.5517447753</text:p>
          </table:table-cell>
          <table:table-cell table:formula="of:=[.$D$5]*[.C1239]-[.$D$4]" office:value-type="float" office:value="6.67946917776301">
            <text:p>6.6794691778</text:p>
          </table:table-cell>
          <table:table-cell table:formula="of:=INT([.D1239]/[.$B$1]*1024)" office:value-type="float" office:value="1219">
            <text:p>1219</text:p>
          </table:table-cell>
          <table:table-cell table:number-columns-repeated="10"/>
        </table:table-row>
        <table:table-row table:style-name="ro2">
          <table:table-cell table:formula="of:=[.A1239]+[.$D$1]" office:value-type="float" office:value="287">
            <text:p>287</text:p>
          </table:table-cell>
          <table:table-cell table:formula="of:=[.$M$2]+[.$M$3]*[.A1240]+[.$M$4]*[.A1240]^2+[.$M$5]*[.A1240]^3+[.$M$6]*[.A1240]^4+[.$N$2]*[.A1240]^5+[.$N$3]*[.A1240]^6+[.$N$4]*[.A1240]^7+[.$N$5]*[.A1240]^8+[.$N$6]*[.A1240]^9" office:value-type="float" office:value="2409.72589102259">
            <text:p>2409.7258910226</text:p>
          </table:table-cell>
          <table:table-cell table:formula="of:=[.B1240]/([.$B$2]+[.B1240])*[.$B$1]" office:value-type="float" office:value="5.55258526763188">
            <text:p>5.5525852676</text:p>
          </table:table-cell>
          <table:table-cell table:formula="of:=[.$D$5]*[.C1240]-[.$D$4]" office:value-type="float" office:value="6.68065920147469">
            <text:p>6.6806592015</text:p>
          </table:table-cell>
          <table:table-cell table:formula="of:=INT([.D1240]/[.$B$1]*1024)" office:value-type="float" office:value="1219">
            <text:p>1219</text:p>
          </table:table-cell>
          <table:table-cell table:number-columns-repeated="10"/>
        </table:table-row>
        <table:table-row table:style-name="ro2">
          <table:table-cell table:formula="of:=[.A1240]+[.$D$1]" office:value-type="float" office:value="287.25">
            <text:p>287.25</text:p>
          </table:table-cell>
          <table:table-cell table:formula="of:=[.$M$2]+[.$M$3]*[.A1241]+[.$M$4]*[.A1241]^2+[.$M$5]*[.A1241]^3+[.$M$6]*[.A1241]^4+[.$N$2]*[.A1241]^5+[.$N$3]*[.A1241]^6+[.$N$4]*[.A1241]^7+[.$N$5]*[.A1241]^8+[.$N$6]*[.A1241]^9" office:value-type="float" office:value="2445.29857324396">
            <text:p>2445.298573244</text:p>
          </table:table-cell>
          <table:table-cell table:formula="of:=[.B1241]/([.$B$2]+[.B1241])*[.$B$1]" office:value-type="float" office:value="5.55341207645435">
            <text:p>5.5534120765</text:p>
          </table:table-cell>
          <table:table-cell table:formula="of:=[.$D$5]*[.C1241]-[.$D$4]" office:value-type="float" office:value="6.68182985125132">
            <text:p>6.6818298513</text:p>
          </table:table-cell>
          <table:table-cell table:formula="of:=INT([.D1241]/[.$B$1]*1024)" office:value-type="float" office:value="1219">
            <text:p>1219</text:p>
          </table:table-cell>
          <table:table-cell table:number-columns-repeated="10"/>
        </table:table-row>
        <table:table-row table:style-name="ro2">
          <table:table-cell table:formula="of:=[.A1241]+[.$D$1]" office:value-type="float" office:value="287.5">
            <text:p>287.5</text:p>
          </table:table-cell>
          <table:table-cell table:formula="of:=[.$M$2]+[.$M$3]*[.A1242]+[.$M$4]*[.A1242]^2+[.$M$5]*[.A1242]^3+[.$M$6]*[.A1242]^4+[.$N$2]*[.A1242]^5+[.$N$3]*[.A1242]^6+[.$N$4]*[.A1242]^7+[.$N$5]*[.A1242]^8+[.$N$6]*[.A1242]^9" office:value-type="float" office:value="2481.32229334308">
            <text:p>2481.3222933431</text:p>
          </table:table-cell>
          <table:table-cell table:formula="of:=[.B1242]/([.$B$2]+[.B1242])*[.$B$1]" office:value-type="float" office:value="5.55422544951263">
            <text:p>5.5542254495</text:p>
          </table:table-cell>
          <table:table-cell table:formula="of:=[.$D$5]*[.C1242]-[.$D$4]" office:value-type="float" office:value="6.68298147779801">
            <text:p>6.6829814778</text:p>
          </table:table-cell>
          <table:table-cell table:formula="of:=INT([.D1242]/[.$B$1]*1024)" office:value-type="float" office:value="1219">
            <text:p>1219</text:p>
          </table:table-cell>
          <table:table-cell table:number-columns-repeated="10"/>
        </table:table-row>
        <table:table-row table:style-name="ro2">
          <table:table-cell table:formula="of:=[.A1242]+[.$D$1]" office:value-type="float" office:value="287.75">
            <text:p>287.75</text:p>
          </table:table-cell>
          <table:table-cell table:formula="of:=[.$M$2]+[.$M$3]*[.A1243]+[.$M$4]*[.A1243]^2+[.$M$5]*[.A1243]^3+[.$M$6]*[.A1243]^4+[.$N$2]*[.A1243]^5+[.$N$3]*[.A1243]^6+[.$N$4]*[.A1243]^7+[.$N$5]*[.A1243]^8+[.$N$6]*[.A1243]^9" office:value-type="float" office:value="2517.80188812065">
            <text:p>2517.8018881207</text:p>
          </table:table-cell>
          <table:table-cell table:formula="of:=[.B1243]/([.$B$2]+[.B1243])*[.$B$1]" office:value-type="float" office:value="5.55502562959159">
            <text:p>5.5550256296</text:p>
          </table:table-cell>
          <table:table-cell table:formula="of:=[.$D$5]*[.C1243]-[.$D$4]" office:value-type="float" office:value="6.68411442486539">
            <text:p>6.6841144249</text:p>
          </table:table-cell>
          <table:table-cell table:formula="of:=INT([.D1243]/[.$B$1]*1024)" office:value-type="float" office:value="1220">
            <text:p>1220</text:p>
          </table:table-cell>
          <table:table-cell table:number-columns-repeated="10"/>
        </table:table-row>
        <table:table-row table:style-name="ro2">
          <table:table-cell table:formula="of:=[.A1243]+[.$D$1]" office:value-type="float" office:value="288">
            <text:p>288</text:p>
          </table:table-cell>
          <table:table-cell table:formula="of:=[.$M$2]+[.$M$3]*[.A1244]+[.$M$4]*[.A1244]^2+[.$M$5]*[.A1244]^3+[.$M$6]*[.A1244]^4+[.$N$2]*[.A1244]^5+[.$N$3]*[.A1244]^6+[.$N$4]*[.A1244]^7+[.$N$5]*[.A1244]^8+[.$N$6]*[.A1244]^9" office:value-type="float" office:value="2554.7422373895">
            <text:p>2554.7422373895</text:p>
          </table:table-cell>
          <table:table-cell table:formula="of:=[.B1244]/([.$B$2]+[.B1244])*[.$B$1]" office:value-type="float" office:value="5.55581285466934">
            <text:p>5.5558128547</text:p>
          </table:table-cell>
          <table:table-cell table:formula="of:=[.$D$5]*[.C1244]-[.$D$4]" office:value-type="float" office:value="6.68522902939836">
            <text:p>6.6852290294</text:p>
          </table:table-cell>
          <table:table-cell table:formula="of:=INT([.D1244]/[.$B$1]*1024)" office:value-type="float" office:value="1220">
            <text:p>1220</text:p>
          </table:table-cell>
          <table:table-cell table:number-columns-repeated="10"/>
        </table:table-row>
        <table:table-row table:style-name="ro2">
          <table:table-cell table:formula="of:=[.A1244]+[.$D$1]" office:value-type="float" office:value="288.25">
            <text:p>288.25</text:p>
          </table:table-cell>
          <table:table-cell table:formula="of:=[.$M$2]+[.$M$3]*[.A1245]+[.$M$4]*[.A1245]^2+[.$M$5]*[.A1245]^3+[.$M$6]*[.A1245]^4+[.$N$2]*[.A1245]^5+[.$N$3]*[.A1245]^6+[.$N$4]*[.A1245]^7+[.$N$5]*[.A1245]^8+[.$N$6]*[.A1245]^9" office:value-type="float" office:value="2592.14826428049">
            <text:p>2592.1482642805</text:p>
          </table:table-cell>
          <table:table-cell table:formula="of:=[.B1245]/([.$B$2]+[.B1245])*[.$B$1]" office:value-type="float" office:value="5.55658735801974">
            <text:p>5.556587358</text:p>
          </table:table-cell>
          <table:table-cell table:formula="of:=[.$D$5]*[.C1245]-[.$D$4]" office:value-type="float" office:value="6.68632562168124">
            <text:p>6.6863256217</text:p>
          </table:table-cell>
          <table:table-cell table:formula="of:=INT([.D1245]/[.$B$1]*1024)" office:value-type="float" office:value="1220">
            <text:p>1220</text:p>
          </table:table-cell>
          <table:table-cell table:number-columns-repeated="10"/>
        </table:table-row>
        <table:table-row table:style-name="ro2">
          <table:table-cell table:formula="of:=[.A1245]+[.$D$1]" office:value-type="float" office:value="288.5">
            <text:p>288.5</text:p>
          </table:table-cell>
          <table:table-cell table:formula="of:=[.$M$2]+[.$M$3]*[.A1246]+[.$M$4]*[.A1246]^2+[.$M$5]*[.A1246]^3+[.$M$6]*[.A1246]^4+[.$N$2]*[.A1246]^5+[.$N$3]*[.A1246]^6+[.$N$4]*[.A1246]^7+[.$N$5]*[.A1246]^8+[.$N$6]*[.A1246]^9" office:value-type="float" office:value="2630.02493555512">
            <text:p>2630.0249355551</text:p>
          </table:table-cell>
          <table:table-cell table:formula="of:=[.B1246]/([.$B$2]+[.B1246])*[.$B$1]" office:value-type="float" office:value="5.55734936831273">
            <text:p>5.5573493683</text:p>
          </table:table-cell>
          <table:table-cell table:formula="of:=[.$D$5]*[.C1246]-[.$D$4]" office:value-type="float" office:value="6.68740452547985">
            <text:p>6.6874045255</text:p>
          </table:table-cell>
          <table:table-cell table:formula="of:=INT([.D1246]/[.$B$1]*1024)" office:value-type="float" office:value="1220">
            <text:p>1220</text:p>
          </table:table-cell>
          <table:table-cell table:number-columns-repeated="10"/>
        </table:table-row>
        <table:table-row table:style-name="ro2">
          <table:table-cell table:formula="of:=[.A1246]+[.$D$1]" office:value-type="float" office:value="288.75">
            <text:p>288.75</text:p>
          </table:table-cell>
          <table:table-cell table:formula="of:=[.$M$2]+[.$M$3]*[.A1247]+[.$M$4]*[.A1247]^2+[.$M$5]*[.A1247]^3+[.$M$6]*[.A1247]^4+[.$N$2]*[.A1247]^5+[.$N$3]*[.A1247]^6+[.$N$4]*[.A1247]^7+[.$N$5]*[.A1247]^8+[.$N$6]*[.A1247]^9" office:value-type="float" office:value="2668.37726191609">
            <text:p>2668.3772619161</text:p>
          </table:table-cell>
          <table:table-cell table:formula="of:=[.B1247]/([.$B$2]+[.B1247])*[.$B$1]" office:value-type="float" office:value="5.55809910971237">
            <text:p>5.5580991097</text:p>
          </table:table-cell>
          <table:table-cell table:formula="of:=[.$D$5]*[.C1247]-[.$D$4]" office:value-type="float" office:value="6.68846605818025">
            <text:p>6.6884660582</text:p>
          </table:table-cell>
          <table:table-cell table:formula="of:=INT([.D1247]/[.$B$1]*1024)" office:value-type="float" office:value="1220">
            <text:p>1220</text:p>
          </table:table-cell>
          <table:table-cell table:number-columns-repeated="10"/>
        </table:table-row>
        <table:table-row table:style-name="ro2">
          <table:table-cell table:formula="of:=[.A1247]+[.$D$1]" office:value-type="float" office:value="289">
            <text:p>289</text:p>
          </table:table-cell>
          <table:table-cell table:formula="of:=[.$M$2]+[.$M$3]*[.A1248]+[.$M$4]*[.A1248]^2+[.$M$5]*[.A1248]^3+[.$M$6]*[.A1248]^4+[.$N$2]*[.A1248]^5+[.$N$3]*[.A1248]^6+[.$N$4]*[.A1248]^7+[.$N$5]*[.A1248]^8+[.$N$6]*[.A1248]^9" office:value-type="float" office:value="2707.21029832159">
            <text:p>2707.2102983216</text:p>
          </table:table-cell>
          <table:table-cell table:formula="of:=[.B1248]/([.$B$2]+[.B1248])*[.$B$1]" office:value-type="float" office:value="5.55883680197263">
            <text:p>5.558836802</text:p>
          </table:table-cell>
          <table:table-cell table:formula="of:=[.$D$5]*[.C1248]-[.$D$4]" office:value-type="float" office:value="6.6895105309244">
            <text:p>6.6895105309</text:p>
          </table:table-cell>
          <table:table-cell table:formula="of:=INT([.D1248]/[.$B$1]*1024)" office:value-type="float" office:value="1221">
            <text:p>1221</text:p>
          </table:table-cell>
          <table:table-cell table:number-columns-repeated="10"/>
        </table:table-row>
        <table:table-row table:style-name="ro2">
          <table:table-cell table:formula="of:=[.A1248]+[.$D$1]" office:value-type="float" office:value="289.25">
            <text:p>289.25</text:p>
          </table:table-cell>
          <table:table-cell table:formula="of:=[.$M$2]+[.$M$3]*[.A1249]+[.$M$4]*[.A1249]^2+[.$M$5]*[.A1249]^3+[.$M$6]*[.A1249]^4+[.$N$2]*[.A1249]^5+[.$N$3]*[.A1249]^6+[.$N$4]*[.A1249]^7+[.$N$5]*[.A1249]^8+[.$N$6]*[.A1249]^9" office:value-type="float" office:value="2746.52914430178">
            <text:p>2746.5291443018</text:p>
          </table:table-cell>
          <table:table-cell table:formula="of:=[.B1249]/([.$B$2]+[.B1249])*[.$B$1]" office:value-type="float" office:value="5.55956266053107">
            <text:p>5.5595626605</text:p>
          </table:table-cell>
          <table:table-cell table:formula="of:=[.$D$5]*[.C1249]-[.$D$4]" office:value-type="float" office:value="6.69053824874285">
            <text:p>6.6905382487</text:p>
          </table:table-cell>
          <table:table-cell table:formula="of:=INT([.D1249]/[.$B$1]*1024)" office:value-type="float" office:value="1221">
            <text:p>1221</text:p>
          </table:table-cell>
          <table:table-cell table:number-columns-repeated="10"/>
        </table:table-row>
        <table:table-row table:style-name="ro2">
          <table:table-cell table:formula="of:=[.A1249]+[.$D$1]" office:value-type="float" office:value="289.5">
            <text:p>289.5</text:p>
          </table:table-cell>
          <table:table-cell table:formula="of:=[.$M$2]+[.$M$3]*[.A1250]+[.$M$4]*[.A1250]^2+[.$M$5]*[.A1250]^3+[.$M$6]*[.A1250]^4+[.$N$2]*[.A1250]^5+[.$N$3]*[.A1250]^6+[.$N$4]*[.A1250]^7+[.$N$5]*[.A1250]^8+[.$N$6]*[.A1250]^9" office:value-type="float" office:value="2786.33894427441">
            <text:p>2786.3389442744</text:p>
          </table:table-cell>
          <table:table-cell table:formula="of:=[.B1250]/([.$B$2]+[.B1250])*[.$B$1]" office:value-type="float" office:value="5.56027689660036">
            <text:p>5.5602768966</text:p>
          </table:table-cell>
          <table:table-cell table:formula="of:=[.$D$5]*[.C1250]-[.$D$4]" office:value-type="float" office:value="6.69154951068425">
            <text:p>6.6915495107</text:p>
          </table:table-cell>
          <table:table-cell table:formula="of:=INT([.D1250]/[.$B$1]*1024)" office:value-type="float" office:value="1221">
            <text:p>1221</text:p>
          </table:table-cell>
          <table:table-cell table:number-columns-repeated="10"/>
        </table:table-row>
        <table:table-row table:style-name="ro2">
          <table:table-cell table:formula="of:=[.A1250]+[.$D$1]" office:value-type="float" office:value="289.75">
            <text:p>289.75</text:p>
          </table:table-cell>
          <table:table-cell table:formula="of:=[.$M$2]+[.$M$3]*[.A1251]+[.$M$4]*[.A1251]^2+[.$M$5]*[.A1251]^3+[.$M$6]*[.A1251]^4+[.$N$2]*[.A1251]^5+[.$N$3]*[.A1251]^6+[.$N$4]*[.A1251]^7+[.$N$5]*[.A1251]^8+[.$N$6]*[.A1251]^9" office:value-type="float" office:value="2826.64488786564">
            <text:p>2826.6448878656</text:p>
          </table:table-cell>
          <table:table-cell table:formula="of:=[.B1251]/([.$B$2]+[.B1251])*[.$B$1]" office:value-type="float" office:value="5.56097971725782">
            <text:p>5.5609797173</text:p>
          </table:table-cell>
          <table:table-cell table:formula="of:=[.$D$5]*[.C1251]-[.$D$4]" office:value-type="float" office:value="6.69254460994215">
            <text:p>6.6925446099</text:p>
          </table:table-cell>
          <table:table-cell table:formula="of:=INT([.D1251]/[.$B$1]*1024)" office:value-type="float" office:value="1221">
            <text:p>1221</text:p>
          </table:table-cell>
          <table:table-cell table:number-columns-repeated="10"/>
        </table:table-row>
        <table:table-row table:style-name="ro2">
          <table:table-cell table:formula="of:=[.A1251]+[.$D$1]" office:value-type="float" office:value="290">
            <text:p>290</text:p>
          </table:table-cell>
          <table:table-cell table:formula="of:=[.$M$2]+[.$M$3]*[.A1252]+[.$M$4]*[.A1252]^2+[.$M$5]*[.A1252]^3+[.$M$6]*[.A1252]^4+[.$N$2]*[.A1252]^5+[.$N$3]*[.A1252]^6+[.$N$4]*[.A1252]^7+[.$N$5]*[.A1252]^8+[.$N$6]*[.A1252]^9" office:value-type="float" office:value="2867.4522102293">
            <text:p>2867.4522102293</text:p>
          </table:table-cell>
          <table:table-cell table:formula="of:=[.B1252]/([.$B$2]+[.B1252])*[.$B$1]" office:value-type="float" office:value="5.56167132553284">
            <text:p>5.5616713255</text:p>
          </table:table-cell>
          <table:table-cell table:formula="of:=[.$D$5]*[.C1252]-[.$D$4]" office:value-type="float" office:value="6.69352383397879">
            <text:p>6.693523834</text:p>
          </table:table-cell>
          <table:table-cell table:formula="of:=INT([.D1252]/[.$B$1]*1024)" office:value-type="float" office:value="1221">
            <text:p>1221</text:p>
          </table:table-cell>
          <table:table-cell table:number-columns-repeated="10"/>
        </table:table-row>
        <table:table-row table:style-name="ro2">
          <table:table-cell table:formula="of:=[.A1252]+[.$D$1]" office:value-type="float" office:value="290.25">
            <text:p>290.25</text:p>
          </table:table-cell>
          <table:table-cell table:formula="of:=[.$M$2]+[.$M$3]*[.A1253]+[.$M$4]*[.A1253]^2+[.$M$5]*[.A1253]^3+[.$M$6]*[.A1253]^4+[.$N$2]*[.A1253]^5+[.$N$3]*[.A1253]^6+[.$N$4]*[.A1253]^7+[.$N$5]*[.A1253]^8+[.$N$6]*[.A1253]^9" office:value-type="float" office:value="2908.76619237082">
            <text:p>2908.7661923708</text:p>
          </table:table-cell>
          <table:table-cell table:formula="of:=[.B1253]/([.$B$2]+[.B1253])*[.$B$1]" office:value-type="float" office:value="5.56235192049247">
            <text:p>5.5623519205</text:p>
          </table:table-cell>
          <table:table-cell table:formula="of:=[.$D$5]*[.C1253]-[.$D$4]" office:value-type="float" office:value="6.69448746464626">
            <text:p>6.6944874646</text:p>
          </table:table-cell>
          <table:table-cell table:formula="of:=INT([.D1253]/[.$B$1]*1024)" office:value-type="float" office:value="1221">
            <text:p>1221</text:p>
          </table:table-cell>
          <table:table-cell table:number-columns-repeated="10"/>
        </table:table-row>
        <table:table-row table:style-name="ro2">
          <table:table-cell table:formula="of:=[.A1253]+[.$D$1]" office:value-type="float" office:value="290.5">
            <text:p>290.5</text:p>
          </table:table-cell>
          <table:table-cell table:formula="of:=[.$M$2]+[.$M$3]*[.A1254]+[.$M$4]*[.A1254]^2+[.$M$5]*[.A1254]^3+[.$M$6]*[.A1254]^4+[.$N$2]*[.A1254]^5+[.$N$3]*[.A1254]^6+[.$N$4]*[.A1254]^7+[.$N$5]*[.A1254]^8+[.$N$6]*[.A1254]^9" office:value-type="float" office:value="2950.59216147041">
            <text:p>2950.5921614704</text:p>
          </table:table-cell>
          <table:table-cell table:formula="of:=[.B1254]/([.$B$2]+[.B1254])*[.$B$1]" office:value-type="float" office:value="5.56302169732493">
            <text:p>5.5630216973</text:p>
          </table:table-cell>
          <table:table-cell table:formula="of:=[.$D$5]*[.C1254]-[.$D$4]" office:value-type="float" office:value="6.69543577830476">
            <text:p>6.6954357783</text:p>
          </table:table-cell>
          <table:table-cell table:formula="of:=INT([.D1254]/[.$B$1]*1024)" office:value-type="float" office:value="1222">
            <text:p>1222</text:p>
          </table:table-cell>
          <table:table-cell table:number-columns-repeated="10"/>
        </table:table-row>
        <table:table-row table:style-name="ro2">
          <table:table-cell table:formula="of:=[.A1254]+[.$D$1]" office:value-type="float" office:value="290.75">
            <text:p>290.75</text:p>
          </table:table-cell>
          <table:table-cell table:formula="of:=[.$M$2]+[.$M$3]*[.A1255]+[.$M$4]*[.A1255]^2+[.$M$5]*[.A1255]^3+[.$M$6]*[.A1255]^4+[.$N$2]*[.A1255]^5+[.$N$3]*[.A1255]^6+[.$N$4]*[.A1255]^7+[.$N$5]*[.A1255]^8+[.$N$6]*[.A1255]^9" office:value-type="float" office:value="2992.93549121043">
            <text:p>2992.9354912104</text:p>
          </table:table-cell>
          <table:table-cell table:formula="of:=[.B1255]/([.$B$2]+[.B1255])*[.$B$1]" office:value-type="float" office:value="5.56368084742143">
            <text:p>5.5636808474</text:p>
          </table:table-cell>
          <table:table-cell table:formula="of:=[.$D$5]*[.C1255]-[.$D$4]" office:value-type="float" office:value="6.69636904593841">
            <text:p>6.6963690459</text:p>
          </table:table-cell>
          <table:table-cell table:formula="of:=INT([.D1255]/[.$B$1]*1024)" office:value-type="float" office:value="1222">
            <text:p>1222</text:p>
          </table:table-cell>
          <table:table-cell table:number-columns-repeated="10"/>
        </table:table-row>
        <table:table-row table:style-name="ro2">
          <table:table-cell table:formula="of:=[.A1255]+[.$D$1]" office:value-type="float" office:value="291">
            <text:p>291</text:p>
          </table:table-cell>
          <table:table-cell table:formula="of:=[.$M$2]+[.$M$3]*[.A1256]+[.$M$4]*[.A1256]^2+[.$M$5]*[.A1256]^3+[.$M$6]*[.A1256]^4+[.$N$2]*[.A1256]^5+[.$N$3]*[.A1256]^6+[.$N$4]*[.A1256]^7+[.$N$5]*[.A1256]^8+[.$N$6]*[.A1256]^9" office:value-type="float" office:value="3035.8016021022">
            <text:p>3035.8016021022</text:p>
          </table:table-cell>
          <table:table-cell table:formula="of:=[.B1256]/([.$B$2]+[.B1256])*[.$B$1]" office:value-type="float" office:value="5.56432955845598">
            <text:p>5.5643295585</text:p>
          </table:table-cell>
          <table:table-cell table:formula="of:=[.$D$5]*[.C1256]-[.$D$4]" office:value-type="float" office:value="6.69728753326832">
            <text:p>6.6972875333</text:p>
          </table:table-cell>
          <table:table-cell table:formula="of:=INT([.D1256]/[.$B$1]*1024)" office:value-type="float" office:value="1222">
            <text:p>1222</text:p>
          </table:table-cell>
          <table:table-cell table:number-columns-repeated="10"/>
        </table:table-row>
        <table:table-row table:style-name="ro2">
          <table:table-cell table:formula="of:=[.A1256]+[.$D$1]" office:value-type="float" office:value="291.25">
            <text:p>291.25</text:p>
          </table:table-cell>
          <table:table-cell table:formula="of:=[.$M$2]+[.$M$3]*[.A1257]+[.$M$4]*[.A1257]^2+[.$M$5]*[.A1257]^3+[.$M$6]*[.A1257]^4+[.$N$2]*[.A1257]^5+[.$N$3]*[.A1257]^6+[.$N$4]*[.A1257]^7+[.$N$5]*[.A1257]^8+[.$N$6]*[.A1257]^9" office:value-type="float" office:value="3079.19596181673">
            <text:p>3079.1959618167</text:p>
          </table:table-cell>
          <table:table-cell table:formula="of:=[.B1257]/([.$B$2]+[.B1257])*[.$B$1]" office:value-type="float" office:value="5.56496801446356">
            <text:p>5.5649680145</text:p>
          </table:table-cell>
          <table:table-cell table:formula="of:=[.$D$5]*[.C1257]-[.$D$4]" office:value-type="float" office:value="6.69819150086319">
            <text:p>6.6981915009</text:p>
          </table:table-cell>
          <table:table-cell table:formula="of:=INT([.D1257]/[.$B$1]*1024)" office:value-type="float" office:value="1222">
            <text:p>1222</text:p>
          </table:table-cell>
          <table:table-cell table:number-columns-repeated="10"/>
        </table:table-row>
        <table:table-row table:style-name="ro2">
          <table:table-cell table:formula="of:=[.A1257]+[.$D$1]" office:value-type="float" office:value="291.5">
            <text:p>291.5</text:p>
          </table:table-cell>
          <table:table-cell table:formula="of:=[.$M$2]+[.$M$3]*[.A1258]+[.$M$4]*[.A1258]^2+[.$M$5]*[.A1258]^3+[.$M$6]*[.A1258]^4+[.$N$2]*[.A1258]^5+[.$N$3]*[.A1258]^6+[.$N$4]*[.A1258]^7+[.$N$5]*[.A1258]^8+[.$N$6]*[.A1258]^9" office:value-type="float" office:value="3123.1240855153">
            <text:p>3123.1240855153</text:p>
          </table:table-cell>
          <table:table-cell table:formula="of:=[.B1258]/([.$B$2]+[.B1258])*[.$B$1]" office:value-type="float" office:value="5.56559639591644">
            <text:p>5.5655963959</text:p>
          </table:table-cell>
          <table:table-cell table:formula="of:=[.$D$5]*[.C1258]-[.$D$4]" office:value-type="float" office:value="6.69908120424741">
            <text:p>6.6990812042</text:p>
          </table:table-cell>
          <table:table-cell table:formula="of:=INT([.D1258]/[.$B$1]*1024)" office:value-type="float" office:value="1222">
            <text:p>1222</text:p>
          </table:table-cell>
          <table:table-cell table:number-columns-repeated="10"/>
        </table:table-row>
        <table:table-row table:style-name="ro2">
          <table:table-cell table:formula="of:=[.A1258]+[.$D$1]" office:value-type="float" office:value="291.75">
            <text:p>291.75</text:p>
          </table:table-cell>
          <table:table-cell table:formula="of:=[.$M$2]+[.$M$3]*[.A1259]+[.$M$4]*[.A1259]^2+[.$M$5]*[.A1259]^3+[.$M$6]*[.A1259]^4+[.$N$2]*[.A1259]^5+[.$N$3]*[.A1259]^6+[.$N$4]*[.A1259]^7+[.$N$5]*[.A1259]^8+[.$N$6]*[.A1259]^9" office:value-type="float" office:value="3167.59153618358">
            <text:p>3167.5915361836</text:p>
          </table:table-cell>
          <table:table-cell table:formula="of:=[.B1259]/([.$B$2]+[.B1259])*[.$B$1]" office:value-type="float" office:value="5.56621487979885">
            <text:p>5.5662148798</text:p>
          </table:table-cell>
          <table:table-cell table:formula="of:=[.$D$5]*[.C1259]-[.$D$4]" office:value-type="float" office:value="6.69995689400678">
            <text:p>6.699956894</text:p>
          </table:table-cell>
          <table:table-cell table:formula="of:=INT([.D1259]/[.$B$1]*1024)" office:value-type="float" office:value="1222">
            <text:p>1222</text:p>
          </table:table-cell>
          <table:table-cell table:number-columns-repeated="10"/>
        </table:table-row>
        <table:table-row table:style-name="ro2">
          <table:table-cell table:formula="of:=[.A1259]+[.$D$1]" office:value-type="float" office:value="292">
            <text:p>292</text:p>
          </table:table-cell>
          <table:table-cell table:formula="of:=[.$M$2]+[.$M$3]*[.A1260]+[.$M$4]*[.A1260]^2+[.$M$5]*[.A1260]^3+[.$M$6]*[.A1260]^4+[.$N$2]*[.A1260]^5+[.$N$3]*[.A1260]^6+[.$N$4]*[.A1260]^7+[.$N$5]*[.A1260]^8+[.$N$6]*[.A1260]^9" office:value-type="float" office:value="3212.60392496636">
            <text:p>3212.6039249664</text:p>
          </table:table-cell>
          <table:table-cell table:formula="of:=[.B1260]/([.$B$2]+[.B1260])*[.$B$1]" office:value-type="float" office:value="5.56682363967997">
            <text:p>5.5668236397</text:p>
          </table:table-cell>
          <table:table-cell table:formula="of:=[.$D$5]*[.C1260]-[.$D$4]" office:value-type="float" office:value="6.70081881589184">
            <text:p>6.7008188159</text:p>
          </table:table-cell>
          <table:table-cell table:formula="of:=INT([.D1260]/[.$B$1]*1024)" office:value-type="float" office:value="1223">
            <text:p>1223</text:p>
          </table:table-cell>
          <table:table-cell table:number-columns-repeated="10"/>
        </table:table-row>
        <table:table-row table:style-name="ro2">
          <table:table-cell table:formula="of:=[.A1260]+[.$D$1]" office:value-type="float" office:value="292.25">
            <text:p>292.25</text:p>
          </table:table-cell>
          <table:table-cell table:formula="of:=[.$M$2]+[.$M$3]*[.A1261]+[.$M$4]*[.A1261]^2+[.$M$5]*[.A1261]^3+[.$M$6]*[.A1261]^4+[.$N$2]*[.A1261]^5+[.$N$3]*[.A1261]^6+[.$N$4]*[.A1261]^7+[.$N$5]*[.A1261]^8+[.$N$6]*[.A1261]^9" office:value-type="float" office:value="3258.16691150484">
            <text:p>3258.1669115049</text:p>
          </table:table-cell>
          <table:table-cell table:formula="of:=[.B1261]/([.$B$2]+[.B1261])*[.$B$1]" office:value-type="float" office:value="5.56742284578528">
            <text:p>5.5674228458</text:p>
          </table:table-cell>
          <table:table-cell table:formula="of:=[.$D$5]*[.C1261]-[.$D$4]" office:value-type="float" office:value="6.70166721091894">
            <text:p>6.7016672109</text:p>
          </table:table-cell>
          <table:table-cell table:formula="of:=INT([.D1261]/[.$B$1]*1024)" office:value-type="float" office:value="1223">
            <text:p>1223</text:p>
          </table:table-cell>
          <table:table-cell table:number-columns-repeated="10"/>
        </table:table-row>
        <table:table-row table:style-name="ro2">
          <table:table-cell table:formula="of:=[.A1261]+[.$D$1]" office:value-type="float" office:value="292.5">
            <text:p>292.5</text:p>
          </table:table-cell>
          <table:table-cell table:formula="of:=[.$M$2]+[.$M$3]*[.A1262]+[.$M$4]*[.A1262]^2+[.$M$5]*[.A1262]^3+[.$M$6]*[.A1262]^4+[.$N$2]*[.A1262]^5+[.$N$3]*[.A1262]^6+[.$N$4]*[.A1262]^7+[.$N$5]*[.A1262]^8+[.$N$6]*[.A1262]^9" office:value-type="float" office:value="3304.28620427498">
            <text:p>3304.286204275</text:p>
          </table:table-cell>
          <table:table-cell table:formula="of:=[.B1262]/([.$B$2]+[.B1262])*[.$B$1]" office:value-type="float" office:value="5.56801266506637">
            <text:p>5.5680126651</text:p>
          </table:table-cell>
          <table:table-cell table:formula="of:=[.$D$5]*[.C1262]-[.$D$4]" office:value-type="float" office:value="6.70250231546899">
            <text:p>6.7025023155</text:p>
          </table:table-cell>
          <table:table-cell table:formula="of:=INT([.D1262]/[.$B$1]*1024)" office:value-type="float" office:value="1223">
            <text:p>1223</text:p>
          </table:table-cell>
          <table:table-cell table:number-columns-repeated="10"/>
        </table:table-row>
        <table:table-row table:style-name="ro2">
          <table:table-cell table:formula="of:=[.A1262]+[.$D$1]" office:value-type="float" office:value="292.75">
            <text:p>292.75</text:p>
          </table:table-cell>
          <table:table-cell table:formula="of:=[.$M$2]+[.$M$3]*[.A1263]+[.$M$4]*[.A1263]^2+[.$M$5]*[.A1263]^3+[.$M$6]*[.A1263]^4+[.$N$2]*[.A1263]^5+[.$N$3]*[.A1263]^6+[.$N$4]*[.A1263]^7+[.$N$5]*[.A1263]^8+[.$N$6]*[.A1263]^9" office:value-type="float" office:value="3350.96756092884">
            <text:p>3350.9675609288</text:p>
          </table:table-cell>
          <table:table-cell table:formula="of:=[.B1263]/([.$B$2]+[.B1263])*[.$B$1]" office:value-type="float" office:value="5.56859326126912">
            <text:p>5.5685932613</text:p>
          </table:table-cell>
          <table:table-cell table:formula="of:=[.$D$5]*[.C1263]-[.$D$4]" office:value-type="float" office:value="6.70332436138406">
            <text:p>6.7033243614</text:p>
          </table:table-cell>
          <table:table-cell table:formula="of:=INT([.D1263]/[.$B$1]*1024)" office:value-type="float" office:value="1223">
            <text:p>1223</text:p>
          </table:table-cell>
          <table:table-cell table:number-columns-repeated="10"/>
        </table:table-row>
        <table:table-row table:style-name="ro2">
          <table:table-cell table:formula="of:=[.A1263]+[.$D$1]" office:value-type="float" office:value="293">
            <text:p>293</text:p>
          </table:table-cell>
          <table:table-cell table:formula="of:=[.$M$2]+[.$M$3]*[.A1264]+[.$M$4]*[.A1264]^2+[.$M$5]*[.A1264]^3+[.$M$6]*[.A1264]^4+[.$N$2]*[.A1264]^5+[.$N$3]*[.A1264]^6+[.$N$4]*[.A1264]^7+[.$N$5]*[.A1264]^8+[.$N$6]*[.A1264]^9" office:value-type="float" office:value="3398.2167886367">
            <text:p>3398.2167886367</text:p>
          </table:table-cell>
          <table:table-cell table:formula="of:=[.B1264]/([.$B$2]+[.B1264])*[.$B$1]" office:value-type="float" office:value="5.56916479500041">
            <text:p>5.569164795</text:p>
          </table:table-cell>
          <table:table-cell table:formula="of:=[.$D$5]*[.C1264]-[.$D$4]" office:value-type="float" office:value="6.70413357606186">
            <text:p>6.7041335761</text:p>
          </table:table-cell>
          <table:table-cell table:formula="of:=INT([.D1264]/[.$B$1]*1024)" office:value-type="float" office:value="1223">
            <text:p>1223</text:p>
          </table:table-cell>
          <table:table-cell table:number-columns-repeated="10"/>
        </table:table-row>
        <table:table-row table:style-name="ro2">
          <table:table-cell table:formula="of:=[.A1264]+[.$D$1]" office:value-type="float" office:value="293.25">
            <text:p>293.25</text:p>
          </table:table-cell>
          <table:table-cell table:formula="of:=[.$M$2]+[.$M$3]*[.A1265]+[.$M$4]*[.A1265]^2+[.$M$5]*[.A1265]^3+[.$M$6]*[.A1265]^4+[.$N$2]*[.A1265]^5+[.$N$3]*[.A1265]^6+[.$N$4]*[.A1265]^7+[.$N$5]*[.A1265]^8+[.$N$6]*[.A1265]^9" office:value-type="float" office:value="3446.0397444315">
            <text:p>3446.0397444315</text:p>
          </table:table-cell>
          <table:table-cell table:formula="of:=[.B1265]/([.$B$2]+[.B1265])*[.$B$1]" office:value-type="float" office:value="5.56972742379338">
            <text:p>5.5697274238</text:p>
          </table:table-cell>
          <table:table-cell table:formula="of:=[.$D$5]*[.C1265]-[.$D$4]" office:value-type="float" office:value="6.70493018254805">
            <text:p>6.7049301825</text:p>
          </table:table-cell>
          <table:table-cell table:formula="of:=INT([.D1265]/[.$B$1]*1024)" office:value-type="float" office:value="1223">
            <text:p>1223</text:p>
          </table:table-cell>
          <table:table-cell table:number-columns-repeated="10"/>
        </table:table-row>
        <table:table-row table:style-name="ro2">
          <table:table-cell table:formula="of:=[.A1265]+[.$D$1]" office:value-type="float" office:value="293.5">
            <text:p>293.5</text:p>
          </table:table-cell>
          <table:table-cell table:formula="of:=[.$M$2]+[.$M$3]*[.A1266]+[.$M$4]*[.A1266]^2+[.$M$5]*[.A1266]^3+[.$M$6]*[.A1266]^4+[.$N$2]*[.A1266]^5+[.$N$3]*[.A1266]^6+[.$N$4]*[.A1266]^7+[.$N$5]*[.A1266]^8+[.$N$6]*[.A1266]^9" office:value-type="float" office:value="3494.44233555405">
            <text:p>3494.4423355541</text:p>
          </table:table-cell>
          <table:table-cell table:formula="of:=[.B1266]/([.$B$2]+[.B1266])*[.$B$1]" office:value-type="float" office:value="5.57028130217115">
            <text:p>5.5702813022</text:p>
          </table:table-cell>
          <table:table-cell table:formula="of:=[.$D$5]*[.C1266]-[.$D$4]" office:value-type="float" office:value="6.70571439962653">
            <text:p>6.7057143996</text:p>
          </table:table-cell>
          <table:table-cell table:formula="of:=INT([.D1266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66]+[.$D$1]" office:value-type="float" office:value="293.75">
            <text:p>293.75</text:p>
          </table:table-cell>
          <table:table-cell table:formula="of:=[.$M$2]+[.$M$3]*[.A1267]+[.$M$4]*[.A1267]^2+[.$M$5]*[.A1267]^3+[.$M$6]*[.A1267]^4+[.$N$2]*[.A1267]^5+[.$N$3]*[.A1267]^6+[.$N$4]*[.A1267]^7+[.$N$5]*[.A1267]^8+[.$N$6]*[.A1267]^9" office:value-type="float" office:value="3543.43051980343">
            <text:p>3543.4305198034</text:p>
          </table:table-cell>
          <table:table-cell table:formula="of:=[.B1267]/([.$B$2]+[.B1267])*[.$B$1]" office:value-type="float" office:value="5.57082658170926">
            <text:p>5.5708265817</text:p>
          </table:table-cell>
          <table:table-cell table:formula="of:=[.$D$5]*[.C1267]-[.$D$4]" office:value-type="float" office:value="6.70648644190781">
            <text:p>6.7064864419</text:p>
          </table:table-cell>
          <table:table-cell table:formula="of:=INT([.D1267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67]+[.$D$1]" office:value-type="float" office:value="294">
            <text:p>294</text:p>
          </table:table-cell>
          <table:table-cell table:formula="of:=[.$M$2]+[.$M$3]*[.A1268]+[.$M$4]*[.A1268]^2+[.$M$5]*[.A1268]^3+[.$M$6]*[.A1268]^4+[.$N$2]*[.A1268]^5+[.$N$3]*[.A1268]^6+[.$N$4]*[.A1268]^7+[.$N$5]*[.A1268]^8+[.$N$6]*[.A1268]^9" office:value-type="float" office:value="3593.01030588511">
            <text:p>3593.0103058851</text:p>
          </table:table-cell>
          <table:table-cell table:formula="of:=[.B1268]/([.$B$2]+[.B1268])*[.$B$1]" office:value-type="float" office:value="5.57136341109656">
            <text:p>5.5713634111</text:p>
          </table:table-cell>
          <table:table-cell table:formula="of:=[.$D$5]*[.C1268]-[.$D$4]" office:value-type="float" office:value="6.70724651991528">
            <text:p>6.7072465199</text:p>
          </table:table-cell>
          <table:table-cell table:formula="of:=INT([.D1268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68]+[.$D$1]" office:value-type="float" office:value="294.25">
            <text:p>294.25</text:p>
          </table:table-cell>
          <table:table-cell table:formula="of:=[.$M$2]+[.$M$3]*[.A1269]+[.$M$4]*[.A1269]^2+[.$M$5]*[.A1269]^3+[.$M$6]*[.A1269]^4+[.$N$2]*[.A1269]^5+[.$N$3]*[.A1269]^6+[.$N$4]*[.A1269]^7+[.$N$5]*[.A1269]^8+[.$N$6]*[.A1269]^9" office:value-type="float" office:value="3643.18775376299">
            <text:p>3643.187753763</text:p>
          </table:table-cell>
          <table:table-cell table:formula="of:=[.B1269]/([.$B$2]+[.B1269])*[.$B$1]" office:value-type="float" office:value="5.57189193619495">
            <text:p>5.5718919362</text:p>
          </table:table-cell>
          <table:table-cell table:formula="of:=[.$D$5]*[.C1269]-[.$D$4]" office:value-type="float" office:value="6.70799484016968">
            <text:p>6.7079948402</text:p>
          </table:table-cell>
          <table:table-cell table:formula="of:=INT([.D1269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69]+[.$D$1]" office:value-type="float" office:value="294.5">
            <text:p>294.5</text:p>
          </table:table-cell>
          <table:table-cell table:formula="of:=[.$M$2]+[.$M$3]*[.A1270]+[.$M$4]*[.A1270]^2+[.$M$5]*[.A1270]^3+[.$M$6]*[.A1270]^4+[.$N$2]*[.A1270]^5+[.$N$3]*[.A1270]^6+[.$N$4]*[.A1270]^7+[.$N$5]*[.A1270]^8+[.$N$6]*[.A1270]^9" office:value-type="float" office:value="3693.96897501405">
            <text:p>3693.9689750141</text:p>
          </table:table-cell>
          <table:table-cell table:formula="of:=[.B1270]/([.$B$2]+[.B1270])*[.$B$1]" office:value-type="float" office:value="5.57241230009762">
            <text:p>5.5724123001</text:p>
          </table:table-cell>
          <table:table-cell table:formula="of:=[.$D$5]*[.C1270]-[.$D$4]" office:value-type="float" office:value="6.70873160527169">
            <text:p>6.7087316053</text:p>
          </table:table-cell>
          <table:table-cell table:formula="of:=INT([.D1270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70]+[.$D$1]" office:value-type="float" office:value="294.75">
            <text:p>294.75</text:p>
          </table:table-cell>
          <table:table-cell table:formula="of:=[.$M$2]+[.$M$3]*[.A1271]+[.$M$4]*[.A1271]^2+[.$M$5]*[.A1271]^3+[.$M$6]*[.A1271]^4+[.$N$2]*[.A1271]^5+[.$N$3]*[.A1271]^6+[.$N$4]*[.A1271]^7+[.$N$5]*[.A1271]^8+[.$N$6]*[.A1271]^9" office:value-type="float" office:value="3745.36013318266">
            <text:p>3745.3601331827</text:p>
          </table:table-cell>
          <table:table-cell table:formula="of:=[.B1271]/([.$B$2]+[.B1271])*[.$B$1]" office:value-type="float" office:value="5.57292464318611">
            <text:p>5.5729246432</text:p>
          </table:table-cell>
          <table:table-cell table:formula="of:=[.$D$5]*[.C1271]-[.$D$4]" office:value-type="float" office:value="6.70945701398262">
            <text:p>6.709457014</text:p>
          </table:table-cell>
          <table:table-cell table:formula="of:=INT([.D1271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71]+[.$D$1]" office:value-type="float" office:value="295">
            <text:p>295</text:p>
          </table:table-cell>
          <table:table-cell table:formula="of:=[.$M$2]+[.$M$3]*[.A1272]+[.$M$4]*[.A1272]^2+[.$M$5]*[.A1272]^3+[.$M$6]*[.A1272]^4+[.$N$2]*[.A1272]^5+[.$N$3]*[.A1272]^6+[.$N$4]*[.A1272]^7+[.$N$5]*[.A1272]^8+[.$N$6]*[.A1272]^9" office:value-type="float" office:value="3797.36744413909">
            <text:p>3797.3674441391</text:p>
          </table:table-cell>
          <table:table-cell table:formula="of:=[.B1272]/([.$B$2]+[.B1272])*[.$B$1]" office:value-type="float" office:value="5.5734291031861">
            <text:p>5.5734291032</text:p>
          </table:table-cell>
          <table:table-cell table:formula="of:=[.$D$5]*[.C1272]-[.$D$4]" office:value-type="float" office:value="6.71017126130348">
            <text:p>6.7101712613</text:p>
          </table:table-cell>
          <table:table-cell table:formula="of:=INT([.D1272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72]+[.$D$1]" office:value-type="float" office:value="295.25">
            <text:p>295.25</text:p>
          </table:table-cell>
          <table:table-cell table:formula="of:=[.$M$2]+[.$M$3]*[.A1273]+[.$M$4]*[.A1273]^2+[.$M$5]*[.A1273]^3+[.$M$6]*[.A1273]^4+[.$N$2]*[.A1273]^5+[.$N$3]*[.A1273]^6+[.$N$4]*[.A1273]^7+[.$N$5]*[.A1273]^8+[.$N$6]*[.A1273]^9" office:value-type="float" office:value="3849.99717643909">
            <text:p>3849.9971764391</text:p>
          </table:table-cell>
          <table:table-cell table:formula="of:=[.B1273]/([.$B$2]+[.B1273])*[.$B$1]" office:value-type="float" office:value="5.57392581522194">
            <text:p>5.5739258152</text:p>
          </table:table-cell>
          <table:table-cell table:formula="of:=[.$D$5]*[.C1273]-[.$D$4]" office:value-type="float" office:value="6.7108745385521">
            <text:p>6.7108745386</text:p>
          </table:table-cell>
          <table:table-cell table:formula="of:=INT([.D1273]/[.$B$1]*1024)" office:value-type="float" office:value="1224">
            <text:p>1224</text:p>
          </table:table-cell>
          <table:table-cell table:number-columns-repeated="10"/>
        </table:table-row>
        <table:table-row table:style-name="ro2">
          <table:table-cell table:formula="of:=[.A1273]+[.$D$1]" office:value-type="float" office:value="295.5">
            <text:p>295.5</text:p>
          </table:table-cell>
          <table:table-cell table:formula="of:=[.$M$2]+[.$M$3]*[.A1274]+[.$M$4]*[.A1274]^2+[.$M$5]*[.A1274]^3+[.$M$6]*[.A1274]^4+[.$N$2]*[.A1274]^5+[.$N$3]*[.A1274]^6+[.$N$4]*[.A1274]^7+[.$N$5]*[.A1274]^8+[.$N$6]*[.A1274]^9" office:value-type="float" office:value="3903.25565168465">
            <text:p>3903.2556516847</text:p>
          </table:table-cell>
          <table:table-cell table:formula="of:=[.B1274]/([.$B$2]+[.B1274])*[.$B$1]" office:value-type="float" office:value="5.57441491187001">
            <text:p>5.5744149119</text:p>
          </table:table-cell>
          <table:table-cell table:formula="of:=[.$D$5]*[.C1274]-[.$D$4]" office:value-type="float" office:value="6.71156703343878">
            <text:p>6.7115670334</text:p>
          </table:table-cell>
          <table:table-cell table:formula="of:=INT([.D1274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74]+[.$D$1]" office:value-type="float" office:value="295.75">
            <text:p>295.75</text:p>
          </table:table-cell>
          <table:table-cell table:formula="of:=[.$M$2]+[.$M$3]*[.A1275]+[.$M$4]*[.A1275]^2+[.$M$5]*[.A1275]^3+[.$M$6]*[.A1275]^4+[.$N$2]*[.A1275]^5+[.$N$3]*[.A1275]^6+[.$N$4]*[.A1275]^7+[.$N$5]*[.A1275]^8+[.$N$6]*[.A1275]^9" office:value-type="float" office:value="3957.14924488764">
            <text:p>3957.1492448876</text:p>
          </table:table-cell>
          <table:table-cell table:formula="of:=[.B1275]/([.$B$2]+[.B1275])*[.$B$1]" office:value-type="float" office:value="5.57489652321092">
            <text:p>5.5748965232</text:p>
          </table:table-cell>
          <table:table-cell table:formula="of:=[.$D$5]*[.C1275]-[.$D$4]" office:value-type="float" office:value="6.71224893014009">
            <text:p>6.7122489301</text:p>
          </table:table-cell>
          <table:table-cell table:formula="of:=INT([.D1275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75]+[.$D$1]" office:value-type="float" office:value="296">
            <text:p>296</text:p>
          </table:table-cell>
          <table:table-cell table:formula="of:=[.$M$2]+[.$M$3]*[.A1276]+[.$M$4]*[.A1276]^2+[.$M$5]*[.A1276]^3+[.$M$6]*[.A1276]^4+[.$N$2]*[.A1276]^5+[.$N$3]*[.A1276]^6+[.$N$4]*[.A1276]^7+[.$N$5]*[.A1276]^8+[.$N$6]*[.A1276]^9" office:value-type="float" office:value="4011.68438483443">
            <text:p>4011.6843848344</text:p>
          </table:table-cell>
          <table:table-cell table:formula="of:=[.B1276]/([.$B$2]+[.B1276])*[.$B$1]" office:value-type="float" office:value="5.57537077688048">
            <text:p>5.5753707769</text:p>
          </table:table-cell>
          <table:table-cell table:formula="of:=[.$D$5]*[.C1276]-[.$D$4]" office:value-type="float" office:value="6.71292040937114">
            <text:p>6.7129204094</text:p>
          </table:table-cell>
          <table:table-cell table:formula="of:=INT([.D1276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76]+[.$D$1]" office:value-type="float" office:value="296.25">
            <text:p>296.25</text:p>
          </table:table-cell>
          <table:table-cell table:formula="of:=[.$M$2]+[.$M$3]*[.A1277]+[.$M$4]*[.A1277]^2+[.$M$5]*[.A1277]^3+[.$M$6]*[.A1277]^4+[.$N$2]*[.A1277]^5+[.$N$3]*[.A1277]^6+[.$N$4]*[.A1277]^7+[.$N$5]*[.A1277]^8+[.$N$6]*[.A1277]^9" office:value-type="float" office:value="4066.86755445425">
            <text:p>4066.8675544543</text:p>
          </table:table-cell>
          <table:table-cell table:formula="of:=[.B1277]/([.$B$2]+[.B1277])*[.$B$1]" office:value-type="float" office:value="5.57583779811969">
            <text:p>5.5758377981</text:p>
          </table:table-cell>
          <table:table-cell table:formula="of:=[.$D$5]*[.C1277]-[.$D$4]" office:value-type="float" office:value="6.71358164845629">
            <text:p>6.7135816485</text:p>
          </table:table-cell>
          <table:table-cell table:formula="of:=INT([.D1277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77]+[.$D$1]" office:value-type="float" office:value="296.5">
            <text:p>296.5</text:p>
          </table:table-cell>
          <table:table-cell table:formula="of:=[.$M$2]+[.$M$3]*[.A1278]+[.$M$4]*[.A1278]^2+[.$M$5]*[.A1278]^3+[.$M$6]*[.A1278]^4+[.$N$2]*[.A1278]^5+[.$N$3]*[.A1278]^6+[.$N$4]*[.A1278]^7+[.$N$5]*[.A1278]^8+[.$N$6]*[.A1278]^9" office:value-type="float" office:value="4122.70529118739">
            <text:p>4122.7052911874</text:p>
          </table:table-cell>
          <table:table-cell table:formula="of:=[.B1278]/([.$B$2]+[.B1278])*[.$B$1]" office:value-type="float" office:value="5.57629770982353">
            <text:p>5.5762977098</text:p>
          </table:table-cell>
          <table:table-cell table:formula="of:=[.$D$5]*[.C1278]-[.$D$4]" office:value-type="float" office:value="6.71423282139825">
            <text:p>6.7142328214</text:p>
          </table:table-cell>
          <table:table-cell table:formula="of:=INT([.D1278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78]+[.$D$1]" office:value-type="float" office:value="296.75">
            <text:p>296.75</text:p>
          </table:table-cell>
          <table:table-cell table:formula="of:=[.$M$2]+[.$M$3]*[.A1279]+[.$M$4]*[.A1279]^2+[.$M$5]*[.A1279]^3+[.$M$6]*[.A1279]^4+[.$N$2]*[.A1279]^5+[.$N$3]*[.A1279]^6+[.$N$4]*[.A1279]^7+[.$N$5]*[.A1279]^8+[.$N$6]*[.A1279]^9" office:value-type="float" office:value="4179.2041873564">
            <text:p>4179.2041873564</text:p>
          </table:table-cell>
          <table:table-cell table:formula="of:=[.B1279]/([.$B$2]+[.B1279])*[.$B$1]" office:value-type="float" office:value="5.57675063258871">
            <text:p>5.5767506326</text:p>
          </table:table-cell>
          <table:table-cell table:formula="of:=[.$D$5]*[.C1279]-[.$D$4]" office:value-type="float" office:value="6.71487409894572">
            <text:p>6.7148740989</text:p>
          </table:table-cell>
          <table:table-cell table:formula="of:=INT([.D1279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79]+[.$D$1]" office:value-type="float" office:value="297">
            <text:p>297</text:p>
          </table:table-cell>
          <table:table-cell table:formula="of:=[.$M$2]+[.$M$3]*[.A1280]+[.$M$4]*[.A1280]^2+[.$M$5]*[.A1280]^3+[.$M$6]*[.A1280]^4+[.$N$2]*[.A1280]^5+[.$N$3]*[.A1280]^6+[.$N$4]*[.A1280]^7+[.$N$5]*[.A1280]^8+[.$N$6]*[.A1280]^9" office:value-type="float" office:value="4236.37089053961">
            <text:p>4236.3708905396</text:p>
          </table:table-cell>
          <table:table-cell table:formula="of:=[.B1280]/([.$B$2]+[.B1280])*[.$B$1]" office:value-type="float" office:value="5.57719668476041">
            <text:p>5.5771966848</text:p>
          </table:table-cell>
          <table:table-cell table:formula="of:=[.$D$5]*[.C1280]-[.$D$4]" office:value-type="float" office:value="6.71550564865948">
            <text:p>6.7155056487</text:p>
          </table:table-cell>
          <table:table-cell table:formula="of:=INT([.D1280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80]+[.$D$1]" office:value-type="float" office:value="297.25">
            <text:p>297.25</text:p>
          </table:table-cell>
          <table:table-cell table:formula="of:=[.$M$2]+[.$M$3]*[.A1281]+[.$M$4]*[.A1281]^2+[.$M$5]*[.A1281]^3+[.$M$6]*[.A1281]^4+[.$N$2]*[.A1281]^5+[.$N$3]*[.A1281]^6+[.$N$4]*[.A1281]^7+[.$N$5]*[.A1281]^8+[.$N$6]*[.A1281]^9" office:value-type="float" office:value="4294.21210394555">
            <text:p>4294.2121039456</text:p>
          </table:table-cell>
          <table:table-cell table:formula="of:=[.B1281]/([.$B$2]+[.B1281])*[.$B$1]" office:value-type="float" office:value="5.57763598247797">
            <text:p>5.5776359825</text:p>
          </table:table-cell>
          <table:table-cell table:formula="of:=[.$D$5]*[.C1281]-[.$D$4]" office:value-type="float" office:value="6.71612763497719">
            <text:p>6.716127635</text:p>
          </table:table-cell>
          <table:table-cell table:formula="of:=INT([.D1281]/[.$B$1]*1024)" office:value-type="float" office:value="1225">
            <text:p>1225</text:p>
          </table:table-cell>
          <table:table-cell table:number-columns-repeated="10"/>
        </table:table-row>
        <table:table-row table:style-name="ro2">
          <table:table-cell table:formula="of:=[.A1281]+[.$D$1]" office:value-type="float" office:value="297.5">
            <text:p>297.5</text:p>
          </table:table-cell>
          <table:table-cell table:formula="of:=[.$M$2]+[.$M$3]*[.A1282]+[.$M$4]*[.A1282]^2+[.$M$5]*[.A1282]^3+[.$M$6]*[.A1282]^4+[.$N$2]*[.A1282]^5+[.$N$3]*[.A1282]^6+[.$N$4]*[.A1282]^7+[.$N$5]*[.A1282]^8+[.$N$6]*[.A1282]^9" office:value-type="float" office:value="4352.73458679067">
            <text:p>4352.7345867907</text:p>
          </table:table-cell>
          <table:table-cell table:formula="of:=[.B1282]/([.$B$2]+[.B1282])*[.$B$1]" office:value-type="float" office:value="5.57806863971957">
            <text:p>5.5780686397</text:p>
          </table:table-cell>
          <table:table-cell table:formula="of:=[.$D$5]*[.C1282]-[.$D$4]" office:value-type="float" office:value="6.71674021927657">
            <text:p>6.7167402193</text:p>
          </table:table-cell>
          <table:table-cell table:formula="of:=INT([.D1282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2]+[.$D$1]" office:value-type="float" office:value="297.75">
            <text:p>297.75</text:p>
          </table:table-cell>
          <table:table-cell table:formula="of:=[.$M$2]+[.$M$3]*[.A1283]+[.$M$4]*[.A1283]^2+[.$M$5]*[.A1283]^3+[.$M$6]*[.A1283]^4+[.$N$2]*[.A1283]^5+[.$N$3]*[.A1283]^6+[.$N$4]*[.A1283]^7+[.$N$5]*[.A1283]^8+[.$N$6]*[.A1283]^9" office:value-type="float" office:value="4411.9451546772">
            <text:p>4411.9451546772</text:p>
          </table:table-cell>
          <table:table-cell table:formula="of:=[.B1283]/([.$B$2]+[.B1283])*[.$B$1]" office:value-type="float" office:value="5.57849476834599">
            <text:p>5.5784947683</text:p>
          </table:table-cell>
          <table:table-cell table:formula="of:=[.$D$5]*[.C1283]-[.$D$4]" office:value-type="float" office:value="6.71734355993741">
            <text:p>6.7173435599</text:p>
          </table:table-cell>
          <table:table-cell table:formula="of:=INT([.D1283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3]+[.$D$1]" office:value-type="float" office:value="298">
            <text:p>298</text:p>
          </table:table-cell>
          <table:table-cell table:formula="of:=[.$M$2]+[.$M$3]*[.A1284]+[.$M$4]*[.A1284]^2+[.$M$5]*[.A1284]^3+[.$M$6]*[.A1284]^4+[.$N$2]*[.A1284]^5+[.$N$3]*[.A1284]^6+[.$N$4]*[.A1284]^7+[.$N$5]*[.A1284]^8+[.$N$6]*[.A1284]^9" office:value-type="float" office:value="4471.85067997588">
            <text:p>4471.8506799759</text:p>
          </table:table-cell>
          <table:table-cell table:formula="of:=[.B1284]/([.$B$2]+[.B1284])*[.$B$1]" office:value-type="float" office:value="5.57891447814339">
            <text:p>5.5789144781</text:p>
          </table:table-cell>
          <table:table-cell table:formula="of:=[.$D$5]*[.C1284]-[.$D$4]" office:value-type="float" office:value="6.71793781240209">
            <text:p>6.7179378124</text:p>
          </table:table-cell>
          <table:table-cell table:formula="of:=INT([.D1284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4]+[.$D$1]" office:value-type="float" office:value="298.25">
            <text:p>298.25</text:p>
          </table:table-cell>
          <table:table-cell table:formula="of:=[.$M$2]+[.$M$3]*[.A1285]+[.$M$4]*[.A1285]^2+[.$M$5]*[.A1285]^3+[.$M$6]*[.A1285]^4+[.$N$2]*[.A1285]^5+[.$N$3]*[.A1285]^6+[.$N$4]*[.A1285]^7+[.$N$5]*[.A1285]^8+[.$N$6]*[.A1285]^9" office:value-type="float" office:value="4532.45809220662">
            <text:p>4532.4580922066</text:p>
          </table:table-cell>
          <table:table-cell table:formula="of:=[.B1285]/([.$B$2]+[.B1285])*[.$B$1]" office:value-type="float" office:value="5.57932787686512">
            <text:p>5.5793278769</text:p>
          </table:table-cell>
          <table:table-cell table:formula="of:=[.$D$5]*[.C1285]-[.$D$4]" office:value-type="float" office:value="6.71852312923483">
            <text:p>6.7185231292</text:p>
          </table:table-cell>
          <table:table-cell table:formula="of:=INT([.D1285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5]+[.$D$1]" office:value-type="float" office:value="298.5">
            <text:p>298.5</text:p>
          </table:table-cell>
          <table:table-cell table:formula="of:=[.$M$2]+[.$M$3]*[.A1286]+[.$M$4]*[.A1286]^2+[.$M$5]*[.A1286]^3+[.$M$6]*[.A1286]^4+[.$N$2]*[.A1286]^5+[.$N$3]*[.A1286]^6+[.$N$4]*[.A1286]^7+[.$N$5]*[.A1286]^8+[.$N$6]*[.A1286]^9" office:value-type="float" office:value="4593.77437842597">
            <text:p>4593.774378426</text:p>
          </table:table-cell>
          <table:table-cell table:formula="of:=[.B1286]/([.$B$2]+[.B1286])*[.$B$1]" office:value-type="float" office:value="5.57973507027273">
            <text:p>5.5797350703</text:p>
          </table:table-cell>
          <table:table-cell table:formula="of:=[.$D$5]*[.C1286]-[.$D$4]" office:value-type="float" office:value="6.71909966017973">
            <text:p>6.7190996602</text:p>
          </table:table-cell>
          <table:table-cell table:formula="of:=INT([.D1286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6]+[.$D$1]" office:value-type="float" office:value="298.75">
            <text:p>298.75</text:p>
          </table:table-cell>
          <table:table-cell table:formula="of:=[.$M$2]+[.$M$3]*[.A1287]+[.$M$4]*[.A1287]^2+[.$M$5]*[.A1287]^3+[.$M$6]*[.A1287]^4+[.$N$2]*[.A1287]^5+[.$N$3]*[.A1287]^6+[.$N$4]*[.A1287]^7+[.$N$5]*[.A1287]^8+[.$N$6]*[.A1287]^9" office:value-type="float" office:value="4655.80658361223">
            <text:p>4655.8065836122</text:p>
          </table:table-cell>
          <table:table-cell table:formula="of:=[.B1287]/([.$B$2]+[.B1287])*[.$B$1]" office:value-type="float" office:value="5.58013616217599">
            <text:p>5.5801361622</text:p>
          </table:table-cell>
          <table:table-cell table:formula="of:=[.$D$5]*[.C1287]-[.$D$4]" office:value-type="float" office:value="6.71966755221741">
            <text:p>6.7196675522</text:p>
          </table:table-cell>
          <table:table-cell table:formula="of:=INT([.D1287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7]+[.$D$1]" office:value-type="float" office:value="299">
            <text:p>299</text:p>
          </table:table-cell>
          <table:table-cell table:formula="of:=[.$M$2]+[.$M$3]*[.A1288]+[.$M$4]*[.A1288]^2+[.$M$5]*[.A1288]^3+[.$M$6]*[.A1288]^4+[.$N$2]*[.A1288]^5+[.$N$3]*[.A1288]^6+[.$N$4]*[.A1288]^7+[.$N$5]*[.A1288]^8+[.$N$6]*[.A1288]^9" office:value-type="float" office:value="4718.56181105581">
            <text:p>4718.5618110558</text:p>
          </table:table-cell>
          <table:table-cell table:formula="of:=[.B1288]/([.$B$2]+[.B1288])*[.$B$1]" office:value-type="float" office:value="5.5805312544721">
            <text:p>5.5805312545</text:p>
          </table:table-cell>
          <table:table-cell table:formula="of:=[.$D$5]*[.C1288]-[.$D$4]" office:value-type="float" office:value="6.72022694962055">
            <text:p>6.7202269496</text:p>
          </table:table-cell>
          <table:table-cell table:formula="of:=INT([.D1288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8]+[.$D$1]" office:value-type="float" office:value="299.25">
            <text:p>299.25</text:p>
          </table:table-cell>
          <table:table-cell table:formula="of:=[.$M$2]+[.$M$3]*[.A1289]+[.$M$4]*[.A1289]^2+[.$M$5]*[.A1289]^3+[.$M$6]*[.A1289]^4+[.$N$2]*[.A1289]^5+[.$N$3]*[.A1289]^6+[.$N$4]*[.A1289]^7+[.$N$5]*[.A1289]^8+[.$N$6]*[.A1289]^9" office:value-type="float" office:value="4782.0472227491">
            <text:p>4782.0472227491</text:p>
          </table:table-cell>
          <table:table-cell table:formula="of:=[.B1289]/([.$B$2]+[.B1289])*[.$B$1]" office:value-type="float" office:value="5.58092044718401">
            <text:p>5.5809204472</text:p>
          </table:table-cell>
          <table:table-cell table:formula="of:=[.$D$5]*[.C1289]-[.$D$4]" office:value-type="float" office:value="6.72077799400818">
            <text:p>6.720777994</text:p>
          </table:table-cell>
          <table:table-cell table:formula="of:=INT([.D1289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89]+[.$D$1]" office:value-type="float" office:value="299.5">
            <text:p>299.5</text:p>
          </table:table-cell>
          <table:table-cell table:formula="of:=[.$M$2]+[.$M$3]*[.A1290]+[.$M$4]*[.A1290]^2+[.$M$5]*[.A1290]^3+[.$M$6]*[.A1290]^4+[.$N$2]*[.A1290]^5+[.$N$3]*[.A1290]^6+[.$N$4]*[.A1290]^7+[.$N$5]*[.A1290]^8+[.$N$6]*[.A1290]^9" office:value-type="float" office:value="4846.27003978076">
            <text:p>4846.2700397808</text:p>
          </table:table-cell>
          <table:table-cell table:formula="of:=[.B1290]/([.$B$2]+[.B1290])*[.$B$1]" office:value-type="float" office:value="5.581303838498">
            <text:p>5.5813038385</text:p>
          </table:table-cell>
          <table:table-cell table:formula="of:=[.$D$5]*[.C1290]-[.$D$4]" office:value-type="float" office:value="6.72132082439882">
            <text:p>6.7213208244</text:p>
          </table:table-cell>
          <table:table-cell table:formula="of:=INT([.D1290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90]+[.$D$1]" office:value-type="float" office:value="299.75">
            <text:p>299.75</text:p>
          </table:table-cell>
          <table:table-cell table:formula="of:=[.$M$2]+[.$M$3]*[.A1291]+[.$M$4]*[.A1291]^2+[.$M$5]*[.A1291]^3+[.$M$6]*[.A1291]^4+[.$N$2]*[.A1291]^5+[.$N$3]*[.A1291]^6+[.$N$4]*[.A1291]^7+[.$N$5]*[.A1291]^8+[.$N$6]*[.A1291]^9" office:value-type="float" office:value="4911.23754273041">
            <text:p>4911.2375427304</text:p>
          </table:table-cell>
          <table:table-cell table:formula="of:=[.B1291]/([.$B$2]+[.B1291])*[.$B$1]" office:value-type="float" office:value="5.58168152480034">
            <text:p>5.5816815248</text:p>
          </table:table-cell>
          <table:table-cell table:formula="of:=[.$D$5]*[.C1291]-[.$D$4]" office:value-type="float" office:value="6.72185557726243">
            <text:p>6.7218555773</text:p>
          </table:table-cell>
          <table:table-cell table:formula="of:=INT([.D1291]/[.$B$1]*1024)" office:value-type="float" office:value="1226">
            <text:p>1226</text:p>
          </table:table-cell>
          <table:table-cell table:number-columns-repeated="10"/>
        </table:table-row>
        <table:table-row table:style-name="ro2">
          <table:table-cell table:formula="of:=[.A1291]+[.$D$1]" office:value-type="float" office:value="300">
            <text:p>300</text:p>
          </table:table-cell>
          <table:table-cell table:formula="of:=[.$M$2]+[.$M$3]*[.A1292]+[.$M$4]*[.A1292]^2+[.$M$5]*[.A1292]^3+[.$M$6]*[.A1292]^4+[.$N$2]*[.A1292]^5+[.$N$3]*[.A1292]^6+[.$N$4]*[.A1292]^7+[.$N$5]*[.A1292]^8+[.$N$6]*[.A1292]^9" office:value-type="float" office:value="4976.95707206521">
            <text:p>4976.9570720652</text:p>
          </table:table-cell>
          <table:table-cell table:formula="of:=[.B1292]/([.$B$2]+[.B1292])*[.$B$1]" office:value-type="float" office:value="5.58205360071325">
            <text:p>5.5820536007</text:p>
          </table:table-cell>
          <table:table-cell table:formula="of:=[.$D$5]*[.C1292]-[.$D$4]" office:value-type="float" office:value="6.7223823865713">
            <text:p>6.7223823866</text:p>
          </table:table-cell>
          <table:table-cell table:formula="of:=INT([.D1292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2]+[.$D$1]" office:value-type="float" office:value="300.25">
            <text:p>300.25</text:p>
          </table:table-cell>
          <table:table-cell table:formula="of:=[.$M$2]+[.$M$3]*[.A1293]+[.$M$4]*[.A1293]^2+[.$M$5]*[.A1293]^3+[.$M$6]*[.A1293]^4+[.$N$2]*[.A1293]^5+[.$N$3]*[.A1293]^6+[.$N$4]*[.A1293]^7+[.$N$5]*[.A1293]^8+[.$N$6]*[.A1293]^9" office:value-type="float" office:value="5043.43602854037">
            <text:p>5043.4360285404</text:p>
          </table:table-cell>
          <table:table-cell table:formula="of:=[.B1293]/([.$B$2]+[.B1293])*[.$B$1]" office:value-type="float" office:value="5.58242015913002">
            <text:p>5.5824201591</text:p>
          </table:table-cell>
          <table:table-cell table:formula="of:=[.$D$5]*[.C1293]-[.$D$4]" office:value-type="float" office:value="6.72290138384983">
            <text:p>6.7229013838</text:p>
          </table:table-cell>
          <table:table-cell table:formula="of:=INT([.D1293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3]+[.$D$1]" office:value-type="float" office:value="300.5">
            <text:p>300.5</text:p>
          </table:table-cell>
          <table:table-cell table:formula="of:=[.$M$2]+[.$M$3]*[.A1294]+[.$M$4]*[.A1294]^2+[.$M$5]*[.A1294]^3+[.$M$6]*[.A1294]^4+[.$N$2]*[.A1294]^5+[.$N$3]*[.A1294]^6+[.$N$4]*[.A1294]^7+[.$N$5]*[.A1294]^8+[.$N$6]*[.A1294]^9" office:value-type="float" office:value="5110.68187359982">
            <text:p>5110.6818735998</text:p>
          </table:table-cell>
          <table:table-cell table:formula="of:=[.B1294]/([.$B$2]+[.B1294])*[.$B$1]" office:value-type="float" office:value="5.58278129124948">
            <text:p>5.5827812912</text:p>
          </table:table-cell>
          <table:table-cell table:formula="of:=[.$D$5]*[.C1294]-[.$D$4]" office:value-type="float" office:value="6.72341269822322">
            <text:p>6.7234126982</text:p>
          </table:table-cell>
          <table:table-cell table:formula="of:=INT([.D1294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4]+[.$D$1]" office:value-type="float" office:value="300.75">
            <text:p>300.75</text:p>
          </table:table-cell>
          <table:table-cell table:formula="of:=[.$M$2]+[.$M$3]*[.A1295]+[.$M$4]*[.A1295]^2+[.$M$5]*[.A1295]^3+[.$M$6]*[.A1295]^4+[.$N$2]*[.A1295]^5+[.$N$3]*[.A1295]^6+[.$N$4]*[.A1295]^7+[.$N$5]*[.A1295]^8+[.$N$6]*[.A1295]^9" office:value-type="float" office:value="5178.70212977944">
            <text:p>5178.7021297795</text:p>
          </table:table-cell>
          <table:table-cell table:formula="of:=[.B1295]/([.$B$2]+[.B1295])*[.$B$1]" office:value-type="float" office:value="5.58313708660958">
            <text:p>5.5831370866</text:p>
          </table:table-cell>
          <table:table-cell table:formula="of:=[.$D$5]*[.C1295]-[.$D$4]" office:value-type="float" office:value="6.72391645646516">
            <text:p>6.7239164565</text:p>
          </table:table-cell>
          <table:table-cell table:formula="of:=INT([.D1295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5]+[.$D$1]" office:value-type="float" office:value="301">
            <text:p>301</text:p>
          </table:table-cell>
          <table:table-cell table:formula="of:=[.$M$2]+[.$M$3]*[.A1296]+[.$M$4]*[.A1296]^2+[.$M$5]*[.A1296]^3+[.$M$6]*[.A1296]^4+[.$N$2]*[.A1296]^5+[.$N$3]*[.A1296]^6+[.$N$4]*[.A1296]^7+[.$N$5]*[.A1296]^8+[.$N$6]*[.A1296]^9" office:value-type="float" office:value="5247.50438111334">
            <text:p>5247.5043811133</text:p>
          </table:table-cell>
          <table:table-cell table:formula="of:=[.B1296]/([.$B$2]+[.B1296])*[.$B$1]" office:value-type="float" office:value="5.58348763312039">
            <text:p>5.5834876331</text:p>
          </table:table-cell>
          <table:table-cell table:formula="of:=[.$D$5]*[.C1296]-[.$D$4]" office:value-type="float" office:value="6.72441278304444">
            <text:p>6.724412783</text:p>
          </table:table-cell>
          <table:table-cell table:formula="of:=INT([.D1296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6]+[.$D$1]" office:value-type="float" office:value="301.25">
            <text:p>301.25</text:p>
          </table:table-cell>
          <table:table-cell table:formula="of:=[.$M$2]+[.$M$3]*[.A1297]+[.$M$4]*[.A1297]^2+[.$M$5]*[.A1297]^3+[.$M$6]*[.A1297]^4+[.$N$2]*[.A1297]^5+[.$N$3]*[.A1297]^6+[.$N$4]*[.A1297]^7+[.$N$5]*[.A1297]^8+[.$N$6]*[.A1297]^9" office:value-type="float" office:value="5317.09627354081">
            <text:p>5317.0962735408</text:p>
          </table:table-cell>
          <table:table-cell table:formula="of:=[.B1297]/([.$B$2]+[.B1297])*[.$B$1]" office:value-type="float" office:value="5.58383301709632">
            <text:p>5.5838330171</text:p>
          </table:table-cell>
          <table:table-cell table:formula="of:=[.$D$5]*[.C1297]-[.$D$4]" office:value-type="float" office:value="6.72490180017063">
            <text:p>6.7249018002</text:p>
          </table:table-cell>
          <table:table-cell table:formula="of:=INT([.D1297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7]+[.$D$1]" office:value-type="float" office:value="301.5">
            <text:p>301.5</text:p>
          </table:table-cell>
          <table:table-cell table:formula="of:=[.$M$2]+[.$M$3]*[.A1298]+[.$M$4]*[.A1298]^2+[.$M$5]*[.A1298]^3+[.$M$6]*[.A1298]^4+[.$N$2]*[.A1298]^5+[.$N$3]*[.A1298]^6+[.$N$4]*[.A1298]^7+[.$N$5]*[.A1298]^8+[.$N$6]*[.A1298]^9" office:value-type="float" office:value="5387.48551531637">
            <text:p>5387.4855153164</text:p>
          </table:table-cell>
          <table:table-cell table:formula="of:=[.B1298]/([.$B$2]+[.B1298])*[.$B$1]" office:value-type="float" office:value="5.58417332328768">
            <text:p>5.5841733233</text:p>
          </table:table-cell>
          <table:table-cell table:formula="of:=[.$D$5]*[.C1298]-[.$D$4]" office:value-type="float" office:value="6.72538362783875">
            <text:p>6.7253836278</text:p>
          </table:table-cell>
          <table:table-cell table:formula="of:=INT([.D1298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8]+[.$D$1]" office:value-type="float" office:value="301.75">
            <text:p>301.75</text:p>
          </table:table-cell>
          <table:table-cell table:formula="of:=[.$M$2]+[.$M$3]*[.A1299]+[.$M$4]*[.A1299]^2+[.$M$5]*[.A1299]^3+[.$M$6]*[.A1299]^4+[.$N$2]*[.A1299]^5+[.$N$3]*[.A1299]^6+[.$N$4]*[.A1299]^7+[.$N$5]*[.A1299]^8+[.$N$6]*[.A1299]^9" office:value-type="float" office:value="5458.67987742182">
            <text:p>5458.6798774218</text:p>
          </table:table-cell>
          <table:table-cell table:formula="of:=[.B1299]/([.$B$2]+[.B1299])*[.$B$1]" office:value-type="float" office:value="5.5845086349116">
            <text:p>5.5845086349</text:p>
          </table:table-cell>
          <table:table-cell table:formula="of:=[.$D$5]*[.C1299]-[.$D$4]" office:value-type="float" office:value="6.72585838387299">
            <text:p>6.7258583839</text:p>
          </table:table-cell>
          <table:table-cell table:formula="of:=INT([.D1299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299]+[.$D$1]" office:value-type="float" office:value="302">
            <text:p>302</text:p>
          </table:table-cell>
          <table:table-cell table:formula="of:=[.$M$2]+[.$M$3]*[.A1300]+[.$M$4]*[.A1300]^2+[.$M$5]*[.A1300]^3+[.$M$6]*[.A1300]^4+[.$N$2]*[.A1300]^5+[.$N$3]*[.A1300]^6+[.$N$4]*[.A1300]^7+[.$N$5]*[.A1300]^8+[.$N$6]*[.A1300]^9" office:value-type="float" office:value="5530.6871939798">
            <text:p>5530.6871939798</text:p>
          </table:table-cell>
          <table:table-cell table:formula="of:=[.B1300]/([.$B$2]+[.B1300])*[.$B$1]" office:value-type="float" office:value="5.58483903368216">
            <text:p>5.5848390337</text:p>
          </table:table-cell>
          <table:table-cell table:formula="of:=[.$D$5]*[.C1300]-[.$D$4]" office:value-type="float" office:value="6.72632618396951">
            <text:p>6.726326184</text:p>
          </table:table-cell>
          <table:table-cell table:formula="of:=INT([.D1300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300]+[.$D$1]" office:value-type="float" office:value="302.25">
            <text:p>302.25</text:p>
          </table:table-cell>
          <table:table-cell table:formula="of:=[.$M$2]+[.$M$3]*[.A1301]+[.$M$4]*[.A1301]^2+[.$M$5]*[.A1301]^3+[.$M$6]*[.A1301]^4+[.$N$2]*[.A1301]^5+[.$N$3]*[.A1301]^6+[.$N$4]*[.A1301]^7+[.$N$5]*[.A1301]^8+[.$N$6]*[.A1301]^9" office:value-type="float" office:value="5603.51536266983">
            <text:p>5603.5153626698</text:p>
          </table:table-cell>
          <table:table-cell table:formula="of:=[.B1301]/([.$B$2]+[.B1301])*[.$B$1]" office:value-type="float" office:value="5.58516459984007">
            <text:p>5.5851645998</text:p>
          </table:table-cell>
          <table:table-cell table:formula="of:=[.$D$5]*[.C1301]-[.$D$4]" office:value-type="float" office:value="6.72678714173833">
            <text:p>6.7267871417</text:p>
          </table:table-cell>
          <table:table-cell table:formula="of:=INT([.D1301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301]+[.$D$1]" office:value-type="float" office:value="302.5">
            <text:p>302.5</text:p>
          </table:table-cell>
          <table:table-cell table:formula="of:=[.$M$2]+[.$M$3]*[.A1302]+[.$M$4]*[.A1302]^2+[.$M$5]*[.A1302]^3+[.$M$6]*[.A1302]^4+[.$N$2]*[.A1302]^5+[.$N$3]*[.A1302]^6+[.$N$4]*[.A1302]^7+[.$N$5]*[.A1302]^8+[.$N$6]*[.A1302]^9" office:value-type="float" office:value="5677.17234514735">
            <text:p>5677.1723451474</text:p>
          </table:table-cell>
          <table:table-cell table:formula="of:=[.B1302]/([.$B$2]+[.B1302])*[.$B$1]" office:value-type="float" office:value="5.5854854121816">
            <text:p>5.5854854122</text:p>
          </table:table-cell>
          <table:table-cell table:formula="of:=[.$D$5]*[.C1302]-[.$D$4]" office:value-type="float" office:value="6.72724136874431">
            <text:p>6.7272413687</text:p>
          </table:table-cell>
          <table:table-cell table:formula="of:=INT([.D1302]/[.$B$1]*1024)" office:value-type="float" office:value="1227">
            <text:p>1227</text:p>
          </table:table-cell>
          <table:table-cell table:number-columns-repeated="10"/>
        </table:table-row>
        <table:table-row table:style-name="ro2">
          <table:table-cell table:formula="of:=[.A1302]+[.$D$1]" office:value-type="float" office:value="302.75">
            <text:p>302.75</text:p>
          </table:table-cell>
          <table:table-cell table:formula="of:=[.$M$2]+[.$M$3]*[.A1303]+[.$M$4]*[.A1303]^2+[.$M$5]*[.A1303]^3+[.$M$6]*[.A1303]^4+[.$N$2]*[.A1303]^5+[.$N$3]*[.A1303]^6+[.$N$4]*[.A1303]^7+[.$N$5]*[.A1303]^8+[.$N$6]*[.A1303]^9" office:value-type="float" office:value="5751.66616746329">
            <text:p>5751.6661674633</text:p>
          </table:table-cell>
          <table:table-cell table:formula="of:=[.B1303]/([.$B$2]+[.B1303])*[.$B$1]" office:value-type="float" office:value="5.58580154808688">
            <text:p>5.5858015481</text:p>
          </table:table-cell>
          <table:table-cell table:formula="of:=[.$D$5]*[.C1303]-[.$D$4]" office:value-type="float" office:value="6.72768897454731">
            <text:p>6.7276889745</text:p>
          </table:table-cell>
          <table:table-cell table:formula="of:=INT([.D1303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3]+[.$D$1]" office:value-type="float" office:value="303">
            <text:p>303</text:p>
          </table:table-cell>
          <table:table-cell table:formula="of:=[.$M$2]+[.$M$3]*[.A1304]+[.$M$4]*[.A1304]^2+[.$M$5]*[.A1304]^3+[.$M$6]*[.A1304]^4+[.$N$2]*[.A1304]^5+[.$N$3]*[.A1304]^6+[.$N$4]*[.A1304]^7+[.$N$5]*[.A1304]^8+[.$N$6]*[.A1304]^9" office:value-type="float" office:value="5827.00492048648">
            <text:p>5827.0049204865</text:p>
          </table:table-cell>
          <table:table-cell table:formula="of:=[.B1304]/([.$B$2]+[.B1304])*[.$B$1]" office:value-type="float" office:value="5.58611308354771">
            <text:p>5.5861130835</text:p>
          </table:table-cell>
          <table:table-cell table:formula="of:=[.$D$5]*[.C1304]-[.$D$4]" office:value-type="float" office:value="6.72813006674144">
            <text:p>6.7281300667</text:p>
          </table:table-cell>
          <table:table-cell table:formula="of:=INT([.D1304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4]+[.$D$1]" office:value-type="float" office:value="303.25">
            <text:p>303.25</text:p>
          </table:table-cell>
          <table:table-cell table:formula="of:=[.$M$2]+[.$M$3]*[.A1305]+[.$M$4]*[.A1305]^2+[.$M$5]*[.A1305]^3+[.$M$6]*[.A1305]^4+[.$N$2]*[.A1305]^5+[.$N$3]*[.A1305]^6+[.$N$4]*[.A1305]^7+[.$N$5]*[.A1305]^8+[.$N$6]*[.A1305]^9" office:value-type="float" office:value="5903.1967603293">
            <text:p>5903.1967603293</text:p>
          </table:table-cell>
          <table:table-cell table:formula="of:=[.B1305]/([.$B$2]+[.B1305])*[.$B$1]" office:value-type="float" office:value="5.58642009319466">
            <text:p>5.5864200932</text:p>
          </table:table-cell>
          <table:table-cell table:formula="of:=[.$D$5]*[.C1305]-[.$D$4]" office:value-type="float" office:value="6.72856475099355">
            <text:p>6.728564751</text:p>
          </table:table-cell>
          <table:table-cell table:formula="of:=INT([.D1305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5]+[.$D$1]" office:value-type="float" office:value="303.5">
            <text:p>303.5</text:p>
          </table:table-cell>
          <table:table-cell table:formula="of:=[.$M$2]+[.$M$3]*[.A1306]+[.$M$4]*[.A1306]^2+[.$M$5]*[.A1306]^3+[.$M$6]*[.A1306]^4+[.$N$2]*[.A1306]^5+[.$N$3]*[.A1306]^6+[.$N$4]*[.A1306]^7+[.$N$5]*[.A1306]^8+[.$N$6]*[.A1306]^9" office:value-type="float" office:value="5980.24990877439">
            <text:p>5980.2499087744</text:p>
          </table:table-cell>
          <table:table-cell table:formula="of:=[.B1306]/([.$B$2]+[.B1306])*[.$B$1]" office:value-type="float" office:value="5.58672265032371">
            <text:p>5.5867226503</text:p>
          </table:table-cell>
          <table:table-cell table:formula="of:=[.$D$5]*[.C1306]-[.$D$4]" office:value-type="float" office:value="6.72899313108084">
            <text:p>6.7289931311</text:p>
          </table:table-cell>
          <table:table-cell table:formula="of:=INT([.D1306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6]+[.$D$1]" office:value-type="float" office:value="303.75">
            <text:p>303.75</text:p>
          </table:table-cell>
          <table:table-cell table:formula="of:=[.$M$2]+[.$M$3]*[.A1307]+[.$M$4]*[.A1307]^2+[.$M$5]*[.A1307]^3+[.$M$6]*[.A1307]^4+[.$N$2]*[.A1307]^5+[.$N$3]*[.A1307]^6+[.$N$4]*[.A1307]^7+[.$N$5]*[.A1307]^8+[.$N$6]*[.A1307]^9" office:value-type="float" office:value="6058.17265370151">
            <text:p>6058.1726537015</text:p>
          </table:table-cell>
          <table:table-cell table:formula="of:=[.B1307]/([.$B$2]+[.B1307])*[.$B$1]" office:value-type="float" office:value="5.58702082692223">
            <text:p>5.5870208269</text:p>
          </table:table-cell>
          <table:table-cell table:formula="of:=[.$D$5]*[.C1307]-[.$D$4]" office:value-type="float" office:value="6.72941530892771">
            <text:p>6.7294153089</text:p>
          </table:table-cell>
          <table:table-cell table:formula="of:=INT([.D1307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7]+[.$D$1]" office:value-type="float" office:value="304">
            <text:p>304</text:p>
          </table:table-cell>
          <table:table-cell table:formula="of:=[.$M$2]+[.$M$3]*[.A1308]+[.$M$4]*[.A1308]^2+[.$M$5]*[.A1308]^3+[.$M$6]*[.A1308]^4+[.$N$2]*[.A1308]^5+[.$N$3]*[.A1308]^6+[.$N$4]*[.A1308]^7+[.$N$5]*[.A1308]^8+[.$N$6]*[.A1308]^9" office:value-type="float" office:value="6136.97334952245">
            <text:p>6136.9733495225</text:p>
          </table:table-cell>
          <table:table-cell table:formula="of:=[.B1308]/([.$B$2]+[.B1308])*[.$B$1]" office:value-type="float" office:value="5.58731469369447">
            <text:p>5.5873146937</text:p>
          </table:table-cell>
          <table:table-cell table:formula="of:=[.$D$5]*[.C1308]-[.$D$4]" office:value-type="float" office:value="6.72983138464187">
            <text:p>6.7298313846</text:p>
          </table:table-cell>
          <table:table-cell table:formula="of:=INT([.D1308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8]+[.$D$1]" office:value-type="float" office:value="304.25">
            <text:p>304.25</text:p>
          </table:table-cell>
          <table:table-cell table:formula="of:=[.$M$2]+[.$M$3]*[.A1309]+[.$M$4]*[.A1309]^2+[.$M$5]*[.A1309]^3+[.$M$6]*[.A1309]^4+[.$N$2]*[.A1309]^5+[.$N$3]*[.A1309]^6+[.$N$4]*[.A1309]^7+[.$N$5]*[.A1309]^8+[.$N$6]*[.A1309]^9" office:value-type="float" office:value="6216.66041761194">
            <text:p>6216.660417612</text:p>
          </table:table-cell>
          <table:table-cell table:formula="of:=[.B1309]/([.$B$2]+[.B1309])*[.$B$1]" office:value-type="float" office:value="5.58760432008653">
            <text:p>5.5876043201</text:p>
          </table:table-cell>
          <table:table-cell table:formula="of:=[.$D$5]*[.C1309]-[.$D$4]" office:value-type="float" office:value="6.73024145654961">
            <text:p>6.7302414565</text:p>
          </table:table-cell>
          <table:table-cell table:formula="of:=INT([.D1309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09]+[.$D$1]" office:value-type="float" office:value="304.5">
            <text:p>304.5</text:p>
          </table:table-cell>
          <table:table-cell table:formula="of:=[.$M$2]+[.$M$3]*[.A1310]+[.$M$4]*[.A1310]^2+[.$M$5]*[.A1310]^3+[.$M$6]*[.A1310]^4+[.$N$2]*[.A1310]^5+[.$N$3]*[.A1310]^6+[.$N$4]*[.A1310]^7+[.$N$5]*[.A1310]^8+[.$N$6]*[.A1310]^9" office:value-type="float" office:value="6297.24234674365">
            <text:p>6297.2423467437</text:p>
          </table:table-cell>
          <table:table-cell table:formula="of:=[.B1310]/([.$B$2]+[.B1310])*[.$B$1]" office:value-type="float" office:value="5.58788977431074">
            <text:p>5.5878897743</text:p>
          </table:table-cell>
          <table:table-cell table:formula="of:=[.$D$5]*[.C1310]-[.$D$4]" office:value-type="float" office:value="6.73064562123041">
            <text:p>6.7306456212</text:p>
          </table:table-cell>
          <table:table-cell table:formula="of:=INT([.D1310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0]+[.$D$1]" office:value-type="float" office:value="304.75">
            <text:p>304.75</text:p>
          </table:table-cell>
          <table:table-cell table:formula="of:=[.$M$2]+[.$M$3]*[.A1311]+[.$M$4]*[.A1311]^2+[.$M$5]*[.A1311]^3+[.$M$6]*[.A1311]^4+[.$N$2]*[.A1311]^5+[.$N$3]*[.A1311]^6+[.$N$4]*[.A1311]^7+[.$N$5]*[.A1311]^8+[.$N$6]*[.A1311]^9" office:value-type="float" office:value="6378.72769352875">
            <text:p>6378.7276935288</text:p>
          </table:table-cell>
          <table:table-cell table:formula="of:=[.B1311]/([.$B$2]+[.B1311])*[.$B$1]" office:value-type="float" office:value="5.58817112336959">
            <text:p>5.5881711234</text:p>
          </table:table-cell>
          <table:table-cell table:formula="of:=[.$D$5]*[.C1311]-[.$D$4]" office:value-type="float" office:value="6.73104397355074">
            <text:p>6.7310439736</text:p>
          </table:table-cell>
          <table:table-cell table:formula="of:=INT([.D1311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1]+[.$D$1]" office:value-type="float" office:value="305">
            <text:p>305</text:p>
          </table:table-cell>
          <table:table-cell table:formula="of:=[.$M$2]+[.$M$3]*[.A1312]+[.$M$4]*[.A1312]^2+[.$M$5]*[.A1312]^3+[.$M$6]*[.A1312]^4+[.$N$2]*[.A1312]^5+[.$N$3]*[.A1312]^6+[.$N$4]*[.A1312]^7+[.$N$5]*[.A1312]^8+[.$N$6]*[.A1312]^9" office:value-type="float" office:value="6461.12508285517">
            <text:p>6461.1250828552</text:p>
          </table:table-cell>
          <table:table-cell table:formula="of:=[.B1312]/([.$B$2]+[.B1312])*[.$B$1]" office:value-type="float" office:value="5.58844843307917">
            <text:p>5.5884484331</text:p>
          </table:table-cell>
          <table:table-cell table:formula="of:=[.$D$5]*[.C1312]-[.$D$4]" office:value-type="float" office:value="6.7314366066973">
            <text:p>6.7314366067</text:p>
          </table:table-cell>
          <table:table-cell table:formula="of:=INT([.D1312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2]+[.$D$1]" office:value-type="float" office:value="305.25">
            <text:p>305.25</text:p>
          </table:table-cell>
          <table:table-cell table:formula="of:=[.$M$2]+[.$M$3]*[.A1313]+[.$M$4]*[.A1313]^2+[.$M$5]*[.A1313]^3+[.$M$6]*[.A1313]^4+[.$N$2]*[.A1313]^5+[.$N$3]*[.A1313]^6+[.$N$4]*[.A1313]^7+[.$N$5]*[.A1313]^8+[.$N$6]*[.A1313]^9" office:value-type="float" office:value="6544.44320832967">
            <text:p>6544.4432083297</text:p>
          </table:table-cell>
          <table:table-cell table:formula="of:=[.B1313]/([.$B$2]+[.B1313])*[.$B$1]" office:value-type="float" office:value="5.588721768092">
            <text:p>5.5887217681</text:p>
          </table:table-cell>
          <table:table-cell table:formula="of:=[.$D$5]*[.C1313]-[.$D$4]" office:value-type="float" office:value="6.73182361220937">
            <text:p>6.7318236122</text:p>
          </table:table-cell>
          <table:table-cell table:formula="of:=INT([.D1313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3]+[.$D$1]" office:value-type="float" office:value="305.5">
            <text:p>305.5</text:p>
          </table:table-cell>
          <table:table-cell table:formula="of:=[.$M$2]+[.$M$3]*[.A1314]+[.$M$4]*[.A1314]^2+[.$M$5]*[.A1314]^3+[.$M$6]*[.A1314]^4+[.$N$2]*[.A1314]^5+[.$N$3]*[.A1314]^6+[.$N$4]*[.A1314]^7+[.$N$5]*[.A1314]^8+[.$N$6]*[.A1314]^9" office:value-type="float" office:value="6628.69083272421">
            <text:p>6628.6908327242</text:p>
          </table:table-cell>
          <table:table-cell table:formula="of:=[.B1314]/([.$B$2]+[.B1314])*[.$B$1]" office:value-type="float" office:value="5.58899119191959">
            <text:p>5.5889911919</text:p>
          </table:table-cell>
          <table:table-cell table:formula="of:=[.$D$5]*[.C1314]-[.$D$4]" office:value-type="float" office:value="6.73220508001065">
            <text:p>6.73220508</text:p>
          </table:table-cell>
          <table:table-cell table:formula="of:=INT([.D1314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4]+[.$D$1]" office:value-type="float" office:value="305.75">
            <text:p>305.75</text:p>
          </table:table-cell>
          <table:table-cell table:formula="of:=[.$M$2]+[.$M$3]*[.A1315]+[.$M$4]*[.A1315]^2+[.$M$5]*[.A1315]^3+[.$M$6]*[.A1315]^4+[.$N$2]*[.A1315]^5+[.$N$3]*[.A1315]^6+[.$N$4]*[.A1315]^7+[.$N$5]*[.A1315]^8+[.$N$6]*[.A1315]^9" office:value-type="float" office:value="6713.87678841961">
            <text:p>6713.8767884196</text:p>
          </table:table-cell>
          <table:table-cell table:formula="of:=[.B1315]/([.$B$2]+[.B1315])*[.$B$1]" office:value-type="float" office:value="5.58925676695432">
            <text:p>5.589256767</text:p>
          </table:table-cell>
          <table:table-cell table:formula="of:=[.$D$5]*[.C1315]-[.$D$4]" office:value-type="float" office:value="6.73258109844034">
            <text:p>6.7325810984</text:p>
          </table:table-cell>
          <table:table-cell table:formula="of:=INT([.D1315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5]+[.$D$1]" office:value-type="float" office:value="306">
            <text:p>306</text:p>
          </table:table-cell>
          <table:table-cell table:formula="of:=[.$M$2]+[.$M$3]*[.A1316]+[.$M$4]*[.A1316]^2+[.$M$5]*[.A1316]^3+[.$M$6]*[.A1316]^4+[.$N$2]*[.A1316]^5+[.$N$3]*[.A1316]^6+[.$N$4]*[.A1316]^7+[.$N$5]*[.A1316]^8+[.$N$6]*[.A1316]^9" office:value-type="float" office:value="6800.00997785782">
            <text:p>6800.0099778578</text:p>
          </table:table-cell>
          <table:table-cell table:formula="of:=[.B1316]/([.$B$2]+[.B1316])*[.$B$1]" office:value-type="float" office:value="5.58951855449099">
            <text:p>5.5895185545</text:p>
          </table:table-cell>
          <table:table-cell table:formula="of:=[.$D$5]*[.C1316]-[.$D$4]" office:value-type="float" office:value="6.73295175428363">
            <text:p>6.7329517543</text:p>
          </table:table-cell>
          <table:table-cell table:formula="of:=INT([.D1316]/[.$B$1]*1024)" office:value-type="float" office:value="1228">
            <text:p>1228</text:p>
          </table:table-cell>
          <table:table-cell table:number-columns-repeated="10"/>
        </table:table-row>
        <table:table-row table:style-name="ro2">
          <table:table-cell table:formula="of:=[.A1316]+[.$D$1]" office:value-type="float" office:value="306.25">
            <text:p>306.25</text:p>
          </table:table-cell>
          <table:table-cell table:formula="of:=[.$M$2]+[.$M$3]*[.A1317]+[.$M$4]*[.A1317]^2+[.$M$5]*[.A1317]^3+[.$M$6]*[.A1317]^4+[.$N$2]*[.A1317]^5+[.$N$3]*[.A1317]^6+[.$N$4]*[.A1317]^7+[.$N$5]*[.A1317]^8+[.$N$6]*[.A1317]^9" office:value-type="float" office:value="6887.09937399166">
            <text:p>6887.0993739917</text:p>
          </table:table-cell>
          <table:table-cell table:formula="of:=[.B1317]/([.$B$2]+[.B1317])*[.$B$1]" office:value-type="float" office:value="5.58977661474791">
            <text:p>5.5897766147</text:p>
          </table:table-cell>
          <table:table-cell table:formula="of:=[.$D$5]*[.C1317]-[.$D$4]" office:value-type="float" office:value="6.73331713280151">
            <text:p>6.7333171328</text:p>
          </table:table-cell>
          <table:table-cell table:formula="of:=INT([.D1317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17]+[.$D$1]" office:value-type="float" office:value="306.5">
            <text:p>306.5</text:p>
          </table:table-cell>
          <table:table-cell table:formula="of:=[.$M$2]+[.$M$3]*[.A1318]+[.$M$4]*[.A1318]^2+[.$M$5]*[.A1318]^3+[.$M$6]*[.A1318]^4+[.$N$2]*[.A1318]^5+[.$N$3]*[.A1318]^6+[.$N$4]*[.A1318]^7+[.$N$5]*[.A1318]^8+[.$N$6]*[.A1318]^9" office:value-type="float" office:value="6975.15402073687">
            <text:p>6975.1540207369</text:p>
          </table:table-cell>
          <table:table-cell table:formula="of:=[.B1318]/([.$B$2]+[.B1318])*[.$B$1]" office:value-type="float" office:value="5.59003100688752">
            <text:p>5.5900310069</text:p>
          </table:table-cell>
          <table:table-cell table:formula="of:=[.$D$5]*[.C1318]-[.$D$4]" office:value-type="float" office:value="6.73367731776001">
            <text:p>6.7336773178</text:p>
          </table:table-cell>
          <table:table-cell table:formula="of:=INT([.D1318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18]+[.$D$1]" office:value-type="float" office:value="306.75">
            <text:p>306.75</text:p>
          </table:table-cell>
          <table:table-cell table:formula="of:=[.$M$2]+[.$M$3]*[.A1319]+[.$M$4]*[.A1319]^2+[.$M$5]*[.A1319]^3+[.$M$6]*[.A1319]^4+[.$N$2]*[.A1319]^5+[.$N$3]*[.A1319]^6+[.$N$4]*[.A1319]^7+[.$N$5]*[.A1319]^8+[.$N$6]*[.A1319]^9" office:value-type="float" office:value="7064.18303343136">
            <text:p>7064.1830334314</text:p>
          </table:table-cell>
          <table:table-cell table:formula="of:=[.B1319]/([.$B$2]+[.B1319])*[.$B$1]" office:value-type="float" office:value="5.59028178903658">
            <text:p>5.590281789</text:p>
          </table:table-cell>
          <table:table-cell table:formula="of:=[.$D$5]*[.C1319]-[.$D$4]" office:value-type="float" office:value="6.73403239145879">
            <text:p>6.7340323915</text:p>
          </table:table-cell>
          <table:table-cell table:formula="of:=INT([.D1319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19]+[.$D$1]" office:value-type="float" office:value="307">
            <text:p>307</text:p>
          </table:table-cell>
          <table:table-cell table:formula="of:=[.$M$2]+[.$M$3]*[.A1320]+[.$M$4]*[.A1320]^2+[.$M$5]*[.A1320]^3+[.$M$6]*[.A1320]^4+[.$N$2]*[.A1320]^5+[.$N$3]*[.A1320]^6+[.$N$4]*[.A1320]^7+[.$N$5]*[.A1320]^8+[.$N$6]*[.A1320]^9" office:value-type="float" office:value="7154.19559928967">
            <text:p>7154.1955992897</text:p>
          </table:table-cell>
          <table:table-cell table:formula="of:=[.B1320]/([.$B$2]+[.B1320])*[.$B$1]" office:value-type="float" office:value="5.59052901830599">
            <text:p>5.5905290183</text:p>
          </table:table-cell>
          <table:table-cell table:formula="of:=[.$D$5]*[.C1320]-[.$D$4]" office:value-type="float" office:value="6.73438243475919">
            <text:p>6.7343824348</text:p>
          </table:table-cell>
          <table:table-cell table:formula="of:=INT([.D1320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0]+[.$D$1]" office:value-type="float" office:value="307.25">
            <text:p>307.25</text:p>
          </table:table-cell>
          <table:table-cell table:formula="of:=[.$M$2]+[.$M$3]*[.A1321]+[.$M$4]*[.A1321]^2+[.$M$5]*[.A1321]^3+[.$M$6]*[.A1321]^4+[.$N$2]*[.A1321]^5+[.$N$3]*[.A1321]^6+[.$N$4]*[.A1321]^7+[.$N$5]*[.A1321]^8+[.$N$6]*[.A1321]^9" office:value-type="float" office:value="7245.20097786636">
            <text:p>7245.2009778664</text:p>
          </table:table-cell>
          <table:table-cell table:formula="of:=[.B1321]/([.$B$2]+[.B1321])*[.$B$1]" office:value-type="float" office:value="5.59077275081016">
            <text:p>5.5907727508</text:p>
          </table:table-cell>
          <table:table-cell table:formula="of:=[.$D$5]*[.C1321]-[.$D$4]" office:value-type="float" office:value="6.73472752711162">
            <text:p>6.7347275271</text:p>
          </table:table-cell>
          <table:table-cell table:formula="of:=INT([.D1321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1]+[.$D$1]" office:value-type="float" office:value="307.5">
            <text:p>307.5</text:p>
          </table:table-cell>
          <table:table-cell table:formula="of:=[.$M$2]+[.$M$3]*[.A1322]+[.$M$4]*[.A1322]^2+[.$M$5]*[.A1322]^3+[.$M$6]*[.A1322]^4+[.$N$2]*[.A1322]^5+[.$N$3]*[.A1322]^6+[.$N$4]*[.A1322]^7+[.$N$5]*[.A1322]^8+[.$N$6]*[.A1322]^9" office:value-type="float" office:value="7337.20850151678">
            <text:p>7337.2085015168</text:p>
          </table:table-cell>
          <table:table-cell table:formula="of:=[.B1322]/([.$B$2]+[.B1322])*[.$B$1]" office:value-type="float" office:value="5.59101304168596">
            <text:p>5.5910130417</text:p>
          </table:table-cell>
          <table:table-cell table:formula="of:=[.$D$5]*[.C1322]-[.$D$4]" office:value-type="float" office:value="6.73506774658249">
            <text:p>6.7350677466</text:p>
          </table:table-cell>
          <table:table-cell table:formula="of:=INT([.D1322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2]+[.$D$1]" office:value-type="float" office:value="307.75">
            <text:p>307.75</text:p>
          </table:table-cell>
          <table:table-cell table:formula="of:=[.$M$2]+[.$M$3]*[.A1323]+[.$M$4]*[.A1323]^2+[.$M$5]*[.A1323]^3+[.$M$6]*[.A1323]^4+[.$N$2]*[.A1323]^5+[.$N$3]*[.A1323]^6+[.$N$4]*[.A1323]^7+[.$N$5]*[.A1323]^8+[.$N$6]*[.A1323]^9" office:value-type="float" office:value="7430.22757586255">
            <text:p>7430.2275758626</text:p>
          </table:table-cell>
          <table:table-cell table:formula="of:=[.B1323]/([.$B$2]+[.B1323])*[.$B$1]" office:value-type="float" office:value="5.59124994511138">
            <text:p>5.5912499451</text:p>
          </table:table-cell>
          <table:table-cell table:formula="of:=[.$D$5]*[.C1323]-[.$D$4]" office:value-type="float" office:value="6.73540316988049">
            <text:p>6.7354031699</text:p>
          </table:table-cell>
          <table:table-cell table:formula="of:=INT([.D1323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3]+[.$D$1]" office:value-type="float" office:value="308">
            <text:p>308</text:p>
          </table:table-cell>
          <table:table-cell table:formula="of:=[.$M$2]+[.$M$3]*[.A1324]+[.$M$4]*[.A1324]^2+[.$M$5]*[.A1324]^3+[.$M$6]*[.A1324]^4+[.$N$2]*[.A1324]^5+[.$N$3]*[.A1324]^6+[.$N$4]*[.A1324]^7+[.$N$5]*[.A1324]^8+[.$N$6]*[.A1324]^9" office:value-type="float" office:value="7524.2676802596">
            <text:p>7524.2676802596</text:p>
          </table:table-cell>
          <table:table-cell table:formula="of:=[.B1324]/([.$B$2]+[.B1324])*[.$B$1]" office:value-type="float" office:value="5.59148351432367">
            <text:p>5.5914835143</text:p>
          </table:table-cell>
          <table:table-cell table:formula="of:=[.$D$5]*[.C1324]-[.$D$4]" office:value-type="float" office:value="6.7357338723824">
            <text:p>6.7357338724</text:p>
          </table:table-cell>
          <table:table-cell table:formula="of:=INT([.D1324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4]+[.$D$1]" office:value-type="float" office:value="308.25">
            <text:p>308.25</text:p>
          </table:table-cell>
          <table:table-cell table:formula="of:=[.$M$2]+[.$M$3]*[.A1325]+[.$M$4]*[.A1325]^2+[.$M$5]*[.A1325]^3+[.$M$6]*[.A1325]^4+[.$N$2]*[.A1325]^5+[.$N$3]*[.A1325]^6+[.$N$4]*[.A1325]^7+[.$N$5]*[.A1325]^8+[.$N$6]*[.A1325]^9" office:value-type="float" office:value="7619.33836826612">
            <text:p>7619.3383682661</text:p>
          </table:table-cell>
          <table:table-cell table:formula="of:=[.B1325]/([.$B$2]+[.B1325])*[.$B$1]" office:value-type="float" office:value="5.5917138016372">
            <text:p>5.5917138016</text:p>
          </table:table-cell>
          <table:table-cell table:formula="of:=[.$D$5]*[.C1325]-[.$D$4]" office:value-type="float" office:value="6.73605992815832">
            <text:p>6.7360599282</text:p>
          </table:table-cell>
          <table:table-cell table:formula="of:=INT([.D1325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5]+[.$D$1]" office:value-type="float" office:value="308.5">
            <text:p>308.5</text:p>
          </table:table-cell>
          <table:table-cell table:formula="of:=[.$M$2]+[.$M$3]*[.A1326]+[.$M$4]*[.A1326]^2+[.$M$5]*[.A1326]^3+[.$M$6]*[.A1326]^4+[.$N$2]*[.A1326]^5+[.$N$3]*[.A1326]^6+[.$N$4]*[.A1326]^7+[.$N$5]*[.A1326]^8+[.$N$6]*[.A1326]^9" office:value-type="float" office:value="7715.44926811656">
            <text:p>7715.4492681166</text:p>
          </table:table-cell>
          <table:table-cell table:formula="of:=[.B1326]/([.$B$2]+[.B1326])*[.$B$1]" office:value-type="float" office:value="5.59194085846095">
            <text:p>5.5919408585</text:p>
          </table:table-cell>
          <table:table-cell table:formula="of:=[.$D$5]*[.C1326]-[.$D$4]" office:value-type="float" office:value="6.73638140999642">
            <text:p>6.73638141</text:p>
          </table:table-cell>
          <table:table-cell table:formula="of:=INT([.D1326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6]+[.$D$1]" office:value-type="float" office:value="308.75">
            <text:p>308.75</text:p>
          </table:table-cell>
          <table:table-cell table:formula="of:=[.$M$2]+[.$M$3]*[.A1327]+[.$M$4]*[.A1327]^2+[.$M$5]*[.A1327]^3+[.$M$6]*[.A1327]^4+[.$N$2]*[.A1327]^5+[.$N$3]*[.A1327]^6+[.$N$4]*[.A1327]^7+[.$N$5]*[.A1327]^8+[.$N$6]*[.A1327]^9" office:value-type="float" office:value="7812.61008319579">
            <text:p>7812.6100831958</text:p>
          </table:table-cell>
          <table:table-cell table:formula="of:=[.B1327]/([.$B$2]+[.B1327])*[.$B$1]" office:value-type="float" office:value="5.59216473531559">
            <text:p>5.5921647353</text:p>
          </table:table-cell>
          <table:table-cell table:formula="of:=[.$D$5]*[.C1327]-[.$D$4]" office:value-type="float" office:value="6.73669838942717">
            <text:p>6.7366983894</text:p>
          </table:table-cell>
          <table:table-cell table:formula="of:=INT([.D1327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7]+[.$D$1]" office:value-type="float" office:value="309">
            <text:p>309</text:p>
          </table:table-cell>
          <table:table-cell table:formula="of:=[.$M$2]+[.$M$3]*[.A1328]+[.$M$4]*[.A1328]^2+[.$M$5]*[.A1328]^3+[.$M$6]*[.A1328]^4+[.$N$2]*[.A1328]^5+[.$N$3]*[.A1328]^6+[.$N$4]*[.A1328]^7+[.$N$5]*[.A1328]^8+[.$N$6]*[.A1328]^9" office:value-type="float" office:value="7910.83059251204">
            <text:p>7910.830592512</text:p>
          </table:table-cell>
          <table:table-cell table:formula="of:=[.B1328]/([.$B$2]+[.B1328])*[.$B$1]" office:value-type="float" office:value="5.59238548185027">
            <text:p>5.5923854819</text:p>
          </table:table-cell>
          <table:table-cell table:formula="of:=[.$D$5]*[.C1328]-[.$D$4]" office:value-type="float" office:value="6.73701093674704">
            <text:p>6.7370109367</text:p>
          </table:table-cell>
          <table:table-cell table:formula="of:=INT([.D1328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8]+[.$D$1]" office:value-type="float" office:value="309.25">
            <text:p>309.25</text:p>
          </table:table-cell>
          <table:table-cell table:formula="of:=[.$M$2]+[.$M$3]*[.A1329]+[.$M$4]*[.A1329]^2+[.$M$5]*[.A1329]^3+[.$M$6]*[.A1329]^4+[.$N$2]*[.A1329]^5+[.$N$3]*[.A1329]^6+[.$N$4]*[.A1329]^7+[.$N$5]*[.A1329]^8+[.$N$6]*[.A1329]^9" office:value-type="float" office:value="8010.1206511826">
            <text:p>8010.1206511826</text:p>
          </table:table-cell>
          <table:table-cell table:formula="of:=[.B1329]/([.$B$2]+[.B1329])*[.$B$1]" office:value-type="float" office:value="5.592603146859">
            <text:p>5.5926031469</text:p>
          </table:table-cell>
          <table:table-cell table:formula="of:=[.$D$5]*[.C1329]-[.$D$4]" office:value-type="float" office:value="6.7373191210418">
            <text:p>6.737319121</text:p>
          </table:table-cell>
          <table:table-cell table:formula="of:=INT([.D1329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29]+[.$D$1]" office:value-type="float" office:value="309.5">
            <text:p>309.5</text:p>
          </table:table-cell>
          <table:table-cell table:formula="of:=[.$M$2]+[.$M$3]*[.A1330]+[.$M$4]*[.A1330]^2+[.$M$5]*[.A1330]^3+[.$M$6]*[.A1330]^4+[.$N$2]*[.A1330]^5+[.$N$3]*[.A1330]^6+[.$N$4]*[.A1330]^7+[.$N$5]*[.A1330]^8+[.$N$6]*[.A1330]^9" office:value-type="float" office:value="8110.49019090878">
            <text:p>8110.4901909088</text:p>
          </table:table-cell>
          <table:table-cell table:formula="of:=[.B1330]/([.$B$2]+[.B1330])*[.$B$1]" office:value-type="float" office:value="5.5928177782968">
            <text:p>5.5928177783</text:p>
          </table:table-cell>
          <table:table-cell table:formula="of:=[.$D$5]*[.C1330]-[.$D$4]" office:value-type="float" office:value="6.73762301020927">
            <text:p>6.7376230102</text:p>
          </table:table-cell>
          <table:table-cell table:formula="of:=INT([.D1330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30]+[.$D$1]" office:value-type="float" office:value="309.75">
            <text:p>309.75</text:p>
          </table:table-cell>
          <table:table-cell table:formula="of:=[.$M$2]+[.$M$3]*[.A1331]+[.$M$4]*[.A1331]^2+[.$M$5]*[.A1331]^3+[.$M$6]*[.A1331]^4+[.$N$2]*[.A1331]^5+[.$N$3]*[.A1331]^6+[.$N$4]*[.A1331]^7+[.$N$5]*[.A1331]^8+[.$N$6]*[.A1331]^9" office:value-type="float" office:value="8211.9492204634">
            <text:p>8211.9492204634</text:p>
          </table:table-cell>
          <table:table-cell table:formula="of:=[.B1331]/([.$B$2]+[.B1331])*[.$B$1]" office:value-type="float" office:value="5.59302942329539">
            <text:p>5.5930294233</text:p>
          </table:table-cell>
          <table:table-cell table:formula="of:=[.$D$5]*[.C1331]-[.$D$4]" office:value-type="float" office:value="6.73792267098162">
            <text:p>6.737922671</text:p>
          </table:table-cell>
          <table:table-cell table:formula="of:=INT([.D1331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31]+[.$D$1]" office:value-type="float" office:value="310">
            <text:p>310</text:p>
          </table:table-cell>
          <table:table-cell table:formula="of:=[.$M$2]+[.$M$3]*[.A1332]+[.$M$4]*[.A1332]^2+[.$M$5]*[.A1332]^3+[.$M$6]*[.A1332]^4+[.$N$2]*[.A1332]^5+[.$N$3]*[.A1332]^6+[.$N$4]*[.A1332]^7+[.$N$5]*[.A1332]^8+[.$N$6]*[.A1332]^9" office:value-type="float" office:value="8314.50782617583">
            <text:p>8314.5078261758</text:p>
          </table:table-cell>
          <table:table-cell table:formula="of:=[.B1332]/([.$B$2]+[.B1332])*[.$B$1]" office:value-type="float" office:value="5.59323812817867">
            <text:p>5.5932381282</text:p>
          </table:table-cell>
          <table:table-cell table:formula="of:=[.$D$5]*[.C1332]-[.$D$4]" office:value-type="float" office:value="6.73821816894723">
            <text:p>6.7382181689</text:p>
          </table:table-cell>
          <table:table-cell table:formula="of:=INT([.D1332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32]+[.$D$1]" office:value-type="float" office:value="310.25">
            <text:p>310.25</text:p>
          </table:table-cell>
          <table:table-cell table:formula="of:=[.$M$2]+[.$M$3]*[.A1333]+[.$M$4]*[.A1333]^2+[.$M$5]*[.A1333]^3+[.$M$6]*[.A1333]^4+[.$N$2]*[.A1333]^5+[.$N$3]*[.A1333]^6+[.$N$4]*[.A1333]^7+[.$N$5]*[.A1333]^8+[.$N$6]*[.A1333]^9" office:value-type="float" office:value="8418.17617242114">
            <text:p>8418.1761724211</text:p>
          </table:table-cell>
          <table:table-cell table:formula="of:=[.B1333]/([.$B$2]+[.B1333])*[.$B$1]" office:value-type="float" office:value="5.59344393847783">
            <text:p>5.5934439385</text:p>
          </table:table-cell>
          <table:table-cell table:formula="of:=[.$D$5]*[.C1333]-[.$D$4]" office:value-type="float" office:value="6.73850956857215">
            <text:p>6.7385095686</text:p>
          </table:table-cell>
          <table:table-cell table:formula="of:=INT([.D1333]/[.$B$1]*1024)" office:value-type="float" office:value="1229">
            <text:p>1229</text:p>
          </table:table-cell>
          <table:table-cell table:number-columns-repeated="10"/>
        </table:table-row>
        <table:table-row table:style-name="ro2">
          <table:table-cell table:formula="of:=[.A1333]+[.$D$1]" office:value-type="float" office:value="310.5">
            <text:p>310.5</text:p>
          </table:table-cell>
          <table:table-cell table:formula="of:=[.$M$2]+[.$M$3]*[.A1334]+[.$M$4]*[.A1334]^2+[.$M$5]*[.A1334]^3+[.$M$6]*[.A1334]^4+[.$N$2]*[.A1334]^5+[.$N$3]*[.A1334]^6+[.$N$4]*[.A1334]^7+[.$N$5]*[.A1334]^8+[.$N$6]*[.A1334]^9" office:value-type="float" office:value="8522.96450210933">
            <text:p>8522.9645021093</text:p>
          </table:table-cell>
          <table:table-cell table:formula="of:=[.B1334]/([.$B$2]+[.B1334])*[.$B$1]" office:value-type="float" office:value="5.59364689894619">
            <text:p>5.5936468989</text:p>
          </table:table-cell>
          <table:table-cell table:formula="of:=[.$D$5]*[.C1334]-[.$D$4]" office:value-type="float" office:value="6.73879693322101">
            <text:p>6.7387969332</text:p>
          </table:table-cell>
          <table:table-cell table:formula="of:=INT([.D1334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34]+[.$D$1]" office:value-type="float" office:value="310.75">
            <text:p>310.75</text:p>
          </table:table-cell>
          <table:table-cell table:formula="of:=[.$M$2]+[.$M$3]*[.A1335]+[.$M$4]*[.A1335]^2+[.$M$5]*[.A1335]^3+[.$M$6]*[.A1335]^4+[.$N$2]*[.A1335]^5+[.$N$3]*[.A1335]^6+[.$N$4]*[.A1335]^7+[.$N$5]*[.A1335]^8+[.$N$6]*[.A1335]^9" office:value-type="float" office:value="8628.88313718187">
            <text:p>8628.8831371819</text:p>
          </table:table-cell>
          <table:table-cell table:formula="of:=[.B1335]/([.$B$2]+[.B1335])*[.$B$1]" office:value-type="float" office:value="5.59384705357368">
            <text:p>5.5938470536</text:p>
          </table:table-cell>
          <table:table-cell table:formula="of:=[.$D$5]*[.C1335]-[.$D$4]" office:value-type="float" office:value="6.73908032517765">
            <text:p>6.7390803252</text:p>
          </table:table-cell>
          <table:table-cell table:formula="of:=INT([.D1335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35]+[.$D$1]" office:value-type="float" office:value="311">
            <text:p>311</text:p>
          </table:table-cell>
          <table:table-cell table:formula="of:=[.$M$2]+[.$M$3]*[.A1336]+[.$M$4]*[.A1336]^2+[.$M$5]*[.A1336]^3+[.$M$6]*[.A1336]^4+[.$N$2]*[.A1336]^5+[.$N$3]*[.A1336]^6+[.$N$4]*[.A1336]^7+[.$N$5]*[.A1336]^8+[.$N$6]*[.A1336]^9" office:value-type="float" office:value="8735.94247910369">
            <text:p>8735.9424791037</text:p>
          </table:table-cell>
          <table:table-cell table:formula="of:=[.B1336]/([.$B$2]+[.B1336])*[.$B$1]" office:value-type="float" office:value="5.5940444456011">
            <text:p>5.5940444456</text:p>
          </table:table-cell>
          <table:table-cell table:formula="of:=[.$D$5]*[.C1336]-[.$D$4]" office:value-type="float" office:value="6.73935980566518">
            <text:p>6.7393598057</text:p>
          </table:table-cell>
          <table:table-cell table:formula="of:=INT([.D1336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36]+[.$D$1]" office:value-type="float" office:value="311.25">
            <text:p>311.25</text:p>
          </table:table-cell>
          <table:table-cell table:formula="of:=[.$M$2]+[.$M$3]*[.A1337]+[.$M$4]*[.A1337]^2+[.$M$5]*[.A1337]^3+[.$M$6]*[.A1337]^4+[.$N$2]*[.A1337]^5+[.$N$3]*[.A1337]^6+[.$N$4]*[.A1337]^7+[.$N$5]*[.A1337]^8+[.$N$6]*[.A1337]^9" office:value-type="float" office:value="8844.15300936386">
            <text:p>8844.1530093639</text:p>
          </table:table-cell>
          <table:table-cell table:formula="of:=[.B1337]/([.$B$2]+[.B1337])*[.$B$1]" office:value-type="float" office:value="5.59423911753404">
            <text:p>5.5942391175</text:p>
          </table:table-cell>
          <table:table-cell table:formula="of:=[.$D$5]*[.C1337]-[.$D$4]" office:value-type="float" office:value="6.73963543486582">
            <text:p>6.7396354349</text:p>
          </table:table-cell>
          <table:table-cell table:formula="of:=INT([.D1337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37]+[.$D$1]" office:value-type="float" office:value="311.5">
            <text:p>311.5</text:p>
          </table:table-cell>
          <table:table-cell table:formula="of:=[.$M$2]+[.$M$3]*[.A1338]+[.$M$4]*[.A1338]^2+[.$M$5]*[.A1338]^3+[.$M$6]*[.A1338]^4+[.$N$2]*[.A1338]^5+[.$N$3]*[.A1338]^6+[.$N$4]*[.A1338]^7+[.$N$5]*[.A1338]^8+[.$N$6]*[.A1338]^9" office:value-type="float" office:value="8953.52528997697">
            <text:p>8953.525289977</text:p>
          </table:table-cell>
          <table:table-cell table:formula="of:=[.B1338]/([.$B$2]+[.B1338])*[.$B$1]" office:value-type="float" office:value="5.59443111115655">
            <text:p>5.5944311112</text:p>
          </table:table-cell>
          <table:table-cell table:formula="of:=[.$D$5]*[.C1338]-[.$D$4]" office:value-type="float" office:value="6.73990727194012">
            <text:p>6.7399072719</text:p>
          </table:table-cell>
          <table:table-cell table:formula="of:=INT([.D1338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38]+[.$D$1]" office:value-type="float" office:value="311.75">
            <text:p>311.75</text:p>
          </table:table-cell>
          <table:table-cell table:formula="of:=[.$M$2]+[.$M$3]*[.A1339]+[.$M$4]*[.A1339]^2+[.$M$5]*[.A1339]^3+[.$M$6]*[.A1339]^4+[.$N$2]*[.A1339]^5+[.$N$3]*[.A1339]^6+[.$N$4]*[.A1339]^7+[.$N$5]*[.A1339]^8+[.$N$6]*[.A1339]^9" office:value-type="float" office:value="9064.06996398326">
            <text:p>9064.0699639833</text:p>
          </table:table-cell>
          <table:table-cell table:formula="of:=[.B1339]/([.$B$2]+[.B1339])*[.$B$1]" office:value-type="float" office:value="5.59462046754452">
            <text:p>5.5946204675</text:p>
          </table:table-cell>
          <table:table-cell table:formula="of:=[.$D$5]*[.C1339]-[.$D$4]" office:value-type="float" office:value="6.74017537504602">
            <text:p>6.740175375</text:p>
          </table:table-cell>
          <table:table-cell table:formula="of:=INT([.D1339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39]+[.$D$1]" office:value-type="float" office:value="312">
            <text:p>312</text:p>
          </table:table-cell>
          <table:table-cell table:formula="of:=[.$M$2]+[.$M$3]*[.A1340]+[.$M$4]*[.A1340]^2+[.$M$5]*[.A1340]^3+[.$M$6]*[.A1340]^4+[.$N$2]*[.A1340]^5+[.$N$3]*[.A1340]^6+[.$N$4]*[.A1340]^7+[.$N$5]*[.A1340]^8+[.$N$6]*[.A1340]^9" office:value-type="float" office:value="9175.79775595642">
            <text:p>9175.7977559564</text:p>
          </table:table-cell>
          <table:table-cell table:formula="of:=[.B1340]/([.$B$2]+[.B1340])*[.$B$1]" office:value-type="float" office:value="5.5948072270788">
            <text:p>5.5948072271</text:p>
          </table:table-cell>
          <table:table-cell table:formula="of:=[.$D$5]*[.C1340]-[.$D$4]" office:value-type="float" office:value="6.74043980135733">
            <text:p>6.7404398014</text:p>
          </table:table-cell>
          <table:table-cell table:formula="of:=INT([.D1340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0]+[.$D$1]" office:value-type="float" office:value="312.25">
            <text:p>312.25</text:p>
          </table:table-cell>
          <table:table-cell table:formula="of:=[.$M$2]+[.$M$3]*[.A1341]+[.$M$4]*[.A1341]^2+[.$M$5]*[.A1341]^3+[.$M$6]*[.A1341]^4+[.$N$2]*[.A1341]^5+[.$N$3]*[.A1341]^6+[.$N$4]*[.A1341]^7+[.$N$5]*[.A1341]^8+[.$N$6]*[.A1341]^9" office:value-type="float" office:value="9288.71947251103">
            <text:p>9288.719472511</text:p>
          </table:table-cell>
          <table:table-cell table:formula="of:=[.B1341]/([.$B$2]+[.B1341])*[.$B$1]" office:value-type="float" office:value="5.59499142945803">
            <text:p>5.5949914295</text:p>
          </table:table-cell>
          <table:table-cell table:formula="of:=[.$D$5]*[.C1341]-[.$D$4]" office:value-type="float" office:value="6.74070060708198">
            <text:p>6.7407006071</text:p>
          </table:table-cell>
          <table:table-cell table:formula="of:=INT([.D1341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1]+[.$D$1]" office:value-type="float" office:value="312.5">
            <text:p>312.5</text:p>
          </table:table-cell>
          <table:table-cell table:formula="of:=[.$M$2]+[.$M$3]*[.A1342]+[.$M$4]*[.A1342]^2+[.$M$5]*[.A1342]^3+[.$M$6]*[.A1342]^4+[.$N$2]*[.A1342]^5+[.$N$3]*[.A1342]^6+[.$N$4]*[.A1342]^7+[.$N$5]*[.A1342]^8+[.$N$6]*[.A1342]^9" office:value-type="float" office:value="9402.84600281378">
            <text:p>9402.8460028138</text:p>
          </table:table-cell>
          <table:table-cell table:formula="of:=[.B1342]/([.$B$2]+[.B1342])*[.$B$1]" office:value-type="float" office:value="5.59517311371125">
            <text:p>5.5951731137</text:p>
          </table:table-cell>
          <table:table-cell table:formula="of:=[.$D$5]*[.C1342]-[.$D$4]" office:value-type="float" office:value="6.74095784747985">
            <text:p>6.7409578475</text:p>
          </table:table-cell>
          <table:table-cell table:formula="of:=INT([.D1342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2]+[.$D$1]" office:value-type="float" office:value="312.75">
            <text:p>312.75</text:p>
          </table:table-cell>
          <table:table-cell table:formula="of:=[.$M$2]+[.$M$3]*[.A1343]+[.$M$4]*[.A1343]^2+[.$M$5]*[.A1343]^3+[.$M$6]*[.A1343]^4+[.$N$2]*[.A1343]^5+[.$N$3]*[.A1343]^6+[.$N$4]*[.A1343]^7+[.$N$5]*[.A1343]^8+[.$N$6]*[.A1343]^9" office:value-type="float" office:value="9518.18831909465">
            <text:p>9518.1883190947</text:p>
          </table:table-cell>
          <table:table-cell table:formula="of:=[.B1343]/([.$B$2]+[.B1343])*[.$B$1]" office:value-type="float" office:value="5.59535231821027">
            <text:p>5.5953523182</text:p>
          </table:table-cell>
          <table:table-cell table:formula="of:=[.$D$5]*[.C1343]-[.$D$4]" office:value-type="float" office:value="6.74121157688023">
            <text:p>6.7412115769</text:p>
          </table:table-cell>
          <table:table-cell table:formula="of:=INT([.D1343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3]+[.$D$1]" office:value-type="float" office:value="313">
            <text:p>313</text:p>
          </table:table-cell>
          <table:table-cell table:formula="of:=[.$M$2]+[.$M$3]*[.A1344]+[.$M$4]*[.A1344]^2+[.$M$5]*[.A1344]^3+[.$M$6]*[.A1344]^4+[.$N$2]*[.A1344]^5+[.$N$3]*[.A1344]^6+[.$N$4]*[.A1344]^7+[.$N$5]*[.A1344]^8+[.$N$6]*[.A1344]^9" office:value-type="float" office:value="9634.75747716462">
            <text:p>9634.7574771646</text:p>
          </table:table-cell>
          <table:table-cell table:formula="of:=[.B1344]/([.$B$2]+[.B1344])*[.$B$1]" office:value-type="float" office:value="5.59552908068171">
            <text:p>5.5955290807</text:p>
          </table:table-cell>
          <table:table-cell table:formula="of:=[.$D$5]*[.C1344]-[.$D$4]" office:value-type="float" office:value="6.74146184869892">
            <text:p>6.7414618487</text:p>
          </table:table-cell>
          <table:table-cell table:formula="of:=INT([.D1344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4]+[.$D$1]" office:value-type="float" office:value="313.25">
            <text:p>313.25</text:p>
          </table:table-cell>
          <table:table-cell table:formula="of:=[.$M$2]+[.$M$3]*[.A1345]+[.$M$4]*[.A1345]^2+[.$M$5]*[.A1345]^3+[.$M$6]*[.A1345]^4+[.$N$2]*[.A1345]^5+[.$N$3]*[.A1345]^6+[.$N$4]*[.A1345]^7+[.$N$5]*[.A1345]^8+[.$N$6]*[.A1345]^9" office:value-type="float" office:value="9752.56461693085">
            <text:p>9752.5646169309</text:p>
          </table:table-cell>
          <table:table-cell table:formula="of:=[.B1345]/([.$B$2]+[.B1345])*[.$B$1]" office:value-type="float" office:value="5.5957034382189">
            <text:p>5.5957034382</text:p>
          </table:table-cell>
          <table:table-cell table:formula="of:=[.$D$5]*[.C1345]-[.$D$4]" office:value-type="float" office:value="6.74170871545508">
            <text:p>6.7417087155</text:p>
          </table:table-cell>
          <table:table-cell table:formula="of:=INT([.D1345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5]+[.$D$1]" office:value-type="float" office:value="313.5">
            <text:p>313.5</text:p>
          </table:table-cell>
          <table:table-cell table:formula="of:=[.$M$2]+[.$M$3]*[.A1346]+[.$M$4]*[.A1346]^2+[.$M$5]*[.A1346]^3+[.$M$6]*[.A1346]^4+[.$N$2]*[.A1346]^5+[.$N$3]*[.A1346]^6+[.$N$4]*[.A1346]^7+[.$N$5]*[.A1346]^8+[.$N$6]*[.A1346]^9" office:value-type="float" office:value="9871.62096292083">
            <text:p>9871.6209629208</text:p>
          </table:table-cell>
          <table:table-cell table:formula="of:=[.B1346]/([.$B$2]+[.B1346])*[.$B$1]" office:value-type="float" office:value="5.59587542729349">
            <text:p>5.5958754273</text:p>
          </table:table-cell>
          <table:table-cell table:formula="of:=[.$D$5]*[.C1346]-[.$D$4]" office:value-type="float" office:value="6.74195222878764">
            <text:p>6.7419522288</text:p>
          </table:table-cell>
          <table:table-cell table:formula="of:=INT([.D1346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6]+[.$D$1]" office:value-type="float" office:value="313.75">
            <text:p>313.75</text:p>
          </table:table-cell>
          <table:table-cell table:formula="of:=[.$M$2]+[.$M$3]*[.A1347]+[.$M$4]*[.A1347]^2+[.$M$5]*[.A1347]^3+[.$M$6]*[.A1347]^4+[.$N$2]*[.A1347]^5+[.$N$3]*[.A1347]^6+[.$N$4]*[.A1347]^7+[.$N$5]*[.A1347]^8+[.$N$6]*[.A1347]^9" office:value-type="float" office:value="9991.93782480201">
            <text:p>9991.937824802</text:p>
          </table:table-cell>
          <table:table-cell table:formula="of:=[.B1347]/([.$B$2]+[.B1347])*[.$B$1]" office:value-type="float" office:value="5.59604508376682">
            <text:p>5.5960450838</text:p>
          </table:table-cell>
          <table:table-cell table:formula="of:=[.$D$5]*[.C1347]-[.$D$4]" office:value-type="float" office:value="6.74219243947143">
            <text:p>6.7421924395</text:p>
          </table:table-cell>
          <table:table-cell table:formula="of:=INT([.D1347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7]+[.$D$1]" office:value-type="float" office:value="314">
            <text:p>314</text:p>
          </table:table-cell>
          <table:table-cell table:formula="of:=[.$M$2]+[.$M$3]*[.A1348]+[.$M$4]*[.A1348]^2+[.$M$5]*[.A1348]^3+[.$M$6]*[.A1348]^4+[.$N$2]*[.A1348]^5+[.$N$3]*[.A1348]^6+[.$N$4]*[.A1348]^7+[.$N$5]*[.A1348]^8+[.$N$6]*[.A1348]^9" office:value-type="float" office:value="10113.5265979095">
            <text:p>10113.5265979095</text:p>
          </table:table-cell>
          <table:table-cell table:formula="of:=[.B1348]/([.$B$2]+[.B1348])*[.$B$1]" office:value-type="float" office:value="5.59621244290112">
            <text:p>5.5962124429</text:p>
          </table:table-cell>
          <table:table-cell table:formula="of:=[.$D$5]*[.C1348]-[.$D$4]" office:value-type="float" office:value="6.742429397433">
            <text:p>6.7424293974</text:p>
          </table:table-cell>
          <table:table-cell table:formula="of:=INT([.D1348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8]+[.$D$1]" office:value-type="float" office:value="314.25">
            <text:p>314.25</text:p>
          </table:table-cell>
          <table:table-cell table:formula="of:=[.$M$2]+[.$M$3]*[.A1349]+[.$M$4]*[.A1349]^2+[.$M$5]*[.A1349]^3+[.$M$6]*[.A1349]^4+[.$N$2]*[.A1349]^5+[.$N$3]*[.A1349]^6+[.$N$4]*[.A1349]^7+[.$N$5]*[.A1349]^8+[.$N$6]*[.A1349]^9" office:value-type="float" office:value="10236.3987637719">
            <text:p>10236.3987637719</text:p>
          </table:table-cell>
          <table:table-cell table:formula="of:=[.B1349]/([.$B$2]+[.B1349])*[.$B$1]" office:value-type="float" office:value="5.59637753937039">
            <text:p>5.5963775394</text:p>
          </table:table-cell>
          <table:table-cell table:formula="of:=[.$D$5]*[.C1349]-[.$D$4]" office:value-type="float" office:value="6.74266315176607">
            <text:p>6.7426631518</text:p>
          </table:table-cell>
          <table:table-cell table:formula="of:=INT([.D1349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49]+[.$D$1]" office:value-type="float" office:value="314.5">
            <text:p>314.5</text:p>
          </table:table-cell>
          <table:table-cell table:formula="of:=[.$M$2]+[.$M$3]*[.A1350]+[.$M$4]*[.A1350]^2+[.$M$5]*[.A1350]^3+[.$M$6]*[.A1350]^4+[.$N$2]*[.A1350]^5+[.$N$3]*[.A1350]^6+[.$N$4]*[.A1350]^7+[.$N$5]*[.A1350]^8+[.$N$6]*[.A1350]^9" office:value-type="float" office:value="10360.5658906462">
            <text:p>10360.5658906462</text:p>
          </table:table-cell>
          <table:table-cell table:formula="of:=[.B1350]/([.$B$2]+[.B1350])*[.$B$1]" office:value-type="float" office:value="5.5965404072712">
            <text:p>5.5965404073</text:p>
          </table:table-cell>
          <table:table-cell table:formula="of:=[.$D$5]*[.C1350]-[.$D$4]" office:value-type="float" office:value="6.74289375074679">
            <text:p>6.7428937507</text:p>
          </table:table-cell>
          <table:table-cell table:formula="of:=INT([.D1350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50]+[.$D$1]" office:value-type="float" office:value="314.75">
            <text:p>314.75</text:p>
          </table:table-cell>
          <table:table-cell table:formula="of:=[.$M$2]+[.$M$3]*[.A1351]+[.$M$4]*[.A1351]^2+[.$M$5]*[.A1351]^3+[.$M$6]*[.A1351]^4+[.$N$2]*[.A1351]^5+[.$N$3]*[.A1351]^6+[.$N$4]*[.A1351]^7+[.$N$5]*[.A1351]^8+[.$N$6]*[.A1351]^9" office:value-type="float" office:value="10486.0396340441">
            <text:p>10486.0396340441</text:p>
          </table:table-cell>
          <table:table-cell table:formula="of:=[.B1351]/([.$B$2]+[.B1351])*[.$B$1]" office:value-type="float" office:value="5.59670108013316">
            <text:p>5.5967010801</text:p>
          </table:table-cell>
          <table:table-cell table:formula="of:=[.$D$5]*[.C1351]-[.$D$4]" office:value-type="float" office:value="6.74312124184854">
            <text:p>6.7431212418</text:p>
          </table:table-cell>
          <table:table-cell table:formula="of:=INT([.D1351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51]+[.$D$1]" office:value-type="float" office:value="315">
            <text:p>315</text:p>
          </table:table-cell>
          <table:table-cell table:formula="of:=[.$M$2]+[.$M$3]*[.A1352]+[.$M$4]*[.A1352]^2+[.$M$5]*[.A1352]^3+[.$M$6]*[.A1352]^4+[.$N$2]*[.A1352]^5+[.$N$3]*[.A1352]^6+[.$N$4]*[.A1352]^7+[.$N$5]*[.A1352]^8+[.$N$6]*[.A1352]^9" office:value-type="float" office:value="10612.8317372748">
            <text:p>10612.8317372748</text:p>
          </table:table-cell>
          <table:table-cell table:formula="of:=[.B1352]/([.$B$2]+[.B1352])*[.$B$1]" office:value-type="float" office:value="5.59685959092922">
            <text:p>5.5968595909</text:p>
          </table:table-cell>
          <table:table-cell table:formula="of:=[.$D$5]*[.C1352]-[.$D$4]" office:value-type="float" office:value="6.74334567175658">
            <text:p>6.7433456718</text:p>
          </table:table-cell>
          <table:table-cell table:formula="of:=INT([.D1352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52]+[.$D$1]" office:value-type="float" office:value="315.25">
            <text:p>315.25</text:p>
          </table:table-cell>
          <table:table-cell table:formula="of:=[.$M$2]+[.$M$3]*[.A1353]+[.$M$4]*[.A1353]^2+[.$M$5]*[.A1353]^3+[.$M$6]*[.A1353]^4+[.$N$2]*[.A1353]^5+[.$N$3]*[.A1353]^6+[.$N$4]*[.A1353]^7+[.$N$5]*[.A1353]^8+[.$N$6]*[.A1353]^9" office:value-type="float" office:value="10740.954031979">
            <text:p>10740.954031979</text:p>
          </table:table-cell>
          <table:table-cell table:formula="of:=[.B1353]/([.$B$2]+[.B1353])*[.$B$1]" office:value-type="float" office:value="5.59701597208579">
            <text:p>5.5970159721</text:p>
          </table:table-cell>
          <table:table-cell table:formula="of:=[.$D$5]*[.C1353]-[.$D$4]" office:value-type="float" office:value="6.74356708638236">
            <text:p>6.7435670864</text:p>
          </table:table-cell>
          <table:table-cell table:formula="of:=INT([.D1353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53]+[.$D$1]" office:value-type="float" office:value="315.5">
            <text:p>315.5</text:p>
          </table:table-cell>
          <table:table-cell table:formula="of:=[.$M$2]+[.$M$3]*[.A1354]+[.$M$4]*[.A1354]^2+[.$M$5]*[.A1354]^3+[.$M$6]*[.A1354]^4+[.$N$2]*[.A1354]^5+[.$N$3]*[.A1354]^6+[.$N$4]*[.A1354]^7+[.$N$5]*[.A1354]^8+[.$N$6]*[.A1354]^9" office:value-type="float" office:value="10870.4184386711">
            <text:p>10870.4184386711</text:p>
          </table:table-cell>
          <table:table-cell table:formula="of:=[.B1354]/([.$B$2]+[.B1354])*[.$B$1]" office:value-type="float" office:value="5.59717025549265">
            <text:p>5.5971702555</text:p>
          </table:table-cell>
          <table:table-cell table:formula="of:=[.$D$5]*[.C1354]-[.$D$4]" office:value-type="float" office:value="6.74378553087747">
            <text:p>6.7437855309</text:p>
          </table:table-cell>
          <table:table-cell table:formula="of:=INT([.D1354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54]+[.$D$1]" office:value-type="float" office:value="315.75">
            <text:p>315.75</text:p>
          </table:table-cell>
          <table:table-cell table:formula="of:=[.$M$2]+[.$M$3]*[.A1355]+[.$M$4]*[.A1355]^2+[.$M$5]*[.A1355]^3+[.$M$6]*[.A1355]^4+[.$N$2]*[.A1355]^5+[.$N$3]*[.A1355]^6+[.$N$4]*[.A1355]^7+[.$N$5]*[.A1355]^8+[.$N$6]*[.A1355]^9" office:value-type="float" office:value="11001.236967282">
            <text:p>11001.236967282</text:p>
          </table:table-cell>
          <table:table-cell table:formula="of:=[.B1355]/([.$B$2]+[.B1355])*[.$B$1]" office:value-type="float" office:value="5.59732247251265">
            <text:p>5.5973224725</text:p>
          </table:table-cell>
          <table:table-cell table:formula="of:=[.$D$5]*[.C1355]-[.$D$4]" office:value-type="float" office:value="6.74400104964749">
            <text:p>6.7440010496</text:p>
          </table:table-cell>
          <table:table-cell table:formula="of:=INT([.D1355]/[.$B$1]*1024)" office:value-type="float" office:value="1230">
            <text:p>1230</text:p>
          </table:table-cell>
          <table:table-cell table:number-columns-repeated="10"/>
        </table:table-row>
        <table:table-row table:style-name="ro2">
          <table:table-cell table:formula="of:=[.A1355]+[.$D$1]" office:value-type="float" office:value="316">
            <text:p>316</text:p>
          </table:table-cell>
          <table:table-cell table:formula="of:=[.$M$2]+[.$M$3]*[.A1356]+[.$M$4]*[.A1356]^2+[.$M$5]*[.A1356]^3+[.$M$6]*[.A1356]^4+[.$N$2]*[.A1356]^5+[.$N$3]*[.A1356]^6+[.$N$4]*[.A1356]^7+[.$N$5]*[.A1356]^8+[.$N$6]*[.A1356]^9" office:value-type="float" office:value="11133.4217177068">
            <text:p>11133.4217177068</text:p>
          </table:table-cell>
          <table:table-cell table:formula="of:=[.B1356]/([.$B$2]+[.B1356])*[.$B$1]" office:value-type="float" office:value="5.59747265399121">
            <text:p>5.597472654</text:p>
          </table:table-cell>
          <table:table-cell table:formula="of:=[.$D$5]*[.C1356]-[.$D$4]" office:value-type="float" office:value="6.74421368636538">
            <text:p>6.7442136864</text:p>
          </table:table-cell>
          <table:table-cell table:formula="of:=INT([.D1356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56]+[.$D$1]" office:value-type="float" office:value="316.25">
            <text:p>316.25</text:p>
          </table:table-cell>
          <table:table-cell table:formula="of:=[.$M$2]+[.$M$3]*[.A1357]+[.$M$4]*[.A1357]^2+[.$M$5]*[.A1357]^3+[.$M$6]*[.A1357]^4+[.$N$2]*[.A1357]^5+[.$N$3]*[.A1357]^6+[.$N$4]*[.A1357]^7+[.$N$5]*[.A1357]^8+[.$N$6]*[.A1357]^9" office:value-type="float" office:value="11266.9848803512">
            <text:p>11266.9848803512</text:p>
          </table:table-cell>
          <table:table-cell table:formula="of:=[.B1357]/([.$B$2]+[.B1357])*[.$B$1]" office:value-type="float" office:value="5.59762083026569">
            <text:p>5.5976208303</text:p>
          </table:table-cell>
          <table:table-cell table:formula="of:=[.$D$5]*[.C1357]-[.$D$4]" office:value-type="float" office:value="6.74442348398475">
            <text:p>6.744423484</text:p>
          </table:table-cell>
          <table:table-cell table:formula="of:=INT([.D1357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57]+[.$D$1]" office:value-type="float" office:value="316.5">
            <text:p>316.5</text:p>
          </table:table-cell>
          <table:table-cell table:formula="of:=[.$M$2]+[.$M$3]*[.A1358]+[.$M$4]*[.A1358]^2+[.$M$5]*[.A1358]^3+[.$M$6]*[.A1358]^4+[.$N$2]*[.A1358]^5+[.$N$3]*[.A1358]^6+[.$N$4]*[.A1358]^7+[.$N$5]*[.A1358]^8+[.$N$6]*[.A1358]^9" office:value-type="float" office:value="11401.938736684">
            <text:p>11401.938736684</text:p>
          </table:table-cell>
          <table:table-cell table:formula="of:=[.B1358]/([.$B$2]+[.B1358])*[.$B$1]" office:value-type="float" office:value="5.59776703117453">
            <text:p>5.5977670312</text:p>
          </table:table-cell>
          <table:table-cell table:formula="of:=[.$D$5]*[.C1358]-[.$D$4]" office:value-type="float" office:value="6.74463048475278">
            <text:p>6.7446304848</text:p>
          </table:table-cell>
          <table:table-cell table:formula="of:=INT([.D1358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58]+[.$D$1]" office:value-type="float" office:value="316.75">
            <text:p>316.75</text:p>
          </table:table-cell>
          <table:table-cell table:formula="of:=[.$M$2]+[.$M$3]*[.A1359]+[.$M$4]*[.A1359]^2+[.$M$5]*[.A1359]^3+[.$M$6]*[.A1359]^4+[.$N$2]*[.A1359]^5+[.$N$3]*[.A1359]^6+[.$N$4]*[.A1359]^7+[.$N$5]*[.A1359]^8+[.$N$6]*[.A1359]^9" office:value-type="float" office:value="11538.2956597914">
            <text:p>11538.2956597914</text:p>
          </table:table-cell>
          <table:table-cell table:formula="of:=[.B1359]/([.$B$2]+[.B1359])*[.$B$1]" office:value-type="float" office:value="5.59791128606619">
            <text:p>5.5979112861</text:p>
          </table:table-cell>
          <table:table-cell table:formula="of:=[.$D$5]*[.C1359]-[.$D$4]" office:value-type="float" office:value="6.74483473022297">
            <text:p>6.7448347302</text:p>
          </table:table-cell>
          <table:table-cell table:formula="of:=INT([.D1359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59]+[.$D$1]" office:value-type="float" office:value="317">
            <text:p>317</text:p>
          </table:table-cell>
          <table:table-cell table:formula="of:=[.$M$2]+[.$M$3]*[.A1360]+[.$M$4]*[.A1360]^2+[.$M$5]*[.A1360]^3+[.$M$6]*[.A1360]^4+[.$N$2]*[.A1360]^5+[.$N$3]*[.A1360]^6+[.$N$4]*[.A1360]^7+[.$N$5]*[.A1360]^8+[.$N$6]*[.A1360]^9" office:value-type="float" office:value="11676.0681149331">
            <text:p>11676.0681149331</text:p>
          </table:table-cell>
          <table:table-cell table:formula="of:=[.B1360]/([.$B$2]+[.B1360])*[.$B$1]" office:value-type="float" office:value="5.598053623808">
            <text:p>5.5980536238</text:p>
          </table:table-cell>
          <table:table-cell table:formula="of:=[.$D$5]*[.C1360]-[.$D$4]" office:value-type="float" office:value="6.74503626126755">
            <text:p>6.7450362613</text:p>
          </table:table-cell>
          <table:table-cell table:formula="of:=INT([.D1360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0]+[.$D$1]" office:value-type="float" office:value="317.25">
            <text:p>317.25</text:p>
          </table:table-cell>
          <table:table-cell table:formula="of:=[.$M$2]+[.$M$3]*[.A1361]+[.$M$4]*[.A1361]^2+[.$M$5]*[.A1361]^3+[.$M$6]*[.A1361]^4+[.$N$2]*[.A1361]^5+[.$N$3]*[.A1361]^6+[.$N$4]*[.A1361]^7+[.$N$5]*[.A1361]^8+[.$N$6]*[.A1361]^9" office:value-type="float" office:value="11815.2686601008">
            <text:p>11815.2686601008</text:p>
          </table:table-cell>
          <table:table-cell table:formula="of:=[.B1361]/([.$B$2]+[.B1361])*[.$B$1]" office:value-type="float" office:value="5.59819407279473">
            <text:p>5.5981940728</text:p>
          </table:table-cell>
          <table:table-cell table:formula="of:=[.$D$5]*[.C1361]-[.$D$4]" office:value-type="float" office:value="6.74523511808968">
            <text:p>6.7452351181</text:p>
          </table:table-cell>
          <table:table-cell table:formula="of:=INT([.D1361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1]+[.$D$1]" office:value-type="float" office:value="317.5">
            <text:p>317.5</text:p>
          </table:table-cell>
          <table:table-cell table:formula="of:=[.$M$2]+[.$M$3]*[.A1362]+[.$M$4]*[.A1362]^2+[.$M$5]*[.A1362]^3+[.$M$6]*[.A1362]^4+[.$N$2]*[.A1362]^5+[.$N$3]*[.A1362]^6+[.$N$4]*[.A1362]^7+[.$N$5]*[.A1362]^8+[.$N$6]*[.A1362]^9" office:value-type="float" office:value="11955.9099465811">
            <text:p>11955.9099465811</text:p>
          </table:table-cell>
          <table:table-cell table:formula="of:=[.B1362]/([.$B$2]+[.B1362])*[.$B$1]" office:value-type="float" office:value="5.59833266095711">
            <text:p>5.598332661</text:p>
          </table:table-cell>
          <table:table-cell table:formula="of:=[.$D$5]*[.C1362]-[.$D$4]" office:value-type="float" office:value="6.7454313402355">
            <text:p>6.7454313402</text:p>
          </table:table-cell>
          <table:table-cell table:formula="of:=INT([.D1362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2]+[.$D$1]" office:value-type="float" office:value="317.75">
            <text:p>317.75</text:p>
          </table:table-cell>
          <table:table-cell table:formula="of:=[.$M$2]+[.$M$3]*[.A1363]+[.$M$4]*[.A1363]^2+[.$M$5]*[.A1363]^3+[.$M$6]*[.A1363]^4+[.$N$2]*[.A1363]^5+[.$N$3]*[.A1363]^6+[.$N$4]*[.A1363]^7+[.$N$5]*[.A1363]^8+[.$N$6]*[.A1363]^9" office:value-type="float" office:value="12098.0047195199">
            <text:p>12098.0047195199</text:p>
          </table:table-cell>
          <table:table-cell table:formula="of:=[.B1363]/([.$B$2]+[.B1363])*[.$B$1]" office:value-type="float" office:value="5.59846941577005">
            <text:p>5.5984694158</text:p>
          </table:table-cell>
          <table:table-cell table:formula="of:=[.$D$5]*[.C1363]-[.$D$4]" office:value-type="float" office:value="6.7456249666058">
            <text:p>6.7456249666</text:p>
          </table:table-cell>
          <table:table-cell table:formula="of:=INT([.D1363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3]+[.$D$1]" office:value-type="float" office:value="318">
            <text:p>318</text:p>
          </table:table-cell>
          <table:table-cell table:formula="of:=[.$M$2]+[.$M$3]*[.A1364]+[.$M$4]*[.A1364]^2+[.$M$5]*[.A1364]^3+[.$M$6]*[.A1364]^4+[.$N$2]*[.A1364]^5+[.$N$3]*[.A1364]^6+[.$N$4]*[.A1364]^7+[.$N$5]*[.A1364]^8+[.$N$6]*[.A1364]^9" office:value-type="float" office:value="12241.5658184885">
            <text:p>12241.5658184885</text:p>
          </table:table-cell>
          <table:table-cell table:formula="of:=[.B1364]/([.$B$2]+[.B1364])*[.$B$1]" office:value-type="float" office:value="5.59860436426085">
            <text:p>5.5986043643</text:p>
          </table:table-cell>
          <table:table-cell table:formula="of:=[.$D$5]*[.C1364]-[.$D$4]" office:value-type="float" office:value="6.74581603546757">
            <text:p>6.7458160355</text:p>
          </table:table-cell>
          <table:table-cell table:formula="of:=INT([.D1364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4]+[.$D$1]" office:value-type="float" office:value="318.25">
            <text:p>318.25</text:p>
          </table:table-cell>
          <table:table-cell table:formula="of:=[.$M$2]+[.$M$3]*[.A1365]+[.$M$4]*[.A1365]^2+[.$M$5]*[.A1365]^3+[.$M$6]*[.A1365]^4+[.$N$2]*[.A1365]^5+[.$N$3]*[.A1365]^6+[.$N$4]*[.A1365]^7+[.$N$5]*[.A1365]^8+[.$N$6]*[.A1365]^9" office:value-type="float" office:value="12386.6061780545">
            <text:p>12386.6061780545</text:p>
          </table:table-cell>
          <table:table-cell table:formula="of:=[.B1365]/([.$B$2]+[.B1365])*[.$B$1]" office:value-type="float" office:value="5.59873753301713">
            <text:p>5.598737533</text:p>
          </table:table-cell>
          <table:table-cell table:formula="of:=[.$D$5]*[.C1365]-[.$D$4]" office:value-type="float" office:value="6.7460045844653">
            <text:p>6.7460045845</text:p>
          </table:table-cell>
          <table:table-cell table:formula="of:=INT([.D1365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5]+[.$D$1]" office:value-type="float" office:value="318.5">
            <text:p>318.5</text:p>
          </table:table-cell>
          <table:table-cell table:formula="of:=[.$M$2]+[.$M$3]*[.A1366]+[.$M$4]*[.A1366]^2+[.$M$5]*[.A1366]^3+[.$M$6]*[.A1366]^4+[.$N$2]*[.A1366]^5+[.$N$3]*[.A1366]^6+[.$N$4]*[.A1366]^7+[.$N$5]*[.A1366]^8+[.$N$6]*[.A1366]^9" office:value-type="float" office:value="12533.1388283541">
            <text:p>12533.1388283541</text:p>
          </table:table-cell>
          <table:table-cell table:formula="of:=[.B1366]/([.$B$2]+[.B1366])*[.$B$1]" office:value-type="float" office:value="5.59886894819464">
            <text:p>5.5988689482</text:p>
          </table:table-cell>
          <table:table-cell table:formula="of:=[.$D$5]*[.C1366]-[.$D$4]" office:value-type="float" office:value="6.74619065063201">
            <text:p>6.7461906506</text:p>
          </table:table-cell>
          <table:table-cell table:formula="of:=INT([.D1366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6]+[.$D$1]" office:value-type="float" office:value="318.75">
            <text:p>318.75</text:p>
          </table:table-cell>
          <table:table-cell table:formula="of:=[.$M$2]+[.$M$3]*[.A1367]+[.$M$4]*[.A1367]^2+[.$M$5]*[.A1367]^3+[.$M$6]*[.A1367]^4+[.$N$2]*[.A1367]^5+[.$N$3]*[.A1367]^6+[.$N$4]*[.A1367]^7+[.$N$5]*[.A1367]^8+[.$N$6]*[.A1367]^9" office:value-type="float" office:value="12681.1768956678">
            <text:p>12681.1768956678</text:p>
          </table:table-cell>
          <table:table-cell table:formula="of:=[.B1367]/([.$B$2]+[.B1367])*[.$B$1]" office:value-type="float" office:value="5.59899863552499">
            <text:p>5.5989986355</text:p>
          </table:table-cell>
          <table:table-cell table:formula="of:=[.$D$5]*[.C1367]-[.$D$4]" office:value-type="float" office:value="6.74637427040018">
            <text:p>6.7463742704</text:p>
          </table:table-cell>
          <table:table-cell table:formula="of:=INT([.D1367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7]+[.$D$1]" office:value-type="float" office:value="319">
            <text:p>319</text:p>
          </table:table-cell>
          <table:table-cell table:formula="of:=[.$M$2]+[.$M$3]*[.A1368]+[.$M$4]*[.A1368]^2+[.$M$5]*[.A1368]^3+[.$M$6]*[.A1368]^4+[.$N$2]*[.A1368]^5+[.$N$3]*[.A1368]^6+[.$N$4]*[.A1368]^7+[.$N$5]*[.A1368]^8+[.$N$6]*[.A1368]^9" office:value-type="float" office:value="12830.7336029973">
            <text:p>12830.7336029973</text:p>
          </table:table-cell>
          <table:table-cell table:formula="of:=[.B1368]/([.$B$2]+[.B1368])*[.$B$1]" office:value-type="float" office:value="5.5991266203231">
            <text:p>5.5991266203</text:p>
          </table:table-cell>
          <table:table-cell table:formula="of:=[.$D$5]*[.C1368]-[.$D$4]" office:value-type="float" office:value="6.74655547961233">
            <text:p>6.7465554796</text:p>
          </table:table-cell>
          <table:table-cell table:formula="of:=INT([.D1368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8]+[.$D$1]" office:value-type="float" office:value="319.25">
            <text:p>319.25</text:p>
          </table:table-cell>
          <table:table-cell table:formula="of:=[.$M$2]+[.$M$3]*[.A1369]+[.$M$4]*[.A1369]^2+[.$M$5]*[.A1369]^3+[.$M$6]*[.A1369]^4+[.$N$2]*[.A1369]^5+[.$N$3]*[.A1369]^6+[.$N$4]*[.A1369]^7+[.$N$5]*[.A1369]^8+[.$N$6]*[.A1369]^9" office:value-type="float" office:value="12981.8222706465">
            <text:p>12981.8222706465</text:p>
          </table:table-cell>
          <table:table-cell table:formula="of:=[.B1369]/([.$B$2]+[.B1369])*[.$B$1]" office:value-type="float" office:value="5.59925292749464">
            <text:p>5.5992529275</text:p>
          </table:table-cell>
          <table:table-cell table:formula="of:=[.$D$5]*[.C1369]-[.$D$4]" office:value-type="float" office:value="6.74673431353153">
            <text:p>6.7467343135</text:p>
          </table:table-cell>
          <table:table-cell table:formula="of:=INT([.D1369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69]+[.$D$1]" office:value-type="float" office:value="319.5">
            <text:p>319.5</text:p>
          </table:table-cell>
          <table:table-cell table:formula="of:=[.$M$2]+[.$M$3]*[.A1370]+[.$M$4]*[.A1370]^2+[.$M$5]*[.A1370]^3+[.$M$6]*[.A1370]^4+[.$N$2]*[.A1370]^5+[.$N$3]*[.A1370]^6+[.$N$4]*[.A1370]^7+[.$N$5]*[.A1370]^8+[.$N$6]*[.A1370]^9" office:value-type="float" office:value="13134.4563168053">
            <text:p>13134.4563168053</text:p>
          </table:table-cell>
          <table:table-cell table:formula="of:=[.B1370]/([.$B$2]+[.B1370])*[.$B$1]" office:value-type="float" office:value="5.59937758154323">
            <text:p>5.5993775815</text:p>
          </table:table-cell>
          <table:table-cell table:formula="of:=[.$D$5]*[.C1370]-[.$D$4]" office:value-type="float" office:value="6.7469108068516">
            <text:p>6.7469108069</text:p>
          </table:table-cell>
          <table:table-cell table:formula="of:=INT([.D1370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0]+[.$D$1]" office:value-type="float" office:value="319.75">
            <text:p>319.75</text:p>
          </table:table-cell>
          <table:table-cell table:formula="of:=[.$M$2]+[.$M$3]*[.A1371]+[.$M$4]*[.A1371]^2+[.$M$5]*[.A1371]^3+[.$M$6]*[.A1371]^4+[.$N$2]*[.A1371]^5+[.$N$3]*[.A1371]^6+[.$N$4]*[.A1371]^7+[.$N$5]*[.A1371]^8+[.$N$6]*[.A1371]^9" office:value-type="float" office:value="13288.6492581361">
            <text:p>13288.6492581361</text:p>
          </table:table-cell>
          <table:table-cell table:formula="of:=[.B1371]/([.$B$2]+[.B1371])*[.$B$1]" office:value-type="float" office:value="5.59950060657755">
            <text:p>5.5995006066</text:p>
          </table:table-cell>
          <table:table-cell table:formula="of:=[.$D$5]*[.C1371]-[.$D$4]" office:value-type="float" office:value="6.74708499370718">
            <text:p>6.7470849937</text:p>
          </table:table-cell>
          <table:table-cell table:formula="of:=INT([.D1371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1]+[.$D$1]" office:value-type="float" office:value="320">
            <text:p>320</text:p>
          </table:table-cell>
          <table:table-cell table:formula="of:=[.$M$2]+[.$M$3]*[.A1372]+[.$M$4]*[.A1372]^2+[.$M$5]*[.A1372]^3+[.$M$6]*[.A1372]^4+[.$N$2]*[.A1372]^5+[.$N$3]*[.A1372]^6+[.$N$4]*[.A1372]^7+[.$N$5]*[.A1372]^8+[.$N$6]*[.A1372]^9" office:value-type="float" office:value="13444.4147103615">
            <text:p>13444.4147103615</text:p>
          </table:table-cell>
          <table:table-cell table:formula="of:=[.B1372]/([.$B$2]+[.B1372])*[.$B$1]" office:value-type="float" office:value="5.59962202631832">
            <text:p>5.5996220263</text:p>
          </table:table-cell>
          <table:table-cell table:formula="of:=[.$D$5]*[.C1372]-[.$D$4]" office:value-type="float" office:value="6.74725690768359">
            <text:p>6.7472569077</text:p>
          </table:table-cell>
          <table:table-cell table:formula="of:=INT([.D1372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2]+[.$D$1]" office:value-type="float" office:value="320.25">
            <text:p>320.25</text:p>
          </table:table-cell>
          <table:table-cell table:formula="of:=[.$M$2]+[.$M$3]*[.A1373]+[.$M$4]*[.A1373]^2+[.$M$5]*[.A1373]^3+[.$M$6]*[.A1373]^4+[.$N$2]*[.A1373]^5+[.$N$3]*[.A1373]^6+[.$N$4]*[.A1373]^7+[.$N$5]*[.A1373]^8+[.$N$6]*[.A1373]^9" office:value-type="float" office:value="13601.7663888572">
            <text:p>13601.7663888572</text:p>
          </table:table-cell>
          <table:table-cell table:formula="of:=[.B1373]/([.$B$2]+[.B1373])*[.$B$1]" office:value-type="float" office:value="5.59974186410508">
            <text:p>5.5997418641</text:p>
          </table:table-cell>
          <table:table-cell table:formula="of:=[.$D$5]*[.C1373]-[.$D$4]" office:value-type="float" office:value="6.7474265818265">
            <text:p>6.7474265818</text:p>
          </table:table-cell>
          <table:table-cell table:formula="of:=INT([.D1373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3]+[.$D$1]" office:value-type="float" office:value="320.5">
            <text:p>320.5</text:p>
          </table:table-cell>
          <table:table-cell table:formula="of:=[.$M$2]+[.$M$3]*[.A1374]+[.$M$4]*[.A1374]^2+[.$M$5]*[.A1374]^3+[.$M$6]*[.A1374]^4+[.$N$2]*[.A1374]^5+[.$N$3]*[.A1374]^6+[.$N$4]*[.A1374]^7+[.$N$5]*[.A1374]^8+[.$N$6]*[.A1374]^9" office:value-type="float" office:value="13760.7181092447">
            <text:p>13760.7181092447</text:p>
          </table:table-cell>
          <table:table-cell table:formula="of:=[.B1374]/([.$B$2]+[.B1374])*[.$B$1]" office:value-type="float" office:value="5.59986014290294">
            <text:p>5.5998601429</text:p>
          </table:table-cell>
          <table:table-cell table:formula="of:=[.$D$5]*[.C1374]-[.$D$4]" office:value-type="float" office:value="6.7475940486514">
            <text:p>6.7475940487</text:p>
          </table:table-cell>
          <table:table-cell table:formula="of:=INT([.D1374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4]+[.$D$1]" office:value-type="float" office:value="320.75">
            <text:p>320.75</text:p>
          </table:table-cell>
          <table:table-cell table:formula="of:=[.$M$2]+[.$M$3]*[.A1375]+[.$M$4]*[.A1375]^2+[.$M$5]*[.A1375]^3+[.$M$6]*[.A1375]^4+[.$N$2]*[.A1375]^5+[.$N$3]*[.A1375]^6+[.$N$4]*[.A1375]^7+[.$N$5]*[.A1375]^8+[.$N$6]*[.A1375]^9" office:value-type="float" office:value="13921.2837879914">
            <text:p>13921.2837879914</text:p>
          </table:table-cell>
          <table:table-cell table:formula="of:=[.B1375]/([.$B$2]+[.B1375])*[.$B$1]" office:value-type="float" office:value="5.59997688530913">
            <text:p>5.5999768853</text:p>
          </table:table-cell>
          <table:table-cell table:formula="of:=[.$D$5]*[.C1375]-[.$D$4]" office:value-type="float" office:value="6.74775934015291">
            <text:p>6.7477593402</text:p>
          </table:table-cell>
          <table:table-cell table:formula="of:=INT([.D1375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5]+[.$D$1]" office:value-type="float" office:value="321">
            <text:p>321</text:p>
          </table:table-cell>
          <table:table-cell table:formula="of:=[.$M$2]+[.$M$3]*[.A1376]+[.$M$4]*[.A1376]^2+[.$M$5]*[.A1376]^3+[.$M$6]*[.A1376]^4+[.$N$2]*[.A1376]^5+[.$N$3]*[.A1376]^6+[.$N$4]*[.A1376]^7+[.$N$5]*[.A1376]^8+[.$N$6]*[.A1376]^9" office:value-type="float" office:value="14083.4774430069">
            <text:p>14083.4774430069</text:p>
          </table:table-cell>
          <table:table-cell table:formula="of:=[.B1376]/([.$B$2]+[.B1376])*[.$B$1]" office:value-type="float" office:value="5.60009211355944">
            <text:p>5.6000921136</text:p>
          </table:table-cell>
          <table:table-cell table:formula="of:=[.$D$5]*[.C1376]-[.$D$4]" office:value-type="float" office:value="6.74792248781392">
            <text:p>6.7479224878</text:p>
          </table:table-cell>
          <table:table-cell table:formula="of:=INT([.D1376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6]+[.$D$1]" office:value-type="float" office:value="321.25">
            <text:p>321.25</text:p>
          </table:table-cell>
          <table:table-cell table:formula="of:=[.$M$2]+[.$M$3]*[.A1377]+[.$M$4]*[.A1377]^2+[.$M$5]*[.A1377]^3+[.$M$6]*[.A1377]^4+[.$N$2]*[.A1377]^5+[.$N$3]*[.A1377]^6+[.$N$4]*[.A1377]^7+[.$N$5]*[.A1377]^8+[.$N$6]*[.A1377]^9" office:value-type="float" office:value="14247.3131942492">
            <text:p>14247.3131942492</text:p>
          </table:table-cell>
          <table:table-cell table:formula="of:=[.B1377]/([.$B$2]+[.B1377])*[.$B$1]" office:value-type="float" office:value="5.60020584953455">
            <text:p>5.6002058495</text:p>
          </table:table-cell>
          <table:table-cell table:formula="of:=[.$D$5]*[.C1377]-[.$D$4]" office:value-type="float" office:value="6.74808352261452">
            <text:p>6.7480835226</text:p>
          </table:table-cell>
          <table:table-cell table:formula="of:=INT([.D1377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7]+[.$D$1]" office:value-type="float" office:value="321.5">
            <text:p>321.5</text:p>
          </table:table-cell>
          <table:table-cell table:formula="of:=[.$M$2]+[.$M$3]*[.A1378]+[.$M$4]*[.A1378]^2+[.$M$5]*[.A1378]^3+[.$M$6]*[.A1378]^4+[.$N$2]*[.A1378]^5+[.$N$3]*[.A1378]^6+[.$N$4]*[.A1378]^7+[.$N$5]*[.A1378]^8+[.$N$6]*[.A1378]^9" office:value-type="float" office:value="14412.805264327">
            <text:p>14412.805264327</text:p>
          </table:table-cell>
          <table:table-cell table:formula="of:=[.B1378]/([.$B$2]+[.B1378])*[.$B$1]" office:value-type="float" office:value="5.60031811476625">
            <text:p>5.6003181148</text:p>
          </table:table-cell>
          <table:table-cell table:formula="of:=[.$D$5]*[.C1378]-[.$D$4]" office:value-type="float" office:value="6.74824247504081">
            <text:p>6.748242475</text:p>
          </table:table-cell>
          <table:table-cell table:formula="of:=INT([.D1378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8]+[.$D$1]" office:value-type="float" office:value="321.75">
            <text:p>321.75</text:p>
          </table:table-cell>
          <table:table-cell table:formula="of:=[.$M$2]+[.$M$3]*[.A1379]+[.$M$4]*[.A1379]^2+[.$M$5]*[.A1379]^3+[.$M$6]*[.A1379]^4+[.$N$2]*[.A1379]^5+[.$N$3]*[.A1379]^6+[.$N$4]*[.A1379]^7+[.$N$5]*[.A1379]^8+[.$N$6]*[.A1379]^9" office:value-type="float" office:value="14579.9679791116">
            <text:p>14579.9679791116</text:p>
          </table:table-cell>
          <table:table-cell table:formula="of:=[.B1379]/([.$B$2]+[.B1379])*[.$B$1]" office:value-type="float" office:value="5.60042893044348">
            <text:p>5.6004289304</text:p>
          </table:table-cell>
          <table:table-cell table:formula="of:=[.$D$5]*[.C1379]-[.$D$4]" office:value-type="float" office:value="6.74839937509349">
            <text:p>6.7483993751</text:p>
          </table:table-cell>
          <table:table-cell table:formula="of:=INT([.D1379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79]+[.$D$1]" office:value-type="float" office:value="322">
            <text:p>322</text:p>
          </table:table-cell>
          <table:table-cell table:formula="of:=[.$M$2]+[.$M$3]*[.A1380]+[.$M$4]*[.A1380]^2+[.$M$5]*[.A1380]^3+[.$M$6]*[.A1380]^4+[.$N$2]*[.A1380]^5+[.$N$3]*[.A1380]^6+[.$N$4]*[.A1380]^7+[.$N$5]*[.A1380]^8+[.$N$6]*[.A1380]^9" office:value-type="float" office:value="14748.8157683448">
            <text:p>14748.8157683448</text:p>
          </table:table-cell>
          <table:table-cell table:formula="of:=[.B1380]/([.$B$2]+[.B1380])*[.$B$1]" office:value-type="float" office:value="5.60053831741837">
            <text:p>5.6005383174</text:p>
          </table:table-cell>
          <table:table-cell table:formula="of:=[.$D$5]*[.C1380]-[.$D$4]" office:value-type="float" office:value="6.74855425229634">
            <text:p>6.7485542523</text:p>
          </table:table-cell>
          <table:table-cell table:formula="of:=INT([.D1380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0]+[.$D$1]" office:value-type="float" office:value="322.25">
            <text:p>322.25</text:p>
          </table:table-cell>
          <table:table-cell table:formula="of:=[.$M$2]+[.$M$3]*[.A1381]+[.$M$4]*[.A1381]^2+[.$M$5]*[.A1381]^3+[.$M$6]*[.A1381]^4+[.$N$2]*[.A1381]^5+[.$N$3]*[.A1381]^6+[.$N$4]*[.A1381]^7+[.$N$5]*[.A1381]^8+[.$N$6]*[.A1381]^9" office:value-type="float" office:value="14919.3631662548">
            <text:p>14919.3631662548</text:p>
          </table:table-cell>
          <table:table-cell table:formula="of:=[.B1381]/([.$B$2]+[.B1381])*[.$B$1]" office:value-type="float" office:value="5.600646296212">
            <text:p>5.6006462962</text:p>
          </table:table-cell>
          <table:table-cell table:formula="of:=[.$D$5]*[.C1381]-[.$D$4]" office:value-type="float" office:value="6.74870713570447">
            <text:p>6.7487071357</text:p>
          </table:table-cell>
          <table:table-cell table:formula="of:=INT([.D1381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1]+[.$D$1]" office:value-type="float" office:value="322.5">
            <text:p>322.5</text:p>
          </table:table-cell>
          <table:table-cell table:formula="of:=[.$M$2]+[.$M$3]*[.A1382]+[.$M$4]*[.A1382]^2+[.$M$5]*[.A1382]^3+[.$M$6]*[.A1382]^4+[.$N$2]*[.A1382]^5+[.$N$3]*[.A1382]^6+[.$N$4]*[.A1382]^7+[.$N$5]*[.A1382]^8+[.$N$6]*[.A1382]^9" office:value-type="float" office:value="15091.6248121735">
            <text:p>15091.6248121735</text:p>
          </table:table-cell>
          <table:table-cell table:formula="of:=[.B1382]/([.$B$2]+[.B1382])*[.$B$1]" office:value-type="float" office:value="5.60075288702027">
            <text:p>5.600752887</text:p>
          </table:table-cell>
          <table:table-cell table:formula="of:=[.$D$5]*[.C1382]-[.$D$4]" office:value-type="float" office:value="6.74885805391252">
            <text:p>6.7488580539</text:p>
          </table:table-cell>
          <table:table-cell table:formula="of:=INT([.D1382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2]+[.$D$1]" office:value-type="float" office:value="322.75">
            <text:p>322.75</text:p>
          </table:table-cell>
          <table:table-cell table:formula="of:=[.$M$2]+[.$M$3]*[.A1383]+[.$M$4]*[.A1383]^2+[.$M$5]*[.A1383]^3+[.$M$6]*[.A1383]^4+[.$N$2]*[.A1383]^5+[.$N$3]*[.A1383]^6+[.$N$4]*[.A1383]^7+[.$N$5]*[.A1383]^8+[.$N$6]*[.A1383]^9" office:value-type="float" office:value="15265.6154511545">
            <text:p>15265.6154511545</text:p>
          </table:table-cell>
          <table:table-cell table:formula="of:=[.B1383]/([.$B$2]+[.B1383])*[.$B$1]" office:value-type="float" office:value="5.60085810971943">
            <text:p>5.6008581097</text:p>
          </table:table-cell>
          <table:table-cell table:formula="of:=[.$D$5]*[.C1383]-[.$D$4]" office:value-type="float" office:value="6.7490070350626">
            <text:p>6.7490070351</text:p>
          </table:table-cell>
          <table:table-cell table:formula="of:=INT([.D1383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3]+[.$D$1]" office:value-type="float" office:value="323">
            <text:p>323</text:p>
          </table:table-cell>
          <table:table-cell table:formula="of:=[.$M$2]+[.$M$3]*[.A1384]+[.$M$4]*[.A1384]^2+[.$M$5]*[.A1384]^3+[.$M$6]*[.A1384]^4+[.$N$2]*[.A1384]^5+[.$N$3]*[.A1384]^6+[.$N$4]*[.A1384]^7+[.$N$5]*[.A1384]^8+[.$N$6]*[.A1384]^9" office:value-type="float" office:value="15441.3499345968">
            <text:p>15441.3499345968</text:p>
          </table:table-cell>
          <table:table-cell table:formula="of:=[.B1384]/([.$B$2]+[.B1384])*[.$B$1]" office:value-type="float" office:value="5.60096198387167">
            <text:p>5.6009619839</text:p>
          </table:table-cell>
          <table:table-cell table:formula="of:=[.$D$5]*[.C1384]-[.$D$4]" office:value-type="float" office:value="6.74915410685212">
            <text:p>6.7491541069</text:p>
          </table:table-cell>
          <table:table-cell table:formula="of:=INT([.D1384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4]+[.$D$1]" office:value-type="float" office:value="323.25">
            <text:p>323.25</text:p>
          </table:table-cell>
          <table:table-cell table:formula="of:=[.$M$2]+[.$M$3]*[.A1385]+[.$M$4]*[.A1385]^2+[.$M$5]*[.A1385]^3+[.$M$6]*[.A1385]^4+[.$N$2]*[.A1385]^5+[.$N$3]*[.A1385]^6+[.$N$4]*[.A1385]^7+[.$N$5]*[.A1385]^8+[.$N$6]*[.A1385]^9" office:value-type="float" office:value="15618.8432208698">
            <text:p>15618.8432208698</text:p>
          </table:table-cell>
          <table:table-cell table:formula="of:=[.B1385]/([.$B$2]+[.B1385])*[.$B$1]" office:value-type="float" office:value="5.60106452873053">
            <text:p>5.6010645287</text:p>
          </table:table-cell>
          <table:table-cell table:formula="of:=[.$D$5]*[.C1385]-[.$D$4]" office:value-type="float" office:value="6.74929929654152">
            <text:p>6.7492992965</text:p>
          </table:table-cell>
          <table:table-cell table:formula="of:=INT([.D1385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5]+[.$D$1]" office:value-type="float" office:value="323.5">
            <text:p>323.5</text:p>
          </table:table-cell>
          <table:table-cell table:formula="of:=[.$M$2]+[.$M$3]*[.A1386]+[.$M$4]*[.A1386]^2+[.$M$5]*[.A1386]^3+[.$M$6]*[.A1386]^4+[.$N$2]*[.A1386]^5+[.$N$3]*[.A1386]^6+[.$N$4]*[.A1386]^7+[.$N$5]*[.A1386]^8+[.$N$6]*[.A1386]^9" office:value-type="float" office:value="15798.1103759431">
            <text:p>15798.1103759431</text:p>
          </table:table-cell>
          <table:table-cell table:formula="of:=[.B1386]/([.$B$2]+[.B1386])*[.$B$1]" office:value-type="float" office:value="5.60116576324626">
            <text:p>5.6011657632</text:p>
          </table:table-cell>
          <table:table-cell table:formula="of:=[.$D$5]*[.C1386]-[.$D$4]" office:value-type="float" office:value="6.74944263096177">
            <text:p>6.749442631</text:p>
          </table:table-cell>
          <table:table-cell table:formula="of:=INT([.D1386]/[.$B$1]*1024)" office:value-type="float" office:value="1231">
            <text:p>1231</text:p>
          </table:table-cell>
          <table:table-cell table:number-columns-repeated="10"/>
        </table:table-row>
        <table:table-row table:style-name="ro2">
          <table:table-cell table:formula="of:=[.A1386]+[.$D$1]" office:value-type="float" office:value="323.75">
            <text:p>323.75</text:p>
          </table:table-cell>
          <table:table-cell table:formula="of:=[.$M$2]+[.$M$3]*[.A1387]+[.$M$4]*[.A1387]^2+[.$M$5]*[.A1387]^3+[.$M$6]*[.A1387]^4+[.$N$2]*[.A1387]^5+[.$N$3]*[.A1387]^6+[.$N$4]*[.A1387]^7+[.$N$5]*[.A1387]^8+[.$N$6]*[.A1387]^9" office:value-type="float" office:value="15979.1665740145">
            <text:p>15979.1665740145</text:p>
          </table:table-cell>
          <table:table-cell table:formula="of:=[.B1387]/([.$B$2]+[.B1387])*[.$B$1]" office:value-type="float" office:value="5.60126570607098">
            <text:p>5.6012657061</text:p>
          </table:table-cell>
          <table:table-cell table:formula="of:=[.$D$5]*[.C1387]-[.$D$4]" office:value-type="float" office:value="6.74958413652177">
            <text:p>6.7495841365</text:p>
          </table:table-cell>
          <table:table-cell table:formula="of:=INT([.D1387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87]+[.$D$1]" office:value-type="float" office:value="324">
            <text:p>324</text:p>
          </table:table-cell>
          <table:table-cell table:formula="of:=[.$M$2]+[.$M$3]*[.A1388]+[.$M$4]*[.A1388]^2+[.$M$5]*[.A1388]^3+[.$M$6]*[.A1388]^4+[.$N$2]*[.A1388]^5+[.$N$3]*[.A1388]^6+[.$N$4]*[.A1388]^7+[.$N$5]*[.A1388]^8+[.$N$6]*[.A1388]^9" office:value-type="float" office:value="16162.0270981481">
            <text:p>16162.0270981481</text:p>
          </table:table-cell>
          <table:table-cell table:formula="of:=[.B1388]/([.$B$2]+[.B1388])*[.$B$1]" office:value-type="float" office:value="5.60136437556389">
            <text:p>5.6013643756</text:p>
          </table:table-cell>
          <table:table-cell table:formula="of:=[.$D$5]*[.C1388]-[.$D$4]" office:value-type="float" office:value="6.74972383921565">
            <text:p>6.7497238392</text:p>
          </table:table-cell>
          <table:table-cell table:formula="of:=INT([.D1388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88]+[.$D$1]" office:value-type="float" office:value="324.25">
            <text:p>324.25</text:p>
          </table:table-cell>
          <table:table-cell table:formula="of:=[.$M$2]+[.$M$3]*[.A1389]+[.$M$4]*[.A1389]^2+[.$M$5]*[.A1389]^3+[.$M$6]*[.A1389]^4+[.$N$2]*[.A1389]^5+[.$N$3]*[.A1389]^6+[.$N$4]*[.A1389]^7+[.$N$5]*[.A1389]^8+[.$N$6]*[.A1389]^9" office:value-type="float" office:value="16346.7073409087">
            <text:p>16346.7073409087</text:p>
          </table:table-cell>
          <table:table-cell table:formula="of:=[.B1389]/([.$B$2]+[.B1389])*[.$B$1]" office:value-type="float" office:value="5.60146178979622">
            <text:p>5.6014617898</text:p>
          </table:table-cell>
          <table:table-cell table:formula="of:=[.$D$5]*[.C1389]-[.$D$4]" office:value-type="float" office:value="6.74986176462988">
            <text:p>6.7498617646</text:p>
          </table:table-cell>
          <table:table-cell table:formula="of:=INT([.D1389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89]+[.$D$1]" office:value-type="float" office:value="324.5">
            <text:p>324.5</text:p>
          </table:table-cell>
          <table:table-cell table:formula="of:=[.$M$2]+[.$M$3]*[.A1390]+[.$M$4]*[.A1390]^2+[.$M$5]*[.A1390]^3+[.$M$6]*[.A1390]^4+[.$N$2]*[.A1390]^5+[.$N$3]*[.A1390]^6+[.$N$4]*[.A1390]^7+[.$N$5]*[.A1390]^8+[.$N$6]*[.A1390]^9" office:value-type="float" office:value="16533.2228050019">
            <text:p>16533.2228050019</text:p>
          </table:table-cell>
          <table:table-cell table:formula="of:=[.B1390]/([.$B$2]+[.B1390])*[.$B$1]" office:value-type="float" office:value="5.60155796655626">
            <text:p>5.6015579666</text:p>
          </table:table-cell>
          <table:table-cell table:formula="of:=[.$D$5]*[.C1390]-[.$D$4]" office:value-type="float" office:value="6.74999793795023">
            <text:p>6.749997938</text:p>
          </table:table-cell>
          <table:table-cell table:formula="of:=INT([.D1390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0]+[.$D$1]" office:value-type="float" office:value="324.75">
            <text:p>324.75</text:p>
          </table:table-cell>
          <table:table-cell table:formula="of:=[.$M$2]+[.$M$3]*[.A1391]+[.$M$4]*[.A1391]^2+[.$M$5]*[.A1391]^3+[.$M$6]*[.A1391]^4+[.$N$2]*[.A1391]^5+[.$N$3]*[.A1391]^6+[.$N$4]*[.A1391]^7+[.$N$5]*[.A1391]^8+[.$N$6]*[.A1391]^9" office:value-type="float" office:value="16721.5891039185">
            <text:p>16721.5891039185</text:p>
          </table:table-cell>
          <table:table-cell table:formula="of:=[.B1391]/([.$B$2]+[.B1391])*[.$B$1]" office:value-type="float" office:value="5.60165292335413">
            <text:p>5.6016529234</text:p>
          </table:table-cell>
          <table:table-cell table:formula="of:=[.$D$5]*[.C1391]-[.$D$4]" office:value-type="float" office:value="6.7501323839687">
            <text:p>6.750132384</text:p>
          </table:table-cell>
          <table:table-cell table:formula="of:=INT([.D1391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1]+[.$D$1]" office:value-type="float" office:value="325">
            <text:p>325</text:p>
          </table:table-cell>
          <table:table-cell table:formula="of:=[.$M$2]+[.$M$3]*[.A1392]+[.$M$4]*[.A1392]^2+[.$M$5]*[.A1392]^3+[.$M$6]*[.A1392]^4+[.$N$2]*[.A1392]^5+[.$N$3]*[.A1392]^6+[.$N$4]*[.A1392]^7+[.$N$5]*[.A1392]^8+[.$N$6]*[.A1392]^9" office:value-type="float" office:value="16911.8219625793">
            <text:p>16911.8219625793</text:p>
          </table:table-cell>
          <table:table-cell table:formula="of:=[.B1392]/([.$B$2]+[.B1392])*[.$B$1]" office:value-type="float" office:value="5.60174667742658">
            <text:p>5.6017466774</text:p>
          </table:table-cell>
          <table:table-cell table:formula="of:=[.$D$5]*[.C1392]-[.$D$4]" office:value-type="float" office:value="6.7502651270902">
            <text:p>6.7502651271</text:p>
          </table:table-cell>
          <table:table-cell table:formula="of:=INT([.D1392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2]+[.$D$1]" office:value-type="float" office:value="325.25">
            <text:p>325.25</text:p>
          </table:table-cell>
          <table:table-cell table:formula="of:=[.$M$2]+[.$M$3]*[.A1393]+[.$M$4]*[.A1393]^2+[.$M$5]*[.A1393]^3+[.$M$6]*[.A1393]^4+[.$N$2]*[.A1393]^5+[.$N$3]*[.A1393]^6+[.$N$4]*[.A1393]^7+[.$N$5]*[.A1393]^8+[.$N$6]*[.A1393]^9" office:value-type="float" office:value="17103.9372179834">
            <text:p>17103.9372179834</text:p>
          </table:table-cell>
          <table:table-cell table:formula="of:=[.B1393]/([.$B$2]+[.B1393])*[.$B$1]" office:value-type="float" office:value="5.60183924574165">
            <text:p>5.6018392457</text:p>
          </table:table-cell>
          <table:table-cell table:formula="of:=[.$D$5]*[.C1393]-[.$D$4]" office:value-type="float" office:value="6.75039619133918">
            <text:p>6.7503961913</text:p>
          </table:table-cell>
          <table:table-cell table:formula="of:=INT([.D1393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3]+[.$D$1]" office:value-type="float" office:value="325.5">
            <text:p>325.5</text:p>
          </table:table-cell>
          <table:table-cell table:formula="of:=[.$M$2]+[.$M$3]*[.A1394]+[.$M$4]*[.A1394]^2+[.$M$5]*[.A1394]^3+[.$M$6]*[.A1394]^4+[.$N$2]*[.A1394]^5+[.$N$3]*[.A1394]^6+[.$N$4]*[.A1394]^7+[.$N$5]*[.A1394]^8+[.$N$6]*[.A1394]^9" office:value-type="float" office:value="17297.9508198599">
            <text:p>17297.9508198599</text:p>
          </table:table-cell>
          <table:table-cell table:formula="of:=[.B1394]/([.$B$2]+[.B1394])*[.$B$1]" office:value-type="float" office:value="5.60193064500326">
            <text:p>5.601930645</text:p>
          </table:table-cell>
          <table:table-cell table:formula="of:=[.$D$5]*[.C1394]-[.$D$4]" office:value-type="float" office:value="6.75052560036612">
            <text:p>6.7505256004</text:p>
          </table:table-cell>
          <table:table-cell table:formula="of:=INT([.D1394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4]+[.$D$1]" office:value-type="float" office:value="325.75">
            <text:p>325.75</text:p>
          </table:table-cell>
          <table:table-cell table:formula="of:=[.$M$2]+[.$M$3]*[.A1395]+[.$M$4]*[.A1395]^2+[.$M$5]*[.A1395]^3+[.$M$6]*[.A1395]^4+[.$N$2]*[.A1395]^5+[.$N$3]*[.A1395]^6+[.$N$4]*[.A1395]^7+[.$N$5]*[.A1395]^8+[.$N$6]*[.A1395]^9" office:value-type="float" office:value="17493.8788313261">
            <text:p>17493.8788313261</text:p>
          </table:table-cell>
          <table:table-cell table:formula="of:=[.B1395]/([.$B$2]+[.B1395])*[.$B$1]" office:value-type="float" office:value="5.60202089165569">
            <text:p>5.6020208917</text:p>
          </table:table-cell>
          <table:table-cell table:formula="of:=[.$D$5]*[.C1395]-[.$D$4]" office:value-type="float" office:value="6.75065337745393">
            <text:p>6.7506533775</text:p>
          </table:table-cell>
          <table:table-cell table:formula="of:=INT([.D1395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5]+[.$D$1]" office:value-type="float" office:value="326">
            <text:p>326</text:p>
          </table:table-cell>
          <table:table-cell table:formula="of:=[.$M$2]+[.$M$3]*[.A1396]+[.$M$4]*[.A1396]^2+[.$M$5]*[.A1396]^3+[.$M$6]*[.A1396]^4+[.$N$2]*[.A1396]^5+[.$N$3]*[.A1396]^6+[.$N$4]*[.A1396]^7+[.$N$5]*[.A1396]^8+[.$N$6]*[.A1396]^9" office:value-type="float" office:value="17691.737429539">
            <text:p>17691.737429539</text:p>
          </table:table-cell>
          <table:table-cell table:formula="of:=[.B1396]/([.$B$2]+[.B1396])*[.$B$1]" office:value-type="float" office:value="5.602110001888">
            <text:p>5.6021100019</text:p>
          </table:table-cell>
          <table:table-cell table:formula="of:=[.$D$5]*[.C1396]-[.$D$4]" office:value-type="float" office:value="6.75077954552412">
            <text:p>6.7507795455</text:p>
          </table:table-cell>
          <table:table-cell table:formula="of:=INT([.D1396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6]+[.$D$1]" office:value-type="float" office:value="326.25">
            <text:p>326.25</text:p>
          </table:table-cell>
          <table:table-cell table:formula="of:=[.$M$2]+[.$M$3]*[.A1397]+[.$M$4]*[.A1397]^2+[.$M$5]*[.A1397]^3+[.$M$6]*[.A1397]^4+[.$N$2]*[.A1397]^5+[.$N$3]*[.A1397]^6+[.$N$4]*[.A1397]^7+[.$N$5]*[.A1397]^8+[.$N$6]*[.A1397]^9" office:value-type="float" office:value="17891.5429063621">
            <text:p>17891.5429063621</text:p>
          </table:table-cell>
          <table:table-cell table:formula="of:=[.B1397]/([.$B$2]+[.B1397])*[.$B$1]" office:value-type="float" office:value="5.60219799163838">
            <text:p>5.6021979916</text:p>
          </table:table-cell>
          <table:table-cell table:formula="of:=[.$D$5]*[.C1397]-[.$D$4]" office:value-type="float" office:value="6.75090412714303">
            <text:p>6.7509041271</text:p>
          </table:table-cell>
          <table:table-cell table:formula="of:=INT([.D1397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7]+[.$D$1]" office:value-type="float" office:value="326.5">
            <text:p>326.5</text:p>
          </table:table-cell>
          <table:table-cell table:formula="of:=[.$M$2]+[.$M$3]*[.A1398]+[.$M$4]*[.A1398]^2+[.$M$5]*[.A1398]^3+[.$M$6]*[.A1398]^4+[.$N$2]*[.A1398]^5+[.$N$3]*[.A1398]^6+[.$N$4]*[.A1398]^7+[.$N$5]*[.A1398]^8+[.$N$6]*[.A1398]^9" office:value-type="float" office:value="18093.311669023">
            <text:p>18093.311669023</text:p>
          </table:table-cell>
          <table:table-cell table:formula="of:=[.B1398]/([.$B$2]+[.B1398])*[.$B$1]" office:value-type="float" office:value="5.6022848765984">
            <text:p>5.6022848766</text:p>
          </table:table-cell>
          <table:table-cell table:formula="of:=[.$D$5]*[.C1398]-[.$D$4]" office:value-type="float" office:value="6.75102714452778">
            <text:p>6.7510271445</text:p>
          </table:table-cell>
          <table:table-cell table:formula="of:=INT([.D1398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8]+[.$D$1]" office:value-type="float" office:value="326.75">
            <text:p>326.75</text:p>
          </table:table-cell>
          <table:table-cell table:formula="of:=[.$M$2]+[.$M$3]*[.A1399]+[.$M$4]*[.A1399]^2+[.$M$5]*[.A1399]^3+[.$M$6]*[.A1399]^4+[.$N$2]*[.A1399]^5+[.$N$3]*[.A1399]^6+[.$N$4]*[.A1399]^7+[.$N$5]*[.A1399]^8+[.$N$6]*[.A1399]^9" office:value-type="float" office:value="18297.0602407873">
            <text:p>18297.0602407873</text:p>
          </table:table-cell>
          <table:table-cell table:formula="of:=[.B1399]/([.$B$2]+[.B1399])*[.$B$1]" office:value-type="float" office:value="5.60237067221714">
            <text:p>5.6023706722</text:p>
          </table:table-cell>
          <table:table-cell table:formula="of:=[.$D$5]*[.C1399]-[.$D$4]" office:value-type="float" office:value="6.75114861955223">
            <text:p>6.7511486196</text:p>
          </table:table-cell>
          <table:table-cell table:formula="of:=INT([.D1399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399]+[.$D$1]" office:value-type="float" office:value="327">
            <text:p>327</text:p>
          </table:table-cell>
          <table:table-cell table:formula="of:=[.$M$2]+[.$M$3]*[.A1400]+[.$M$4]*[.A1400]^2+[.$M$5]*[.A1400]^3+[.$M$6]*[.A1400]^4+[.$N$2]*[.A1400]^5+[.$N$3]*[.A1400]^6+[.$N$4]*[.A1400]^7+[.$N$5]*[.A1400]^8+[.$N$6]*[.A1400]^9" office:value-type="float" office:value="18502.805261622">
            <text:p>18502.805261622</text:p>
          </table:table-cell>
          <table:table-cell table:formula="of:=[.B1400]/([.$B$2]+[.B1400])*[.$B$1]" office:value-type="float" office:value="5.60245539370538">
            <text:p>5.6024553937</text:p>
          </table:table-cell>
          <table:table-cell table:formula="of:=[.$D$5]*[.C1400]-[.$D$4]" office:value-type="float" office:value="6.75126857375275">
            <text:p>6.7512685738</text:p>
          </table:table-cell>
          <table:table-cell table:formula="of:=INT([.D1400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0]+[.$D$1]" office:value-type="float" office:value="327.25">
            <text:p>327.25</text:p>
          </table:table-cell>
          <table:table-cell table:formula="of:=[.$M$2]+[.$M$3]*[.A1401]+[.$M$4]*[.A1401]^2+[.$M$5]*[.A1401]^3+[.$M$6]*[.A1401]^4+[.$N$2]*[.A1401]^5+[.$N$3]*[.A1401]^6+[.$N$4]*[.A1401]^7+[.$N$5]*[.A1401]^8+[.$N$6]*[.A1401]^9" office:value-type="float" office:value="18710.56348887">
            <text:p>18710.56348887</text:p>
          </table:table-cell>
          <table:table-cell table:formula="of:=[.B1401]/([.$B$2]+[.B1401])*[.$B$1]" office:value-type="float" office:value="5.60253905603953">
            <text:p>5.602539056</text:p>
          </table:table-cell>
          <table:table-cell table:formula="of:=[.$D$5]*[.C1401]-[.$D$4]" office:value-type="float" office:value="6.75138702833393">
            <text:p>6.7513870283</text:p>
          </table:table-cell>
          <table:table-cell table:formula="of:=INT([.D1401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1]+[.$D$1]" office:value-type="float" office:value="327.5">
            <text:p>327.5</text:p>
          </table:table-cell>
          <table:table-cell table:formula="of:=[.$M$2]+[.$M$3]*[.A1402]+[.$M$4]*[.A1402]^2+[.$M$5]*[.A1402]^3+[.$M$6]*[.A1402]^4+[.$N$2]*[.A1402]^5+[.$N$3]*[.A1402]^6+[.$N$4]*[.A1402]^7+[.$N$5]*[.A1402]^8+[.$N$6]*[.A1402]^9" office:value-type="float" office:value="18920.351797929">
            <text:p>18920.351797929</text:p>
          </table:table-cell>
          <table:table-cell table:formula="of:=[.B1402]/([.$B$2]+[.B1402])*[.$B$1]" office:value-type="float" office:value="5.60262167396563">
            <text:p>5.602621674</text:p>
          </table:table-cell>
          <table:table-cell table:formula="of:=[.$D$5]*[.C1402]-[.$D$4]" office:value-type="float" office:value="6.75150400417418">
            <text:p>6.7515040042</text:p>
          </table:table-cell>
          <table:table-cell table:formula="of:=INT([.D1402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2]+[.$D$1]" office:value-type="float" office:value="327.75">
            <text:p>327.75</text:p>
          </table:table-cell>
          <table:table-cell table:formula="of:=[.$M$2]+[.$M$3]*[.A1403]+[.$M$4]*[.A1403]^2+[.$M$5]*[.A1403]^3+[.$M$6]*[.A1403]^4+[.$N$2]*[.A1403]^5+[.$N$3]*[.A1403]^6+[.$N$4]*[.A1403]^7+[.$N$5]*[.A1403]^8+[.$N$6]*[.A1403]^9" office:value-type="float" office:value="19132.1871829263">
            <text:p>19132.1871829263</text:p>
          </table:table-cell>
          <table:table-cell table:formula="of:=[.B1403]/([.$B$2]+[.B1403])*[.$B$1]" office:value-type="float" office:value="5.60270326200321">
            <text:p>5.602703262</text:p>
          </table:table-cell>
          <table:table-cell table:formula="of:=[.$D$5]*[.C1403]-[.$D$4]" office:value-type="float" office:value="6.7516195218312">
            <text:p>6.7516195218</text:p>
          </table:table-cell>
          <table:table-cell table:formula="of:=INT([.D1403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3]+[.$D$1]" office:value-type="float" office:value="328">
            <text:p>328</text:p>
          </table:table-cell>
          <table:table-cell table:formula="of:=[.$M$2]+[.$M$3]*[.A1404]+[.$M$4]*[.A1404]^2+[.$M$5]*[.A1404]^3+[.$M$6]*[.A1404]^4+[.$N$2]*[.A1404]^5+[.$N$3]*[.A1404]^6+[.$N$4]*[.A1404]^7+[.$N$5]*[.A1404]^8+[.$N$6]*[.A1404]^9" office:value-type="float" office:value="19346.0867574019">
            <text:p>19346.0867574019</text:p>
          </table:table-cell>
          <table:table-cell table:formula="of:=[.B1404]/([.$B$2]+[.B1404])*[.$B$1]" office:value-type="float" office:value="5.60278383444913">
            <text:p>5.6027838344</text:p>
          </table:table-cell>
          <table:table-cell table:formula="of:=[.$D$5]*[.C1404]-[.$D$4]" office:value-type="float" office:value="6.75173360154739">
            <text:p>6.7517336015</text:p>
          </table:table-cell>
          <table:table-cell table:formula="of:=INT([.D1404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4]+[.$D$1]" office:value-type="float" office:value="328.25">
            <text:p>328.25</text:p>
          </table:table-cell>
          <table:table-cell table:formula="of:=[.$M$2]+[.$M$3]*[.A1405]+[.$M$4]*[.A1405]^2+[.$M$5]*[.A1405]^3+[.$M$6]*[.A1405]^4+[.$N$2]*[.A1405]^5+[.$N$3]*[.A1405]^6+[.$N$4]*[.A1405]^7+[.$N$5]*[.A1405]^8+[.$N$6]*[.A1405]^9" office:value-type="float" office:value="19562.0677549948">
            <text:p>19562.0677549948</text:p>
          </table:table-cell>
          <table:table-cell table:formula="of:=[.B1405]/([.$B$2]+[.B1405])*[.$B$1]" office:value-type="float" office:value="5.60286340538125">
            <text:p>5.6028634054</text:p>
          </table:table-cell>
          <table:table-cell table:formula="of:=[.$D$5]*[.C1405]-[.$D$4]" office:value-type="float" office:value="6.75184626325514">
            <text:p>6.7518462633</text:p>
          </table:table-cell>
          <table:table-cell table:formula="of:=INT([.D1405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5]+[.$D$1]" office:value-type="float" office:value="328.5">
            <text:p>328.5</text:p>
          </table:table-cell>
          <table:table-cell table:formula="of:=[.$M$2]+[.$M$3]*[.A1406]+[.$M$4]*[.A1406]^2+[.$M$5]*[.A1406]^3+[.$M$6]*[.A1406]^4+[.$N$2]*[.A1406]^5+[.$N$3]*[.A1406]^6+[.$N$4]*[.A1406]^7+[.$N$5]*[.A1406]^8+[.$N$6]*[.A1406]^9" office:value-type="float" office:value="19780.1475301295">
            <text:p>19780.1475301295</text:p>
          </table:table-cell>
          <table:table-cell table:formula="of:=[.B1406]/([.$B$2]+[.B1406])*[.$B$1]" office:value-type="float" office:value="5.60294198866218">
            <text:p>5.6029419887</text:p>
          </table:table-cell>
          <table:table-cell table:formula="of:=[.$D$5]*[.C1406]-[.$D$4]" office:value-type="float" office:value="6.75195752658199">
            <text:p>6.7519575266</text:p>
          </table:table-cell>
          <table:table-cell table:formula="of:=INT([.D1406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6]+[.$D$1]" office:value-type="float" office:value="328.75">
            <text:p>328.75</text:p>
          </table:table-cell>
          <table:table-cell table:formula="of:=[.$M$2]+[.$M$3]*[.A1407]+[.$M$4]*[.A1407]^2+[.$M$5]*[.A1407]^3+[.$M$6]*[.A1407]^4+[.$N$2]*[.A1407]^5+[.$N$3]*[.A1407]^6+[.$N$4]*[.A1407]^7+[.$N$5]*[.A1407]^8+[.$N$6]*[.A1407]^9" office:value-type="float" office:value="20000.3435587079">
            <text:p>20000.3435587079</text:p>
          </table:table-cell>
          <table:table-cell table:formula="of:=[.B1407]/([.$B$2]+[.B1407])*[.$B$1]" office:value-type="float" office:value="5.6030195979428">
            <text:p>5.6030195979</text:p>
          </table:table-cell>
          <table:table-cell table:formula="of:=[.$D$5]*[.C1407]-[.$D$4]" office:value-type="float" office:value="6.75206741085579">
            <text:p>6.7520674109</text:p>
          </table:table-cell>
          <table:table-cell table:formula="of:=INT([.D1407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7]+[.$D$1]" office:value-type="float" office:value="329">
            <text:p>329</text:p>
          </table:table-cell>
          <table:table-cell table:formula="of:=[.$M$2]+[.$M$3]*[.A1408]+[.$M$4]*[.A1408]^2+[.$M$5]*[.A1408]^3+[.$M$6]*[.A1408]^4+[.$N$2]*[.A1408]^5+[.$N$3]*[.A1408]^6+[.$N$4]*[.A1408]^7+[.$N$5]*[.A1408]^8+[.$N$6]*[.A1408]^9" office:value-type="float" office:value="20222.6734388032">
            <text:p>20222.6734388032</text:p>
          </table:table-cell>
          <table:table-cell table:formula="of:=[.B1408]/([.$B$2]+[.B1408])*[.$B$1]" office:value-type="float" office:value="5.60309624666587">
            <text:p>5.6030962467</text:p>
          </table:table-cell>
          <table:table-cell table:formula="of:=[.$D$5]*[.C1408]-[.$D$4]" office:value-type="float" office:value="6.75217593510965">
            <text:p>6.7521759351</text:p>
          </table:table-cell>
          <table:table-cell table:formula="of:=INT([.D1408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8]+[.$D$1]" office:value-type="float" office:value="329.25">
            <text:p>329.25</text:p>
          </table:table-cell>
          <table:table-cell table:formula="of:=[.$M$2]+[.$M$3]*[.A1409]+[.$M$4]*[.A1409]^2+[.$M$5]*[.A1409]^3+[.$M$6]*[.A1409]^4+[.$N$2]*[.A1409]^5+[.$N$3]*[.A1409]^6+[.$N$4]*[.A1409]^7+[.$N$5]*[.A1409]^8+[.$N$6]*[.A1409]^9" office:value-type="float" office:value="20447.1548913568">
            <text:p>20447.1548913568</text:p>
          </table:table-cell>
          <table:table-cell table:formula="of:=[.B1409]/([.$B$2]+[.B1409])*[.$B$1]" office:value-type="float" office:value="5.60317194806946">
            <text:p>5.6031719481</text:p>
          </table:table-cell>
          <table:table-cell table:formula="of:=[.$D$5]*[.C1409]-[.$D$4]" office:value-type="float" office:value="6.75228311808688">
            <text:p>6.7522831181</text:p>
          </table:table-cell>
          <table:table-cell table:formula="of:=INT([.D1409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09]+[.$D$1]" office:value-type="float" office:value="329.5">
            <text:p>329.5</text:p>
          </table:table-cell>
          <table:table-cell table:formula="of:=[.$M$2]+[.$M$3]*[.A1410]+[.$M$4]*[.A1410]^2+[.$M$5]*[.A1410]^3+[.$M$6]*[.A1410]^4+[.$N$2]*[.A1410]^5+[.$N$3]*[.A1410]^6+[.$N$4]*[.A1410]^7+[.$N$5]*[.A1410]^8+[.$N$6]*[.A1410]^9" office:value-type="float" office:value="20673.8057608803">
            <text:p>20673.8057608803</text:p>
          </table:table-cell>
          <table:table-cell table:formula="of:=[.B1410]/([.$B$2]+[.B1410])*[.$B$1]" office:value-type="float" office:value="5.60324671519036">
            <text:p>5.6032467152</text:p>
          </table:table-cell>
          <table:table-cell table:formula="of:=[.$D$5]*[.C1410]-[.$D$4]" office:value-type="float" office:value="6.75238897824586">
            <text:p>6.7523889782</text:p>
          </table:table-cell>
          <table:table-cell table:formula="of:=INT([.D1410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0]+[.$D$1]" office:value-type="float" office:value="329.75">
            <text:p>329.75</text:p>
          </table:table-cell>
          <table:table-cell table:formula="of:=[.$M$2]+[.$M$3]*[.A1411]+[.$M$4]*[.A1411]^2+[.$M$5]*[.A1411]^3+[.$M$6]*[.A1411]^4+[.$N$2]*[.A1411]^5+[.$N$3]*[.A1411]^6+[.$N$4]*[.A1411]^7+[.$N$5]*[.A1411]^8+[.$N$6]*[.A1411]^9" office:value-type="float" office:value="20902.6440161577">
            <text:p>20902.6440161577</text:p>
          </table:table-cell>
          <table:table-cell table:formula="of:=[.B1411]/([.$B$2]+[.B1411])*[.$B$1]" office:value-type="float" office:value="5.60332056086746">
            <text:p>5.6033205609</text:p>
          </table:table-cell>
          <table:table-cell table:formula="of:=[.$D$5]*[.C1411]-[.$D$4]" office:value-type="float" office:value="6.75249353376468">
            <text:p>6.7524935338</text:p>
          </table:table-cell>
          <table:table-cell table:formula="of:=INT([.D1411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1]+[.$D$1]" office:value-type="float" office:value="330">
            <text:p>330</text:p>
          </table:table-cell>
          <table:table-cell table:formula="of:=[.$M$2]+[.$M$3]*[.A1412]+[.$M$4]*[.A1412]^2+[.$M$5]*[.A1412]^3+[.$M$6]*[.A1412]^4+[.$N$2]*[.A1412]^5+[.$N$3]*[.A1412]^6+[.$N$4]*[.A1412]^7+[.$N$5]*[.A1412]^8+[.$N$6]*[.A1412]^9" office:value-type="float" office:value="21133.6877509524">
            <text:p>21133.6877509524</text:p>
          </table:table-cell>
          <table:table-cell table:formula="of:=[.B1412]/([.$B$2]+[.B1412])*[.$B$1]" office:value-type="float" office:value="5.60339349774499">
            <text:p>5.6033934977</text:p>
          </table:table-cell>
          <table:table-cell table:formula="of:=[.$D$5]*[.C1412]-[.$D$4]" office:value-type="float" office:value="6.75259680254589">
            <text:p>6.7525968025</text:p>
          </table:table-cell>
          <table:table-cell table:formula="of:=INT([.D1412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2]+[.$D$1]" office:value-type="float" office:value="330.25">
            <text:p>330.25</text:p>
          </table:table-cell>
          <table:table-cell table:formula="of:=[.$M$2]+[.$M$3]*[.A1413]+[.$M$4]*[.A1413]^2+[.$M$5]*[.A1413]^3+[.$M$6]*[.A1413]^4+[.$N$2]*[.A1413]^5+[.$N$3]*[.A1413]^6+[.$N$4]*[.A1413]^7+[.$N$5]*[.A1413]^8+[.$N$6]*[.A1413]^9" office:value-type="float" office:value="21366.9551847171">
            <text:p>21366.9551847171</text:p>
          </table:table-cell>
          <table:table-cell table:formula="of:=[.B1413]/([.$B$2]+[.B1413])*[.$B$1]" office:value-type="float" office:value="5.6034655382758">
            <text:p>5.6034655383</text:p>
          </table:table-cell>
          <table:table-cell table:formula="of:=[.$D$5]*[.C1413]-[.$D$4]" office:value-type="float" office:value="6.75269880222104">
            <text:p>6.7526988022</text:p>
          </table:table-cell>
          <table:table-cell table:formula="of:=INT([.D1413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3]+[.$D$1]" office:value-type="float" office:value="330.5">
            <text:p>330.5</text:p>
          </table:table-cell>
          <table:table-cell table:formula="of:=[.$M$2]+[.$M$3]*[.A1414]+[.$M$4]*[.A1414]^2+[.$M$5]*[.A1414]^3+[.$M$6]*[.A1414]^4+[.$N$2]*[.A1414]^5+[.$N$3]*[.A1414]^6+[.$N$4]*[.A1414]^7+[.$N$5]*[.A1414]^8+[.$N$6]*[.A1414]^9" office:value-type="float" office:value="21602.4646633074">
            <text:p>21602.4646633074</text:p>
          </table:table-cell>
          <table:table-cell table:formula="of:=[.B1414]/([.$B$2]+[.B1414])*[.$B$1]" office:value-type="float" office:value="5.60353669472449">
            <text:p>5.6035366947</text:p>
          </table:table-cell>
          <table:table-cell table:formula="of:=[.$D$5]*[.C1414]-[.$D$4]" office:value-type="float" office:value="6.75279955015514">
            <text:p>6.7527995502</text:p>
          </table:table-cell>
          <table:table-cell table:formula="of:=INT([.D1414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4]+[.$D$1]" office:value-type="float" office:value="330.75">
            <text:p>330.75</text:p>
          </table:table-cell>
          <table:table-cell table:formula="of:=[.$M$2]+[.$M$3]*[.A1415]+[.$M$4]*[.A1415]^2+[.$M$5]*[.A1415]^3+[.$M$6]*[.A1415]^4+[.$N$2]*[.A1415]^5+[.$N$3]*[.A1415]^6+[.$N$4]*[.A1415]^7+[.$N$5]*[.A1415]^8+[.$N$6]*[.A1415]^9" office:value-type="float" office:value="21840.2346596962">
            <text:p>21840.2346596962</text:p>
          </table:table-cell>
          <table:table-cell table:formula="of:=[.B1415]/([.$B$2]+[.B1415])*[.$B$1]" office:value-type="float" office:value="5.60360697917053">
            <text:p>5.6036069792</text:p>
          </table:table-cell>
          <table:table-cell table:formula="of:=[.$D$5]*[.C1415]-[.$D$4]" office:value-type="float" office:value="6.75289906345111">
            <text:p>6.7528990635</text:p>
          </table:table-cell>
          <table:table-cell table:formula="of:=INT([.D1415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5]+[.$D$1]" office:value-type="float" office:value="331">
            <text:p>331</text:p>
          </table:table-cell>
          <table:table-cell table:formula="of:=[.$M$2]+[.$M$3]*[.A1416]+[.$M$4]*[.A1416]^2+[.$M$5]*[.A1416]^3+[.$M$6]*[.A1416]^4+[.$N$2]*[.A1416]^5+[.$N$3]*[.A1416]^6+[.$N$4]*[.A1416]^7+[.$N$5]*[.A1416]^8+[.$N$6]*[.A1416]^9" office:value-type="float" office:value="22080.283774697">
            <text:p>22080.283774697</text:p>
          </table:table-cell>
          <table:table-cell table:formula="of:=[.B1416]/([.$B$2]+[.B1416])*[.$B$1]" office:value-type="float" office:value="5.60367640351134">
            <text:p>5.6036764035</text:p>
          </table:table-cell>
          <table:table-cell table:formula="of:=[.$D$5]*[.C1416]-[.$D$4]" office:value-type="float" office:value="6.75299735895408">
            <text:p>6.752997359</text:p>
          </table:table-cell>
          <table:table-cell table:formula="of:=INT([.D1416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6]+[.$D$1]" office:value-type="float" office:value="331.25">
            <text:p>331.25</text:p>
          </table:table-cell>
          <table:table-cell table:formula="of:=[.$M$2]+[.$M$3]*[.A1417]+[.$M$4]*[.A1417]^2+[.$M$5]*[.A1417]^3+[.$M$6]*[.A1417]^4+[.$N$2]*[.A1417]^5+[.$N$3]*[.A1417]^6+[.$N$4]*[.A1417]^7+[.$N$5]*[.A1417]^8+[.$N$6]*[.A1417]^9" office:value-type="float" office:value="22322.630737682">
            <text:p>22322.630737682</text:p>
          </table:table-cell>
          <table:table-cell table:formula="of:=[.B1417]/([.$B$2]+[.B1417])*[.$B$1]" office:value-type="float" office:value="5.60374497946527">
            <text:p>5.6037449795</text:p>
          </table:table-cell>
          <table:table-cell table:formula="of:=[.$D$5]*[.C1417]-[.$D$4]" office:value-type="float" office:value="6.75309445325565">
            <text:p>6.7530944533</text:p>
          </table:table-cell>
          <table:table-cell table:formula="of:=INT([.D1417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7]+[.$D$1]" office:value-type="float" office:value="331.5">
            <text:p>331.5</text:p>
          </table:table-cell>
          <table:table-cell table:formula="of:=[.$M$2]+[.$M$3]*[.A1418]+[.$M$4]*[.A1418]^2+[.$M$5]*[.A1418]^3+[.$M$6]*[.A1418]^4+[.$N$2]*[.A1418]^5+[.$N$3]*[.A1418]^6+[.$N$4]*[.A1418]^7+[.$N$5]*[.A1418]^8+[.$N$6]*[.A1418]^9" office:value-type="float" office:value="22567.29440731">
            <text:p>22567.29440731</text:p>
          </table:table-cell>
          <table:table-cell table:formula="of:=[.B1418]/([.$B$2]+[.B1418])*[.$B$1]" office:value-type="float" office:value="5.60381271857456">
            <text:p>5.6038127186</text:p>
          </table:table-cell>
          <table:table-cell table:formula="of:=[.$D$5]*[.C1418]-[.$D$4]" office:value-type="float" office:value="6.75319036269808">
            <text:p>6.7531903627</text:p>
          </table:table-cell>
          <table:table-cell table:formula="of:=INT([.D1418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8]+[.$D$1]" office:value-type="float" office:value="331.75">
            <text:p>331.75</text:p>
          </table:table-cell>
          <table:table-cell table:formula="of:=[.$M$2]+[.$M$3]*[.A1419]+[.$M$4]*[.A1419]^2+[.$M$5]*[.A1419]^3+[.$M$6]*[.A1419]^4+[.$N$2]*[.A1419]^5+[.$N$3]*[.A1419]^6+[.$N$4]*[.A1419]^7+[.$N$5]*[.A1419]^8+[.$N$6]*[.A1419]^9" office:value-type="float" office:value="22814.2937722566">
            <text:p>22814.2937722566</text:p>
          </table:table-cell>
          <table:table-cell table:formula="of:=[.B1419]/([.$B$2]+[.B1419])*[.$B$1]" office:value-type="float" office:value="5.60387963220823">
            <text:p>5.6038796322</text:p>
          </table:table-cell>
          <table:table-cell table:formula="of:=[.$D$5]*[.C1419]-[.$D$4]" office:value-type="float" office:value="6.75328510337836">
            <text:p>6.7532851034</text:p>
          </table:table-cell>
          <table:table-cell table:formula="of:=INT([.D1419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19]+[.$D$1]" office:value-type="float" office:value="332">
            <text:p>332</text:p>
          </table:table-cell>
          <table:table-cell table:formula="of:=[.$M$2]+[.$M$3]*[.A1420]+[.$M$4]*[.A1420]^2+[.$M$5]*[.A1420]^3+[.$M$6]*[.A1420]^4+[.$N$2]*[.A1420]^5+[.$N$3]*[.A1420]^6+[.$N$4]*[.A1420]^7+[.$N$5]*[.A1420]^8+[.$N$6]*[.A1420]^9" office:value-type="float" office:value="23063.647951943">
            <text:p>23063.647951943</text:p>
          </table:table-cell>
          <table:table-cell table:formula="of:=[.B1420]/([.$B$2]+[.B1420])*[.$B$1]" office:value-type="float" office:value="5.60394573156491">
            <text:p>5.6039457316</text:p>
          </table:table-cell>
          <table:table-cell table:formula="of:=[.$D$5]*[.C1420]-[.$D$4]" office:value-type="float" office:value="6.75337869115227">
            <text:p>6.7533786912</text:p>
          </table:table-cell>
          <table:table-cell table:formula="of:=INT([.D1420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0]+[.$D$1]" office:value-type="float" office:value="332.25">
            <text:p>332.25</text:p>
          </table:table-cell>
          <table:table-cell table:formula="of:=[.$M$2]+[.$M$3]*[.A1421]+[.$M$4]*[.A1421]^2+[.$M$5]*[.A1421]^3+[.$M$6]*[.A1421]^4+[.$N$2]*[.A1421]^5+[.$N$3]*[.A1421]^6+[.$N$4]*[.A1421]^7+[.$N$5]*[.A1421]^8+[.$N$6]*[.A1421]^9" office:value-type="float" office:value="23315.3761972759">
            <text:p>23315.3761972759</text:p>
          </table:table-cell>
          <table:table-cell table:formula="of:=[.B1421]/([.$B$2]+[.B1421])*[.$B$1]" office:value-type="float" office:value="5.60401102767568">
            <text:p>5.6040110277</text:p>
          </table:table-cell>
          <table:table-cell table:formula="of:=[.$D$5]*[.C1421]-[.$D$4]" office:value-type="float" office:value="6.75347114163829">
            <text:p>6.7534711416</text:p>
          </table:table-cell>
          <table:table-cell table:formula="of:=INT([.D1421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1]+[.$D$1]" office:value-type="float" office:value="332.5">
            <text:p>332.5</text:p>
          </table:table-cell>
          <table:table-cell table:formula="of:=[.$M$2]+[.$M$3]*[.A1422]+[.$M$4]*[.A1422]^2+[.$M$5]*[.A1422]^3+[.$M$6]*[.A1422]^4+[.$N$2]*[.A1422]^5+[.$N$3]*[.A1422]^6+[.$N$4]*[.A1422]^7+[.$N$5]*[.A1422]^8+[.$N$6]*[.A1422]^9" office:value-type="float" office:value="23569.4978913825">
            <text:p>23569.4978913825</text:p>
          </table:table-cell>
          <table:table-cell table:formula="of:=[.B1422]/([.$B$2]+[.B1422])*[.$B$1]" office:value-type="float" office:value="5.60407553140676">
            <text:p>5.6040755314</text:p>
          </table:table-cell>
          <table:table-cell table:formula="of:=[.$D$5]*[.C1422]-[.$D$4]" office:value-type="float" office:value="6.75356247022154">
            <text:p>6.7535624702</text:p>
          </table:table-cell>
          <table:table-cell table:formula="of:=INT([.D1422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2]+[.$D$1]" office:value-type="float" office:value="332.75">
            <text:p>332.75</text:p>
          </table:table-cell>
          <table:table-cell table:formula="of:=[.$M$2]+[.$M$3]*[.A1423]+[.$M$4]*[.A1423]^2+[.$M$5]*[.A1423]^3+[.$M$6]*[.A1423]^4+[.$N$2]*[.A1423]^5+[.$N$3]*[.A1423]^6+[.$N$4]*[.A1423]^7+[.$N$5]*[.A1423]^8+[.$N$6]*[.A1423]^9" office:value-type="float" office:value="23826.0325503548">
            <text:p>23826.0325503548</text:p>
          </table:table-cell>
          <table:table-cell table:formula="of:=[.B1423]/([.$B$2]+[.B1423])*[.$B$1]" office:value-type="float" office:value="5.60413925346222">
            <text:p>5.6041392535</text:p>
          </table:table-cell>
          <table:table-cell table:formula="of:=[.$D$5]*[.C1423]-[.$D$4]" office:value-type="float" office:value="6.75365269205755">
            <text:p>6.7536526921</text:p>
          </table:table-cell>
          <table:table-cell table:formula="of:=INT([.D1423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3]+[.$D$1]" office:value-type="float" office:value="333">
            <text:p>333</text:p>
          </table:table-cell>
          <table:table-cell table:formula="of:=[.$M$2]+[.$M$3]*[.A1424]+[.$M$4]*[.A1424]^2+[.$M$5]*[.A1424]^3+[.$M$6]*[.A1424]^4+[.$N$2]*[.A1424]^5+[.$N$3]*[.A1424]^6+[.$N$4]*[.A1424]^7+[.$N$5]*[.A1424]^8+[.$N$6]*[.A1424]^9" office:value-type="float" office:value="24084.9998239923">
            <text:p>24084.9998239923</text:p>
          </table:table-cell>
          <table:table-cell table:formula="of:=[.B1424]/([.$B$2]+[.B1424])*[.$B$1]" office:value-type="float" office:value="5.60420220438667">
            <text:p>5.6042022044</text:p>
          </table:table-cell>
          <table:table-cell table:formula="of:=[.$D$5]*[.C1424]-[.$D$4]" office:value-type="float" office:value="6.75374182207605">
            <text:p>6.7537418221</text:p>
          </table:table-cell>
          <table:table-cell table:formula="of:=INT([.D1424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4]+[.$D$1]" office:value-type="float" office:value="333.25">
            <text:p>333.25</text:p>
          </table:table-cell>
          <table:table-cell table:formula="of:=[.$M$2]+[.$M$3]*[.A1425]+[.$M$4]*[.A1425]^2+[.$M$5]*[.A1425]^3+[.$M$6]*[.A1425]^4+[.$N$2]*[.A1425]^5+[.$N$3]*[.A1425]^6+[.$N$4]*[.A1425]^7+[.$N$5]*[.A1425]^8+[.$N$6]*[.A1425]^9" office:value-type="float" office:value="24346.4194965544">
            <text:p>24346.4194965544</text:p>
          </table:table-cell>
          <table:table-cell table:formula="of:=[.B1425]/([.$B$2]+[.B1425])*[.$B$1]" office:value-type="float" office:value="5.60426439456778">
            <text:p>5.6042643946</text:p>
          </table:table-cell>
          <table:table-cell table:formula="of:=[.$D$5]*[.C1425]-[.$D$4]" office:value-type="float" office:value="6.7538298749846">
            <text:p>6.753829875</text:p>
          </table:table-cell>
          <table:table-cell table:formula="of:=INT([.D1425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5]+[.$D$1]" office:value-type="float" office:value="333.5">
            <text:p>333.5</text:p>
          </table:table-cell>
          <table:table-cell table:formula="of:=[.$M$2]+[.$M$3]*[.A1426]+[.$M$4]*[.A1426]^2+[.$M$5]*[.A1426]^3+[.$M$6]*[.A1426]^4+[.$N$2]*[.A1426]^5+[.$N$3]*[.A1426]^6+[.$N$4]*[.A1426]^7+[.$N$5]*[.A1426]^8+[.$N$6]*[.A1426]^9" office:value-type="float" office:value="24610.3114875077">
            <text:p>24610.3114875077</text:p>
          </table:table-cell>
          <table:table-cell table:formula="of:=[.B1426]/([.$B$2]+[.B1426])*[.$B$1]" office:value-type="float" office:value="5.60432583423893">
            <text:p>5.6043258342</text:p>
          </table:table-cell>
          <table:table-cell table:formula="of:=[.$D$5]*[.C1426]-[.$D$4]" office:value-type="float" office:value="6.75391686527226">
            <text:p>6.7539168653</text:p>
          </table:table-cell>
          <table:table-cell table:formula="of:=INT([.D1426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6]+[.$D$1]" office:value-type="float" office:value="333.75">
            <text:p>333.75</text:p>
          </table:table-cell>
          <table:table-cell table:formula="of:=[.$M$2]+[.$M$3]*[.A1427]+[.$M$4]*[.A1427]^2+[.$M$5]*[.A1427]^3+[.$M$6]*[.A1427]^4+[.$N$2]*[.A1427]^5+[.$N$3]*[.A1427]^6+[.$N$4]*[.A1427]^7+[.$N$5]*[.A1427]^8+[.$N$6]*[.A1427]^9" office:value-type="float" office:value="24876.6958522862">
            <text:p>24876.6958522862</text:p>
          </table:table-cell>
          <table:table-cell table:formula="of:=[.B1427]/([.$B$2]+[.B1427])*[.$B$1]" office:value-type="float" office:value="5.60438653348162">
            <text:p>5.6043865335</text:p>
          </table:table-cell>
          <table:table-cell table:formula="of:=[.$D$5]*[.C1427]-[.$D$4]" office:value-type="float" office:value="6.75400280721309">
            <text:p>6.7540028072</text:p>
          </table:table-cell>
          <table:table-cell table:formula="of:=INT([.D1427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7]+[.$D$1]" office:value-type="float" office:value="334">
            <text:p>334</text:p>
          </table:table-cell>
          <table:table-cell table:formula="of:=[.$M$2]+[.$M$3]*[.A1428]+[.$M$4]*[.A1428]^2+[.$M$5]*[.A1428]^3+[.$M$6]*[.A1428]^4+[.$N$2]*[.A1428]^5+[.$N$3]*[.A1428]^6+[.$N$4]*[.A1428]^7+[.$N$5]*[.A1428]^8+[.$N$6]*[.A1428]^9" office:value-type="float" office:value="25145.592783043">
            <text:p>25145.592783043</text:p>
          </table:table-cell>
          <table:table-cell table:formula="of:=[.B1428]/([.$B$2]+[.B1428])*[.$B$1]" office:value-type="float" office:value="5.60444650222801">
            <text:p>5.6044465022</text:p>
          </table:table-cell>
          <table:table-cell table:formula="of:=[.$D$5]*[.C1428]-[.$D$4]" office:value-type="float" office:value="6.75408771486968">
            <text:p>6.7540877149</text:p>
          </table:table-cell>
          <table:table-cell table:formula="of:=INT([.D1428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8]+[.$D$1]" office:value-type="float" office:value="334.25">
            <text:p>334.25</text:p>
          </table:table-cell>
          <table:table-cell table:formula="of:=[.$M$2]+[.$M$3]*[.A1429]+[.$M$4]*[.A1429]^2+[.$M$5]*[.A1429]^3+[.$M$6]*[.A1429]^4+[.$N$2]*[.A1429]^5+[.$N$3]*[.A1429]^6+[.$N$4]*[.A1429]^7+[.$N$5]*[.A1429]^8+[.$N$6]*[.A1429]^9" office:value-type="float" office:value="25417.0226094199">
            <text:p>25417.0226094199</text:p>
          </table:table-cell>
          <table:table-cell table:formula="of:=[.B1429]/([.$B$2]+[.B1429])*[.$B$1]" office:value-type="float" office:value="5.60450575026331">
            <text:p>5.6045057503</text:p>
          </table:table-cell>
          <table:table-cell table:formula="of:=[.$D$5]*[.C1429]-[.$D$4]" office:value-type="float" office:value="6.75417160209657">
            <text:p>6.7541716021</text:p>
          </table:table-cell>
          <table:table-cell table:formula="of:=INT([.D1429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29]+[.$D$1]" office:value-type="float" office:value="334.5">
            <text:p>334.5</text:p>
          </table:table-cell>
          <table:table-cell table:formula="of:=[.$M$2]+[.$M$3]*[.A1430]+[.$M$4]*[.A1430]^2+[.$M$5]*[.A1430]^3+[.$M$6]*[.A1430]^4+[.$N$2]*[.A1430]^5+[.$N$3]*[.A1430]^6+[.$N$4]*[.A1430]^7+[.$N$5]*[.A1430]^8+[.$N$6]*[.A1430]^9" office:value-type="float" office:value="25691.0057993063">
            <text:p>25691.0057993063</text:p>
          </table:table-cell>
          <table:table-cell table:formula="of:=[.B1430]/([.$B$2]+[.B1430])*[.$B$1]" office:value-type="float" office:value="5.60456428722815">
            <text:p>5.6045642872</text:p>
          </table:table-cell>
          <table:table-cell table:formula="of:=[.$D$5]*[.C1430]-[.$D$4]" office:value-type="float" office:value="6.75425448254361">
            <text:p>6.7542544825</text:p>
          </table:table-cell>
          <table:table-cell table:formula="of:=INT([.D1430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0]+[.$D$1]" office:value-type="float" office:value="334.75">
            <text:p>334.75</text:p>
          </table:table-cell>
          <table:table-cell table:formula="of:=[.$M$2]+[.$M$3]*[.A1431]+[.$M$4]*[.A1431]^2+[.$M$5]*[.A1431]^3+[.$M$6]*[.A1431]^4+[.$N$2]*[.A1431]^5+[.$N$3]*[.A1431]^6+[.$N$4]*[.A1431]^7+[.$N$5]*[.A1431]^8+[.$N$6]*[.A1431]^9" office:value-type="float" office:value="25967.56295961">
            <text:p>25967.56295961</text:p>
          </table:table-cell>
          <table:table-cell table:formula="of:=[.B1431]/([.$B$2]+[.B1431])*[.$B$1]" office:value-type="float" office:value="5.60462212262096">
            <text:p>5.6046221226</text:p>
          </table:table-cell>
          <table:table-cell table:formula="of:=[.$D$5]*[.C1431]-[.$D$4]" office:value-type="float" office:value="6.75433636965926">
            <text:p>6.7543363697</text:p>
          </table:table-cell>
          <table:table-cell table:formula="of:=INT([.D1431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1]+[.$D$1]" office:value-type="float" office:value="335">
            <text:p>335</text:p>
          </table:table-cell>
          <table:table-cell table:formula="of:=[.$M$2]+[.$M$3]*[.A1432]+[.$M$4]*[.A1432]^2+[.$M$5]*[.A1432]^3+[.$M$6]*[.A1432]^4+[.$N$2]*[.A1432]^5+[.$N$3]*[.A1432]^6+[.$N$4]*[.A1432]^7+[.$N$5]*[.A1432]^8+[.$N$6]*[.A1432]^9" office:value-type="float" office:value="26246.7148370291">
            <text:p>26246.7148370291</text:p>
          </table:table-cell>
          <table:table-cell table:formula="of:=[.B1432]/([.$B$2]+[.B1432])*[.$B$1]" office:value-type="float" office:value="5.60467926580019">
            <text:p>5.6046792658</text:p>
          </table:table-cell>
          <table:table-cell table:formula="of:=[.$D$5]*[.C1432]-[.$D$4]" office:value-type="float" office:value="6.75441727669386">
            <text:p>6.7544172767</text:p>
          </table:table-cell>
          <table:table-cell table:formula="of:=INT([.D1432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2]+[.$D$1]" office:value-type="float" office:value="335.25">
            <text:p>335.25</text:p>
          </table:table-cell>
          <table:table-cell table:formula="of:=[.$M$2]+[.$M$3]*[.A1433]+[.$M$4]*[.A1433]^2+[.$M$5]*[.A1433]^3+[.$M$6]*[.A1433]^4+[.$N$2]*[.A1433]^5+[.$N$3]*[.A1433]^6+[.$N$4]*[.A1433]^7+[.$N$5]*[.A1433]^8+[.$N$6]*[.A1433]^9" office:value-type="float" office:value="26528.4823188268">
            <text:p>26528.4823188268</text:p>
          </table:table-cell>
          <table:table-cell table:formula="of:=[.B1433]/([.$B$2]+[.B1433])*[.$B$1]" office:value-type="float" office:value="5.60473572598666">
            <text:p>5.604735726</text:p>
          </table:table-cell>
          <table:table-cell table:formula="of:=[.$D$5]*[.C1433]-[.$D$4]" office:value-type="float" office:value="6.75449721670282">
            <text:p>6.7544972167</text:p>
          </table:table-cell>
          <table:table-cell table:formula="of:=INT([.D1433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3]+[.$D$1]" office:value-type="float" office:value="335.5">
            <text:p>335.5</text:p>
          </table:table-cell>
          <table:table-cell table:formula="of:=[.$M$2]+[.$M$3]*[.A1434]+[.$M$4]*[.A1434]^2+[.$M$5]*[.A1434]^3+[.$M$6]*[.A1434]^4+[.$N$2]*[.A1434]^5+[.$N$3]*[.A1434]^6+[.$N$4]*[.A1434]^7+[.$N$5]*[.A1434]^8+[.$N$6]*[.A1434]^9" office:value-type="float" office:value="26812.8864336089">
            <text:p>26812.8864336089</text:p>
          </table:table-cell>
          <table:table-cell table:formula="of:=[.B1434]/([.$B$2]+[.B1434])*[.$B$1]" office:value-type="float" office:value="5.60479151226568">
            <text:p>5.6047915123</text:p>
          </table:table-cell>
          <table:table-cell table:formula="of:=[.$D$5]*[.C1434]-[.$D$4]" office:value-type="float" office:value="6.75457620254973">
            <text:p>6.7545762025</text:p>
          </table:table-cell>
          <table:table-cell table:formula="of:=INT([.D1434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4]+[.$D$1]" office:value-type="float" office:value="335.75">
            <text:p>335.75</text:p>
          </table:table-cell>
          <table:table-cell table:formula="of:=[.$M$2]+[.$M$3]*[.A1435]+[.$M$4]*[.A1435]^2+[.$M$5]*[.A1435]^3+[.$M$6]*[.A1435]^4+[.$N$2]*[.A1435]^5+[.$N$3]*[.A1435]^6+[.$N$4]*[.A1435]^7+[.$N$5]*[.A1435]^8+[.$N$6]*[.A1435]^9" office:value-type="float" office:value="27099.9483521086">
            <text:p>27099.9483521086</text:p>
          </table:table-cell>
          <table:table-cell table:formula="of:=[.B1435]/([.$B$2]+[.B1435])*[.$B$1]" office:value-type="float" office:value="5.60484663358931">
            <text:p>5.6048466336</text:p>
          </table:table-cell>
          <table:table-cell table:formula="of:=[.$D$5]*[.C1435]-[.$D$4]" office:value-type="float" office:value="6.7546542469095">
            <text:p>6.7546542469</text:p>
          </table:table-cell>
          <table:table-cell table:formula="of:=INT([.D1435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5]+[.$D$1]" office:value-type="float" office:value="336">
            <text:p>336</text:p>
          </table:table-cell>
          <table:table-cell table:formula="of:=[.$M$2]+[.$M$3]*[.A1436]+[.$M$4]*[.A1436]^2+[.$M$5]*[.A1436]^3+[.$M$6]*[.A1436]^4+[.$N$2]*[.A1436]^5+[.$N$3]*[.A1436]^6+[.$N$4]*[.A1436]^7+[.$N$5]*[.A1436]^8+[.$N$6]*[.A1436]^9" office:value-type="float" office:value="27389.6893879683">
            <text:p>27389.6893879683</text:p>
          </table:table-cell>
          <table:table-cell table:formula="of:=[.B1436]/([.$B$2]+[.B1436])*[.$B$1]" office:value-type="float" office:value="5.60490109877845">
            <text:p>5.6049010988</text:p>
          </table:table-cell>
          <table:table-cell table:formula="of:=[.$D$5]*[.C1436]-[.$D$4]" office:value-type="float" office:value="6.75473136227131">
            <text:p>6.7547313623</text:p>
          </table:table-cell>
          <table:table-cell table:formula="of:=INT([.D1436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6]+[.$D$1]" office:value-type="float" office:value="336.25">
            <text:p>336.25</text:p>
          </table:table-cell>
          <table:table-cell table:formula="of:=[.$M$2]+[.$M$3]*[.A1437]+[.$M$4]*[.A1437]^2+[.$M$5]*[.A1437]^3+[.$M$6]*[.A1437]^4+[.$N$2]*[.A1437]^5+[.$N$3]*[.A1437]^6+[.$N$4]*[.A1437]^7+[.$N$5]*[.A1437]^8+[.$N$6]*[.A1437]^9" office:value-type="float" office:value="27682.1309985307">
            <text:p>27682.1309985307</text:p>
          </table:table-cell>
          <table:table-cell table:formula="of:=[.B1437]/([.$B$2]+[.B1437])*[.$B$1]" office:value-type="float" office:value="5.60495491652494">
            <text:p>5.6049549165</text:p>
          </table:table-cell>
          <table:table-cell table:formula="of:=[.$D$5]*[.C1437]-[.$D$4]" office:value-type="float" office:value="6.75480756094167">
            <text:p>6.7548075609</text:p>
          </table:table-cell>
          <table:table-cell table:formula="of:=INT([.D1437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7]+[.$D$1]" office:value-type="float" office:value="336.5">
            <text:p>336.5</text:p>
          </table:table-cell>
          <table:table-cell table:formula="of:=[.$M$2]+[.$M$3]*[.A1438]+[.$M$4]*[.A1438]^2+[.$M$5]*[.A1438]^3+[.$M$6]*[.A1438]^4+[.$N$2]*[.A1438]^5+[.$N$3]*[.A1438]^6+[.$N$4]*[.A1438]^7+[.$N$5]*[.A1438]^8+[.$N$6]*[.A1438]^9" office:value-type="float" office:value="27977.2947856283">
            <text:p>27977.2947856283</text:p>
          </table:table-cell>
          <table:table-cell table:formula="of:=[.B1438]/([.$B$2]+[.B1438])*[.$B$1]" office:value-type="float" office:value="5.60500809539367">
            <text:p>5.6050080954</text:p>
          </table:table-cell>
          <table:table-cell table:formula="of:=[.$D$5]*[.C1438]-[.$D$4]" office:value-type="float" office:value="6.75488285504728">
            <text:p>6.754882855</text:p>
          </table:table-cell>
          <table:table-cell table:formula="of:=INT([.D1438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8]+[.$D$1]" office:value-type="float" office:value="336.75">
            <text:p>336.75</text:p>
          </table:table-cell>
          <table:table-cell table:formula="of:=[.$M$2]+[.$M$3]*[.A1439]+[.$M$4]*[.A1439]^2+[.$M$5]*[.A1439]^3+[.$M$6]*[.A1439]^4+[.$N$2]*[.A1439]^5+[.$N$3]*[.A1439]^6+[.$N$4]*[.A1439]^7+[.$N$5]*[.A1439]^8+[.$N$6]*[.A1439]^9" office:value-type="float" office:value="28275.2024963837">
            <text:p>28275.2024963837</text:p>
          </table:table-cell>
          <table:table-cell table:formula="of:=[.B1439]/([.$B$2]+[.B1439])*[.$B$1]" office:value-type="float" office:value="5.60506064382457">
            <text:p>5.6050606438</text:p>
          </table:table-cell>
          <table:table-cell table:formula="of:=[.$D$5]*[.C1439]-[.$D$4]" office:value-type="float" office:value="6.75495725653795">
            <text:p>6.7549572565</text:p>
          </table:table-cell>
          <table:table-cell table:formula="of:=INT([.D1439]/[.$B$1]*1024)" office:value-type="float" office:value="1232">
            <text:p>1232</text:p>
          </table:table-cell>
          <table:table-cell table:number-columns-repeated="10"/>
        </table:table-row>
        <table:table-row table:style-name="ro2">
          <table:table-cell table:formula="of:=[.A1439]+[.$D$1]" office:value-type="float" office:value="337">
            <text:p>337</text:p>
          </table:table-cell>
          <table:table-cell table:formula="of:=[.$M$2]+[.$M$3]*[.A1440]+[.$M$4]*[.A1440]^2+[.$M$5]*[.A1440]^3+[.$M$6]*[.A1440]^4+[.$N$2]*[.A1440]^5+[.$N$3]*[.A1440]^6+[.$N$4]*[.A1440]^7+[.$N$5]*[.A1440]^8+[.$N$6]*[.A1440]^9" office:value-type="float" office:value="28575.8760240016">
            <text:p>28575.8760240016</text:p>
          </table:table-cell>
          <table:table-cell table:formula="of:=[.B1440]/([.$B$2]+[.B1440])*[.$B$1]" office:value-type="float" office:value="5.60511257013459">
            <text:p>5.6051125701</text:p>
          </table:table-cell>
          <table:table-cell table:formula="of:=[.$D$5]*[.C1440]-[.$D$4]" office:value-type="float" office:value="6.75503077718937">
            <text:p>6.7550307772</text:p>
          </table:table-cell>
          <table:table-cell table:formula="of:=INT([.D144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0]+[.$D$1]" office:value-type="float" office:value="337.25">
            <text:p>337.25</text:p>
          </table:table-cell>
          <table:table-cell table:formula="of:=[.$M$2]+[.$M$3]*[.A1441]+[.$M$4]*[.A1441]^2+[.$M$5]*[.A1441]^3+[.$M$6]*[.A1441]^4+[.$N$2]*[.A1441]^5+[.$N$3]*[.A1441]^6+[.$N$4]*[.A1441]^7+[.$N$5]*[.A1441]^8+[.$N$6]*[.A1441]^9" office:value-type="float" office:value="28879.3374085791">
            <text:p>28879.3374085791</text:p>
          </table:table-cell>
          <table:table-cell table:formula="of:=[.B1441]/([.$B$2]+[.B1441])*[.$B$1]" office:value-type="float" office:value="5.60516388251971">
            <text:p>5.6051638825</text:p>
          </table:table-cell>
          <table:table-cell table:formula="of:=[.$D$5]*[.C1441]-[.$D$4]" office:value-type="float" office:value="6.75510342860594">
            <text:p>6.7551034286</text:p>
          </table:table-cell>
          <table:table-cell table:formula="of:=INT([.D144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1]+[.$D$1]" office:value-type="float" office:value="337.5">
            <text:p>337.5</text:p>
          </table:table-cell>
          <table:table-cell table:formula="of:=[.$M$2]+[.$M$3]*[.A1442]+[.$M$4]*[.A1442]^2+[.$M$5]*[.A1442]^3+[.$M$6]*[.A1442]^4+[.$N$2]*[.A1442]^5+[.$N$3]*[.A1442]^6+[.$N$4]*[.A1442]^7+[.$N$5]*[.A1442]^8+[.$N$6]*[.A1442]^9" office:value-type="float" office:value="29185.608837905">
            <text:p>29185.608837905</text:p>
          </table:table-cell>
          <table:table-cell table:formula="of:=[.B1442]/([.$B$2]+[.B1442])*[.$B$1]" office:value-type="float" office:value="5.60521458905685">
            <text:p>5.6052145891</text:p>
          </table:table-cell>
          <table:table-cell table:formula="of:=[.$D$5]*[.C1442]-[.$D$4]" office:value-type="float" office:value="6.75517522222347">
            <text:p>6.7551752222</text:p>
          </table:table-cell>
          <table:table-cell table:formula="of:=INT([.D144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2]+[.$D$1]" office:value-type="float" office:value="337.75">
            <text:p>337.75</text:p>
          </table:table-cell>
          <table:table-cell table:formula="of:=[.$M$2]+[.$M$3]*[.A1443]+[.$M$4]*[.A1443]^2+[.$M$5]*[.A1443]^3+[.$M$6]*[.A1443]^4+[.$N$2]*[.A1443]^5+[.$N$3]*[.A1443]^6+[.$N$4]*[.A1443]^7+[.$N$5]*[.A1443]^8+[.$N$6]*[.A1443]^9" office:value-type="float" office:value="29494.7126482717">
            <text:p>29494.7126482717</text:p>
          </table:table-cell>
          <table:table-cell table:formula="of:=[.B1443]/([.$B$2]+[.B1443])*[.$B$1]" office:value-type="float" office:value="5.60526469770571">
            <text:p>5.6052646977</text:p>
          </table:table-cell>
          <table:table-cell table:formula="of:=[.$D$5]*[.C1443]-[.$D$4]" office:value-type="float" office:value="6.75524616931185">
            <text:p>6.7552461693</text:p>
          </table:table-cell>
          <table:table-cell table:formula="of:=INT([.D144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3]+[.$D$1]" office:value-type="float" office:value="338">
            <text:p>338</text:p>
          </table:table-cell>
          <table:table-cell table:formula="of:=[.$M$2]+[.$M$3]*[.A1444]+[.$M$4]*[.A1444]^2+[.$M$5]*[.A1444]^3+[.$M$6]*[.A1444]^4+[.$N$2]*[.A1444]^5+[.$N$3]*[.A1444]^6+[.$N$4]*[.A1444]^7+[.$N$5]*[.A1444]^8+[.$N$6]*[.A1444]^9" office:value-type="float" office:value="29806.6713252887">
            <text:p>29806.6713252887</text:p>
          </table:table-cell>
          <table:table-cell table:formula="of:=[.B1444]/([.$B$2]+[.B1444])*[.$B$1]" office:value-type="float" office:value="5.60531421631072">
            <text:p>5.6053142163</text:p>
          </table:table-cell>
          <table:table-cell table:formula="of:=[.$D$5]*[.C1444]-[.$D$4]" office:value-type="float" office:value="6.75531628097771">
            <text:p>6.755316281</text:p>
          </table:table-cell>
          <table:table-cell table:formula="of:=INT([.D144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4]+[.$D$1]" office:value-type="float" office:value="338.25">
            <text:p>338.25</text:p>
          </table:table-cell>
          <table:table-cell table:formula="of:=[.$M$2]+[.$M$3]*[.A1445]+[.$M$4]*[.A1445]^2+[.$M$5]*[.A1445]^3+[.$M$6]*[.A1445]^4+[.$N$2]*[.A1445]^5+[.$N$3]*[.A1445]^6+[.$N$4]*[.A1445]^7+[.$N$5]*[.A1445]^8+[.$N$6]*[.A1445]^9" office:value-type="float" office:value="30121.5075047008">
            <text:p>30121.5075047008</text:p>
          </table:table-cell>
          <table:table-cell table:formula="of:=[.B1445]/([.$B$2]+[.B1445])*[.$B$1]" office:value-type="float" office:value="5.60536315260278">
            <text:p>5.6053631526</text:p>
          </table:table-cell>
          <table:table-cell table:formula="of:=[.$D$5]*[.C1445]-[.$D$4]" office:value-type="float" office:value="6.75538556816698">
            <text:p>6.7553855682</text:p>
          </table:table-cell>
          <table:table-cell table:formula="of:=INT([.D144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5]+[.$D$1]" office:value-type="float" office:value="338.5">
            <text:p>338.5</text:p>
          </table:table-cell>
          <table:table-cell table:formula="of:=[.$M$2]+[.$M$3]*[.A1446]+[.$M$4]*[.A1446]^2+[.$M$5]*[.A1446]^3+[.$M$6]*[.A1446]^4+[.$N$2]*[.A1446]^5+[.$N$3]*[.A1446]^6+[.$N$4]*[.A1446]^7+[.$N$5]*[.A1446]^8+[.$N$6]*[.A1446]^9" office:value-type="float" office:value="30439.2439732">
            <text:p>30439.2439732</text:p>
          </table:table-cell>
          <table:table-cell table:formula="of:=[.B1446]/([.$B$2]+[.B1446])*[.$B$1]" office:value-type="float" office:value="5.60541151420113">
            <text:p>5.6054115142</text:p>
          </table:table-cell>
          <table:table-cell table:formula="of:=[.$D$5]*[.C1446]-[.$D$4]" office:value-type="float" office:value="6.75545404166746">
            <text:p>6.7554540417</text:p>
          </table:table-cell>
          <table:table-cell table:formula="of:=INT([.D144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6]+[.$D$1]" office:value-type="float" office:value="338.75">
            <text:p>338.75</text:p>
          </table:table-cell>
          <table:table-cell table:formula="of:=[.$M$2]+[.$M$3]*[.A1447]+[.$M$4]*[.A1447]^2+[.$M$5]*[.A1447]^3+[.$M$6]*[.A1447]^4+[.$N$2]*[.A1447]^5+[.$N$3]*[.A1447]^6+[.$N$4]*[.A1447]^7+[.$N$5]*[.A1447]^8+[.$N$6]*[.A1447]^9" office:value-type="float" office:value="30759.9036692601">
            <text:p>30759.9036692601</text:p>
          </table:table-cell>
          <table:table-cell table:formula="of:=[.B1447]/([.$B$2]+[.B1447])*[.$B$1]" office:value-type="float" office:value="5.60545930861505">
            <text:p>5.6054593086</text:p>
          </table:table-cell>
          <table:table-cell table:formula="of:=[.$D$5]*[.C1447]-[.$D$4]" office:value-type="float" office:value="6.7555217121113">
            <text:p>6.7555217121</text:p>
          </table:table-cell>
          <table:table-cell table:formula="of:=INT([.D144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7]+[.$D$1]" office:value-type="float" office:value="339">
            <text:p>339</text:p>
          </table:table-cell>
          <table:table-cell table:formula="of:=[.$M$2]+[.$M$3]*[.A1448]+[.$M$4]*[.A1448]^2+[.$M$5]*[.A1448]^3+[.$M$6]*[.A1448]^4+[.$N$2]*[.A1448]^5+[.$N$3]*[.A1448]^6+[.$N$4]*[.A1448]^7+[.$N$5]*[.A1448]^8+[.$N$6]*[.A1448]^9" office:value-type="float" office:value="31083.509683952">
            <text:p>31083.509683952</text:p>
          </table:table-cell>
          <table:table-cell table:formula="of:=[.B1448]/([.$B$2]+[.B1448])*[.$B$1]" office:value-type="float" office:value="5.60550654324566">
            <text:p>5.6055065432</text:p>
          </table:table-cell>
          <table:table-cell table:formula="of:=[.$D$5]*[.C1448]-[.$D$4]" office:value-type="float" office:value="6.75558858997745">
            <text:p>6.75558859</text:p>
          </table:table-cell>
          <table:table-cell table:formula="of:=INT([.D144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8]+[.$D$1]" office:value-type="float" office:value="339.25">
            <text:p>339.25</text:p>
          </table:table-cell>
          <table:table-cell table:formula="of:=[.$M$2]+[.$M$3]*[.A1449]+[.$M$4]*[.A1449]^2+[.$M$5]*[.A1449]^3+[.$M$6]*[.A1449]^4+[.$N$2]*[.A1449]^5+[.$N$3]*[.A1449]^6+[.$N$4]*[.A1449]^7+[.$N$5]*[.A1449]^8+[.$N$6]*[.A1449]^9" office:value-type="float" office:value="31410.0852617847">
            <text:p>31410.0852617847</text:p>
          </table:table-cell>
          <table:table-cell table:formula="of:=[.B1449]/([.$B$2]+[.B1449])*[.$B$1]" office:value-type="float" office:value="5.60555322538755">
            <text:p>5.6055532254</text:p>
          </table:table-cell>
          <table:table-cell table:formula="of:=[.$D$5]*[.C1449]-[.$D$4]" office:value-type="float" office:value="6.75565468559411">
            <text:p>6.7556546856</text:p>
          </table:table-cell>
          <table:table-cell table:formula="of:=INT([.D144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49]+[.$D$1]" office:value-type="float" office:value="339.5">
            <text:p>339.5</text:p>
          </table:table-cell>
          <table:table-cell table:formula="of:=[.$M$2]+[.$M$3]*[.A1450]+[.$M$4]*[.A1450]^2+[.$M$5]*[.A1450]^3+[.$M$6]*[.A1450]^4+[.$N$2]*[.A1450]^5+[.$N$3]*[.A1450]^6+[.$N$4]*[.A1450]^7+[.$N$5]*[.A1450]^8+[.$N$6]*[.A1450]^9" office:value-type="float" office:value="31739.653801532">
            <text:p>31739.653801532</text:p>
          </table:table-cell>
          <table:table-cell table:formula="of:=[.B1450]/([.$B$2]+[.B1450])*[.$B$1]" office:value-type="float" office:value="5.60559936223054">
            <text:p>5.6055993622</text:p>
          </table:table-cell>
          <table:table-cell table:formula="of:=[.$D$5]*[.C1450]-[.$D$4]" office:value-type="float" office:value="6.75572000914106">
            <text:p>6.7557200091</text:p>
          </table:table-cell>
          <table:table-cell table:formula="of:=INT([.D145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0]+[.$D$1]" office:value-type="float" office:value="339.75">
            <text:p>339.75</text:p>
          </table:table-cell>
          <table:table-cell table:formula="of:=[.$M$2]+[.$M$3]*[.A1451]+[.$M$4]*[.A1451]^2+[.$M$5]*[.A1451]^3+[.$M$6]*[.A1451]^4+[.$N$2]*[.A1451]^5+[.$N$3]*[.A1451]^6+[.$N$4]*[.A1451]^7+[.$N$5]*[.A1451]^8+[.$N$6]*[.A1451]^9" office:value-type="float" office:value="32072.2388570723">
            <text:p>32072.2388570723</text:p>
          </table:table-cell>
          <table:table-cell table:formula="of:=[.B1451]/([.$B$2]+[.B1451])*[.$B$1]" office:value-type="float" office:value="5.60564496086125">
            <text:p>5.6056449609</text:p>
          </table:table-cell>
          <table:table-cell table:formula="of:=[.$D$5]*[.C1451]-[.$D$4]" office:value-type="float" office:value="6.75578457065203">
            <text:p>6.7557845707</text:p>
          </table:table-cell>
          <table:table-cell table:formula="of:=INT([.D145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1]+[.$D$1]" office:value-type="float" office:value="340">
            <text:p>340</text:p>
          </table:table-cell>
          <table:table-cell table:formula="of:=[.$M$2]+[.$M$3]*[.A1452]+[.$M$4]*[.A1452]^2+[.$M$5]*[.A1452]^3+[.$M$6]*[.A1452]^4+[.$N$2]*[.A1452]^5+[.$N$3]*[.A1452]^6+[.$N$4]*[.A1452]^7+[.$N$5]*[.A1452]^8+[.$N$6]*[.A1452]^9" office:value-type="float" office:value="32407.8641382317">
            <text:p>32407.8641382317</text:p>
          </table:table-cell>
          <table:table-cell table:formula="of:=[.B1452]/([.$B$2]+[.B1452])*[.$B$1]" office:value-type="float" office:value="5.60569002826479">
            <text:p>5.6056900283</text:p>
          </table:table-cell>
          <table:table-cell table:formula="of:=[.$D$5]*[.C1452]-[.$D$4]" office:value-type="float" office:value="6.75584838001697">
            <text:p>6.75584838</text:p>
          </table:table-cell>
          <table:table-cell table:formula="of:=INT([.D145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2]+[.$D$1]" office:value-type="float" office:value="340.25">
            <text:p>340.25</text:p>
          </table:table-cell>
          <table:table-cell table:formula="of:=[.$M$2]+[.$M$3]*[.A1453]+[.$M$4]*[.A1453]^2+[.$M$5]*[.A1453]^3+[.$M$6]*[.A1453]^4+[.$N$2]*[.A1453]^5+[.$N$3]*[.A1453]^6+[.$N$4]*[.A1453]^7+[.$N$5]*[.A1453]^8+[.$N$6]*[.A1453]^9" office:value-type="float" office:value="32746.5535116233">
            <text:p>32746.5535116233</text:p>
          </table:table-cell>
          <table:table-cell table:formula="of:=[.B1453]/([.$B$2]+[.B1453])*[.$B$1]" office:value-type="float" office:value="5.60573457132629">
            <text:p>5.6057345713</text:p>
          </table:table-cell>
          <table:table-cell table:formula="of:=[.$D$5]*[.C1453]-[.$D$4]" office:value-type="float" office:value="6.7559114469843">
            <text:p>6.755911447</text:p>
          </table:table-cell>
          <table:table-cell table:formula="of:=INT([.D145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3]+[.$D$1]" office:value-type="float" office:value="340.5">
            <text:p>340.5</text:p>
          </table:table-cell>
          <table:table-cell table:formula="of:=[.$M$2]+[.$M$3]*[.A1454]+[.$M$4]*[.A1454]^2+[.$M$5]*[.A1454]^3+[.$M$6]*[.A1454]^4+[.$N$2]*[.A1454]^5+[.$N$3]*[.A1454]^6+[.$N$4]*[.A1454]^7+[.$N$5]*[.A1454]^8+[.$N$6]*[.A1454]^9" office:value-type="float" office:value="33088.3310015036">
            <text:p>33088.3310015036</text:p>
          </table:table-cell>
          <table:table-cell table:formula="of:=[.B1454]/([.$B$2]+[.B1454])*[.$B$1]" office:value-type="float" office:value="5.60577859683249">
            <text:p>5.6057785968</text:p>
          </table:table-cell>
          <table:table-cell table:formula="of:=[.$D$5]*[.C1454]-[.$D$4]" office:value-type="float" office:value="6.75597378116313">
            <text:p>6.7559737812</text:p>
          </table:table-cell>
          <table:table-cell table:formula="of:=INT([.D145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4]+[.$D$1]" office:value-type="float" office:value="340.75">
            <text:p>340.75</text:p>
          </table:table-cell>
          <table:table-cell table:formula="of:=[.$M$2]+[.$M$3]*[.A1455]+[.$M$4]*[.A1455]^2+[.$M$5]*[.A1455]^3+[.$M$6]*[.A1455]^4+[.$N$2]*[.A1455]^5+[.$N$3]*[.A1455]^6+[.$N$4]*[.A1455]^7+[.$N$5]*[.A1455]^8+[.$N$6]*[.A1455]^9" office:value-type="float" office:value="33433.2207906162">
            <text:p>33433.2207906162</text:p>
          </table:table-cell>
          <table:table-cell table:formula="of:=[.B1455]/([.$B$2]+[.B1455])*[.$B$1]" office:value-type="float" office:value="5.60582211147331">
            <text:p>5.6058221115</text:p>
          </table:table-cell>
          <table:table-cell table:formula="of:=[.$D$5]*[.C1455]-[.$D$4]" office:value-type="float" office:value="6.75603539202548">
            <text:p>6.756035392</text:p>
          </table:table-cell>
          <table:table-cell table:formula="of:=INT([.D145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5]+[.$D$1]" office:value-type="float" office:value="341">
            <text:p>341</text:p>
          </table:table-cell>
          <table:table-cell table:formula="of:=[.$M$2]+[.$M$3]*[.A1456]+[.$M$4]*[.A1456]^2+[.$M$5]*[.A1456]^3+[.$M$6]*[.A1456]^4+[.$N$2]*[.A1456]^5+[.$N$3]*[.A1456]^6+[.$N$4]*[.A1456]^7+[.$N$5]*[.A1456]^8+[.$N$6]*[.A1456]^9" office:value-type="float" office:value="33781.2472210503">
            <text:p>33781.2472210503</text:p>
          </table:table-cell>
          <table:table-cell table:formula="of:=[.B1456]/([.$B$2]+[.B1456])*[.$B$1]" office:value-type="float" office:value="5.60586512184328">
            <text:p>5.6058651218</text:p>
          </table:table-cell>
          <table:table-cell table:formula="of:=[.$D$5]*[.C1456]-[.$D$4]" office:value-type="float" office:value="6.75609628890834">
            <text:p>6.7560962889</text:p>
          </table:table-cell>
          <table:table-cell table:formula="of:=INT([.D145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6]+[.$D$1]" office:value-type="float" office:value="341.25">
            <text:p>341.25</text:p>
          </table:table-cell>
          <table:table-cell table:formula="of:=[.$M$2]+[.$M$3]*[.A1457]+[.$M$4]*[.A1457]^2+[.$M$5]*[.A1457]^3+[.$M$6]*[.A1457]^4+[.$N$2]*[.A1457]^5+[.$N$3]*[.A1457]^6+[.$N$4]*[.A1457]^7+[.$N$5]*[.A1457]^8+[.$N$6]*[.A1457]^9" office:value-type="float" office:value="34132.4347951037">
            <text:p>34132.4347951037</text:p>
          </table:table-cell>
          <table:table-cell table:formula="of:=[.B1457]/([.$B$2]+[.B1457])*[.$B$1]" office:value-type="float" office:value="5.60590763444314">
            <text:p>5.6059076344</text:p>
          </table:table-cell>
          <table:table-cell table:formula="of:=[.$D$5]*[.C1457]-[.$D$4]" office:value-type="float" office:value="6.75615648101583">
            <text:p>6.756156481</text:p>
          </table:table-cell>
          <table:table-cell table:formula="of:=INT([.D145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7]+[.$D$1]" office:value-type="float" office:value="341.5">
            <text:p>341.5</text:p>
          </table:table-cell>
          <table:table-cell table:formula="of:=[.$M$2]+[.$M$3]*[.A1458]+[.$M$4]*[.A1458]^2+[.$M$5]*[.A1458]^3+[.$M$6]*[.A1458]^4+[.$N$2]*[.A1458]^5+[.$N$3]*[.A1458]^6+[.$N$4]*[.A1458]^7+[.$N$5]*[.A1458]^8+[.$N$6]*[.A1458]^9" office:value-type="float" office:value="34486.8081761396">
            <text:p>34486.8081761396</text:p>
          </table:table-cell>
          <table:table-cell table:formula="of:=[.B1458]/([.$B$2]+[.B1458])*[.$B$1]" office:value-type="float" office:value="5.60594965568118">
            <text:p>5.6059496557</text:p>
          </table:table-cell>
          <table:table-cell table:formula="of:=[.$D$5]*[.C1458]-[.$D$4]" office:value-type="float" office:value="6.75621597742128">
            <text:p>6.7562159774</text:p>
          </table:table-cell>
          <table:table-cell table:formula="of:=INT([.D145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8]+[.$D$1]" office:value-type="float" office:value="341.75">
            <text:p>341.75</text:p>
          </table:table-cell>
          <table:table-cell table:formula="of:=[.$M$2]+[.$M$3]*[.A1459]+[.$M$4]*[.A1459]^2+[.$M$5]*[.A1459]^3+[.$M$6]*[.A1459]^4+[.$N$2]*[.A1459]^5+[.$N$3]*[.A1459]^6+[.$N$4]*[.A1459]^7+[.$N$5]*[.A1459]^8+[.$N$6]*[.A1459]^9" office:value-type="float" office:value="34844.3921894582">
            <text:p>34844.3921894582</text:p>
          </table:table-cell>
          <table:table-cell table:formula="of:=[.B1459]/([.$B$2]+[.B1459])*[.$B$1]" office:value-type="float" office:value="5.60599119187477">
            <text:p>5.6059911919</text:p>
          </table:table-cell>
          <table:table-cell table:formula="of:=[.$D$5]*[.C1459]-[.$D$4]" office:value-type="float" office:value="6.7562747870692">
            <text:p>6.7562747871</text:p>
          </table:table-cell>
          <table:table-cell table:formula="of:=INT([.D145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59]+[.$D$1]" office:value-type="float" office:value="342">
            <text:p>342</text:p>
          </table:table-cell>
          <table:table-cell table:formula="of:=[.$M$2]+[.$M$3]*[.A1460]+[.$M$4]*[.A1460]^2+[.$M$5]*[.A1460]^3+[.$M$6]*[.A1460]^4+[.$N$2]*[.A1460]^5+[.$N$3]*[.A1460]^6+[.$N$4]*[.A1460]^7+[.$N$5]*[.A1460]^8+[.$N$6]*[.A1460]^9" office:value-type="float" office:value="35205.2118231589">
            <text:p>35205.2118231589</text:p>
          </table:table-cell>
          <table:table-cell table:formula="of:=[.B1460]/([.$B$2]+[.B1460])*[.$B$1]" office:value-type="float" office:value="5.60603224925172">
            <text:p>5.6060322493</text:p>
          </table:table-cell>
          <table:table-cell table:formula="of:=[.$D$5]*[.C1460]-[.$D$4]" office:value-type="float" office:value="6.75633291877735">
            <text:p>6.7563329188</text:p>
          </table:table-cell>
          <table:table-cell table:formula="of:=INT([.D146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0]+[.$D$1]" office:value-type="float" office:value="342.25">
            <text:p>342.25</text:p>
          </table:table-cell>
          <table:table-cell table:formula="of:=[.$M$2]+[.$M$3]*[.A1461]+[.$M$4]*[.A1461]^2+[.$M$5]*[.A1461]^3+[.$M$6]*[.A1461]^4+[.$N$2]*[.A1461]^5+[.$N$3]*[.A1461]^6+[.$N$4]*[.A1461]^7+[.$N$5]*[.A1461]^8+[.$N$6]*[.A1461]^9" office:value-type="float" office:value="35569.2922290254">
            <text:p>35569.2922290254</text:p>
          </table:table-cell>
          <table:table-cell table:formula="of:=[.B1461]/([.$B$2]+[.B1461])*[.$B$1]" office:value-type="float" office:value="5.60607283395171">
            <text:p>5.606072834</text:p>
          </table:table-cell>
          <table:table-cell table:formula="of:=[.$D$5]*[.C1461]-[.$D$4]" office:value-type="float" office:value="6.75639038123866">
            <text:p>6.7563903812</text:p>
          </table:table-cell>
          <table:table-cell table:formula="of:=INT([.D146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1]+[.$D$1]" office:value-type="float" office:value="342.5">
            <text:p>342.5</text:p>
          </table:table-cell>
          <table:table-cell table:formula="of:=[.$M$2]+[.$M$3]*[.A1462]+[.$M$4]*[.A1462]^2+[.$M$5]*[.A1462]^3+[.$M$6]*[.A1462]^4+[.$N$2]*[.A1462]^5+[.$N$3]*[.A1462]^6+[.$N$4]*[.A1462]^7+[.$N$5]*[.A1462]^8+[.$N$6]*[.A1462]^9" office:value-type="float" office:value="35936.658723393">
            <text:p>35936.658723393</text:p>
          </table:table-cell>
          <table:table-cell table:formula="of:=[.B1462]/([.$B$2]+[.B1462])*[.$B$1]" office:value-type="float" office:value="5.6061129520276">
            <text:p>5.606112952</text:p>
          </table:table-cell>
          <table:table-cell table:formula="of:=[.$D$5]*[.C1462]-[.$D$4]" office:value-type="float" office:value="6.75644718302319">
            <text:p>6.756447183</text:p>
          </table:table-cell>
          <table:table-cell table:formula="of:=INT([.D146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2]+[.$D$1]" office:value-type="float" office:value="342.75">
            <text:p>342.75</text:p>
          </table:table-cell>
          <table:table-cell table:formula="of:=[.$M$2]+[.$M$3]*[.A1463]+[.$M$4]*[.A1463]^2+[.$M$5]*[.A1463]^3+[.$M$6]*[.A1463]^4+[.$N$2]*[.A1463]^5+[.$N$3]*[.A1463]^6+[.$N$4]*[.A1463]^7+[.$N$5]*[.A1463]^8+[.$N$6]*[.A1463]^9" office:value-type="float" office:value="36307.3367880352">
            <text:p>36307.3367880352</text:p>
          </table:table-cell>
          <table:table-cell table:formula="of:=[.B1463]/([.$B$2]+[.B1463])*[.$B$1]" office:value-type="float" office:value="5.60615260944682">
            <text:p>5.6061526094</text:p>
          </table:table-cell>
          <table:table-cell table:formula="of:=[.$D$5]*[.C1463]-[.$D$4]" office:value-type="float" office:value="6.75650333258">
            <text:p>6.7565033326</text:p>
          </table:table-cell>
          <table:table-cell table:formula="of:=INT([.D146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3]+[.$D$1]" office:value-type="float" office:value="343">
            <text:p>343</text:p>
          </table:table-cell>
          <table:table-cell table:formula="of:=[.$M$2]+[.$M$3]*[.A1464]+[.$M$4]*[.A1464]^2+[.$M$5]*[.A1464]^3+[.$M$6]*[.A1464]^4+[.$N$2]*[.A1464]^5+[.$N$3]*[.A1464]^6+[.$N$4]*[.A1464]^7+[.$N$5]*[.A1464]^8+[.$N$6]*[.A1464]^9" office:value-type="float" office:value="36681.3520710482">
            <text:p>36681.3520710482</text:p>
          </table:table-cell>
          <table:table-cell table:formula="of:=[.B1464]/([.$B$2]+[.B1464])*[.$B$1]" office:value-type="float" office:value="5.60619181209266">
            <text:p>5.6061918121</text:p>
          </table:table-cell>
          <table:table-cell table:formula="of:=[.$D$5]*[.C1464]-[.$D$4]" office:value-type="float" office:value="6.75655883823905">
            <text:p>6.7565588382</text:p>
          </table:table-cell>
          <table:table-cell table:formula="of:=INT([.D146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4]+[.$D$1]" office:value-type="float" office:value="343.25">
            <text:p>343.25</text:p>
          </table:table-cell>
          <table:table-cell table:formula="of:=[.$M$2]+[.$M$3]*[.A1465]+[.$M$4]*[.A1465]^2+[.$M$5]*[.A1465]^3+[.$M$6]*[.A1465]^4+[.$N$2]*[.A1465]^5+[.$N$3]*[.A1465]^6+[.$N$4]*[.A1465]^7+[.$N$5]*[.A1465]^8+[.$N$6]*[.A1465]^9" office:value-type="float" office:value="37058.7303877354">
            <text:p>37058.7303877354</text:p>
          </table:table-cell>
          <table:table-cell table:formula="of:=[.B1465]/([.$B$2]+[.B1465])*[.$B$1]" office:value-type="float" office:value="5.60623056576559">
            <text:p>5.6062305658</text:p>
          </table:table-cell>
          <table:table-cell table:formula="of:=[.$D$5]*[.C1465]-[.$D$4]" office:value-type="float" office:value="6.75661370821302">
            <text:p>6.7566137082</text:p>
          </table:table-cell>
          <table:table-cell table:formula="of:=INT([.D146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5]+[.$D$1]" office:value-type="float" office:value="343.5">
            <text:p>343.5</text:p>
          </table:table-cell>
          <table:table-cell table:formula="of:=[.$M$2]+[.$M$3]*[.A1466]+[.$M$4]*[.A1466]^2+[.$M$5]*[.A1466]^3+[.$M$6]*[.A1466]^4+[.$N$2]*[.A1466]^5+[.$N$3]*[.A1466]^6+[.$N$4]*[.A1466]^7+[.$N$5]*[.A1466]^8+[.$N$6]*[.A1466]^9" office:value-type="float" office:value="37439.4977215058">
            <text:p>37439.4977215058</text:p>
          </table:table-cell>
          <table:table-cell table:formula="of:=[.B1466]/([.$B$2]+[.B1466])*[.$B$1]" office:value-type="float" office:value="5.60626887618453">
            <text:p>5.6062688762</text:p>
          </table:table-cell>
          <table:table-cell table:formula="of:=[.$D$5]*[.C1466]-[.$D$4]" office:value-type="float" office:value="6.75666795059911">
            <text:p>6.7566679506</text:p>
          </table:table-cell>
          <table:table-cell table:formula="of:=INT([.D146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6]+[.$D$1]" office:value-type="float" office:value="343.75">
            <text:p>343.75</text:p>
          </table:table-cell>
          <table:table-cell table:formula="of:=[.$M$2]+[.$M$3]*[.A1467]+[.$M$4]*[.A1467]^2+[.$M$5]*[.A1467]^3+[.$M$6]*[.A1467]^4+[.$N$2]*[.A1467]^5+[.$N$3]*[.A1467]^6+[.$N$4]*[.A1467]^7+[.$N$5]*[.A1467]^8+[.$N$6]*[.A1467]^9" office:value-type="float" office:value="37823.6802247639">
            <text:p>37823.6802247639</text:p>
          </table:table-cell>
          <table:table-cell table:formula="of:=[.B1467]/([.$B$2]+[.B1467])*[.$B$1]" office:value-type="float" office:value="5.60630674898808">
            <text:p>5.606306749</text:p>
          </table:table-cell>
          <table:table-cell table:formula="of:=[.$D$5]*[.C1467]-[.$D$4]" office:value-type="float" office:value="6.75672157338084">
            <text:p>6.7567215734</text:p>
          </table:table-cell>
          <table:table-cell table:formula="of:=INT([.D146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7]+[.$D$1]" office:value-type="float" office:value="344">
            <text:p>344</text:p>
          </table:table-cell>
          <table:table-cell table:formula="of:=[.$M$2]+[.$M$3]*[.A1468]+[.$M$4]*[.A1468]^2+[.$M$5]*[.A1468]^3+[.$M$6]*[.A1468]^4+[.$N$2]*[.A1468]^5+[.$N$3]*[.A1468]^6+[.$N$4]*[.A1468]^7+[.$N$5]*[.A1468]^8+[.$N$6]*[.A1468]^9" office:value-type="float" office:value="38211.3042198142">
            <text:p>38211.3042198142</text:p>
          </table:table-cell>
          <table:table-cell table:formula="of:=[.B1468]/([.$B$2]+[.B1468])*[.$B$1]" office:value-type="float" office:value="5.60634418973579">
            <text:p>5.6063441897</text:p>
          </table:table-cell>
          <table:table-cell table:formula="of:=[.$D$5]*[.C1468]-[.$D$4]" office:value-type="float" office:value="6.75677458442976">
            <text:p>6.7567745844</text:p>
          </table:table-cell>
          <table:table-cell table:formula="of:=INT([.D146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8]+[.$D$1]" office:value-type="float" office:value="344.25">
            <text:p>344.25</text:p>
          </table:table-cell>
          <table:table-cell table:formula="of:=[.$M$2]+[.$M$3]*[.A1469]+[.$M$4]*[.A1469]^2+[.$M$5]*[.A1469]^3+[.$M$6]*[.A1469]^4+[.$N$2]*[.A1469]^5+[.$N$3]*[.A1469]^6+[.$N$4]*[.A1469]^7+[.$N$5]*[.A1469]^8+[.$N$6]*[.A1469]^9" office:value-type="float" office:value="38602.3961997635">
            <text:p>38602.3961997635</text:p>
          </table:table-cell>
          <table:table-cell table:formula="of:=[.B1469]/([.$B$2]+[.B1469])*[.$B$1]" office:value-type="float" office:value="5.60638120390934">
            <text:p>5.6063812039</text:p>
          </table:table-cell>
          <table:table-cell table:formula="of:=[.$D$5]*[.C1469]-[.$D$4]" office:value-type="float" office:value="6.75682699150722">
            <text:p>6.7568269915</text:p>
          </table:table-cell>
          <table:table-cell table:formula="of:=INT([.D146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69]+[.$D$1]" office:value-type="float" office:value="344.5">
            <text:p>344.5</text:p>
          </table:table-cell>
          <table:table-cell table:formula="of:=[.$M$2]+[.$M$3]*[.A1470]+[.$M$4]*[.A1470]^2+[.$M$5]*[.A1470]^3+[.$M$6]*[.A1470]^4+[.$N$2]*[.A1470]^5+[.$N$3]*[.A1470]^6+[.$N$4]*[.A1470]^7+[.$N$5]*[.A1470]^8+[.$N$6]*[.A1470]^9" office:value-type="float" office:value="38996.9828294264">
            <text:p>38996.9828294264</text:p>
          </table:table-cell>
          <table:table-cell table:formula="of:=[.B1470]/([.$B$2]+[.B1470])*[.$B$1]" office:value-type="float" office:value="5.60641779691376">
            <text:p>5.6064177969</text:p>
          </table:table-cell>
          <table:table-cell table:formula="of:=[.$D$5]*[.C1470]-[.$D$4]" office:value-type="float" office:value="6.75687880226598">
            <text:p>6.7568788023</text:p>
          </table:table-cell>
          <table:table-cell table:formula="of:=INT([.D147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0]+[.$D$1]" office:value-type="float" office:value="344.75">
            <text:p>344.75</text:p>
          </table:table-cell>
          <table:table-cell table:formula="of:=[.$M$2]+[.$M$3]*[.A1471]+[.$M$4]*[.A1471]^2+[.$M$5]*[.A1471]^3+[.$M$6]*[.A1471]^4+[.$N$2]*[.A1471]^5+[.$N$3]*[.A1471]^6+[.$N$4]*[.A1471]^7+[.$N$5]*[.A1471]^8+[.$N$6]*[.A1471]^9" office:value-type="float" office:value="39395.090946238">
            <text:p>39395.090946238</text:p>
          </table:table-cell>
          <table:table-cell table:formula="of:=[.B1471]/([.$B$2]+[.B1471])*[.$B$1]" office:value-type="float" office:value="5.60645397407858">
            <text:p>5.6064539741</text:p>
          </table:table-cell>
          <table:table-cell table:formula="of:=[.$D$5]*[.C1471]-[.$D$4]" office:value-type="float" office:value="6.75693002425197">
            <text:p>6.7569300243</text:p>
          </table:table-cell>
          <table:table-cell table:formula="of:=INT([.D147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1]+[.$D$1]" office:value-type="float" office:value="345">
            <text:p>345</text:p>
          </table:table-cell>
          <table:table-cell table:formula="of:=[.$M$2]+[.$M$3]*[.A1472]+[.$M$4]*[.A1472]^2+[.$M$5]*[.A1472]^3+[.$M$6]*[.A1472]^4+[.$N$2]*[.A1472]^5+[.$N$3]*[.A1472]^6+[.$N$4]*[.A1472]^7+[.$N$5]*[.A1472]^8+[.$N$6]*[.A1472]^9" office:value-type="float" office:value="39796.7475611675">
            <text:p>39796.7475611675</text:p>
          </table:table-cell>
          <table:table-cell table:formula="of:=[.B1472]/([.$B$2]+[.B1472])*[.$B$1]" office:value-type="float" office:value="5.606489740659">
            <text:p>5.6064897407</text:p>
          </table:table-cell>
          <table:table-cell table:formula="of:=[.$D$5]*[.C1472]-[.$D$4]" office:value-type="float" office:value="6.75698066490582">
            <text:p>6.7569806649</text:p>
          </table:table-cell>
          <table:table-cell table:formula="of:=INT([.D147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2]+[.$D$1]" office:value-type="float" office:value="345.25">
            <text:p>345.25</text:p>
          </table:table-cell>
          <table:table-cell table:formula="of:=[.$M$2]+[.$M$3]*[.A1473]+[.$M$4]*[.A1473]^2+[.$M$5]*[.A1473]^3+[.$M$6]*[.A1473]^4+[.$N$2]*[.A1473]^5+[.$N$3]*[.A1473]^6+[.$N$4]*[.A1473]^7+[.$N$5]*[.A1473]^8+[.$N$6]*[.A1473]^9" office:value-type="float" office:value="40201.9798596413">
            <text:p>40201.9798596413</text:p>
          </table:table-cell>
          <table:table-cell table:formula="of:=[.B1473]/([.$B$2]+[.B1473])*[.$B$1]" office:value-type="float" office:value="5.60652510183702">
            <text:p>5.6065251018</text:p>
          </table:table-cell>
          <table:table-cell table:formula="of:=[.$D$5]*[.C1473]-[.$D$4]" office:value-type="float" office:value="6.75703073156455">
            <text:p>6.7570307316</text:p>
          </table:table-cell>
          <table:table-cell table:formula="of:=INT([.D147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3]+[.$D$1]" office:value-type="float" office:value="345.5">
            <text:p>345.5</text:p>
          </table:table-cell>
          <table:table-cell table:formula="of:=[.$M$2]+[.$M$3]*[.A1474]+[.$M$4]*[.A1474]^2+[.$M$5]*[.A1474]^3+[.$M$6]*[.A1474]^4+[.$N$2]*[.A1474]^5+[.$N$3]*[.A1474]^6+[.$N$4]*[.A1474]^7+[.$N$5]*[.A1474]^8+[.$N$6]*[.A1474]^9" office:value-type="float" office:value="40610.8152024576">
            <text:p>40610.8152024576</text:p>
          </table:table-cell>
          <table:table-cell table:formula="of:=[.B1474]/([.$B$2]+[.B1474])*[.$B$1]" office:value-type="float" office:value="5.60656006272254">
            <text:p>5.6065600627</text:p>
          </table:table-cell>
          <table:table-cell table:formula="of:=[.$D$5]*[.C1474]-[.$D$4]" office:value-type="float" office:value="6.7570802314631">
            <text:p>6.7570802315</text:p>
          </table:table-cell>
          <table:table-cell table:formula="of:=INT([.D147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4]+[.$D$1]" office:value-type="float" office:value="345.75">
            <text:p>345.75</text:p>
          </table:table-cell>
          <table:table-cell table:formula="of:=[.$M$2]+[.$M$3]*[.A1475]+[.$M$4]*[.A1475]^2+[.$M$5]*[.A1475]^3+[.$M$6]*[.A1475]^4+[.$N$2]*[.A1475]^5+[.$N$3]*[.A1475]^6+[.$N$4]*[.A1475]^7+[.$N$5]*[.A1475]^8+[.$N$6]*[.A1475]^9" office:value-type="float" office:value="41023.2811267206">
            <text:p>41023.2811267206</text:p>
          </table:table-cell>
          <table:table-cell table:formula="of:=[.B1475]/([.$B$2]+[.B1475])*[.$B$1]" office:value-type="float" office:value="5.60659462835449">
            <text:p>5.6065946284</text:p>
          </table:table-cell>
          <table:table-cell table:formula="of:=[.$D$5]*[.C1475]-[.$D$4]" office:value-type="float" office:value="6.75712917173589">
            <text:p>6.7571291717</text:p>
          </table:table-cell>
          <table:table-cell table:formula="of:=INT([.D147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5]+[.$D$1]" office:value-type="float" office:value="346">
            <text:p>346</text:p>
          </table:table-cell>
          <table:table-cell table:formula="of:=[.$M$2]+[.$M$3]*[.A1476]+[.$M$4]*[.A1476]^2+[.$M$5]*[.A1476]^3+[.$M$6]*[.A1476]^4+[.$N$2]*[.A1476]^5+[.$N$3]*[.A1476]^6+[.$N$4]*[.A1476]^7+[.$N$5]*[.A1476]^8+[.$N$6]*[.A1476]^9" office:value-type="float" office:value="41439.405346767">
            <text:p>41439.405346767</text:p>
          </table:table-cell>
          <table:table-cell table:formula="of:=[.B1476]/([.$B$2]+[.B1476])*[.$B$1]" office:value-type="float" office:value="5.60662880370187">
            <text:p>5.6066288037</text:p>
          </table:table-cell>
          <table:table-cell table:formula="of:=[.$D$5]*[.C1476]-[.$D$4]" office:value-type="float" office:value="6.75717755941837">
            <text:p>6.7571775594</text:p>
          </table:table-cell>
          <table:table-cell table:formula="of:=INT([.D147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6]+[.$D$1]" office:value-type="float" office:value="346.25">
            <text:p>346.25</text:p>
          </table:table-cell>
          <table:table-cell table:formula="of:=[.$M$2]+[.$M$3]*[.A1477]+[.$M$4]*[.A1477]^2+[.$M$5]*[.A1477]^3+[.$M$6]*[.A1477]^4+[.$N$2]*[.A1477]^5+[.$N$3]*[.A1477]^6+[.$N$4]*[.A1477]^7+[.$N$5]*[.A1477]^8+[.$N$6]*[.A1477]^9" office:value-type="float" office:value="41859.2157550987">
            <text:p>41859.2157550987</text:p>
          </table:table-cell>
          <table:table-cell table:formula="of:=[.B1477]/([.$B$2]+[.B1477])*[.$B$1]" office:value-type="float" office:value="5.60666259366483">
            <text:p>5.6066625937</text:p>
          </table:table-cell>
          <table:table-cell table:formula="of:=[.$D$5]*[.C1477]-[.$D$4]" office:value-type="float" office:value="6.7572254014485">
            <text:p>6.7572254014</text:p>
          </table:table-cell>
          <table:table-cell table:formula="of:=INT([.D147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7]+[.$D$1]" office:value-type="float" office:value="346.5">
            <text:p>346.5</text:p>
          </table:table-cell>
          <table:table-cell table:formula="of:=[.$M$2]+[.$M$3]*[.A1478]+[.$M$4]*[.A1478]^2+[.$M$5]*[.A1478]^3+[.$M$6]*[.A1478]^4+[.$N$2]*[.A1478]^5+[.$N$3]*[.A1478]^6+[.$N$4]*[.A1478]^7+[.$N$5]*[.A1478]^8+[.$N$6]*[.A1478]^9" office:value-type="float" office:value="42282.7404233257">
            <text:p>42282.7404233257</text:p>
          </table:table-cell>
          <table:table-cell table:formula="of:=[.B1478]/([.$B$2]+[.B1478])*[.$B$1]" office:value-type="float" office:value="5.60669600307572">
            <text:p>5.6066960031</text:p>
          </table:table-cell>
          <table:table-cell table:formula="of:=[.$D$5]*[.C1478]-[.$D$4]" office:value-type="float" office:value="6.75727270466822">
            <text:p>6.7572727047</text:p>
          </table:table-cell>
          <table:table-cell table:formula="of:=INT([.D147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8]+[.$D$1]" office:value-type="float" office:value="346.75">
            <text:p>346.75</text:p>
          </table:table-cell>
          <table:table-cell table:formula="of:=[.$M$2]+[.$M$3]*[.A1479]+[.$M$4]*[.A1479]^2+[.$M$5]*[.A1479]^3+[.$M$6]*[.A1479]^4+[.$N$2]*[.A1479]^5+[.$N$3]*[.A1479]^6+[.$N$4]*[.A1479]^7+[.$N$5]*[.A1479]^8+[.$N$6]*[.A1479]^9" office:value-type="float" office:value="42710.0076031019">
            <text:p>42710.0076031019</text:p>
          </table:table-cell>
          <table:table-cell table:formula="of:=[.B1479]/([.$B$2]+[.B1479])*[.$B$1]" office:value-type="float" office:value="5.60672903670012">
            <text:p>5.6067290367</text:p>
          </table:table-cell>
          <table:table-cell table:formula="of:=[.$D$5]*[.C1479]-[.$D$4]" office:value-type="float" office:value="6.75731947582495">
            <text:p>6.7573194758</text:p>
          </table:table-cell>
          <table:table-cell table:formula="of:=INT([.D147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79]+[.$D$1]" office:value-type="float" office:value="347">
            <text:p>347</text:p>
          </table:table-cell>
          <table:table-cell table:formula="of:=[.$M$2]+[.$M$3]*[.A1480]+[.$M$4]*[.A1480]^2+[.$M$5]*[.A1480]^3+[.$M$6]*[.A1480]^4+[.$N$2]*[.A1480]^5+[.$N$3]*[.A1480]^6+[.$N$4]*[.A1480]^7+[.$N$5]*[.A1480]^8+[.$N$6]*[.A1480]^9" office:value-type="float" office:value="43141.0457270741">
            <text:p>43141.0457270741</text:p>
          </table:table-cell>
          <table:table-cell table:formula="of:=[.B1480]/([.$B$2]+[.B1480])*[.$B$1]" office:value-type="float" office:value="5.6067616992378">
            <text:p>5.6067616992</text:p>
          </table:table-cell>
          <table:table-cell table:formula="of:=[.$D$5]*[.C1480]-[.$D$4]" office:value-type="float" office:value="6.75736572157295">
            <text:p>6.7573657216</text:p>
          </table:table-cell>
          <table:table-cell table:formula="of:=INT([.D148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0]+[.$D$1]" office:value-type="float" office:value="347.25">
            <text:p>347.25</text:p>
          </table:table-cell>
          <table:table-cell table:formula="of:=[.$M$2]+[.$M$3]*[.A1481]+[.$M$4]*[.A1481]^2+[.$M$5]*[.A1481]^3+[.$M$6]*[.A1481]^4+[.$N$2]*[.A1481]^5+[.$N$3]*[.A1481]^6+[.$N$4]*[.A1481]^7+[.$N$5]*[.A1481]^8+[.$N$6]*[.A1481]^9" office:value-type="float" office:value="43575.8834098349">
            <text:p>43575.8834098349</text:p>
          </table:table-cell>
          <table:table-cell table:formula="of:=[.B1481]/([.$B$2]+[.B1481])*[.$B$1]" office:value-type="float" office:value="5.6067939953238">
            <text:p>5.6067939953</text:p>
          </table:table-cell>
          <table:table-cell table:formula="of:=[.$D$5]*[.C1481]-[.$D$4]" office:value-type="float" office:value="6.75741144847478">
            <text:p>6.7574114485</text:p>
          </table:table-cell>
          <table:table-cell table:formula="of:=INT([.D148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1]+[.$D$1]" office:value-type="float" office:value="347.5">
            <text:p>347.5</text:p>
          </table:table-cell>
          <table:table-cell table:formula="of:=[.$M$2]+[.$M$3]*[.A1482]+[.$M$4]*[.A1482]^2+[.$M$5]*[.A1482]^3+[.$M$6]*[.A1482]^4+[.$N$2]*[.A1482]^5+[.$N$3]*[.A1482]^6+[.$N$4]*[.A1482]^7+[.$N$5]*[.A1482]^8+[.$N$6]*[.A1482]^9" office:value-type="float" office:value="44014.5494488669">
            <text:p>44014.5494488669</text:p>
          </table:table-cell>
          <table:table-cell table:formula="of:=[.B1482]/([.$B$2]+[.B1482])*[.$B$1]" office:value-type="float" office:value="5.60682592952932">
            <text:p>5.6068259295</text:p>
          </table:table-cell>
          <table:table-cell table:formula="of:=[.$D$5]*[.C1482]-[.$D$4]" office:value-type="float" office:value="6.75745666300266">
            <text:p>6.757456663</text:p>
          </table:table-cell>
          <table:table-cell table:formula="of:=INT([.D148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2]+[.$D$1]" office:value-type="float" office:value="347.75">
            <text:p>347.75</text:p>
          </table:table-cell>
          <table:table-cell table:formula="of:=[.$M$2]+[.$M$3]*[.A1483]+[.$M$4]*[.A1483]^2+[.$M$5]*[.A1483]^3+[.$M$6]*[.A1483]^4+[.$N$2]*[.A1483]^5+[.$N$3]*[.A1483]^6+[.$N$4]*[.A1483]^7+[.$N$5]*[.A1483]^8+[.$N$6]*[.A1483]^9" office:value-type="float" office:value="44457.0728255115">
            <text:p>44457.0728255115</text:p>
          </table:table-cell>
          <table:table-cell table:formula="of:=[.B1483]/([.$B$2]+[.B1483])*[.$B$1]" office:value-type="float" office:value="5.60685750636273">
            <text:p>5.6068575064</text:p>
          </table:table-cell>
          <table:table-cell table:formula="of:=[.$D$5]*[.C1483]-[.$D$4]" office:value-type="float" office:value="6.75750137153983">
            <text:p>6.7575013715</text:p>
          </table:table-cell>
          <table:table-cell table:formula="of:=INT([.D148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3]+[.$D$1]" office:value-type="float" office:value="348">
            <text:p>348</text:p>
          </table:table-cell>
          <table:table-cell table:formula="of:=[.$M$2]+[.$M$3]*[.A1484]+[.$M$4]*[.A1484]^2+[.$M$5]*[.A1484]^3+[.$M$6]*[.A1484]^4+[.$N$2]*[.A1484]^5+[.$N$3]*[.A1484]^6+[.$N$4]*[.A1484]^7+[.$N$5]*[.A1484]^8+[.$N$6]*[.A1484]^9" office:value-type="float" office:value="44903.4827059212">
            <text:p>44903.4827059212</text:p>
          </table:table-cell>
          <table:table-cell table:formula="of:=[.B1484]/([.$B$2]+[.B1484])*[.$B$1]" office:value-type="float" office:value="5.6068887302705">
            <text:p>5.6068887303</text:p>
          </table:table-cell>
          <table:table-cell table:formula="of:=[.$D$5]*[.C1484]-[.$D$4]" office:value-type="float" office:value="6.75754558038191">
            <text:p>6.7575455804</text:p>
          </table:table-cell>
          <table:table-cell table:formula="of:=INT([.D148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4]+[.$D$1]" office:value-type="float" office:value="348.25">
            <text:p>348.25</text:p>
          </table:table-cell>
          <table:table-cell table:formula="of:=[.$M$2]+[.$M$3]*[.A1485]+[.$M$4]*[.A1485]^2+[.$M$5]*[.A1485]^3+[.$M$6]*[.A1485]^4+[.$N$2]*[.A1485]^5+[.$N$3]*[.A1485]^6+[.$N$4]*[.A1485]^7+[.$N$5]*[.A1485]^8+[.$N$6]*[.A1485]^9" office:value-type="float" office:value="45353.8084420299">
            <text:p>45353.8084420299</text:p>
          </table:table-cell>
          <table:table-cell table:formula="of:=[.B1485]/([.$B$2]+[.B1485])*[.$B$1]" office:value-type="float" office:value="5.60691960563814">
            <text:p>5.6069196056</text:p>
          </table:table-cell>
          <table:table-cell table:formula="of:=[.$D$5]*[.C1485]-[.$D$4]" office:value-type="float" office:value="6.75758929573817">
            <text:p>6.7575892957</text:p>
          </table:table-cell>
          <table:table-cell table:formula="of:=INT([.D148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5]+[.$D$1]" office:value-type="float" office:value="348.5">
            <text:p>348.5</text:p>
          </table:table-cell>
          <table:table-cell table:formula="of:=[.$M$2]+[.$M$3]*[.A1486]+[.$M$4]*[.A1486]^2+[.$M$5]*[.A1486]^3+[.$M$6]*[.A1486]^4+[.$N$2]*[.A1486]^5+[.$N$3]*[.A1486]^6+[.$N$4]*[.A1486]^7+[.$N$5]*[.A1486]^8+[.$N$6]*[.A1486]^9" office:value-type="float" office:value="45808.0795725221">
            <text:p>45808.0795725221</text:p>
          </table:table-cell>
          <table:table-cell table:formula="of:=[.B1486]/([.$B$2]+[.B1486])*[.$B$1]" office:value-type="float" office:value="5.6069501367911">
            <text:p>5.6069501368</text:p>
          </table:table-cell>
          <table:table-cell table:formula="of:=[.$D$5]*[.C1486]-[.$D$4]" office:value-type="float" office:value="6.75763252373287">
            <text:p>6.7576325237</text:p>
          </table:table-cell>
          <table:table-cell table:formula="of:=INT([.D148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6]+[.$D$1]" office:value-type="float" office:value="348.75">
            <text:p>348.75</text:p>
          </table:table-cell>
          <table:table-cell table:formula="of:=[.$M$2]+[.$M$3]*[.A1487]+[.$M$4]*[.A1487]^2+[.$M$5]*[.A1487]^3+[.$M$6]*[.A1487]^4+[.$N$2]*[.A1487]^5+[.$N$3]*[.A1487]^6+[.$N$4]*[.A1487]^7+[.$N$5]*[.A1487]^8+[.$N$6]*[.A1487]^9" office:value-type="float" office:value="46266.3258238006">
            <text:p>46266.3258238006</text:p>
          </table:table-cell>
          <table:table-cell table:formula="of:=[.B1487]/([.$B$2]+[.B1487])*[.$B$1]" office:value-type="float" office:value="5.60698032799569">
            <text:p>5.606980328</text:p>
          </table:table-cell>
          <table:table-cell table:formula="of:=[.$D$5]*[.C1487]-[.$D$4]" office:value-type="float" office:value="6.75767527040651">
            <text:p>6.7576752704</text:p>
          </table:table-cell>
          <table:table-cell table:formula="of:=INT([.D148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7]+[.$D$1]" office:value-type="float" office:value="349">
            <text:p>349</text:p>
          </table:table-cell>
          <table:table-cell table:formula="of:=[.$M$2]+[.$M$3]*[.A1488]+[.$M$4]*[.A1488]^2+[.$M$5]*[.A1488]^3+[.$M$6]*[.A1488]^4+[.$N$2]*[.A1488]^5+[.$N$3]*[.A1488]^6+[.$N$4]*[.A1488]^7+[.$N$5]*[.A1488]^8+[.$N$6]*[.A1488]^9" office:value-type="float" office:value="46728.577110976">
            <text:p>46728.577110976</text:p>
          </table:table-cell>
          <table:table-cell table:formula="of:=[.B1488]/([.$B$2]+[.B1488])*[.$B$1]" office:value-type="float" office:value="5.60701018345991">
            <text:p>5.6070101835</text:p>
          </table:table-cell>
          <table:table-cell table:formula="of:=[.$D$5]*[.C1488]-[.$D$4]" office:value-type="float" office:value="6.7577175417171">
            <text:p>6.7577175417</text:p>
          </table:table-cell>
          <table:table-cell table:formula="of:=INT([.D148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8]+[.$D$1]" office:value-type="float" office:value="349.25">
            <text:p>349.25</text:p>
          </table:table-cell>
          <table:table-cell table:formula="of:=[.$M$2]+[.$M$3]*[.A1489]+[.$M$4]*[.A1489]^2+[.$M$5]*[.A1489]^3+[.$M$6]*[.A1489]^4+[.$N$2]*[.A1489]^5+[.$N$3]*[.A1489]^6+[.$N$4]*[.A1489]^7+[.$N$5]*[.A1489]^8+[.$N$6]*[.A1489]^9" office:value-type="float" office:value="47194.8635388329">
            <text:p>47194.8635388329</text:p>
          </table:table-cell>
          <table:table-cell table:formula="of:=[.B1489]/([.$B$2]+[.B1489])*[.$B$1]" office:value-type="float" office:value="5.60703970733441">
            <text:p>5.6070397073</text:p>
          </table:table-cell>
          <table:table-cell table:formula="of:=[.$D$5]*[.C1489]-[.$D$4]" office:value-type="float" office:value="6.75775934354135">
            <text:p>6.7577593435</text:p>
          </table:table-cell>
          <table:table-cell table:formula="of:=INT([.D148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89]+[.$D$1]" office:value-type="float" office:value="349.5">
            <text:p>349.5</text:p>
          </table:table-cell>
          <table:table-cell table:formula="of:=[.$M$2]+[.$M$3]*[.A1490]+[.$M$4]*[.A1490]^2+[.$M$5]*[.A1490]^3+[.$M$6]*[.A1490]^4+[.$N$2]*[.A1490]^5+[.$N$3]*[.A1490]^6+[.$N$4]*[.A1490]^7+[.$N$5]*[.A1490]^8+[.$N$6]*[.A1490]^9" office:value-type="float" office:value="47665.2154028255">
            <text:p>47665.2154028255</text:p>
          </table:table-cell>
          <table:table-cell table:formula="of:=[.B1490]/([.$B$2]+[.B1490])*[.$B$1]" office:value-type="float" office:value="5.60706890371326">
            <text:p>5.6070689037</text:p>
          </table:table-cell>
          <table:table-cell table:formula="of:=[.$D$5]*[.C1490]-[.$D$4]" office:value-type="float" office:value="6.75780068167594">
            <text:p>6.7578006817</text:p>
          </table:table-cell>
          <table:table-cell table:formula="of:=INT([.D149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0]+[.$D$1]" office:value-type="float" office:value="349.75">
            <text:p>349.75</text:p>
          </table:table-cell>
          <table:table-cell table:formula="of:=[.$M$2]+[.$M$3]*[.A1491]+[.$M$4]*[.A1491]^2+[.$M$5]*[.A1491]^3+[.$M$6]*[.A1491]^4+[.$N$2]*[.A1491]^5+[.$N$3]*[.A1491]^6+[.$N$4]*[.A1491]^7+[.$N$5]*[.A1491]^8+[.$N$6]*[.A1491]^9" office:value-type="float" office:value="48139.6631900664">
            <text:p>48139.6631900664</text:p>
          </table:table-cell>
          <table:table-cell table:formula="of:=[.B1491]/([.$B$2]+[.B1491])*[.$B$1]" office:value-type="float" office:value="5.60709777663486">
            <text:p>5.6070977766</text:p>
          </table:table-cell>
          <table:table-cell table:formula="of:=[.$D$5]*[.C1491]-[.$D$4]" office:value-type="float" office:value="6.75784156183867">
            <text:p>6.7578415618</text:p>
          </table:table-cell>
          <table:table-cell table:formula="of:=INT([.D149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1]+[.$D$1]" office:value-type="float" office:value="350">
            <text:p>350</text:p>
          </table:table-cell>
          <table:table-cell table:formula="of:=[.$M$2]+[.$M$3]*[.A1492]+[.$M$4]*[.A1492]^2+[.$M$5]*[.A1492]^3+[.$M$6]*[.A1492]^4+[.$N$2]*[.A1492]^5+[.$N$3]*[.A1492]^6+[.$N$4]*[.A1492]^7+[.$N$5]*[.A1492]^8+[.$N$6]*[.A1492]^9" office:value-type="float" office:value="48618.2375803138">
            <text:p>48618.2375803138</text:p>
          </table:table-cell>
          <table:table-cell table:formula="of:=[.B1492]/([.$B$2]+[.B1492])*[.$B$1]" office:value-type="float" office:value="5.6071263300827">
            <text:p>5.6071263301</text:p>
          </table:table-cell>
          <table:table-cell table:formula="of:=[.$D$5]*[.C1492]-[.$D$4]" office:value-type="float" office:value="6.75788198966967">
            <text:p>6.7578819897</text:p>
          </table:table-cell>
          <table:table-cell table:formula="of:=INT([.D149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2]+[.$D$1]" office:value-type="float" office:value="350.25">
            <text:p>350.25</text:p>
          </table:table-cell>
          <table:table-cell table:formula="of:=[.$M$2]+[.$M$3]*[.A1493]+[.$M$4]*[.A1493]^2+[.$M$5]*[.A1493]^3+[.$M$6]*[.A1493]^4+[.$N$2]*[.A1493]^5+[.$N$3]*[.A1493]^6+[.$N$4]*[.A1493]^7+[.$N$5]*[.A1493]^8+[.$N$6]*[.A1493]^9" office:value-type="float" office:value="49100.9694469748">
            <text:p>49100.9694469748</text:p>
          </table:table-cell>
          <table:table-cell table:formula="of:=[.B1493]/([.$B$2]+[.B1493])*[.$B$1]" office:value-type="float" office:value="5.60715456798625">
            <text:p>5.607154568</text:p>
          </table:table-cell>
          <table:table-cell table:formula="of:=[.$D$5]*[.C1493]-[.$D$4]" office:value-type="float" office:value="6.75792197073251">
            <text:p>6.7579219707</text:p>
          </table:table-cell>
          <table:table-cell table:formula="of:=INT([.D149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3]+[.$D$1]" office:value-type="float" office:value="350.5">
            <text:p>350.5</text:p>
          </table:table-cell>
          <table:table-cell table:formula="of:=[.$M$2]+[.$M$3]*[.A1494]+[.$M$4]*[.A1494]^2+[.$M$5]*[.A1494]^3+[.$M$6]*[.A1494]^4+[.$N$2]*[.A1494]^5+[.$N$3]*[.A1494]^6+[.$N$4]*[.A1494]^7+[.$N$5]*[.A1494]^8+[.$N$6]*[.A1494]^9" office:value-type="float" office:value="49587.8898581059">
            <text:p>49587.8898581059</text:p>
          </table:table-cell>
          <table:table-cell table:formula="of:=[.B1494]/([.$B$2]+[.B1494])*[.$B$1]" office:value-type="float" office:value="5.60718249422171">
            <text:p>5.6071824942</text:p>
          </table:table-cell>
          <table:table-cell table:formula="of:=[.$D$5]*[.C1494]-[.$D$4]" office:value-type="float" office:value="6.75796151051536">
            <text:p>6.7579615105</text:p>
          </table:table-cell>
          <table:table-cell table:formula="of:=INT([.D149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4]+[.$D$1]" office:value-type="float" office:value="350.75">
            <text:p>350.75</text:p>
          </table:table-cell>
          <table:table-cell table:formula="of:=[.$M$2]+[.$M$3]*[.A1495]+[.$M$4]*[.A1495]^2+[.$M$5]*[.A1495]^3+[.$M$6]*[.A1495]^4+[.$N$2]*[.A1495]^5+[.$N$3]*[.A1495]^6+[.$N$4]*[.A1495]^7+[.$N$5]*[.A1495]^8+[.$N$6]*[.A1495]^9" office:value-type="float" office:value="50079.0300774165">
            <text:p>50079.0300774165</text:p>
          </table:table-cell>
          <table:table-cell table:formula="of:=[.B1495]/([.$B$2]+[.B1495])*[.$B$1]" office:value-type="float" office:value="5.6072101126128">
            <text:p>5.6072101126</text:p>
          </table:table-cell>
          <table:table-cell table:formula="of:=[.$D$5]*[.C1495]-[.$D$4]" office:value-type="float" office:value="6.75800061443211">
            <text:p>6.7580006144</text:p>
          </table:table-cell>
          <table:table-cell table:formula="of:=INT([.D149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5]+[.$D$1]" office:value-type="float" office:value="351">
            <text:p>351</text:p>
          </table:table-cell>
          <table:table-cell table:formula="of:=[.$M$2]+[.$M$3]*[.A1496]+[.$M$4]*[.A1496]^2+[.$M$5]*[.A1496]^3+[.$M$6]*[.A1496]^4+[.$N$2]*[.A1496]^5+[.$N$3]*[.A1496]^6+[.$N$4]*[.A1496]^7+[.$N$5]*[.A1496]^8+[.$N$6]*[.A1496]^9" office:value-type="float" office:value="50574.4215652787">
            <text:p>50574.4215652787</text:p>
          </table:table-cell>
          <table:table-cell table:formula="of:=[.B1496]/([.$B$2]+[.B1496])*[.$B$1]" office:value-type="float" office:value="5.60723742693159">
            <text:p>5.6072374269</text:p>
          </table:table-cell>
          <table:table-cell table:formula="of:=[.$D$5]*[.C1496]-[.$D$4]" office:value-type="float" office:value="6.75803928782348">
            <text:p>6.7580392878</text:p>
          </table:table-cell>
          <table:table-cell table:formula="of:=INT([.D149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6]+[.$D$1]" office:value-type="float" office:value="351.25">
            <text:p>351.25</text:p>
          </table:table-cell>
          <table:table-cell table:formula="of:=[.$M$2]+[.$M$3]*[.A1497]+[.$M$4]*[.A1497]^2+[.$M$5]*[.A1497]^3+[.$M$6]*[.A1497]^4+[.$N$2]*[.A1497]^5+[.$N$3]*[.A1497]^6+[.$N$4]*[.A1497]^7+[.$N$5]*[.A1497]^8+[.$N$6]*[.A1497]^9" office:value-type="float" office:value="51074.0959797453">
            <text:p>51074.0959797453</text:p>
          </table:table-cell>
          <table:table-cell table:formula="of:=[.B1497]/([.$B$2]+[.B1497])*[.$B$1]" office:value-type="float" office:value="5.60726444089917">
            <text:p>5.6072644409</text:p>
          </table:table-cell>
          <table:table-cell table:formula="of:=[.$D$5]*[.C1497]-[.$D$4]" office:value-type="float" office:value="6.75807753595808">
            <text:p>6.758077536</text:p>
          </table:table-cell>
          <table:table-cell table:formula="of:=INT([.D149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7]+[.$D$1]" office:value-type="float" office:value="351.5">
            <text:p>351.5</text:p>
          </table:table-cell>
          <table:table-cell table:formula="of:=[.$M$2]+[.$M$3]*[.A1498]+[.$M$4]*[.A1498]^2+[.$M$5]*[.A1498]^3+[.$M$6]*[.A1498]^4+[.$N$2]*[.A1498]^5+[.$N$3]*[.A1498]^6+[.$N$4]*[.A1498]^7+[.$N$5]*[.A1498]^8+[.$N$6]*[.A1498]^9" office:value-type="float" office:value="51578.0851775603">
            <text:p>51578.0851775603</text:p>
          </table:table-cell>
          <table:table-cell table:formula="of:=[.B1498]/([.$B$2]+[.B1498])*[.$B$1]" office:value-type="float" office:value="5.60729115818651">
            <text:p>5.6072911582</text:p>
          </table:table-cell>
          <table:table-cell table:formula="of:=[.$D$5]*[.C1498]-[.$D$4]" office:value-type="float" office:value="6.75811536403345">
            <text:p>6.758115364</text:p>
          </table:table-cell>
          <table:table-cell table:formula="of:=INT([.D149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8]+[.$D$1]" office:value-type="float" office:value="351.75">
            <text:p>351.75</text:p>
          </table:table-cell>
          <table:table-cell table:formula="of:=[.$M$2]+[.$M$3]*[.A1499]+[.$M$4]*[.A1499]^2+[.$M$5]*[.A1499]^3+[.$M$6]*[.A1499]^4+[.$N$2]*[.A1499]^5+[.$N$3]*[.A1499]^6+[.$N$4]*[.A1499]^7+[.$N$5]*[.A1499]^8+[.$N$6]*[.A1499]^9" office:value-type="float" office:value="52086.4212151896">
            <text:p>52086.4212151896</text:p>
          </table:table-cell>
          <table:table-cell table:formula="of:=[.B1499]/([.$B$2]+[.B1499])*[.$B$1]" office:value-type="float" office:value="5.60731758241512">
            <text:p>5.6073175824</text:p>
          </table:table-cell>
          <table:table-cell table:formula="of:=[.$D$5]*[.C1499]-[.$D$4]" office:value-type="float" office:value="6.75815277717719">
            <text:p>6.7581527772</text:p>
          </table:table-cell>
          <table:table-cell table:formula="of:=INT([.D149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499]+[.$D$1]" office:value-type="float" office:value="352">
            <text:p>352</text:p>
          </table:table-cell>
          <table:table-cell table:formula="of:=[.$M$2]+[.$M$3]*[.A1500]+[.$M$4]*[.A1500]^2+[.$M$5]*[.A1500]^3+[.$M$6]*[.A1500]^4+[.$N$2]*[.A1500]^5+[.$N$3]*[.A1500]^6+[.$N$4]*[.A1500]^7+[.$N$5]*[.A1500]^8+[.$N$6]*[.A1500]^9" office:value-type="float" office:value="52599.1363498401">
            <text:p>52599.1363498401</text:p>
          </table:table-cell>
          <table:table-cell table:formula="of:=[.B1500]/([.$B$2]+[.B1500])*[.$B$1]" office:value-type="float" office:value="5.6073437171578">
            <text:p>5.6073437172</text:p>
          </table:table-cell>
          <table:table-cell table:formula="of:=[.$D$5]*[.C1500]-[.$D$4]" office:value-type="float" office:value="6.7581897804479">
            <text:p>6.7581897804</text:p>
          </table:table-cell>
          <table:table-cell table:formula="of:=INT([.D150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0]+[.$D$1]" office:value-type="float" office:value="352.25">
            <text:p>352.25</text:p>
          </table:table-cell>
          <table:table-cell table:formula="of:=[.$M$2]+[.$M$3]*[.A1501]+[.$M$4]*[.A1501]^2+[.$M$5]*[.A1501]^3+[.$M$6]*[.A1501]^4+[.$N$2]*[.A1501]^5+[.$N$3]*[.A1501]^6+[.$N$4]*[.A1501]^7+[.$N$5]*[.A1501]^8+[.$N$6]*[.A1501]^9" office:value-type="float" office:value="53116.2630404916">
            <text:p>53116.2630404916</text:p>
          </table:table-cell>
          <table:table-cell table:formula="of:=[.B1501]/([.$B$2]+[.B1501])*[.$B$1]" office:value-type="float" office:value="5.60736956593938">
            <text:p>5.6073695659</text:p>
          </table:table-cell>
          <table:table-cell table:formula="of:=[.$D$5]*[.C1501]-[.$D$4]" office:value-type="float" office:value="6.75822637883625">
            <text:p>6.7582263788</text:p>
          </table:table-cell>
          <table:table-cell table:formula="of:=INT([.D150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1]+[.$D$1]" office:value-type="float" office:value="352.5">
            <text:p>352.5</text:p>
          </table:table-cell>
          <table:table-cell table:formula="of:=[.$M$2]+[.$M$3]*[.A1502]+[.$M$4]*[.A1502]^2+[.$M$5]*[.A1502]^3+[.$M$6]*[.A1502]^4+[.$N$2]*[.A1502]^5+[.$N$3]*[.A1502]^6+[.$N$4]*[.A1502]^7+[.$N$5]*[.A1502]^8+[.$N$6]*[.A1502]^9" office:value-type="float" office:value="53637.8339489363">
            <text:p>53637.8339489363</text:p>
          </table:table-cell>
          <table:table-cell table:formula="of:=[.B1502]/([.$B$2]+[.B1502])*[.$B$1]" office:value-type="float" office:value="5.60739513223739">
            <text:p>5.6073951322</text:p>
          </table:table-cell>
          <table:table-cell table:formula="of:=[.$D$5]*[.C1502]-[.$D$4]" office:value-type="float" office:value="6.75826257726597">
            <text:p>6.7582625773</text:p>
          </table:table-cell>
          <table:table-cell table:formula="of:=INT([.D150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2]+[.$D$1]" office:value-type="float" office:value="352.75">
            <text:p>352.75</text:p>
          </table:table-cell>
          <table:table-cell table:formula="of:=[.$M$2]+[.$M$3]*[.A1503]+[.$M$4]*[.A1503]^2+[.$M$5]*[.A1503]^3+[.$M$6]*[.A1503]^4+[.$N$2]*[.A1503]^5+[.$N$3]*[.A1503]^6+[.$N$4]*[.A1503]^7+[.$N$5]*[.A1503]^8+[.$N$6]*[.A1503]^9" office:value-type="float" office:value="54163.8819408082">
            <text:p>54163.8819408082</text:p>
          </table:table-cell>
          <table:table-cell table:formula="of:=[.B1503]/([.$B$2]+[.B1503])*[.$B$1]" office:value-type="float" office:value="5.60742041948277">
            <text:p>5.6074204195</text:p>
          </table:table-cell>
          <table:table-cell table:formula="of:=[.$D$5]*[.C1503]-[.$D$4]" office:value-type="float" office:value="6.7582983805948">
            <text:p>6.7582983806</text:p>
          </table:table-cell>
          <table:table-cell table:formula="of:=INT([.D150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3]+[.$D$1]" office:value-type="float" office:value="353">
            <text:p>353</text:p>
          </table:table-cell>
          <table:table-cell table:formula="of:=[.$M$2]+[.$M$3]*[.A1504]+[.$M$4]*[.A1504]^2+[.$M$5]*[.A1504]^3+[.$M$6]*[.A1504]^4+[.$N$2]*[.A1504]^5+[.$N$3]*[.A1504]^6+[.$N$4]*[.A1504]^7+[.$N$5]*[.A1504]^8+[.$N$6]*[.A1504]^9" office:value-type="float" office:value="54694.440086636">
            <text:p>54694.440086636</text:p>
          </table:table-cell>
          <table:table-cell table:formula="of:=[.B1504]/([.$B$2]+[.B1504])*[.$B$1]" office:value-type="float" office:value="5.60744543106055">
            <text:p>5.6074454311</text:p>
          </table:table-cell>
          <table:table-cell table:formula="of:=[.$D$5]*[.C1504]-[.$D$4]" office:value-type="float" office:value="6.75833379361551">
            <text:p>6.7583337936</text:p>
          </table:table-cell>
          <table:table-cell table:formula="of:=INT([.D150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4]+[.$D$1]" office:value-type="float" office:value="353.25">
            <text:p>353.25</text:p>
          </table:table-cell>
          <table:table-cell table:formula="of:=[.$M$2]+[.$M$3]*[.A1505]+[.$M$4]*[.A1505]^2+[.$M$5]*[.A1505]^3+[.$M$6]*[.A1505]^4+[.$N$2]*[.A1505]^5+[.$N$3]*[.A1505]^6+[.$N$4]*[.A1505]^7+[.$N$5]*[.A1505]^8+[.$N$6]*[.A1505]^9" office:value-type="float" office:value="55229.5416628823">
            <text:p>55229.5416628823</text:p>
          </table:table-cell>
          <table:table-cell table:formula="of:=[.B1505]/([.$B$2]+[.B1505])*[.$B$1]" office:value-type="float" office:value="5.60747017031055">
            <text:p>5.6074701703</text:p>
          </table:table-cell>
          <table:table-cell table:formula="of:=[.$D$5]*[.C1505]-[.$D$4]" office:value-type="float" office:value="6.75836882105679">
            <text:p>6.7583688211</text:p>
          </table:table-cell>
          <table:table-cell table:formula="of:=INT([.D150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5]+[.$D$1]" office:value-type="float" office:value="353.5">
            <text:p>353.5</text:p>
          </table:table-cell>
          <table:table-cell table:formula="of:=[.$M$2]+[.$M$3]*[.A1506]+[.$M$4]*[.A1506]^2+[.$M$5]*[.A1506]^3+[.$M$6]*[.A1506]^4+[.$N$2]*[.A1506]^5+[.$N$3]*[.A1506]^6+[.$N$4]*[.A1506]^7+[.$N$5]*[.A1506]^8+[.$N$6]*[.A1506]^9" office:value-type="float" office:value="55769.2201529977">
            <text:p>55769.2201529977</text:p>
          </table:table-cell>
          <table:table-cell table:formula="of:=[.B1506]/([.$B$2]+[.B1506])*[.$B$1]" office:value-type="float" office:value="5.60749464052797">
            <text:p>5.6074946405</text:p>
          </table:table-cell>
          <table:table-cell table:formula="of:=[.$D$5]*[.C1506]-[.$D$4]" office:value-type="float" office:value="6.75840346758424">
            <text:p>6.7584034676</text:p>
          </table:table-cell>
          <table:table-cell table:formula="of:=INT([.D150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6]+[.$D$1]" office:value-type="float" office:value="353.75">
            <text:p>353.75</text:p>
          </table:table-cell>
          <table:table-cell table:formula="of:=[.$M$2]+[.$M$3]*[.A1507]+[.$M$4]*[.A1507]^2+[.$M$5]*[.A1507]^3+[.$M$6]*[.A1507]^4+[.$N$2]*[.A1507]^5+[.$N$3]*[.A1507]^6+[.$N$4]*[.A1507]^7+[.$N$5]*[.A1507]^8+[.$N$6]*[.A1507]^9" office:value-type="float" office:value="56313.5092484793">
            <text:p>56313.5092484793</text:p>
          </table:table-cell>
          <table:table-cell table:formula="of:=[.B1507]/([.$B$2]+[.B1507])*[.$B$1]" office:value-type="float" office:value="5.60751884496412">
            <text:p>5.607518845</text:p>
          </table:table-cell>
          <table:table-cell table:formula="of:=[.$D$5]*[.C1507]-[.$D$4]" office:value-type="float" office:value="6.75843773780125">
            <text:p>6.7584377378</text:p>
          </table:table-cell>
          <table:table-cell table:formula="of:=INT([.D150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7]+[.$D$1]" office:value-type="float" office:value="354">
            <text:p>354</text:p>
          </table:table-cell>
          <table:table-cell table:formula="of:=[.$M$2]+[.$M$3]*[.A1508]+[.$M$4]*[.A1508]^2+[.$M$5]*[.A1508]^3+[.$M$6]*[.A1508]^4+[.$N$2]*[.A1508]^5+[.$N$3]*[.A1508]^6+[.$N$4]*[.A1508]^7+[.$N$5]*[.A1508]^8+[.$N$6]*[.A1508]^9" office:value-type="float" office:value="56862.4428499227">
            <text:p>56862.4428499227</text:p>
          </table:table-cell>
          <table:table-cell table:formula="of:=[.B1508]/([.$B$2]+[.B1508])*[.$B$1]" office:value-type="float" office:value="5.60754278682701">
            <text:p>5.6075427868</text:p>
          </table:table-cell>
          <table:table-cell table:formula="of:=[.$D$5]*[.C1508]-[.$D$4]" office:value-type="float" office:value="6.75847163624993">
            <text:p>6.7584716362</text:p>
          </table:table-cell>
          <table:table-cell table:formula="of:=INT([.D150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8]+[.$D$1]" office:value-type="float" office:value="354.25">
            <text:p>354.25</text:p>
          </table:table-cell>
          <table:table-cell table:formula="of:=[.$M$2]+[.$M$3]*[.A1509]+[.$M$4]*[.A1509]^2+[.$M$5]*[.A1509]^3+[.$M$6]*[.A1509]^4+[.$N$2]*[.A1509]^5+[.$N$3]*[.A1509]^6+[.$N$4]*[.A1509]^7+[.$N$5]*[.A1509]^8+[.$N$6]*[.A1509]^9" office:value-type="float" office:value="57416.0550680945">
            <text:p>57416.0550680945</text:p>
          </table:table-cell>
          <table:table-cell table:formula="of:=[.B1509]/([.$B$2]+[.B1509])*[.$B$1]" office:value-type="float" office:value="5.60756646928199">
            <text:p>5.6075664693</text:p>
          </table:table-cell>
          <table:table-cell table:formula="of:=[.$D$5]*[.C1509]-[.$D$4]" office:value-type="float" office:value="6.75850516741201">
            <text:p>6.7585051674</text:p>
          </table:table-cell>
          <table:table-cell table:formula="of:=INT([.D150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09]+[.$D$1]" office:value-type="float" office:value="354.5">
            <text:p>354.5</text:p>
          </table:table-cell>
          <table:table-cell table:formula="of:=[.$M$2]+[.$M$3]*[.A1510]+[.$M$4]*[.A1510]^2+[.$M$5]*[.A1510]^3+[.$M$6]*[.A1510]^4+[.$N$2]*[.A1510]^5+[.$N$3]*[.A1510]^6+[.$N$4]*[.A1510]^7+[.$N$5]*[.A1510]^8+[.$N$6]*[.A1510]^9" office:value-type="float" office:value="57974.3802249948">
            <text:p>57974.3802249948</text:p>
          </table:table-cell>
          <table:table-cell table:formula="of:=[.B1510]/([.$B$2]+[.B1510])*[.$B$1]" office:value-type="float" office:value="5.60758989545239">
            <text:p>5.6075898955</text:p>
          </table:table-cell>
          <table:table-cell table:formula="of:=[.$D$5]*[.C1510]-[.$D$4]" office:value-type="float" office:value="6.75853833570969">
            <text:p>6.7585383357</text:p>
          </table:table-cell>
          <table:table-cell table:formula="of:=INT([.D151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0]+[.$D$1]" office:value-type="float" office:value="354.75">
            <text:p>354.75</text:p>
          </table:table-cell>
          <table:table-cell table:formula="of:=[.$M$2]+[.$M$3]*[.A1511]+[.$M$4]*[.A1511]^2+[.$M$5]*[.A1511]^3+[.$M$6]*[.A1511]^4+[.$N$2]*[.A1511]^5+[.$N$3]*[.A1511]^6+[.$N$4]*[.A1511]^7+[.$N$5]*[.A1511]^8+[.$N$6]*[.A1511]^9" office:value-type="float" office:value="58537.4528549335">
            <text:p>58537.4528549335</text:p>
          </table:table-cell>
          <table:table-cell table:formula="of:=[.B1511]/([.$B$2]+[.B1511])*[.$B$1]" office:value-type="float" office:value="5.60761306842011">
            <text:p>5.6076130684</text:p>
          </table:table-cell>
          <table:table-cell table:formula="of:=[.$D$5]*[.C1511]-[.$D$4]" office:value-type="float" office:value="6.75857114550652">
            <text:p>6.7585711455</text:p>
          </table:table-cell>
          <table:table-cell table:formula="of:=INT([.D151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1]+[.$D$1]" office:value-type="float" office:value="355">
            <text:p>355</text:p>
          </table:table-cell>
          <table:table-cell table:formula="of:=[.$M$2]+[.$M$3]*[.A1512]+[.$M$4]*[.A1512]^2+[.$M$5]*[.A1512]^3+[.$M$6]*[.A1512]^4+[.$N$2]*[.A1512]^5+[.$N$3]*[.A1512]^6+[.$N$4]*[.A1512]^7+[.$N$5]*[.A1512]^8+[.$N$6]*[.A1512]^9" office:value-type="float" office:value="59105.3077056019">
            <text:p>59105.3077056019</text:p>
          </table:table-cell>
          <table:table-cell table:formula="of:=[.B1512]/([.$B$2]+[.B1512])*[.$B$1]" office:value-type="float" office:value="5.60763599122621">
            <text:p>5.6076359912</text:p>
          </table:table-cell>
          <table:table-cell table:formula="of:=[.$D$5]*[.C1512]-[.$D$4]" office:value-type="float" office:value="6.75860360110825">
            <text:p>6.7586036011</text:p>
          </table:table-cell>
          <table:table-cell table:formula="of:=INT([.D151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2]+[.$D$1]" office:value-type="float" office:value="355.25">
            <text:p>355.25</text:p>
          </table:table-cell>
          <table:table-cell table:formula="of:=[.$M$2]+[.$M$3]*[.A1513]+[.$M$4]*[.A1513]^2+[.$M$5]*[.A1513]^3+[.$M$6]*[.A1513]^4+[.$N$2]*[.A1513]^5+[.$N$3]*[.A1513]^6+[.$N$4]*[.A1513]^7+[.$N$5]*[.A1513]^8+[.$N$6]*[.A1513]^9" office:value-type="float" office:value="59677.9797391607">
            <text:p>59677.9797391607</text:p>
          </table:table-cell>
          <table:table-cell table:formula="of:=[.B1513]/([.$B$2]+[.B1513])*[.$B$1]" office:value-type="float" office:value="5.60765866687155">
            <text:p>5.6076586669</text:p>
          </table:table-cell>
          <table:table-cell table:formula="of:=[.$D$5]*[.C1513]-[.$D$4]" office:value-type="float" office:value="6.75863570676366">
            <text:p>6.7586357068</text:p>
          </table:table-cell>
          <table:table-cell table:formula="of:=INT([.D151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3]+[.$D$1]" office:value-type="float" office:value="355.5">
            <text:p>355.5</text:p>
          </table:table-cell>
          <table:table-cell table:formula="of:=[.$M$2]+[.$M$3]*[.A1514]+[.$M$4]*[.A1514]^2+[.$M$5]*[.A1514]^3+[.$M$6]*[.A1514]^4+[.$N$2]*[.A1514]^5+[.$N$3]*[.A1514]^6+[.$N$4]*[.A1514]^7+[.$N$5]*[.A1514]^8+[.$N$6]*[.A1514]^9" office:value-type="float" office:value="60255.5041333186">
            <text:p>60255.5041333186</text:p>
          </table:table-cell>
          <table:table-cell table:formula="of:=[.B1514]/([.$B$2]+[.B1514])*[.$B$1]" office:value-type="float" office:value="5.6076810983173">
            <text:p>5.6076810983</text:p>
          </table:table-cell>
          <table:table-cell table:formula="of:=[.$D$5]*[.C1514]-[.$D$4]" office:value-type="float" office:value="6.7586674666654">
            <text:p>6.7586674667</text:p>
          </table:table-cell>
          <table:table-cell table:formula="of:=INT([.D151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4]+[.$D$1]" office:value-type="float" office:value="355.75">
            <text:p>355.75</text:p>
          </table:table-cell>
          <table:table-cell table:formula="of:=[.$M$2]+[.$M$3]*[.A1515]+[.$M$4]*[.A1515]^2+[.$M$5]*[.A1515]^3+[.$M$6]*[.A1515]^4+[.$N$2]*[.A1515]^5+[.$N$3]*[.A1515]^6+[.$N$4]*[.A1515]^7+[.$N$5]*[.A1515]^8+[.$N$6]*[.A1515]^9" office:value-type="float" office:value="60837.9162824245">
            <text:p>60837.9162824245</text:p>
          </table:table-cell>
          <table:table-cell table:formula="of:=[.B1515]/([.$B$2]+[.B1515])*[.$B$1]" office:value-type="float" office:value="5.60770328848558">
            <text:p>5.6077032885</text:p>
          </table:table-cell>
          <table:table-cell table:formula="of:=[.$D$5]*[.C1515]-[.$D$4]" office:value-type="float" office:value="6.75869888495078">
            <text:p>6.758698885</text:p>
          </table:table-cell>
          <table:table-cell table:formula="of:=INT([.D151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5]+[.$D$1]" office:value-type="float" office:value="356">
            <text:p>356</text:p>
          </table:table-cell>
          <table:table-cell table:formula="of:=[.$M$2]+[.$M$3]*[.A1516]+[.$M$4]*[.A1516]^2+[.$M$5]*[.A1516]^3+[.$M$6]*[.A1516]^4+[.$N$2]*[.A1516]^5+[.$N$3]*[.A1516]^6+[.$N$4]*[.A1516]^7+[.$N$5]*[.A1516]^8+[.$N$6]*[.A1516]^9" office:value-type="float" office:value="61425.2517985671">
            <text:p>61425.2517985671</text:p>
          </table:table-cell>
          <table:table-cell table:formula="of:=[.B1516]/([.$B$2]+[.B1516])*[.$B$1]" office:value-type="float" office:value="5.60772524025999">
            <text:p>5.6077252403</text:p>
          </table:table-cell>
          <table:table-cell table:formula="of:=[.$D$5]*[.C1516]-[.$D$4]" office:value-type="float" office:value="6.75872996570259">
            <text:p>6.7587299657</text:p>
          </table:table-cell>
          <table:table-cell table:formula="of:=INT([.D151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6]+[.$D$1]" office:value-type="float" office:value="356.25">
            <text:p>356.25</text:p>
          </table:table-cell>
          <table:table-cell table:formula="of:=[.$M$2]+[.$M$3]*[.A1517]+[.$M$4]*[.A1517]^2+[.$M$5]*[.A1517]^3+[.$M$6]*[.A1517]^4+[.$N$2]*[.A1517]^5+[.$N$3]*[.A1517]^6+[.$N$4]*[.A1517]^7+[.$N$5]*[.A1517]^8+[.$N$6]*[.A1517]^9" office:value-type="float" office:value="62017.5465126636">
            <text:p>62017.5465126636</text:p>
          </table:table-cell>
          <table:table-cell table:formula="of:=[.B1517]/([.$B$2]+[.B1517])*[.$B$1]" office:value-type="float" office:value="5.60774695648616">
            <text:p>5.6077469565</text:p>
          </table:table-cell>
          <table:table-cell table:formula="of:=[.$D$5]*[.C1517]-[.$D$4]" office:value-type="float" office:value="6.75876071294987">
            <text:p>6.7587607129</text:p>
          </table:table-cell>
          <table:table-cell table:formula="of:=INT([.D151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7]+[.$D$1]" office:value-type="float" office:value="356.5">
            <text:p>356.5</text:p>
          </table:table-cell>
          <table:table-cell table:formula="of:=[.$M$2]+[.$M$3]*[.A1518]+[.$M$4]*[.A1518]^2+[.$M$5]*[.A1518]^3+[.$M$6]*[.A1518]^4+[.$N$2]*[.A1518]^5+[.$N$3]*[.A1518]^6+[.$N$4]*[.A1518]^7+[.$N$5]*[.A1518]^8+[.$N$6]*[.A1518]^9" office:value-type="float" office:value="62614.8364755667">
            <text:p>62614.8364755667</text:p>
          </table:table-cell>
          <table:table-cell table:formula="of:=[.B1518]/([.$B$2]+[.B1518])*[.$B$1]" office:value-type="float" office:value="5.60776843997232">
            <text:p>5.60776844</text:p>
          </table:table-cell>
          <table:table-cell table:formula="of:=[.$D$5]*[.C1518]-[.$D$4]" office:value-type="float" office:value="6.75879113066868">
            <text:p>6.7587911307</text:p>
          </table:table-cell>
          <table:table-cell table:formula="of:=INT([.D151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8]+[.$D$1]" office:value-type="float" office:value="356.75">
            <text:p>356.75</text:p>
          </table:table-cell>
          <table:table-cell table:formula="of:=[.$M$2]+[.$M$3]*[.A1519]+[.$M$4]*[.A1519]^2+[.$M$5]*[.A1519]^3+[.$M$6]*[.A1519]^4+[.$N$2]*[.A1519]^5+[.$N$3]*[.A1519]^6+[.$N$4]*[.A1519]^7+[.$N$5]*[.A1519]^8+[.$N$6]*[.A1519]^9" office:value-type="float" office:value="63217.1579591748">
            <text:p>63217.1579591748</text:p>
          </table:table-cell>
          <table:table-cell table:formula="of:=[.B1519]/([.$B$2]+[.B1519])*[.$B$1]" office:value-type="float" office:value="5.60778969348981">
            <text:p>5.6077896935</text:p>
          </table:table-cell>
          <table:table-cell table:formula="of:=[.$D$5]*[.C1519]-[.$D$4]" office:value-type="float" office:value="6.75882122278289">
            <text:p>6.7588212228</text:p>
          </table:table-cell>
          <table:table-cell table:formula="of:=INT([.D151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19]+[.$D$1]" office:value-type="float" office:value="357">
            <text:p>357</text:p>
          </table:table-cell>
          <table:table-cell table:formula="of:=[.$M$2]+[.$M$3]*[.A1520]+[.$M$4]*[.A1520]^2+[.$M$5]*[.A1520]^3+[.$M$6]*[.A1520]^4+[.$N$2]*[.A1520]^5+[.$N$3]*[.A1520]^6+[.$N$4]*[.A1520]^7+[.$N$5]*[.A1520]^8+[.$N$6]*[.A1520]^9" office:value-type="float" office:value="63824.5474575395">
            <text:p>63824.5474575395</text:p>
          </table:table-cell>
          <table:table-cell table:formula="of:=[.B1520]/([.$B$2]+[.B1520])*[.$B$1]" office:value-type="float" office:value="5.60781071977365">
            <text:p>5.6078107198</text:p>
          </table:table-cell>
          <table:table-cell table:formula="of:=[.$D$5]*[.C1520]-[.$D$4]" office:value-type="float" office:value="6.75885099316487">
            <text:p>6.7588509932</text:p>
          </table:table-cell>
          <table:table-cell table:formula="of:=INT([.D152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0]+[.$D$1]" office:value-type="float" office:value="357.25">
            <text:p>357.25</text:p>
          </table:table-cell>
          <table:table-cell table:formula="of:=[.$M$2]+[.$M$3]*[.A1521]+[.$M$4]*[.A1521]^2+[.$M$5]*[.A1521]^3+[.$M$6]*[.A1521]^4+[.$N$2]*[.A1521]^5+[.$N$3]*[.A1521]^6+[.$N$4]*[.A1521]^7+[.$N$5]*[.A1521]^8+[.$N$6]*[.A1521]^9" office:value-type="float" office:value="64437.0416879847">
            <text:p>64437.0416879847</text:p>
          </table:table-cell>
          <table:table-cell table:formula="of:=[.B1521]/([.$B$2]+[.B1521])*[.$B$1]" office:value-type="float" office:value="5.607831521523">
            <text:p>5.6078315215</text:p>
          </table:table-cell>
          <table:table-cell table:formula="of:=[.$D$5]*[.C1521]-[.$D$4]" office:value-type="float" office:value="6.75888044563632">
            <text:p>6.7588804456</text:p>
          </table:table-cell>
          <table:table-cell table:formula="of:=INT([.D152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1]+[.$D$1]" office:value-type="float" office:value="357.5">
            <text:p>357.5</text:p>
          </table:table-cell>
          <table:table-cell table:formula="of:=[.$M$2]+[.$M$3]*[.A1522]+[.$M$4]*[.A1522]^2+[.$M$5]*[.A1522]^3+[.$M$6]*[.A1522]^4+[.$N$2]*[.A1522]^5+[.$N$3]*[.A1522]^6+[.$N$4]*[.A1522]^7+[.$N$5]*[.A1522]^8+[.$N$6]*[.A1522]^9" office:value-type="float" office:value="65054.6775922198">
            <text:p>65054.6775922198</text:p>
          </table:table-cell>
          <table:table-cell table:formula="of:=[.B1522]/([.$B$2]+[.B1522])*[.$B$1]" office:value-type="float" office:value="5.60785210140174">
            <text:p>5.6078521014</text:p>
          </table:table-cell>
          <table:table-cell table:formula="of:=[.$D$5]*[.C1522]-[.$D$4]" office:value-type="float" office:value="6.7589095839689">
            <text:p>6.758909584</text:p>
          </table:table-cell>
          <table:table-cell table:formula="of:=INT([.D152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2]+[.$D$1]" office:value-type="float" office:value="357.75">
            <text:p>357.75</text:p>
          </table:table-cell>
          <table:table-cell table:formula="of:=[.$M$2]+[.$M$3]*[.A1523]+[.$M$4]*[.A1523]^2+[.$M$5]*[.A1523]^3+[.$M$6]*[.A1523]^4+[.$N$2]*[.A1523]^5+[.$N$3]*[.A1523]^6+[.$N$4]*[.A1523]^7+[.$N$5]*[.A1523]^8+[.$N$6]*[.A1523]^9" office:value-type="float" office:value="65677.4923374762">
            <text:p>65677.4923374762</text:p>
          </table:table-cell>
          <table:table-cell table:formula="of:=[.B1523]/([.$B$2]+[.B1523])*[.$B$1]" office:value-type="float" office:value="5.60787246203892">
            <text:p>5.607872462</text:p>
          </table:table-cell>
          <table:table-cell table:formula="of:=[.$D$5]*[.C1523]-[.$D$4]" office:value-type="float" office:value="6.758938411885">
            <text:p>6.7589384119</text:p>
          </table:table-cell>
          <table:table-cell table:formula="of:=INT([.D152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3]+[.$D$1]" office:value-type="float" office:value="358">
            <text:p>358</text:p>
          </table:table-cell>
          <table:table-cell table:formula="of:=[.$M$2]+[.$M$3]*[.A1524]+[.$M$4]*[.A1524]^2+[.$M$5]*[.A1524]^3+[.$M$6]*[.A1524]^4+[.$N$2]*[.A1524]^5+[.$N$3]*[.A1524]^6+[.$N$4]*[.A1524]^7+[.$N$5]*[.A1524]^8+[.$N$6]*[.A1524]^9" office:value-type="float" office:value="66305.5233176269">
            <text:p>66305.5233176269</text:p>
          </table:table-cell>
          <table:table-cell table:formula="of:=[.B1524]/([.$B$2]+[.B1524])*[.$B$1]" office:value-type="float" office:value="5.60789260602929">
            <text:p>5.607892606</text:p>
          </table:table-cell>
          <table:table-cell table:formula="of:=[.$D$5]*[.C1524]-[.$D$4]" office:value-type="float" office:value="6.75896693305844">
            <text:p>6.7589669331</text:p>
          </table:table-cell>
          <table:table-cell table:formula="of:=INT([.D152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4]+[.$D$1]" office:value-type="float" office:value="358.25">
            <text:p>358.25</text:p>
          </table:table-cell>
          <table:table-cell table:formula="of:=[.$M$2]+[.$M$3]*[.A1525]+[.$M$4]*[.A1525]^2+[.$M$5]*[.A1525]^3+[.$M$6]*[.A1525]^4+[.$N$2]*[.A1525]^5+[.$N$3]*[.A1525]^6+[.$N$4]*[.A1525]^7+[.$N$5]*[.A1525]^8+[.$N$6]*[.A1525]^9" office:value-type="float" office:value="66938.8081543217">
            <text:p>66938.8081543217</text:p>
          </table:table-cell>
          <table:table-cell table:formula="of:=[.B1525]/([.$B$2]+[.B1525])*[.$B$1]" office:value-type="float" office:value="5.60791253593378">
            <text:p>5.6079125359</text:p>
          </table:table-cell>
          <table:table-cell table:formula="of:=[.$D$5]*[.C1525]-[.$D$4]" office:value-type="float" office:value="6.75899515111514">
            <text:p>6.7589951511</text:p>
          </table:table-cell>
          <table:table-cell table:formula="of:=INT([.D152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5]+[.$D$1]" office:value-type="float" office:value="358.5">
            <text:p>358.5</text:p>
          </table:table-cell>
          <table:table-cell table:formula="of:=[.$M$2]+[.$M$3]*[.A1526]+[.$M$4]*[.A1526]^2+[.$M$5]*[.A1526]^3+[.$M$6]*[.A1526]^4+[.$N$2]*[.A1526]^5+[.$N$3]*[.A1526]^6+[.$N$4]*[.A1526]^7+[.$N$5]*[.A1526]^8+[.$N$6]*[.A1526]^9" office:value-type="float" office:value="67577.3846981307">
            <text:p>67577.3846981307</text:p>
          </table:table-cell>
          <table:table-cell table:formula="of:=[.B1526]/([.$B$2]+[.B1526])*[.$B$1]" office:value-type="float" office:value="5.60793225427998">
            <text:p>5.6079322543</text:p>
          </table:table-cell>
          <table:table-cell table:formula="of:=[.$D$5]*[.C1526]-[.$D$4]" office:value-type="float" office:value="6.75902306963385">
            <text:p>6.7590230696</text:p>
          </table:table-cell>
          <table:table-cell table:formula="of:=INT([.D152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6]+[.$D$1]" office:value-type="float" office:value="358.75">
            <text:p>358.75</text:p>
          </table:table-cell>
          <table:table-cell table:formula="of:=[.$M$2]+[.$M$3]*[.A1527]+[.$M$4]*[.A1527]^2+[.$M$5]*[.A1527]^3+[.$M$6]*[.A1527]^4+[.$N$2]*[.A1527]^5+[.$N$3]*[.A1527]^6+[.$N$4]*[.A1527]^7+[.$N$5]*[.A1527]^8+[.$N$6]*[.A1527]^9" office:value-type="float" office:value="68221.2910296794">
            <text:p>68221.2910296794</text:p>
          </table:table-cell>
          <table:table-cell table:formula="of:=[.B1527]/([.$B$2]+[.B1527])*[.$B$1]" office:value-type="float" office:value="5.60795176356261">
            <text:p>5.6079517636</text:p>
          </table:table-cell>
          <table:table-cell table:formula="of:=[.$D$5]*[.C1527]-[.$D$4]" office:value-type="float" office:value="6.75905069214674">
            <text:p>6.7590506921</text:p>
          </table:table-cell>
          <table:table-cell table:formula="of:=INT([.D152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7]+[.$D$1]" office:value-type="float" office:value="359">
            <text:p>359</text:p>
          </table:table-cell>
          <table:table-cell table:formula="of:=[.$M$2]+[.$M$3]*[.A1528]+[.$M$4]*[.A1528]^2+[.$M$5]*[.A1528]^3+[.$M$6]*[.A1528]^4+[.$N$2]*[.A1528]^5+[.$N$3]*[.A1528]^6+[.$N$4]*[.A1528]^7+[.$N$5]*[.A1528]^8+[.$N$6]*[.A1528]^9" office:value-type="float" office:value="68870.5654608004">
            <text:p>68870.5654608004</text:p>
          </table:table-cell>
          <table:table-cell table:formula="of:=[.B1528]/([.$B$2]+[.B1528])*[.$B$1]" office:value-type="float" office:value="5.60797106624401">
            <text:p>5.6079710662</text:p>
          </table:table-cell>
          <table:table-cell table:formula="of:=[.$D$5]*[.C1528]-[.$D$4]" office:value-type="float" office:value="6.75907802214015">
            <text:p>6.7590780221</text:p>
          </table:table-cell>
          <table:table-cell table:formula="of:=INT([.D152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8]+[.$D$1]" office:value-type="float" office:value="359.25">
            <text:p>359.25</text:p>
          </table:table-cell>
          <table:table-cell table:formula="of:=[.$M$2]+[.$M$3]*[.A1529]+[.$M$4]*[.A1529]^2+[.$M$5]*[.A1529]^3+[.$M$6]*[.A1529]^4+[.$N$2]*[.A1529]^5+[.$N$3]*[.A1529]^6+[.$N$4]*[.A1529]^7+[.$N$5]*[.A1529]^8+[.$N$6]*[.A1529]^9" office:value-type="float" office:value="69525.2465356861">
            <text:p>69525.2465356861</text:p>
          </table:table-cell>
          <table:table-cell table:formula="of:=[.B1529]/([.$B$2]+[.B1529])*[.$B$1]" office:value-type="float" office:value="5.60799016475456">
            <text:p>5.6079901648</text:p>
          </table:table-cell>
          <table:table-cell table:formula="of:=[.$D$5]*[.C1529]-[.$D$4]" office:value-type="float" office:value="6.75910506305517">
            <text:p>6.7591050631</text:p>
          </table:table-cell>
          <table:table-cell table:formula="of:=INT([.D152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29]+[.$D$1]" office:value-type="float" office:value="359.5">
            <text:p>359.5</text:p>
          </table:table-cell>
          <table:table-cell table:formula="of:=[.$M$2]+[.$M$3]*[.A1530]+[.$M$4]*[.A1530]^2+[.$M$5]*[.A1530]^3+[.$M$6]*[.A1530]^4+[.$N$2]*[.A1530]^5+[.$N$3]*[.A1530]^6+[.$N$4]*[.A1530]^7+[.$N$5]*[.A1530]^8+[.$N$6]*[.A1530]^9" office:value-type="float" office:value="70185.3730320411">
            <text:p>70185.3730320411</text:p>
          </table:table-cell>
          <table:table-cell table:formula="of:=[.B1530]/([.$B$2]+[.B1530])*[.$B$1]" office:value-type="float" office:value="5.60800906149318">
            <text:p>5.6080090615</text:p>
          </table:table-cell>
          <table:table-cell table:formula="of:=[.$D$5]*[.C1530]-[.$D$4]" office:value-type="float" office:value="6.75913181828835">
            <text:p>6.7591318183</text:p>
          </table:table-cell>
          <table:table-cell table:formula="of:=INT([.D153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0]+[.$D$1]" office:value-type="float" office:value="359.75">
            <text:p>359.75</text:p>
          </table:table-cell>
          <table:table-cell table:formula="of:=[.$M$2]+[.$M$3]*[.A1531]+[.$M$4]*[.A1531]^2+[.$M$5]*[.A1531]^3+[.$M$6]*[.A1531]^4+[.$N$2]*[.A1531]^5+[.$N$3]*[.A1531]^6+[.$N$4]*[.A1531]^7+[.$N$5]*[.A1531]^8+[.$N$6]*[.A1531]^9" office:value-type="float" office:value="70850.9839622425">
            <text:p>70850.9839622425</text:p>
          </table:table-cell>
          <table:table-cell table:formula="of:=[.B1531]/([.$B$2]+[.B1531])*[.$B$1]" office:value-type="float" office:value="5.60802775882772">
            <text:p>5.6080277588</text:p>
          </table:table-cell>
          <table:table-cell table:formula="of:=[.$D$5]*[.C1531]-[.$D$4]" office:value-type="float" office:value="6.75915829119226">
            <text:p>6.7591582912</text:p>
          </table:table-cell>
          <table:table-cell table:formula="of:=INT([.D153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1]+[.$D$1]" office:value-type="float" office:value="360">
            <text:p>360</text:p>
          </table:table-cell>
          <table:table-cell table:formula="of:=[.$M$2]+[.$M$3]*[.A1532]+[.$M$4]*[.A1532]^2+[.$M$5]*[.A1532]^3+[.$M$6]*[.A1532]^4+[.$N$2]*[.A1532]^5+[.$N$3]*[.A1532]^6+[.$N$4]*[.A1532]^7+[.$N$5]*[.A1532]^8+[.$N$6]*[.A1532]^9" office:value-type="float" office:value="71522.1185745099">
            <text:p>71522.1185745099</text:p>
          </table:table-cell>
          <table:table-cell table:formula="of:=[.B1532]/([.$B$2]+[.B1532])*[.$B$1]" office:value-type="float" office:value="5.60804625909547">
            <text:p>5.6080462591</text:p>
          </table:table-cell>
          <table:table-cell table:formula="of:=[.$D$5]*[.C1532]-[.$D$4]" office:value-type="float" office:value="6.75918448507616">
            <text:p>6.7591844851</text:p>
          </table:table-cell>
          <table:table-cell table:formula="of:=INT([.D153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2]+[.$D$1]" office:value-type="float" office:value="360.25">
            <text:p>360.25</text:p>
          </table:table-cell>
          <table:table-cell table:formula="of:=[.$M$2]+[.$M$3]*[.A1533]+[.$M$4]*[.A1533]^2+[.$M$5]*[.A1533]^3+[.$M$6]*[.A1533]^4+[.$N$2]*[.A1533]^5+[.$N$3]*[.A1533]^6+[.$N$4]*[.A1533]^7+[.$N$5]*[.A1533]^8+[.$N$6]*[.A1533]^9" office:value-type="float" office:value="72198.8163540713">
            <text:p>72198.8163540713</text:p>
          </table:table-cell>
          <table:table-cell table:formula="of:=[.B1533]/([.$B$2]+[.B1533])*[.$B$1]" office:value-type="float" office:value="5.60806456460351">
            <text:p>5.6080645646</text:p>
          </table:table-cell>
          <table:table-cell table:formula="of:=[.$D$5]*[.C1533]-[.$D$4]" office:value-type="float" office:value="6.75921040320659">
            <text:p>6.7592104032</text:p>
          </table:table-cell>
          <table:table-cell table:formula="of:=INT([.D153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3]+[.$D$1]" office:value-type="float" office:value="360.5">
            <text:p>360.5</text:p>
          </table:table-cell>
          <table:table-cell table:formula="of:=[.$M$2]+[.$M$3]*[.A1534]+[.$M$4]*[.A1534]^2+[.$M$5]*[.A1534]^3+[.$M$6]*[.A1534]^4+[.$N$2]*[.A1534]^5+[.$N$3]*[.A1534]^6+[.$N$4]*[.A1534]^7+[.$N$5]*[.A1534]^8+[.$N$6]*[.A1534]^9" office:value-type="float" office:value="72881.1170243393">
            <text:p>72881.1170243393</text:p>
          </table:table-cell>
          <table:table-cell table:formula="of:=[.B1534]/([.$B$2]+[.B1534])*[.$B$1]" office:value-type="float" office:value="5.60808267762922">
            <text:p>5.6080826776</text:p>
          </table:table-cell>
          <table:table-cell table:formula="of:=[.$D$5]*[.C1534]-[.$D$4]" office:value-type="float" office:value="6.75923604880799">
            <text:p>6.7592360488</text:p>
          </table:table-cell>
          <table:table-cell table:formula="of:=INT([.D153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4]+[.$D$1]" office:value-type="float" office:value="360.75">
            <text:p>360.75</text:p>
          </table:table-cell>
          <table:table-cell table:formula="of:=[.$M$2]+[.$M$3]*[.A1535]+[.$M$4]*[.A1535]^2+[.$M$5]*[.A1535]^3+[.$M$6]*[.A1535]^4+[.$N$2]*[.A1535]^5+[.$N$3]*[.A1535]^6+[.$N$4]*[.A1535]^7+[.$N$5]*[.A1535]^8+[.$N$6]*[.A1535]^9" office:value-type="float" office:value="73569.0605480857">
            <text:p>73569.0605480857</text:p>
          </table:table-cell>
          <table:table-cell table:formula="of:=[.B1535]/([.$B$2]+[.B1535])*[.$B$1]" office:value-type="float" office:value="5.60810060042062">
            <text:p>5.6081006004</text:p>
          </table:table-cell>
          <table:table-cell table:formula="of:=[.$D$5]*[.C1535]-[.$D$4]" office:value-type="float" office:value="6.75926142506328">
            <text:p>6.7592614251</text:p>
          </table:table-cell>
          <table:table-cell table:formula="of:=INT([.D153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5]+[.$D$1]" office:value-type="float" office:value="361">
            <text:p>361</text:p>
          </table:table-cell>
          <table:table-cell table:formula="of:=[.$M$2]+[.$M$3]*[.A1536]+[.$M$4]*[.A1536]^2+[.$M$5]*[.A1536]^3+[.$M$6]*[.A1536]^4+[.$N$2]*[.A1536]^5+[.$N$3]*[.A1536]^6+[.$N$4]*[.A1536]^7+[.$N$5]*[.A1536]^8+[.$N$6]*[.A1536]^9" office:value-type="float" office:value="74262.6871286328">
            <text:p>74262.6871286328</text:p>
          </table:table-cell>
          <table:table-cell table:formula="of:=[.B1536]/([.$B$2]+[.B1536])*[.$B$1]" office:value-type="float" office:value="5.60811833519684">
            <text:p>5.6081183352</text:p>
          </table:table-cell>
          <table:table-cell table:formula="of:=[.$D$5]*[.C1536]-[.$D$4]" office:value-type="float" office:value="6.75928653511443">
            <text:p>6.7592865351</text:p>
          </table:table-cell>
          <table:table-cell table:formula="of:=INT([.D153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6]+[.$D$1]" office:value-type="float" office:value="361.25">
            <text:p>361.25</text:p>
          </table:table-cell>
          <table:table-cell table:formula="of:=[.$M$2]+[.$M$3]*[.A1537]+[.$M$4]*[.A1537]^2+[.$M$5]*[.A1537]^3+[.$M$6]*[.A1537]^4+[.$N$2]*[.A1537]^5+[.$N$3]*[.A1537]^6+[.$N$4]*[.A1537]^7+[.$N$5]*[.A1537]^8+[.$N$6]*[.A1537]^9" office:value-type="float" office:value="74962.0372110347">
            <text:p>74962.0372110347</text:p>
          </table:table-cell>
          <table:table-cell table:formula="of:=[.B1537]/([.$B$2]+[.B1537])*[.$B$1]" office:value-type="float" office:value="5.60813588414851">
            <text:p>5.6081358841</text:p>
          </table:table-cell>
          <table:table-cell table:formula="of:=[.$D$5]*[.C1537]-[.$D$4]" office:value-type="float" office:value="6.75931138206307">
            <text:p>6.7593113821</text:p>
          </table:table-cell>
          <table:table-cell table:formula="of:=INT([.D153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7]+[.$D$1]" office:value-type="float" office:value="361.5">
            <text:p>361.5</text:p>
          </table:table-cell>
          <table:table-cell table:formula="of:=[.$M$2]+[.$M$3]*[.A1538]+[.$M$4]*[.A1538]^2+[.$M$5]*[.A1538]^3+[.$M$6]*[.A1538]^4+[.$N$2]*[.A1538]^5+[.$N$3]*[.A1538]^6+[.$N$4]*[.A1538]^7+[.$N$5]*[.A1538]^8+[.$N$6]*[.A1538]^9" office:value-type="float" office:value="75667.151483271">
            <text:p>75667.151483271</text:p>
          </table:table-cell>
          <table:table-cell table:formula="of:=[.B1538]/([.$B$2]+[.B1538])*[.$B$1]" office:value-type="float" office:value="5.60815324943814">
            <text:p>5.6081532494</text:p>
          </table:table-cell>
          <table:table-cell table:formula="of:=[.$D$5]*[.C1538]-[.$D$4]" office:value-type="float" office:value="6.75933596897104">
            <text:p>6.759335969</text:p>
          </table:table-cell>
          <table:table-cell table:formula="of:=INT([.D153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8]+[.$D$1]" office:value-type="float" office:value="361.75">
            <text:p>361.75</text:p>
          </table:table-cell>
          <table:table-cell table:formula="of:=[.$M$2]+[.$M$3]*[.A1539]+[.$M$4]*[.A1539]^2+[.$M$5]*[.A1539]^3+[.$M$6]*[.A1539]^4+[.$N$2]*[.A1539]^5+[.$N$3]*[.A1539]^6+[.$N$4]*[.A1539]^7+[.$N$5]*[.A1539]^8+[.$N$6]*[.A1539]^9" office:value-type="float" office:value="76378.0708774482">
            <text:p>76378.0708774482</text:p>
          </table:table-cell>
          <table:table-cell table:formula="of:=[.B1539]/([.$B$2]+[.B1539])*[.$B$1]" office:value-type="float" office:value="5.60817043320054">
            <text:p>5.6081704332</text:p>
          </table:table-cell>
          <table:table-cell table:formula="of:=[.$D$5]*[.C1539]-[.$D$4]" office:value-type="float" office:value="6.75936029886094">
            <text:p>6.7593602989</text:p>
          </table:table-cell>
          <table:table-cell table:formula="of:=INT([.D153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39]+[.$D$1]" office:value-type="float" office:value="362">
            <text:p>362</text:p>
          </table:table-cell>
          <table:table-cell table:formula="of:=[.$M$2]+[.$M$3]*[.A1540]+[.$M$4]*[.A1540]^2+[.$M$5]*[.A1540]^3+[.$M$6]*[.A1540]^4+[.$N$2]*[.A1540]^5+[.$N$3]*[.A1540]^6+[.$N$4]*[.A1540]^7+[.$N$5]*[.A1540]^8+[.$N$6]*[.A1540]^9" office:value-type="float" office:value="77094.8365709975">
            <text:p>77094.8365709975</text:p>
          </table:table-cell>
          <table:table-cell table:formula="of:=[.B1540]/([.$B$2]+[.B1540])*[.$B$1]" office:value-type="float" office:value="5.60818743754321">
            <text:p>5.6081874375</text:p>
          </table:table-cell>
          <table:table-cell table:formula="of:=[.$D$5]*[.C1540]-[.$D$4]" office:value-type="float" office:value="6.75938437471669">
            <text:p>6.7593843747</text:p>
          </table:table-cell>
          <table:table-cell table:formula="of:=INT([.D154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0]+[.$D$1]" office:value-type="float" office:value="362.25">
            <text:p>362.25</text:p>
          </table:table-cell>
          <table:table-cell table:formula="of:=[.$M$2]+[.$M$3]*[.A1541]+[.$M$4]*[.A1541]^2+[.$M$5]*[.A1541]^3+[.$M$6]*[.A1541]^4+[.$N$2]*[.A1541]^5+[.$N$3]*[.A1541]^6+[.$N$4]*[.A1541]^7+[.$N$5]*[.A1541]^8+[.$N$6]*[.A1541]^9" office:value-type="float" office:value="77817.4899878826">
            <text:p>77817.4899878826</text:p>
          </table:table-cell>
          <table:table-cell table:formula="of:=[.B1541]/([.$B$2]+[.B1541])*[.$B$1]" office:value-type="float" office:value="5.60820426454668">
            <text:p>5.6082042645</text:p>
          </table:table-cell>
          <table:table-cell table:formula="of:=[.$D$5]*[.C1541]-[.$D$4]" office:value-type="float" office:value="6.75940819948406">
            <text:p>6.7594081995</text:p>
          </table:table-cell>
          <table:table-cell table:formula="of:=INT([.D154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1]+[.$D$1]" office:value-type="float" office:value="362.5">
            <text:p>362.5</text:p>
          </table:table-cell>
          <table:table-cell table:formula="of:=[.$M$2]+[.$M$3]*[.A1542]+[.$M$4]*[.A1542]^2+[.$M$5]*[.A1542]^3+[.$M$6]*[.A1542]^4+[.$N$2]*[.A1542]^5+[.$N$3]*[.A1542]^6+[.$N$4]*[.A1542]^7+[.$N$5]*[.A1542]^8+[.$N$6]*[.A1542]^9" office:value-type="float" office:value="78546.072799813">
            <text:p>78546.072799813</text:p>
          </table:table-cell>
          <table:table-cell table:formula="of:=[.B1542]/([.$B$2]+[.B1542])*[.$B$1]" office:value-type="float" office:value="5.60822091626495">
            <text:p>5.6082209163</text:p>
          </table:table-cell>
          <table:table-cell table:formula="of:=[.$D$5]*[.C1542]-[.$D$4]" office:value-type="float" office:value="6.75943177607123">
            <text:p>6.7594317761</text:p>
          </table:table-cell>
          <table:table-cell table:formula="of:=INT([.D154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2]+[.$D$1]" office:value-type="float" office:value="362.75">
            <text:p>362.75</text:p>
          </table:table-cell>
          <table:table-cell table:formula="of:=[.$M$2]+[.$M$3]*[.A1543]+[.$M$4]*[.A1543]^2+[.$M$5]*[.A1543]^3+[.$M$6]*[.A1543]^4+[.$N$2]*[.A1543]^5+[.$N$3]*[.A1543]^6+[.$N$4]*[.A1543]^7+[.$N$5]*[.A1543]^8+[.$N$6]*[.A1543]^9" office:value-type="float" office:value="79280.6269274573">
            <text:p>79280.6269274573</text:p>
          </table:table-cell>
          <table:table-cell table:formula="of:=[.B1543]/([.$B$2]+[.B1543])*[.$B$1]" office:value-type="float" office:value="5.6082373947258">
            <text:p>5.6082373947</text:p>
          </table:table-cell>
          <table:table-cell table:formula="of:=[.$D$5]*[.C1543]-[.$D$4]" office:value-type="float" office:value="6.75945510734926">
            <text:p>6.7594551073</text:p>
          </table:table-cell>
          <table:table-cell table:formula="of:=INT([.D154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3]+[.$D$1]" office:value-type="float" office:value="363">
            <text:p>363</text:p>
          </table:table-cell>
          <table:table-cell table:formula="of:=[.$M$2]+[.$M$3]*[.A1544]+[.$M$4]*[.A1544]^2+[.$M$5]*[.A1544]^3+[.$M$6]*[.A1544]^4+[.$N$2]*[.A1544]^5+[.$N$3]*[.A1544]^6+[.$N$4]*[.A1544]^7+[.$N$5]*[.A1544]^8+[.$N$6]*[.A1544]^9" office:value-type="float" office:value="80021.1945416643">
            <text:p>80021.1945416643</text:p>
          </table:table-cell>
          <table:table-cell table:formula="of:=[.B1544]/([.$B$2]+[.B1544])*[.$B$1]" office:value-type="float" office:value="5.6082537019312">
            <text:p>5.6082537019</text:p>
          </table:table-cell>
          <table:table-cell table:formula="of:=[.$D$5]*[.C1544]-[.$D$4]" office:value-type="float" office:value="6.75947819615267">
            <text:p>6.7594781962</text:p>
          </table:table-cell>
          <table:table-cell table:formula="of:=INT([.D154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4]+[.$D$1]" office:value-type="float" office:value="363.25">
            <text:p>363.25</text:p>
          </table:table-cell>
          <table:table-cell table:formula="of:=[.$M$2]+[.$M$3]*[.A1545]+[.$M$4]*[.A1545]^2+[.$M$5]*[.A1545]^3+[.$M$6]*[.A1545]^4+[.$N$2]*[.A1545]^5+[.$N$3]*[.A1545]^6+[.$N$4]*[.A1545]^7+[.$N$5]*[.A1545]^8+[.$N$6]*[.A1545]^9" office:value-type="float" office:value="80767.818064691">
            <text:p>80767.818064691</text:p>
          </table:table-cell>
          <table:table-cell table:formula="of:=[.B1545]/([.$B$2]+[.B1545])*[.$B$1]" office:value-type="float" office:value="5.60826983985765">
            <text:p>5.6082698399</text:p>
          </table:table-cell>
          <table:table-cell table:formula="of:=[.$D$5]*[.C1545]-[.$D$4]" office:value-type="float" office:value="6.75950104527992">
            <text:p>6.7595010453</text:p>
          </table:table-cell>
          <table:table-cell table:formula="of:=INT([.D154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5]+[.$D$1]" office:value-type="float" office:value="363.5">
            <text:p>363.5</text:p>
          </table:table-cell>
          <table:table-cell table:formula="of:=[.$M$2]+[.$M$3]*[.A1546]+[.$M$4]*[.A1546]^2+[.$M$5]*[.A1546]^3+[.$M$6]*[.A1546]^4+[.$N$2]*[.A1546]^5+[.$N$3]*[.A1546]^6+[.$N$4]*[.A1546]^7+[.$N$5]*[.A1546]^8+[.$N$6]*[.A1546]^9" office:value-type="float" office:value="81520.54017143">
            <text:p>81520.54017143</text:p>
          </table:table-cell>
          <table:table-cell table:formula="of:=[.B1546]/([.$B$2]+[.B1546])*[.$B$1]" office:value-type="float" office:value="5.60828581045654">
            <text:p>5.6082858105</text:p>
          </table:table-cell>
          <table:table-cell table:formula="of:=[.$D$5]*[.C1546]-[.$D$4]" office:value-type="float" office:value="6.75952365749391">
            <text:p>6.7595236575</text:p>
          </table:table-cell>
          <table:table-cell table:formula="of:=INT([.D154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6]+[.$D$1]" office:value-type="float" office:value="363.75">
            <text:p>363.75</text:p>
          </table:table-cell>
          <table:table-cell table:formula="of:=[.$M$2]+[.$M$3]*[.A1547]+[.$M$4]*[.A1547]^2+[.$M$5]*[.A1547]^3+[.$M$6]*[.A1547]^4+[.$N$2]*[.A1547]^5+[.$N$3]*[.A1547]^6+[.$N$4]*[.A1547]^7+[.$N$5]*[.A1547]^8+[.$N$6]*[.A1547]^9" office:value-type="float" office:value="82279.4037906455">
            <text:p>82279.4037906455</text:p>
          </table:table-cell>
          <table:table-cell table:formula="of:=[.B1547]/([.$B$2]+[.B1547])*[.$B$1]" office:value-type="float" office:value="5.60830161565447">
            <text:p>5.6083016157</text:p>
          </table:table-cell>
          <table:table-cell table:formula="of:=[.$D$5]*[.C1547]-[.$D$4]" office:value-type="float" office:value="6.75954603552245">
            <text:p>6.7595460355</text:p>
          </table:table-cell>
          <table:table-cell table:formula="of:=INT([.D154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7]+[.$D$1]" office:value-type="float" office:value="364">
            <text:p>364</text:p>
          </table:table-cell>
          <table:table-cell table:formula="of:=[.$M$2]+[.$M$3]*[.A1548]+[.$M$4]*[.A1548]^2+[.$M$5]*[.A1548]^3+[.$M$6]*[.A1548]^4+[.$N$2]*[.A1548]^5+[.$N$3]*[.A1548]^6+[.$N$4]*[.A1548]^7+[.$N$5]*[.A1548]^8+[.$N$6]*[.A1548]^9" office:value-type="float" office:value="83044.4521062132">
            <text:p>83044.4521062132</text:p>
          </table:table-cell>
          <table:table-cell table:formula="of:=[.B1548]/([.$B$2]+[.B1548])*[.$B$1]" office:value-type="float" office:value="5.60831725735366">
            <text:p>5.6083172574</text:p>
          </table:table-cell>
          <table:table-cell table:formula="of:=[.$D$5]*[.C1548]-[.$D$4]" office:value-type="float" office:value="6.75956818205882">
            <text:p>6.7595681821</text:p>
          </table:table-cell>
          <table:table-cell table:formula="of:=INT([.D154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8]+[.$D$1]" office:value-type="float" office:value="364.25">
            <text:p>364.25</text:p>
          </table:table-cell>
          <table:table-cell table:formula="of:=[.$M$2]+[.$M$3]*[.A1549]+[.$M$4]*[.A1549]^2+[.$M$5]*[.A1549]^3+[.$M$6]*[.A1549]^4+[.$N$2]*[.A1549]^5+[.$N$3]*[.A1549]^6+[.$N$4]*[.A1549]^7+[.$N$5]*[.A1549]^8+[.$N$6]*[.A1549]^9" office:value-type="float" office:value="83815.7285583627">
            <text:p>83815.7285583627</text:p>
          </table:table-cell>
          <table:table-cell table:formula="of:=[.B1549]/([.$B$2]+[.B1549])*[.$B$1]" office:value-type="float" office:value="5.6083327374322">
            <text:p>5.6083327374</text:p>
          </table:table-cell>
          <table:table-cell table:formula="of:=[.$D$5]*[.C1549]-[.$D$4]" office:value-type="float" office:value="6.75959009976215">
            <text:p>6.7595900998</text:p>
          </table:table-cell>
          <table:table-cell table:formula="of:=INT([.D154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49]+[.$D$1]" office:value-type="float" office:value="364.5">
            <text:p>364.5</text:p>
          </table:table-cell>
          <table:table-cell table:formula="of:=[.$M$2]+[.$M$3]*[.A1550]+[.$M$4]*[.A1550]^2+[.$M$5]*[.A1550]^3+[.$M$6]*[.A1550]^4+[.$N$2]*[.A1550]^5+[.$N$3]*[.A1550]^6+[.$N$4]*[.A1550]^7+[.$N$5]*[.A1550]^8+[.$N$6]*[.A1550]^9" office:value-type="float" office:value="84593.2768449334">
            <text:p>84593.2768449334</text:p>
          </table:table-cell>
          <table:table-cell table:formula="of:=[.B1550]/([.$B$2]+[.B1550])*[.$B$1]" office:value-type="float" office:value="5.60834805774446">
            <text:p>5.6083480577</text:p>
          </table:table-cell>
          <table:table-cell table:formula="of:=[.$D$5]*[.C1550]-[.$D$4]" office:value-type="float" office:value="6.75961179125799">
            <text:p>6.7596117913</text:p>
          </table:table-cell>
          <table:table-cell table:formula="of:=INT([.D155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0]+[.$D$1]" office:value-type="float" office:value="364.75">
            <text:p>364.75</text:p>
          </table:table-cell>
          <table:table-cell table:formula="of:=[.$M$2]+[.$M$3]*[.A1551]+[.$M$4]*[.A1551]^2+[.$M$5]*[.A1551]^3+[.$M$6]*[.A1551]^4+[.$N$2]*[.A1551]^5+[.$N$3]*[.A1551]^6+[.$N$4]*[.A1551]^7+[.$N$5]*[.A1551]^8+[.$N$6]*[.A1551]^9" office:value-type="float" office:value="85377.1409226188">
            <text:p>85377.1409226188</text:p>
          </table:table-cell>
          <table:table-cell table:formula="of:=[.B1551]/([.$B$2]+[.B1551])*[.$B$1]" office:value-type="float" office:value="5.60836322012139">
            <text:p>5.6083632201</text:p>
          </table:table-cell>
          <table:table-cell table:formula="of:=[.$D$5]*[.C1551]-[.$D$4]" office:value-type="float" office:value="6.75963325913869">
            <text:p>6.7596332591</text:p>
          </table:table-cell>
          <table:table-cell table:formula="of:=INT([.D155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1]+[.$D$1]" office:value-type="float" office:value="365">
            <text:p>365</text:p>
          </table:table-cell>
          <table:table-cell table:formula="of:=[.$M$2]+[.$M$3]*[.A1552]+[.$M$4]*[.A1552]^2+[.$M$5]*[.A1552]^3+[.$M$6]*[.A1552]^4+[.$N$2]*[.A1552]^5+[.$N$3]*[.A1552]^6+[.$N$4]*[.A1552]^7+[.$N$5]*[.A1552]^8+[.$N$6]*[.A1552]^9" office:value-type="float" office:value="86167.3650082299">
            <text:p>86167.3650082299</text:p>
          </table:table-cell>
          <table:table-cell table:formula="of:=[.B1552]/([.$B$2]+[.B1552])*[.$B$1]" office:value-type="float" office:value="5.60837822637082">
            <text:p>5.6083782264</text:p>
          </table:table-cell>
          <table:table-cell table:formula="of:=[.$D$5]*[.C1552]-[.$D$4]" office:value-type="float" office:value="6.75965450596391">
            <text:p>6.759654506</text:p>
          </table:table-cell>
          <table:table-cell table:formula="of:=INT([.D155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2]+[.$D$1]" office:value-type="float" office:value="365.25">
            <text:p>365.25</text:p>
          </table:table-cell>
          <table:table-cell table:formula="of:=[.$M$2]+[.$M$3]*[.A1553]+[.$M$4]*[.A1553]^2+[.$M$5]*[.A1553]^3+[.$M$6]*[.A1553]^4+[.$N$2]*[.A1553]^5+[.$N$3]*[.A1553]^6+[.$N$4]*[.A1553]^7+[.$N$5]*[.A1553]^8+[.$N$6]*[.A1553]^9" office:value-type="float" office:value="86963.9935799632">
            <text:p>86963.9935799632</text:p>
          </table:table-cell>
          <table:table-cell table:formula="of:=[.B1553]/([.$B$2]+[.B1553])*[.$B$1]" office:value-type="float" office:value="5.60839307827782">
            <text:p>5.6083930783</text:p>
          </table:table-cell>
          <table:table-cell table:formula="of:=[.$D$5]*[.C1553]-[.$D$4]" office:value-type="float" office:value="6.75967553426107">
            <text:p>6.7596755343</text:p>
          </table:table-cell>
          <table:table-cell table:formula="of:=INT([.D155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3]+[.$D$1]" office:value-type="float" office:value="365.5">
            <text:p>365.5</text:p>
          </table:table-cell>
          <table:table-cell table:formula="of:=[.$M$2]+[.$M$3]*[.A1554]+[.$M$4]*[.A1554]^2+[.$M$5]*[.A1554]^3+[.$M$6]*[.A1554]^4+[.$N$2]*[.A1554]^5+[.$N$3]*[.A1554]^6+[.$N$4]*[.A1554]^7+[.$N$5]*[.A1554]^8+[.$N$6]*[.A1554]^9" office:value-type="float" office:value="87767.071378662">
            <text:p>87767.071378662</text:p>
          </table:table-cell>
          <table:table-cell table:formula="of:=[.B1554]/([.$B$2]+[.B1554])*[.$B$1]" office:value-type="float" office:value="5.60840777760498">
            <text:p>5.6084077776</text:p>
          </table:table-cell>
          <table:table-cell table:formula="of:=[.$D$5]*[.C1554]-[.$D$4]" office:value-type="float" office:value="6.75969634652576">
            <text:p>6.7596963465</text:p>
          </table:table-cell>
          <table:table-cell table:formula="of:=INT([.D155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4]+[.$D$1]" office:value-type="float" office:value="365.75">
            <text:p>365.75</text:p>
          </table:table-cell>
          <table:table-cell table:formula="of:=[.$M$2]+[.$M$3]*[.A1555]+[.$M$4]*[.A1555]^2+[.$M$5]*[.A1555]^3+[.$M$6]*[.A1555]^4+[.$N$2]*[.A1555]^5+[.$N$3]*[.A1555]^6+[.$N$4]*[.A1555]^7+[.$N$5]*[.A1555]^8+[.$N$6]*[.A1555]^9" office:value-type="float" office:value="88576.643409095">
            <text:p>88576.643409095</text:p>
          </table:table-cell>
          <table:table-cell table:formula="of:=[.B1555]/([.$B$2]+[.B1555])*[.$B$1]" office:value-type="float" office:value="5.60842232609274">
            <text:p>5.6084223261</text:p>
          </table:table-cell>
          <table:table-cell table:formula="of:=[.$D$5]*[.C1555]-[.$D$4]" office:value-type="float" office:value="6.7597169452222">
            <text:p>6.7597169452</text:p>
          </table:table-cell>
          <table:table-cell table:formula="of:=INT([.D155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5]+[.$D$1]" office:value-type="float" office:value="366">
            <text:p>366</text:p>
          </table:table-cell>
          <table:table-cell table:formula="of:=[.$M$2]+[.$M$3]*[.A1556]+[.$M$4]*[.A1556]^2+[.$M$5]*[.A1556]^3+[.$M$6]*[.A1556]^4+[.$N$2]*[.A1556]^5+[.$N$3]*[.A1556]^6+[.$N$4]*[.A1556]^7+[.$N$5]*[.A1556]^8+[.$N$6]*[.A1556]^9" office:value-type="float" office:value="89392.7549412306">
            <text:p>89392.7549412306</text:p>
          </table:table-cell>
          <table:table-cell table:formula="of:=[.B1556]/([.$B$2]+[.B1556])*[.$B$1]" office:value-type="float" office:value="5.60843672545968">
            <text:p>5.6084367255</text:p>
          </table:table-cell>
          <table:table-cell table:formula="of:=[.$D$5]*[.C1556]-[.$D$4]" office:value-type="float" office:value="6.75973733278367">
            <text:p>6.7597373328</text:p>
          </table:table-cell>
          <table:table-cell table:formula="of:=INT([.D155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6]+[.$D$1]" office:value-type="float" office:value="366.25">
            <text:p>366.25</text:p>
          </table:table-cell>
          <table:table-cell table:formula="of:=[.$M$2]+[.$M$3]*[.A1557]+[.$M$4]*[.A1557]^2+[.$M$5]*[.A1557]^3+[.$M$6]*[.A1557]^4+[.$N$2]*[.A1557]^5+[.$N$3]*[.A1557]^6+[.$N$4]*[.A1557]^7+[.$N$5]*[.A1557]^8+[.$N$6]*[.A1557]^9" office:value-type="float" office:value="90215.4515115237">
            <text:p>90215.4515115237</text:p>
          </table:table-cell>
          <table:table-cell table:formula="of:=[.B1557]/([.$B$2]+[.B1557])*[.$B$1]" office:value-type="float" office:value="5.60845097740284">
            <text:p>5.6084509774</text:p>
          </table:table-cell>
          <table:table-cell table:formula="of:=[.$D$5]*[.C1557]-[.$D$4]" office:value-type="float" office:value="6.75975751161295">
            <text:p>6.7597575116</text:p>
          </table:table-cell>
          <table:table-cell table:formula="of:=INT([.D155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7]+[.$D$1]" office:value-type="float" office:value="366.5">
            <text:p>366.5</text:p>
          </table:table-cell>
          <table:table-cell table:formula="of:=[.$M$2]+[.$M$3]*[.A1558]+[.$M$4]*[.A1558]^2+[.$M$5]*[.A1558]^3+[.$M$6]*[.A1558]^4+[.$N$2]*[.A1558]^5+[.$N$3]*[.A1558]^6+[.$N$4]*[.A1558]^7+[.$N$5]*[.A1558]^8+[.$N$6]*[.A1558]^9" office:value-type="float" office:value="91044.7789241998">
            <text:p>91044.7789241998</text:p>
          </table:table-cell>
          <table:table-cell table:formula="of:=[.B1558]/([.$B$2]+[.B1558])*[.$B$1]" office:value-type="float" office:value="5.60846508359799">
            <text:p>5.6084650836</text:p>
          </table:table-cell>
          <table:table-cell table:formula="of:=[.$D$5]*[.C1558]-[.$D$4]" office:value-type="float" office:value="6.75977748408271">
            <text:p>6.7597774841</text:p>
          </table:table-cell>
          <table:table-cell table:formula="of:=INT([.D155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8]+[.$D$1]" office:value-type="float" office:value="366.75">
            <text:p>366.75</text:p>
          </table:table-cell>
          <table:table-cell table:formula="of:=[.$M$2]+[.$M$3]*[.A1559]+[.$M$4]*[.A1559]^2+[.$M$5]*[.A1559]^3+[.$M$6]*[.A1559]^4+[.$N$2]*[.A1559]^5+[.$N$3]*[.A1559]^6+[.$N$4]*[.A1559]^7+[.$N$5]*[.A1559]^8+[.$N$6]*[.A1559]^9" office:value-type="float" office:value="91880.7832525519">
            <text:p>91880.7832525519</text:p>
          </table:table-cell>
          <table:table-cell table:formula="of:=[.B1559]/([.$B$2]+[.B1559])*[.$B$1]" office:value-type="float" office:value="5.60847904569993">
            <text:p>5.6084790457</text:p>
          </table:table-cell>
          <table:table-cell table:formula="of:=[.$D$5]*[.C1559]-[.$D$4]" office:value-type="float" office:value="6.75979725253591">
            <text:p>6.7597972525</text:p>
          </table:table-cell>
          <table:table-cell table:formula="of:=INT([.D155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59]+[.$D$1]" office:value-type="float" office:value="367">
            <text:p>367</text:p>
          </table:table-cell>
          <table:table-cell table:formula="of:=[.$M$2]+[.$M$3]*[.A1560]+[.$M$4]*[.A1560]^2+[.$M$5]*[.A1560]^3+[.$M$6]*[.A1560]^4+[.$N$2]*[.A1560]^5+[.$N$3]*[.A1560]^6+[.$N$4]*[.A1560]^7+[.$N$5]*[.A1560]^8+[.$N$6]*[.A1560]^9" office:value-type="float" office:value="92723.5108402371">
            <text:p>92723.5108402371</text:p>
          </table:table-cell>
          <table:table-cell table:formula="of:=[.B1560]/([.$B$2]+[.B1560])*[.$B$1]" office:value-type="float" office:value="5.60849286534279">
            <text:p>5.6084928653</text:p>
          </table:table-cell>
          <table:table-cell table:formula="of:=[.$D$5]*[.C1560]-[.$D$4]" office:value-type="float" office:value="6.75981681928627">
            <text:p>6.7598168193</text:p>
          </table:table-cell>
          <table:table-cell table:formula="of:=INT([.D156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0]+[.$D$1]" office:value-type="float" office:value="367.25">
            <text:p>367.25</text:p>
          </table:table-cell>
          <table:table-cell table:formula="of:=[.$M$2]+[.$M$3]*[.A1561]+[.$M$4]*[.A1561]^2+[.$M$5]*[.A1561]^3+[.$M$6]*[.A1561]^4+[.$N$2]*[.A1561]^5+[.$N$3]*[.A1561]^6+[.$N$4]*[.A1561]^7+[.$N$5]*[.A1561]^8+[.$N$6]*[.A1561]^9" office:value-type="float" office:value="93573.008302575">
            <text:p>93573.008302575</text:p>
          </table:table-cell>
          <table:table-cell table:formula="of:=[.B1561]/([.$B$2]+[.B1561])*[.$B$1]" office:value-type="float" office:value="5.60850654414029">
            <text:p>5.6085065441</text:p>
          </table:table-cell>
          <table:table-cell table:formula="of:=[.$D$5]*[.C1561]-[.$D$4]" office:value-type="float" office:value="6.7598361866186">
            <text:p>6.7598361866</text:p>
          </table:table-cell>
          <table:table-cell table:formula="of:=INT([.D156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1]+[.$D$1]" office:value-type="float" office:value="367.5">
            <text:p>367.5</text:p>
          </table:table-cell>
          <table:table-cell table:formula="of:=[.$M$2]+[.$M$3]*[.A1562]+[.$M$4]*[.A1562]^2+[.$M$5]*[.A1562]^3+[.$M$6]*[.A1562]^4+[.$N$2]*[.A1562]^5+[.$N$3]*[.A1562]^6+[.$N$4]*[.A1562]^7+[.$N$5]*[.A1562]^8+[.$N$6]*[.A1562]^9" office:value-type="float" office:value="94429.3225278631">
            <text:p>94429.3225278631</text:p>
          </table:table-cell>
          <table:table-cell table:formula="of:=[.B1562]/([.$B$2]+[.B1562])*[.$B$1]" office:value-type="float" office:value="5.60852008368604">
            <text:p>5.6085200837</text:p>
          </table:table-cell>
          <table:table-cell table:formula="of:=[.$D$5]*[.C1562]-[.$D$4]" office:value-type="float" office:value="6.75985535678924">
            <text:p>6.7598553568</text:p>
          </table:table-cell>
          <table:table-cell table:formula="of:=INT([.D156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2]+[.$D$1]" office:value-type="float" office:value="367.75">
            <text:p>367.75</text:p>
          </table:table-cell>
          <table:table-cell table:formula="of:=[.$M$2]+[.$M$3]*[.A1563]+[.$M$4]*[.A1563]^2+[.$M$5]*[.A1563]^3+[.$M$6]*[.A1563]^4+[.$N$2]*[.A1563]^5+[.$N$3]*[.A1563]^6+[.$N$4]*[.A1563]^7+[.$N$5]*[.A1563]^8+[.$N$6]*[.A1563]^9" office:value-type="float" office:value="95292.5006786846">
            <text:p>95292.5006786846</text:p>
          </table:table-cell>
          <table:table-cell table:formula="of:=[.B1563]/([.$B$2]+[.B1563])*[.$B$1]" office:value-type="float" office:value="5.6085334855538">
            <text:p>5.6085334856</text:p>
          </table:table-cell>
          <table:table-cell table:formula="of:=[.$D$5]*[.C1563]-[.$D$4]" office:value-type="float" office:value="6.75987433202641">
            <text:p>6.759874332</text:p>
          </table:table-cell>
          <table:table-cell table:formula="of:=INT([.D156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3]+[.$D$1]" office:value-type="float" office:value="368">
            <text:p>368</text:p>
          </table:table-cell>
          <table:table-cell table:formula="of:=[.$M$2]+[.$M$3]*[.A1564]+[.$M$4]*[.A1564]^2+[.$M$5]*[.A1564]^3+[.$M$6]*[.A1564]^4+[.$N$2]*[.A1564]^5+[.$N$3]*[.A1564]^6+[.$N$4]*[.A1564]^7+[.$N$5]*[.A1564]^8+[.$N$6]*[.A1564]^9" office:value-type="float" office:value="96162.5901932237">
            <text:p>96162.5901932237</text:p>
          </table:table-cell>
          <table:table-cell table:formula="of:=[.B1564]/([.$B$2]+[.B1564])*[.$B$1]" office:value-type="float" office:value="5.60854675129776">
            <text:p>5.6085467513</text:p>
          </table:table-cell>
          <table:table-cell table:formula="of:=[.$D$5]*[.C1564]-[.$D$4]" office:value-type="float" office:value="6.75989311453064">
            <text:p>6.7598931145</text:p>
          </table:table-cell>
          <table:table-cell table:formula="of:=INT([.D156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4]+[.$D$1]" office:value-type="float" office:value="368.25">
            <text:p>368.25</text:p>
          </table:table-cell>
          <table:table-cell table:formula="of:=[.$M$2]+[.$M$3]*[.A1565]+[.$M$4]*[.A1565]^2+[.$M$5]*[.A1565]^3+[.$M$6]*[.A1565]^4+[.$N$2]*[.A1565]^5+[.$N$3]*[.A1565]^6+[.$N$4]*[.A1565]^7+[.$N$5]*[.A1565]^8+[.$N$6]*[.A1565]^9" office:value-type="float" office:value="97039.6387865972">
            <text:p>97039.6387865972</text:p>
          </table:table-cell>
          <table:table-cell table:formula="of:=[.B1565]/([.$B$2]+[.B1565])*[.$B$1]" office:value-type="float" office:value="5.6085598824528">
            <text:p>5.6085598825</text:p>
          </table:table-cell>
          <table:table-cell table:formula="of:=[.$D$5]*[.C1565]-[.$D$4]" office:value-type="float" office:value="6.7599117064751">
            <text:p>6.7599117065</text:p>
          </table:table-cell>
          <table:table-cell table:formula="of:=INT([.D156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5]+[.$D$1]" office:value-type="float" office:value="368.5">
            <text:p>368.5</text:p>
          </table:table-cell>
          <table:table-cell table:formula="of:=[.$M$2]+[.$M$3]*[.A1566]+[.$M$4]*[.A1566]^2+[.$M$5]*[.A1566]^3+[.$M$6]*[.A1566]^4+[.$N$2]*[.A1566]^5+[.$N$3]*[.A1566]^6+[.$N$4]*[.A1566]^7+[.$N$5]*[.A1566]^8+[.$N$6]*[.A1566]^9" office:value-type="float" office:value="97923.6944521722">
            <text:p>97923.6944521722</text:p>
          </table:table-cell>
          <table:table-cell table:formula="of:=[.B1566]/([.$B$2]+[.B1566])*[.$B$1]" office:value-type="float" office:value="5.60857288053473">
            <text:p>5.6085728805</text:p>
          </table:table-cell>
          <table:table-cell table:formula="of:=[.$D$5]*[.C1566]-[.$D$4]" office:value-type="float" office:value="6.75993011000599">
            <text:p>6.75993011</text:p>
          </table:table-cell>
          <table:table-cell table:formula="of:=INT([.D156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6]+[.$D$1]" office:value-type="float" office:value="368.75">
            <text:p>368.75</text:p>
          </table:table-cell>
          <table:table-cell table:formula="of:=[.$M$2]+[.$M$3]*[.A1567]+[.$M$4]*[.A1567]^2+[.$M$5]*[.A1567]^3+[.$M$6]*[.A1567]^4+[.$N$2]*[.A1567]^5+[.$N$3]*[.A1567]^6+[.$N$4]*[.A1567]^7+[.$N$5]*[.A1567]^8+[.$N$6]*[.A1567]^9" office:value-type="float" office:value="98814.8054629043">
            <text:p>98814.8054629043</text:p>
          </table:table-cell>
          <table:table-cell table:formula="of:=[.B1567]/([.$B$2]+[.B1567])*[.$B$1]" office:value-type="float" office:value="5.60858574704059">
            <text:p>5.608585747</text:p>
          </table:table-cell>
          <table:table-cell table:formula="of:=[.$D$5]*[.C1567]-[.$D$4]" office:value-type="float" office:value="6.75994832724293">
            <text:p>6.7599483272</text:p>
          </table:table-cell>
          <table:table-cell table:formula="of:=INT([.D156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7]+[.$D$1]" office:value-type="float" office:value="369">
            <text:p>369</text:p>
          </table:table-cell>
          <table:table-cell table:formula="of:=[.$M$2]+[.$M$3]*[.A1568]+[.$M$4]*[.A1568]^2+[.$M$5]*[.A1568]^3+[.$M$6]*[.A1568]^4+[.$N$2]*[.A1568]^5+[.$N$3]*[.A1568]^6+[.$N$4]*[.A1568]^7+[.$N$5]*[.A1568]^8+[.$N$6]*[.A1568]^9" office:value-type="float" office:value="99713.0203726748">
            <text:p>99713.0203726748</text:p>
          </table:table-cell>
          <table:table-cell table:formula="of:=[.B1568]/([.$B$2]+[.B1568])*[.$B$1]" office:value-type="float" office:value="5.6085984834489">
            <text:p>5.6085984834</text:p>
          </table:table-cell>
          <table:table-cell table:formula="of:=[.$D$5]*[.C1568]-[.$D$4]" office:value-type="float" office:value="6.75996636027927">
            <text:p>6.7599663603</text:p>
          </table:table-cell>
          <table:table-cell table:formula="of:=INT([.D156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8]+[.$D$1]" office:value-type="float" office:value="369.25">
            <text:p>369.25</text:p>
          </table:table-cell>
          <table:table-cell table:formula="of:=[.$M$2]+[.$M$3]*[.A1569]+[.$M$4]*[.A1569]^2+[.$M$5]*[.A1569]^3+[.$M$6]*[.A1569]^4+[.$N$2]*[.A1569]^5+[.$N$3]*[.A1569]^6+[.$N$4]*[.A1569]^7+[.$N$5]*[.A1569]^8+[.$N$6]*[.A1569]^9" office:value-type="float" office:value="100618.388017632">
            <text:p>100618.388017632</text:p>
          </table:table-cell>
          <table:table-cell table:formula="of:=[.B1569]/([.$B$2]+[.B1569])*[.$B$1]" office:value-type="float" office:value="5.60861109121987">
            <text:p>5.6086110912</text:p>
          </table:table-cell>
          <table:table-cell table:formula="of:=[.$D$5]*[.C1569]-[.$D$4]" office:value-type="float" office:value="6.75998421118249">
            <text:p>6.7599842112</text:p>
          </table:table-cell>
          <table:table-cell table:formula="of:=INT([.D156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69]+[.$D$1]" office:value-type="float" office:value="369.5">
            <text:p>369.5</text:p>
          </table:table-cell>
          <table:table-cell table:formula="of:=[.$M$2]+[.$M$3]*[.A1570]+[.$M$4]*[.A1570]^2+[.$M$5]*[.A1570]^3+[.$M$6]*[.A1570]^4+[.$N$2]*[.A1570]^5+[.$N$3]*[.A1570]^6+[.$N$4]*[.A1570]^7+[.$N$5]*[.A1570]^8+[.$N$6]*[.A1570]^9" office:value-type="float" office:value="101530.95751754">
            <text:p>101530.95751754</text:p>
          </table:table-cell>
          <table:table-cell table:formula="of:=[.B1570]/([.$B$2]+[.B1570])*[.$B$1]" office:value-type="float" office:value="5.60862357179568">
            <text:p>5.6086235718</text:p>
          </table:table-cell>
          <table:table-cell table:formula="of:=[.$D$5]*[.C1570]-[.$D$4]" office:value-type="float" office:value="6.76000188199452">
            <text:p>6.760001882</text:p>
          </table:table-cell>
          <table:table-cell table:formula="of:=INT([.D157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0]+[.$D$1]" office:value-type="float" office:value="369.75">
            <text:p>369.75</text:p>
          </table:table-cell>
          <table:table-cell table:formula="of:=[.$M$2]+[.$M$3]*[.A1571]+[.$M$4]*[.A1571]^2+[.$M$5]*[.A1571]^3+[.$M$6]*[.A1571]^4+[.$N$2]*[.A1571]^5+[.$N$3]*[.A1571]^6+[.$N$4]*[.A1571]^7+[.$N$5]*[.A1571]^8+[.$N$6]*[.A1571]^9" office:value-type="float" office:value="102450.778277131">
            <text:p>102450.778277131</text:p>
          </table:table-cell>
          <table:table-cell table:formula="of:=[.B1571]/([.$B$2]+[.B1571])*[.$B$1]" office:value-type="float" office:value="5.60863592660072">
            <text:p>5.6086359266</text:p>
          </table:table-cell>
          <table:table-cell table:formula="of:=[.$D$5]*[.C1571]-[.$D$4]" office:value-type="float" office:value="6.76001937473209">
            <text:p>6.7600193747</text:p>
          </table:table-cell>
          <table:table-cell table:formula="of:=INT([.D157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1]+[.$D$1]" office:value-type="float" office:value="370">
            <text:p>370</text:p>
          </table:table-cell>
          <table:table-cell table:formula="of:=[.$M$2]+[.$M$3]*[.A1572]+[.$M$4]*[.A1572]^2+[.$M$5]*[.A1572]^3+[.$M$6]*[.A1572]^4+[.$N$2]*[.A1572]^5+[.$N$3]*[.A1572]^6+[.$N$4]*[.A1572]^7+[.$N$5]*[.A1572]^8+[.$N$6]*[.A1572]^9" office:value-type="float" office:value="103377.899987462">
            <text:p>103377.899987462</text:p>
          </table:table-cell>
          <table:table-cell table:formula="of:=[.B1572]/([.$B$2]+[.B1572])*[.$B$1]" office:value-type="float" office:value="5.60864815704182">
            <text:p>5.608648157</text:p>
          </table:table-cell>
          <table:table-cell table:formula="of:=[.$D$5]*[.C1572]-[.$D$4]" office:value-type="float" office:value="6.76003669138711">
            <text:p>6.7600366914</text:p>
          </table:table-cell>
          <table:table-cell table:formula="of:=INT([.D157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2]+[.$D$1]" office:value-type="float" office:value="370.25">
            <text:p>370.25</text:p>
          </table:table-cell>
          <table:table-cell table:formula="of:=[.$M$2]+[.$M$3]*[.A1573]+[.$M$4]*[.A1573]^2+[.$M$5]*[.A1573]^3+[.$M$6]*[.A1573]^4+[.$N$2]*[.A1573]^5+[.$N$3]*[.A1573]^6+[.$N$4]*[.A1573]^7+[.$N$5]*[.A1573]^8+[.$N$6]*[.A1573]^9" office:value-type="float" office:value="104312.372627285">
            <text:p>104312.372627285</text:p>
          </table:table-cell>
          <table:table-cell table:formula="of:=[.B1573]/([.$B$2]+[.B1573])*[.$B$1]" office:value-type="float" office:value="5.60866026450851">
            <text:p>5.6086602645</text:p>
          </table:table-cell>
          <table:table-cell table:formula="of:=[.$D$5]*[.C1573]-[.$D$4]" office:value-type="float" office:value="6.76005383392694">
            <text:p>6.7600538339</text:p>
          </table:table-cell>
          <table:table-cell table:formula="of:=INT([.D157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3]+[.$D$1]" office:value-type="float" office:value="370.5">
            <text:p>370.5</text:p>
          </table:table-cell>
          <table:table-cell table:formula="of:=[.$M$2]+[.$M$3]*[.A1574]+[.$M$4]*[.A1574]^2+[.$M$5]*[.A1574]^3+[.$M$6]*[.A1574]^4+[.$N$2]*[.A1574]^5+[.$N$3]*[.A1574]^6+[.$N$4]*[.A1574]^7+[.$N$5]*[.A1574]^8+[.$N$6]*[.A1574]^9" office:value-type="float" office:value="105254.246464405">
            <text:p>105254.246464405</text:p>
          </table:table-cell>
          <table:table-cell table:formula="of:=[.B1574]/([.$B$2]+[.B1574])*[.$B$1]" office:value-type="float" office:value="5.6086722503732">
            <text:p>5.6086722504</text:p>
          </table:table-cell>
          <table:table-cell table:formula="of:=[.$D$5]*[.C1574]-[.$D$4]" office:value-type="float" office:value="6.76007080429474">
            <text:p>6.7600708043</text:p>
          </table:table-cell>
          <table:table-cell table:formula="of:=INT([.D157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4]+[.$D$1]" office:value-type="float" office:value="370.75">
            <text:p>370.75</text:p>
          </table:table-cell>
          <table:table-cell table:formula="of:=[.$M$2]+[.$M$3]*[.A1575]+[.$M$4]*[.A1575]^2+[.$M$5]*[.A1575]^3+[.$M$6]*[.A1575]^4+[.$N$2]*[.A1575]^5+[.$N$3]*[.A1575]^6+[.$N$4]*[.A1575]^7+[.$N$5]*[.A1575]^8+[.$N$6]*[.A1575]^9" office:value-type="float" office:value="106203.572057058">
            <text:p>106203.572057058</text:p>
          </table:table-cell>
          <table:table-cell table:formula="of:=[.B1575]/([.$B$2]+[.B1575])*[.$B$1]" office:value-type="float" office:value="5.60868411599147">
            <text:p>5.608684116</text:p>
          </table:table-cell>
          <table:table-cell table:formula="of:=[.$D$5]*[.C1575]-[.$D$4]" office:value-type="float" office:value="6.76008760440985">
            <text:p>6.7600876044</text:p>
          </table:table-cell>
          <table:table-cell table:formula="of:=INT([.D157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5]+[.$D$1]" office:value-type="float" office:value="371">
            <text:p>371</text:p>
          </table:table-cell>
          <table:table-cell table:formula="of:=[.$M$2]+[.$M$3]*[.A1576]+[.$M$4]*[.A1576]^2+[.$M$5]*[.A1576]^3+[.$M$6]*[.A1576]^4+[.$N$2]*[.A1576]^5+[.$N$3]*[.A1576]^6+[.$N$4]*[.A1576]^7+[.$N$5]*[.A1576]^8+[.$N$6]*[.A1576]^9" office:value-type="float" office:value="107160.400255289">
            <text:p>107160.400255289</text:p>
          </table:table-cell>
          <table:table-cell table:formula="of:=[.B1576]/([.$B$2]+[.B1576])*[.$B$1]" office:value-type="float" office:value="5.60869586270229">
            <text:p>5.6086958627</text:p>
          </table:table-cell>
          <table:table-cell table:formula="of:=[.$D$5]*[.C1576]-[.$D$4]" office:value-type="float" office:value="6.76010423616801">
            <text:p>6.7601042362</text:p>
          </table:table-cell>
          <table:table-cell table:formula="of:=INT([.D157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6]+[.$D$1]" office:value-type="float" office:value="371.25">
            <text:p>371.25</text:p>
          </table:table-cell>
          <table:table-cell table:formula="of:=[.$M$2]+[.$M$3]*[.A1577]+[.$M$4]*[.A1577]^2+[.$M$5]*[.A1577]^3+[.$M$6]*[.A1577]^4+[.$N$2]*[.A1577]^5+[.$N$3]*[.A1577]^6+[.$N$4]*[.A1577]^7+[.$N$5]*[.A1577]^8+[.$N$6]*[.A1577]^9" office:value-type="float" office:value="108124.782202341">
            <text:p>108124.782202341</text:p>
          </table:table-cell>
          <table:table-cell table:formula="of:=[.B1577]/([.$B$2]+[.B1577])*[.$B$1]" office:value-type="float" office:value="5.60870749182817">
            <text:p>5.6087074918</text:p>
          </table:table-cell>
          <table:table-cell table:formula="of:=[.$D$5]*[.C1577]-[.$D$4]" office:value-type="float" office:value="6.76012070144179">
            <text:p>6.7601207014</text:p>
          </table:table-cell>
          <table:table-cell table:formula="of:=INT([.D157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7]+[.$D$1]" office:value-type="float" office:value="371.5">
            <text:p>371.5</text:p>
          </table:table-cell>
          <table:table-cell table:formula="of:=[.$M$2]+[.$M$3]*[.A1578]+[.$M$4]*[.A1578]^2+[.$M$5]*[.A1578]^3+[.$M$6]*[.A1578]^4+[.$N$2]*[.A1578]^5+[.$N$3]*[.A1578]^6+[.$N$4]*[.A1578]^7+[.$N$5]*[.A1578]^8+[.$N$6]*[.A1578]^9" office:value-type="float" office:value="109096.769336036">
            <text:p>109096.769336036</text:p>
          </table:table-cell>
          <table:table-cell table:formula="of:=[.B1578]/([.$B$2]+[.B1578])*[.$B$1]" office:value-type="float" office:value="5.60871900467548">
            <text:p>5.6087190047</text:p>
          </table:table-cell>
          <table:table-cell table:formula="of:=[.$D$5]*[.C1578]-[.$D$4]" office:value-type="float" office:value="6.76013700208078">
            <text:p>6.7601370021</text:p>
          </table:table-cell>
          <table:table-cell table:formula="of:=INT([.D157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8]+[.$D$1]" office:value-type="float" office:value="371.75">
            <text:p>371.75</text:p>
          </table:table-cell>
          <table:table-cell table:formula="of:=[.$M$2]+[.$M$3]*[.A1579]+[.$M$4]*[.A1579]^2+[.$M$5]*[.A1579]^3+[.$M$6]*[.A1579]^4+[.$N$2]*[.A1579]^5+[.$N$3]*[.A1579]^6+[.$N$4]*[.A1579]^7+[.$N$5]*[.A1579]^8+[.$N$6]*[.A1579]^9" office:value-type="float" office:value="110076.413390168">
            <text:p>110076.413390168</text:p>
          </table:table-cell>
          <table:table-cell table:formula="of:=[.B1579]/([.$B$2]+[.B1579])*[.$B$1]" office:value-type="float" office:value="5.60873040253461">
            <text:p>5.6087304025</text:p>
          </table:table-cell>
          <table:table-cell table:formula="of:=[.$D$5]*[.C1579]-[.$D$4]" office:value-type="float" office:value="6.76015313991201">
            <text:p>6.7601531399</text:p>
          </table:table-cell>
          <table:table-cell table:formula="of:=INT([.D157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79]+[.$D$1]" office:value-type="float" office:value="372">
            <text:p>372</text:p>
          </table:table-cell>
          <table:table-cell table:formula="of:=[.$M$2]+[.$M$3]*[.A1580]+[.$M$4]*[.A1580]^2+[.$M$5]*[.A1580]^3+[.$M$6]*[.A1580]^4+[.$N$2]*[.A1580]^5+[.$N$3]*[.A1580]^6+[.$N$4]*[.A1580]^7+[.$N$5]*[.A1580]^8+[.$N$6]*[.A1580]^9" office:value-type="float" office:value="111063.766395914">
            <text:p>111063.766395914</text:p>
          </table:table-cell>
          <table:table-cell table:formula="of:=[.B1580]/([.$B$2]+[.B1580])*[.$B$1]" office:value-type="float" office:value="5.60874168668017">
            <text:p>5.6087416867</text:p>
          </table:table-cell>
          <table:table-cell table:formula="of:=[.$D$5]*[.C1580]-[.$D$4]" office:value-type="float" office:value="6.76016911674018">
            <text:p>6.7601691167</text:p>
          </table:table-cell>
          <table:table-cell table:formula="of:=INT([.D158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0]+[.$D$1]" office:value-type="float" office:value="372.25">
            <text:p>372.25</text:p>
          </table:table-cell>
          <table:table-cell table:formula="of:=[.$M$2]+[.$M$3]*[.A1581]+[.$M$4]*[.A1581]^2+[.$M$5]*[.A1581]^3+[.$M$6]*[.A1581]^4+[.$N$2]*[.A1581]^5+[.$N$3]*[.A1581]^6+[.$N$4]*[.A1581]^7+[.$N$5]*[.A1581]^8+[.$N$6]*[.A1581]^9" office:value-type="float" office:value="112058.880683224">
            <text:p>112058.880683224</text:p>
          </table:table-cell>
          <table:table-cell table:formula="of:=[.B1581]/([.$B$2]+[.B1581])*[.$B$1]" office:value-type="float" office:value="5.60875285837124">
            <text:p>5.6087528584</text:p>
          </table:table-cell>
          <table:table-cell table:formula="of:=[.$D$5]*[.C1581]-[.$D$4]" office:value-type="float" office:value="6.76018493434796">
            <text:p>6.7601849343</text:p>
          </table:table-cell>
          <table:table-cell table:formula="of:=INT([.D158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1]+[.$D$1]" office:value-type="float" office:value="372.5">
            <text:p>372.5</text:p>
          </table:table-cell>
          <table:table-cell table:formula="of:=[.$M$2]+[.$M$3]*[.A1582]+[.$M$4]*[.A1582]^2+[.$M$5]*[.A1582]^3+[.$M$6]*[.A1582]^4+[.$N$2]*[.A1582]^5+[.$N$3]*[.A1582]^6+[.$N$4]*[.A1582]^7+[.$N$5]*[.A1582]^8+[.$N$6]*[.A1582]^9" office:value-type="float" office:value="113061.80888224">
            <text:p>113061.80888224</text:p>
          </table:table-cell>
          <table:table-cell table:formula="of:=[.B1582]/([.$B$2]+[.B1582])*[.$B$1]" office:value-type="float" office:value="5.60876391885158">
            <text:p>5.6087639189</text:p>
          </table:table-cell>
          <table:table-cell table:formula="of:=[.$D$5]*[.C1582]-[.$D$4]" office:value-type="float" office:value="6.76020059449633">
            <text:p>6.7602005945</text:p>
          </table:table-cell>
          <table:table-cell table:formula="of:=INT([.D158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2]+[.$D$1]" office:value-type="float" office:value="372.75">
            <text:p>372.75</text:p>
          </table:table-cell>
          <table:table-cell table:formula="of:=[.$M$2]+[.$M$3]*[.A1583]+[.$M$4]*[.A1583]^2+[.$M$5]*[.A1583]^3+[.$M$6]*[.A1583]^4+[.$N$2]*[.A1583]^5+[.$N$3]*[.A1583]^6+[.$N$4]*[.A1583]^7+[.$N$5]*[.A1583]^8+[.$N$6]*[.A1583]^9" office:value-type="float" office:value="114072.603924709">
            <text:p>114072.603924709</text:p>
          </table:table-cell>
          <table:table-cell table:formula="of:=[.B1583]/([.$B$2]+[.B1583])*[.$B$1]" office:value-type="float" office:value="5.60877486934977">
            <text:p>5.6087748693</text:p>
          </table:table-cell>
          <table:table-cell table:formula="of:=[.$D$5]*[.C1583]-[.$D$4]" office:value-type="float" office:value="6.76021609892482">
            <text:p>6.7602160989</text:p>
          </table:table-cell>
          <table:table-cell table:formula="of:=INT([.D158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3]+[.$D$1]" office:value-type="float" office:value="373">
            <text:p>373</text:p>
          </table:table-cell>
          <table:table-cell table:formula="of:=[.$M$2]+[.$M$3]*[.A1584]+[.$M$4]*[.A1584]^2+[.$M$5]*[.A1584]^3+[.$M$6]*[.A1584]^4+[.$N$2]*[.A1584]^5+[.$N$3]*[.A1584]^6+[.$N$4]*[.A1584]^7+[.$N$5]*[.A1584]^8+[.$N$6]*[.A1584]^9" office:value-type="float" office:value="115091.319045402">
            <text:p>115091.319045402</text:p>
          </table:table-cell>
          <table:table-cell table:formula="of:=[.B1584]/([.$B$2]+[.B1584])*[.$B$1]" office:value-type="float" office:value="5.6087857110795">
            <text:p>5.6087857111</text:p>
          </table:table-cell>
          <table:table-cell table:formula="of:=[.$D$5]*[.C1584]-[.$D$4]" office:value-type="float" office:value="6.76023144935183">
            <text:p>6.7602314494</text:p>
          </table:table-cell>
          <table:table-cell table:formula="of:=INT([.D158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4]+[.$D$1]" office:value-type="float" office:value="373.25">
            <text:p>373.25</text:p>
          </table:table-cell>
          <table:table-cell table:formula="of:=[.$M$2]+[.$M$3]*[.A1585]+[.$M$4]*[.A1585]^2+[.$M$5]*[.A1585]^3+[.$M$6]*[.A1585]^4+[.$N$2]*[.A1585]^5+[.$N$3]*[.A1585]^6+[.$N$4]*[.A1585]^7+[.$N$5]*[.A1585]^8+[.$N$6]*[.A1585]^9" office:value-type="float" office:value="116118.007783534">
            <text:p>116118.007783534</text:p>
          </table:table-cell>
          <table:table-cell table:formula="of:=[.B1585]/([.$B$2]+[.B1585])*[.$B$1]" office:value-type="float" office:value="5.60879644523969">
            <text:p>5.6087964452</text:p>
          </table:table-cell>
          <table:table-cell table:formula="of:=[.$D$5]*[.C1585]-[.$D$4]" office:value-type="float" office:value="6.76024664747489">
            <text:p>6.7602466475</text:p>
          </table:table-cell>
          <table:table-cell table:formula="of:=INT([.D158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5]+[.$D$1]" office:value-type="float" office:value="373.5">
            <text:p>373.5</text:p>
          </table:table-cell>
          <table:table-cell table:formula="of:=[.$M$2]+[.$M$3]*[.A1586]+[.$M$4]*[.A1586]^2+[.$M$5]*[.A1586]^3+[.$M$6]*[.A1586]^4+[.$N$2]*[.A1586]^5+[.$N$3]*[.A1586]^6+[.$N$4]*[.A1586]^7+[.$N$5]*[.A1586]^8+[.$N$6]*[.A1586]^9" office:value-type="float" office:value="117152.723984212">
            <text:p>117152.723984212</text:p>
          </table:table-cell>
          <table:table-cell table:formula="of:=[.B1586]/([.$B$2]+[.B1586])*[.$B$1]" office:value-type="float" office:value="5.60880707301473">
            <text:p>5.608807073</text:p>
          </table:table-cell>
          <table:table-cell table:formula="of:=[.$D$5]*[.C1586]-[.$D$4]" office:value-type="float" office:value="6.76026169497093">
            <text:p>6.760261695</text:p>
          </table:table-cell>
          <table:table-cell table:formula="of:=INT([.D158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6]+[.$D$1]" office:value-type="float" office:value="373.75">
            <text:p>373.75</text:p>
          </table:table-cell>
          <table:table-cell table:formula="of:=[.$M$2]+[.$M$3]*[.A1587]+[.$M$4]*[.A1587]^2+[.$M$5]*[.A1587]^3+[.$M$6]*[.A1587]^4+[.$N$2]*[.A1587]^5+[.$N$3]*[.A1587]^6+[.$N$4]*[.A1587]^7+[.$N$5]*[.A1587]^8+[.$N$6]*[.A1587]^9" office:value-type="float" office:value="118195.521799848">
            <text:p>118195.521799848</text:p>
          </table:table-cell>
          <table:table-cell table:formula="of:=[.B1587]/([.$B$2]+[.B1587])*[.$B$1]" office:value-type="float" office:value="5.60881759557468">
            <text:p>5.6088175956</text:p>
          </table:table-cell>
          <table:table-cell table:formula="of:=[.$D$5]*[.C1587]-[.$D$4]" office:value-type="float" office:value="6.76027659349659">
            <text:p>6.7602765935</text:p>
          </table:table-cell>
          <table:table-cell table:formula="of:=INT([.D158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7]+[.$D$1]" office:value-type="float" office:value="374">
            <text:p>374</text:p>
          </table:table-cell>
          <table:table-cell table:formula="of:=[.$M$2]+[.$M$3]*[.A1588]+[.$M$4]*[.A1588]^2+[.$M$5]*[.A1588]^3+[.$M$6]*[.A1588]^4+[.$N$2]*[.A1588]^5+[.$N$3]*[.A1588]^6+[.$N$4]*[.A1588]^7+[.$N$5]*[.A1588]^8+[.$N$6]*[.A1588]^9" office:value-type="float" office:value="119246.455691619">
            <text:p>119246.455691619</text:p>
          </table:table-cell>
          <table:table-cell table:formula="of:=[.B1588]/([.$B$2]+[.B1588])*[.$B$1]" office:value-type="float" office:value="5.60882801407542">
            <text:p>5.6088280141</text:p>
          </table:table-cell>
          <table:table-cell table:formula="of:=[.$D$5]*[.C1588]-[.$D$4]" office:value-type="float" office:value="6.76029134468843">
            <text:p>6.7602913447</text:p>
          </table:table-cell>
          <table:table-cell table:formula="of:=INT([.D158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8]+[.$D$1]" office:value-type="float" office:value="374.25">
            <text:p>374.25</text:p>
          </table:table-cell>
          <table:table-cell table:formula="of:=[.$M$2]+[.$M$3]*[.A1589]+[.$M$4]*[.A1589]^2+[.$M$5]*[.A1589]^3+[.$M$6]*[.A1589]^4+[.$N$2]*[.A1589]^5+[.$N$3]*[.A1589]^6+[.$N$4]*[.A1589]^7+[.$N$5]*[.A1589]^8+[.$N$6]*[.A1589]^9" office:value-type="float" office:value="120305.580430906">
            <text:p>120305.580430906</text:p>
          </table:table-cell>
          <table:table-cell table:formula="of:=[.B1589]/([.$B$2]+[.B1589])*[.$B$1]" office:value-type="float" office:value="5.60883832965886">
            <text:p>5.6088383297</text:p>
          </table:table-cell>
          <table:table-cell table:formula="of:=[.$D$5]*[.C1589]-[.$D$4]" office:value-type="float" office:value="6.76030595016327">
            <text:p>6.7603059502</text:p>
          </table:table-cell>
          <table:table-cell table:formula="of:=INT([.D158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89]+[.$D$1]" office:value-type="float" office:value="374.5">
            <text:p>374.5</text:p>
          </table:table-cell>
          <table:table-cell table:formula="of:=[.$M$2]+[.$M$3]*[.A1590]+[.$M$4]*[.A1590]^2+[.$M$5]*[.A1590]^3+[.$M$6]*[.A1590]^4+[.$N$2]*[.A1590]^5+[.$N$3]*[.A1590]^6+[.$N$4]*[.A1590]^7+[.$N$5]*[.A1590]^8+[.$N$6]*[.A1590]^9" office:value-type="float" office:value="121372.951100741">
            <text:p>121372.951100741</text:p>
          </table:table-cell>
          <table:table-cell table:formula="of:=[.B1590]/([.$B$2]+[.B1590])*[.$B$1]" office:value-type="float" office:value="5.60884854345314">
            <text:p>5.6088485435</text:p>
          </table:table-cell>
          <table:table-cell table:formula="of:=[.$D$5]*[.C1590]-[.$D$4]" office:value-type="float" office:value="6.76032041151838">
            <text:p>6.7603204115</text:p>
          </table:table-cell>
          <table:table-cell table:formula="of:=INT([.D159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0]+[.$D$1]" office:value-type="float" office:value="374.75">
            <text:p>374.75</text:p>
          </table:table-cell>
          <table:table-cell table:formula="of:=[.$M$2]+[.$M$3]*[.A1591]+[.$M$4]*[.A1591]^2+[.$M$5]*[.A1591]^3+[.$M$6]*[.A1591]^4+[.$N$2]*[.A1591]^5+[.$N$3]*[.A1591]^6+[.$N$4]*[.A1591]^7+[.$N$5]*[.A1591]^8+[.$N$6]*[.A1591]^9" office:value-type="float" office:value="122448.623097278">
            <text:p>122448.623097278</text:p>
          </table:table-cell>
          <table:table-cell table:formula="of:=[.B1591]/([.$B$2]+[.B1591])*[.$B$1]" office:value-type="float" office:value="5.60885865657277">
            <text:p>5.6088586566</text:p>
          </table:table-cell>
          <table:table-cell table:formula="of:=[.$D$5]*[.C1591]-[.$D$4]" office:value-type="float" office:value="6.76033473033177">
            <text:p>6.7603347303</text:p>
          </table:table-cell>
          <table:table-cell table:formula="of:=INT([.D159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1]+[.$D$1]" office:value-type="float" office:value="375">
            <text:p>375</text:p>
          </table:table-cell>
          <table:table-cell table:formula="of:=[.$M$2]+[.$M$3]*[.A1592]+[.$M$4]*[.A1592]^2+[.$M$5]*[.A1592]^3+[.$M$6]*[.A1592]^4+[.$N$2]*[.A1592]^5+[.$N$3]*[.A1592]^6+[.$N$4]*[.A1592]^7+[.$N$5]*[.A1592]^8+[.$N$6]*[.A1592]^9" office:value-type="float" office:value="123532.652131239">
            <text:p>123532.652131239</text:p>
          </table:table-cell>
          <table:table-cell table:formula="of:=[.B1592]/([.$B$2]+[.B1592])*[.$B$1]" office:value-type="float" office:value="5.60886867011885">
            <text:p>5.6088686701</text:p>
          </table:table-cell>
          <table:table-cell table:formula="of:=[.$D$5]*[.C1592]-[.$D$4]" office:value-type="float" office:value="6.76034890816244">
            <text:p>6.7603489082</text:p>
          </table:table-cell>
          <table:table-cell table:formula="of:=INT([.D159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2]+[.$D$1]" office:value-type="float" office:value="375.25">
            <text:p>375.25</text:p>
          </table:table-cell>
          <table:table-cell table:formula="of:=[.$M$2]+[.$M$3]*[.A1593]+[.$M$4]*[.A1593]^2+[.$M$5]*[.A1593]^3+[.$M$6]*[.A1593]^4+[.$N$2]*[.A1593]^5+[.$N$3]*[.A1593]^6+[.$N$4]*[.A1593]^7+[.$N$5]*[.A1593]^8+[.$N$6]*[.A1593]^9" office:value-type="float" office:value="124625.094229401">
            <text:p>124625.094229401</text:p>
          </table:table-cell>
          <table:table-cell table:formula="of:=[.B1593]/([.$B$2]+[.B1593])*[.$B$1]" office:value-type="float" office:value="5.60887858517924">
            <text:p>5.6088785852</text:p>
          </table:table-cell>
          <table:table-cell table:formula="of:=[.$D$5]*[.C1593]-[.$D$4]" office:value-type="float" office:value="6.76036294655066">
            <text:p>6.7603629466</text:p>
          </table:table-cell>
          <table:table-cell table:formula="of:=INT([.D1593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3]+[.$D$1]" office:value-type="float" office:value="375.5">
            <text:p>375.5</text:p>
          </table:table-cell>
          <table:table-cell table:formula="of:=[.$M$2]+[.$M$3]*[.A1594]+[.$M$4]*[.A1594]^2+[.$M$5]*[.A1594]^3+[.$M$6]*[.A1594]^4+[.$N$2]*[.A1594]^5+[.$N$3]*[.A1594]^6+[.$N$4]*[.A1594]^7+[.$N$5]*[.A1594]^8+[.$N$6]*[.A1594]^9" office:value-type="float" office:value="125726.005736049">
            <text:p>125726.005736049</text:p>
          </table:table-cell>
          <table:table-cell table:formula="of:=[.B1594]/([.$B$2]+[.B1594])*[.$B$1]" office:value-type="float" office:value="5.60888840282871">
            <text:p>5.6088884028</text:p>
          </table:table-cell>
          <table:table-cell table:formula="of:=[.$D$5]*[.C1594]-[.$D$4]" office:value-type="float" office:value="6.76037684701815">
            <text:p>6.760376847</text:p>
          </table:table-cell>
          <table:table-cell table:formula="of:=INT([.D1594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4]+[.$D$1]" office:value-type="float" office:value="375.75">
            <text:p>375.75</text:p>
          </table:table-cell>
          <table:table-cell table:formula="of:=[.$M$2]+[.$M$3]*[.A1595]+[.$M$4]*[.A1595]^2+[.$M$5]*[.A1595]^3+[.$M$6]*[.A1595]^4+[.$N$2]*[.A1595]^5+[.$N$3]*[.A1595]^6+[.$N$4]*[.A1595]^7+[.$N$5]*[.A1595]^8+[.$N$6]*[.A1595]^9" office:value-type="float" office:value="126835.443314476">
            <text:p>126835.443314476</text:p>
          </table:table-cell>
          <table:table-cell table:formula="of:=[.B1595]/([.$B$2]+[.B1595])*[.$B$1]" office:value-type="float" office:value="5.60889812412913">
            <text:p>5.6088981241</text:p>
          </table:table-cell>
          <table:table-cell table:formula="of:=[.$D$5]*[.C1595]-[.$D$4]" office:value-type="float" office:value="6.76039061106839">
            <text:p>6.7603906111</text:p>
          </table:table-cell>
          <table:table-cell table:formula="of:=INT([.D1595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5]+[.$D$1]" office:value-type="float" office:value="376">
            <text:p>376</text:p>
          </table:table-cell>
          <table:table-cell table:formula="of:=[.$M$2]+[.$M$3]*[.A1596]+[.$M$4]*[.A1596]^2+[.$M$5]*[.A1596]^3+[.$M$6]*[.A1596]^4+[.$N$2]*[.A1596]^5+[.$N$3]*[.A1596]^6+[.$N$4]*[.A1596]^7+[.$N$5]*[.A1596]^8+[.$N$6]*[.A1596]^9" office:value-type="float" office:value="127953.463948446">
            <text:p>127953.463948446</text:p>
          </table:table-cell>
          <table:table-cell table:formula="of:=[.B1596]/([.$B$2]+[.B1596])*[.$B$1]" office:value-type="float" office:value="5.60890775012964">
            <text:p>5.6089077501</text:p>
          </table:table-cell>
          <table:table-cell table:formula="of:=[.$D$5]*[.C1596]-[.$D$4]" office:value-type="float" office:value="6.76040424018679">
            <text:p>6.7604042402</text:p>
          </table:table-cell>
          <table:table-cell table:formula="of:=INT([.D1596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6]+[.$D$1]" office:value-type="float" office:value="376.25">
            <text:p>376.25</text:p>
          </table:table-cell>
          <table:table-cell table:formula="of:=[.$M$2]+[.$M$3]*[.A1597]+[.$M$4]*[.A1597]^2+[.$M$5]*[.A1597]^3+[.$M$6]*[.A1597]^4+[.$N$2]*[.A1597]^5+[.$N$3]*[.A1597]^6+[.$N$4]*[.A1597]^7+[.$N$5]*[.A1597]^8+[.$N$6]*[.A1597]^9" office:value-type="float" office:value="129080.124943703">
            <text:p>129080.124943703</text:p>
          </table:table-cell>
          <table:table-cell table:formula="of:=[.B1597]/([.$B$2]+[.B1597])*[.$B$1]" office:value-type="float" office:value="5.6089172818668">
            <text:p>5.6089172819</text:p>
          </table:table-cell>
          <table:table-cell table:formula="of:=[.$D$5]*[.C1597]-[.$D$4]" office:value-type="float" office:value="6.76041773584102">
            <text:p>6.7604177358</text:p>
          </table:table-cell>
          <table:table-cell table:formula="of:=INT([.D1597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7]+[.$D$1]" office:value-type="float" office:value="376.5">
            <text:p>376.5</text:p>
          </table:table-cell>
          <table:table-cell table:formula="of:=[.$M$2]+[.$M$3]*[.A1598]+[.$M$4]*[.A1598]^2+[.$M$5]*[.A1598]^3+[.$M$6]*[.A1598]^4+[.$N$2]*[.A1598]^5+[.$N$3]*[.A1598]^6+[.$N$4]*[.A1598]^7+[.$N$5]*[.A1598]^8+[.$N$6]*[.A1598]^9" office:value-type="float" office:value="130215.483929456">
            <text:p>130215.483929456</text:p>
          </table:table-cell>
          <table:table-cell table:formula="of:=[.B1598]/([.$B$2]+[.B1598])*[.$B$1]" office:value-type="float" office:value="5.60892672036478">
            <text:p>5.6089267204</text:p>
          </table:table-cell>
          <table:table-cell table:formula="of:=[.$D$5]*[.C1598]-[.$D$4]" office:value-type="float" office:value="6.76043109948115">
            <text:p>6.7604310995</text:p>
          </table:table-cell>
          <table:table-cell table:formula="of:=INT([.D1598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8]+[.$D$1]" office:value-type="float" office:value="376.75">
            <text:p>376.75</text:p>
          </table:table-cell>
          <table:table-cell table:formula="of:=[.$M$2]+[.$M$3]*[.A1599]+[.$M$4]*[.A1599]^2+[.$M$5]*[.A1599]^3+[.$M$6]*[.A1599]^4+[.$N$2]*[.A1599]^5+[.$N$3]*[.A1599]^6+[.$N$4]*[.A1599]^7+[.$N$5]*[.A1599]^8+[.$N$6]*[.A1599]^9" office:value-type="float" office:value="131359.59885988">
            <text:p>131359.59885988</text:p>
          </table:table-cell>
          <table:table-cell table:formula="of:=[.B1599]/([.$B$2]+[.B1599])*[.$B$1]" office:value-type="float" office:value="5.60893606663552">
            <text:p>5.6089360666</text:p>
          </table:table-cell>
          <table:table-cell table:formula="of:=[.$D$5]*[.C1599]-[.$D$4]" office:value-type="float" office:value="6.76044433253992">
            <text:p>6.7604443325</text:p>
          </table:table-cell>
          <table:table-cell table:formula="of:=INT([.D1599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599]+[.$D$1]" office:value-type="float" office:value="377">
            <text:p>377</text:p>
          </table:table-cell>
          <table:table-cell table:formula="of:=[.$M$2]+[.$M$3]*[.A1600]+[.$M$4]*[.A1600]^2+[.$M$5]*[.A1600]^3+[.$M$6]*[.A1600]^4+[.$N$2]*[.A1600]^5+[.$N$3]*[.A1600]^6+[.$N$4]*[.A1600]^7+[.$N$5]*[.A1600]^8+[.$N$6]*[.A1600]^9" office:value-type="float" office:value="132512.528015627">
            <text:p>132512.528015627</text:p>
          </table:table-cell>
          <table:table-cell table:formula="of:=[.B1600]/([.$B$2]+[.B1600])*[.$B$1]" office:value-type="float" office:value="5.60894532167884">
            <text:p>5.6089453217</text:p>
          </table:table-cell>
          <table:table-cell table:formula="of:=[.$D$5]*[.C1600]-[.$D$4]" office:value-type="float" office:value="6.76045743643299">
            <text:p>6.7604574364</text:p>
          </table:table-cell>
          <table:table-cell table:formula="of:=INT([.D1600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600]+[.$D$1]" office:value-type="float" office:value="377.25">
            <text:p>377.25</text:p>
          </table:table-cell>
          <table:table-cell table:formula="of:=[.$M$2]+[.$M$3]*[.A1601]+[.$M$4]*[.A1601]^2+[.$M$5]*[.A1601]^3+[.$M$6]*[.A1601]^4+[.$N$2]*[.A1601]^5+[.$N$3]*[.A1601]^6+[.$N$4]*[.A1601]^7+[.$N$5]*[.A1601]^8+[.$N$6]*[.A1601]^9" office:value-type="float" office:value="133674.330005331">
            <text:p>133674.330005331</text:p>
          </table:table-cell>
          <table:table-cell table:formula="of:=[.B1601]/([.$B$2]+[.B1601])*[.$B$1]" office:value-type="float" office:value="5.60895448648268">
            <text:p>5.6089544865</text:p>
          </table:table-cell>
          <table:table-cell table:formula="of:=[.$D$5]*[.C1601]-[.$D$4]" office:value-type="float" office:value="6.76047041255912">
            <text:p>6.7604704126</text:p>
          </table:table-cell>
          <table:table-cell table:formula="of:=INT([.D1601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601]+[.$D$1]" office:value-type="float" office:value="377.5">
            <text:p>377.5</text:p>
          </table:table-cell>
          <table:table-cell table:formula="of:=[.$M$2]+[.$M$3]*[.A1602]+[.$M$4]*[.A1602]^2+[.$M$5]*[.A1602]^3+[.$M$6]*[.A1602]^4+[.$N$2]*[.A1602]^5+[.$N$3]*[.A1602]^6+[.$N$4]*[.A1602]^7+[.$N$5]*[.A1602]^8+[.$N$6]*[.A1602]^9" office:value-type="float" office:value="134845.063767135">
            <text:p>134845.063767135</text:p>
          </table:table-cell>
          <table:table-cell table:formula="of:=[.B1602]/([.$B$2]+[.B1602])*[.$B$1]" office:value-type="float" office:value="5.60896356202318">
            <text:p>5.608963562</text:p>
          </table:table-cell>
          <table:table-cell table:formula="of:=[.$D$5]*[.C1602]-[.$D$4]" office:value-type="float" office:value="6.76048326230041">
            <text:p>6.7604832623</text:p>
          </table:table-cell>
          <table:table-cell table:formula="of:=INT([.D1602]/[.$B$1]*1024)" office:value-type="float" office:value="1233">
            <text:p>1233</text:p>
          </table:table-cell>
          <table:table-cell table:number-columns-repeated="10"/>
        </table:table-row>
        <table:table-row table:style-name="ro2">
          <table:table-cell table:formula="of:=[.A1602]+[.$D$1]" office:value-type="float" office:value="377.75">
            <text:p>377.75</text:p>
          </table:table-cell>
          <table:table-cell table:formula="of:=[.$M$2]+[.$M$3]*[.A1603]+[.$M$4]*[.A1603]^2+[.$M$5]*[.A1603]^3+[.$M$6]*[.A1603]^4+[.$N$2]*[.A1603]^5+[.$N$3]*[.A1603]^6+[.$N$4]*[.A1603]^7+[.$N$5]*[.A1603]^8+[.$N$6]*[.A1603]^9" office:value-type="float" office:value="136024.788570206">
            <text:p>136024.788570206</text:p>
          </table:table-cell>
          <table:table-cell table:formula="of:=[.B1603]/([.$B$2]+[.B1603])*[.$B$1]" office:value-type="float" office:value="5.60897254926489">
            <text:p>5.6089725493</text:p>
          </table:table-cell>
          <table:table-cell table:formula="of:=[.$D$5]*[.C1603]-[.$D$4]" office:value-type="float" office:value="6.76049598702251">
            <text:p>6.760495987</text:p>
          </table:table-cell>
          <table:table-cell table:formula="of:=INT([.D160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3]+[.$D$1]" office:value-type="float" office:value="378">
            <text:p>378</text:p>
          </table:table-cell>
          <table:table-cell table:formula="of:=[.$M$2]+[.$M$3]*[.A1604]+[.$M$4]*[.A1604]^2+[.$M$5]*[.A1604]^3+[.$M$6]*[.A1604]^4+[.$N$2]*[.A1604]^5+[.$N$3]*[.A1604]^6+[.$N$4]*[.A1604]^7+[.$N$5]*[.A1604]^8+[.$N$6]*[.A1604]^9" office:value-type="float" office:value="137213.564016262">
            <text:p>137213.564016262</text:p>
          </table:table-cell>
          <table:table-cell table:formula="of:=[.B1604]/([.$B$2]+[.B1604])*[.$B$1]" office:value-type="float" office:value="5.60898144916087">
            <text:p>5.6089814492</text:p>
          </table:table-cell>
          <table:table-cell table:formula="of:=[.$D$5]*[.C1604]-[.$D$4]" office:value-type="float" office:value="6.76050858807485">
            <text:p>6.7605085881</text:p>
          </table:table-cell>
          <table:table-cell table:formula="of:=INT([.D160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4]+[.$D$1]" office:value-type="float" office:value="378.25">
            <text:p>378.25</text:p>
          </table:table-cell>
          <table:table-cell table:formula="of:=[.$M$2]+[.$M$3]*[.A1605]+[.$M$4]*[.A1605]^2+[.$M$5]*[.A1605]^3+[.$M$6]*[.A1605]^4+[.$N$2]*[.A1605]^5+[.$N$3]*[.A1605]^6+[.$N$4]*[.A1605]^7+[.$N$5]*[.A1605]^8+[.$N$6]*[.A1605]^9" office:value-type="float" office:value="138411.450041115">
            <text:p>138411.450041115</text:p>
          </table:table-cell>
          <table:table-cell table:formula="of:=[.B1605]/([.$B$2]+[.B1605])*[.$B$1]" office:value-type="float" office:value="5.60899026265289">
            <text:p>5.6089902627</text:p>
          </table:table-cell>
          <table:table-cell table:formula="of:=[.$D$5]*[.C1605]-[.$D$4]" office:value-type="float" office:value="6.76052106679082">
            <text:p>6.7605210668</text:p>
          </table:table-cell>
          <table:table-cell table:formula="of:=INT([.D160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5]+[.$D$1]" office:value-type="float" office:value="378.5">
            <text:p>378.5</text:p>
          </table:table-cell>
          <table:table-cell table:formula="of:=[.$M$2]+[.$M$3]*[.A1606]+[.$M$4]*[.A1606]^2+[.$M$5]*[.A1606]^3+[.$M$6]*[.A1606]^4+[.$N$2]*[.A1606]^5+[.$N$3]*[.A1606]^6+[.$N$4]*[.A1606]^7+[.$N$5]*[.A1606]^8+[.$N$6]*[.A1606]^9" office:value-type="float" office:value="139618.506916204">
            <text:p>139618.506916204</text:p>
          </table:table-cell>
          <table:table-cell table:formula="of:=[.B1606]/([.$B$2]+[.B1606])*[.$B$1]" office:value-type="float" office:value="5.60899899067153">
            <text:p>5.6089989907</text:p>
          </table:table-cell>
          <table:table-cell table:formula="of:=[.$D$5]*[.C1606]-[.$D$4]" office:value-type="float" office:value="6.76053342448802">
            <text:p>6.7605334245</text:p>
          </table:table-cell>
          <table:table-cell table:formula="of:=INT([.D160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6]+[.$D$1]" office:value-type="float" office:value="378.75">
            <text:p>378.75</text:p>
          </table:table-cell>
          <table:table-cell table:formula="of:=[.$M$2]+[.$M$3]*[.A1607]+[.$M$4]*[.A1607]^2+[.$M$5]*[.A1607]^3+[.$M$6]*[.A1607]^4+[.$N$2]*[.A1607]^5+[.$N$3]*[.A1607]^6+[.$N$4]*[.A1607]^7+[.$N$5]*[.A1607]^8+[.$N$6]*[.A1607]^9" office:value-type="float" office:value="140834.795250143">
            <text:p>140834.795250143</text:p>
          </table:table-cell>
          <table:table-cell table:formula="of:=[.B1607]/([.$B$2]+[.B1607])*[.$B$1]" office:value-type="float" office:value="5.60900763413636">
            <text:p>5.6090076341</text:p>
          </table:table-cell>
          <table:table-cell table:formula="of:=[.$D$5]*[.C1607]-[.$D$4]" office:value-type="float" office:value="6.76054566246843">
            <text:p>6.7605456625</text:p>
          </table:table-cell>
          <table:table-cell table:formula="of:=INT([.D160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7]+[.$D$1]" office:value-type="float" office:value="379">
            <text:p>379</text:p>
          </table:table-cell>
          <table:table-cell table:formula="of:=[.$M$2]+[.$M$3]*[.A1608]+[.$M$4]*[.A1608]^2+[.$M$5]*[.A1608]^3+[.$M$6]*[.A1608]^4+[.$N$2]*[.A1608]^5+[.$N$3]*[.A1608]^6+[.$N$4]*[.A1608]^7+[.$N$5]*[.A1608]^8+[.$N$6]*[.A1608]^9" office:value-type="float" office:value="142060.375990265">
            <text:p>142060.375990265</text:p>
          </table:table-cell>
          <table:table-cell table:formula="of:=[.B1608]/([.$B$2]+[.B1608])*[.$B$1]" office:value-type="float" office:value="5.60901619395605">
            <text:p>5.609016194</text:p>
          </table:table-cell>
          <table:table-cell table:formula="of:=[.$D$5]*[.C1608]-[.$D$4]" office:value-type="float" office:value="6.76055778201862">
            <text:p>6.760557782</text:p>
          </table:table-cell>
          <table:table-cell table:formula="of:=INT([.D160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8]+[.$D$1]" office:value-type="float" office:value="379.25">
            <text:p>379.25</text:p>
          </table:table-cell>
          <table:table-cell table:formula="of:=[.$M$2]+[.$M$3]*[.A1609]+[.$M$4]*[.A1609]^2+[.$M$5]*[.A1609]^3+[.$M$6]*[.A1609]^4+[.$N$2]*[.A1609]^5+[.$N$3]*[.A1609]^6+[.$N$4]*[.A1609]^7+[.$N$5]*[.A1609]^8+[.$N$6]*[.A1609]^9" office:value-type="float" office:value="143295.31042419">
            <text:p>143295.31042419</text:p>
          </table:table-cell>
          <table:table-cell table:formula="of:=[.B1609]/([.$B$2]+[.B1609])*[.$B$1]" office:value-type="float" office:value="5.60902467102856">
            <text:p>5.609024671</text:p>
          </table:table-cell>
          <table:table-cell table:formula="of:=[.$D$5]*[.C1609]-[.$D$4]" office:value-type="float" office:value="6.76056978440994">
            <text:p>6.7605697844</text:p>
          </table:table-cell>
          <table:table-cell table:formula="of:=INT([.D160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09]+[.$D$1]" office:value-type="float" office:value="379.5">
            <text:p>379.5</text:p>
          </table:table-cell>
          <table:table-cell table:formula="of:=[.$M$2]+[.$M$3]*[.A1610]+[.$M$4]*[.A1610]^2+[.$M$5]*[.A1610]^3+[.$M$6]*[.A1610]^4+[.$N$2]*[.A1610]^5+[.$N$3]*[.A1610]^6+[.$N$4]*[.A1610]^7+[.$N$5]*[.A1610]^8+[.$N$6]*[.A1610]^9" office:value-type="float" office:value="144539.660181378">
            <text:p>144539.660181378</text:p>
          </table:table-cell>
          <table:table-cell table:formula="of:=[.B1610]/([.$B$2]+[.B1610])*[.$B$1]" office:value-type="float" office:value="5.60903306624122">
            <text:p>5.6090330662</text:p>
          </table:table-cell>
          <table:table-cell table:formula="of:=[.$D$5]*[.C1610]-[.$D$4]" office:value-type="float" office:value="6.76058167089877">
            <text:p>6.7605816709</text:p>
          </table:table-cell>
          <table:table-cell table:formula="of:=INT([.D161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0]+[.$D$1]" office:value-type="float" office:value="379.75">
            <text:p>379.75</text:p>
          </table:table-cell>
          <table:table-cell table:formula="of:=[.$M$2]+[.$M$3]*[.A1611]+[.$M$4]*[.A1611]^2+[.$M$5]*[.A1611]^3+[.$M$6]*[.A1611]^4+[.$N$2]*[.A1611]^5+[.$N$3]*[.A1611]^6+[.$N$4]*[.A1611]^7+[.$N$5]*[.A1611]^8+[.$N$6]*[.A1611]^9" office:value-type="float" office:value="145793.487234701">
            <text:p>145793.487234701</text:p>
          </table:table-cell>
          <table:table-cell table:formula="of:=[.B1611]/([.$B$2]+[.B1611])*[.$B$1]" office:value-type="float" office:value="5.60904138047091">
            <text:p>5.6090413805</text:p>
          </table:table-cell>
          <table:table-cell table:formula="of:=[.$D$5]*[.C1611]-[.$D$4]" office:value-type="float" office:value="6.76059344272662">
            <text:p>6.7605934427</text:p>
          </table:table-cell>
          <table:table-cell table:formula="of:=INT([.D161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1]+[.$D$1]" office:value-type="float" office:value="380">
            <text:p>380</text:p>
          </table:table-cell>
          <table:table-cell table:formula="of:=[.$M$2]+[.$M$3]*[.A1612]+[.$M$4]*[.A1612]^2+[.$M$5]*[.A1612]^3+[.$M$6]*[.A1612]^4+[.$N$2]*[.A1612]^5+[.$N$3]*[.A1612]^6+[.$N$4]*[.A1612]^7+[.$N$5]*[.A1612]^8+[.$N$6]*[.A1612]^9" office:value-type="float" office:value="147056.853902014">
            <text:p>147056.853902014</text:p>
          </table:table-cell>
          <table:table-cell table:formula="of:=[.B1612]/([.$B$2]+[.B1612])*[.$B$1]" office:value-type="float" office:value="5.60904961458417">
            <text:p>5.6090496146</text:p>
          </table:table-cell>
          <table:table-cell table:formula="of:=[.$D$5]*[.C1612]-[.$D$4]" office:value-type="float" office:value="6.76060510112041">
            <text:p>6.7606051011</text:p>
          </table:table-cell>
          <table:table-cell table:formula="of:=INT([.D161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2]+[.$D$1]" office:value-type="float" office:value="380.25">
            <text:p>380.25</text:p>
          </table:table-cell>
          <table:table-cell table:formula="of:=[.$M$2]+[.$M$3]*[.A1613]+[.$M$4]*[.A1613]^2+[.$M$5]*[.A1613]^3+[.$M$6]*[.A1613]^4+[.$N$2]*[.A1613]^5+[.$N$3]*[.A1613]^6+[.$N$4]*[.A1613]^7+[.$N$5]*[.A1613]^8+[.$N$6]*[.A1613]^9" office:value-type="float" office:value="148329.822847737">
            <text:p>148329.822847737</text:p>
          </table:table-cell>
          <table:table-cell table:formula="of:=[.B1613]/([.$B$2]+[.B1613])*[.$B$1]" office:value-type="float" office:value="5.60905776943734">
            <text:p>5.6090577694</text:p>
          </table:table-cell>
          <table:table-cell table:formula="of:=[.$D$5]*[.C1613]-[.$D$4]" office:value-type="float" office:value="6.76061664729262">
            <text:p>6.7606166473</text:p>
          </table:table-cell>
          <table:table-cell table:formula="of:=INT([.D161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3]+[.$D$1]" office:value-type="float" office:value="380.5">
            <text:p>380.5</text:p>
          </table:table-cell>
          <table:table-cell table:formula="of:=[.$M$2]+[.$M$3]*[.A1614]+[.$M$4]*[.A1614]^2+[.$M$5]*[.A1614]^3+[.$M$6]*[.A1614]^4+[.$N$2]*[.A1614]^5+[.$N$3]*[.A1614]^6+[.$N$4]*[.A1614]^7+[.$N$5]*[.A1614]^8+[.$N$6]*[.A1614]^9" office:value-type="float" office:value="149612.457084437">
            <text:p>149612.457084437</text:p>
          </table:table-cell>
          <table:table-cell table:formula="of:=[.B1614]/([.$B$2]+[.B1614])*[.$B$1]" office:value-type="float" office:value="5.60906584587671">
            <text:p>5.6090658459</text:p>
          </table:table-cell>
          <table:table-cell table:formula="of:=[.$D$5]*[.C1614]-[.$D$4]" office:value-type="float" office:value="6.76062808244145">
            <text:p>6.7606280824</text:p>
          </table:table-cell>
          <table:table-cell table:formula="of:=INT([.D161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4]+[.$D$1]" office:value-type="float" office:value="380.75">
            <text:p>380.75</text:p>
          </table:table-cell>
          <table:table-cell table:formula="of:=[.$M$2]+[.$M$3]*[.A1615]+[.$M$4]*[.A1615]^2+[.$M$5]*[.A1615]^3+[.$M$6]*[.A1615]^4+[.$N$2]*[.A1615]^5+[.$N$3]*[.A1615]^6+[.$N$4]*[.A1615]^7+[.$N$5]*[.A1615]^8+[.$N$6]*[.A1615]^9" office:value-type="float" office:value="150904.819974421">
            <text:p>150904.819974421</text:p>
          </table:table-cell>
          <table:table-cell table:formula="of:=[.B1615]/([.$B$2]+[.B1615])*[.$B$1]" office:value-type="float" office:value="5.60907384473861">
            <text:p>5.6090738447</text:p>
          </table:table-cell>
          <table:table-cell table:formula="of:=[.$D$5]*[.C1615]-[.$D$4]" office:value-type="float" office:value="6.76063940775105">
            <text:p>6.7606394078</text:p>
          </table:table-cell>
          <table:table-cell table:formula="of:=INT([.D161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5]+[.$D$1]" office:value-type="float" office:value="381">
            <text:p>381</text:p>
          </table:table-cell>
          <table:table-cell table:formula="of:=[.$M$2]+[.$M$3]*[.A1616]+[.$M$4]*[.A1616]^2+[.$M$5]*[.A1616]^3+[.$M$6]*[.A1616]^4+[.$N$2]*[.A1616]^5+[.$N$3]*[.A1616]^6+[.$N$4]*[.A1616]^7+[.$N$5]*[.A1616]^8+[.$N$6]*[.A1616]^9" office:value-type="float" office:value="152206.975231326">
            <text:p>152206.975231326</text:p>
          </table:table-cell>
          <table:table-cell table:formula="of:=[.B1616]/([.$B$2]+[.B1616])*[.$B$1]" office:value-type="float" office:value="5.60908176684957">
            <text:p>5.6090817668</text:p>
          </table:table-cell>
          <table:table-cell table:formula="of:=[.$D$5]*[.C1616]-[.$D$4]" office:value-type="float" office:value="6.76065062439168">
            <text:p>6.7606506244</text:p>
          </table:table-cell>
          <table:table-cell table:formula="of:=INT([.D161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6]+[.$D$1]" office:value-type="float" office:value="381.25">
            <text:p>381.25</text:p>
          </table:table-cell>
          <table:table-cell table:formula="of:=[.$M$2]+[.$M$3]*[.A1617]+[.$M$4]*[.A1617]^2+[.$M$5]*[.A1617]^3+[.$M$6]*[.A1617]^4+[.$N$2]*[.A1617]^5+[.$N$3]*[.A1617]^6+[.$N$4]*[.A1617]^7+[.$N$5]*[.A1617]^8+[.$N$6]*[.A1617]^9" office:value-type="float" office:value="153518.986921737">
            <text:p>153518.986921737</text:p>
          </table:table-cell>
          <table:table-cell table:formula="of:=[.B1617]/([.$B$2]+[.B1617])*[.$B$1]" office:value-type="float" office:value="5.60908961302644">
            <text:p>5.609089613</text:p>
          </table:table-cell>
          <table:table-cell table:formula="of:=[.$D$5]*[.C1617]-[.$D$4]" office:value-type="float" office:value="6.76066173351987">
            <text:p>6.7606617335</text:p>
          </table:table-cell>
          <table:table-cell table:formula="of:=INT([.D161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7]+[.$D$1]" office:value-type="float" office:value="381.5">
            <text:p>381.5</text:p>
          </table:table-cell>
          <table:table-cell table:formula="of:=[.$M$2]+[.$M$3]*[.A1618]+[.$M$4]*[.A1618]^2+[.$M$5]*[.A1618]^3+[.$M$6]*[.A1618]^4+[.$N$2]*[.A1618]^5+[.$N$3]*[.A1618]^6+[.$N$4]*[.A1618]^7+[.$N$5]*[.A1618]^8+[.$N$6]*[.A1618]^9" office:value-type="float" office:value="154840.919466771">
            <text:p>154840.919466771</text:p>
          </table:table-cell>
          <table:table-cell table:formula="of:=[.B1618]/([.$B$2]+[.B1618])*[.$B$1]" office:value-type="float" office:value="5.60909738407651">
            <text:p>5.6090973841</text:p>
          </table:table-cell>
          <table:table-cell table:formula="of:=[.$D$5]*[.C1618]-[.$D$4]" office:value-type="float" office:value="6.76067273627865">
            <text:p>6.7606727363</text:p>
          </table:table-cell>
          <table:table-cell table:formula="of:=INT([.D161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8]+[.$D$1]" office:value-type="float" office:value="381.75">
            <text:p>381.75</text:p>
          </table:table-cell>
          <table:table-cell table:formula="of:=[.$M$2]+[.$M$3]*[.A1619]+[.$M$4]*[.A1619]^2+[.$M$5]*[.A1619]^3+[.$M$6]*[.A1619]^4+[.$N$2]*[.A1619]^5+[.$N$3]*[.A1619]^6+[.$N$4]*[.A1619]^7+[.$N$5]*[.A1619]^8+[.$N$6]*[.A1619]^9" office:value-type="float" office:value="156172.837643712">
            <text:p>156172.837643712</text:p>
          </table:table-cell>
          <table:table-cell table:formula="of:=[.B1619]/([.$B$2]+[.B1619])*[.$B$1]" office:value-type="float" office:value="5.60910508079762">
            <text:p>5.6091050808</text:p>
          </table:table-cell>
          <table:table-cell table:formula="of:=[.$D$5]*[.C1619]-[.$D$4]" office:value-type="float" office:value="6.76068363379764">
            <text:p>6.7606836338</text:p>
          </table:table-cell>
          <table:table-cell table:formula="of:=INT([.D161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19]+[.$D$1]" office:value-type="float" office:value="382">
            <text:p>382</text:p>
          </table:table-cell>
          <table:table-cell table:formula="of:=[.$M$2]+[.$M$3]*[.A1620]+[.$M$4]*[.A1620]^2+[.$M$5]*[.A1620]^3+[.$M$6]*[.A1620]^4+[.$N$2]*[.A1620]^5+[.$N$3]*[.A1620]^6+[.$N$4]*[.A1620]^7+[.$N$5]*[.A1620]^8+[.$N$6]*[.A1620]^9" office:value-type="float" office:value="157514.806587619">
            <text:p>157514.806587619</text:p>
          </table:table-cell>
          <table:table-cell table:formula="of:=[.B1620]/([.$B$2]+[.B1620])*[.$B$1]" office:value-type="float" office:value="5.6091127039783">
            <text:p>5.609112704</text:p>
          </table:table-cell>
          <table:table-cell table:formula="of:=[.$D$5]*[.C1620]-[.$D$4]" office:value-type="float" office:value="6.7606944271933">
            <text:p>6.7606944272</text:p>
          </table:table-cell>
          <table:table-cell table:formula="of:=INT([.D162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0]+[.$D$1]" office:value-type="float" office:value="382.25">
            <text:p>382.25</text:p>
          </table:table-cell>
          <table:table-cell table:formula="of:=[.$M$2]+[.$M$3]*[.A1621]+[.$M$4]*[.A1621]^2+[.$M$5]*[.A1621]^3+[.$M$6]*[.A1621]^4+[.$N$2]*[.A1621]^5+[.$N$3]*[.A1621]^6+[.$N$4]*[.A1621]^7+[.$N$5]*[.A1621]^8+[.$N$6]*[.A1621]^9" office:value-type="float" office:value="158866.891792955">
            <text:p>158866.891792955</text:p>
          </table:table-cell>
          <table:table-cell table:formula="of:=[.B1621]/([.$B$2]+[.B1621])*[.$B$1]" office:value-type="float" office:value="5.60912025439787">
            <text:p>5.6091202544</text:p>
          </table:table-cell>
          <table:table-cell table:formula="of:=[.$D$5]*[.C1621]-[.$D$4]" office:value-type="float" office:value="6.76070511756906">
            <text:p>6.7607051176</text:p>
          </table:table-cell>
          <table:table-cell table:formula="of:=INT([.D162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1]+[.$D$1]" office:value-type="float" office:value="382.5">
            <text:p>382.5</text:p>
          </table:table-cell>
          <table:table-cell table:formula="of:=[.$M$2]+[.$M$3]*[.A1622]+[.$M$4]*[.A1622]^2+[.$M$5]*[.A1622]^3+[.$M$6]*[.A1622]^4+[.$N$2]*[.A1622]^5+[.$N$3]*[.A1622]^6+[.$N$4]*[.A1622]^7+[.$N$5]*[.A1622]^8+[.$N$6]*[.A1622]^9" office:value-type="float" office:value="160229.159115216">
            <text:p>160229.159115216</text:p>
          </table:table-cell>
          <table:table-cell table:formula="of:=[.B1622]/([.$B$2]+[.B1622])*[.$B$1]" office:value-type="float" office:value="5.60912773282659">
            <text:p>5.6091277328</text:p>
          </table:table-cell>
          <table:table-cell table:formula="of:=[.$D$5]*[.C1622]-[.$D$4]" office:value-type="float" office:value="6.76071570601548">
            <text:p>6.760715706</text:p>
          </table:table-cell>
          <table:table-cell table:formula="of:=INT([.D162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2]+[.$D$1]" office:value-type="float" office:value="382.75">
            <text:p>382.75</text:p>
          </table:table-cell>
          <table:table-cell table:formula="of:=[.$M$2]+[.$M$3]*[.A1623]+[.$M$4]*[.A1623]^2+[.$M$5]*[.A1623]^3+[.$M$6]*[.A1623]^4+[.$N$2]*[.A1623]^5+[.$N$3]*[.A1623]^6+[.$N$4]*[.A1623]^7+[.$N$5]*[.A1623]^8+[.$N$6]*[.A1623]^9" office:value-type="float" office:value="161601.674772569">
            <text:p>161601.674772569</text:p>
          </table:table-cell>
          <table:table-cell table:formula="of:=[.B1623]/([.$B$2]+[.B1623])*[.$B$1]" office:value-type="float" office:value="5.60913514002574">
            <text:p>5.60913514</text:p>
          </table:table-cell>
          <table:table-cell table:formula="of:=[.$D$5]*[.C1623]-[.$D$4]" office:value-type="float" office:value="6.76072619361042">
            <text:p>6.7607261936</text:p>
          </table:table-cell>
          <table:table-cell table:formula="of:=INT([.D162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3]+[.$D$1]" office:value-type="float" office:value="383">
            <text:p>383</text:p>
          </table:table-cell>
          <table:table-cell table:formula="of:=[.$M$2]+[.$M$3]*[.A1624]+[.$M$4]*[.A1624]^2+[.$M$5]*[.A1624]^3+[.$M$6]*[.A1624]^4+[.$N$2]*[.A1624]^5+[.$N$3]*[.A1624]^6+[.$N$4]*[.A1624]^7+[.$N$5]*[.A1624]^8+[.$N$6]*[.A1624]^9" office:value-type="float" office:value="162984.505347496">
            <text:p>162984.505347496</text:p>
          </table:table-cell>
          <table:table-cell table:formula="of:=[.B1624]/([.$B$2]+[.B1624])*[.$B$1]" office:value-type="float" office:value="5.60914247674774">
            <text:p>5.6091424767</text:p>
          </table:table-cell>
          <table:table-cell table:formula="of:=[.$D$5]*[.C1624]-[.$D$4]" office:value-type="float" office:value="6.76073658141924">
            <text:p>6.7607365814</text:p>
          </table:table-cell>
          <table:table-cell table:formula="of:=INT([.D162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4]+[.$D$1]" office:value-type="float" office:value="383.25">
            <text:p>383.25</text:p>
          </table:table-cell>
          <table:table-cell table:formula="of:=[.$M$2]+[.$M$3]*[.A1625]+[.$M$4]*[.A1625]^2+[.$M$5]*[.A1625]^3+[.$M$6]*[.A1625]^4+[.$N$2]*[.A1625]^5+[.$N$3]*[.A1625]^6+[.$N$4]*[.A1625]^7+[.$N$5]*[.A1625]^8+[.$N$6]*[.A1625]^9" office:value-type="float" office:value="164377.717788443">
            <text:p>164377.717788443</text:p>
          </table:table-cell>
          <table:table-cell table:formula="of:=[.B1625]/([.$B$2]+[.B1625])*[.$B$1]" office:value-type="float" office:value="5.60914974373629">
            <text:p>5.6091497437</text:p>
          </table:table-cell>
          <table:table-cell table:formula="of:=[.$D$5]*[.C1625]-[.$D$4]" office:value-type="float" office:value="6.76074687049488">
            <text:p>6.7607468705</text:p>
          </table:table-cell>
          <table:table-cell table:formula="of:=INT([.D162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5]+[.$D$1]" office:value-type="float" office:value="383.5">
            <text:p>383.5</text:p>
          </table:table-cell>
          <table:table-cell table:formula="of:=[.$M$2]+[.$M$3]*[.A1626]+[.$M$4]*[.A1626]^2+[.$M$5]*[.A1626]^3+[.$M$6]*[.A1626]^4+[.$N$2]*[.A1626]^5+[.$N$3]*[.A1626]^6+[.$N$4]*[.A1626]^7+[.$N$5]*[.A1626]^8+[.$N$6]*[.A1626]^9" office:value-type="float" office:value="165781.379411466">
            <text:p>165781.379411466</text:p>
          </table:table-cell>
          <table:table-cell table:formula="of:=[.B1626]/([.$B$2]+[.B1626])*[.$B$1]" office:value-type="float" office:value="5.60915694172643">
            <text:p>5.6091569417</text:p>
          </table:table-cell>
          <table:table-cell table:formula="of:=[.$D$5]*[.C1626]-[.$D$4]" office:value-type="float" office:value="6.76075706187809">
            <text:p>6.7607570619</text:p>
          </table:table-cell>
          <table:table-cell table:formula="of:=INT([.D162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6]+[.$D$1]" office:value-type="float" office:value="383.75">
            <text:p>383.75</text:p>
          </table:table-cell>
          <table:table-cell table:formula="of:=[.$M$2]+[.$M$3]*[.A1627]+[.$M$4]*[.A1627]^2+[.$M$5]*[.A1627]^3+[.$M$6]*[.A1627]^4+[.$N$2]*[.A1627]^5+[.$N$3]*[.A1627]^6+[.$N$4]*[.A1627]^7+[.$N$5]*[.A1627]^8+[.$N$6]*[.A1627]^9" office:value-type="float" office:value="167195.557901906">
            <text:p>167195.557901906</text:p>
          </table:table-cell>
          <table:table-cell table:formula="of:=[.B1627]/([.$B$2]+[.B1627])*[.$B$1]" office:value-type="float" office:value="5.60916407144471">
            <text:p>5.6091640714</text:p>
          </table:table-cell>
          <table:table-cell table:formula="of:=[.$D$5]*[.C1627]-[.$D$4]" office:value-type="float" office:value="6.76076715659755">
            <text:p>6.7607671566</text:p>
          </table:table-cell>
          <table:table-cell table:formula="of:=INT([.D162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7]+[.$D$1]" office:value-type="float" office:value="384">
            <text:p>384</text:p>
          </table:table-cell>
          <table:table-cell table:formula="of:=[.$M$2]+[.$M$3]*[.A1628]+[.$M$4]*[.A1628]^2+[.$M$5]*[.A1628]^3+[.$M$6]*[.A1628]^4+[.$N$2]*[.A1628]^5+[.$N$3]*[.A1628]^6+[.$N$4]*[.A1628]^7+[.$N$5]*[.A1628]^8+[.$N$6]*[.A1628]^9" office:value-type="float" office:value="168620.321316044">
            <text:p>168620.321316044</text:p>
          </table:table-cell>
          <table:table-cell table:formula="of:=[.B1628]/([.$B$2]+[.B1628])*[.$B$1]" office:value-type="float" office:value="5.60917113360925">
            <text:p>5.6091711336</text:p>
          </table:table-cell>
          <table:table-cell table:formula="of:=[.$D$5]*[.C1628]-[.$D$4]" office:value-type="float" office:value="6.76077715567003">
            <text:p>6.7607771557</text:p>
          </table:table-cell>
          <table:table-cell table:formula="of:=INT([.D162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8]+[.$D$1]" office:value-type="float" office:value="384.25">
            <text:p>384.25</text:p>
          </table:table-cell>
          <table:table-cell table:formula="of:=[.$M$2]+[.$M$3]*[.A1629]+[.$M$4]*[.A1629]^2+[.$M$5]*[.A1629]^3+[.$M$6]*[.A1629]^4+[.$N$2]*[.A1629]^5+[.$N$3]*[.A1629]^6+[.$N$4]*[.A1629]^7+[.$N$5]*[.A1629]^8+[.$N$6]*[.A1629]^9" office:value-type="float" office:value="170055.738082776">
            <text:p>170055.738082776</text:p>
          </table:table-cell>
          <table:table-cell table:formula="of:=[.B1629]/([.$B$2]+[.B1629])*[.$B$1]" office:value-type="float" office:value="5.60917812892988">
            <text:p>5.6091781289</text:p>
          </table:table-cell>
          <table:table-cell table:formula="of:=[.$D$5]*[.C1629]-[.$D$4]" office:value-type="float" office:value="6.76078706010054">
            <text:p>6.7607870601</text:p>
          </table:table-cell>
          <table:table-cell table:formula="of:=INT([.D162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29]+[.$D$1]" office:value-type="float" office:value="384.5">
            <text:p>384.5</text:p>
          </table:table-cell>
          <table:table-cell table:formula="of:=[.$M$2]+[.$M$3]*[.A1630]+[.$M$4]*[.A1630]^2+[.$M$5]*[.A1630]^3+[.$M$6]*[.A1630]^4+[.$N$2]*[.A1630]^5+[.$N$3]*[.A1630]^6+[.$N$4]*[.A1630]^7+[.$N$5]*[.A1630]^8+[.$N$6]*[.A1630]^9" office:value-type="float" office:value="171501.877005295">
            <text:p>171501.877005295</text:p>
          </table:table-cell>
          <table:table-cell table:formula="of:=[.B1630]/([.$B$2]+[.B1630])*[.$B$1]" office:value-type="float" office:value="5.60918505810821">
            <text:p>5.6091850581</text:p>
          </table:table-cell>
          <table:table-cell table:formula="of:=[.$D$5]*[.C1630]-[.$D$4]" office:value-type="float" office:value="6.76079687088248">
            <text:p>6.7607968709</text:p>
          </table:table-cell>
          <table:table-cell table:formula="of:=INT([.D163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0]+[.$D$1]" office:value-type="float" office:value="384.75">
            <text:p>384.75</text:p>
          </table:table-cell>
          <table:table-cell table:formula="of:=[.$M$2]+[.$M$3]*[.A1631]+[.$M$4]*[.A1631]^2+[.$M$5]*[.A1631]^3+[.$M$6]*[.A1631]^4+[.$N$2]*[.A1631]^5+[.$N$3]*[.A1631]^6+[.$N$4]*[.A1631]^7+[.$N$5]*[.A1631]^8+[.$N$6]*[.A1631]^9" office:value-type="float" office:value="172958.807262769">
            <text:p>172958.807262769</text:p>
          </table:table-cell>
          <table:table-cell table:formula="of:=[.B1631]/([.$B$2]+[.B1631])*[.$B$1]" office:value-type="float" office:value="5.60919192183776">
            <text:p>5.6091919218</text:p>
          </table:table-cell>
          <table:table-cell table:formula="of:=[.$D$5]*[.C1631]-[.$D$4]" office:value-type="float" office:value="6.76080658899778">
            <text:p>6.760806589</text:p>
          </table:table-cell>
          <table:table-cell table:formula="of:=INT([.D163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1]+[.$D$1]" office:value-type="float" office:value="385">
            <text:p>385</text:p>
          </table:table-cell>
          <table:table-cell table:formula="of:=[.$M$2]+[.$M$3]*[.A1632]+[.$M$4]*[.A1632]^2+[.$M$5]*[.A1632]^3+[.$M$6]*[.A1632]^4+[.$N$2]*[.A1632]^5+[.$N$3]*[.A1632]^6+[.$N$4]*[.A1632]^7+[.$N$5]*[.A1632]^8+[.$N$6]*[.A1632]^9" office:value-type="float" office:value="174426.598412039">
            <text:p>174426.598412039</text:p>
          </table:table-cell>
          <table:table-cell table:formula="of:=[.B1632]/([.$B$2]+[.B1632])*[.$B$1]" office:value-type="float" office:value="5.60919872080406">
            <text:p>5.6091987208</text:p>
          </table:table-cell>
          <table:table-cell table:formula="of:=[.$D$5]*[.C1632]-[.$D$4]" office:value-type="float" office:value="6.76081621541705">
            <text:p>6.7608162154</text:p>
          </table:table-cell>
          <table:table-cell table:formula="of:=INT([.D163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2]+[.$D$1]" office:value-type="float" office:value="385.25">
            <text:p>385.25</text:p>
          </table:table-cell>
          <table:table-cell table:formula="of:=[.$M$2]+[.$M$3]*[.A1633]+[.$M$4]*[.A1633]^2+[.$M$5]*[.A1633]^3+[.$M$6]*[.A1633]^4+[.$N$2]*[.A1633]^5+[.$N$3]*[.A1633]^6+[.$N$4]*[.A1633]^7+[.$N$5]*[.A1633]^8+[.$N$6]*[.A1633]^9" office:value-type="float" office:value="175905.320389305">
            <text:p>175905.320389305</text:p>
          </table:table-cell>
          <table:table-cell table:formula="of:=[.B1633]/([.$B$2]+[.B1633])*[.$B$1]" office:value-type="float" office:value="5.60920545568474">
            <text:p>5.6092054557</text:p>
          </table:table-cell>
          <table:table-cell table:formula="of:=[.$D$5]*[.C1633]-[.$D$4]" office:value-type="float" office:value="6.76082575109973">
            <text:p>6.7608257511</text:p>
          </table:table-cell>
          <table:table-cell table:formula="of:=INT([.D163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3]+[.$D$1]" office:value-type="float" office:value="385.5">
            <text:p>385.5</text:p>
          </table:table-cell>
          <table:table-cell table:formula="of:=[.$M$2]+[.$M$3]*[.A1634]+[.$M$4]*[.A1634]^2+[.$M$5]*[.A1634]^3+[.$M$6]*[.A1634]^4+[.$N$2]*[.A1634]^5+[.$N$3]*[.A1634]^6+[.$N$4]*[.A1634]^7+[.$N$5]*[.A1634]^8+[.$N$6]*[.A1634]^9" office:value-type="float" office:value="177395.04351184">
            <text:p>177395.04351184</text:p>
          </table:table-cell>
          <table:table-cell table:formula="of:=[.B1634]/([.$B$2]+[.B1634])*[.$B$1]" office:value-type="float" office:value="5.60921212714964">
            <text:p>5.6092121271</text:p>
          </table:table-cell>
          <table:table-cell table:formula="of:=[.$D$5]*[.C1634]-[.$D$4]" office:value-type="float" office:value="6.76083519699421">
            <text:p>6.760835197</text:p>
          </table:table-cell>
          <table:table-cell table:formula="of:=INT([.D163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4]+[.$D$1]" office:value-type="float" office:value="385.75">
            <text:p>385.75</text:p>
          </table:table-cell>
          <table:table-cell table:formula="of:=[.$M$2]+[.$M$3]*[.A1635]+[.$M$4]*[.A1635]^2+[.$M$5]*[.A1635]^3+[.$M$6]*[.A1635]^4+[.$N$2]*[.A1635]^5+[.$N$3]*[.A1635]^6+[.$N$4]*[.A1635]^7+[.$N$5]*[.A1635]^8+[.$N$6]*[.A1635]^9" office:value-type="float" office:value="178895.838479683">
            <text:p>178895.838479683</text:p>
          </table:table-cell>
          <table:table-cell table:formula="of:=[.B1635]/([.$B$2]+[.B1635])*[.$B$1]" office:value-type="float" office:value="5.60921873586088">
            <text:p>5.6092187359</text:p>
          </table:table-cell>
          <table:table-cell table:formula="of:=[.$D$5]*[.C1635]-[.$D$4]" office:value-type="float" office:value="6.76084455403798">
            <text:p>6.760844554</text:p>
          </table:table-cell>
          <table:table-cell table:formula="of:=INT([.D163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5]+[.$D$1]" office:value-type="float" office:value="386">
            <text:p>386</text:p>
          </table:table-cell>
          <table:table-cell table:formula="of:=[.$M$2]+[.$M$3]*[.A1636]+[.$M$4]*[.A1636]^2+[.$M$5]*[.A1636]^3+[.$M$6]*[.A1636]^4+[.$N$2]*[.A1636]^5+[.$N$3]*[.A1636]^6+[.$N$4]*[.A1636]^7+[.$N$5]*[.A1636]^8+[.$N$6]*[.A1636]^9" office:value-type="float" office:value="180407.776377376">
            <text:p>180407.776377376</text:p>
          </table:table-cell>
          <table:table-cell table:formula="of:=[.B1636]/([.$B$2]+[.B1636])*[.$B$1]" office:value-type="float" office:value="5.60922528247302">
            <text:p>5.6092252825</text:p>
          </table:table-cell>
          <table:table-cell table:formula="of:=[.$D$5]*[.C1636]-[.$D$4]" office:value-type="float" office:value="6.76085382315779">
            <text:p>6.7608538232</text:p>
          </table:table-cell>
          <table:table-cell table:formula="of:=INT([.D163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6]+[.$D$1]" office:value-type="float" office:value="386.25">
            <text:p>386.25</text:p>
          </table:table-cell>
          <table:table-cell table:formula="of:=[.$M$2]+[.$M$3]*[.A1637]+[.$M$4]*[.A1637]^2+[.$M$5]*[.A1637]^3+[.$M$6]*[.A1637]^4+[.$N$2]*[.A1637]^5+[.$N$3]*[.A1637]^6+[.$N$4]*[.A1637]^7+[.$N$5]*[.A1637]^8+[.$N$6]*[.A1637]^9" office:value-type="float" office:value="181930.92867566">
            <text:p>181930.92867566</text:p>
          </table:table-cell>
          <table:table-cell table:formula="of:=[.B1637]/([.$B$2]+[.B1637])*[.$B$1]" office:value-type="float" office:value="5.60923176763307">
            <text:p>5.6092317676</text:p>
          </table:table-cell>
          <table:table-cell table:formula="of:=[.$D$5]*[.C1637]-[.$D$4]" office:value-type="float" office:value="6.76086300526974">
            <text:p>6.7608630053</text:p>
          </table:table-cell>
          <table:table-cell table:formula="of:=INT([.D163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7]+[.$D$1]" office:value-type="float" office:value="386.5">
            <text:p>386.5</text:p>
          </table:table-cell>
          <table:table-cell table:formula="of:=[.$M$2]+[.$M$3]*[.A1638]+[.$M$4]*[.A1638]^2+[.$M$5]*[.A1638]^3+[.$M$6]*[.A1638]^4+[.$N$2]*[.A1638]^5+[.$N$3]*[.A1638]^6+[.$N$4]*[.A1638]^7+[.$N$5]*[.A1638]^8+[.$N$6]*[.A1638]^9" office:value-type="float" office:value="183465.367233214">
            <text:p>183465.367233214</text:p>
          </table:table-cell>
          <table:table-cell table:formula="of:=[.B1638]/([.$B$2]+[.B1638])*[.$B$1]" office:value-type="float" office:value="5.60923819198066">
            <text:p>5.609238192</text:p>
          </table:table-cell>
          <table:table-cell table:formula="of:=[.$D$5]*[.C1638]-[.$D$4]" office:value-type="float" office:value="6.76087210127944">
            <text:p>6.7608721013</text:p>
          </table:table-cell>
          <table:table-cell table:formula="of:=INT([.D163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8]+[.$D$1]" office:value-type="float" office:value="386.75">
            <text:p>386.75</text:p>
          </table:table-cell>
          <table:table-cell table:formula="of:=[.$M$2]+[.$M$3]*[.A1639]+[.$M$4]*[.A1639]^2+[.$M$5]*[.A1639]^3+[.$M$6]*[.A1639]^4+[.$N$2]*[.A1639]^5+[.$N$3]*[.A1639]^6+[.$N$4]*[.A1639]^7+[.$N$5]*[.A1639]^8+[.$N$6]*[.A1639]^9" office:value-type="float" office:value="185011.164298389">
            <text:p>185011.164298389</text:p>
          </table:table-cell>
          <table:table-cell table:formula="of:=[.B1639]/([.$B$2]+[.B1639])*[.$B$1]" office:value-type="float" office:value="5.60924455614808">
            <text:p>5.6092445561</text:p>
          </table:table-cell>
          <table:table-cell table:formula="of:=[.$D$5]*[.C1639]-[.$D$4]" office:value-type="float" office:value="6.76088111208214">
            <text:p>6.7608811121</text:p>
          </table:table-cell>
          <table:table-cell table:formula="of:=INT([.D163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39]+[.$D$1]" office:value-type="float" office:value="387">
            <text:p>387</text:p>
          </table:table-cell>
          <table:table-cell table:formula="of:=[.$M$2]+[.$M$3]*[.A1640]+[.$M$4]*[.A1640]^2+[.$M$5]*[.A1640]^3+[.$M$6]*[.A1640]^4+[.$N$2]*[.A1640]^5+[.$N$3]*[.A1640]^6+[.$N$4]*[.A1640]^7+[.$N$5]*[.A1640]^8+[.$N$6]*[.A1640]^9" office:value-type="float" office:value="186568.392510938">
            <text:p>186568.392510938</text:p>
          </table:table-cell>
          <table:table-cell table:formula="of:=[.B1640]/([.$B$2]+[.B1640])*[.$B$1]" office:value-type="float" office:value="5.60925086076041">
            <text:p>5.6092508608</text:p>
          </table:table-cell>
          <table:table-cell table:formula="of:=[.$D$5]*[.C1640]-[.$D$4]" office:value-type="float" office:value="6.76089003856286">
            <text:p>6.7608900386</text:p>
          </table:table-cell>
          <table:table-cell table:formula="of:=INT([.D164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0]+[.$D$1]" office:value-type="float" office:value="387.25">
            <text:p>387.25</text:p>
          </table:table-cell>
          <table:table-cell table:formula="of:=[.$M$2]+[.$M$3]*[.A1641]+[.$M$4]*[.A1641]^2+[.$M$5]*[.A1641]^3+[.$M$6]*[.A1641]^4+[.$N$2]*[.A1641]^5+[.$N$3]*[.A1641]^6+[.$N$4]*[.A1641]^7+[.$N$5]*[.A1641]^8+[.$N$6]*[.A1641]^9" office:value-type="float" office:value="188137.124903777">
            <text:p>188137.124903777</text:p>
          </table:table-cell>
          <table:table-cell table:formula="of:=[.B1641]/([.$B$2]+[.B1641])*[.$B$1]" office:value-type="float" office:value="5.60925710643557">
            <text:p>5.6092571064</text:p>
          </table:table-cell>
          <table:table-cell table:formula="of:=[.$D$5]*[.C1641]-[.$D$4]" office:value-type="float" office:value="6.7608988815965">
            <text:p>6.7608988816</text:p>
          </table:table-cell>
          <table:table-cell table:formula="of:=INT([.D164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1]+[.$D$1]" office:value-type="float" office:value="387.5">
            <text:p>387.5</text:p>
          </table:table-cell>
          <table:table-cell table:formula="of:=[.$M$2]+[.$M$3]*[.A1642]+[.$M$4]*[.A1642]^2+[.$M$5]*[.A1642]^3+[.$M$6]*[.A1642]^4+[.$N$2]*[.A1642]^5+[.$N$3]*[.A1642]^6+[.$N$4]*[.A1642]^7+[.$N$5]*[.A1642]^8+[.$N$6]*[.A1642]^9" office:value-type="float" office:value="189717.434904706">
            <text:p>189717.434904706</text:p>
          </table:table-cell>
          <table:table-cell table:formula="of:=[.B1642]/([.$B$2]+[.B1642])*[.$B$1]" office:value-type="float" office:value="5.60926329378446">
            <text:p>5.6092632938</text:p>
          </table:table-cell>
          <table:table-cell table:formula="of:=[.$D$5]*[.C1642]-[.$D$4]" office:value-type="float" office:value="6.760907642048">
            <text:p>6.760907642</text:p>
          </table:table-cell>
          <table:table-cell table:formula="of:=INT([.D164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2]+[.$D$1]" office:value-type="float" office:value="387.75">
            <text:p>387.75</text:p>
          </table:table-cell>
          <table:table-cell table:formula="of:=[.$M$2]+[.$M$3]*[.A1643]+[.$M$4]*[.A1643]^2+[.$M$5]*[.A1643]^3+[.$M$6]*[.A1643]^4+[.$N$2]*[.A1643]^5+[.$N$3]*[.A1643]^6+[.$N$4]*[.A1643]^7+[.$N$5]*[.A1643]^8+[.$N$6]*[.A1643]^9" office:value-type="float" office:value="191309.396338206">
            <text:p>191309.396338206</text:p>
          </table:table-cell>
          <table:table-cell table:formula="of:=[.B1643]/([.$B$2]+[.B1643])*[.$B$1]" office:value-type="float" office:value="5.60926942341099">
            <text:p>5.6092694234</text:p>
          </table:table-cell>
          <table:table-cell table:formula="of:=[.$D$5]*[.C1643]-[.$D$4]" office:value-type="float" office:value="6.76091632077243">
            <text:p>6.7609163208</text:p>
          </table:table-cell>
          <table:table-cell table:formula="of:=INT([.D164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3]+[.$D$1]" office:value-type="float" office:value="388">
            <text:p>388</text:p>
          </table:table-cell>
          <table:table-cell table:formula="of:=[.$M$2]+[.$M$3]*[.A1644]+[.$M$4]*[.A1644]^2+[.$M$5]*[.A1644]^3+[.$M$6]*[.A1644]^4+[.$N$2]*[.A1644]^5+[.$N$3]*[.A1644]^6+[.$N$4]*[.A1644]^7+[.$N$5]*[.A1644]^8+[.$N$6]*[.A1644]^9" office:value-type="float" office:value="192913.083427169">
            <text:p>192913.083427169</text:p>
          </table:table-cell>
          <table:table-cell table:formula="of:=[.B1644]/([.$B$2]+[.B1644])*[.$B$1]" office:value-type="float" office:value="5.60927549591221">
            <text:p>5.6092754959</text:p>
          </table:table-cell>
          <table:table-cell table:formula="of:=[.$D$5]*[.C1644]-[.$D$4]" office:value-type="float" office:value="6.76092491861513">
            <text:p>6.7609249186</text:p>
          </table:table-cell>
          <table:table-cell table:formula="of:=INT([.D164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4]+[.$D$1]" office:value-type="float" office:value="388.25">
            <text:p>388.25</text:p>
          </table:table-cell>
          <table:table-cell table:formula="of:=[.$M$2]+[.$M$3]*[.A1645]+[.$M$4]*[.A1645]^2+[.$M$5]*[.A1645]^3+[.$M$6]*[.A1645]^4+[.$N$2]*[.A1645]^5+[.$N$3]*[.A1645]^6+[.$N$4]*[.A1645]^7+[.$N$5]*[.A1645]^8+[.$N$6]*[.A1645]^9" office:value-type="float" office:value="194528.570794681">
            <text:p>194528.570794681</text:p>
          </table:table-cell>
          <table:table-cell table:formula="of:=[.B1645]/([.$B$2]+[.B1645])*[.$B$1]" office:value-type="float" office:value="5.60928151187838">
            <text:p>5.6092815119</text:p>
          </table:table-cell>
          <table:table-cell table:formula="of:=[.$D$5]*[.C1645]-[.$D$4]" office:value-type="float" office:value="6.76093343641183">
            <text:p>6.7609334364</text:p>
          </table:table-cell>
          <table:table-cell table:formula="of:=INT([.D164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5]+[.$D$1]" office:value-type="float" office:value="388.5">
            <text:p>388.5</text:p>
          </table:table-cell>
          <table:table-cell table:formula="of:=[.$M$2]+[.$M$3]*[.A1646]+[.$M$4]*[.A1646]^2+[.$M$5]*[.A1646]^3+[.$M$6]*[.A1646]^4+[.$N$2]*[.A1646]^5+[.$N$3]*[.A1646]^6+[.$N$4]*[.A1646]^7+[.$N$5]*[.A1646]^8+[.$N$6]*[.A1646]^9" office:value-type="float" office:value="196155.933465799">
            <text:p>196155.933465799</text:p>
          </table:table-cell>
          <table:table-cell table:formula="of:=[.B1646]/([.$B$2]+[.B1646])*[.$B$1]" office:value-type="float" office:value="5.60928747189306">
            <text:p>5.6092874719</text:p>
          </table:table-cell>
          <table:table-cell table:formula="of:=[.$D$5]*[.C1646]-[.$D$4]" office:value-type="float" office:value="6.76094187498876">
            <text:p>6.760941875</text:p>
          </table:table-cell>
          <table:table-cell table:formula="of:=INT([.D164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6]+[.$D$1]" office:value-type="float" office:value="388.75">
            <text:p>388.75</text:p>
          </table:table-cell>
          <table:table-cell table:formula="of:=[.$M$2]+[.$M$3]*[.A1647]+[.$M$4]*[.A1647]^2+[.$M$5]*[.A1647]^3+[.$M$6]*[.A1647]^4+[.$N$2]*[.A1647]^5+[.$N$3]*[.A1647]^6+[.$N$4]*[.A1647]^7+[.$N$5]*[.A1647]^8+[.$N$6]*[.A1647]^9" office:value-type="float" office:value="197795.246869329">
            <text:p>197795.246869329</text:p>
          </table:table-cell>
          <table:table-cell table:formula="of:=[.B1647]/([.$B$2]+[.B1647])*[.$B$1]" office:value-type="float" office:value="5.60929337653318">
            <text:p>5.6092933765</text:p>
          </table:table-cell>
          <table:table-cell table:formula="of:=[.$D$5]*[.C1647]-[.$D$4]" office:value-type="float" office:value="6.76095023516278">
            <text:p>6.7609502352</text:p>
          </table:table-cell>
          <table:table-cell table:formula="of:=INT([.D164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7]+[.$D$1]" office:value-type="float" office:value="389">
            <text:p>389</text:p>
          </table:table-cell>
          <table:table-cell table:formula="of:=[.$M$2]+[.$M$3]*[.A1648]+[.$M$4]*[.A1648]^2+[.$M$5]*[.A1648]^3+[.$M$6]*[.A1648]^4+[.$N$2]*[.A1648]^5+[.$N$3]*[.A1648]^6+[.$N$4]*[.A1648]^7+[.$N$5]*[.A1648]^8+[.$N$6]*[.A1648]^9" office:value-type="float" office:value="199446.586839617">
            <text:p>199446.586839617</text:p>
          </table:table-cell>
          <table:table-cell table:formula="of:=[.B1648]/([.$B$2]+[.B1648])*[.$B$1]" office:value-type="float" office:value="5.60929922636914">
            <text:p>5.6092992264</text:p>
          </table:table-cell>
          <table:table-cell table:formula="of:=[.$D$5]*[.C1648]-[.$D$4]" office:value-type="float" office:value="6.76095851774149">
            <text:p>6.7609585177</text:p>
          </table:table-cell>
          <table:table-cell table:formula="of:=INT([.D164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8]+[.$D$1]" office:value-type="float" office:value="389.25">
            <text:p>389.25</text:p>
          </table:table-cell>
          <table:table-cell table:formula="of:=[.$M$2]+[.$M$3]*[.A1649]+[.$M$4]*[.A1649]^2+[.$M$5]*[.A1649]^3+[.$M$6]*[.A1649]^4+[.$N$2]*[.A1649]^5+[.$N$3]*[.A1649]^6+[.$N$4]*[.A1649]^7+[.$N$5]*[.A1649]^8+[.$N$6]*[.A1649]^9" office:value-type="float" office:value="201110.029618338">
            <text:p>201110.029618338</text:p>
          </table:table-cell>
          <table:table-cell table:formula="of:=[.B1649]/([.$B$2]+[.B1649])*[.$B$1]" office:value-type="float" office:value="5.60930502196486">
            <text:p>5.609305022</text:p>
          </table:table-cell>
          <table:table-cell table:formula="of:=[.$D$5]*[.C1649]-[.$D$4]" office:value-type="float" office:value="6.76096672352335">
            <text:p>6.7609667235</text:p>
          </table:table-cell>
          <table:table-cell table:formula="of:=INT([.D164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49]+[.$D$1]" office:value-type="float" office:value="389.5">
            <text:p>389.5</text:p>
          </table:table-cell>
          <table:table-cell table:formula="of:=[.$M$2]+[.$M$3]*[.A1650]+[.$M$4]*[.A1650]^2+[.$M$5]*[.A1650]^3+[.$M$6]*[.A1650]^4+[.$N$2]*[.A1650]^5+[.$N$3]*[.A1650]^6+[.$N$4]*[.A1650]^7+[.$N$5]*[.A1650]^8+[.$N$6]*[.A1650]^9" office:value-type="float" office:value="202785.651856304">
            <text:p>202785.651856304</text:p>
          </table:table-cell>
          <table:table-cell table:formula="of:=[.B1650]/([.$B$2]+[.B1650])*[.$B$1]" office:value-type="float" office:value="5.6093107638779">
            <text:p>5.6093107639</text:p>
          </table:table-cell>
          <table:table-cell table:formula="of:=[.$D$5]*[.C1650]-[.$D$4]" office:value-type="float" office:value="6.76097485329778">
            <text:p>6.7609748533</text:p>
          </table:table-cell>
          <table:table-cell table:formula="of:=INT([.D165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0]+[.$D$1]" office:value-type="float" office:value="389.75">
            <text:p>389.75</text:p>
          </table:table-cell>
          <table:table-cell table:formula="of:=[.$M$2]+[.$M$3]*[.A1651]+[.$M$4]*[.A1651]^2+[.$M$5]*[.A1651]^3+[.$M$6]*[.A1651]^4+[.$N$2]*[.A1651]^5+[.$N$3]*[.A1651]^6+[.$N$4]*[.A1651]^7+[.$N$5]*[.A1651]^8+[.$N$6]*[.A1651]^9" office:value-type="float" office:value="204473.530615268">
            <text:p>204473.530615268</text:p>
          </table:table-cell>
          <table:table-cell table:formula="of:=[.B1651]/([.$B$2]+[.B1651])*[.$B$1]" office:value-type="float" office:value="5.60931645265952">
            <text:p>5.6093164527</text:p>
          </table:table-cell>
          <table:table-cell table:formula="of:=[.$D$5]*[.C1651]-[.$D$4]" office:value-type="float" office:value="6.76098290784528">
            <text:p>6.7609829078</text:p>
          </table:table-cell>
          <table:table-cell table:formula="of:=INT([.D165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1]+[.$D$1]" office:value-type="float" office:value="390">
            <text:p>390</text:p>
          </table:table-cell>
          <table:table-cell table:formula="of:=[.$M$2]+[.$M$3]*[.A1652]+[.$M$4]*[.A1652]^2+[.$M$5]*[.A1652]^3+[.$M$6]*[.A1652]^4+[.$N$2]*[.A1652]^5+[.$N$3]*[.A1652]^6+[.$N$4]*[.A1652]^7+[.$N$5]*[.A1652]^8+[.$N$6]*[.A1652]^9" office:value-type="float" office:value="206173.74336973">
            <text:p>206173.74336973</text:p>
          </table:table-cell>
          <table:table-cell table:formula="of:=[.B1652]/([.$B$2]+[.B1652])*[.$B$1]" office:value-type="float" office:value="5.60932208885475">
            <text:p>5.6093220889</text:p>
          </table:table-cell>
          <table:table-cell table:formula="of:=[.$D$5]*[.C1652]-[.$D$4]" office:value-type="float" office:value="6.76099088793754">
            <text:p>6.7609908879</text:p>
          </table:table-cell>
          <table:table-cell table:formula="of:=INT([.D165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2]+[.$D$1]" office:value-type="float" office:value="390.25">
            <text:p>390.25</text:p>
          </table:table-cell>
          <table:table-cell table:formula="of:=[.$M$2]+[.$M$3]*[.A1653]+[.$M$4]*[.A1653]^2+[.$M$5]*[.A1653]^3+[.$M$6]*[.A1653]^4+[.$N$2]*[.A1653]^5+[.$N$3]*[.A1653]^6+[.$N$4]*[.A1653]^7+[.$N$5]*[.A1653]^8+[.$N$6]*[.A1653]^9" office:value-type="float" office:value="207886.368008769">
            <text:p>207886.368008769</text:p>
          </table:table-cell>
          <table:table-cell table:formula="of:=[.B1653]/([.$B$2]+[.B1653])*[.$B$1]" office:value-type="float" office:value="5.60932767300248">
            <text:p>5.609327673</text:p>
          </table:table-cell>
          <table:table-cell table:formula="of:=[.$D$5]*[.C1653]-[.$D$4]" office:value-type="float" office:value="6.76099879433757">
            <text:p>6.7609987943</text:p>
          </table:table-cell>
          <table:table-cell table:formula="of:=INT([.D165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3]+[.$D$1]" office:value-type="float" office:value="390.5">
            <text:p>390.5</text:p>
          </table:table-cell>
          <table:table-cell table:formula="of:=[.$M$2]+[.$M$3]*[.A1654]+[.$M$4]*[.A1654]^2+[.$M$5]*[.A1654]^3+[.$M$6]*[.A1654]^4+[.$N$2]*[.A1654]^5+[.$N$3]*[.A1654]^6+[.$N$4]*[.A1654]^7+[.$N$5]*[.A1654]^8+[.$N$6]*[.A1654]^9" office:value-type="float" office:value="209611.482837863">
            <text:p>209611.482837863</text:p>
          </table:table-cell>
          <table:table-cell table:formula="of:=[.B1654]/([.$B$2]+[.B1654])*[.$B$1]" office:value-type="float" office:value="5.60933320563553">
            <text:p>5.6093332056</text:p>
          </table:table-cell>
          <table:table-cell table:formula="of:=[.$D$5]*[.C1654]-[.$D$4]" office:value-type="float" office:value="6.76100662779975">
            <text:p>6.7610066278</text:p>
          </table:table-cell>
          <table:table-cell table:formula="of:=INT([.D165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4]+[.$D$1]" office:value-type="float" office:value="390.75">
            <text:p>390.75</text:p>
          </table:table-cell>
          <table:table-cell table:formula="of:=[.$M$2]+[.$M$3]*[.A1655]+[.$M$4]*[.A1655]^2+[.$M$5]*[.A1655]^3+[.$M$6]*[.A1655]^4+[.$N$2]*[.A1655]^5+[.$N$3]*[.A1655]^6+[.$N$4]*[.A1655]^7+[.$N$5]*[.A1655]^8+[.$N$6]*[.A1655]^9" office:value-type="float" office:value="211349.16658072">
            <text:p>211349.16658072</text:p>
          </table:table-cell>
          <table:table-cell table:formula="of:=[.B1655]/([.$B$2]+[.B1655])*[.$B$1]" office:value-type="float" office:value="5.60933868728071">
            <text:p>5.6093386873</text:p>
          </table:table-cell>
          <table:table-cell table:formula="of:=[.$D$5]*[.C1655]-[.$D$4]" office:value-type="float" office:value="6.76101438906999">
            <text:p>6.7610143891</text:p>
          </table:table-cell>
          <table:table-cell table:formula="of:=INT([.D165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5]+[.$D$1]" office:value-type="float" office:value="391">
            <text:p>391</text:p>
          </table:table-cell>
          <table:table-cell table:formula="of:=[.$M$2]+[.$M$3]*[.A1656]+[.$M$4]*[.A1656]^2+[.$M$5]*[.A1656]^3+[.$M$6]*[.A1656]^4+[.$N$2]*[.A1656]^5+[.$N$3]*[.A1656]^6+[.$N$4]*[.A1656]^7+[.$N$5]*[.A1656]^8+[.$N$6]*[.A1656]^9" office:value-type="float" office:value="213099.498381115">
            <text:p>213099.498381115</text:p>
          </table:table-cell>
          <table:table-cell table:formula="of:=[.B1656]/([.$B$2]+[.B1656])*[.$B$1]" office:value-type="float" office:value="5.60934411845893">
            <text:p>5.6093441185</text:p>
          </table:table-cell>
          <table:table-cell table:formula="of:=[.$D$5]*[.C1656]-[.$D$4]" office:value-type="float" office:value="6.76102207888581">
            <text:p>6.7610220789</text:p>
          </table:table-cell>
          <table:table-cell table:formula="of:=INT([.D165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6]+[.$D$1]" office:value-type="float" office:value="391.25">
            <text:p>391.25</text:p>
          </table:table-cell>
          <table:table-cell table:formula="of:=[.$M$2]+[.$M$3]*[.A1657]+[.$M$4]*[.A1657]^2+[.$M$5]*[.A1657]^3+[.$M$6]*[.A1657]^4+[.$N$2]*[.A1657]^5+[.$N$3]*[.A1657]^6+[.$N$4]*[.A1657]^7+[.$N$5]*[.A1657]^8+[.$N$6]*[.A1657]^9" office:value-type="float" office:value="214862.557804745">
            <text:p>214862.557804745</text:p>
          </table:table-cell>
          <table:table-cell table:formula="of:=[.B1657]/([.$B$2]+[.B1657])*[.$B$1]" office:value-type="float" office:value="5.60934949968523">
            <text:p>5.6093494997</text:p>
          </table:table-cell>
          <table:table-cell table:formula="of:=[.$D$5]*[.C1657]-[.$D$4]" office:value-type="float" office:value="6.76102969797647">
            <text:p>6.761029698</text:p>
          </table:table-cell>
          <table:table-cell table:formula="of:=INT([.D165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7]+[.$D$1]" office:value-type="float" office:value="391.5">
            <text:p>391.5</text:p>
          </table:table-cell>
          <table:table-cell table:formula="of:=[.$M$2]+[.$M$3]*[.A1658]+[.$M$4]*[.A1658]^2+[.$M$5]*[.A1658]^3+[.$M$6]*[.A1658]^4+[.$N$2]*[.A1658]^5+[.$N$3]*[.A1658]^6+[.$N$4]*[.A1658]^7+[.$N$5]*[.A1658]^8+[.$N$6]*[.A1658]^9" office:value-type="float" office:value="216638.424841064">
            <text:p>216638.424841064</text:p>
          </table:table-cell>
          <table:table-cell table:formula="of:=[.B1658]/([.$B$2]+[.B1658])*[.$B$1]" office:value-type="float" office:value="5.6093548314689">
            <text:p>5.6093548315</text:p>
          </table:table-cell>
          <table:table-cell table:formula="of:=[.$D$5]*[.C1658]-[.$D$4]" office:value-type="float" office:value="6.76103724706301">
            <text:p>6.7610372471</text:p>
          </table:table-cell>
          <table:table-cell table:formula="of:=INT([.D165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8]+[.$D$1]" office:value-type="float" office:value="391.75">
            <text:p>391.75</text:p>
          </table:table-cell>
          <table:table-cell table:formula="of:=[.$M$2]+[.$M$3]*[.A1659]+[.$M$4]*[.A1659]^2+[.$M$5]*[.A1659]^3+[.$M$6]*[.A1659]^4+[.$N$2]*[.A1659]^5+[.$N$3]*[.A1659]^6+[.$N$4]*[.A1659]^7+[.$N$5]*[.A1659]^8+[.$N$6]*[.A1659]^9" office:value-type="float" office:value="218427.179905158">
            <text:p>218427.179905158</text:p>
          </table:table-cell>
          <table:table-cell table:formula="of:=[.B1659]/([.$B$2]+[.B1659])*[.$B$1]" office:value-type="float" office:value="5.60936011431348">
            <text:p>5.6093601143</text:p>
          </table:table-cell>
          <table:table-cell table:formula="of:=[.$D$5]*[.C1659]-[.$D$4]" office:value-type="float" office:value="6.76104472685841">
            <text:p>6.7610447269</text:p>
          </table:table-cell>
          <table:table-cell table:formula="of:=INT([.D165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59]+[.$D$1]" office:value-type="float" office:value="392">
            <text:p>392</text:p>
          </table:table-cell>
          <table:table-cell table:formula="of:=[.$M$2]+[.$M$3]*[.A1660]+[.$M$4]*[.A1660]^2+[.$M$5]*[.A1660]^3+[.$M$6]*[.A1660]^4+[.$N$2]*[.A1660]^5+[.$N$3]*[.A1660]^6+[.$N$4]*[.A1660]^7+[.$N$5]*[.A1660]^8+[.$N$6]*[.A1660]^9" office:value-type="float" office:value="220228.903839594">
            <text:p>220228.903839594</text:p>
          </table:table-cell>
          <table:table-cell table:formula="of:=[.B1660]/([.$B$2]+[.B1660])*[.$B$1]" office:value-type="float" office:value="5.60936534871692">
            <text:p>5.6093653487</text:p>
          </table:table-cell>
          <table:table-cell table:formula="of:=[.$D$5]*[.C1660]-[.$D$4]" office:value-type="float" office:value="6.76105213806769">
            <text:p>6.7610521381</text:p>
          </table:table-cell>
          <table:table-cell table:formula="of:=INT([.D166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0]+[.$D$1]" office:value-type="float" office:value="392.25">
            <text:p>392.25</text:p>
          </table:table-cell>
          <table:table-cell table:formula="of:=[.$M$2]+[.$M$3]*[.A1661]+[.$M$4]*[.A1661]^2+[.$M$5]*[.A1661]^3+[.$M$6]*[.A1661]^4+[.$N$2]*[.A1661]^5+[.$N$3]*[.A1661]^6+[.$N$4]*[.A1661]^7+[.$N$5]*[.A1661]^8+[.$N$6]*[.A1661]^9" office:value-type="float" office:value="222043.677916306">
            <text:p>222043.677916306</text:p>
          </table:table-cell>
          <table:table-cell table:formula="of:=[.B1661]/([.$B$2]+[.B1661])*[.$B$1]" office:value-type="float" office:value="5.60937053517157">
            <text:p>5.6093705352</text:p>
          </table:table-cell>
          <table:table-cell table:formula="of:=[.$D$5]*[.C1661]-[.$D$4]" office:value-type="float" office:value="6.76105948138795">
            <text:p>6.7610594814</text:p>
          </table:table-cell>
          <table:table-cell table:formula="of:=INT([.D166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1]+[.$D$1]" office:value-type="float" office:value="392.5">
            <text:p>392.5</text:p>
          </table:table-cell>
          <table:table-cell table:formula="of:=[.$M$2]+[.$M$3]*[.A1662]+[.$M$4]*[.A1662]^2+[.$M$5]*[.A1662]^3+[.$M$6]*[.A1662]^4+[.$N$2]*[.A1662]^5+[.$N$3]*[.A1662]^6+[.$N$4]*[.A1662]^7+[.$N$5]*[.A1662]^8+[.$N$6]*[.A1662]^9" office:value-type="float" office:value="223871.583838456">
            <text:p>223871.583838456</text:p>
          </table:table-cell>
          <table:table-cell table:formula="of:=[.B1662]/([.$B$2]+[.B1662])*[.$B$1]" office:value-type="float" office:value="5.60937567416428">
            <text:p>5.6093756742</text:p>
          </table:table-cell>
          <table:table-cell table:formula="of:=[.$D$5]*[.C1662]-[.$D$4]" office:value-type="float" office:value="6.76106675750851">
            <text:p>6.7610667575</text:p>
          </table:table-cell>
          <table:table-cell table:formula="of:=INT([.D166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2]+[.$D$1]" office:value-type="float" office:value="392.75">
            <text:p>392.75</text:p>
          </table:table-cell>
          <table:table-cell table:formula="of:=[.$M$2]+[.$M$3]*[.A1663]+[.$M$4]*[.A1663]^2+[.$M$5]*[.A1663]^3+[.$M$6]*[.A1663]^4+[.$N$2]*[.A1663]^5+[.$N$3]*[.A1663]^6+[.$N$4]*[.A1663]^7+[.$N$5]*[.A1663]^8+[.$N$6]*[.A1663]^9" office:value-type="float" office:value="225712.703742337">
            <text:p>225712.703742337</text:p>
          </table:table-cell>
          <table:table-cell table:formula="of:=[.B1663]/([.$B$2]+[.B1663])*[.$B$1]" office:value-type="float" office:value="5.6093807661765">
            <text:p>5.6093807662</text:p>
          </table:table-cell>
          <table:table-cell table:formula="of:=[.$D$5]*[.C1663]-[.$D$4]" office:value-type="float" office:value="6.76107396711103">
            <text:p>6.7610739671</text:p>
          </table:table-cell>
          <table:table-cell table:formula="of:=INT([.D166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3]+[.$D$1]" office:value-type="float" office:value="393">
            <text:p>393</text:p>
          </table:table-cell>
          <table:table-cell table:formula="of:=[.$M$2]+[.$M$3]*[.A1664]+[.$M$4]*[.A1664]^2+[.$M$5]*[.A1664]^3+[.$M$6]*[.A1664]^4+[.$N$2]*[.A1664]^5+[.$N$3]*[.A1664]^6+[.$N$4]*[.A1664]^7+[.$N$5]*[.A1664]^8+[.$N$6]*[.A1664]^9" office:value-type="float" office:value="227567.120199238">
            <text:p>227567.120199238</text:p>
          </table:table-cell>
          <table:table-cell table:formula="of:=[.B1664]/([.$B$2]+[.B1664])*[.$B$1]" office:value-type="float" office:value="5.60938581168428">
            <text:p>5.6093858117</text:p>
          </table:table-cell>
          <table:table-cell table:formula="of:=[.$D$5]*[.C1664]-[.$D$4]" office:value-type="float" office:value="6.76108111086952">
            <text:p>6.7610811109</text:p>
          </table:table-cell>
          <table:table-cell table:formula="of:=INT([.D166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4]+[.$D$1]" office:value-type="float" office:value="393.25">
            <text:p>393.25</text:p>
          </table:table-cell>
          <table:table-cell table:formula="of:=[.$M$2]+[.$M$3]*[.A1665]+[.$M$4]*[.A1665]^2+[.$M$5]*[.A1665]^3+[.$M$6]*[.A1665]^4+[.$N$2]*[.A1665]^5+[.$N$3]*[.A1665]^6+[.$N$4]*[.A1665]^7+[.$N$5]*[.A1665]^8+[.$N$6]*[.A1665]^9" office:value-type="float" office:value="229434.916217367">
            <text:p>229434.916217367</text:p>
          </table:table-cell>
          <table:table-cell table:formula="of:=[.B1665]/([.$B$2]+[.B1665])*[.$B$1]" office:value-type="float" office:value="5.60939081115836">
            <text:p>5.6093908112</text:p>
          </table:table-cell>
          <table:table-cell table:formula="of:=[.$D$5]*[.C1665]-[.$D$4]" office:value-type="float" office:value="6.76108818945052">
            <text:p>6.7610881895</text:p>
          </table:table-cell>
          <table:table-cell table:formula="of:=INT([.D166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5]+[.$D$1]" office:value-type="float" office:value="393.5">
            <text:p>393.5</text:p>
          </table:table-cell>
          <table:table-cell table:formula="of:=[.$M$2]+[.$M$3]*[.A1666]+[.$M$4]*[.A1666]^2+[.$M$5]*[.A1666]^3+[.$M$6]*[.A1666]^4+[.$N$2]*[.A1666]^5+[.$N$3]*[.A1666]^6+[.$N$4]*[.A1666]^7+[.$N$5]*[.A1666]^8+[.$N$6]*[.A1666]^9" office:value-type="float" office:value="231316.175243735">
            <text:p>231316.175243735</text:p>
          </table:table-cell>
          <table:table-cell table:formula="of:=[.B1666]/([.$B$2]+[.B1666])*[.$B$1]" office:value-type="float" office:value="5.60939576506429">
            <text:p>5.6093957651</text:p>
          </table:table-cell>
          <table:table-cell table:formula="of:=[.$D$5]*[.C1666]-[.$D$4]" office:value-type="float" office:value="6.76109520351315">
            <text:p>6.7610952035</text:p>
          </table:table-cell>
          <table:table-cell table:formula="of:=INT([.D166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6]+[.$D$1]" office:value-type="float" office:value="393.75">
            <text:p>393.75</text:p>
          </table:table-cell>
          <table:table-cell table:formula="of:=[.$M$2]+[.$M$3]*[.A1667]+[.$M$4]*[.A1667]^2+[.$M$5]*[.A1667]^3+[.$M$6]*[.A1667]^4+[.$N$2]*[.A1667]^5+[.$N$3]*[.A1667]^6+[.$N$4]*[.A1667]^7+[.$N$5]*[.A1667]^8+[.$N$6]*[.A1667]^9" office:value-type="float" office:value="233210.981166074">
            <text:p>233210.981166074</text:p>
          </table:table-cell>
          <table:table-cell table:formula="of:=[.B1667]/([.$B$2]+[.B1667])*[.$B$1]" office:value-type="float" office:value="5.60940067386239">
            <text:p>5.6094006739</text:p>
          </table:table-cell>
          <table:table-cell table:formula="of:=[.$D$5]*[.C1667]-[.$D$4]" office:value-type="float" office:value="6.76110215370919">
            <text:p>6.7611021537</text:p>
          </table:table-cell>
          <table:table-cell table:formula="of:=INT([.D166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7]+[.$D$1]" office:value-type="float" office:value="394">
            <text:p>394</text:p>
          </table:table-cell>
          <table:table-cell table:formula="of:=[.$M$2]+[.$M$3]*[.A1668]+[.$M$4]*[.A1668]^2+[.$M$5]*[.A1668]^3+[.$M$6]*[.A1668]^4+[.$N$2]*[.A1668]^5+[.$N$3]*[.A1668]^6+[.$N$4]*[.A1668]^7+[.$N$5]*[.A1668]^8+[.$N$6]*[.A1668]^9" office:value-type="float" office:value="235119.418314755">
            <text:p>235119.418314755</text:p>
          </table:table-cell>
          <table:table-cell table:formula="of:=[.B1668]/([.$B$2]+[.B1668])*[.$B$1]" office:value-type="float" office:value="5.60940553800791">
            <text:p>5.609405538</text:p>
          </table:table-cell>
          <table:table-cell table:formula="of:=[.$D$5]*[.C1668]-[.$D$4]" office:value-type="float" office:value="6.7611090406832">
            <text:p>6.7611090407</text:p>
          </table:table-cell>
          <table:table-cell table:formula="of:=INT([.D166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8]+[.$D$1]" office:value-type="float" office:value="394.25">
            <text:p>394.25</text:p>
          </table:table-cell>
          <table:table-cell table:formula="of:=[.$M$2]+[.$M$3]*[.A1669]+[.$M$4]*[.A1669]^2+[.$M$5]*[.A1669]^3+[.$M$6]*[.A1669]^4+[.$N$2]*[.A1669]^5+[.$N$3]*[.A1669]^6+[.$N$4]*[.A1669]^7+[.$N$5]*[.A1669]^8+[.$N$6]*[.A1669]^9" office:value-type="float" office:value="237041.571464705">
            <text:p>237041.571464705</text:p>
          </table:table-cell>
          <table:table-cell table:formula="of:=[.B1669]/([.$B$2]+[.B1669])*[.$B$1]" office:value-type="float" office:value="5.60941035795103">
            <text:p>5.609410358</text:p>
          </table:table-cell>
          <table:table-cell table:formula="of:=[.$D$5]*[.C1669]-[.$D$4]" office:value-type="float" office:value="6.76111586507257">
            <text:p>6.7611158651</text:p>
          </table:table-cell>
          <table:table-cell table:formula="of:=INT([.D166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69]+[.$D$1]" office:value-type="float" office:value="394.5">
            <text:p>394.5</text:p>
          </table:table-cell>
          <table:table-cell table:formula="of:=[.$M$2]+[.$M$3]*[.A1670]+[.$M$4]*[.A1670]^2+[.$M$5]*[.A1670]^3+[.$M$6]*[.A1670]^4+[.$N$2]*[.A1670]^5+[.$N$3]*[.A1670]^6+[.$N$4]*[.A1670]^7+[.$N$5]*[.A1670]^8+[.$N$6]*[.A1670]^9" office:value-type="float" office:value="238977.525837342">
            <text:p>238977.525837342</text:p>
          </table:table-cell>
          <table:table-cell table:formula="of:=[.B1670]/([.$B$2]+[.B1670])*[.$B$1]" office:value-type="float" office:value="5.60941513413696">
            <text:p>5.6094151341</text:p>
          </table:table-cell>
          <table:table-cell table:formula="of:=[.$D$5]*[.C1670]-[.$D$4]" office:value-type="float" office:value="6.76112262750765">
            <text:p>6.7611226275</text:p>
          </table:table-cell>
          <table:table-cell table:formula="of:=INT([.D167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0]+[.$D$1]" office:value-type="float" office:value="394.75">
            <text:p>394.75</text:p>
          </table:table-cell>
          <table:table-cell table:formula="of:=[.$M$2]+[.$M$3]*[.A1671]+[.$M$4]*[.A1671]^2+[.$M$5]*[.A1671]^3+[.$M$6]*[.A1671]^4+[.$N$2]*[.A1671]^5+[.$N$3]*[.A1671]^6+[.$N$4]*[.A1671]^7+[.$N$5]*[.A1671]^8+[.$N$6]*[.A1671]^9" office:value-type="float" office:value="240927.367102507">
            <text:p>240927.367102507</text:p>
          </table:table-cell>
          <table:table-cell table:formula="of:=[.B1671]/([.$B$2]+[.B1671])*[.$B$1]" office:value-type="float" office:value="5.60941986700595">
            <text:p>5.609419867</text:p>
          </table:table-cell>
          <table:table-cell table:formula="of:=[.$D$5]*[.C1671]-[.$D$4]" office:value-type="float" office:value="6.76112932861179">
            <text:p>6.7611293286</text:p>
          </table:table-cell>
          <table:table-cell table:formula="of:=INT([.D1671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1]+[.$D$1]" office:value-type="float" office:value="395">
            <text:p>395</text:p>
          </table:table-cell>
          <table:table-cell table:formula="of:=[.$M$2]+[.$M$3]*[.A1672]+[.$M$4]*[.A1672]^2+[.$M$5]*[.A1672]^3+[.$M$6]*[.A1672]^4+[.$N$2]*[.A1672]^5+[.$N$3]*[.A1672]^6+[.$N$4]*[.A1672]^7+[.$N$5]*[.A1672]^8+[.$N$6]*[.A1672]^9" office:value-type="float" office:value="242891.181380408">
            <text:p>242891.181380408</text:p>
          </table:table-cell>
          <table:table-cell table:formula="of:=[.B1672]/([.$B$2]+[.B1672])*[.$B$1]" office:value-type="float" office:value="5.60942455699342">
            <text:p>5.609424557</text:p>
          </table:table-cell>
          <table:table-cell table:formula="of:=[.$D$5]*[.C1672]-[.$D$4]" office:value-type="float" office:value="6.76113596900148">
            <text:p>6.761135969</text:p>
          </table:table-cell>
          <table:table-cell table:formula="of:=INT([.D1672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2]+[.$D$1]" office:value-type="float" office:value="395.25">
            <text:p>395.25</text:p>
          </table:table-cell>
          <table:table-cell table:formula="of:=[.$M$2]+[.$M$3]*[.A1673]+[.$M$4]*[.A1673]^2+[.$M$5]*[.A1673]^3+[.$M$6]*[.A1673]^4+[.$N$2]*[.A1673]^5+[.$N$3]*[.A1673]^6+[.$N$4]*[.A1673]^7+[.$N$5]*[.A1673]^8+[.$N$6]*[.A1673]^9" office:value-type="float" office:value="244869.05524357">
            <text:p>244869.05524357</text:p>
          </table:table-cell>
          <table:table-cell table:formula="of:=[.B1673]/([.$B$2]+[.B1673])*[.$B$1]" office:value-type="float" office:value="5.60942920452995">
            <text:p>5.6094292045</text:p>
          </table:table-cell>
          <table:table-cell table:formula="of:=[.$D$5]*[.C1673]-[.$D$4]" office:value-type="float" office:value="6.76114254928638">
            <text:p>6.7611425493</text:p>
          </table:table-cell>
          <table:table-cell table:formula="of:=INT([.D1673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3]+[.$D$1]" office:value-type="float" office:value="395.5">
            <text:p>395.5</text:p>
          </table:table-cell>
          <table:table-cell table:formula="of:=[.$M$2]+[.$M$3]*[.A1674]+[.$M$4]*[.A1674]^2+[.$M$5]*[.A1674]^3+[.$M$6]*[.A1674]^4+[.$N$2]*[.A1674]^5+[.$N$3]*[.A1674]^6+[.$N$4]*[.A1674]^7+[.$N$5]*[.A1674]^8+[.$N$6]*[.A1674]^9" office:value-type="float" office:value="246861.075718796">
            <text:p>246861.075718796</text:p>
          </table:table-cell>
          <table:table-cell table:formula="of:=[.B1674]/([.$B$2]+[.B1674])*[.$B$1]" office:value-type="float" office:value="5.60943381004139">
            <text:p>5.60943381</text:p>
          </table:table-cell>
          <table:table-cell table:formula="of:=[.$D$5]*[.C1674]-[.$D$4]" office:value-type="float" office:value="6.7611490700694">
            <text:p>6.7611490701</text:p>
          </table:table-cell>
          <table:table-cell table:formula="of:=INT([.D1674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4]+[.$D$1]" office:value-type="float" office:value="395.75">
            <text:p>395.75</text:p>
          </table:table-cell>
          <table:table-cell table:formula="of:=[.$M$2]+[.$M$3]*[.A1675]+[.$M$4]*[.A1675]^2+[.$M$5]*[.A1675]^3+[.$M$6]*[.A1675]^4+[.$N$2]*[.A1675]^5+[.$N$3]*[.A1675]^6+[.$N$4]*[.A1675]^7+[.$N$5]*[.A1675]^8+[.$N$6]*[.A1675]^9" office:value-type="float" office:value="248867.330289118">
            <text:p>248867.330289118</text:p>
          </table:table-cell>
          <table:table-cell table:formula="of:=[.B1675]/([.$B$2]+[.B1675])*[.$B$1]" office:value-type="float" office:value="5.60943837394888">
            <text:p>5.6094383739</text:p>
          </table:table-cell>
          <table:table-cell table:formula="of:=[.$D$5]*[.C1675]-[.$D$4]" office:value-type="float" office:value="6.76115553194685">
            <text:p>6.7611555319</text:p>
          </table:table-cell>
          <table:table-cell table:formula="of:=INT([.D1675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5]+[.$D$1]" office:value-type="float" office:value="396">
            <text:p>396</text:p>
          </table:table-cell>
          <table:table-cell table:formula="of:=[.$M$2]+[.$M$3]*[.A1676]+[.$M$4]*[.A1676]^2+[.$M$5]*[.A1676]^3+[.$M$6]*[.A1676]^4+[.$N$2]*[.A1676]^5+[.$N$3]*[.A1676]^6+[.$N$4]*[.A1676]^7+[.$N$5]*[.A1676]^8+[.$N$6]*[.A1676]^9" office:value-type="float" office:value="250887.906895782">
            <text:p>250887.906895782</text:p>
          </table:table-cell>
          <table:table-cell table:formula="of:=[.B1676]/([.$B$2]+[.B1676])*[.$B$1]" office:value-type="float" office:value="5.60944289666893">
            <text:p>5.6094428967</text:p>
          </table:table-cell>
          <table:table-cell table:formula="of:=[.$D$5]*[.C1676]-[.$D$4]" office:value-type="float" office:value="6.76116193550845">
            <text:p>6.7611619355</text:p>
          </table:table-cell>
          <table:table-cell table:formula="of:=INT([.D1676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6]+[.$D$1]" office:value-type="float" office:value="396.25">
            <text:p>396.25</text:p>
          </table:table-cell>
          <table:table-cell table:formula="of:=[.$M$2]+[.$M$3]*[.A1677]+[.$M$4]*[.A1677]^2+[.$M$5]*[.A1677]^3+[.$M$6]*[.A1677]^4+[.$N$2]*[.A1677]^5+[.$N$3]*[.A1677]^6+[.$N$4]*[.A1677]^7+[.$N$5]*[.A1677]^8+[.$N$6]*[.A1677]^9" office:value-type="float" office:value="252922.893940201">
            <text:p>252922.893940201</text:p>
          </table:table-cell>
          <table:table-cell table:formula="of:=[.B1677]/([.$B$2]+[.B1677])*[.$B$1]" office:value-type="float" office:value="5.60944737861348">
            <text:p>5.6094473786</text:p>
          </table:table-cell>
          <table:table-cell table:formula="of:=[.$D$5]*[.C1677]-[.$D$4]" office:value-type="float" office:value="6.76116828133742">
            <text:p>6.7611682813</text:p>
          </table:table-cell>
          <table:table-cell table:formula="of:=INT([.D1677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7]+[.$D$1]" office:value-type="float" office:value="396.5">
            <text:p>396.5</text:p>
          </table:table-cell>
          <table:table-cell table:formula="of:=[.$M$2]+[.$M$3]*[.A1678]+[.$M$4]*[.A1678]^2+[.$M$5]*[.A1678]^3+[.$M$6]*[.A1678]^4+[.$N$2]*[.A1678]^5+[.$N$3]*[.A1678]^6+[.$N$4]*[.A1678]^7+[.$N$5]*[.A1678]^8+[.$N$6]*[.A1678]^9" office:value-type="float" office:value="254972.380285973">
            <text:p>254972.380285973</text:p>
          </table:table-cell>
          <table:table-cell table:formula="of:=[.B1678]/([.$B$2]+[.B1678])*[.$B$1]" office:value-type="float" office:value="5.60945182018991">
            <text:p>5.6094518202</text:p>
          </table:table-cell>
          <table:table-cell table:formula="of:=[.$D$5]*[.C1678]-[.$D$4]" office:value-type="float" office:value="6.76117457001059">
            <text:p>6.76117457</text:p>
          </table:table-cell>
          <table:table-cell table:formula="of:=INT([.D1678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8]+[.$D$1]" office:value-type="float" office:value="396.75">
            <text:p>396.75</text:p>
          </table:table-cell>
          <table:table-cell table:formula="of:=[.$M$2]+[.$M$3]*[.A1679]+[.$M$4]*[.A1679]^2+[.$M$5]*[.A1679]^3+[.$M$6]*[.A1679]^4+[.$N$2]*[.A1679]^5+[.$N$3]*[.A1679]^6+[.$N$4]*[.A1679]^7+[.$N$5]*[.A1679]^8+[.$N$6]*[.A1679]^9" office:value-type="float" office:value="257036.45526083">
            <text:p>257036.45526083</text:p>
          </table:table-cell>
          <table:table-cell table:formula="of:=[.B1679]/([.$B$2]+[.B1679])*[.$B$1]" office:value-type="float" office:value="5.60945622180116">
            <text:p>5.6094562218</text:p>
          </table:table-cell>
          <table:table-cell table:formula="of:=[.$D$5]*[.C1679]-[.$D$4]" office:value-type="float" office:value="6.76118080209845">
            <text:p>6.7611808021</text:p>
          </table:table-cell>
          <table:table-cell table:formula="of:=INT([.D1679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79]+[.$D$1]" office:value-type="float" office:value="397">
            <text:p>397</text:p>
          </table:table-cell>
          <table:table-cell table:formula="of:=[.$M$2]+[.$M$3]*[.A1680]+[.$M$4]*[.A1680]^2+[.$M$5]*[.A1680]^3+[.$M$6]*[.A1680]^4+[.$N$2]*[.A1680]^5+[.$N$3]*[.A1680]^6+[.$N$4]*[.A1680]^7+[.$N$5]*[.A1680]^8+[.$N$6]*[.A1680]^9" office:value-type="float" office:value="259115.208658672">
            <text:p>259115.208658672</text:p>
          </table:table-cell>
          <table:table-cell table:formula="of:=[.B1680]/([.$B$2]+[.B1680])*[.$B$1]" office:value-type="float" office:value="5.60946058384573">
            <text:p>5.6094605838</text:p>
          </table:table-cell>
          <table:table-cell table:formula="of:=[.$D$5]*[.C1680]-[.$D$4]" office:value-type="float" office:value="6.76118697816523">
            <text:p>6.7611869782</text:p>
          </table:table-cell>
          <table:table-cell table:formula="of:=INT([.D1680]/[.$B$1]*1024)" office:value-type="float" office:value="1234">
            <text:p>1234</text:p>
          </table:table-cell>
          <table:table-cell table:number-columns-repeated="10"/>
        </table:table-row>
        <table:table-row table:style-name="ro2">
          <table:table-cell table:formula="of:=[.A1680]+[.$D$1]" office:value-type="float" office:value="397.25">
            <text:p>397.25</text:p>
          </table:table-cell>
          <table:table-cell table:formula="of:=[.$M$2]+[.$M$3]*[.A1681]+[.$M$4]*[.A1681]^2+[.$M$5]*[.A1681]^3+[.$M$6]*[.A1681]^4+[.$N$2]*[.A1681]^5+[.$N$3]*[.A1681]^6+[.$N$4]*[.A1681]^7+[.$N$5]*[.A1681]^8+[.$N$6]*[.A1681]^9" office:value-type="float" office:value="261208.730741539">
            <text:p>261208.730741539</text:p>
          </table:table-cell>
          <table:table-cell table:formula="of:=[.B1681]/([.$B$2]+[.B1681])*[.$B$1]" office:value-type="float" office:value="5.60946490671777">
            <text:p>5.6094649067</text:p>
          </table:table-cell>
          <table:table-cell table:formula="of:=[.$D$5]*[.C1681]-[.$D$4]" office:value-type="float" office:value="6.76119309876899">
            <text:p>6.7611930988</text:p>
          </table:table-cell>
          <table:table-cell table:formula="of:=INT([.D1681]/[.$B$1]*1024)" office:value-type="float" office:value="1234">
            <text:p>1234</text:p>
          </table:table-cell>
          <table:table-cell table:number-columns-repeated="10"/>
        </table:table-row>
      </table:table>
      <table:table table:name="Therm Data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Default"/>
        <table:table-row table:style-name="ro2">
          <table:table-cell table:style-name="ce2" table:number-columns-repeated="2"/>
          <table:table-cell table:number-columns-repeated="2"/>
          <table:table-cell office:value-type="string">
            <text:p>Formula</text:p>
          </table:table-cell>
          <table:table-cell office:value-type="string">
            <text:p>(a+bF)/(1+cF+dF^2)</text:p>
          </table:table-cell>
          <table:table-cell table:number-columns-repeated="2"/>
          <table:table-cell office:value-type="string">
            <text:p>a+bF+cF^2+dF^3+...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</text:p>
          </table:table-cell>
          <table:table-cell office:value-type="float" office:value="77.226">
            <text:p>77.226</text:p>
          </table:table-cell>
          <table:table-cell/>
          <table:table-cell table:style-name="ce1" office:value-type="float" office:value="77.3759745285">
            <text:p>7.74E+001</text:p>
          </table:table-cell>
          <table:table-cell office:value-type="float" office:value="0.0000000392996719646">
            <text:p>3.93E-008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</text:p>
          </table:table-cell>
          <table:table-cell office:value-type="float" office:value="-0.39848">
            <text:p>-0.39848</text:p>
          </table:table-cell>
          <table:table-cell/>
          <table:table-cell table:style-name="ce1" office:value-type="float" office:value="-2.37495975063">
            <text:p>-2.37E+000</text:p>
          </table:table-cell>
          <table:table-cell office:value-type="float" office:value="-0.000000000693695706632">
            <text:p>-6.94E-010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office:value-type="float" office:value="0.025551">
            <text:p>0.025551</text:p>
          </table:table-cell>
          <table:table-cell/>
          <table:table-cell table:style-name="ce1" office:value-type="float" office:value="0.0445001891604">
            <text:p>4.45E-002</text:p>
          </table:table-cell>
          <table:table-cell office:value-type="float" office:value="0.00000000000453286511074">
            <text:p>4.53E-012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</text:p>
          </table:table-cell>
          <table:table-cell table:style-name="ce1" office:value-type="float" office:value="0.00022405">
            <text:p>2.24E-004</text:p>
          </table:table-cell>
          <table:table-cell/>
          <table:table-cell table:style-name="ce1" office:value-type="float" office:value="-0.000561417684203">
            <text:p>-5.61E-004</text:p>
          </table:table-cell>
          <table:table-cell office:value-type="float" office:value="-0.0000000000000139685794136">
            <text:p>-1.40E-014</text:p>
          </table:table-cell>
          <table:table-cell/>
        </table:table-row>
        <table:table-row table:style-name="ro2">
          <table:table-cell table:number-columns-repeated="7"/>
          <table:table-cell table:style-name="ce1" office:value-type="float" office:value="0.00000252632267812">
            <text:p>2.53E-006</text:p>
          </table:table-cell>
          <table:table-cell office:value-type="float" office:value="1.68495137249E-017">
            <text:p>1.68E-017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Rt</text:p>
          </table:table-cell>
          <table:table-cell/>
          <table:table-cell office:value-type="string">
            <text:p>Prediction</text:p>
          </table:table-cell>
          <table:table-cell office:value-type="string">
            <text:p>Error^2</text:p>
          </table:table-cell>
          <table:table-cell table:number-columns-repeated="4"/>
        </table:table-row>
        <table:table-row table:style-name="ro2">
          <table:table-cell table:style-name="ce2" office:value-type="float" office:value="-40">
            <text:p>-40</text:p>
          </table:table-cell>
          <table:table-cell table:style-name="ce2" table:formula="of:=9*[.A8]/5+32" office:value-type="float" office:value="-40">
            <text:p>-40</text:p>
          </table:table-cell>
          <table:table-cell table:style-name="ce2" office:value-type="float" office:value="277.2">
            <text:p>277.2</text:p>
          </table:table-cell>
          <table:table-cell table:style-name="ce2"/>
          <table:table-cell table:formula="of:=([.$F$2]+[.$F$3]*[.B8])/(1+[.$F$4]*[.B8]+[.$F$5]*[.B8]*[.B8])" office:value-type="float" office:value="276.91475448817">
            <text:p>276.9147544882</text:p>
          </table:table-cell>
          <table:table-cell table:formula="of:=([.C8]-[.E8])^2" office:value-type="float" office:value="0.0813650020190606">
            <text:p>0.081365002</text:p>
          </table:table-cell>
          <table:table-cell/>
          <table:table-cell table:formula="of:=[.$H$2]+[.$H$3]*[.B8]+[.$H$4]*[.B8]^2+[.$H$5]*[.B8]^3+[.$H$6]*[.B8]^4+[.$I$2]*[.B8]^5+[.$I$3]*[.B8]^6+[.$I$4]*[.B8]^7+[.$I$5]*[.B8]^8+[.$I$6]*[.B8]^9" office:value-type="float" office:value="278.268494931065">
            <text:p>278.2684949311</text:p>
          </table:table-cell>
          <table:table-cell table:formula="of:=([.C8]-[.H8])^2" office:value-type="float" office:value="1.14168141771161">
            <text:p>1.14E+000</text:p>
          </table:table-cell>
          <table:table-cell/>
        </table:table-row>
        <table:table-row table:style-name="ro2">
          <table:table-cell table:formula="of:=[.A8]+1" office:value-type="float" office:value="-39">
            <text:p>-39</text:p>
          </table:table-cell>
          <table:table-cell table:style-name="ce2" table:formula="of:=9*[.A9]/5+32" office:value-type="float" office:value="-38.2">
            <text:p>-38.2</text:p>
          </table:table-cell>
          <table:table-cell table:style-name="ce2" office:value-type="float" office:value="263.6">
            <text:p>263.6</text:p>
          </table:table-cell>
          <table:table-cell table:style-name="ce2"/>
          <table:table-cell table:formula="of:=([.$F$2]+[.$F$3]*[.B9])/(1+[.$F$4]*[.B9]+[.$F$5]*[.B9]*[.B9])" office:value-type="float" office:value="263.463605738479">
            <text:p>263.4636057385</text:p>
          </table:table-cell>
          <table:table-cell table:formula="of:=([.C9]-[.E9])^2" office:value-type="float" office:value="0.018603394575934">
            <text:p>0.0186033946</text:p>
          </table:table-cell>
          <table:table-cell/>
          <table:table-cell table:formula="of:=[.$H$2]+[.$H$3]*[.B9]+[.$H$4]*[.B9]^2+[.$H$5]*[.B9]^3+[.$H$6]*[.B9]^4+[.$I$2]*[.B9]^5+[.$I$3]*[.B9]^6+[.$I$4]*[.B9]^7+[.$I$5]*[.B9]^8+[.$I$6]*[.B9]^9" office:value-type="float" office:value="263.753953434363">
            <text:p>263.7539534344</text:p>
          </table:table-cell>
          <table:table-cell table:formula="of:=([.C9]-[.H9])^2" office:value-type="float" office:value="0.0237016599522031">
            <text:p>2.37E-002</text:p>
          </table:table-cell>
          <table:table-cell>
            <draw:frame table:end-cell-address="'Therm Data'.X29" table:end-x="0.3843in" table:end-y="0.0528in" draw:z-index="1" draw:style-name="gr1" svg:width="12.376in" svg:height="3.5457in" svg:x="0.4547in" svg:y="0.063in">
              <draw:object draw:notify-on-update-of-ranges="'Therm Data'.B7:'Therm Data'.B7 'Therm Data'.B8:'Therm Data'.B148 'Therm Data'.C7:'Therm Data'.C7 'Therm Data'.C8:'Therm Data'.C1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formula="of:=[.A9]+1" office:value-type="float" office:value="-38">
            <text:p>-38</text:p>
          </table:table-cell>
          <table:table-cell table:style-name="ce2" table:formula="of:=9*[.A10]/5+32" office:value-type="float" office:value="-36.4">
            <text:p>-36.4</text:p>
          </table:table-cell>
          <table:table-cell table:style-name="ce2" office:value-type="float" office:value="250.1">
            <text:p>250.1</text:p>
          </table:table-cell>
          <table:table-cell table:style-name="ce2"/>
          <table:table-cell table:formula="of:=([.$F$2]+[.$F$3]*[.B10])/(1+[.$F$4]*[.B10]+[.$F$5]*[.B10]*[.B10])" office:value-type="float" office:value="250.083015066201">
            <text:p>250.0830150662</text:p>
          </table:table-cell>
          <table:table-cell table:formula="of:=([.C10]-[.E10])^2" office:value-type="float" office:value="0.000288487976150432">
            <text:p>0.000288488</text:p>
          </table:table-cell>
          <table:table-cell/>
          <table:table-cell table:formula="of:=[.$H$2]+[.$H$3]*[.B10]+[.$H$4]*[.B10]^2+[.$H$5]*[.B10]^3+[.$H$6]*[.B10]^4+[.$I$2]*[.B10]^5+[.$I$3]*[.B10]^6+[.$I$4]*[.B10]^7+[.$I$5]*[.B10]^8+[.$I$6]*[.B10]^9" office:value-type="float" office:value="249.743310655443">
            <text:p>249.7433106554</text:p>
          </table:table-cell>
          <table:table-cell table:formula="of:=([.C10]-[.H10])^2" office:value-type="float" office:value="0.127227288520156">
            <text:p>1.27E-001</text:p>
          </table:table-cell>
          <table:table-cell/>
        </table:table-row>
        <table:table-row table:style-name="ro2">
          <table:table-cell table:formula="of:=[.A10]+1" office:value-type="float" office:value="-37">
            <text:p>-37</text:p>
          </table:table-cell>
          <table:table-cell table:style-name="ce2" table:formula="of:=9*[.A11]/5+32" office:value-type="float" office:value="-34.6">
            <text:p>-34.6</text:p>
          </table:table-cell>
          <table:table-cell table:style-name="ce2" office:value-type="float" office:value="236.8">
            <text:p>236.8</text:p>
          </table:table-cell>
          <table:table-cell table:style-name="ce2"/>
          <table:table-cell table:formula="of:=([.$F$2]+[.$F$3]*[.B11])/(1+[.$F$4]*[.B11]+[.$F$5]*[.B11]*[.B11])" office:value-type="float" office:value="236.915924870273">
            <text:p>236.9159248703</text:p>
          </table:table-cell>
          <table:table-cell table:formula="of:=([.C11]-[.E11])^2" office:value-type="float" office:value="0.0134385755478856">
            <text:p>0.0134385755</text:p>
          </table:table-cell>
          <table:table-cell/>
          <table:table-cell table:formula="of:=[.$H$2]+[.$H$3]*[.B11]+[.$H$4]*[.B11]^2+[.$H$5]*[.B11]^3+[.$H$6]*[.B11]^4+[.$I$2]*[.B11]^5+[.$I$3]*[.B11]^6+[.$I$4]*[.B11]^7+[.$I$5]*[.B11]^8+[.$I$6]*[.B11]^9" office:value-type="float" office:value="236.261019522725">
            <text:p>236.2610195227</text:p>
          </table:table-cell>
          <table:table-cell table:formula="of:=([.C11]-[.H11])^2" office:value-type="float" office:value="0.290499954883285">
            <text:p>2.90E-001</text:p>
          </table:table-cell>
          <table:table-cell/>
        </table:table-row>
        <table:table-row table:style-name="ro2">
          <table:table-cell table:formula="of:=[.A11]+1" office:value-type="float" office:value="-36">
            <text:p>-36</text:p>
          </table:table-cell>
          <table:table-cell table:style-name="ce2" table:formula="of:=9*[.A12]/5+32" office:value-type="float" office:value="-32.8">
            <text:p>-32.8</text:p>
          </table:table-cell>
          <table:table-cell table:style-name="ce2" office:value-type="float" office:value="224">
            <text:p>224</text:p>
          </table:table-cell>
          <table:table-cell table:style-name="ce2"/>
          <table:table-cell table:formula="of:=([.$F$2]+[.$F$3]*[.B12])/(1+[.$F$4]*[.B12]+[.$F$5]*[.B12]*[.B12])" office:value-type="float" office:value="224.077062851699">
            <text:p>224.0770628517</text:p>
          </table:table-cell>
          <table:table-cell table:formula="of:=([.C12]-[.E12])^2" office:value-type="float" office:value="0.00593868311202546">
            <text:p>0.0059386831</text:p>
          </table:table-cell>
          <table:table-cell/>
          <table:table-cell table:formula="of:=[.$H$2]+[.$H$3]*[.B12]+[.$H$4]*[.B12]^2+[.$H$5]*[.B12]^3+[.$H$6]*[.B12]^4+[.$I$2]*[.B12]^5+[.$I$3]*[.B12]^6+[.$I$4]*[.B12]^7+[.$I$5]*[.B12]^8+[.$I$6]*[.B12]^9" office:value-type="float" office:value="223.324489627429">
            <text:p>223.3244896274</text:p>
          </table:table-cell>
          <table:table-cell table:formula="of:=([.C12]-[.H12])^2" office:value-type="float" office:value="0.456314263451219">
            <text:p>4.56E-001</text:p>
          </table:table-cell>
          <table:table-cell/>
        </table:table-row>
        <table:table-row table:style-name="ro2">
          <table:table-cell table:formula="of:=[.A12]+1" office:value-type="float" office:value="-35">
            <text:p>-35</text:p>
          </table:table-cell>
          <table:table-cell table:style-name="ce2" table:formula="of:=9*[.A13]/5+32" office:value-type="float" office:value="-31">
            <text:p>-31</text:p>
          </table:table-cell>
          <table:table-cell table:style-name="ce2" office:value-type="float" office:value="211.5">
            <text:p>211.5</text:p>
          </table:table-cell>
          <table:table-cell table:style-name="ce2"/>
          <table:table-cell table:formula="of:=([.$F$2]+[.$F$3]*[.B13])/(1+[.$F$4]*[.B13]+[.$F$5]*[.B13]*[.B13])" office:value-type="float" office:value="211.654792340968">
            <text:p>211.654792341</text:p>
          </table:table-cell>
          <table:table-cell table:formula="of:=([.C13]-[.E13])^2" office:value-type="float" office:value="0.0239606688224551">
            <text:p>0.0239606688</text:p>
          </table:table-cell>
          <table:table-cell/>
          <table:table-cell table:formula="of:=[.$H$2]+[.$H$3]*[.B13]+[.$H$4]*[.B13]^2+[.$H$5]*[.B13]^3+[.$H$6]*[.B13]^4+[.$I$2]*[.B13]^5+[.$I$3]*[.B13]^6+[.$I$4]*[.B13]^7+[.$I$5]*[.B13]^8+[.$I$6]*[.B13]^9" office:value-type="float" office:value="210.944870981658">
            <text:p>210.9448709817</text:p>
          </table:table-cell>
          <table:table-cell table:formula="of:=([.C13]-[.H13])^2" office:value-type="float" office:value="0.308168227005227">
            <text:p>3.08E-001</text:p>
          </table:table-cell>
          <table:table-cell/>
        </table:table-row>
        <table:table-row table:style-name="ro2">
          <table:table-cell table:formula="of:=[.A13]+1" office:value-type="float" office:value="-34">
            <text:p>-34</text:p>
          </table:table-cell>
          <table:table-cell table:style-name="ce2" table:formula="of:=9*[.A14]/5+32" office:value-type="float" office:value="-29.2">
            <text:p>-29.2</text:p>
          </table:table-cell>
          <table:table-cell table:style-name="ce2" office:value-type="float" office:value="199.6">
            <text:p>199.6</text:p>
          </table:table-cell>
          <table:table-cell table:style-name="ce2"/>
          <table:table-cell table:formula="of:=([.$F$2]+[.$F$3]*[.B14])/(1+[.$F$4]*[.B14]+[.$F$5]*[.B14]*[.B14])" office:value-type="float" office:value="199.713801796786">
            <text:p>199.7138017968</text:p>
          </table:table-cell>
          <table:table-cell table:formula="of:=([.C14]-[.E14])^2" office:value-type="float" office:value="0.0129508489516297">
            <text:p>0.012950849</text:p>
          </table:table-cell>
          <table:table-cell/>
          <table:table-cell table:formula="of:=[.$H$2]+[.$H$3]*[.B14]+[.$H$4]*[.B14]^2+[.$H$5]*[.B14]^3+[.$H$6]*[.B14]^4+[.$I$2]*[.B14]^5+[.$I$3]*[.B14]^6+[.$I$4]*[.B14]^7+[.$I$5]*[.B14]^8+[.$I$6]*[.B14]^9" office:value-type="float" office:value="199.127780979918">
            <text:p>199.1277809799</text:p>
          </table:table-cell>
          <table:table-cell table:formula="of:=([.C14]-[.H14])^2" office:value-type="float" office:value="0.222990802927131">
            <text:p>2.23E-001</text:p>
          </table:table-cell>
          <table:table-cell/>
        </table:table-row>
        <table:table-row table:style-name="ro2">
          <table:table-cell table:formula="of:=[.A14]+1" office:value-type="float" office:value="-33">
            <text:p>-33</text:p>
          </table:table-cell>
          <table:table-cell table:style-name="ce2" table:formula="of:=9*[.A15]/5+32" office:value-type="float" office:value="-27.4">
            <text:p>-27.4</text:p>
          </table:table-cell>
          <table:table-cell table:style-name="ce2" office:value-type="float" office:value="188.1">
            <text:p>188.1</text:p>
          </table:table-cell>
          <table:table-cell table:style-name="ce2"/>
          <table:table-cell table:formula="of:=([.$F$2]+[.$F$3]*[.B15])/(1+[.$F$4]*[.B15]+[.$F$5]*[.B15]*[.B15])" office:value-type="float" office:value="188.298222262443">
            <text:p>188.2982222624</text:p>
          </table:table-cell>
          <table:table-cell table:formula="of:=([.C15]-[.E15])^2" office:value-type="float" office:value="0.0392920653278343">
            <text:p>0.0392920653</text:p>
          </table:table-cell>
          <table:table-cell/>
          <table:table-cell table:formula="of:=[.$H$2]+[.$H$3]*[.B15]+[.$H$4]*[.B15]^2+[.$H$5]*[.B15]^3+[.$H$6]*[.B15]^4+[.$I$2]*[.B15]^5+[.$I$3]*[.B15]^6+[.$I$4]*[.B15]^7+[.$I$5]*[.B15]^8+[.$I$6]*[.B15]^9" office:value-type="float" office:value="187.873977337646">
            <text:p>187.8739773376</text:p>
          </table:table-cell>
          <table:table-cell table:formula="of:=([.C15]-[.H15])^2" office:value-type="float" office:value="0.0510862438974159">
            <text:p>5.11E-002</text:p>
          </table:table-cell>
          <table:table-cell/>
        </table:table-row>
        <table:table-row table:style-name="ro2">
          <table:table-cell table:formula="of:=[.A15]+1" office:value-type="float" office:value="-32">
            <text:p>-32</text:p>
          </table:table-cell>
          <table:table-cell table:style-name="ce2" table:formula="of:=9*[.A16]/5+32" office:value-type="float" office:value="-25.6">
            <text:p>-25.6</text:p>
          </table:table-cell>
          <table:table-cell table:style-name="ce2" office:value-type="float" office:value="177.3">
            <text:p>177.3</text:p>
          </table:table-cell>
          <table:table-cell table:style-name="ce2"/>
          <table:table-cell table:formula="of:=([.$F$2]+[.$F$3]*[.B16])/(1+[.$F$4]*[.B16]+[.$F$5]*[.B16]*[.B16])" office:value-type="float" office:value="177.434856690694">
            <text:p>177.4348566907</text:p>
          </table:table-cell>
          <table:table-cell table:formula="of:=([.C16]-[.E16])^2" office:value-type="float" office:value="0.0181863270250428">
            <text:p>0.018186327</text:p>
          </table:table-cell>
          <table:table-cell/>
          <table:table-cell table:formula="of:=[.$H$2]+[.$H$3]*[.B16]+[.$H$4]*[.B16]^2+[.$H$5]*[.B16]^3+[.$H$6]*[.B16]^4+[.$I$2]*[.B16]^5+[.$I$3]*[.B16]^6+[.$I$4]*[.B16]^7+[.$I$5]*[.B16]^8+[.$I$6]*[.B16]^9" office:value-type="float" office:value="177.179979696179">
            <text:p>177.1799796962</text:p>
          </table:table-cell>
          <table:table-cell table:formula="of:=([.C16]-[.H16])^2" office:value-type="float" office:value="0.0144048733292529">
            <text:p>1.44E-002</text:p>
          </table:table-cell>
          <table:table-cell/>
        </table:table-row>
        <table:table-row table:style-name="ro2">
          <table:table-cell table:formula="of:=[.A16]+1" office:value-type="float" office:value="-31">
            <text:p>-31</text:p>
          </table:table-cell>
          <table:table-cell table:style-name="ce2" table:formula="of:=9*[.A17]/5+32" office:value-type="float" office:value="-23.8">
            <text:p>-23.8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formula="of:=([.$F$2]+[.$F$3]*[.B17])/(1+[.$F$4]*[.B17]+[.$F$5]*[.B17]*[.B17])" office:value-type="float" office:value="167.1362985808">
            <text:p>167.1362985808</text:p>
          </table:table-cell>
          <table:table-cell table:formula="of:=([.C17]-[.E17])^2" office:value-type="float" office:value="0.0185773031281876">
            <text:p>0.0185773031</text:p>
          </table:table-cell>
          <table:table-cell/>
          <table:table-cell table:formula="of:=[.$H$2]+[.$H$3]*[.B17]+[.$H$4]*[.B17]^2+[.$H$5]*[.B17]^3+[.$H$6]*[.B17]^4+[.$I$2]*[.B17]^5+[.$I$3]*[.B17]^6+[.$I$4]*[.B17]^7+[.$I$5]*[.B17]^8+[.$I$6]*[.B17]^9" office:value-type="float" office:value="167.038642500612">
            <text:p>167.0386425006</text:p>
          </table:table-cell>
          <table:table-cell table:formula="of:=([.C17]-[.H17])^2" office:value-type="float" office:value="0.00149324285356703">
            <text:p>1.49E-003</text:p>
          </table:table-cell>
          <table:table-cell/>
        </table:table-row>
        <table:table-row table:style-name="ro2">
          <table:table-cell table:formula="of:=[.A17]+1" office:value-type="float" office:value="-30">
            <text:p>-30</text:p>
          </table:table-cell>
          <table:table-cell table:style-name="ce2" table:formula="of:=9*[.A18]/5+32" office:value-type="float" office:value="-22">
            <text:p>-22</text:p>
          </table:table-cell>
          <table:table-cell table:style-name="ce2" office:value-type="float" office:value="157.2">
            <text:p>157.2</text:p>
          </table:table-cell>
          <table:table-cell table:style-name="ce2"/>
          <table:table-cell table:formula="of:=([.$F$2]+[.$F$3]*[.B18])/(1+[.$F$4]*[.B18]+[.$F$5]*[.B18]*[.B18])" office:value-type="float" office:value="157.403798738537">
            <text:p>157.4037987385</text:p>
          </table:table-cell>
          <table:table-cell table:formula="of:=([.C18]-[.E18])^2" office:value-type="float" office:value="0.0415339258294069">
            <text:p>0.0415339258</text:p>
          </table:table-cell>
          <table:table-cell/>
          <table:table-cell table:formula="of:=[.$H$2]+[.$H$3]*[.B18]+[.$H$4]*[.B18]^2+[.$H$5]*[.B18]^3+[.$H$6]*[.B18]^4+[.$I$2]*[.B18]^5+[.$I$3]*[.B18]^6+[.$I$4]*[.B18]^7+[.$I$5]*[.B18]^8+[.$I$6]*[.B18]^9" office:value-type="float" office:value="157.439681675283">
            <text:p>157.4396816753</text:p>
          </table:table-cell>
          <table:table-cell table:formula="of:=([.C18]-[.H18])^2" office:value-type="float" office:value="0.0574473054662654">
            <text:p>5.74E-002</text:p>
          </table:table-cell>
          <table:table-cell/>
        </table:table-row>
        <table:table-row table:style-name="ro2">
          <table:table-cell table:formula="of:=[.A18]+1" office:value-type="float" office:value="-29">
            <text:p>-29</text:p>
          </table:table-cell>
          <table:table-cell table:style-name="ce2" table:formula="of:=9*[.A19]/5+32" office:value-type="float" office:value="-20.2">
            <text:p>-20.2</text:p>
          </table:table-cell>
          <table:table-cell table:style-name="ce2" office:value-type="float" office:value="148.1">
            <text:p>148.1</text:p>
          </table:table-cell>
          <table:table-cell table:style-name="ce2"/>
          <table:table-cell table:formula="of:=([.$F$2]+[.$F$3]*[.B19])/(1+[.$F$4]*[.B19]+[.$F$5]*[.B19]*[.B19])" office:value-type="float" office:value="148.229803676351">
            <text:p>148.2298036764</text:p>
          </table:table-cell>
          <table:table-cell table:formula="of:=([.C19]-[.E19])^2" office:value-type="float" office:value="0.0168489943943023">
            <text:p>0.0168489944</text:p>
          </table:table-cell>
          <table:table-cell/>
          <table:table-cell table:formula="of:=[.$H$2]+[.$H$3]*[.B19]+[.$H$4]*[.B19]^2+[.$H$5]*[.B19]^3+[.$H$6]*[.B19]^4+[.$I$2]*[.B19]^5+[.$I$3]*[.B19]^6+[.$I$4]*[.B19]^7+[.$I$5]*[.B19]^8+[.$I$6]*[.B19]^9" office:value-type="float" office:value="148.370157541062">
            <text:p>148.3701575411</text:p>
          </table:table-cell>
          <table:table-cell table:formula="of:=([.C19]-[.H19])^2" office:value-type="float" office:value="0.0729850969927996">
            <text:p>7.30E-002</text:p>
          </table:table-cell>
          <table:table-cell/>
        </table:table-row>
        <table:table-row table:style-name="ro2">
          <table:table-cell table:formula="of:=[.A19]+1" office:value-type="float" office:value="-28">
            <text:p>-28</text:p>
          </table:table-cell>
          <table:table-cell table:style-name="ce2" table:formula="of:=9*[.A20]/5+32" office:value-type="float" office:value="-18.4">
            <text:p>-18.4</text:p>
          </table:table-cell>
          <table:table-cell table:style-name="ce2" office:value-type="float" office:value="139.4">
            <text:p>139.4</text:p>
          </table:table-cell>
          <table:table-cell table:style-name="ce2"/>
          <table:table-cell table:formula="of:=([.$F$2]+[.$F$3]*[.B20])/(1+[.$F$4]*[.B20]+[.$F$5]*[.B20]*[.B20])" office:value-type="float" office:value="139.600136808677">
            <text:p>139.6001368087</text:p>
          </table:table-cell>
          <table:table-cell table:formula="of:=([.C20]-[.E20])^2" office:value-type="float" office:value="0.0400547421872554">
            <text:p>0.0400547422</text:p>
          </table:table-cell>
          <table:table-cell/>
          <table:table-cell table:formula="of:=[.$H$2]+[.$H$3]*[.B20]+[.$H$4]*[.B20]^2+[.$H$5]*[.B20]^3+[.$H$6]*[.B20]^4+[.$I$2]*[.B20]^5+[.$I$3]*[.B20]^6+[.$I$4]*[.B20]^7+[.$I$5]*[.B20]^8+[.$I$6]*[.B20]^9" office:value-type="float" office:value="139.814916339347">
            <text:p>139.8149163393</text:p>
          </table:table-cell>
          <table:table-cell table:formula="of:=([.C20]-[.H20])^2" office:value-type="float" office:value="0.17215556865681">
            <text:p>1.72E-001</text:p>
          </table:table-cell>
          <table:table-cell/>
        </table:table-row>
        <table:table-row table:style-name="ro2">
          <table:table-cell table:formula="of:=[.A20]+1" office:value-type="float" office:value="-27">
            <text:p>-27</text:p>
          </table:table-cell>
          <table:table-cell table:style-name="ce2" table:formula="of:=9*[.A21]/5+32" office:value-type="float" office:value="-16.6">
            <text:p>-16.6</text:p>
          </table:table-cell>
          <table:table-cell table:style-name="ce2" office:value-type="float" office:value="131.3">
            <text:p>131.3</text:p>
          </table:table-cell>
          <table:table-cell table:style-name="ce2"/>
          <table:table-cell table:formula="of:=([.$F$2]+[.$F$3]*[.B21])/(1+[.$F$4]*[.B21]+[.$F$5]*[.B21]*[.B21])" office:value-type="float" office:value="131.495826069931">
            <text:p>131.4958260699</text:p>
          </table:table-cell>
          <table:table-cell table:formula="of:=([.C21]-[.E21])^2" office:value-type="float" office:value="0.0383478496646438">
            <text:p>0.0383478497</text:p>
          </table:table-cell>
          <table:table-cell/>
          <table:table-cell table:formula="of:=[.$H$2]+[.$H$3]*[.B21]+[.$H$4]*[.B21]^2+[.$H$5]*[.B21]^3+[.$H$6]*[.B21]^4+[.$I$2]*[.B21]^5+[.$I$3]*[.B21]^6+[.$I$4]*[.B21]^7+[.$I$5]*[.B21]^8+[.$I$6]*[.B21]^9" office:value-type="float" office:value="131.756992649513">
            <text:p>131.7569926495</text:p>
          </table:table-cell>
          <table:table-cell table:formula="of:=([.C21]-[.H21])^2" office:value-type="float" office:value="0.208842281708715">
            <text:p>2.09E-001</text:p>
          </table:table-cell>
          <table:table-cell/>
        </table:table-row>
        <table:table-row table:style-name="ro2">
          <table:table-cell table:formula="of:=[.A21]+1" office:value-type="float" office:value="-26">
            <text:p>-26</text:p>
          </table:table-cell>
          <table:table-cell table:style-name="ce2" table:formula="of:=9*[.A22]/5+32" office:value-type="float" office:value="-14.8">
            <text:p>-14.8</text:p>
          </table:table-cell>
          <table:table-cell table:style-name="ce2" office:value-type="float" office:value="123.7">
            <text:p>123.7</text:p>
          </table:table-cell>
          <table:table-cell table:style-name="ce2"/>
          <table:table-cell table:formula="of:=([.$F$2]+[.$F$3]*[.B22])/(1+[.$F$4]*[.B22]+[.$F$5]*[.B22]*[.B22])" office:value-type="float" office:value="123.89460178442">
            <text:p>123.8946017844</text:p>
          </table:table-cell>
          <table:table-cell table:formula="of:=([.C22]-[.E22])^2" office:value-type="float" office:value="0.0378698544992994">
            <text:p>0.0378698545</text:p>
          </table:table-cell>
          <table:table-cell/>
          <table:table-cell table:formula="of:=[.$H$2]+[.$H$3]*[.B22]+[.$H$4]*[.B22]^2+[.$H$5]*[.B22]^3+[.$H$6]*[.B22]^4+[.$I$2]*[.B22]^5+[.$I$3]*[.B22]^6+[.$I$4]*[.B22]^7+[.$I$5]*[.B22]^8+[.$I$6]*[.B22]^9" office:value-type="float" office:value="124.177974909736">
            <text:p>124.1779749097</text:p>
          </table:table-cell>
          <table:table-cell table:formula="of:=([.C22]-[.H22])^2" office:value-type="float" office:value="0.228460014336803">
            <text:p>2.28E-001</text:p>
          </table:table-cell>
          <table:table-cell/>
        </table:table-row>
        <table:table-row table:style-name="ro2">
          <table:table-cell table:formula="of:=[.A22]+1" office:value-type="float" office:value="-25">
            <text:p>-25</text:p>
          </table:table-cell>
          <table:table-cell table:style-name="ce2" table:formula="of:=9*[.A23]/5+32" office:value-type="float" office:value="-13">
            <text:p>-13</text:p>
          </table:table-cell>
          <table:table-cell table:style-name="ce2" office:value-type="float" office:value="116.6">
            <text:p>116.6</text:p>
          </table:table-cell>
          <table:table-cell table:style-name="ce2"/>
          <table:table-cell table:formula="of:=([.$F$2]+[.$F$3]*[.B23])/(1+[.$F$4]*[.B23]+[.$F$5]*[.B23]*[.B23])" office:value-type="float" office:value="116.772099589706">
            <text:p>116.7720995897</text:p>
          </table:table-cell>
          <table:table-cell table:formula="of:=([.C23]-[.E23])^2" office:value-type="float" office:value="0.0296182687770056">
            <text:p>0.0296182688</text:p>
          </table:table-cell>
          <table:table-cell/>
          <table:table-cell table:formula="of:=[.$H$2]+[.$H$3]*[.B23]+[.$H$4]*[.B23]^2+[.$H$5]*[.B23]^3+[.$H$6]*[.B23]^4+[.$I$2]*[.B23]^5+[.$I$3]*[.B23]^6+[.$I$4]*[.B23]^7+[.$I$5]*[.B23]^8+[.$I$6]*[.B23]^9" office:value-type="float" office:value="117.058336175375">
            <text:p>117.0583361754</text:p>
          </table:table-cell>
          <table:table-cell table:formula="of:=([.C23]-[.H23])^2" office:value-type="float" office:value="0.210072049657496">
            <text:p>2.10E-001</text:p>
          </table:table-cell>
          <table:table-cell/>
        </table:table-row>
        <table:table-row table:style-name="ro2">
          <table:table-cell table:formula="of:=[.A23]+1" office:value-type="float" office:value="-24">
            <text:p>-24</text:p>
          </table:table-cell>
          <table:table-cell table:style-name="ce2" table:formula="of:=9*[.A24]/5+32" office:value-type="float" office:value="-11.2">
            <text:p>-11.2</text:p>
          </table:table-cell>
          <table:table-cell table:style-name="ce2" office:value-type="float" office:value="110">
            <text:p>110</text:p>
          </table:table-cell>
          <table:table-cell table:style-name="ce2"/>
          <table:table-cell table:formula="of:=([.$F$2]+[.$F$3]*[.B24])/(1+[.$F$4]*[.B24]+[.$F$5]*[.B24]*[.B24])" office:value-type="float" office:value="110.102807686173">
            <text:p>110.1028076862</text:p>
          </table:table-cell>
          <table:table-cell table:formula="of:=([.C24]-[.E24])^2" office:value-type="float" office:value="0.0105694203362887">
            <text:p>0.0105694203</text:p>
          </table:table-cell>
          <table:table-cell/>
          <table:table-cell table:formula="of:=[.$H$2]+[.$H$3]*[.B24]+[.$H$4]*[.B24]^2+[.$H$5]*[.B24]^3+[.$H$6]*[.B24]^4+[.$I$2]*[.B24]^5+[.$I$3]*[.B24]^6+[.$I$4]*[.B24]^7+[.$I$5]*[.B24]^8+[.$I$6]*[.B24]^9" office:value-type="float" office:value="110.377732174678">
            <text:p>110.3777321747</text:p>
          </table:table-cell>
          <table:table-cell table:formula="of:=([.C24]-[.H24])^2" office:value-type="float" office:value="0.142681595787305">
            <text:p>1.43E-001</text:p>
          </table:table-cell>
          <table:table-cell/>
        </table:table-row>
        <table:table-row table:style-name="ro2">
          <table:table-cell table:formula="of:=[.A24]+1" office:value-type="float" office:value="-23">
            <text:p>-23</text:p>
          </table:table-cell>
          <table:table-cell table:style-name="ce2" table:formula="of:=9*[.A25]/5+32" office:value-type="float" office:value="-9.4">
            <text:p>-9.4</text:p>
          </table:table-cell>
          <table:table-cell table:style-name="ce2" office:value-type="float" office:value="103.7">
            <text:p>103.7</text:p>
          </table:table-cell>
          <table:table-cell table:style-name="ce2"/>
          <table:table-cell table:formula="of:=([.$F$2]+[.$F$3]*[.B25])/(1+[.$F$4]*[.B25]+[.$F$5]*[.B25]*[.B25])" office:value-type="float" office:value="103.860797878439">
            <text:p>103.8607978784</text:p>
          </table:table-cell>
          <table:table-cell table:formula="of:=([.C25]-[.E25])^2" office:value-type="float" office:value="0.0258559577104875">
            <text:p>0.0258559577</text:p>
          </table:table-cell>
          <table:table-cell/>
          <table:table-cell table:formula="of:=[.$H$2]+[.$H$3]*[.B25]+[.$H$4]*[.B25]^2+[.$H$5]*[.B25]^3+[.$H$6]*[.B25]^4+[.$I$2]*[.B25]^5+[.$I$3]*[.B25]^6+[.$I$4]*[.B25]^7+[.$I$5]*[.B25]^8+[.$I$6]*[.B25]^9" office:value-type="float" office:value="104.115268648298">
            <text:p>104.1152686483</text:p>
          </table:table-cell>
          <table:table-cell table:formula="of:=([.C25]-[.H25])^2" office:value-type="float" office:value="0.172448050258832">
            <text:p>1.72E-001</text:p>
          </table:table-cell>
          <table:table-cell/>
        </table:table-row>
        <table:table-row table:style-name="ro2">
          <table:table-cell table:formula="of:=[.A25]+1" office:value-type="float" office:value="-22">
            <text:p>-22</text:p>
          </table:table-cell>
          <table:table-cell table:style-name="ce2" table:formula="of:=9*[.A26]/5+32" office:value-type="float" office:value="-7.6">
            <text:p>-7.6</text:p>
          </table:table-cell>
          <table:table-cell office:value-type="float" office:value="97.9">
            <text:p>97.9</text:p>
          </table:table-cell>
          <table:table-cell/>
          <table:table-cell table:formula="of:=([.$F$2]+[.$F$3]*[.B26])/(1+[.$F$4]*[.B26]+[.$F$5]*[.B26]*[.B26])" office:value-type="float" office:value="98.0202774772043">
            <text:p>98.0202774772</text:p>
          </table:table-cell>
          <table:table-cell table:formula="of:=([.C26]-[.E26])^2" office:value-type="float" office:value="0.0144666715226405">
            <text:p>0.0144666715</text:p>
          </table:table-cell>
          <table:table-cell/>
          <table:table-cell table:formula="of:=[.$H$2]+[.$H$3]*[.B26]+[.$H$4]*[.B26]^2+[.$H$5]*[.B26]^3+[.$H$6]*[.B26]^4+[.$I$2]*[.B26]^5+[.$I$3]*[.B26]^6+[.$I$4]*[.B26]^7+[.$I$5]*[.B26]^8+[.$I$6]*[.B26]^9" office:value-type="float" office:value="98.2497398870773">
            <text:p>98.2497398871</text:p>
          </table:table-cell>
          <table:table-cell table:formula="of:=([.C26]-[.H26])^2" office:value-type="float" office:value="0.122317988612866">
            <text:p>1.22E-001</text:p>
          </table:table-cell>
          <table:table-cell/>
        </table:table-row>
        <table:table-row table:style-name="ro2">
          <table:table-cell table:formula="of:=[.A26]+1" office:value-type="float" office:value="-21">
            <text:p>-21</text:p>
          </table:table-cell>
          <table:table-cell table:style-name="ce2" table:formula="of:=9*[.A27]/5+32" office:value-type="float" office:value="-5.8">
            <text:p>-5.8</text:p>
          </table:table-cell>
          <table:table-cell office:value-type="float" office:value="92.5">
            <text:p>92.5</text:p>
          </table:table-cell>
          <table:table-cell/>
          <table:table-cell table:formula="of:=([.$F$2]+[.$F$3]*[.B27])/(1+[.$F$4]*[.B27]+[.$F$5]*[.B27]*[.B27])" office:value-type="float" office:value="92.5559953516114">
            <text:p>92.5559953516</text:p>
          </table:table-cell>
          <table:table-cell table:formula="of:=([.C27]-[.E27])^2" office:value-type="float" office:value="0.00313547940208758">
            <text:p>0.0031354794</text:p>
          </table:table-cell>
          <table:table-cell/>
          <table:table-cell table:formula="of:=[.$H$2]+[.$H$3]*[.B27]+[.$H$4]*[.B27]^2+[.$H$5]*[.B27]^3+[.$H$6]*[.B27]^4+[.$I$2]*[.B27]^5+[.$I$3]*[.B27]^6+[.$I$4]*[.B27]^7+[.$I$5]*[.B27]^8+[.$I$6]*[.B27]^9" office:value-type="float" office:value="92.7598403117497">
            <text:p>92.7598403117</text:p>
          </table:table-cell>
          <table:table-cell table:formula="of:=([.C27]-[.H27])^2" office:value-type="float" office:value="0.0675169876101953">
            <text:p>6.75E-002</text:p>
          </table:table-cell>
          <table:table-cell/>
        </table:table-row>
        <table:table-row table:style-name="ro2">
          <table:table-cell table:formula="of:=[.A27]+1" office:value-type="float" office:value="-20">
            <text:p>-20</text:p>
          </table:table-cell>
          <table:table-cell table:style-name="ce2" table:formula="of:=9*[.A28]/5+32" office:value-type="float" office:value="-4">
            <text:p>-4</text:p>
          </table:table-cell>
          <table:table-cell office:value-type="float" office:value="87.43">
            <text:p>87.43</text:p>
          </table:table-cell>
          <table:table-cell/>
          <table:table-cell table:formula="of:=([.$F$2]+[.$F$3]*[.B28])/(1+[.$F$4]*[.B28]+[.$F$5]*[.B28]*[.B28])" office:value-type="float" office:value="87.4435310803159">
            <text:p>87.4435310803</text:p>
          </table:table-cell>
          <table:table-cell table:formula="of:=([.C28]-[.E28])^2" office:value-type="float" office:value="0.00018309013451457">
            <text:p>0.0001830901</text:p>
          </table:table-cell>
          <table:table-cell/>
          <table:table-cell table:formula="of:=[.$H$2]+[.$H$3]*[.B28]+[.$H$4]*[.B28]^2+[.$H$5]*[.B28]^3+[.$H$6]*[.B28]^4+[.$I$2]*[.B28]^5+[.$I$3]*[.B28]^6+[.$I$4]*[.B28]^7+[.$I$5]*[.B28]^8+[.$I$6]*[.B28]^9" office:value-type="float" office:value="87.624350868553">
            <text:p>87.6243508686</text:p>
          </table:table-cell>
          <table:table-cell table:formula="of:=([.C28]-[.H28])^2" office:value-type="float" office:value="0.0377722601072897">
            <text:p>3.78E-002</text:p>
          </table:table-cell>
          <table:table-cell/>
        </table:table-row>
        <table:table-row table:style-name="ro2">
          <table:table-cell table:formula="of:=[.A28]+1" office:value-type="float" office:value="-19">
            <text:p>-19</text:p>
          </table:table-cell>
          <table:table-cell table:style-name="ce2" table:formula="of:=9*[.A29]/5+32" office:value-type="float" office:value="-2.2">
            <text:p>-2.2</text:p>
          </table:table-cell>
          <table:table-cell office:value-type="float" office:value="82.79">
            <text:p>82.79</text:p>
          </table:table-cell>
          <table:table-cell/>
          <table:table-cell table:formula="of:=([.$F$2]+[.$F$3]*[.B29])/(1+[.$F$4]*[.B29]+[.$F$5]*[.B29]*[.B29])" office:value-type="float" office:value="82.6594917647921">
            <text:p>82.6594917648</text:p>
          </table:table-cell>
          <table:table-cell table:formula="of:=([.C29]-[.E29])^2" office:value-type="float" office:value="0.0170323994570764">
            <text:p>0.0170323995</text:p>
          </table:table-cell>
          <table:table-cell/>
          <table:table-cell table:formula="of:=[.$H$2]+[.$H$3]*[.B29]+[.$H$4]*[.B29]^2+[.$H$5]*[.B29]^3+[.$H$6]*[.B29]^4+[.$I$2]*[.B29]^5+[.$I$3]*[.B29]^6+[.$I$4]*[.B29]^7+[.$I$5]*[.B29]^8+[.$I$6]*[.B29]^9" office:value-type="float" office:value="82.8223019463983">
            <text:p>82.8223019464</text:p>
          </table:table-cell>
          <table:table-cell table:formula="of:=([.C29]-[.H29])^2" office:value-type="float" office:value="0.00104341574111902">
            <text:p>1.04E-003</text:p>
          </table:table-cell>
          <table:table-cell>
            <draw:frame table:end-cell-address="'Therm Data'.X54" table:end-x="0.2193in" table:end-y="0.178in" draw:z-index="0" draw:style-name="gr1" svg:width="11.926in" svg:height="4.4555in" svg:x="0.7398in" svg:y="0.1677in">
              <draw:object draw:notify-on-update-of-ranges="'Therm Data'.A7:'Therm Data'.A7 'Therm Data'.A8:'Therm Data'.A148 'Therm Data'.C7:'Therm Data'.C7 'Therm Data'.C8:'Therm Data'.C14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formula="of:=[.A29]+1" office:value-type="float" office:value="-18">
            <text:p>-18</text:p>
          </table:table-cell>
          <table:table-cell table:style-name="ce2" table:formula="of:=9*[.A30]/5+32" office:value-type="float" office:value="-0.399999999999999">
            <text:p>-0.4</text:p>
          </table:table-cell>
          <table:table-cell office:value-type="float" office:value="78.44">
            <text:p>78.44</text:p>
          </table:table-cell>
          <table:table-cell/>
          <table:table-cell table:formula="of:=([.$F$2]+[.$F$3]*[.B30])/(1+[.$F$4]*[.B30]+[.$F$5]*[.B30]*[.B30])" office:value-type="float" office:value="78.1816369469311">
            <text:p>78.1816369469</text:p>
          </table:table-cell>
          <table:table-cell table:formula="of:=([.C30]-[.E30])^2" office:value-type="float" office:value="0.0667514671910638">
            <text:p>0.0667514672</text:p>
          </table:table-cell>
          <table:table-cell/>
          <table:table-cell table:formula="of:=[.$H$2]+[.$H$3]*[.B30]+[.$H$4]*[.B30]^2+[.$H$5]*[.B30]^3+[.$H$6]*[.B30]^4+[.$I$2]*[.B30]^5+[.$I$3]*[.B30]^6+[.$I$4]*[.B30]^7+[.$I$5]*[.B30]^8+[.$I$6]*[.B30]^9" office:value-type="float" office:value="78.333114454018">
            <text:p>78.333114454</text:p>
          </table:table-cell>
          <table:table-cell table:formula="of:=([.C30]-[.H30])^2" office:value-type="float" office:value="0.0114245199398663">
            <text:p>1.14E-002</text:p>
          </table:table-cell>
          <table:table-cell/>
        </table:table-row>
        <table:table-row table:style-name="ro2">
          <table:table-cell table:formula="of:=[.A30]+1" office:value-type="float" office:value="-17">
            <text:p>-17</text:p>
          </table:table-cell>
          <table:table-cell table:style-name="ce2" table:formula="of:=9*[.A31]/5+32" office:value-type="float" office:value="1.4">
            <text:p>1.4</text:p>
          </table:table-cell>
          <table:table-cell office:value-type="float" office:value="74.36">
            <text:p>74.36</text:p>
          </table:table-cell>
          <table:table-cell/>
          <table:table-cell table:formula="of:=([.$F$2]+[.$F$3]*[.B31])/(1+[.$F$4]*[.B31]+[.$F$5]*[.B31]*[.B31])" office:value-type="float" office:value="73.9889483733469">
            <text:p>73.9889483733</text:p>
          </table:table-cell>
          <table:table-cell table:formula="of:=([.C31]-[.E31])^2" office:value-type="float" office:value="0.137679309641921">
            <text:p>0.1376793096</text:p>
          </table:table-cell>
          <table:table-cell/>
          <table:table-cell table:formula="of:=[.$H$2]+[.$H$3]*[.B31]+[.$H$4]*[.B31]^2+[.$H$5]*[.B31]^3+[.$H$6]*[.B31]^4+[.$I$2]*[.B31]^5+[.$I$3]*[.B31]^6+[.$I$4]*[.B31]^7+[.$I$5]*[.B31]^8+[.$I$6]*[.B31]^9" office:value-type="float" office:value="74.1367206295556">
            <text:p>74.1367206296</text:p>
          </table:table-cell>
          <table:table-cell table:formula="of:=([.C31]-[.H31])^2" office:value-type="float" office:value="0.0498536772660676">
            <text:p>4.99E-002</text:p>
          </table:table-cell>
          <table:table-cell/>
        </table:table-row>
        <table:table-row table:style-name="ro2">
          <table:table-cell table:formula="of:=[.A31]+1" office:value-type="float" office:value="-16">
            <text:p>-16</text:p>
          </table:table-cell>
          <table:table-cell table:style-name="ce2" table:formula="of:=9*[.A32]/5+32" office:value-type="float" office:value="3.2">
            <text:p>3.2</text:p>
          </table:table-cell>
          <table:table-cell office:value-type="float" office:value="70.53">
            <text:p>70.53</text:p>
          </table:table-cell>
          <table:table-cell/>
          <table:table-cell table:formula="of:=([.$F$2]+[.$F$3]*[.B32])/(1+[.$F$4]*[.B32]+[.$F$5]*[.B32]*[.B32])" office:value-type="float" office:value="70.0616581331954">
            <text:p>70.0616581332</text:p>
          </table:table-cell>
          <table:table-cell table:formula="of:=([.C32]-[.E32])^2" office:value-type="float" office:value="0.219344104202064">
            <text:p>0.2193441042</text:p>
          </table:table-cell>
          <table:table-cell/>
          <table:table-cell table:formula="of:=[.$H$2]+[.$H$3]*[.B32]+[.$H$4]*[.B32]^2+[.$H$5]*[.B32]^3+[.$H$6]*[.B32]^4+[.$I$2]*[.B32]^5+[.$I$3]*[.B32]^6+[.$I$4]*[.B32]^7+[.$I$5]*[.B32]^8+[.$I$6]*[.B32]^9" office:value-type="float" office:value="70.2136660902968">
            <text:p>70.2136660903</text:p>
          </table:table-cell>
          <table:table-cell table:formula="of:=([.C32]-[.H32])^2" office:value-type="float" office:value="0.100067142428115">
            <text:p>1.00E-001</text:p>
          </table:table-cell>
          <table:table-cell/>
        </table:table-row>
        <table:table-row table:style-name="ro2">
          <table:table-cell table:formula="of:=[.A32]+1" office:value-type="float" office:value="-15">
            <text:p>-15</text:p>
          </table:table-cell>
          <table:table-cell table:style-name="ce2" table:formula="of:=9*[.A33]/5+32" office:value-type="float" office:value="5">
            <text:p>5</text:p>
          </table:table-cell>
          <table:table-cell office:value-type="float" office:value="66.92">
            <text:p>66.92</text:p>
          </table:table-cell>
          <table:table-cell/>
          <table:table-cell table:formula="of:=([.$F$2]+[.$F$3]*[.B33])/(1+[.$F$4]*[.B33]+[.$F$5]*[.B33]*[.B33])" office:value-type="float" office:value="66.3812459674529">
            <text:p>66.3812459675</text:p>
          </table:table-cell>
          <table:table-cell table:formula="of:=([.C33]-[.E33])^2" office:value-type="float" office:value="0.290255907585812">
            <text:p>0.2902559076</text:p>
          </table:table-cell>
          <table:table-cell/>
          <table:table-cell table:formula="of:=[.$H$2]+[.$H$3]*[.B33]+[.$H$4]*[.B33]^2+[.$H$5]*[.B33]^3+[.$H$6]*[.B33]^4+[.$I$2]*[.B33]^5+[.$I$3]*[.B33]^6+[.$I$4]*[.B33]^7+[.$I$5]*[.B33]^8+[.$I$6]*[.B33]^9" office:value-type="float" office:value="66.5451945666944">
            <text:p>66.5451945667</text:p>
          </table:table-cell>
          <table:table-cell table:formula="of:=([.C33]-[.H33])^2" office:value-type="float" office:value="0.140479112835374">
            <text:p>1.40E-001</text:p>
          </table:table-cell>
          <table:table-cell/>
        </table:table-row>
        <table:table-row table:style-name="ro2">
          <table:table-cell table:formula="of:=[.A33]+1" office:value-type="float" office:value="-14">
            <text:p>-14</text:p>
          </table:table-cell>
          <table:table-cell table:style-name="ce2" table:formula="of:=9*[.A34]/5+32" office:value-type="float" office:value="6.8">
            <text:p>6.8</text:p>
          </table:table-cell>
          <table:table-cell office:value-type="float" office:value="63.54">
            <text:p>63.54</text:p>
          </table:table-cell>
          <table:table-cell/>
          <table:table-cell table:formula="of:=([.$F$2]+[.$F$3]*[.B34])/(1+[.$F$4]*[.B34]+[.$F$5]*[.B34]*[.B34])" office:value-type="float" office:value="62.9304142742953">
            <text:p>62.9304142743</text:p>
          </table:table-cell>
          <table:table-cell table:formula="of:=([.C34]-[.E34])^2" office:value-type="float" office:value="0.371594756982888">
            <text:p>0.371594757</text:p>
          </table:table-cell>
          <table:table-cell/>
          <table:table-cell table:formula="of:=[.$H$2]+[.$H$3]*[.B34]+[.$H$4]*[.B34]^2+[.$H$5]*[.B34]^3+[.$H$6]*[.B34]^4+[.$I$2]*[.B34]^5+[.$I$3]*[.B34]^6+[.$I$4]*[.B34]^7+[.$I$5]*[.B34]^8+[.$I$6]*[.B34]^9" office:value-type="float" office:value="63.1133167025007">
            <text:p>63.1133167025</text:p>
          </table:table-cell>
          <table:table-cell table:formula="of:=([.C34]-[.H34])^2" office:value-type="float" office:value="0.18205863636486">
            <text:p>1.82E-001</text:p>
          </table:table-cell>
          <table:table-cell/>
        </table:table-row>
        <table:table-row table:style-name="ro2">
          <table:table-cell table:formula="of:=[.A34]+1" office:value-type="float" office:value="-13">
            <text:p>-13</text:p>
          </table:table-cell>
          <table:table-cell table:style-name="ce2" table:formula="of:=9*[.A35]/5+32" office:value-type="float" office:value="8.6">
            <text:p>8.6</text:p>
          </table:table-cell>
          <table:table-cell office:value-type="float" office:value="60.34">
            <text:p>60.34</text:p>
          </table:table-cell>
          <table:table-cell/>
          <table:table-cell table:formula="of:=([.$F$2]+[.$F$3]*[.B35])/(1+[.$F$4]*[.B35]+[.$F$5]*[.B35]*[.B35])" office:value-type="float" office:value="59.693047469322">
            <text:p>59.6930474693</text:p>
          </table:table-cell>
          <table:table-cell table:formula="of:=([.C35]-[.E35])^2" office:value-type="float" office:value="0.418547576950733">
            <text:p>0.418547577</text:p>
          </table:table-cell>
          <table:table-cell/>
          <table:table-cell table:formula="of:=[.$H$2]+[.$H$3]*[.B35]+[.$H$4]*[.B35]^2+[.$H$5]*[.B35]^3+[.$H$6]*[.B35]^4+[.$I$2]*[.B35]^5+[.$I$3]*[.B35]^6+[.$I$4]*[.B35]^7+[.$I$5]*[.B35]^8+[.$I$6]*[.B35]^9" office:value-type="float" office:value="59.9008642417022">
            <text:p>59.9008642417</text:p>
          </table:table-cell>
          <table:table-cell table:formula="of:=([.C35]-[.H35])^2" office:value-type="float" office:value="0.192840214215779">
            <text:p>1.93E-001</text:p>
          </table:table-cell>
          <table:table-cell/>
        </table:table-row>
        <table:table-row table:style-name="ro2">
          <table:table-cell table:formula="of:=[.A35]+1" office:value-type="float" office:value="-12">
            <text:p>-12</text:p>
          </table:table-cell>
          <table:table-cell table:style-name="ce2" table:formula="of:=9*[.A36]/5+32" office:value-type="float" office:value="10.4">
            <text:p>10.4</text:p>
          </table:table-cell>
          <table:table-cell office:value-type="float" office:value="57.33">
            <text:p>57.33</text:p>
          </table:table-cell>
          <table:table-cell/>
          <table:table-cell table:formula="of:=([.$F$2]+[.$F$3]*[.B36])/(1+[.$F$4]*[.B36]+[.$F$5]*[.B36]*[.B36])" office:value-type="float" office:value="56.6541608465543">
            <text:p>56.6541608466</text:p>
          </table:table-cell>
          <table:table-cell table:formula="of:=([.C36]-[.E36])^2" office:value-type="float" office:value="0.456758561330143">
            <text:p>0.4567585613</text:p>
          </table:table-cell>
          <table:table-cell/>
          <table:table-cell table:formula="of:=[.$H$2]+[.$H$3]*[.B36]+[.$H$4]*[.B36]^2+[.$H$5]*[.B36]^3+[.$H$6]*[.B36]^4+[.$I$2]*[.B36]^5+[.$I$3]*[.B36]^6+[.$I$4]*[.B36]^7+[.$I$5]*[.B36]^8+[.$I$6]*[.B36]^9" office:value-type="float" office:value="56.8915308630401">
            <text:p>56.891530863</text:p>
          </table:table-cell>
          <table:table-cell table:formula="of:=([.C36]-[.H36])^2" office:value-type="float" office:value="0.19225518406638">
            <text:p>1.92E-001</text:p>
          </table:table-cell>
          <table:table-cell/>
        </table:table-row>
        <table:table-row table:style-name="ro2">
          <table:table-cell table:formula="of:=[.A36]+1" office:value-type="float" office:value="-11">
            <text:p>-11</text:p>
          </table:table-cell>
          <table:table-cell table:style-name="ce2" table:formula="of:=9*[.A37]/5+32" office:value-type="float" office:value="12.2">
            <text:p>12.2</text:p>
          </table:table-cell>
          <table:table-cell office:value-type="float" office:value="54.5">
            <text:p>54.5</text:p>
          </table:table-cell>
          <table:table-cell/>
          <table:table-cell table:formula="of:=([.$F$2]+[.$F$3]*[.B37])/(1+[.$F$4]*[.B37]+[.$F$5]*[.B37]*[.B37])" office:value-type="float" office:value="53.7998428723924">
            <text:p>53.7998428724</text:p>
          </table:table-cell>
          <table:table-cell table:formula="of:=([.C37]-[.E37])^2" office:value-type="float" office:value="0.49022000333969">
            <text:p>0.4902200033</text:p>
          </table:table-cell>
          <table:table-cell/>
          <table:table-cell table:formula="of:=[.$H$2]+[.$H$3]*[.B37]+[.$H$4]*[.B37]^2+[.$H$5]*[.B37]^3+[.$H$6]*[.B37]^4+[.$I$2]*[.B37]^5+[.$I$3]*[.B37]^6+[.$I$4]*[.B37]^7+[.$I$5]*[.B37]^8+[.$I$6]*[.B37]^9" office:value-type="float" office:value="54.0699008642026">
            <text:p>54.0699008642</text:p>
          </table:table-cell>
          <table:table-cell table:formula="of:=([.C37]-[.H37])^2" office:value-type="float" office:value="0.184985266613638">
            <text:p>1.85E-001</text:p>
          </table:table-cell>
          <table:table-cell/>
        </table:table-row>
        <table:table-row table:style-name="ro2">
          <table:table-cell table:formula="of:=[.A37]+1" office:value-type="float" office:value="-10">
            <text:p>-10</text:p>
          </table:table-cell>
          <table:table-cell table:style-name="ce2" table:formula="of:=9*[.A38]/5+32" office:value-type="float" office:value="14">
            <text:p>14</text:p>
          </table:table-cell>
          <table:table-cell office:value-type="float" office:value="51.82">
            <text:p>51.82</text:p>
          </table:table-cell>
          <table:table-cell/>
          <table:table-cell table:formula="of:=([.$F$2]+[.$F$3]*[.B38])/(1+[.$F$4]*[.B38]+[.$F$5]*[.B38]*[.B38])" office:value-type="float" office:value="51.1171938798588">
            <text:p>51.1171938799</text:p>
          </table:table-cell>
          <table:table-cell table:formula="of:=([.C38]-[.E38])^2" office:value-type="float" office:value="0.493936442507883">
            <text:p>0.4939364425</text:p>
          </table:table-cell>
          <table:table-cell/>
          <table:table-cell table:formula="of:=[.$H$2]+[.$H$3]*[.B38]+[.$H$4]*[.B38]^2+[.$H$5]*[.B38]^3+[.$H$6]*[.B38]^4+[.$I$2]*[.B38]^5+[.$I$3]*[.B38]^6+[.$I$4]*[.B38]^7+[.$I$5]*[.B38]^8+[.$I$6]*[.B38]^9" office:value-type="float" office:value="51.421466840293">
            <text:p>51.4214668403</text:p>
          </table:table-cell>
          <table:table-cell table:formula="of:=([.C38]-[.H38])^2" office:value-type="float" office:value="0.158828679386023">
            <text:p>1.59E-001</text:p>
          </table:table-cell>
          <table:table-cell/>
        </table:table-row>
        <table:table-row table:style-name="ro2">
          <table:table-cell table:formula="of:=[.A38]+1" office:value-type="float" office:value="-9">
            <text:p>-9</text:p>
          </table:table-cell>
          <table:table-cell table:style-name="ce2" table:formula="of:=9*[.A39]/5+32" office:value-type="float" office:value="15.8">
            <text:p>15.8</text:p>
          </table:table-cell>
          <table:table-cell office:value-type="float" office:value="49.28">
            <text:p>49.28</text:p>
          </table:table-cell>
          <table:table-cell/>
          <table:table-cell table:formula="of:=([.$F$2]+[.$F$3]*[.B39])/(1+[.$F$4]*[.B39]+[.$F$5]*[.B39]*[.B39])" office:value-type="float" office:value="48.5942633699221">
            <text:p>48.5942633699</text:p>
          </table:table-cell>
          <table:table-cell table:formula="of:=([.C39]-[.E39])^2" office:value-type="float" office:value="0.47023472583067">
            <text:p>0.4702347258</text:p>
          </table:table-cell>
          <table:table-cell/>
          <table:table-cell table:formula="of:=[.$H$2]+[.$H$3]*[.B39]+[.$H$4]*[.B39]^2+[.$H$5]*[.B39]^3+[.$H$6]*[.B39]^4+[.$I$2]*[.B39]^5+[.$I$3]*[.B39]^6+[.$I$4]*[.B39]^7+[.$I$5]*[.B39]^8+[.$I$6]*[.B39]^9" office:value-type="float" office:value="48.9326374449033">
            <text:p>48.9326374449</text:p>
          </table:table-cell>
          <table:table-cell table:formula="of:=([.C39]-[.H39])^2" office:value-type="float" office:value="0.120660744683304">
            <text:p>1.21E-001</text:p>
          </table:table-cell>
          <table:table-cell/>
        </table:table-row>
        <table:table-row table:style-name="ro2">
          <table:table-cell table:formula="of:=[.A39]+1" office:value-type="float" office:value="-8">
            <text:p>-8</text:p>
          </table:table-cell>
          <table:table-cell table:style-name="ce2" table:formula="of:=9*[.A40]/5+32" office:value-type="float" office:value="17.6">
            <text:p>17.6</text:p>
          </table:table-cell>
          <table:table-cell office:value-type="float" office:value="46.89">
            <text:p>46.89</text:p>
          </table:table-cell>
          <table:table-cell/>
          <table:table-cell table:formula="of:=([.$F$2]+[.$F$3]*[.B40])/(1+[.$F$4]*[.B40]+[.$F$5]*[.B40]*[.B40])" office:value-type="float" office:value="46.2199875319805">
            <text:p>46.219987532</text:p>
          </table:table-cell>
          <table:table-cell table:formula="of:=([.C40]-[.E40])^2" office:value-type="float" office:value="0.448916707301553">
            <text:p>0.4489167073</text:p>
          </table:table-cell>
          <table:table-cell/>
          <table:table-cell table:formula="of:=[.$H$2]+[.$H$3]*[.B40]+[.$H$4]*[.B40]^2+[.$H$5]*[.B40]^3+[.$H$6]*[.B40]^4+[.$I$2]*[.B40]^5+[.$I$3]*[.B40]^6+[.$I$4]*[.B40]^7+[.$I$5]*[.B40]^8+[.$I$6]*[.B40]^9" office:value-type="float" office:value="46.5907362670684">
            <text:p>46.5907362671</text:p>
          </table:table-cell>
          <table:table-cell table:formula="of:=([.C40]-[.H40])^2" office:value-type="float" office:value="0.0895587818481686">
            <text:p>8.96E-002</text:p>
          </table:table-cell>
          <table:table-cell/>
        </table:table-row>
        <table:table-row table:style-name="ro2">
          <table:table-cell table:formula="of:=[.A40]+1" office:value-type="float" office:value="-7">
            <text:p>-7</text:p>
          </table:table-cell>
          <table:table-cell table:style-name="ce2" table:formula="of:=9*[.A41]/5+32" office:value-type="float" office:value="19.4">
            <text:p>19.4</text:p>
          </table:table-cell>
          <table:table-cell office:value-type="float" office:value="44.62">
            <text:p>44.62</text:p>
          </table:table-cell>
          <table:table-cell/>
          <table:table-cell table:formula="of:=([.$F$2]+[.$F$3]*[.B41])/(1+[.$F$4]*[.B41]+[.$F$5]*[.B41]*[.B41])" office:value-type="float" office:value="43.9841281342281">
            <text:p>43.9841281342</text:p>
          </table:table-cell>
          <table:table-cell table:formula="of:=([.C41]-[.E41])^2" office:value-type="float" office:value="0.404333029680197">
            <text:p>0.4043330297</text:p>
          </table:table-cell>
          <table:table-cell/>
          <table:table-cell table:formula="of:=[.$H$2]+[.$H$3]*[.B41]+[.$H$4]*[.B41]^2+[.$H$5]*[.B41]^3+[.$H$6]*[.B41]^4+[.$I$2]*[.B41]^5+[.$I$3]*[.B41]^6+[.$I$4]*[.B41]^7+[.$I$5]*[.B41]^8+[.$I$6]*[.B41]^9" office:value-type="float" office:value="44.3839928035273">
            <text:p>44.3839928035</text:p>
          </table:table-cell>
          <table:table-cell table:formula="of:=([.C41]-[.H41])^2" office:value-type="float" office:value="0.0556993967869196">
            <text:p>5.57E-002</text:p>
          </table:table-cell>
          <table:table-cell/>
        </table:table-row>
        <table:table-row table:style-name="ro2">
          <table:table-cell table:formula="of:=[.A41]+1" office:value-type="float" office:value="-6">
            <text:p>-6</text:p>
          </table:table-cell>
          <table:table-cell table:style-name="ce2" table:formula="of:=9*[.A42]/5+32" office:value-type="float" office:value="21.2">
            <text:p>21.2</text:p>
          </table:table-cell>
          <table:table-cell office:value-type="float" office:value="42.48">
            <text:p>42.48</text:p>
          </table:table-cell>
          <table:table-cell/>
          <table:table-cell table:formula="of:=([.$F$2]+[.$F$3]*[.B42])/(1+[.$F$4]*[.B42]+[.$F$5]*[.B42]*[.B42])" office:value-type="float" office:value="41.8772135796305">
            <text:p>41.8772135796</text:p>
          </table:table-cell>
          <table:table-cell table:formula="of:=([.C42]-[.E42])^2" office:value-type="float" office:value="0.36335146858183">
            <text:p>0.3633514686</text:p>
          </table:table-cell>
          <table:table-cell/>
          <table:table-cell table:formula="of:=[.$H$2]+[.$H$3]*[.B42]+[.$H$4]*[.B42]^2+[.$H$5]*[.B42]^3+[.$H$6]*[.B42]^4+[.$I$2]*[.B42]^5+[.$I$3]*[.B42]^6+[.$I$4]*[.B42]^7+[.$I$5]*[.B42]^8+[.$I$6]*[.B42]^9" office:value-type="float" office:value="42.3015264530868">
            <text:p>42.3015264531</text:p>
          </table:table-cell>
          <table:table-cell table:formula="of:=([.C42]-[.H42])^2" office:value-type="float" office:value="0.0318528069477768">
            <text:p>3.19E-002</text:p>
          </table:table-cell>
          <table:table-cell/>
        </table:table-row>
        <table:table-row table:style-name="ro2">
          <table:table-cell table:formula="of:=[.A42]+1" office:value-type="float" office:value="-5">
            <text:p>-5</text:p>
          </table:table-cell>
          <table:table-cell table:style-name="ce2" table:formula="of:=9*[.A43]/5+32" office:value-type="float" office:value="23">
            <text:p>23</text:p>
          </table:table-cell>
          <table:table-cell office:value-type="float" office:value="40.45">
            <text:p>40.45</text:p>
          </table:table-cell>
          <table:table-cell/>
          <table:table-cell table:formula="of:=([.$F$2]+[.$F$3]*[.B43])/(1+[.$F$4]*[.B43]+[.$F$5]*[.B43]*[.B43])" office:value-type="float" office:value="39.8904826525003">
            <text:p>39.8904826525</text:p>
          </table:table-cell>
          <table:table-cell table:formula="of:=([.C43]-[.E43])^2" office:value-type="float" office:value="0.313059662153068">
            <text:p>0.3130596622</text:p>
          </table:table-cell>
          <table:table-cell/>
          <table:table-cell table:formula="of:=[.$H$2]+[.$H$3]*[.B43]+[.$H$4]*[.B43]^2+[.$H$5]*[.B43]^3+[.$H$6]*[.B43]^4+[.$I$2]*[.B43]^5+[.$I$3]*[.B43]^6+[.$I$4]*[.B43]^7+[.$I$5]*[.B43]^8+[.$I$6]*[.B43]^9" office:value-type="float" office:value="40.3333244084629">
            <text:p>40.3333244085</text:p>
          </table:table-cell>
          <table:table-cell table:formula="of:=([.C43]-[.H43])^2" office:value-type="float" office:value="0.0136131936605362">
            <text:p>1.36E-002</text:p>
          </table:table-cell>
          <table:table-cell/>
        </table:table-row>
        <table:table-row table:style-name="ro2">
          <table:table-cell table:formula="of:=[.A43]+1" office:value-type="float" office:value="-4">
            <text:p>-4</text:p>
          </table:table-cell>
          <table:table-cell table:style-name="ce2" table:formula="of:=9*[.A44]/5+32" office:value-type="float" office:value="24.8">
            <text:p>24.8</text:p>
          </table:table-cell>
          <table:table-cell office:value-type="float" office:value="38.53">
            <text:p>38.53</text:p>
          </table:table-cell>
          <table:table-cell/>
          <table:table-cell table:formula="of:=([.$F$2]+[.$F$3]*[.B44])/(1+[.$F$4]*[.B44]+[.$F$5]*[.B44]*[.B44])" office:value-type="float" office:value="38.0158312762181">
            <text:p>38.0158312762</text:p>
          </table:table-cell>
          <table:table-cell table:formula="of:=([.C44]-[.E44])^2" office:value-type="float" office:value="0.264369476515537">
            <text:p>0.2643694765</text:p>
          </table:table-cell>
          <table:table-cell/>
          <table:table-cell table:formula="of:=[.$H$2]+[.$H$3]*[.B44]+[.$H$4]*[.B44]^2+[.$H$5]*[.B44]^3+[.$H$6]*[.B44]^4+[.$I$2]*[.B44]^5+[.$I$3]*[.B44]^6+[.$I$4]*[.B44]^7+[.$I$5]*[.B44]^8+[.$I$6]*[.B44]^9" office:value-type="float" office:value="38.4702142707672">
            <text:p>38.4702142708</text:p>
          </table:table-cell>
          <table:table-cell table:formula="of:=([.C44]-[.H44])^2" office:value-type="float" office:value="0.00357433341989599">
            <text:p>3.57E-003</text:p>
          </table:table-cell>
          <table:table-cell/>
        </table:table-row>
        <table:table-row table:style-name="ro2">
          <table:table-cell table:formula="of:=[.A44]+1" office:value-type="float" office:value="-3">
            <text:p>-3</text:p>
          </table:table-cell>
          <table:table-cell table:style-name="ce2" table:formula="of:=9*[.A45]/5+32" office:value-type="float" office:value="26.6">
            <text:p>26.6</text:p>
          </table:table-cell>
          <table:table-cell office:value-type="float" office:value="36.7">
            <text:p>36.7</text:p>
          </table:table-cell>
          <table:table-cell/>
          <table:table-cell table:formula="of:=([.$F$2]+[.$F$3]*[.B45])/(1+[.$F$4]*[.B45]+[.$F$5]*[.B45]*[.B45])" office:value-type="float" office:value="36.2457624500642">
            <text:p>36.2457624501</text:p>
          </table:table-cell>
          <table:table-cell table:formula="of:=([.C45]-[.E45])^2" office:value-type="float" office:value="0.206331751771663">
            <text:p>0.2063317518</text:p>
          </table:table-cell>
          <table:table-cell/>
          <table:table-cell table:formula="of:=[.$H$2]+[.$H$3]*[.B45]+[.$H$4]*[.B45]^2+[.$H$5]*[.B45]^3+[.$H$6]*[.B45]^4+[.$I$2]*[.B45]^5+[.$I$3]*[.B45]^6+[.$I$4]*[.B45]^7+[.$I$5]*[.B45]^8+[.$I$6]*[.B45]^9" office:value-type="float" office:value="36.7038321628141">
            <text:p>36.7038321628</text:p>
          </table:table-cell>
          <table:table-cell table:formula="of:=([.C45]-[.H45])^2" office:value-type="float" office:value="0.0000146854718335465">
            <text:p>1.47E-005</text:p>
          </table:table-cell>
          <table:table-cell/>
        </table:table-row>
        <table:table-row table:style-name="ro2">
          <table:table-cell table:formula="of:=[.A45]+1" office:value-type="float" office:value="-2">
            <text:p>-2</text:p>
          </table:table-cell>
          <table:table-cell table:style-name="ce2" table:formula="of:=9*[.A46]/5+32" office:value-type="float" office:value="28.4">
            <text:p>28.4</text:p>
          </table:table-cell>
          <table:table-cell office:value-type="float" office:value="34.97">
            <text:p>34.97</text:p>
          </table:table-cell>
          <table:table-cell/>
          <table:table-cell table:formula="of:=([.$F$2]+[.$F$3]*[.B46])/(1+[.$F$4]*[.B46]+[.$F$5]*[.B46]*[.B46])" office:value-type="float" office:value="34.5733394208637">
            <text:p>34.5733394209</text:p>
          </table:table-cell>
          <table:table-cell table:formula="of:=([.C46]-[.E46])^2" office:value-type="float" office:value="0.157339615040707">
            <text:p>0.157339615</text:p>
          </table:table-cell>
          <table:table-cell/>
          <table:table-cell table:formula="of:=[.$H$2]+[.$H$3]*[.B46]+[.$H$4]*[.B46]^2+[.$H$5]*[.B46]^3+[.$H$6]*[.B46]^4+[.$I$2]*[.B46]^5+[.$I$3]*[.B46]^6+[.$I$4]*[.B46]^7+[.$I$5]*[.B46]^8+[.$I$6]*[.B46]^9" office:value-type="float" office:value="35.0265870696391">
            <text:p>35.0265870696</text:p>
          </table:table-cell>
          <table:table-cell table:formula="of:=([.C46]-[.H46])^2" office:value-type="float" office:value="0.00320209645033716">
            <text:p>3.20E-003</text:p>
          </table:table-cell>
          <table:table-cell/>
        </table:table-row>
        <table:table-row table:style-name="ro2">
          <table:table-cell table:formula="of:=[.A46]+1" office:value-type="float" office:value="-1">
            <text:p>-1</text:p>
          </table:table-cell>
          <table:table-cell table:style-name="ce2" table:formula="of:=9*[.A47]/5+32" office:value-type="float" office:value="30.2">
            <text:p>30.2</text:p>
          </table:table-cell>
          <table:table-cell office:value-type="float" office:value="33.33">
            <text:p>33.33</text:p>
          </table:table-cell>
          <table:table-cell/>
          <table:table-cell table:formula="of:=([.$F$2]+[.$F$3]*[.B47])/(1+[.$F$4]*[.B47]+[.$F$5]*[.B47]*[.B47])" office:value-type="float" office:value="32.9921420640409">
            <text:p>32.992142064</text:p>
          </table:table-cell>
          <table:table-cell table:formula="of:=([.C47]-[.E47])^2" office:value-type="float" office:value="0.114147984890515">
            <text:p>0.1141479849</text:p>
          </table:table-cell>
          <table:table-cell/>
          <table:table-cell table:formula="of:=[.$H$2]+[.$H$3]*[.B47]+[.$H$4]*[.B47]^2+[.$H$5]*[.B47]^3+[.$H$6]*[.B47]^4+[.$I$2]*[.B47]^5+[.$I$3]*[.B47]^6+[.$I$4]*[.B47]^7+[.$I$5]*[.B47]^8+[.$I$6]*[.B47]^9" office:value-type="float" office:value="33.4316220880547">
            <text:p>33.4316220881</text:p>
          </table:table-cell>
          <table:table-cell table:formula="of:=([.C47]-[.H47])^2" office:value-type="float" office:value="0.0103270487805922">
            <text:p>1.03E-002</text:p>
          </table:table-cell>
          <table:table-cell/>
        </table:table-row>
        <table:table-row table:style-name="ro2">
          <table:table-cell table:formula="of:=[.A47]+1" office:value-type="float" office:value="0">
            <text:p>0</text:p>
          </table:table-cell>
          <table:table-cell table:style-name="ce2" table:formula="of:=9*[.A48]/5+32" office:value-type="float" office:value="32">
            <text:p>32</text:p>
          </table:table-cell>
          <table:table-cell office:value-type="float" office:value="31.77">
            <text:p>31.77</text:p>
          </table:table-cell>
          <table:table-cell/>
          <table:table-cell table:formula="of:=([.$F$2]+[.$F$3]*[.B48])/(1+[.$F$4]*[.B48]+[.$F$5]*[.B48]*[.B48])" office:value-type="float" office:value="31.4962263914986">
            <text:p>31.4962263915</text:p>
          </table:table-cell>
          <table:table-cell table:formula="of:=([.C48]-[.E48])^2" office:value-type="float" office:value="0.0749519887118821">
            <text:p>0.0749519887</text:p>
          </table:table-cell>
          <table:table-cell/>
          <table:table-cell table:formula="of:=[.$H$2]+[.$H$3]*[.B48]+[.$H$4]*[.B48]^2+[.$H$5]*[.B48]^3+[.$H$6]*[.B48]^4+[.$I$2]*[.B48]^5+[.$I$3]*[.B48]^6+[.$I$4]*[.B48]^7+[.$I$5]*[.B48]^8+[.$I$6]*[.B48]^9" office:value-type="float" office:value="31.9127732217106">
            <text:p>31.9127732217</text:p>
          </table:table-cell>
          <table:table-cell table:formula="of:=([.C48]-[.H48])^2" office:value-type="float" office:value="0.0203841928376298">
            <text:p>2.04E-002</text:p>
          </table:table-cell>
          <table:table-cell/>
        </table:table-row>
        <table:table-row table:style-name="ro2">
          <table:table-cell table:formula="of:=[.A48]+1" office:value-type="float" office:value="1">
            <text:p>1</text:p>
          </table:table-cell>
          <table:table-cell table:style-name="ce2" table:formula="of:=9*[.A49]/5+32" office:value-type="float" office:value="33.8">
            <text:p>33.8</text:p>
          </table:table-cell>
          <table:table-cell office:value-type="float" office:value="30.25">
            <text:p>30.25</text:p>
          </table:table-cell>
          <table:table-cell/>
          <table:table-cell table:formula="of:=([.$F$2]+[.$F$3]*[.B49])/(1+[.$F$4]*[.B49]+[.$F$5]*[.B49]*[.B49])" office:value-type="float" office:value="30.0800870647905">
            <text:p>30.0800870648</text:p>
          </table:table-cell>
          <table:table-cell table:formula="of:=([.C49]-[.E49])^2" office:value-type="float" office:value="0.0288704055515183">
            <text:p>0.0288704056</text:p>
          </table:table-cell>
          <table:table-cell/>
          <table:table-cell table:formula="of:=[.$H$2]+[.$H$3]*[.B49]+[.$H$4]*[.B49]^2+[.$H$5]*[.B49]^3+[.$H$6]*[.B49]^4+[.$I$2]*[.B49]^5+[.$I$3]*[.B49]^6+[.$I$4]*[.B49]^7+[.$I$5]*[.B49]^8+[.$I$6]*[.B49]^9" office:value-type="float" office:value="30.4645263139853">
            <text:p>30.464526314</text:p>
          </table:table-cell>
          <table:table-cell table:formula="of:=([.C49]-[.H49])^2" office:value-type="float" office:value="0.0460215393921268">
            <text:p>4.60E-002</text:p>
          </table:table-cell>
          <table:table-cell/>
        </table:table-row>
        <table:table-row table:style-name="ro2">
          <table:table-cell table:formula="of:=[.A49]+1" office:value-type="float" office:value="2">
            <text:p>2</text:p>
          </table:table-cell>
          <table:table-cell table:style-name="ce2" table:formula="of:=9*[.A50]/5+32" office:value-type="float" office:value="35.6">
            <text:p>35.6</text:p>
          </table:table-cell>
          <table:table-cell office:value-type="float" office:value="28.82">
            <text:p>28.82</text:p>
          </table:table-cell>
          <table:table-cell/>
          <table:table-cell table:formula="of:=([.$F$2]+[.$F$3]*[.B50])/(1+[.$F$4]*[.B50]+[.$F$5]*[.B50]*[.B50])" office:value-type="float" office:value="28.7386227668985">
            <text:p>28.7386227669</text:p>
          </table:table-cell>
          <table:table-cell table:formula="of:=([.C50]-[.E50])^2" office:value-type="float" office:value="0.00662225406724758">
            <text:p>0.0066222541</text:p>
          </table:table-cell>
          <table:table-cell/>
          <table:table-cell table:formula="of:=[.$H$2]+[.$H$3]*[.B50]+[.$H$4]*[.B50]^2+[.$H$5]*[.B50]^3+[.$H$6]*[.B50]^4+[.$I$2]*[.B50]^5+[.$I$3]*[.B50]^6+[.$I$4]*[.B50]^7+[.$I$5]*[.B50]^8+[.$I$6]*[.B50]^9" office:value-type="float" office:value="29.0819726681036">
            <text:p>29.0819726681</text:p>
          </table:table-cell>
          <table:table-cell table:formula="of:=([.C50]-[.H50])^2" office:value-type="float" office:value="0.0686296788333055">
            <text:p>6.86E-002</text:p>
          </table:table-cell>
          <table:table-cell/>
        </table:table-row>
        <table:table-row table:style-name="ro2">
          <table:table-cell table:formula="of:=[.A50]+1" office:value-type="float" office:value="3">
            <text:p>3</text:p>
          </table:table-cell>
          <table:table-cell table:style-name="ce2" table:formula="of:=9*[.A51]/5+32" office:value-type="float" office:value="37.4">
            <text:p>37.4</text:p>
          </table:table-cell>
          <table:table-cell office:value-type="float" office:value="27.45">
            <text:p>27.45</text:p>
          </table:table-cell>
          <table:table-cell/>
          <table:table-cell table:formula="of:=([.$F$2]+[.$F$3]*[.B51])/(1+[.$F$4]*[.B51]+[.$F$5]*[.B51]*[.B51])" office:value-type="float" office:value="27.4671042710965">
            <text:p>27.4671042711</text:p>
          </table:table-cell>
          <table:table-cell table:formula="of:=([.C51]-[.E51])^2" office:value-type="float" office:value="0.000292556089743163">
            <text:p>0.0002925561</text:p>
          </table:table-cell>
          <table:table-cell/>
          <table:table-cell table:formula="of:=[.$H$2]+[.$H$3]*[.B51]+[.$H$4]*[.B51]^2+[.$H$5]*[.B51]^3+[.$H$6]*[.B51]^4+[.$I$2]*[.B51]^5+[.$I$3]*[.B51]^6+[.$I$4]*[.B51]^7+[.$I$5]*[.B51]^8+[.$I$6]*[.B51]^9" office:value-type="float" office:value="27.7607638621597">
            <text:p>27.7607638622</text:p>
          </table:table-cell>
          <table:table-cell table:formula="of:=([.C51]-[.H51])^2" office:value-type="float" office:value="0.0965741780244173">
            <text:p>9.66E-002</text:p>
          </table:table-cell>
          <table:table-cell/>
        </table:table-row>
        <table:table-row table:style-name="ro2">
          <table:table-cell table:formula="of:=[.A51]+1" office:value-type="float" office:value="4">
            <text:p>4</text:p>
          </table:table-cell>
          <table:table-cell table:style-name="ce2" table:formula="of:=9*[.A52]/5+32" office:value-type="float" office:value="39.2">
            <text:p>39.2</text:p>
          </table:table-cell>
          <table:table-cell office:value-type="float" office:value="26.16">
            <text:p>26.16</text:p>
          </table:table-cell>
          <table:table-cell/>
          <table:table-cell table:formula="of:=([.$F$2]+[.$F$3]*[.B52])/(1+[.$F$4]*[.B52]+[.$F$5]*[.B52]*[.B52])" office:value-type="float" office:value="26.2611450381929">
            <text:p>26.2611450382</text:p>
          </table:table-cell>
          <table:table-cell table:formula="of:=([.C52]-[.E52])^2" office:value-type="float" office:value="0.0102303187510483">
            <text:p>0.0102303188</text:p>
          </table:table-cell>
          <table:table-cell/>
          <table:table-cell table:formula="of:=[.$H$2]+[.$H$3]*[.B52]+[.$H$4]*[.B52]^2+[.$H$5]*[.B52]^3+[.$H$6]*[.B52]^4+[.$I$2]*[.B52]^5+[.$I$3]*[.B52]^6+[.$I$4]*[.B52]^7+[.$I$5]*[.B52]^8+[.$I$6]*[.B52]^9" office:value-type="float" office:value="26.4970662262201">
            <text:p>26.4970662262</text:p>
          </table:table-cell>
          <table:table-cell table:formula="of:=([.C52]-[.H52])^2" office:value-type="float" office:value="0.113613640858237">
            <text:p>1.14E-001</text:p>
          </table:table-cell>
          <table:table-cell/>
        </table:table-row>
        <table:table-row table:style-name="ro2">
          <table:table-cell table:formula="of:=[.A52]+1" office:value-type="float" office:value="5">
            <text:p>5</text:p>
          </table:table-cell>
          <table:table-cell table:style-name="ce2" table:formula="of:=9*[.A53]/5+32" office:value-type="float" office:value="41">
            <text:p>41</text:p>
          </table:table-cell>
          <table:table-cell office:value-type="float" office:value="24.94">
            <text:p>24.94</text:p>
          </table:table-cell>
          <table:table-cell/>
          <table:table-cell table:formula="of:=([.$F$2]+[.$F$3]*[.B53])/(1+[.$F$4]*[.B53]+[.$F$5]*[.B53]*[.B53])" office:value-type="float" office:value="25.1166741718328">
            <text:p>25.1166741718</text:p>
          </table:table-cell>
          <table:table-cell table:formula="of:=([.C53]-[.E53])^2" office:value-type="float" office:value="0.0312137629927984">
            <text:p>0.031213763</text:p>
          </table:table-cell>
          <table:table-cell/>
          <table:table-cell table:formula="of:=[.$H$2]+[.$H$3]*[.B53]+[.$H$4]*[.B53]^2+[.$H$5]*[.B53]^3+[.$H$6]*[.B53]^4+[.$I$2]*[.B53]^5+[.$I$3]*[.B53]^6+[.$I$4]*[.B53]^7+[.$I$5]*[.B53]^8+[.$I$6]*[.B53]^9" office:value-type="float" office:value="25.287515409388">
            <text:p>25.2875154094</text:p>
          </table:table-cell>
          <table:table-cell table:formula="of:=([.C53]-[.H53])^2" office:value-type="float" office:value="0.120766959762108">
            <text:p>1.21E-001</text:p>
          </table:table-cell>
          <table:table-cell/>
        </table:table-row>
        <table:table-row table:style-name="ro2">
          <table:table-cell table:formula="of:=[.A53]+1" office:value-type="float" office:value="6">
            <text:p>6</text:p>
          </table:table-cell>
          <table:table-cell table:style-name="ce2" table:formula="of:=9*[.A54]/5+32" office:value-type="float" office:value="42.8">
            <text:p>42.8</text:p>
          </table:table-cell>
          <table:table-cell office:value-type="float" office:value="23.77">
            <text:p>23.77</text:p>
          </table:table-cell>
          <table:table-cell/>
          <table:table-cell table:formula="of:=([.$F$2]+[.$F$3]*[.B54])/(1+[.$F$4]*[.B54]+[.$F$5]*[.B54]*[.B54])" office:value-type="float" office:value="24.0299115639055">
            <text:p>24.0299115639</text:p>
          </table:table-cell>
          <table:table-cell table:formula="of:=([.C54]-[.E54])^2" office:value-type="float" office:value="0.0675540210518143">
            <text:p>0.0675540211</text:p>
          </table:table-cell>
          <table:table-cell/>
          <table:table-cell table:formula="of:=[.$H$2]+[.$H$3]*[.B54]+[.$H$4]*[.B54]^2+[.$H$5]*[.B54]^3+[.$H$6]*[.B54]^4+[.$I$2]*[.B54]^5+[.$I$3]*[.B54]^6+[.$I$4]*[.B54]^7+[.$I$5]*[.B54]^8+[.$I$6]*[.B54]^9" office:value-type="float" office:value="24.1291714266355">
            <text:p>24.1291714266</text:p>
          </table:table-cell>
          <table:table-cell table:formula="of:=([.C54]-[.H54])^2" office:value-type="float" office:value="0.129004113711392">
            <text:p>1.29E-001</text:p>
          </table:table-cell>
          <table:table-cell/>
        </table:table-row>
        <table:table-row table:style-name="ro2">
          <table:table-cell table:formula="of:=[.A54]+1" office:value-type="float" office:value="7">
            <text:p>7</text:p>
          </table:table-cell>
          <table:table-cell table:style-name="ce2" table:formula="of:=9*[.A55]/5+32" office:value-type="float" office:value="44.6">
            <text:p>44.6</text:p>
          </table:table-cell>
          <table:table-cell office:value-type="float" office:value="22.67">
            <text:p>22.67</text:p>
          </table:table-cell>
          <table:table-cell/>
          <table:table-cell table:formula="of:=([.$F$2]+[.$F$3]*[.B55])/(1+[.$F$4]*[.B55]+[.$F$5]*[.B55]*[.B55])" office:value-type="float" office:value="22.9973450672505">
            <text:p>22.9973450673</text:p>
          </table:table-cell>
          <table:table-cell table:formula="of:=([.C55]-[.E55])^2" office:value-type="float" office:value="0.107154793053259">
            <text:p>0.1071547931</text:p>
          </table:table-cell>
          <table:table-cell/>
          <table:table-cell table:formula="of:=[.$H$2]+[.$H$3]*[.B55]+[.$H$4]*[.B55]^2+[.$H$5]*[.B55]^3+[.$H$6]*[.B55]^4+[.$I$2]*[.B55]^5+[.$I$3]*[.B55]^6+[.$I$4]*[.B55]^7+[.$I$5]*[.B55]^8+[.$I$6]*[.B55]^9" office:value-type="float" office:value="23.0194745383401">
            <text:p>23.0194745383</text:p>
          </table:table-cell>
          <table:table-cell table:formula="of:=([.C55]-[.H55])^2" office:value-type="float" office:value="0.122132452948004">
            <text:p>1.22E-001</text:p>
          </table:table-cell>
          <table:table-cell/>
        </table:table-row>
        <table:table-row table:style-name="ro2">
          <table:table-cell table:formula="of:=[.A55]+1" office:value-type="float" office:value="8">
            <text:p>8</text:p>
          </table:table-cell>
          <table:table-cell table:style-name="ce2" table:formula="of:=9*[.A56]/5+32" office:value-type="float" office:value="46.4">
            <text:p>46.4</text:p>
          </table:table-cell>
          <table:table-cell office:value-type="float" office:value="21.62">
            <text:p>21.62</text:p>
          </table:table-cell>
          <table:table-cell/>
          <table:table-cell table:formula="of:=([.$F$2]+[.$F$3]*[.B56])/(1+[.$F$4]*[.B56]+[.$F$5]*[.B56]*[.B56])" office:value-type="float" office:value="22.0157095398495">
            <text:p>22.0157095398</text:p>
          </table:table-cell>
          <table:table-cell table:formula="of:=([.C56]-[.E56])^2" office:value-type="float" office:value="0.156586039927933">
            <text:p>0.1565860399</text:p>
          </table:table-cell>
          <table:table-cell/>
          <table:table-cell table:formula="of:=[.$H$2]+[.$H$3]*[.B56]+[.$H$4]*[.B56]^2+[.$H$5]*[.B56]^3+[.$H$6]*[.B56]^4+[.$I$2]*[.B56]^5+[.$I$3]*[.B56]^6+[.$I$4]*[.B56]^7+[.$I$5]*[.B56]^8+[.$I$6]*[.B56]^9" office:value-type="float" office:value="21.9562022798122">
            <text:p>21.9562022798</text:p>
          </table:table-cell>
          <table:table-cell table:formula="of:=([.C56]-[.H56])^2" office:value-type="float" office:value="0.113031972950929">
            <text:p>1.13E-001</text:p>
          </table:table-cell>
          <table:table-cell/>
        </table:table-row>
        <table:table-row table:style-name="ro2">
          <table:table-cell table:formula="of:=[.A56]+1" office:value-type="float" office:value="9">
            <text:p>9</text:p>
          </table:table-cell>
          <table:table-cell table:style-name="ce2" table:formula="of:=9*[.A57]/5+32" office:value-type="float" office:value="48.2">
            <text:p>48.2</text:p>
          </table:table-cell>
          <table:table-cell office:value-type="float" office:value="20.63">
            <text:p>20.63</text:p>
          </table:table-cell>
          <table:table-cell/>
          <table:table-cell table:formula="of:=([.$F$2]+[.$F$3]*[.B57])/(1+[.$F$4]*[.B57]+[.$F$5]*[.B57]*[.B57])" office:value-type="float" office:value="21.0819676128601">
            <text:p>21.0819676129</text:p>
          </table:table-cell>
          <table:table-cell table:formula="of:=([.C57]-[.E57])^2" office:value-type="float" office:value="0.20427472307443">
            <text:p>0.2042747231</text:p>
          </table:table-cell>
          <table:table-cell/>
          <table:table-cell table:formula="of:=[.$H$2]+[.$H$3]*[.B57]+[.$H$4]*[.B57]^2+[.$H$5]*[.B57]^3+[.$H$6]*[.B57]^4+[.$I$2]*[.B57]^5+[.$I$3]*[.B57]^6+[.$I$4]*[.B57]^7+[.$I$5]*[.B57]^8+[.$I$6]*[.B57]^9" office:value-type="float" office:value="20.9374279236592">
            <text:p>20.9374279237</text:p>
          </table:table-cell>
          <table:table-cell table:formula="of:=([.C57]-[.H57])^2" office:value-type="float" office:value="0.094511928245423">
            <text:p>9.45E-002</text:p>
          </table:table-cell>
          <table:table-cell/>
        </table:table-row>
        <table:table-row table:style-name="ro2">
          <table:table-cell table:formula="of:=[.A57]+1" office:value-type="float" office:value="10">
            <text:p>10</text:p>
          </table:table-cell>
          <table:table-cell table:style-name="ce2" table:formula="of:=9*[.A58]/5+32" office:value-type="float" office:value="50">
            <text:p>50</text:p>
          </table:table-cell>
          <table:table-cell office:value-type="float" office:value="19.68">
            <text:p>19.68</text:p>
          </table:table-cell>
          <table:table-cell/>
          <table:table-cell table:formula="of:=([.$F$2]+[.$F$3]*[.B58])/(1+[.$F$4]*[.B58]+[.$F$5]*[.B58]*[.B58])" office:value-type="float" office:value="20.1932920436625">
            <text:p>20.1932920437</text:p>
          </table:table-cell>
          <table:table-cell table:formula="of:=([.C58]-[.E58])^2" office:value-type="float" office:value="0.263468722087229">
            <text:p>0.2634687221</text:p>
          </table:table-cell>
          <table:table-cell/>
          <table:table-cell table:formula="of:=[.$H$2]+[.$H$3]*[.B58]+[.$H$4]*[.B58]^2+[.$H$5]*[.B58]^3+[.$H$6]*[.B58]^4+[.$I$2]*[.B58]^5+[.$I$3]*[.B58]^6+[.$I$4]*[.B58]^7+[.$I$5]*[.B58]^8+[.$I$6]*[.B58]^9" office:value-type="float" office:value="19.9614806246033">
            <text:p>19.9614806246</text:p>
          </table:table-cell>
          <table:table-cell table:formula="of:=([.C58]-[.H58])^2" office:value-type="float" office:value="0.0792313420270744">
            <text:p>7.92E-002</text:p>
          </table:table-cell>
          <table:table-cell/>
        </table:table-row>
        <table:table-row table:style-name="ro2">
          <table:table-cell table:formula="of:=[.A58]+1" office:value-type="float" office:value="11">
            <text:p>11</text:p>
          </table:table-cell>
          <table:table-cell table:style-name="ce2" table:formula="of:=9*[.A59]/5+32" office:value-type="float" office:value="51.8">
            <text:p>51.8</text:p>
          </table:table-cell>
          <table:table-cell office:value-type="float" office:value="18.87">
            <text:p>18.87</text:p>
          </table:table-cell>
          <table:table-cell/>
          <table:table-cell table:formula="of:=([.$F$2]+[.$F$3]*[.B59])/(1+[.$F$4]*[.B59]+[.$F$5]*[.B59]*[.B59])" office:value-type="float" office:value="19.3470495241872">
            <text:p>19.3470495242</text:p>
          </table:table-cell>
          <table:table-cell table:formula="of:=([.C59]-[.E59])^2" office:value-type="float" office:value="0.227576248527208">
            <text:p>0.2275762485</text:p>
          </table:table-cell>
          <table:table-cell/>
          <table:table-cell table:formula="of:=[.$H$2]+[.$H$3]*[.B59]+[.$H$4]*[.B59]^2+[.$H$5]*[.B59]^3+[.$H$6]*[.B59]^4+[.$I$2]*[.B59]^5+[.$I$3]*[.B59]^6+[.$I$4]*[.B59]^7+[.$I$5]*[.B59]^8+[.$I$6]*[.B59]^9" office:value-type="float" office:value="19.0269074643579">
            <text:p>19.0269074644</text:p>
          </table:table-cell>
          <table:table-cell table:formula="of:=([.C59]-[.H59])^2" office:value-type="float" office:value="0.0246199523712379">
            <text:p>2.46E-002</text:p>
          </table:table-cell>
          <table:table-cell/>
        </table:table-row>
        <table:table-row table:style-name="ro2">
          <table:table-cell table:formula="of:=[.A59]+1" office:value-type="float" office:value="12">
            <text:p>12</text:p>
          </table:table-cell>
          <table:table-cell table:style-name="ce2" table:formula="of:=9*[.A60]/5+32" office:value-type="float" office:value="53.6">
            <text:p>53.6</text:p>
          </table:table-cell>
          <table:table-cell office:value-type="float" office:value="17.93">
            <text:p>17.93</text:p>
          </table:table-cell>
          <table:table-cell/>
          <table:table-cell table:formula="of:=([.$F$2]+[.$F$3]*[.B60])/(1+[.$F$4]*[.B60]+[.$F$5]*[.B60]*[.B60])" office:value-type="float" office:value="18.5407858238873">
            <text:p>18.5407858239</text:p>
          </table:table-cell>
          <table:table-cell table:formula="of:=([.C60]-[.E60])^2" office:value-type="float" office:value="0.373059322661685">
            <text:p>0.3730593227</text:p>
          </table:table-cell>
          <table:table-cell/>
          <table:table-cell table:formula="of:=[.$H$2]+[.$H$3]*[.B60]+[.$H$4]*[.B60]^2+[.$H$5]*[.B60]^3+[.$H$6]*[.B60]^4+[.$I$2]*[.B60]^5+[.$I$3]*[.B60]^6+[.$I$4]*[.B60]^7+[.$I$5]*[.B60]^8+[.$I$6]*[.B60]^9" office:value-type="float" office:value="18.1324375833643">
            <text:p>18.1324375834</text:p>
          </table:table-cell>
          <table:table-cell table:formula="of:=([.C60]-[.H60])^2" office:value-type="float" office:value="0.0409809751583854">
            <text:p>4.10E-002</text:p>
          </table:table-cell>
          <table:table-cell/>
        </table:table-row>
        <table:table-row table:style-name="ro2">
          <table:table-cell table:formula="of:=[.A60]+1" office:value-type="float" office:value="13">
            <text:p>13</text:p>
          </table:table-cell>
          <table:table-cell table:style-name="ce2" table:formula="of:=9*[.A61]/5+32" office:value-type="float" office:value="55.4">
            <text:p>55.4</text:p>
          </table:table-cell>
          <table:table-cell office:value-type="float" office:value="17.12">
            <text:p>17.12</text:p>
          </table:table-cell>
          <table:table-cell/>
          <table:table-cell table:formula="of:=([.$F$2]+[.$F$3]*[.B61])/(1+[.$F$4]*[.B61]+[.$F$5]*[.B61]*[.B61])" office:value-type="float" office:value="17.7722121556331">
            <text:p>17.7722121556</text:p>
          </table:table-cell>
          <table:table-cell table:formula="of:=([.C61]-[.E61])^2" office:value-type="float" office:value="0.425380695955549">
            <text:p>0.425380696</text:p>
          </table:table-cell>
          <table:table-cell/>
          <table:table-cell table:formula="of:=[.$H$2]+[.$H$3]*[.B61]+[.$H$4]*[.B61]^2+[.$H$5]*[.B61]^3+[.$H$6]*[.B61]^4+[.$I$2]*[.B61]^5+[.$I$3]*[.B61]^6+[.$I$4]*[.B61]^7+[.$I$5]*[.B61]^8+[.$I$6]*[.B61]^9" office:value-type="float" office:value="17.2769485566021">
            <text:p>17.2769485566</text:p>
          </table:table-cell>
          <table:table-cell table:formula="of:=([.C61]-[.H61])^2" office:value-type="float" office:value="0.0246328494194768">
            <text:p>2.46E-002</text:p>
          </table:table-cell>
          <table:table-cell/>
        </table:table-row>
        <table:table-row table:style-name="ro2">
          <table:table-cell table:formula="of:=[.A61]+1" office:value-type="float" office:value="14">
            <text:p>14</text:p>
          </table:table-cell>
          <table:table-cell table:style-name="ce2" table:formula="of:=9*[.A62]/5+32" office:value-type="float" office:value="57.2">
            <text:p>57.2</text:p>
          </table:table-cell>
          <table:table-cell office:value-type="float" office:value="16.35">
            <text:p>16.35</text:p>
          </table:table-cell>
          <table:table-cell/>
          <table:table-cell table:formula="of:=([.$F$2]+[.$F$3]*[.B62])/(1+[.$F$4]*[.B62]+[.$F$5]*[.B62]*[.B62])" office:value-type="float" office:value="17.0391926613921">
            <text:p>17.0391926614</text:p>
          </table:table-cell>
          <table:table-cell table:formula="of:=([.C62]-[.E62])^2" office:value-type="float" office:value="0.47498652451668">
            <text:p>0.4749865245</text:p>
          </table:table-cell>
          <table:table-cell/>
          <table:table-cell table:formula="of:=[.$H$2]+[.$H$3]*[.B62]+[.$H$4]*[.B62]^2+[.$H$5]*[.B62]^3+[.$H$6]*[.B62]^4+[.$I$2]*[.B62]^5+[.$I$3]*[.B62]^6+[.$I$4]*[.B62]^7+[.$I$5]*[.B62]^8+[.$I$6]*[.B62]^9" office:value-type="float" office:value="16.4594351423108">
            <text:p>16.4594351423</text:p>
          </table:table-cell>
          <table:table-cell table:formula="of:=([.C62]-[.H62])^2" office:value-type="float" office:value="0.0119760503725759">
            <text:p>1.20E-002</text:p>
          </table:table-cell>
          <table:table-cell/>
        </table:table-row>
        <table:table-row table:style-name="ro2">
          <table:table-cell table:formula="of:=[.A62]+1" office:value-type="float" office:value="15">
            <text:p>15</text:p>
          </table:table-cell>
          <table:table-cell table:style-name="ce2" table:formula="of:=9*[.A63]/5+32" office:value-type="float" office:value="59">
            <text:p>59</text:p>
          </table:table-cell>
          <table:table-cell office:value-type="float" office:value="15.62">
            <text:p>15.62</text:p>
          </table:table-cell>
          <table:table-cell/>
          <table:table-cell table:formula="of:=([.$F$2]+[.$F$3]*[.B63])/(1+[.$F$4]*[.B63]+[.$F$5]*[.B63]*[.B63])" office:value-type="float" office:value="16.3397329227427">
            <text:p>16.3397329227</text:p>
          </table:table-cell>
          <table:table-cell table:formula="of:=([.C63]-[.E63])^2" office:value-type="float" office:value="0.518015480079789">
            <text:p>0.5180154801</text:p>
          </table:table-cell>
          <table:table-cell/>
          <table:table-cell table:formula="of:=[.$H$2]+[.$H$3]*[.B63]+[.$H$4]*[.B63]^2+[.$H$5]*[.B63]^3+[.$H$6]*[.B63]^4+[.$I$2]*[.B63]^5+[.$I$3]*[.B63]^6+[.$I$4]*[.B63]^7+[.$I$5]*[.B63]^8+[.$I$6]*[.B63]^9" office:value-type="float" office:value="15.6789805052975">
            <text:p>15.6789805053</text:p>
          </table:table-cell>
          <table:table-cell table:formula="of:=([.C63]-[.H63])^2" office:value-type="float" office:value="0.00347870000514715">
            <text:p>3.48E-003</text:p>
          </table:table-cell>
          <table:table-cell/>
        </table:table-row>
        <table:table-row table:style-name="ro2">
          <table:table-cell table:formula="of:=[.A63]+1" office:value-type="float" office:value="16">
            <text:p>16</text:p>
          </table:table-cell>
          <table:table-cell table:style-name="ce2" table:formula="of:=9*[.A64]/5+32" office:value-type="float" office:value="60.8">
            <text:p>60.8</text:p>
          </table:table-cell>
          <table:table-cell office:value-type="float" office:value="14.93">
            <text:p>14.93</text:p>
          </table:table-cell>
          <table:table-cell/>
          <table:table-cell table:formula="of:=([.$F$2]+[.$F$3]*[.B64])/(1+[.$F$4]*[.B64]+[.$F$5]*[.B64]*[.B64])" office:value-type="float" office:value="15.6719694089911">
            <text:p>15.671969409</text:p>
          </table:table-cell>
          <table:table-cell table:formula="of:=([.C64]-[.E64])^2" office:value-type="float" office:value="0.550518603878628">
            <text:p>0.5505186039</text:p>
          </table:table-cell>
          <table:table-cell/>
          <table:table-cell table:formula="of:=[.$H$2]+[.$H$3]*[.B64]+[.$H$4]*[.B64]^2+[.$H$5]*[.B64]^3+[.$H$6]*[.B64]^4+[.$I$2]*[.B64]^5+[.$I$3]*[.B64]^6+[.$I$4]*[.B64]^7+[.$I$5]*[.B64]^8+[.$I$6]*[.B64]^9" office:value-type="float" office:value="14.9347299905546">
            <text:p>14.9347299906</text:p>
          </table:table-cell>
          <table:table-cell table:formula="of:=([.C64]-[.H64])^2" office:value-type="float" office:value="0.0000223728106462638">
            <text:p>2.24E-005</text:p>
          </table:table-cell>
          <table:table-cell/>
        </table:table-row>
        <table:table-row table:style-name="ro2">
          <table:table-cell table:formula="of:=[.A64]+1" office:value-type="float" office:value="17">
            <text:p>17</text:p>
          </table:table-cell>
          <table:table-cell table:style-name="ce2" table:formula="of:=9*[.A65]/5+32" office:value-type="float" office:value="62.6">
            <text:p>62.6</text:p>
          </table:table-cell>
          <table:table-cell office:value-type="float" office:value="14.26">
            <text:p>14.26</text:p>
          </table:table-cell>
          <table:table-cell/>
          <table:table-cell table:formula="of:=([.$F$2]+[.$F$3]*[.B65])/(1+[.$F$4]*[.B65]+[.$F$5]*[.B65]*[.B65])" office:value-type="float" office:value="15.0341597828962">
            <text:p>15.0341597829</text:p>
          </table:table-cell>
          <table:table-cell table:formula="of:=([.C65]-[.E65])^2" office:value-type="float" office:value="0.599323369453884">
            <text:p>0.5993233695</text:p>
          </table:table-cell>
          <table:table-cell/>
          <table:table-cell table:formula="of:=[.$H$2]+[.$H$3]*[.B65]+[.$H$4]*[.B65]^2+[.$H$5]*[.B65]^3+[.$H$6]*[.B65]^4+[.$I$2]*[.B65]^5+[.$I$3]*[.B65]^6+[.$I$4]*[.B65]^7+[.$I$5]*[.B65]^8+[.$I$6]*[.B65]^9" office:value-type="float" office:value="14.2258674981738">
            <text:p>14.2258674982</text:p>
          </table:table-cell>
          <table:table-cell table:formula="of:=([.C65]-[.H65])^2" office:value-type="float" office:value="0.00116502768091504">
            <text:p>1.17E-003</text:p>
          </table:table-cell>
          <table:table-cell/>
        </table:table-row>
        <table:table-row table:style-name="ro2">
          <table:table-cell table:formula="of:=[.A65]+1" office:value-type="float" office:value="18">
            <text:p>18</text:p>
          </table:table-cell>
          <table:table-cell table:style-name="ce2" table:formula="of:=9*[.A66]/5+32" office:value-type="float" office:value="64.4">
            <text:p>64.4</text:p>
          </table:table-cell>
          <table:table-cell office:value-type="float" office:value="13.63">
            <text:p>13.63</text:p>
          </table:table-cell>
          <table:table-cell/>
          <table:table-cell table:formula="of:=([.$F$2]+[.$F$3]*[.B66])/(1+[.$F$4]*[.B66]+[.$F$5]*[.B66]*[.B66])" office:value-type="float" office:value="14.4246739907497">
            <text:p>14.4246739907</text:p>
          </table:table-cell>
          <table:table-cell table:formula="of:=([.C66]-[.E66])^2" office:value-type="float" office:value="0.631506751574075">
            <text:p>0.6315067516</text:p>
          </table:table-cell>
          <table:table-cell/>
          <table:table-cell table:formula="of:=[.$H$2]+[.$H$3]*[.B66]+[.$H$4]*[.B66]^2+[.$H$5]*[.B66]^3+[.$H$6]*[.B66]^4+[.$I$2]*[.B66]^5+[.$I$3]*[.B66]^6+[.$I$4]*[.B66]^7+[.$I$5]*[.B66]^8+[.$I$6]*[.B66]^9" office:value-type="float" office:value="13.5515944870201">
            <text:p>13.551594487</text:p>
          </table:table-cell>
          <table:table-cell table:formula="of:=([.C66]-[.H66])^2" office:value-type="float" office:value="0.00614742446563576">
            <text:p>6.15E-003</text:p>
          </table:table-cell>
          <table:table-cell/>
        </table:table-row>
        <table:table-row table:style-name="ro2">
          <table:table-cell table:formula="of:=[.A66]+1" office:value-type="float" office:value="19">
            <text:p>19</text:p>
          </table:table-cell>
          <table:table-cell table:style-name="ce2" table:formula="of:=9*[.A67]/5+32" office:value-type="float" office:value="66.2">
            <text:p>66.2</text:p>
          </table:table-cell>
          <table:table-cell office:value-type="float" office:value="13.04">
            <text:p>13.04</text:p>
          </table:table-cell>
          <table:table-cell/>
          <table:table-cell table:formula="of:=([.$F$2]+[.$F$3]*[.B67])/(1+[.$F$4]*[.B67]+[.$F$5]*[.B67]*[.B67])" office:value-type="float" office:value="13.8419860698059">
            <text:p>13.8419860698</text:p>
          </table:table-cell>
          <table:table-cell table:formula="of:=([.C67]-[.E67])^2" office:value-type="float" office:value="0.643181656162718">
            <text:p>0.6431816562</text:p>
          </table:table-cell>
          <table:table-cell/>
          <table:table-cell table:formula="of:=[.$H$2]+[.$H$3]*[.B67]+[.$H$4]*[.B67]^2+[.$H$5]*[.B67]^3+[.$H$6]*[.B67]^4+[.$I$2]*[.B67]^5+[.$I$3]*[.B67]^6+[.$I$4]*[.B67]^7+[.$I$5]*[.B67]^8+[.$I$6]*[.B67]^9" office:value-type="float" office:value="12.9111116123151">
            <text:p>12.9111116123</text:p>
          </table:table-cell>
          <table:table-cell table:formula="of:=([.C67]-[.H67])^2" office:value-type="float" office:value="0.0166122164800257">
            <text:p>1.66E-002</text:p>
          </table:table-cell>
          <table:table-cell/>
        </table:table-row>
        <table:table-row table:style-name="ro2">
          <table:table-cell table:formula="of:=[.A67]+1" office:value-type="float" office:value="20">
            <text:p>20</text:p>
          </table:table-cell>
          <table:table-cell table:style-name="ce2" table:formula="of:=9*[.A68]/5+32" office:value-type="float" office:value="68">
            <text:p>68</text:p>
          </table:table-cell>
          <table:table-cell office:value-type="float" office:value="12.47">
            <text:p>12.47</text:p>
          </table:table-cell>
          <table:table-cell/>
          <table:table-cell table:formula="of:=([.$F$2]+[.$F$3]*[.B68])/(1+[.$F$4]*[.B68]+[.$F$5]*[.B68]*[.B68])" office:value-type="float" office:value="13.2846666118277">
            <text:p>13.2846666118</text:p>
          </table:table-cell>
          <table:table-cell table:formula="of:=([.C68]-[.E68])^2" office:value-type="float" office:value="0.663681688426883">
            <text:p>0.6636816884</text:p>
          </table:table-cell>
          <table:table-cell/>
          <table:table-cell table:formula="of:=[.$H$2]+[.$H$3]*[.B68]+[.$H$4]*[.B68]^2+[.$H$5]*[.B68]^3+[.$H$6]*[.B68]^4+[.$I$2]*[.B68]^5+[.$I$3]*[.B68]^6+[.$I$4]*[.B68]^7+[.$I$5]*[.B68]^8+[.$I$6]*[.B68]^9" office:value-type="float" office:value="12.3036029811811">
            <text:p>12.3036029812</text:p>
          </table:table-cell>
          <table:table-cell table:formula="of:=([.C68]-[.H68])^2" office:value-type="float" office:value="0.027687967871805">
            <text:p>2.77E-002</text:p>
          </table:table-cell>
          <table:table-cell/>
        </table:table-row>
        <table:table-row table:style-name="ro2">
          <table:table-cell table:formula="of:=[.A68]+1" office:value-type="float" office:value="21">
            <text:p>21</text:p>
          </table:table-cell>
          <table:table-cell table:style-name="ce2" table:formula="of:=9*[.A69]/5+32" office:value-type="float" office:value="69.8">
            <text:p>69.8</text:p>
          </table:table-cell>
          <table:table-cell office:value-type="float" office:value="11.92">
            <text:p>11.92</text:p>
          </table:table-cell>
          <table:table-cell/>
          <table:table-cell table:formula="of:=([.$F$2]+[.$F$3]*[.B69])/(1+[.$F$4]*[.B69]+[.$F$5]*[.B69]*[.B69])" office:value-type="float" office:value="12.7513758268307">
            <text:p>12.7513758268</text:p>
          </table:table-cell>
          <table:table-cell table:formula="of:=([.C69]-[.E69])^2" office:value-type="float" office:value="0.691185765438394">
            <text:p>0.6911857654</text:p>
          </table:table-cell>
          <table:table-cell/>
          <table:table-cell table:formula="of:=[.$H$2]+[.$H$3]*[.B69]+[.$H$4]*[.B69]^2+[.$H$5]*[.B69]^3+[.$H$6]*[.B69]^4+[.$I$2]*[.B69]^5+[.$I$3]*[.B69]^6+[.$I$4]*[.B69]^7+[.$I$5]*[.B69]^8+[.$I$6]*[.B69]^9" office:value-type="float" office:value="11.728222990314">
            <text:p>11.7282229903</text:p>
          </table:table-cell>
          <table:table-cell table:formula="of:=([.C69]-[.H69])^2" office:value-type="float" office:value="0.0367784214441224">
            <text:p>3.68E-002</text:p>
          </table:table-cell>
          <table:table-cell/>
        </table:table-row>
        <table:table-row table:style-name="ro2">
          <table:table-cell table:formula="of:=[.A69]+1" office:value-type="float" office:value="22">
            <text:p>22</text:p>
          </table:table-cell>
          <table:table-cell table:style-name="ce2" table:formula="of:=9*[.A70]/5+32" office:value-type="float" office:value="71.6">
            <text:p>71.6</text:p>
          </table:table-cell>
          <table:table-cell office:value-type="float" office:value="11.41">
            <text:p>11.41</text:p>
          </table:table-cell>
          <table:table-cell/>
          <table:table-cell table:formula="of:=([.$F$2]+[.$F$3]*[.B70])/(1+[.$F$4]*[.B70]+[.$F$5]*[.B70]*[.B70])" office:value-type="float" office:value="12.2408571559846">
            <text:p>12.240857156</text:p>
          </table:table-cell>
          <table:table-cell table:formula="of:=([.C70]-[.E70])^2" office:value-type="float" office:value="0.690323613650796">
            <text:p>0.6903236137</text:p>
          </table:table-cell>
          <table:table-cell/>
          <table:table-cell table:formula="of:=[.$H$2]+[.$H$3]*[.B70]+[.$H$4]*[.B70]^2+[.$H$5]*[.B70]^3+[.$H$6]*[.B70]^4+[.$I$2]*[.B70]^5+[.$I$3]*[.B70]^6+[.$I$4]*[.B70]^7+[.$I$5]*[.B70]^8+[.$I$6]*[.B70]^9" office:value-type="float" office:value="11.1840856912735">
            <text:p>11.1840856913</text:p>
          </table:table-cell>
          <table:table-cell table:formula="of:=([.C70]-[.H70])^2" office:value-type="float" office:value="0.0510372748873739">
            <text:p>5.10E-002</text:p>
          </table:table-cell>
          <table:table-cell/>
        </table:table-row>
        <table:table-row table:style-name="ro2">
          <table:table-cell table:formula="of:=[.A70]+1" office:value-type="float" office:value="23">
            <text:p>23</text:p>
          </table:table-cell>
          <table:table-cell table:style-name="ce2" table:formula="of:=9*[.A71]/5+32" office:value-type="float" office:value="73.4">
            <text:p>73.4</text:p>
          </table:table-cell>
          <table:table-cell office:value-type="float" office:value="10.91">
            <text:p>10.91</text:p>
          </table:table-cell>
          <table:table-cell/>
          <table:table-cell table:formula="of:=([.$F$2]+[.$F$3]*[.B71])/(1+[.$F$4]*[.B71]+[.$F$5]*[.B71]*[.B71])" office:value-type="float" office:value="11.7519313871066">
            <text:p>11.7519313871</text:p>
          </table:table-cell>
          <table:table-cell table:formula="of:=([.C71]-[.E71])^2" office:value-type="float" office:value="0.708848460595321">
            <text:p>0.7088484606</text:p>
          </table:table-cell>
          <table:table-cell/>
          <table:table-cell table:formula="of:=[.$H$2]+[.$H$3]*[.B71]+[.$H$4]*[.B71]^2+[.$H$5]*[.B71]^3+[.$H$6]*[.B71]^4+[.$I$2]*[.B71]^5+[.$I$3]*[.B71]^6+[.$I$4]*[.B71]^7+[.$I$5]*[.B71]^8+[.$I$6]*[.B71]^9" office:value-type="float" office:value="10.6702566114271">
            <text:p>10.6702566114</text:p>
          </table:table-cell>
          <table:table-cell table:formula="of:=([.C71]-[.H71])^2" office:value-type="float" office:value="0.0574768923644237">
            <text:p>5.75E-002</text:p>
          </table:table-cell>
          <table:table-cell/>
        </table:table-row>
        <table:table-row table:style-name="ro2">
          <table:table-cell table:formula="of:=[.A71]+1" office:value-type="float" office:value="24">
            <text:p>24</text:p>
          </table:table-cell>
          <table:table-cell table:style-name="ce2" table:formula="of:=9*[.A72]/5+32" office:value-type="float" office:value="75.2">
            <text:p>75.2</text:p>
          </table:table-cell>
          <table:table-cell office:value-type="float" office:value="10.45">
            <text:p>10.45</text:p>
          </table:table-cell>
          <table:table-cell/>
          <table:table-cell table:formula="of:=([.$F$2]+[.$F$3]*[.B72])/(1+[.$F$4]*[.B72]+[.$F$5]*[.B72]*[.B72])" office:value-type="float" office:value="11.2834912302692">
            <text:p>11.2834912303</text:p>
          </table:table-cell>
          <table:table-cell table:formula="of:=([.C72]-[.E72])^2" office:value-type="float" office:value="0.69470763093562">
            <text:p>0.6947076309</text:p>
          </table:table-cell>
          <table:table-cell/>
          <table:table-cell table:formula="of:=[.$H$2]+[.$H$3]*[.B72]+[.$H$4]*[.B72]^2+[.$H$5]*[.B72]^3+[.$H$6]*[.B72]^4+[.$I$2]*[.B72]^5+[.$I$3]*[.B72]^6+[.$I$4]*[.B72]^7+[.$I$5]*[.B72]^8+[.$I$6]*[.B72]^9" office:value-type="float" office:value="10.1857469423288">
            <text:p>10.1857469423</text:p>
          </table:table-cell>
          <table:table-cell table:formula="of:=([.C72]-[.H72])^2" office:value-type="float" office:value="0.0698296784885632">
            <text:p>6.98E-002</text:p>
          </table:table-cell>
          <table:table-cell/>
        </table:table-row>
        <table:table-row table:style-name="ro2">
          <table:table-cell table:formula="of:=[.A72]+1" office:value-type="float" office:value="25">
            <text:p>25</text:p>
          </table:table-cell>
          <table:table-cell table:style-name="ce2" table:formula="of:=9*[.A73]/5+32" office:value-type="float" office:value="77">
            <text:p>77</text:p>
          </table:table-cell>
          <table:table-cell office:value-type="float" office:value="10">
            <text:p>10</text:p>
          </table:table-cell>
          <table:table-cell/>
          <table:table-cell table:formula="of:=([.$F$2]+[.$F$3]*[.B73])/(1+[.$F$4]*[.B73]+[.$F$5]*[.B73]*[.B73])" office:value-type="float" office:value="10.8344963147834">
            <text:p>10.8344963148</text:p>
          </table:table-cell>
          <table:table-cell table:formula="of:=([.C73]-[.E73])^2" office:value-type="float" office:value="0.69638409938713">
            <text:p>0.6963840994</text:p>
          </table:table-cell>
          <table:table-cell/>
          <table:table-cell table:formula="of:=[.$H$2]+[.$H$3]*[.B73]+[.$H$4]*[.B73]^2+[.$H$5]*[.B73]^3+[.$H$6]*[.B73]^4+[.$I$2]*[.B73]^5+[.$I$3]*[.B73]^6+[.$I$4]*[.B73]^7+[.$I$5]*[.B73]^8+[.$I$6]*[.B73]^9" office:value-type="float" office:value="9.7295099922843">
            <text:p>9.7295099923</text:p>
          </table:table-cell>
          <table:table-cell table:formula="of:=([.C73]-[.H73])^2" office:value-type="float" office:value="0.0731648442740398">
            <text:p>7.32E-002</text:p>
          </table:table-cell>
          <table:table-cell/>
        </table:table-row>
        <table:table-row table:style-name="ro2">
          <table:table-cell table:formula="of:=[.A73]+1" office:value-type="float" office:value="26">
            <text:p>26</text:p>
          </table:table-cell>
          <table:table-cell table:style-name="ce2" table:formula="of:=9*[.A74]/5+32" office:value-type="float" office:value="78.8">
            <text:p>78.8</text:p>
          </table:table-cell>
          <table:table-cell office:value-type="float" office:value="9.575">
            <text:p>9.575</text:p>
          </table:table-cell>
          <table:table-cell/>
          <table:table-cell table:formula="of:=([.$F$2]+[.$F$3]*[.B74])/(1+[.$F$4]*[.B74]+[.$F$5]*[.B74]*[.B74])" office:value-type="float" office:value="10.4039685722312">
            <text:p>10.4039685722</text:p>
          </table:table-cell>
          <table:table-cell table:formula="of:=([.C74]-[.E74])^2" office:value-type="float" office:value="0.687188893747033">
            <text:p>0.6871888937</text:p>
          </table:table-cell>
          <table:table-cell/>
          <table:table-cell table:formula="of:=[.$H$2]+[.$H$3]*[.B74]+[.$H$4]*[.B74]^2+[.$H$5]*[.B74]^3+[.$H$6]*[.B74]^4+[.$I$2]*[.B74]^5+[.$I$3]*[.B74]^6+[.$I$4]*[.B74]^7+[.$I$5]*[.B74]^8+[.$I$6]*[.B74]^9" office:value-type="float" office:value="9.30043978603085">
            <text:p>9.300439786</text:p>
          </table:table-cell>
          <table:table-cell table:formula="of:=([.C74]-[.H74])^2" office:value-type="float" office:value="0.075383311094785">
            <text:p>7.54E-002</text:p>
          </table:table-cell>
          <table:table-cell/>
        </table:table-row>
        <table:table-row table:style-name="ro2">
          <table:table-cell table:formula="of:=[.A74]+1" office:value-type="float" office:value="27">
            <text:p>27</text:p>
          </table:table-cell>
          <table:table-cell table:style-name="ce2" table:formula="of:=9*[.A75]/5+32" office:value-type="float" office:value="80.6">
            <text:p>80.6</text:p>
          </table:table-cell>
          <table:table-cell office:value-type="float" office:value="9.17">
            <text:p>9.17</text:p>
          </table:table-cell>
          <table:table-cell/>
          <table:table-cell table:formula="of:=([.$F$2]+[.$F$3]*[.B75])/(1+[.$F$4]*[.B75]+[.$F$5]*[.B75]*[.B75])" office:value-type="float" office:value="9.9909879733246">
            <text:p>9.9909879733</text:p>
          </table:table-cell>
          <table:table-cell table:formula="of:=([.C75]-[.E75])^2" office:value-type="float" office:value="0.674021252343634">
            <text:p>0.6740212523</text:p>
          </table:table-cell>
          <table:table-cell/>
          <table:table-cell table:formula="of:=[.$H$2]+[.$H$3]*[.B75]+[.$H$4]*[.B75]^2+[.$H$5]*[.B75]^3+[.$H$6]*[.B75]^4+[.$I$2]*[.B75]^5+[.$I$3]*[.B75]^6+[.$I$4]*[.B75]^7+[.$I$5]*[.B75]^8+[.$I$6]*[.B75]^9" office:value-type="float" office:value="8.89737168184951">
            <text:p>8.8973716818</text:p>
          </table:table-cell>
          <table:table-cell table:formula="of:=([.C75]-[.H75])^2" office:value-type="float" office:value="0.0743261998575648">
            <text:p>7.43E-002</text:p>
          </table:table-cell>
          <table:table-cell/>
        </table:table-row>
        <table:table-row table:style-name="ro2">
          <table:table-cell table:formula="of:=[.A75]+1" office:value-type="float" office:value="28">
            <text:p>28</text:p>
          </table:table-cell>
          <table:table-cell table:style-name="ce2" table:formula="of:=9*[.A76]/5+32" office:value-type="float" office:value="82.4">
            <text:p>82.4</text:p>
          </table:table-cell>
          <table:table-cell office:value-type="float" office:value="8.784">
            <text:p>8.784</text:p>
          </table:table-cell>
          <table:table-cell/>
          <table:table-cell table:formula="of:=([.$F$2]+[.$F$3]*[.B76])/(1+[.$F$4]*[.B76]+[.$F$5]*[.B76]*[.B76])" office:value-type="float" office:value="9.59468858920753">
            <text:p>9.5946885892</text:p>
          </table:table-cell>
          <table:table-cell table:formula="of:=([.C76]-[.E76])^2" office:value-type="float" office:value="0.657215988671298">
            <text:p>0.6572159887</text:p>
          </table:table-cell>
          <table:table-cell/>
          <table:table-cell table:formula="of:=[.$H$2]+[.$H$3]*[.B76]+[.$H$4]*[.B76]^2+[.$H$5]*[.B76]^3+[.$H$6]*[.B76]^4+[.$I$2]*[.B76]^5+[.$I$3]*[.B76]^6+[.$I$4]*[.B76]^7+[.$I$5]*[.B76]^8+[.$I$6]*[.B76]^9" office:value-type="float" office:value="8.51908486503401">
            <text:p>8.519084865</text:p>
          </table:table-cell>
          <table:table-cell table:formula="of:=([.C76]-[.H76])^2" office:value-type="float" office:value="0.0701800287340481">
            <text:p>7.02E-002</text:p>
          </table:table-cell>
          <table:table-cell/>
        </table:table-row>
        <table:table-row table:style-name="ro2">
          <table:table-cell table:formula="of:=[.A76]+1" office:value-type="float" office:value="29">
            <text:p>29</text:p>
          </table:table-cell>
          <table:table-cell table:style-name="ce2" table:formula="of:=9*[.A77]/5+32" office:value-type="float" office:value="84.2">
            <text:p>84.2</text:p>
          </table:table-cell>
          <table:table-cell office:value-type="float" office:value="8.416">
            <text:p>8.416</text:p>
          </table:table-cell>
          <table:table-cell/>
          <table:table-cell table:formula="of:=([.$F$2]+[.$F$3]*[.B77])/(1+[.$F$4]*[.B77]+[.$F$5]*[.B77]*[.B77])" office:value-type="float" office:value="9.21425495039088">
            <text:p>9.2142549504</text:p>
          </table:table-cell>
          <table:table-cell table:formula="of:=([.C77]-[.E77])^2" office:value-type="float" office:value="0.637210965823539">
            <text:p>0.6372109658</text:p>
          </table:table-cell>
          <table:table-cell/>
          <table:table-cell table:formula="of:=[.$H$2]+[.$H$3]*[.B77]+[.$H$4]*[.B77]^2+[.$H$5]*[.B77]^3+[.$H$6]*[.B77]^4+[.$I$2]*[.B77]^5+[.$I$3]*[.B77]^6+[.$I$4]*[.B77]^7+[.$I$5]*[.B77]^8+[.$I$6]*[.B77]^9" office:value-type="float" office:value="8.16430656645506">
            <text:p>8.1643065665</text:p>
          </table:table-cell>
          <table:table-cell table:formula="of:=([.C77]-[.H77])^2" office:value-type="float" office:value="0.0633495844896429">
            <text:p>6.33E-002</text:p>
          </table:table-cell>
          <table:table-cell/>
        </table:table-row>
        <table:table-row table:style-name="ro2">
          <table:table-cell table:formula="of:=[.A77]+1" office:value-type="float" office:value="30">
            <text:p>30</text:p>
          </table:table-cell>
          <table:table-cell table:style-name="ce2" table:formula="of:=9*[.A78]/5+32" office:value-type="float" office:value="86">
            <text:p>86</text:p>
          </table:table-cell>
          <table:table-cell office:value-type="float" office:value="8.064">
            <text:p>8.064</text:p>
          </table:table-cell>
          <table:table-cell/>
          <table:table-cell table:formula="of:=([.$F$2]+[.$F$3]*[.B78])/(1+[.$F$4]*[.B78]+[.$F$5]*[.B78]*[.B78])" office:value-type="float" office:value="8.84891867886103">
            <text:p>8.8489186789</text:p>
          </table:table-cell>
          <table:table-cell table:formula="of:=([.C78]-[.E78])^2" office:value-type="float" office:value="0.616097332424951">
            <text:p>0.6160973324</text:p>
          </table:table-cell>
          <table:table-cell/>
          <table:table-cell table:formula="of:=[.$H$2]+[.$H$3]*[.B78]+[.$H$4]*[.B78]^2+[.$H$5]*[.B78]^3+[.$H$6]*[.B78]^4+[.$I$2]*[.B78]^5+[.$I$3]*[.B78]^6+[.$I$4]*[.B78]^7+[.$I$5]*[.B78]^8+[.$I$6]*[.B78]^9" office:value-type="float" office:value="7.83171784598895">
            <text:p>7.831717846</text:p>
          </table:table-cell>
          <table:table-cell table:formula="of:=([.C78]-[.H78])^2" office:value-type="float" office:value="0.0539549990720126">
            <text:p>5.40E-002</text:p>
          </table:table-cell>
          <table:table-cell/>
        </table:table-row>
        <table:table-row table:style-name="ro2">
          <table:table-cell table:formula="of:=[.A78]+1" office:value-type="float" office:value="31">
            <text:p>31</text:p>
          </table:table-cell>
          <table:table-cell table:style-name="ce2" table:formula="of:=9*[.A79]/5+32" office:value-type="float" office:value="87.8">
            <text:p>87.8</text:p>
          </table:table-cell>
          <table:table-cell office:value-type="float" office:value="7.73">
            <text:p>7.73</text:p>
          </table:table-cell>
          <table:table-cell/>
          <table:table-cell table:formula="of:=([.$F$2]+[.$F$3]*[.B79])/(1+[.$F$4]*[.B79]+[.$F$5]*[.B79]*[.B79])" office:value-type="float" office:value="8.49795537103732">
            <text:p>8.497955371</text:p>
          </table:table-cell>
          <table:table-cell table:formula="of:=([.C79]-[.E79])^2" office:value-type="float" office:value="0.589755451905063">
            <text:p>0.5897554519</text:p>
          </table:table-cell>
          <table:table-cell/>
          <table:table-cell table:formula="of:=[.$H$2]+[.$H$3]*[.B79]+[.$H$4]*[.B79]^2+[.$H$5]*[.B79]^3+[.$H$6]*[.B79]^4+[.$I$2]*[.B79]^5+[.$I$3]*[.B79]^6+[.$I$4]*[.B79]^7+[.$I$5]*[.B79]^8+[.$I$6]*[.B79]^9" office:value-type="float" office:value="7.51996077282259">
            <text:p>7.5199607728</text:p>
          </table:table-cell>
          <table:table-cell table:formula="of:=([.C79]-[.H79])^2" office:value-type="float" office:value="0.0441164769532834">
            <text:p>4.41E-002</text:p>
          </table:table-cell>
          <table:table-cell/>
        </table:table-row>
        <table:table-row table:style-name="ro2">
          <table:table-cell table:formula="of:=[.A79]+1" office:value-type="float" office:value="32">
            <text:p>32</text:p>
          </table:table-cell>
          <table:table-cell table:style-name="ce2" table:formula="of:=9*[.A80]/5+32" office:value-type="float" office:value="89.6">
            <text:p>89.6</text:p>
          </table:table-cell>
          <table:table-cell office:value-type="float" office:value="7.41">
            <text:p>7.41</text:p>
          </table:table-cell>
          <table:table-cell/>
          <table:table-cell table:formula="of:=([.$F$2]+[.$F$3]*[.B80])/(1+[.$F$4]*[.B80]+[.$F$5]*[.B80]*[.B80])" office:value-type="float" office:value="8.16068171119663">
            <text:p>8.1606817112</text:p>
          </table:table-cell>
          <table:table-cell table:formula="of:=([.C80]-[.E80])^2" office:value-type="float" office:value="0.563523031525096">
            <text:p>0.5635230315</text:p>
          </table:table-cell>
          <table:table-cell/>
          <table:table-cell table:formula="of:=[.$H$2]+[.$H$3]*[.B80]+[.$H$4]*[.B80]^2+[.$H$5]*[.B80]^3+[.$H$6]*[.B80]^4+[.$I$2]*[.B80]^5+[.$I$3]*[.B80]^6+[.$I$4]*[.B80]^7+[.$I$5]*[.B80]^8+[.$I$6]*[.B80]^9" office:value-type="float" office:value="7.22764682810089">
            <text:p>7.2276468281</text:p>
          </table:table-cell>
          <table:table-cell table:formula="of:=([.C80]-[.H80])^2" office:value-type="float" office:value="0.0332526793016677">
            <text:p>3.33E-002</text:p>
          </table:table-cell>
          <table:table-cell/>
        </table:table-row>
        <table:table-row table:style-name="ro2">
          <table:table-cell table:formula="of:=[.A80]+1" office:value-type="float" office:value="33">
            <text:p>33</text:p>
          </table:table-cell>
          <table:table-cell table:style-name="ce2" table:formula="of:=9*[.A81]/5+32" office:value-type="float" office:value="91.4">
            <text:p>91.4</text:p>
          </table:table-cell>
          <table:table-cell office:value-type="float" office:value="7.016">
            <text:p>7.016</text:p>
          </table:table-cell>
          <table:table-cell/>
          <table:table-cell table:formula="of:=([.$F$2]+[.$F$3]*[.B81])/(1+[.$F$4]*[.B81]+[.$F$5]*[.B81]*[.B81])" office:value-type="float" office:value="7.83645279675147">
            <text:p>7.8364527968</text:p>
          </table:table-cell>
          <table:table-cell table:formula="of:=([.C81]-[.E81])^2" office:value-type="float" office:value="0.673142791697313">
            <text:p>0.6731427917</text:p>
          </table:table-cell>
          <table:table-cell/>
          <table:table-cell table:formula="of:=[.$H$2]+[.$H$3]*[.B81]+[.$H$4]*[.B81]^2+[.$H$5]*[.B81]^3+[.$H$6]*[.B81]^4+[.$I$2]*[.B81]^5+[.$I$3]*[.B81]^6+[.$I$4]*[.B81]^7+[.$I$5]*[.B81]^8+[.$I$6]*[.B81]^9" office:value-type="float" office:value="6.9533663500514">
            <text:p>6.9533663501</text:p>
          </table:table-cell>
          <table:table-cell table:formula="of:=([.C81]-[.H81])^2" office:value-type="float" office:value="0.0039229741058844">
            <text:p>3.92E-003</text:p>
          </table:table-cell>
          <table:table-cell/>
        </table:table-row>
        <table:table-row table:style-name="ro2">
          <table:table-cell table:formula="of:=[.A81]+1" office:value-type="float" office:value="34">
            <text:p>34</text:p>
          </table:table-cell>
          <table:table-cell table:style-name="ce2" table:formula="of:=9*[.A82]/5+32" office:value-type="float" office:value="93.2">
            <text:p>93.2</text:p>
          </table:table-cell>
          <table:table-cell office:value-type="float" office:value="6.815">
            <text:p>6.815</text:p>
          </table:table-cell>
          <table:table-cell/>
          <table:table-cell table:formula="of:=([.$F$2]+[.$F$3]*[.B82])/(1+[.$F$4]*[.B82]+[.$F$5]*[.B82]*[.B82])" office:value-type="float" office:value="7.52465965837527">
            <text:p>7.5246596584</text:p>
          </table:table-cell>
          <table:table-cell table:formula="of:=([.C82]-[.E82])^2" office:value-type="float" office:value="0.50361683072531">
            <text:p>0.5036168307</text:p>
          </table:table-cell>
          <table:table-cell/>
          <table:table-cell table:formula="of:=[.$H$2]+[.$H$3]*[.B82]+[.$H$4]*[.B82]^2+[.$H$5]*[.B82]^3+[.$H$6]*[.B82]^4+[.$I$2]*[.B82]^5+[.$I$3]*[.B82]^6+[.$I$4]*[.B82]^7+[.$I$5]*[.B82]^8+[.$I$6]*[.B82]^9" office:value-type="float" office:value="6.69569883760118">
            <text:p>6.6956988376</text:p>
          </table:table-cell>
          <table:table-cell table:formula="of:=([.C82]-[.H82])^2" office:value-type="float" office:value="0.0142327673497106">
            <text:p>1.42E-002</text:p>
          </table:table-cell>
          <table:table-cell/>
        </table:table-row>
        <table:table-row table:style-name="ro2">
          <table:table-cell table:formula="of:=[.A82]+1" office:value-type="float" office:value="35">
            <text:p>35</text:p>
          </table:table-cell>
          <table:table-cell table:style-name="ce2" table:formula="of:=9*[.A83]/5+32" office:value-type="float" office:value="95">
            <text:p>95</text:p>
          </table:table-cell>
          <table:table-cell office:value-type="float" office:value="6.538">
            <text:p>6.538</text:p>
          </table:table-cell>
          <table:table-cell/>
          <table:table-cell table:formula="of:=([.$F$2]+[.$F$3]*[.B83])/(1+[.$F$4]*[.B83]+[.$F$5]*[.B83]*[.B83])" office:value-type="float" office:value="7.22472695943152">
            <text:p>7.2247269594</text:p>
          </table:table-cell>
          <table:table-cell table:formula="of:=([.C83]-[.E83])^2" office:value-type="float" office:value="0.471593916810053">
            <text:p>0.4715939168</text:p>
          </table:table-cell>
          <table:table-cell/>
          <table:table-cell table:formula="of:=[.$H$2]+[.$H$3]*[.B83]+[.$H$4]*[.B83]^2+[.$H$5]*[.B83]^3+[.$H$6]*[.B83]^4+[.$I$2]*[.B83]^5+[.$I$3]*[.B83]^6+[.$I$4]*[.B83]^7+[.$I$5]*[.B83]^8+[.$I$6]*[.B83]^9" office:value-type="float" office:value="6.45322392559643">
            <text:p>6.4532239256</text:p>
          </table:table-cell>
          <table:table-cell table:formula="of:=([.C83]-[.H83])^2" office:value-type="float" office:value="0.00718698279127921">
            <text:p>7.19E-003</text:p>
          </table:table-cell>
          <table:table-cell/>
        </table:table-row>
        <table:table-row table:style-name="ro2">
          <table:table-cell table:formula="of:=[.A83]+1" office:value-type="float" office:value="36">
            <text:p>36</text:p>
          </table:table-cell>
          <table:table-cell table:style-name="ce2" table:formula="of:=9*[.A84]/5+32" office:value-type="float" office:value="96.8">
            <text:p>96.8</text:p>
          </table:table-cell>
          <table:table-cell office:value-type="float" office:value="6.273">
            <text:p>6.273</text:p>
          </table:table-cell>
          <table:table-cell/>
          <table:table-cell table:formula="of:=([.$F$2]+[.$F$3]*[.B84])/(1+[.$F$4]*[.B84]+[.$F$5]*[.B84]*[.B84])" office:value-type="float" office:value="6.93611086049428">
            <text:p>6.9361108605</text:p>
          </table:table-cell>
          <table:table-cell table:formula="of:=([.C84]-[.E84])^2" office:value-type="float" office:value="0.439716013305462">
            <text:p>0.4397160133</text:p>
          </table:table-cell>
          <table:table-cell/>
          <table:table-cell table:formula="of:=[.$H$2]+[.$H$3]*[.B84]+[.$H$4]*[.B84]^2+[.$H$5]*[.B84]^3+[.$H$6]*[.B84]^4+[.$I$2]*[.B84]^5+[.$I$3]*[.B84]^6+[.$I$4]*[.B84]^7+[.$I$5]*[.B84]^8+[.$I$6]*[.B84]^9" office:value-type="float" office:value="6.22453284303851">
            <text:p>6.224532843</text:p>
          </table:table-cell>
          <table:table-cell table:formula="of:=([.C84]-[.H84])^2" office:value-type="float" office:value="0.00234906530393019">
            <text:p>2.35E-003</text:p>
          </table:table-cell>
          <table:table-cell/>
        </table:table-row>
        <table:table-row table:style-name="ro2">
          <table:table-cell table:formula="of:=[.A84]+1" office:value-type="float" office:value="37">
            <text:p>37</text:p>
          </table:table-cell>
          <table:table-cell table:style-name="ce2" table:formula="of:=9*[.A85]/5+32" office:value-type="float" office:value="98.6">
            <text:p>98.6</text:p>
          </table:table-cell>
          <table:table-cell office:value-type="float" office:value="6.02">
            <text:p>6.02</text:p>
          </table:table-cell>
          <table:table-cell/>
          <table:table-cell table:formula="of:=([.$F$2]+[.$F$3]*[.B85])/(1+[.$F$4]*[.B85]+[.$F$5]*[.B85]*[.B85])" office:value-type="float" office:value="6.65829703595868">
            <text:p>6.658297036</text:p>
          </table:table-cell>
          <table:table-cell table:formula="of:=([.C85]-[.E85])^2" office:value-type="float" office:value="0.407423106113642">
            <text:p>0.4074231061</text:p>
          </table:table-cell>
          <table:table-cell/>
          <table:table-cell table:formula="of:=[.$H$2]+[.$H$3]*[.B85]+[.$H$4]*[.B85]^2+[.$H$5]*[.B85]^3+[.$H$6]*[.B85]^4+[.$I$2]*[.B85]^5+[.$I$3]*[.B85]^6+[.$I$4]*[.B85]^7+[.$I$5]*[.B85]^8+[.$I$6]*[.B85]^9" office:value-type="float" office:value="6.00824016527303">
            <text:p>6.0082401653</text:p>
          </table:table-cell>
          <table:table-cell table:formula="of:=([.C85]-[.H85])^2" office:value-type="float" office:value="0.000138293712805729">
            <text:p>1.38E-004</text:p>
          </table:table-cell>
          <table:table-cell/>
        </table:table-row>
        <table:table-row table:style-name="ro2">
          <table:table-cell table:formula="of:=[.A85]+1" office:value-type="float" office:value="38">
            <text:p>38</text:p>
          </table:table-cell>
          <table:table-cell table:style-name="ce2" table:formula="of:=9*[.A86]/5+32" office:value-type="float" office:value="100.4">
            <text:p>100.4</text:p>
          </table:table-cell>
          <table:table-cell office:value-type="float" office:value="5.778">
            <text:p>5.778</text:p>
          </table:table-cell>
          <table:table-cell/>
          <table:table-cell table:formula="of:=([.$F$2]+[.$F$3]*[.B86])/(1+[.$F$4]*[.B86]+[.$F$5]*[.B86]*[.B86])" office:value-type="float" office:value="6.39079883084215">
            <text:p>6.3907988308</text:p>
          </table:table-cell>
          <table:table-cell table:formula="of:=([.C86]-[.E86])^2" office:value-type="float" office:value="0.375522407081501">
            <text:p>0.3755224071</text:p>
          </table:table-cell>
          <table:table-cell/>
          <table:table-cell table:formula="of:=[.$H$2]+[.$H$3]*[.B86]+[.$H$4]*[.B86]^2+[.$H$5]*[.B86]^3+[.$H$6]*[.B86]^4+[.$I$2]*[.B86]^5+[.$I$3]*[.B86]^6+[.$I$4]*[.B86]^7+[.$I$5]*[.B86]^8+[.$I$6]*[.B86]^9" office:value-type="float" office:value="5.80299567179814">
            <text:p>5.8029956718</text:p>
          </table:table-cell>
          <table:table-cell table:formula="of:=([.C86]-[.H86])^2" office:value-type="float" office:value="0.000624783608640303">
            <text:p>6.25E-004</text:p>
          </table:table-cell>
          <table:table-cell/>
        </table:table-row>
        <table:table-row table:style-name="ro2">
          <table:table-cell table:formula="of:=[.A86]+1" office:value-type="float" office:value="39">
            <text:p>39</text:p>
          </table:table-cell>
          <table:table-cell table:style-name="ce2" table:formula="of:=9*[.A87]/5+32" office:value-type="float" office:value="102.2">
            <text:p>102.2</text:p>
          </table:table-cell>
          <table:table-cell office:value-type="float" office:value="5.548">
            <text:p>5.548</text:p>
          </table:table-cell>
          <table:table-cell/>
          <table:table-cell table:formula="of:=([.$F$2]+[.$F$3]*[.B87])/(1+[.$F$4]*[.B87]+[.$F$5]*[.B87]*[.B87])" office:value-type="float" office:value="6.13315554688102">
            <text:p>6.1331555469</text:p>
          </table:table-cell>
          <table:table-cell table:formula="of:=([.C87]-[.E87])^2" office:value-type="float" office:value="0.342407014045623">
            <text:p>0.342407014</text:p>
          </table:table-cell>
          <table:table-cell/>
          <table:table-cell table:formula="of:=[.$H$2]+[.$H$3]*[.B87]+[.$H$4]*[.B87]^2+[.$H$5]*[.B87]^3+[.$H$6]*[.B87]^4+[.$I$2]*[.B87]^5+[.$I$3]*[.B87]^6+[.$I$4]*[.B87]^7+[.$I$5]*[.B87]^8+[.$I$6]*[.B87]^9" office:value-type="float" office:value="5.60749612330657">
            <text:p>5.6074961233</text:p>
          </table:table-cell>
          <table:table-cell table:formula="of:=([.C87]-[.H87])^2" office:value-type="float" office:value="0.00353978868851075">
            <text:p>3.54E-003</text:p>
          </table:table-cell>
          <table:table-cell/>
        </table:table-row>
        <table:table-row table:style-name="ro2">
          <table:table-cell table:formula="of:=[.A87]+1" office:value-type="float" office:value="40">
            <text:p>40</text:p>
          </table:table-cell>
          <table:table-cell table:style-name="ce2" table:formula="of:=9*[.A88]/5+32" office:value-type="float" office:value="104">
            <text:p>104</text:p>
          </table:table-cell>
          <table:table-cell office:value-type="float" office:value="5.327">
            <text:p>5.327</text:p>
          </table:table-cell>
          <table:table-cell/>
          <table:table-cell table:formula="of:=([.$F$2]+[.$F$3]*[.B88])/(1+[.$F$4]*[.B88]+[.$F$5]*[.B88]*[.B88])" office:value-type="float" office:value="5.88493084794125">
            <text:p>5.8849308479</text:p>
          </table:table-cell>
          <table:table-cell table:formula="of:=([.C88]-[.E88])^2" office:value-type="float" office:value="0.311286831084445">
            <text:p>0.3112868311</text:p>
          </table:table-cell>
          <table:table-cell/>
          <table:table-cell table:formula="of:=[.$H$2]+[.$H$3]*[.B88]+[.$H$4]*[.B88]^2+[.$H$5]*[.B88]^3+[.$H$6]*[.B88]^4+[.$I$2]*[.B88]^5+[.$I$3]*[.B88]^6+[.$I$4]*[.B88]^7+[.$I$5]*[.B88]^8+[.$I$6]*[.B88]^9" office:value-type="float" office:value="5.42049677472833">
            <text:p>5.4204967747</text:p>
          </table:table-cell>
          <table:table-cell table:formula="of:=([.C88]-[.H88])^2" office:value-type="float" office:value="0.00874164688460033">
            <text:p>8.74E-003</text:p>
          </table:table-cell>
          <table:table-cell/>
        </table:table-row>
        <table:table-row table:style-name="ro2">
          <table:table-cell table:formula="of:=[.A88]+1" office:value-type="float" office:value="41">
            <text:p>41</text:p>
          </table:table-cell>
          <table:table-cell table:style-name="ce2" table:formula="of:=9*[.A89]/5+32" office:value-type="float" office:value="105.8">
            <text:p>105.8</text:p>
          </table:table-cell>
          <table:table-cell office:value-type="float" office:value="5.117">
            <text:p>5.117</text:p>
          </table:table-cell>
          <table:table-cell/>
          <table:table-cell table:formula="of:=([.$F$2]+[.$F$3]*[.B89])/(1+[.$F$4]*[.B89]+[.$F$5]*[.B89]*[.B89])" office:value-type="float" office:value="5.64571127559455">
            <text:p>5.6457112756</text:p>
          </table:table-cell>
          <table:table-cell table:formula="of:=([.C89]-[.E89])^2" office:value-type="float" office:value="0.279535612940811">
            <text:p>0.2795356129</text:p>
          </table:table-cell>
          <table:table-cell/>
          <table:table-cell table:formula="of:=[.$H$2]+[.$H$3]*[.B89]+[.$H$4]*[.B89]^2+[.$H$5]*[.B89]^3+[.$H$6]*[.B89]^4+[.$I$2]*[.B89]^5+[.$I$3]*[.B89]^6+[.$I$4]*[.B89]^7+[.$I$5]*[.B89]^8+[.$I$6]*[.B89]^9" office:value-type="float" office:value="5.24082244541731">
            <text:p>5.2408224454</text:p>
          </table:table-cell>
          <table:table-cell table:formula="of:=([.C89]-[.H89])^2" office:value-type="float" office:value="0.0153319979891222">
            <text:p>1.53E-002</text:p>
          </table:table-cell>
          <table:table-cell/>
        </table:table-row>
        <table:table-row table:style-name="ro2">
          <table:table-cell table:formula="of:=[.A89]+1" office:value-type="float" office:value="42">
            <text:p>42</text:p>
          </table:table-cell>
          <table:table-cell table:style-name="ce2" table:formula="of:=9*[.A90]/5+32" office:value-type="float" office:value="107.6">
            <text:p>107.6</text:p>
          </table:table-cell>
          <table:table-cell office:value-type="float" office:value="4.915">
            <text:p>4.915</text:p>
          </table:table-cell>
          <table:table-cell/>
          <table:table-cell table:formula="of:=([.$F$2]+[.$F$3]*[.B90])/(1+[.$F$4]*[.B90]+[.$F$5]*[.B90]*[.B90])" office:value-type="float" office:value="5.41510486647037">
            <text:p>5.4151048665</text:p>
          </table:table-cell>
          <table:table-cell table:formula="of:=([.C90]-[.E90])^2" office:value-type="float" office:value="0.25010487746735">
            <text:p>0.2501048775</text:p>
          </table:table-cell>
          <table:table-cell/>
          <table:table-cell table:formula="of:=[.$H$2]+[.$H$3]*[.B90]+[.$H$4]*[.B90]^2+[.$H$5]*[.B90]^3+[.$H$6]*[.B90]^4+[.$I$2]*[.B90]^5+[.$I$3]*[.B90]^6+[.$I$4]*[.B90]^7+[.$I$5]*[.B90]^8+[.$I$6]*[.B90]^9" office:value-type="float" office:value="5.06737797320618">
            <text:p>5.0673779732</text:p>
          </table:table-cell>
          <table:table-cell table:formula="of:=([.C90]-[.H90])^2" office:value-type="float" office:value="0.0232190467184247">
            <text:p>2.32E-002</text:p>
          </table:table-cell>
          <table:table-cell/>
        </table:table-row>
        <table:table-row table:style-name="ro2">
          <table:table-cell table:formula="of:=[.A90]+1" office:value-type="float" office:value="43">
            <text:p>43</text:p>
          </table:table-cell>
          <table:table-cell table:style-name="ce2" table:formula="of:=9*[.A91]/5+32" office:value-type="float" office:value="109.4">
            <text:p>109.4</text:p>
          </table:table-cell>
          <table:table-cell office:value-type="float" office:value="4.723">
            <text:p>4.723</text:p>
          </table:table-cell>
          <table:table-cell/>
          <table:table-cell table:formula="of:=([.$F$2]+[.$F$3]*[.B91])/(1+[.$F$4]*[.B91]+[.$F$5]*[.B91]*[.B91])" office:value-type="float" office:value="5.19273986368635">
            <text:p>5.1927398637</text:p>
          </table:table-cell>
          <table:table-cell table:formula="of:=([.C91]-[.E91])^2" office:value-type="float" office:value="0.220655539536073">
            <text:p>0.2206555395</text:p>
          </table:table-cell>
          <table:table-cell/>
          <table:table-cell table:formula="of:=[.$H$2]+[.$H$3]*[.B91]+[.$H$4]*[.B91]^2+[.$H$5]*[.B91]^3+[.$H$6]*[.B91]^4+[.$I$2]*[.B91]^5+[.$I$3]*[.B91]^6+[.$I$4]*[.B91]^7+[.$I$5]*[.B91]^8+[.$I$6]*[.B91]^9" office:value-type="float" office:value="4.89915788584873">
            <text:p>4.8991578858</text:p>
          </table:table-cell>
          <table:table-cell table:formula="of:=([.C91]-[.H91])^2" office:value-type="float" office:value="0.0310316007466943">
            <text:p>3.10E-002</text:p>
          </table:table-cell>
          <table:table-cell/>
        </table:table-row>
        <table:table-row table:style-name="ro2">
          <table:table-cell table:formula="of:=[.A91]+1" office:value-type="float" office:value="44">
            <text:p>44</text:p>
          </table:table-cell>
          <table:table-cell table:style-name="ce2" table:formula="of:=9*[.A92]/5+32" office:value-type="float" office:value="111.2">
            <text:p>111.2</text:p>
          </table:table-cell>
          <table:table-cell office:value-type="float" office:value="4.539">
            <text:p>4.539</text:p>
          </table:table-cell>
          <table:table-cell/>
          <table:table-cell table:formula="of:=([.$F$2]+[.$F$3]*[.B92])/(1+[.$F$4]*[.B92]+[.$F$5]*[.B92]*[.B92])" office:value-type="float" office:value="4.97826351529059">
            <text:p>4.9782635153</text:p>
          </table:table-cell>
          <table:table-cell table:formula="of:=([.C92]-[.E92])^2" office:value-type="float" office:value="0.19295243586545">
            <text:p>0.1929524359</text:p>
          </table:table-cell>
          <table:table-cell/>
          <table:table-cell table:formula="of:=[.$H$2]+[.$H$3]*[.B92]+[.$H$4]*[.B92]^2+[.$H$5]*[.B92]^3+[.$H$6]*[.B92]^4+[.$I$2]*[.B92]^5+[.$I$3]*[.B92]^6+[.$I$4]*[.B92]^7+[.$I$5]*[.B92]^8+[.$I$6]*[.B92]^9" office:value-type="float" office:value="4.73525513138473">
            <text:p>4.7352551314</text:p>
          </table:table-cell>
          <table:table-cell table:formula="of:=([.C92]-[.H92])^2" office:value-type="float" office:value="0.0385160765948361">
            <text:p>3.85E-002</text:p>
          </table:table-cell>
          <table:table-cell/>
        </table:table-row>
        <table:table-row table:style-name="ro2">
          <table:table-cell table:formula="of:=[.A92]+1" office:value-type="float" office:value="45">
            <text:p>45</text:p>
          </table:table-cell>
          <table:table-cell table:style-name="ce2" table:formula="of:=9*[.A93]/5+32" office:value-type="float" office:value="113">
            <text:p>113</text:p>
          </table:table-cell>
          <table:table-cell office:value-type="float" office:value="4.363">
            <text:p>4.363</text:p>
          </table:table-cell>
          <table:table-cell/>
          <table:table-cell table:formula="of:=([.$F$2]+[.$F$3]*[.B93])/(1+[.$F$4]*[.B93]+[.$F$5]*[.B93]*[.B93])" office:value-type="float" office:value="4.77134095322568">
            <text:p>4.7713409532</text:p>
          </table:table-cell>
          <table:table-cell table:formula="of:=([.C93]-[.E93])^2" office:value-type="float" office:value="0.16674233408126">
            <text:p>0.1667423341</text:p>
          </table:table-cell>
          <table:table-cell/>
          <table:table-cell table:formula="of:=[.$H$2]+[.$H$3]*[.B93]+[.$H$4]*[.B93]^2+[.$H$5]*[.B93]^3+[.$H$6]*[.B93]^4+[.$I$2]*[.B93]^5+[.$I$3]*[.B93]^6+[.$I$4]*[.B93]^7+[.$I$5]*[.B93]^8+[.$I$6]*[.B93]^9" office:value-type="float" office:value="4.57486871816966">
            <text:p>4.5748687182</text:p>
          </table:table-cell>
          <table:table-cell table:formula="of:=([.C93]-[.H93])^2" office:value-type="float" office:value="0.0448883537388554">
            <text:p>4.49E-002</text:p>
          </table:table-cell>
          <table:table-cell/>
        </table:table-row>
        <table:table-row table:style-name="ro2">
          <table:table-cell table:formula="of:=[.A93]+1" office:value-type="float" office:value="46">
            <text:p>46</text:p>
          </table:table-cell>
          <table:table-cell table:style-name="ce2" table:formula="of:=9*[.A94]/5+32" office:value-type="float" office:value="114.8">
            <text:p>114.8</text:p>
          </table:table-cell>
          <table:table-cell office:value-type="float" office:value="4.195">
            <text:p>4.195</text:p>
          </table:table-cell>
          <table:table-cell/>
          <table:table-cell table:formula="of:=([.$F$2]+[.$F$3]*[.B94])/(1+[.$F$4]*[.B94]+[.$F$5]*[.B94]*[.B94])" office:value-type="float" office:value="4.57165414684978">
            <text:p>4.5716541468</text:p>
          </table:table-cell>
          <table:table-cell table:formula="of:=([.C94]-[.E94])^2" office:value-type="float" office:value="0.141868346339137">
            <text:p>0.1418683463</text:p>
          </table:table-cell>
          <table:table-cell/>
          <table:table-cell table:formula="of:=[.$H$2]+[.$H$3]*[.B94]+[.$H$4]*[.B94]^2+[.$H$5]*[.B94]^3+[.$H$6]*[.B94]^4+[.$I$2]*[.B94]^5+[.$I$3]*[.B94]^6+[.$I$4]*[.B94]^7+[.$I$5]*[.B94]^8+[.$I$6]*[.B94]^9" office:value-type="float" office:value="4.41731012577171">
            <text:p>4.4173101258</text:p>
          </table:table-cell>
          <table:table-cell table:formula="of:=([.C94]-[.H94])^2" office:value-type="float" office:value="0.049421792020635">
            <text:p>4.94E-002</text:p>
          </table:table-cell>
          <table:table-cell/>
        </table:table-row>
        <table:table-row table:style-name="ro2">
          <table:table-cell table:formula="of:=[.A94]+1" office:value-type="float" office:value="47">
            <text:p>47</text:p>
          </table:table-cell>
          <table:table-cell table:style-name="ce2" table:formula="of:=9*[.A95]/5+32" office:value-type="float" office:value="116.6">
            <text:p>116.6</text:p>
          </table:table-cell>
          <table:table-cell office:value-type="float" office:value="4.034">
            <text:p>4.034</text:p>
          </table:table-cell>
          <table:table-cell/>
          <table:table-cell table:formula="of:=([.$F$2]+[.$F$3]*[.B95])/(1+[.$F$4]*[.B95]+[.$F$5]*[.B95]*[.B95])" office:value-type="float" office:value="4.37890092553063">
            <text:p>4.3789009255</text:p>
          </table:table-cell>
          <table:table-cell table:formula="of:=([.C95]-[.E95])^2" office:value-type="float" office:value="0.118956648431886">
            <text:p>0.1189566484</text:p>
          </table:table-cell>
          <table:table-cell/>
          <table:table-cell table:formula="of:=[.$H$2]+[.$H$3]*[.B95]+[.$H$4]*[.B95]^2+[.$H$5]*[.B95]^3+[.$H$6]*[.B95]^4+[.$I$2]*[.B95]^5+[.$I$3]*[.B95]^6+[.$I$4]*[.B95]^7+[.$I$5]*[.B95]^8+[.$I$6]*[.B95]^9" office:value-type="float" office:value="4.26200835955137">
            <text:p>4.2620083596</text:p>
          </table:table-cell>
          <table:table-cell table:formula="of:=([.C95]-[.H95])^2" office:value-type="float" office:value="0.0519878120253084">
            <text:p>5.20E-002</text:p>
          </table:table-cell>
          <table:table-cell/>
        </table:table-row>
        <table:table-row table:style-name="ro2">
          <table:table-cell table:formula="of:=[.A95]+1" office:value-type="float" office:value="48">
            <text:p>48</text:p>
          </table:table-cell>
          <table:table-cell table:style-name="ce2" table:formula="of:=9*[.A96]/5+32" office:value-type="float" office:value="118.4">
            <text:p>118.4</text:p>
          </table:table-cell>
          <table:table-cell office:value-type="float" office:value="3.88">
            <text:p>3.88</text:p>
          </table:table-cell>
          <table:table-cell/>
          <table:table-cell table:formula="of:=([.$F$2]+[.$F$3]*[.B96])/(1+[.$F$4]*[.B96]+[.$F$5]*[.B96]*[.B96])" office:value-type="float" office:value="4.19279406526708">
            <text:p>4.1927940653</text:p>
          </table:table-cell>
          <table:table-cell table:formula="of:=([.C96]-[.E96])^2" office:value-type="float" office:value="0.0978401272663052">
            <text:p>0.0978401273</text:p>
          </table:table-cell>
          <table:table-cell/>
          <table:table-cell table:formula="of:=[.$H$2]+[.$H$3]*[.B96]+[.$H$4]*[.B96]^2+[.$H$5]*[.B96]^3+[.$H$6]*[.B96]^4+[.$I$2]*[.B96]^5+[.$I$3]*[.B96]^6+[.$I$4]*[.B96]^7+[.$I$5]*[.B96]^8+[.$I$6]*[.B96]^9" office:value-type="float" office:value="4.10851353464138">
            <text:p>4.1085135346</text:p>
          </table:table-cell>
          <table:table-cell table:formula="of:=([.C96]-[.H96])^2" office:value-type="float" office:value="0.052218435514295">
            <text:p>5.22E-002</text:p>
          </table:table-cell>
          <table:table-cell/>
        </table:table-row>
        <table:table-row table:style-name="ro2">
          <table:table-cell table:formula="of:=[.A96]+1" office:value-type="float" office:value="49">
            <text:p>49</text:p>
          </table:table-cell>
          <table:table-cell table:style-name="ce2" table:formula="of:=9*[.A97]/5+32" office:value-type="float" office:value="120.2">
            <text:p>120.2</text:p>
          </table:table-cell>
          <table:table-cell office:value-type="float" office:value="3.733">
            <text:p>3.733</text:p>
          </table:table-cell>
          <table:table-cell/>
          <table:table-cell table:formula="of:=([.$F$2]+[.$F$3]*[.B97])/(1+[.$F$4]*[.B97]+[.$F$5]*[.B97]*[.B97])" office:value-type="float" office:value="4.01306043469403">
            <text:p>4.0130604347</text:p>
          </table:table-cell>
          <table:table-cell table:formula="of:=([.C97]-[.E97])^2" office:value-type="float" office:value="0.0784338470810087">
            <text:p>0.0784338471</text:p>
          </table:table-cell>
          <table:table-cell/>
          <table:table-cell table:formula="of:=[.$H$2]+[.$H$3]*[.B97]+[.$H$4]*[.B97]^2+[.$H$5]*[.B97]^3+[.$H$6]*[.B97]^4+[.$I$2]*[.B97]^5+[.$I$3]*[.B97]^6+[.$I$4]*[.B97]^7+[.$I$5]*[.B97]^8+[.$I$6]*[.B97]^9" office:value-type="float" office:value="3.95649888907539">
            <text:p>3.9564988891</text:p>
          </table:table-cell>
          <table:table-cell table:formula="of:=([.C97]-[.H97])^2" office:value-type="float" office:value="0.0499517534179339">
            <text:p>5.00E-002</text:p>
          </table:table-cell>
          <table:table-cell/>
        </table:table-row>
        <table:table-row table:style-name="ro2">
          <table:table-cell table:formula="of:=[.A97]+1" office:value-type="float" office:value="50">
            <text:p>50</text:p>
          </table:table-cell>
          <table:table-cell table:style-name="ce2" table:formula="of:=9*[.A98]/5+32" office:value-type="float" office:value="122">
            <text:p>122</text:p>
          </table:table-cell>
          <table:table-cell office:value-type="float" office:value="3.592">
            <text:p>3.592</text:p>
          </table:table-cell>
          <table:table-cell/>
          <table:table-cell table:formula="of:=([.$F$2]+[.$F$3]*[.B98])/(1+[.$F$4]*[.B98]+[.$F$5]*[.B98]*[.B98])" office:value-type="float" office:value="3.8394401961937">
            <text:p>3.8394401962</text:p>
          </table:table-cell>
          <table:table-cell table:formula="of:=([.C98]-[.E98])^2" office:value-type="float" office:value="0.061226650692379">
            <text:p>0.0612266507</text:p>
          </table:table-cell>
          <table:table-cell/>
          <table:table-cell table:formula="of:=[.$H$2]+[.$H$3]*[.B98]+[.$H$4]*[.B98]^2+[.$H$5]*[.B98]^3+[.$H$6]*[.B98]^4+[.$I$2]*[.B98]^5+[.$I$3]*[.B98]^6+[.$I$4]*[.B98]^7+[.$I$5]*[.B98]^8+[.$I$6]*[.B98]^9" office:value-type="float" office:value="3.80576114113438">
            <text:p>3.8057611411</text:p>
          </table:table-cell>
          <table:table-cell table:formula="of:=([.C98]-[.H98])^2" office:value-type="float" office:value="0.0456938254590735">
            <text:p>4.57E-002</text:p>
          </table:table-cell>
          <table:table-cell/>
        </table:table-row>
        <table:table-row table:style-name="ro2">
          <table:table-cell table:formula="of:=[.A98]+1" office:value-type="float" office:value="51">
            <text:p>51</text:p>
          </table:table-cell>
          <table:table-cell table:style-name="ce2" table:formula="of:=9*[.A99]/5+32" office:value-type="float" office:value="123.8">
            <text:p>123.8</text:p>
          </table:table-cell>
          <table:table-cell office:value-type="float" office:value="3.457">
            <text:p>3.457</text:p>
          </table:table-cell>
          <table:table-cell/>
          <table:table-cell table:formula="of:=([.$F$2]+[.$F$3]*[.B99])/(1+[.$F$4]*[.B99]+[.$F$5]*[.B99]*[.B99])" office:value-type="float" office:value="3.67168605817193">
            <text:p>3.6716860582</text:p>
          </table:table-cell>
          <table:table-cell table:formula="of:=([.C99]-[.E99])^2" office:value-type="float" office:value="0.0460901035734026">
            <text:p>0.0460901036</text:p>
          </table:table-cell>
          <table:table-cell/>
          <table:table-cell table:formula="of:=[.$H$2]+[.$H$3]*[.B99]+[.$H$4]*[.B99]^2+[.$H$5]*[.B99]^3+[.$H$6]*[.B99]^4+[.$I$2]*[.B99]^5+[.$I$3]*[.B99]^6+[.$I$4]*[.B99]^7+[.$I$5]*[.B99]^8+[.$I$6]*[.B99]^9" office:value-type="float" office:value="3.6562191224599">
            <text:p>3.6562191225</text:p>
          </table:table-cell>
          <table:table-cell table:formula="of:=([.C99]-[.H99])^2" office:value-type="float" office:value="0.0396882587536934">
            <text:p>3.97E-002</text:p>
          </table:table-cell>
          <table:table-cell/>
        </table:table-row>
        <table:table-row table:style-name="ro2">
          <table:table-cell table:formula="of:=[.A99]+1" office:value-type="float" office:value="52">
            <text:p>52</text:p>
          </table:table-cell>
          <table:table-cell table:style-name="ce2" table:formula="of:=9*[.A100]/5+32" office:value-type="float" office:value="125.6">
            <text:p>125.6</text:p>
          </table:table-cell>
          <table:table-cell office:value-type="float" office:value="3.328">
            <text:p>3.328</text:p>
          </table:table-cell>
          <table:table-cell/>
          <table:table-cell table:formula="of:=([.$F$2]+[.$F$3]*[.B100])/(1+[.$F$4]*[.B100]+[.$F$5]*[.B100]*[.B100])" office:value-type="float" office:value="3.50956257486574">
            <text:p>3.5095625749</text:p>
          </table:table-cell>
          <table:table-cell table:formula="of:=([.C100]-[.E100])^2" office:value-type="float" office:value="0.0329649685918793">
            <text:p>0.0329649686</text:p>
          </table:table-cell>
          <table:table-cell/>
          <table:table-cell table:formula="of:=[.$H$2]+[.$H$3]*[.B100]+[.$H$4]*[.B100]^2+[.$H$5]*[.B100]^3+[.$H$6]*[.B100]^4+[.$I$2]*[.B100]^5+[.$I$3]*[.B100]^6+[.$I$4]*[.B100]^7+[.$I$5]*[.B100]^8+[.$I$6]*[.B100]^9" office:value-type="float" office:value="3.50791063620116">
            <text:p>3.5079106362</text:p>
          </table:table-cell>
          <table:table-cell table:formula="of:=([.C100]-[.H100])^2" office:value-type="float" office:value="0.0323678370183062">
            <text:p>3.24E-002</text:p>
          </table:table-cell>
          <table:table-cell/>
        </table:table-row>
        <table:table-row table:style-name="ro2">
          <table:table-cell table:formula="of:=[.A100]+1" office:value-type="float" office:value="53">
            <text:p>53</text:p>
          </table:table-cell>
          <table:table-cell table:style-name="ce2" table:formula="of:=9*[.A101]/5+32" office:value-type="float" office:value="127.4">
            <text:p>127.4</text:p>
          </table:table-cell>
          <table:table-cell office:value-type="float" office:value="3.204">
            <text:p>3.204</text:p>
          </table:table-cell>
          <table:table-cell/>
          <table:table-cell table:formula="of:=([.$F$2]+[.$F$3]*[.B101])/(1+[.$F$4]*[.B101]+[.$F$5]*[.B101]*[.B101])" office:value-type="float" office:value="3.35284549033022">
            <text:p>3.3528454903</text:p>
          </table:table-cell>
          <table:table-cell table:formula="of:=([.C101]-[.E101])^2" office:value-type="float" office:value="0.0221549799916429">
            <text:p>0.02215498</text:p>
          </table:table-cell>
          <table:table-cell/>
          <table:table-cell table:formula="of:=[.$H$2]+[.$H$3]*[.B101]+[.$H$4]*[.B101]^2+[.$H$5]*[.B101]^3+[.$H$6]*[.B101]^4+[.$I$2]*[.B101]^5+[.$I$3]*[.B101]^6+[.$I$4]*[.B101]^7+[.$I$5]*[.B101]^8+[.$I$6]*[.B101]^9" office:value-type="float" office:value="3.36098750838534">
            <text:p>3.3609875084</text:p>
          </table:table-cell>
          <table:table-cell table:formula="of:=([.C101]-[.H101])^2" office:value-type="float" office:value="0.0246450777890357">
            <text:p>2.46E-002</text:p>
          </table:table-cell>
          <table:table-cell/>
        </table:table-row>
        <table:table-row table:style-name="ro2">
          <table:table-cell table:formula="of:=[.A101]+1" office:value-type="float" office:value="54">
            <text:p>54</text:p>
          </table:table-cell>
          <table:table-cell table:style-name="ce2" table:formula="of:=9*[.A102]/5+32" office:value-type="float" office:value="129.2">
            <text:p>129.2</text:p>
          </table:table-cell>
          <table:table-cell office:value-type="float" office:value="3.086">
            <text:p>3.086</text:p>
          </table:table-cell>
          <table:table-cell/>
          <table:table-cell table:formula="of:=([.$F$2]+[.$F$3]*[.B102])/(1+[.$F$4]*[.B102]+[.$F$5]*[.B102]*[.B102])" office:value-type="float" office:value="3.20132112351072">
            <text:p>3.2013211235</text:p>
          </table:table-cell>
          <table:table-cell table:formula="of:=([.C102]-[.E102])^2" office:value-type="float" office:value="0.0132989615277756">
            <text:p>0.0132989615</text:p>
          </table:table-cell>
          <table:table-cell/>
          <table:table-cell table:formula="of:=[.$H$2]+[.$H$3]*[.B102]+[.$H$4]*[.B102]^2+[.$H$5]*[.B102]^3+[.$H$6]*[.B102]^4+[.$I$2]*[.B102]^5+[.$I$3]*[.B102]^6+[.$I$4]*[.B102]^7+[.$I$5]*[.B102]^8+[.$I$6]*[.B102]^9" office:value-type="float" office:value="3.21570882084453">
            <text:p>3.2157088208</text:p>
          </table:table-cell>
          <table:table-cell table:formula="of:=([.C102]-[.H102])^2" office:value-type="float" office:value="0.0168243782048774">
            <text:p>1.68E-002</text:p>
          </table:table-cell>
          <table:table-cell/>
        </table:table-row>
        <table:table-row table:style-name="ro2">
          <table:table-cell table:formula="of:=[.A102]+1" office:value-type="float" office:value="55">
            <text:p>55</text:p>
          </table:table-cell>
          <table:table-cell table:style-name="ce2" table:formula="of:=9*[.A103]/5+32" office:value-type="float" office:value="131">
            <text:p>131</text:p>
          </table:table-cell>
          <table:table-cell office:value-type="float" office:value="2.972">
            <text:p>2.972</text:p>
          </table:table-cell>
          <table:table-cell/>
          <table:table-cell table:formula="of:=([.$F$2]+[.$F$3]*[.B103])/(1+[.$F$4]*[.B103]+[.$F$5]*[.B103]*[.B103])" office:value-type="float" office:value="3.05478579154348">
            <text:p>3.0547857915</text:p>
          </table:table-cell>
          <table:table-cell table:formula="of:=([.C103]-[.E103])^2" office:value-type="float" office:value="0.0068534872814803">
            <text:p>0.0068534873</text:p>
          </table:table-cell>
          <table:table-cell/>
          <table:table-cell table:formula="of:=[.$H$2]+[.$H$3]*[.B103]+[.$H$4]*[.B103]^2+[.$H$5]*[.B103]^3+[.$H$6]*[.B103]^4+[.$I$2]*[.B103]^5+[.$I$3]*[.B103]^6+[.$I$4]*[.B103]^7+[.$I$5]*[.B103]^8+[.$I$6]*[.B103]^9" office:value-type="float" office:value="3.07243233537523">
            <text:p>3.0724323354</text:p>
          </table:table-cell>
          <table:table-cell table:formula="of:=([.C103]-[.H103])^2" office:value-type="float" office:value="0.0100866539889218">
            <text:p>1.01E-002</text:p>
          </table:table-cell>
          <table:table-cell/>
        </table:table-row>
        <table:table-row table:style-name="ro2">
          <table:table-cell table:formula="of:=[.A103]+1" office:value-type="float" office:value="56">
            <text:p>56</text:p>
          </table:table-cell>
          <table:table-cell table:style-name="ce2" table:formula="of:=9*[.A104]/5+32" office:value-type="float" office:value="132.8">
            <text:p>132.8</text:p>
          </table:table-cell>
          <table:table-cell office:value-type="float" office:value="2.863">
            <text:p>2.863</text:p>
          </table:table-cell>
          <table:table-cell/>
          <table:table-cell table:formula="of:=([.$F$2]+[.$F$3]*[.B104])/(1+[.$F$4]*[.B104]+[.$F$5]*[.B104]*[.B104])" office:value-type="float" office:value="2.91304526864459">
            <text:p>2.9130452686</text:p>
          </table:table-cell>
          <table:table-cell table:formula="of:=([.C104]-[.E104])^2" office:value-type="float" office:value="0.00250452891370914">
            <text:p>0.0025045289</text:p>
          </table:table-cell>
          <table:table-cell/>
          <table:table-cell table:formula="of:=[.$H$2]+[.$H$3]*[.B104]+[.$H$4]*[.B104]^2+[.$H$5]*[.B104]^3+[.$H$6]*[.B104]^4+[.$I$2]*[.B104]^5+[.$I$3]*[.B104]^6+[.$I$4]*[.B104]^7+[.$I$5]*[.B104]^8+[.$I$6]*[.B104]^9" office:value-type="float" office:value="2.93160414137043">
            <text:p>2.9316041414</text:p>
          </table:table-cell>
          <table:table-cell table:formula="of:=([.C104]-[.H104])^2" office:value-type="float" office:value="0.00470652821317372">
            <text:p>4.71E-003</text:p>
          </table:table-cell>
          <table:table-cell/>
        </table:table-row>
        <table:table-row table:style-name="ro2">
          <table:table-cell table:formula="of:=[.A104]+1" office:value-type="float" office:value="57">
            <text:p>57</text:p>
          </table:table-cell>
          <table:table-cell table:style-name="ce2" table:formula="of:=9*[.A105]/5+32" office:value-type="float" office:value="134.6">
            <text:p>134.6</text:p>
          </table:table-cell>
          <table:table-cell office:value-type="float" office:value="2.759">
            <text:p>2.759</text:p>
          </table:table-cell>
          <table:table-cell/>
          <table:table-cell table:formula="of:=([.$F$2]+[.$F$3]*[.B105])/(1+[.$F$4]*[.B105]+[.$F$5]*[.B105]*[.B105])" office:value-type="float" office:value="2.77591427814712">
            <text:p>2.7759142781</text:p>
          </table:table-cell>
          <table:table-cell table:formula="of:=([.C105]-[.E105])^2" office:value-type="float" office:value="0.000286092805238047">
            <text:p>0.0002860928</text:p>
          </table:table-cell>
          <table:table-cell/>
          <table:table-cell table:formula="of:=[.$H$2]+[.$H$3]*[.B105]+[.$H$4]*[.B105]^2+[.$H$5]*[.B105]^3+[.$H$6]*[.B105]^4+[.$I$2]*[.B105]^5+[.$I$3]*[.B105]^6+[.$I$4]*[.B105]^7+[.$I$5]*[.B105]^8+[.$I$6]*[.B105]^9" office:value-type="float" office:value="2.79374658294554">
            <text:p>2.7937465829</text:p>
          </table:table-cell>
          <table:table-cell table:formula="of:=([.C105]-[.H105])^2" office:value-type="float" office:value="0.00120732502639163">
            <text:p>1.21E-003</text:p>
          </table:table-cell>
          <table:table-cell/>
        </table:table-row>
        <table:table-row table:style-name="ro2">
          <table:table-cell table:formula="of:=[.A105]+1" office:value-type="float" office:value="58">
            <text:p>58</text:p>
          </table:table-cell>
          <table:table-cell table:style-name="ce2" table:formula="of:=9*[.A106]/5+32" office:value-type="float" office:value="136.4">
            <text:p>136.4</text:p>
          </table:table-cell>
          <table:table-cell office:value-type="float" office:value="2.659">
            <text:p>2.659</text:p>
          </table:table-cell>
          <table:table-cell/>
          <table:table-cell table:formula="of:=([.$F$2]+[.$F$3]*[.B106])/(1+[.$F$4]*[.B106]+[.$F$5]*[.B106]*[.B106])" office:value-type="float" office:value="2.64321601542889">
            <text:p>2.6432160154</text:p>
          </table:table-cell>
          <table:table-cell table:formula="of:=([.C106]-[.E106])^2" office:value-type="float" office:value="0.000249134168941132">
            <text:p>0.0002491342</text:p>
          </table:table-cell>
          <table:table-cell/>
          <table:table-cell table:formula="of:=[.$H$2]+[.$H$3]*[.B106]+[.$H$4]*[.B106]^2+[.$H$5]*[.B106]^3+[.$H$6]*[.B106]^4+[.$I$2]*[.B106]^5+[.$I$3]*[.B106]^6+[.$I$4]*[.B106]^7+[.$I$5]*[.B106]^8+[.$I$6]*[.B106]^9" office:value-type="float" office:value="2.65944454657608">
            <text:p>2.6594445466</text:p>
          </table:table-cell>
          <table:table-cell table:formula="of:=([.C106]-[.H106])^2" office:value-type="float" office:value="0.000000197621658307073">
            <text:p>1.98E-007</text:p>
          </table:table-cell>
          <table:table-cell/>
        </table:table-row>
        <table:table-row table:style-name="ro2">
          <table:table-cell table:formula="of:=[.A106]+1" office:value-type="float" office:value="59">
            <text:p>59</text:p>
          </table:table-cell>
          <table:table-cell table:style-name="ce2" table:formula="of:=9*[.A107]/5+32" office:value-type="float" office:value="138.2">
            <text:p>138.2</text:p>
          </table:table-cell>
          <table:table-cell office:value-type="float" office:value="2.564">
            <text:p>2.564</text:p>
          </table:table-cell>
          <table:table-cell/>
          <table:table-cell table:formula="of:=([.$F$2]+[.$F$3]*[.B107])/(1+[.$F$4]*[.B107]+[.$F$5]*[.B107]*[.B107])" office:value-type="float" office:value="2.51478169964211">
            <text:p>2.5147816996</text:p>
          </table:table-cell>
          <table:table-cell table:formula="of:=([.C107]-[.E107])^2" office:value-type="float" office:value="0.00242244109011942">
            <text:p>0.0024224411</text:p>
          </table:table-cell>
          <table:table-cell/>
          <table:table-cell table:formula="of:=[.$H$2]+[.$H$3]*[.B107]+[.$H$4]*[.B107]^2+[.$H$5]*[.B107]^3+[.$H$6]*[.B107]^4+[.$I$2]*[.B107]^5+[.$I$3]*[.B107]^6+[.$I$4]*[.B107]^7+[.$I$5]*[.B107]^8+[.$I$6]*[.B107]^9" office:value-type="float" office:value="2.52933021643173">
            <text:p>2.5293302164</text:p>
          </table:table-cell>
          <table:table-cell table:formula="of:=([.C107]-[.H107])^2" office:value-type="float" office:value="0.00120199389267061">
            <text:p>1.20E-003</text:p>
          </table:table-cell>
          <table:table-cell/>
        </table:table-row>
        <table:table-row table:style-name="ro2">
          <table:table-cell table:formula="of:=[.A107]+1" office:value-type="float" office:value="60">
            <text:p>60</text:p>
          </table:table-cell>
          <table:table-cell table:style-name="ce2" table:formula="of:=9*[.A108]/5+32" office:value-type="float" office:value="140">
            <text:p>140</text:p>
          </table:table-cell>
          <table:table-cell office:value-type="float" office:value="2.472">
            <text:p>2.472</text:p>
          </table:table-cell>
          <table:table-cell/>
          <table:table-cell table:formula="of:=([.$F$2]+[.$F$3]*[.B108])/(1+[.$F$4]*[.B108]+[.$F$5]*[.B108]*[.B108])" office:value-type="float" office:value="2.39045015231053">
            <text:p>2.3904501523</text:p>
          </table:table-cell>
          <table:table-cell table:formula="of:=([.C108]-[.E108])^2" office:value-type="float" office:value="0.00665037765817649">
            <text:p>0.0066503777</text:p>
          </table:table-cell>
          <table:table-cell/>
          <table:table-cell table:formula="of:=[.$H$2]+[.$H$3]*[.B108]+[.$H$4]*[.B108]^2+[.$H$5]*[.B108]^3+[.$H$6]*[.B108]^4+[.$I$2]*[.B108]^5+[.$I$3]*[.B108]^6+[.$I$4]*[.B108]^7+[.$I$5]*[.B108]^8+[.$I$6]*[.B108]^9" office:value-type="float" office:value="2.40406643205284">
            <text:p>2.4040664321</text:p>
          </table:table-cell>
          <table:table-cell table:formula="of:=([.C108]-[.H108])^2" office:value-type="float" office:value="0.00461496965403092">
            <text:p>4.61E-003</text:p>
          </table:table-cell>
          <table:table-cell/>
        </table:table-row>
        <table:table-row table:style-name="ro2">
          <table:table-cell table:formula="of:=[.A108]+1" office:value-type="float" office:value="61">
            <text:p>61</text:p>
          </table:table-cell>
          <table:table-cell table:style-name="ce2" table:formula="of:=9*[.A109]/5+32" office:value-type="float" office:value="141.8">
            <text:p>141.8</text:p>
          </table:table-cell>
          <table:table-cell office:value-type="float" office:value="2.384">
            <text:p>2.384</text:p>
          </table:table-cell>
          <table:table-cell/>
          <table:table-cell table:formula="of:=([.$F$2]+[.$F$3]*[.B109])/(1+[.$F$4]*[.B109]+[.$F$5]*[.B109]*[.B109])" office:value-type="float" office:value="2.27006740100224">
            <text:p>2.270067401</text:p>
          </table:table-cell>
          <table:table-cell table:formula="of:=([.C109]-[.E109])^2" office:value-type="float" office:value="0.0129806371143835">
            <text:p>0.0129806371</text:p>
          </table:table-cell>
          <table:table-cell/>
          <table:table-cell table:formula="of:=[.$H$2]+[.$H$3]*[.B109]+[.$H$4]*[.B109]^2+[.$H$5]*[.B109]^3+[.$H$6]*[.B109]^4+[.$I$2]*[.B109]^5+[.$I$3]*[.B109]^6+[.$I$4]*[.B109]^7+[.$I$5]*[.B109]^8+[.$I$6]*[.B109]^9" office:value-type="float" office:value="2.28432881162183">
            <text:p>2.2843288116</text:p>
          </table:table-cell>
          <table:table-cell table:formula="of:=([.C109]-[.H109])^2" office:value-type="float" office:value="0.00993434579271599">
            <text:p>9.93E-003</text:p>
          </table:table-cell>
          <table:table-cell/>
        </table:table-row>
        <table:table-row table:style-name="ro2">
          <table:table-cell table:formula="of:=[.A109]+1" office:value-type="float" office:value="62">
            <text:p>62</text:p>
          </table:table-cell>
          <table:table-cell table:style-name="ce2" table:formula="of:=9*[.A110]/5+32" office:value-type="float" office:value="143.6">
            <text:p>143.6</text:p>
          </table:table-cell>
          <table:table-cell office:value-type="float" office:value="2.299">
            <text:p>2.299</text:p>
          </table:table-cell>
          <table:table-cell/>
          <table:table-cell table:formula="of:=([.$F$2]+[.$F$3]*[.B110])/(1+[.$F$4]*[.B110]+[.$F$5]*[.B110]*[.B110])" office:value-type="float" office:value="2.15348630641739">
            <text:p>2.1534863064</text:p>
          </table:table-cell>
          <table:table-cell table:formula="of:=([.C110]-[.E110])^2" office:value-type="float" office:value="0.0211742350200542">
            <text:p>0.021174235</text:p>
          </table:table-cell>
          <table:table-cell/>
          <table:table-cell table:formula="of:=[.$H$2]+[.$H$3]*[.B110]+[.$H$4]*[.B110]^2+[.$H$5]*[.B110]^3+[.$H$6]*[.B110]^4+[.$I$2]*[.B110]^5+[.$I$3]*[.B110]^6+[.$I$4]*[.B110]^7+[.$I$5]*[.B110]^8+[.$I$6]*[.B110]^9" office:value-type="float" office:value="2.17078683389525">
            <text:p>2.1707868339</text:p>
          </table:table-cell>
          <table:table-cell table:formula="of:=([.C110]-[.H110])^2" office:value-type="float" office:value="0.0164386159626044">
            <text:p>1.64E-002</text:p>
          </table:table-cell>
          <table:table-cell/>
        </table:table-row>
        <table:table-row table:style-name="ro2">
          <table:table-cell table:formula="of:=[.A110]+1" office:value-type="float" office:value="63">
            <text:p>63</text:p>
          </table:table-cell>
          <table:table-cell table:style-name="ce2" table:formula="of:=9*[.A111]/5+32" office:value-type="float" office:value="145.4">
            <text:p>145.4</text:p>
          </table:table-cell>
          <table:table-cell office:value-type="float" office:value="2.218">
            <text:p>2.218</text:p>
          </table:table-cell>
          <table:table-cell/>
          <table:table-cell table:formula="of:=([.$F$2]+[.$F$3]*[.B111])/(1+[.$F$4]*[.B111]+[.$F$5]*[.B111]*[.B111])" office:value-type="float" office:value="2.04056621135032">
            <text:p>2.0405662114</text:p>
          </table:table-cell>
          <table:table-cell table:formula="of:=([.C111]-[.E111])^2" office:value-type="float" office:value="0.0314827493545798">
            <text:p>0.0314827494</text:p>
          </table:table-cell>
          <table:table-cell/>
          <table:table-cell table:formula="of:=[.$H$2]+[.$H$3]*[.B111]+[.$H$4]*[.B111]^2+[.$H$5]*[.B111]^3+[.$H$6]*[.B111]^4+[.$I$2]*[.B111]^5+[.$I$3]*[.B111]^6+[.$I$4]*[.B111]^7+[.$I$5]*[.B111]^8+[.$I$6]*[.B111]^9" office:value-type="float" office:value="2.06408410297655">
            <text:p>2.064084103</text:p>
          </table:table-cell>
          <table:table-cell table:formula="of:=([.C111]-[.H111])^2" office:value-type="float" office:value="0.0236901033565329">
            <text:p>2.37E-002</text:p>
          </table:table-cell>
          <table:table-cell/>
        </table:table-row>
        <table:table-row table:style-name="ro2">
          <table:table-cell table:formula="of:=[.A111]+1" office:value-type="float" office:value="64">
            <text:p>64</text:p>
          </table:table-cell>
          <table:table-cell table:style-name="ce2" table:formula="of:=9*[.A112]/5+32" office:value-type="float" office:value="147.2">
            <text:p>147.2</text:p>
          </table:table-cell>
          <table:table-cell office:value-type="float" office:value="2.141">
            <text:p>2.141</text:p>
          </table:table-cell>
          <table:table-cell/>
          <table:table-cell table:formula="of:=([.$F$2]+[.$F$3]*[.B112])/(1+[.$F$4]*[.B112]+[.$F$5]*[.B112]*[.B112])" office:value-type="float" office:value="1.93117261009742">
            <text:p>1.9311726101</text:p>
          </table:table-cell>
          <table:table-cell table:formula="of:=([.C112]-[.E112])^2" office:value-type="float" office:value="0.0440275335533309">
            <text:p>0.0440275336</text:p>
          </table:table-cell>
          <table:table-cell/>
          <table:table-cell table:formula="of:=[.$H$2]+[.$H$3]*[.B112]+[.$H$4]*[.B112]^2+[.$H$5]*[.B112]^3+[.$H$6]*[.B112]^4+[.$I$2]*[.B112]^5+[.$I$3]*[.B112]^6+[.$I$4]*[.B112]^7+[.$I$5]*[.B112]^8+[.$I$6]*[.B112]^9" office:value-type="float" office:value="1.96481805232088">
            <text:p>1.9648180523</text:p>
          </table:table-cell>
          <table:table-cell table:formula="of:=([.C112]-[.H112])^2" office:value-type="float" office:value="0.0310400786880084">
            <text:p>3.10E-002</text:p>
          </table:table-cell>
          <table:table-cell/>
        </table:table-row>
        <table:table-row table:style-name="ro2">
          <table:table-cell table:formula="of:=[.A112]+1" office:value-type="float" office:value="65">
            <text:p>65</text:p>
          </table:table-cell>
          <table:table-cell table:style-name="ce2" table:formula="of:=9*[.A113]/5+32" office:value-type="float" office:value="149">
            <text:p>149</text:p>
          </table:table-cell>
          <table:table-cell office:value-type="float" office:value="2.066">
            <text:p>2.066</text:p>
          </table:table-cell>
          <table:table-cell/>
          <table:table-cell table:formula="of:=([.$F$2]+[.$F$3]*[.B113])/(1+[.$F$4]*[.B113]+[.$F$5]*[.B113]*[.B113])" office:value-type="float" office:value="1.82517683698376">
            <text:p>1.825176837</text:p>
          </table:table-cell>
          <table:table-cell table:formula="of:=([.C113]-[.E113])^2" office:value-type="float" office:value="0.0579957958451475">
            <text:p>0.0579957958</text:p>
          </table:table-cell>
          <table:table-cell/>
          <table:table-cell table:formula="of:=[.$H$2]+[.$H$3]*[.B113]+[.$H$4]*[.B113]^2+[.$H$5]*[.B113]^3+[.$H$6]*[.B113]^4+[.$I$2]*[.B113]^5+[.$I$3]*[.B113]^6+[.$I$4]*[.B113]^7+[.$I$5]*[.B113]^8+[.$I$6]*[.B113]^9" office:value-type="float" office:value="1.87351937785718">
            <text:p>1.8735193779</text:p>
          </table:table-cell>
          <table:table-cell table:formula="of:=([.C113]-[.H113])^2" office:value-type="float" office:value="0.0370487899004876">
            <text:p>3.70E-002</text:p>
          </table:table-cell>
          <table:table-cell/>
        </table:table-row>
        <table:table-row table:style-name="ro2">
          <table:table-cell table:formula="of:=[.A113]+1" office:value-type="float" office:value="66">
            <text:p>66</text:p>
          </table:table-cell>
          <table:table-cell table:style-name="ce2" table:formula="of:=9*[.A114]/5+32" office:value-type="float" office:value="150.8">
            <text:p>150.8</text:p>
          </table:table-cell>
          <table:table-cell office:value-type="float" office:value="1.994">
            <text:p>1.994</text:p>
          </table:table-cell>
          <table:table-cell/>
          <table:table-cell table:formula="of:=([.$F$2]+[.$F$3]*[.B114])/(1+[.$F$4]*[.B114]+[.$F$5]*[.B114]*[.B114])" office:value-type="float" office:value="1.72245577277666">
            <text:p>1.7224557728</text:p>
          </table:table-cell>
          <table:table-cell table:formula="of:=([.C114]-[.E114])^2" office:value-type="float" office:value="0.0737362673383194">
            <text:p>0.0737362673</text:p>
          </table:table-cell>
          <table:table-cell/>
          <table:table-cell table:formula="of:=[.$H$2]+[.$H$3]*[.B114]+[.$H$4]*[.B114]^2+[.$H$5]*[.B114]^3+[.$H$6]*[.B114]^4+[.$I$2]*[.B114]^5+[.$I$3]*[.B114]^6+[.$I$4]*[.B114]^7+[.$I$5]*[.B114]^8+[.$I$6]*[.B114]^9" office:value-type="float" office:value="1.79063152482195">
            <text:p>1.7906315248</text:p>
          </table:table-cell>
          <table:table-cell table:formula="of:=([.C114]-[.H114])^2" office:value-type="float" office:value="0.0413587366962463">
            <text:p>4.14E-002</text:p>
          </table:table-cell>
          <table:table-cell/>
        </table:table-row>
        <table:table-row table:style-name="ro2">
          <table:table-cell table:formula="of:=[.A114]+1" office:value-type="float" office:value="67">
            <text:p>67</text:p>
          </table:table-cell>
          <table:table-cell table:style-name="ce2" table:formula="of:=9*[.A115]/5+32" office:value-type="float" office:value="152.6">
            <text:p>152.6</text:p>
          </table:table-cell>
          <table:table-cell office:value-type="float" office:value="1.926">
            <text:p>1.926</text:p>
          </table:table-cell>
          <table:table-cell/>
          <table:table-cell table:formula="of:=([.$F$2]+[.$F$3]*[.B115])/(1+[.$F$4]*[.B115]+[.$F$5]*[.B115]*[.B115])" office:value-type="float" office:value="1.62289156784116">
            <text:p>1.6228915678</text:p>
          </table:table-cell>
          <table:table-cell table:formula="of:=([.C115]-[.E115])^2" office:value-type="float" office:value="0.0918747216457909">
            <text:p>0.0918747216</text:p>
          </table:table-cell>
          <table:table-cell/>
          <table:table-cell table:formula="of:=[.$H$2]+[.$H$3]*[.B115]+[.$H$4]*[.B115]^2+[.$H$5]*[.B115]^3+[.$H$6]*[.B115]^4+[.$I$2]*[.B115]^5+[.$I$3]*[.B115]^6+[.$I$4]*[.B115]^7+[.$I$5]*[.B115]^8+[.$I$6]*[.B115]^9" office:value-type="float" office:value="1.71649058879302">
            <text:p>1.7164905888</text:p>
          </table:table-cell>
          <table:table-cell table:formula="of:=([.C115]-[.H115])^2" office:value-type="float" office:value="0.0438941933842948">
            <text:p>4.39E-002</text:p>
          </table:table-cell>
          <table:table-cell/>
        </table:table-row>
        <table:table-row table:style-name="ro2">
          <table:table-cell table:formula="of:=[.A115]+1" office:value-type="float" office:value="68">
            <text:p>68</text:p>
          </table:table-cell>
          <table:table-cell table:style-name="ce2" table:formula="of:=9*[.A116]/5+32" office:value-type="float" office:value="154.4">
            <text:p>154.4</text:p>
          </table:table-cell>
          <table:table-cell office:value-type="float" office:value="1.86">
            <text:p>1.86</text:p>
          </table:table-cell>
          <table:table-cell/>
          <table:table-cell table:formula="of:=([.$F$2]+[.$F$3]*[.B116])/(1+[.$F$4]*[.B116]+[.$F$5]*[.B116]*[.B116])" office:value-type="float" office:value="1.52637138097299">
            <text:p>1.526371381</text:p>
          </table:table-cell>
          <table:table-cell table:formula="of:=([.C116]-[.E116])^2" office:value-type="float" office:value="0.111308055433868">
            <text:p>0.1113080554</text:p>
          </table:table-cell>
          <table:table-cell/>
          <table:table-cell table:formula="of:=[.$H$2]+[.$H$3]*[.B116]+[.$H$4]*[.B116]^2+[.$H$5]*[.B116]^3+[.$H$6]*[.B116]^4+[.$I$2]*[.B116]^5+[.$I$3]*[.B116]^6+[.$I$4]*[.B116]^7+[.$I$5]*[.B116]^8+[.$I$6]*[.B116]^9" office:value-type="float" office:value="1.65130602850923">
            <text:p>1.6513060285</text:p>
          </table:table-cell>
          <table:table-cell table:formula="of:=([.C116]-[.H116])^2" office:value-type="float" office:value="0.0435531737365923">
            <text:p>4.36E-002</text:p>
          </table:table-cell>
          <table:table-cell/>
        </table:table-row>
        <table:table-row table:style-name="ro2">
          <table:table-cell table:formula="of:=[.A116]+1" office:value-type="float" office:value="69">
            <text:p>69</text:p>
          </table:table-cell>
          <table:table-cell table:style-name="ce2" table:formula="of:=9*[.A117]/5+32" office:value-type="float" office:value="156.2">
            <text:p>156.2</text:p>
          </table:table-cell>
          <table:table-cell office:value-type="float" office:value="1.796">
            <text:p>1.796</text:p>
          </table:table-cell>
          <table:table-cell/>
          <table:table-cell table:formula="of:=([.$F$2]+[.$F$3]*[.B117])/(1+[.$F$4]*[.B117]+[.$F$5]*[.B117]*[.B117])" office:value-type="float" office:value="1.43278713291919">
            <text:p>1.4327871329</text:p>
          </table:table-cell>
          <table:table-cell table:formula="of:=([.C117]-[.E117])^2" office:value-type="float" office:value="0.131923586813065">
            <text:p>0.1319235868</text:p>
          </table:table-cell>
          <table:table-cell/>
          <table:table-cell table:formula="of:=[.$H$2]+[.$H$3]*[.B117]+[.$H$4]*[.B117]^2+[.$H$5]*[.B117]^3+[.$H$6]*[.B117]^4+[.$I$2]*[.B117]^5+[.$I$3]*[.B117]^6+[.$I$4]*[.B117]^7+[.$I$5]*[.B117]^8+[.$I$6]*[.B117]^9" office:value-type="float" office:value="1.5951426264287">
            <text:p>1.5951426264</text:p>
          </table:table-cell>
          <table:table-cell table:formula="of:=([.C117]-[.H117])^2" office:value-type="float" office:value="0.0403436845179622">
            <text:p>4.03E-002</text:p>
          </table:table-cell>
          <table:table-cell/>
        </table:table-row>
        <table:table-row table:style-name="ro2">
          <table:table-cell table:formula="of:=[.A117]+1" office:value-type="float" office:value="70">
            <text:p>70</text:p>
          </table:table-cell>
          <table:table-cell table:style-name="ce2" table:formula="of:=9*[.A118]/5+32" office:value-type="float" office:value="158">
            <text:p>158</text:p>
          </table:table-cell>
          <table:table-cell office:value-type="float" office:value="1.735">
            <text:p>1.735</text:p>
          </table:table-cell>
          <table:table-cell/>
          <table:table-cell table:formula="of:=([.$F$2]+[.$F$3]*[.B118])/(1+[.$F$4]*[.B118]+[.$F$5]*[.B118]*[.B118])" office:value-type="float" office:value="1.34203527366479">
            <text:p>1.3420352737</text:p>
          </table:table-cell>
          <table:table-cell table:formula="of:=([.C118]-[.E118])^2" office:value-type="float" office:value="0.154421276143707">
            <text:p>0.1544212761</text:p>
          </table:table-cell>
          <table:table-cell/>
          <table:table-cell table:formula="of:=[.$H$2]+[.$H$3]*[.B118]+[.$H$4]*[.B118]^2+[.$H$5]*[.B118]^3+[.$H$6]*[.B118]^4+[.$I$2]*[.B118]^5+[.$I$3]*[.B118]^6+[.$I$4]*[.B118]^7+[.$I$5]*[.B118]^8+[.$I$6]*[.B118]^9" office:value-type="float" office:value="1.54790417248114">
            <text:p>1.5479041725</text:p>
          </table:table-cell>
          <table:table-cell table:formula="of:=([.C118]-[.H118])^2" office:value-type="float" office:value="0.0350048486749671">
            <text:p>3.50E-002</text:p>
          </table:table-cell>
          <table:table-cell/>
        </table:table-row>
        <table:table-row table:style-name="ro2">
          <table:table-cell table:formula="of:=[.A118]+1" office:value-type="float" office:value="71">
            <text:p>71</text:p>
          </table:table-cell>
          <table:table-cell table:style-name="ce2" table:formula="of:=9*[.A119]/5+32" office:value-type="float" office:value="159.8">
            <text:p>159.8</text:p>
          </table:table-cell>
          <table:table-cell office:value-type="float" office:value="1.677">
            <text:p>1.677</text:p>
          </table:table-cell>
          <table:table-cell/>
          <table:table-cell table:formula="of:=([.$F$2]+[.$F$3]*[.B119])/(1+[.$F$4]*[.B119]+[.$F$5]*[.B119]*[.B119])" office:value-type="float" office:value="1.25401656262812">
            <text:p>1.2540165626</text:p>
          </table:table-cell>
          <table:table-cell table:formula="of:=([.C119]-[.E119])^2" office:value-type="float" office:value="0.178914988290933">
            <text:p>0.1789149883</text:p>
          </table:table-cell>
          <table:table-cell/>
          <table:table-cell table:formula="of:=[.$H$2]+[.$H$3]*[.B119]+[.$H$4]*[.B119]^2+[.$H$5]*[.B119]^3+[.$H$6]*[.B119]^4+[.$I$2]*[.B119]^5+[.$I$3]*[.B119]^6+[.$I$4]*[.B119]^7+[.$I$5]*[.B119]^8+[.$I$6]*[.B119]^9" office:value-type="float" office:value="1.50931938729605">
            <text:p>1.5093193873</text:p>
          </table:table-cell>
          <table:table-cell table:formula="of:=([.C119]-[.H119])^2" office:value-type="float" office:value="0.0281167878767736">
            <text:p>2.81E-002</text:p>
          </table:table-cell>
          <table:table-cell/>
        </table:table-row>
        <table:table-row table:style-name="ro2">
          <table:table-cell table:formula="of:=[.A119]+1" office:value-type="float" office:value="72">
            <text:p>72</text:p>
          </table:table-cell>
          <table:table-cell table:style-name="ce2" table:formula="of:=9*[.A120]/5+32" office:value-type="float" office:value="161.6">
            <text:p>161.6</text:p>
          </table:table-cell>
          <table:table-cell office:value-type="float" office:value="1.621">
            <text:p>1.621</text:p>
          </table:table-cell>
          <table:table-cell/>
          <table:table-cell table:formula="of:=([.$F$2]+[.$F$3]*[.B120])/(1+[.$F$4]*[.B120]+[.$F$5]*[.B120]*[.B120])" office:value-type="float" office:value="1.16863586096546">
            <text:p>1.168635861</text:p>
          </table:table-cell>
          <table:table-cell table:formula="of:=([.C120]-[.E120])^2" office:value-type="float" office:value="0.204633314284459">
            <text:p>0.2046333143</text:p>
          </table:table-cell>
          <table:table-cell/>
          <table:table-cell table:formula="of:=[.$H$2]+[.$H$3]*[.B120]+[.$H$4]*[.B120]^2+[.$H$5]*[.B120]^3+[.$H$6]*[.B120]^4+[.$I$2]*[.B120]^5+[.$I$3]*[.B120]^6+[.$I$4]*[.B120]^7+[.$I$5]*[.B120]^8+[.$I$6]*[.B120]^9" office:value-type="float" office:value="1.4789306430157">
            <text:p>1.478930643</text:p>
          </table:table-cell>
          <table:table-cell table:formula="of:=([.C120]-[.H120])^2" office:value-type="float" office:value="0.0201837021939321">
            <text:p>2.02E-002</text:p>
          </table:table-cell>
          <table:table-cell/>
        </table:table-row>
        <table:table-row table:style-name="ro2">
          <table:table-cell table:formula="of:=[.A120]+1" office:value-type="float" office:value="73">
            <text:p>73</text:p>
          </table:table-cell>
          <table:table-cell table:style-name="ce2" table:formula="of:=9*[.A121]/5+32" office:value-type="float" office:value="163.4">
            <text:p>163.4</text:p>
          </table:table-cell>
          <table:table-cell office:value-type="float" office:value="1.567">
            <text:p>1.567</text:p>
          </table:table-cell>
          <table:table-cell/>
          <table:table-cell table:formula="of:=([.$F$2]+[.$F$3]*[.B121])/(1+[.$F$4]*[.B121]+[.$F$5]*[.B121]*[.B121])" office:value-type="float" office:value="1.0858019352407">
            <text:p>1.0858019352</text:p>
          </table:table-cell>
          <table:table-cell table:formula="of:=([.C121]-[.E121])^2" office:value-type="float" office:value="0.231551577528097">
            <text:p>0.2315515775</text:p>
          </table:table-cell>
          <table:table-cell/>
          <table:table-cell table:formula="of:=[.$H$2]+[.$H$3]*[.B121]+[.$H$4]*[.B121]^2+[.$H$5]*[.B121]^3+[.$H$6]*[.B121]^4+[.$I$2]*[.B121]^5+[.$I$3]*[.B121]^6+[.$I$4]*[.B121]^7+[.$I$5]*[.B121]^8+[.$I$6]*[.B121]^9" office:value-type="float" office:value="1.45608608318753">
            <text:p>1.4560860832</text:p>
          </table:table-cell>
          <table:table-cell table:formula="of:=([.C121]-[.H121])^2" office:value-type="float" office:value="0.0123018969426838">
            <text:p>1.23E-002</text:p>
          </table:table-cell>
          <table:table-cell/>
        </table:table-row>
        <table:table-row table:style-name="ro2">
          <table:table-cell table:formula="of:=[.A121]+1" office:value-type="float" office:value="74">
            <text:p>74</text:p>
          </table:table-cell>
          <table:table-cell table:style-name="ce2" table:formula="of:=9*[.A122]/5+32" office:value-type="float" office:value="165.2">
            <text:p>165.2</text:p>
          </table:table-cell>
          <table:table-cell office:value-type="float" office:value="1.515">
            <text:p>1.515</text:p>
          </table:table-cell>
          <table:table-cell/>
          <table:table-cell table:formula="of:=([.$F$2]+[.$F$3]*[.B122])/(1+[.$F$4]*[.B122]+[.$F$5]*[.B122]*[.B122])" office:value-type="float" office:value="1.00542727176565">
            <text:p>1.0054272718</text:p>
          </table:table-cell>
          <table:table-cell table:formula="of:=([.C122]-[.E122])^2" office:value-type="float" office:value="0.259664365360201">
            <text:p>0.2596643654</text:p>
          </table:table-cell>
          <table:table-cell/>
          <table:table-cell table:formula="of:=[.$H$2]+[.$H$3]*[.B122]+[.$H$4]*[.B122]^2+[.$H$5]*[.B122]^3+[.$H$6]*[.B122]^4+[.$I$2]*[.B122]^5+[.$I$3]*[.B122]^6+[.$I$4]*[.B122]^7+[.$I$5]*[.B122]^8+[.$I$6]*[.B122]^9" office:value-type="float" office:value="1.43993578742743">
            <text:p>1.4399357874</text:p>
          </table:table-cell>
          <table:table-cell table:formula="of:=([.C122]-[.H122])^2" office:value-type="float" office:value="0.00563463600913998">
            <text:p>5.63E-003</text:p>
          </table:table-cell>
          <table:table-cell/>
        </table:table-row>
        <table:table-row table:style-name="ro2">
          <table:table-cell table:formula="of:=[.A122]+1" office:value-type="float" office:value="75">
            <text:p>75</text:p>
          </table:table-cell>
          <table:table-cell table:style-name="ce2" table:formula="of:=9*[.A123]/5+32" office:value-type="float" office:value="167">
            <text:p>167</text:p>
          </table:table-cell>
          <table:table-cell office:value-type="float" office:value="1.465">
            <text:p>1.465</text:p>
          </table:table-cell>
          <table:table-cell/>
          <table:table-cell table:formula="of:=([.$F$2]+[.$F$3]*[.B123])/(1+[.$F$4]*[.B123]+[.$F$5]*[.B123]*[.B123])" office:value-type="float" office:value="0.927427900963578">
            <text:p>0.927427901</text:p>
          </table:table-cell>
          <table:table-cell table:formula="of:=([.C123]-[.E123])^2" office:value-type="float" office:value="0.288983761662425">
            <text:p>0.2889837617</text:p>
          </table:table-cell>
          <table:table-cell/>
          <table:table-cell table:formula="of:=[.$H$2]+[.$H$3]*[.B123]+[.$H$4]*[.B123]^2+[.$H$5]*[.B123]^3+[.$H$6]*[.B123]^4+[.$I$2]*[.B123]^5+[.$I$3]*[.B123]^6+[.$I$4]*[.B123]^7+[.$I$5]*[.B123]^8+[.$I$6]*[.B123]^9" office:value-type="float" office:value="1.42943267227361">
            <text:p>1.4294326723</text:p>
          </table:table-cell>
          <table:table-cell table:formula="of:=([.C123]-[.H123])^2" office:value-type="float" office:value="0.00126503480159673">
            <text:p>1.27E-003</text:p>
          </table:table-cell>
          <table:table-cell/>
        </table:table-row>
        <table:table-row table:style-name="ro2">
          <table:table-cell table:formula="of:=[.A123]+1" office:value-type="float" office:value="76">
            <text:p>76</text:p>
          </table:table-cell>
          <table:table-cell table:style-name="ce2" table:formula="of:=9*[.A124]/5+32" office:value-type="float" office:value="168.8">
            <text:p>168.8</text:p>
          </table:table-cell>
          <table:table-cell office:value-type="float" office:value="1.717">
            <text:p>1.717</text:p>
          </table:table-cell>
          <table:table-cell/>
          <table:table-cell table:formula="of:=([.$F$2]+[.$F$3]*[.B124])/(1+[.$F$4]*[.B124]+[.$F$5]*[.B124]*[.B124])" office:value-type="float" office:value="0.851723231151677">
            <text:p>0.8517232312</text:p>
          </table:table-cell>
          <table:table-cell table:formula="of:=([.C124]-[.E124])^2" office:value-type="float" office:value="0.748703886708595">
            <text:p>0.7487038867</text:p>
          </table:table-cell>
          <table:table-cell/>
          <table:table-cell table:formula="of:=[.$H$2]+[.$H$3]*[.B124]+[.$H$4]*[.B124]^2+[.$H$5]*[.B124]^3+[.$H$6]*[.B124]^4+[.$I$2]*[.B124]^5+[.$I$3]*[.B124]^6+[.$I$4]*[.B124]^7+[.$I$5]*[.B124]^8+[.$I$6]*[.B124]^9" office:value-type="float" office:value="1.42333886644815">
            <text:p>1.4233388664</text:p>
          </table:table-cell>
          <table:table-cell table:formula="of:=([.C124]-[.H124])^2" office:value-type="float" office:value="0.0862368613589586">
            <text:p>8.62E-002</text:p>
          </table:table-cell>
          <table:table-cell/>
        </table:table-row>
        <table:table-row table:style-name="ro2">
          <table:table-cell table:formula="of:=[.A124]+1" office:value-type="float" office:value="77">
            <text:p>77</text:p>
          </table:table-cell>
          <table:table-cell table:style-name="ce2" table:formula="of:=9*[.A125]/5+32" office:value-type="float" office:value="170.6">
            <text:p>170.6</text:p>
          </table:table-cell>
          <table:table-cell office:value-type="float" office:value="1.371">
            <text:p>1.371</text:p>
          </table:table-cell>
          <table:table-cell/>
          <table:table-cell table:formula="of:=([.$F$2]+[.$F$3]*[.B125])/(1+[.$F$4]*[.B125]+[.$F$5]*[.B125]*[.B125])" office:value-type="float" office:value="0.778235891178256">
            <text:p>0.7782358912</text:p>
          </table:table-cell>
          <table:table-cell table:formula="of:=([.C125]-[.E125])^2" office:value-type="float" office:value="0.351369288707237">
            <text:p>0.3513692887</text:p>
          </table:table-cell>
          <table:table-cell/>
          <table:table-cell table:formula="of:=[.$H$2]+[.$H$3]*[.B125]+[.$H$4]*[.B125]^2+[.$H$5]*[.B125]^3+[.$H$6]*[.B125]^4+[.$I$2]*[.B125]^5+[.$I$3]*[.B125]^6+[.$I$4]*[.B125]^7+[.$I$5]*[.B125]^8+[.$I$6]*[.B125]^9" office:value-type="float" office:value="1.42023834672636">
            <text:p>1.4202383467</text:p>
          </table:table-cell>
          <table:table-cell table:formula="of:=([.C125]-[.H125])^2" office:value-type="float" office:value="0.00242441478834568">
            <text:p>2.42E-003</text:p>
          </table:table-cell>
          <table:table-cell/>
        </table:table-row>
        <table:table-row table:style-name="ro2">
          <table:table-cell table:formula="of:=[.A125]+1" office:value-type="float" office:value="78">
            <text:p>78</text:p>
          </table:table-cell>
          <table:table-cell table:style-name="ce2" table:formula="of:=9*[.A126]/5+32" office:value-type="float" office:value="172.4">
            <text:p>172.4</text:p>
          </table:table-cell>
          <table:table-cell office:value-type="float" office:value="1.326">
            <text:p>1.326</text:p>
          </table:table-cell>
          <table:table-cell/>
          <table:table-cell table:formula="of:=([.$F$2]+[.$F$3]*[.B126])/(1+[.$F$4]*[.B126]+[.$F$5]*[.B126]*[.B126])" office:value-type="float" office:value="0.70689158138781">
            <text:p>0.7068915814</text:p>
          </table:table-cell>
          <table:table-cell table:formula="of:=([.C126]-[.E126])^2" office:value-type="float" office:value="0.383295233996487">
            <text:p>0.383295234</text:p>
          </table:table-cell>
          <table:table-cell/>
          <table:table-cell table:formula="of:=[.$H$2]+[.$H$3]*[.B126]+[.$H$4]*[.B126]^2+[.$H$5]*[.B126]^3+[.$H$6]*[.B126]^4+[.$I$2]*[.B126]^5+[.$I$3]*[.B126]^6+[.$I$4]*[.B126]^7+[.$I$5]*[.B126]^8+[.$I$6]*[.B126]^9" office:value-type="float" office:value="1.41855666993024">
            <text:p>1.4185566699</text:p>
          </table:table-cell>
          <table:table-cell table:formula="of:=([.C126]-[.H126])^2" office:value-type="float" office:value="0.00856673714857536">
            <text:p>8.57E-003</text:p>
          </table:table-cell>
          <table:table-cell/>
        </table:table-row>
        <table:table-row table:style-name="ro2">
          <table:table-cell table:formula="of:=[.A126]+1" office:value-type="float" office:value="79">
            <text:p>79</text:p>
          </table:table-cell>
          <table:table-cell table:style-name="ce2" table:formula="of:=9*[.A127]/5+32" office:value-type="float" office:value="174.2">
            <text:p>174.2</text:p>
          </table:table-cell>
          <table:table-cell office:value-type="float" office:value="1.284">
            <text:p>1.284</text:p>
          </table:table-cell>
          <table:table-cell/>
          <table:table-cell table:formula="of:=([.$F$2]+[.$F$3]*[.B127])/(1+[.$F$4]*[.B127]+[.$F$5]*[.B127]*[.B127])" office:value-type="float" office:value="0.637618932421528">
            <text:p>0.6376189324</text:p>
          </table:table-cell>
          <table:table-cell table:formula="of:=([.C127]-[.E127])^2" office:value-type="float" office:value="0.417808484523885">
            <text:p>0.4178084845</text:p>
          </table:table-cell>
          <table:table-cell/>
          <table:table-cell table:formula="of:=[.$H$2]+[.$H$3]*[.B127]+[.$H$4]*[.B127]^2+[.$H$5]*[.B127]^3+[.$H$6]*[.B127]^4+[.$I$2]*[.B127]^5+[.$I$3]*[.B127]^6+[.$I$4]*[.B127]^7+[.$I$5]*[.B127]^8+[.$I$6]*[.B127]^9" office:value-type="float" office:value="1.41658868697914">
            <text:p>1.416588687</text:p>
          </table:table-cell>
          <table:table-cell table:formula="of:=([.C127]-[.H127])^2" office:value-type="float" office:value="0.0175797599148522">
            <text:p>1.76E-002</text:p>
          </table:table-cell>
          <table:table-cell/>
        </table:table-row>
        <table:table-row table:style-name="ro2">
          <table:table-cell table:formula="of:=[.A127]+1" office:value-type="float" office:value="80">
            <text:p>80</text:p>
          </table:table-cell>
          <table:table-cell table:style-name="ce2" table:formula="of:=9*[.A128]/5+32" office:value-type="float" office:value="176">
            <text:p>176</text:p>
          </table:table-cell>
          <table:table-cell office:value-type="float" office:value="1.243">
            <text:p>1.243</text:p>
          </table:table-cell>
          <table:table-cell/>
          <table:table-cell table:formula="of:=([.$F$2]+[.$F$3]*[.B128])/(1+[.$F$4]*[.B128]+[.$F$5]*[.B128]*[.B128])" office:value-type="float" office:value="0.570349371392902">
            <text:p>0.5703493714</text:p>
          </table:table-cell>
          <table:table-cell table:formula="of:=([.C128]-[.E128])^2" office:value-type="float" office:value="0.452458868165524">
            <text:p>0.4524588682</text:p>
          </table:table-cell>
          <table:table-cell/>
          <table:table-cell table:formula="of:=[.$H$2]+[.$H$3]*[.B128]+[.$H$4]*[.B128]^2+[.$H$5]*[.B128]^3+[.$H$6]*[.B128]^4+[.$I$2]*[.B128]^5+[.$I$3]*[.B128]^6+[.$I$4]*[.B128]^7+[.$I$5]*[.B128]^8+[.$I$6]*[.B128]^9" office:value-type="float" office:value="1.41253517660152">
            <text:p>1.4125351766</text:p>
          </table:table-cell>
          <table:table-cell table:formula="of:=([.C128]-[.H128])^2" office:value-type="float" office:value="0.0287421761053096">
            <text:p>2.87E-002</text:p>
          </table:table-cell>
          <table:table-cell/>
        </table:table-row>
        <table:table-row table:style-name="ro2">
          <table:table-cell table:formula="of:=[.A128]+1" office:value-type="float" office:value="81">
            <text:p>81</text:p>
          </table:table-cell>
          <table:table-cell table:style-name="ce2" table:formula="of:=9*[.A129]/5+32" office:value-type="float" office:value="177.8">
            <text:p>177.8</text:p>
          </table:table-cell>
          <table:table-cell table:style-name="ce3" office:value-type="float" office:value="1.203">
            <text:p>1.203</text:p>
          </table:table-cell>
          <table:table-cell table:style-name="ce3"/>
          <table:table-cell table:formula="of:=([.$F$2]+[.$F$3]*[.B129])/(1+[.$F$4]*[.B129]+[.$F$5]*[.B129]*[.B129])" office:value-type="float" office:value="0.505016995007989">
            <text:p>0.505016995</text:p>
          </table:table-cell>
          <table:table-cell table:formula="of:=([.C129]-[.E129])^2" office:value-type="float" office:value="0.487180275257677">
            <text:p>0.4871802753</text:p>
          </table:table-cell>
          <table:table-cell/>
          <table:table-cell table:formula="of:=[.$H$2]+[.$H$3]*[.B129]+[.$H$4]*[.B129]^2+[.$H$5]*[.B129]^3+[.$H$6]*[.B129]^4+[.$I$2]*[.B129]^5+[.$I$3]*[.B129]^6+[.$I$4]*[.B129]^7+[.$I$5]*[.B129]^8+[.$I$6]*[.B129]^9" office:value-type="float" office:value="1.40454938919902">
            <text:p>1.4045493892</text:p>
          </table:table-cell>
          <table:table-cell table:formula="of:=([.C129]-[.H129])^2" office:value-type="float" office:value="0.0406221562864976">
            <text:p>4.06E-002</text:p>
          </table:table-cell>
          <table:table-cell/>
        </table:table-row>
        <table:table-row table:style-name="ro2">
          <table:table-cell table:formula="of:=[.A129]+1" office:value-type="float" office:value="82">
            <text:p>82</text:p>
          </table:table-cell>
          <table:table-cell table:style-name="ce2" table:formula="of:=9*[.A130]/5+32" office:value-type="float" office:value="179.6">
            <text:p>179.6</text:p>
          </table:table-cell>
          <table:table-cell office:value-type="float" office:value="1.165">
            <text:p>1.165</text:p>
          </table:table-cell>
          <table:table-cell/>
          <table:table-cell table:formula="of:=([.$F$2]+[.$F$3]*[.B130])/(1+[.$F$4]*[.B130]+[.$F$5]*[.B130]*[.B130])" office:value-type="float" office:value="0.441558449227455">
            <text:p>0.4415584492</text:p>
          </table:table-cell>
          <table:table-cell table:formula="of:=([.C130]-[.E130])^2" office:value-type="float" office:value="0.523367677384185">
            <text:p>0.5233676774</text:p>
          </table:table-cell>
          <table:table-cell/>
          <table:table-cell table:formula="of:=[.$H$2]+[.$H$3]*[.B130]+[.$H$4]*[.B130]^2+[.$H$5]*[.B130]^3+[.$H$6]*[.B130]^4+[.$I$2]*[.B130]^5+[.$I$3]*[.B130]^6+[.$I$4]*[.B130]^7+[.$I$5]*[.B130]^8+[.$I$6]*[.B130]^9" office:value-type="float" office:value="1.39079454551575">
            <text:p>1.3907945455</text:p>
          </table:table-cell>
          <table:table-cell table:formula="of:=([.C130]-[.H130])^2" office:value-type="float" office:value="0.0509831767846623">
            <text:p>5.10E-002</text:p>
          </table:table-cell>
          <table:table-cell/>
        </table:table-row>
        <table:table-row table:style-name="ro2">
          <table:table-cell table:formula="of:=[.A130]+1" office:value-type="float" office:value="83">
            <text:p>83</text:p>
          </table:table-cell>
          <table:table-cell table:style-name="ce2" table:formula="of:=9*[.A131]/5+32" office:value-type="float" office:value="181.4">
            <text:p>181.4</text:p>
          </table:table-cell>
          <table:table-cell office:value-type="float" office:value="1.128">
            <text:p>1.128</text:p>
          </table:table-cell>
          <table:table-cell/>
          <table:table-cell table:formula="of:=([.$F$2]+[.$F$3]*[.B131])/(1+[.$F$4]*[.B131]+[.$F$5]*[.B131]*[.B131])" office:value-type="float" office:value="0.379912815093374">
            <text:p>0.3799128151</text:p>
          </table:table-cell>
          <table:table-cell table:formula="of:=([.C131]-[.E131])^2" office:value-type="float" office:value="0.559634436221521">
            <text:p>0.5596344362</text:p>
          </table:table-cell>
          <table:table-cell/>
          <table:table-cell table:formula="of:=[.$H$2]+[.$H$3]*[.B131]+[.$H$4]*[.B131]^2+[.$H$5]*[.B131]^3+[.$H$6]*[.B131]^4+[.$I$2]*[.B131]^5+[.$I$3]*[.B131]^6+[.$I$4]*[.B131]^7+[.$I$5]*[.B131]^8+[.$I$6]*[.B131]^9" office:value-type="float" office:value="1.36951338993094">
            <text:p>1.3695133899</text:p>
          </table:table-cell>
          <table:table-cell table:formula="of:=([.C131]-[.H131])^2" office:value-type="float" office:value="0.0583287175159361">
            <text:p>5.83E-002</text:p>
          </table:table-cell>
          <table:table-cell/>
        </table:table-row>
        <table:table-row table:style-name="ro2">
          <table:table-cell table:formula="of:=[.A131]+1" office:value-type="float" office:value="84">
            <text:p>84</text:p>
          </table:table-cell>
          <table:table-cell table:style-name="ce2" table:formula="of:=9*[.A132]/5+32" office:value-type="float" office:value="183.2">
            <text:p>183.2</text:p>
          </table:table-cell>
          <table:table-cell office:value-type="float" office:value="1.093">
            <text:p>1.093</text:p>
          </table:table-cell>
          <table:table-cell/>
          <table:table-cell table:formula="of:=([.$F$2]+[.$F$3]*[.B132])/(1+[.$F$4]*[.B132]+[.$F$5]*[.B132]*[.B132])" office:value-type="float" office:value="0.320021500367708">
            <text:p>0.3200215004</text:p>
          </table:table-cell>
          <table:table-cell table:formula="of:=([.C132]-[.E132])^2" office:value-type="float" office:value="0.597495760893789">
            <text:p>0.5974957609</text:p>
          </table:table-cell>
          <table:table-cell/>
          <table:table-cell table:formula="of:=[.$H$2]+[.$H$3]*[.B132]+[.$H$4]*[.B132]^2+[.$H$5]*[.B132]^3+[.$H$6]*[.B132]^4+[.$I$2]*[.B132]^5+[.$I$3]*[.B132]^6+[.$I$4]*[.B132]^7+[.$I$5]*[.B132]^8+[.$I$6]*[.B132]^9" office:value-type="float" office:value="1.33911095483563">
            <text:p>1.3391109548</text:p>
          </table:table-cell>
          <table:table-cell table:formula="of:=([.C132]-[.H132])^2" office:value-type="float" office:value="0.0605706020901068">
            <text:p>6.06E-002</text:p>
          </table:table-cell>
          <table:table-cell/>
        </table:table-row>
        <table:table-row table:style-name="ro2">
          <table:table-cell table:formula="of:=[.A132]+1" office:value-type="float" office:value="85">
            <text:p>85</text:p>
          </table:table-cell>
          <table:table-cell table:style-name="ce2" table:formula="of:=9*[.A133]/5+32" office:value-type="float" office:value="185">
            <text:p>185</text:p>
          </table:table-cell>
          <table:table-cell office:value-type="float" office:value="1.059">
            <text:p>1.059</text:p>
          </table:table-cell>
          <table:table-cell/>
          <table:table-cell table:formula="of:=([.$F$2]+[.$F$3]*[.B133])/(1+[.$F$4]*[.B133]+[.$F$5]*[.B133]*[.B133])" office:value-type="float" office:value="0.261828136651636">
            <text:p>0.2618281367</text:p>
          </table:table-cell>
          <table:table-cell table:formula="of:=([.C133]-[.E133])^2" office:value-type="float" office:value="0.635482979714303">
            <text:p>0.6354829797</text:p>
          </table:table-cell>
          <table:table-cell/>
          <table:table-cell table:formula="of:=[.$H$2]+[.$H$3]*[.B133]+[.$H$4]*[.B133]^2+[.$H$5]*[.B133]^3+[.$H$6]*[.B133]^4+[.$I$2]*[.B133]^5+[.$I$3]*[.B133]^6+[.$I$4]*[.B133]^7+[.$I$5]*[.B133]^8+[.$I$6]*[.B133]^9" office:value-type="float" office:value="1.29825175032602">
            <text:p>1.2982517503</text:p>
          </table:table-cell>
          <table:table-cell table:formula="of:=([.C133]-[.H133])^2" office:value-type="float" office:value="0.0572414000340628">
            <text:p>5.72E-002</text:p>
          </table:table-cell>
          <table:table-cell/>
        </table:table-row>
        <table:table-row table:style-name="ro2">
          <table:table-cell table:formula="of:=[.A133]+1" office:value-type="float" office:value="86">
            <text:p>86</text:p>
          </table:table-cell>
          <table:table-cell table:style-name="ce2" table:formula="of:=9*[.A134]/5+32" office:value-type="float" office:value="186.8">
            <text:p>186.8</text:p>
          </table:table-cell>
          <table:table-cell table:style-name="ce3" office:value-type="float" office:value="1.027">
            <text:p>1.027</text:p>
          </table:table-cell>
          <table:table-cell table:style-name="ce3"/>
          <table:table-cell table:formula="of:=([.$F$2]+[.$F$3]*[.B134])/(1+[.$F$4]*[.B134]+[.$F$5]*[.B134]*[.B134])" office:value-type="float" office:value="0.20527848167577">
            <text:p>0.2052784817</text:p>
          </table:table-cell>
          <table:table-cell table:formula="of:=([.C134]-[.E134])^2" office:value-type="float" office:value="0.675226253677078">
            <text:p>0.6752262537</text:p>
          </table:table-cell>
          <table:table-cell/>
          <table:table-cell table:formula="of:=[.$H$2]+[.$H$3]*[.B134]+[.$H$4]*[.B134]^2+[.$H$5]*[.B134]^3+[.$H$6]*[.B134]^4+[.$I$2]*[.B134]^5+[.$I$3]*[.B134]^6+[.$I$4]*[.B134]^7+[.$I$5]*[.B134]^8+[.$I$6]*[.B134]^9" office:value-type="float" office:value="1.24597265219563">
            <text:p>1.2459726522</text:p>
          </table:table-cell>
          <table:table-cell table:formula="of:=([.C134]-[.H134])^2" office:value-type="float" office:value="0.0479490224095896">
            <text:p>4.79E-002</text:p>
          </table:table-cell>
          <table:table-cell/>
        </table:table-row>
        <table:table-row table:style-name="ro2">
          <table:table-cell table:formula="of:=[.A134]+1" office:value-type="float" office:value="87">
            <text:p>87</text:p>
          </table:table-cell>
          <table:table-cell table:style-name="ce2" table:formula="of:=9*[.A135]/5+32" office:value-type="float" office:value="188.6">
            <text:p>188.6</text:p>
          </table:table-cell>
          <table:table-cell office:value-type="float" office:value="0.9955">
            <text:p>0.9955</text:p>
          </table:table-cell>
          <table:table-cell/>
          <table:table-cell table:formula="of:=([.$F$2]+[.$F$3]*[.B135])/(1+[.$F$4]*[.B135]+[.$F$5]*[.B135]*[.B135])" office:value-type="float" office:value="0.150320326470529">
            <text:p>0.1503203265</text:p>
          </table:table-cell>
          <table:table-cell table:formula="of:=([.C135]-[.E135])^2" office:value-type="float" office:value="0.714328680547384">
            <text:p>0.7143286805</text:p>
          </table:table-cell>
          <table:table-cell/>
          <table:table-cell table:formula="of:=[.$H$2]+[.$H$3]*[.B135]+[.$H$4]*[.B135]^2+[.$H$5]*[.B135]^3+[.$H$6]*[.B135]^4+[.$I$2]*[.B135]^5+[.$I$3]*[.B135]^6+[.$I$4]*[.B135]^7+[.$I$5]*[.B135]^8+[.$I$6]*[.B135]^9" office:value-type="float" office:value="1.18181282159912">
            <text:p>1.1818128216</text:p>
          </table:table-cell>
          <table:table-cell table:formula="of:=([.C135]-[.H135])^2" office:value-type="float" office:value="0.0347124674922269">
            <text:p>3.47E-002</text:p>
          </table:table-cell>
          <table:table-cell/>
        </table:table-row>
        <table:table-row table:style-name="ro2">
          <table:table-cell table:formula="of:=[.A135]+1" office:value-type="float" office:value="88">
            <text:p>88</text:p>
          </table:table-cell>
          <table:table-cell table:style-name="ce2" table:formula="of:=9*[.A136]/5+32" office:value-type="float" office:value="190.4">
            <text:p>190.4</text:p>
          </table:table-cell>
          <table:table-cell office:value-type="float" office:value="0.9654">
            <text:p>0.9654</text:p>
          </table:table-cell>
          <table:table-cell/>
          <table:table-cell table:formula="of:=([.$F$2]+[.$F$3]*[.B136])/(1+[.$F$4]*[.B136]+[.$F$5]*[.B136]*[.B136])" office:value-type="float" office:value="0.0969034071440639">
            <text:p>0.0969034071</text:p>
          </table:table-cell>
          <table:table-cell table:formula="of:=([.C136]-[.E136])^2" office:value-type="float" office:value="0.75428633180237">
            <text:p>0.7542863318</text:p>
          </table:table-cell>
          <table:table-cell/>
          <table:table-cell table:formula="of:=[.$H$2]+[.$H$3]*[.B136]+[.$H$4]*[.B136]^2+[.$H$5]*[.B136]^3+[.$H$6]*[.B136]^4+[.$I$2]*[.B136]^5+[.$I$3]*[.B136]^6+[.$I$4]*[.B136]^7+[.$I$5]*[.B136]^8+[.$I$6]*[.B136]^9" office:value-type="float" office:value="1.10596205100319">
            <text:p>1.105962051</text:p>
          </table:table-cell>
          <table:table-cell table:formula="of:=([.C136]-[.H136])^2" office:value-type="float" office:value="0.0197576901822231">
            <text:p>1.98E-002</text:p>
          </table:table-cell>
          <table:table-cell/>
        </table:table-row>
        <table:table-row table:style-name="ro2">
          <table:table-cell table:formula="of:=[.A136]+1" office:value-type="float" office:value="89">
            <text:p>89</text:p>
          </table:table-cell>
          <table:table-cell table:style-name="ce2" table:formula="of:=9*[.A137]/5+32" office:value-type="float" office:value="192.2">
            <text:p>192.2</text:p>
          </table:table-cell>
          <table:table-cell office:value-type="float" office:value="0.9363">
            <text:p>0.9363</text:p>
          </table:table-cell>
          <table:table-cell/>
          <table:table-cell table:formula="of:=([.$F$2]+[.$F$3]*[.B137])/(1+[.$F$4]*[.B137]+[.$F$5]*[.B137]*[.B137])" office:value-type="float" office:value="0.0449793210118959">
            <text:p>0.044979321</text:p>
          </table:table-cell>
          <table:table-cell table:formula="of:=([.C137]-[.E137])^2" office:value-type="float" office:value="0.794452552791815">
            <text:p>0.7944525528</text:p>
          </table:table-cell>
          <table:table-cell/>
          <table:table-cell table:formula="of:=[.$H$2]+[.$H$3]*[.B137]+[.$H$4]*[.B137]^2+[.$H$5]*[.B137]^3+[.$H$6]*[.B137]^4+[.$I$2]*[.B137]^5+[.$I$3]*[.B137]^6+[.$I$4]*[.B137]^7+[.$I$5]*[.B137]^8+[.$I$6]*[.B137]^9" office:value-type="float" office:value="1.01942899367714">
            <text:p>1.0194289937</text:p>
          </table:table-cell>
          <table:table-cell table:formula="of:=([.C137]-[.H137])^2" office:value-type="float" office:value="0.0069104295897737">
            <text:p>6.91E-003</text:p>
          </table:table-cell>
          <table:table-cell/>
        </table:table-row>
        <table:table-row table:style-name="ro2">
          <table:table-cell table:formula="of:=[.A137]+1" office:value-type="float" office:value="90">
            <text:p>90</text:p>
          </table:table-cell>
          <table:table-cell table:style-name="ce2" table:formula="of:=9*[.A138]/5+32" office:value-type="float" office:value="194">
            <text:p>194</text:p>
          </table:table-cell>
          <table:table-cell office:value-type="float" office:value="0.9083">
            <text:p>0.9083</text:p>
          </table:table-cell>
          <table:table-cell/>
          <table:table-cell table:formula="of:=([.$F$2]+[.$F$3]*[.B138])/(1+[.$F$4]*[.B138]+[.$F$5]*[.B138]*[.B138])" office:value-type="float" office:value="-0.00549855316192711">
            <text:p>-0.0054985532</text:p>
          </table:table-cell>
          <table:table-cell table:formula="of:=([.C138]-[.E138])^2" office:value-type="float" office:value="0.835027795760831">
            <text:p>0.8350277958</text:p>
          </table:table-cell>
          <table:table-cell/>
          <table:table-cell table:formula="of:=[.$H$2]+[.$H$3]*[.B138]+[.$H$4]*[.B138]^2+[.$H$5]*[.B138]^3+[.$H$6]*[.B138]^4+[.$I$2]*[.B138]^5+[.$I$3]*[.B138]^6+[.$I$4]*[.B138]^7+[.$I$5]*[.B138]^8+[.$I$6]*[.B138]^9" office:value-type="float" office:value="0.924230797681048">
            <text:p>0.9242307977</text:p>
          </table:table-cell>
          <table:table-cell table:formula="of:=([.C138]-[.H138])^2" office:value-type="float" office:value="0.000253790314754484">
            <text:p>2.54E-004</text:p>
          </table:table-cell>
          <table:table-cell/>
        </table:table-row>
        <table:table-row table:style-name="ro2">
          <table:table-cell table:formula="of:=[.A138]+1" office:value-type="float" office:value="91">
            <text:p>91</text:p>
          </table:table-cell>
          <table:table-cell table:style-name="ce2" table:formula="of:=9*[.A139]/5+32" office:value-type="float" office:value="195.8">
            <text:p>195.8</text:p>
          </table:table-cell>
          <table:table-cell office:value-type="float" office:value="0.8812">
            <text:p>0.8812</text:p>
          </table:table-cell>
          <table:table-cell/>
          <table:table-cell table:formula="of:=([.$F$2]+[.$F$3]*[.B139])/(1+[.$F$4]*[.B139]+[.$F$5]*[.B139]*[.B139])" office:value-type="float" office:value="-0.0545751310376228">
            <text:p>-0.054575131</text:p>
          </table:table-cell>
          <table:table-cell table:formula="of:=([.C139]-[.E139])^2" office:value-type="float" office:value="0.87567509586848">
            <text:p>0.8756750959</text:p>
          </table:table-cell>
          <table:table-cell/>
          <table:table-cell table:formula="of:=[.$H$2]+[.$H$3]*[.B139]+[.$H$4]*[.B139]^2+[.$H$5]*[.B139]^3+[.$H$6]*[.B139]^4+[.$I$2]*[.B139]^5+[.$I$3]*[.B139]^6+[.$I$4]*[.B139]^7+[.$I$5]*[.B139]^8+[.$I$6]*[.B139]^9" office:value-type="float" office:value="0.823605730515737">
            <text:p>0.8236057305</text:p>
          </table:table-cell>
          <table:table-cell table:formula="of:=([.C139]-[.H139])^2" office:value-type="float" office:value="0.00331709987742588">
            <text:p>3.32E-003</text:p>
          </table:table-cell>
          <table:table-cell/>
        </table:table-row>
        <table:table-row table:style-name="ro2">
          <table:table-cell table:formula="of:=[.A139]+1" office:value-type="float" office:value="92">
            <text:p>92</text:p>
          </table:table-cell>
          <table:table-cell table:style-name="ce2" table:formula="of:=9*[.A140]/5+32" office:value-type="float" office:value="197.6">
            <text:p>197.6</text:p>
          </table:table-cell>
          <table:table-cell office:value-type="float" office:value="0.855">
            <text:p>0.855</text:p>
          </table:table-cell>
          <table:table-cell/>
          <table:table-cell table:formula="of:=([.$F$2]+[.$F$3]*[.B140])/(1+[.$F$4]*[.B140]+[.$F$5]*[.B140]*[.B140])" office:value-type="float" office:value="-0.102293694898346">
            <text:p>-0.1022936949</text:p>
          </table:table-cell>
          <table:table-cell table:formula="of:=([.C140]-[.E140])^2" office:value-type="float" office:value="0.916411218292127">
            <text:p>0.9164112183</text:p>
          </table:table-cell>
          <table:table-cell/>
          <table:table-cell table:formula="of:=[.$H$2]+[.$H$3]*[.B140]+[.$H$4]*[.B140]^2+[.$H$5]*[.B140]^3+[.$H$6]*[.B140]^4+[.$I$2]*[.B140]^5+[.$I$3]*[.B140]^6+[.$I$4]*[.B140]^7+[.$I$5]*[.B140]^8+[.$I$6]*[.B140]^9" office:value-type="float" office:value="0.722250446629914">
            <text:p>0.7222504466</text:p>
          </table:table-cell>
          <table:table-cell table:formula="of:=([.C140]-[.H140])^2" office:value-type="float" office:value="0.0176224439199572">
            <text:p>1.76E-002</text:p>
          </table:table-cell>
          <table:table-cell/>
        </table:table-row>
        <table:table-row table:style-name="ro2">
          <table:table-cell table:formula="of:=[.A140]+1" office:value-type="float" office:value="93">
            <text:p>93</text:p>
          </table:table-cell>
          <table:table-cell table:style-name="ce2" table:formula="of:=9*[.A141]/5+32" office:value-type="float" office:value="199.4">
            <text:p>199.4</text:p>
          </table:table-cell>
          <table:table-cell office:value-type="float" office:value="0.8297">
            <text:p>0.8297</text:p>
          </table:table-cell>
          <table:table-cell/>
          <table:table-cell table:formula="of:=([.$F$2]+[.$F$3]*[.B141])/(1+[.$F$4]*[.B141]+[.$F$5]*[.B141]*[.B141])" office:value-type="float" office:value="-0.148695962373815">
            <text:p>-0.1486959624</text:p>
          </table:table-cell>
          <table:table-cell table:formula="of:=([.C141]-[.E141])^2" office:value-type="float" office:value="0.957258659189384">
            <text:p>0.9572586592</text:p>
          </table:table-cell>
          <table:table-cell/>
          <table:table-cell table:formula="of:=[.$H$2]+[.$H$3]*[.B141]+[.$H$4]*[.B141]^2+[.$H$5]*[.B141]^3+[.$H$6]*[.B141]^4+[.$I$2]*[.B141]^5+[.$I$3]*[.B141]^6+[.$I$4]*[.B141]^7+[.$I$5]*[.B141]^8+[.$I$6]*[.B141]^9" office:value-type="float" office:value="0.626583617484357">
            <text:p>0.6265836175</text:p>
          </table:table-cell>
          <table:table-cell table:formula="of:=([.C141]-[.H141])^2" office:value-type="float" office:value="0.041256264846241">
            <text:p>4.13E-002</text:p>
          </table:table-cell>
          <table:table-cell/>
        </table:table-row>
        <table:table-row table:style-name="ro2">
          <table:table-cell table:formula="of:=[.A141]+1" office:value-type="float" office:value="94">
            <text:p>94</text:p>
          </table:table-cell>
          <table:table-cell table:style-name="ce2" table:formula="of:=9*[.A142]/5+32" office:value-type="float" office:value="201.2">
            <text:p>201.2</text:p>
          </table:table-cell>
          <table:table-cell office:value-type="float" office:value="0.8052">
            <text:p>0.8052</text:p>
          </table:table-cell>
          <table:table-cell/>
          <table:table-cell table:formula="of:=([.$F$2]+[.$F$3]*[.B142])/(1+[.$F$4]*[.B142]+[.$F$5]*[.B142]*[.B142])" office:value-type="float" office:value="-0.193822151876105">
            <text:p>-0.1938221519</text:p>
          </table:table-cell>
          <table:table-cell table:formula="of:=([.C142]-[.E142])^2" office:value-type="float" office:value="0.998045259939164">
            <text:p>0.9980452599</text:p>
          </table:table-cell>
          <table:table-cell/>
          <table:table-cell table:formula="of:=[.$H$2]+[.$H$3]*[.B142]+[.$H$4]*[.B142]^2+[.$H$5]*[.B142]^3+[.$H$6]*[.B142]^4+[.$I$2]*[.B142]^5+[.$I$3]*[.B142]^6+[.$I$4]*[.B142]^7+[.$I$5]*[.B142]^8+[.$I$6]*[.B142]^9" office:value-type="float" office:value="0.545037712574413">
            <text:p>0.5450377126</text:p>
          </table:table-cell>
          <table:table-cell table:formula="of:=([.C142]-[.H142])^2" office:value-type="float" office:value="0.067684415798514">
            <text:p>6.77E-002</text:p>
          </table:table-cell>
          <table:table-cell/>
        </table:table-row>
        <table:table-row table:style-name="ro2">
          <table:table-cell table:formula="of:=[.A142]+1" office:value-type="float" office:value="95">
            <text:p>95</text:p>
          </table:table-cell>
          <table:table-cell table:style-name="ce2" table:formula="of:=9*[.A143]/5+32" office:value-type="float" office:value="203">
            <text:p>203</text:p>
          </table:table-cell>
          <table:table-cell office:value-type="float" office:value="0.7816">
            <text:p>0.7816</text:p>
          </table:table-cell>
          <table:table-cell/>
          <table:table-cell table:formula="of:=([.$F$2]+[.$F$3]*[.B143])/(1+[.$F$4]*[.B143]+[.$F$5]*[.B143]*[.B143])" office:value-type="float" office:value="-0.237711044923685">
            <text:p>-0.2377110449</text:p>
          </table:table-cell>
          <table:table-cell table:formula="of:=([.C143]-[.E143])^2" office:value-type="float" office:value="1.03899500630341">
            <text:p>1.0389950063</text:p>
          </table:table-cell>
          <table:table-cell/>
          <table:table-cell table:formula="of:=[.$H$2]+[.$H$3]*[.B143]+[.$H$4]*[.B143]^2+[.$H$5]*[.B143]^3+[.$H$6]*[.B143]^4+[.$I$2]*[.B143]^5+[.$I$3]*[.B143]^6+[.$I$4]*[.B143]^7+[.$I$5]*[.B143]^8+[.$I$6]*[.B143]^9" office:value-type="float" office:value="0.488380789662187">
            <text:p>0.4883807897</text:p>
          </table:table-cell>
          <table:table-cell table:formula="of:=([.C143]-[.H143])^2" office:value-type="float" office:value="0.0859775053111304">
            <text:p>8.60E-002</text:p>
          </table:table-cell>
          <table:table-cell/>
        </table:table-row>
        <table:table-row table:style-name="ro2">
          <table:table-cell table:formula="of:=[.A143]+1" office:value-type="float" office:value="96">
            <text:p>96</text:p>
          </table:table-cell>
          <table:table-cell table:style-name="ce2" table:formula="of:=9*[.A144]/5+32" office:value-type="float" office:value="204.8">
            <text:p>204.8</text:p>
          </table:table-cell>
          <table:table-cell office:value-type="float" office:value="0.7587">
            <text:p>0.7587</text:p>
          </table:table-cell>
          <table:table-cell/>
          <table:table-cell table:formula="of:=([.$F$2]+[.$F$3]*[.B144])/(1+[.$F$4]*[.B144]+[.$F$5]*[.B144]*[.B144])" office:value-type="float" office:value="-0.280400045519315">
            <text:p>-0.2804000455</text:p>
          </table:table-cell>
          <table:table-cell table:formula="of:=([.C144]-[.E144])^2" office:value-type="float" office:value="1.07972890459824">
            <text:p>1.0797289046</text:p>
          </table:table-cell>
          <table:table-cell/>
          <table:table-cell table:formula="of:=[.$H$2]+[.$H$3]*[.B144]+[.$H$4]*[.B144]^2+[.$H$5]*[.B144]^3+[.$H$6]*[.B144]^4+[.$I$2]*[.B144]^5+[.$I$3]*[.B144]^6+[.$I$4]*[.B144]^7+[.$I$5]*[.B144]^8+[.$I$6]*[.B144]^9" office:value-type="float" office:value="0.470070223427683">
            <text:p>0.4700702234</text:p>
          </table:table-cell>
          <table:table-cell table:formula="of:=([.C144]-[.H144])^2" office:value-type="float" office:value="0.0833071479241855">
            <text:p>8.33E-002</text:p>
          </table:table-cell>
          <table:table-cell/>
        </table:table-row>
        <table:table-row table:style-name="ro2">
          <table:table-cell table:formula="of:=[.A144]+1" office:value-type="float" office:value="97">
            <text:p>97</text:p>
          </table:table-cell>
          <table:table-cell table:style-name="ce2" table:formula="of:=9*[.A145]/5+32" office:value-type="float" office:value="206.6">
            <text:p>206.6</text:p>
          </table:table-cell>
          <table:table-cell office:value-type="float" office:value="0.7366">
            <text:p>0.7366</text:p>
          </table:table-cell>
          <table:table-cell/>
          <table:table-cell table:formula="of:=([.$F$2]+[.$F$3]*[.B145])/(1+[.$F$4]*[.B145]+[.$F$5]*[.B145]*[.B145])" office:value-type="float" office:value="-0.321925236737752">
            <text:p>-0.3219252367</text:p>
          </table:table-cell>
          <table:table-cell table:formula="of:=([.C145]-[.E145])^2" office:value-type="float" office:value="1.12047567681071">
            <text:p>1.1204756768</text:p>
          </table:table-cell>
          <table:table-cell/>
          <table:table-cell table:formula="of:=[.$H$2]+[.$H$3]*[.B145]+[.$H$4]*[.B145]^2+[.$H$5]*[.B145]^3+[.$H$6]*[.B145]^4+[.$I$2]*[.B145]^5+[.$I$3]*[.B145]^6+[.$I$4]*[.B145]^7+[.$I$5]*[.B145]^8+[.$I$6]*[.B145]^9" office:value-type="float" office:value="0.506640374233029">
            <text:p>0.5066403742</text:p>
          </table:table-cell>
          <table:table-cell table:formula="of:=([.C145]-[.H145])^2" office:value-type="float" office:value="0.0528814294828852">
            <text:p>5.29E-002</text:p>
          </table:table-cell>
          <table:table-cell/>
        </table:table-row>
        <table:table-row table:style-name="ro2">
          <table:table-cell table:formula="of:=[.A145]+1" office:value-type="float" office:value="98">
            <text:p>98</text:p>
          </table:table-cell>
          <table:table-cell table:style-name="ce2" table:formula="of:=9*[.A146]/5+32" office:value-type="float" office:value="208.4">
            <text:p>208.4</text:p>
          </table:table-cell>
          <table:table-cell office:value-type="float" office:value="0.7152">
            <text:p>0.7152</text:p>
          </table:table-cell>
          <table:table-cell/>
          <table:table-cell table:formula="of:=([.$F$2]+[.$F$3]*[.B146])/(1+[.$F$4]*[.B146]+[.$F$5]*[.B146]*[.B146])" office:value-type="float" office:value="-0.362321434670028">
            <text:p>-0.3623214347</text:p>
          </table:table-cell>
          <table:table-cell table:formula="of:=([.C146]-[.E146])^2" office:value-type="float" office:value="1.16105244217336">
            <text:p>1.1610524422</text:p>
          </table:table-cell>
          <table:table-cell/>
          <table:table-cell table:formula="of:=[.$H$2]+[.$H$3]*[.B146]+[.$H$4]*[.B146]^2+[.$H$5]*[.B146]^3+[.$H$6]*[.B146]^4+[.$I$2]*[.B146]^5+[.$I$3]*[.B146]^6+[.$I$4]*[.B146]^7+[.$I$5]*[.B146]^8+[.$I$6]*[.B146]^9" office:value-type="float" office:value="0.618126271912843">
            <text:p>0.6181262719</text:p>
          </table:table-cell>
          <table:table-cell table:formula="of:=([.C146]-[.H146])^2" office:value-type="float" office:value="0.00942330868473938">
            <text:p>9.42E-003</text:p>
          </table:table-cell>
          <table:table-cell/>
        </table:table-row>
        <table:table-row table:style-name="ro2">
          <table:table-cell table:formula="of:=[.A146]+1" office:value-type="float" office:value="99">
            <text:p>99</text:p>
          </table:table-cell>
          <table:table-cell table:style-name="ce2" table:formula="of:=9*[.A147]/5+32" office:value-type="float" office:value="210.2">
            <text:p>210.2</text:p>
          </table:table-cell>
          <table:table-cell office:value-type="float" office:value="0.6945">
            <text:p>0.6945</text:p>
          </table:table-cell>
          <table:table-cell/>
          <table:table-cell table:formula="of:=([.$F$2]+[.$F$3]*[.B147])/(1+[.$F$4]*[.B147]+[.$F$5]*[.B147]*[.B147])" office:value-type="float" office:value="-0.401622239862559">
            <text:p>-0.4016222399</text:p>
          </table:table-cell>
          <table:table-cell table:formula="of:=([.C147]-[.E147])^2" office:value-type="float" office:value="1.20148396472131">
            <text:p>1.2014839647</text:p>
          </table:table-cell>
          <table:table-cell/>
          <table:table-cell table:formula="of:=[.$H$2]+[.$H$3]*[.B147]+[.$H$4]*[.B147]^2+[.$H$5]*[.B147]^3+[.$H$6]*[.B147]^4+[.$I$2]*[.B147]^5+[.$I$3]*[.B147]^6+[.$I$4]*[.B147]^7+[.$I$5]*[.B147]^8+[.$I$6]*[.B147]^9" office:value-type="float" office:value="0.828525464828999">
            <text:p>0.8285254648</text:p>
          </table:table-cell>
          <table:table-cell table:formula="of:=([.C147]-[.H147])^2" office:value-type="float" office:value="0.0179628252226293">
            <text:p>1.80E-002</text:p>
          </table:table-cell>
          <table:table-cell/>
        </table:table-row>
        <table:table-row table:style-name="ro2">
          <table:table-cell table:formula="of:=[.A147]+1" office:value-type="float" office:value="100">
            <text:p>100</text:p>
          </table:table-cell>
          <table:table-cell table:style-name="ce2" table:formula="of:=9*[.A148]/5+32" office:value-type="float" office:value="212">
            <text:p>212</text:p>
          </table:table-cell>
          <table:table-cell office:value-type="float" office:value="0.6744">
            <text:p>0.6744</text:p>
          </table:table-cell>
          <table:table-cell/>
          <table:table-cell table:formula="of:=([.$F$2]+[.$F$3]*[.B148])/(1+[.$F$4]*[.B148]+[.$F$5]*[.B148]*[.B148])" office:value-type="float" office:value="-0.439860086381385">
            <text:p>-0.4398600864</text:p>
          </table:table-cell>
          <table:table-cell table:formula="of:=([.C148]-[.E148])^2" office:value-type="float" office:value="1.24157554010265">
            <text:p>1.2415755401</text:p>
          </table:table-cell>
          <table:table-cell/>
          <table:table-cell table:formula="of:=[.$H$2]+[.$H$3]*[.B148]+[.$H$4]*[.B148]^2+[.$H$5]*[.B148]^3+[.$H$6]*[.B148]^4+[.$I$2]*[.B148]^5+[.$I$3]*[.B148]^6+[.$I$4]*[.B148]^7+[.$I$5]*[.B148]^8+[.$I$6]*[.B148]^9" office:value-type="float" office:value="1.16630025931954">
            <text:p>1.1663002593</text:p>
          </table:table-cell>
          <table:table-cell table:formula="of:=([.C148]-[.H148])^2" office:value-type="float" office:value="0.241965865118632">
            <text:p>2.42E-001</text:p>
          </table:table-cell>
          <table:table-cell/>
        </table:table-row>
        <table:table-row table:style-name="ro2" table:number-rows-repeated="278">
          <table:table-cell table:number-columns-repeated="10"/>
        </table:table-row>
        <table:table-row table:style-name="ro2">
          <table:table-cell office:value-type="string">
            <text:p>.</text:p>
          </table:table-cell>
          <table:table-cell table:number-columns-repeated="9"/>
        </table:table-row>
        <table:table-row table:style-name="ro2" table:number-rows-repeated="104814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01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09T15:59:28.37</meta:creation-date>
    <dc:date>2018-11-10T01:26:52.73</dc:date>
    <meta:editing-duration>PT2H44M14S</meta:editing-duration>
    <meta:editing-cycles>4</meta:editing-cycles>
    <meta:generator>OpenOffice.org/3.3$Win32 OpenOffice.org_project/330m20$Build-9567</meta:generator>
    <meta:print-date>2018-11-10T01:00:17.73</meta:print-date>
    <meta:document-statistic meta:table-count="3" meta:cell-count="93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93cm" svg:height="11.318cm" xlink:href=".." xlink:type="simple" chart:class="chart:scatter" chart:style-name="ch1">
        <chart:legend chart:legend-position="end" svg:x="29.14cm" svg:y="5.351cm" chart:style-name="ch2"/>
        <chart:plot-area chart:style-name="ch3" table:cell-range-address="'Therm Data'.A7:'Therm Data'.A148 'Therm Data'.C7:'Therm Data'.C148" chart:data-source-has-labels="row" svg:x="1.643cm" svg:y="1.039cm" svg:width="26.287cm" svg:height="9.045cm">
          <chartooo:coordinate-region svg:x="1.881cm" svg:y="1.251cm" svg:width="25.769cm" svg:height="8.16cm"/>
          <chart:axis chart:dimension="x" chart:name="primary-x" chart:style-name="ch4">
            <chart:title svg:x="14.61cm" svg:y="10.311cm" chart:style-name="ch5">
              <text:p>C</text:p>
            </chart:title>
          </chart:axis>
          <chart:axis chart:dimension="y" chart:name="primary-y" chart:style-name="ch4">
            <chart:title svg:x="0.451cm" svg:y="5.777cm" chart:style-name="ch6">
              <text:p>Rt</text:p>
            </chart:title>
            <chart:grid chart:style-name="ch7" chart:class="major"/>
          </chart:axis>
          <chart:series chart:style-name="ch8" chart:values-cell-range-address="'Therm Data'.C8:'Therm Data'.C148" chart:label-cell-address="'Therm Data'.C7:'Therm Data'.C7" chart:class="chart:scatter">
            <chart:domain table:cell-range-address="'Therm Data'.A8:'Therm Data'.A148"/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t</text:p>
                <draw:g>
                  <svg:desc>'Therm Data'.C7:'Therm Data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Therm Data'.A8:'Therm Data'.A148</svg:desc>
                </draw:g>
              </table:table-cell>
              <table:table-cell office:value-type="float" office:value="277.2">
                <text:p>277.2</text:p>
                <draw:g>
                  <svg:desc>'Therm Data'.C8:'Therm Data'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">
                <text:p>-39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">
                <text:p>-38</text:p>
              </table:table-cell>
              <table:table-cell office:value-type="float" office:value="250.1">
                <text:p>25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7">
                <text:p>-37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">
                <text:p>-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">
                <text:p>-35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">
                <text:p>-33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">
                <text:p>-30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">
                <text:p>-29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">
                <text:p>-27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">
                <text:p>-26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">
                <text:p>-25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">
                <text:p>-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">
                <text:p>-23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">
                <text:p>-22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">
                <text:p>-21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">
                <text:p>-20</text:p>
              </table:table-cell>
              <table:table-cell office:value-type="float" office:value="87.43">
                <text:p>87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">
                <text:p>-19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">
                <text:p>-17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">
                <text:p>-16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">
                <text:p>-15</text:p>
              </table:table-cell>
              <table:table-cell office:value-type="float" office:value="66.92">
                <text:p>66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">
                <text:p>-14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">
                <text:p>-1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">
                <text:p>-1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">
                <text:p>-9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">
                <text:p>-8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">
                <text:p>-6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">
                <text:p>-5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">
                <text:p>-4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">
                <text:p>-3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8.064">
                <text:p>8.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7.016">
                <text:p>7.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6.815">
                <text:p>6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6.538">
                <text:p>6.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6.273">
                <text:p>6.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  <table:table-cell office:value-type="float" office:value="5.778">
                <text:p>5.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5.548">
                <text:p>5.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5.327">
                <text:p>5.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4.723">
                <text:p>4.7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">
                <text:p>44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4.363">
                <text:p>4.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">
                <text:p>46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">
                <text:p>51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2.972">
                <text:p>2.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">
                <text:p>57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.659">
                <text:p>2.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">
                <text:p>67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">
                <text:p>69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">
                <text:p>76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">
                <text:p>83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">
                <text:p>84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">
                <text:p>8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">
                <text:p>92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0.7816">
                <text:p>0.7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0.6945">
                <text:p>0.69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36cm" svg:height="9.007cm" xlink:href=".." xlink:type="simple" chart:class="chart:scatter" chart:style-name="ch1">
        <chart:legend chart:legend-position="end" svg:x="30.283cm" svg:y="4.195cm" chart:style-name="ch2"/>
        <chart:plot-area chart:style-name="ch3" table:cell-range-address="'Therm Data'.B7:'Therm Data'.C148" chart:data-source-has-labels="row" svg:x="1.078cm" svg:y="0.855cm" svg:width="27.949cm" svg:height="7.552cm">
          <chartooo:coordinate-region svg:x="1.41cm" svg:y="1.067cm" svg:width="27.337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erm Data'.C8:'Therm Data'.C148" chart:label-cell-address="'Therm Data'.C7:'Therm Data'.C7" chart:class="chart:scatter">
            <chart:domain table:cell-range-address="'Therm Data'.B8:'Therm Data'.B148"/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t</text:p>
                <draw:g>
                  <svg:desc>'Therm Data'.C7:'Therm Data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Therm Data'.B8:'Therm Data'.B148</svg:desc>
                </draw:g>
              </table:table-cell>
              <table:table-cell office:value-type="float" office:value="277.2">
                <text:p>277.2</text:p>
                <draw:g>
                  <svg:desc>'Therm Data'.C8:'Therm Data'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.2">
                <text:p>-38.2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">
                <text:p>-36.4</text:p>
              </table:table-cell>
              <table:table-cell office:value-type="float" office:value="250.1">
                <text:p>25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6">
                <text:p>-34.6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.8">
                <text:p>-32.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">
                <text:p>-31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.2">
                <text:p>-29.2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.4">
                <text:p>-27.4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.6">
                <text:p>-25.6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.8">
                <text:p>-23.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4">
                <text:p>-18.4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6">
                <text:p>-16.6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8">
                <text:p>-14.8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">
                <text:p>-1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2">
                <text:p>-11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4">
                <text:p>-9.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6">
                <text:p>-7.6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8">
                <text:p>-5.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87.43">
                <text:p>87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2">
                <text:p>-2.2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">
                <text:p>3.2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66.92">
                <text:p>66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">
                <text:p>6.8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">
                <text:p>8.6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">
                <text:p>10.4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">
                <text:p>12.2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">
                <text:p>17.6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4">
                <text:p>19.4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2">
                <text:p>21.2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">
                <text:p>24.8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6">
                <text:p>26.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4">
                <text:p>28.4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2">
                <text:p>30.2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8">
                <text:p>33.8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6">
                <text:p>35.6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4">
                <text:p>37.4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8">
                <text:p>42.8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6">
                <text:p>44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4">
                <text:p>46.4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8">
                <text:p>51.8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6">
                <text:p>53.6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4">
                <text:p>55.4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2">
                <text:p>57.2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8">
                <text:p>60.8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6">
                <text:p>62.6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4">
                <text:p>64.4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2">
                <text:p>66.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8">
                <text:p>69.8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.6">
                <text:p>71.6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.4">
                <text:p>73.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2">
                <text:p>75.2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8">
                <text:p>78.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.6">
                <text:p>80.6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4">
                <text:p>82.4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2">
                <text:p>84.2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8.064">
                <text:p>8.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.8">
                <text:p>87.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6">
                <text:p>89.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4">
                <text:p>91.4</text:p>
              </table:table-cell>
              <table:table-cell office:value-type="float" office:value="7.016">
                <text:p>7.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2">
                <text:p>93.2</text:p>
              </table:table-cell>
              <table:table-cell office:value-type="float" office:value="6.815">
                <text:p>6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6.538">
                <text:p>6.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8">
                <text:p>96.8</text:p>
              </table:table-cell>
              <table:table-cell office:value-type="float" office:value="6.273">
                <text:p>6.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6">
                <text:p>98.6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.4">
                <text:p>100.4</text:p>
              </table:table-cell>
              <table:table-cell office:value-type="float" office:value="5.778">
                <text:p>5.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.2">
                <text:p>102.2</text:p>
              </table:table-cell>
              <table:table-cell office:value-type="float" office:value="5.548">
                <text:p>5.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5.327">
                <text:p>5.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.8">
                <text:p>105.8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6">
                <text:p>107.6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.4">
                <text:p>109.4</text:p>
              </table:table-cell>
              <table:table-cell office:value-type="float" office:value="4.723">
                <text:p>4.7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.2">
                <text:p>111.2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">
                <text:p>113</text:p>
              </table:table-cell>
              <table:table-cell office:value-type="float" office:value="4.363">
                <text:p>4.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.8">
                <text:p>114.8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.6">
                <text:p>116.6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.4">
                <text:p>118.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.2">
                <text:p>120.2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8">
                <text:p>123.8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.6">
                <text:p>125.6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.4">
                <text:p>127.4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.2">
                <text:p>129.2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">
                <text:p>131</text:p>
              </table:table-cell>
              <table:table-cell office:value-type="float" office:value="2.972">
                <text:p>2.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.8">
                <text:p>132.8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.6">
                <text:p>134.6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.4">
                <text:p>136.4</text:p>
              </table:table-cell>
              <table:table-cell office:value-type="float" office:value="2.659">
                <text:p>2.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8.2">
                <text:p>138.2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.8">
                <text:p>141.8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6">
                <text:p>143.6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5.4">
                <text:p>145.4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.2">
                <text:p>147.2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.8">
                <text:p>150.8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2.6">
                <text:p>152.6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.4">
                <text:p>154.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2">
                <text:p>156.2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">
                <text:p>158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9.8">
                <text:p>159.8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.6">
                <text:p>161.6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.4">
                <text:p>163.4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.2">
                <text:p>165.2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8">
                <text:p>168.8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.6">
                <text:p>170.6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.4">
                <text:p>172.4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4.2">
                <text:p>174.2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6">
                <text:p>176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7.8">
                <text:p>177.8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.6">
                <text:p>179.6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1.4">
                <text:p>181.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.2">
                <text:p>183.2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5">
                <text:p>18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6.8">
                <text:p>186.8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.6">
                <text:p>188.6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.4">
                <text:p>190.4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2.2">
                <text:p>192.2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4">
                <text:p>194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.8">
                <text:p>195.8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.6">
                <text:p>197.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.4">
                <text:p>199.4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.2">
                <text:p>201.2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">
                <text:p>203</text:p>
              </table:table-cell>
              <table:table-cell office:value-type="float" office:value="0.7816">
                <text:p>0.7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.8">
                <text:p>204.8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.6">
                <text:p>206.6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.4">
                <text:p>208.4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.2">
                <text:p>210.2</text:p>
              </table:table-cell>
              <table:table-cell office:value-type="float" office:value="0.6945">
                <text:p>0.69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">
                <text:p>212</text:p>
              </table:table-cell>
              <table:table-cell office:value-type="float" office:value="0.6744">
                <text:p>0.6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